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2.295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5p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column table:style-name="co3" table:number-columns-repeated="5" table:default-cell-style-name="Default"/>
        <table:table-column table:style-name="co5" table:number-columns-repeated="4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column table:style-name="co3" table:default-cell-style-name="Default"/>
        <table:table-column table:style-name="co19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R_DI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3</text:p>
          </table:table-cell>
          <table:table-cell office:value-type="string" calcext:value-type="string">
            <text:p>PO4_4</text:p>
          </table:table-cell>
          <table:table-cell office:value-type="string" calcext:value-type="string">
            <text:p>PO4_5</text:p>
          </table:table-cell>
          <table:table-cell office:value-type="string" calcext:value-type="string">
            <text:p>PO4_6</text:p>
          </table:table-cell>
          <table:table-cell office:value-type="string" calcext:value-type="string">
            <text:p>PO4_7</text:p>
          </table:table-cell>
          <table:table-cell office:value-type="string" calcext:value-type="string">
            <text:p>PO4_8</text:p>
          </table:table-cell>
          <table:table-cell office:value-type="string" calcext:value-type="string">
            <text:p>PO4_9</text:p>
          </table:table-cell>
          <table:table-cell office:value-type="string" calcext:value-type="string">
            <text:p>PO4_10</text:p>
          </table:table-cell>
          <table:table-cell office:value-type="string" calcext:value-type="string">
            <text:p>PO4_11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  <table:table-cell office:value-type="string" calcext:value-type="string">
            <text:p>EXCH_P_3</text:p>
          </table:table-cell>
          <table:table-cell office:value-type="string" calcext:value-type="string">
            <text:p>EXCH_P_4</text:p>
          </table:table-cell>
          <table:table-cell office:value-type="string" calcext:value-type="string">
            <text:p>EXCH_P_5</text:p>
          </table:table-cell>
          <table:table-cell office:value-type="string" calcext:value-type="string">
            <text:p>EXCH_P_6</text:p>
          </table:table-cell>
          <table:table-cell office:value-type="string" calcext:value-type="string">
            <text:p>EXCH_P_7</text:p>
          </table:table-cell>
          <table:table-cell office:value-type="string" calcext:value-type="string">
            <text:p>EXCH_P_8</text:p>
          </table:table-cell>
          <table:table-cell office:value-type="string" calcext:value-type="string">
            <text:p>EXCH_P_9</text:p>
          </table:table-cell>
          <table:table-cell office:value-type="string" calcext:value-type="string">
            <text:p>EXCH_P_10</text:p>
          </table:table-cell>
          <table:table-cell office:value-type="string" calcext:value-type="string">
            <text:p>EXCH_P_11</text:p>
          </table:table-cell>
          <table:table-cell office:value-type="string" calcext:value-type="string">
            <text:p>EXCH_P_12</text:p>
          </table:table-cell>
          <table:table-cell office:value-type="string" calcext:value-type="string">
            <text:p>EXCH_P_13</text:p>
          </table:table-cell>
          <table:table-cell office:value-type="string" calcext:value-type="string">
            <text:p>EXCH_P_14</text:p>
          </table:table-cell>
          <table:table-cell office:value-type="string" calcext:value-type="string">
            <text:p>EXCH_P_15</text:p>
          </table:table-cell>
          <table:table-cell office:value-type="string" calcext:value-type="string">
            <text:p>PO4_RES</text:p>
          </table:table-cell>
          <table:table-cell office:value-type="string" calcext:value-type="string">
            <text:p>EXCH_P_RES</text:p>
          </table:table-cell>
          <table:table-cell office:value-type="string" calcext:value-type="string">
            <text:p>ECO_HVST_P</text:p>
          </table:table-cell>
          <table:table-cell office:value-type="string" calcext:value-type="string">
            <text:p>NET_P_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5" calcext:value-type="float">
            <text:p>1012005</text:p>
          </table:table-cell>
          <table:table-cell office:value-type="float" office:value="5.177827" calcext:value-type="float">
            <text:p>5.177827</text:p>
          </table:table-cell>
          <table:table-cell office:value-type="float" office:value="135.8483" calcext:value-type="float">
            <text:p>135.8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6147" calcext:value-type="float">
            <text:p>34.061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5.007" calcext:value-type="float">
            <text:p>1165.007</text:p>
          </table:table-cell>
          <table:table-cell office:value-type="float" office:value="1.909687" calcext:value-type="float">
            <text:p>1.909687</text:p>
          </table:table-cell>
          <table:table-cell office:value-type="float" office:value="0" calcext:value-type="float">
            <text:p>0</text:p>
          </table:table-cell>
          <table:table-cell office:value-type="float" office:value="0.5522928" calcext:value-type="float">
            <text:p>0.5522928</text:p>
          </table:table-cell>
          <table:table-cell office:value-type="float" office:value="0.2060869" calcext:value-type="float">
            <text:p>0.2060869</text:p>
          </table:table-cell>
          <table:table-cell office:value-type="float" office:value="0.1643064" calcext:value-type="float">
            <text:p>0.1643064</text:p>
          </table:table-cell>
          <table:table-cell office:value-type="float" office:value="0.04144185" calcext:value-type="float">
            <text:p>0.04144185</text:p>
          </table:table-cell>
          <table:table-cell office:value-type="float" office:value="0.03836851" calcext:value-type="float">
            <text:p>0.03836851</text:p>
          </table:table-cell>
          <table:table-cell office:value-type="float" office:value="0.0210478" calcext:value-type="float">
            <text:p>0.0210478</text:p>
          </table:table-cell>
          <table:table-cell office:value-type="float" office:value="0.02904532" calcext:value-type="float">
            <text:p>0.02904532</text:p>
          </table:table-cell>
          <table:table-cell office:value-type="float" office:value="0.07376438" calcext:value-type="float">
            <text:p>0.07376438</text:p>
          </table:table-cell>
          <table:table-cell office:value-type="float" office:value="0.1361703" calcext:value-type="float">
            <text:p>0.1361703</text:p>
          </table:table-cell>
          <table:table-cell office:value-type="float" office:value="0.1416839" calcext:value-type="float">
            <text:p>0.1416839</text:p>
          </table:table-cell>
          <table:table-cell office:value-type="float" office:value="0.1529319" calcext:value-type="float">
            <text:p>0.1529319</text:p>
          </table:table-cell>
          <table:table-cell office:value-type="float" office:value="0.1617264" calcext:value-type="float">
            <text:p>0.1617264</text:p>
          </table:table-cell>
          <table:table-cell office:value-type="float" office:value="0.1784431" calcext:value-type="float">
            <text:p>0.1784431</text:p>
          </table:table-cell>
          <table:table-cell office:value-type="float" office:value="0.1827275" calcext:value-type="float">
            <text:p>0.1827275</text:p>
          </table:table-cell>
          <table:table-cell office:value-type="float" office:value="0" calcext:value-type="float">
            <text:p>0</text:p>
          </table:table-cell>
          <table:table-cell office:value-type="float" office:value="23.98649" calcext:value-type="float">
            <text:p>23.98649</text:p>
          </table:table-cell>
          <table:table-cell office:value-type="float" office:value="17.12793" calcext:value-type="float">
            <text:p>17.12793</text:p>
          </table:table-cell>
          <table:table-cell office:value-type="float" office:value="18.44107" calcext:value-type="float">
            <text:p>18.44107</text:p>
          </table:table-cell>
          <table:table-cell office:value-type="float" office:value="5.121782" calcext:value-type="float">
            <text:p>5.121782</text:p>
          </table:table-cell>
          <table:table-cell office:value-type="float" office:value="4.312697" calcext:value-type="float">
            <text:p>4.312697</text:p>
          </table:table-cell>
          <table:table-cell office:value-type="float" office:value="2.040822" calcext:value-type="float">
            <text:p>2.040822</text:p>
          </table:table-cell>
          <table:table-cell office:value-type="float" office:value="2.114683" calcext:value-type="float">
            <text:p>2.114683</text:p>
          </table:table-cell>
          <table:table-cell office:value-type="float" office:value="4.430353" calcext:value-type="float">
            <text:p>4.430353</text:p>
          </table:table-cell>
          <table:table-cell office:value-type="float" office:value="7.111473" calcext:value-type="float">
            <text:p>7.111473</text:p>
          </table:table-cell>
          <table:table-cell office:value-type="float" office:value="7.6767" calcext:value-type="float">
            <text:p>7.6767</text:p>
          </table:table-cell>
          <table:table-cell office:value-type="float" office:value="8.752161" calcext:value-type="float">
            <text:p>8.752161</text:p>
          </table:table-cell>
          <table:table-cell office:value-type="float" office:value="9.454322" calcext:value-type="float">
            <text:p>9.454322</text:p>
          </table:table-cell>
          <table:table-cell office:value-type="float" office:value="11.1225" calcext:value-type="float">
            <text:p>11.1225</text:p>
          </table:table-cell>
          <table:table-cell office:value-type="float" office:value="11.50315" calcext:value-type="float">
            <text:p>11.50315</text:p>
          </table:table-cell>
          <table:table-cell office:value-type="float" office:value="0" calcext:value-type="float">
            <text:p>0</text:p>
          </table:table-cell>
          <table:table-cell office:value-type="float" office:value="13.71435" calcext:value-type="float">
            <text:p>13.71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3088" calcext:value-type="float">
            <text:p>0.00393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5" calcext:value-type="float">
            <text:p>2012005</text:p>
          </table:table-cell>
          <table:table-cell office:value-type="float" office:value="5.173814" calcext:value-type="float">
            <text:p>5.173814</text:p>
          </table:table-cell>
          <table:table-cell office:value-type="float" office:value="135.8486" calcext:value-type="float">
            <text:p>135.8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7859" calcext:value-type="float">
            <text:p>34.07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2208" calcext:value-type="float">
            <text:p>-2.2208E-05</text:p>
          </table:table-cell>
          <table:table-cell office:value-type="float" office:value="1164.993" calcext:value-type="float">
            <text:p>1164.993</text:p>
          </table:table-cell>
          <table:table-cell office:value-type="float" office:value="1.908757" calcext:value-type="float">
            <text:p>1.908757</text:p>
          </table:table-cell>
          <table:table-cell office:value-type="float" office:value="0" calcext:value-type="float">
            <text:p>0</text:p>
          </table:table-cell>
          <table:table-cell office:value-type="float" office:value="0.4168497" calcext:value-type="float">
            <text:p>0.4168497</text:p>
          </table:table-cell>
          <table:table-cell office:value-type="float" office:value="0.1893338" calcext:value-type="float">
            <text:p>0.1893338</text:p>
          </table:table-cell>
          <table:table-cell office:value-type="float" office:value="0.1698208" calcext:value-type="float">
            <text:p>0.1698208</text:p>
          </table:table-cell>
          <table:table-cell office:value-type="float" office:value="0.04173118" calcext:value-type="float">
            <text:p>0.04173118</text:p>
          </table:table-cell>
          <table:table-cell office:value-type="float" office:value="0.03844867" calcext:value-type="float">
            <text:p>0.03844867</text:p>
          </table:table-cell>
          <table:table-cell office:value-type="float" office:value="0.02104623" calcext:value-type="float">
            <text:p>0.02104623</text:p>
          </table:table-cell>
          <table:table-cell office:value-type="float" office:value="0.02907708" calcext:value-type="float">
            <text:p>0.02907708</text:p>
          </table:table-cell>
          <table:table-cell office:value-type="float" office:value="0.0737999" calcext:value-type="float">
            <text:p>0.0737999</text:p>
          </table:table-cell>
          <table:table-cell office:value-type="float" office:value="0.1362262" calcext:value-type="float">
            <text:p>0.1362262</text:p>
          </table:table-cell>
          <table:table-cell office:value-type="float" office:value="0.1417358" calcext:value-type="float">
            <text:p>0.1417358</text:p>
          </table:table-cell>
          <table:table-cell office:value-type="float" office:value="0.1529835" calcext:value-type="float">
            <text:p>0.1529835</text:p>
          </table:table-cell>
          <table:table-cell office:value-type="float" office:value="0.1617486" calcext:value-type="float">
            <text:p>0.1617486</text:p>
          </table:table-cell>
          <table:table-cell office:value-type="float" office:value="0.178611" calcext:value-type="float">
            <text:p>0.178611</text:p>
          </table:table-cell>
          <table:table-cell office:value-type="float" office:value="0.1827089" calcext:value-type="float">
            <text:p>0.1827089</text:p>
          </table:table-cell>
          <table:table-cell office:value-type="float" office:value="0" calcext:value-type="float">
            <text:p>0</text:p>
          </table:table-cell>
          <table:table-cell office:value-type="float" office:value="24.0324" calcext:value-type="float">
            <text:p>24.0324</text:p>
          </table:table-cell>
          <table:table-cell office:value-type="float" office:value="17.13284" calcext:value-type="float">
            <text:p>17.13284</text:p>
          </table:table-cell>
          <table:table-cell office:value-type="float" office:value="18.44341" calcext:value-type="float">
            <text:p>18.44341</text:p>
          </table:table-cell>
          <table:table-cell office:value-type="float" office:value="5.121085" calcext:value-type="float">
            <text:p>5.121085</text:p>
          </table:table-cell>
          <table:table-cell office:value-type="float" office:value="4.313266" calcext:value-type="float">
            <text:p>4.313266</text:p>
          </table:table-cell>
          <table:table-cell office:value-type="float" office:value="2.041396" calcext:value-type="float">
            <text:p>2.041396</text:p>
          </table:table-cell>
          <table:table-cell office:value-type="float" office:value="2.116381" calcext:value-type="float">
            <text:p>2.116381</text:p>
          </table:table-cell>
          <table:table-cell office:value-type="float" office:value="4.434572" calcext:value-type="float">
            <text:p>4.434572</text:p>
          </table:table-cell>
          <table:table-cell office:value-type="float" office:value="7.117826" calcext:value-type="float">
            <text:p>7.117826</text:p>
          </table:table-cell>
          <table:table-cell office:value-type="float" office:value="7.682621" calcext:value-type="float">
            <text:p>7.682621</text:p>
          </table:table-cell>
          <table:table-cell office:value-type="float" office:value="8.757421" calcext:value-type="float">
            <text:p>8.757421</text:p>
          </table:table-cell>
          <table:table-cell office:value-type="float" office:value="9.459208" calcext:value-type="float">
            <text:p>9.459208</text:p>
          </table:table-cell>
          <table:table-cell office:value-type="float" office:value="11.12537" calcext:value-type="float">
            <text:p>11.12537</text:p>
          </table:table-cell>
          <table:table-cell office:value-type="float" office:value="11.50079" calcext:value-type="float">
            <text:p>11.50079</text:p>
          </table:table-cell>
          <table:table-cell office:value-type="float" office:value="0" calcext:value-type="float">
            <text:p>0</text:p>
          </table:table-cell>
          <table:table-cell office:value-type="float" office:value="10.08206" calcext:value-type="float">
            <text:p>10.08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654627" calcext:value-type="float">
            <text:p>0.0076546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5" calcext:value-type="float">
            <text:p>3012005</text:p>
          </table:table-cell>
          <table:table-cell office:value-type="float" office:value="5.171286" calcext:value-type="float">
            <text:p>5.171286</text:p>
          </table:table-cell>
          <table:table-cell office:value-type="float" office:value="135.8487" calcext:value-type="float">
            <text:p>135.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9551" calcext:value-type="float">
            <text:p>34.095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776391" calcext:value-type="float">
            <text:p>-0.0001776391</text:p>
          </table:table-cell>
          <table:table-cell office:value-type="float" office:value="1164.978" calcext:value-type="float">
            <text:p>1164.978</text:p>
          </table:table-cell>
          <table:table-cell office:value-type="float" office:value="1.907894" calcext:value-type="float">
            <text:p>1.907894</text:p>
          </table:table-cell>
          <table:table-cell office:value-type="float" office:value="0" calcext:value-type="float">
            <text:p>0</text:p>
          </table:table-cell>
          <table:table-cell office:value-type="float" office:value="0.2883236" calcext:value-type="float">
            <text:p>0.2883236</text:p>
          </table:table-cell>
          <table:table-cell office:value-type="float" office:value="0.1685855" calcext:value-type="float">
            <text:p>0.1685855</text:p>
          </table:table-cell>
          <table:table-cell office:value-type="float" office:value="0.1816721" calcext:value-type="float">
            <text:p>0.1816721</text:p>
          </table:table-cell>
          <table:table-cell office:value-type="float" office:value="0.04274102" calcext:value-type="float">
            <text:p>0.04274102</text:p>
          </table:table-cell>
          <table:table-cell office:value-type="float" office:value="0.03833466" calcext:value-type="float">
            <text:p>0.03833466</text:p>
          </table:table-cell>
          <table:table-cell office:value-type="float" office:value="0.02102988" calcext:value-type="float">
            <text:p>0.02102988</text:p>
          </table:table-cell>
          <table:table-cell office:value-type="float" office:value="0.02907877" calcext:value-type="float">
            <text:p>0.02907877</text:p>
          </table:table-cell>
          <table:table-cell office:value-type="float" office:value="0.07383275" calcext:value-type="float">
            <text:p>0.07383275</text:p>
          </table:table-cell>
          <table:table-cell office:value-type="float" office:value="0.1362821" calcext:value-type="float">
            <text:p>0.1362821</text:p>
          </table:table-cell>
          <table:table-cell office:value-type="float" office:value="0.1417886" calcext:value-type="float">
            <text:p>0.1417886</text:p>
          </table:table-cell>
          <table:table-cell office:value-type="float" office:value="0.1530353" calcext:value-type="float">
            <text:p>0.1530353</text:p>
          </table:table-cell>
          <table:table-cell office:value-type="float" office:value="0.1617791" calcext:value-type="float">
            <text:p>0.1617791</text:p>
          </table:table-cell>
          <table:table-cell office:value-type="float" office:value="0.1785444" calcext:value-type="float">
            <text:p>0.1785444</text:p>
          </table:table-cell>
          <table:table-cell office:value-type="float" office:value="0.1827714" calcext:value-type="float">
            <text:p>0.1827714</text:p>
          </table:table-cell>
          <table:table-cell office:value-type="float" office:value="0" calcext:value-type="float">
            <text:p>0</text:p>
          </table:table-cell>
          <table:table-cell office:value-type="float" office:value="24.05861" calcext:value-type="float">
            <text:p>24.05861</text:p>
          </table:table-cell>
          <table:table-cell office:value-type="float" office:value="17.13471" calcext:value-type="float">
            <text:p>17.13471</text:p>
          </table:table-cell>
          <table:table-cell office:value-type="float" office:value="18.44753" calcext:value-type="float">
            <text:p>18.44753</text:p>
          </table:table-cell>
          <table:table-cell office:value-type="float" office:value="5.120554" calcext:value-type="float">
            <text:p>5.120554</text:p>
          </table:table-cell>
          <table:table-cell office:value-type="float" office:value="4.313829" calcext:value-type="float">
            <text:p>4.313829</text:p>
          </table:table-cell>
          <table:table-cell office:value-type="float" office:value="2.04197" calcext:value-type="float">
            <text:p>2.04197</text:p>
          </table:table-cell>
          <table:table-cell office:value-type="float" office:value="2.118078" calcext:value-type="float">
            <text:p>2.118078</text:p>
          </table:table-cell>
          <table:table-cell office:value-type="float" office:value="4.438791" calcext:value-type="float">
            <text:p>4.438791</text:p>
          </table:table-cell>
          <table:table-cell office:value-type="float" office:value="7.124152" calcext:value-type="float">
            <text:p>7.124152</text:p>
          </table:table-cell>
          <table:table-cell office:value-type="float" office:value="7.688545" calcext:value-type="float">
            <text:p>7.688545</text:p>
          </table:table-cell>
          <table:table-cell office:value-type="float" office:value="8.762682" calcext:value-type="float">
            <text:p>8.762682</text:p>
          </table:table-cell>
          <table:table-cell office:value-type="float" office:value="9.464093" calcext:value-type="float">
            <text:p>9.464093</text:p>
          </table:table-cell>
          <table:table-cell office:value-type="float" office:value="11.12831" calcext:value-type="float">
            <text:p>11.12831</text:p>
          </table:table-cell>
          <table:table-cell office:value-type="float" office:value="11.49351" calcext:value-type="float">
            <text:p>11.49351</text:p>
          </table:table-cell>
          <table:table-cell office:value-type="float" office:value="0" calcext:value-type="float">
            <text:p>0</text:p>
          </table:table-cell>
          <table:table-cell office:value-type="float" office:value="5.12627" calcext:value-type="float">
            <text:p>5.12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3628" calcext:value-type="float">
            <text:p>0.010136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5" calcext:value-type="float">
            <text:p>4012005</text:p>
          </table:table-cell>
          <table:table-cell office:value-type="float" office:value="5.169442" calcext:value-type="float">
            <text:p>5.169442</text:p>
          </table:table-cell>
          <table:table-cell office:value-type="float" office:value="135.8486" calcext:value-type="float">
            <text:p>135.8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1201" calcext:value-type="float">
            <text:p>34.11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269659" calcext:value-type="float">
            <text:p>-0.0003269659</text:p>
          </table:table-cell>
          <table:table-cell office:value-type="float" office:value="1164.963" calcext:value-type="float">
            <text:p>1164.963</text:p>
          </table:table-cell>
          <table:table-cell office:value-type="float" office:value="1.907083" calcext:value-type="float">
            <text:p>1.907083</text:p>
          </table:table-cell>
          <table:table-cell office:value-type="float" office:value="0" calcext:value-type="float">
            <text:p>0</text:p>
          </table:table-cell>
          <table:table-cell office:value-type="float" office:value="0.2192681" calcext:value-type="float">
            <text:p>0.2192681</text:p>
          </table:table-cell>
          <table:table-cell office:value-type="float" office:value="0.1483155" calcext:value-type="float">
            <text:p>0.1483155</text:p>
          </table:table-cell>
          <table:table-cell office:value-type="float" office:value="0.1608665" calcext:value-type="float">
            <text:p>0.1608665</text:p>
          </table:table-cell>
          <table:table-cell office:value-type="float" office:value="0.04658703" calcext:value-type="float">
            <text:p>0.04658703</text:p>
          </table:table-cell>
          <table:table-cell office:value-type="float" office:value="0.03781955" calcext:value-type="float">
            <text:p>0.03781955</text:p>
          </table:table-cell>
          <table:table-cell office:value-type="float" office:value="0.02096859" calcext:value-type="float">
            <text:p>0.02096859</text:p>
          </table:table-cell>
          <table:table-cell office:value-type="float" office:value="0.02903954" calcext:value-type="float">
            <text:p>0.02903954</text:p>
          </table:table-cell>
          <table:table-cell office:value-type="float" office:value="0.07385796" calcext:value-type="float">
            <text:p>0.07385796</text:p>
          </table:table-cell>
          <table:table-cell office:value-type="float" office:value="0.1363374" calcext:value-type="float">
            <text:p>0.1363374</text:p>
          </table:table-cell>
          <table:table-cell office:value-type="float" office:value="0.1418419" calcext:value-type="float">
            <text:p>0.1418419</text:p>
          </table:table-cell>
          <table:table-cell office:value-type="float" office:value="0.1530877" calcext:value-type="float">
            <text:p>0.1530877</text:p>
          </table:table-cell>
          <table:table-cell office:value-type="float" office:value="0.1617986" calcext:value-type="float">
            <text:p>0.1617986</text:p>
          </table:table-cell>
          <table:table-cell office:value-type="float" office:value="0.1785465" calcext:value-type="float">
            <text:p>0.1785465</text:p>
          </table:table-cell>
          <table:table-cell office:value-type="float" office:value="0.1828095" calcext:value-type="float">
            <text:p>0.1828095</text:p>
          </table:table-cell>
          <table:table-cell office:value-type="float" office:value="0" calcext:value-type="float">
            <text:p>0</text:p>
          </table:table-cell>
          <table:table-cell office:value-type="float" office:value="24.06667" calcext:value-type="float">
            <text:p>24.06667</text:p>
          </table:table-cell>
          <table:table-cell office:value-type="float" office:value="17.13279" calcext:value-type="float">
            <text:p>17.13279</text:p>
          </table:table-cell>
          <table:table-cell office:value-type="float" office:value="18.44997" calcext:value-type="float">
            <text:p>18.44997</text:p>
          </table:table-cell>
          <table:table-cell office:value-type="float" office:value="5.120805" calcext:value-type="float">
            <text:p>5.120805</text:p>
          </table:table-cell>
          <table:table-cell office:value-type="float" office:value="4.314277" calcext:value-type="float">
            <text:p>4.314277</text:p>
          </table:table-cell>
          <table:table-cell office:value-type="float" office:value="2.04253" calcext:value-type="float">
            <text:p>2.04253</text:p>
          </table:table-cell>
          <table:table-cell office:value-type="float" office:value="2.119762" calcext:value-type="float">
            <text:p>2.119762</text:p>
          </table:table-cell>
          <table:table-cell office:value-type="float" office:value="4.44301" calcext:value-type="float">
            <text:p>4.44301</text:p>
          </table:table-cell>
          <table:table-cell office:value-type="float" office:value="7.130459" calcext:value-type="float">
            <text:p>7.130459</text:p>
          </table:table-cell>
          <table:table-cell office:value-type="float" office:value="7.694468" calcext:value-type="float">
            <text:p>7.694468</text:p>
          </table:table-cell>
          <table:table-cell office:value-type="float" office:value="8.767942" calcext:value-type="float">
            <text:p>8.767942</text:p>
          </table:table-cell>
          <table:table-cell office:value-type="float" office:value="9.468977" calcext:value-type="float">
            <text:p>9.468977</text:p>
          </table:table-cell>
          <table:table-cell office:value-type="float" office:value="11.1312" calcext:value-type="float">
            <text:p>11.1312</text:p>
          </table:table-cell>
          <table:table-cell office:value-type="float" office:value="11.48609" calcext:value-type="float">
            <text:p>11.48609</text:p>
          </table:table-cell>
          <table:table-cell office:value-type="float" office:value="0" calcext:value-type="float">
            <text:p>0</text:p>
          </table:table-cell>
          <table:table-cell office:value-type="float" office:value="2.687108" calcext:value-type="float">
            <text:p>2.687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01601" calcext:value-type="float">
            <text:p>0.012016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5" calcext:value-type="float">
            <text:p>5012005</text:p>
          </table:table-cell>
          <table:table-cell office:value-type="float" office:value="5.168016" calcext:value-type="float">
            <text:p>5.168016</text:p>
          </table:table-cell>
          <table:table-cell office:value-type="float" office:value="135.8485" calcext:value-type="float">
            <text:p>135.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2815" calcext:value-type="float">
            <text:p>34.12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350792" calcext:value-type="float">
            <text:p>-0.0004350792</text:p>
          </table:table-cell>
          <table:table-cell office:value-type="float" office:value="1164.948" calcext:value-type="float">
            <text:p>1164.948</text:p>
          </table:table-cell>
          <table:table-cell office:value-type="float" office:value="1.906438" calcext:value-type="float">
            <text:p>1.906438</text:p>
          </table:table-cell>
          <table:table-cell office:value-type="float" office:value="0" calcext:value-type="float">
            <text:p>0</text:p>
          </table:table-cell>
          <table:table-cell office:value-type="float" office:value="0.1830742" calcext:value-type="float">
            <text:p>0.1830742</text:p>
          </table:table-cell>
          <table:table-cell office:value-type="float" office:value="0.1370057" calcext:value-type="float">
            <text:p>0.1370057</text:p>
          </table:table-cell>
          <table:table-cell office:value-type="float" office:value="0.1451256" calcext:value-type="float">
            <text:p>0.1451256</text:p>
          </table:table-cell>
          <table:table-cell office:value-type="float" office:value="0.0480988" calcext:value-type="float">
            <text:p>0.0480988</text:p>
          </table:table-cell>
          <table:table-cell office:value-type="float" office:value="0.03968711" calcext:value-type="float">
            <text:p>0.03968711</text:p>
          </table:table-cell>
          <table:table-cell office:value-type="float" office:value="0.02088289" calcext:value-type="float">
            <text:p>0.02088289</text:p>
          </table:table-cell>
          <table:table-cell office:value-type="float" office:value="0.02896764" calcext:value-type="float">
            <text:p>0.02896764</text:p>
          </table:table-cell>
          <table:table-cell office:value-type="float" office:value="0.07387059" calcext:value-type="float">
            <text:p>0.07387059</text:p>
          </table:table-cell>
          <table:table-cell office:value-type="float" office:value="0.1363905" calcext:value-type="float">
            <text:p>0.1363905</text:p>
          </table:table-cell>
          <table:table-cell office:value-type="float" office:value="0.1418955" calcext:value-type="float">
            <text:p>0.1418955</text:p>
          </table:table-cell>
          <table:table-cell office:value-type="float" office:value="0.1531401" calcext:value-type="float">
            <text:p>0.1531401</text:p>
          </table:table-cell>
          <table:table-cell office:value-type="float" office:value="0.1618169" calcext:value-type="float">
            <text:p>0.1618169</text:p>
          </table:table-cell>
          <table:table-cell office:value-type="float" office:value="0.1785704" calcext:value-type="float">
            <text:p>0.1785704</text:p>
          </table:table-cell>
          <table:table-cell office:value-type="float" office:value="0.1828436" calcext:value-type="float">
            <text:p>0.1828436</text:p>
          </table:table-cell>
          <table:table-cell office:value-type="float" office:value="0" calcext:value-type="float">
            <text:p>0</text:p>
          </table:table-cell>
          <table:table-cell office:value-type="float" office:value="24.0661" calcext:value-type="float">
            <text:p>24.0661</text:p>
          </table:table-cell>
          <table:table-cell office:value-type="float" office:value="17.12866" calcext:value-type="float">
            <text:p>17.12866</text:p>
          </table:table-cell>
          <table:table-cell office:value-type="float" office:value="18.44812" calcext:value-type="float">
            <text:p>18.44812</text:p>
          </table:table-cell>
          <table:table-cell office:value-type="float" office:value="5.121964" calcext:value-type="float">
            <text:p>5.121964</text:p>
          </table:table-cell>
          <table:table-cell office:value-type="float" office:value="4.314806" calcext:value-type="float">
            <text:p>4.314806</text:p>
          </table:table-cell>
          <table:table-cell office:value-type="float" office:value="2.043069" calcext:value-type="float">
            <text:p>2.043069</text:p>
          </table:table-cell>
          <table:table-cell office:value-type="float" office:value="2.121427" calcext:value-type="float">
            <text:p>2.121427</text:p>
          </table:table-cell>
          <table:table-cell office:value-type="float" office:value="4.447219" calcext:value-type="float">
            <text:p>4.447219</text:p>
          </table:table-cell>
          <table:table-cell office:value-type="float" office:value="7.136767" calcext:value-type="float">
            <text:p>7.136767</text:p>
          </table:table-cell>
          <table:table-cell office:value-type="float" office:value="7.70039" calcext:value-type="float">
            <text:p>7.70039</text:p>
          </table:table-cell>
          <table:table-cell office:value-type="float" office:value="8.773203" calcext:value-type="float">
            <text:p>8.773203</text:p>
          </table:table-cell>
          <table:table-cell office:value-type="float" office:value="9.473862" calcext:value-type="float">
            <text:p>9.473862</text:p>
          </table:table-cell>
          <table:table-cell office:value-type="float" office:value="11.13407" calcext:value-type="float">
            <text:p>11.13407</text:p>
          </table:table-cell>
          <table:table-cell office:value-type="float" office:value="11.47746" calcext:value-type="float">
            <text:p>11.47746</text:p>
          </table:table-cell>
          <table:table-cell office:value-type="float" office:value="0" calcext:value-type="float">
            <text:p>0</text:p>
          </table:table-cell>
          <table:table-cell office:value-type="float" office:value="1.467147" calcext:value-type="float">
            <text:p>1.467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51918" calcext:value-type="float">
            <text:p>0.013519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5" calcext:value-type="float">
            <text:p>6012005</text:p>
          </table:table-cell>
          <table:table-cell office:value-type="float" office:value="5.166686" calcext:value-type="float">
            <text:p>5.166686</text:p>
          </table:table-cell>
          <table:table-cell office:value-type="float" office:value="135.8484" calcext:value-type="float">
            <text:p>135.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4402" calcext:value-type="float">
            <text:p>34.14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350792" calcext:value-type="float">
            <text:p>-0.0004350792</text:p>
          </table:table-cell>
          <table:table-cell office:value-type="float" office:value="1164.933" calcext:value-type="float">
            <text:p>1164.933</text:p>
          </table:table-cell>
          <table:table-cell office:value-type="float" office:value="1.905773" calcext:value-type="float">
            <text:p>1.905773</text:p>
          </table:table-cell>
          <table:table-cell office:value-type="float" office:value="0" calcext:value-type="float">
            <text:p>0</text:p>
          </table:table-cell>
          <table:table-cell office:value-type="float" office:value="0.1771049" calcext:value-type="float">
            <text:p>0.1771049</text:p>
          </table:table-cell>
          <table:table-cell office:value-type="float" office:value="0.1339304" calcext:value-type="float">
            <text:p>0.1339304</text:p>
          </table:table-cell>
          <table:table-cell office:value-type="float" office:value="0.1354302" calcext:value-type="float">
            <text:p>0.1354302</text:p>
          </table:table-cell>
          <table:table-cell office:value-type="float" office:value="0.04156433" calcext:value-type="float">
            <text:p>0.04156433</text:p>
          </table:table-cell>
          <table:table-cell office:value-type="float" office:value="0.04439462" calcext:value-type="float">
            <text:p>0.04439462</text:p>
          </table:table-cell>
          <table:table-cell office:value-type="float" office:value="0.02092016" calcext:value-type="float">
            <text:p>0.02092016</text:p>
          </table:table-cell>
          <table:table-cell office:value-type="float" office:value="0.02883398" calcext:value-type="float">
            <text:p>0.02883398</text:p>
          </table:table-cell>
          <table:table-cell office:value-type="float" office:value="0.07386828" calcext:value-type="float">
            <text:p>0.07386828</text:p>
          </table:table-cell>
          <table:table-cell office:value-type="float" office:value="0.1364401" calcext:value-type="float">
            <text:p>0.1364401</text:p>
          </table:table-cell>
          <table:table-cell office:value-type="float" office:value="0.141949" calcext:value-type="float">
            <text:p>0.141949</text:p>
          </table:table-cell>
          <table:table-cell office:value-type="float" office:value="0.1531923" calcext:value-type="float">
            <text:p>0.1531923</text:p>
          </table:table-cell>
          <table:table-cell office:value-type="float" office:value="0.1618371" calcext:value-type="float">
            <text:p>0.1618371</text:p>
          </table:table-cell>
          <table:table-cell office:value-type="float" office:value="0.1786006" calcext:value-type="float">
            <text:p>0.1786006</text:p>
          </table:table-cell>
          <table:table-cell office:value-type="float" office:value="0.1828734" calcext:value-type="float">
            <text:p>0.1828734</text:p>
          </table:table-cell>
          <table:table-cell office:value-type="float" office:value="0" calcext:value-type="float">
            <text:p>0</text:p>
          </table:table-cell>
          <table:table-cell office:value-type="float" office:value="24.06189" calcext:value-type="float">
            <text:p>24.06189</text:p>
          </table:table-cell>
          <table:table-cell office:value-type="float" office:value="17.12333" calcext:value-type="float">
            <text:p>17.12333</text:p>
          </table:table-cell>
          <table:table-cell office:value-type="float" office:value="18.44394" calcext:value-type="float">
            <text:p>18.44394</text:p>
          </table:table-cell>
          <table:table-cell office:value-type="float" office:value="5.122184" calcext:value-type="float">
            <text:p>5.122184</text:p>
          </table:table-cell>
          <table:table-cell office:value-type="float" office:value="4.316447" calcext:value-type="float">
            <text:p>4.316447</text:p>
          </table:table-cell>
          <table:table-cell office:value-type="float" office:value="2.043585" calcext:value-type="float">
            <text:p>2.043585</text:p>
          </table:table-cell>
          <table:table-cell office:value-type="float" office:value="2.123062" calcext:value-type="float">
            <text:p>2.123062</text:p>
          </table:table-cell>
          <table:table-cell office:value-type="float" office:value="4.451407" calcext:value-type="float">
            <text:p>4.451407</text:p>
          </table:table-cell>
          <table:table-cell office:value-type="float" office:value="7.143075" calcext:value-type="float">
            <text:p>7.143075</text:p>
          </table:table-cell>
          <table:table-cell office:value-type="float" office:value="7.706313" calcext:value-type="float">
            <text:p>7.706313</text:p>
          </table:table-cell>
          <table:table-cell office:value-type="float" office:value="8.778463" calcext:value-type="float">
            <text:p>8.778463</text:p>
          </table:table-cell>
          <table:table-cell office:value-type="float" office:value="9.478687" calcext:value-type="float">
            <text:p>9.478687</text:p>
          </table:table-cell>
          <table:table-cell office:value-type="float" office:value="11.13694" calcext:value-type="float">
            <text:p>11.13694</text:p>
          </table:table-cell>
          <table:table-cell office:value-type="float" office:value="11.47142" calcext:value-type="float">
            <text:p>11.47142</text:p>
          </table:table-cell>
          <table:table-cell office:value-type="float" office:value="0" calcext:value-type="float">
            <text:p>0</text:p>
          </table:table-cell>
          <table:table-cell office:value-type="float" office:value="1.301828" calcext:value-type="float">
            <text:p>1.301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041" calcext:value-type="float">
            <text:p>0.01490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5" calcext:value-type="float">
            <text:p>7012005</text:p>
          </table:table-cell>
          <table:table-cell office:value-type="float" office:value="5.16525" calcext:value-type="float">
            <text:p>5.16525</text:p>
          </table:table-cell>
          <table:table-cell office:value-type="float" office:value="135.8484" calcext:value-type="float">
            <text:p>135.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5971" calcext:value-type="float">
            <text:p>34.159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350792" calcext:value-type="float">
            <text:p>-0.0004350792</text:p>
          </table:table-cell>
          <table:table-cell office:value-type="float" office:value="1164.918" calcext:value-type="float">
            <text:p>1164.918</text:p>
          </table:table-cell>
          <table:table-cell office:value-type="float" office:value="1.904947" calcext:value-type="float">
            <text:p>1.904947</text:p>
          </table:table-cell>
          <table:table-cell office:value-type="float" office:value="0" calcext:value-type="float">
            <text:p>0</text:p>
          </table:table-cell>
          <table:table-cell office:value-type="float" office:value="0.1884666" calcext:value-type="float">
            <text:p>0.1884666</text:p>
          </table:table-cell>
          <table:table-cell office:value-type="float" office:value="0.1357683" calcext:value-type="float">
            <text:p>0.1357683</text:p>
          </table:table-cell>
          <table:table-cell office:value-type="float" office:value="0.1330649" calcext:value-type="float">
            <text:p>0.1330649</text:p>
          </table:table-cell>
          <table:table-cell office:value-type="float" office:value="0.03883903" calcext:value-type="float">
            <text:p>0.03883903</text:p>
          </table:table-cell>
          <table:table-cell office:value-type="float" office:value="0.03776572" calcext:value-type="float">
            <text:p>0.03776572</text:p>
          </table:table-cell>
          <table:table-cell office:value-type="float" office:value="0.02153379" calcext:value-type="float">
            <text:p>0.02153379</text:p>
          </table:table-cell>
          <table:table-cell office:value-type="float" office:value="0.02879078" calcext:value-type="float">
            <text:p>0.02879078</text:p>
          </table:table-cell>
          <table:table-cell office:value-type="float" office:value="0.07386256" calcext:value-type="float">
            <text:p>0.07386256</text:p>
          </table:table-cell>
          <table:table-cell office:value-type="float" office:value="0.1364851" calcext:value-type="float">
            <text:p>0.1364851</text:p>
          </table:table-cell>
          <table:table-cell office:value-type="float" office:value="0.1420017" calcext:value-type="float">
            <text:p>0.1420017</text:p>
          </table:table-cell>
          <table:table-cell office:value-type="float" office:value="0.1532443" calcext:value-type="float">
            <text:p>0.1532443</text:p>
          </table:table-cell>
          <table:table-cell office:value-type="float" office:value="0.1618603" calcext:value-type="float">
            <text:p>0.1618603</text:p>
          </table:table-cell>
          <table:table-cell office:value-type="float" office:value="0.1786331" calcext:value-type="float">
            <text:p>0.1786331</text:p>
          </table:table-cell>
          <table:table-cell office:value-type="float" office:value="0.1829048" calcext:value-type="float">
            <text:p>0.1829048</text:p>
          </table:table-cell>
          <table:table-cell office:value-type="float" office:value="0" calcext:value-type="float">
            <text:p>0</text:p>
          </table:table-cell>
          <table:table-cell office:value-type="float" office:value="24.05839" calcext:value-type="float">
            <text:p>24.05839</text:p>
          </table:table-cell>
          <table:table-cell office:value-type="float" office:value="17.11755" calcext:value-type="float">
            <text:p>17.11755</text:p>
          </table:table-cell>
          <table:table-cell office:value-type="float" office:value="18.43857" calcext:value-type="float">
            <text:p>18.43857</text:p>
          </table:table-cell>
          <table:table-cell office:value-type="float" office:value="5.121479" calcext:value-type="float">
            <text:p>5.121479</text:p>
          </table:table-cell>
          <table:table-cell office:value-type="float" office:value="4.317372" calcext:value-type="float">
            <text:p>4.317372</text:p>
          </table:table-cell>
          <table:table-cell office:value-type="float" office:value="2.044163" calcext:value-type="float">
            <text:p>2.044163</text:p>
          </table:table-cell>
          <table:table-cell office:value-type="float" office:value="2.124665" calcext:value-type="float">
            <text:p>2.124665</text:p>
          </table:table-cell>
          <table:table-cell office:value-type="float" office:value="4.455583" calcext:value-type="float">
            <text:p>4.455583</text:p>
          </table:table-cell>
          <table:table-cell office:value-type="float" office:value="7.149356" calcext:value-type="float">
            <text:p>7.149356</text:p>
          </table:table-cell>
          <table:table-cell office:value-type="float" office:value="7.712234" calcext:value-type="float">
            <text:p>7.712234</text:p>
          </table:table-cell>
          <table:table-cell office:value-type="float" office:value="8.783678" calcext:value-type="float">
            <text:p>8.783678</text:p>
          </table:table-cell>
          <table:table-cell office:value-type="float" office:value="9.483494" calcext:value-type="float">
            <text:p>9.483494</text:p>
          </table:table-cell>
          <table:table-cell office:value-type="float" office:value="11.13981" calcext:value-type="float">
            <text:p>11.13981</text:p>
          </table:table-cell>
          <table:table-cell office:value-type="float" office:value="11.4685" calcext:value-type="float">
            <text:p>11.4685</text:p>
          </table:table-cell>
          <table:table-cell office:value-type="float" office:value="0" calcext:value-type="float">
            <text:p>0</text:p>
          </table:table-cell>
          <table:table-cell office:value-type="float" office:value="1.578753" calcext:value-type="float">
            <text:p>1.578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3568" calcext:value-type="float">
            <text:p>0.01635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5" calcext:value-type="float">
            <text:p>8012005</text:p>
          </table:table-cell>
          <table:table-cell office:value-type="float" office:value="5.163824" calcext:value-type="float">
            <text:p>5.163824</text:p>
          </table:table-cell>
          <table:table-cell office:value-type="float" office:value="135.8484" calcext:value-type="float">
            <text:p>135.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7537" calcext:value-type="float">
            <text:p>34.175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350792" calcext:value-type="float">
            <text:p>-0.0004350792</text:p>
          </table:table-cell>
          <table:table-cell office:value-type="float" office:value="1164.903" calcext:value-type="float">
            <text:p>1164.903</text:p>
          </table:table-cell>
          <table:table-cell office:value-type="float" office:value="1.904104" calcext:value-type="float">
            <text:p>1.904104</text:p>
          </table:table-cell>
          <table:table-cell office:value-type="float" office:value="0" calcext:value-type="float">
            <text:p>0</text:p>
          </table:table-cell>
          <table:table-cell office:value-type="float" office:value="0.2082972" calcext:value-type="float">
            <text:p>0.2082972</text:p>
          </table:table-cell>
          <table:table-cell office:value-type="float" office:value="0.1306556" calcext:value-type="float">
            <text:p>0.1306556</text:p>
          </table:table-cell>
          <table:table-cell office:value-type="float" office:value="0.1277346" calcext:value-type="float">
            <text:p>0.1277346</text:p>
          </table:table-cell>
          <table:table-cell office:value-type="float" office:value="0.03730587" calcext:value-type="float">
            <text:p>0.03730587</text:p>
          </table:table-cell>
          <table:table-cell office:value-type="float" office:value="0.03521621" calcext:value-type="float">
            <text:p>0.03521621</text:p>
          </table:table-cell>
          <table:table-cell office:value-type="float" office:value="0.02202809" calcext:value-type="float">
            <text:p>0.02202809</text:p>
          </table:table-cell>
          <table:table-cell office:value-type="float" office:value="0.02875057" calcext:value-type="float">
            <text:p>0.02875057</text:p>
          </table:table-cell>
          <table:table-cell office:value-type="float" office:value="0.07386635" calcext:value-type="float">
            <text:p>0.07386635</text:p>
          </table:table-cell>
          <table:table-cell office:value-type="float" office:value="0.1365292" calcext:value-type="float">
            <text:p>0.1365292</text:p>
          </table:table-cell>
          <table:table-cell office:value-type="float" office:value="0.1420539" calcext:value-type="float">
            <text:p>0.1420539</text:p>
          </table:table-cell>
          <table:table-cell office:value-type="float" office:value="0.1532957" calcext:value-type="float">
            <text:p>0.1532957</text:p>
          </table:table-cell>
          <table:table-cell office:value-type="float" office:value="0.161885" calcext:value-type="float">
            <text:p>0.161885</text:p>
          </table:table-cell>
          <table:table-cell office:value-type="float" office:value="0.1786657" calcext:value-type="float">
            <text:p>0.1786657</text:p>
          </table:table-cell>
          <table:table-cell office:value-type="float" office:value="0.1829352" calcext:value-type="float">
            <text:p>0.1829352</text:p>
          </table:table-cell>
          <table:table-cell office:value-type="float" office:value="0" calcext:value-type="float">
            <text:p>0</text:p>
          </table:table-cell>
          <table:table-cell office:value-type="float" office:value="24.05801" calcext:value-type="float">
            <text:p>24.05801</text:p>
          </table:table-cell>
          <table:table-cell office:value-type="float" office:value="17.11182" calcext:value-type="float">
            <text:p>17.11182</text:p>
          </table:table-cell>
          <table:table-cell office:value-type="float" office:value="18.43303" calcext:value-type="float">
            <text:p>18.43303</text:p>
          </table:table-cell>
          <table:table-cell office:value-type="float" office:value="5.120483" calcext:value-type="float">
            <text:p>5.120483</text:p>
          </table:table-cell>
          <table:table-cell office:value-type="float" office:value="4.317378" calcext:value-type="float">
            <text:p>4.317378</text:p>
          </table:table-cell>
          <table:table-cell office:value-type="float" office:value="2.0448" calcext:value-type="float">
            <text:p>2.0448</text:p>
          </table:table-cell>
          <table:table-cell office:value-type="float" office:value="2.126251" calcext:value-type="float">
            <text:p>2.126251</text:p>
          </table:table-cell>
          <table:table-cell office:value-type="float" office:value="4.459741" calcext:value-type="float">
            <text:p>4.459741</text:p>
          </table:table-cell>
          <table:table-cell office:value-type="float" office:value="7.155618" calcext:value-type="float">
            <text:p>7.155618</text:p>
          </table:table-cell>
          <table:table-cell office:value-type="float" office:value="7.718157" calcext:value-type="float">
            <text:p>7.718157</text:p>
          </table:table-cell>
          <table:table-cell office:value-type="float" office:value="8.788882" calcext:value-type="float">
            <text:p>8.788882</text:p>
          </table:table-cell>
          <table:table-cell office:value-type="float" office:value="9.4883" calcext:value-type="float">
            <text:p>9.4883</text:p>
          </table:table-cell>
          <table:table-cell office:value-type="float" office:value="11.14268" calcext:value-type="float">
            <text:p>11.14268</text:p>
          </table:table-cell>
          <table:table-cell office:value-type="float" office:value="11.46614" calcext:value-type="float">
            <text:p>11.46614</text:p>
          </table:table-cell>
          <table:table-cell office:value-type="float" office:value="0" calcext:value-type="float">
            <text:p>0</text:p>
          </table:table-cell>
          <table:table-cell office:value-type="float" office:value="1.727168" calcext:value-type="float">
            <text:p>1.727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8878" calcext:value-type="float">
            <text:p>0.017788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5" calcext:value-type="float">
            <text:p>9012005</text:p>
          </table:table-cell>
          <table:table-cell office:value-type="float" office:value="5.160275" calcext:value-type="float">
            <text:p>5.160275</text:p>
          </table:table-cell>
          <table:table-cell office:value-type="float" office:value="135.8486" calcext:value-type="float">
            <text:p>135.8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9099" calcext:value-type="float">
            <text:p>34.190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5951271" calcext:value-type="float">
            <text:p>5.951271E-09</text:p>
          </table:table-cell>
          <table:table-cell office:value-type="float" office:value="0" calcext:value-type="float">
            <text:p>0</text:p>
          </table:table-cell>
          <table:table-cell office:value-type="float" office:value="-0.0004350211" calcext:value-type="float">
            <text:p>-0.0004350211</text:p>
          </table:table-cell>
          <table:table-cell office:value-type="float" office:value="1164.889" calcext:value-type="float">
            <text:p>1164.889</text:p>
          </table:table-cell>
          <table:table-cell office:value-type="float" office:value="1.904125" calcext:value-type="float">
            <text:p>1.904125</text:p>
          </table:table-cell>
          <table:table-cell office:value-type="float" office:value="0" calcext:value-type="float">
            <text:p>0</text:p>
          </table:table-cell>
          <table:table-cell office:value-type="float" office:value="0.4441863" calcext:value-type="float">
            <text:p>0.4441863</text:p>
          </table:table-cell>
          <table:table-cell office:value-type="float" office:value="0.1634119" calcext:value-type="float">
            <text:p>0.1634119</text:p>
          </table:table-cell>
          <table:table-cell office:value-type="float" office:value="0.1347464" calcext:value-type="float">
            <text:p>0.1347464</text:p>
          </table:table-cell>
          <table:table-cell office:value-type="float" office:value="0.03741078" calcext:value-type="float">
            <text:p>0.03741078</text:p>
          </table:table-cell>
          <table:table-cell office:value-type="float" office:value="0.03487253" calcext:value-type="float">
            <text:p>0.03487253</text:p>
          </table:table-cell>
          <table:table-cell office:value-type="float" office:value="0.02164641" calcext:value-type="float">
            <text:p>0.02164641</text:p>
          </table:table-cell>
          <table:table-cell office:value-type="float" office:value="0.02802176" calcext:value-type="float">
            <text:p>0.02802176</text:p>
          </table:table-cell>
          <table:table-cell office:value-type="float" office:value="0.07382693" calcext:value-type="float">
            <text:p>0.07382693</text:p>
          </table:table-cell>
          <table:table-cell office:value-type="float" office:value="0.1365749" calcext:value-type="float">
            <text:p>0.1365749</text:p>
          </table:table-cell>
          <table:table-cell office:value-type="float" office:value="0.1421056" calcext:value-type="float">
            <text:p>0.1421056</text:p>
          </table:table-cell>
          <table:table-cell office:value-type="float" office:value="0.1533472" calcext:value-type="float">
            <text:p>0.1533472</text:p>
          </table:table-cell>
          <table:table-cell office:value-type="float" office:value="0.1619197" calcext:value-type="float">
            <text:p>0.1619197</text:p>
          </table:table-cell>
          <table:table-cell office:value-type="float" office:value="0.1786985" calcext:value-type="float">
            <text:p>0.1786985</text:p>
          </table:table-cell>
          <table:table-cell office:value-type="float" office:value="0.1829655" calcext:value-type="float">
            <text:p>0.1829655</text:p>
          </table:table-cell>
          <table:table-cell office:value-type="float" office:value="0" calcext:value-type="float">
            <text:p>0</text:p>
          </table:table-cell>
          <table:table-cell office:value-type="float" office:value="24.06247" calcext:value-type="float">
            <text:p>24.06247</text:p>
          </table:table-cell>
          <table:table-cell office:value-type="float" office:value="17.10575" calcext:value-type="float">
            <text:p>17.10575</text:p>
          </table:table-cell>
          <table:table-cell office:value-type="float" office:value="18.42689" calcext:value-type="float">
            <text:p>18.42689</text:p>
          </table:table-cell>
          <table:table-cell office:value-type="float" office:value="5.119196" calcext:value-type="float">
            <text:p>5.119196</text:p>
          </table:table-cell>
          <table:table-cell office:value-type="float" office:value="4.316989" calcext:value-type="float">
            <text:p>4.316989</text:p>
          </table:table-cell>
          <table:table-cell office:value-type="float" office:value="2.045389" calcext:value-type="float">
            <text:p>2.045389</text:p>
          </table:table-cell>
          <table:table-cell office:value-type="float" office:value="2.127758" calcext:value-type="float">
            <text:p>2.127758</text:p>
          </table:table-cell>
          <table:table-cell office:value-type="float" office:value="4.463887" calcext:value-type="float">
            <text:p>4.463887</text:p>
          </table:table-cell>
          <table:table-cell office:value-type="float" office:value="7.16188" calcext:value-type="float">
            <text:p>7.16188</text:p>
          </table:table-cell>
          <table:table-cell office:value-type="float" office:value="7.724083" calcext:value-type="float">
            <text:p>7.724083</text:p>
          </table:table-cell>
          <table:table-cell office:value-type="float" office:value="8.794086" calcext:value-type="float">
            <text:p>8.794086</text:p>
          </table:table-cell>
          <table:table-cell office:value-type="float" office:value="9.493107" calcext:value-type="float">
            <text:p>9.493107</text:p>
          </table:table-cell>
          <table:table-cell office:value-type="float" office:value="11.14554" calcext:value-type="float">
            <text:p>11.14554</text:p>
          </table:table-cell>
          <table:table-cell office:value-type="float" office:value="11.46613" calcext:value-type="float">
            <text:p>11.46613</text:p>
          </table:table-cell>
          <table:table-cell office:value-type="float" office:value="0" calcext:value-type="float">
            <text:p>0</text:p>
          </table:table-cell>
          <table:table-cell office:value-type="float" office:value="6.168683" calcext:value-type="float">
            <text:p>6.168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2561" calcext:value-type="float">
            <text:p>0.021025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5" calcext:value-type="float">
            <text:p>10012005</text:p>
          </table:table-cell>
          <table:table-cell office:value-type="float" office:value="5.158628" calcext:value-type="float">
            <text:p>5.158628</text:p>
          </table:table-cell>
          <table:table-cell office:value-type="float" office:value="135.8486" calcext:value-type="float">
            <text:p>135.8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07" calcext:value-type="float">
            <text:p>34.2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5951271" calcext:value-type="float">
            <text:p>5.951271E-09</text:p>
          </table:table-cell>
          <table:table-cell office:value-type="float" office:value="0" calcext:value-type="float">
            <text:p>0</text:p>
          </table:table-cell>
          <table:table-cell office:value-type="float" office:value="-0.0004350211" calcext:value-type="float">
            <text:p>-0.0004350211</text:p>
          </table:table-cell>
          <table:table-cell office:value-type="float" office:value="1164.875" calcext:value-type="float">
            <text:p>1164.875</text:p>
          </table:table-cell>
          <table:table-cell office:value-type="float" office:value="1.903107" calcext:value-type="float">
            <text:p>1.903107</text:p>
          </table:table-cell>
          <table:table-cell office:value-type="float" office:value="0" calcext:value-type="float">
            <text:p>0</text:p>
          </table:table-cell>
          <table:table-cell office:value-type="float" office:value="0.2704426" calcext:value-type="float">
            <text:p>0.2704426</text:p>
          </table:table-cell>
          <table:table-cell office:value-type="float" office:value="0.1489539" calcext:value-type="float">
            <text:p>0.1489539</text:p>
          </table:table-cell>
          <table:table-cell office:value-type="float" office:value="0.1399197" calcext:value-type="float">
            <text:p>0.1399197</text:p>
          </table:table-cell>
          <table:table-cell office:value-type="float" office:value="0.0392684" calcext:value-type="float">
            <text:p>0.0392684</text:p>
          </table:table-cell>
          <table:table-cell office:value-type="float" office:value="0.03632542" calcext:value-type="float">
            <text:p>0.03632542</text:p>
          </table:table-cell>
          <table:table-cell office:value-type="float" office:value="0.02143223" calcext:value-type="float">
            <text:p>0.02143223</text:p>
          </table:table-cell>
          <table:table-cell office:value-type="float" office:value="0.02830454" calcext:value-type="float">
            <text:p>0.02830454</text:p>
          </table:table-cell>
          <table:table-cell office:value-type="float" office:value="0.07383683" calcext:value-type="float">
            <text:p>0.07383683</text:p>
          </table:table-cell>
          <table:table-cell office:value-type="float" office:value="0.1366243" calcext:value-type="float">
            <text:p>0.1366243</text:p>
          </table:table-cell>
          <table:table-cell office:value-type="float" office:value="0.1421573" calcext:value-type="float">
            <text:p>0.1421573</text:p>
          </table:table-cell>
          <table:table-cell office:value-type="float" office:value="0.1533988" calcext:value-type="float">
            <text:p>0.1533988</text:p>
          </table:table-cell>
          <table:table-cell office:value-type="float" office:value="0.1619387" calcext:value-type="float">
            <text:p>0.1619387</text:p>
          </table:table-cell>
          <table:table-cell office:value-type="float" office:value="0.1787292" calcext:value-type="float">
            <text:p>0.1787292</text:p>
          </table:table-cell>
          <table:table-cell office:value-type="float" office:value="0.1829956" calcext:value-type="float">
            <text:p>0.1829956</text:p>
          </table:table-cell>
          <table:table-cell office:value-type="float" office:value="0" calcext:value-type="float">
            <text:p>0</text:p>
          </table:table-cell>
          <table:table-cell office:value-type="float" office:value="24.08394" calcext:value-type="float">
            <text:p>24.08394</text:p>
          </table:table-cell>
          <table:table-cell office:value-type="float" office:value="17.10245" calcext:value-type="float">
            <text:p>17.10245</text:p>
          </table:table-cell>
          <table:table-cell office:value-type="float" office:value="18.4229" calcext:value-type="float">
            <text:p>18.4229</text:p>
          </table:table-cell>
          <table:table-cell office:value-type="float" office:value="5.118209" calcext:value-type="float">
            <text:p>5.118209</text:p>
          </table:table-cell>
          <table:table-cell office:value-type="float" office:value="4.316777" calcext:value-type="float">
            <text:p>4.316777</text:p>
          </table:table-cell>
          <table:table-cell office:value-type="float" office:value="2.045882" calcext:value-type="float">
            <text:p>2.045882</text:p>
          </table:table-cell>
          <table:table-cell office:value-type="float" office:value="2.129265" calcext:value-type="float">
            <text:p>2.129265</text:p>
          </table:table-cell>
          <table:table-cell office:value-type="float" office:value="4.468014" calcext:value-type="float">
            <text:p>4.468014</text:p>
          </table:table-cell>
          <table:table-cell office:value-type="float" office:value="7.168142" calcext:value-type="float">
            <text:p>7.168142</text:p>
          </table:table-cell>
          <table:table-cell office:value-type="float" office:value="7.730001" calcext:value-type="float">
            <text:p>7.730001</text:p>
          </table:table-cell>
          <table:table-cell office:value-type="float" office:value="8.79929" calcext:value-type="float">
            <text:p>8.79929</text:p>
          </table:table-cell>
          <table:table-cell office:value-type="float" office:value="9.497914" calcext:value-type="float">
            <text:p>9.497914</text:p>
          </table:table-cell>
          <table:table-cell office:value-type="float" office:value="11.14841" calcext:value-type="float">
            <text:p>11.14841</text:p>
          </table:table-cell>
          <table:table-cell office:value-type="float" office:value="11.46363" calcext:value-type="float">
            <text:p>11.46363</text:p>
          </table:table-cell>
          <table:table-cell office:value-type="float" office:value="0" calcext:value-type="float">
            <text:p>0</text:p>
          </table:table-cell>
          <table:table-cell office:value-type="float" office:value="3.937231" calcext:value-type="float">
            <text:p>3.937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65065" calcext:value-type="float">
            <text:p>0.022650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5" calcext:value-type="float">
            <text:p>11012005</text:p>
          </table:table-cell>
          <table:table-cell office:value-type="float" office:value="5.157241" calcext:value-type="float">
            <text:p>5.157241</text:p>
          </table:table-cell>
          <table:table-cell office:value-type="float" office:value="135.8485" calcext:value-type="float">
            <text:p>135.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2273" calcext:value-type="float">
            <text:p>34.222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5951271" calcext:value-type="float">
            <text:p>5.951271E-09</text:p>
          </table:table-cell>
          <table:table-cell office:value-type="float" office:value="0" calcext:value-type="float">
            <text:p>0</text:p>
          </table:table-cell>
          <table:table-cell office:value-type="float" office:value="-0.0004350211" calcext:value-type="float">
            <text:p>-0.0004350211</text:p>
          </table:table-cell>
          <table:table-cell office:value-type="float" office:value="1164.86" calcext:value-type="float">
            <text:p>1164.86</text:p>
          </table:table-cell>
          <table:table-cell office:value-type="float" office:value="1.902201" calcext:value-type="float">
            <text:p>1.902201</text:p>
          </table:table-cell>
          <table:table-cell office:value-type="float" office:value="0" calcext:value-type="float">
            <text:p>0</text:p>
          </table:table-cell>
          <table:table-cell office:value-type="float" office:value="0.2122553" calcext:value-type="float">
            <text:p>0.2122553</text:p>
          </table:table-cell>
          <table:table-cell office:value-type="float" office:value="0.1386364" calcext:value-type="float">
            <text:p>0.1386364</text:p>
          </table:table-cell>
          <table:table-cell office:value-type="float" office:value="0.1350775" calcext:value-type="float">
            <text:p>0.1350775</text:p>
          </table:table-cell>
          <table:table-cell office:value-type="float" office:value="0.03880746" calcext:value-type="float">
            <text:p>0.03880746</text:p>
          </table:table-cell>
          <table:table-cell office:value-type="float" office:value="0.03600057" calcext:value-type="float">
            <text:p>0.03600057</text:p>
          </table:table-cell>
          <table:table-cell office:value-type="float" office:value="0.02157848" calcext:value-type="float">
            <text:p>0.02157848</text:p>
          </table:table-cell>
          <table:table-cell office:value-type="float" office:value="0.02832419" calcext:value-type="float">
            <text:p>0.02832419</text:p>
          </table:table-cell>
          <table:table-cell office:value-type="float" office:value="0.07386348" calcext:value-type="float">
            <text:p>0.07386348</text:p>
          </table:table-cell>
          <table:table-cell office:value-type="float" office:value="0.1366738" calcext:value-type="float">
            <text:p>0.1366738</text:p>
          </table:table-cell>
          <table:table-cell office:value-type="float" office:value="0.1422092" calcext:value-type="float">
            <text:p>0.1422092</text:p>
          </table:table-cell>
          <table:table-cell office:value-type="float" office:value="0.1534502" calcext:value-type="float">
            <text:p>0.1534502</text:p>
          </table:table-cell>
          <table:table-cell office:value-type="float" office:value="0.1619625" calcext:value-type="float">
            <text:p>0.1619625</text:p>
          </table:table-cell>
          <table:table-cell office:value-type="float" office:value="0.178761" calcext:value-type="float">
            <text:p>0.178761</text:p>
          </table:table-cell>
          <table:table-cell office:value-type="float" office:value="0.1830261" calcext:value-type="float">
            <text:p>0.1830261</text:p>
          </table:table-cell>
          <table:table-cell office:value-type="float" office:value="0" calcext:value-type="float">
            <text:p>0</text:p>
          </table:table-cell>
          <table:table-cell office:value-type="float" office:value="24.08887" calcext:value-type="float">
            <text:p>24.08887</text:p>
          </table:table-cell>
          <table:table-cell office:value-type="float" office:value="17.09799" calcext:value-type="float">
            <text:p>17.09799</text:p>
          </table:table-cell>
          <table:table-cell office:value-type="float" office:value="18.41858" calcext:value-type="float">
            <text:p>18.41858</text:p>
          </table:table-cell>
          <table:table-cell office:value-type="float" office:value="5.117352" calcext:value-type="float">
            <text:p>5.117352</text:p>
          </table:table-cell>
          <table:table-cell office:value-type="float" office:value="4.316701" calcext:value-type="float">
            <text:p>4.316701</text:p>
          </table:table-cell>
          <table:table-cell office:value-type="float" office:value="2.046353" calcext:value-type="float">
            <text:p>2.046353</text:p>
          </table:table-cell>
          <table:table-cell office:value-type="float" office:value="2.130784" calcext:value-type="float">
            <text:p>2.130784</text:p>
          </table:table-cell>
          <table:table-cell office:value-type="float" office:value="4.47214" calcext:value-type="float">
            <text:p>4.47214</text:p>
          </table:table-cell>
          <table:table-cell office:value-type="float" office:value="7.174366" calcext:value-type="float">
            <text:p>7.174366</text:p>
          </table:table-cell>
          <table:table-cell office:value-type="float" office:value="7.735848" calcext:value-type="float">
            <text:p>7.735848</text:p>
          </table:table-cell>
          <table:table-cell office:value-type="float" office:value="8.804494" calcext:value-type="float">
            <text:p>8.804494</text:p>
          </table:table-cell>
          <table:table-cell office:value-type="float" office:value="9.502721" calcext:value-type="float">
            <text:p>9.502721</text:p>
          </table:table-cell>
          <table:table-cell office:value-type="float" office:value="11.15128" calcext:value-type="float">
            <text:p>11.15128</text:p>
          </table:table-cell>
          <table:table-cell office:value-type="float" office:value="11.46206" calcext:value-type="float">
            <text:p>11.46206</text:p>
          </table:table-cell>
          <table:table-cell office:value-type="float" office:value="0" calcext:value-type="float">
            <text:p>0</text:p>
          </table:table-cell>
          <table:table-cell office:value-type="float" office:value="2.631098" calcext:value-type="float">
            <text:p>2.631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0412" calcext:value-type="float">
            <text:p>0.02404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5" calcext:value-type="float">
            <text:p>12012005</text:p>
          </table:table-cell>
          <table:table-cell office:value-type="float" office:value="5.155493" calcext:value-type="float">
            <text:p>5.155493</text:p>
          </table:table-cell>
          <table:table-cell office:value-type="float" office:value="135.8485" calcext:value-type="float">
            <text:p>135.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3827" calcext:value-type="float">
            <text:p>34.238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18225" calcext:value-type="float">
            <text:p>6.018225E-09</text:p>
          </table:table-cell>
          <table:table-cell office:value-type="float" office:value="0" calcext:value-type="float">
            <text:p>0</text:p>
          </table:table-cell>
          <table:table-cell office:value-type="float" office:value="-0.0004350207" calcext:value-type="float">
            <text:p>-0.0004350207</text:p>
          </table:table-cell>
          <table:table-cell office:value-type="float" office:value="1164.846" calcext:value-type="float">
            <text:p>1164.846</text:p>
          </table:table-cell>
          <table:table-cell office:value-type="float" office:value="1.901083" calcext:value-type="float">
            <text:p>1.901083</text:p>
          </table:table-cell>
          <table:table-cell office:value-type="float" office:value="0" calcext:value-type="float">
            <text:p>0</text:p>
          </table:table-cell>
          <table:table-cell office:value-type="float" office:value="0.2170749" calcext:value-type="float">
            <text:p>0.2170749</text:p>
          </table:table-cell>
          <table:table-cell office:value-type="float" office:value="0.140567" calcext:value-type="float">
            <text:p>0.140567</text:p>
          </table:table-cell>
          <table:table-cell office:value-type="float" office:value="0.1338751" calcext:value-type="float">
            <text:p>0.1338751</text:p>
          </table:table-cell>
          <table:table-cell office:value-type="float" office:value="0.03804942" calcext:value-type="float">
            <text:p>0.03804942</text:p>
          </table:table-cell>
          <table:table-cell office:value-type="float" office:value="0.03511405" calcext:value-type="float">
            <text:p>0.03511405</text:p>
          </table:table-cell>
          <table:table-cell office:value-type="float" office:value="0.02136264" calcext:value-type="float">
            <text:p>0.02136264</text:p>
          </table:table-cell>
          <table:table-cell office:value-type="float" office:value="0.02853479" calcext:value-type="float">
            <text:p>0.02853479</text:p>
          </table:table-cell>
          <table:table-cell office:value-type="float" office:value="0.07387125" calcext:value-type="float">
            <text:p>0.07387125</text:p>
          </table:table-cell>
          <table:table-cell office:value-type="float" office:value="0.1367217" calcext:value-type="float">
            <text:p>0.1367217</text:p>
          </table:table-cell>
          <table:table-cell office:value-type="float" office:value="0.1422612" calcext:value-type="float">
            <text:p>0.1422612</text:p>
          </table:table-cell>
          <table:table-cell office:value-type="float" office:value="0.1535017" calcext:value-type="float">
            <text:p>0.1535017</text:p>
          </table:table-cell>
          <table:table-cell office:value-type="float" office:value="0.161989" calcext:value-type="float">
            <text:p>0.161989</text:p>
          </table:table-cell>
          <table:table-cell office:value-type="float" office:value="0.1787929" calcext:value-type="float">
            <text:p>0.1787929</text:p>
          </table:table-cell>
          <table:table-cell office:value-type="float" office:value="0.1830564" calcext:value-type="float">
            <text:p>0.1830564</text:p>
          </table:table-cell>
          <table:table-cell office:value-type="float" office:value="0" calcext:value-type="float">
            <text:p>0</text:p>
          </table:table-cell>
          <table:table-cell office:value-type="float" office:value="24.08837" calcext:value-type="float">
            <text:p>24.08837</text:p>
          </table:table-cell>
          <table:table-cell office:value-type="float" office:value="17.09276" calcext:value-type="float">
            <text:p>17.09276</text:p>
          </table:table-cell>
          <table:table-cell office:value-type="float" office:value="18.41346" calcext:value-type="float">
            <text:p>18.41346</text:p>
          </table:table-cell>
          <table:table-cell office:value-type="float" office:value="5.11634" calcext:value-type="float">
            <text:p>5.11634</text:p>
          </table:table-cell>
          <table:table-cell office:value-type="float" office:value="4.316469" calcext:value-type="float">
            <text:p>4.316469</text:p>
          </table:table-cell>
          <table:table-cell office:value-type="float" office:value="2.046797" calcext:value-type="float">
            <text:p>2.046797</text:p>
          </table:table-cell>
          <table:table-cell office:value-type="float" office:value="2.132305" calcext:value-type="float">
            <text:p>2.132305</text:p>
          </table:table-cell>
          <table:table-cell office:value-type="float" office:value="4.476268" calcext:value-type="float">
            <text:p>4.476268</text:p>
          </table:table-cell>
          <table:table-cell office:value-type="float" office:value="7.180583" calcext:value-type="float">
            <text:p>7.180583</text:p>
          </table:table-cell>
          <table:table-cell office:value-type="float" office:value="7.741695" calcext:value-type="float">
            <text:p>7.741695</text:p>
          </table:table-cell>
          <table:table-cell office:value-type="float" office:value="8.809697" calcext:value-type="float">
            <text:p>8.809697</text:p>
          </table:table-cell>
          <table:table-cell office:value-type="float" office:value="9.507506" calcext:value-type="float">
            <text:p>9.507506</text:p>
          </table:table-cell>
          <table:table-cell office:value-type="float" office:value="11.15411" calcext:value-type="float">
            <text:p>11.15411</text:p>
          </table:table-cell>
          <table:table-cell office:value-type="float" office:value="11.46288" calcext:value-type="float">
            <text:p>11.46288</text:p>
          </table:table-cell>
          <table:table-cell office:value-type="float" office:value="0" calcext:value-type="float">
            <text:p>0</text:p>
          </table:table-cell>
          <table:table-cell office:value-type="float" office:value="3.023384" calcext:value-type="float">
            <text:p>3.023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131" calcext:value-type="float">
            <text:p>0.02571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5" calcext:value-type="float">
            <text:p>13012005</text:p>
          </table:table-cell>
          <table:table-cell office:value-type="float" office:value="5.154016" calcext:value-type="float">
            <text:p>5.154016</text:p>
          </table:table-cell>
          <table:table-cell office:value-type="float" office:value="135.8485" calcext:value-type="float">
            <text:p>135.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5383" calcext:value-type="float">
            <text:p>34.253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78588" calcext:value-type="float">
            <text:p>6.078588E-09</text:p>
          </table:table-cell>
          <table:table-cell office:value-type="float" office:value="0" calcext:value-type="float">
            <text:p>0</text:p>
          </table:table-cell>
          <table:table-cell office:value-type="float" office:value="-0.0004825129" calcext:value-type="float">
            <text:p>-0.0004825129</text:p>
          </table:table-cell>
          <table:table-cell office:value-type="float" office:value="1164.831" calcext:value-type="float">
            <text:p>1164.831</text:p>
          </table:table-cell>
          <table:table-cell office:value-type="float" office:value="1.900144" calcext:value-type="float">
            <text:p>1.900144</text:p>
          </table:table-cell>
          <table:table-cell office:value-type="float" office:value="0" calcext:value-type="float">
            <text:p>0</text:p>
          </table:table-cell>
          <table:table-cell office:value-type="float" office:value="0.2187146" calcext:value-type="float">
            <text:p>0.2187146</text:p>
          </table:table-cell>
          <table:table-cell office:value-type="float" office:value="0.145058" calcext:value-type="float">
            <text:p>0.145058</text:p>
          </table:table-cell>
          <table:table-cell office:value-type="float" office:value="0.1386071" calcext:value-type="float">
            <text:p>0.1386071</text:p>
          </table:table-cell>
          <table:table-cell office:value-type="float" office:value="0.03891012" calcext:value-type="float">
            <text:p>0.03891012</text:p>
          </table:table-cell>
          <table:table-cell office:value-type="float" office:value="0.03528034" calcext:value-type="float">
            <text:p>0.03528034</text:p>
          </table:table-cell>
          <table:table-cell office:value-type="float" office:value="0.02105755" calcext:value-type="float">
            <text:p>0.02105755</text:p>
          </table:table-cell>
          <table:table-cell office:value-type="float" office:value="0.02907391" calcext:value-type="float">
            <text:p>0.02907391</text:p>
          </table:table-cell>
          <table:table-cell office:value-type="float" office:value="0.07388739" calcext:value-type="float">
            <text:p>0.07388739</text:p>
          </table:table-cell>
          <table:table-cell office:value-type="float" office:value="0.1367684" calcext:value-type="float">
            <text:p>0.1367684</text:p>
          </table:table-cell>
          <table:table-cell office:value-type="float" office:value="0.1423127" calcext:value-type="float">
            <text:p>0.1423127</text:p>
          </table:table-cell>
          <table:table-cell office:value-type="float" office:value="0.1535533" calcext:value-type="float">
            <text:p>0.1535533</text:p>
          </table:table-cell>
          <table:table-cell office:value-type="float" office:value="0.1620174" calcext:value-type="float">
            <text:p>0.1620174</text:p>
          </table:table-cell>
          <table:table-cell office:value-type="float" office:value="0.1788538" calcext:value-type="float">
            <text:p>0.1788538</text:p>
          </table:table-cell>
          <table:table-cell office:value-type="float" office:value="0.1830807" calcext:value-type="float">
            <text:p>0.1830807</text:p>
          </table:table-cell>
          <table:table-cell office:value-type="float" office:value="0" calcext:value-type="float">
            <text:p>0</text:p>
          </table:table-cell>
          <table:table-cell office:value-type="float" office:value="24.08899" calcext:value-type="float">
            <text:p>24.08899</text:p>
          </table:table-cell>
          <table:table-cell office:value-type="float" office:value="17.0883" calcext:value-type="float">
            <text:p>17.0883</text:p>
          </table:table-cell>
          <table:table-cell office:value-type="float" office:value="18.40878" calcext:value-type="float">
            <text:p>18.40878</text:p>
          </table:table-cell>
          <table:table-cell office:value-type="float" office:value="5.115332" calcext:value-type="float">
            <text:p>5.115332</text:p>
          </table:table-cell>
          <table:table-cell office:value-type="float" office:value="4.316157" calcext:value-type="float">
            <text:p>4.316157</text:p>
          </table:table-cell>
          <table:table-cell office:value-type="float" office:value="2.047175" calcext:value-type="float">
            <text:p>2.047175</text:p>
          </table:table-cell>
          <table:table-cell office:value-type="float" office:value="2.133882" calcext:value-type="float">
            <text:p>2.133882</text:p>
          </table:table-cell>
          <table:table-cell office:value-type="float" office:value="4.480376" calcext:value-type="float">
            <text:p>4.480376</text:p>
          </table:table-cell>
          <table:table-cell office:value-type="float" office:value="7.186799" calcext:value-type="float">
            <text:p>7.186799</text:p>
          </table:table-cell>
          <table:table-cell office:value-type="float" office:value="7.747544" calcext:value-type="float">
            <text:p>7.747544</text:p>
          </table:table-cell>
          <table:table-cell office:value-type="float" office:value="8.814901" calcext:value-type="float">
            <text:p>8.814901</text:p>
          </table:table-cell>
          <table:table-cell office:value-type="float" office:value="9.512236" calcext:value-type="float">
            <text:p>9.512236</text:p>
          </table:table-cell>
          <table:table-cell office:value-type="float" office:value="11.15691" calcext:value-type="float">
            <text:p>11.15691</text:p>
          </table:table-cell>
          <table:table-cell office:value-type="float" office:value="11.45973" calcext:value-type="float">
            <text:p>11.45973</text:p>
          </table:table-cell>
          <table:table-cell office:value-type="float" office:value="0" calcext:value-type="float">
            <text:p>0</text:p>
          </table:table-cell>
          <table:table-cell office:value-type="float" office:value="2.671603" calcext:value-type="float">
            <text:p>2.671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16307" calcext:value-type="float">
            <text:p>0.027163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5" calcext:value-type="float">
            <text:p>14012005</text:p>
          </table:table-cell>
          <table:table-cell office:value-type="float" office:value="5.153224" calcext:value-type="float">
            <text:p>5.153224</text:p>
          </table:table-cell>
          <table:table-cell office:value-type="float" office:value="135.8485" calcext:value-type="float">
            <text:p>135.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694" calcext:value-type="float">
            <text:p>34.26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78588" calcext:value-type="float">
            <text:p>6.078588E-09</text:p>
          </table:table-cell>
          <table:table-cell office:value-type="float" office:value="0" calcext:value-type="float">
            <text:p>0</text:p>
          </table:table-cell>
          <table:table-cell office:value-type="float" office:value="-0.0006275058" calcext:value-type="float">
            <text:p>-0.0006275058</text:p>
          </table:table-cell>
          <table:table-cell office:value-type="float" office:value="1164.816" calcext:value-type="float">
            <text:p>1164.816</text:p>
          </table:table-cell>
          <table:table-cell office:value-type="float" office:value="1.899691" calcext:value-type="float">
            <text:p>1.899691</text:p>
          </table:table-cell>
          <table:table-cell office:value-type="float" office:value="0" calcext:value-type="float">
            <text:p>0</text:p>
          </table:table-cell>
          <table:table-cell office:value-type="float" office:value="0.182191" calcext:value-type="float">
            <text:p>0.182191</text:p>
          </table:table-cell>
          <table:table-cell office:value-type="float" office:value="0.1311673" calcext:value-type="float">
            <text:p>0.1311673</text:p>
          </table:table-cell>
          <table:table-cell office:value-type="float" office:value="0.1287593" calcext:value-type="float">
            <text:p>0.1287593</text:p>
          </table:table-cell>
          <table:table-cell office:value-type="float" office:value="0.03755152" calcext:value-type="float">
            <text:p>0.03755152</text:p>
          </table:table-cell>
          <table:table-cell office:value-type="float" office:value="0.03426025" calcext:value-type="float">
            <text:p>0.03426025</text:p>
          </table:table-cell>
          <table:table-cell office:value-type="float" office:value="0.02123912" calcext:value-type="float">
            <text:p>0.02123912</text:p>
          </table:table-cell>
          <table:table-cell office:value-type="float" office:value="0.03017384" calcext:value-type="float">
            <text:p>0.03017384</text:p>
          </table:table-cell>
          <table:table-cell office:value-type="float" office:value="0.0739166" calcext:value-type="float">
            <text:p>0.0739166</text:p>
          </table:table-cell>
          <table:table-cell office:value-type="float" office:value="0.1368153" calcext:value-type="float">
            <text:p>0.1368153</text:p>
          </table:table-cell>
          <table:table-cell office:value-type="float" office:value="0.1423644" calcext:value-type="float">
            <text:p>0.1423644</text:p>
          </table:table-cell>
          <table:table-cell office:value-type="float" office:value="0.1536053" calcext:value-type="float">
            <text:p>0.1536053</text:p>
          </table:table-cell>
          <table:table-cell office:value-type="float" office:value="0.1620457" calcext:value-type="float">
            <text:p>0.1620457</text:p>
          </table:table-cell>
          <table:table-cell office:value-type="float" office:value="0.178864" calcext:value-type="float">
            <text:p>0.178864</text:p>
          </table:table-cell>
          <table:table-cell office:value-type="float" office:value="0.1831182" calcext:value-type="float">
            <text:p>0.1831182</text:p>
          </table:table-cell>
          <table:table-cell office:value-type="float" office:value="0" calcext:value-type="float">
            <text:p>0</text:p>
          </table:table-cell>
          <table:table-cell office:value-type="float" office:value="24.08755" calcext:value-type="float">
            <text:p>24.08755</text:p>
          </table:table-cell>
          <table:table-cell office:value-type="float" office:value="17.08365" calcext:value-type="float">
            <text:p>17.08365</text:p>
          </table:table-cell>
          <table:table-cell office:value-type="float" office:value="18.40405" calcext:value-type="float">
            <text:p>18.40405</text:p>
          </table:table-cell>
          <table:table-cell office:value-type="float" office:value="5.114413" calcext:value-type="float">
            <text:p>5.114413</text:p>
          </table:table-cell>
          <table:table-cell office:value-type="float" office:value="4.315859" calcext:value-type="float">
            <text:p>4.315859</text:p>
          </table:table-cell>
          <table:table-cell office:value-type="float" office:value="2.047542" calcext:value-type="float">
            <text:p>2.047542</text:p>
          </table:table-cell>
          <table:table-cell office:value-type="float" office:value="2.135546" calcext:value-type="float">
            <text:p>2.135546</text:p>
          </table:table-cell>
          <table:table-cell office:value-type="float" office:value="4.484472" calcext:value-type="float">
            <text:p>4.484472</text:p>
          </table:table-cell>
          <table:table-cell office:value-type="float" office:value="7.193015" calcext:value-type="float">
            <text:p>7.193015</text:p>
          </table:table-cell>
          <table:table-cell office:value-type="float" office:value="7.753389" calcext:value-type="float">
            <text:p>7.753389</text:p>
          </table:table-cell>
          <table:table-cell office:value-type="float" office:value="8.820106" calcext:value-type="float">
            <text:p>8.820106</text:p>
          </table:table-cell>
          <table:table-cell office:value-type="float" office:value="9.516965" calcext:value-type="float">
            <text:p>9.516965</text:p>
          </table:table-cell>
          <table:table-cell office:value-type="float" office:value="11.15979" calcext:value-type="float">
            <text:p>11.15979</text:p>
          </table:table-cell>
          <table:table-cell office:value-type="float" office:value="11.453" calcext:value-type="float">
            <text:p>11.453</text:p>
          </table:table-cell>
          <table:table-cell office:value-type="float" office:value="0" calcext:value-type="float">
            <text:p>0</text:p>
          </table:table-cell>
          <table:table-cell office:value-type="float" office:value="1.430717" calcext:value-type="float">
            <text:p>1.430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01945" calcext:value-type="float">
            <text:p>0.028019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5" calcext:value-type="float">
            <text:p>15012005</text:p>
          </table:table-cell>
          <table:table-cell office:value-type="float" office:value="5.152442" calcext:value-type="float">
            <text:p>5.152442</text:p>
          </table:table-cell>
          <table:table-cell office:value-type="float" office:value="135.8485" calcext:value-type="float">
            <text:p>135.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8476" calcext:value-type="float">
            <text:p>34.28476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78588" calcext:value-type="float">
            <text:p>6.078588E-09</text:p>
          </table:table-cell>
          <table:table-cell office:value-type="float" office:value="0" calcext:value-type="float">
            <text:p>0</text:p>
          </table:table-cell>
          <table:table-cell office:value-type="float" office:value="-0.0006365909" calcext:value-type="float">
            <text:p>-0.0006365909</text:p>
          </table:table-cell>
          <table:table-cell office:value-type="float" office:value="1164.802" calcext:value-type="float">
            <text:p>1164.802</text:p>
          </table:table-cell>
          <table:table-cell office:value-type="float" office:value="1.899261" calcext:value-type="float">
            <text:p>1.899261</text:p>
          </table:table-cell>
          <table:table-cell office:value-type="float" office:value="0" calcext:value-type="float">
            <text:p>0</text:p>
          </table:table-cell>
          <table:table-cell office:value-type="float" office:value="0.1693866" calcext:value-type="float">
            <text:p>0.1693866</text:p>
          </table:table-cell>
          <table:table-cell office:value-type="float" office:value="0.1262309" calcext:value-type="float">
            <text:p>0.1262309</text:p>
          </table:table-cell>
          <table:table-cell office:value-type="float" office:value="0.1230245" calcext:value-type="float">
            <text:p>0.1230245</text:p>
          </table:table-cell>
          <table:table-cell office:value-type="float" office:value="0.03569463" calcext:value-type="float">
            <text:p>0.03569463</text:p>
          </table:table-cell>
          <table:table-cell office:value-type="float" office:value="0.03215376" calcext:value-type="float">
            <text:p>0.03215376</text:p>
          </table:table-cell>
          <table:table-cell office:value-type="float" office:value="0.02057881" calcext:value-type="float">
            <text:p>0.02057881</text:p>
          </table:table-cell>
          <table:table-cell office:value-type="float" office:value="0.03199636" calcext:value-type="float">
            <text:p>0.03199636</text:p>
          </table:table-cell>
          <table:table-cell office:value-type="float" office:value="0.07395945" calcext:value-type="float">
            <text:p>0.07395945</text:p>
          </table:table-cell>
          <table:table-cell office:value-type="float" office:value="0.136862" calcext:value-type="float">
            <text:p>0.136862</text:p>
          </table:table-cell>
          <table:table-cell office:value-type="float" office:value="0.1424164" calcext:value-type="float">
            <text:p>0.1424164</text:p>
          </table:table-cell>
          <table:table-cell office:value-type="float" office:value="0.1536575" calcext:value-type="float">
            <text:p>0.1536575</text:p>
          </table:table-cell>
          <table:table-cell office:value-type="float" office:value="0.1620722" calcext:value-type="float">
            <text:p>0.1620722</text:p>
          </table:table-cell>
          <table:table-cell office:value-type="float" office:value="0.1788889" calcext:value-type="float">
            <text:p>0.1788889</text:p>
          </table:table-cell>
          <table:table-cell office:value-type="float" office:value="0.1831456" calcext:value-type="float">
            <text:p>0.1831456</text:p>
          </table:table-cell>
          <table:table-cell office:value-type="float" office:value="0" calcext:value-type="float">
            <text:p>0</text:p>
          </table:table-cell>
          <table:table-cell office:value-type="float" office:value="24.08225" calcext:value-type="float">
            <text:p>24.08225</text:p>
          </table:table-cell>
          <table:table-cell office:value-type="float" office:value="17.07784" calcext:value-type="float">
            <text:p>17.07784</text:p>
          </table:table-cell>
          <table:table-cell office:value-type="float" office:value="18.39804" calcext:value-type="float">
            <text:p>18.39804</text:p>
          </table:table-cell>
          <table:table-cell office:value-type="float" office:value="5.113163" calcext:value-type="float">
            <text:p>5.113163</text:p>
          </table:table-cell>
          <table:table-cell office:value-type="float" office:value="4.315209" calcext:value-type="float">
            <text:p>4.315209</text:p>
          </table:table-cell>
          <table:table-cell office:value-type="float" office:value="2.047861" calcext:value-type="float">
            <text:p>2.047861</text:p>
          </table:table-cell>
          <table:table-cell office:value-type="float" office:value="2.137335" calcext:value-type="float">
            <text:p>2.137335</text:p>
          </table:table-cell>
          <table:table-cell office:value-type="float" office:value="4.488548" calcext:value-type="float">
            <text:p>4.488548</text:p>
          </table:table-cell>
          <table:table-cell office:value-type="float" office:value="7.19921" calcext:value-type="float">
            <text:p>7.19921</text:p>
          </table:table-cell>
          <table:table-cell office:value-type="float" office:value="7.759236" calcext:value-type="float">
            <text:p>7.759236</text:p>
          </table:table-cell>
          <table:table-cell office:value-type="float" office:value="8.82531" calcext:value-type="float">
            <text:p>8.82531</text:p>
          </table:table-cell>
          <table:table-cell office:value-type="float" office:value="9.521694" calcext:value-type="float">
            <text:p>9.521694</text:p>
          </table:table-cell>
          <table:table-cell office:value-type="float" office:value="11.16263" calcext:value-type="float">
            <text:p>11.16263</text:p>
          </table:table-cell>
          <table:table-cell office:value-type="float" office:value="11.44746" calcext:value-type="float">
            <text:p>11.44746</text:p>
          </table:table-cell>
          <table:table-cell office:value-type="float" office:value="0" calcext:value-type="float">
            <text:p>0</text:p>
          </table:table-cell>
          <table:table-cell office:value-type="float" office:value="1.073425" calcext:value-type="float">
            <text:p>1.07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4407" calcext:value-type="float">
            <text:p>0.028844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5" calcext:value-type="float">
            <text:p>16012005</text:p>
          </table:table-cell>
          <table:table-cell office:value-type="float" office:value="5.151583" calcext:value-type="float">
            <text:p>5.151583</text:p>
          </table:table-cell>
          <table:table-cell office:value-type="float" office:value="135.8484" calcext:value-type="float">
            <text:p>135.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9999" calcext:value-type="float">
            <text:p>34.299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78588" calcext:value-type="float">
            <text:p>6.078588E-09</text:p>
          </table:table-cell>
          <table:table-cell office:value-type="float" office:value="0" calcext:value-type="float">
            <text:p>0</text:p>
          </table:table-cell>
          <table:table-cell office:value-type="float" office:value="-0.0006365909" calcext:value-type="float">
            <text:p>-0.0006365909</text:p>
          </table:table-cell>
          <table:table-cell office:value-type="float" office:value="1164.787" calcext:value-type="float">
            <text:p>1164.787</text:p>
          </table:table-cell>
          <table:table-cell office:value-type="float" office:value="1.89876" calcext:value-type="float">
            <text:p>1.89876</text:p>
          </table:table-cell>
          <table:table-cell office:value-type="float" office:value="0" calcext:value-type="float">
            <text:p>0</text:p>
          </table:table-cell>
          <table:table-cell office:value-type="float" office:value="0.1719722" calcext:value-type="float">
            <text:p>0.1719722</text:p>
          </table:table-cell>
          <table:table-cell office:value-type="float" office:value="0.1267336" calcext:value-type="float">
            <text:p>0.1267336</text:p>
          </table:table-cell>
          <table:table-cell office:value-type="float" office:value="0.122287" calcext:value-type="float">
            <text:p>0.122287</text:p>
          </table:table-cell>
          <table:table-cell office:value-type="float" office:value="0.03516927" calcext:value-type="float">
            <text:p>0.03516927</text:p>
          </table:table-cell>
          <table:table-cell office:value-type="float" office:value="0.03136827" calcext:value-type="float">
            <text:p>0.03136827</text:p>
          </table:table-cell>
          <table:table-cell office:value-type="float" office:value="0.02008598" calcext:value-type="float">
            <text:p>0.02008598</text:p>
          </table:table-cell>
          <table:table-cell office:value-type="float" office:value="0.03292862" calcext:value-type="float">
            <text:p>0.03292862</text:p>
          </table:table-cell>
          <table:table-cell office:value-type="float" office:value="0.07398888" calcext:value-type="float">
            <text:p>0.07398888</text:p>
          </table:table-cell>
          <table:table-cell office:value-type="float" office:value="0.1369102" calcext:value-type="float">
            <text:p>0.1369102</text:p>
          </table:table-cell>
          <table:table-cell office:value-type="float" office:value="0.1424686" calcext:value-type="float">
            <text:p>0.1424686</text:p>
          </table:table-cell>
          <table:table-cell office:value-type="float" office:value="0.1537095" calcext:value-type="float">
            <text:p>0.1537095</text:p>
          </table:table-cell>
          <table:table-cell office:value-type="float" office:value="0.1620986" calcext:value-type="float">
            <text:p>0.1620986</text:p>
          </table:table-cell>
          <table:table-cell office:value-type="float" office:value="0.1789183" calcext:value-type="float">
            <text:p>0.1789183</text:p>
          </table:table-cell>
          <table:table-cell office:value-type="float" office:value="0.183175" calcext:value-type="float">
            <text:p>0.183175</text:p>
          </table:table-cell>
          <table:table-cell office:value-type="float" office:value="0" calcext:value-type="float">
            <text:p>0</text:p>
          </table:table-cell>
          <table:table-cell office:value-type="float" office:value="24.07592" calcext:value-type="float">
            <text:p>24.07592</text:p>
          </table:table-cell>
          <table:table-cell office:value-type="float" office:value="17.07167" calcext:value-type="float">
            <text:p>17.07167</text:p>
          </table:table-cell>
          <table:table-cell office:value-type="float" office:value="18.39147" calcext:value-type="float">
            <text:p>18.39147</text:p>
          </table:table-cell>
          <table:table-cell office:value-type="float" office:value="5.111707" calcext:value-type="float">
            <text:p>5.111707</text:p>
          </table:table-cell>
          <table:table-cell office:value-type="float" office:value="4.314292" calcext:value-type="float">
            <text:p>4.314292</text:p>
          </table:table-cell>
          <table:table-cell office:value-type="float" office:value="2.04809" calcext:value-type="float">
            <text:p>2.04809</text:p>
          </table:table-cell>
          <table:table-cell office:value-type="float" office:value="2.139055" calcext:value-type="float">
            <text:p>2.139055</text:p>
          </table:table-cell>
          <table:table-cell office:value-type="float" office:value="4.492612" calcext:value-type="float">
            <text:p>4.492612</text:p>
          </table:table-cell>
          <table:table-cell office:value-type="float" office:value="7.20538" calcext:value-type="float">
            <text:p>7.20538</text:p>
          </table:table-cell>
          <table:table-cell office:value-type="float" office:value="7.765083" calcext:value-type="float">
            <text:p>7.765083</text:p>
          </table:table-cell>
          <table:table-cell office:value-type="float" office:value="8.830514" calcext:value-type="float">
            <text:p>8.830514</text:p>
          </table:table-cell>
          <table:table-cell office:value-type="float" office:value="9.526423" calcext:value-type="float">
            <text:p>9.526423</text:p>
          </table:table-cell>
          <table:table-cell office:value-type="float" office:value="11.16543" calcext:value-type="float">
            <text:p>11.16543</text:p>
          </table:table-cell>
          <table:table-cell office:value-type="float" office:value="11.44308" calcext:value-type="float">
            <text:p>11.44308</text:p>
          </table:table-cell>
          <table:table-cell office:value-type="float" office:value="0" calcext:value-type="float">
            <text:p>0</text:p>
          </table:table-cell>
          <table:table-cell office:value-type="float" office:value="1.185965" calcext:value-type="float">
            <text:p>1.185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72118" calcext:value-type="float">
            <text:p>0.029721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5" calcext:value-type="float">
            <text:p>17012005</text:p>
          </table:table-cell>
          <table:table-cell office:value-type="float" office:value="5.150128" calcext:value-type="float">
            <text:p>5.150128</text:p>
          </table:table-cell>
          <table:table-cell office:value-type="float" office:value="135.8485" calcext:value-type="float">
            <text:p>135.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1515" calcext:value-type="float">
            <text:p>34.315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80442" calcext:value-type="float">
            <text:p>6.080442E-09</text:p>
          </table:table-cell>
          <table:table-cell office:value-type="float" office:value="0" calcext:value-type="float">
            <text:p>0</text:p>
          </table:table-cell>
          <table:table-cell office:value-type="float" office:value="-0.0006365909" calcext:value-type="float">
            <text:p>-0.0006365909</text:p>
          </table:table-cell>
          <table:table-cell office:value-type="float" office:value="1164.772" calcext:value-type="float">
            <text:p>1164.772</text:p>
          </table:table-cell>
          <table:table-cell office:value-type="float" office:value="1.898046" calcext:value-type="float">
            <text:p>1.898046</text:p>
          </table:table-cell>
          <table:table-cell office:value-type="float" office:value="0" calcext:value-type="float">
            <text:p>0</text:p>
          </table:table-cell>
          <table:table-cell office:value-type="float" office:value="0.2061183" calcext:value-type="float">
            <text:p>0.2061183</text:p>
          </table:table-cell>
          <table:table-cell office:value-type="float" office:value="0.131239" calcext:value-type="float">
            <text:p>0.131239</text:p>
          </table:table-cell>
          <table:table-cell office:value-type="float" office:value="0.1223955" calcext:value-type="float">
            <text:p>0.1223955</text:p>
          </table:table-cell>
          <table:table-cell office:value-type="float" office:value="0.0348584" calcext:value-type="float">
            <text:p>0.0348584</text:p>
          </table:table-cell>
          <table:table-cell office:value-type="float" office:value="0.03107869" calcext:value-type="float">
            <text:p>0.03107869</text:p>
          </table:table-cell>
          <table:table-cell office:value-type="float" office:value="0.01987144" calcext:value-type="float">
            <text:p>0.01987144</text:p>
          </table:table-cell>
          <table:table-cell office:value-type="float" office:value="0.03165185" calcext:value-type="float">
            <text:p>0.03165185</text:p>
          </table:table-cell>
          <table:table-cell office:value-type="float" office:value="0.07396504" calcext:value-type="float">
            <text:p>0.07396504</text:p>
          </table:table-cell>
          <table:table-cell office:value-type="float" office:value="0.1369569" calcext:value-type="float">
            <text:p>0.1369569</text:p>
          </table:table-cell>
          <table:table-cell office:value-type="float" office:value="0.1425208" calcext:value-type="float">
            <text:p>0.1425208</text:p>
          </table:table-cell>
          <table:table-cell office:value-type="float" office:value="0.1537617" calcext:value-type="float">
            <text:p>0.1537617</text:p>
          </table:table-cell>
          <table:table-cell office:value-type="float" office:value="0.1621275" calcext:value-type="float">
            <text:p>0.1621275</text:p>
          </table:table-cell>
          <table:table-cell office:value-type="float" office:value="0.1789489" calcext:value-type="float">
            <text:p>0.1789489</text:p>
          </table:table-cell>
          <table:table-cell office:value-type="float" office:value="0.1832051" calcext:value-type="float">
            <text:p>0.1832051</text:p>
          </table:table-cell>
          <table:table-cell office:value-type="float" office:value="0" calcext:value-type="float">
            <text:p>0</text:p>
          </table:table-cell>
          <table:table-cell office:value-type="float" office:value="24.0716" calcext:value-type="float">
            <text:p>24.0716</text:p>
          </table:table-cell>
          <table:table-cell office:value-type="float" office:value="17.06508" calcext:value-type="float">
            <text:p>17.06508</text:p>
          </table:table-cell>
          <table:table-cell office:value-type="float" office:value="18.38449" calcext:value-type="float">
            <text:p>18.38449</text:p>
          </table:table-cell>
          <table:table-cell office:value-type="float" office:value="5.110147" calcext:value-type="float">
            <text:p>5.110147</text:p>
          </table:table-cell>
          <table:table-cell office:value-type="float" office:value="4.313271" calcext:value-type="float">
            <text:p>4.313271</text:p>
          </table:table-cell>
          <table:table-cell office:value-type="float" office:value="2.048279" calcext:value-type="float">
            <text:p>2.048279</text:p>
          </table:table-cell>
          <table:table-cell office:value-type="float" office:value="2.140476" calcext:value-type="float">
            <text:p>2.140476</text:p>
          </table:table-cell>
          <table:table-cell office:value-type="float" office:value="4.496678" calcext:value-type="float">
            <text:p>4.496678</text:p>
          </table:table-cell>
          <table:table-cell office:value-type="float" office:value="7.211551" calcext:value-type="float">
            <text:p>7.211551</text:p>
          </table:table-cell>
          <table:table-cell office:value-type="float" office:value="7.77093" calcext:value-type="float">
            <text:p>7.77093</text:p>
          </table:table-cell>
          <table:table-cell office:value-type="float" office:value="8.835704" calcext:value-type="float">
            <text:p>8.835704</text:p>
          </table:table-cell>
          <table:table-cell office:value-type="float" office:value="9.531153" calcext:value-type="float">
            <text:p>9.531153</text:p>
          </table:table-cell>
          <table:table-cell office:value-type="float" office:value="11.16821" calcext:value-type="float">
            <text:p>11.16821</text:p>
          </table:table-cell>
          <table:table-cell office:value-type="float" office:value="11.44428" calcext:value-type="float">
            <text:p>11.44428</text:p>
          </table:table-cell>
          <table:table-cell office:value-type="float" office:value="0" calcext:value-type="float">
            <text:p>0</text:p>
          </table:table-cell>
          <table:table-cell office:value-type="float" office:value="2.838224" calcext:value-type="float">
            <text:p>2.838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08349" calcext:value-type="float">
            <text:p>0.031083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5" calcext:value-type="float">
            <text:p>18012005</text:p>
          </table:table-cell>
          <table:table-cell office:value-type="float" office:value="5.147176" calcext:value-type="float">
            <text:p>5.147176</text:p>
          </table:table-cell>
          <table:table-cell office:value-type="float" office:value="135.8489" calcext:value-type="float">
            <text:p>135.8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3038" calcext:value-type="float">
            <text:p>34.330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88697" calcext:value-type="float">
            <text:p>6.088697E-09</text:p>
          </table:table-cell>
          <table:table-cell office:value-type="float" office:value="0" calcext:value-type="float">
            <text:p>0</text:p>
          </table:table-cell>
          <table:table-cell office:value-type="float" office:value="-0.0006365909" calcext:value-type="float">
            <text:p>-0.0006365909</text:p>
          </table:table-cell>
          <table:table-cell office:value-type="float" office:value="1164.758" calcext:value-type="float">
            <text:p>1164.758</text:p>
          </table:table-cell>
          <table:table-cell office:value-type="float" office:value="1.897335" calcext:value-type="float">
            <text:p>1.897335</text:p>
          </table:table-cell>
          <table:table-cell office:value-type="float" office:value="0" calcext:value-type="float">
            <text:p>0</text:p>
          </table:table-cell>
          <table:table-cell office:value-type="float" office:value="0.3818957" calcext:value-type="float">
            <text:p>0.3818957</text:p>
          </table:table-cell>
          <table:table-cell office:value-type="float" office:value="0.1472205" calcext:value-type="float">
            <text:p>0.1472205</text:p>
          </table:table-cell>
          <table:table-cell office:value-type="float" office:value="0.1234226" calcext:value-type="float">
            <text:p>0.1234226</text:p>
          </table:table-cell>
          <table:table-cell office:value-type="float" office:value="0.03504904" calcext:value-type="float">
            <text:p>0.03504904</text:p>
          </table:table-cell>
          <table:table-cell office:value-type="float" office:value="0.03139724" calcext:value-type="float">
            <text:p>0.03139724</text:p>
          </table:table-cell>
          <table:table-cell office:value-type="float" office:value="0.01975835" calcext:value-type="float">
            <text:p>0.01975835</text:p>
          </table:table-cell>
          <table:table-cell office:value-type="float" office:value="0.02937936" calcext:value-type="float">
            <text:p>0.02937936</text:p>
          </table:table-cell>
          <table:table-cell office:value-type="float" office:value="0.07425404" calcext:value-type="float">
            <text:p>0.07425404</text:p>
          </table:table-cell>
          <table:table-cell office:value-type="float" office:value="0.1369938" calcext:value-type="float">
            <text:p>0.1369938</text:p>
          </table:table-cell>
          <table:table-cell office:value-type="float" office:value="0.1425721" calcext:value-type="float">
            <text:p>0.1425721</text:p>
          </table:table-cell>
          <table:table-cell office:value-type="float" office:value="0.1538134" calcext:value-type="float">
            <text:p>0.1538134</text:p>
          </table:table-cell>
          <table:table-cell office:value-type="float" office:value="0.1621644" calcext:value-type="float">
            <text:p>0.1621644</text:p>
          </table:table-cell>
          <table:table-cell office:value-type="float" office:value="0.1789817" calcext:value-type="float">
            <text:p>0.1789817</text:p>
          </table:table-cell>
          <table:table-cell office:value-type="float" office:value="0.1832354" calcext:value-type="float">
            <text:p>0.1832354</text:p>
          </table:table-cell>
          <table:table-cell office:value-type="float" office:value="0" calcext:value-type="float">
            <text:p>0</text:p>
          </table:table-cell>
          <table:table-cell office:value-type="float" office:value="24.08018" calcext:value-type="float">
            <text:p>24.08018</text:p>
          </table:table-cell>
          <table:table-cell office:value-type="float" office:value="17.05847" calcext:value-type="float">
            <text:p>17.05847</text:p>
          </table:table-cell>
          <table:table-cell office:value-type="float" office:value="18.37756" calcext:value-type="float">
            <text:p>18.37756</text:p>
          </table:table-cell>
          <table:table-cell office:value-type="float" office:value="5.108601" calcext:value-type="float">
            <text:p>5.108601</text:p>
          </table:table-cell>
          <table:table-cell office:value-type="float" office:value="4.312276" calcext:value-type="float">
            <text:p>4.312276</text:p>
          </table:table-cell>
          <table:table-cell office:value-type="float" office:value="2.048447" calcext:value-type="float">
            <text:p>2.048447</text:p>
          </table:table-cell>
          <table:table-cell office:value-type="float" office:value="2.141536" calcext:value-type="float">
            <text:p>2.141536</text:p>
          </table:table-cell>
          <table:table-cell office:value-type="float" office:value="4.500747" calcext:value-type="float">
            <text:p>4.500747</text:p>
          </table:table-cell>
          <table:table-cell office:value-type="float" office:value="7.217708" calcext:value-type="float">
            <text:p>7.217708</text:p>
          </table:table-cell>
          <table:table-cell office:value-type="float" office:value="7.77678" calcext:value-type="float">
            <text:p>7.77678</text:p>
          </table:table-cell>
          <table:table-cell office:value-type="float" office:value="8.840852" calcext:value-type="float">
            <text:p>8.840852</text:p>
          </table:table-cell>
          <table:table-cell office:value-type="float" office:value="9.535882" calcext:value-type="float">
            <text:p>9.535882</text:p>
          </table:table-cell>
          <table:table-cell office:value-type="float" office:value="11.171" calcext:value-type="float">
            <text:p>11.171</text:p>
          </table:table-cell>
          <table:table-cell office:value-type="float" office:value="11.4497" calcext:value-type="float">
            <text:p>11.4497</text:p>
          </table:table-cell>
          <table:table-cell office:value-type="float" office:value="0" calcext:value-type="float">
            <text:p>0</text:p>
          </table:table-cell>
          <table:table-cell office:value-type="float" office:value="6.652398" calcext:value-type="float">
            <text:p>6.65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69558" calcext:value-type="float">
            <text:p>0.033695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5" calcext:value-type="float">
            <text:p>19012005</text:p>
          </table:table-cell>
          <table:table-cell office:value-type="float" office:value="5.143188" calcext:value-type="float">
            <text:p>5.143188</text:p>
          </table:table-cell>
          <table:table-cell office:value-type="float" office:value="135.8493" calcext:value-type="float">
            <text:p>135.8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4602" calcext:value-type="float">
            <text:p>34.346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88697" calcext:value-type="float">
            <text:p>6.088697E-09</text:p>
          </table:table-cell>
          <table:table-cell office:value-type="float" office:value="0" calcext:value-type="float">
            <text:p>0</text:p>
          </table:table-cell>
          <table:table-cell office:value-type="float" office:value="-0.0006365909" calcext:value-type="float">
            <text:p>-0.0006365909</text:p>
          </table:table-cell>
          <table:table-cell office:value-type="float" office:value="1164.744" calcext:value-type="float">
            <text:p>1164.744</text:p>
          </table:table-cell>
          <table:table-cell office:value-type="float" office:value="1.896182" calcext:value-type="float">
            <text:p>1.896182</text:p>
          </table:table-cell>
          <table:table-cell office:value-type="float" office:value="0" calcext:value-type="float">
            <text:p>0</text:p>
          </table:table-cell>
          <table:table-cell office:value-type="float" office:value="0.5130397" calcext:value-type="float">
            <text:p>0.5130397</text:p>
          </table:table-cell>
          <table:table-cell office:value-type="float" office:value="0.1707515" calcext:value-type="float">
            <text:p>0.1707515</text:p>
          </table:table-cell>
          <table:table-cell office:value-type="float" office:value="0.1342555" calcext:value-type="float">
            <text:p>0.1342555</text:p>
          </table:table-cell>
          <table:table-cell office:value-type="float" office:value="0.03660338" calcext:value-type="float">
            <text:p>0.03660338</text:p>
          </table:table-cell>
          <table:table-cell office:value-type="float" office:value="0.03263849" calcext:value-type="float">
            <text:p>0.03263849</text:p>
          </table:table-cell>
          <table:table-cell office:value-type="float" office:value="0.01966279" calcext:value-type="float">
            <text:p>0.01966279</text:p>
          </table:table-cell>
          <table:table-cell office:value-type="float" office:value="0.02818602" calcext:value-type="float">
            <text:p>0.02818602</text:p>
          </table:table-cell>
          <table:table-cell office:value-type="float" office:value="0.07436936" calcext:value-type="float">
            <text:p>0.07436936</text:p>
          </table:table-cell>
          <table:table-cell office:value-type="float" office:value="0.1370337" calcext:value-type="float">
            <text:p>0.1370337</text:p>
          </table:table-cell>
          <table:table-cell office:value-type="float" office:value="0.1426226" calcext:value-type="float">
            <text:p>0.1426226</text:p>
          </table:table-cell>
          <table:table-cell office:value-type="float" office:value="0.1538647" calcext:value-type="float">
            <text:p>0.1538647</text:p>
          </table:table-cell>
          <table:table-cell office:value-type="float" office:value="0.1621999" calcext:value-type="float">
            <text:p>0.1621999</text:p>
          </table:table-cell>
          <table:table-cell office:value-type="float" office:value="0.1790143" calcext:value-type="float">
            <text:p>0.1790143</text:p>
          </table:table-cell>
          <table:table-cell office:value-type="float" office:value="0.1832652" calcext:value-type="float">
            <text:p>0.1832652</text:p>
          </table:table-cell>
          <table:table-cell office:value-type="float" office:value="0" calcext:value-type="float">
            <text:p>0</text:p>
          </table:table-cell>
          <table:table-cell office:value-type="float" office:value="24.12352" calcext:value-type="float">
            <text:p>24.12352</text:p>
          </table:table-cell>
          <table:table-cell office:value-type="float" office:value="17.0531" calcext:value-type="float">
            <text:p>17.0531</text:p>
          </table:table-cell>
          <table:table-cell office:value-type="float" office:value="18.3714" calcext:value-type="float">
            <text:p>18.3714</text:p>
          </table:table-cell>
          <table:table-cell office:value-type="float" office:value="5.10711" calcext:value-type="float">
            <text:p>5.10711</text:p>
          </table:table-cell>
          <table:table-cell office:value-type="float" office:value="4.311356" calcext:value-type="float">
            <text:p>4.311356</text:p>
          </table:table-cell>
          <table:table-cell office:value-type="float" office:value="2.048593" calcext:value-type="float">
            <text:p>2.048593</text:p>
          </table:table-cell>
          <table:table-cell office:value-type="float" office:value="2.142394" calcext:value-type="float">
            <text:p>2.142394</text:p>
          </table:table-cell>
          <table:table-cell office:value-type="float" office:value="4.504833" calcext:value-type="float">
            <text:p>4.504833</text:p>
          </table:table-cell>
          <table:table-cell office:value-type="float" office:value="7.223833" calcext:value-type="float">
            <text:p>7.223833</text:p>
          </table:table-cell>
          <table:table-cell office:value-type="float" office:value="7.782624" calcext:value-type="float">
            <text:p>7.782624</text:p>
          </table:table-cell>
          <table:table-cell office:value-type="float" office:value="8.845999" calcext:value-type="float">
            <text:p>8.845999</text:p>
          </table:table-cell>
          <table:table-cell office:value-type="float" office:value="9.540611" calcext:value-type="float">
            <text:p>9.540611</text:p>
          </table:table-cell>
          <table:table-cell office:value-type="float" office:value="11.1738" calcext:value-type="float">
            <text:p>11.1738</text:p>
          </table:table-cell>
          <table:table-cell office:value-type="float" office:value="11.45723" calcext:value-type="float">
            <text:p>11.45723</text:p>
          </table:table-cell>
          <table:table-cell office:value-type="float" office:value="0" calcext:value-type="float">
            <text:p>0</text:p>
          </table:table-cell>
          <table:table-cell office:value-type="float" office:value="8.995996" calcext:value-type="float">
            <text:p>8.99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19165" calcext:value-type="float">
            <text:p>0.037191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5" calcext:value-type="float">
            <text:p>20012005</text:p>
          </table:table-cell>
          <table:table-cell office:value-type="float" office:value="5.13875" calcext:value-type="float">
            <text:p>5.13875</text:p>
          </table:table-cell>
          <table:table-cell office:value-type="float" office:value="135.8497" calcext:value-type="float">
            <text:p>135.8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6185" calcext:value-type="float">
            <text:p>34.361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88697" calcext:value-type="float">
            <text:p>6.088697E-09</text:p>
          </table:table-cell>
          <table:table-cell office:value-type="float" office:value="0" calcext:value-type="float">
            <text:p>0</text:p>
          </table:table-cell>
          <table:table-cell office:value-type="float" office:value="-0.0006365909" calcext:value-type="float">
            <text:p>-0.0006365909</text:p>
          </table:table-cell>
          <table:table-cell office:value-type="float" office:value="1164.731" calcext:value-type="float">
            <text:p>1164.731</text:p>
          </table:table-cell>
          <table:table-cell office:value-type="float" office:value="1.894427" calcext:value-type="float">
            <text:p>1.894427</text:p>
          </table:table-cell>
          <table:table-cell office:value-type="float" office:value="0" calcext:value-type="float">
            <text:p>0</text:p>
          </table:table-cell>
          <table:table-cell office:value-type="float" office:value="0.4453005" calcext:value-type="float">
            <text:p>0.4453005</text:p>
          </table:table-cell>
          <table:table-cell office:value-type="float" office:value="0.169457" calcext:value-type="float">
            <text:p>0.169457</text:p>
          </table:table-cell>
          <table:table-cell office:value-type="float" office:value="0.1415883" calcext:value-type="float">
            <text:p>0.1415883</text:p>
          </table:table-cell>
          <table:table-cell office:value-type="float" office:value="0.03786096" calcext:value-type="float">
            <text:p>0.03786096</text:p>
          </table:table-cell>
          <table:table-cell office:value-type="float" office:value="0.03379606" calcext:value-type="float">
            <text:p>0.03379606</text:p>
          </table:table-cell>
          <table:table-cell office:value-type="float" office:value="0.01981772" calcext:value-type="float">
            <text:p>0.01981772</text:p>
          </table:table-cell>
          <table:table-cell office:value-type="float" office:value="0.02797326" calcext:value-type="float">
            <text:p>0.02797326</text:p>
          </table:table-cell>
          <table:table-cell office:value-type="float" office:value="0.07431486" calcext:value-type="float">
            <text:p>0.07431486</text:p>
          </table:table-cell>
          <table:table-cell office:value-type="float" office:value="0.1370811" calcext:value-type="float">
            <text:p>0.1370811</text:p>
          </table:table-cell>
          <table:table-cell office:value-type="float" office:value="0.1426736" calcext:value-type="float">
            <text:p>0.1426736</text:p>
          </table:table-cell>
          <table:table-cell office:value-type="float" office:value="0.1539157" calcext:value-type="float">
            <text:p>0.1539157</text:p>
          </table:table-cell>
          <table:table-cell office:value-type="float" office:value="0.1622268" calcext:value-type="float">
            <text:p>0.1622268</text:p>
          </table:table-cell>
          <table:table-cell office:value-type="float" office:value="0.179047" calcext:value-type="float">
            <text:p>0.179047</text:p>
          </table:table-cell>
          <table:table-cell office:value-type="float" office:value="0.183295" calcext:value-type="float">
            <text:p>0.183295</text:p>
          </table:table-cell>
          <table:table-cell office:value-type="float" office:value="0" calcext:value-type="float">
            <text:p>0</text:p>
          </table:table-cell>
          <table:table-cell office:value-type="float" office:value="24.17518" calcext:value-type="float">
            <text:p>24.17518</text:p>
          </table:table-cell>
          <table:table-cell office:value-type="float" office:value="17.04918" calcext:value-type="float">
            <text:p>17.04918</text:p>
          </table:table-cell>
          <table:table-cell office:value-type="float" office:value="18.36688" calcext:value-type="float">
            <text:p>18.36688</text:p>
          </table:table-cell>
          <table:table-cell office:value-type="float" office:value="5.105849" calcext:value-type="float">
            <text:p>5.105849</text:p>
          </table:table-cell>
          <table:table-cell office:value-type="float" office:value="4.310653" calcext:value-type="float">
            <text:p>4.310653</text:p>
          </table:table-cell>
          <table:table-cell office:value-type="float" office:value="2.048748" calcext:value-type="float">
            <text:p>2.048748</text:p>
          </table:table-cell>
          <table:table-cell office:value-type="float" office:value="2.143207" calcext:value-type="float">
            <text:p>2.143207</text:p>
          </table:table-cell>
          <table:table-cell office:value-type="float" office:value="4.508886" calcext:value-type="float">
            <text:p>4.508886</text:p>
          </table:table-cell>
          <table:table-cell office:value-type="float" office:value="7.229958" calcext:value-type="float">
            <text:p>7.229958</text:p>
          </table:table-cell>
          <table:table-cell office:value-type="float" office:value="7.788467" calcext:value-type="float">
            <text:p>7.788467</text:p>
          </table:table-cell>
          <table:table-cell office:value-type="float" office:value="8.851146" calcext:value-type="float">
            <text:p>8.851146</text:p>
          </table:table-cell>
          <table:table-cell office:value-type="float" office:value="9.545272" calcext:value-type="float">
            <text:p>9.545272</text:p>
          </table:table-cell>
          <table:table-cell office:value-type="float" office:value="11.17659" calcext:value-type="float">
            <text:p>11.17659</text:p>
          </table:table-cell>
          <table:table-cell office:value-type="float" office:value="11.46755" calcext:value-type="float">
            <text:p>11.46755</text:p>
          </table:table-cell>
          <table:table-cell office:value-type="float" office:value="0" calcext:value-type="float">
            <text:p>0</text:p>
          </table:table-cell>
          <table:table-cell office:value-type="float" office:value="11.85582" calcext:value-type="float">
            <text:p>11.85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291" calcext:value-type="float">
            <text:p>0.04112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5" calcext:value-type="float">
            <text:p>21012005</text:p>
          </table:table-cell>
          <table:table-cell office:value-type="float" office:value="5.136014" calcext:value-type="float">
            <text:p>5.136014</text:p>
          </table:table-cell>
          <table:table-cell office:value-type="float" office:value="135.8498" calcext:value-type="float">
            <text:p>135.8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7777" calcext:value-type="float">
            <text:p>34.377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99949" calcext:value-type="float">
            <text:p>6.099949E-09</text:p>
          </table:table-cell>
          <table:table-cell office:value-type="float" office:value="0" calcext:value-type="float">
            <text:p>0</text:p>
          </table:table-cell>
          <table:table-cell office:value-type="float" office:value="-0.0006365909" calcext:value-type="float">
            <text:p>-0.0006365909</text:p>
          </table:table-cell>
          <table:table-cell office:value-type="float" office:value="1164.717" calcext:value-type="float">
            <text:p>1164.717</text:p>
          </table:table-cell>
          <table:table-cell office:value-type="float" office:value="1.892712" calcext:value-type="float">
            <text:p>1.892712</text:p>
          </table:table-cell>
          <table:table-cell office:value-type="float" office:value="0" calcext:value-type="float">
            <text:p>0</text:p>
          </table:table-cell>
          <table:table-cell office:value-type="float" office:value="0.4419291" calcext:value-type="float">
            <text:p>0.4419291</text:p>
          </table:table-cell>
          <table:table-cell office:value-type="float" office:value="0.1796709" calcext:value-type="float">
            <text:p>0.1796709</text:p>
          </table:table-cell>
          <table:table-cell office:value-type="float" office:value="0.1500898" calcext:value-type="float">
            <text:p>0.1500898</text:p>
          </table:table-cell>
          <table:table-cell office:value-type="float" office:value="0.03938958" calcext:value-type="float">
            <text:p>0.03938958</text:p>
          </table:table-cell>
          <table:table-cell office:value-type="float" office:value="0.03503585" calcext:value-type="float">
            <text:p>0.03503585</text:p>
          </table:table-cell>
          <table:table-cell office:value-type="float" office:value="0.02003855" calcext:value-type="float">
            <text:p>0.02003855</text:p>
          </table:table-cell>
          <table:table-cell office:value-type="float" office:value="0.02805435" calcext:value-type="float">
            <text:p>0.02805435</text:p>
          </table:table-cell>
          <table:table-cell office:value-type="float" office:value="0.07421894" calcext:value-type="float">
            <text:p>0.07421894</text:p>
          </table:table-cell>
          <table:table-cell office:value-type="float" office:value="0.1371354" calcext:value-type="float">
            <text:p>0.1371354</text:p>
          </table:table-cell>
          <table:table-cell office:value-type="float" office:value="0.1427252" calcext:value-type="float">
            <text:p>0.1427252</text:p>
          </table:table-cell>
          <table:table-cell office:value-type="float" office:value="0.1539668" calcext:value-type="float">
            <text:p>0.1539668</text:p>
          </table:table-cell>
          <table:table-cell office:value-type="float" office:value="0.1622554" calcext:value-type="float">
            <text:p>0.1622554</text:p>
          </table:table-cell>
          <table:table-cell office:value-type="float" office:value="0.1790745" calcext:value-type="float">
            <text:p>0.1790745</text:p>
          </table:table-cell>
          <table:table-cell office:value-type="float" office:value="0.1833264" calcext:value-type="float">
            <text:p>0.1833264</text:p>
          </table:table-cell>
          <table:table-cell office:value-type="float" office:value="0" calcext:value-type="float">
            <text:p>0</text:p>
          </table:table-cell>
          <table:table-cell office:value-type="float" office:value="24.21232" calcext:value-type="float">
            <text:p>24.21232</text:p>
          </table:table-cell>
          <table:table-cell office:value-type="float" office:value="17.04981" calcext:value-type="float">
            <text:p>17.04981</text:p>
          </table:table-cell>
          <table:table-cell office:value-type="float" office:value="18.36435" calcext:value-type="float">
            <text:p>18.36435</text:p>
          </table:table-cell>
          <table:table-cell office:value-type="float" office:value="5.104829" calcext:value-type="float">
            <text:p>5.104829</text:p>
          </table:table-cell>
          <table:table-cell office:value-type="float" office:value="4.310163" calcext:value-type="float">
            <text:p>4.310163</text:p>
          </table:table-cell>
          <table:table-cell office:value-type="float" office:value="2.048933" calcext:value-type="float">
            <text:p>2.048933</text:p>
          </table:table-cell>
          <table:table-cell office:value-type="float" office:value="2.144042" calcext:value-type="float">
            <text:p>2.144042</text:p>
          </table:table-cell>
          <table:table-cell office:value-type="float" office:value="4.512904" calcext:value-type="float">
            <text:p>4.512904</text:p>
          </table:table-cell>
          <table:table-cell office:value-type="float" office:value="7.236066" calcext:value-type="float">
            <text:p>7.236066</text:p>
          </table:table-cell>
          <table:table-cell office:value-type="float" office:value="7.794238" calcext:value-type="float">
            <text:p>7.794238</text:p>
          </table:table-cell>
          <table:table-cell office:value-type="float" office:value="8.856293" calcext:value-type="float">
            <text:p>8.856293</text:p>
          </table:table-cell>
          <table:table-cell office:value-type="float" office:value="9.549924" calcext:value-type="float">
            <text:p>9.549924</text:p>
          </table:table-cell>
          <table:table-cell office:value-type="float" office:value="11.17938" calcext:value-type="float">
            <text:p>11.17938</text:p>
          </table:table-cell>
          <table:table-cell office:value-type="float" office:value="11.46816" calcext:value-type="float">
            <text:p>11.46816</text:p>
          </table:table-cell>
          <table:table-cell office:value-type="float" office:value="0" calcext:value-type="float">
            <text:p>0</text:p>
          </table:table-cell>
          <table:table-cell office:value-type="float" office:value="7.428529" calcext:value-type="float">
            <text:p>7.428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58789" calcext:value-type="float">
            <text:p>0.043587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5" calcext:value-type="float">
            <text:p>22012005</text:p>
          </table:table-cell>
          <table:table-cell office:value-type="float" office:value="5.133924" calcext:value-type="float">
            <text:p>5.133924</text:p>
          </table:table-cell>
          <table:table-cell office:value-type="float" office:value="135.8499" calcext:value-type="float">
            <text:p>135.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9363" calcext:value-type="float">
            <text:p>34.393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99949" calcext:value-type="float">
            <text:p>6.099949E-09</text:p>
          </table:table-cell>
          <table:table-cell office:value-type="float" office:value="0" calcext:value-type="float">
            <text:p>0</text:p>
          </table:table-cell>
          <table:table-cell office:value-type="float" office:value="-0.0006365909" calcext:value-type="float">
            <text:p>-0.0006365909</text:p>
          </table:table-cell>
          <table:table-cell office:value-type="float" office:value="1164.703" calcext:value-type="float">
            <text:p>1164.703</text:p>
          </table:table-cell>
          <table:table-cell office:value-type="float" office:value="1.891522" calcext:value-type="float">
            <text:p>1.891522</text:p>
          </table:table-cell>
          <table:table-cell office:value-type="float" office:value="0" calcext:value-type="float">
            <text:p>0</text:p>
          </table:table-cell>
          <table:table-cell office:value-type="float" office:value="0.3298826" calcext:value-type="float">
            <text:p>0.3298826</text:p>
          </table:table-cell>
          <table:table-cell office:value-type="float" office:value="0.1690622" calcext:value-type="float">
            <text:p>0.1690622</text:p>
          </table:table-cell>
          <table:table-cell office:value-type="float" office:value="0.1506153" calcext:value-type="float">
            <text:p>0.1506153</text:p>
          </table:table-cell>
          <table:table-cell office:value-type="float" office:value="0.04011118" calcext:value-type="float">
            <text:p>0.04011118</text:p>
          </table:table-cell>
          <table:table-cell office:value-type="float" office:value="0.03572059" calcext:value-type="float">
            <text:p>0.03572059</text:p>
          </table:table-cell>
          <table:table-cell office:value-type="float" office:value="0.02038593" calcext:value-type="float">
            <text:p>0.02038593</text:p>
          </table:table-cell>
          <table:table-cell office:value-type="float" office:value="0.0283452" calcext:value-type="float">
            <text:p>0.0283452</text:p>
          </table:table-cell>
          <table:table-cell office:value-type="float" office:value="0.0741621" calcext:value-type="float">
            <text:p>0.0741621</text:p>
          </table:table-cell>
          <table:table-cell office:value-type="float" office:value="0.1371924" calcext:value-type="float">
            <text:p>0.1371924</text:p>
          </table:table-cell>
          <table:table-cell office:value-type="float" office:value="0.1427776" calcext:value-type="float">
            <text:p>0.1427776</text:p>
          </table:table-cell>
          <table:table-cell office:value-type="float" office:value="0.1540181" calcext:value-type="float">
            <text:p>0.1540181</text:p>
          </table:table-cell>
          <table:table-cell office:value-type="float" office:value="0.1622782" calcext:value-type="float">
            <text:p>0.1622782</text:p>
          </table:table-cell>
          <table:table-cell office:value-type="float" office:value="0.1791042" calcext:value-type="float">
            <text:p>0.1791042</text:p>
          </table:table-cell>
          <table:table-cell office:value-type="float" office:value="0.1833569" calcext:value-type="float">
            <text:p>0.1833569</text:p>
          </table:table-cell>
          <table:table-cell office:value-type="float" office:value="0" calcext:value-type="float">
            <text:p>0</text:p>
          </table:table-cell>
          <table:table-cell office:value-type="float" office:value="24.24322" calcext:value-type="float">
            <text:p>24.24322</text:p>
          </table:table-cell>
          <table:table-cell office:value-type="float" office:value="17.04914" calcext:value-type="float">
            <text:p>17.04914</text:p>
          </table:table-cell>
          <table:table-cell office:value-type="float" office:value="18.36259" calcext:value-type="float">
            <text:p>18.36259</text:p>
          </table:table-cell>
          <table:table-cell office:value-type="float" office:value="5.104107" calcext:value-type="float">
            <text:p>5.104107</text:p>
          </table:table-cell>
          <table:table-cell office:value-type="float" office:value="4.309911" calcext:value-type="float">
            <text:p>4.309911</text:p>
          </table:table-cell>
          <table:table-cell office:value-type="float" office:value="2.049161" calcext:value-type="float">
            <text:p>2.049161</text:p>
          </table:table-cell>
          <table:table-cell office:value-type="float" office:value="2.144921" calcext:value-type="float">
            <text:p>2.144921</text:p>
          </table:table-cell>
          <table:table-cell office:value-type="float" office:value="4.516893" calcext:value-type="float">
            <text:p>4.516893</text:p>
          </table:table-cell>
          <table:table-cell office:value-type="float" office:value="7.242145" calcext:value-type="float">
            <text:p>7.242145</text:p>
          </table:table-cell>
          <table:table-cell office:value-type="float" office:value="7.800012" calcext:value-type="float">
            <text:p>7.800012</text:p>
          </table:table-cell>
          <table:table-cell office:value-type="float" office:value="8.861441" calcext:value-type="float">
            <text:p>8.861441</text:p>
          </table:table-cell>
          <table:table-cell office:value-type="float" office:value="9.554575" calcext:value-type="float">
            <text:p>9.554575</text:p>
          </table:table-cell>
          <table:table-cell office:value-type="float" office:value="11.18217" calcext:value-type="float">
            <text:p>11.18217</text:p>
          </table:table-cell>
          <table:table-cell office:value-type="float" office:value="11.46554" calcext:value-type="float">
            <text:p>11.46554</text:p>
          </table:table-cell>
          <table:table-cell office:value-type="float" office:value="0" calcext:value-type="float">
            <text:p>0</text:p>
          </table:table-cell>
          <table:table-cell office:value-type="float" office:value="5.769575" calcext:value-type="float">
            <text:p>5.769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52891" calcext:value-type="float">
            <text:p>0.045528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5" calcext:value-type="float">
            <text:p>23012005</text:p>
          </table:table-cell>
          <table:table-cell office:value-type="float" office:value="5.131892" calcext:value-type="float">
            <text:p>5.131892</text:p>
          </table:table-cell>
          <table:table-cell office:value-type="float" office:value="135.85" calcext:value-type="float">
            <text:p>135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0912" calcext:value-type="float">
            <text:p>34.409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99949" calcext:value-type="float">
            <text:p>6.099949E-09</text:p>
          </table:table-cell>
          <table:table-cell office:value-type="float" office:value="0" calcext:value-type="float">
            <text:p>0</text:p>
          </table:table-cell>
          <table:table-cell office:value-type="float" office:value="-0.0006365909" calcext:value-type="float">
            <text:p>-0.0006365909</text:p>
          </table:table-cell>
          <table:table-cell office:value-type="float" office:value="1164.689" calcext:value-type="float">
            <text:p>1164.689</text:p>
          </table:table-cell>
          <table:table-cell office:value-type="float" office:value="1.889868" calcext:value-type="float">
            <text:p>1.889868</text:p>
          </table:table-cell>
          <table:table-cell office:value-type="float" office:value="0" calcext:value-type="float">
            <text:p>0</text:p>
          </table:table-cell>
          <table:table-cell office:value-type="float" office:value="0.3124517" calcext:value-type="float">
            <text:p>0.3124517</text:p>
          </table:table-cell>
          <table:table-cell office:value-type="float" office:value="0.1529867" calcext:value-type="float">
            <text:p>0.1529867</text:p>
          </table:table-cell>
          <table:table-cell office:value-type="float" office:value="0.136144" calcext:value-type="float">
            <text:p>0.136144</text:p>
          </table:table-cell>
          <table:table-cell office:value-type="float" office:value="0.03793771" calcext:value-type="float">
            <text:p>0.03793771</text:p>
          </table:table-cell>
          <table:table-cell office:value-type="float" office:value="0.03443567" calcext:value-type="float">
            <text:p>0.03443567</text:p>
          </table:table-cell>
          <table:table-cell office:value-type="float" office:value="0.02056689" calcext:value-type="float">
            <text:p>0.02056689</text:p>
          </table:table-cell>
          <table:table-cell office:value-type="float" office:value="0.0288088" calcext:value-type="float">
            <text:p>0.0288088</text:p>
          </table:table-cell>
          <table:table-cell office:value-type="float" office:value="0.07418232" calcext:value-type="float">
            <text:p>0.07418232</text:p>
          </table:table-cell>
          <table:table-cell office:value-type="float" office:value="0.1372509" calcext:value-type="float">
            <text:p>0.1372509</text:p>
          </table:table-cell>
          <table:table-cell office:value-type="float" office:value="0.1428309" calcext:value-type="float">
            <text:p>0.1428309</text:p>
          </table:table-cell>
          <table:table-cell office:value-type="float" office:value="0.1540696" calcext:value-type="float">
            <text:p>0.1540696</text:p>
          </table:table-cell>
          <table:table-cell office:value-type="float" office:value="0.1623071" calcext:value-type="float">
            <text:p>0.1623071</text:p>
          </table:table-cell>
          <table:table-cell office:value-type="float" office:value="0.1791346" calcext:value-type="float">
            <text:p>0.1791346</text:p>
          </table:table-cell>
          <table:table-cell office:value-type="float" office:value="0.1833872" calcext:value-type="float">
            <text:p>0.1833872</text:p>
          </table:table-cell>
          <table:table-cell office:value-type="float" office:value="0" calcext:value-type="float">
            <text:p>0</text:p>
          </table:table-cell>
          <table:table-cell office:value-type="float" office:value="24.25954" calcext:value-type="float">
            <text:p>24.25954</text:p>
          </table:table-cell>
          <table:table-cell office:value-type="float" office:value="17.04534" calcext:value-type="float">
            <text:p>17.04534</text:p>
          </table:table-cell>
          <table:table-cell office:value-type="float" office:value="18.35895" calcext:value-type="float">
            <text:p>18.35895</text:p>
          </table:table-cell>
          <table:table-cell office:value-type="float" office:value="5.103321" calcext:value-type="float">
            <text:p>5.103321</text:p>
          </table:table-cell>
          <table:table-cell office:value-type="float" office:value="4.309669" calcext:value-type="float">
            <text:p>4.309669</text:p>
          </table:table-cell>
          <table:table-cell office:value-type="float" office:value="2.049434" calcext:value-type="float">
            <text:p>2.049434</text:p>
          </table:table-cell>
          <table:table-cell office:value-type="float" office:value="2.145852" calcext:value-type="float">
            <text:p>2.145852</text:p>
          </table:table-cell>
          <table:table-cell office:value-type="float" office:value="4.520865" calcext:value-type="float">
            <text:p>4.520865</text:p>
          </table:table-cell>
          <table:table-cell office:value-type="float" office:value="7.248224" calcext:value-type="float">
            <text:p>7.248224</text:p>
          </table:table-cell>
          <table:table-cell office:value-type="float" office:value="7.805784" calcext:value-type="float">
            <text:p>7.805784</text:p>
          </table:table-cell>
          <table:table-cell office:value-type="float" office:value="8.866588" calcext:value-type="float">
            <text:p>8.866588</text:p>
          </table:table-cell>
          <table:table-cell office:value-type="float" office:value="9.559227" calcext:value-type="float">
            <text:p>9.559227</text:p>
          </table:table-cell>
          <table:table-cell office:value-type="float" office:value="11.18497" calcext:value-type="float">
            <text:p>11.18497</text:p>
          </table:table-cell>
          <table:table-cell office:value-type="float" office:value="11.4684" calcext:value-type="float">
            <text:p>11.4684</text:p>
          </table:table-cell>
          <table:table-cell office:value-type="float" office:value="0" calcext:value-type="float">
            <text:p>0</text:p>
          </table:table-cell>
          <table:table-cell office:value-type="float" office:value="5.276278" calcext:value-type="float">
            <text:p>5.276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40939" calcext:value-type="float">
            <text:p>0.047409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5" calcext:value-type="float">
            <text:p>24012005</text:p>
          </table:table-cell>
          <table:table-cell office:value-type="float" office:value="5.127553" calcext:value-type="float">
            <text:p>5.127553</text:p>
          </table:table-cell>
          <table:table-cell office:value-type="float" office:value="135.8505" calcext:value-type="float">
            <text:p>135.8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2458" calcext:value-type="float">
            <text:p>34.424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99949" calcext:value-type="float">
            <text:p>6.099949E-09</text:p>
          </table:table-cell>
          <table:table-cell office:value-type="float" office:value="0" calcext:value-type="float">
            <text:p>0</text:p>
          </table:table-cell>
          <table:table-cell office:value-type="float" office:value="-0.0007501283" calcext:value-type="float">
            <text:p>-0.0007501283</text:p>
          </table:table-cell>
          <table:table-cell office:value-type="float" office:value="1164.676" calcext:value-type="float">
            <text:p>1164.676</text:p>
          </table:table-cell>
          <table:table-cell office:value-type="float" office:value="1.884846" calcext:value-type="float">
            <text:p>1.884846</text:p>
          </table:table-cell>
          <table:table-cell office:value-type="float" office:value="0" calcext:value-type="float">
            <text:p>0</text:p>
          </table:table-cell>
          <table:table-cell office:value-type="float" office:value="0.4761069" calcext:value-type="float">
            <text:p>0.4761069</text:p>
          </table:table-cell>
          <table:table-cell office:value-type="float" office:value="0.1587407" calcext:value-type="float">
            <text:p>0.1587407</text:p>
          </table:table-cell>
          <table:table-cell office:value-type="float" office:value="0.1363057" calcext:value-type="float">
            <text:p>0.1363057</text:p>
          </table:table-cell>
          <table:table-cell office:value-type="float" office:value="0.03745858" calcext:value-type="float">
            <text:p>0.03745858</text:p>
          </table:table-cell>
          <table:table-cell office:value-type="float" office:value="0.03396959" calcext:value-type="float">
            <text:p>0.03396959</text:p>
          </table:table-cell>
          <table:table-cell office:value-type="float" office:value="0.02026709" calcext:value-type="float">
            <text:p>0.02026709</text:p>
          </table:table-cell>
          <table:table-cell office:value-type="float" office:value="0.02871763" calcext:value-type="float">
            <text:p>0.02871763</text:p>
          </table:table-cell>
          <table:table-cell office:value-type="float" office:value="0.07424753" calcext:value-type="float">
            <text:p>0.07424753</text:p>
          </table:table-cell>
          <table:table-cell office:value-type="float" office:value="0.1373101" calcext:value-type="float">
            <text:p>0.1373101</text:p>
          </table:table-cell>
          <table:table-cell office:value-type="float" office:value="0.1428851" calcext:value-type="float">
            <text:p>0.1428851</text:p>
          </table:table-cell>
          <table:table-cell office:value-type="float" office:value="0.154122" calcext:value-type="float">
            <text:p>0.154122</text:p>
          </table:table-cell>
          <table:table-cell office:value-type="float" office:value="0.1623673" calcext:value-type="float">
            <text:p>0.1623673</text:p>
          </table:table-cell>
          <table:table-cell office:value-type="float" office:value="0.1792696" calcext:value-type="float">
            <text:p>0.1792696</text:p>
          </table:table-cell>
          <table:table-cell office:value-type="float" office:value="0.1833748" calcext:value-type="float">
            <text:p>0.1833748</text:p>
          </table:table-cell>
          <table:table-cell office:value-type="float" office:value="0" calcext:value-type="float">
            <text:p>0</text:p>
          </table:table-cell>
          <table:table-cell office:value-type="float" office:value="24.28842" calcext:value-type="float">
            <text:p>24.28842</text:p>
          </table:table-cell>
          <table:table-cell office:value-type="float" office:value="17.03976" calcext:value-type="float">
            <text:p>17.03976</text:p>
          </table:table-cell>
          <table:table-cell office:value-type="float" office:value="18.354" calcext:value-type="float">
            <text:p>18.354</text:p>
          </table:table-cell>
          <table:table-cell office:value-type="float" office:value="5.102181" calcext:value-type="float">
            <text:p>5.102181</text:p>
          </table:table-cell>
          <table:table-cell office:value-type="float" office:value="4.309169" calcext:value-type="float">
            <text:p>4.309169</text:p>
          </table:table-cell>
          <table:table-cell office:value-type="float" office:value="2.049684" calcext:value-type="float">
            <text:p>2.049684</text:p>
          </table:table-cell>
          <table:table-cell office:value-type="float" office:value="2.146797" calcext:value-type="float">
            <text:p>2.146797</text:p>
          </table:table-cell>
          <table:table-cell office:value-type="float" office:value="4.524838" calcext:value-type="float">
            <text:p>4.524838</text:p>
          </table:table-cell>
          <table:table-cell office:value-type="float" office:value="7.254303" calcext:value-type="float">
            <text:p>7.254303</text:p>
          </table:table-cell>
          <table:table-cell office:value-type="float" office:value="7.811554" calcext:value-type="float">
            <text:p>7.811554</text:p>
          </table:table-cell>
          <table:table-cell office:value-type="float" office:value="8.871735" calcext:value-type="float">
            <text:p>8.871735</text:p>
          </table:table-cell>
          <table:table-cell office:value-type="float" office:value="9.563878" calcext:value-type="float">
            <text:p>9.563878</text:p>
          </table:table-cell>
          <table:table-cell office:value-type="float" office:value="11.18784" calcext:value-type="float">
            <text:p>11.18784</text:p>
          </table:table-cell>
          <table:table-cell office:value-type="float" office:value="11.47866" calcext:value-type="float">
            <text:p>11.47866</text:p>
          </table:table-cell>
          <table:table-cell office:value-type="float" office:value="0" calcext:value-type="float">
            <text:p>0</text:p>
          </table:table-cell>
          <table:table-cell office:value-type="float" office:value="10.12942" calcext:value-type="float">
            <text:p>10.12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19142" calcext:value-type="float">
            <text:p>0.051191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5" calcext:value-type="float">
            <text:p>25012005</text:p>
          </table:table-cell>
          <table:table-cell office:value-type="float" office:value="5.121619" calcext:value-type="float">
            <text:p>5.121619</text:p>
          </table:table-cell>
          <table:table-cell office:value-type="float" office:value="135.8511" calcext:value-type="float">
            <text:p>135.8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4046" calcext:value-type="float">
            <text:p>34.44046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99949" calcext:value-type="float">
            <text:p>6.099949E-09</text:p>
          </table:table-cell>
          <table:table-cell office:value-type="float" office:value="0" calcext:value-type="float">
            <text:p>0</text:p>
          </table:table-cell>
          <table:table-cell office:value-type="float" office:value="-0.0009068004" calcext:value-type="float">
            <text:p>-0.0009068004</text:p>
          </table:table-cell>
          <table:table-cell office:value-type="float" office:value="1164.663" calcext:value-type="float">
            <text:p>1164.663</text:p>
          </table:table-cell>
          <table:table-cell office:value-type="float" office:value="1.878716" calcext:value-type="float">
            <text:p>1.878716</text:p>
          </table:table-cell>
          <table:table-cell office:value-type="float" office:value="0" calcext:value-type="float">
            <text:p>0</text:p>
          </table:table-cell>
          <table:table-cell office:value-type="float" office:value="0.6278078" calcext:value-type="float">
            <text:p>0.6278078</text:p>
          </table:table-cell>
          <table:table-cell office:value-type="float" office:value="0.170803" calcext:value-type="float">
            <text:p>0.170803</text:p>
          </table:table-cell>
          <table:table-cell office:value-type="float" office:value="0.1447581" calcext:value-type="float">
            <text:p>0.1447581</text:p>
          </table:table-cell>
          <table:table-cell office:value-type="float" office:value="0.03861093" calcext:value-type="float">
            <text:p>0.03861093</text:p>
          </table:table-cell>
          <table:table-cell office:value-type="float" office:value="0.03469365" calcext:value-type="float">
            <text:p>0.03469365</text:p>
          </table:table-cell>
          <table:table-cell office:value-type="float" office:value="0.02012793" calcext:value-type="float">
            <text:p>0.02012793</text:p>
          </table:table-cell>
          <table:table-cell office:value-type="float" office:value="0.02843477" calcext:value-type="float">
            <text:p>0.02843477</text:p>
          </table:table-cell>
          <table:table-cell office:value-type="float" office:value="0.07427002" calcext:value-type="float">
            <text:p>0.07427002</text:p>
          </table:table-cell>
          <table:table-cell office:value-type="float" office:value="0.1373697" calcext:value-type="float">
            <text:p>0.1373697</text:p>
          </table:table-cell>
          <table:table-cell office:value-type="float" office:value="0.1429403" calcext:value-type="float">
            <text:p>0.1429403</text:p>
          </table:table-cell>
          <table:table-cell office:value-type="float" office:value="0.1541753" calcext:value-type="float">
            <text:p>0.1541753</text:p>
          </table:table-cell>
          <table:table-cell office:value-type="float" office:value="0.1624086" calcext:value-type="float">
            <text:p>0.1624086</text:p>
          </table:table-cell>
          <table:table-cell office:value-type="float" office:value="0.1792233" calcext:value-type="float">
            <text:p>0.1792233</text:p>
          </table:table-cell>
          <table:table-cell office:value-type="float" office:value="0.1834259" calcext:value-type="float">
            <text:p>0.1834259</text:p>
          </table:table-cell>
          <table:table-cell office:value-type="float" office:value="0" calcext:value-type="float">
            <text:p>0</text:p>
          </table:table-cell>
          <table:table-cell office:value-type="float" office:value="24.34539" calcext:value-type="float">
            <text:p>24.34539</text:p>
          </table:table-cell>
          <table:table-cell office:value-type="float" office:value="17.037" calcext:value-type="float">
            <text:p>17.037</text:p>
          </table:table-cell>
          <table:table-cell office:value-type="float" office:value="18.34983" calcext:value-type="float">
            <text:p>18.34983</text:p>
          </table:table-cell>
          <table:table-cell office:value-type="float" office:value="5.101016" calcext:value-type="float">
            <text:p>5.101016</text:p>
          </table:table-cell>
          <table:table-cell office:value-type="float" office:value="4.308655" calcext:value-type="float">
            <text:p>4.308655</text:p>
          </table:table-cell>
          <table:table-cell office:value-type="float" office:value="2.049904" calcext:value-type="float">
            <text:p>2.049904</text:p>
          </table:table-cell>
          <table:table-cell office:value-type="float" office:value="2.147718" calcext:value-type="float">
            <text:p>2.147718</text:p>
          </table:table-cell>
          <table:table-cell office:value-type="float" office:value="4.528811" calcext:value-type="float">
            <text:p>4.528811</text:p>
          </table:table-cell>
          <table:table-cell office:value-type="float" office:value="7.260383" calcext:value-type="float">
            <text:p>7.260383</text:p>
          </table:table-cell>
          <table:table-cell office:value-type="float" office:value="7.817323" calcext:value-type="float">
            <text:p>7.817323</text:p>
          </table:table-cell>
          <table:table-cell office:value-type="float" office:value="8.876883" calcext:value-type="float">
            <text:p>8.876883</text:p>
          </table:table-cell>
          <table:table-cell office:value-type="float" office:value="9.56853" calcext:value-type="float">
            <text:p>9.56853</text:p>
          </table:table-cell>
          <table:table-cell office:value-type="float" office:value="11.1907" calcext:value-type="float">
            <text:p>11.1907</text:p>
          </table:table-cell>
          <table:table-cell office:value-type="float" office:value="11.49117" calcext:value-type="float">
            <text:p>11.49117</text:p>
          </table:table-cell>
          <table:table-cell office:value-type="float" office:value="0" calcext:value-type="float">
            <text:p>0</text:p>
          </table:table-cell>
          <table:table-cell office:value-type="float" office:value="14.29257" calcext:value-type="float">
            <text:p>14.29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31987" calcext:value-type="float">
            <text:p>0.056319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5" calcext:value-type="float">
            <text:p>26012005</text:p>
          </table:table-cell>
          <table:table-cell office:value-type="float" office:value="5.118227" calcext:value-type="float">
            <text:p>5.118227</text:p>
          </table:table-cell>
          <table:table-cell office:value-type="float" office:value="135.8513" calcext:value-type="float">
            <text:p>135.8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567" calcext:value-type="float">
            <text:p>34.45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99949" calcext:value-type="float">
            <text:p>6.099949E-09</text:p>
          </table:table-cell>
          <table:table-cell office:value-type="float" office:value="0" calcext:value-type="float">
            <text:p>0</text:p>
          </table:table-cell>
          <table:table-cell office:value-type="float" office:value="-0.001055026" calcext:value-type="float">
            <text:p>-0.001055026</text:p>
          </table:table-cell>
          <table:table-cell office:value-type="float" office:value="1164.649" calcext:value-type="float">
            <text:p>1164.649</text:p>
          </table:table-cell>
          <table:table-cell office:value-type="float" office:value="1.877218" calcext:value-type="float">
            <text:p>1.877218</text:p>
          </table:table-cell>
          <table:table-cell office:value-type="float" office:value="0" calcext:value-type="float">
            <text:p>0</text:p>
          </table:table-cell>
          <table:table-cell office:value-type="float" office:value="0.4369168" calcext:value-type="float">
            <text:p>0.4369168</text:p>
          </table:table-cell>
          <table:table-cell office:value-type="float" office:value="0.1936403" calcext:value-type="float">
            <text:p>0.1936403</text:p>
          </table:table-cell>
          <table:table-cell office:value-type="float" office:value="0.1565797" calcext:value-type="float">
            <text:p>0.1565797</text:p>
          </table:table-cell>
          <table:table-cell office:value-type="float" office:value="0.04008665" calcext:value-type="float">
            <text:p>0.04008665</text:p>
          </table:table-cell>
          <table:table-cell office:value-type="float" office:value="0.03567913" calcext:value-type="float">
            <text:p>0.03567913</text:p>
          </table:table-cell>
          <table:table-cell office:value-type="float" office:value="0.02021589" calcext:value-type="float">
            <text:p>0.02021589</text:p>
          </table:table-cell>
          <table:table-cell office:value-type="float" office:value="0.02832879" calcext:value-type="float">
            <text:p>0.02832879</text:p>
          </table:table-cell>
          <table:table-cell office:value-type="float" office:value="0.074247" calcext:value-type="float">
            <text:p>0.074247</text:p>
          </table:table-cell>
          <table:table-cell office:value-type="float" office:value="0.1374294" calcext:value-type="float">
            <text:p>0.1374294</text:p>
          </table:table-cell>
          <table:table-cell office:value-type="float" office:value="0.1429953" calcext:value-type="float">
            <text:p>0.1429953</text:p>
          </table:table-cell>
          <table:table-cell office:value-type="float" office:value="0.1542284" calcext:value-type="float">
            <text:p>0.1542284</text:p>
          </table:table-cell>
          <table:table-cell office:value-type="float" office:value="0.1624259" calcext:value-type="float">
            <text:p>0.1624259</text:p>
          </table:table-cell>
          <table:table-cell office:value-type="float" office:value="0.1792315" calcext:value-type="float">
            <text:p>0.1792315</text:p>
          </table:table-cell>
          <table:table-cell office:value-type="float" office:value="0.1834645" calcext:value-type="float">
            <text:p>0.1834645</text:p>
          </table:table-cell>
          <table:table-cell office:value-type="float" office:value="0" calcext:value-type="float">
            <text:p>0</text:p>
          </table:table-cell>
          <table:table-cell office:value-type="float" office:value="24.40867" calcext:value-type="float">
            <text:p>24.40867</text:p>
          </table:table-cell>
          <table:table-cell office:value-type="float" office:value="17.03909" calcext:value-type="float">
            <text:p>17.03909</text:p>
          </table:table-cell>
          <table:table-cell office:value-type="float" office:value="18.34796" calcext:value-type="float">
            <text:p>18.34796</text:p>
          </table:table-cell>
          <table:table-cell office:value-type="float" office:value="5.100088" calcext:value-type="float">
            <text:p>5.100088</text:p>
          </table:table-cell>
          <table:table-cell office:value-type="float" office:value="4.308311" calcext:value-type="float">
            <text:p>4.308311</text:p>
          </table:table-cell>
          <table:table-cell office:value-type="float" office:value="2.050127" calcext:value-type="float">
            <text:p>2.050127</text:p>
          </table:table-cell>
          <table:table-cell office:value-type="float" office:value="2.148637" calcext:value-type="float">
            <text:p>2.148637</text:p>
          </table:table-cell>
          <table:table-cell office:value-type="float" office:value="4.532784" calcext:value-type="float">
            <text:p>4.532784</text:p>
          </table:table-cell>
          <table:table-cell office:value-type="float" office:value="7.266417" calcext:value-type="float">
            <text:p>7.266417</text:p>
          </table:table-cell>
          <table:table-cell office:value-type="float" office:value="7.823096" calcext:value-type="float">
            <text:p>7.823096</text:p>
          </table:table-cell>
          <table:table-cell office:value-type="float" office:value="8.88203" calcext:value-type="float">
            <text:p>8.88203</text:p>
          </table:table-cell>
          <table:table-cell office:value-type="float" office:value="9.573182" calcext:value-type="float">
            <text:p>9.573182</text:p>
          </table:table-cell>
          <table:table-cell office:value-type="float" office:value="11.19355" calcext:value-type="float">
            <text:p>11.19355</text:p>
          </table:table-cell>
          <table:table-cell office:value-type="float" office:value="11.49256" calcext:value-type="float">
            <text:p>11.49256</text:p>
          </table:table-cell>
          <table:table-cell office:value-type="float" office:value="0" calcext:value-type="float">
            <text:p>0</text:p>
          </table:table-cell>
          <table:table-cell office:value-type="float" office:value="8.924999" calcext:value-type="float">
            <text:p>8.92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36622" calcext:value-type="float">
            <text:p>0.059366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5" calcext:value-type="float">
            <text:p>27012005</text:p>
          </table:table-cell>
          <table:table-cell office:value-type="float" office:value="5.115754" calcext:value-type="float">
            <text:p>5.115754</text:p>
          </table:table-cell>
          <table:table-cell office:value-type="float" office:value="135.8514" calcext:value-type="float">
            <text:p>135.8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7274" calcext:value-type="float">
            <text:p>34.47274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99949" calcext:value-type="float">
            <text:p>6.099949E-09</text:p>
          </table:table-cell>
          <table:table-cell office:value-type="float" office:value="0" calcext:value-type="float">
            <text:p>0</text:p>
          </table:table-cell>
          <table:table-cell office:value-type="float" office:value="-0.001093352" calcext:value-type="float">
            <text:p>-0.001093352</text:p>
          </table:table-cell>
          <table:table-cell office:value-type="float" office:value="1164.635" calcext:value-type="float">
            <text:p>1164.635</text:p>
          </table:table-cell>
          <table:table-cell office:value-type="float" office:value="1.875739" calcext:value-type="float">
            <text:p>1.875739</text:p>
          </table:table-cell>
          <table:table-cell office:value-type="float" office:value="0" calcext:value-type="float">
            <text:p>0</text:p>
          </table:table-cell>
          <table:table-cell office:value-type="float" office:value="0.3286996" calcext:value-type="float">
            <text:p>0.3286996</text:p>
          </table:table-cell>
          <table:table-cell office:value-type="float" office:value="0.1767203" calcext:value-type="float">
            <text:p>0.1767203</text:p>
          </table:table-cell>
          <table:table-cell office:value-type="float" office:value="0.1583551" calcext:value-type="float">
            <text:p>0.1583551</text:p>
          </table:table-cell>
          <table:table-cell office:value-type="float" office:value="0.04100271" calcext:value-type="float">
            <text:p>0.04100271</text:p>
          </table:table-cell>
          <table:table-cell office:value-type="float" office:value="0.0364641" calcext:value-type="float">
            <text:p>0.0364641</text:p>
          </table:table-cell>
          <table:table-cell office:value-type="float" office:value="0.02040329" calcext:value-type="float">
            <text:p>0.02040329</text:p>
          </table:table-cell>
          <table:table-cell office:value-type="float" office:value="0.02839683" calcext:value-type="float">
            <text:p>0.02839683</text:p>
          </table:table-cell>
          <table:table-cell office:value-type="float" office:value="0.07421458" calcext:value-type="float">
            <text:p>0.07421458</text:p>
          </table:table-cell>
          <table:table-cell office:value-type="float" office:value="0.1374903" calcext:value-type="float">
            <text:p>0.1374903</text:p>
          </table:table-cell>
          <table:table-cell office:value-type="float" office:value="0.1430512" calcext:value-type="float">
            <text:p>0.1430512</text:p>
          </table:table-cell>
          <table:table-cell office:value-type="float" office:value="0.1542809" calcext:value-type="float">
            <text:p>0.1542809</text:p>
          </table:table-cell>
          <table:table-cell office:value-type="float" office:value="0.1624445" calcext:value-type="float">
            <text:p>0.1624445</text:p>
          </table:table-cell>
          <table:table-cell office:value-type="float" office:value="0.179259" calcext:value-type="float">
            <text:p>0.179259</text:p>
          </table:table-cell>
          <table:table-cell office:value-type="float" office:value="0.1834994" calcext:value-type="float">
            <text:p>0.1834994</text:p>
          </table:table-cell>
          <table:table-cell office:value-type="float" office:value="0" calcext:value-type="float">
            <text:p>0</text:p>
          </table:table-cell>
          <table:table-cell office:value-type="float" office:value="24.43812" calcext:value-type="float">
            <text:p>24.43812</text:p>
          </table:table-cell>
          <table:table-cell office:value-type="float" office:value="17.04225" calcext:value-type="float">
            <text:p>17.04225</text:p>
          </table:table-cell>
          <table:table-cell office:value-type="float" office:value="18.34797" calcext:value-type="float">
            <text:p>18.34797</text:p>
          </table:table-cell>
          <table:table-cell office:value-type="float" office:value="5.099449" calcext:value-type="float">
            <text:p>5.099449</text:p>
          </table:table-cell>
          <table:table-cell office:value-type="float" office:value="4.308169" calcext:value-type="float">
            <text:p>4.308169</text:p>
          </table:table-cell>
          <table:table-cell office:value-type="float" office:value="2.050378" calcext:value-type="float">
            <text:p>2.050378</text:p>
          </table:table-cell>
          <table:table-cell office:value-type="float" office:value="2.149569" calcext:value-type="float">
            <text:p>2.149569</text:p>
          </table:table-cell>
          <table:table-cell office:value-type="float" office:value="4.536731" calcext:value-type="float">
            <text:p>4.536731</text:p>
          </table:table-cell>
          <table:table-cell office:value-type="float" office:value="7.27245" calcext:value-type="float">
            <text:p>7.27245</text:p>
          </table:table-cell>
          <table:table-cell office:value-type="float" office:value="7.828866" calcext:value-type="float">
            <text:p>7.828866</text:p>
          </table:table-cell>
          <table:table-cell office:value-type="float" office:value="8.887169" calcext:value-type="float">
            <text:p>8.887169</text:p>
          </table:table-cell>
          <table:table-cell office:value-type="float" office:value="9.577833" calcext:value-type="float">
            <text:p>9.577833</text:p>
          </table:table-cell>
          <table:table-cell office:value-type="float" office:value="11.19635" calcext:value-type="float">
            <text:p>11.19635</text:p>
          </table:table-cell>
          <table:table-cell office:value-type="float" office:value="11.49165" calcext:value-type="float">
            <text:p>11.49165</text:p>
          </table:table-cell>
          <table:table-cell office:value-type="float" office:value="0" calcext:value-type="float">
            <text:p>0</text:p>
          </table:table-cell>
          <table:table-cell office:value-type="float" office:value="5.788251" calcext:value-type="float">
            <text:p>5.788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62691" calcext:value-type="float">
            <text:p>0.061626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5" calcext:value-type="float">
            <text:p>28012005</text:p>
          </table:table-cell>
          <table:table-cell office:value-type="float" office:value="5.112623" calcext:value-type="float">
            <text:p>5.112623</text:p>
          </table:table-cell>
          <table:table-cell office:value-type="float" office:value="135.8516" calcext:value-type="float">
            <text:p>135.8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8846" calcext:value-type="float">
            <text:p>34.48846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99949" calcext:value-type="float">
            <text:p>6.099949E-09</text:p>
          </table:table-cell>
          <table:table-cell office:value-type="float" office:value="0" calcext:value-type="float">
            <text:p>0</text:p>
          </table:table-cell>
          <table:table-cell office:value-type="float" office:value="-0.001093352" calcext:value-type="float">
            <text:p>-0.001093352</text:p>
          </table:table-cell>
          <table:table-cell office:value-type="float" office:value="1164.621" calcext:value-type="float">
            <text:p>1164.621</text:p>
          </table:table-cell>
          <table:table-cell office:value-type="float" office:value="1.874358" calcext:value-type="float">
            <text:p>1.874358</text:p>
          </table:table-cell>
          <table:table-cell office:value-type="float" office:value="0" calcext:value-type="float">
            <text:p>0</text:p>
          </table:table-cell>
          <table:table-cell office:value-type="float" office:value="0.3130796" calcext:value-type="float">
            <text:p>0.3130796</text:p>
          </table:table-cell>
          <table:table-cell office:value-type="float" office:value="0.1675703" calcext:value-type="float">
            <text:p>0.1675703</text:p>
          </table:table-cell>
          <table:table-cell office:value-type="float" office:value="0.1506234" calcext:value-type="float">
            <text:p>0.1506234</text:p>
          </table:table-cell>
          <table:table-cell office:value-type="float" office:value="0.04042494" calcext:value-type="float">
            <text:p>0.04042494</text:p>
          </table:table-cell>
          <table:table-cell office:value-type="float" office:value="0.03646154" calcext:value-type="float">
            <text:p>0.03646154</text:p>
          </table:table-cell>
          <table:table-cell office:value-type="float" office:value="0.02057127" calcext:value-type="float">
            <text:p>0.02057127</text:p>
          </table:table-cell>
          <table:table-cell office:value-type="float" office:value="0.02855164" calcext:value-type="float">
            <text:p>0.02855164</text:p>
          </table:table-cell>
          <table:table-cell office:value-type="float" office:value="0.07419629" calcext:value-type="float">
            <text:p>0.07419629</text:p>
          </table:table-cell>
          <table:table-cell office:value-type="float" office:value="0.1375518" calcext:value-type="float">
            <text:p>0.1375518</text:p>
          </table:table-cell>
          <table:table-cell office:value-type="float" office:value="0.1431078" calcext:value-type="float">
            <text:p>0.1431078</text:p>
          </table:table-cell>
          <table:table-cell office:value-type="float" office:value="0.1543328" calcext:value-type="float">
            <text:p>0.1543328</text:p>
          </table:table-cell>
          <table:table-cell office:value-type="float" office:value="0.1624724" calcext:value-type="float">
            <text:p>0.1624724</text:p>
          </table:table-cell>
          <table:table-cell office:value-type="float" office:value="0.1792915" calcext:value-type="float">
            <text:p>0.1792915</text:p>
          </table:table-cell>
          <table:table-cell office:value-type="float" office:value="0.1835327" calcext:value-type="float">
            <text:p>0.1835327</text:p>
          </table:table-cell>
          <table:table-cell office:value-type="float" office:value="0" calcext:value-type="float">
            <text:p>0</text:p>
          </table:table-cell>
          <table:table-cell office:value-type="float" office:value="24.45801" calcext:value-type="float">
            <text:p>24.45801</text:p>
          </table:table-cell>
          <table:table-cell office:value-type="float" office:value="17.04101" calcext:value-type="float">
            <text:p>17.04101</text:p>
          </table:table-cell>
          <table:table-cell office:value-type="float" office:value="18.34683" calcext:value-type="float">
            <text:p>18.34683</text:p>
          </table:table-cell>
          <table:table-cell office:value-type="float" office:value="5.098893" calcext:value-type="float">
            <text:p>5.098893</text:p>
          </table:table-cell>
          <table:table-cell office:value-type="float" office:value="4.308137" calcext:value-type="float">
            <text:p>4.308137</text:p>
          </table:table-cell>
          <table:table-cell office:value-type="float" office:value="2.050658" calcext:value-type="float">
            <text:p>2.050658</text:p>
          </table:table-cell>
          <table:table-cell office:value-type="float" office:value="2.150534" calcext:value-type="float">
            <text:p>2.150534</text:p>
          </table:table-cell>
          <table:table-cell office:value-type="float" office:value="4.540674" calcext:value-type="float">
            <text:p>4.540674</text:p>
          </table:table-cell>
          <table:table-cell office:value-type="float" office:value="7.278483" calcext:value-type="float">
            <text:p>7.278483</text:p>
          </table:table-cell>
          <table:table-cell office:value-type="float" office:value="7.834636" calcext:value-type="float">
            <text:p>7.834636</text:p>
          </table:table-cell>
          <table:table-cell office:value-type="float" office:value="8.89226" calcext:value-type="float">
            <text:p>8.89226</text:p>
          </table:table-cell>
          <table:table-cell office:value-type="float" office:value="9.582485" calcext:value-type="float">
            <text:p>9.582485</text:p>
          </table:table-cell>
          <table:table-cell office:value-type="float" office:value="11.19914" calcext:value-type="float">
            <text:p>11.19914</text:p>
          </table:table-cell>
          <table:table-cell office:value-type="float" office:value="11.49528" calcext:value-type="float">
            <text:p>11.49528</text:p>
          </table:table-cell>
          <table:table-cell office:value-type="float" office:value="0" calcext:value-type="float">
            <text:p>0</text:p>
          </table:table-cell>
          <table:table-cell office:value-type="float" office:value="7.032139" calcext:value-type="float">
            <text:p>7.032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44373" calcext:value-type="float">
            <text:p>0.064443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5" calcext:value-type="float">
            <text:p>29012005</text:p>
          </table:table-cell>
          <table:table-cell office:value-type="float" office:value="5.109493" calcext:value-type="float">
            <text:p>5.109493</text:p>
          </table:table-cell>
          <table:table-cell office:value-type="float" office:value="135.8518" calcext:value-type="float">
            <text:p>135.8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0406" calcext:value-type="float">
            <text:p>34.504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99949" calcext:value-type="float">
            <text:p>6.099949E-09</text:p>
          </table:table-cell>
          <table:table-cell office:value-type="float" office:value="0" calcext:value-type="float">
            <text:p>0</text:p>
          </table:table-cell>
          <table:table-cell office:value-type="float" office:value="-0.001093352" calcext:value-type="float">
            <text:p>-0.001093352</text:p>
          </table:table-cell>
          <table:table-cell office:value-type="float" office:value="1164.607" calcext:value-type="float">
            <text:p>1164.607</text:p>
          </table:table-cell>
          <table:table-cell office:value-type="float" office:value="1.872845" calcext:value-type="float">
            <text:p>1.872845</text:p>
          </table:table-cell>
          <table:table-cell office:value-type="float" office:value="0" calcext:value-type="float">
            <text:p>0</text:p>
          </table:table-cell>
          <table:table-cell office:value-type="float" office:value="0.3109987" calcext:value-type="float">
            <text:p>0.3109987</text:p>
          </table:table-cell>
          <table:table-cell office:value-type="float" office:value="0.1651102" calcext:value-type="float">
            <text:p>0.1651102</text:p>
          </table:table-cell>
          <table:table-cell office:value-type="float" office:value="0.1486424" calcext:value-type="float">
            <text:p>0.1486424</text:p>
          </table:table-cell>
          <table:table-cell office:value-type="float" office:value="0.03998922" calcext:value-type="float">
            <text:p>0.03998922</text:p>
          </table:table-cell>
          <table:table-cell office:value-type="float" office:value="0.03622445" calcext:value-type="float">
            <text:p>0.03622445</text:p>
          </table:table-cell>
          <table:table-cell office:value-type="float" office:value="0.02061557" calcext:value-type="float">
            <text:p>0.02061557</text:p>
          </table:table-cell>
          <table:table-cell office:value-type="float" office:value="0.02865888" calcext:value-type="float">
            <text:p>0.02865888</text:p>
          </table:table-cell>
          <table:table-cell office:value-type="float" office:value="0.07419603" calcext:value-type="float">
            <text:p>0.07419603</text:p>
          </table:table-cell>
          <table:table-cell office:value-type="float" office:value="0.1376137" calcext:value-type="float">
            <text:p>0.1376137</text:p>
          </table:table-cell>
          <table:table-cell office:value-type="float" office:value="0.1431649" calcext:value-type="float">
            <text:p>0.1431649</text:p>
          </table:table-cell>
          <table:table-cell office:value-type="float" office:value="0.1543845" calcext:value-type="float">
            <text:p>0.1543845</text:p>
          </table:table-cell>
          <table:table-cell office:value-type="float" office:value="0.1625042" calcext:value-type="float">
            <text:p>0.1625042</text:p>
          </table:table-cell>
          <table:table-cell office:value-type="float" office:value="0.179323" calcext:value-type="float">
            <text:p>0.179323</text:p>
          </table:table-cell>
          <table:table-cell office:value-type="float" office:value="0.1835639" calcext:value-type="float">
            <text:p>0.1835639</text:p>
          </table:table-cell>
          <table:table-cell office:value-type="float" office:value="0" calcext:value-type="float">
            <text:p>0</text:p>
          </table:table-cell>
          <table:table-cell office:value-type="float" office:value="24.47733" calcext:value-type="float">
            <text:p>24.47733</text:p>
          </table:table-cell>
          <table:table-cell office:value-type="float" office:value="17.03929" calcext:value-type="float">
            <text:p>17.03929</text:p>
          </table:table-cell>
          <table:table-cell office:value-type="float" office:value="18.34483" calcext:value-type="float">
            <text:p>18.34483</text:p>
          </table:table-cell>
          <table:table-cell office:value-type="float" office:value="5.098203" calcext:value-type="float">
            <text:p>5.098203</text:p>
          </table:table-cell>
          <table:table-cell office:value-type="float" office:value="4.308064" calcext:value-type="float">
            <text:p>4.308064</text:p>
          </table:table-cell>
          <table:table-cell office:value-type="float" office:value="2.050952" calcext:value-type="float">
            <text:p>2.050952</text:p>
          </table:table-cell>
          <table:table-cell office:value-type="float" office:value="2.151525" calcext:value-type="float">
            <text:p>2.151525</text:p>
          </table:table-cell>
          <table:table-cell office:value-type="float" office:value="4.544615" calcext:value-type="float">
            <text:p>4.544615</text:p>
          </table:table-cell>
          <table:table-cell office:value-type="float" office:value="7.284517" calcext:value-type="float">
            <text:p>7.284517</text:p>
          </table:table-cell>
          <table:table-cell office:value-type="float" office:value="7.84041" calcext:value-type="float">
            <text:p>7.84041</text:p>
          </table:table-cell>
          <table:table-cell office:value-type="float" office:value="8.89735" calcext:value-type="float">
            <text:p>8.89735</text:p>
          </table:table-cell>
          <table:table-cell office:value-type="float" office:value="9.587131" calcext:value-type="float">
            <text:p>9.587131</text:p>
          </table:table-cell>
          <table:table-cell office:value-type="float" office:value="11.20192" calcext:value-type="float">
            <text:p>11.20192</text:p>
          </table:table-cell>
          <table:table-cell office:value-type="float" office:value="11.49957" calcext:value-type="float">
            <text:p>11.49957</text:p>
          </table:table-cell>
          <table:table-cell office:value-type="float" office:value="0" calcext:value-type="float">
            <text:p>0</text:p>
          </table:table-cell>
          <table:table-cell office:value-type="float" office:value="7.424319" calcext:value-type="float">
            <text:p>7.424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25001" calcext:value-type="float">
            <text:p>0.06725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5" calcext:value-type="float">
            <text:p>30012005</text:p>
          </table:table-cell>
          <table:table-cell office:value-type="float" office:value="5.10665" calcext:value-type="float">
            <text:p>5.10665</text:p>
          </table:table-cell>
          <table:table-cell office:value-type="float" office:value="135.8519" calcext:value-type="float">
            <text:p>135.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1965" calcext:value-type="float">
            <text:p>34.51965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99949" calcext:value-type="float">
            <text:p>6.099949E-09</text:p>
          </table:table-cell>
          <table:table-cell office:value-type="float" office:value="0" calcext:value-type="float">
            <text:p>0</text:p>
          </table:table-cell>
          <table:table-cell office:value-type="float" office:value="-0.001093352" calcext:value-type="float">
            <text:p>-0.001093352</text:p>
          </table:table-cell>
          <table:table-cell office:value-type="float" office:value="1164.593" calcext:value-type="float">
            <text:p>1164.593</text:p>
          </table:table-cell>
          <table:table-cell office:value-type="float" office:value="1.871263" calcext:value-type="float">
            <text:p>1.871263</text:p>
          </table:table-cell>
          <table:table-cell office:value-type="float" office:value="0" calcext:value-type="float">
            <text:p>0</text:p>
          </table:table-cell>
          <table:table-cell office:value-type="float" office:value="0.3156823" calcext:value-type="float">
            <text:p>0.3156823</text:p>
          </table:table-cell>
          <table:table-cell office:value-type="float" office:value="0.1657522" calcext:value-type="float">
            <text:p>0.1657522</text:p>
          </table:table-cell>
          <table:table-cell office:value-type="float" office:value="0.1500871" calcext:value-type="float">
            <text:p>0.1500871</text:p>
          </table:table-cell>
          <table:table-cell office:value-type="float" office:value="0.04013208" calcext:value-type="float">
            <text:p>0.04013208</text:p>
          </table:table-cell>
          <table:table-cell office:value-type="float" office:value="0.03624917" calcext:value-type="float">
            <text:p>0.03624917</text:p>
          </table:table-cell>
          <table:table-cell office:value-type="float" office:value="0.02061895" calcext:value-type="float">
            <text:p>0.02061895</text:p>
          </table:table-cell>
          <table:table-cell office:value-type="float" office:value="0.02875802" calcext:value-type="float">
            <text:p>0.02875802</text:p>
          </table:table-cell>
          <table:table-cell office:value-type="float" office:value="0.07420785" calcext:value-type="float">
            <text:p>0.07420785</text:p>
          </table:table-cell>
          <table:table-cell office:value-type="float" office:value="0.1376751" calcext:value-type="float">
            <text:p>0.1376751</text:p>
          </table:table-cell>
          <table:table-cell office:value-type="float" office:value="0.1432222" calcext:value-type="float">
            <text:p>0.1432222</text:p>
          </table:table-cell>
          <table:table-cell office:value-type="float" office:value="0.1544365" calcext:value-type="float">
            <text:p>0.1544365</text:p>
          </table:table-cell>
          <table:table-cell office:value-type="float" office:value="0.1625369" calcext:value-type="float">
            <text:p>0.1625369</text:p>
          </table:table-cell>
          <table:table-cell office:value-type="float" office:value="0.1793534" calcext:value-type="float">
            <text:p>0.1793534</text:p>
          </table:table-cell>
          <table:table-cell office:value-type="float" office:value="0.1835942" calcext:value-type="float">
            <text:p>0.1835942</text:p>
          </table:table-cell>
          <table:table-cell office:value-type="float" office:value="0" calcext:value-type="float">
            <text:p>0</text:p>
          </table:table-cell>
          <table:table-cell office:value-type="float" office:value="24.49787" calcext:value-type="float">
            <text:p>24.49787</text:p>
          </table:table-cell>
          <table:table-cell office:value-type="float" office:value="17.03822" calcext:value-type="float">
            <text:p>17.03822</text:p>
          </table:table-cell>
          <table:table-cell office:value-type="float" office:value="18.34288" calcext:value-type="float">
            <text:p>18.34288</text:p>
          </table:table-cell>
          <table:table-cell office:value-type="float" office:value="5.097467" calcext:value-type="float">
            <text:p>5.097467</text:p>
          </table:table-cell>
          <table:table-cell office:value-type="float" office:value="4.307955" calcext:value-type="float">
            <text:p>4.307955</text:p>
          </table:table-cell>
          <table:table-cell office:value-type="float" office:value="2.051247" calcext:value-type="float">
            <text:p>2.051247</text:p>
          </table:table-cell>
          <table:table-cell office:value-type="float" office:value="2.152535" calcext:value-type="float">
            <text:p>2.152535</text:p>
          </table:table-cell>
          <table:table-cell office:value-type="float" office:value="4.548557" calcext:value-type="float">
            <text:p>4.548557</text:p>
          </table:table-cell>
          <table:table-cell office:value-type="float" office:value="7.29055" calcext:value-type="float">
            <text:p>7.29055</text:p>
          </table:table-cell>
          <table:table-cell office:value-type="float" office:value="7.846148" calcext:value-type="float">
            <text:p>7.846148</text:p>
          </table:table-cell>
          <table:table-cell office:value-type="float" office:value="8.902441" calcext:value-type="float">
            <text:p>8.902441</text:p>
          </table:table-cell>
          <table:table-cell office:value-type="float" office:value="9.591705" calcext:value-type="float">
            <text:p>9.591705</text:p>
          </table:table-cell>
          <table:table-cell office:value-type="float" office:value="11.20471" calcext:value-type="float">
            <text:p>11.20471</text:p>
          </table:table-cell>
          <table:table-cell office:value-type="float" office:value="11.50181" calcext:value-type="float">
            <text:p>11.50181</text:p>
          </table:table-cell>
          <table:table-cell office:value-type="float" office:value="0" calcext:value-type="float">
            <text:p>0</text:p>
          </table:table-cell>
          <table:table-cell office:value-type="float" office:value="6.4577" calcext:value-type="float">
            <text:p>6.4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79414" calcext:value-type="float">
            <text:p>0.069794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5" calcext:value-type="float">
            <text:p>31012005</text:p>
          </table:table-cell>
          <table:table-cell office:value-type="float" office:value="5.102868" calcext:value-type="float">
            <text:p>5.102868</text:p>
          </table:table-cell>
          <table:table-cell office:value-type="float" office:value="135.8523" calcext:value-type="float">
            <text:p>135.8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3521" calcext:value-type="float">
            <text:p>34.535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6123551" calcext:value-type="float">
            <text:p>6.123551E-09</text:p>
          </table:table-cell>
          <table:table-cell office:value-type="float" office:value="0" calcext:value-type="float">
            <text:p>0</text:p>
          </table:table-cell>
          <table:table-cell office:value-type="float" office:value="-0.001093352" calcext:value-type="float">
            <text:p>-0.001093352</text:p>
          </table:table-cell>
          <table:table-cell office:value-type="float" office:value="1164.579" calcext:value-type="float">
            <text:p>1164.579</text:p>
          </table:table-cell>
          <table:table-cell office:value-type="float" office:value="1.870264" calcext:value-type="float">
            <text:p>1.870264</text:p>
          </table:table-cell>
          <table:table-cell office:value-type="float" office:value="0" calcext:value-type="float">
            <text:p>0</text:p>
          </table:table-cell>
          <table:table-cell office:value-type="float" office:value="0.4535427" calcext:value-type="float">
            <text:p>0.4535427</text:p>
          </table:table-cell>
          <table:table-cell office:value-type="float" office:value="0.1730855" calcext:value-type="float">
            <text:p>0.1730855</text:p>
          </table:table-cell>
          <table:table-cell office:value-type="float" office:value="0.1480756" calcext:value-type="float">
            <text:p>0.1480756</text:p>
          </table:table-cell>
          <table:table-cell office:value-type="float" office:value="0.03989388" calcext:value-type="float">
            <text:p>0.03989388</text:p>
          </table:table-cell>
          <table:table-cell office:value-type="float" office:value="0.03616789" calcext:value-type="float">
            <text:p>0.03616789</text:p>
          </table:table-cell>
          <table:table-cell office:value-type="float" office:value="0.02062996" calcext:value-type="float">
            <text:p>0.02062996</text:p>
          </table:table-cell>
          <table:table-cell office:value-type="float" office:value="0.02880114" calcext:value-type="float">
            <text:p>0.02880114</text:p>
          </table:table-cell>
          <table:table-cell office:value-type="float" office:value="0.0742228" calcext:value-type="float">
            <text:p>0.0742228</text:p>
          </table:table-cell>
          <table:table-cell office:value-type="float" office:value="0.1377369" calcext:value-type="float">
            <text:p>0.1377369</text:p>
          </table:table-cell>
          <table:table-cell office:value-type="float" office:value="0.1432792" calcext:value-type="float">
            <text:p>0.1432792</text:p>
          </table:table-cell>
          <table:table-cell office:value-type="float" office:value="0.1544884" calcext:value-type="float">
            <text:p>0.1544884</text:p>
          </table:table-cell>
          <table:table-cell office:value-type="float" office:value="0.162577" calcext:value-type="float">
            <text:p>0.162577</text:p>
          </table:table-cell>
          <table:table-cell office:value-type="float" office:value="0.1793849" calcext:value-type="float">
            <text:p>0.1793849</text:p>
          </table:table-cell>
          <table:table-cell office:value-type="float" office:value="0.1836238" calcext:value-type="float">
            <text:p>0.1836238</text:p>
          </table:table-cell>
          <table:table-cell office:value-type="float" office:value="0" calcext:value-type="float">
            <text:p>0</text:p>
          </table:table-cell>
          <table:table-cell office:value-type="float" office:value="24.52334" calcext:value-type="float">
            <text:p>24.52334</text:p>
          </table:table-cell>
          <table:table-cell office:value-type="float" office:value="17.03636" calcext:value-type="float">
            <text:p>17.03636</text:p>
          </table:table-cell>
          <table:table-cell office:value-type="float" office:value="18.34075" calcext:value-type="float">
            <text:p>18.34075</text:p>
          </table:table-cell>
          <table:table-cell office:value-type="float" office:value="5.096739" calcext:value-type="float">
            <text:p>5.096739</text:p>
          </table:table-cell>
          <table:table-cell office:value-type="float" office:value="4.30785" calcext:value-type="float">
            <text:p>4.30785</text:p>
          </table:table-cell>
          <table:table-cell office:value-type="float" office:value="2.051544" calcext:value-type="float">
            <text:p>2.051544</text:p>
          </table:table-cell>
          <table:table-cell office:value-type="float" office:value="2.153559" calcext:value-type="float">
            <text:p>2.153559</text:p>
          </table:table-cell>
          <table:table-cell office:value-type="float" office:value="4.5525" calcext:value-type="float">
            <text:p>4.5525</text:p>
          </table:table-cell>
          <table:table-cell office:value-type="float" office:value="7.296584" calcext:value-type="float">
            <text:p>7.296584</text:p>
          </table:table-cell>
          <table:table-cell office:value-type="float" office:value="7.851843" calcext:value-type="float">
            <text:p>7.851843</text:p>
          </table:table-cell>
          <table:table-cell office:value-type="float" office:value="8.907532" calcext:value-type="float">
            <text:p>8.907532</text:p>
          </table:table-cell>
          <table:table-cell office:value-type="float" office:value="9.596279" calcext:value-type="float">
            <text:p>9.596279</text:p>
          </table:table-cell>
          <table:table-cell office:value-type="float" office:value="11.20751" calcext:value-type="float">
            <text:p>11.20751</text:p>
          </table:table-cell>
          <table:table-cell office:value-type="float" office:value="11.50584" calcext:value-type="float">
            <text:p>11.50584</text:p>
          </table:table-cell>
          <table:table-cell office:value-type="float" office:value="0" calcext:value-type="float">
            <text:p>0</text:p>
          </table:table-cell>
          <table:table-cell office:value-type="float" office:value="7.680153" calcext:value-type="float">
            <text:p>7.68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12857" calcext:value-type="float">
            <text:p>0.073128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5" calcext:value-type="float">
            <text:p>1022005</text:p>
          </table:table-cell>
          <table:table-cell office:value-type="float" office:value="5.098978" calcext:value-type="float">
            <text:p>5.098978</text:p>
          </table:table-cell>
          <table:table-cell office:value-type="float" office:value="135.8526" calcext:value-type="float">
            <text:p>135.8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5098" calcext:value-type="float">
            <text:p>34.550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6142201" calcext:value-type="float">
            <text:p>6.142201E-09</text:p>
          </table:table-cell>
          <table:table-cell office:value-type="float" office:value="0" calcext:value-type="float">
            <text:p>0</text:p>
          </table:table-cell>
          <table:table-cell office:value-type="float" office:value="-0.001093352" calcext:value-type="float">
            <text:p>-0.001093352</text:p>
          </table:table-cell>
          <table:table-cell office:value-type="float" office:value="1164.566" calcext:value-type="float">
            <text:p>1164.566</text:p>
          </table:table-cell>
          <table:table-cell office:value-type="float" office:value="1.86949" calcext:value-type="float">
            <text:p>1.86949</text:p>
          </table:table-cell>
          <table:table-cell office:value-type="float" office:value="0" calcext:value-type="float">
            <text:p>0</text:p>
          </table:table-cell>
          <table:table-cell office:value-type="float" office:value="0.5127521" calcext:value-type="float">
            <text:p>0.5127521</text:p>
          </table:table-cell>
          <table:table-cell office:value-type="float" office:value="0.1804776" calcext:value-type="float">
            <text:p>0.1804776</text:p>
          </table:table-cell>
          <table:table-cell office:value-type="float" office:value="0.1495535" calcext:value-type="float">
            <text:p>0.1495535</text:p>
          </table:table-cell>
          <table:table-cell office:value-type="float" office:value="0.03995613" calcext:value-type="float">
            <text:p>0.03995613</text:p>
          </table:table-cell>
          <table:table-cell office:value-type="float" office:value="0.03617168" calcext:value-type="float">
            <text:p>0.03617168</text:p>
          </table:table-cell>
          <table:table-cell office:value-type="float" office:value="0.02061061" calcext:value-type="float">
            <text:p>0.02061061</text:p>
          </table:table-cell>
          <table:table-cell office:value-type="float" office:value="0.02880325" calcext:value-type="float">
            <text:p>0.02880325</text:p>
          </table:table-cell>
          <table:table-cell office:value-type="float" office:value="0.07423817" calcext:value-type="float">
            <text:p>0.07423817</text:p>
          </table:table-cell>
          <table:table-cell office:value-type="float" office:value="0.137799" calcext:value-type="float">
            <text:p>0.137799</text:p>
          </table:table-cell>
          <table:table-cell office:value-type="float" office:value="0.1433363" calcext:value-type="float">
            <text:p>0.1433363</text:p>
          </table:table-cell>
          <table:table-cell office:value-type="float" office:value="0.1545407" calcext:value-type="float">
            <text:p>0.1545407</text:p>
          </table:table-cell>
          <table:table-cell office:value-type="float" office:value="0.1626139" calcext:value-type="float">
            <text:p>0.1626139</text:p>
          </table:table-cell>
          <table:table-cell office:value-type="float" office:value="0.179416" calcext:value-type="float">
            <text:p>0.179416</text:p>
          </table:table-cell>
          <table:table-cell office:value-type="float" office:value="0.1836529" calcext:value-type="float">
            <text:p>0.1836529</text:p>
          </table:table-cell>
          <table:table-cell office:value-type="float" office:value="0" calcext:value-type="float">
            <text:p>0</text:p>
          </table:table-cell>
          <table:table-cell office:value-type="float" office:value="24.56709" calcext:value-type="float">
            <text:p>24.56709</text:p>
          </table:table-cell>
          <table:table-cell office:value-type="float" office:value="17.03527" calcext:value-type="float">
            <text:p>17.03527</text:p>
          </table:table-cell>
          <table:table-cell office:value-type="float" office:value="18.33864" calcext:value-type="float">
            <text:p>18.33864</text:p>
          </table:table-cell>
          <table:table-cell office:value-type="float" office:value="5.095969" calcext:value-type="float">
            <text:p>5.095969</text:p>
          </table:table-cell>
          <table:table-cell office:value-type="float" office:value="4.307716" calcext:value-type="float">
            <text:p>4.307716</text:p>
          </table:table-cell>
          <table:table-cell office:value-type="float" office:value="2.051841" calcext:value-type="float">
            <text:p>2.051841</text:p>
          </table:table-cell>
          <table:table-cell office:value-type="float" office:value="2.154588" calcext:value-type="float">
            <text:p>2.154588</text:p>
          </table:table-cell>
          <table:table-cell office:value-type="float" office:value="4.556441" calcext:value-type="float">
            <text:p>4.556441</text:p>
          </table:table-cell>
          <table:table-cell office:value-type="float" office:value="7.302586" calcext:value-type="float">
            <text:p>7.302586</text:p>
          </table:table-cell>
          <table:table-cell office:value-type="float" office:value="7.85754" calcext:value-type="float">
            <text:p>7.85754</text:p>
          </table:table-cell>
          <table:table-cell office:value-type="float" office:value="8.912622" calcext:value-type="float">
            <text:p>8.912622</text:p>
          </table:table-cell>
          <table:table-cell office:value-type="float" office:value="9.600853" calcext:value-type="float">
            <text:p>9.600853</text:p>
          </table:table-cell>
          <table:table-cell office:value-type="float" office:value="11.2103" calcext:value-type="float">
            <text:p>11.2103</text:p>
          </table:table-cell>
          <table:table-cell office:value-type="float" office:value="11.50942" calcext:value-type="float">
            <text:p>11.50942</text:p>
          </table:table-cell>
          <table:table-cell office:value-type="float" office:value="0" calcext:value-type="float">
            <text:p>0</text:p>
          </table:table-cell>
          <table:table-cell office:value-type="float" office:value="7.973041" calcext:value-type="float">
            <text:p>7.973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56167" calcext:value-type="float">
            <text:p>0.076561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5.090288" calcext:value-type="float">
            <text:p>5.090288</text:p>
          </table:table-cell>
          <table:table-cell office:value-type="float" office:value="135.8535" calcext:value-type="float">
            <text:p>135.8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698" calcext:value-type="float">
            <text:p>34.566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6179462" calcext:value-type="float">
            <text:p>6.179462E-09</text:p>
          </table:table-cell>
          <table:table-cell office:value-type="float" office:value="0" calcext:value-type="float">
            <text:p>0</text:p>
          </table:table-cell>
          <table:table-cell office:value-type="float" office:value="-0.001093352" calcext:value-type="float">
            <text:p>-0.001093352</text:p>
          </table:table-cell>
          <table:table-cell office:value-type="float" office:value="1164.553" calcext:value-type="float">
            <text:p>1164.553</text:p>
          </table:table-cell>
          <table:table-cell office:value-type="float" office:value="1.874994" calcext:value-type="float">
            <text:p>1.874994</text:p>
          </table:table-cell>
          <table:table-cell office:value-type="float" office:value="0" calcext:value-type="float">
            <text:p>0</text:p>
          </table:table-cell>
          <table:table-cell office:value-type="float" office:value="0.7548659" calcext:value-type="float">
            <text:p>0.7548659</text:p>
          </table:table-cell>
          <table:table-cell office:value-type="float" office:value="0.2034987" calcext:value-type="float">
            <text:p>0.2034987</text:p>
          </table:table-cell>
          <table:table-cell office:value-type="float" office:value="0.1479248" calcext:value-type="float">
            <text:p>0.1479248</text:p>
          </table:table-cell>
          <table:table-cell office:value-type="float" office:value="0.03978692" calcext:value-type="float">
            <text:p>0.03978692</text:p>
          </table:table-cell>
          <table:table-cell office:value-type="float" office:value="0.036088" calcext:value-type="float">
            <text:p>0.036088</text:p>
          </table:table-cell>
          <table:table-cell office:value-type="float" office:value="0.02058656" calcext:value-type="float">
            <text:p>0.02058656</text:p>
          </table:table-cell>
          <table:table-cell office:value-type="float" office:value="0.02878426" calcext:value-type="float">
            <text:p>0.02878426</text:p>
          </table:table-cell>
          <table:table-cell office:value-type="float" office:value="0.07424942" calcext:value-type="float">
            <text:p>0.07424942</text:p>
          </table:table-cell>
          <table:table-cell office:value-type="float" office:value="0.1378614" calcext:value-type="float">
            <text:p>0.1378614</text:p>
          </table:table-cell>
          <table:table-cell office:value-type="float" office:value="0.1433935" calcext:value-type="float">
            <text:p>0.1433935</text:p>
          </table:table-cell>
          <table:table-cell office:value-type="float" office:value="0.1545933" calcext:value-type="float">
            <text:p>0.1545933</text:p>
          </table:table-cell>
          <table:table-cell office:value-type="float" office:value="0.1626669" calcext:value-type="float">
            <text:p>0.1626669</text:p>
          </table:table-cell>
          <table:table-cell office:value-type="float" office:value="0.17945" calcext:value-type="float">
            <text:p>0.17945</text:p>
          </table:table-cell>
          <table:table-cell office:value-type="float" office:value="0.1836812" calcext:value-type="float">
            <text:p>0.1836812</text:p>
          </table:table-cell>
          <table:table-cell office:value-type="float" office:value="0" calcext:value-type="float">
            <text:p>0</text:p>
          </table:table-cell>
          <table:table-cell office:value-type="float" office:value="24.63615" calcext:value-type="float">
            <text:p>24.63615</text:p>
          </table:table-cell>
          <table:table-cell office:value-type="float" office:value="17.03411" calcext:value-type="float">
            <text:p>17.03411</text:p>
          </table:table-cell>
          <table:table-cell office:value-type="float" office:value="18.33629" calcext:value-type="float">
            <text:p>18.33629</text:p>
          </table:table-cell>
          <table:table-cell office:value-type="float" office:value="5.095192" calcext:value-type="float">
            <text:p>5.095192</text:p>
          </table:table-cell>
          <table:table-cell office:value-type="float" office:value="4.307592" calcext:value-type="float">
            <text:p>4.307592</text:p>
          </table:table-cell>
          <table:table-cell office:value-type="float" office:value="2.052135" calcext:value-type="float">
            <text:p>2.052135</text:p>
          </table:table-cell>
          <table:table-cell office:value-type="float" office:value="2.155618" calcext:value-type="float">
            <text:p>2.155618</text:p>
          </table:table-cell>
          <table:table-cell office:value-type="float" office:value="4.560382" calcext:value-type="float">
            <text:p>4.560382</text:p>
          </table:table-cell>
          <table:table-cell office:value-type="float" office:value="7.308573" calcext:value-type="float">
            <text:p>7.308573</text:p>
          </table:table-cell>
          <table:table-cell office:value-type="float" office:value="7.863236" calcext:value-type="float">
            <text:p>7.863236</text:p>
          </table:table-cell>
          <table:table-cell office:value-type="float" office:value="8.917713" calcext:value-type="float">
            <text:p>8.917713</text:p>
          </table:table-cell>
          <table:table-cell office:value-type="float" office:value="9.605429" calcext:value-type="float">
            <text:p>9.605429</text:p>
          </table:table-cell>
          <table:table-cell office:value-type="float" office:value="11.21309" calcext:value-type="float">
            <text:p>11.21309</text:p>
          </table:table-cell>
          <table:table-cell office:value-type="float" office:value="11.51857" calcext:value-type="float">
            <text:p>11.51857</text:p>
          </table:table-cell>
          <table:table-cell office:value-type="float" office:value="0" calcext:value-type="float">
            <text:p>0</text:p>
          </table:table-cell>
          <table:table-cell office:value-type="float" office:value="21.80749" calcext:value-type="float">
            <text:p>21.8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19851" calcext:value-type="float">
            <text:p>0.084198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5" calcext:value-type="float">
            <text:p>3022005</text:p>
          </table:table-cell>
          <table:table-cell office:value-type="float" office:value="5.079639" calcext:value-type="float">
            <text:p>5.079639</text:p>
          </table:table-cell>
          <table:table-cell office:value-type="float" office:value="135.8547" calcext:value-type="float">
            <text:p>135.8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839" calcext:value-type="float">
            <text:p>34.58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6179462" calcext:value-type="float">
            <text:p>6.179462E-09</text:p>
          </table:table-cell>
          <table:table-cell office:value-type="float" office:value="0" calcext:value-type="float">
            <text:p>0</text:p>
          </table:table-cell>
          <table:table-cell office:value-type="float" office:value="-0.001093352" calcext:value-type="float">
            <text:p>-0.001093352</text:p>
          </table:table-cell>
          <table:table-cell office:value-type="float" office:value="1164.542" calcext:value-type="float">
            <text:p>1164.542</text:p>
          </table:table-cell>
          <table:table-cell office:value-type="float" office:value="1.880086" calcext:value-type="float">
            <text:p>1.880086</text:p>
          </table:table-cell>
          <table:table-cell office:value-type="float" office:value="0" calcext:value-type="float">
            <text:p>0</text:p>
          </table:table-cell>
          <table:table-cell office:value-type="float" office:value="0.8549352" calcext:value-type="float">
            <text:p>0.8549352</text:p>
          </table:table-cell>
          <table:table-cell office:value-type="float" office:value="0.2418517" calcext:value-type="float">
            <text:p>0.2418517</text:p>
          </table:table-cell>
          <table:table-cell office:value-type="float" office:value="0.1451489" calcext:value-type="float">
            <text:p>0.1451489</text:p>
          </table:table-cell>
          <table:table-cell office:value-type="float" office:value="0.03999335" calcext:value-type="float">
            <text:p>0.03999335</text:p>
          </table:table-cell>
          <table:table-cell office:value-type="float" office:value="0.03605404" calcext:value-type="float">
            <text:p>0.03605404</text:p>
          </table:table-cell>
          <table:table-cell office:value-type="float" office:value="0.0205174" calcext:value-type="float">
            <text:p>0.0205174</text:p>
          </table:table-cell>
          <table:table-cell office:value-type="float" office:value="0.02875066" calcext:value-type="float">
            <text:p>0.02875066</text:p>
          </table:table-cell>
          <table:table-cell office:value-type="float" office:value="0.07425709" calcext:value-type="float">
            <text:p>0.07425709</text:p>
          </table:table-cell>
          <table:table-cell office:value-type="float" office:value="0.1379237" calcext:value-type="float">
            <text:p>0.1379237</text:p>
          </table:table-cell>
          <table:table-cell office:value-type="float" office:value="0.1434509" calcext:value-type="float">
            <text:p>0.1434509</text:p>
          </table:table-cell>
          <table:table-cell office:value-type="float" office:value="0.1546461" calcext:value-type="float">
            <text:p>0.1546461</text:p>
          </table:table-cell>
          <table:table-cell office:value-type="float" office:value="0.1627077" calcext:value-type="float">
            <text:p>0.1627077</text:p>
          </table:table-cell>
          <table:table-cell office:value-type="float" office:value="0.1794836" calcext:value-type="float">
            <text:p>0.1794836</text:p>
          </table:table-cell>
          <table:table-cell office:value-type="float" office:value="0.1837101" calcext:value-type="float">
            <text:p>0.1837101</text:p>
          </table:table-cell>
          <table:table-cell office:value-type="float" office:value="0" calcext:value-type="float">
            <text:p>0</text:p>
          </table:table-cell>
          <table:table-cell office:value-type="float" office:value="24.77558" calcext:value-type="float">
            <text:p>24.77558</text:p>
          </table:table-cell>
          <table:table-cell office:value-type="float" office:value="17.03967" calcext:value-type="float">
            <text:p>17.03967</text:p>
          </table:table-cell>
          <table:table-cell office:value-type="float" office:value="18.33281" calcext:value-type="float">
            <text:p>18.33281</text:p>
          </table:table-cell>
          <table:table-cell office:value-type="float" office:value="5.094333" calcext:value-type="float">
            <text:p>5.094333</text:p>
          </table:table-cell>
          <table:table-cell office:value-type="float" office:value="4.307436" calcext:value-type="float">
            <text:p>4.307436</text:p>
          </table:table-cell>
          <table:table-cell office:value-type="float" office:value="2.052428" calcext:value-type="float">
            <text:p>2.052428</text:p>
          </table:table-cell>
          <table:table-cell office:value-type="float" office:value="2.156649" calcext:value-type="float">
            <text:p>2.156649</text:p>
          </table:table-cell>
          <table:table-cell office:value-type="float" office:value="4.564325" calcext:value-type="float">
            <text:p>4.564325</text:p>
          </table:table-cell>
          <table:table-cell office:value-type="float" office:value="7.314561" calcext:value-type="float">
            <text:p>7.314561</text:p>
          </table:table-cell>
          <table:table-cell office:value-type="float" office:value="7.868931" calcext:value-type="float">
            <text:p>7.868931</text:p>
          </table:table-cell>
          <table:table-cell office:value-type="float" office:value="8.922804" calcext:value-type="float">
            <text:p>8.922804</text:p>
          </table:table-cell>
          <table:table-cell office:value-type="float" office:value="9.610003" calcext:value-type="float">
            <text:p>9.610003</text:p>
          </table:table-cell>
          <table:table-cell office:value-type="float" office:value="11.21588" calcext:value-type="float">
            <text:p>11.21588</text:p>
          </table:table-cell>
          <table:table-cell office:value-type="float" office:value="11.53176" calcext:value-type="float">
            <text:p>11.53176</text:p>
          </table:table-cell>
          <table:table-cell office:value-type="float" office:value="0" calcext:value-type="float">
            <text:p>0</text:p>
          </table:table-cell>
          <table:table-cell office:value-type="float" office:value="32.14777" calcext:value-type="float">
            <text:p>32.14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46536" calcext:value-type="float">
            <text:p>0.093465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5" calcext:value-type="float">
            <text:p>4022005</text:p>
          </table:table-cell>
          <table:table-cell office:value-type="float" office:value="5.070593" calcext:value-type="float">
            <text:p>5.070593</text:p>
          </table:table-cell>
          <table:table-cell office:value-type="float" office:value="135.8557" calcext:value-type="float">
            <text:p>135.8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0136" calcext:value-type="float">
            <text:p>34.60136</text:p>
          </table:table-cell>
          <table:table-cell office:value-type="float" office:value="0" calcext:value-type="float">
            <text:p>0</text:p>
          </table:table-cell>
          <table:table-cell office:value-type="float" office:value="0.000000006179462" calcext:value-type="float">
            <text:p>6.179462E-09</text:p>
          </table:table-cell>
          <table:table-cell office:value-type="float" office:value="0" calcext:value-type="float">
            <text:p>0</text:p>
          </table:table-cell>
          <table:table-cell office:value-type="float" office:value="-0.001093352" calcext:value-type="float">
            <text:p>-0.001093352</text:p>
          </table:table-cell>
          <table:table-cell office:value-type="float" office:value="1164.532" calcext:value-type="float">
            <text:p>1164.532</text:p>
          </table:table-cell>
          <table:table-cell office:value-type="float" office:value="1.880129" calcext:value-type="float">
            <text:p>1.880129</text:p>
          </table:table-cell>
          <table:table-cell office:value-type="float" office:value="0" calcext:value-type="float">
            <text:p>0</text:p>
          </table:table-cell>
          <table:table-cell office:value-type="float" office:value="0.9383793" calcext:value-type="float">
            <text:p>0.9383793</text:p>
          </table:table-cell>
          <table:table-cell office:value-type="float" office:value="0.2640798" calcext:value-type="float">
            <text:p>0.2640798</text:p>
          </table:table-cell>
          <table:table-cell office:value-type="float" office:value="0.1455377" calcext:value-type="float">
            <text:p>0.1455377</text:p>
          </table:table-cell>
          <table:table-cell office:value-type="float" office:value="0.04094379" calcext:value-type="float">
            <text:p>0.04094379</text:p>
          </table:table-cell>
          <table:table-cell office:value-type="float" office:value="0.03635479" calcext:value-type="float">
            <text:p>0.03635479</text:p>
          </table:table-cell>
          <table:table-cell office:value-type="float" office:value="0.02049074" calcext:value-type="float">
            <text:p>0.02049074</text:p>
          </table:table-cell>
          <table:table-cell office:value-type="float" office:value="0.02870394" calcext:value-type="float">
            <text:p>0.02870394</text:p>
          </table:table-cell>
          <table:table-cell office:value-type="float" office:value="0.07425947" calcext:value-type="float">
            <text:p>0.07425947</text:p>
          </table:table-cell>
          <table:table-cell office:value-type="float" office:value="0.1379858" calcext:value-type="float">
            <text:p>0.1379858</text:p>
          </table:table-cell>
          <table:table-cell office:value-type="float" office:value="0.1435084" calcext:value-type="float">
            <text:p>0.1435084</text:p>
          </table:table-cell>
          <table:table-cell office:value-type="float" office:value="0.1546988" calcext:value-type="float">
            <text:p>0.1546988</text:p>
          </table:table-cell>
          <table:table-cell office:value-type="float" office:value="0.1627389" calcext:value-type="float">
            <text:p>0.1627389</text:p>
          </table:table-cell>
          <table:table-cell office:value-type="float" office:value="0.1795149" calcext:value-type="float">
            <text:p>0.1795149</text:p>
          </table:table-cell>
          <table:table-cell office:value-type="float" office:value="0.1837399" calcext:value-type="float">
            <text:p>0.1837399</text:p>
          </table:table-cell>
          <table:table-cell office:value-type="float" office:value="0" calcext:value-type="float">
            <text:p>0</text:p>
          </table:table-cell>
          <table:table-cell office:value-type="float" office:value="24.9397" calcext:value-type="float">
            <text:p>24.9397</text:p>
          </table:table-cell>
          <table:table-cell office:value-type="float" office:value="17.05337" calcext:value-type="float">
            <text:p>17.05337</text:p>
          </table:table-cell>
          <table:table-cell office:value-type="float" office:value="18.32851" calcext:value-type="float">
            <text:p>18.32851</text:p>
          </table:table-cell>
          <table:table-cell office:value-type="float" office:value="5.093566" calcext:value-type="float">
            <text:p>5.093566</text:p>
          </table:table-cell>
          <table:table-cell office:value-type="float" office:value="4.307305" calcext:value-type="float">
            <text:p>4.307305</text:p>
          </table:table-cell>
          <table:table-cell office:value-type="float" office:value="2.052719" calcext:value-type="float">
            <text:p>2.052719</text:p>
          </table:table-cell>
          <table:table-cell office:value-type="float" office:value="2.15769" calcext:value-type="float">
            <text:p>2.15769</text:p>
          </table:table-cell>
          <table:table-cell office:value-type="float" office:value="4.568267" calcext:value-type="float">
            <text:p>4.568267</text:p>
          </table:table-cell>
          <table:table-cell office:value-type="float" office:value="7.320549" calcext:value-type="float">
            <text:p>7.320549</text:p>
          </table:table-cell>
          <table:table-cell office:value-type="float" office:value="7.874625" calcext:value-type="float">
            <text:p>7.874625</text:p>
          </table:table-cell>
          <table:table-cell office:value-type="float" office:value="8.927895" calcext:value-type="float">
            <text:p>8.927895</text:p>
          </table:table-cell>
          <table:table-cell office:value-type="float" office:value="9.614576" calcext:value-type="float">
            <text:p>9.614576</text:p>
          </table:table-cell>
          <table:table-cell office:value-type="float" office:value="11.21867" calcext:value-type="float">
            <text:p>11.21867</text:p>
          </table:table-cell>
          <table:table-cell office:value-type="float" office:value="11.54555" calcext:value-type="float">
            <text:p>11.54555</text:p>
          </table:table-cell>
          <table:table-cell office:value-type="float" office:value="0" calcext:value-type="float">
            <text:p>0</text:p>
          </table:table-cell>
          <table:table-cell office:value-type="float" office:value="28.07153" calcext:value-type="float">
            <text:p>28.07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4021" calcext:value-type="float">
            <text:p>0.10140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5" calcext:value-type="float">
            <text:p>5022005</text:p>
          </table:table-cell>
          <table:table-cell office:value-type="float" office:value="5.061249" calcext:value-type="float">
            <text:p>5.061249</text:p>
          </table:table-cell>
          <table:table-cell office:value-type="float" office:value="135.8568" calcext:value-type="float">
            <text:p>135.8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1867" calcext:value-type="float">
            <text:p>34.618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6179462" calcext:value-type="float">
            <text:p>6.179462E-09</text:p>
          </table:table-cell>
          <table:table-cell office:value-type="float" office:value="0" calcext:value-type="float">
            <text:p>0</text:p>
          </table:table-cell>
          <table:table-cell office:value-type="float" office:value="-0.001093352" calcext:value-type="float">
            <text:p>-0.001093352</text:p>
          </table:table-cell>
          <table:table-cell office:value-type="float" office:value="1164.522" calcext:value-type="float">
            <text:p>1164.522</text:p>
          </table:table-cell>
          <table:table-cell office:value-type="float" office:value="1.874985" calcext:value-type="float">
            <text:p>1.874985</text:p>
          </table:table-cell>
          <table:table-cell office:value-type="float" office:value="0" calcext:value-type="float">
            <text:p>0</text:p>
          </table:table-cell>
          <table:table-cell office:value-type="float" office:value="0.9240361" calcext:value-type="float">
            <text:p>0.9240361</text:p>
          </table:table-cell>
          <table:table-cell office:value-type="float" office:value="0.2616348" calcext:value-type="float">
            <text:p>0.2616348</text:p>
          </table:table-cell>
          <table:table-cell office:value-type="float" office:value="0.1432278" calcext:value-type="float">
            <text:p>0.1432278</text:p>
          </table:table-cell>
          <table:table-cell office:value-type="float" office:value="0.0420882" calcext:value-type="float">
            <text:p>0.0420882</text:p>
          </table:table-cell>
          <table:table-cell office:value-type="float" office:value="0.03671722" calcext:value-type="float">
            <text:p>0.03671722</text:p>
          </table:table-cell>
          <table:table-cell office:value-type="float" office:value="0.02051398" calcext:value-type="float">
            <text:p>0.02051398</text:p>
          </table:table-cell>
          <table:table-cell office:value-type="float" office:value="0.02869612" calcext:value-type="float">
            <text:p>0.02869612</text:p>
          </table:table-cell>
          <table:table-cell office:value-type="float" office:value="0.07426184" calcext:value-type="float">
            <text:p>0.07426184</text:p>
          </table:table-cell>
          <table:table-cell office:value-type="float" office:value="0.1380451" calcext:value-type="float">
            <text:p>0.1380451</text:p>
          </table:table-cell>
          <table:table-cell office:value-type="float" office:value="0.1435659" calcext:value-type="float">
            <text:p>0.1435659</text:p>
          </table:table-cell>
          <table:table-cell office:value-type="float" office:value="0.1547517" calcext:value-type="float">
            <text:p>0.1547517</text:p>
          </table:table-cell>
          <table:table-cell office:value-type="float" office:value="0.1627707" calcext:value-type="float">
            <text:p>0.1627707</text:p>
          </table:table-cell>
          <table:table-cell office:value-type="float" office:value="0.1795454" calcext:value-type="float">
            <text:p>0.1795454</text:p>
          </table:table-cell>
          <table:table-cell office:value-type="float" office:value="0.1837703" calcext:value-type="float">
            <text:p>0.1837703</text:p>
          </table:table-cell>
          <table:table-cell office:value-type="float" office:value="0" calcext:value-type="float">
            <text:p>0</text:p>
          </table:table-cell>
          <table:table-cell office:value-type="float" office:value="25.0755" calcext:value-type="float">
            <text:p>25.0755</text:p>
          </table:table-cell>
          <table:table-cell office:value-type="float" office:value="17.07069" calcext:value-type="float">
            <text:p>17.07069</text:p>
          </table:table-cell>
          <table:table-cell office:value-type="float" office:value="18.3236" calcext:value-type="float">
            <text:p>18.3236</text:p>
          </table:table-cell>
          <table:table-cell office:value-type="float" office:value="5.093066" calcext:value-type="float">
            <text:p>5.093066</text:p>
          </table:table-cell>
          <table:table-cell office:value-type="float" office:value="4.307261" calcext:value-type="float">
            <text:p>4.307261</text:p>
          </table:table-cell>
          <table:table-cell office:value-type="float" office:value="2.053014" calcext:value-type="float">
            <text:p>2.053014</text:p>
          </table:table-cell>
          <table:table-cell office:value-type="float" office:value="2.158737" calcext:value-type="float">
            <text:p>2.158737</text:p>
          </table:table-cell>
          <table:table-cell office:value-type="float" office:value="4.572209" calcext:value-type="float">
            <text:p>4.572209</text:p>
          </table:table-cell>
          <table:table-cell office:value-type="float" office:value="7.326537" calcext:value-type="float">
            <text:p>7.326537</text:p>
          </table:table-cell>
          <table:table-cell office:value-type="float" office:value="7.880321" calcext:value-type="float">
            <text:p>7.880321</text:p>
          </table:table-cell>
          <table:table-cell office:value-type="float" office:value="8.932985" calcext:value-type="float">
            <text:p>8.932985</text:p>
          </table:table-cell>
          <table:table-cell office:value-type="float" office:value="9.619151" calcext:value-type="float">
            <text:p>9.619151</text:p>
          </table:table-cell>
          <table:table-cell office:value-type="float" office:value="11.22147" calcext:value-type="float">
            <text:p>11.22147</text:p>
          </table:table-cell>
          <table:table-cell office:value-type="float" office:value="11.55978" calcext:value-type="float">
            <text:p>11.55978</text:p>
          </table:table-cell>
          <table:table-cell office:value-type="float" office:value="0" calcext:value-type="float">
            <text:p>0</text:p>
          </table:table-cell>
          <table:table-cell office:value-type="float" office:value="27.22019" calcext:value-type="float">
            <text:p>27.2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4763" calcext:value-type="float">
            <text:p>0.10947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5" calcext:value-type="float">
            <text:p>6022005</text:p>
          </table:table-cell>
          <table:table-cell office:value-type="float" office:value="5.055566" calcext:value-type="float">
            <text:p>5.055566</text:p>
          </table:table-cell>
          <table:table-cell office:value-type="float" office:value="135.8574" calcext:value-type="float">
            <text:p>135.8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3704" calcext:value-type="float">
            <text:p>34.63704</text:p>
          </table:table-cell>
          <table:table-cell office:value-type="float" office:value="0" calcext:value-type="float">
            <text:p>0</text:p>
          </table:table-cell>
          <table:table-cell office:value-type="float" office:value="0.00000001351803" calcext:value-type="float">
            <text:p>1.351803E-08</text:p>
          </table:table-cell>
          <table:table-cell office:value-type="float" office:value="0" calcext:value-type="float">
            <text:p>0</text:p>
          </table:table-cell>
          <table:table-cell office:value-type="float" office:value="-0.001093277" calcext:value-type="float">
            <text:p>-0.001093277</text:p>
          </table:table-cell>
          <table:table-cell office:value-type="float" office:value="1164.51" calcext:value-type="float">
            <text:p>1164.51</text:p>
          </table:table-cell>
          <table:table-cell office:value-type="float" office:value="1.876064" calcext:value-type="float">
            <text:p>1.876064</text:p>
          </table:table-cell>
          <table:table-cell office:value-type="float" office:value="0" calcext:value-type="float">
            <text:p>0</text:p>
          </table:table-cell>
          <table:table-cell office:value-type="float" office:value="0.3506061" calcext:value-type="float">
            <text:p>0.3506061</text:p>
          </table:table-cell>
          <table:table-cell office:value-type="float" office:value="0.240171" calcext:value-type="float">
            <text:p>0.240171</text:p>
          </table:table-cell>
          <table:table-cell office:value-type="float" office:value="0.1576726" calcext:value-type="float">
            <text:p>0.1576726</text:p>
          </table:table-cell>
          <table:table-cell office:value-type="float" office:value="0.04367381" calcext:value-type="float">
            <text:p>0.04367381</text:p>
          </table:table-cell>
          <table:table-cell office:value-type="float" office:value="0.03711064" calcext:value-type="float">
            <text:p>0.03711064</text:p>
          </table:table-cell>
          <table:table-cell office:value-type="float" office:value="0.02053484" calcext:value-type="float">
            <text:p>0.02053484</text:p>
          </table:table-cell>
          <table:table-cell office:value-type="float" office:value="0.02802865" calcext:value-type="float">
            <text:p>0.02802865</text:p>
          </table:table-cell>
          <table:table-cell office:value-type="float" office:value="0.07432421" calcext:value-type="float">
            <text:p>0.07432421</text:p>
          </table:table-cell>
          <table:table-cell office:value-type="float" office:value="0.1381008" calcext:value-type="float">
            <text:p>0.1381008</text:p>
          </table:table-cell>
          <table:table-cell office:value-type="float" office:value="0.1436238" calcext:value-type="float">
            <text:p>0.1436238</text:p>
          </table:table-cell>
          <table:table-cell office:value-type="float" office:value="0.1548045" calcext:value-type="float">
            <text:p>0.1548045</text:p>
          </table:table-cell>
          <table:table-cell office:value-type="float" office:value="0.1628017" calcext:value-type="float">
            <text:p>0.1628017</text:p>
          </table:table-cell>
          <table:table-cell office:value-type="float" office:value="0.1795714" calcext:value-type="float">
            <text:p>0.1795714</text:p>
          </table:table-cell>
          <table:table-cell office:value-type="float" office:value="0.1838014" calcext:value-type="float">
            <text:p>0.1838014</text:p>
          </table:table-cell>
          <table:table-cell office:value-type="float" office:value="0" calcext:value-type="float">
            <text:p>0</text:p>
          </table:table-cell>
          <table:table-cell office:value-type="float" office:value="25.18802" calcext:value-type="float">
            <text:p>25.18802</text:p>
          </table:table-cell>
          <table:table-cell office:value-type="float" office:value="17.11616" calcext:value-type="float">
            <text:p>17.11616</text:p>
          </table:table-cell>
          <table:table-cell office:value-type="float" office:value="18.3213" calcext:value-type="float">
            <text:p>18.3213</text:p>
          </table:table-cell>
          <table:table-cell office:value-type="float" office:value="5.092909" calcext:value-type="float">
            <text:p>5.092909</text:p>
          </table:table-cell>
          <table:table-cell office:value-type="float" office:value="4.30731" calcext:value-type="float">
            <text:p>4.30731</text:p>
          </table:table-cell>
          <table:table-cell office:value-type="float" office:value="2.053321" calcext:value-type="float">
            <text:p>2.053321</text:p>
          </table:table-cell>
          <table:table-cell office:value-type="float" office:value="2.159772" calcext:value-type="float">
            <text:p>2.159772</text:p>
          </table:table-cell>
          <table:table-cell office:value-type="float" office:value="4.57615" calcext:value-type="float">
            <text:p>4.57615</text:p>
          </table:table-cell>
          <table:table-cell office:value-type="float" office:value="7.332524" calcext:value-type="float">
            <text:p>7.332524</text:p>
          </table:table-cell>
          <table:table-cell office:value-type="float" office:value="7.886015" calcext:value-type="float">
            <text:p>7.886015</text:p>
          </table:table-cell>
          <table:table-cell office:value-type="float" office:value="8.938076" calcext:value-type="float">
            <text:p>8.938076</text:p>
          </table:table-cell>
          <table:table-cell office:value-type="float" office:value="9.623725" calcext:value-type="float">
            <text:p>9.623725</text:p>
          </table:table-cell>
          <table:table-cell office:value-type="float" office:value="11.22426" calcext:value-type="float">
            <text:p>11.22426</text:p>
          </table:table-cell>
          <table:table-cell office:value-type="float" office:value="11.56145" calcext:value-type="float">
            <text:p>11.56145</text:p>
          </table:table-cell>
          <table:table-cell office:value-type="float" office:value="0" calcext:value-type="float">
            <text:p>0</text:p>
          </table:table-cell>
          <table:table-cell office:value-type="float" office:value="7.740651" calcext:value-type="float">
            <text:p>7.740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4304" calcext:value-type="float">
            <text:p>0.11443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5" calcext:value-type="float">
            <text:p>7022005</text:p>
          </table:table-cell>
          <table:table-cell office:value-type="float" office:value="5.051506" calcext:value-type="float">
            <text:p>5.051506</text:p>
          </table:table-cell>
          <table:table-cell office:value-type="float" office:value="135.8577" calcext:value-type="float">
            <text:p>135.8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5363" calcext:value-type="float">
            <text:p>34.65363</text:p>
          </table:table-cell>
          <table:table-cell office:value-type="float" office:value="0" calcext:value-type="float">
            <text:p>0</text:p>
          </table:table-cell>
          <table:table-cell office:value-type="float" office:value="0.0000000252651" calcext:value-type="float">
            <text:p>2.52651E-08</text:p>
          </table:table-cell>
          <table:table-cell office:value-type="float" office:value="0" calcext:value-type="float">
            <text:p>0</text:p>
          </table:table-cell>
          <table:table-cell office:value-type="float" office:value="-0.001093161" calcext:value-type="float">
            <text:p>-0.001093161</text:p>
          </table:table-cell>
          <table:table-cell office:value-type="float" office:value="1164.498" calcext:value-type="float">
            <text:p>1164.498</text:p>
          </table:table-cell>
          <table:table-cell office:value-type="float" office:value="1.875796" calcext:value-type="float">
            <text:p>1.875796</text:p>
          </table:table-cell>
          <table:table-cell office:value-type="float" office:value="0" calcext:value-type="float">
            <text:p>0</text:p>
          </table:table-cell>
          <table:table-cell office:value-type="float" office:value="0.4107485" calcext:value-type="float">
            <text:p>0.4107485</text:p>
          </table:table-cell>
          <table:table-cell office:value-type="float" office:value="0.1983814" calcext:value-type="float">
            <text:p>0.1983814</text:p>
          </table:table-cell>
          <table:table-cell office:value-type="float" office:value="0.1601803" calcext:value-type="float">
            <text:p>0.1601803</text:p>
          </table:table-cell>
          <table:table-cell office:value-type="float" office:value="0.04410915" calcext:value-type="float">
            <text:p>0.04410915</text:p>
          </table:table-cell>
          <table:table-cell office:value-type="float" office:value="0.03727365" calcext:value-type="float">
            <text:p>0.03727365</text:p>
          </table:table-cell>
          <table:table-cell office:value-type="float" office:value="0.02054619" calcext:value-type="float">
            <text:p>0.02054619</text:p>
          </table:table-cell>
          <table:table-cell office:value-type="float" office:value="0.02849485" calcext:value-type="float">
            <text:p>0.02849485</text:p>
          </table:table-cell>
          <table:table-cell office:value-type="float" office:value="0.07446378" calcext:value-type="float">
            <text:p>0.07446378</text:p>
          </table:table-cell>
          <table:table-cell office:value-type="float" office:value="0.1381694" calcext:value-type="float">
            <text:p>0.1381694</text:p>
          </table:table-cell>
          <table:table-cell office:value-type="float" office:value="0.1436819" calcext:value-type="float">
            <text:p>0.1436819</text:p>
          </table:table-cell>
          <table:table-cell office:value-type="float" office:value="0.1548575" calcext:value-type="float">
            <text:p>0.1548575</text:p>
          </table:table-cell>
          <table:table-cell office:value-type="float" office:value="0.1628265" calcext:value-type="float">
            <text:p>0.1628265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1838305" calcext:value-type="float">
            <text:p>0.1838305</text:p>
          </table:table-cell>
          <table:table-cell office:value-type="float" office:value="0" calcext:value-type="float">
            <text:p>0</text:p>
          </table:table-cell>
          <table:table-cell office:value-type="float" office:value="25.23347" calcext:value-type="float">
            <text:p>25.23347</text:p>
          </table:table-cell>
          <table:table-cell office:value-type="float" office:value="17.13156" calcext:value-type="float">
            <text:p>17.13156</text:p>
          </table:table-cell>
          <table:table-cell office:value-type="float" office:value="18.32104" calcext:value-type="float">
            <text:p>18.32104</text:p>
          </table:table-cell>
          <table:table-cell office:value-type="float" office:value="5.093076" calcext:value-type="float">
            <text:p>5.093076</text:p>
          </table:table-cell>
          <table:table-cell office:value-type="float" office:value="4.307433" calcext:value-type="float">
            <text:p>4.307433</text:p>
          </table:table-cell>
          <table:table-cell office:value-type="float" office:value="2.053634" calcext:value-type="float">
            <text:p>2.053634</text:p>
          </table:table-cell>
          <table:table-cell office:value-type="float" office:value="2.160834" calcext:value-type="float">
            <text:p>2.160834</text:p>
          </table:table-cell>
          <table:table-cell office:value-type="float" office:value="4.580092" calcext:value-type="float">
            <text:p>4.580092</text:p>
          </table:table-cell>
          <table:table-cell office:value-type="float" office:value="7.338512" calcext:value-type="float">
            <text:p>7.338512</text:p>
          </table:table-cell>
          <table:table-cell office:value-type="float" office:value="7.891711" calcext:value-type="float">
            <text:p>7.891711</text:p>
          </table:table-cell>
          <table:table-cell office:value-type="float" office:value="8.943148" calcext:value-type="float">
            <text:p>8.943148</text:p>
          </table:table-cell>
          <table:table-cell office:value-type="float" office:value="9.628299" calcext:value-type="float">
            <text:p>9.628299</text:p>
          </table:table-cell>
          <table:table-cell office:value-type="float" office:value="11.22705" calcext:value-type="float">
            <text:p>11.22705</text:p>
          </table:table-cell>
          <table:table-cell office:value-type="float" office:value="11.55532" calcext:value-type="float">
            <text:p>11.55532</text:p>
          </table:table-cell>
          <table:table-cell office:value-type="float" office:value="0" calcext:value-type="float">
            <text:p>0</text:p>
          </table:table-cell>
          <table:table-cell office:value-type="float" office:value="7.089758" calcext:value-type="float">
            <text:p>7.089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0656" calcext:value-type="float">
            <text:p>0.11806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5" calcext:value-type="float">
            <text:p>8022005</text:p>
          </table:table-cell>
          <table:table-cell office:value-type="float" office:value="5.048335" calcext:value-type="float">
            <text:p>5.048335</text:p>
          </table:table-cell>
          <table:table-cell office:value-type="float" office:value="135.8579" calcext:value-type="float">
            <text:p>135.8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6985" calcext:value-type="float">
            <text:p>34.66985</text:p>
          </table:table-cell>
          <table:table-cell office:value-type="float" office:value="0" calcext:value-type="float">
            <text:p>0</text:p>
          </table:table-cell>
          <table:table-cell office:value-type="float" office:value="0.00000002587885" calcext:value-type="float">
            <text:p>2.587885E-08</text:p>
          </table:table-cell>
          <table:table-cell office:value-type="float" office:value="0" calcext:value-type="float">
            <text:p>0</text:p>
          </table:table-cell>
          <table:table-cell office:value-type="float" office:value="-0.001093157" calcext:value-type="float">
            <text:p>-0.001093157</text:p>
          </table:table-cell>
          <table:table-cell office:value-type="float" office:value="1164.485" calcext:value-type="float">
            <text:p>1164.485</text:p>
          </table:table-cell>
          <table:table-cell office:value-type="float" office:value="1.875178" calcext:value-type="float">
            <text:p>1.875178</text:p>
          </table:table-cell>
          <table:table-cell office:value-type="float" office:value="0" calcext:value-type="float">
            <text:p>0</text:p>
          </table:table-cell>
          <table:table-cell office:value-type="float" office:value="0.2955689" calcext:value-type="float">
            <text:p>0.2955689</text:p>
          </table:table-cell>
          <table:table-cell office:value-type="float" office:value="0.2038488" calcext:value-type="float">
            <text:p>0.2038488</text:p>
          </table:table-cell>
          <table:table-cell office:value-type="float" office:value="0.1653472" calcext:value-type="float">
            <text:p>0.1653472</text:p>
          </table:table-cell>
          <table:table-cell office:value-type="float" office:value="0.04416461" calcext:value-type="float">
            <text:p>0.04416461</text:p>
          </table:table-cell>
          <table:table-cell office:value-type="float" office:value="0.03736906" calcext:value-type="float">
            <text:p>0.03736906</text:p>
          </table:table-cell>
          <table:table-cell office:value-type="float" office:value="0.02059347" calcext:value-type="float">
            <text:p>0.02059347</text:p>
          </table:table-cell>
          <table:table-cell office:value-type="float" office:value="0.02884983" calcext:value-type="float">
            <text:p>0.02884983</text:p>
          </table:table-cell>
          <table:table-cell office:value-type="float" office:value="0.0745525" calcext:value-type="float">
            <text:p>0.0745525</text:p>
          </table:table-cell>
          <table:table-cell office:value-type="float" office:value="0.1382369" calcext:value-type="float">
            <text:p>0.1382369</text:p>
          </table:table-cell>
          <table:table-cell office:value-type="float" office:value="0.1437408" calcext:value-type="float">
            <text:p>0.1437408</text:p>
          </table:table-cell>
          <table:table-cell office:value-type="float" office:value="0.1549103" calcext:value-type="float">
            <text:p>0.1549103</text:p>
          </table:table-cell>
          <table:table-cell office:value-type="float" office:value="0.1628571" calcext:value-type="float">
            <text:p>0.1628571</text:p>
          </table:table-cell>
          <table:table-cell office:value-type="float" office:value="0.1796303" calcext:value-type="float">
            <text:p>0.1796303</text:p>
          </table:table-cell>
          <table:table-cell office:value-type="float" office:value="0.1838593" calcext:value-type="float">
            <text:p>0.1838593</text:p>
          </table:table-cell>
          <table:table-cell office:value-type="float" office:value="0" calcext:value-type="float">
            <text:p>0</text:p>
          </table:table-cell>
          <table:table-cell office:value-type="float" office:value="25.2559" calcext:value-type="float">
            <text:p>25.2559</text:p>
          </table:table-cell>
          <table:table-cell office:value-type="float" office:value="17.14218" calcext:value-type="float">
            <text:p>17.14218</text:p>
          </table:table-cell>
          <table:table-cell office:value-type="float" office:value="18.32237" calcext:value-type="float">
            <text:p>18.32237</text:p>
          </table:table-cell>
          <table:table-cell office:value-type="float" office:value="5.093284" calcext:value-type="float">
            <text:p>5.093284</text:p>
          </table:table-cell>
          <table:table-cell office:value-type="float" office:value="4.30759" calcext:value-type="float">
            <text:p>4.30759</text:p>
          </table:table-cell>
          <table:table-cell office:value-type="float" office:value="2.053961" calcext:value-type="float">
            <text:p>2.053961</text:p>
          </table:table-cell>
          <table:table-cell office:value-type="float" office:value="2.162036" calcext:value-type="float">
            <text:p>2.162036</text:p>
          </table:table-cell>
          <table:table-cell office:value-type="float" office:value="4.584064" calcext:value-type="float">
            <text:p>4.584064</text:p>
          </table:table-cell>
          <table:table-cell office:value-type="float" office:value="7.3445" calcext:value-type="float">
            <text:p>7.3445</text:p>
          </table:table-cell>
          <table:table-cell office:value-type="float" office:value="7.897406" calcext:value-type="float">
            <text:p>7.897406</text:p>
          </table:table-cell>
          <table:table-cell office:value-type="float" office:value="8.948182" calcext:value-type="float">
            <text:p>8.948182</text:p>
          </table:table-cell>
          <table:table-cell office:value-type="float" office:value="9.632813" calcext:value-type="float">
            <text:p>9.632813</text:p>
          </table:table-cell>
          <table:table-cell office:value-type="float" office:value="11.22984" calcext:value-type="float">
            <text:p>11.22984</text:p>
          </table:table-cell>
          <table:table-cell office:value-type="float" office:value="11.54839" calcext:value-type="float">
            <text:p>11.54839</text:p>
          </table:table-cell>
          <table:table-cell office:value-type="float" office:value="0" calcext:value-type="float">
            <text:p>0</text:p>
          </table:table-cell>
          <table:table-cell office:value-type="float" office:value="4.416049" calcext:value-type="float">
            <text:p>4.416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9731" calcext:value-type="float">
            <text:p>0.12097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5" calcext:value-type="float">
            <text:p>9022005</text:p>
          </table:table-cell>
          <table:table-cell office:value-type="float" office:value="5.045365" calcext:value-type="float">
            <text:p>5.045365</text:p>
          </table:table-cell>
          <table:table-cell office:value-type="float" office:value="135.858" calcext:value-type="float">
            <text:p>135.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8582" calcext:value-type="float">
            <text:p>34.68582</text:p>
          </table:table-cell>
          <table:table-cell office:value-type="float" office:value="0" calcext:value-type="float">
            <text:p>0</text:p>
          </table:table-cell>
          <table:table-cell office:value-type="float" office:value="0.00000002613097" calcext:value-type="float">
            <text:p>2.613097E-08</text:p>
          </table:table-cell>
          <table:table-cell office:value-type="float" office:value="0" calcext:value-type="float">
            <text:p>0</text:p>
          </table:table-cell>
          <table:table-cell office:value-type="float" office:value="-0.001093155" calcext:value-type="float">
            <text:p>-0.001093155</text:p>
          </table:table-cell>
          <table:table-cell office:value-type="float" office:value="1164.472" calcext:value-type="float">
            <text:p>1164.472</text:p>
          </table:table-cell>
          <table:table-cell office:value-type="float" office:value="1.874018" calcext:value-type="float">
            <text:p>1.874018</text:p>
          </table:table-cell>
          <table:table-cell office:value-type="float" office:value="0" calcext:value-type="float">
            <text:p>0</text:p>
          </table:table-cell>
          <table:table-cell office:value-type="float" office:value="0.2526001" calcext:value-type="float">
            <text:p>0.2526001</text:p>
          </table:table-cell>
          <table:table-cell office:value-type="float" office:value="0.1741008" calcext:value-type="float">
            <text:p>0.1741008</text:p>
          </table:table-cell>
          <table:table-cell office:value-type="float" office:value="0.1713153" calcext:value-type="float">
            <text:p>0.1713153</text:p>
          </table:table-cell>
          <table:table-cell office:value-type="float" office:value="0.04274892" calcext:value-type="float">
            <text:p>0.04274892</text:p>
          </table:table-cell>
          <table:table-cell office:value-type="float" office:value="0.03746611" calcext:value-type="float">
            <text:p>0.03746611</text:p>
          </table:table-cell>
          <table:table-cell office:value-type="float" office:value="0.02063956" calcext:value-type="float">
            <text:p>0.02063956</text:p>
          </table:table-cell>
          <table:table-cell office:value-type="float" office:value="0.0289553" calcext:value-type="float">
            <text:p>0.0289553</text:p>
          </table:table-cell>
          <table:table-cell office:value-type="float" office:value="0.07462027" calcext:value-type="float">
            <text:p>0.07462027</text:p>
          </table:table-cell>
          <table:table-cell office:value-type="float" office:value="0.1383024" calcext:value-type="float">
            <text:p>0.1383024</text:p>
          </table:table-cell>
          <table:table-cell office:value-type="float" office:value="0.1438002" calcext:value-type="float">
            <text:p>0.1438002</text:p>
          </table:table-cell>
          <table:table-cell office:value-type="float" office:value="0.1549629" calcext:value-type="float">
            <text:p>0.1549629</text:p>
          </table:table-cell>
          <table:table-cell office:value-type="float" office:value="0.162892" calcext:value-type="float">
            <text:p>0.162892</text:p>
          </table:table-cell>
          <table:table-cell office:value-type="float" office:value="0.179662" calcext:value-type="float">
            <text:p>0.179662</text:p>
          </table:table-cell>
          <table:table-cell office:value-type="float" office:value="0.1838885" calcext:value-type="float">
            <text:p>0.1838885</text:p>
          </table:table-cell>
          <table:table-cell office:value-type="float" office:value="0" calcext:value-type="float">
            <text:p>0</text:p>
          </table:table-cell>
          <table:table-cell office:value-type="float" office:value="25.26444" calcext:value-type="float">
            <text:p>25.26444</text:p>
          </table:table-cell>
          <table:table-cell office:value-type="float" office:value="17.14808" calcext:value-type="float">
            <text:p>17.14808</text:p>
          </table:table-cell>
          <table:table-cell office:value-type="float" office:value="18.32559" calcext:value-type="float">
            <text:p>18.32559</text:p>
          </table:table-cell>
          <table:table-cell office:value-type="float" office:value="5.093317" calcext:value-type="float">
            <text:p>5.093317</text:p>
          </table:table-cell>
          <table:table-cell office:value-type="float" office:value="4.307776" calcext:value-type="float">
            <text:p>4.307776</text:p>
          </table:table-cell>
          <table:table-cell office:value-type="float" office:value="2.054302" calcext:value-type="float">
            <text:p>2.054302</text:p>
          </table:table-cell>
          <table:table-cell office:value-type="float" office:value="2.163297" calcext:value-type="float">
            <text:p>2.163297</text:p>
          </table:table-cell>
          <table:table-cell office:value-type="float" office:value="4.588012" calcext:value-type="float">
            <text:p>4.588012</text:p>
          </table:table-cell>
          <table:table-cell office:value-type="float" office:value="7.350488" calcext:value-type="float">
            <text:p>7.350488</text:p>
          </table:table-cell>
          <table:table-cell office:value-type="float" office:value="7.903101" calcext:value-type="float">
            <text:p>7.903101</text:p>
          </table:table-cell>
          <table:table-cell office:value-type="float" office:value="8.953217" calcext:value-type="float">
            <text:p>8.953217</text:p>
          </table:table-cell>
          <table:table-cell office:value-type="float" office:value="9.63731" calcext:value-type="float">
            <text:p>9.63731</text:p>
          </table:table-cell>
          <table:table-cell office:value-type="float" office:value="11.23263" calcext:value-type="float">
            <text:p>11.23263</text:p>
          </table:table-cell>
          <table:table-cell office:value-type="float" office:value="11.5453" calcext:value-type="float">
            <text:p>11.5453</text:p>
          </table:table-cell>
          <table:table-cell office:value-type="float" office:value="0" calcext:value-type="float">
            <text:p>0</text:p>
          </table:table-cell>
          <table:table-cell office:value-type="float" office:value="4.093865" calcext:value-type="float">
            <text:p>4.093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6751" calcext:value-type="float">
            <text:p>0.12367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5" calcext:value-type="float">
            <text:p>10022005</text:p>
          </table:table-cell>
          <table:table-cell office:value-type="float" office:value="5.042139" calcext:value-type="float">
            <text:p>5.042139</text:p>
          </table:table-cell>
          <table:table-cell office:value-type="float" office:value="135.8582" calcext:value-type="float">
            <text:p>135.8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0149" calcext:value-type="float">
            <text:p>34.70149</text:p>
          </table:table-cell>
          <table:table-cell office:value-type="float" office:value="0" calcext:value-type="float">
            <text:p>0</text:p>
          </table:table-cell>
          <table:table-cell office:value-type="float" office:value="0.00000002636374" calcext:value-type="float">
            <text:p>2.636374E-08</text:p>
          </table:table-cell>
          <table:table-cell office:value-type="float" office:value="0" calcext:value-type="float">
            <text:p>0</text:p>
          </table:table-cell>
          <table:table-cell office:value-type="float" office:value="-0.001093154" calcext:value-type="float">
            <text:p>-0.001093154</text:p>
          </table:table-cell>
          <table:table-cell office:value-type="float" office:value="1164.458" calcext:value-type="float">
            <text:p>1164.458</text:p>
          </table:table-cell>
          <table:table-cell office:value-type="float" office:value="1.87251" calcext:value-type="float">
            <text:p>1.87251</text:p>
          </table:table-cell>
          <table:table-cell office:value-type="float" office:value="0" calcext:value-type="float">
            <text:p>0</text:p>
          </table:table-cell>
          <table:table-cell office:value-type="float" office:value="0.2592692" calcext:value-type="float">
            <text:p>0.2592692</text:p>
          </table:table-cell>
          <table:table-cell office:value-type="float" office:value="0.164534" calcext:value-type="float">
            <text:p>0.164534</text:p>
          </table:table-cell>
          <table:table-cell office:value-type="float" office:value="0.1666306" calcext:value-type="float">
            <text:p>0.1666306</text:p>
          </table:table-cell>
          <table:table-cell office:value-type="float" office:value="0.04229125" calcext:value-type="float">
            <text:p>0.04229125</text:p>
          </table:table-cell>
          <table:table-cell office:value-type="float" office:value="0.03751374" calcext:value-type="float">
            <text:p>0.03751374</text:p>
          </table:table-cell>
          <table:table-cell office:value-type="float" office:value="0.02067892" calcext:value-type="float">
            <text:p>0.02067892</text:p>
          </table:table-cell>
          <table:table-cell office:value-type="float" office:value="0.02902192" calcext:value-type="float">
            <text:p>0.02902192</text:p>
          </table:table-cell>
          <table:table-cell office:value-type="float" office:value="0.07467764" calcext:value-type="float">
            <text:p>0.07467764</text:p>
          </table:table-cell>
          <table:table-cell office:value-type="float" office:value="0.1383666" calcext:value-type="float">
            <text:p>0.1383666</text:p>
          </table:table-cell>
          <table:table-cell office:value-type="float" office:value="0.14386" calcext:value-type="float">
            <text:p>0.14386</text:p>
          </table:table-cell>
          <table:table-cell office:value-type="float" office:value="0.1550158" calcext:value-type="float">
            <text:p>0.1550158</text:p>
          </table:table-cell>
          <table:table-cell office:value-type="float" office:value="0.1629306" calcext:value-type="float">
            <text:p>0.1629306</text:p>
          </table:table-cell>
          <table:table-cell office:value-type="float" office:value="0.1796933" calcext:value-type="float">
            <text:p>0.1796933</text:p>
          </table:table-cell>
          <table:table-cell office:value-type="float" office:value="0.1839183" calcext:value-type="float">
            <text:p>0.1839183</text:p>
          </table:table-cell>
          <table:table-cell office:value-type="float" office:value="0" calcext:value-type="float">
            <text:p>0</text:p>
          </table:table-cell>
          <table:table-cell office:value-type="float" office:value="25.27071" calcext:value-type="float">
            <text:p>25.27071</text:p>
          </table:table-cell>
          <table:table-cell office:value-type="float" office:value="17.14859" calcext:value-type="float">
            <text:p>17.14859</text:p>
          </table:table-cell>
          <table:table-cell office:value-type="float" office:value="18.32848" calcext:value-type="float">
            <text:p>18.32848</text:p>
          </table:table-cell>
          <table:table-cell office:value-type="float" office:value="5.09305" calcext:value-type="float">
            <text:p>5.09305</text:p>
          </table:table-cell>
          <table:table-cell office:value-type="float" office:value="4.307994" calcext:value-type="float">
            <text:p>4.307994</text:p>
          </table:table-cell>
          <table:table-cell office:value-type="float" office:value="2.054655" calcext:value-type="float">
            <text:p>2.054655</text:p>
          </table:table-cell>
          <table:table-cell office:value-type="float" office:value="2.164603" calcext:value-type="float">
            <text:p>2.164603</text:p>
          </table:table-cell>
          <table:table-cell office:value-type="float" office:value="4.591955" calcext:value-type="float">
            <text:p>4.591955</text:p>
          </table:table-cell>
          <table:table-cell office:value-type="float" office:value="7.356476" calcext:value-type="float">
            <text:p>7.356476</text:p>
          </table:table-cell>
          <table:table-cell office:value-type="float" office:value="7.908796" calcext:value-type="float">
            <text:p>7.908796</text:p>
          </table:table-cell>
          <table:table-cell office:value-type="float" office:value="8.958251" calcext:value-type="float">
            <text:p>8.958251</text:p>
          </table:table-cell>
          <table:table-cell office:value-type="float" office:value="9.641807" calcext:value-type="float">
            <text:p>9.641807</text:p>
          </table:table-cell>
          <table:table-cell office:value-type="float" office:value="11.23536" calcext:value-type="float">
            <text:p>11.23536</text:p>
          </table:table-cell>
          <table:table-cell office:value-type="float" office:value="11.54643" calcext:value-type="float">
            <text:p>11.54643</text:p>
          </table:table-cell>
          <table:table-cell office:value-type="float" office:value="0" calcext:value-type="float">
            <text:p>0</text:p>
          </table:table-cell>
          <table:table-cell office:value-type="float" office:value="4.991145" calcext:value-type="float">
            <text:p>4.991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5614" calcext:value-type="float">
            <text:p>0.12656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5" calcext:value-type="float">
            <text:p>11022005</text:p>
          </table:table-cell>
          <table:table-cell office:value-type="float" office:value="5.038203" calcext:value-type="float">
            <text:p>5.038203</text:p>
          </table:table-cell>
          <table:table-cell office:value-type="float" office:value="135.8585" calcext:value-type="float">
            <text:p>135.8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1698" calcext:value-type="float">
            <text:p>34.71698</text:p>
          </table:table-cell>
          <table:table-cell office:value-type="float" office:value="0" calcext:value-type="float">
            <text:p>0</text:p>
          </table:table-cell>
          <table:table-cell office:value-type="float" office:value="0.00000003791559" calcext:value-type="float">
            <text:p>3.791559E-08</text:p>
          </table:table-cell>
          <table:table-cell office:value-type="float" office:value="0" calcext:value-type="float">
            <text:p>0</text:p>
          </table:table-cell>
          <table:table-cell office:value-type="float" office:value="-0.001093038" calcext:value-type="float">
            <text:p>-0.001093038</text:p>
          </table:table-cell>
          <table:table-cell office:value-type="float" office:value="1164.444" calcext:value-type="float">
            <text:p>1164.444</text:p>
          </table:table-cell>
          <table:table-cell office:value-type="float" office:value="1.871567" calcext:value-type="float">
            <text:p>1.871567</text:p>
          </table:table-cell>
          <table:table-cell office:value-type="float" office:value="0" calcext:value-type="float">
            <text:p>0</text:p>
          </table:table-cell>
          <table:table-cell office:value-type="float" office:value="0.2412668" calcext:value-type="float">
            <text:p>0.2412668</text:p>
          </table:table-cell>
          <table:table-cell office:value-type="float" office:value="0.1652615" calcext:value-type="float">
            <text:p>0.1652615</text:p>
          </table:table-cell>
          <table:table-cell office:value-type="float" office:value="0.1599654" calcext:value-type="float">
            <text:p>0.1599654</text:p>
          </table:table-cell>
          <table:table-cell office:value-type="float" office:value="0.04207837" calcext:value-type="float">
            <text:p>0.04207837</text:p>
          </table:table-cell>
          <table:table-cell office:value-type="float" office:value="0.03752789" calcext:value-type="float">
            <text:p>0.03752789</text:p>
          </table:table-cell>
          <table:table-cell office:value-type="float" office:value="0.02070954" calcext:value-type="float">
            <text:p>0.02070954</text:p>
          </table:table-cell>
          <table:table-cell office:value-type="float" office:value="0.0278781" calcext:value-type="float">
            <text:p>0.0278781</text:p>
          </table:table-cell>
          <table:table-cell office:value-type="float" office:value="0.07472499" calcext:value-type="float">
            <text:p>0.07472499</text:p>
          </table:table-cell>
          <table:table-cell office:value-type="float" office:value="0.1384307" calcext:value-type="float">
            <text:p>0.1384307</text:p>
          </table:table-cell>
          <table:table-cell office:value-type="float" office:value="0.1439198" calcext:value-type="float">
            <text:p>0.1439198</text:p>
          </table:table-cell>
          <table:table-cell office:value-type="float" office:value="0.1550688" calcext:value-type="float">
            <text:p>0.1550688</text:p>
          </table:table-cell>
          <table:table-cell office:value-type="float" office:value="0.1629715" calcext:value-type="float">
            <text:p>0.1629715</text:p>
          </table:table-cell>
          <table:table-cell office:value-type="float" office:value="0.1797246" calcext:value-type="float">
            <text:p>0.1797246</text:p>
          </table:table-cell>
          <table:table-cell office:value-type="float" office:value="0.1839476" calcext:value-type="float">
            <text:p>0.1839476</text:p>
          </table:table-cell>
          <table:table-cell office:value-type="float" office:value="0" calcext:value-type="float">
            <text:p>0</text:p>
          </table:table-cell>
          <table:table-cell office:value-type="float" office:value="25.27299" calcext:value-type="float">
            <text:p>25.27299</text:p>
          </table:table-cell>
          <table:table-cell office:value-type="float" office:value="17.1481" calcext:value-type="float">
            <text:p>17.1481</text:p>
          </table:table-cell>
          <table:table-cell office:value-type="float" office:value="18.32969" calcext:value-type="float">
            <text:p>18.32969</text:p>
          </table:table-cell>
          <table:table-cell office:value-type="float" office:value="5.092723" calcext:value-type="float">
            <text:p>5.092723</text:p>
          </table:table-cell>
          <table:table-cell office:value-type="float" office:value="4.308211" calcext:value-type="float">
            <text:p>4.308211</text:p>
          </table:table-cell>
          <table:table-cell office:value-type="float" office:value="2.055018" calcext:value-type="float">
            <text:p>2.055018</text:p>
          </table:table-cell>
          <table:table-cell office:value-type="float" office:value="2.165889" calcext:value-type="float">
            <text:p>2.165889</text:p>
          </table:table-cell>
          <table:table-cell office:value-type="float" office:value="4.595897" calcext:value-type="float">
            <text:p>4.595897</text:p>
          </table:table-cell>
          <table:table-cell office:value-type="float" office:value="7.362463" calcext:value-type="float">
            <text:p>7.362463</text:p>
          </table:table-cell>
          <table:table-cell office:value-type="float" office:value="7.914491" calcext:value-type="float">
            <text:p>7.914491</text:p>
          </table:table-cell>
          <table:table-cell office:value-type="float" office:value="8.963284" calcext:value-type="float">
            <text:p>8.963284</text:p>
          </table:table-cell>
          <table:table-cell office:value-type="float" office:value="9.646303" calcext:value-type="float">
            <text:p>9.646303</text:p>
          </table:table-cell>
          <table:table-cell office:value-type="float" office:value="11.23807" calcext:value-type="float">
            <text:p>11.23807</text:p>
          </table:table-cell>
          <table:table-cell office:value-type="float" office:value="11.54993" calcext:value-type="float">
            <text:p>11.54993</text:p>
          </table:table-cell>
          <table:table-cell office:value-type="float" office:value="0" calcext:value-type="float">
            <text:p>0</text:p>
          </table:table-cell>
          <table:table-cell office:value-type="float" office:value="8.314953" calcext:value-type="float">
            <text:p>8.314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0034" calcext:value-type="float">
            <text:p>0.1300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5" calcext:value-type="float">
            <text:p>12022005</text:p>
          </table:table-cell>
          <table:table-cell office:value-type="float" office:value="5.03301" calcext:value-type="float">
            <text:p>5.03301</text:p>
          </table:table-cell>
          <table:table-cell office:value-type="float" office:value="135.8589" calcext:value-type="float">
            <text:p>135.8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3232" calcext:value-type="float">
            <text:p>34.73232</text:p>
          </table:table-cell>
          <table:table-cell office:value-type="float" office:value="0.0009449359" calcext:value-type="float">
            <text:p>0.0009449359</text:p>
          </table:table-cell>
          <table:table-cell office:value-type="float" office:value="0.000001378237" calcext:value-type="float">
            <text:p>1.378237E-06</text:p>
          </table:table-cell>
          <table:table-cell office:value-type="float" office:value="0.001165188" calcext:value-type="float">
            <text:p>0.001165188</text:p>
          </table:table-cell>
          <table:table-cell office:value-type="float" office:value="-0.001079432" calcext:value-type="float">
            <text:p>-0.001079432</text:p>
          </table:table-cell>
          <table:table-cell office:value-type="float" office:value="1164.431" calcext:value-type="float">
            <text:p>1164.431</text:p>
          </table:table-cell>
          <table:table-cell office:value-type="float" office:value="1.870534" calcext:value-type="float">
            <text:p>1.870534</text:p>
          </table:table-cell>
          <table:table-cell office:value-type="float" office:value="0" calcext:value-type="float">
            <text:p>0</text:p>
          </table:table-cell>
          <table:table-cell office:value-type="float" office:value="0.1650037" calcext:value-type="float">
            <text:p>0.1650037</text:p>
          </table:table-cell>
          <table:table-cell office:value-type="float" office:value="0.17048" calcext:value-type="float">
            <text:p>0.17048</text:p>
          </table:table-cell>
          <table:table-cell office:value-type="float" office:value="0.1565106" calcext:value-type="float">
            <text:p>0.1565106</text:p>
          </table:table-cell>
          <table:table-cell office:value-type="float" office:value="0.03621885" calcext:value-type="float">
            <text:p>0.03621885</text:p>
          </table:table-cell>
          <table:table-cell office:value-type="float" office:value="0.03713094" calcext:value-type="float">
            <text:p>0.03713094</text:p>
          </table:table-cell>
          <table:table-cell office:value-type="float" office:value="0.01839724" calcext:value-type="float">
            <text:p>0.01839724</text:p>
          </table:table-cell>
          <table:table-cell office:value-type="float" office:value="0.02388533" calcext:value-type="float">
            <text:p>0.02388533</text:p>
          </table:table-cell>
          <table:table-cell office:value-type="float" office:value="0.07444237" calcext:value-type="float">
            <text:p>0.07444237</text:p>
          </table:table-cell>
          <table:table-cell office:value-type="float" office:value="0.1384959" calcext:value-type="float">
            <text:p>0.1384959</text:p>
          </table:table-cell>
          <table:table-cell office:value-type="float" office:value="0.1439795" calcext:value-type="float">
            <text:p>0.1439795</text:p>
          </table:table-cell>
          <table:table-cell office:value-type="float" office:value="0.1551218" calcext:value-type="float">
            <text:p>0.1551218</text:p>
          </table:table-cell>
          <table:table-cell office:value-type="float" office:value="0.1630131" calcext:value-type="float">
            <text:p>0.1630131</text:p>
          </table:table-cell>
          <table:table-cell office:value-type="float" office:value="0.1797547" calcext:value-type="float">
            <text:p>0.1797547</text:p>
          </table:table-cell>
          <table:table-cell office:value-type="float" office:value="0.1839772" calcext:value-type="float">
            <text:p>0.1839772</text:p>
          </table:table-cell>
          <table:table-cell office:value-type="float" office:value="0" calcext:value-type="float">
            <text:p>0</text:p>
          </table:table-cell>
          <table:table-cell office:value-type="float" office:value="25.27549" calcext:value-type="float">
            <text:p>25.27549</text:p>
          </table:table-cell>
          <table:table-cell office:value-type="float" office:value="17.14794" calcext:value-type="float">
            <text:p>17.14794</text:p>
          </table:table-cell>
          <table:table-cell office:value-type="float" office:value="18.32954" calcext:value-type="float">
            <text:p>18.32954</text:p>
          </table:table-cell>
          <table:table-cell office:value-type="float" office:value="5.091928" calcext:value-type="float">
            <text:p>5.091928</text:p>
          </table:table-cell>
          <table:table-cell office:value-type="float" office:value="4.308406" calcext:value-type="float">
            <text:p>4.308406</text:p>
          </table:table-cell>
          <table:table-cell office:value-type="float" office:value="2.055353" calcext:value-type="float">
            <text:p>2.055353</text:p>
          </table:table-cell>
          <table:table-cell office:value-type="float" office:value="2.166969" calcext:value-type="float">
            <text:p>2.166969</text:p>
          </table:table-cell>
          <table:table-cell office:value-type="float" office:value="4.599826" calcext:value-type="float">
            <text:p>4.599826</text:p>
          </table:table-cell>
          <table:table-cell office:value-type="float" office:value="7.368414" calcext:value-type="float">
            <text:p>7.368414</text:p>
          </table:table-cell>
          <table:table-cell office:value-type="float" office:value="7.920133" calcext:value-type="float">
            <text:p>7.920133</text:p>
          </table:table-cell>
          <table:table-cell office:value-type="float" office:value="8.968319" calcext:value-type="float">
            <text:p>8.968319</text:p>
          </table:table-cell>
          <table:table-cell office:value-type="float" office:value="9.6508" calcext:value-type="float">
            <text:p>9.6508</text:p>
          </table:table-cell>
          <table:table-cell office:value-type="float" office:value="11.24079" calcext:value-type="float">
            <text:p>11.24079</text:p>
          </table:table-cell>
          <table:table-cell office:value-type="float" office:value="11.55333" calcext:value-type="float">
            <text:p>11.55333</text:p>
          </table:table-cell>
          <table:table-cell office:value-type="float" office:value="0" calcext:value-type="float">
            <text:p>0</text:p>
          </table:table-cell>
          <table:table-cell office:value-type="float" office:value="3.361658" calcext:value-type="float">
            <text:p>3.361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7392" calcext:value-type="float">
            <text:p>0.13373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5" calcext:value-type="float">
            <text:p>13022005</text:p>
          </table:table-cell>
          <table:table-cell office:value-type="float" office:value="5.027271" calcext:value-type="float">
            <text:p>5.027271</text:p>
          </table:table-cell>
          <table:table-cell office:value-type="float" office:value="135.8593" calcext:value-type="float">
            <text:p>135.8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4717" calcext:value-type="float">
            <text:p>34.74717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307701" calcext:value-type="float">
            <text:p>5.307701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41287" calcext:value-type="float">
            <text:p>-0.001041287</text:p>
          </table:table-cell>
          <table:table-cell office:value-type="float" office:value="1164.418" calcext:value-type="float">
            <text:p>1164.418</text:p>
          </table:table-cell>
          <table:table-cell office:value-type="float" office:value="1.871911" calcext:value-type="float">
            <text:p>1.871911</text:p>
          </table:table-cell>
          <table:table-cell office:value-type="float" office:value="0" calcext:value-type="float">
            <text:p>0</text:p>
          </table:table-cell>
          <table:table-cell office:value-type="float" office:value="0.2385625" calcext:value-type="float">
            <text:p>0.2385625</text:p>
          </table:table-cell>
          <table:table-cell office:value-type="float" office:value="0.1734644" calcext:value-type="float">
            <text:p>0.1734644</text:p>
          </table:table-cell>
          <table:table-cell office:value-type="float" office:value="0.1550992" calcext:value-type="float">
            <text:p>0.1550992</text:p>
          </table:table-cell>
          <table:table-cell office:value-type="float" office:value="0.03908635" calcext:value-type="float">
            <text:p>0.03908635</text:p>
          </table:table-cell>
          <table:table-cell office:value-type="float" office:value="0.03328545" calcext:value-type="float">
            <text:p>0.03328545</text:p>
          </table:table-cell>
          <table:table-cell office:value-type="float" office:value="0.01854068" calcext:value-type="float">
            <text:p>0.01854068</text:p>
          </table:table-cell>
          <table:table-cell office:value-type="float" office:value="0.02592152" calcext:value-type="float">
            <text:p>0.02592152</text:p>
          </table:table-cell>
          <table:table-cell office:value-type="float" office:value="0.07401555" calcext:value-type="float">
            <text:p>0.07401555</text:p>
          </table:table-cell>
          <table:table-cell office:value-type="float" office:value="0.1385242" calcext:value-type="float">
            <text:p>0.1385242</text:p>
          </table:table-cell>
          <table:table-cell office:value-type="float" office:value="0.1440389" calcext:value-type="float">
            <text:p>0.1440389</text:p>
          </table:table-cell>
          <table:table-cell office:value-type="float" office:value="0.155175" calcext:value-type="float">
            <text:p>0.155175</text:p>
          </table:table-cell>
          <table:table-cell office:value-type="float" office:value="0.1630545" calcext:value-type="float">
            <text:p>0.1630545</text:p>
          </table:table-cell>
          <table:table-cell office:value-type="float" office:value="0.179785" calcext:value-type="float">
            <text:p>0.179785</text:p>
          </table:table-cell>
          <table:table-cell office:value-type="float" office:value="0.1840068" calcext:value-type="float">
            <text:p>0.1840068</text:p>
          </table:table-cell>
          <table:table-cell office:value-type="float" office:value="0" calcext:value-type="float">
            <text:p>0</text:p>
          </table:table-cell>
          <table:table-cell office:value-type="float" office:value="25.25937" calcext:value-type="float">
            <text:p>25.25937</text:p>
          </table:table-cell>
          <table:table-cell office:value-type="float" office:value="17.14802" calcext:value-type="float">
            <text:p>17.14802</text:p>
          </table:table-cell>
          <table:table-cell office:value-type="float" office:value="18.3285" calcext:value-type="float">
            <text:p>18.3285</text:p>
          </table:table-cell>
          <table:table-cell office:value-type="float" office:value="5.089441" calcext:value-type="float">
            <text:p>5.089441</text:p>
          </table:table-cell>
          <table:table-cell office:value-type="float" office:value="4.308007" calcext:value-type="float">
            <text:p>4.308007</text:p>
          </table:table-cell>
          <table:table-cell office:value-type="float" office:value="2.055007" calcext:value-type="float">
            <text:p>2.055007</text:p>
          </table:table-cell>
          <table:table-cell office:value-type="float" office:value="2.167885" calcext:value-type="float">
            <text:p>2.167885</text:p>
          </table:table-cell>
          <table:table-cell office:value-type="float" office:value="4.603683" calcext:value-type="float">
            <text:p>4.603683</text:p>
          </table:table-cell>
          <table:table-cell office:value-type="float" office:value="7.374356" calcext:value-type="float">
            <text:p>7.374356</text:p>
          </table:table-cell>
          <table:table-cell office:value-type="float" office:value="7.925752" calcext:value-type="float">
            <text:p>7.925752</text:p>
          </table:table-cell>
          <table:table-cell office:value-type="float" office:value="8.973353" calcext:value-type="float">
            <text:p>8.973353</text:p>
          </table:table-cell>
          <table:table-cell office:value-type="float" office:value="9.655296" calcext:value-type="float">
            <text:p>9.655296</text:p>
          </table:table-cell>
          <table:table-cell office:value-type="float" office:value="11.2435" calcext:value-type="float">
            <text:p>11.2435</text:p>
          </table:table-cell>
          <table:table-cell office:value-type="float" office:value="11.55878" calcext:value-type="float">
            <text:p>11.55878</text:p>
          </table:table-cell>
          <table:table-cell office:value-type="float" office:value="0" calcext:value-type="float">
            <text:p>0</text:p>
          </table:table-cell>
          <table:table-cell office:value-type="float" office:value="11.51723" calcext:value-type="float">
            <text:p>11.51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4835" calcext:value-type="float">
            <text:p>0.13848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5" calcext:value-type="float">
            <text:p>14022005</text:p>
          </table:table-cell>
          <table:table-cell office:value-type="float" office:value="5.018627" calcext:value-type="float">
            <text:p>5.018627</text:p>
          </table:table-cell>
          <table:table-cell office:value-type="float" office:value="135.8605" calcext:value-type="float">
            <text:p>135.8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6324" calcext:value-type="float">
            <text:p>34.76324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310235" calcext:value-type="float">
            <text:p>5.310235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41235" calcext:value-type="float">
            <text:p>-0.001041235</text:p>
          </table:table-cell>
          <table:table-cell office:value-type="float" office:value="1164.406" calcext:value-type="float">
            <text:p>1164.406</text:p>
          </table:table-cell>
          <table:table-cell office:value-type="float" office:value="1.876636" calcext:value-type="float">
            <text:p>1.876636</text:p>
          </table:table-cell>
          <table:table-cell office:value-type="float" office:value="0" calcext:value-type="float">
            <text:p>0</text:p>
          </table:table-cell>
          <table:table-cell office:value-type="float" office:value="0.3939339" calcext:value-type="float">
            <text:p>0.3939339</text:p>
          </table:table-cell>
          <table:table-cell office:value-type="float" office:value="0.2052087" calcext:value-type="float">
            <text:p>0.2052087</text:p>
          </table:table-cell>
          <table:table-cell office:value-type="float" office:value="0.1535974" calcext:value-type="float">
            <text:p>0.1535974</text:p>
          </table:table-cell>
          <table:table-cell office:value-type="float" office:value="0.04009603" calcext:value-type="float">
            <text:p>0.04009603</text:p>
          </table:table-cell>
          <table:table-cell office:value-type="float" office:value="0.03395173" calcext:value-type="float">
            <text:p>0.03395173</text:p>
          </table:table-cell>
          <table:table-cell office:value-type="float" office:value="0.02012217" calcext:value-type="float">
            <text:p>0.02012217</text:p>
          </table:table-cell>
          <table:table-cell office:value-type="float" office:value="0.0276766" calcext:value-type="float">
            <text:p>0.0276766</text:p>
          </table:table-cell>
          <table:table-cell office:value-type="float" office:value="0.07418673" calcext:value-type="float">
            <text:p>0.07418673</text:p>
          </table:table-cell>
          <table:table-cell office:value-type="float" office:value="0.1384845" calcext:value-type="float">
            <text:p>0.1384845</text:p>
          </table:table-cell>
          <table:table-cell office:value-type="float" office:value="0.1440982" calcext:value-type="float">
            <text:p>0.1440982</text:p>
          </table:table-cell>
          <table:table-cell office:value-type="float" office:value="0.155228" calcext:value-type="float">
            <text:p>0.155228</text:p>
          </table:table-cell>
          <table:table-cell office:value-type="float" office:value="0.1631169" calcext:value-type="float">
            <text:p>0.1631169</text:p>
          </table:table-cell>
          <table:table-cell office:value-type="float" office:value="0.1798205" calcext:value-type="float">
            <text:p>0.1798205</text:p>
          </table:table-cell>
          <table:table-cell office:value-type="float" office:value="0.1840345" calcext:value-type="float">
            <text:p>0.1840345</text:p>
          </table:table-cell>
          <table:table-cell office:value-type="float" office:value="0" calcext:value-type="float">
            <text:p>0</text:p>
          </table:table-cell>
          <table:table-cell office:value-type="float" office:value="25.32619" calcext:value-type="float">
            <text:p>25.32619</text:p>
          </table:table-cell>
          <table:table-cell office:value-type="float" office:value="17.15385" calcext:value-type="float">
            <text:p>17.15385</text:p>
          </table:table-cell>
          <table:table-cell office:value-type="float" office:value="18.32704" calcext:value-type="float">
            <text:p>18.32704</text:p>
          </table:table-cell>
          <table:table-cell office:value-type="float" office:value="5.088031" calcext:value-type="float">
            <text:p>5.088031</text:p>
          </table:table-cell>
          <table:table-cell office:value-type="float" office:value="4.306602" calcext:value-type="float">
            <text:p>4.306602</text:p>
          </table:table-cell>
          <table:table-cell office:value-type="float" office:value="2.055264" calcext:value-type="float">
            <text:p>2.055264</text:p>
          </table:table-cell>
          <table:table-cell office:value-type="float" office:value="2.169255" calcext:value-type="float">
            <text:p>2.169255</text:p>
          </table:table-cell>
          <table:table-cell office:value-type="float" office:value="4.607565" calcext:value-type="float">
            <text:p>4.607565</text:p>
          </table:table-cell>
          <table:table-cell office:value-type="float" office:value="7.380299" calcext:value-type="float">
            <text:p>7.380299</text:p>
          </table:table-cell>
          <table:table-cell office:value-type="float" office:value="7.931369" calcext:value-type="float">
            <text:p>7.931369</text:p>
          </table:table-cell>
          <table:table-cell office:value-type="float" office:value="8.978387" calcext:value-type="float">
            <text:p>8.978387</text:p>
          </table:table-cell>
          <table:table-cell office:value-type="float" office:value="9.659793" calcext:value-type="float">
            <text:p>9.659793</text:p>
          </table:table-cell>
          <table:table-cell office:value-type="float" office:value="11.24621" calcext:value-type="float">
            <text:p>11.24621</text:p>
          </table:table-cell>
          <table:table-cell office:value-type="float" office:value="11.57549" calcext:value-type="float">
            <text:p>11.57549</text:p>
          </table:table-cell>
          <table:table-cell office:value-type="float" office:value="0" calcext:value-type="float">
            <text:p>0</text:p>
          </table:table-cell>
          <table:table-cell office:value-type="float" office:value="9.536107" calcext:value-type="float">
            <text:p>9.536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7798" calcext:value-type="float">
            <text:p>0.14577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5" calcext:value-type="float">
            <text:p>15022005</text:p>
          </table:table-cell>
          <table:table-cell office:value-type="float" office:value="5.01267" calcext:value-type="float">
            <text:p>5.01267</text:p>
          </table:table-cell>
          <table:table-cell office:value-type="float" office:value="135.8611" calcext:value-type="float">
            <text:p>135.8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7937" calcext:value-type="float">
            <text:p>34.77937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325841" calcext:value-type="float">
            <text:p>5.325841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41087" calcext:value-type="float">
            <text:p>-0.001041087</text:p>
          </table:table-cell>
          <table:table-cell office:value-type="float" office:value="1164.395" calcext:value-type="float">
            <text:p>1164.395</text:p>
          </table:table-cell>
          <table:table-cell office:value-type="float" office:value="1.878447" calcext:value-type="float">
            <text:p>1.878447</text:p>
          </table:table-cell>
          <table:table-cell office:value-type="float" office:value="0" calcext:value-type="float">
            <text:p>0</text:p>
          </table:table-cell>
          <table:table-cell office:value-type="float" office:value="0.3905423" calcext:value-type="float">
            <text:p>0.3905423</text:p>
          </table:table-cell>
          <table:table-cell office:value-type="float" office:value="0.1856821" calcext:value-type="float">
            <text:p>0.1856821</text:p>
          </table:table-cell>
          <table:table-cell office:value-type="float" office:value="0.1537289" calcext:value-type="float">
            <text:p>0.1537289</text:p>
          </table:table-cell>
          <table:table-cell office:value-type="float" office:value="0.04071113" calcext:value-type="float">
            <text:p>0.04071113</text:p>
          </table:table-cell>
          <table:table-cell office:value-type="float" office:value="0.03473106" calcext:value-type="float">
            <text:p>0.03473106</text:p>
          </table:table-cell>
          <table:table-cell office:value-type="float" office:value="0.02045025" calcext:value-type="float">
            <text:p>0.02045025</text:p>
          </table:table-cell>
          <table:table-cell office:value-type="float" office:value="0.0273345" calcext:value-type="float">
            <text:p>0.0273345</text:p>
          </table:table-cell>
          <table:table-cell office:value-type="float" office:value="0.07439069" calcext:value-type="float">
            <text:p>0.07439069</text:p>
          </table:table-cell>
          <table:table-cell office:value-type="float" office:value="0.1384894" calcext:value-type="float">
            <text:p>0.1384894</text:p>
          </table:table-cell>
          <table:table-cell office:value-type="float" office:value="0.144158" calcext:value-type="float">
            <text:p>0.144158</text:p>
          </table:table-cell>
          <table:table-cell office:value-type="float" office:value="0.1552811" calcext:value-type="float">
            <text:p>0.1552811</text:p>
          </table:table-cell>
          <table:table-cell office:value-type="float" office:value="0.1631504" calcext:value-type="float">
            <text:p>0.1631504</text:p>
          </table:table-cell>
          <table:table-cell office:value-type="float" office:value="0.1798472" calcext:value-type="float">
            <text:p>0.1798472</text:p>
          </table:table-cell>
          <table:table-cell office:value-type="float" office:value="0.1840646" calcext:value-type="float">
            <text:p>0.1840646</text:p>
          </table:table-cell>
          <table:table-cell office:value-type="float" office:value="0" calcext:value-type="float">
            <text:p>0</text:p>
          </table:table-cell>
          <table:table-cell office:value-type="float" office:value="25.38819" calcext:value-type="float">
            <text:p>25.38819</text:p>
          </table:table-cell>
          <table:table-cell office:value-type="float" office:value="17.16095" calcext:value-type="float">
            <text:p>17.16095</text:p>
          </table:table-cell>
          <table:table-cell office:value-type="float" office:value="18.32526" calcext:value-type="float">
            <text:p>18.32526</text:p>
          </table:table-cell>
          <table:table-cell office:value-type="float" office:value="5.08685" calcext:value-type="float">
            <text:p>5.08685</text:p>
          </table:table-cell>
          <table:table-cell office:value-type="float" office:value="4.305679" calcext:value-type="float">
            <text:p>4.305679</text:p>
          </table:table-cell>
          <table:table-cell office:value-type="float" office:value="2.055709" calcext:value-type="float">
            <text:p>2.055709</text:p>
          </table:table-cell>
          <table:table-cell office:value-type="float" office:value="2.170639" calcext:value-type="float">
            <text:p>2.170639</text:p>
          </table:table-cell>
          <table:table-cell office:value-type="float" office:value="4.611518" calcext:value-type="float">
            <text:p>4.611518</text:p>
          </table:table-cell>
          <table:table-cell office:value-type="float" office:value="7.38624" calcext:value-type="float">
            <text:p>7.38624</text:p>
          </table:table-cell>
          <table:table-cell office:value-type="float" office:value="7.93699" calcext:value-type="float">
            <text:p>7.93699</text:p>
          </table:table-cell>
          <table:table-cell office:value-type="float" office:value="8.983421" calcext:value-type="float">
            <text:p>8.983421</text:p>
          </table:table-cell>
          <table:table-cell office:value-type="float" office:value="9.664289" calcext:value-type="float">
            <text:p>9.664289</text:p>
          </table:table-cell>
          <table:table-cell office:value-type="float" office:value="11.24893" calcext:value-type="float">
            <text:p>11.24893</text:p>
          </table:table-cell>
          <table:table-cell office:value-type="float" office:value="11.57764" calcext:value-type="float">
            <text:p>11.57764</text:p>
          </table:table-cell>
          <table:table-cell office:value-type="float" office:value="0" calcext:value-type="float">
            <text:p>0</text:p>
          </table:table-cell>
          <table:table-cell office:value-type="float" office:value="12.98765" calcext:value-type="float">
            <text:p>12.98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09885" calcext:value-type="float">
            <text:p>0.15098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5" calcext:value-type="float">
            <text:p>16022005</text:p>
          </table:table-cell>
          <table:table-cell office:value-type="float" office:value="5.002602" calcext:value-type="float">
            <text:p>5.002602</text:p>
          </table:table-cell>
          <table:table-cell office:value-type="float" office:value="135.8624" calcext:value-type="float">
            <text:p>135.8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9548" calcext:value-type="float">
            <text:p>34.79548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334861" calcext:value-type="float">
            <text:p>5.334861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41002" calcext:value-type="float">
            <text:p>-0.001041002</text:p>
          </table:table-cell>
          <table:table-cell office:value-type="float" office:value="1164.384" calcext:value-type="float">
            <text:p>1164.384</text:p>
          </table:table-cell>
          <table:table-cell office:value-type="float" office:value="1.885894" calcext:value-type="float">
            <text:p>1.885894</text:p>
          </table:table-cell>
          <table:table-cell office:value-type="float" office:value="0" calcext:value-type="float">
            <text:p>0</text:p>
          </table:table-cell>
          <table:table-cell office:value-type="float" office:value="0.5443754" calcext:value-type="float">
            <text:p>0.5443754</text:p>
          </table:table-cell>
          <table:table-cell office:value-type="float" office:value="0.1954095" calcext:value-type="float">
            <text:p>0.1954095</text:p>
          </table:table-cell>
          <table:table-cell office:value-type="float" office:value="0.1504643" calcext:value-type="float">
            <text:p>0.1504643</text:p>
          </table:table-cell>
          <table:table-cell office:value-type="float" office:value="0.04245614" calcext:value-type="float">
            <text:p>0.04245614</text:p>
          </table:table-cell>
          <table:table-cell office:value-type="float" office:value="0.03512231" calcext:value-type="float">
            <text:p>0.03512231</text:p>
          </table:table-cell>
          <table:table-cell office:value-type="float" office:value="0.02048263" calcext:value-type="float">
            <text:p>0.02048263</text:p>
          </table:table-cell>
          <table:table-cell office:value-type="float" office:value="0.02764983" calcext:value-type="float">
            <text:p>0.02764983</text:p>
          </table:table-cell>
          <table:table-cell office:value-type="float" office:value="0.07458142" calcext:value-type="float">
            <text:p>0.07458142</text:p>
          </table:table-cell>
          <table:table-cell office:value-type="float" office:value="0.1385275" calcext:value-type="float">
            <text:p>0.1385275</text:p>
          </table:table-cell>
          <table:table-cell office:value-type="float" office:value="0.1442175" calcext:value-type="float">
            <text:p>0.1442175</text:p>
          </table:table-cell>
          <table:table-cell office:value-type="float" office:value="0.1553342" calcext:value-type="float">
            <text:p>0.1553342</text:p>
          </table:table-cell>
          <table:table-cell office:value-type="float" office:value="0.1632021" calcext:value-type="float">
            <text:p>0.1632021</text:p>
          </table:table-cell>
          <table:table-cell office:value-type="float" office:value="0.1798805" calcext:value-type="float">
            <text:p>0.1798805</text:p>
          </table:table-cell>
          <table:table-cell office:value-type="float" office:value="0.1840921" calcext:value-type="float">
            <text:p>0.1840921</text:p>
          </table:table-cell>
          <table:table-cell office:value-type="float" office:value="0" calcext:value-type="float">
            <text:p>0</text:p>
          </table:table-cell>
          <table:table-cell office:value-type="float" office:value="25.46614" calcext:value-type="float">
            <text:p>25.46614</text:p>
          </table:table-cell>
          <table:table-cell office:value-type="float" office:value="17.16381" calcext:value-type="float">
            <text:p>17.16381</text:p>
          </table:table-cell>
          <table:table-cell office:value-type="float" office:value="18.32237" calcext:value-type="float">
            <text:p>18.32237</text:p>
          </table:table-cell>
          <table:table-cell office:value-type="float" office:value="5.08595" calcext:value-type="float">
            <text:p>5.08595</text:p>
          </table:table-cell>
          <table:table-cell office:value-type="float" office:value="4.304924" calcext:value-type="float">
            <text:p>4.304924</text:p>
          </table:table-cell>
          <table:table-cell office:value-type="float" office:value="2.056189" calcext:value-type="float">
            <text:p>2.056189</text:p>
          </table:table-cell>
          <table:table-cell office:value-type="float" office:value="2.172082" calcext:value-type="float">
            <text:p>2.172082</text:p>
          </table:table-cell>
          <table:table-cell office:value-type="float" office:value="4.615525" calcext:value-type="float">
            <text:p>4.615525</text:p>
          </table:table-cell>
          <table:table-cell office:value-type="float" office:value="7.392183" calcext:value-type="float">
            <text:p>7.392183</text:p>
          </table:table-cell>
          <table:table-cell office:value-type="float" office:value="7.94261" calcext:value-type="float">
            <text:p>7.94261</text:p>
          </table:table-cell>
          <table:table-cell office:value-type="float" office:value="8.988456" calcext:value-type="float">
            <text:p>8.988456</text:p>
          </table:table-cell>
          <table:table-cell office:value-type="float" office:value="9.668786" calcext:value-type="float">
            <text:p>9.668786</text:p>
          </table:table-cell>
          <table:table-cell office:value-type="float" office:value="11.25164" calcext:value-type="float">
            <text:p>11.25164</text:p>
          </table:table-cell>
          <table:table-cell office:value-type="float" office:value="11.58746" calcext:value-type="float">
            <text:p>11.58746</text:p>
          </table:table-cell>
          <table:table-cell office:value-type="float" office:value="0" calcext:value-type="float">
            <text:p>0</text:p>
          </table:table-cell>
          <table:table-cell office:value-type="float" office:value="26.35364" calcext:value-type="float">
            <text:p>26.35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6622" calcext:value-type="float">
            <text:p>0.15966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5" calcext:value-type="float">
            <text:p>17022005</text:p>
          </table:table-cell>
          <table:table-cell office:value-type="float" office:value="4.991277" calcext:value-type="float">
            <text:p>4.991277</text:p>
          </table:table-cell>
          <table:table-cell office:value-type="float" office:value="135.8639" calcext:value-type="float">
            <text:p>135.8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1226" calcext:value-type="float">
            <text:p>34.81226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339673" calcext:value-type="float">
            <text:p>5.339673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40956" calcext:value-type="float">
            <text:p>-0.001040956</text:p>
          </table:table-cell>
          <table:table-cell office:value-type="float" office:value="1164.374" calcext:value-type="float">
            <text:p>1164.374</text:p>
          </table:table-cell>
          <table:table-cell office:value-type="float" office:value="1.894643" calcext:value-type="float">
            <text:p>1.894643</text:p>
          </table:table-cell>
          <table:table-cell office:value-type="float" office:value="0" calcext:value-type="float">
            <text:p>0</text:p>
          </table:table-cell>
          <table:table-cell office:value-type="float" office:value="0.6564445" calcext:value-type="float">
            <text:p>0.6564445</text:p>
          </table:table-cell>
          <table:table-cell office:value-type="float" office:value="0.225662" calcext:value-type="float">
            <text:p>0.225662</text:p>
          </table:table-cell>
          <table:table-cell office:value-type="float" office:value="0.1455597" calcext:value-type="float">
            <text:p>0.1455597</text:p>
          </table:table-cell>
          <table:table-cell office:value-type="float" office:value="0.04280626" calcext:value-type="float">
            <text:p>0.04280626</text:p>
          </table:table-cell>
          <table:table-cell office:value-type="float" office:value="0.03551723" calcext:value-type="float">
            <text:p>0.03551723</text:p>
          </table:table-cell>
          <table:table-cell office:value-type="float" office:value="0.02047679" calcext:value-type="float">
            <text:p>0.02047679</text:p>
          </table:table-cell>
          <table:table-cell office:value-type="float" office:value="0.0278954" calcext:value-type="float">
            <text:p>0.0278954</text:p>
          </table:table-cell>
          <table:table-cell office:value-type="float" office:value="0.0747391" calcext:value-type="float">
            <text:p>0.0747391</text:p>
          </table:table-cell>
          <table:table-cell office:value-type="float" office:value="0.13858" calcext:value-type="float">
            <text:p>0.13858</text:p>
          </table:table-cell>
          <table:table-cell office:value-type="float" office:value="0.1442755" calcext:value-type="float">
            <text:p>0.1442755</text:p>
          </table:table-cell>
          <table:table-cell office:value-type="float" office:value="0.1553876" calcext:value-type="float">
            <text:p>0.1553876</text:p>
          </table:table-cell>
          <table:table-cell office:value-type="float" office:value="0.1632554" calcext:value-type="float">
            <text:p>0.1632554</text:p>
          </table:table-cell>
          <table:table-cell office:value-type="float" office:value="0.1799119" calcext:value-type="float">
            <text:p>0.1799119</text:p>
          </table:table-cell>
          <table:table-cell office:value-type="float" office:value="0.1841211" calcext:value-type="float">
            <text:p>0.1841211</text:p>
          </table:table-cell>
          <table:table-cell office:value-type="float" office:value="0" calcext:value-type="float">
            <text:p>0</text:p>
          </table:table-cell>
          <table:table-cell office:value-type="float" office:value="25.59301" calcext:value-type="float">
            <text:p>25.59301</text:p>
          </table:table-cell>
          <table:table-cell office:value-type="float" office:value="17.17186" calcext:value-type="float">
            <text:p>17.17186</text:p>
          </table:table-cell>
          <table:table-cell office:value-type="float" office:value="18.31792" calcext:value-type="float">
            <text:p>18.31792</text:p>
          </table:table-cell>
          <table:table-cell office:value-type="float" office:value="5.085411" calcext:value-type="float">
            <text:p>5.085411</text:p>
          </table:table-cell>
          <table:table-cell office:value-type="float" office:value="4.304336" calcext:value-type="float">
            <text:p>4.304336</text:p>
          </table:table-cell>
          <table:table-cell office:value-type="float" office:value="2.056664" calcext:value-type="float">
            <text:p>2.056664</text:p>
          </table:table-cell>
          <table:table-cell office:value-type="float" office:value="2.173563" calcext:value-type="float">
            <text:p>2.173563</text:p>
          </table:table-cell>
          <table:table-cell office:value-type="float" office:value="4.619566" calcext:value-type="float">
            <text:p>4.619566</text:p>
          </table:table-cell>
          <table:table-cell office:value-type="float" office:value="7.398164" calcext:value-type="float">
            <text:p>7.398164</text:p>
          </table:table-cell>
          <table:table-cell office:value-type="float" office:value="7.948229" calcext:value-type="float">
            <text:p>7.948229</text:p>
          </table:table-cell>
          <table:table-cell office:value-type="float" office:value="8.99348" calcext:value-type="float">
            <text:p>8.99348</text:p>
          </table:table-cell>
          <table:table-cell office:value-type="float" office:value="9.673283" calcext:value-type="float">
            <text:p>9.673283</text:p>
          </table:table-cell>
          <table:table-cell office:value-type="float" office:value="11.25435" calcext:value-type="float">
            <text:p>11.25435</text:p>
          </table:table-cell>
          <table:table-cell office:value-type="float" office:value="11.59772" calcext:value-type="float">
            <text:p>11.59772</text:p>
          </table:table-cell>
          <table:table-cell office:value-type="float" office:value="0" calcext:value-type="float">
            <text:p>0</text:p>
          </table:table-cell>
          <table:table-cell office:value-type="float" office:value="33.62085" calcext:value-type="float">
            <text:p>33.6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3552" calcext:value-type="float">
            <text:p>0.16935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5" calcext:value-type="float">
            <text:p>18022005</text:p>
          </table:table-cell>
          <table:table-cell office:value-type="float" office:value="4.981408" calcext:value-type="float">
            <text:p>4.981408</text:p>
          </table:table-cell>
          <table:table-cell office:value-type="float" office:value="135.8652" calcext:value-type="float">
            <text:p>135.8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2946" calcext:value-type="float">
            <text:p>34.82946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346437" calcext:value-type="float">
            <text:p>5.346437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40891" calcext:value-type="float">
            <text:p>-0.001040891</text:p>
          </table:table-cell>
          <table:table-cell office:value-type="float" office:value="1164.365" calcext:value-type="float">
            <text:p>1164.365</text:p>
          </table:table-cell>
          <table:table-cell office:value-type="float" office:value="1.900495" calcext:value-type="float">
            <text:p>1.900495</text:p>
          </table:table-cell>
          <table:table-cell office:value-type="float" office:value="0" calcext:value-type="float">
            <text:p>0</text:p>
          </table:table-cell>
          <table:table-cell office:value-type="float" office:value="0.6508752" calcext:value-type="float">
            <text:p>0.6508752</text:p>
          </table:table-cell>
          <table:table-cell office:value-type="float" office:value="0.2307652" calcext:value-type="float">
            <text:p>0.2307652</text:p>
          </table:table-cell>
          <table:table-cell office:value-type="float" office:value="0.1584184" calcext:value-type="float">
            <text:p>0.1584184</text:p>
          </table:table-cell>
          <table:table-cell office:value-type="float" office:value="0.03968938" calcext:value-type="float">
            <text:p>0.03968938</text:p>
          </table:table-cell>
          <table:table-cell office:value-type="float" office:value="0.03529324" calcext:value-type="float">
            <text:p>0.03529324</text:p>
          </table:table-cell>
          <table:table-cell office:value-type="float" office:value="0.02046676" calcext:value-type="float">
            <text:p>0.02046676</text:p>
          </table:table-cell>
          <table:table-cell office:value-type="float" office:value="0.02791397" calcext:value-type="float">
            <text:p>0.02791397</text:p>
          </table:table-cell>
          <table:table-cell office:value-type="float" office:value="0.07478989" calcext:value-type="float">
            <text:p>0.07478989</text:p>
          </table:table-cell>
          <table:table-cell office:value-type="float" office:value="0.1386371" calcext:value-type="float">
            <text:p>0.1386371</text:p>
          </table:table-cell>
          <table:table-cell office:value-type="float" office:value="0.1443328" calcext:value-type="float">
            <text:p>0.1443328</text:p>
          </table:table-cell>
          <table:table-cell office:value-type="float" office:value="0.1554407" calcext:value-type="float">
            <text:p>0.1554407</text:p>
          </table:table-cell>
          <table:table-cell office:value-type="float" office:value="0.1632968" calcext:value-type="float">
            <text:p>0.1632968</text:p>
          </table:table-cell>
          <table:table-cell office:value-type="float" office:value="0.1799411" calcext:value-type="float">
            <text:p>0.1799411</text:p>
          </table:table-cell>
          <table:table-cell office:value-type="float" office:value="0.1841507" calcext:value-type="float">
            <text:p>0.1841507</text:p>
          </table:table-cell>
          <table:table-cell office:value-type="float" office:value="0" calcext:value-type="float">
            <text:p>0</text:p>
          </table:table-cell>
          <table:table-cell office:value-type="float" office:value="25.74627" calcext:value-type="float">
            <text:p>25.74627</text:p>
          </table:table-cell>
          <table:table-cell office:value-type="float" office:value="17.18398" calcext:value-type="float">
            <text:p>17.18398</text:p>
          </table:table-cell>
          <table:table-cell office:value-type="float" office:value="18.3149" calcext:value-type="float">
            <text:p>18.3149</text:p>
          </table:table-cell>
          <table:table-cell office:value-type="float" office:value="5.08446" calcext:value-type="float">
            <text:p>5.08446</text:p>
          </table:table-cell>
          <table:table-cell office:value-type="float" office:value="4.303794" calcext:value-type="float">
            <text:p>4.303794</text:p>
          </table:table-cell>
          <table:table-cell office:value-type="float" office:value="2.057138" calcext:value-type="float">
            <text:p>2.057138</text:p>
          </table:table-cell>
          <table:table-cell office:value-type="float" office:value="2.175054" calcext:value-type="float">
            <text:p>2.175054</text:p>
          </table:table-cell>
          <table:table-cell office:value-type="float" office:value="4.623631" calcext:value-type="float">
            <text:p>4.623631</text:p>
          </table:table-cell>
          <table:table-cell office:value-type="float" office:value="7.404152" calcext:value-type="float">
            <text:p>7.404152</text:p>
          </table:table-cell>
          <table:table-cell office:value-type="float" office:value="7.953846" calcext:value-type="float">
            <text:p>7.953846</text:p>
          </table:table-cell>
          <table:table-cell office:value-type="float" office:value="8.998457" calcext:value-type="float">
            <text:p>8.998457</text:p>
          </table:table-cell>
          <table:table-cell office:value-type="float" office:value="9.677737" calcext:value-type="float">
            <text:p>9.677737</text:p>
          </table:table-cell>
          <table:table-cell office:value-type="float" office:value="11.25707" calcext:value-type="float">
            <text:p>11.25707</text:p>
          </table:table-cell>
          <table:table-cell office:value-type="float" office:value="11.60527" calcext:value-type="float">
            <text:p>11.60527</text:p>
          </table:table-cell>
          <table:table-cell office:value-type="float" office:value="0" calcext:value-type="float">
            <text:p>0</text:p>
          </table:table-cell>
          <table:table-cell office:value-type="float" office:value="30.65918" calcext:value-type="float">
            <text:p>30.65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77968" calcext:value-type="float">
            <text:p>0.17779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5" calcext:value-type="float">
            <text:p>19022005</text:p>
          </table:table-cell>
          <table:table-cell office:value-type="float" office:value="4.97563" calcext:value-type="float">
            <text:p>4.97563</text:p>
          </table:table-cell>
          <table:table-cell office:value-type="float" office:value="135.8659" calcext:value-type="float">
            <text:p>135.8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4614" calcext:value-type="float">
            <text:p>34.84614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366122" calcext:value-type="float">
            <text:p>5.36612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40702" calcext:value-type="float">
            <text:p>-0.001040702</text:p>
          </table:table-cell>
          <table:table-cell office:value-type="float" office:value="1164.354" calcext:value-type="float">
            <text:p>1164.354</text:p>
          </table:table-cell>
          <table:table-cell office:value-type="float" office:value="1.90114" calcext:value-type="float">
            <text:p>1.90114</text:p>
          </table:table-cell>
          <table:table-cell office:value-type="float" office:value="0" calcext:value-type="float">
            <text:p>0</text:p>
          </table:table-cell>
          <table:table-cell office:value-type="float" office:value="0.446254" calcext:value-type="float">
            <text:p>0.446254</text:p>
          </table:table-cell>
          <table:table-cell office:value-type="float" office:value="0.1922285" calcext:value-type="float">
            <text:p>0.1922285</text:p>
          </table:table-cell>
          <table:table-cell office:value-type="float" office:value="0.1528143" calcext:value-type="float">
            <text:p>0.1528143</text:p>
          </table:table-cell>
          <table:table-cell office:value-type="float" office:value="0.04025957" calcext:value-type="float">
            <text:p>0.04025957</text:p>
          </table:table-cell>
          <table:table-cell office:value-type="float" office:value="0.03516245" calcext:value-type="float">
            <text:p>0.03516245</text:p>
          </table:table-cell>
          <table:table-cell office:value-type="float" office:value="0.02048027" calcext:value-type="float">
            <text:p>0.02048027</text:p>
          </table:table-cell>
          <table:table-cell office:value-type="float" office:value="0.02751488" calcext:value-type="float">
            <text:p>0.02751488</text:p>
          </table:table-cell>
          <table:table-cell office:value-type="float" office:value="0.07475536" calcext:value-type="float">
            <text:p>0.07475536</text:p>
          </table:table-cell>
          <table:table-cell office:value-type="float" office:value="0.1387118" calcext:value-type="float">
            <text:p>0.1387118</text:p>
          </table:table-cell>
          <table:table-cell office:value-type="float" office:value="0.14439" calcext:value-type="float">
            <text:p>0.14439</text:p>
          </table:table-cell>
          <table:table-cell office:value-type="float" office:value="0.1554938" calcext:value-type="float">
            <text:p>0.1554938</text:p>
          </table:table-cell>
          <table:table-cell office:value-type="float" office:value="0.1633209" calcext:value-type="float">
            <text:p>0.1633209</text:p>
          </table:table-cell>
          <table:table-cell office:value-type="float" office:value="0.1799674" calcext:value-type="float">
            <text:p>0.1799674</text:p>
          </table:table-cell>
          <table:table-cell office:value-type="float" office:value="0.1841818" calcext:value-type="float">
            <text:p>0.1841818</text:p>
          </table:table-cell>
          <table:table-cell office:value-type="float" office:value="0" calcext:value-type="float">
            <text:p>0</text:p>
          </table:table-cell>
          <table:table-cell office:value-type="float" office:value="25.86015" calcext:value-type="float">
            <text:p>25.86015</text:p>
          </table:table-cell>
          <table:table-cell office:value-type="float" office:value="17.19272" calcext:value-type="float">
            <text:p>17.19272</text:p>
          </table:table-cell>
          <table:table-cell office:value-type="float" office:value="18.31315" calcext:value-type="float">
            <text:p>18.31315</text:p>
          </table:table-cell>
          <table:table-cell office:value-type="float" office:value="5.083113" calcext:value-type="float">
            <text:p>5.083113</text:p>
          </table:table-cell>
          <table:table-cell office:value-type="float" office:value="4.303199" calcext:value-type="float">
            <text:p>4.303199</text:p>
          </table:table-cell>
          <table:table-cell office:value-type="float" office:value="2.057613" calcext:value-type="float">
            <text:p>2.057613</text:p>
          </table:table-cell>
          <table:table-cell office:value-type="float" office:value="2.176486" calcext:value-type="float">
            <text:p>2.176486</text:p>
          </table:table-cell>
          <table:table-cell office:value-type="float" office:value="4.627676" calcext:value-type="float">
            <text:p>4.627676</text:p>
          </table:table-cell>
          <table:table-cell office:value-type="float" office:value="7.41014" calcext:value-type="float">
            <text:p>7.41014</text:p>
          </table:table-cell>
          <table:table-cell office:value-type="float" office:value="7.959466" calcext:value-type="float">
            <text:p>7.959466</text:p>
          </table:table-cell>
          <table:table-cell office:value-type="float" office:value="9.003434" calcext:value-type="float">
            <text:p>9.003434</text:p>
          </table:table-cell>
          <table:table-cell office:value-type="float" office:value="9.682157" calcext:value-type="float">
            <text:p>9.682157</text:p>
          </table:table-cell>
          <table:table-cell office:value-type="float" office:value="11.25978" calcext:value-type="float">
            <text:p>11.25978</text:p>
          </table:table-cell>
          <table:table-cell office:value-type="float" office:value="11.60846" calcext:value-type="float">
            <text:p>11.60846</text:p>
          </table:table-cell>
          <table:table-cell office:value-type="float" office:value="0" calcext:value-type="float">
            <text:p>0</text:p>
          </table:table-cell>
          <table:table-cell office:value-type="float" office:value="21.85225" calcext:value-type="float">
            <text:p>21.85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7768" calcext:value-type="float">
            <text:p>0.18277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5" calcext:value-type="float">
            <text:p>20022005</text:p>
          </table:table-cell>
          <table:table-cell office:value-type="float" office:value="4.967592" calcext:value-type="float">
            <text:p>4.967592</text:p>
          </table:table-cell>
          <table:table-cell office:value-type="float" office:value="135.8669" calcext:value-type="float">
            <text:p>135.8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6254" calcext:value-type="float">
            <text:p>34.86254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375157" calcext:value-type="float">
            <text:p>5.375157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40616" calcext:value-type="float">
            <text:p>-0.001040616</text:p>
          </table:table-cell>
          <table:table-cell office:value-type="float" office:value="1164.344" calcext:value-type="float">
            <text:p>1164.344</text:p>
          </table:table-cell>
          <table:table-cell office:value-type="float" office:value="1.904365" calcext:value-type="float">
            <text:p>1.904365</text:p>
          </table:table-cell>
          <table:table-cell office:value-type="float" office:value="0" calcext:value-type="float">
            <text:p>0</text:p>
          </table:table-cell>
          <table:table-cell office:value-type="float" office:value="0.4997941" calcext:value-type="float">
            <text:p>0.4997941</text:p>
          </table:table-cell>
          <table:table-cell office:value-type="float" office:value="0.2088677" calcext:value-type="float">
            <text:p>0.2088677</text:p>
          </table:table-cell>
          <table:table-cell office:value-type="float" office:value="0.1585011" calcext:value-type="float">
            <text:p>0.1585011</text:p>
          </table:table-cell>
          <table:table-cell office:value-type="float" office:value="0.03940845" calcext:value-type="float">
            <text:p>0.03940845</text:p>
          </table:table-cell>
          <table:table-cell office:value-type="float" office:value="0.0350926" calcext:value-type="float">
            <text:p>0.0350926</text:p>
          </table:table-cell>
          <table:table-cell office:value-type="float" office:value="0.02045525" calcext:value-type="float">
            <text:p>0.02045525</text:p>
          </table:table-cell>
          <table:table-cell office:value-type="float" office:value="0.0277662" calcext:value-type="float">
            <text:p>0.0277662</text:p>
          </table:table-cell>
          <table:table-cell office:value-type="float" office:value="0.07484466" calcext:value-type="float">
            <text:p>0.07484466</text:p>
          </table:table-cell>
          <table:table-cell office:value-type="float" office:value="0.1387867" calcext:value-type="float">
            <text:p>0.1387867</text:p>
          </table:table-cell>
          <table:table-cell office:value-type="float" office:value="0.1444473" calcext:value-type="float">
            <text:p>0.1444473</text:p>
          </table:table-cell>
          <table:table-cell office:value-type="float" office:value="0.1555468" calcext:value-type="float">
            <text:p>0.1555468</text:p>
          </table:table-cell>
          <table:table-cell office:value-type="float" office:value="0.1633642" calcext:value-type="float">
            <text:p>0.1633642</text:p>
          </table:table-cell>
          <table:table-cell office:value-type="float" office:value="0.1799966" calcext:value-type="float">
            <text:p>0.1799966</text:p>
          </table:table-cell>
          <table:table-cell office:value-type="float" office:value="0.1842108" calcext:value-type="float">
            <text:p>0.1842108</text:p>
          </table:table-cell>
          <table:table-cell office:value-type="float" office:value="0" calcext:value-type="float">
            <text:p>0</text:p>
          </table:table-cell>
          <table:table-cell office:value-type="float" office:value="25.94811" calcext:value-type="float">
            <text:p>25.94811</text:p>
          </table:table-cell>
          <table:table-cell office:value-type="float" office:value="17.20073" calcext:value-type="float">
            <text:p>17.20073</text:p>
          </table:table-cell>
          <table:table-cell office:value-type="float" office:value="18.31177" calcext:value-type="float">
            <text:p>18.31177</text:p>
          </table:table-cell>
          <table:table-cell office:value-type="float" office:value="5.081639" calcext:value-type="float">
            <text:p>5.081639</text:p>
          </table:table-cell>
          <table:table-cell office:value-type="float" office:value="4.302509" calcext:value-type="float">
            <text:p>4.302509</text:p>
          </table:table-cell>
          <table:table-cell office:value-type="float" office:value="2.058092" calcext:value-type="float">
            <text:p>2.058092</text:p>
          </table:table-cell>
          <table:table-cell office:value-type="float" office:value="2.17793" calcext:value-type="float">
            <text:p>2.17793</text:p>
          </table:table-cell>
          <table:table-cell office:value-type="float" office:value="4.631721" calcext:value-type="float">
            <text:p>4.631721</text:p>
          </table:table-cell>
          <table:table-cell office:value-type="float" office:value="7.41614" calcext:value-type="float">
            <text:p>7.41614</text:p>
          </table:table-cell>
          <table:table-cell office:value-type="float" office:value="7.965087" calcext:value-type="float">
            <text:p>7.965087</text:p>
          </table:table-cell>
          <table:table-cell office:value-type="float" office:value="9.008412" calcext:value-type="float">
            <text:p>9.008412</text:p>
          </table:table-cell>
          <table:table-cell office:value-type="float" office:value="9.686576" calcext:value-type="float">
            <text:p>9.686576</text:p>
          </table:table-cell>
          <table:table-cell office:value-type="float" office:value="11.26249" calcext:value-type="float">
            <text:p>11.26249</text:p>
          </table:table-cell>
          <table:table-cell office:value-type="float" office:value="11.61348" calcext:value-type="float">
            <text:p>11.61348</text:p>
          </table:table-cell>
          <table:table-cell office:value-type="float" office:value="0" calcext:value-type="float">
            <text:p>0</text:p>
          </table:table-cell>
          <table:table-cell office:value-type="float" office:value="20.06416" calcext:value-type="float">
            <text:p>20.06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6374" calcext:value-type="float">
            <text:p>0.18963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5" calcext:value-type="float">
            <text:p>21022005</text:p>
          </table:table-cell>
          <table:table-cell office:value-type="float" office:value="4.96281" calcext:value-type="float">
            <text:p>4.96281</text:p>
          </table:table-cell>
          <table:table-cell office:value-type="float" office:value="135.8674" calcext:value-type="float">
            <text:p>135.8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7885" calcext:value-type="float">
            <text:p>34.87885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392006" calcext:value-type="float">
            <text:p>5.392006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40454" calcext:value-type="float">
            <text:p>-0.001040454</text:p>
          </table:table-cell>
          <table:table-cell office:value-type="float" office:value="1164.333" calcext:value-type="float">
            <text:p>1164.333</text:p>
          </table:table-cell>
          <table:table-cell office:value-type="float" office:value="1.903881" calcext:value-type="float">
            <text:p>1.903881</text:p>
          </table:table-cell>
          <table:table-cell office:value-type="float" office:value="0" calcext:value-type="float">
            <text:p>0</text:p>
          </table:table-cell>
          <table:table-cell office:value-type="float" office:value="0.4785186" calcext:value-type="float">
            <text:p>0.4785186</text:p>
          </table:table-cell>
          <table:table-cell office:value-type="float" office:value="0.1902192" calcext:value-type="float">
            <text:p>0.1902192</text:p>
          </table:table-cell>
          <table:table-cell office:value-type="float" office:value="0.1524124" calcext:value-type="float">
            <text:p>0.1524124</text:p>
          </table:table-cell>
          <table:table-cell office:value-type="float" office:value="0.04032052" calcext:value-type="float">
            <text:p>0.04032052</text:p>
          </table:table-cell>
          <table:table-cell office:value-type="float" office:value="0.03500492" calcext:value-type="float">
            <text:p>0.03500492</text:p>
          </table:table-cell>
          <table:table-cell office:value-type="float" office:value="0.02047753" calcext:value-type="float">
            <text:p>0.02047753</text:p>
          </table:table-cell>
          <table:table-cell office:value-type="float" office:value="0.02752841" calcext:value-type="float">
            <text:p>0.02752841</text:p>
          </table:table-cell>
          <table:table-cell office:value-type="float" office:value="0.07488386" calcext:value-type="float">
            <text:p>0.07488386</text:p>
          </table:table-cell>
          <table:table-cell office:value-type="float" office:value="0.1388458" calcext:value-type="float">
            <text:p>0.1388458</text:p>
          </table:table-cell>
          <table:table-cell office:value-type="float" office:value="0.1445045" calcext:value-type="float">
            <text:p>0.1445045</text:p>
          </table:table-cell>
          <table:table-cell office:value-type="float" office:value="0.1555997" calcext:value-type="float">
            <text:p>0.1555997</text:p>
          </table:table-cell>
          <table:table-cell office:value-type="float" office:value="0.1633925" calcext:value-type="float">
            <text:p>0.1633925</text:p>
          </table:table-cell>
          <table:table-cell office:value-type="float" office:value="0.1800254" calcext:value-type="float">
            <text:p>0.1800254</text:p>
          </table:table-cell>
          <table:table-cell office:value-type="float" office:value="0.1842393" calcext:value-type="float">
            <text:p>0.1842393</text:p>
          </table:table-cell>
          <table:table-cell office:value-type="float" office:value="0" calcext:value-type="float">
            <text:p>0</text:p>
          </table:table-cell>
          <table:table-cell office:value-type="float" office:value="26.02732" calcext:value-type="float">
            <text:p>26.02732</text:p>
          </table:table-cell>
          <table:table-cell office:value-type="float" office:value="17.20812" calcext:value-type="float">
            <text:p>17.20812</text:p>
          </table:table-cell>
          <table:table-cell office:value-type="float" office:value="18.31" calcext:value-type="float">
            <text:p>18.31</text:p>
          </table:table-cell>
          <table:table-cell office:value-type="float" office:value="5.080262" calcext:value-type="float">
            <text:p>5.080262</text:p>
          </table:table-cell>
          <table:table-cell office:value-type="float" office:value="4.301846" calcext:value-type="float">
            <text:p>4.301846</text:p>
          </table:table-cell>
          <table:table-cell office:value-type="float" office:value="2.058568" calcext:value-type="float">
            <text:p>2.058568</text:p>
          </table:table-cell>
          <table:table-cell office:value-type="float" office:value="2.179389" calcext:value-type="float">
            <text:p>2.179389</text:p>
          </table:table-cell>
          <table:table-cell office:value-type="float" office:value="4.635786" calcext:value-type="float">
            <text:p>4.635786</text:p>
          </table:table-cell>
          <table:table-cell office:value-type="float" office:value="7.422173" calcext:value-type="float">
            <text:p>7.422173</text:p>
          </table:table-cell>
          <table:table-cell office:value-type="float" office:value="7.970706" calcext:value-type="float">
            <text:p>7.970706</text:p>
          </table:table-cell>
          <table:table-cell office:value-type="float" office:value="9.01339" calcext:value-type="float">
            <text:p>9.01339</text:p>
          </table:table-cell>
          <table:table-cell office:value-type="float" office:value="9.690994" calcext:value-type="float">
            <text:p>9.690994</text:p>
          </table:table-cell>
          <table:table-cell office:value-type="float" office:value="11.26521" calcext:value-type="float">
            <text:p>11.26521</text:p>
          </table:table-cell>
          <table:table-cell office:value-type="float" office:value="11.61127" calcext:value-type="float">
            <text:p>11.61127</text:p>
          </table:table-cell>
          <table:table-cell office:value-type="float" office:value="0" calcext:value-type="float">
            <text:p>0</text:p>
          </table:table-cell>
          <table:table-cell office:value-type="float" office:value="14.57669" calcext:value-type="float">
            <text:p>14.57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8189" calcext:value-type="float">
            <text:p>0.19381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5" calcext:value-type="float">
            <text:p>22022005</text:p>
          </table:table-cell>
          <table:table-cell office:value-type="float" office:value="4.952976" calcext:value-type="float">
            <text:p>4.952976</text:p>
          </table:table-cell>
          <table:table-cell office:value-type="float" office:value="135.8688" calcext:value-type="float">
            <text:p>135.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9499" calcext:value-type="float">
            <text:p>34.89499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397273" calcext:value-type="float">
            <text:p>5.397273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40405" calcext:value-type="float">
            <text:p>-0.001040405</text:p>
          </table:table-cell>
          <table:table-cell office:value-type="float" office:value="1164.321" calcext:value-type="float">
            <text:p>1164.321</text:p>
          </table:table-cell>
          <table:table-cell office:value-type="float" office:value="1.909639" calcext:value-type="float">
            <text:p>1.909639</text:p>
          </table:table-cell>
          <table:table-cell office:value-type="float" office:value="0" calcext:value-type="float">
            <text:p>0</text:p>
          </table:table-cell>
          <table:table-cell office:value-type="float" office:value="0.5102503" calcext:value-type="float">
            <text:p>0.5102503</text:p>
          </table:table-cell>
          <table:table-cell office:value-type="float" office:value="0.209632" calcext:value-type="float">
            <text:p>0.209632</text:p>
          </table:table-cell>
          <table:table-cell office:value-type="float" office:value="0.1598103" calcext:value-type="float">
            <text:p>0.1598103</text:p>
          </table:table-cell>
          <table:table-cell office:value-type="float" office:value="0.03929956" calcext:value-type="float">
            <text:p>0.03929956</text:p>
          </table:table-cell>
          <table:table-cell office:value-type="float" office:value="0.03491152" calcext:value-type="float">
            <text:p>0.03491152</text:p>
          </table:table-cell>
          <table:table-cell office:value-type="float" office:value="0.02046872" calcext:value-type="float">
            <text:p>0.02046872</text:p>
          </table:table-cell>
          <table:table-cell office:value-type="float" office:value="0.02777466" calcext:value-type="float">
            <text:p>0.02777466</text:p>
          </table:table-cell>
          <table:table-cell office:value-type="float" office:value="0.07496687" calcext:value-type="float">
            <text:p>0.07496687</text:p>
          </table:table-cell>
          <table:table-cell office:value-type="float" office:value="0.1389027" calcext:value-type="float">
            <text:p>0.1389027</text:p>
          </table:table-cell>
          <table:table-cell office:value-type="float" office:value="0.1445616" calcext:value-type="float">
            <text:p>0.1445616</text:p>
          </table:table-cell>
          <table:table-cell office:value-type="float" office:value="0.1556523" calcext:value-type="float">
            <text:p>0.1556523</text:p>
          </table:table-cell>
          <table:table-cell office:value-type="float" office:value="0.1634465" calcext:value-type="float">
            <text:p>0.1634465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842664" calcext:value-type="float">
            <text:p>0.1842664</text:p>
          </table:table-cell>
          <table:table-cell office:value-type="float" office:value="0" calcext:value-type="float">
            <text:p>0</text:p>
          </table:table-cell>
          <table:table-cell office:value-type="float" office:value="26.09561" calcext:value-type="float">
            <text:p>26.09561</text:p>
          </table:table-cell>
          <table:table-cell office:value-type="float" office:value="17.2146" calcext:value-type="float">
            <text:p>17.2146</text:p>
          </table:table-cell>
          <table:table-cell office:value-type="float" office:value="18.30816" calcext:value-type="float">
            <text:p>18.30816</text:p>
          </table:table-cell>
          <table:table-cell office:value-type="float" office:value="5.078905" calcext:value-type="float">
            <text:p>5.078905</text:p>
          </table:table-cell>
          <table:table-cell office:value-type="float" office:value="4.301098" calcext:value-type="float">
            <text:p>4.301098</text:p>
          </table:table-cell>
          <table:table-cell office:value-type="float" office:value="2.059043" calcext:value-type="float">
            <text:p>2.059043</text:p>
          </table:table-cell>
          <table:table-cell office:value-type="float" office:value="2.18086" calcext:value-type="float">
            <text:p>2.18086</text:p>
          </table:table-cell>
          <table:table-cell office:value-type="float" office:value="4.639851" calcext:value-type="float">
            <text:p>4.639851</text:p>
          </table:table-cell>
          <table:table-cell office:value-type="float" office:value="7.428206" calcext:value-type="float">
            <text:p>7.428206</text:p>
          </table:table-cell>
          <table:table-cell office:value-type="float" office:value="7.976323" calcext:value-type="float">
            <text:p>7.976323</text:p>
          </table:table-cell>
          <table:table-cell office:value-type="float" office:value="9.018368" calcext:value-type="float">
            <text:p>9.018368</text:p>
          </table:table-cell>
          <table:table-cell office:value-type="float" office:value="9.695414" calcext:value-type="float">
            <text:p>9.695414</text:p>
          </table:table-cell>
          <table:table-cell office:value-type="float" office:value="11.26792" calcext:value-type="float">
            <text:p>11.26792</text:p>
          </table:table-cell>
          <table:table-cell office:value-type="float" office:value="11.62322" calcext:value-type="float">
            <text:p>11.62322</text:p>
          </table:table-cell>
          <table:table-cell office:value-type="float" office:value="0" calcext:value-type="float">
            <text:p>0</text:p>
          </table:table-cell>
          <table:table-cell office:value-type="float" office:value="23.49375" calcext:value-type="float">
            <text:p>23.4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21254" calcext:value-type="float">
            <text:p>0.20212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5" calcext:value-type="float">
            <text:p>23022005</text:p>
          </table:table-cell>
          <table:table-cell office:value-type="float" office:value="4.94572" calcext:value-type="float">
            <text:p>4.94572</text:p>
          </table:table-cell>
          <table:table-cell office:value-type="float" office:value="135.8698" calcext:value-type="float">
            <text:p>135.8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1154" calcext:value-type="float">
            <text:p>34.91154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05659" calcext:value-type="float">
            <text:p>5.405659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40325" calcext:value-type="float">
            <text:p>-0.001040325</text:p>
          </table:table-cell>
          <table:table-cell office:value-type="float" office:value="1164.311" calcext:value-type="float">
            <text:p>1164.311</text:p>
          </table:table-cell>
          <table:table-cell office:value-type="float" office:value="1.911677" calcext:value-type="float">
            <text:p>1.911677</text:p>
          </table:table-cell>
          <table:table-cell office:value-type="float" office:value="0" calcext:value-type="float">
            <text:p>0</text:p>
          </table:table-cell>
          <table:table-cell office:value-type="float" office:value="0.5039997" calcext:value-type="float">
            <text:p>0.5039997</text:p>
          </table:table-cell>
          <table:table-cell office:value-type="float" office:value="0.2054021" calcext:value-type="float">
            <text:p>0.2054021</text:p>
          </table:table-cell>
          <table:table-cell office:value-type="float" office:value="0.1573338" calcext:value-type="float">
            <text:p>0.1573338</text:p>
          </table:table-cell>
          <table:table-cell office:value-type="float" office:value="0.03953934" calcext:value-type="float">
            <text:p>0.03953934</text:p>
          </table:table-cell>
          <table:table-cell office:value-type="float" office:value="0.03496069" calcext:value-type="float">
            <text:p>0.03496069</text:p>
          </table:table-cell>
          <table:table-cell office:value-type="float" office:value="0.02046335" calcext:value-type="float">
            <text:p>0.02046335</text:p>
          </table:table-cell>
          <table:table-cell office:value-type="float" office:value="0.02784862" calcext:value-type="float">
            <text:p>0.02784862</text:p>
          </table:table-cell>
          <table:table-cell office:value-type="float" office:value="0.07501774" calcext:value-type="float">
            <text:p>0.07501774</text:p>
          </table:table-cell>
          <table:table-cell office:value-type="float" office:value="0.1389841" calcext:value-type="float">
            <text:p>0.1389841</text:p>
          </table:table-cell>
          <table:table-cell office:value-type="float" office:value="0.1446195" calcext:value-type="float">
            <text:p>0.1446195</text:p>
          </table:table-cell>
          <table:table-cell office:value-type="float" office:value="0.155705" calcext:value-type="float">
            <text:p>0.155705</text:p>
          </table:table-cell>
          <table:table-cell office:value-type="float" office:value="0.1634881" calcext:value-type="float">
            <text:p>0.1634881</text:p>
          </table:table-cell>
          <table:table-cell office:value-type="float" office:value="0.1800895" calcext:value-type="float">
            <text:p>0.1800895</text:p>
          </table:table-cell>
          <table:table-cell office:value-type="float" office:value="0.1842953" calcext:value-type="float">
            <text:p>0.1842953</text:p>
          </table:table-cell>
          <table:table-cell office:value-type="float" office:value="0" calcext:value-type="float">
            <text:p>0</text:p>
          </table:table-cell>
          <table:table-cell office:value-type="float" office:value="26.19249" calcext:value-type="float">
            <text:p>26.19249</text:p>
          </table:table-cell>
          <table:table-cell office:value-type="float" office:value="17.22275" calcext:value-type="float">
            <text:p>17.22275</text:p>
          </table:table-cell>
          <table:table-cell office:value-type="float" office:value="18.30728" calcext:value-type="float">
            <text:p>18.30728</text:p>
          </table:table-cell>
          <table:table-cell office:value-type="float" office:value="5.077392" calcext:value-type="float">
            <text:p>5.077392</text:p>
          </table:table-cell>
          <table:table-cell office:value-type="float" office:value="4.300385" calcext:value-type="float">
            <text:p>4.300385</text:p>
          </table:table-cell>
          <table:table-cell office:value-type="float" office:value="2.059516" calcext:value-type="float">
            <text:p>2.059516</text:p>
          </table:table-cell>
          <table:table-cell office:value-type="float" office:value="2.182332" calcext:value-type="float">
            <text:p>2.182332</text:p>
          </table:table-cell>
          <table:table-cell office:value-type="float" office:value="4.643917" calcext:value-type="float">
            <text:p>4.643917</text:p>
          </table:table-cell>
          <table:table-cell office:value-type="float" office:value="7.43424" calcext:value-type="float">
            <text:p>7.43424</text:p>
          </table:table-cell>
          <table:table-cell office:value-type="float" office:value="7.981944" calcext:value-type="float">
            <text:p>7.981944</text:p>
          </table:table-cell>
          <table:table-cell office:value-type="float" office:value="9.023345" calcext:value-type="float">
            <text:p>9.023345</text:p>
          </table:table-cell>
          <table:table-cell office:value-type="float" office:value="9.699833" calcext:value-type="float">
            <text:p>9.699833</text:p>
          </table:table-cell>
          <table:table-cell office:value-type="float" office:value="11.27063" calcext:value-type="float">
            <text:p>11.27063</text:p>
          </table:table-cell>
          <table:table-cell office:value-type="float" office:value="11.62869" calcext:value-type="float">
            <text:p>11.62869</text:p>
          </table:table-cell>
          <table:table-cell office:value-type="float" office:value="0" calcext:value-type="float">
            <text:p>0</text:p>
          </table:table-cell>
          <table:table-cell office:value-type="float" office:value="19.99404" calcext:value-type="float">
            <text:p>19.99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3073" calcext:value-type="float">
            <text:p>0.20830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5" calcext:value-type="float">
            <text:p>24022005</text:p>
          </table:table-cell>
          <table:table-cell office:value-type="float" office:value="4.937008" calcext:value-type="float">
            <text:p>4.937008</text:p>
          </table:table-cell>
          <table:table-cell office:value-type="float" office:value="135.871" calcext:value-type="float">
            <text:p>135.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2815" calcext:value-type="float">
            <text:p>34.92815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14176" calcext:value-type="float">
            <text:p>5.414176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40243" calcext:value-type="float">
            <text:p>-0.001040243</text:p>
          </table:table-cell>
          <table:table-cell office:value-type="float" office:value="1164.3" calcext:value-type="float">
            <text:p>1164.3</text:p>
          </table:table-cell>
          <table:table-cell office:value-type="float" office:value="1.915607" calcext:value-type="float">
            <text:p>1.915607</text:p>
          </table:table-cell>
          <table:table-cell office:value-type="float" office:value="0" calcext:value-type="float">
            <text:p>0</text:p>
          </table:table-cell>
          <table:table-cell office:value-type="float" office:value="0.5725212" calcext:value-type="float">
            <text:p>0.5725212</text:p>
          </table:table-cell>
          <table:table-cell office:value-type="float" office:value="0.2237502" calcext:value-type="float">
            <text:p>0.2237502</text:p>
          </table:table-cell>
          <table:table-cell office:value-type="float" office:value="0.160624" calcext:value-type="float">
            <text:p>0.160624</text:p>
          </table:table-cell>
          <table:table-cell office:value-type="float" office:value="0.03926099" calcext:value-type="float">
            <text:p>0.03926099</text:p>
          </table:table-cell>
          <table:table-cell office:value-type="float" office:value="0.0349312" calcext:value-type="float">
            <text:p>0.0349312</text:p>
          </table:table-cell>
          <table:table-cell office:value-type="float" office:value="0.0204467" calcext:value-type="float">
            <text:p>0.0204467</text:p>
          </table:table-cell>
          <table:table-cell office:value-type="float" office:value="0.02793151" calcext:value-type="float">
            <text:p>0.02793151</text:p>
          </table:table-cell>
          <table:table-cell office:value-type="float" office:value="0.07507517" calcext:value-type="float">
            <text:p>0.07507517</text:p>
          </table:table-cell>
          <table:table-cell office:value-type="float" office:value="0.1390699" calcext:value-type="float">
            <text:p>0.1390699</text:p>
          </table:table-cell>
          <table:table-cell office:value-type="float" office:value="0.144677" calcext:value-type="float">
            <text:p>0.144677</text:p>
          </table:table-cell>
          <table:table-cell office:value-type="float" office:value="0.1557575" calcext:value-type="float">
            <text:p>0.1557575</text:p>
          </table:table-cell>
          <table:table-cell office:value-type="float" office:value="0.163532" calcext:value-type="float">
            <text:p>0.163532</text:p>
          </table:table-cell>
          <table:table-cell office:value-type="float" office:value="0.1801194" calcext:value-type="float">
            <text:p>0.1801194</text:p>
          </table:table-cell>
          <table:table-cell office:value-type="float" office:value="0.1843237" calcext:value-type="float">
            <text:p>0.1843237</text:p>
          </table:table-cell>
          <table:table-cell office:value-type="float" office:value="0" calcext:value-type="float">
            <text:p>0</text:p>
          </table:table-cell>
          <table:table-cell office:value-type="float" office:value="26.29002" calcext:value-type="float">
            <text:p>26.29002</text:p>
          </table:table-cell>
          <table:table-cell office:value-type="float" office:value="17.23232" calcext:value-type="float">
            <text:p>17.23232</text:p>
          </table:table-cell>
          <table:table-cell office:value-type="float" office:value="18.3065" calcext:value-type="float">
            <text:p>18.3065</text:p>
          </table:table-cell>
          <table:table-cell office:value-type="float" office:value="5.075862" calcext:value-type="float">
            <text:p>5.075862</text:p>
          </table:table-cell>
          <table:table-cell office:value-type="float" office:value="4.299664" calcext:value-type="float">
            <text:p>4.299664</text:p>
          </table:table-cell>
          <table:table-cell office:value-type="float" office:value="2.059987" calcext:value-type="float">
            <text:p>2.059987</text:p>
          </table:table-cell>
          <table:table-cell office:value-type="float" office:value="2.183822" calcext:value-type="float">
            <text:p>2.183822</text:p>
          </table:table-cell>
          <table:table-cell office:value-type="float" office:value="4.647981" calcext:value-type="float">
            <text:p>4.647981</text:p>
          </table:table-cell>
          <table:table-cell office:value-type="float" office:value="7.440273" calcext:value-type="float">
            <text:p>7.440273</text:p>
          </table:table-cell>
          <table:table-cell office:value-type="float" office:value="7.987564" calcext:value-type="float">
            <text:p>7.987564</text:p>
          </table:table-cell>
          <table:table-cell office:value-type="float" office:value="9.028322" calcext:value-type="float">
            <text:p>9.028322</text:p>
          </table:table-cell>
          <table:table-cell office:value-type="float" office:value="9.704252" calcext:value-type="float">
            <text:p>9.704252</text:p>
          </table:table-cell>
          <table:table-cell office:value-type="float" office:value="11.27334" calcext:value-type="float">
            <text:p>11.27334</text:p>
          </table:table-cell>
          <table:table-cell office:value-type="float" office:value="11.63374" calcext:value-type="float">
            <text:p>11.63374</text:p>
          </table:table-cell>
          <table:table-cell office:value-type="float" office:value="0" calcext:value-type="float">
            <text:p>0</text:p>
          </table:table-cell>
          <table:table-cell office:value-type="float" office:value="22.2766" calcext:value-type="float">
            <text:p>22.2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56828" calcext:value-type="float">
            <text:p>0.21568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5" calcext:value-type="float">
            <text:p>25022005</text:p>
          </table:table-cell>
          <table:table-cell office:value-type="float" office:value="4.92133" calcext:value-type="float">
            <text:p>4.92133</text:p>
          </table:table-cell>
          <table:table-cell office:value-type="float" office:value="135.8734" calcext:value-type="float">
            <text:p>135.8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4593" calcext:value-type="float">
            <text:p>34.94593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17208" calcext:value-type="float">
            <text:p>5.417208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40214" calcext:value-type="float">
            <text:p>-0.001040214</text:p>
          </table:table-cell>
          <table:table-cell office:value-type="float" office:value="1164.29" calcext:value-type="float">
            <text:p>1164.29</text:p>
          </table:table-cell>
          <table:table-cell office:value-type="float" office:value="1.927531" calcext:value-type="float">
            <text:p>1.927531</text:p>
          </table:table-cell>
          <table:table-cell office:value-type="float" office:value="0" calcext:value-type="float">
            <text:p>0</text:p>
          </table:table-cell>
          <table:table-cell office:value-type="float" office:value="0.7783686" calcext:value-type="float">
            <text:p>0.7783686</text:p>
          </table:table-cell>
          <table:table-cell office:value-type="float" office:value="0.2931171" calcext:value-type="float">
            <text:p>0.2931171</text:p>
          </table:table-cell>
          <table:table-cell office:value-type="float" office:value="0.178707" calcext:value-type="float">
            <text:p>0.178707</text:p>
          </table:table-cell>
          <table:table-cell office:value-type="float" office:value="0.03803825" calcext:value-type="float">
            <text:p>0.03803825</text:p>
          </table:table-cell>
          <table:table-cell office:value-type="float" office:value="0.03458967" calcext:value-type="float">
            <text:p>0.03458967</text:p>
          </table:table-cell>
          <table:table-cell office:value-type="float" office:value="0.02051516" calcext:value-type="float">
            <text:p>0.02051516</text:p>
          </table:table-cell>
          <table:table-cell office:value-type="float" office:value="0.02805728" calcext:value-type="float">
            <text:p>0.02805728</text:p>
          </table:table-cell>
          <table:table-cell office:value-type="float" office:value="0.07513852" calcext:value-type="float">
            <text:p>0.07513852</text:p>
          </table:table-cell>
          <table:table-cell office:value-type="float" office:value="0.1391567" calcext:value-type="float">
            <text:p>0.1391567</text:p>
          </table:table-cell>
          <table:table-cell office:value-type="float" office:value="0.1447349" calcext:value-type="float">
            <text:p>0.1447349</text:p>
          </table:table-cell>
          <table:table-cell office:value-type="float" office:value="0.15581" calcext:value-type="float">
            <text:p>0.15581</text:p>
          </table:table-cell>
          <table:table-cell office:value-type="float" office:value="0.1635949" calcext:value-type="float">
            <text:p>0.1635949</text:p>
          </table:table-cell>
          <table:table-cell office:value-type="float" office:value="0.1801523" calcext:value-type="float">
            <text:p>0.1801523</text:p>
          </table:table-cell>
          <table:table-cell office:value-type="float" office:value="0.1843517" calcext:value-type="float">
            <text:p>0.1843517</text:p>
          </table:table-cell>
          <table:table-cell office:value-type="float" office:value="0" calcext:value-type="float">
            <text:p>0</text:p>
          </table:table-cell>
          <table:table-cell office:value-type="float" office:value="26.43576" calcext:value-type="float">
            <text:p>26.43576</text:p>
          </table:table-cell>
          <table:table-cell office:value-type="float" office:value="17.25408" calcext:value-type="float">
            <text:p>17.25408</text:p>
          </table:table-cell>
          <table:table-cell office:value-type="float" office:value="18.30944" calcext:value-type="float">
            <text:p>18.30944</text:p>
          </table:table-cell>
          <table:table-cell office:value-type="float" office:value="5.073994" calcext:value-type="float">
            <text:p>5.073994</text:p>
          </table:table-cell>
          <table:table-cell office:value-type="float" office:value="4.298878" calcext:value-type="float">
            <text:p>4.298878</text:p>
          </table:table-cell>
          <table:table-cell office:value-type="float" office:value="2.060454" calcext:value-type="float">
            <text:p>2.060454</text:p>
          </table:table-cell>
          <table:table-cell office:value-type="float" office:value="2.18534" calcext:value-type="float">
            <text:p>2.18534</text:p>
          </table:table-cell>
          <table:table-cell office:value-type="float" office:value="4.652046" calcext:value-type="float">
            <text:p>4.652046</text:p>
          </table:table-cell>
          <table:table-cell office:value-type="float" office:value="7.446335" calcext:value-type="float">
            <text:p>7.446335</text:p>
          </table:table-cell>
          <table:table-cell office:value-type="float" office:value="7.993183" calcext:value-type="float">
            <text:p>7.993183</text:p>
          </table:table-cell>
          <table:table-cell office:value-type="float" office:value="9.0333" calcext:value-type="float">
            <text:p>9.0333</text:p>
          </table:table-cell>
          <table:table-cell office:value-type="float" office:value="9.708674" calcext:value-type="float">
            <text:p>9.708674</text:p>
          </table:table-cell>
          <table:table-cell office:value-type="float" office:value="11.27606" calcext:value-type="float">
            <text:p>11.27606</text:p>
          </table:table-cell>
          <table:table-cell office:value-type="float" office:value="11.64665" calcext:value-type="float">
            <text:p>11.64665</text:p>
          </table:table-cell>
          <table:table-cell office:value-type="float" office:value="0" calcext:value-type="float">
            <text:p>0</text:p>
          </table:table-cell>
          <table:table-cell office:value-type="float" office:value="36.32287" calcext:value-type="float">
            <text:p>36.32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87466" calcext:value-type="float">
            <text:p>0.22874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5" calcext:value-type="float">
            <text:p>26022005</text:p>
          </table:table-cell>
          <table:table-cell office:value-type="float" office:value="4.907733" calcext:value-type="float">
            <text:p>4.907733</text:p>
          </table:table-cell>
          <table:table-cell office:value-type="float" office:value="135.8756" calcext:value-type="float">
            <text:p>135.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6469" calcext:value-type="float">
            <text:p>34.96469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21804" calcext:value-type="float">
            <text:p>5.421804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4017" calcext:value-type="float">
            <text:p>-0.00104017</text:p>
          </table:table-cell>
          <table:table-cell office:value-type="float" office:value="1164.281" calcext:value-type="float">
            <text:p>1164.281</text:p>
          </table:table-cell>
          <table:table-cell office:value-type="float" office:value="1.935604" calcext:value-type="float">
            <text:p>1.935604</text:p>
          </table:table-cell>
          <table:table-cell office:value-type="float" office:value="0" calcext:value-type="float">
            <text:p>0</text:p>
          </table:table-cell>
          <table:table-cell office:value-type="float" office:value="0.7900683" calcext:value-type="float">
            <text:p>0.7900683</text:p>
          </table:table-cell>
          <table:table-cell office:value-type="float" office:value="0.2918576" calcext:value-type="float">
            <text:p>0.2918576</text:p>
          </table:table-cell>
          <table:table-cell office:value-type="float" office:value="0.1812556" calcext:value-type="float">
            <text:p>0.1812556</text:p>
          </table:table-cell>
          <table:table-cell office:value-type="float" office:value="0.03965356" calcext:value-type="float">
            <text:p>0.03965356</text:p>
          </table:table-cell>
          <table:table-cell office:value-type="float" office:value="0.03370473" calcext:value-type="float">
            <text:p>0.03370473</text:p>
          </table:table-cell>
          <table:table-cell office:value-type="float" office:value="0.02045813" calcext:value-type="float">
            <text:p>0.02045813</text:p>
          </table:table-cell>
          <table:table-cell office:value-type="float" office:value="0.02805208" calcext:value-type="float">
            <text:p>0.02805208</text:p>
          </table:table-cell>
          <table:table-cell office:value-type="float" office:value="0.07515465" calcext:value-type="float">
            <text:p>0.07515465</text:p>
          </table:table-cell>
          <table:table-cell office:value-type="float" office:value="0.1392392" calcext:value-type="float">
            <text:p>0.1392392</text:p>
          </table:table-cell>
          <table:table-cell office:value-type="float" office:value="0.1447936" calcext:value-type="float">
            <text:p>0.1447936</text:p>
          </table:table-cell>
          <table:table-cell office:value-type="float" office:value="0.1558619" calcext:value-type="float">
            <text:p>0.1558619</text:p>
          </table:table-cell>
          <table:table-cell office:value-type="float" office:value="0.163642" calcext:value-type="float">
            <text:p>0.163642</text:p>
          </table:table-cell>
          <table:table-cell office:value-type="float" office:value="0.1801821" calcext:value-type="float">
            <text:p>0.1801821</text:p>
          </table:table-cell>
          <table:table-cell office:value-type="float" office:value="0.1843809" calcext:value-type="float">
            <text:p>0.1843809</text:p>
          </table:table-cell>
          <table:table-cell office:value-type="float" office:value="0" calcext:value-type="float">
            <text:p>0</text:p>
          </table:table-cell>
          <table:table-cell office:value-type="float" office:value="26.63384" calcext:value-type="float">
            <text:p>26.63384</text:p>
          </table:table-cell>
          <table:table-cell office:value-type="float" office:value="17.28382" calcext:value-type="float">
            <text:p>17.28382</text:p>
          </table:table-cell>
          <table:table-cell office:value-type="float" office:value="18.3148" calcext:value-type="float">
            <text:p>18.3148</text:p>
          </table:table-cell>
          <table:table-cell office:value-type="float" office:value="5.07211" calcext:value-type="float">
            <text:p>5.07211</text:p>
          </table:table-cell>
          <table:table-cell office:value-type="float" office:value="4.297975" calcext:value-type="float">
            <text:p>4.297975</text:p>
          </table:table-cell>
          <table:table-cell office:value-type="float" office:value="2.060932" calcext:value-type="float">
            <text:p>2.060932</text:p>
          </table:table-cell>
          <table:table-cell office:value-type="float" office:value="2.186866" calcext:value-type="float">
            <text:p>2.186866</text:p>
          </table:table-cell>
          <table:table-cell office:value-type="float" office:value="4.656111" calcext:value-type="float">
            <text:p>4.656111</text:p>
          </table:table-cell>
          <table:table-cell office:value-type="float" office:value="7.452415" calcext:value-type="float">
            <text:p>7.452415</text:p>
          </table:table-cell>
          <table:table-cell office:value-type="float" office:value="7.998802" calcext:value-type="float">
            <text:p>7.998802</text:p>
          </table:table-cell>
          <table:table-cell office:value-type="float" office:value="9.038279" calcext:value-type="float">
            <text:p>9.038279</text:p>
          </table:table-cell>
          <table:table-cell office:value-type="float" office:value="9.713088" calcext:value-type="float">
            <text:p>9.713088</text:p>
          </table:table-cell>
          <table:table-cell office:value-type="float" office:value="11.27877" calcext:value-type="float">
            <text:p>11.27877</text:p>
          </table:table-cell>
          <table:table-cell office:value-type="float" office:value="11.65641" calcext:value-type="float">
            <text:p>11.65641</text:p>
          </table:table-cell>
          <table:table-cell office:value-type="float" office:value="0" calcext:value-type="float">
            <text:p>0</text:p>
          </table:table-cell>
          <table:table-cell office:value-type="float" office:value="35.69836" calcext:value-type="float">
            <text:p>35.69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00161" calcext:value-type="float">
            <text:p>0.24001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5" calcext:value-type="float">
            <text:p>27022005</text:p>
          </table:table-cell>
          <table:table-cell office:value-type="float" office:value="4.892522" calcext:value-type="float">
            <text:p>4.892522</text:p>
          </table:table-cell>
          <table:table-cell office:value-type="float" office:value="135.878" calcext:value-type="float">
            <text:p>135.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8415" calcext:value-type="float">
            <text:p>34.98415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26387" calcext:value-type="float">
            <text:p>5.426387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40126" calcext:value-type="float">
            <text:p>-0.001040126</text:p>
          </table:table-cell>
          <table:table-cell office:value-type="float" office:value="1164.273" calcext:value-type="float">
            <text:p>1164.273</text:p>
          </table:table-cell>
          <table:table-cell office:value-type="float" office:value="1.945117" calcext:value-type="float">
            <text:p>1.945117</text:p>
          </table:table-cell>
          <table:table-cell office:value-type="float" office:value="0" calcext:value-type="float">
            <text:p>0</text:p>
          </table:table-cell>
          <table:table-cell office:value-type="float" office:value="0.9030437" calcext:value-type="float">
            <text:p>0.9030437</text:p>
          </table:table-cell>
          <table:table-cell office:value-type="float" office:value="0.315793" calcext:value-type="float">
            <text:p>0.315793</text:p>
          </table:table-cell>
          <table:table-cell office:value-type="float" office:value="0.1990334" calcext:value-type="float">
            <text:p>0.1990334</text:p>
          </table:table-cell>
          <table:table-cell office:value-type="float" office:value="0.04320832" calcext:value-type="float">
            <text:p>0.04320832</text:p>
          </table:table-cell>
          <table:table-cell office:value-type="float" office:value="0.0325686" calcext:value-type="float">
            <text:p>0.0325686</text:p>
          </table:table-cell>
          <table:table-cell office:value-type="float" office:value="0.02028183" calcext:value-type="float">
            <text:p>0.02028183</text:p>
          </table:table-cell>
          <table:table-cell office:value-type="float" office:value="0.02796934" calcext:value-type="float">
            <text:p>0.02796934</text:p>
          </table:table-cell>
          <table:table-cell office:value-type="float" office:value="0.07514794" calcext:value-type="float">
            <text:p>0.07514794</text:p>
          </table:table-cell>
          <table:table-cell office:value-type="float" office:value="0.139276" calcext:value-type="float">
            <text:p>0.139276</text:p>
          </table:table-cell>
          <table:table-cell office:value-type="float" office:value="0.1448521" calcext:value-type="float">
            <text:p>0.1448521</text:p>
          </table:table-cell>
          <table:table-cell office:value-type="float" office:value="0.1559135" calcext:value-type="float">
            <text:p>0.1559135</text:p>
          </table:table-cell>
          <table:table-cell office:value-type="float" office:value="0.1636862" calcext:value-type="float">
            <text:p>0.1636862</text:p>
          </table:table-cell>
          <table:table-cell office:value-type="float" office:value="0.1802101" calcext:value-type="float">
            <text:p>0.1802101</text:p>
          </table:table-cell>
          <table:table-cell office:value-type="float" office:value="0.1844109" calcext:value-type="float">
            <text:p>0.1844109</text:p>
          </table:table-cell>
          <table:table-cell office:value-type="float" office:value="0" calcext:value-type="float">
            <text:p>0</text:p>
          </table:table-cell>
          <table:table-cell office:value-type="float" office:value="26.85542" calcext:value-type="float">
            <text:p>26.85542</text:p>
          </table:table-cell>
          <table:table-cell office:value-type="float" office:value="17.31849" calcext:value-type="float">
            <text:p>17.31849</text:p>
          </table:table-cell>
          <table:table-cell office:value-type="float" office:value="18.32478" calcext:value-type="float">
            <text:p>18.32478</text:p>
          </table:table-cell>
          <table:table-cell office:value-type="float" office:value="5.071162" calcext:value-type="float">
            <text:p>5.071162</text:p>
          </table:table-cell>
          <table:table-cell office:value-type="float" office:value="4.296515" calcext:value-type="float">
            <text:p>4.296515</text:p>
          </table:table-cell>
          <table:table-cell office:value-type="float" office:value="2.061393" calcext:value-type="float">
            <text:p>2.061393</text:p>
          </table:table-cell>
          <table:table-cell office:value-type="float" office:value="2.188395" calcext:value-type="float">
            <text:p>2.188395</text:p>
          </table:table-cell>
          <table:table-cell office:value-type="float" office:value="4.660173" calcext:value-type="float">
            <text:p>4.660173</text:p>
          </table:table-cell>
          <table:table-cell office:value-type="float" office:value="7.458493" calcext:value-type="float">
            <text:p>7.458493</text:p>
          </table:table-cell>
          <table:table-cell office:value-type="float" office:value="8.00442" calcext:value-type="float">
            <text:p>8.00442</text:p>
          </table:table-cell>
          <table:table-cell office:value-type="float" office:value="9.043256" calcext:value-type="float">
            <text:p>9.043256</text:p>
          </table:table-cell>
          <table:table-cell office:value-type="float" office:value="9.717509" calcext:value-type="float">
            <text:p>9.717509</text:p>
          </table:table-cell>
          <table:table-cell office:value-type="float" office:value="11.28149" calcext:value-type="float">
            <text:p>11.28149</text:p>
          </table:table-cell>
          <table:table-cell office:value-type="float" office:value="11.6638" calcext:value-type="float">
            <text:p>11.6638</text:p>
          </table:table-cell>
          <table:table-cell office:value-type="float" office:value="0" calcext:value-type="float">
            <text:p>0</text:p>
          </table:table-cell>
          <table:table-cell office:value-type="float" office:value="36.5896" calcext:value-type="float">
            <text:p>36.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6569" calcext:value-type="float">
            <text:p>0.25265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5" calcext:value-type="float">
            <text:p>28022005</text:p>
          </table:table-cell>
          <table:table-cell office:value-type="float" office:value="4.888044" calcext:value-type="float">
            <text:p>4.888044</text:p>
          </table:table-cell>
          <table:table-cell office:value-type="float" office:value="135.8784" calcext:value-type="float">
            <text:p>135.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024" calcext:value-type="float">
            <text:p>35.0024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35125" calcext:value-type="float">
            <text:p>5.435125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40043" calcext:value-type="float">
            <text:p>-0.001040043</text:p>
          </table:table-cell>
          <table:table-cell office:value-type="float" office:value="1164.263" calcext:value-type="float">
            <text:p>1164.263</text:p>
          </table:table-cell>
          <table:table-cell office:value-type="float" office:value="1.944086" calcext:value-type="float">
            <text:p>1.944086</text:p>
          </table:table-cell>
          <table:table-cell office:value-type="float" office:value="0" calcext:value-type="float">
            <text:p>0</text:p>
          </table:table-cell>
          <table:table-cell office:value-type="float" office:value="0.8694184" calcext:value-type="float">
            <text:p>0.8694184</text:p>
          </table:table-cell>
          <table:table-cell office:value-type="float" office:value="0.2233451" calcext:value-type="float">
            <text:p>0.2233451</text:p>
          </table:table-cell>
          <table:table-cell office:value-type="float" office:value="0.1587946" calcext:value-type="float">
            <text:p>0.1587946</text:p>
          </table:table-cell>
          <table:table-cell office:value-type="float" office:value="0.0410281" calcext:value-type="float">
            <text:p>0.0410281</text:p>
          </table:table-cell>
          <table:table-cell office:value-type="float" office:value="0.03427919" calcext:value-type="float">
            <text:p>0.03427919</text:p>
          </table:table-cell>
          <table:table-cell office:value-type="float" office:value="0.02038474" calcext:value-type="float">
            <text:p>0.02038474</text:p>
          </table:table-cell>
          <table:table-cell office:value-type="float" office:value="0.02794342" calcext:value-type="float">
            <text:p>0.02794342</text:p>
          </table:table-cell>
          <table:table-cell office:value-type="float" office:value="0.0751344" calcext:value-type="float">
            <text:p>0.0751344</text:p>
          </table:table-cell>
          <table:table-cell office:value-type="float" office:value="0.1393174" calcext:value-type="float">
            <text:p>0.1393174</text:p>
          </table:table-cell>
          <table:table-cell office:value-type="float" office:value="0.1449098" calcext:value-type="float">
            <text:p>0.1449098</text:p>
          </table:table-cell>
          <table:table-cell office:value-type="float" office:value="0.1559646" calcext:value-type="float">
            <text:p>0.1559646</text:p>
          </table:table-cell>
          <table:table-cell office:value-type="float" office:value="0.1636923" calcext:value-type="float">
            <text:p>0.1636923</text:p>
          </table:table-cell>
          <table:table-cell office:value-type="float" office:value="0.1802377" calcext:value-type="float">
            <text:p>0.1802377</text:p>
          </table:table-cell>
          <table:table-cell office:value-type="float" office:value="0.1844389" calcext:value-type="float">
            <text:p>0.1844389</text:p>
          </table:table-cell>
          <table:table-cell office:value-type="float" office:value="0" calcext:value-type="float">
            <text:p>0</text:p>
          </table:table-cell>
          <table:table-cell office:value-type="float" office:value="27.02116" calcext:value-type="float">
            <text:p>27.02116</text:p>
          </table:table-cell>
          <table:table-cell office:value-type="float" office:value="17.34241" calcext:value-type="float">
            <text:p>17.34241</text:p>
          </table:table-cell>
          <table:table-cell office:value-type="float" office:value="18.33034" calcext:value-type="float">
            <text:p>18.33034</text:p>
          </table:table-cell>
          <table:table-cell office:value-type="float" office:value="5.070609" calcext:value-type="float">
            <text:p>5.070609</text:p>
          </table:table-cell>
          <table:table-cell office:value-type="float" office:value="4.295266" calcext:value-type="float">
            <text:p>4.295266</text:p>
          </table:table-cell>
          <table:table-cell office:value-type="float" office:value="2.061834" calcext:value-type="float">
            <text:p>2.061834</text:p>
          </table:table-cell>
          <table:table-cell office:value-type="float" office:value="2.189924" calcext:value-type="float">
            <text:p>2.189924</text:p>
          </table:table-cell>
          <table:table-cell office:value-type="float" office:value="4.664208" calcext:value-type="float">
            <text:p>4.664208</text:p>
          </table:table-cell>
          <table:table-cell office:value-type="float" office:value="7.464573" calcext:value-type="float">
            <text:p>7.464573</text:p>
          </table:table-cell>
          <table:table-cell office:value-type="float" office:value="8.01004" calcext:value-type="float">
            <text:p>8.01004</text:p>
          </table:table-cell>
          <table:table-cell office:value-type="float" office:value="9.048234" calcext:value-type="float">
            <text:p>9.048234</text:p>
          </table:table-cell>
          <table:table-cell office:value-type="float" office:value="9.721931" calcext:value-type="float">
            <text:p>9.721931</text:p>
          </table:table-cell>
          <table:table-cell office:value-type="float" office:value="11.2842" calcext:value-type="float">
            <text:p>11.2842</text:p>
          </table:table-cell>
          <table:table-cell office:value-type="float" office:value="11.65825" calcext:value-type="float">
            <text:p>11.65825</text:p>
          </table:table-cell>
          <table:table-cell office:value-type="float" office:value="0" calcext:value-type="float">
            <text:p>0</text:p>
          </table:table-cell>
          <table:table-cell office:value-type="float" office:value="20.20217" calcext:value-type="float">
            <text:p>20.20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65625" calcext:value-type="float">
            <text:p>0.25656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5" calcext:value-type="float">
            <text:p>1032005</text:p>
          </table:table-cell>
          <table:table-cell office:value-type="float" office:value="4.880408" calcext:value-type="float">
            <text:p>4.880408</text:p>
          </table:table-cell>
          <table:table-cell office:value-type="float" office:value="135.8796" calcext:value-type="float">
            <text:p>135.8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1888" calcext:value-type="float">
            <text:p>35.01888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36347" calcext:value-type="float">
            <text:p>5.436347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40032" calcext:value-type="float">
            <text:p>-0.001040032</text:p>
          </table:table-cell>
          <table:table-cell office:value-type="float" office:value="1164.252" calcext:value-type="float">
            <text:p>1164.252</text:p>
          </table:table-cell>
          <table:table-cell office:value-type="float" office:value="1.945992" calcext:value-type="float">
            <text:p>1.945992</text:p>
          </table:table-cell>
          <table:table-cell office:value-type="float" office:value="0" calcext:value-type="float">
            <text:p>0</text:p>
          </table:table-cell>
          <table:table-cell office:value-type="float" office:value="0.5646026" calcext:value-type="float">
            <text:p>0.5646026</text:p>
          </table:table-cell>
          <table:table-cell office:value-type="float" office:value="0.1967543" calcext:value-type="float">
            <text:p>0.1967543</text:p>
          </table:table-cell>
          <table:table-cell office:value-type="float" office:value="0.1524552" calcext:value-type="float">
            <text:p>0.1524552</text:p>
          </table:table-cell>
          <table:table-cell office:value-type="float" office:value="0.04026221" calcext:value-type="float">
            <text:p>0.04026221</text:p>
          </table:table-cell>
          <table:table-cell office:value-type="float" office:value="0.0346045" calcext:value-type="float">
            <text:p>0.0346045</text:p>
          </table:table-cell>
          <table:table-cell office:value-type="float" office:value="0.02045146" calcext:value-type="float">
            <text:p>0.02045146</text:p>
          </table:table-cell>
          <table:table-cell office:value-type="float" office:value="0.02813351" calcext:value-type="float">
            <text:p>0.02813351</text:p>
          </table:table-cell>
          <table:table-cell office:value-type="float" office:value="0.07526728" calcext:value-type="float">
            <text:p>0.07526728</text:p>
          </table:table-cell>
          <table:table-cell office:value-type="float" office:value="0.1393871" calcext:value-type="float">
            <text:p>0.1393871</text:p>
          </table:table-cell>
          <table:table-cell office:value-type="float" office:value="0.1449686" calcext:value-type="float">
            <text:p>0.1449686</text:p>
          </table:table-cell>
          <table:table-cell office:value-type="float" office:value="0.1560157" calcext:value-type="float">
            <text:p>0.1560157</text:p>
          </table:table-cell>
          <table:table-cell office:value-type="float" office:value="0.1637393" calcext:value-type="float">
            <text:p>0.1637393</text:p>
          </table:table-cell>
          <table:table-cell office:value-type="float" office:value="0.1802716" calcext:value-type="float">
            <text:p>0.1802716</text:p>
          </table:table-cell>
          <table:table-cell office:value-type="float" office:value="0.1844659" calcext:value-type="float">
            <text:p>0.1844659</text:p>
          </table:table-cell>
          <table:table-cell office:value-type="float" office:value="0" calcext:value-type="float">
            <text:p>0</text:p>
          </table:table-cell>
          <table:table-cell office:value-type="float" office:value="27.10889" calcext:value-type="float">
            <text:p>27.10889</text:p>
          </table:table-cell>
          <table:table-cell office:value-type="float" office:value="17.35142" calcext:value-type="float">
            <text:p>17.35142</text:p>
          </table:table-cell>
          <table:table-cell office:value-type="float" office:value="18.32852" calcext:value-type="float">
            <text:p>18.32852</text:p>
          </table:table-cell>
          <table:table-cell office:value-type="float" office:value="5.069557" calcext:value-type="float">
            <text:p>5.069557</text:p>
          </table:table-cell>
          <table:table-cell office:value-type="float" office:value="4.294357" calcext:value-type="float">
            <text:p>4.294357</text:p>
          </table:table-cell>
          <table:table-cell office:value-type="float" office:value="2.062291" calcext:value-type="float">
            <text:p>2.062291</text:p>
          </table:table-cell>
          <table:table-cell office:value-type="float" office:value="2.191458" calcext:value-type="float">
            <text:p>2.191458</text:p>
          </table:table-cell>
          <table:table-cell office:value-type="float" office:value="4.668257" calcext:value-type="float">
            <text:p>4.668257</text:p>
          </table:table-cell>
          <table:table-cell office:value-type="float" office:value="7.470652" calcext:value-type="float">
            <text:p>7.470652</text:p>
          </table:table-cell>
          <table:table-cell office:value-type="float" office:value="8.015659" calcext:value-type="float">
            <text:p>8.015659</text:p>
          </table:table-cell>
          <table:table-cell office:value-type="float" office:value="9.053211" calcext:value-type="float">
            <text:p>9.053211</text:p>
          </table:table-cell>
          <table:table-cell office:value-type="float" office:value="9.726351" calcext:value-type="float">
            <text:p>9.726351</text:p>
          </table:table-cell>
          <table:table-cell office:value-type="float" office:value="11.28691" calcext:value-type="float">
            <text:p>11.28691</text:p>
          </table:table-cell>
          <table:table-cell office:value-type="float" office:value="11.66649" calcext:value-type="float">
            <text:p>11.66649</text:p>
          </table:table-cell>
          <table:table-cell office:value-type="float" office:value="0" calcext:value-type="float">
            <text:p>0</text:p>
          </table:table-cell>
          <table:table-cell office:value-type="float" office:value="21.47337" calcext:value-type="float">
            <text:p>21.47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8213" calcext:value-type="float">
            <text:p>0.26282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5" calcext:value-type="float">
            <text:p>2032005</text:p>
          </table:table-cell>
          <table:table-cell office:value-type="float" office:value="4.867721" calcext:value-type="float">
            <text:p>4.867721</text:p>
          </table:table-cell>
          <table:table-cell office:value-type="float" office:value="135.8817" calcext:value-type="float">
            <text:p>135.8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3583" calcext:value-type="float">
            <text:p>35.03583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38303" calcext:value-type="float">
            <text:p>5.438303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40014" calcext:value-type="float">
            <text:p>-0.001040014</text:p>
          </table:table-cell>
          <table:table-cell office:value-type="float" office:value="1164.241" calcext:value-type="float">
            <text:p>1164.241</text:p>
          </table:table-cell>
          <table:table-cell office:value-type="float" office:value="1.951765" calcext:value-type="float">
            <text:p>1.951765</text:p>
          </table:table-cell>
          <table:table-cell office:value-type="float" office:value="0" calcext:value-type="float">
            <text:p>0</text:p>
          </table:table-cell>
          <table:table-cell office:value-type="float" office:value="0.6463361" calcext:value-type="float">
            <text:p>0.6463361</text:p>
          </table:table-cell>
          <table:table-cell office:value-type="float" office:value="0.249236" calcext:value-type="float">
            <text:p>0.249236</text:p>
          </table:table-cell>
          <table:table-cell office:value-type="float" office:value="0.1851835" calcext:value-type="float">
            <text:p>0.1851835</text:p>
          </table:table-cell>
          <table:table-cell office:value-type="float" office:value="0.04298622" calcext:value-type="float">
            <text:p>0.04298622</text:p>
          </table:table-cell>
          <table:table-cell office:value-type="float" office:value="0.03611542" calcext:value-type="float">
            <text:p>0.03611542</text:p>
          </table:table-cell>
          <table:table-cell office:value-type="float" office:value="0.02005636" calcext:value-type="float">
            <text:p>0.02005636</text:p>
          </table:table-cell>
          <table:table-cell office:value-type="float" office:value="0.02809346" calcext:value-type="float">
            <text:p>0.02809346</text:p>
          </table:table-cell>
          <table:table-cell office:value-type="float" office:value="0.07535864" calcext:value-type="float">
            <text:p>0.07535864</text:p>
          </table:table-cell>
          <table:table-cell office:value-type="float" office:value="0.139478" calcext:value-type="float">
            <text:p>0.139478</text:p>
          </table:table-cell>
          <table:table-cell office:value-type="float" office:value="0.1450279" calcext:value-type="float">
            <text:p>0.1450279</text:p>
          </table:table-cell>
          <table:table-cell office:value-type="float" office:value="0.1560667" calcext:value-type="float">
            <text:p>0.1560667</text:p>
          </table:table-cell>
          <table:table-cell office:value-type="float" office:value="0.1637944" calcext:value-type="float">
            <text:p>0.1637944</text:p>
          </table:table-cell>
          <table:table-cell office:value-type="float" office:value="0.1803033" calcext:value-type="float">
            <text:p>0.1803033</text:p>
          </table:table-cell>
          <table:table-cell office:value-type="float" office:value="0.1844951" calcext:value-type="float">
            <text:p>0.1844951</text:p>
          </table:table-cell>
          <table:table-cell office:value-type="float" office:value="0" calcext:value-type="float">
            <text:p>0</text:p>
          </table:table-cell>
          <table:table-cell office:value-type="float" office:value="27.22842" calcext:value-type="float">
            <text:p>27.22842</text:p>
          </table:table-cell>
          <table:table-cell office:value-type="float" office:value="17.36089" calcext:value-type="float">
            <text:p>17.36089</text:p>
          </table:table-cell>
          <table:table-cell office:value-type="float" office:value="18.32905" calcext:value-type="float">
            <text:p>18.32905</text:p>
          </table:table-cell>
          <table:table-cell office:value-type="float" office:value="5.068588" calcext:value-type="float">
            <text:p>5.068588</text:p>
          </table:table-cell>
          <table:table-cell office:value-type="float" office:value="4.29368" calcext:value-type="float">
            <text:p>4.29368</text:p>
          </table:table-cell>
          <table:table-cell office:value-type="float" office:value="2.062733" calcext:value-type="float">
            <text:p>2.062733</text:p>
          </table:table-cell>
          <table:table-cell office:value-type="float" office:value="2.192992" calcext:value-type="float">
            <text:p>2.192992</text:p>
          </table:table-cell>
          <table:table-cell office:value-type="float" office:value="4.67232" calcext:value-type="float">
            <text:p>4.67232</text:p>
          </table:table-cell>
          <table:table-cell office:value-type="float" office:value="7.476731" calcext:value-type="float">
            <text:p>7.476731</text:p>
          </table:table-cell>
          <table:table-cell office:value-type="float" office:value="8.021279" calcext:value-type="float">
            <text:p>8.021279</text:p>
          </table:table-cell>
          <table:table-cell office:value-type="float" office:value="9.058188" calcext:value-type="float">
            <text:p>9.058188</text:p>
          </table:table-cell>
          <table:table-cell office:value-type="float" office:value="9.730769" calcext:value-type="float">
            <text:p>9.730769</text:p>
          </table:table-cell>
          <table:table-cell office:value-type="float" office:value="11.28963" calcext:value-type="float">
            <text:p>11.28963</text:p>
          </table:table-cell>
          <table:table-cell office:value-type="float" office:value="11.67812" calcext:value-type="float">
            <text:p>11.67812</text:p>
          </table:table-cell>
          <table:table-cell office:value-type="float" office:value="0" calcext:value-type="float">
            <text:p>0</text:p>
          </table:table-cell>
          <table:table-cell office:value-type="float" office:value="29.04355" calcext:value-type="float">
            <text:p>29.04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32073" calcext:value-type="float">
            <text:p>0.27320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5" calcext:value-type="float">
            <text:p>3032005</text:p>
          </table:table-cell>
          <table:table-cell office:value-type="float" office:value="4.854684" calcext:value-type="float">
            <text:p>4.854684</text:p>
          </table:table-cell>
          <table:table-cell office:value-type="float" office:value="135.8838" calcext:value-type="float">
            <text:p>135.8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5422" calcext:value-type="float">
            <text:p>35.05422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565" calcext:value-type="float">
            <text:p>5.44565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43" calcext:value-type="float">
            <text:p>-0.001039943</text:p>
          </table:table-cell>
          <table:table-cell office:value-type="float" office:value="1164.231" calcext:value-type="float">
            <text:p>1164.231</text:p>
          </table:table-cell>
          <table:table-cell office:value-type="float" office:value="1.957163" calcext:value-type="float">
            <text:p>1.957163</text:p>
          </table:table-cell>
          <table:table-cell office:value-type="float" office:value="0" calcext:value-type="float">
            <text:p>0</text:p>
          </table:table-cell>
          <table:table-cell office:value-type="float" office:value="0.7326237" calcext:value-type="float">
            <text:p>0.7326237</text:p>
          </table:table-cell>
          <table:table-cell office:value-type="float" office:value="0.2908869" calcext:value-type="float">
            <text:p>0.2908869</text:p>
          </table:table-cell>
          <table:table-cell office:value-type="float" office:value="0.2036572" calcext:value-type="float">
            <text:p>0.2036572</text:p>
          </table:table-cell>
          <table:table-cell office:value-type="float" office:value="0.04497667" calcext:value-type="float">
            <text:p>0.04497667</text:p>
          </table:table-cell>
          <table:table-cell office:value-type="float" office:value="0.0367025" calcext:value-type="float">
            <text:p>0.0367025</text:p>
          </table:table-cell>
          <table:table-cell office:value-type="float" office:value="0.01982312" calcext:value-type="float">
            <text:p>0.01982312</text:p>
          </table:table-cell>
          <table:table-cell office:value-type="float" office:value="0.02797852" calcext:value-type="float">
            <text:p>0.02797852</text:p>
          </table:table-cell>
          <table:table-cell office:value-type="float" office:value="0.07534393" calcext:value-type="float">
            <text:p>0.07534393</text:p>
          </table:table-cell>
          <table:table-cell office:value-type="float" office:value="0.1395628" calcext:value-type="float">
            <text:p>0.1395628</text:p>
          </table:table-cell>
          <table:table-cell office:value-type="float" office:value="0.1450876" calcext:value-type="float">
            <text:p>0.1450876</text:p>
          </table:table-cell>
          <table:table-cell office:value-type="float" office:value="0.1561178" calcext:value-type="float">
            <text:p>0.1561178</text:p>
          </table:table-cell>
          <table:table-cell office:value-type="float" office:value="0.1638418" calcext:value-type="float">
            <text:p>0.1638418</text:p>
          </table:table-cell>
          <table:table-cell office:value-type="float" office:value="0.1803315" calcext:value-type="float">
            <text:p>0.1803315</text:p>
          </table:table-cell>
          <table:table-cell office:value-type="float" office:value="0.1845251" calcext:value-type="float">
            <text:p>0.1845251</text:p>
          </table:table-cell>
          <table:table-cell office:value-type="float" office:value="0" calcext:value-type="float">
            <text:p>0</text:p>
          </table:table-cell>
          <table:table-cell office:value-type="float" office:value="27.38701" calcext:value-type="float">
            <text:p>27.38701</text:p>
          </table:table-cell>
          <table:table-cell office:value-type="float" office:value="17.38472" calcext:value-type="float">
            <text:p>17.38472</text:p>
          </table:table-cell>
          <table:table-cell office:value-type="float" office:value="18.33865" calcext:value-type="float">
            <text:p>18.33865</text:p>
          </table:table-cell>
          <table:table-cell office:value-type="float" office:value="5.06844" calcext:value-type="float">
            <text:p>5.06844</text:p>
          </table:table-cell>
          <table:table-cell office:value-type="float" office:value="4.293388" calcext:value-type="float">
            <text:p>4.293388</text:p>
          </table:table-cell>
          <table:table-cell office:value-type="float" office:value="2.063102" calcext:value-type="float">
            <text:p>2.063102</text:p>
          </table:table-cell>
          <table:table-cell office:value-type="float" office:value="2.194494" calcext:value-type="float">
            <text:p>2.194494</text:p>
          </table:table-cell>
          <table:table-cell office:value-type="float" office:value="4.676374" calcext:value-type="float">
            <text:p>4.676374</text:p>
          </table:table-cell>
          <table:table-cell office:value-type="float" office:value="7.48281" calcext:value-type="float">
            <text:p>7.48281</text:p>
          </table:table-cell>
          <table:table-cell office:value-type="float" office:value="8.026898" calcext:value-type="float">
            <text:p>8.026898</text:p>
          </table:table-cell>
          <table:table-cell office:value-type="float" office:value="9.063167" calcext:value-type="float">
            <text:p>9.063167</text:p>
          </table:table-cell>
          <table:table-cell office:value-type="float" office:value="9.735135" calcext:value-type="float">
            <text:p>9.735135</text:p>
          </table:table-cell>
          <table:table-cell office:value-type="float" office:value="11.29234" calcext:value-type="float">
            <text:p>11.29234</text:p>
          </table:table-cell>
          <table:table-cell office:value-type="float" office:value="11.68518" calcext:value-type="float">
            <text:p>11.68518</text:p>
          </table:table-cell>
          <table:table-cell office:value-type="float" office:value="0" calcext:value-type="float">
            <text:p>0</text:p>
          </table:table-cell>
          <table:table-cell office:value-type="float" office:value="29.93329" calcext:value-type="float">
            <text:p>29.93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0029" calcext:value-type="float">
            <text:p>0.28400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5" calcext:value-type="float">
            <text:p>4032005</text:p>
          </table:table-cell>
          <table:table-cell office:value-type="float" office:value="4.83477" calcext:value-type="float">
            <text:p>4.83477</text:p>
          </table:table-cell>
          <table:table-cell office:value-type="float" office:value="135.8871" calcext:value-type="float">
            <text:p>135.8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7433" calcext:value-type="float">
            <text:p>35.07433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7037" calcext:value-type="float">
            <text:p>5.447037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31" calcext:value-type="float">
            <text:p>-0.001039931</text:p>
          </table:table-cell>
          <table:table-cell office:value-type="float" office:value="1164.222" calcext:value-type="float">
            <text:p>1164.222</text:p>
          </table:table-cell>
          <table:table-cell office:value-type="float" office:value="1.967831" calcext:value-type="float">
            <text:p>1.967831</text:p>
          </table:table-cell>
          <table:table-cell office:value-type="float" office:value="0" calcext:value-type="float">
            <text:p>0</text:p>
          </table:table-cell>
          <table:table-cell office:value-type="float" office:value="0.9654474" calcext:value-type="float">
            <text:p>0.9654474</text:p>
          </table:table-cell>
          <table:table-cell office:value-type="float" office:value="0.3872468" calcext:value-type="float">
            <text:p>0.3872468</text:p>
          </table:table-cell>
          <table:table-cell office:value-type="float" office:value="0.2467537" calcext:value-type="float">
            <text:p>0.2467537</text:p>
          </table:table-cell>
          <table:table-cell office:value-type="float" office:value="0.04930312" calcext:value-type="float">
            <text:p>0.04930312</text:p>
          </table:table-cell>
          <table:table-cell office:value-type="float" office:value="0.03802793" calcext:value-type="float">
            <text:p>0.03802793</text:p>
          </table:table-cell>
          <table:table-cell office:value-type="float" office:value="0.01951247" calcext:value-type="float">
            <text:p>0.01951247</text:p>
          </table:table-cell>
          <table:table-cell office:value-type="float" office:value="0.02805036" calcext:value-type="float">
            <text:p>0.02805036</text:p>
          </table:table-cell>
          <table:table-cell office:value-type="float" office:value="0.07536451" calcext:value-type="float">
            <text:p>0.07536451</text:p>
          </table:table-cell>
          <table:table-cell office:value-type="float" office:value="0.1396374" calcext:value-type="float">
            <text:p>0.1396374</text:p>
          </table:table-cell>
          <table:table-cell office:value-type="float" office:value="0.1451471" calcext:value-type="float">
            <text:p>0.1451471</text:p>
          </table:table-cell>
          <table:table-cell office:value-type="float" office:value="0.1561689" calcext:value-type="float">
            <text:p>0.1561689</text:p>
          </table:table-cell>
          <table:table-cell office:value-type="float" office:value="0.1639029" calcext:value-type="float">
            <text:p>0.1639029</text:p>
          </table:table-cell>
          <table:table-cell office:value-type="float" office:value="0.1803625" calcext:value-type="float">
            <text:p>0.1803625</text:p>
          </table:table-cell>
          <table:table-cell office:value-type="float" office:value="0.1845537" calcext:value-type="float">
            <text:p>0.1845537</text:p>
          </table:table-cell>
          <table:table-cell office:value-type="float" office:value="0" calcext:value-type="float">
            <text:p>0</text:p>
          </table:table-cell>
          <table:table-cell office:value-type="float" office:value="27.59983" calcext:value-type="float">
            <text:p>27.59983</text:p>
          </table:table-cell>
          <table:table-cell office:value-type="float" office:value="17.42613" calcext:value-type="float">
            <text:p>17.42613</text:p>
          </table:table-cell>
          <table:table-cell office:value-type="float" office:value="18.35682" calcext:value-type="float">
            <text:p>18.35682</text:p>
          </table:table-cell>
          <table:table-cell office:value-type="float" office:value="5.069184" calcext:value-type="float">
            <text:p>5.069184</text:p>
          </table:table-cell>
          <table:table-cell office:value-type="float" office:value="4.29332" calcext:value-type="float">
            <text:p>4.29332</text:p>
          </table:table-cell>
          <table:table-cell office:value-type="float" office:value="2.063418" calcext:value-type="float">
            <text:p>2.063418</text:p>
          </table:table-cell>
          <table:table-cell office:value-type="float" office:value="2.196021" calcext:value-type="float">
            <text:p>2.196021</text:p>
          </table:table-cell>
          <table:table-cell office:value-type="float" office:value="4.680408" calcext:value-type="float">
            <text:p>4.680408</text:p>
          </table:table-cell>
          <table:table-cell office:value-type="float" office:value="7.488889" calcext:value-type="float">
            <text:p>7.488889</text:p>
          </table:table-cell>
          <table:table-cell office:value-type="float" office:value="8.032517" calcext:value-type="float">
            <text:p>8.032517</text:p>
          </table:table-cell>
          <table:table-cell office:value-type="float" office:value="9.068144" calcext:value-type="float">
            <text:p>9.068144</text:p>
          </table:table-cell>
          <table:table-cell office:value-type="float" office:value="9.739482" calcext:value-type="float">
            <text:p>9.739482</text:p>
          </table:table-cell>
          <table:table-cell office:value-type="float" office:value="11.29505" calcext:value-type="float">
            <text:p>11.29505</text:p>
          </table:table-cell>
          <table:table-cell office:value-type="float" office:value="11.6948" calcext:value-type="float">
            <text:p>11.6948</text:p>
          </table:table-cell>
          <table:table-cell office:value-type="float" office:value="0" calcext:value-type="float">
            <text:p>0</text:p>
          </table:table-cell>
          <table:table-cell office:value-type="float" office:value="40.6531" calcext:value-type="float">
            <text:p>40.6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03884" calcext:value-type="float">
            <text:p>0.30038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5" calcext:value-type="float">
            <text:p>5032005</text:p>
          </table:table-cell>
          <table:table-cell office:value-type="float" office:value="4.815153" calcext:value-type="float">
            <text:p>4.815153</text:p>
          </table:table-cell>
          <table:table-cell office:value-type="float" office:value="135.8901" calcext:value-type="float">
            <text:p>135.8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9626" calcext:value-type="float">
            <text:p>35.09626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7842" calcext:value-type="float">
            <text:p>5.44784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23" calcext:value-type="float">
            <text:p>-0.001039923</text:p>
          </table:table-cell>
          <table:table-cell office:value-type="float" office:value="1164.215" calcext:value-type="float">
            <text:p>1164.215</text:p>
          </table:table-cell>
          <table:table-cell office:value-type="float" office:value="1.975976" calcext:value-type="float">
            <text:p>1.975976</text:p>
          </table:table-cell>
          <table:table-cell office:value-type="float" office:value="0" calcext:value-type="float">
            <text:p>0</text:p>
          </table:table-cell>
          <table:table-cell office:value-type="float" office:value="1.055383" calcext:value-type="float">
            <text:p>1.055383</text:p>
          </table:table-cell>
          <table:table-cell office:value-type="float" office:value="0.4204136" calcext:value-type="float">
            <text:p>0.4204136</text:p>
          </table:table-cell>
          <table:table-cell office:value-type="float" office:value="0.2665419" calcext:value-type="float">
            <text:p>0.2665419</text:p>
          </table:table-cell>
          <table:table-cell office:value-type="float" office:value="0.05318278" calcext:value-type="float">
            <text:p>0.05318278</text:p>
          </table:table-cell>
          <table:table-cell office:value-type="float" office:value="0.04252687" calcext:value-type="float">
            <text:p>0.04252687</text:p>
          </table:table-cell>
          <table:table-cell office:value-type="float" office:value="0.02109453" calcext:value-type="float">
            <text:p>0.02109453</text:p>
          </table:table-cell>
          <table:table-cell office:value-type="float" office:value="0.0288428" calcext:value-type="float">
            <text:p>0.0288428</text:p>
          </table:table-cell>
          <table:table-cell office:value-type="float" office:value="0.07549287" calcext:value-type="float">
            <text:p>0.07549287</text:p>
          </table:table-cell>
          <table:table-cell office:value-type="float" office:value="0.1397127" calcext:value-type="float">
            <text:p>0.1397127</text:p>
          </table:table-cell>
          <table:table-cell office:value-type="float" office:value="0.1452069" calcext:value-type="float">
            <text:p>0.1452069</text:p>
          </table:table-cell>
          <table:table-cell office:value-type="float" office:value="0.1562206" calcext:value-type="float">
            <text:p>0.1562206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0.180389" calcext:value-type="float">
            <text:p>0.180389</text:p>
          </table:table-cell>
          <table:table-cell office:value-type="float" office:value="0.1845841" calcext:value-type="float">
            <text:p>0.1845841</text:p>
          </table:table-cell>
          <table:table-cell office:value-type="float" office:value="0" calcext:value-type="float">
            <text:p>0</text:p>
          </table:table-cell>
          <table:table-cell office:value-type="float" office:value="27.86832" calcext:value-type="float">
            <text:p>27.86832</text:p>
          </table:table-cell>
          <table:table-cell office:value-type="float" office:value="17.48317" calcext:value-type="float">
            <text:p>17.48317</text:p>
          </table:table-cell>
          <table:table-cell office:value-type="float" office:value="18.38503" calcext:value-type="float">
            <text:p>18.38503</text:p>
          </table:table-cell>
          <table:table-cell office:value-type="float" office:value="5.071319" calcext:value-type="float">
            <text:p>5.071319</text:p>
          </table:table-cell>
          <table:table-cell office:value-type="float" office:value="4.294043" calcext:value-type="float">
            <text:p>4.294043</text:p>
          </table:table-cell>
          <table:table-cell office:value-type="float" office:value="2.063831" calcext:value-type="float">
            <text:p>2.063831</text:p>
          </table:table-cell>
          <table:table-cell office:value-type="float" office:value="2.197624" calcext:value-type="float">
            <text:p>2.197624</text:p>
          </table:table-cell>
          <table:table-cell office:value-type="float" office:value="4.684455" calcext:value-type="float">
            <text:p>4.684455</text:p>
          </table:table-cell>
          <table:table-cell office:value-type="float" office:value="7.494968" calcext:value-type="float">
            <text:p>7.494968</text:p>
          </table:table-cell>
          <table:table-cell office:value-type="float" office:value="8.038136" calcext:value-type="float">
            <text:p>8.038136</text:p>
          </table:table-cell>
          <table:table-cell office:value-type="float" office:value="9.073121" calcext:value-type="float">
            <text:p>9.073121</text:p>
          </table:table-cell>
          <table:table-cell office:value-type="float" office:value="9.743823" calcext:value-type="float">
            <text:p>9.743823</text:p>
          </table:table-cell>
          <table:table-cell office:value-type="float" office:value="11.29777" calcext:value-type="float">
            <text:p>11.29777</text:p>
          </table:table-cell>
          <table:table-cell office:value-type="float" office:value="11.69743" calcext:value-type="float">
            <text:p>11.69743</text:p>
          </table:table-cell>
          <table:table-cell office:value-type="float" office:value="0" calcext:value-type="float">
            <text:p>0</text:p>
          </table:table-cell>
          <table:table-cell office:value-type="float" office:value="40.77536" calcext:value-type="float">
            <text:p>40.77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7086" calcext:value-type="float">
            <text:p>0.31670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5" calcext:value-type="float">
            <text:p>6032005</text:p>
          </table:table-cell>
          <table:table-cell office:value-type="float" office:value="4.788805" calcext:value-type="float">
            <text:p>4.788805</text:p>
          </table:table-cell>
          <table:table-cell office:value-type="float" office:value="135.894" calcext:value-type="float">
            <text:p>135.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2049" calcext:value-type="float">
            <text:p>35.12049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7842" calcext:value-type="float">
            <text:p>5.44784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23" calcext:value-type="float">
            <text:p>-0.001039923</text:p>
          </table:table-cell>
          <table:table-cell office:value-type="float" office:value="1164.208" calcext:value-type="float">
            <text:p>1164.208</text:p>
          </table:table-cell>
          <table:table-cell office:value-type="float" office:value="1.985008" calcext:value-type="float">
            <text:p>1.985008</text:p>
          </table:table-cell>
          <table:table-cell office:value-type="float" office:value="0" calcext:value-type="float">
            <text:p>0</text:p>
          </table:table-cell>
          <table:table-cell office:value-type="float" office:value="1.785221" calcext:value-type="float">
            <text:p>1.785221</text:p>
          </table:table-cell>
          <table:table-cell office:value-type="float" office:value="0.507333" calcext:value-type="float">
            <text:p>0.507333</text:p>
          </table:table-cell>
          <table:table-cell office:value-type="float" office:value="0.3383972" calcext:value-type="float">
            <text:p>0.3383972</text:p>
          </table:table-cell>
          <table:table-cell office:value-type="float" office:value="0.0630229" calcext:value-type="float">
            <text:p>0.0630229</text:p>
          </table:table-cell>
          <table:table-cell office:value-type="float" office:value="0.05157026" calcext:value-type="float">
            <text:p>0.05157026</text:p>
          </table:table-cell>
          <table:table-cell office:value-type="float" office:value="0.02268206" calcext:value-type="float">
            <text:p>0.02268206</text:p>
          </table:table-cell>
          <table:table-cell office:value-type="float" office:value="0.02986746" calcext:value-type="float">
            <text:p>0.02986746</text:p>
          </table:table-cell>
          <table:table-cell office:value-type="float" office:value="0.07579889" calcext:value-type="float">
            <text:p>0.07579889</text:p>
          </table:table-cell>
          <table:table-cell office:value-type="float" office:value="0.1397925" calcext:value-type="float">
            <text:p>0.1397925</text:p>
          </table:table-cell>
          <table:table-cell office:value-type="float" office:value="0.1452673" calcext:value-type="float">
            <text:p>0.1452673</text:p>
          </table:table-cell>
          <table:table-cell office:value-type="float" office:value="0.1562727" calcext:value-type="float">
            <text:p>0.1562727</text:p>
          </table:table-cell>
          <table:table-cell office:value-type="float" office:value="0.1639909" calcext:value-type="float">
            <text:p>0.1639909</text:p>
          </table:table-cell>
          <table:table-cell office:value-type="float" office:value="0.1804175" calcext:value-type="float">
            <text:p>0.1804175</text:p>
          </table:table-cell>
          <table:table-cell office:value-type="float" office:value="0.1846139" calcext:value-type="float">
            <text:p>0.1846139</text:p>
          </table:table-cell>
          <table:table-cell office:value-type="float" office:value="0" calcext:value-type="float">
            <text:p>0</text:p>
          </table:table-cell>
          <table:table-cell office:value-type="float" office:value="28.18101" calcext:value-type="float">
            <text:p>28.18101</text:p>
          </table:table-cell>
          <table:table-cell office:value-type="float" office:value="17.55897" calcext:value-type="float">
            <text:p>17.55897</text:p>
          </table:table-cell>
          <table:table-cell office:value-type="float" office:value="18.42909" calcext:value-type="float">
            <text:p>18.42909</text:p>
          </table:table-cell>
          <table:table-cell office:value-type="float" office:value="5.07598" calcext:value-type="float">
            <text:p>5.07598</text:p>
          </table:table-cell>
          <table:table-cell office:value-type="float" office:value="4.2975" calcext:value-type="float">
            <text:p>4.2975</text:p>
          </table:table-cell>
          <table:table-cell office:value-type="float" office:value="2.064633" calcext:value-type="float">
            <text:p>2.064633</text:p>
          </table:table-cell>
          <table:table-cell office:value-type="float" office:value="2.199419" calcext:value-type="float">
            <text:p>2.199419</text:p>
          </table:table-cell>
          <table:table-cell office:value-type="float" office:value="4.688542" calcext:value-type="float">
            <text:p>4.688542</text:p>
          </table:table-cell>
          <table:table-cell office:value-type="float" office:value="7.501048" calcext:value-type="float">
            <text:p>7.501048</text:p>
          </table:table-cell>
          <table:table-cell office:value-type="float" office:value="8.043756" calcext:value-type="float">
            <text:p>8.043756</text:p>
          </table:table-cell>
          <table:table-cell office:value-type="float" office:value="9.078099" calcext:value-type="float">
            <text:p>9.078099</text:p>
          </table:table-cell>
          <table:table-cell office:value-type="float" office:value="9.748165" calcext:value-type="float">
            <text:p>9.748165</text:p>
          </table:table-cell>
          <table:table-cell office:value-type="float" office:value="11.30048" calcext:value-type="float">
            <text:p>11.30048</text:p>
          </table:table-cell>
          <table:table-cell office:value-type="float" office:value="11.70005" calcext:value-type="float">
            <text:p>11.70005</text:p>
          </table:table-cell>
          <table:table-cell office:value-type="float" office:value="0" calcext:value-type="float">
            <text:p>0</text:p>
          </table:table-cell>
          <table:table-cell office:value-type="float" office:value="45.18361" calcext:value-type="float">
            <text:p>45.18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0226" calcext:value-type="float">
            <text:p>0.33902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5" calcext:value-type="float">
            <text:p>7032005</text:p>
          </table:table-cell>
          <table:table-cell office:value-type="float" office:value="4.76457" calcext:value-type="float">
            <text:p>4.76457</text:p>
          </table:table-cell>
          <table:table-cell office:value-type="float" office:value="135.8966" calcext:value-type="float">
            <text:p>135.8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4683" calcext:value-type="float">
            <text:p>35.14683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7842" calcext:value-type="float">
            <text:p>5.44784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23" calcext:value-type="float">
            <text:p>-0.001039923</text:p>
          </table:table-cell>
          <table:table-cell office:value-type="float" office:value="1164.203" calcext:value-type="float">
            <text:p>1164.203</text:p>
          </table:table-cell>
          <table:table-cell office:value-type="float" office:value="1.979402" calcext:value-type="float">
            <text:p>1.979402</text:p>
          </table:table-cell>
          <table:table-cell office:value-type="float" office:value="0" calcext:value-type="float">
            <text:p>0</text:p>
          </table:table-cell>
          <table:table-cell office:value-type="float" office:value="2.106285" calcext:value-type="float">
            <text:p>2.106285</text:p>
          </table:table-cell>
          <table:table-cell office:value-type="float" office:value="0.4429056" calcext:value-type="float">
            <text:p>0.4429056</text:p>
          </table:table-cell>
          <table:table-cell office:value-type="float" office:value="0.3409121" calcext:value-type="float">
            <text:p>0.3409121</text:p>
          </table:table-cell>
          <table:table-cell office:value-type="float" office:value="0.06686904" calcext:value-type="float">
            <text:p>0.06686904</text:p>
          </table:table-cell>
          <table:table-cell office:value-type="float" office:value="0.05742972" calcext:value-type="float">
            <text:p>0.05742972</text:p>
          </table:table-cell>
          <table:table-cell office:value-type="float" office:value="0.02409969" calcext:value-type="float">
            <text:p>0.02409969</text:p>
          </table:table-cell>
          <table:table-cell office:value-type="float" office:value="0.03100796" calcext:value-type="float">
            <text:p>0.03100796</text:p>
          </table:table-cell>
          <table:table-cell office:value-type="float" office:value="0.07615422" calcext:value-type="float">
            <text:p>0.07615422</text:p>
          </table:table-cell>
          <table:table-cell office:value-type="float" office:value="0.1399522" calcext:value-type="float">
            <text:p>0.1399522</text:p>
          </table:table-cell>
          <table:table-cell office:value-type="float" office:value="0.1453325" calcext:value-type="float">
            <text:p>0.1453325</text:p>
          </table:table-cell>
          <table:table-cell office:value-type="float" office:value="0.1563252" calcext:value-type="float">
            <text:p>0.1563252</text:p>
          </table:table-cell>
          <table:table-cell office:value-type="float" office:value="0.1640085" calcext:value-type="float">
            <text:p>0.1640085</text:p>
          </table:table-cell>
          <table:table-cell office:value-type="float" office:value="0.1804468" calcext:value-type="float">
            <text:p>0.1804468</text:p>
          </table:table-cell>
          <table:table-cell office:value-type="float" office:value="0.1846428" calcext:value-type="float">
            <text:p>0.1846428</text:p>
          </table:table-cell>
          <table:table-cell office:value-type="float" office:value="0" calcext:value-type="float">
            <text:p>0</text:p>
          </table:table-cell>
          <table:table-cell office:value-type="float" office:value="28.471" calcext:value-type="float">
            <text:p>28.471</text:p>
          </table:table-cell>
          <table:table-cell office:value-type="float" office:value="17.65518" calcext:value-type="float">
            <text:p>17.65518</text:p>
          </table:table-cell>
          <table:table-cell office:value-type="float" office:value="18.49541" calcext:value-type="float">
            <text:p>18.49541</text:p>
          </table:table-cell>
          <table:table-cell office:value-type="float" office:value="5.08433" calcext:value-type="float">
            <text:p>5.08433</text:p>
          </table:table-cell>
          <table:table-cell office:value-type="float" office:value="4.304613" calcext:value-type="float">
            <text:p>4.304613</text:p>
          </table:table-cell>
          <table:table-cell office:value-type="float" office:value="2.065851" calcext:value-type="float">
            <text:p>2.065851</text:p>
          </table:table-cell>
          <table:table-cell office:value-type="float" office:value="2.201459" calcext:value-type="float">
            <text:p>2.201459</text:p>
          </table:table-cell>
          <table:table-cell office:value-type="float" office:value="4.692689" calcext:value-type="float">
            <text:p>4.692689</text:p>
          </table:table-cell>
          <table:table-cell office:value-type="float" office:value="7.507156" calcext:value-type="float">
            <text:p>7.507156</text:p>
          </table:table-cell>
          <table:table-cell office:value-type="float" office:value="8.049374" calcext:value-type="float">
            <text:p>8.049374</text:p>
          </table:table-cell>
          <table:table-cell office:value-type="float" office:value="9.083051" calcext:value-type="float">
            <text:p>9.083051</text:p>
          </table:table-cell>
          <table:table-cell office:value-type="float" office:value="9.752501" calcext:value-type="float">
            <text:p>9.752501</text:p>
          </table:table-cell>
          <table:table-cell office:value-type="float" office:value="11.30318" calcext:value-type="float">
            <text:p>11.30318</text:p>
          </table:table-cell>
          <table:table-cell office:value-type="float" office:value="11.70268" calcext:value-type="float">
            <text:p>11.70268</text:p>
          </table:table-cell>
          <table:table-cell office:value-type="float" office:value="0" calcext:value-type="float">
            <text:p>0</text:p>
          </table:table-cell>
          <table:table-cell office:value-type="float" office:value="44.6832" calcext:value-type="float">
            <text:p>44.6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03392" calcext:value-type="float">
            <text:p>0.36033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5" calcext:value-type="float">
            <text:p>8032005</text:p>
          </table:table-cell>
          <table:table-cell office:value-type="float" office:value="4.755353" calcext:value-type="float">
            <text:p>4.755353</text:p>
          </table:table-cell>
          <table:table-cell office:value-type="float" office:value="135.8972" calcext:value-type="float">
            <text:p>135.8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6924" calcext:value-type="float">
            <text:p>35.16924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7842" calcext:value-type="float">
            <text:p>5.44784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23" calcext:value-type="float">
            <text:p>-0.001039923</text:p>
          </table:table-cell>
          <table:table-cell office:value-type="float" office:value="1164.195" calcext:value-type="float">
            <text:p>1164.195</text:p>
          </table:table-cell>
          <table:table-cell office:value-type="float" office:value="1.977574" calcext:value-type="float">
            <text:p>1.977574</text:p>
          </table:table-cell>
          <table:table-cell office:value-type="float" office:value="0" calcext:value-type="float">
            <text:p>0</text:p>
          </table:table-cell>
          <table:table-cell office:value-type="float" office:value="1.215784" calcext:value-type="float">
            <text:p>1.215784</text:p>
          </table:table-cell>
          <table:table-cell office:value-type="float" office:value="0.2883449" calcext:value-type="float">
            <text:p>0.2883449</text:p>
          </table:table-cell>
          <table:table-cell office:value-type="float" office:value="0.2434222" calcext:value-type="float">
            <text:p>0.2434222</text:p>
          </table:table-cell>
          <table:table-cell office:value-type="float" office:value="0.05450068" calcext:value-type="float">
            <text:p>0.05450068</text:p>
          </table:table-cell>
          <table:table-cell office:value-type="float" office:value="0.04900257" calcext:value-type="float">
            <text:p>0.04900257</text:p>
          </table:table-cell>
          <table:table-cell office:value-type="float" office:value="0.02330189" calcext:value-type="float">
            <text:p>0.02330189</text:p>
          </table:table-cell>
          <table:table-cell office:value-type="float" office:value="0.03091706" calcext:value-type="float">
            <text:p>0.03091706</text:p>
          </table:table-cell>
          <table:table-cell office:value-type="float" office:value="0.07638758" calcext:value-type="float">
            <text:p>0.07638758</text:p>
          </table:table-cell>
          <table:table-cell office:value-type="float" office:value="0.1401294" calcext:value-type="float">
            <text:p>0.1401294</text:p>
          </table:table-cell>
          <table:table-cell office:value-type="float" office:value="0.1454032" calcext:value-type="float">
            <text:p>0.1454032</text:p>
          </table:table-cell>
          <table:table-cell office:value-type="float" office:value="0.1563778" calcext:value-type="float">
            <text:p>0.1563778</text:p>
          </table:table-cell>
          <table:table-cell office:value-type="float" office:value="0.1640264" calcext:value-type="float">
            <text:p>0.1640264</text:p>
          </table:table-cell>
          <table:table-cell office:value-type="float" office:value="0.1804767" calcext:value-type="float">
            <text:p>0.1804767</text:p>
          </table:table-cell>
          <table:table-cell office:value-type="float" office:value="0.1846713" calcext:value-type="float">
            <text:p>0.1846713</text:p>
          </table:table-cell>
          <table:table-cell office:value-type="float" office:value="0" calcext:value-type="float">
            <text:p>0</text:p>
          </table:table-cell>
          <table:table-cell office:value-type="float" office:value="28.65808" calcext:value-type="float">
            <text:p>28.65808</text:p>
          </table:table-cell>
          <table:table-cell office:value-type="float" office:value="17.71125" calcext:value-type="float">
            <text:p>17.71125</text:p>
          </table:table-cell>
          <table:table-cell office:value-type="float" office:value="18.539" calcext:value-type="float">
            <text:p>18.539</text:p>
          </table:table-cell>
          <table:table-cell office:value-type="float" office:value="5.090539" calcext:value-type="float">
            <text:p>5.090539</text:p>
          </table:table-cell>
          <table:table-cell office:value-type="float" office:value="4.310999" calcext:value-type="float">
            <text:p>4.310999</text:p>
          </table:table-cell>
          <table:table-cell office:value-type="float" office:value="2.067144" calcext:value-type="float">
            <text:p>2.067144</text:p>
          </table:table-cell>
          <table:table-cell office:value-type="float" office:value="2.203613" calcext:value-type="float">
            <text:p>2.203613</text:p>
          </table:table-cell>
          <table:table-cell office:value-type="float" office:value="4.696891" calcext:value-type="float">
            <text:p>4.696891</text:p>
          </table:table-cell>
          <table:table-cell office:value-type="float" office:value="7.513281" calcext:value-type="float">
            <text:p>7.513281</text:p>
          </table:table-cell>
          <table:table-cell office:value-type="float" office:value="8.054994" calcext:value-type="float">
            <text:p>8.054994</text:p>
          </table:table-cell>
          <table:table-cell office:value-type="float" office:value="9.087973" calcext:value-type="float">
            <text:p>9.087973</text:p>
          </table:table-cell>
          <table:table-cell office:value-type="float" office:value="9.756843" calcext:value-type="float">
            <text:p>9.756843</text:p>
          </table:table-cell>
          <table:table-cell office:value-type="float" office:value="11.30581" calcext:value-type="float">
            <text:p>11.30581</text:p>
          </table:table-cell>
          <table:table-cell office:value-type="float" office:value="11.70527" calcext:value-type="float">
            <text:p>11.70527</text:p>
          </table:table-cell>
          <table:table-cell office:value-type="float" office:value="0" calcext:value-type="float">
            <text:p>0</text:p>
          </table:table-cell>
          <table:table-cell office:value-type="float" office:value="22.37238" calcext:value-type="float">
            <text:p>22.37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87281" calcext:value-type="float">
            <text:p>0.36872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5" calcext:value-type="float">
            <text:p>9032005</text:p>
          </table:table-cell>
          <table:table-cell office:value-type="float" office:value="4.739251" calcext:value-type="float">
            <text:p>4.739251</text:p>
          </table:table-cell>
          <table:table-cell office:value-type="float" office:value="135.8988" calcext:value-type="float">
            <text:p>135.8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8973" calcext:value-type="float">
            <text:p>35.18973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7842" calcext:value-type="float">
            <text:p>5.44784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23" calcext:value-type="float">
            <text:p>-0.001039923</text:p>
          </table:table-cell>
          <table:table-cell office:value-type="float" office:value="1164.186" calcext:value-type="float">
            <text:p>1164.186</text:p>
          </table:table-cell>
          <table:table-cell office:value-type="float" office:value="1.97136" calcext:value-type="float">
            <text:p>1.97136</text:p>
          </table:table-cell>
          <table:table-cell office:value-type="float" office:value="0" calcext:value-type="float">
            <text:p>0</text:p>
          </table:table-cell>
          <table:table-cell office:value-type="float" office:value="1.369902" calcext:value-type="float">
            <text:p>1.369902</text:p>
          </table:table-cell>
          <table:table-cell office:value-type="float" office:value="0.3387105" calcext:value-type="float">
            <text:p>0.3387105</text:p>
          </table:table-cell>
          <table:table-cell office:value-type="float" office:value="0.2726839" calcext:value-type="float">
            <text:p>0.2726839</text:p>
          </table:table-cell>
          <table:table-cell office:value-type="float" office:value="0.05610322" calcext:value-type="float">
            <text:p>0.05610322</text:p>
          </table:table-cell>
          <table:table-cell office:value-type="float" office:value="0.04960699" calcext:value-type="float">
            <text:p>0.04960699</text:p>
          </table:table-cell>
          <table:table-cell office:value-type="float" office:value="0.02305139" calcext:value-type="float">
            <text:p>0.02305139</text:p>
          </table:table-cell>
          <table:table-cell office:value-type="float" office:value="0.03069998" calcext:value-type="float">
            <text:p>0.03069998</text:p>
          </table:table-cell>
          <table:table-cell office:value-type="float" office:value="0.07642823" calcext:value-type="float">
            <text:p>0.07642823</text:p>
          </table:table-cell>
          <table:table-cell office:value-type="float" office:value="0.1402795" calcext:value-type="float">
            <text:p>0.1402795</text:p>
          </table:table-cell>
          <table:table-cell office:value-type="float" office:value="0.1454761" calcext:value-type="float">
            <text:p>0.1454761</text:p>
          </table:table-cell>
          <table:table-cell office:value-type="float" office:value="0.1564303" calcext:value-type="float">
            <text:p>0.1564303</text:p>
          </table:table-cell>
          <table:table-cell office:value-type="float" office:value="0.1640723" calcext:value-type="float">
            <text:p>0.1640723</text:p>
          </table:table-cell>
          <table:table-cell office:value-type="float" office:value="0.1805063" calcext:value-type="float">
            <text:p>0.1805063</text:p>
          </table:table-cell>
          <table:table-cell office:value-type="float" office:value="0.1846998" calcext:value-type="float">
            <text:p>0.1846998</text:p>
          </table:table-cell>
          <table:table-cell office:value-type="float" office:value="0" calcext:value-type="float">
            <text:p>0</text:p>
          </table:table-cell>
          <table:table-cell office:value-type="float" office:value="28.80604" calcext:value-type="float">
            <text:p>28.80604</text:p>
          </table:table-cell>
          <table:table-cell office:value-type="float" office:value="17.75334" calcext:value-type="float">
            <text:p>17.75334</text:p>
          </table:table-cell>
          <table:table-cell office:value-type="float" office:value="18.56881" calcext:value-type="float">
            <text:p>18.56881</text:p>
          </table:table-cell>
          <table:table-cell office:value-type="float" office:value="5.094151" calcext:value-type="float">
            <text:p>5.094151</text:p>
          </table:table-cell>
          <table:table-cell office:value-type="float" office:value="4.315222" calcext:value-type="float">
            <text:p>4.315222</text:p>
          </table:table-cell>
          <table:table-cell office:value-type="float" office:value="2.068217" calcext:value-type="float">
            <text:p>2.068217</text:p>
          </table:table-cell>
          <table:table-cell office:value-type="float" office:value="2.205667" calcext:value-type="float">
            <text:p>2.205667</text:p>
          </table:table-cell>
          <table:table-cell office:value-type="float" office:value="4.701098" calcext:value-type="float">
            <text:p>4.701098</text:p>
          </table:table-cell>
          <table:table-cell office:value-type="float" office:value="7.519406" calcext:value-type="float">
            <text:p>7.519406</text:p>
          </table:table-cell>
          <table:table-cell office:value-type="float" office:value="8.060611" calcext:value-type="float">
            <text:p>8.060611</text:p>
          </table:table-cell>
          <table:table-cell office:value-type="float" office:value="9.092894" calcext:value-type="float">
            <text:p>9.092894</text:p>
          </table:table-cell>
          <table:table-cell office:value-type="float" office:value="9.761185" calcext:value-type="float">
            <text:p>9.761185</text:p>
          </table:table-cell>
          <table:table-cell office:value-type="float" office:value="11.30845" calcext:value-type="float">
            <text:p>11.30845</text:p>
          </table:table-cell>
          <table:table-cell office:value-type="float" office:value="11.70783" calcext:value-type="float">
            <text:p>11.70783</text:p>
          </table:table-cell>
          <table:table-cell office:value-type="float" office:value="0" calcext:value-type="float">
            <text:p>0</text:p>
          </table:table-cell>
          <table:table-cell office:value-type="float" office:value="26.46571" calcext:value-type="float">
            <text:p>26.46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30408" calcext:value-type="float">
            <text:p>0.38304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5" calcext:value-type="float">
            <text:p>10032005</text:p>
          </table:table-cell>
          <table:table-cell office:value-type="float" office:value="4.714202" calcext:value-type="float">
            <text:p>4.714202</text:p>
          </table:table-cell>
          <table:table-cell office:value-type="float" office:value="135.9015" calcext:value-type="float">
            <text:p>135.9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1301" calcext:value-type="float">
            <text:p>35.21301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7842" calcext:value-type="float">
            <text:p>5.44784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23" calcext:value-type="float">
            <text:p>-0.001039923</text:p>
          </table:table-cell>
          <table:table-cell office:value-type="float" office:value="1164.179" calcext:value-type="float">
            <text:p>1164.179</text:p>
          </table:table-cell>
          <table:table-cell office:value-type="float" office:value="1.961996" calcext:value-type="float">
            <text:p>1.961996</text:p>
          </table:table-cell>
          <table:table-cell office:value-type="float" office:value="0" calcext:value-type="float">
            <text:p>0</text:p>
          </table:table-cell>
          <table:table-cell office:value-type="float" office:value="1.844501" calcext:value-type="float">
            <text:p>1.844501</text:p>
          </table:table-cell>
          <table:table-cell office:value-type="float" office:value="0.4292347" calcext:value-type="float">
            <text:p>0.4292347</text:p>
          </table:table-cell>
          <table:table-cell office:value-type="float" office:value="0.3390344" calcext:value-type="float">
            <text:p>0.3390344</text:p>
          </table:table-cell>
          <table:table-cell office:value-type="float" office:value="0.06494959" calcext:value-type="float">
            <text:p>0.06494959</text:p>
          </table:table-cell>
          <table:table-cell office:value-type="float" office:value="0.05724935" calcext:value-type="float">
            <text:p>0.05724935</text:p>
          </table:table-cell>
          <table:table-cell office:value-type="float" office:value="0.02410966" calcext:value-type="float">
            <text:p>0.02410966</text:p>
          </table:table-cell>
          <table:table-cell office:value-type="float" office:value="0.03131972" calcext:value-type="float">
            <text:p>0.03131972</text:p>
          </table:table-cell>
          <table:table-cell office:value-type="float" office:value="0.07653557" calcext:value-type="float">
            <text:p>0.07653557</text:p>
          </table:table-cell>
          <table:table-cell office:value-type="float" office:value="0.1404087" calcext:value-type="float">
            <text:p>0.1404087</text:p>
          </table:table-cell>
          <table:table-cell office:value-type="float" office:value="0.1455498" calcext:value-type="float">
            <text:p>0.1455498</text:p>
          </table:table-cell>
          <table:table-cell office:value-type="float" office:value="0.1564837" calcext:value-type="float">
            <text:p>0.1564837</text:p>
          </table:table-cell>
          <table:table-cell office:value-type="float" office:value="0.1641299" calcext:value-type="float">
            <text:p>0.1641299</text:p>
          </table:table-cell>
          <table:table-cell office:value-type="float" office:value="0.1805355" calcext:value-type="float">
            <text:p>0.1805355</text:p>
          </table:table-cell>
          <table:table-cell office:value-type="float" office:value="0.1847279" calcext:value-type="float">
            <text:p>0.1847279</text:p>
          </table:table-cell>
          <table:table-cell office:value-type="float" office:value="0" calcext:value-type="float">
            <text:p>0</text:p>
          </table:table-cell>
          <table:table-cell office:value-type="float" office:value="28.99918" calcext:value-type="float">
            <text:p>28.99918</text:p>
          </table:table-cell>
          <table:table-cell office:value-type="float" office:value="17.82345" calcext:value-type="float">
            <text:p>17.82345</text:p>
          </table:table-cell>
          <table:table-cell office:value-type="float" office:value="18.61888" calcext:value-type="float">
            <text:p>18.61888</text:p>
          </table:table-cell>
          <table:table-cell office:value-type="float" office:value="5.1" calcext:value-type="float">
            <text:p>5.1</text:p>
          </table:table-cell>
          <table:table-cell office:value-type="float" office:value="4.321207" calcext:value-type="float">
            <text:p>4.321207</text:p>
          </table:table-cell>
          <table:table-cell office:value-type="float" office:value="2.069396" calcext:value-type="float">
            <text:p>2.069396</text:p>
          </table:table-cell>
          <table:table-cell office:value-type="float" office:value="2.207757" calcext:value-type="float">
            <text:p>2.207757</text:p>
          </table:table-cell>
          <table:table-cell office:value-type="float" office:value="4.705287" calcext:value-type="float">
            <text:p>4.705287</text:p>
          </table:table-cell>
          <table:table-cell office:value-type="float" office:value="7.525531" calcext:value-type="float">
            <text:p>7.525531</text:p>
          </table:table-cell>
          <table:table-cell office:value-type="float" office:value="8.066255" calcext:value-type="float">
            <text:p>8.066255</text:p>
          </table:table-cell>
          <table:table-cell office:value-type="float" office:value="9.097815" calcext:value-type="float">
            <text:p>9.097815</text:p>
          </table:table-cell>
          <table:table-cell office:value-type="float" office:value="9.765526" calcext:value-type="float">
            <text:p>9.765526</text:p>
          </table:table-cell>
          <table:table-cell office:value-type="float" office:value="11.31108" calcext:value-type="float">
            <text:p>11.31108</text:p>
          </table:table-cell>
          <table:table-cell office:value-type="float" office:value="11.71038" calcext:value-type="float">
            <text:p>11.71038</text:p>
          </table:table-cell>
          <table:table-cell office:value-type="float" office:value="0" calcext:value-type="float">
            <text:p>0</text:p>
          </table:table-cell>
          <table:table-cell office:value-type="float" office:value="39.73185" calcext:value-type="float">
            <text:p>39.73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1307" calcext:value-type="float">
            <text:p>0.40513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5" calcext:value-type="float">
            <text:p>11032005</text:p>
          </table:table-cell>
          <table:table-cell office:value-type="float" office:value="4.694419" calcext:value-type="float">
            <text:p>4.694419</text:p>
          </table:table-cell>
          <table:table-cell office:value-type="float" office:value="135.9034" calcext:value-type="float">
            <text:p>135.9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3722" calcext:value-type="float">
            <text:p>35.23722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7842" calcext:value-type="float">
            <text:p>5.44784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23" calcext:value-type="float">
            <text:p>-0.001039923</text:p>
          </table:table-cell>
          <table:table-cell office:value-type="float" office:value="1164.172" calcext:value-type="float">
            <text:p>1164.172</text:p>
          </table:table-cell>
          <table:table-cell office:value-type="float" office:value="1.957141" calcext:value-type="float">
            <text:p>1.957141</text:p>
          </table:table-cell>
          <table:table-cell office:value-type="float" office:value="0" calcext:value-type="float">
            <text:p>0</text:p>
          </table:table-cell>
          <table:table-cell office:value-type="float" office:value="1.716511" calcext:value-type="float">
            <text:p>1.716511</text:p>
          </table:table-cell>
          <table:table-cell office:value-type="float" office:value="0.4168471" calcext:value-type="float">
            <text:p>0.4168471</text:p>
          </table:table-cell>
          <table:table-cell office:value-type="float" office:value="0.3335541" calcext:value-type="float">
            <text:p>0.3335541</text:p>
          </table:table-cell>
          <table:table-cell office:value-type="float" office:value="0.06487063" calcext:value-type="float">
            <text:p>0.06487063</text:p>
          </table:table-cell>
          <table:table-cell office:value-type="float" office:value="0.05809911" calcext:value-type="float">
            <text:p>0.05809911</text:p>
          </table:table-cell>
          <table:table-cell office:value-type="float" office:value="0.02451099" calcext:value-type="float">
            <text:p>0.02451099</text:p>
          </table:table-cell>
          <table:table-cell office:value-type="float" office:value="0.03178887" calcext:value-type="float">
            <text:p>0.03178887</text:p>
          </table:table-cell>
          <table:table-cell office:value-type="float" office:value="0.07672419" calcext:value-type="float">
            <text:p>0.07672419</text:p>
          </table:table-cell>
          <table:table-cell office:value-type="float" office:value="0.1405446" calcext:value-type="float">
            <text:p>0.1405446</text:p>
          </table:table-cell>
          <table:table-cell office:value-type="float" office:value="0.1456246" calcext:value-type="float">
            <text:p>0.1456246</text:p>
          </table:table-cell>
          <table:table-cell office:value-type="float" office:value="0.1565382" calcext:value-type="float">
            <text:p>0.1565382</text:p>
          </table:table-cell>
          <table:table-cell office:value-type="float" office:value="0.1641712" calcext:value-type="float">
            <text:p>0.1641712</text:p>
          </table:table-cell>
          <table:table-cell office:value-type="float" office:value="0.1805646" calcext:value-type="float">
            <text:p>0.1805646</text:p>
          </table:table-cell>
          <table:table-cell office:value-type="float" office:value="0.1847557" calcext:value-type="float">
            <text:p>0.1847557</text:p>
          </table:table-cell>
          <table:table-cell office:value-type="float" office:value="0" calcext:value-type="float">
            <text:p>0</text:p>
          </table:table-cell>
          <table:table-cell office:value-type="float" office:value="29.20291" calcext:value-type="float">
            <text:p>29.20291</text:p>
          </table:table-cell>
          <table:table-cell office:value-type="float" office:value="17.89878" calcext:value-type="float">
            <text:p>17.89878</text:p>
          </table:table-cell>
          <table:table-cell office:value-type="float" office:value="18.67696" calcext:value-type="float">
            <text:p>18.67696</text:p>
          </table:table-cell>
          <table:table-cell office:value-type="float" office:value="5.107497" calcext:value-type="float">
            <text:p>5.107497</text:p>
          </table:table-cell>
          <table:table-cell office:value-type="float" office:value="4.328978" calcext:value-type="float">
            <text:p>4.328978</text:p>
          </table:table-cell>
          <table:table-cell office:value-type="float" office:value="2.070796" calcext:value-type="float">
            <text:p>2.070796</text:p>
          </table:table-cell>
          <table:table-cell office:value-type="float" office:value="2.209989" calcext:value-type="float">
            <text:p>2.209989</text:p>
          </table:table-cell>
          <table:table-cell office:value-type="float" office:value="4.709506" calcext:value-type="float">
            <text:p>4.709506</text:p>
          </table:table-cell>
          <table:table-cell office:value-type="float" office:value="7.531656" calcext:value-type="float">
            <text:p>7.531656</text:p>
          </table:table-cell>
          <table:table-cell office:value-type="float" office:value="8.07195" calcext:value-type="float">
            <text:p>8.07195</text:p>
          </table:table-cell>
          <table:table-cell office:value-type="float" office:value="9.102736" calcext:value-type="float">
            <text:p>9.102736</text:p>
          </table:table-cell>
          <table:table-cell office:value-type="float" office:value="9.769868" calcext:value-type="float">
            <text:p>9.769868</text:p>
          </table:table-cell>
          <table:table-cell office:value-type="float" office:value="11.31372" calcext:value-type="float">
            <text:p>11.31372</text:p>
          </table:table-cell>
          <table:table-cell office:value-type="float" office:value="11.71292" calcext:value-type="float">
            <text:p>11.71292</text:p>
          </table:table-cell>
          <table:table-cell office:value-type="float" office:value="0" calcext:value-type="float">
            <text:p>0</text:p>
          </table:table-cell>
          <table:table-cell office:value-type="float" office:value="34.34301" calcext:value-type="float">
            <text:p>34.34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8413" calcext:value-type="float">
            <text:p>0.42284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5" calcext:value-type="float">
            <text:p>12032005</text:p>
          </table:table-cell>
          <table:table-cell office:value-type="float" office:value="4.682217" calcext:value-type="float">
            <text:p>4.682217</text:p>
          </table:table-cell>
          <table:table-cell office:value-type="float" office:value="135.9041" calcext:value-type="float">
            <text:p>135.9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6041" calcext:value-type="float">
            <text:p>35.26041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7842" calcext:value-type="float">
            <text:p>5.44784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23" calcext:value-type="float">
            <text:p>-0.001039923</text:p>
          </table:table-cell>
          <table:table-cell office:value-type="float" office:value="1164.165" calcext:value-type="float">
            <text:p>1164.165</text:p>
          </table:table-cell>
          <table:table-cell office:value-type="float" office:value="1.957617" calcext:value-type="float">
            <text:p>1.957617</text:p>
          </table:table-cell>
          <table:table-cell office:value-type="float" office:value="0" calcext:value-type="float">
            <text:p>0</text:p>
          </table:table-cell>
          <table:table-cell office:value-type="float" office:value="1.037065" calcext:value-type="float">
            <text:p>1.037065</text:p>
          </table:table-cell>
          <table:table-cell office:value-type="float" office:value="0.310054" calcext:value-type="float">
            <text:p>0.310054</text:p>
          </table:table-cell>
          <table:table-cell office:value-type="float" office:value="0.2778662" calcext:value-type="float">
            <text:p>0.2778662</text:p>
          </table:table-cell>
          <table:table-cell office:value-type="float" office:value="0.05973018" calcext:value-type="float">
            <text:p>0.05973018</text:p>
          </table:table-cell>
          <table:table-cell office:value-type="float" office:value="0.05531519" calcext:value-type="float">
            <text:p>0.05531519</text:p>
          </table:table-cell>
          <table:table-cell office:value-type="float" office:value="0.02448412" calcext:value-type="float">
            <text:p>0.02448412</text:p>
          </table:table-cell>
          <table:table-cell office:value-type="float" office:value="0.03201517" calcext:value-type="float">
            <text:p>0.03201517</text:p>
          </table:table-cell>
          <table:table-cell office:value-type="float" office:value="0.07688613" calcext:value-type="float">
            <text:p>0.07688613</text:p>
          </table:table-cell>
          <table:table-cell office:value-type="float" office:value="0.1406724" calcext:value-type="float">
            <text:p>0.1406724</text:p>
          </table:table-cell>
          <table:table-cell office:value-type="float" office:value="0.1457002" calcext:value-type="float">
            <text:p>0.1457002</text:p>
          </table:table-cell>
          <table:table-cell office:value-type="float" office:value="0.1565934" calcext:value-type="float">
            <text:p>0.1565934</text:p>
          </table:table-cell>
          <table:table-cell office:value-type="float" office:value="0.1642025" calcext:value-type="float">
            <text:p>0.1642025</text:p>
          </table:table-cell>
          <table:table-cell office:value-type="float" office:value="0.1805931" calcext:value-type="float">
            <text:p>0.1805931</text:p>
          </table:table-cell>
          <table:table-cell office:value-type="float" office:value="0.1847837" calcext:value-type="float">
            <text:p>0.1847837</text:p>
          </table:table-cell>
          <table:table-cell office:value-type="float" office:value="0" calcext:value-type="float">
            <text:p>0</text:p>
          </table:table-cell>
          <table:table-cell office:value-type="float" office:value="29.35677" calcext:value-type="float">
            <text:p>29.35677</text:p>
          </table:table-cell>
          <table:table-cell office:value-type="float" office:value="17.9642" calcext:value-type="float">
            <text:p>17.9642</text:p>
          </table:table-cell>
          <table:table-cell office:value-type="float" office:value="18.73164" calcext:value-type="float">
            <text:p>18.73164</text:p>
          </table:table-cell>
          <table:table-cell office:value-type="float" office:value="5.114957" calcext:value-type="float">
            <text:p>5.114957</text:p>
          </table:table-cell>
          <table:table-cell office:value-type="float" office:value="4.337035" calcext:value-type="float">
            <text:p>4.337035</text:p>
          </table:table-cell>
          <table:table-cell office:value-type="float" office:value="2.072273" calcext:value-type="float">
            <text:p>2.072273</text:p>
          </table:table-cell>
          <table:table-cell office:value-type="float" office:value="2.212297" calcext:value-type="float">
            <text:p>2.212297</text:p>
          </table:table-cell>
          <table:table-cell office:value-type="float" office:value="4.713755" calcext:value-type="float">
            <text:p>4.713755</text:p>
          </table:table-cell>
          <table:table-cell office:value-type="float" office:value="7.537781" calcext:value-type="float">
            <text:p>7.537781</text:p>
          </table:table-cell>
          <table:table-cell office:value-type="float" office:value="8.077642" calcext:value-type="float">
            <text:p>8.077642</text:p>
          </table:table-cell>
          <table:table-cell office:value-type="float" office:value="9.107656" calcext:value-type="float">
            <text:p>9.107656</text:p>
          </table:table-cell>
          <table:table-cell office:value-type="float" office:value="9.774214" calcext:value-type="float">
            <text:p>9.774214</text:p>
          </table:table-cell>
          <table:table-cell office:value-type="float" office:value="11.31636" calcext:value-type="float">
            <text:p>11.31636</text:p>
          </table:table-cell>
          <table:table-cell office:value-type="float" office:value="11.71545" calcext:value-type="float">
            <text:p>11.71545</text:p>
          </table:table-cell>
          <table:table-cell office:value-type="float" office:value="0" calcext:value-type="float">
            <text:p>0</text:p>
          </table:table-cell>
          <table:table-cell office:value-type="float" office:value="16.9731" calcext:value-type="float">
            <text:p>16.9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0378" calcext:value-type="float">
            <text:p>0.434037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5" calcext:value-type="float">
            <text:p>13032005</text:p>
          </table:table-cell>
          <table:table-cell office:value-type="float" office:value="4.670953" calcext:value-type="float">
            <text:p>4.670953</text:p>
          </table:table-cell>
          <table:table-cell office:value-type="float" office:value="135.905" calcext:value-type="float">
            <text:p>135.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8056" calcext:value-type="float">
            <text:p>35.28056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7842" calcext:value-type="float">
            <text:p>5.44784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23" calcext:value-type="float">
            <text:p>-0.001039923</text:p>
          </table:table-cell>
          <table:table-cell office:value-type="float" office:value="1164.156" calcext:value-type="float">
            <text:p>1164.156</text:p>
          </table:table-cell>
          <table:table-cell office:value-type="float" office:value="1.954211" calcext:value-type="float">
            <text:p>1.954211</text:p>
          </table:table-cell>
          <table:table-cell office:value-type="float" office:value="0" calcext:value-type="float">
            <text:p>0</text:p>
          </table:table-cell>
          <table:table-cell office:value-type="float" office:value="0.9382159" calcext:value-type="float">
            <text:p>0.9382159</text:p>
          </table:table-cell>
          <table:table-cell office:value-type="float" office:value="0.2799388" calcext:value-type="float">
            <text:p>0.2799388</text:p>
          </table:table-cell>
          <table:table-cell office:value-type="float" office:value="0.2496452" calcext:value-type="float">
            <text:p>0.2496452</text:p>
          </table:table-cell>
          <table:table-cell office:value-type="float" office:value="0.05483801" calcext:value-type="float">
            <text:p>0.05483801</text:p>
          </table:table-cell>
          <table:table-cell office:value-type="float" office:value="0.05012988" calcext:value-type="float">
            <text:p>0.05012988</text:p>
          </table:table-cell>
          <table:table-cell office:value-type="float" office:value="0.0235613" calcext:value-type="float">
            <text:p>0.0235613</text:p>
          </table:table-cell>
          <table:table-cell office:value-type="float" office:value="0.03146292" calcext:value-type="float">
            <text:p>0.03146292</text:p>
          </table:table-cell>
          <table:table-cell office:value-type="float" office:value="0.07689872" calcext:value-type="float">
            <text:p>0.07689872</text:p>
          </table:table-cell>
          <table:table-cell office:value-type="float" office:value="0.1407849" calcext:value-type="float">
            <text:p>0.1407849</text:p>
          </table:table-cell>
          <table:table-cell office:value-type="float" office:value="0.1457762" calcext:value-type="float">
            <text:p>0.1457762</text:p>
          </table:table-cell>
          <table:table-cell office:value-type="float" office:value="0.1566489" calcext:value-type="float">
            <text:p>0.1566489</text:p>
          </table:table-cell>
          <table:table-cell office:value-type="float" office:value="0.1642468" calcext:value-type="float">
            <text:p>0.1642468</text:p>
          </table:table-cell>
          <table:table-cell office:value-type="float" office:value="0.1806227" calcext:value-type="float">
            <text:p>0.1806227</text:p>
          </table:table-cell>
          <table:table-cell office:value-type="float" office:value="0.1848106" calcext:value-type="float">
            <text:p>0.1848106</text:p>
          </table:table-cell>
          <table:table-cell office:value-type="float" office:value="0" calcext:value-type="float">
            <text:p>0</text:p>
          </table:table-cell>
          <table:table-cell office:value-type="float" office:value="29.45881" calcext:value-type="float">
            <text:p>29.45881</text:p>
          </table:table-cell>
          <table:table-cell office:value-type="float" office:value="18.00254" calcext:value-type="float">
            <text:p>18.00254</text:p>
          </table:table-cell>
          <table:table-cell office:value-type="float" office:value="18.76353" calcext:value-type="float">
            <text:p>18.76353</text:p>
          </table:table-cell>
          <table:table-cell office:value-type="float" office:value="5.119419" calcext:value-type="float">
            <text:p>5.119419</text:p>
          </table:table-cell>
          <table:table-cell office:value-type="float" office:value="4.342686" calcext:value-type="float">
            <text:p>4.342686</text:p>
          </table:table-cell>
          <table:table-cell office:value-type="float" office:value="2.073563" calcext:value-type="float">
            <text:p>2.073563</text:p>
          </table:table-cell>
          <table:table-cell office:value-type="float" office:value="2.214536" calcext:value-type="float">
            <text:p>2.214536</text:p>
          </table:table-cell>
          <table:table-cell office:value-type="float" office:value="4.718006" calcext:value-type="float">
            <text:p>4.718006</text:p>
          </table:table-cell>
          <table:table-cell office:value-type="float" office:value="7.543906" calcext:value-type="float">
            <text:p>7.543906</text:p>
          </table:table-cell>
          <table:table-cell office:value-type="float" office:value="8.083341" calcext:value-type="float">
            <text:p>8.083341</text:p>
          </table:table-cell>
          <table:table-cell office:value-type="float" office:value="9.112577" calcext:value-type="float">
            <text:p>9.112577</text:p>
          </table:table-cell>
          <table:table-cell office:value-type="float" office:value="9.778557" calcext:value-type="float">
            <text:p>9.778557</text:p>
          </table:table-cell>
          <table:table-cell office:value-type="float" office:value="11.31899" calcext:value-type="float">
            <text:p>11.31899</text:p>
          </table:table-cell>
          <table:table-cell office:value-type="float" office:value="11.71796" calcext:value-type="float">
            <text:p>11.71796</text:p>
          </table:table-cell>
          <table:table-cell office:value-type="float" office:value="0" calcext:value-type="float">
            <text:p>0</text:p>
          </table:table-cell>
          <table:table-cell office:value-type="float" office:value="16.73615" calcext:value-type="float">
            <text:p>16.73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2099" calcext:value-type="float">
            <text:p>0.44420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5" calcext:value-type="float">
            <text:p>14032005</text:p>
          </table:table-cell>
          <table:table-cell office:value-type="float" office:value="4.661292" calcext:value-type="float">
            <text:p>4.661292</text:p>
          </table:table-cell>
          <table:table-cell office:value-type="float" office:value="135.9058" calcext:value-type="float">
            <text:p>135.9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9971" calcext:value-type="float">
            <text:p>35.29971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7842" calcext:value-type="float">
            <text:p>5.44784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23" calcext:value-type="float">
            <text:p>-0.001039923</text:p>
          </table:table-cell>
          <table:table-cell office:value-type="float" office:value="1164.146" calcext:value-type="float">
            <text:p>1164.146</text:p>
          </table:table-cell>
          <table:table-cell office:value-type="float" office:value="1.95158" calcext:value-type="float">
            <text:p>1.95158</text:p>
          </table:table-cell>
          <table:table-cell office:value-type="float" office:value="0" calcext:value-type="float">
            <text:p>0</text:p>
          </table:table-cell>
          <table:table-cell office:value-type="float" office:value="0.8147501" calcext:value-type="float">
            <text:p>0.8147501</text:p>
          </table:table-cell>
          <table:table-cell office:value-type="float" office:value="0.2587605" calcext:value-type="float">
            <text:p>0.2587605</text:p>
          </table:table-cell>
          <table:table-cell office:value-type="float" office:value="0.2329713" calcext:value-type="float">
            <text:p>0.2329713</text:p>
          </table:table-cell>
          <table:table-cell office:value-type="float" office:value="0.05230192" calcext:value-type="float">
            <text:p>0.05230192</text:p>
          </table:table-cell>
          <table:table-cell office:value-type="float" office:value="0.04750723" calcext:value-type="float">
            <text:p>0.04750723</text:p>
          </table:table-cell>
          <table:table-cell office:value-type="float" office:value="0.02307233" calcext:value-type="float">
            <text:p>0.02307233</text:p>
          </table:table-cell>
          <table:table-cell office:value-type="float" office:value="0.03109893" calcext:value-type="float">
            <text:p>0.03109893</text:p>
          </table:table-cell>
          <table:table-cell office:value-type="float" office:value="0.07685684" calcext:value-type="float">
            <text:p>0.07685684</text:p>
          </table:table-cell>
          <table:table-cell office:value-type="float" office:value="0.1408764" calcext:value-type="float">
            <text:p>0.1408764</text:p>
          </table:table-cell>
          <table:table-cell office:value-type="float" office:value="0.1458505" calcext:value-type="float">
            <text:p>0.1458505</text:p>
          </table:table-cell>
          <table:table-cell office:value-type="float" office:value="0.1567046" calcext:value-type="float">
            <text:p>0.1567046</text:p>
          </table:table-cell>
          <table:table-cell office:value-type="float" office:value="0.1642934" calcext:value-type="float">
            <text:p>0.1642934</text:p>
          </table:table-cell>
          <table:table-cell office:value-type="float" office:value="0.1806516" calcext:value-type="float">
            <text:p>0.1806516</text:p>
          </table:table-cell>
          <table:table-cell office:value-type="float" office:value="0.1848381" calcext:value-type="float">
            <text:p>0.1848381</text:p>
          </table:table-cell>
          <table:table-cell office:value-type="float" office:value="0" calcext:value-type="float">
            <text:p>0</text:p>
          </table:table-cell>
          <table:table-cell office:value-type="float" office:value="29.54226" calcext:value-type="float">
            <text:p>29.54226</text:p>
          </table:table-cell>
          <table:table-cell office:value-type="float" office:value="18.03317" calcext:value-type="float">
            <text:p>18.03317</text:p>
          </table:table-cell>
          <table:table-cell office:value-type="float" office:value="18.78807" calcext:value-type="float">
            <text:p>18.78807</text:p>
          </table:table-cell>
          <table:table-cell office:value-type="float" office:value="5.122603" calcext:value-type="float">
            <text:p>5.122603</text:p>
          </table:table-cell>
          <table:table-cell office:value-type="float" office:value="4.346956" calcext:value-type="float">
            <text:p>4.346956</text:p>
          </table:table-cell>
          <table:table-cell office:value-type="float" office:value="2.074686" calcext:value-type="float">
            <text:p>2.074686</text:p>
          </table:table-cell>
          <table:table-cell office:value-type="float" office:value="2.216665" calcext:value-type="float">
            <text:p>2.216665</text:p>
          </table:table-cell>
          <table:table-cell office:value-type="float" office:value="4.722237" calcext:value-type="float">
            <text:p>4.722237</text:p>
          </table:table-cell>
          <table:table-cell office:value-type="float" office:value="7.550031" calcext:value-type="float">
            <text:p>7.550031</text:p>
          </table:table-cell>
          <table:table-cell office:value-type="float" office:value="8.089035" calcext:value-type="float">
            <text:p>8.089035</text:p>
          </table:table-cell>
          <table:table-cell office:value-type="float" office:value="9.117498" calcext:value-type="float">
            <text:p>9.117498</text:p>
          </table:table-cell>
          <table:table-cell office:value-type="float" office:value="9.782895" calcext:value-type="float">
            <text:p>9.782895</text:p>
          </table:table-cell>
          <table:table-cell office:value-type="float" office:value="11.32163" calcext:value-type="float">
            <text:p>11.32163</text:p>
          </table:table-cell>
          <table:table-cell office:value-type="float" office:value="11.72048" calcext:value-type="float">
            <text:p>11.72048</text:p>
          </table:table-cell>
          <table:table-cell office:value-type="float" office:value="0" calcext:value-type="float">
            <text:p>0</text:p>
          </table:table-cell>
          <table:table-cell office:value-type="float" office:value="14.1762" calcext:value-type="float">
            <text:p>14.1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9695" calcext:value-type="float">
            <text:p>0.45296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5" calcext:value-type="float">
            <text:p>15032005</text:p>
          </table:table-cell>
          <table:table-cell office:value-type="float" office:value="4.645897" calcext:value-type="float">
            <text:p>4.645897</text:p>
          </table:table-cell>
          <table:table-cell office:value-type="float" office:value="135.9073" calcext:value-type="float">
            <text:p>135.9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1923" calcext:value-type="float">
            <text:p>35.31923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7842" calcext:value-type="float">
            <text:p>5.44784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23" calcext:value-type="float">
            <text:p>-0.001039923</text:p>
          </table:table-cell>
          <table:table-cell office:value-type="float" office:value="1164.137" calcext:value-type="float">
            <text:p>1164.137</text:p>
          </table:table-cell>
          <table:table-cell office:value-type="float" office:value="1.945681" calcext:value-type="float">
            <text:p>1.945681</text:p>
          </table:table-cell>
          <table:table-cell office:value-type="float" office:value="0" calcext:value-type="float">
            <text:p>0</text:p>
          </table:table-cell>
          <table:table-cell office:value-type="float" office:value="1.118964" calcext:value-type="float">
            <text:p>1.118964</text:p>
          </table:table-cell>
          <table:table-cell office:value-type="float" office:value="0.3232871" calcext:value-type="float">
            <text:p>0.3232871</text:p>
          </table:table-cell>
          <table:table-cell office:value-type="float" office:value="0.2711287" calcext:value-type="float">
            <text:p>0.2711287</text:p>
          </table:table-cell>
          <table:table-cell office:value-type="float" office:value="0.05615763" calcext:value-type="float">
            <text:p>0.05615763</text:p>
          </table:table-cell>
          <table:table-cell office:value-type="float" office:value="0.04981852" calcext:value-type="float">
            <text:p>0.04981852</text:p>
          </table:table-cell>
          <table:table-cell office:value-type="float" office:value="0.02318219" calcext:value-type="float">
            <text:p>0.02318219</text:p>
          </table:table-cell>
          <table:table-cell office:value-type="float" office:value="0.03103045" calcext:value-type="float">
            <text:p>0.03103045</text:p>
          </table:table-cell>
          <table:table-cell office:value-type="float" office:value="0.07682602" calcext:value-type="float">
            <text:p>0.07682602</text:p>
          </table:table-cell>
          <table:table-cell office:value-type="float" office:value="0.1409487" calcext:value-type="float">
            <text:p>0.1409487</text:p>
          </table:table-cell>
          <table:table-cell office:value-type="float" office:value="0.1459218" calcext:value-type="float">
            <text:p>0.1459218</text:p>
          </table:table-cell>
          <table:table-cell office:value-type="float" office:value="0.1567603" calcext:value-type="float">
            <text:p>0.1567603</text:p>
          </table:table-cell>
          <table:table-cell office:value-type="float" office:value="0.1643525" calcext:value-type="float">
            <text:p>0.1643525</text:p>
          </table:table-cell>
          <table:table-cell office:value-type="float" office:value="0.1806804" calcext:value-type="float">
            <text:p>0.1806804</text:p>
          </table:table-cell>
          <table:table-cell office:value-type="float" office:value="0.1848657" calcext:value-type="float">
            <text:p>0.1848657</text:p>
          </table:table-cell>
          <table:table-cell office:value-type="float" office:value="0" calcext:value-type="float">
            <text:p>0</text:p>
          </table:table-cell>
          <table:table-cell office:value-type="float" office:value="29.64024" calcext:value-type="float">
            <text:p>29.64024</text:p>
          </table:table-cell>
          <table:table-cell office:value-type="float" office:value="18.06942" calcext:value-type="float">
            <text:p>18.06942</text:p>
          </table:table-cell>
          <table:table-cell office:value-type="float" office:value="18.81427" calcext:value-type="float">
            <text:p>18.81427</text:p>
          </table:table-cell>
          <table:table-cell office:value-type="float" office:value="5.125654" calcext:value-type="float">
            <text:p>5.125654</text:p>
          </table:table-cell>
          <table:table-cell office:value-type="float" office:value="4.350816" calcext:value-type="float">
            <text:p>4.350816</text:p>
          </table:table-cell>
          <table:table-cell office:value-type="float" office:value="2.075728" calcext:value-type="float">
            <text:p>2.075728</text:p>
          </table:table-cell>
          <table:table-cell office:value-type="float" office:value="2.218724" calcext:value-type="float">
            <text:p>2.218724</text:p>
          </table:table-cell>
          <table:table-cell office:value-type="float" office:value="4.726443" calcext:value-type="float">
            <text:p>4.726443</text:p>
          </table:table-cell>
          <table:table-cell office:value-type="float" office:value="7.556156" calcext:value-type="float">
            <text:p>7.556156</text:p>
          </table:table-cell>
          <table:table-cell office:value-type="float" office:value="8.09469" calcext:value-type="float">
            <text:p>8.09469</text:p>
          </table:table-cell>
          <table:table-cell office:value-type="float" office:value="9.122419" calcext:value-type="float">
            <text:p>9.122419</text:p>
          </table:table-cell>
          <table:table-cell office:value-type="float" office:value="9.78724" calcext:value-type="float">
            <text:p>9.78724</text:p>
          </table:table-cell>
          <table:table-cell office:value-type="float" office:value="11.32426" calcext:value-type="float">
            <text:p>11.32426</text:p>
          </table:table-cell>
          <table:table-cell office:value-type="float" office:value="11.723" calcext:value-type="float">
            <text:p>11.723</text:p>
          </table:table-cell>
          <table:table-cell office:value-type="float" office:value="0" calcext:value-type="float">
            <text:p>0</text:p>
          </table:table-cell>
          <table:table-cell office:value-type="float" office:value="22.79015" calcext:value-type="float">
            <text:p>22.79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6671" calcext:value-type="float">
            <text:p>0.4666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5" calcext:value-type="float">
            <text:p>16032005</text:p>
          </table:table-cell>
          <table:table-cell office:value-type="float" office:value="4.624804" calcext:value-type="float">
            <text:p>4.624804</text:p>
          </table:table-cell>
          <table:table-cell office:value-type="float" office:value="135.9093" calcext:value-type="float">
            <text:p>135.9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4147" calcext:value-type="float">
            <text:p>35.34147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7842" calcext:value-type="float">
            <text:p>5.44784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23" calcext:value-type="float">
            <text:p>-0.001039923</text:p>
          </table:table-cell>
          <table:table-cell office:value-type="float" office:value="1164.129" calcext:value-type="float">
            <text:p>1164.129</text:p>
          </table:table-cell>
          <table:table-cell office:value-type="float" office:value="1.941604" calcext:value-type="float">
            <text:p>1.941604</text:p>
          </table:table-cell>
          <table:table-cell office:value-type="float" office:value="0" calcext:value-type="float">
            <text:p>0</text:p>
          </table:table-cell>
          <table:table-cell office:value-type="float" office:value="1.517444" calcext:value-type="float">
            <text:p>1.517444</text:p>
          </table:table-cell>
          <table:table-cell office:value-type="float" office:value="0.4300801" calcext:value-type="float">
            <text:p>0.4300801</text:p>
          </table:table-cell>
          <table:table-cell office:value-type="float" office:value="0.3422372" calcext:value-type="float">
            <text:p>0.3422372</text:p>
          </table:table-cell>
          <table:table-cell office:value-type="float" office:value="0.0646608" calcext:value-type="float">
            <text:p>0.0646608</text:p>
          </table:table-cell>
          <table:table-cell office:value-type="float" office:value="0.05711394" calcext:value-type="float">
            <text:p>0.05711394</text:p>
          </table:table-cell>
          <table:table-cell office:value-type="float" office:value="0.02421707" calcext:value-type="float">
            <text:p>0.02421707</text:p>
          </table:table-cell>
          <table:table-cell office:value-type="float" office:value="0.03160144" calcext:value-type="float">
            <text:p>0.03160144</text:p>
          </table:table-cell>
          <table:table-cell office:value-type="float" office:value="0.07690961" calcext:value-type="float">
            <text:p>0.07690961</text:p>
          </table:table-cell>
          <table:table-cell office:value-type="float" office:value="0.1410209" calcext:value-type="float">
            <text:p>0.1410209</text:p>
          </table:table-cell>
          <table:table-cell office:value-type="float" office:value="0.14599" calcext:value-type="float">
            <text:p>0.14599</text:p>
          </table:table-cell>
          <table:table-cell office:value-type="float" office:value="0.1568155" calcext:value-type="float">
            <text:p>0.1568155</text:p>
          </table:table-cell>
          <table:table-cell office:value-type="float" office:value="0.1644131" calcext:value-type="float">
            <text:p>0.1644131</text:p>
          </table:table-cell>
          <table:table-cell office:value-type="float" office:value="0.1807087" calcext:value-type="float">
            <text:p>0.1807087</text:p>
          </table:table-cell>
          <table:table-cell office:value-type="float" office:value="0.184894" calcext:value-type="float">
            <text:p>0.184894</text:p>
          </table:table-cell>
          <table:table-cell office:value-type="float" office:value="0" calcext:value-type="float">
            <text:p>0</text:p>
          </table:table-cell>
          <table:table-cell office:value-type="float" office:value="29.78633" calcext:value-type="float">
            <text:p>29.78633</text:p>
          </table:table-cell>
          <table:table-cell office:value-type="float" office:value="18.1323" calcext:value-type="float">
            <text:p>18.1323</text:p>
          </table:table-cell>
          <table:table-cell office:value-type="float" office:value="18.85982" calcext:value-type="float">
            <text:p>18.85982</text:p>
          </table:table-cell>
          <table:table-cell office:value-type="float" office:value="5.131031" calcext:value-type="float">
            <text:p>5.131031</text:p>
          </table:table-cell>
          <table:table-cell office:value-type="float" office:value="4.35649" calcext:value-type="float">
            <text:p>4.35649</text:p>
          </table:table-cell>
          <table:table-cell office:value-type="float" office:value="2.076911" calcext:value-type="float">
            <text:p>2.076911</text:p>
          </table:table-cell>
          <table:table-cell office:value-type="float" office:value="2.220834" calcext:value-type="float">
            <text:p>2.220834</text:p>
          </table:table-cell>
          <table:table-cell office:value-type="float" office:value="4.730631" calcext:value-type="float">
            <text:p>4.730631</text:p>
          </table:table-cell>
          <table:table-cell office:value-type="float" office:value="7.562281" calcext:value-type="float">
            <text:p>7.562281</text:p>
          </table:table-cell>
          <table:table-cell office:value-type="float" office:value="8.100309" calcext:value-type="float">
            <text:p>8.100309</text:p>
          </table:table-cell>
          <table:table-cell office:value-type="float" office:value="9.12734" calcext:value-type="float">
            <text:p>9.12734</text:p>
          </table:table-cell>
          <table:table-cell office:value-type="float" office:value="9.791576" calcext:value-type="float">
            <text:p>9.791576</text:p>
          </table:table-cell>
          <table:table-cell office:value-type="float" office:value="11.3269" calcext:value-type="float">
            <text:p>11.3269</text:p>
          </table:table-cell>
          <table:table-cell office:value-type="float" office:value="11.72556" calcext:value-type="float">
            <text:p>11.72556</text:p>
          </table:table-cell>
          <table:table-cell office:value-type="float" office:value="0" calcext:value-type="float">
            <text:p>0</text:p>
          </table:table-cell>
          <table:table-cell office:value-type="float" office:value="27.59101" calcext:value-type="float">
            <text:p>27.59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55723" calcext:value-type="float">
            <text:p>0.48557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5" calcext:value-type="float">
            <text:p>17032005</text:p>
          </table:table-cell>
          <table:table-cell office:value-type="float" office:value="4.602226" calcext:value-type="float">
            <text:p>4.602226</text:p>
          </table:table-cell>
          <table:table-cell office:value-type="float" office:value="135.9112" calcext:value-type="float">
            <text:p>135.9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6654" calcext:value-type="float">
            <text:p>35.36654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7842" calcext:value-type="float">
            <text:p>5.44784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23" calcext:value-type="float">
            <text:p>-0.001039923</text:p>
          </table:table-cell>
          <table:table-cell office:value-type="float" office:value="1164.123" calcext:value-type="float">
            <text:p>1164.123</text:p>
          </table:table-cell>
          <table:table-cell office:value-type="float" office:value="1.940802" calcext:value-type="float">
            <text:p>1.940802</text:p>
          </table:table-cell>
          <table:table-cell office:value-type="float" office:value="0" calcext:value-type="float">
            <text:p>0</text:p>
          </table:table-cell>
          <table:table-cell office:value-type="float" office:value="1.466195" calcext:value-type="float">
            <text:p>1.466195</text:p>
          </table:table-cell>
          <table:table-cell office:value-type="float" office:value="0.4668852" calcext:value-type="float">
            <text:p>0.4668852</text:p>
          </table:table-cell>
          <table:table-cell office:value-type="float" office:value="0.3810577" calcext:value-type="float">
            <text:p>0.3810577</text:p>
          </table:table-cell>
          <table:table-cell office:value-type="float" office:value="0.071194" calcext:value-type="float">
            <text:p>0.071194</text:p>
          </table:table-cell>
          <table:table-cell office:value-type="float" office:value="0.06384008" calcext:value-type="float">
            <text:p>0.0638400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3258782" calcext:value-type="float">
            <text:p>0.03258782</text:p>
          </table:table-cell>
          <table:table-cell office:value-type="float" office:value="0.07713802" calcext:value-type="float">
            <text:p>0.07713802</text:p>
          </table:table-cell>
          <table:table-cell office:value-type="float" office:value="0.1411138" calcext:value-type="float">
            <text:p>0.1411138</text:p>
          </table:table-cell>
          <table:table-cell office:value-type="float" office:value="0.1460577" calcext:value-type="float">
            <text:p>0.1460577</text:p>
          </table:table-cell>
          <table:table-cell office:value-type="float" office:value="0.1568706" calcext:value-type="float">
            <text:p>0.1568706</text:p>
          </table:table-cell>
          <table:table-cell office:value-type="float" office:value="0.1644633" calcext:value-type="float">
            <text:p>0.1644633</text:p>
          </table:table-cell>
          <table:table-cell office:value-type="float" office:value="0.1807372" calcext:value-type="float">
            <text:p>0.1807372</text:p>
          </table:table-cell>
          <table:table-cell office:value-type="float" office:value="0.1849219" calcext:value-type="float">
            <text:p>0.1849219</text:p>
          </table:table-cell>
          <table:table-cell office:value-type="float" office:value="0" calcext:value-type="float">
            <text:p>0</text:p>
          </table:table-cell>
          <table:table-cell office:value-type="float" office:value="29.95196" calcext:value-type="float">
            <text:p>29.95196</text:p>
          </table:table-cell>
          <table:table-cell office:value-type="float" office:value="18.22231" calcext:value-type="float">
            <text:p>18.22231</text:p>
          </table:table-cell>
          <table:table-cell office:value-type="float" office:value="18.92903" calcext:value-type="float">
            <text:p>18.92903</text:p>
          </table:table-cell>
          <table:table-cell office:value-type="float" office:value="5.139828" calcext:value-type="float">
            <text:p>5.139828</text:p>
          </table:table-cell>
          <table:table-cell office:value-type="float" office:value="4.365288" calcext:value-type="float">
            <text:p>4.365288</text:p>
          </table:table-cell>
          <table:table-cell office:value-type="float" office:value="2.078426" calcext:value-type="float">
            <text:p>2.078426</text:p>
          </table:table-cell>
          <table:table-cell office:value-type="float" office:value="2.223132" calcext:value-type="float">
            <text:p>2.223132</text:p>
          </table:table-cell>
          <table:table-cell office:value-type="float" office:value="4.73485" calcext:value-type="float">
            <text:p>4.73485</text:p>
          </table:table-cell>
          <table:table-cell office:value-type="float" office:value="7.568406" calcext:value-type="float">
            <text:p>7.568406</text:p>
          </table:table-cell>
          <table:table-cell office:value-type="float" office:value="8.105928" calcext:value-type="float">
            <text:p>8.105928</text:p>
          </table:table-cell>
          <table:table-cell office:value-type="float" office:value="9.132261" calcext:value-type="float">
            <text:p>9.132261</text:p>
          </table:table-cell>
          <table:table-cell office:value-type="float" office:value="9.795923" calcext:value-type="float">
            <text:p>9.795923</text:p>
          </table:table-cell>
          <table:table-cell office:value-type="float" office:value="11.32954" calcext:value-type="float">
            <text:p>11.32954</text:p>
          </table:table-cell>
          <table:table-cell office:value-type="float" office:value="11.72811" calcext:value-type="float">
            <text:p>11.72811</text:p>
          </table:table-cell>
          <table:table-cell office:value-type="float" office:value="0" calcext:value-type="float">
            <text:p>0</text:p>
          </table:table-cell>
          <table:table-cell office:value-type="float" office:value="25.72343" calcext:value-type="float">
            <text:p>25.7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59507" calcext:value-type="float">
            <text:p>0.50595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5" calcext:value-type="float">
            <text:p>18032005</text:p>
          </table:table-cell>
          <table:table-cell office:value-type="float" office:value="4.583849" calcext:value-type="float">
            <text:p>4.583849</text:p>
          </table:table-cell>
          <table:table-cell office:value-type="float" office:value="135.9126" calcext:value-type="float">
            <text:p>135.9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9236" calcext:value-type="float">
            <text:p>35.39236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7842" calcext:value-type="float">
            <text:p>5.44784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23" calcext:value-type="float">
            <text:p>-0.001039923</text:p>
          </table:table-cell>
          <table:table-cell office:value-type="float" office:value="1164.116" calcext:value-type="float">
            <text:p>1164.116</text:p>
          </table:table-cell>
          <table:table-cell office:value-type="float" office:value="1.943366" calcext:value-type="float">
            <text:p>1.943366</text:p>
          </table:table-cell>
          <table:table-cell office:value-type="float" office:value="0" calcext:value-type="float">
            <text:p>0</text:p>
          </table:table-cell>
          <table:table-cell office:value-type="float" office:value="1.037071" calcext:value-type="float">
            <text:p>1.037071</text:p>
          </table:table-cell>
          <table:table-cell office:value-type="float" office:value="0.3877975" calcext:value-type="float">
            <text:p>0.3877975</text:p>
          </table:table-cell>
          <table:table-cell office:value-type="float" office:value="0.3514561" calcext:value-type="float">
            <text:p>0.3514561</text:p>
          </table:table-cell>
          <table:table-cell office:value-type="float" office:value="0.07063154" calcext:value-type="float">
            <text:p>0.07063154</text:p>
          </table:table-cell>
          <table:table-cell office:value-type="float" office:value="0.06547406" calcext:value-type="float">
            <text:p>0.06547406</text:p>
          </table:table-cell>
          <table:table-cell office:value-type="float" office:value="0.02639844" calcext:value-type="float">
            <text:p>0.02639844</text:p>
          </table:table-cell>
          <table:table-cell office:value-type="float" office:value="0.03342434" calcext:value-type="float">
            <text:p>0.03342434</text:p>
          </table:table-cell>
          <table:table-cell office:value-type="float" office:value="0.07742295" calcext:value-type="float">
            <text:p>0.07742295</text:p>
          </table:table-cell>
          <table:table-cell office:value-type="float" office:value="0.141232" calcext:value-type="float">
            <text:p>0.141232</text:p>
          </table:table-cell>
          <table:table-cell office:value-type="float" office:value="0.1461278" calcext:value-type="float">
            <text:p>0.1461278</text:p>
          </table:table-cell>
          <table:table-cell office:value-type="float" office:value="0.1569257" calcext:value-type="float">
            <text:p>0.1569257</text:p>
          </table:table-cell>
          <table:table-cell office:value-type="float" office:value="0.1645028" calcext:value-type="float">
            <text:p>0.1645028</text:p>
          </table:table-cell>
          <table:table-cell office:value-type="float" office:value="0.1807661" calcext:value-type="float">
            <text:p>0.1807661</text:p>
          </table:table-cell>
          <table:table-cell office:value-type="float" office:value="0.1849497" calcext:value-type="float">
            <text:p>0.1849497</text:p>
          </table:table-cell>
          <table:table-cell office:value-type="float" office:value="0" calcext:value-type="float">
            <text:p>0</text:p>
          </table:table-cell>
          <table:table-cell office:value-type="float" office:value="30.09546" calcext:value-type="float">
            <text:p>30.09546</text:p>
          </table:table-cell>
          <table:table-cell office:value-type="float" office:value="18.31761" calcext:value-type="float">
            <text:p>18.31761</text:p>
          </table:table-cell>
          <table:table-cell office:value-type="float" office:value="19.00839" calcext:value-type="float">
            <text:p>19.00839</text:p>
          </table:table-cell>
          <table:table-cell office:value-type="float" office:value="5.150686" calcext:value-type="float">
            <text:p>5.150686</text:p>
          </table:table-cell>
          <table:table-cell office:value-type="float" office:value="4.376333" calcext:value-type="float">
            <text:p>4.376333</text:p>
          </table:table-cell>
          <table:table-cell office:value-type="float" office:value="2.08024" calcext:value-type="float">
            <text:p>2.08024</text:p>
          </table:table-cell>
          <table:table-cell office:value-type="float" office:value="2.225637" calcext:value-type="float">
            <text:p>2.225637</text:p>
          </table:table-cell>
          <table:table-cell office:value-type="float" office:value="4.73912" calcext:value-type="float">
            <text:p>4.73912</text:p>
          </table:table-cell>
          <table:table-cell office:value-type="float" office:value="7.57453" calcext:value-type="float">
            <text:p>7.57453</text:p>
          </table:table-cell>
          <table:table-cell office:value-type="float" office:value="8.111546" calcext:value-type="float">
            <text:p>8.111546</text:p>
          </table:table-cell>
          <table:table-cell office:value-type="float" office:value="9.137182" calcext:value-type="float">
            <text:p>9.137182</text:p>
          </table:table-cell>
          <table:table-cell office:value-type="float" office:value="9.80026" calcext:value-type="float">
            <text:p>9.80026</text:p>
          </table:table-cell>
          <table:table-cell office:value-type="float" office:value="11.33217" calcext:value-type="float">
            <text:p>11.33217</text:p>
          </table:table-cell>
          <table:table-cell office:value-type="float" office:value="11.73068" calcext:value-type="float">
            <text:p>11.73068</text:p>
          </table:table-cell>
          <table:table-cell office:value-type="float" office:value="0" calcext:value-type="float">
            <text:p>0</text:p>
          </table:table-cell>
          <table:table-cell office:value-type="float" office:value="15.93954" calcext:value-type="float">
            <text:p>15.93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27326" calcext:value-type="float">
            <text:p>0.52273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5" calcext:value-type="float">
            <text:p>19032005</text:p>
          </table:table-cell>
          <table:table-cell office:value-type="float" office:value="4.566403" calcext:value-type="float">
            <text:p>4.566403</text:p>
          </table:table-cell>
          <table:table-cell office:value-type="float" office:value="135.914" calcext:value-type="float">
            <text:p>135.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1562" calcext:value-type="float">
            <text:p>35.41562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7842" calcext:value-type="float">
            <text:p>5.44784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23" calcext:value-type="float">
            <text:p>-0.001039923</text:p>
          </table:table-cell>
          <table:table-cell office:value-type="float" office:value="1164.108" calcext:value-type="float">
            <text:p>1164.108</text:p>
          </table:table-cell>
          <table:table-cell office:value-type="float" office:value="1.942243" calcext:value-type="float">
            <text:p>1.942243</text:p>
          </table:table-cell>
          <table:table-cell office:value-type="float" office:value="0" calcext:value-type="float">
            <text:p>0</text:p>
          </table:table-cell>
          <table:table-cell office:value-type="float" office:value="1.063449" calcext:value-type="float">
            <text:p>1.063449</text:p>
          </table:table-cell>
          <table:table-cell office:value-type="float" office:value="0.3937395" calcext:value-type="float">
            <text:p>0.3937395</text:p>
          </table:table-cell>
          <table:table-cell office:value-type="float" office:value="0.340734" calcext:value-type="float">
            <text:p>0.340734</text:p>
          </table:table-cell>
          <table:table-cell office:value-type="float" office:value="0.06729621" calcext:value-type="float">
            <text:p>0.06729621</text:p>
          </table:table-cell>
          <table:table-cell office:value-type="float" office:value="0.06182588" calcext:value-type="float">
            <text:p>0.06182588</text:p>
          </table:table-cell>
          <table:table-cell office:value-type="float" office:value="0.02573545" calcext:value-type="float">
            <text:p>0.02573545</text:p>
          </table:table-cell>
          <table:table-cell office:value-type="float" office:value="0.03313274" calcext:value-type="float">
            <text:p>0.03313274</text:p>
          </table:table-cell>
          <table:table-cell office:value-type="float" office:value="0.07755098" calcext:value-type="float">
            <text:p>0.07755098</text:p>
          </table:table-cell>
          <table:table-cell office:value-type="float" office:value="0.1413571" calcext:value-type="float">
            <text:p>0.1413571</text:p>
          </table:table-cell>
          <table:table-cell office:value-type="float" office:value="0.1462012" calcext:value-type="float">
            <text:p>0.1462012</text:p>
          </table:table-cell>
          <table:table-cell office:value-type="float" office:value="0.1569805" calcext:value-type="float">
            <text:p>0.1569805</text:p>
          </table:table-cell>
          <table:table-cell office:value-type="float" office:value="0.1645536" calcext:value-type="float">
            <text:p>0.1645536</text:p>
          </table:table-cell>
          <table:table-cell office:value-type="float" office:value="0.1807951" calcext:value-type="float">
            <text:p>0.1807951</text:p>
          </table:table-cell>
          <table:table-cell office:value-type="float" office:value="0.1849776" calcext:value-type="float">
            <text:p>0.1849776</text:p>
          </table:table-cell>
          <table:table-cell office:value-type="float" office:value="0" calcext:value-type="float">
            <text:p>0</text:p>
          </table:table-cell>
          <table:table-cell office:value-type="float" office:value="30.20675" calcext:value-type="float">
            <text:p>30.20675</text:p>
          </table:table-cell>
          <table:table-cell office:value-type="float" office:value="18.3871" calcext:value-type="float">
            <text:p>18.3871</text:p>
          </table:table-cell>
          <table:table-cell office:value-type="float" office:value="19.06735" calcext:value-type="float">
            <text:p>19.06735</text:p>
          </table:table-cell>
          <table:table-cell office:value-type="float" office:value="5.159113" calcext:value-type="float">
            <text:p>5.159113</text:p>
          </table:table-cell>
          <table:table-cell office:value-type="float" office:value="4.385686" calcext:value-type="float">
            <text:p>4.385686</text:p>
          </table:table-cell>
          <table:table-cell office:value-type="float" office:value="2.081987" calcext:value-type="float">
            <text:p>2.081987</text:p>
          </table:table-cell>
          <table:table-cell office:value-type="float" office:value="2.228172" calcext:value-type="float">
            <text:p>2.228172</text:p>
          </table:table-cell>
          <table:table-cell office:value-type="float" office:value="4.743433" calcext:value-type="float">
            <text:p>4.743433</text:p>
          </table:table-cell>
          <table:table-cell office:value-type="float" office:value="7.580655" calcext:value-type="float">
            <text:p>7.580655</text:p>
          </table:table-cell>
          <table:table-cell office:value-type="float" office:value="8.117167" calcext:value-type="float">
            <text:p>8.117167</text:p>
          </table:table-cell>
          <table:table-cell office:value-type="float" office:value="9.142104" calcext:value-type="float">
            <text:p>9.142104</text:p>
          </table:table-cell>
          <table:table-cell office:value-type="float" office:value="9.804601" calcext:value-type="float">
            <text:p>9.804601</text:p>
          </table:table-cell>
          <table:table-cell office:value-type="float" office:value="11.33481" calcext:value-type="float">
            <text:p>11.33481</text:p>
          </table:table-cell>
          <table:table-cell office:value-type="float" office:value="11.73323" calcext:value-type="float">
            <text:p>11.73323</text:p>
          </table:table-cell>
          <table:table-cell office:value-type="float" office:value="0" calcext:value-type="float">
            <text:p>0</text:p>
          </table:table-cell>
          <table:table-cell office:value-type="float" office:value="17.04194" calcext:value-type="float">
            <text:p>17.04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85286" calcext:value-type="float">
            <text:p>0.53852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5" calcext:value-type="float">
            <text:p>20032005</text:p>
          </table:table-cell>
          <table:table-cell office:value-type="float" office:value="4.548411" calcext:value-type="float">
            <text:p>4.548411</text:p>
          </table:table-cell>
          <table:table-cell office:value-type="float" office:value="135.9154" calcext:value-type="float">
            <text:p>135.9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3889" calcext:value-type="float">
            <text:p>35.43889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7842" calcext:value-type="float">
            <text:p>5.44784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23" calcext:value-type="float">
            <text:p>-0.001039923</text:p>
          </table:table-cell>
          <table:table-cell office:value-type="float" office:value="1164.1" calcext:value-type="float">
            <text:p>1164.1</text:p>
          </table:table-cell>
          <table:table-cell office:value-type="float" office:value="1.941845" calcext:value-type="float">
            <text:p>1.941845</text:p>
          </table:table-cell>
          <table:table-cell office:value-type="float" office:value="0" calcext:value-type="float">
            <text:p>0</text:p>
          </table:table-cell>
          <table:table-cell office:value-type="float" office:value="1.069498" calcext:value-type="float">
            <text:p>1.069498</text:p>
          </table:table-cell>
          <table:table-cell office:value-type="float" office:value="0.4114039" calcext:value-type="float">
            <text:p>0.4114039</text:p>
          </table:table-cell>
          <table:table-cell office:value-type="float" office:value="0.349698" calcext:value-type="float">
            <text:p>0.349698</text:p>
          </table:table-cell>
          <table:table-cell office:value-type="float" office:value="0.06789619" calcext:value-type="float">
            <text:p>0.06789619</text:p>
          </table:table-cell>
          <table:table-cell office:value-type="float" office:value="0.0620928" calcext:value-type="float">
            <text:p>0.0620928</text:p>
          </table:table-cell>
          <table:table-cell office:value-type="float" office:value="0.02575473" calcext:value-type="float">
            <text:p>0.02575473</text:p>
          </table:table-cell>
          <table:table-cell office:value-type="float" office:value="0.03315641" calcext:value-type="float">
            <text:p>0.03315641</text:p>
          </table:table-cell>
          <table:table-cell office:value-type="float" office:value="0.07762001" calcext:value-type="float">
            <text:p>0.07762001</text:p>
          </table:table-cell>
          <table:table-cell office:value-type="float" office:value="0.1414669" calcext:value-type="float">
            <text:p>0.1414669</text:p>
          </table:table-cell>
          <table:table-cell office:value-type="float" office:value="0.146276" calcext:value-type="float">
            <text:p>0.146276</text:p>
          </table:table-cell>
          <table:table-cell office:value-type="float" office:value="0.1570357" calcext:value-type="float">
            <text:p>0.1570357</text:p>
          </table:table-cell>
          <table:table-cell office:value-type="float" office:value="0.1646046" calcext:value-type="float">
            <text:p>0.1646046</text:p>
          </table:table-cell>
          <table:table-cell office:value-type="float" office:value="0.1808237" calcext:value-type="float">
            <text:p>0.1808237</text:p>
          </table:table-cell>
          <table:table-cell office:value-type="float" office:value="0.1850052" calcext:value-type="float">
            <text:p>0.1850052</text:p>
          </table:table-cell>
          <table:table-cell office:value-type="float" office:value="0" calcext:value-type="float">
            <text:p>0</text:p>
          </table:table-cell>
          <table:table-cell office:value-type="float" office:value="30.31597" calcext:value-type="float">
            <text:p>30.31597</text:p>
          </table:table-cell>
          <table:table-cell office:value-type="float" office:value="18.45861" calcext:value-type="float">
            <text:p>18.45861</text:p>
          </table:table-cell>
          <table:table-cell office:value-type="float" office:value="19.12614" calcext:value-type="float">
            <text:p>19.12614</text:p>
          </table:table-cell>
          <table:table-cell office:value-type="float" office:value="5.16724" calcext:value-type="float">
            <text:p>5.16724</text:p>
          </table:table-cell>
          <table:table-cell office:value-type="float" office:value="4.394598" calcext:value-type="float">
            <text:p>4.394598</text:p>
          </table:table-cell>
          <table:table-cell office:value-type="float" office:value="2.083677" calcext:value-type="float">
            <text:p>2.083677</text:p>
          </table:table-cell>
          <table:table-cell office:value-type="float" office:value="2.230676" calcext:value-type="float">
            <text:p>2.230676</text:p>
          </table:table-cell>
          <table:table-cell office:value-type="float" office:value="4.747744" calcext:value-type="float">
            <text:p>4.747744</text:p>
          </table:table-cell>
          <table:table-cell office:value-type="float" office:value="7.58678" calcext:value-type="float">
            <text:p>7.58678</text:p>
          </table:table-cell>
          <table:table-cell office:value-type="float" office:value="8.122784" calcext:value-type="float">
            <text:p>8.122784</text:p>
          </table:table-cell>
          <table:table-cell office:value-type="float" office:value="9.147025" calcext:value-type="float">
            <text:p>9.147025</text:p>
          </table:table-cell>
          <table:table-cell office:value-type="float" office:value="9.808943" calcext:value-type="float">
            <text:p>9.808943</text:p>
          </table:table-cell>
          <table:table-cell office:value-type="float" office:value="11.33744" calcext:value-type="float">
            <text:p>11.33744</text:p>
          </table:table-cell>
          <table:table-cell office:value-type="float" office:value="11.73578" calcext:value-type="float">
            <text:p>11.73578</text:p>
          </table:table-cell>
          <table:table-cell office:value-type="float" office:value="0" calcext:value-type="float">
            <text:p>0</text:p>
          </table:table-cell>
          <table:table-cell office:value-type="float" office:value="16.99725" calcext:value-type="float">
            <text:p>16.99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48411" calcext:value-type="float">
            <text:p>0.55484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5" calcext:value-type="float">
            <text:p>21032005</text:p>
          </table:table-cell>
          <table:table-cell office:value-type="float" office:value="4.531051" calcext:value-type="float">
            <text:p>4.531051</text:p>
          </table:table-cell>
          <table:table-cell office:value-type="float" office:value="135.9169" calcext:value-type="float">
            <text:p>135.9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6283" calcext:value-type="float">
            <text:p>35.46283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47918" calcext:value-type="float">
            <text:p>5.447918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923" calcext:value-type="float">
            <text:p>-0.001039923</text:p>
          </table:table-cell>
          <table:table-cell office:value-type="float" office:value="1164.093" calcext:value-type="float">
            <text:p>1164.093</text:p>
          </table:table-cell>
          <table:table-cell office:value-type="float" office:value="1.946397" calcext:value-type="float">
            <text:p>1.946397</text:p>
          </table:table-cell>
          <table:table-cell office:value-type="float" office:value="0" calcext:value-type="float">
            <text:p>0</text:p>
          </table:table-cell>
          <table:table-cell office:value-type="float" office:value="0.6511181" calcext:value-type="float">
            <text:p>0.6511181</text:p>
          </table:table-cell>
          <table:table-cell office:value-type="float" office:value="0.3801224" calcext:value-type="float">
            <text:p>0.3801224</text:p>
          </table:table-cell>
          <table:table-cell office:value-type="float" office:value="0.3370999" calcext:value-type="float">
            <text:p>0.3370999</text:p>
          </table:table-cell>
          <table:table-cell office:value-type="float" office:value="0.06806916" calcext:value-type="float">
            <text:p>0.06806916</text:p>
          </table:table-cell>
          <table:table-cell office:value-type="float" office:value="0.06320833" calcext:value-type="float">
            <text:p>0.06320833</text:p>
          </table:table-cell>
          <table:table-cell office:value-type="float" office:value="0.02621544" calcext:value-type="float">
            <text:p>0.02621544</text:p>
          </table:table-cell>
          <table:table-cell office:value-type="float" office:value="0.03355352" calcext:value-type="float">
            <text:p>0.03355352</text:p>
          </table:table-cell>
          <table:table-cell office:value-type="float" office:value="0.07774357" calcext:value-type="float">
            <text:p>0.07774357</text:p>
          </table:table-cell>
          <table:table-cell office:value-type="float" office:value="0.1415704" calcext:value-type="float">
            <text:p>0.1415704</text:p>
          </table:table-cell>
          <table:table-cell office:value-type="float" office:value="0.1463504" calcext:value-type="float">
            <text:p>0.1463504</text:p>
          </table:table-cell>
          <table:table-cell office:value-type="float" office:value="0.1570916" calcext:value-type="float">
            <text:p>0.1570916</text:p>
          </table:table-cell>
          <table:table-cell office:value-type="float" office:value="0.1646633" calcext:value-type="float">
            <text:p>0.1646633</text:p>
          </table:table-cell>
          <table:table-cell office:value-type="float" office:value="0.1808527" calcext:value-type="float">
            <text:p>0.1808527</text:p>
          </table:table-cell>
          <table:table-cell office:value-type="float" office:value="0.1850329" calcext:value-type="float">
            <text:p>0.1850329</text:p>
          </table:table-cell>
          <table:table-cell office:value-type="float" office:value="0" calcext:value-type="float">
            <text:p>0</text:p>
          </table:table-cell>
          <table:table-cell office:value-type="float" office:value="30.42177" calcext:value-type="float">
            <text:p>30.42177</text:p>
          </table:table-cell>
          <table:table-cell office:value-type="float" office:value="18.53604" calcext:value-type="float">
            <text:p>18.53604</text:p>
          </table:table-cell>
          <table:table-cell office:value-type="float" office:value="19.19212" calcext:value-type="float">
            <text:p>19.19212</text:p>
          </table:table-cell>
          <table:table-cell office:value-type="float" office:value="5.176465" calcext:value-type="float">
            <text:p>5.176465</text:p>
          </table:table-cell>
          <table:table-cell office:value-type="float" office:value="4.404476" calcext:value-type="float">
            <text:p>4.404476</text:p>
          </table:table-cell>
          <table:table-cell office:value-type="float" office:value="2.085461" calcext:value-type="float">
            <text:p>2.085461</text:p>
          </table:table-cell>
          <table:table-cell office:value-type="float" office:value="2.233231" calcext:value-type="float">
            <text:p>2.233231</text:p>
          </table:table-cell>
          <table:table-cell office:value-type="float" office:value="4.752065" calcext:value-type="float">
            <text:p>4.752065</text:p>
          </table:table-cell>
          <table:table-cell office:value-type="float" office:value="7.592905" calcext:value-type="float">
            <text:p>7.592905</text:p>
          </table:table-cell>
          <table:table-cell office:value-type="float" office:value="8.128403" calcext:value-type="float">
            <text:p>8.128403</text:p>
          </table:table-cell>
          <table:table-cell office:value-type="float" office:value="9.151946" calcext:value-type="float">
            <text:p>9.151946</text:p>
          </table:table-cell>
          <table:table-cell office:value-type="float" office:value="9.813289" calcext:value-type="float">
            <text:p>9.813289</text:p>
          </table:table-cell>
          <table:table-cell office:value-type="float" office:value="11.34008" calcext:value-type="float">
            <text:p>11.34008</text:p>
          </table:table-cell>
          <table:table-cell office:value-type="float" office:value="11.73832" calcext:value-type="float">
            <text:p>11.73832</text:p>
          </table:table-cell>
          <table:table-cell office:value-type="float" office:value="0" calcext:value-type="float">
            <text:p>0</text:p>
          </table:table-cell>
          <table:table-cell office:value-type="float" office:value="14.86216" calcext:value-type="float">
            <text:p>14.86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04981" calcext:value-type="float">
            <text:p>0.57049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5" calcext:value-type="float">
            <text:p>22032005</text:p>
          </table:table-cell>
          <table:table-cell office:value-type="float" office:value="4.51965" calcext:value-type="float">
            <text:p>4.51965</text:p>
          </table:table-cell>
          <table:table-cell office:value-type="float" office:value="135.9178" calcext:value-type="float">
            <text:p>135.9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8475" calcext:value-type="float">
            <text:p>35.48475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50669" calcext:value-type="float">
            <text:p>5.450669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898" calcext:value-type="float">
            <text:p>-0.001039898</text:p>
          </table:table-cell>
          <table:table-cell office:value-type="float" office:value="1164.084" calcext:value-type="float">
            <text:p>1164.084</text:p>
          </table:table-cell>
          <table:table-cell office:value-type="float" office:value="1.94983" calcext:value-type="float">
            <text:p>1.94983</text:p>
          </table:table-cell>
          <table:table-cell office:value-type="float" office:value="0" calcext:value-type="float">
            <text:p>0</text:p>
          </table:table-cell>
          <table:table-cell office:value-type="float" office:value="0.4460219" calcext:value-type="float">
            <text:p>0.4460219</text:p>
          </table:table-cell>
          <table:table-cell office:value-type="float" office:value="0.2876815" calcext:value-type="float">
            <text:p>0.2876815</text:p>
          </table:table-cell>
          <table:table-cell office:value-type="float" office:value="0.257186" calcext:value-type="float">
            <text:p>0.257186</text:p>
          </table:table-cell>
          <table:table-cell office:value-type="float" office:value="0.06294335" calcext:value-type="float">
            <text:p>0.06294335</text:p>
          </table:table-cell>
          <table:table-cell office:value-type="float" office:value="0.05535523" calcext:value-type="float">
            <text:p>0.05535523</text:p>
          </table:table-cell>
          <table:table-cell office:value-type="float" office:value="0.0252887" calcext:value-type="float">
            <text:p>0.0252887</text:p>
          </table:table-cell>
          <table:table-cell office:value-type="float" office:value="0.03306232" calcext:value-type="float">
            <text:p>0.03306232</text:p>
          </table:table-cell>
          <table:table-cell office:value-type="float" office:value="0.0777978" calcext:value-type="float">
            <text:p>0.0777978</text:p>
          </table:table-cell>
          <table:table-cell office:value-type="float" office:value="0.1416719" calcext:value-type="float">
            <text:p>0.1416719</text:p>
          </table:table-cell>
          <table:table-cell office:value-type="float" office:value="0.1464242" calcext:value-type="float">
            <text:p>0.1464242</text:p>
          </table:table-cell>
          <table:table-cell office:value-type="float" office:value="0.1571479" calcext:value-type="float">
            <text:p>0.1571479</text:p>
          </table:table-cell>
          <table:table-cell office:value-type="float" office:value="0.164717" calcext:value-type="float">
            <text:p>0.164717</text:p>
          </table:table-cell>
          <table:table-cell office:value-type="float" office:value="0.1808818" calcext:value-type="float">
            <text:p>0.1808818</text:p>
          </table:table-cell>
          <table:table-cell office:value-type="float" office:value="0.1850607" calcext:value-type="float">
            <text:p>0.1850607</text:p>
          </table:table-cell>
          <table:table-cell office:value-type="float" office:value="0" calcext:value-type="float">
            <text:p>0</text:p>
          </table:table-cell>
          <table:table-cell office:value-type="float" office:value="30.50863" calcext:value-type="float">
            <text:p>30.50863</text:p>
          </table:table-cell>
          <table:table-cell office:value-type="float" office:value="18.59177" calcext:value-type="float">
            <text:p>18.59177</text:p>
          </table:table-cell>
          <table:table-cell office:value-type="float" office:value="19.24069" calcext:value-type="float">
            <text:p>19.24069</text:p>
          </table:table-cell>
          <table:table-cell office:value-type="float" office:value="5.184778" calcext:value-type="float">
            <text:p>5.184778</text:p>
          </table:table-cell>
          <table:table-cell office:value-type="float" office:value="4.413102" calcext:value-type="float">
            <text:p>4.413102</text:p>
          </table:table-cell>
          <table:table-cell office:value-type="float" office:value="2.087196" calcext:value-type="float">
            <text:p>2.087196</text:p>
          </table:table-cell>
          <table:table-cell office:value-type="float" office:value="2.235779" calcext:value-type="float">
            <text:p>2.235779</text:p>
          </table:table-cell>
          <table:table-cell office:value-type="float" office:value="4.756407" calcext:value-type="float">
            <text:p>4.756407</text:p>
          </table:table-cell>
          <table:table-cell office:value-type="float" office:value="7.59903" calcext:value-type="float">
            <text:p>7.59903</text:p>
          </table:table-cell>
          <table:table-cell office:value-type="float" office:value="8.134022" calcext:value-type="float">
            <text:p>8.134022</text:p>
          </table:table-cell>
          <table:table-cell office:value-type="float" office:value="9.156867" calcext:value-type="float">
            <text:p>9.156867</text:p>
          </table:table-cell>
          <table:table-cell office:value-type="float" office:value="9.817625" calcext:value-type="float">
            <text:p>9.817625</text:p>
          </table:table-cell>
          <table:table-cell office:value-type="float" office:value="11.34272" calcext:value-type="float">
            <text:p>11.34272</text:p>
          </table:table-cell>
          <table:table-cell office:value-type="float" office:value="11.74085" calcext:value-type="float">
            <text:p>11.74085</text:p>
          </table:table-cell>
          <table:table-cell office:value-type="float" office:value="0" calcext:value-type="float">
            <text:p>0</text:p>
          </table:table-cell>
          <table:table-cell office:value-type="float" office:value="14.18882" calcext:value-type="float">
            <text:p>14.18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06487" calcext:value-type="float">
            <text:p>0.58064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5" calcext:value-type="float">
            <text:p>23032005</text:p>
          </table:table-cell>
          <table:table-cell office:value-type="float" office:value="4.500596" calcext:value-type="float">
            <text:p>4.500596</text:p>
          </table:table-cell>
          <table:table-cell office:value-type="float" office:value="135.9202" calcext:value-type="float">
            <text:p>135.9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0577" calcext:value-type="float">
            <text:p>35.50577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55082" calcext:value-type="float">
            <text:p>5.45508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855" calcext:value-type="float">
            <text:p>-0.001039855</text:p>
          </table:table-cell>
          <table:table-cell office:value-type="float" office:value="1164.076" calcext:value-type="float">
            <text:p>1164.076</text:p>
          </table:table-cell>
          <table:table-cell office:value-type="float" office:value="1.960905" calcext:value-type="float">
            <text:p>1.960905</text:p>
          </table:table-cell>
          <table:table-cell office:value-type="float" office:value="0" calcext:value-type="float">
            <text:p>0</text:p>
          </table:table-cell>
          <table:table-cell office:value-type="float" office:value="0.7770357" calcext:value-type="float">
            <text:p>0.7770357</text:p>
          </table:table-cell>
          <table:table-cell office:value-type="float" office:value="0.3878109" calcext:value-type="float">
            <text:p>0.3878109</text:p>
          </table:table-cell>
          <table:table-cell office:value-type="float" office:value="0.2985329" calcext:value-type="float">
            <text:p>0.2985329</text:p>
          </table:table-cell>
          <table:table-cell office:value-type="float" office:value="0.06263277" calcext:value-type="float">
            <text:p>0.06263277</text:p>
          </table:table-cell>
          <table:table-cell office:value-type="float" office:value="0.05612567" calcext:value-type="float">
            <text:p>0.05612567</text:p>
          </table:table-cell>
          <table:table-cell office:value-type="float" office:value="0.02494026" calcext:value-type="float">
            <text:p>0.02494026</text:p>
          </table:table-cell>
          <table:table-cell office:value-type="float" office:value="0.03254088" calcext:value-type="float">
            <text:p>0.03254088</text:p>
          </table:table-cell>
          <table:table-cell office:value-type="float" office:value="0.07768877" calcext:value-type="float">
            <text:p>0.07768877</text:p>
          </table:table-cell>
          <table:table-cell office:value-type="float" office:value="0.1417467" calcext:value-type="float">
            <text:p>0.1417467</text:p>
          </table:table-cell>
          <table:table-cell office:value-type="float" office:value="0.1464968" calcext:value-type="float">
            <text:p>0.1464968</text:p>
          </table:table-cell>
          <table:table-cell office:value-type="float" office:value="0.157204" calcext:value-type="float">
            <text:p>0.157204</text:p>
          </table:table-cell>
          <table:table-cell office:value-type="float" office:value="0.1647963" calcext:value-type="float">
            <text:p>0.1647963</text:p>
          </table:table-cell>
          <table:table-cell office:value-type="float" office:value="0.1809106" calcext:value-type="float">
            <text:p>0.1809106</text:p>
          </table:table-cell>
          <table:table-cell office:value-type="float" office:value="0.1850883" calcext:value-type="float">
            <text:p>0.1850883</text:p>
          </table:table-cell>
          <table:table-cell office:value-type="float" office:value="0" calcext:value-type="float">
            <text:p>0</text:p>
          </table:table-cell>
          <table:table-cell office:value-type="float" office:value="30.6391" calcext:value-type="float">
            <text:p>30.6391</text:p>
          </table:table-cell>
          <table:table-cell office:value-type="float" office:value="18.63616" calcext:value-type="float">
            <text:p>18.63616</text:p>
          </table:table-cell>
          <table:table-cell office:value-type="float" office:value="19.27677" calcext:value-type="float">
            <text:p>19.27677</text:p>
          </table:table-cell>
          <table:table-cell office:value-type="float" office:value="5.190965" calcext:value-type="float">
            <text:p>5.190965</text:p>
          </table:table-cell>
          <table:table-cell office:value-type="float" office:value="4.419405" calcext:value-type="float">
            <text:p>4.419405</text:p>
          </table:table-cell>
          <table:table-cell office:value-type="float" office:value="2.088679" calcext:value-type="float">
            <text:p>2.088679</text:p>
          </table:table-cell>
          <table:table-cell office:value-type="float" office:value="2.23815" calcext:value-type="float">
            <text:p>2.23815</text:p>
          </table:table-cell>
          <table:table-cell office:value-type="float" office:value="4.760715" calcext:value-type="float">
            <text:p>4.760715</text:p>
          </table:table-cell>
          <table:table-cell office:value-type="float" office:value="7.605155" calcext:value-type="float">
            <text:p>7.605155</text:p>
          </table:table-cell>
          <table:table-cell office:value-type="float" office:value="8.139644" calcext:value-type="float">
            <text:p>8.139644</text:p>
          </table:table-cell>
          <table:table-cell office:value-type="float" office:value="9.161788" calcext:value-type="float">
            <text:p>9.161788</text:p>
          </table:table-cell>
          <table:table-cell office:value-type="float" office:value="9.821972" calcext:value-type="float">
            <text:p>9.821972</text:p>
          </table:table-cell>
          <table:table-cell office:value-type="float" office:value="11.34535" calcext:value-type="float">
            <text:p>11.34535</text:p>
          </table:table-cell>
          <table:table-cell office:value-type="float" office:value="11.74338" calcext:value-type="float">
            <text:p>11.74338</text:p>
          </table:table-cell>
          <table:table-cell office:value-type="float" office:value="0" calcext:value-type="float">
            <text:p>0</text:p>
          </table:table-cell>
          <table:table-cell office:value-type="float" office:value="29.49134" calcext:value-type="float">
            <text:p>29.49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70877" calcext:value-type="float">
            <text:p>0.59708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5" calcext:value-type="float">
            <text:p>24032005</text:p>
          </table:table-cell>
          <table:table-cell office:value-type="float" office:value="4.490473" calcext:value-type="float">
            <text:p>4.490473</text:p>
          </table:table-cell>
          <table:table-cell office:value-type="float" office:value="135.9211" calcext:value-type="float">
            <text:p>135.9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28" calcext:value-type="float">
            <text:p>35.528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56708" calcext:value-type="float">
            <text:p>5.456708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84" calcext:value-type="float">
            <text:p>-0.00103984</text:p>
          </table:table-cell>
          <table:table-cell office:value-type="float" office:value="1164.067" calcext:value-type="float">
            <text:p>1164.067</text:p>
          </table:table-cell>
          <table:table-cell office:value-type="float" office:value="1.963026" calcext:value-type="float">
            <text:p>1.963026</text:p>
          </table:table-cell>
          <table:table-cell office:value-type="float" office:value="0" calcext:value-type="float">
            <text:p>0</text:p>
          </table:table-cell>
          <table:table-cell office:value-type="float" office:value="0.4901135" calcext:value-type="float">
            <text:p>0.4901135</text:p>
          </table:table-cell>
          <table:table-cell office:value-type="float" office:value="0.2951677" calcext:value-type="float">
            <text:p>0.2951677</text:p>
          </table:table-cell>
          <table:table-cell office:value-type="float" office:value="0.2383203" calcext:value-type="float">
            <text:p>0.2383203</text:p>
          </table:table-cell>
          <table:table-cell office:value-type="float" office:value="0.06003087" calcext:value-type="float">
            <text:p>0.06003087</text:p>
          </table:table-cell>
          <table:table-cell office:value-type="float" office:value="0.05212867" calcext:value-type="float">
            <text:p>0.05212867</text:p>
          </table:table-cell>
          <table:table-cell office:value-type="float" office:value="0.02463138" calcext:value-type="float">
            <text:p>0.02463138</text:p>
          </table:table-cell>
          <table:table-cell office:value-type="float" office:value="0.03251671" calcext:value-type="float">
            <text:p>0.03251671</text:p>
          </table:table-cell>
          <table:table-cell office:value-type="float" office:value="0.07771825" calcext:value-type="float">
            <text:p>0.07771825</text:p>
          </table:table-cell>
          <table:table-cell office:value-type="float" office:value="0.1418106" calcext:value-type="float">
            <text:p>0.1418106</text:p>
          </table:table-cell>
          <table:table-cell office:value-type="float" office:value="0.1465668" calcext:value-type="float">
            <text:p>0.1465668</text:p>
          </table:table-cell>
          <table:table-cell office:value-type="float" office:value="0.15726" calcext:value-type="float">
            <text:p>0.15726</text:p>
          </table:table-cell>
          <table:table-cell office:value-type="float" office:value="0.1648298" calcext:value-type="float">
            <text:p>0.1648298</text:p>
          </table:table-cell>
          <table:table-cell office:value-type="float" office:value="0.1809395" calcext:value-type="float">
            <text:p>0.1809395</text:p>
          </table:table-cell>
          <table:table-cell office:value-type="float" office:value="0.1851161" calcext:value-type="float">
            <text:p>0.1851161</text:p>
          </table:table-cell>
          <table:table-cell office:value-type="float" office:value="0" calcext:value-type="float">
            <text:p>0</text:p>
          </table:table-cell>
          <table:table-cell office:value-type="float" office:value="30.80972" calcext:value-type="float">
            <text:p>30.80972</text:p>
          </table:table-cell>
          <table:table-cell office:value-type="float" office:value="18.69463" calcext:value-type="float">
            <text:p>18.69463</text:p>
          </table:table-cell>
          <table:table-cell office:value-type="float" office:value="19.3167" calcext:value-type="float">
            <text:p>19.3167</text:p>
          </table:table-cell>
          <table:table-cell office:value-type="float" office:value="5.197565" calcext:value-type="float">
            <text:p>5.197565</text:p>
          </table:table-cell>
          <table:table-cell office:value-type="float" office:value="4.426252" calcext:value-type="float">
            <text:p>4.426252</text:p>
          </table:table-cell>
          <table:table-cell office:value-type="float" office:value="2.090193" calcext:value-type="float">
            <text:p>2.090193</text:p>
          </table:table-cell>
          <table:table-cell office:value-type="float" office:value="2.240537" calcext:value-type="float">
            <text:p>2.240537</text:p>
          </table:table-cell>
          <table:table-cell office:value-type="float" office:value="4.764996" calcext:value-type="float">
            <text:p>4.764996</text:p>
          </table:table-cell>
          <table:table-cell office:value-type="float" office:value="7.611279" calcext:value-type="float">
            <text:p>7.611279</text:p>
          </table:table-cell>
          <table:table-cell office:value-type="float" office:value="8.145263" calcext:value-type="float">
            <text:p>8.145263</text:p>
          </table:table-cell>
          <table:table-cell office:value-type="float" office:value="9.166709" calcext:value-type="float">
            <text:p>9.166709</text:p>
          </table:table-cell>
          <table:table-cell office:value-type="float" office:value="9.826308" calcext:value-type="float">
            <text:p>9.826308</text:p>
          </table:table-cell>
          <table:table-cell office:value-type="float" office:value="11.34799" calcext:value-type="float">
            <text:p>11.34799</text:p>
          </table:table-cell>
          <table:table-cell office:value-type="float" office:value="11.74564" calcext:value-type="float">
            <text:p>11.74564</text:p>
          </table:table-cell>
          <table:table-cell office:value-type="float" office:value="0" calcext:value-type="float">
            <text:p>0</text:p>
          </table:table-cell>
          <table:table-cell office:value-type="float" office:value="10.44378" calcext:value-type="float">
            <text:p>10.44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0999" calcext:value-type="float">
            <text:p>0.60609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5" calcext:value-type="float">
            <text:p>25032005</text:p>
          </table:table-cell>
          <table:table-cell office:value-type="float" office:value="4.482265" calcext:value-type="float">
            <text:p>4.482265</text:p>
          </table:table-cell>
          <table:table-cell office:value-type="float" office:value="135.9219" calcext:value-type="float">
            <text:p>135.9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4652" calcext:value-type="float">
            <text:p>35.54652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72591" calcext:value-type="float">
            <text:p>5.472591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686" calcext:value-type="float">
            <text:p>-0.001039686</text:p>
          </table:table-cell>
          <table:table-cell office:value-type="float" office:value="1164.058" calcext:value-type="float">
            <text:p>1164.058</text:p>
          </table:table-cell>
          <table:table-cell office:value-type="float" office:value="1.964281" calcext:value-type="float">
            <text:p>1.964281</text:p>
          </table:table-cell>
          <table:table-cell office:value-type="float" office:value="0" calcext:value-type="float">
            <text:p>0</text:p>
          </table:table-cell>
          <table:table-cell office:value-type="float" office:value="0.4179634" calcext:value-type="float">
            <text:p>0.4179634</text:p>
          </table:table-cell>
          <table:table-cell office:value-type="float" office:value="0.2386107" calcext:value-type="float">
            <text:p>0.2386107</text:p>
          </table:table-cell>
          <table:table-cell office:value-type="float" office:value="0.2086924" calcext:value-type="float">
            <text:p>0.2086924</text:p>
          </table:table-cell>
          <table:table-cell office:value-type="float" office:value="0.05109806" calcext:value-type="float">
            <text:p>0.05109806</text:p>
          </table:table-cell>
          <table:table-cell office:value-type="float" office:value="0.04662532" calcext:value-type="float">
            <text:p>0.04662532</text:p>
          </table:table-cell>
          <table:table-cell office:value-type="float" office:value="0.02355378" calcext:value-type="float">
            <text:p>0.02355378</text:p>
          </table:table-cell>
          <table:table-cell office:value-type="float" office:value="0.0312007" calcext:value-type="float">
            <text:p>0.0312007</text:p>
          </table:table-cell>
          <table:table-cell office:value-type="float" office:value="0.07750341" calcext:value-type="float">
            <text:p>0.07750341</text:p>
          </table:table-cell>
          <table:table-cell office:value-type="float" office:value="0.1418496" calcext:value-type="float">
            <text:p>0.1418496</text:p>
          </table:table-cell>
          <table:table-cell office:value-type="float" office:value="0.1466341" calcext:value-type="float">
            <text:p>0.1466341</text:p>
          </table:table-cell>
          <table:table-cell office:value-type="float" office:value="0.1573158" calcext:value-type="float">
            <text:p>0.1573158</text:p>
          </table:table-cell>
          <table:table-cell office:value-type="float" office:value="0.1648733" calcext:value-type="float">
            <text:p>0.1648733</text:p>
          </table:table-cell>
          <table:table-cell office:value-type="float" office:value="0.1809688" calcext:value-type="float">
            <text:p>0.1809688</text:p>
          </table:table-cell>
          <table:table-cell office:value-type="float" office:value="0.1851434" calcext:value-type="float">
            <text:p>0.1851434</text:p>
          </table:table-cell>
          <table:table-cell office:value-type="float" office:value="0" calcext:value-type="float">
            <text:p>0</text:p>
          </table:table-cell>
          <table:table-cell office:value-type="float" office:value="30.87364" calcext:value-type="float">
            <text:p>30.87364</text:p>
          </table:table-cell>
          <table:table-cell office:value-type="float" office:value="18.72033" calcext:value-type="float">
            <text:p>18.72033</text:p>
          </table:table-cell>
          <table:table-cell office:value-type="float" office:value="19.33616" calcext:value-type="float">
            <text:p>19.33616</text:p>
          </table:table-cell>
          <table:table-cell office:value-type="float" office:value="5.201726" calcext:value-type="float">
            <text:p>5.201726</text:p>
          </table:table-cell>
          <table:table-cell office:value-type="float" office:value="4.430649" calcext:value-type="float">
            <text:p>4.430649</text:p>
          </table:table-cell>
          <table:table-cell office:value-type="float" office:value="2.091482" calcext:value-type="float">
            <text:p>2.091482</text:p>
          </table:table-cell>
          <table:table-cell office:value-type="float" office:value="2.242655" calcext:value-type="float">
            <text:p>2.242655</text:p>
          </table:table-cell>
          <table:table-cell office:value-type="float" office:value="4.769258" calcext:value-type="float">
            <text:p>4.769258</text:p>
          </table:table-cell>
          <table:table-cell office:value-type="float" office:value="7.617378" calcext:value-type="float">
            <text:p>7.617378</text:p>
          </table:table-cell>
          <table:table-cell office:value-type="float" office:value="8.15088" calcext:value-type="float">
            <text:p>8.15088</text:p>
          </table:table-cell>
          <table:table-cell office:value-type="float" office:value="9.17163" calcext:value-type="float">
            <text:p>9.17163</text:p>
          </table:table-cell>
          <table:table-cell office:value-type="float" office:value="9.830655" calcext:value-type="float">
            <text:p>9.830655</text:p>
          </table:table-cell>
          <table:table-cell office:value-type="float" office:value="11.35062" calcext:value-type="float">
            <text:p>11.35062</text:p>
          </table:table-cell>
          <table:table-cell office:value-type="float" office:value="11.74823" calcext:value-type="float">
            <text:p>11.74823</text:p>
          </table:table-cell>
          <table:table-cell office:value-type="float" office:value="0" calcext:value-type="float">
            <text:p>0</text:p>
          </table:table-cell>
          <table:table-cell office:value-type="float" office:value="11.09395" calcext:value-type="float">
            <text:p>11.09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33449" calcext:value-type="float">
            <text:p>0.61334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5" calcext:value-type="float">
            <text:p>26032005</text:p>
          </table:table-cell>
          <table:table-cell office:value-type="float" office:value="4.469213" calcext:value-type="float">
            <text:p>4.469213</text:p>
          </table:table-cell>
          <table:table-cell office:value-type="float" office:value="135.9235" calcext:value-type="float">
            <text:p>135.9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6473" calcext:value-type="float">
            <text:p>35.56473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80735" calcext:value-type="float">
            <text:p>5.480735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607" calcext:value-type="float">
            <text:p>-0.001039607</text:p>
          </table:table-cell>
          <table:table-cell office:value-type="float" office:value="1164.049" calcext:value-type="float">
            <text:p>1164.049</text:p>
          </table:table-cell>
          <table:table-cell office:value-type="float" office:value="1.969901" calcext:value-type="float">
            <text:p>1.969901</text:p>
          </table:table-cell>
          <table:table-cell office:value-type="float" office:value="0" calcext:value-type="float">
            <text:p>0</text:p>
          </table:table-cell>
          <table:table-cell office:value-type="float" office:value="0.5509424" calcext:value-type="float">
            <text:p>0.5509424</text:p>
          </table:table-cell>
          <table:table-cell office:value-type="float" office:value="0.2945492" calcext:value-type="float">
            <text:p>0.2945492</text:p>
          </table:table-cell>
          <table:table-cell office:value-type="float" office:value="0.2391316" calcext:value-type="float">
            <text:p>0.2391316</text:p>
          </table:table-cell>
          <table:table-cell office:value-type="float" office:value="0.05288706" calcext:value-type="float">
            <text:p>0.05288706</text:p>
          </table:table-cell>
          <table:table-cell office:value-type="float" office:value="0.04766558" calcext:value-type="float">
            <text:p>0.04766558</text:p>
          </table:table-cell>
          <table:table-cell office:value-type="float" office:value="0.02332232" calcext:value-type="float">
            <text:p>0.02332232</text:p>
          </table:table-cell>
          <table:table-cell office:value-type="float" office:value="0.03117329" calcext:value-type="float">
            <text:p>0.03117329</text:p>
          </table:table-cell>
          <table:table-cell office:value-type="float" office:value="0.07739741" calcext:value-type="float">
            <text:p>0.07739741</text:p>
          </table:table-cell>
          <table:table-cell office:value-type="float" office:value="0.1418564" calcext:value-type="float">
            <text:p>0.1418564</text:p>
          </table:table-cell>
          <table:table-cell office:value-type="float" office:value="0.1466978" calcext:value-type="float">
            <text:p>0.1466978</text:p>
          </table:table-cell>
          <table:table-cell office:value-type="float" office:value="0.1573714" calcext:value-type="float">
            <text:p>0.1573714</text:p>
          </table:table-cell>
          <table:table-cell office:value-type="float" office:value="0.1649369" calcext:value-type="float">
            <text:p>0.1649369</text:p>
          </table:table-cell>
          <table:table-cell office:value-type="float" office:value="0.1809979" calcext:value-type="float">
            <text:p>0.1809979</text:p>
          </table:table-cell>
          <table:table-cell office:value-type="float" office:value="0.1851709" calcext:value-type="float">
            <text:p>0.1851709</text:p>
          </table:table-cell>
          <table:table-cell office:value-type="float" office:value="0" calcext:value-type="float">
            <text:p>0</text:p>
          </table:table-cell>
          <table:table-cell office:value-type="float" office:value="30.94968" calcext:value-type="float">
            <text:p>30.94968</text:p>
          </table:table-cell>
          <table:table-cell office:value-type="float" office:value="18.74329" calcext:value-type="float">
            <text:p>18.74329</text:p>
          </table:table-cell>
          <table:table-cell office:value-type="float" office:value="19.35327" calcext:value-type="float">
            <text:p>19.35327</text:p>
          </table:table-cell>
          <table:table-cell office:value-type="float" office:value="5.203956" calcext:value-type="float">
            <text:p>5.203956</text:p>
          </table:table-cell>
          <table:table-cell office:value-type="float" office:value="4.433847" calcext:value-type="float">
            <text:p>4.433847</text:p>
          </table:table-cell>
          <table:table-cell office:value-type="float" office:value="2.092577" calcext:value-type="float">
            <text:p>2.092577</text:p>
          </table:table-cell>
          <table:table-cell office:value-type="float" office:value="2.244698" calcext:value-type="float">
            <text:p>2.244698</text:p>
          </table:table-cell>
          <table:table-cell office:value-type="float" office:value="4.773468" calcext:value-type="float">
            <text:p>4.773468</text:p>
          </table:table-cell>
          <table:table-cell office:value-type="float" office:value="7.623457" calcext:value-type="float">
            <text:p>7.623457</text:p>
          </table:table-cell>
          <table:table-cell office:value-type="float" office:value="8.156502" calcext:value-type="float">
            <text:p>8.156502</text:p>
          </table:table-cell>
          <table:table-cell office:value-type="float" office:value="9.176552" calcext:value-type="float">
            <text:p>9.176552</text:p>
          </table:table-cell>
          <table:table-cell office:value-type="float" office:value="9.834991" calcext:value-type="float">
            <text:p>9.834991</text:p>
          </table:table-cell>
          <table:table-cell office:value-type="float" office:value="11.35326" calcext:value-type="float">
            <text:p>11.35326</text:p>
          </table:table-cell>
          <table:table-cell office:value-type="float" office:value="11.75089" calcext:value-type="float">
            <text:p>11.75089</text:p>
          </table:table-cell>
          <table:table-cell office:value-type="float" office:value="0" calcext:value-type="float">
            <text:p>0</text:p>
          </table:table-cell>
          <table:table-cell office:value-type="float" office:value="19.27717" calcext:value-type="float">
            <text:p>19.27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455" calcext:value-type="float">
            <text:p>0.624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5" calcext:value-type="float">
            <text:p>27032005</text:p>
          </table:table-cell>
          <table:table-cell office:value-type="float" office:value="4.448729" calcext:value-type="float">
            <text:p>4.448729</text:p>
          </table:table-cell>
          <table:table-cell office:value-type="float" office:value="135.9261" calcext:value-type="float">
            <text:p>135.9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8575" calcext:value-type="float">
            <text:p>35.58575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85117" calcext:value-type="float">
            <text:p>5.485117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565" calcext:value-type="float">
            <text:p>-0.001039565</text:p>
          </table:table-cell>
          <table:table-cell office:value-type="float" office:value="1164.042" calcext:value-type="float">
            <text:p>1164.042</text:p>
          </table:table-cell>
          <table:table-cell office:value-type="float" office:value="1.979999" calcext:value-type="float">
            <text:p>1.979999</text:p>
          </table:table-cell>
          <table:table-cell office:value-type="float" office:value="0" calcext:value-type="float">
            <text:p>0</text:p>
          </table:table-cell>
          <table:table-cell office:value-type="float" office:value="1.191902" calcext:value-type="float">
            <text:p>1.191902</text:p>
          </table:table-cell>
          <table:table-cell office:value-type="float" office:value="0.4195341" calcext:value-type="float">
            <text:p>0.4195341</text:p>
          </table:table-cell>
          <table:table-cell office:value-type="float" office:value="0.3165197" calcext:value-type="float">
            <text:p>0.3165197</text:p>
          </table:table-cell>
          <table:table-cell office:value-type="float" office:value="0.06239655" calcext:value-type="float">
            <text:p>0.06239655</text:p>
          </table:table-cell>
          <table:table-cell office:value-type="float" office:value="0.05455045" calcext:value-type="float">
            <text:p>0.05455045</text:p>
          </table:table-cell>
          <table:table-cell office:value-type="float" office:value="0.02423564" calcext:value-type="float">
            <text:p>0.02423564</text:p>
          </table:table-cell>
          <table:table-cell office:value-type="float" office:value="0.03174308" calcext:value-type="float">
            <text:p>0.03174308</text:p>
          </table:table-cell>
          <table:table-cell office:value-type="float" office:value="0.07746352" calcext:value-type="float">
            <text:p>0.07746352</text:p>
          </table:table-cell>
          <table:table-cell office:value-type="float" office:value="0.1418865" calcext:value-type="float">
            <text:p>0.1418865</text:p>
          </table:table-cell>
          <table:table-cell office:value-type="float" office:value="0.1467583" calcext:value-type="float">
            <text:p>0.1467583</text:p>
          </table:table-cell>
          <table:table-cell office:value-type="float" office:value="0.1574259" calcext:value-type="float">
            <text:p>0.1574259</text:p>
          </table:table-cell>
          <table:table-cell office:value-type="float" office:value="0.1649996" calcext:value-type="float">
            <text:p>0.1649996</text:p>
          </table:table-cell>
          <table:table-cell office:value-type="float" office:value="0.1810273" calcext:value-type="float">
            <text:p>0.1810273</text:p>
          </table:table-cell>
          <table:table-cell office:value-type="float" office:value="0.1851984" calcext:value-type="float">
            <text:p>0.1851984</text:p>
          </table:table-cell>
          <table:table-cell office:value-type="float" office:value="0" calcext:value-type="float">
            <text:p>0</text:p>
          </table:table-cell>
          <table:table-cell office:value-type="float" office:value="31.1082" calcext:value-type="float">
            <text:p>31.1082</text:p>
          </table:table-cell>
          <table:table-cell office:value-type="float" office:value="18.79207" calcext:value-type="float">
            <text:p>18.79207</text:p>
          </table:table-cell>
          <table:table-cell office:value-type="float" office:value="19.38624" calcext:value-type="float">
            <text:p>19.38624</text:p>
          </table:table-cell>
          <table:table-cell office:value-type="float" office:value="5.207936" calcext:value-type="float">
            <text:p>5.207936</text:p>
          </table:table-cell>
          <table:table-cell office:value-type="float" office:value="4.438234" calcext:value-type="float">
            <text:p>4.438234</text:p>
          </table:table-cell>
          <table:table-cell office:value-type="float" office:value="2.093738" calcext:value-type="float">
            <text:p>2.093738</text:p>
          </table:table-cell>
          <table:table-cell office:value-type="float" office:value="2.246802" calcext:value-type="float">
            <text:p>2.246802</text:p>
          </table:table-cell>
          <table:table-cell office:value-type="float" office:value="4.777657" calcext:value-type="float">
            <text:p>4.777657</text:p>
          </table:table-cell>
          <table:table-cell office:value-type="float" office:value="7.629536" calcext:value-type="float">
            <text:p>7.629536</text:p>
          </table:table-cell>
          <table:table-cell office:value-type="float" office:value="8.162118" calcext:value-type="float">
            <text:p>8.162118</text:p>
          </table:table-cell>
          <table:table-cell office:value-type="float" office:value="9.181473" calcext:value-type="float">
            <text:p>9.181473</text:p>
          </table:table-cell>
          <table:table-cell office:value-type="float" office:value="9.839334" calcext:value-type="float">
            <text:p>9.839334</text:p>
          </table:table-cell>
          <table:table-cell office:value-type="float" office:value="11.3559" calcext:value-type="float">
            <text:p>11.3559</text:p>
          </table:table-cell>
          <table:table-cell office:value-type="float" office:value="11.75348" calcext:value-type="float">
            <text:p>11.75348</text:p>
          </table:table-cell>
          <table:table-cell office:value-type="float" office:value="0" calcext:value-type="float">
            <text:p>0</text:p>
          </table:table-cell>
          <table:table-cell office:value-type="float" office:value="27.57587" calcext:value-type="float">
            <text:p>27.57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2158" calcext:value-type="float">
            <text:p>0.6421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5" calcext:value-type="float">
            <text:p>28032005</text:p>
          </table:table-cell>
          <table:table-cell office:value-type="float" office:value="4.418127" calcext:value-type="float">
            <text:p>4.418127</text:p>
          </table:table-cell>
          <table:table-cell office:value-type="float" office:value="135.9295" calcext:value-type="float">
            <text:p>135.9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1098" calcext:value-type="float">
            <text:p>35.61098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85117" calcext:value-type="float">
            <text:p>5.485117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565" calcext:value-type="float">
            <text:p>-0.001039565</text:p>
          </table:table-cell>
          <table:table-cell office:value-type="float" office:value="1164.037" calcext:value-type="float">
            <text:p>1164.037</text:p>
          </table:table-cell>
          <table:table-cell office:value-type="float" office:value="1.971349" calcext:value-type="float">
            <text:p>1.971349</text:p>
          </table:table-cell>
          <table:table-cell office:value-type="float" office:value="0" calcext:value-type="float">
            <text:p>0</text:p>
          </table:table-cell>
          <table:table-cell office:value-type="float" office:value="2.300738" calcext:value-type="float">
            <text:p>2.300738</text:p>
          </table:table-cell>
          <table:table-cell office:value-type="float" office:value="0.5552762" calcext:value-type="float">
            <text:p>0.5552762</text:p>
          </table:table-cell>
          <table:table-cell office:value-type="float" office:value="0.4144875" calcext:value-type="float">
            <text:p>0.4144875</text:p>
          </table:table-cell>
          <table:table-cell office:value-type="float" office:value="0.07509866" calcext:value-type="float">
            <text:p>0.07509866</text:p>
          </table:table-cell>
          <table:table-cell office:value-type="float" office:value="0.06520484" calcext:value-type="float">
            <text:p>0.06520484</text:p>
          </table:table-cell>
          <table:table-cell office:value-type="float" office:value="0.02605186" calcext:value-type="float">
            <text:p>0.02605186</text:p>
          </table:table-cell>
          <table:table-cell office:value-type="float" office:value="0.03297361" calcext:value-type="float">
            <text:p>0.03297361</text:p>
          </table:table-cell>
          <table:table-cell office:value-type="float" office:value="0.07771582" calcext:value-type="float">
            <text:p>0.07771582</text:p>
          </table:table-cell>
          <table:table-cell office:value-type="float" office:value="0.1419593" calcext:value-type="float">
            <text:p>0.1419593</text:p>
          </table:table-cell>
          <table:table-cell office:value-type="float" office:value="0.1468181" calcext:value-type="float">
            <text:p>0.1468181</text:p>
          </table:table-cell>
          <table:table-cell office:value-type="float" office:value="0.1574801" calcext:value-type="float">
            <text:p>0.1574801</text:p>
          </table:table-cell>
          <table:table-cell office:value-type="float" office:value="0.1650591" calcext:value-type="float">
            <text:p>0.1650591</text:p>
          </table:table-cell>
          <table:table-cell office:value-type="float" office:value="0.1810566" calcext:value-type="float">
            <text:p>0.1810566</text:p>
          </table:table-cell>
          <table:table-cell office:value-type="float" office:value="0.1852265" calcext:value-type="float">
            <text:p>0.1852265</text:p>
          </table:table-cell>
          <table:table-cell office:value-type="float" office:value="0" calcext:value-type="float">
            <text:p>0</text:p>
          </table:table-cell>
          <table:table-cell office:value-type="float" office:value="31.33834" calcext:value-type="float">
            <text:p>31.33834</text:p>
          </table:table-cell>
          <table:table-cell office:value-type="float" office:value="18.88103" calcext:value-type="float">
            <text:p>18.88103</text:p>
          </table:table-cell>
          <table:table-cell office:value-type="float" office:value="19.4491" calcext:value-type="float">
            <text:p>19.4491</text:p>
          </table:table-cell>
          <table:table-cell office:value-type="float" office:value="5.216043" calcext:value-type="float">
            <text:p>5.216043</text:p>
          </table:table-cell>
          <table:table-cell office:value-type="float" office:value="4.445977" calcext:value-type="float">
            <text:p>4.445977</text:p>
          </table:table-cell>
          <table:table-cell office:value-type="float" office:value="2.095245" calcext:value-type="float">
            <text:p>2.095245</text:p>
          </table:table-cell>
          <table:table-cell office:value-type="float" office:value="2.249108" calcext:value-type="float">
            <text:p>2.249108</text:p>
          </table:table-cell>
          <table:table-cell office:value-type="float" office:value="4.781881" calcext:value-type="float">
            <text:p>4.781881</text:p>
          </table:table-cell>
          <table:table-cell office:value-type="float" office:value="7.635615" calcext:value-type="float">
            <text:p>7.635615</text:p>
          </table:table-cell>
          <table:table-cell office:value-type="float" office:value="8.167737" calcext:value-type="float">
            <text:p>8.167737</text:p>
          </table:table-cell>
          <table:table-cell office:value-type="float" office:value="9.186394" calcext:value-type="float">
            <text:p>9.186394</text:p>
          </table:table-cell>
          <table:table-cell office:value-type="float" office:value="9.843613" calcext:value-type="float">
            <text:p>9.843613</text:p>
          </table:table-cell>
          <table:table-cell office:value-type="float" office:value="11.35853" calcext:value-type="float">
            <text:p>11.35853</text:p>
          </table:table-cell>
          <table:table-cell office:value-type="float" office:value="11.75605" calcext:value-type="float">
            <text:p>11.75605</text:p>
          </table:table-cell>
          <table:table-cell office:value-type="float" office:value="0" calcext:value-type="float">
            <text:p>0</text:p>
          </table:table-cell>
          <table:table-cell office:value-type="float" office:value="46.96766" calcext:value-type="float">
            <text:p>46.96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89895" calcext:value-type="float">
            <text:p>0.66898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5" calcext:value-type="float">
            <text:p>29032005</text:p>
          </table:table-cell>
          <table:table-cell office:value-type="float" office:value="4.381395" calcext:value-type="float">
            <text:p>4.381395</text:p>
          </table:table-cell>
          <table:table-cell office:value-type="float" office:value="135.933" calcext:value-type="float">
            <text:p>135.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4162" calcext:value-type="float">
            <text:p>35.64162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85117" calcext:value-type="float">
            <text:p>5.485117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565" calcext:value-type="float">
            <text:p>-0.001039565</text:p>
          </table:table-cell>
          <table:table-cell office:value-type="float" office:value="1164.035" calcext:value-type="float">
            <text:p>1164.035</text:p>
          </table:table-cell>
          <table:table-cell office:value-type="float" office:value="1.968867" calcext:value-type="float">
            <text:p>1.968867</text:p>
          </table:table-cell>
          <table:table-cell office:value-type="float" office:value="0" calcext:value-type="float">
            <text:p>0</text:p>
          </table:table-cell>
          <table:table-cell office:value-type="float" office:value="2.588017" calcext:value-type="float">
            <text:p>2.588017</text:p>
          </table:table-cell>
          <table:table-cell office:value-type="float" office:value="0.6863278" calcext:value-type="float">
            <text:p>0.6863278</text:p>
          </table:table-cell>
          <table:table-cell office:value-type="float" office:value="0.5214439" calcext:value-type="float">
            <text:p>0.5214439</text:p>
          </table:table-cell>
          <table:table-cell office:value-type="float" office:value="0.0906138" calcext:value-type="float">
            <text:p>0.0906138</text:p>
          </table:table-cell>
          <table:table-cell office:value-type="float" office:value="0.07910368" calcext:value-type="float">
            <text:p>0.07910368</text:p>
          </table:table-cell>
          <table:table-cell office:value-type="float" office:value="0.02874644" calcext:value-type="float">
            <text:p>0.02874644</text:p>
          </table:table-cell>
          <table:table-cell office:value-type="float" office:value="0.03482046" calcext:value-type="float">
            <text:p>0.03482046</text:p>
          </table:table-cell>
          <table:table-cell office:value-type="float" office:value="0.07815066" calcext:value-type="float">
            <text:p>0.07815066</text:p>
          </table:table-cell>
          <table:table-cell office:value-type="float" office:value="0.142089" calcext:value-type="float">
            <text:p>0.142089</text:p>
          </table:table-cell>
          <table:table-cell office:value-type="float" office:value="0.1468815" calcext:value-type="float">
            <text:p>0.1468815</text:p>
          </table:table-cell>
          <table:table-cell office:value-type="float" office:value="0.1575345" calcext:value-type="float">
            <text:p>0.1575345</text:p>
          </table:table-cell>
          <table:table-cell office:value-type="float" office:value="0.165117" calcext:value-type="float">
            <text:p>0.165117</text:p>
          </table:table-cell>
          <table:table-cell office:value-type="float" office:value="0.181086" calcext:value-type="float">
            <text:p>0.181086</text:p>
          </table:table-cell>
          <table:table-cell office:value-type="float" office:value="0.1852543" calcext:value-type="float">
            <text:p>0.1852543</text:p>
          </table:table-cell>
          <table:table-cell office:value-type="float" office:value="0" calcext:value-type="float">
            <text:p>0</text:p>
          </table:table-cell>
          <table:table-cell office:value-type="float" office:value="31.6354" calcext:value-type="float">
            <text:p>31.6354</text:p>
          </table:table-cell>
          <table:table-cell office:value-type="float" office:value="19.02141" calcext:value-type="float">
            <text:p>19.02141</text:p>
          </table:table-cell>
          <table:table-cell office:value-type="float" office:value="19.5532" calcext:value-type="float">
            <text:p>19.5532</text:p>
          </table:table-cell>
          <table:table-cell office:value-type="float" office:value="5.229909" calcext:value-type="float">
            <text:p>5.229909</text:p>
          </table:table-cell>
          <table:table-cell office:value-type="float" office:value="4.458786" calcext:value-type="float">
            <text:p>4.458786</text:p>
          </table:table-cell>
          <table:table-cell office:value-type="float" office:value="2.097321" calcext:value-type="float">
            <text:p>2.097321</text:p>
          </table:table-cell>
          <table:table-cell office:value-type="float" office:value="2.251751" calcext:value-type="float">
            <text:p>2.251751</text:p>
          </table:table-cell>
          <table:table-cell office:value-type="float" office:value="4.786173" calcext:value-type="float">
            <text:p>4.786173</text:p>
          </table:table-cell>
          <table:table-cell office:value-type="float" office:value="7.641695" calcext:value-type="float">
            <text:p>7.641695</text:p>
          </table:table-cell>
          <table:table-cell office:value-type="float" office:value="8.173356" calcext:value-type="float">
            <text:p>8.173356</text:p>
          </table:table-cell>
          <table:table-cell office:value-type="float" office:value="9.191315" calcext:value-type="float">
            <text:p>9.191315</text:p>
          </table:table-cell>
          <table:table-cell office:value-type="float" office:value="9.847882" calcext:value-type="float">
            <text:p>9.847882</text:p>
          </table:table-cell>
          <table:table-cell office:value-type="float" office:value="11.36117" calcext:value-type="float">
            <text:p>11.36117</text:p>
          </table:table-cell>
          <table:table-cell office:value-type="float" office:value="11.75866" calcext:value-type="float">
            <text:p>11.75866</text:p>
          </table:table-cell>
          <table:table-cell office:value-type="float" office:value="0" calcext:value-type="float">
            <text:p>0</text:p>
          </table:table-cell>
          <table:table-cell office:value-type="float" office:value="44.91652" calcext:value-type="float">
            <text:p>44.91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17824" calcext:value-type="float">
            <text:p>0.70178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5" calcext:value-type="float">
            <text:p>30032005</text:p>
          </table:table-cell>
          <table:table-cell office:value-type="float" office:value="4.358837" calcext:value-type="float">
            <text:p>4.358837</text:p>
          </table:table-cell>
          <table:table-cell office:value-type="float" office:value="135.9348" calcext:value-type="float">
            <text:p>135.9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7333" calcext:value-type="float">
            <text:p>35.67333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85238" calcext:value-type="float">
            <text:p>5.485238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564" calcext:value-type="float">
            <text:p>-0.001039564</text:p>
          </table:table-cell>
          <table:table-cell office:value-type="float" office:value="1164.032" calcext:value-type="float">
            <text:p>1164.032</text:p>
          </table:table-cell>
          <table:table-cell office:value-type="float" office:value="1.977988" calcext:value-type="float">
            <text:p>1.977988</text:p>
          </table:table-cell>
          <table:table-cell office:value-type="float" office:value="0" calcext:value-type="float">
            <text:p>0</text:p>
          </table:table-cell>
          <table:table-cell office:value-type="float" office:value="0.8603321" calcext:value-type="float">
            <text:p>0.8603321</text:p>
          </table:table-cell>
          <table:table-cell office:value-type="float" office:value="0.4755945" calcext:value-type="float">
            <text:p>0.4755945</text:p>
          </table:table-cell>
          <table:table-cell office:value-type="float" office:value="0.4019653" calcext:value-type="float">
            <text:p>0.4019653</text:p>
          </table:table-cell>
          <table:table-cell office:value-type="float" office:value="0.08083735" calcext:value-type="float">
            <text:p>0.08083735</text:p>
          </table:table-cell>
          <table:table-cell office:value-type="float" office:value="0.07589073" calcext:value-type="float">
            <text:p>0.07589073</text:p>
          </table:table-cell>
          <table:table-cell office:value-type="float" office:value="0.02959446" calcext:value-type="float">
            <text:p>0.02959446</text:p>
          </table:table-cell>
          <table:table-cell office:value-type="float" office:value="0.03608985" calcext:value-type="float">
            <text:p>0.03608985</text:p>
          </table:table-cell>
          <table:table-cell office:value-type="float" office:value="0.07867706" calcext:value-type="float">
            <text:p>0.07867706</text:p>
          </table:table-cell>
          <table:table-cell office:value-type="float" office:value="0.1422661" calcext:value-type="float">
            <text:p>0.1422661</text:p>
          </table:table-cell>
          <table:table-cell office:value-type="float" office:value="0.146952" calcext:value-type="float">
            <text:p>0.146952</text:p>
          </table:table-cell>
          <table:table-cell office:value-type="float" office:value="0.1575888" calcext:value-type="float">
            <text:p>0.1575888</text:p>
          </table:table-cell>
          <table:table-cell office:value-type="float" office:value="0.1651653" calcext:value-type="float">
            <text:p>0.1651653</text:p>
          </table:table-cell>
          <table:table-cell office:value-type="float" office:value="0.1811149" calcext:value-type="float">
            <text:p>0.1811149</text:p>
          </table:table-cell>
          <table:table-cell office:value-type="float" office:value="0.1852822" calcext:value-type="float">
            <text:p>0.1852822</text:p>
          </table:table-cell>
          <table:table-cell office:value-type="float" office:value="0" calcext:value-type="float">
            <text:p>0</text:p>
          </table:table-cell>
          <table:table-cell office:value-type="float" office:value="31.93151" calcext:value-type="float">
            <text:p>31.93151</text:p>
          </table:table-cell>
          <table:table-cell office:value-type="float" office:value="19.16198" calcext:value-type="float">
            <text:p>19.16198</text:p>
          </table:table-cell>
          <table:table-cell office:value-type="float" office:value="19.67021" calcext:value-type="float">
            <text:p>19.67021</text:p>
          </table:table-cell>
          <table:table-cell office:value-type="float" office:value="5.246996" calcext:value-type="float">
            <text:p>5.246996</text:p>
          </table:table-cell>
          <table:table-cell office:value-type="float" office:value="4.475383" calcext:value-type="float">
            <text:p>4.475383</text:p>
          </table:table-cell>
          <table:table-cell office:value-type="float" office:value="2.099981" calcext:value-type="float">
            <text:p>2.099981</text:p>
          </table:table-cell>
          <table:table-cell office:value-type="float" office:value="2.254791" calcext:value-type="float">
            <text:p>2.254791</text:p>
          </table:table-cell>
          <table:table-cell office:value-type="float" office:value="4.79057" calcext:value-type="float">
            <text:p>4.79057</text:p>
          </table:table-cell>
          <table:table-cell office:value-type="float" office:value="7.647774" calcext:value-type="float">
            <text:p>7.647774</text:p>
          </table:table-cell>
          <table:table-cell office:value-type="float" office:value="8.178978" calcext:value-type="float">
            <text:p>8.178978</text:p>
          </table:table-cell>
          <table:table-cell office:value-type="float" office:value="9.196191" calcext:value-type="float">
            <text:p>9.196191</text:p>
          </table:table-cell>
          <table:table-cell office:value-type="float" office:value="9.852146" calcext:value-type="float">
            <text:p>9.852146</text:p>
          </table:table-cell>
          <table:table-cell office:value-type="float" office:value="11.3638" calcext:value-type="float">
            <text:p>11.3638</text:p>
          </table:table-cell>
          <table:table-cell office:value-type="float" office:value="11.76123" calcext:value-type="float">
            <text:p>11.76123</text:p>
          </table:table-cell>
          <table:table-cell office:value-type="float" office:value="0" calcext:value-type="float">
            <text:p>0</text:p>
          </table:table-cell>
          <table:table-cell office:value-type="float" office:value="18.64425" calcext:value-type="float">
            <text:p>18.64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9805" calcext:value-type="float">
            <text:p>0.72198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5" calcext:value-type="float">
            <text:p>31032005</text:p>
          </table:table-cell>
          <table:table-cell office:value-type="float" office:value="4.336251" calcext:value-type="float">
            <text:p>4.336251</text:p>
          </table:table-cell>
          <table:table-cell office:value-type="float" office:value="135.9372" calcext:value-type="float">
            <text:p>135.9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9944" calcext:value-type="float">
            <text:p>35.69944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85238" calcext:value-type="float">
            <text:p>5.485238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564" calcext:value-type="float">
            <text:p>-0.001039564</text:p>
          </table:table-cell>
          <table:table-cell office:value-type="float" office:value="1164.028" calcext:value-type="float">
            <text:p>1164.028</text:p>
          </table:table-cell>
          <table:table-cell office:value-type="float" office:value="1.988894" calcext:value-type="float">
            <text:p>1.988894</text:p>
          </table:table-cell>
          <table:table-cell office:value-type="float" office:value="0" calcext:value-type="float">
            <text:p>0</text:p>
          </table:table-cell>
          <table:table-cell office:value-type="float" office:value="1.299812" calcext:value-type="float">
            <text:p>1.299812</text:p>
          </table:table-cell>
          <table:table-cell office:value-type="float" office:value="0.4679726" calcext:value-type="float">
            <text:p>0.4679726</text:p>
          </table:table-cell>
          <table:table-cell office:value-type="float" office:value="0.3812113" calcext:value-type="float">
            <text:p>0.3812113</text:p>
          </table:table-cell>
          <table:table-cell office:value-type="float" office:value="0.07542371" calcext:value-type="float">
            <text:p>0.07542371</text:p>
          </table:table-cell>
          <table:table-cell office:value-type="float" office:value="0.06985206" calcext:value-type="float">
            <text:p>0.06985206</text:p>
          </table:table-cell>
          <table:table-cell office:value-type="float" office:value="0.0281968" calcext:value-type="float">
            <text:p>0.0281968</text:p>
          </table:table-cell>
          <table:table-cell office:value-type="float" office:value="0.03533846" calcext:value-type="float">
            <text:p>0.03533846</text:p>
          </table:table-cell>
          <table:table-cell office:value-type="float" office:value="0.07880507" calcext:value-type="float">
            <text:p>0.07880507</text:p>
          </table:table-cell>
          <table:table-cell office:value-type="float" office:value="0.1424415" calcext:value-type="float">
            <text:p>0.1424415</text:p>
          </table:table-cell>
          <table:table-cell office:value-type="float" office:value="0.1470301" calcext:value-type="float">
            <text:p>0.1470301</text:p>
          </table:table-cell>
          <table:table-cell office:value-type="float" office:value="0.1576444" calcext:value-type="float">
            <text:p>0.1576444</text:p>
          </table:table-cell>
          <table:table-cell office:value-type="float" office:value="0.1652071" calcext:value-type="float">
            <text:p>0.1652071</text:p>
          </table:table-cell>
          <table:table-cell office:value-type="float" office:value="0.1811434" calcext:value-type="float">
            <text:p>0.1811434</text:p>
          </table:table-cell>
          <table:table-cell office:value-type="float" office:value="0.18531" calcext:value-type="float">
            <text:p>0.18531</text:p>
          </table:table-cell>
          <table:table-cell office:value-type="float" office:value="0" calcext:value-type="float">
            <text:p>0</text:p>
          </table:table-cell>
          <table:table-cell office:value-type="float" office:value="32.15675" calcext:value-type="float">
            <text:p>32.15675</text:p>
          </table:table-cell>
          <table:table-cell office:value-type="float" office:value="19.24614" calcext:value-type="float">
            <text:p>19.24614</text:p>
          </table:table-cell>
          <table:table-cell office:value-type="float" office:value="19.74396" calcext:value-type="float">
            <text:p>19.74396</text:p>
          </table:table-cell>
          <table:table-cell office:value-type="float" office:value="5.258453" calcext:value-type="float">
            <text:p>5.258453</text:p>
          </table:table-cell>
          <table:table-cell office:value-type="float" office:value="4.487817" calcext:value-type="float">
            <text:p>4.487817</text:p>
          </table:table-cell>
          <table:table-cell office:value-type="float" office:value="2.102343" calcext:value-type="float">
            <text:p>2.102343</text:p>
          </table:table-cell>
          <table:table-cell office:value-type="float" office:value="2.257789" calcext:value-type="float">
            <text:p>2.257789</text:p>
          </table:table-cell>
          <table:table-cell office:value-type="float" office:value="4.795035" calcext:value-type="float">
            <text:p>4.795035</text:p>
          </table:table-cell>
          <table:table-cell office:value-type="float" office:value="7.653881" calcext:value-type="float">
            <text:p>7.653881</text:p>
          </table:table-cell>
          <table:table-cell office:value-type="float" office:value="8.184595" calcext:value-type="float">
            <text:p>8.184595</text:p>
          </table:table-cell>
          <table:table-cell office:value-type="float" office:value="9.201055" calcext:value-type="float">
            <text:p>9.201055</text:p>
          </table:table-cell>
          <table:table-cell office:value-type="float" office:value="9.856405" calcext:value-type="float">
            <text:p>9.856405</text:p>
          </table:table-cell>
          <table:table-cell office:value-type="float" office:value="11.36644" calcext:value-type="float">
            <text:p>11.36644</text:p>
          </table:table-cell>
          <table:table-cell office:value-type="float" office:value="11.7638" calcext:value-type="float">
            <text:p>11.7638</text:p>
          </table:table-cell>
          <table:table-cell office:value-type="float" office:value="0" calcext:value-type="float">
            <text:p>0</text:p>
          </table:table-cell>
          <table:table-cell office:value-type="float" office:value="25.96246" calcext:value-type="float">
            <text:p>25.96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6964" calcext:value-type="float">
            <text:p>0.741696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5" calcext:value-type="float">
            <text:p>1042005</text:p>
          </table:table-cell>
          <table:table-cell office:value-type="float" office:value="4.309632" calcext:value-type="float">
            <text:p>4.309632</text:p>
          </table:table-cell>
          <table:table-cell office:value-type="float" office:value="135.9396" calcext:value-type="float">
            <text:p>135.9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2603" calcext:value-type="float">
            <text:p>35.72603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85238" calcext:value-type="float">
            <text:p>5.485238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564" calcext:value-type="float">
            <text:p>-0.001039564</text:p>
          </table:table-cell>
          <table:table-cell office:value-type="float" office:value="1164.024" calcext:value-type="float">
            <text:p>1164.024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0" calcext:value-type="float">
            <text:p>0</text:p>
          </table:table-cell>
          <table:table-cell office:value-type="float" office:value="1.860636" calcext:value-type="float">
            <text:p>1.860636</text:p>
          </table:table-cell>
          <table:table-cell office:value-type="float" office:value="0.5271574" calcext:value-type="float">
            <text:p>0.5271574</text:p>
          </table:table-cell>
          <table:table-cell office:value-type="float" office:value="0.4269445" calcext:value-type="float">
            <text:p>0.4269445</text:p>
          </table:table-cell>
          <table:table-cell office:value-type="float" office:value="0.08043304" calcext:value-type="float">
            <text:p>0.08043304</text:p>
          </table:table-cell>
          <table:table-cell office:value-type="float" office:value="0.07301974" calcext:value-type="float">
            <text:p>0.07301974</text:p>
          </table:table-cell>
          <table:table-cell office:value-type="float" office:value="0.02855521" calcext:value-type="float">
            <text:p>0.02855521</text:p>
          </table:table-cell>
          <table:table-cell office:value-type="float" office:value="0.03544405" calcext:value-type="float">
            <text:p>0.03544405</text:p>
          </table:table-cell>
          <table:table-cell office:value-type="float" office:value="0.07885834" calcext:value-type="float">
            <text:p>0.07885834</text:p>
          </table:table-cell>
          <table:table-cell office:value-type="float" office:value="0.1425787" calcext:value-type="float">
            <text:p>0.1425787</text:p>
          </table:table-cell>
          <table:table-cell office:value-type="float" office:value="0.1471101" calcext:value-type="float">
            <text:p>0.1471101</text:p>
          </table:table-cell>
          <table:table-cell office:value-type="float" office:value="0.1577003" calcext:value-type="float">
            <text:p>0.1577003</text:p>
          </table:table-cell>
          <table:table-cell office:value-type="float" office:value="0.165249" calcext:value-type="float">
            <text:p>0.165249</text:p>
          </table:table-cell>
          <table:table-cell office:value-type="float" office:value="0.1811725" calcext:value-type="float">
            <text:p>0.1811725</text:p>
          </table:table-cell>
          <table:table-cell office:value-type="float" office:value="0.1853377" calcext:value-type="float">
            <text:p>0.1853377</text:p>
          </table:table-cell>
          <table:table-cell office:value-type="float" office:value="0" calcext:value-type="float">
            <text:p>0</text:p>
          </table:table-cell>
          <table:table-cell office:value-type="float" office:value="32.37596" calcext:value-type="float">
            <text:p>32.37596</text:p>
          </table:table-cell>
          <table:table-cell office:value-type="float" office:value="19.34109" calcext:value-type="float">
            <text:p>19.34109</text:p>
          </table:table-cell>
          <table:table-cell office:value-type="float" office:value="19.82063" calcext:value-type="float">
            <text:p>19.82063</text:p>
          </table:table-cell>
          <table:table-cell office:value-type="float" office:value="5.269799" calcext:value-type="float">
            <text:p>5.269799</text:p>
          </table:table-cell>
          <table:table-cell office:value-type="float" office:value="4.499714" calcext:value-type="float">
            <text:p>4.499714</text:p>
          </table:table-cell>
          <table:table-cell office:value-type="float" office:value="2.104586" calcext:value-type="float">
            <text:p>2.104586</text:p>
          </table:table-cell>
          <table:table-cell office:value-type="float" office:value="2.260706" calcext:value-type="float">
            <text:p>2.260706</text:p>
          </table:table-cell>
          <table:table-cell office:value-type="float" office:value="4.799501" calcext:value-type="float">
            <text:p>4.799501</text:p>
          </table:table-cell>
          <table:table-cell office:value-type="float" office:value="7.660006" calcext:value-type="float">
            <text:p>7.660006</text:p>
          </table:table-cell>
          <table:table-cell office:value-type="float" office:value="8.190214" calcext:value-type="float">
            <text:p>8.190214</text:p>
          </table:table-cell>
          <table:table-cell office:value-type="float" office:value="9.205919" calcext:value-type="float">
            <text:p>9.205919</text:p>
          </table:table-cell>
          <table:table-cell office:value-type="float" office:value="9.860669" calcext:value-type="float">
            <text:p>9.860669</text:p>
          </table:table-cell>
          <table:table-cell office:value-type="float" office:value="11.36908" calcext:value-type="float">
            <text:p>11.36908</text:p>
          </table:table-cell>
          <table:table-cell office:value-type="float" office:value="11.76639" calcext:value-type="float">
            <text:p>11.76639</text:p>
          </table:table-cell>
          <table:table-cell office:value-type="float" office:value="0" calcext:value-type="float">
            <text:p>0</text:p>
          </table:table-cell>
          <table:table-cell office:value-type="float" office:value="31.07049" calcext:value-type="float">
            <text:p>31.07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54138" calcext:value-type="float">
            <text:p>0.76541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5" calcext:value-type="float">
            <text:p>2042005</text:p>
          </table:table-cell>
          <table:table-cell office:value-type="float" office:value="4.281128" calcext:value-type="float">
            <text:p>4.281128</text:p>
          </table:table-cell>
          <table:table-cell office:value-type="float" office:value="135.9418" calcext:value-type="float">
            <text:p>135.9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5425" calcext:value-type="float">
            <text:p>35.75425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85238" calcext:value-type="float">
            <text:p>5.485238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564" calcext:value-type="float">
            <text:p>-0.001039564</text:p>
          </table:table-cell>
          <table:table-cell office:value-type="float" office:value="1164.021" calcext:value-type="float">
            <text:p>1164.021</text:p>
          </table:table-cell>
          <table:table-cell office:value-type="float" office:value="1.983673" calcext:value-type="float">
            <text:p>1.983673</text:p>
          </table:table-cell>
          <table:table-cell office:value-type="float" office:value="0" calcext:value-type="float">
            <text:p>0</text:p>
          </table:table-cell>
          <table:table-cell office:value-type="float" office:value="1.913789" calcext:value-type="float">
            <text:p>1.913789</text:p>
          </table:table-cell>
          <table:table-cell office:value-type="float" office:value="0.5871076" calcext:value-type="float">
            <text:p>0.5871076</text:p>
          </table:table-cell>
          <table:table-cell office:value-type="float" office:value="0.471744" calcext:value-type="float">
            <text:p>0.471744</text:p>
          </table:table-cell>
          <table:table-cell office:value-type="float" office:value="0.08600029" calcext:value-type="float">
            <text:p>0.08600029</text:p>
          </table:table-cell>
          <table:table-cell office:value-type="float" office:value="0.07762179" calcext:value-type="float">
            <text:p>0.07762179</text:p>
          </table:table-cell>
          <table:table-cell office:value-type="float" office:value="0.02945033" calcext:value-type="float">
            <text:p>0.02945033</text:p>
          </table:table-cell>
          <table:table-cell office:value-type="float" office:value="0.03601403" calcext:value-type="float">
            <text:p>0.03601403</text:p>
          </table:table-cell>
          <table:table-cell office:value-type="float" office:value="0.07901844" calcext:value-type="float">
            <text:p>0.07901844</text:p>
          </table:table-cell>
          <table:table-cell office:value-type="float" office:value="0.1427042" calcext:value-type="float">
            <text:p>0.1427042</text:p>
          </table:table-cell>
          <table:table-cell office:value-type="float" office:value="0.1471895" calcext:value-type="float">
            <text:p>0.1471895</text:p>
          </table:table-cell>
          <table:table-cell office:value-type="float" office:value="0.1577567" calcext:value-type="float">
            <text:p>0.1577567</text:p>
          </table:table-cell>
          <table:table-cell office:value-type="float" office:value="0.1653016" calcext:value-type="float">
            <text:p>0.1653016</text:p>
          </table:table-cell>
          <table:table-cell office:value-type="float" office:value="0.1812015" calcext:value-type="float">
            <text:p>0.1812015</text:p>
          </table:table-cell>
          <table:table-cell office:value-type="float" office:value="0.1853653" calcext:value-type="float">
            <text:p>0.1853653</text:p>
          </table:table-cell>
          <table:table-cell office:value-type="float" office:value="0" calcext:value-type="float">
            <text:p>0</text:p>
          </table:table-cell>
          <table:table-cell office:value-type="float" office:value="32.59244" calcext:value-type="float">
            <text:p>32.59244</text:p>
          </table:table-cell>
          <table:table-cell office:value-type="float" office:value="19.45555" calcext:value-type="float">
            <text:p>19.45555</text:p>
          </table:table-cell>
          <table:table-cell office:value-type="float" office:value="19.91146" calcext:value-type="float">
            <text:p>19.91146</text:p>
          </table:table-cell>
          <table:table-cell office:value-type="float" office:value="5.282955" calcext:value-type="float">
            <text:p>5.282955</text:p>
          </table:table-cell>
          <table:table-cell office:value-type="float" office:value="4.513042" calcext:value-type="float">
            <text:p>4.513042</text:p>
          </table:table-cell>
          <table:table-cell office:value-type="float" office:value="2.106994" calcext:value-type="float">
            <text:p>2.106994</text:p>
          </table:table-cell>
          <table:table-cell office:value-type="float" office:value="2.263702" calcext:value-type="float">
            <text:p>2.263702</text:p>
          </table:table-cell>
          <table:table-cell office:value-type="float" office:value="4.803966" calcext:value-type="float">
            <text:p>4.803966</text:p>
          </table:table-cell>
          <table:table-cell office:value-type="float" office:value="7.666131" calcext:value-type="float">
            <text:p>7.666131</text:p>
          </table:table-cell>
          <table:table-cell office:value-type="float" office:value="8.195835" calcext:value-type="float">
            <text:p>8.195835</text:p>
          </table:table-cell>
          <table:table-cell office:value-type="float" office:value="9.210784" calcext:value-type="float">
            <text:p>9.210784</text:p>
          </table:table-cell>
          <table:table-cell office:value-type="float" office:value="9.864933" calcext:value-type="float">
            <text:p>9.864933</text:p>
          </table:table-cell>
          <table:table-cell office:value-type="float" office:value="11.37171" calcext:value-type="float">
            <text:p>11.37171</text:p>
          </table:table-cell>
          <table:table-cell office:value-type="float" office:value="11.76895" calcext:value-type="float">
            <text:p>11.76895</text:p>
          </table:table-cell>
          <table:table-cell office:value-type="float" office:value="0" calcext:value-type="float">
            <text:p>0</text:p>
          </table:table-cell>
          <table:table-cell office:value-type="float" office:value="29.00953" calcext:value-type="float">
            <text:p>29.00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10697" calcext:value-type="float">
            <text:p>0.79106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5" calcext:value-type="float">
            <text:p>3042005</text:p>
          </table:table-cell>
          <table:table-cell office:value-type="float" office:value="4.249678" calcext:value-type="float">
            <text:p>4.249678</text:p>
          </table:table-cell>
          <table:table-cell office:value-type="float" office:value="135.944" calcext:value-type="float">
            <text:p>135.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8478" calcext:value-type="float">
            <text:p>35.78478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85238" calcext:value-type="float">
            <text:p>5.485238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564" calcext:value-type="float">
            <text:p>-0.001039564</text:p>
          </table:table-cell>
          <table:table-cell office:value-type="float" office:value="1164.019" calcext:value-type="float">
            <text:p>1164.019</text:p>
          </table:table-cell>
          <table:table-cell office:value-type="float" office:value="1.986336" calcext:value-type="float">
            <text:p>1.986336</text:p>
          </table:table-cell>
          <table:table-cell office:value-type="float" office:value="0" calcext:value-type="float">
            <text:p>0</text:p>
          </table:table-cell>
          <table:table-cell office:value-type="float" office:value="1.800629" calcext:value-type="float">
            <text:p>1.800629</text:p>
          </table:table-cell>
          <table:table-cell office:value-type="float" office:value="0.6499243" calcext:value-type="float">
            <text:p>0.6499243</text:p>
          </table:table-cell>
          <table:table-cell office:value-type="float" office:value="0.5306301" calcext:value-type="float">
            <text:p>0.5306301</text:p>
          </table:table-cell>
          <table:table-cell office:value-type="float" office:value="0.09471384" calcext:value-type="float">
            <text:p>0.09471384</text:p>
          </table:table-cell>
          <table:table-cell office:value-type="float" office:value="0.08532087" calcext:value-type="float">
            <text:p>0.08532087</text:p>
          </table:table-cell>
          <table:table-cell office:value-type="float" office:value="0.03106312" calcext:value-type="float">
            <text:p>0.03106312</text:p>
          </table:table-cell>
          <table:table-cell office:value-type="float" office:value="0.03709644" calcext:value-type="float">
            <text:p>0.03709644</text:p>
          </table:table-cell>
          <table:table-cell office:value-type="float" office:value="0.0792909" calcext:value-type="float">
            <text:p>0.0792909</text:p>
          </table:table-cell>
          <table:table-cell office:value-type="float" office:value="0.142839" calcext:value-type="float">
            <text:p>0.142839</text:p>
          </table:table-cell>
          <table:table-cell office:value-type="float" office:value="0.1472691" calcext:value-type="float">
            <text:p>0.1472691</text:p>
          </table:table-cell>
          <table:table-cell office:value-type="float" office:value="0.1578135" calcext:value-type="float">
            <text:p>0.1578135</text:p>
          </table:table-cell>
          <table:table-cell office:value-type="float" office:value="0.1653499" calcext:value-type="float">
            <text:p>0.1653499</text:p>
          </table:table-cell>
          <table:table-cell office:value-type="float" office:value="0.18123" calcext:value-type="float">
            <text:p>0.18123</text:p>
          </table:table-cell>
          <table:table-cell office:value-type="float" office:value="0.1853927" calcext:value-type="float">
            <text:p>0.1853927</text:p>
          </table:table-cell>
          <table:table-cell office:value-type="float" office:value="0" calcext:value-type="float">
            <text:p>0</text:p>
          </table:table-cell>
          <table:table-cell office:value-type="float" office:value="32.80344" calcext:value-type="float">
            <text:p>32.80344</text:p>
          </table:table-cell>
          <table:table-cell office:value-type="float" office:value="19.59548" calcext:value-type="float">
            <text:p>19.59548</text:p>
          </table:table-cell>
          <table:table-cell office:value-type="float" office:value="20.02345" calcext:value-type="float">
            <text:p>20.02345</text:p>
          </table:table-cell>
          <table:table-cell office:value-type="float" office:value="5.299008" calcext:value-type="float">
            <text:p>5.299008</text:p>
          </table:table-cell>
          <table:table-cell office:value-type="float" office:value="4.528868" calcext:value-type="float">
            <text:p>4.528868</text:p>
          </table:table-cell>
          <table:table-cell office:value-type="float" office:value="2.10971" calcext:value-type="float">
            <text:p>2.10971</text:p>
          </table:table-cell>
          <table:table-cell office:value-type="float" office:value="2.26687" calcext:value-type="float">
            <text:p>2.26687</text:p>
          </table:table-cell>
          <table:table-cell office:value-type="float" office:value="4.808474" calcext:value-type="float">
            <text:p>4.808474</text:p>
          </table:table-cell>
          <table:table-cell office:value-type="float" office:value="7.672256" calcext:value-type="float">
            <text:p>7.672256</text:p>
          </table:table-cell>
          <table:table-cell office:value-type="float" office:value="8.201454" calcext:value-type="float">
            <text:p>8.201454</text:p>
          </table:table-cell>
          <table:table-cell office:value-type="float" office:value="9.215649" calcext:value-type="float">
            <text:p>9.215649</text:p>
          </table:table-cell>
          <table:table-cell office:value-type="float" office:value="9.869197" calcext:value-type="float">
            <text:p>9.869197</text:p>
          </table:table-cell>
          <table:table-cell office:value-type="float" office:value="11.37435" calcext:value-type="float">
            <text:p>11.37435</text:p>
          </table:table-cell>
          <table:table-cell office:value-type="float" office:value="11.77148" calcext:value-type="float">
            <text:p>11.77148</text:p>
          </table:table-cell>
          <table:table-cell office:value-type="float" office:value="0" calcext:value-type="float">
            <text:p>0</text:p>
          </table:table-cell>
          <table:table-cell office:value-type="float" office:value="23.28017" calcext:value-type="float">
            <text:p>23.28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95252" calcext:value-type="float">
            <text:p>0.81952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5" calcext:value-type="float">
            <text:p>4042005</text:p>
          </table:table-cell>
          <table:table-cell office:value-type="float" office:value="4.209597" calcext:value-type="float">
            <text:p>4.209597</text:p>
          </table:table-cell>
          <table:table-cell office:value-type="float" office:value="135.9473" calcext:value-type="float">
            <text:p>135.9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19" calcext:value-type="float">
            <text:p>35.819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85238" calcext:value-type="float">
            <text:p>5.485238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564" calcext:value-type="float">
            <text:p>-0.001039564</text:p>
          </table:table-cell>
          <table:table-cell office:value-type="float" office:value="1164.018" calcext:value-type="float">
            <text:p>1164.018</text:p>
          </table:table-cell>
          <table:table-cell office:value-type="float" office:value="1.992399" calcext:value-type="float">
            <text:p>1.992399</text:p>
          </table:table-cell>
          <table:table-cell office:value-type="float" office:value="0" calcext:value-type="float">
            <text:p>0</text:p>
          </table:table-cell>
          <table:table-cell office:value-type="float" office:value="1.864841" calcext:value-type="float">
            <text:p>1.864841</text:p>
          </table:table-cell>
          <table:table-cell office:value-type="float" office:value="0.7825013" calcext:value-type="float">
            <text:p>0.7825013</text:p>
          </table:table-cell>
          <table:table-cell office:value-type="float" office:value="0.640959" calcext:value-type="float">
            <text:p>0.640959</text:p>
          </table:table-cell>
          <table:table-cell office:value-type="float" office:value="0.1105585" calcext:value-type="float">
            <text:p>0.1105585</text:p>
          </table:table-cell>
          <table:table-cell office:value-type="float" office:value="0.09857989" calcext:value-type="float">
            <text:p>0.09857989</text:p>
          </table:table-cell>
          <table:table-cell office:value-type="float" office:value="0.03362316" calcext:value-type="float">
            <text:p>0.03362316</text:p>
          </table:table-cell>
          <table:table-cell office:value-type="float" office:value="0.03874778" calcext:value-type="float">
            <text:p>0.03874778</text:p>
          </table:table-cell>
          <table:table-cell office:value-type="float" office:value="0.07969722" calcext:value-type="float">
            <text:p>0.07969722</text:p>
          </table:table-cell>
          <table:table-cell office:value-type="float" office:value="0.1429973" calcext:value-type="float">
            <text:p>0.1429973</text:p>
          </table:table-cell>
          <table:table-cell office:value-type="float" office:value="0.1473509" calcext:value-type="float">
            <text:p>0.1473509</text:p>
          </table:table-cell>
          <table:table-cell office:value-type="float" office:value="0.1578706" calcext:value-type="float">
            <text:p>0.1578706</text:p>
          </table:table-cell>
          <table:table-cell office:value-type="float" office:value="0.165408" calcext:value-type="float">
            <text:p>0.165408</text:p>
          </table:table-cell>
          <table:table-cell office:value-type="float" office:value="0.1812593" calcext:value-type="float">
            <text:p>0.1812593</text:p>
          </table:table-cell>
          <table:table-cell office:value-type="float" office:value="0.1854198" calcext:value-type="float">
            <text:p>0.1854198</text:p>
          </table:table-cell>
          <table:table-cell office:value-type="float" office:value="0" calcext:value-type="float">
            <text:p>0</text:p>
          </table:table-cell>
          <table:table-cell office:value-type="float" office:value="33.01949" calcext:value-type="float">
            <text:p>33.01949</text:p>
          </table:table-cell>
          <table:table-cell office:value-type="float" office:value="19.77469" calcext:value-type="float">
            <text:p>19.77469</text:p>
          </table:table-cell>
          <table:table-cell office:value-type="float" office:value="20.16708" calcext:value-type="float">
            <text:p>20.16708</text:p>
          </table:table-cell>
          <table:table-cell office:value-type="float" office:value="5.31953" calcext:value-type="float">
            <text:p>5.31953</text:p>
          </table:table-cell>
          <table:table-cell office:value-type="float" office:value="4.548519" calcext:value-type="float">
            <text:p>4.548519</text:p>
          </table:table-cell>
          <table:table-cell office:value-type="float" office:value="2.112906" calcext:value-type="float">
            <text:p>2.112906</text:p>
          </table:table-cell>
          <table:table-cell office:value-type="float" office:value="2.270319" calcext:value-type="float">
            <text:p>2.270319</text:p>
          </table:table-cell>
          <table:table-cell office:value-type="float" office:value="4.813045" calcext:value-type="float">
            <text:p>4.813045</text:p>
          </table:table-cell>
          <table:table-cell office:value-type="float" office:value="7.67838" calcext:value-type="float">
            <text:p>7.67838</text:p>
          </table:table-cell>
          <table:table-cell office:value-type="float" office:value="8.207074" calcext:value-type="float">
            <text:p>8.207074</text:p>
          </table:table-cell>
          <table:table-cell office:value-type="float" office:value="9.220513" calcext:value-type="float">
            <text:p>9.220513</text:p>
          </table:table-cell>
          <table:table-cell office:value-type="float" office:value="9.873466" calcext:value-type="float">
            <text:p>9.873466</text:p>
          </table:table-cell>
          <table:table-cell office:value-type="float" office:value="11.37698" calcext:value-type="float">
            <text:p>11.37698</text:p>
          </table:table-cell>
          <table:table-cell office:value-type="float" office:value="11.77404" calcext:value-type="float">
            <text:p>11.77404</text:p>
          </table:table-cell>
          <table:table-cell office:value-type="float" office:value="0" calcext:value-type="float">
            <text:p>0</text:p>
          </table:table-cell>
          <table:table-cell office:value-type="float" office:value="21.99079" calcext:value-type="float">
            <text:p>21.99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57245" calcext:value-type="float">
            <text:p>0.85572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5" calcext:value-type="float">
            <text:p>5042005</text:p>
          </table:table-cell>
          <table:table-cell office:value-type="float" office:value="4.179516" calcext:value-type="float">
            <text:p>4.179516</text:p>
          </table:table-cell>
          <table:table-cell office:value-type="float" office:value="135.949" calcext:value-type="float">
            <text:p>135.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541" calcext:value-type="float">
            <text:p>35.8541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85238" calcext:value-type="float">
            <text:p>5.485238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564" calcext:value-type="float">
            <text:p>-0.001039564</text:p>
          </table:table-cell>
          <table:table-cell office:value-type="float" office:value="1164.017" calcext:value-type="float">
            <text:p>1164.017</text:p>
          </table:table-cell>
          <table:table-cell office:value-type="float" office:value="2.000715" calcext:value-type="float">
            <text:p>2.000715</text:p>
          </table:table-cell>
          <table:table-cell office:value-type="float" office:value="0" calcext:value-type="float">
            <text:p>0</text:p>
          </table:table-cell>
          <table:table-cell office:value-type="float" office:value="1.046353" calcext:value-type="float">
            <text:p>1.046353</text:p>
          </table:table-cell>
          <table:table-cell office:value-type="float" office:value="0.6228591" calcext:value-type="float">
            <text:p>0.6228591</text:p>
          </table:table-cell>
          <table:table-cell office:value-type="float" office:value="0.5629189" calcext:value-type="float">
            <text:p>0.5629189</text:p>
          </table:table-cell>
          <table:table-cell office:value-type="float" office:value="0.1053943" calcext:value-type="float">
            <text:p>0.1053943</text:p>
          </table:table-cell>
          <table:table-cell office:value-type="float" office:value="0.09826492" calcext:value-type="float">
            <text:p>0.09826492</text:p>
          </table:table-cell>
          <table:table-cell office:value-type="float" office:value="0.03494251" calcext:value-type="float">
            <text:p>0.03494251</text:p>
          </table:table-cell>
          <table:table-cell office:value-type="float" office:value="0.04018497" calcext:value-type="float">
            <text:p>0.04018497</text:p>
          </table:table-cell>
          <table:table-cell office:value-type="float" office:value="0.08023097" calcext:value-type="float">
            <text:p>0.08023097</text:p>
          </table:table-cell>
          <table:table-cell office:value-type="float" office:value="0.1431911" calcext:value-type="float">
            <text:p>0.1431911</text:p>
          </table:table-cell>
          <table:table-cell office:value-type="float" office:value="0.1474372" calcext:value-type="float">
            <text:p>0.1474372</text:p>
          </table:table-cell>
          <table:table-cell office:value-type="float" office:value="0.1579282" calcext:value-type="float">
            <text:p>0.1579282</text:p>
          </table:table-cell>
          <table:table-cell office:value-type="float" office:value="0.1654435" calcext:value-type="float">
            <text:p>0.1654435</text:p>
          </table:table-cell>
          <table:table-cell office:value-type="float" office:value="0.1812887" calcext:value-type="float">
            <text:p>0.1812887</text:p>
          </table:table-cell>
          <table:table-cell office:value-type="float" office:value="0.1854466" calcext:value-type="float">
            <text:p>0.1854466</text:p>
          </table:table-cell>
          <table:table-cell office:value-type="float" office:value="0" calcext:value-type="float">
            <text:p>0</text:p>
          </table:table-cell>
          <table:table-cell office:value-type="float" office:value="33.18085" calcext:value-type="float">
            <text:p>33.18085</text:p>
          </table:table-cell>
          <table:table-cell office:value-type="float" office:value="19.95765" calcext:value-type="float">
            <text:p>19.95765</text:p>
          </table:table-cell>
          <table:table-cell office:value-type="float" office:value="20.32645" calcext:value-type="float">
            <text:p>20.32645</text:p>
          </table:table-cell>
          <table:table-cell office:value-type="float" office:value="5.343768" calcext:value-type="float">
            <text:p>5.343768</text:p>
          </table:table-cell>
          <table:table-cell office:value-type="float" office:value="4.572038" calcext:value-type="float">
            <text:p>4.572038</text:p>
          </table:table-cell>
          <table:table-cell office:value-type="float" office:value="2.116708" calcext:value-type="float">
            <text:p>2.116708</text:p>
          </table:table-cell>
          <table:table-cell office:value-type="float" office:value="2.274157" calcext:value-type="float">
            <text:p>2.274157</text:p>
          </table:table-cell>
          <table:table-cell office:value-type="float" office:value="4.817721" calcext:value-type="float">
            <text:p>4.817721</text:p>
          </table:table-cell>
          <table:table-cell office:value-type="float" office:value="7.68453" calcext:value-type="float">
            <text:p>7.68453</text:p>
          </table:table-cell>
          <table:table-cell office:value-type="float" office:value="8.212694" calcext:value-type="float">
            <text:p>8.212694</text:p>
          </table:table-cell>
          <table:table-cell office:value-type="float" office:value="9.225377" calcext:value-type="float">
            <text:p>9.225377</text:p>
          </table:table-cell>
          <table:table-cell office:value-type="float" office:value="9.877726" calcext:value-type="float">
            <text:p>9.877726</text:p>
          </table:table-cell>
          <table:table-cell office:value-type="float" office:value="11.37962" calcext:value-type="float">
            <text:p>11.37962</text:p>
          </table:table-cell>
          <table:table-cell office:value-type="float" office:value="11.77659" calcext:value-type="float">
            <text:p>11.77659</text:p>
          </table:table-cell>
          <table:table-cell office:value-type="float" office:value="0" calcext:value-type="float">
            <text:p>0</text:p>
          </table:table-cell>
          <table:table-cell office:value-type="float" office:value="10.3583" calcext:value-type="float">
            <text:p>10.3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32721" calcext:value-type="float">
            <text:p>0.88327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5" calcext:value-type="float">
            <text:p>6042005</text:p>
          </table:table-cell>
          <table:table-cell office:value-type="float" office:value="4.153286" calcext:value-type="float">
            <text:p>4.153286</text:p>
          </table:table-cell>
          <table:table-cell office:value-type="float" office:value="135.9511" calcext:value-type="float">
            <text:p>135.9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8474" calcext:value-type="float">
            <text:p>35.88474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85393" calcext:value-type="float">
            <text:p>5.485393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563" calcext:value-type="float">
            <text:p>-0.001039563</text:p>
          </table:table-cell>
          <table:table-cell office:value-type="float" office:value="1164.014" calcext:value-type="float">
            <text:p>1164.014</text:p>
          </table:table-cell>
          <table:table-cell office:value-type="float" office:value="2.010044" calcext:value-type="float">
            <text:p>2.010044</text:p>
          </table:table-cell>
          <table:table-cell office:value-type="float" office:value="0" calcext:value-type="float">
            <text:p>0</text:p>
          </table:table-cell>
          <table:table-cell office:value-type="float" office:value="0.6963227" calcext:value-type="float">
            <text:p>0.6963227</text:p>
          </table:table-cell>
          <table:table-cell office:value-type="float" office:value="0.5228979" calcext:value-type="float">
            <text:p>0.5228979</text:p>
          </table:table-cell>
          <table:table-cell office:value-type="float" office:value="0.4649412" calcext:value-type="float">
            <text:p>0.4649412</text:p>
          </table:table-cell>
          <table:table-cell office:value-type="float" office:value="0.09243113" calcext:value-type="float">
            <text:p>0.09243113</text:p>
          </table:table-cell>
          <table:table-cell office:value-type="float" office:value="0.08854108" calcext:value-type="float">
            <text:p>0.08854108</text:p>
          </table:table-cell>
          <table:table-cell office:value-type="float" office:value="0.03374702" calcext:value-type="float">
            <text:p>0.03374702</text:p>
          </table:table-cell>
          <table:table-cell office:value-type="float" office:value="0.03991261" calcext:value-type="float">
            <text:p>0.03991261</text:p>
          </table:table-cell>
          <table:table-cell office:value-type="float" office:value="0.08051571" calcext:value-type="float">
            <text:p>0.08051571</text:p>
          </table:table-cell>
          <table:table-cell office:value-type="float" office:value="0.1433931" calcext:value-type="float">
            <text:p>0.1433931</text:p>
          </table:table-cell>
          <table:table-cell office:value-type="float" office:value="0.1475291" calcext:value-type="float">
            <text:p>0.1475291</text:p>
          </table:table-cell>
          <table:table-cell office:value-type="float" office:value="0.1579863" calcext:value-type="float">
            <text:p>0.1579863</text:p>
          </table:table-cell>
          <table:table-cell office:value-type="float" office:value="0.1655268" calcext:value-type="float">
            <text:p>0.1655268</text:p>
          </table:table-cell>
          <table:table-cell office:value-type="float" office:value="0.181318" calcext:value-type="float">
            <text:p>0.181318</text:p>
          </table:table-cell>
          <table:table-cell office:value-type="float" office:value="0.1854735" calcext:value-type="float">
            <text:p>0.1854735</text:p>
          </table:table-cell>
          <table:table-cell office:value-type="float" office:value="0" calcext:value-type="float">
            <text:p>0</text:p>
          </table:table-cell>
          <table:table-cell office:value-type="float" office:value="33.29898" calcext:value-type="float">
            <text:p>33.29898</text:p>
          </table:table-cell>
          <table:table-cell office:value-type="float" office:value="20.08937" calcext:value-type="float">
            <text:p>20.08937</text:p>
          </table:table-cell>
          <table:table-cell office:value-type="float" office:value="20.45185" calcext:value-type="float">
            <text:p>20.45185</text:p>
          </table:table-cell>
          <table:table-cell office:value-type="float" office:value="5.364115" calcext:value-type="float">
            <text:p>5.364115</text:p>
          </table:table-cell>
          <table:table-cell office:value-type="float" office:value="4.593154" calcext:value-type="float">
            <text:p>4.593154</text:p>
          </table:table-cell>
          <table:table-cell office:value-type="float" office:value="2.120457" calcext:value-type="float">
            <text:p>2.120457</text:p>
          </table:table-cell>
          <table:table-cell office:value-type="float" office:value="2.278087" calcext:value-type="float">
            <text:p>2.278087</text:p>
          </table:table-cell>
          <table:table-cell office:value-type="float" office:value="4.822484" calcext:value-type="float">
            <text:p>4.822484</text:p>
          </table:table-cell>
          <table:table-cell office:value-type="float" office:value="7.690701" calcext:value-type="float">
            <text:p>7.690701</text:p>
          </table:table-cell>
          <table:table-cell office:value-type="float" office:value="8.218313" calcext:value-type="float">
            <text:p>8.218313</text:p>
          </table:table-cell>
          <table:table-cell office:value-type="float" office:value="9.230242" calcext:value-type="float">
            <text:p>9.230242</text:p>
          </table:table-cell>
          <table:table-cell office:value-type="float" office:value="9.881994" calcext:value-type="float">
            <text:p>9.881994</text:p>
          </table:table-cell>
          <table:table-cell office:value-type="float" office:value="11.38226" calcext:value-type="float">
            <text:p>11.38226</text:p>
          </table:table-cell>
          <table:table-cell office:value-type="float" office:value="11.77911" calcext:value-type="float">
            <text:p>11.77911</text:p>
          </table:table-cell>
          <table:table-cell office:value-type="float" office:value="0" calcext:value-type="float">
            <text:p>0</text:p>
          </table:table-cell>
          <table:table-cell office:value-type="float" office:value="17.92816" calcext:value-type="float">
            <text:p>17.92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67371" calcext:value-type="float">
            <text:p>0.90673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5" calcext:value-type="float">
            <text:p>7042005</text:p>
          </table:table-cell>
          <table:table-cell office:value-type="float" office:value="4.125625" calcext:value-type="float">
            <text:p>4.125625</text:p>
          </table:table-cell>
          <table:table-cell office:value-type="float" office:value="135.9535" calcext:value-type="float">
            <text:p>135.95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.02312" calcext:value-type="float">
            <text:p>36.02312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85393" calcext:value-type="float">
            <text:p>5.485393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563" calcext:value-type="float">
            <text:p>-0.001039563</text:p>
          </table:table-cell>
          <table:table-cell office:value-type="float" office:value="1168.225" calcext:value-type="float">
            <text:p>1168.225</text:p>
          </table:table-cell>
          <table:table-cell office:value-type="float" office:value="2.016896" calcext:value-type="float">
            <text:p>2.016896</text:p>
          </table:table-cell>
          <table:table-cell office:value-type="float" office:value="0" calcext:value-type="float">
            <text:p>0</text:p>
          </table:table-cell>
          <table:table-cell office:value-type="float" office:value="3.667648" calcext:value-type="float">
            <text:p>3.667648</text:p>
          </table:table-cell>
          <table:table-cell office:value-type="float" office:value="53.74639" calcext:value-type="float">
            <text:p>53.74639</text:p>
          </table:table-cell>
          <table:table-cell office:value-type="float" office:value="0.4776926" calcext:value-type="float">
            <text:p>0.4776926</text:p>
          </table:table-cell>
          <table:table-cell office:value-type="float" office:value="0.09198179" calcext:value-type="float">
            <text:p>0.09198179</text:p>
          </table:table-cell>
          <table:table-cell office:value-type="float" office:value="0.08571021" calcext:value-type="float">
            <text:p>0.08571021</text:p>
          </table:table-cell>
          <table:table-cell office:value-type="float" office:value="0.0327991" calcext:value-type="float">
            <text:p>0.0327991</text:p>
          </table:table-cell>
          <table:table-cell office:value-type="float" office:value="0.03919779" calcext:value-type="float">
            <text:p>0.03919779</text:p>
          </table:table-cell>
          <table:table-cell office:value-type="float" office:value="0.07909656" calcext:value-type="float">
            <text:p>0.07909656</text:p>
          </table:table-cell>
          <table:table-cell office:value-type="float" office:value="0.1432075" calcext:value-type="float">
            <text:p>0.1432075</text:p>
          </table:table-cell>
          <table:table-cell office:value-type="float" office:value="0.1475947" calcext:value-type="float">
            <text:p>0.1475947</text:p>
          </table:table-cell>
          <table:table-cell office:value-type="float" office:value="0.1580442" calcext:value-type="float">
            <text:p>0.1580442</text:p>
          </table:table-cell>
          <table:table-cell office:value-type="float" office:value="0.165641" calcext:value-type="float">
            <text:p>0.165641</text:p>
          </table:table-cell>
          <table:table-cell office:value-type="float" office:value="0.1813475" calcext:value-type="float">
            <text:p>0.1813475</text:p>
          </table:table-cell>
          <table:table-cell office:value-type="float" office:value="0.1855004" calcext:value-type="float">
            <text:p>0.1855004</text:p>
          </table:table-cell>
          <table:table-cell office:value-type="float" office:value="0" calcext:value-type="float">
            <text:p>0</text:p>
          </table:table-cell>
          <table:table-cell office:value-type="float" office:value="33.55812" calcext:value-type="float">
            <text:p>33.55812</text:p>
          </table:table-cell>
          <table:table-cell office:value-type="float" office:value="22.89117" calcext:value-type="float">
            <text:p>22.89117</text:p>
          </table:table-cell>
          <table:table-cell office:value-type="float" office:value="20.55187" calcext:value-type="float">
            <text:p>20.55187</text:p>
          </table:table-cell>
          <table:table-cell office:value-type="float" office:value="5.380491" calcext:value-type="float">
            <text:p>5.380491</text:p>
          </table:table-cell>
          <table:table-cell office:value-type="float" office:value="4.610618" calcext:value-type="float">
            <text:p>4.610618</text:p>
          </table:table-cell>
          <table:table-cell office:value-type="float" office:value="2.123811" calcext:value-type="float">
            <text:p>2.123811</text:p>
          </table:table-cell>
          <table:table-cell office:value-type="float" office:value="2.281841" calcext:value-type="float">
            <text:p>2.281841</text:p>
          </table:table-cell>
          <table:table-cell office:value-type="float" office:value="4.827504" calcext:value-type="float">
            <text:p>4.827504</text:p>
          </table:table-cell>
          <table:table-cell office:value-type="float" office:value="7.696942" calcext:value-type="float">
            <text:p>7.696942</text:p>
          </table:table-cell>
          <table:table-cell office:value-type="float" office:value="8.223929" calcext:value-type="float">
            <text:p>8.223929</text:p>
          </table:table-cell>
          <table:table-cell office:value-type="float" office:value="9.235106" calcext:value-type="float">
            <text:p>9.235106</text:p>
          </table:table-cell>
          <table:table-cell office:value-type="float" office:value="9.886258" calcext:value-type="float">
            <text:p>9.886258</text:p>
          </table:table-cell>
          <table:table-cell office:value-type="float" office:value="11.38489" calcext:value-type="float">
            <text:p>11.38489</text:p>
          </table:table-cell>
          <table:table-cell office:value-type="float" office:value="11.78164" calcext:value-type="float">
            <text:p>11.78164</text:p>
          </table:table-cell>
          <table:table-cell office:value-type="float" office:value="0" calcext:value-type="float">
            <text:p>0</text:p>
          </table:table-cell>
          <table:table-cell office:value-type="float" office:value="20.32419" calcext:value-type="float">
            <text:p>20.32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14158" calcext:value-type="float">
            <text:p>0.93141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5" calcext:value-type="float">
            <text:p>8042005</text:p>
          </table:table-cell>
          <table:table-cell office:value-type="float" office:value="4.096255" calcext:value-type="float">
            <text:p>4.096255</text:p>
          </table:table-cell>
          <table:table-cell office:value-type="float" office:value="135.9556" calcext:value-type="float">
            <text:p>135.95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.09129" calcext:value-type="float">
            <text:p>36.09129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85393" calcext:value-type="float">
            <text:p>5.485393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563" calcext:value-type="float">
            <text:p>-0.001039563</text:p>
          </table:table-cell>
          <table:table-cell office:value-type="float" office:value="1167.181" calcext:value-type="float">
            <text:p>1167.181</text:p>
          </table:table-cell>
          <table:table-cell office:value-type="float" office:value="2.017888" calcext:value-type="float">
            <text:p>2.017888</text:p>
          </table:table-cell>
          <table:table-cell office:value-type="float" office:value="0" calcext:value-type="float">
            <text:p>0</text:p>
          </table:table-cell>
          <table:table-cell office:value-type="float" office:value="10.10439" calcext:value-type="float">
            <text:p>10.10439</text:p>
          </table:table-cell>
          <table:table-cell office:value-type="float" office:value="131.2244" calcext:value-type="float">
            <text:p>131.2244</text:p>
          </table:table-cell>
          <table:table-cell office:value-type="float" office:value="0.5207969" calcext:value-type="float">
            <text:p>0.5207969</text:p>
          </table:table-cell>
          <table:table-cell office:value-type="float" office:value="0.0973538" calcext:value-type="float">
            <text:p>0.0973538</text:p>
          </table:table-cell>
          <table:table-cell office:value-type="float" office:value="0.08957537" calcext:value-type="float">
            <text:p>0.08957537</text:p>
          </table:table-cell>
          <table:table-cell office:value-type="float" office:value="0.03343441" calcext:value-type="float">
            <text:p>0.03343441</text:p>
          </table:table-cell>
          <table:table-cell office:value-type="float" office:value="0.03945039" calcext:value-type="float">
            <text:p>0.03945039</text:p>
          </table:table-cell>
          <table:table-cell office:value-type="float" office:value="0.07821388" calcext:value-type="float">
            <text:p>0.07821388</text:p>
          </table:table-cell>
          <table:table-cell office:value-type="float" office:value="0.1431088" calcext:value-type="float">
            <text:p>0.1431088</text:p>
          </table:table-cell>
          <table:table-cell office:value-type="float" office:value="0.1476672" calcext:value-type="float">
            <text:p>0.1476672</text:p>
          </table:table-cell>
          <table:table-cell office:value-type="float" office:value="0.1581029" calcext:value-type="float">
            <text:p>0.1581029</text:p>
          </table:table-cell>
          <table:table-cell office:value-type="float" office:value="0.166058" calcext:value-type="float">
            <text:p>0.166058</text:p>
          </table:table-cell>
          <table:table-cell office:value-type="float" office:value="0.1813769" calcext:value-type="float">
            <text:p>0.1813769</text:p>
          </table:table-cell>
          <table:table-cell office:value-type="float" office:value="0.1855273" calcext:value-type="float">
            <text:p>0.1855273</text:p>
          </table:table-cell>
          <table:table-cell office:value-type="float" office:value="0" calcext:value-type="float">
            <text:p>0</text:p>
          </table:table-cell>
          <table:table-cell office:value-type="float" office:value="34.42511" calcext:value-type="float">
            <text:p>34.42511</text:p>
          </table:table-cell>
          <table:table-cell office:value-type="float" office:value="23.79102" calcext:value-type="float">
            <text:p>23.79102</text:p>
          </table:table-cell>
          <table:table-cell office:value-type="float" office:value="20.66119" calcext:value-type="float">
            <text:p>20.66119</text:p>
          </table:table-cell>
          <table:table-cell office:value-type="float" office:value="5.397657" calcext:value-type="float">
            <text:p>5.397657</text:p>
          </table:table-cell>
          <table:table-cell office:value-type="float" office:value="4.628234" calcext:value-type="float">
            <text:p>4.628234</text:p>
          </table:table-cell>
          <table:table-cell office:value-type="float" office:value="2.12714" calcext:value-type="float">
            <text:p>2.12714</text:p>
          </table:table-cell>
          <table:table-cell office:value-type="float" office:value="2.285545" calcext:value-type="float">
            <text:p>2.285545</text:p>
          </table:table-cell>
          <table:table-cell office:value-type="float" office:value="4.832428" calcext:value-type="float">
            <text:p>4.832428</text:p>
          </table:table-cell>
          <table:table-cell office:value-type="float" office:value="7.703173" calcext:value-type="float">
            <text:p>7.703173</text:p>
          </table:table-cell>
          <table:table-cell office:value-type="float" office:value="8.229551" calcext:value-type="float">
            <text:p>8.229551</text:p>
          </table:table-cell>
          <table:table-cell office:value-type="float" office:value="9.239971" calcext:value-type="float">
            <text:p>9.239971</text:p>
          </table:table-cell>
          <table:table-cell office:value-type="float" office:value="9.890523" calcext:value-type="float">
            <text:p>9.890523</text:p>
          </table:table-cell>
          <table:table-cell office:value-type="float" office:value="11.38753" calcext:value-type="float">
            <text:p>11.38753</text:p>
          </table:table-cell>
          <table:table-cell office:value-type="float" office:value="11.78418" calcext:value-type="float">
            <text:p>11.78418</text:p>
          </table:table-cell>
          <table:table-cell office:value-type="float" office:value="0" calcext:value-type="float">
            <text:p>0</text:p>
          </table:table-cell>
          <table:table-cell office:value-type="float" office:value="17.54532" calcext:value-type="float">
            <text:p>17.54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81336" calcext:value-type="float">
            <text:p>0.95813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5" calcext:value-type="float">
            <text:p>9042005</text:p>
          </table:table-cell>
          <table:table-cell office:value-type="float" office:value="4.062431" calcext:value-type="float">
            <text:p>4.062431</text:p>
          </table:table-cell>
          <table:table-cell office:value-type="float" office:value="135.9579" calcext:value-type="float">
            <text:p>135.95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.17677" calcext:value-type="float">
            <text:p>36.17677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85393" calcext:value-type="float">
            <text:p>5.485393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563" calcext:value-type="float">
            <text:p>-0.001039563</text:p>
          </table:table-cell>
          <table:table-cell office:value-type="float" office:value="1166.893" calcext:value-type="float">
            <text:p>1166.893</text:p>
          </table:table-cell>
          <table:table-cell office:value-type="float" office:value="2.021846" calcext:value-type="float">
            <text:p>2.021846</text:p>
          </table:table-cell>
          <table:table-cell office:value-type="float" office:value="0" calcext:value-type="float">
            <text:p>0</text:p>
          </table:table-cell>
          <table:table-cell office:value-type="float" office:value="15.34241" calcext:value-type="float">
            <text:p>15.34241</text:p>
          </table:table-cell>
          <table:table-cell office:value-type="float" office:value="148.7077" calcext:value-type="float">
            <text:p>148.7077</text:p>
          </table:table-cell>
          <table:table-cell office:value-type="float" office:value="0.5882142" calcext:value-type="float">
            <text:p>0.5882142</text:p>
          </table:table-cell>
          <table:table-cell office:value-type="float" office:value="0.1074323" calcext:value-type="float">
            <text:p>0.1074323</text:p>
          </table:table-cell>
          <table:table-cell office:value-type="float" office:value="0.09813637" calcext:value-type="float">
            <text:p>0.09813637</text:p>
          </table:table-cell>
          <table:table-cell office:value-type="float" office:value="0.03521891" calcext:value-type="float">
            <text:p>0.03521891</text:p>
          </table:table-cell>
          <table:table-cell office:value-type="float" office:value="0.04051206" calcext:value-type="float">
            <text:p>0.04051206</text:p>
          </table:table-cell>
          <table:table-cell office:value-type="float" office:value="0.07819598" calcext:value-type="float">
            <text:p>0.07819598</text:p>
          </table:table-cell>
          <table:table-cell office:value-type="float" office:value="0.1431635" calcext:value-type="float">
            <text:p>0.1431635</text:p>
          </table:table-cell>
          <table:table-cell office:value-type="float" office:value="0.1477493" calcext:value-type="float">
            <text:p>0.1477493</text:p>
          </table:table-cell>
          <table:table-cell office:value-type="float" office:value="0.1581618" calcext:value-type="float">
            <text:p>0.1581618</text:p>
          </table:table-cell>
          <table:table-cell office:value-type="float" office:value="0.1665905" calcext:value-type="float">
            <text:p>0.1665905</text:p>
          </table:table-cell>
          <table:table-cell office:value-type="float" office:value="0.1814065" calcext:value-type="float">
            <text:p>0.1814065</text:p>
          </table:table-cell>
          <table:table-cell office:value-type="float" office:value="0.1855541" calcext:value-type="float">
            <text:p>0.1855541</text:p>
          </table:table-cell>
          <table:table-cell office:value-type="float" office:value="0" calcext:value-type="float">
            <text:p>0</text:p>
          </table:table-cell>
          <table:table-cell office:value-type="float" office:value="36.18494" calcext:value-type="float">
            <text:p>36.18494</text:p>
          </table:table-cell>
          <table:table-cell office:value-type="float" office:value="24.86342" calcext:value-type="float">
            <text:p>24.86342</text:p>
          </table:table-cell>
          <table:table-cell office:value-type="float" office:value="20.79248" calcext:value-type="float">
            <text:p>20.79248</text:p>
          </table:table-cell>
          <table:table-cell office:value-type="float" office:value="5.417834" calcext:value-type="float">
            <text:p>5.417834</text:p>
          </table:table-cell>
          <table:table-cell office:value-type="float" office:value="4.648214" calcext:value-type="float">
            <text:p>4.648214</text:p>
          </table:table-cell>
          <table:table-cell office:value-type="float" office:value="2.130757" calcext:value-type="float">
            <text:p>2.130757</text:p>
          </table:table-cell>
          <table:table-cell office:value-type="float" office:value="2.289382" calcext:value-type="float">
            <text:p>2.289382</text:p>
          </table:table-cell>
          <table:table-cell office:value-type="float" office:value="4.837243" calcext:value-type="float">
            <text:p>4.837243</text:p>
          </table:table-cell>
          <table:table-cell office:value-type="float" office:value="7.709389" calcext:value-type="float">
            <text:p>7.709389</text:p>
          </table:table-cell>
          <table:table-cell office:value-type="float" office:value="8.235168" calcext:value-type="float">
            <text:p>8.235168</text:p>
          </table:table-cell>
          <table:table-cell office:value-type="float" office:value="9.244836" calcext:value-type="float">
            <text:p>9.244836</text:p>
          </table:table-cell>
          <table:table-cell office:value-type="float" office:value="9.894787" calcext:value-type="float">
            <text:p>9.894787</text:p>
          </table:table-cell>
          <table:table-cell office:value-type="float" office:value="11.39016" calcext:value-type="float">
            <text:p>11.39016</text:p>
          </table:table-cell>
          <table:table-cell office:value-type="float" office:value="11.78674" calcext:value-type="float">
            <text:p>11.78674</text:p>
          </table:table-cell>
          <table:table-cell office:value-type="float" office:value="0" calcext:value-type="float">
            <text:p>0</text:p>
          </table:table-cell>
          <table:table-cell office:value-type="float" office:value="15.21802" calcext:value-type="float">
            <text:p>15.21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89286" calcext:value-type="float">
            <text:p>0.9889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5" calcext:value-type="float">
            <text:p>10042005</text:p>
          </table:table-cell>
          <table:table-cell office:value-type="float" office:value="4.033054" calcext:value-type="float">
            <text:p>4.033054</text:p>
          </table:table-cell>
          <table:table-cell office:value-type="float" office:value="135.9606" calcext:value-type="float">
            <text:p>135.96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.3132" calcext:value-type="float">
            <text:p>36.3132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85704" calcext:value-type="float">
            <text:p>5.485704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56" calcext:value-type="float">
            <text:p>-0.00103956</text:p>
          </table:table-cell>
          <table:table-cell office:value-type="float" office:value="1167.409" calcext:value-type="float">
            <text:p>1167.409</text:p>
          </table:table-cell>
          <table:table-cell office:value-type="float" office:value="2.031314" calcext:value-type="float">
            <text:p>2.031314</text:p>
          </table:table-cell>
          <table:table-cell office:value-type="float" office:value="0" calcext:value-type="float">
            <text:p>0</text:p>
          </table:table-cell>
          <table:table-cell office:value-type="float" office:value="9.519958" calcext:value-type="float">
            <text:p>9.519958</text:p>
          </table:table-cell>
          <table:table-cell office:value-type="float" office:value="85.13648" calcext:value-type="float">
            <text:p>85.13648</text:p>
          </table:table-cell>
          <table:table-cell office:value-type="float" office:value="4.838897" calcext:value-type="float">
            <text:p>4.838897</text:p>
          </table:table-cell>
          <table:table-cell office:value-type="float" office:value="0.1453644" calcext:value-type="float">
            <text:p>0.1453644</text:p>
          </table:table-cell>
          <table:table-cell office:value-type="float" office:value="0.0954923" calcext:value-type="float">
            <text:p>0.0954923</text:p>
          </table:table-cell>
          <table:table-cell office:value-type="float" office:value="0.03581919" calcext:value-type="float">
            <text:p>0.03581919</text:p>
          </table:table-cell>
          <table:table-cell office:value-type="float" office:value="0.04136026" calcext:value-type="float">
            <text:p>0.04136026</text:p>
          </table:table-cell>
          <table:table-cell office:value-type="float" office:value="0.0784903" calcext:value-type="float">
            <text:p>0.0784903</text:p>
          </table:table-cell>
          <table:table-cell office:value-type="float" office:value="0.143293" calcext:value-type="float">
            <text:p>0.143293</text:p>
          </table:table-cell>
          <table:table-cell office:value-type="float" office:value="0.1478352" calcext:value-type="float">
            <text:p>0.1478352</text:p>
          </table:table-cell>
          <table:table-cell office:value-type="float" office:value="0.1582212" calcext:value-type="float">
            <text:p>0.1582212</text:p>
          </table:table-cell>
          <table:table-cell office:value-type="float" office:value="0.1675044" calcext:value-type="float">
            <text:p>0.1675044</text:p>
          </table:table-cell>
          <table:table-cell office:value-type="float" office:value="0.1814363" calcext:value-type="float">
            <text:p>0.1814363</text:p>
          </table:table-cell>
          <table:table-cell office:value-type="float" office:value="0.185581" calcext:value-type="float">
            <text:p>0.185581</text:p>
          </table:table-cell>
          <table:table-cell office:value-type="float" office:value="0" calcext:value-type="float">
            <text:p>0</text:p>
          </table:table-cell>
          <table:table-cell office:value-type="float" office:value="39.45965" calcext:value-type="float">
            <text:p>39.45965</text:p>
          </table:table-cell>
          <table:table-cell office:value-type="float" office:value="26.49087" calcext:value-type="float">
            <text:p>26.49087</text:p>
          </table:table-cell>
          <table:table-cell office:value-type="float" office:value="21.17918" calcext:value-type="float">
            <text:p>21.17918</text:p>
          </table:table-cell>
          <table:table-cell office:value-type="float" office:value="5.441305" calcext:value-type="float">
            <text:p>5.441305</text:p>
          </table:table-cell>
          <table:table-cell office:value-type="float" office:value="4.670477" calcext:value-type="float">
            <text:p>4.670477</text:p>
          </table:table-cell>
          <table:table-cell office:value-type="float" office:value="2.134776" calcext:value-type="float">
            <text:p>2.134776</text:p>
          </table:table-cell>
          <table:table-cell office:value-type="float" office:value="2.293465" calcext:value-type="float">
            <text:p>2.293465</text:p>
          </table:table-cell>
          <table:table-cell office:value-type="float" office:value="4.842091" calcext:value-type="float">
            <text:p>4.842091</text:p>
          </table:table-cell>
          <table:table-cell office:value-type="float" office:value="7.715606" calcext:value-type="float">
            <text:p>7.715606</text:p>
          </table:table-cell>
          <table:table-cell office:value-type="float" office:value="8.240788" calcext:value-type="float">
            <text:p>8.240788</text:p>
          </table:table-cell>
          <table:table-cell office:value-type="float" office:value="9.249701" calcext:value-type="float">
            <text:p>9.249701</text:p>
          </table:table-cell>
          <table:table-cell office:value-type="float" office:value="9.899051" calcext:value-type="float">
            <text:p>9.899051</text:p>
          </table:table-cell>
          <table:table-cell office:value-type="float" office:value="11.3928" calcext:value-type="float">
            <text:p>11.3928</text:p>
          </table:table-cell>
          <table:table-cell office:value-type="float" office:value="11.78929" calcext:value-type="float">
            <text:p>11.78929</text:p>
          </table:table-cell>
          <table:table-cell office:value-type="float" office:value="0" calcext:value-type="float">
            <text:p>0</text:p>
          </table:table-cell>
          <table:table-cell office:value-type="float" office:value="18.41558" calcext:value-type="float">
            <text:p>18.41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5018" calcext:value-type="float">
            <text:p>1.0150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5" calcext:value-type="float">
            <text:p>11042005</text:p>
          </table:table-cell>
          <table:table-cell office:value-type="float" office:value="4.006985" calcext:value-type="float">
            <text:p>4.006985</text:p>
          </table:table-cell>
          <table:table-cell office:value-type="float" office:value="135.9646" calcext:value-type="float">
            <text:p>135.96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.86116" calcext:value-type="float">
            <text:p>36.86116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91798" calcext:value-type="float">
            <text:p>5.491798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488" calcext:value-type="float">
            <text:p>-0.001039488</text:p>
          </table:table-cell>
          <table:table-cell office:value-type="float" office:value="1167.55" calcext:value-type="float">
            <text:p>1167.55</text:p>
          </table:table-cell>
          <table:table-cell office:value-type="float" office:value="2.037657" calcext:value-type="float">
            <text:p>2.037657</text:p>
          </table:table-cell>
          <table:table-cell office:value-type="float" office:value="0" calcext:value-type="float">
            <text:p>0</text:p>
          </table:table-cell>
          <table:table-cell office:value-type="float" office:value="2.090324" calcext:value-type="float">
            <text:p>2.090324</text:p>
          </table:table-cell>
          <table:table-cell office:value-type="float" office:value="15.6185" calcext:value-type="float">
            <text:p>15.6185</text:p>
          </table:table-cell>
          <table:table-cell office:value-type="float" office:value="9.29558" calcext:value-type="float">
            <text:p>9.29558</text:p>
          </table:table-cell>
          <table:table-cell office:value-type="float" office:value="4.423166" calcext:value-type="float">
            <text:p>4.423166</text:p>
          </table:table-cell>
          <table:table-cell office:value-type="float" office:value="1.359067" calcext:value-type="float">
            <text:p>1.359067</text:p>
          </table:table-cell>
          <table:table-cell office:value-type="float" office:value="0.06552088" calcext:value-type="float">
            <text:p>0.06552088</text:p>
          </table:table-cell>
          <table:table-cell office:value-type="float" office:value="0.04047051" calcext:value-type="float">
            <text:p>0.04047051</text:p>
          </table:table-cell>
          <table:table-cell office:value-type="float" office:value="0.07857028" calcext:value-type="float">
            <text:p>0.07857028</text:p>
          </table:table-cell>
          <table:table-cell office:value-type="float" office:value="0.1434396" calcext:value-type="float">
            <text:p>0.1434396</text:p>
          </table:table-cell>
          <table:table-cell office:value-type="float" office:value="0.1479241" calcext:value-type="float">
            <text:p>0.1479241</text:p>
          </table:table-cell>
          <table:table-cell office:value-type="float" office:value="0.1582806" calcext:value-type="float">
            <text:p>0.1582806</text:p>
          </table:table-cell>
          <table:table-cell office:value-type="float" office:value="0.1663688" calcext:value-type="float">
            <text:p>0.1663688</text:p>
          </table:table-cell>
          <table:table-cell office:value-type="float" office:value="0.1814656" calcext:value-type="float">
            <text:p>0.1814656</text:p>
          </table:table-cell>
          <table:table-cell office:value-type="float" office:value="0.1856079" calcext:value-type="float">
            <text:p>0.1856079</text:p>
          </table:table-cell>
          <table:table-cell office:value-type="float" office:value="0" calcext:value-type="float">
            <text:p>0</text:p>
          </table:table-cell>
          <table:table-cell office:value-type="float" office:value="42.54162" calcext:value-type="float">
            <text:p>42.54162</text:p>
          </table:table-cell>
          <table:table-cell office:value-type="float" office:value="33.12705" calcext:value-type="float">
            <text:p>33.12705</text:p>
          </table:table-cell>
          <table:table-cell office:value-type="float" office:value="25.03591" calcext:value-type="float">
            <text:p>25.03591</text:p>
          </table:table-cell>
          <table:table-cell office:value-type="float" office:value="6.107287" calcext:value-type="float">
            <text:p>6.107287</text:p>
          </table:table-cell>
          <table:table-cell office:value-type="float" office:value="4.807045" calcext:value-type="float">
            <text:p>4.807045</text:p>
          </table:table-cell>
          <table:table-cell office:value-type="float" office:value="2.1392" calcext:value-type="float">
            <text:p>2.1392</text:p>
          </table:table-cell>
          <table:table-cell office:value-type="float" office:value="2.297506" calcext:value-type="float">
            <text:p>2.297506</text:p>
          </table:table-cell>
          <table:table-cell office:value-type="float" office:value="4.846977" calcext:value-type="float">
            <text:p>4.846977</text:p>
          </table:table-cell>
          <table:table-cell office:value-type="float" office:value="7.721822" calcext:value-type="float">
            <text:p>7.721822</text:p>
          </table:table-cell>
          <table:table-cell office:value-type="float" office:value="8.246407" calcext:value-type="float">
            <text:p>8.246407</text:p>
          </table:table-cell>
          <table:table-cell office:value-type="float" office:value="9.254565" calcext:value-type="float">
            <text:p>9.254565</text:p>
          </table:table-cell>
          <table:table-cell office:value-type="float" office:value="9.90331" calcext:value-type="float">
            <text:p>9.90331</text:p>
          </table:table-cell>
          <table:table-cell office:value-type="float" office:value="11.39544" calcext:value-type="float">
            <text:p>11.39544</text:p>
          </table:table-cell>
          <table:table-cell office:value-type="float" office:value="11.7918" calcext:value-type="float">
            <text:p>11.7918</text:p>
          </table:table-cell>
          <table:table-cell office:value-type="float" office:value="0" calcext:value-type="float">
            <text:p>0</text:p>
          </table:table-cell>
          <table:table-cell office:value-type="float" office:value="3.49518" calcext:value-type="float">
            <text:p>3.49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444" calcext:value-type="float">
            <text:p>1.0364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5" calcext:value-type="float">
            <text:p>12042005</text:p>
          </table:table-cell>
          <table:table-cell office:value-type="float" office:value="3.990225" calcext:value-type="float">
            <text:p>3.990225</text:p>
          </table:table-cell>
          <table:table-cell office:value-type="float" office:value="135.9671" calcext:value-type="float">
            <text:p>135.96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24578" calcext:value-type="float">
            <text:p>37.24578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95185" calcext:value-type="float">
            <text:p>5.495185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439" calcext:value-type="float">
            <text:p>-0.001039439</text:p>
          </table:table-cell>
          <table:table-cell office:value-type="float" office:value="1167.665" calcext:value-type="float">
            <text:p>1167.665</text:p>
          </table:table-cell>
          <table:table-cell office:value-type="float" office:value="2.039673" calcext:value-type="float">
            <text:p>2.039673</text:p>
          </table:table-cell>
          <table:table-cell office:value-type="float" office:value="0" calcext:value-type="float">
            <text:p>0</text:p>
          </table:table-cell>
          <table:table-cell office:value-type="float" office:value="0.6706742" calcext:value-type="float">
            <text:p>0.6706742</text:p>
          </table:table-cell>
          <table:table-cell office:value-type="float" office:value="2.811571" calcext:value-type="float">
            <text:p>2.811571</text:p>
          </table:table-cell>
          <table:table-cell office:value-type="float" office:value="2.165808" calcext:value-type="float">
            <text:p>2.165808</text:p>
          </table:table-cell>
          <table:table-cell office:value-type="float" office:value="1.381261" calcext:value-type="float">
            <text:p>1.381261</text:p>
          </table:table-cell>
          <table:table-cell office:value-type="float" office:value="0.9267864" calcext:value-type="float">
            <text:p>0.9267864</text:p>
          </table:table-cell>
          <table:table-cell office:value-type="float" office:value="0.3114392" calcext:value-type="float">
            <text:p>0.3114392</text:p>
          </table:table-cell>
          <table:table-cell office:value-type="float" office:value="0.1073472" calcext:value-type="float">
            <text:p>0.1073472</text:p>
          </table:table-cell>
          <table:table-cell office:value-type="float" office:value="0.0784324" calcext:value-type="float">
            <text:p>0.0784324</text:p>
          </table:table-cell>
          <table:table-cell office:value-type="float" office:value="0.1435165" calcext:value-type="float">
            <text:p>0.1435165</text:p>
          </table:table-cell>
          <table:table-cell office:value-type="float" office:value="0.1480121" calcext:value-type="float">
            <text:p>0.1480121</text:p>
          </table:table-cell>
          <table:table-cell office:value-type="float" office:value="0.1583404" calcext:value-type="float">
            <text:p>0.1583404</text:p>
          </table:table-cell>
          <table:table-cell office:value-type="float" office:value="0.1659975" calcext:value-type="float">
            <text:p>0.1659975</text:p>
          </table:table-cell>
          <table:table-cell office:value-type="float" office:value="0.1814947" calcext:value-type="float">
            <text:p>0.1814947</text:p>
          </table:table-cell>
          <table:table-cell office:value-type="float" office:value="0.1856348" calcext:value-type="float">
            <text:p>0.1856348</text:p>
          </table:table-cell>
          <table:table-cell office:value-type="float" office:value="0" calcext:value-type="float">
            <text:p>0</text:p>
          </table:table-cell>
          <table:table-cell office:value-type="float" office:value="42.88849" calcext:value-type="float">
            <text:p>42.88849</text:p>
          </table:table-cell>
          <table:table-cell office:value-type="float" office:value="36.34107" calcext:value-type="float">
            <text:p>36.34107</text:p>
          </table:table-cell>
          <table:table-cell office:value-type="float" office:value="27.63383" calcext:value-type="float">
            <text:p>27.63383</text:p>
          </table:table-cell>
          <table:table-cell office:value-type="float" office:value="7.584073" calcext:value-type="float">
            <text:p>7.584073</text:p>
          </table:table-cell>
          <table:table-cell office:value-type="float" office:value="5.489607" calcext:value-type="float">
            <text:p>5.489607</text:p>
          </table:table-cell>
          <table:table-cell office:value-type="float" office:value="2.202409" calcext:value-type="float">
            <text:p>2.202409</text:p>
          </table:table-cell>
          <table:table-cell office:value-type="float" office:value="2.306744" calcext:value-type="float">
            <text:p>2.306744</text:p>
          </table:table-cell>
          <table:table-cell office:value-type="float" office:value="4.85183" calcext:value-type="float">
            <text:p>4.85183</text:p>
          </table:table-cell>
          <table:table-cell office:value-type="float" office:value="7.728039" calcext:value-type="float">
            <text:p>7.728039</text:p>
          </table:table-cell>
          <table:table-cell office:value-type="float" office:value="8.252028" calcext:value-type="float">
            <text:p>8.252028</text:p>
          </table:table-cell>
          <table:table-cell office:value-type="float" office:value="9.259429" calcext:value-type="float">
            <text:p>9.259429</text:p>
          </table:table-cell>
          <table:table-cell office:value-type="float" office:value="9.907577" calcext:value-type="float">
            <text:p>9.907577</text:p>
          </table:table-cell>
          <table:table-cell office:value-type="float" office:value="11.39803" calcext:value-type="float">
            <text:p>11.39803</text:p>
          </table:table-cell>
          <table:table-cell office:value-type="float" office:value="11.79427" calcext:value-type="float">
            <text:p>11.79427</text:p>
          </table:table-cell>
          <table:table-cell office:value-type="float" office:value="0" calcext:value-type="float">
            <text:p>0</text:p>
          </table:table-cell>
          <table:table-cell office:value-type="float" office:value="4.812202" calcext:value-type="float">
            <text:p>4.812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0108" calcext:value-type="float">
            <text:p>1.0501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5" calcext:value-type="float">
            <text:p>13042005</text:p>
          </table:table-cell>
          <table:table-cell office:value-type="float" office:value="3.963508" calcext:value-type="float">
            <text:p>3.963508</text:p>
          </table:table-cell>
          <table:table-cell office:value-type="float" office:value="135.9722" calcext:value-type="float">
            <text:p>135.97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34871" calcext:value-type="float">
            <text:p>37.34871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95185" calcext:value-type="float">
            <text:p>5.495185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439" calcext:value-type="float">
            <text:p>-0.001039439</text:p>
          </table:table-cell>
          <table:table-cell office:value-type="float" office:value="1167.682" calcext:value-type="float">
            <text:p>1167.682</text:p>
          </table:table-cell>
          <table:table-cell office:value-type="float" office:value="2.049077" calcext:value-type="float">
            <text:p>2.049077</text:p>
          </table:table-cell>
          <table:table-cell office:value-type="float" office:value="0" calcext:value-type="float">
            <text:p>0</text:p>
          </table:table-cell>
          <table:table-cell office:value-type="float" office:value="1.598753" calcext:value-type="float">
            <text:p>1.598753</text:p>
          </table:table-cell>
          <table:table-cell office:value-type="float" office:value="1.654634" calcext:value-type="float">
            <text:p>1.654634</text:p>
          </table:table-cell>
          <table:table-cell office:value-type="float" office:value="0.7515871" calcext:value-type="float">
            <text:p>0.7515871</text:p>
          </table:table-cell>
          <table:table-cell office:value-type="float" office:value="0.3192933" calcext:value-type="float">
            <text:p>0.3192933</text:p>
          </table:table-cell>
          <table:table-cell office:value-type="float" office:value="0.2310712" calcext:value-type="float">
            <text:p>0.2310712</text:p>
          </table:table-cell>
          <table:table-cell office:value-type="float" office:value="0.08468205" calcext:value-type="float">
            <text:p>0.08468205</text:p>
          </table:table-cell>
          <table:table-cell office:value-type="float" office:value="0.06156189" calcext:value-type="float">
            <text:p>0.06156189</text:p>
          </table:table-cell>
          <table:table-cell office:value-type="float" office:value="0.07798374" calcext:value-type="float">
            <text:p>0.07798374</text:p>
          </table:table-cell>
          <table:table-cell office:value-type="float" office:value="0.1433177" calcext:value-type="float">
            <text:p>0.1433177</text:p>
          </table:table-cell>
          <table:table-cell office:value-type="float" office:value="0.1480926" calcext:value-type="float">
            <text:p>0.1480926</text:p>
          </table:table-cell>
          <table:table-cell office:value-type="float" office:value="0.1583996" calcext:value-type="float">
            <text:p>0.1583996</text:p>
          </table:table-cell>
          <table:table-cell office:value-type="float" office:value="0.1662597" calcext:value-type="float">
            <text:p>0.1662597</text:p>
          </table:table-cell>
          <table:table-cell office:value-type="float" office:value="0.1815235" calcext:value-type="float">
            <text:p>0.1815235</text:p>
          </table:table-cell>
          <table:table-cell office:value-type="float" office:value="0.1856617" calcext:value-type="float">
            <text:p>0.1856617</text:p>
          </table:table-cell>
          <table:table-cell office:value-type="float" office:value="0" calcext:value-type="float">
            <text:p>0</text:p>
          </table:table-cell>
          <table:table-cell office:value-type="float" office:value="43.24675" calcext:value-type="float">
            <text:p>43.24675</text:p>
          </table:table-cell>
          <table:table-cell office:value-type="float" office:value="36.94709" calcext:value-type="float">
            <text:p>36.94709</text:p>
          </table:table-cell>
          <table:table-cell office:value-type="float" office:value="28.14667" calcext:value-type="float">
            <text:p>28.14667</text:p>
          </table:table-cell>
          <table:table-cell office:value-type="float" office:value="7.930609" calcext:value-type="float">
            <text:p>7.930609</text:p>
          </table:table-cell>
          <table:table-cell office:value-type="float" office:value="5.733855" calcext:value-type="float">
            <text:p>5.733855</text:p>
          </table:table-cell>
          <table:table-cell office:value-type="float" office:value="2.252401" calcext:value-type="float">
            <text:p>2.252401</text:p>
          </table:table-cell>
          <table:table-cell office:value-type="float" office:value="2.325375" calcext:value-type="float">
            <text:p>2.325375</text:p>
          </table:table-cell>
          <table:table-cell office:value-type="float" office:value="4.856774" calcext:value-type="float">
            <text:p>4.856774</text:p>
          </table:table-cell>
          <table:table-cell office:value-type="float" office:value="7.734246" calcext:value-type="float">
            <text:p>7.734246</text:p>
          </table:table-cell>
          <table:table-cell office:value-type="float" office:value="8.257648" calcext:value-type="float">
            <text:p>8.257648</text:p>
          </table:table-cell>
          <table:table-cell office:value-type="float" office:value="9.264294" calcext:value-type="float">
            <text:p>9.264294</text:p>
          </table:table-cell>
          <table:table-cell office:value-type="float" office:value="9.911839" calcext:value-type="float">
            <text:p>9.911839</text:p>
          </table:table-cell>
          <table:table-cell office:value-type="float" office:value="11.40059" calcext:value-type="float">
            <text:p>11.40059</text:p>
          </table:table-cell>
          <table:table-cell office:value-type="float" office:value="11.79676" calcext:value-type="float">
            <text:p>11.79676</text:p>
          </table:table-cell>
          <table:table-cell office:value-type="float" office:value="0" calcext:value-type="float">
            <text:p>0</text:p>
          </table:table-cell>
          <table:table-cell office:value-type="float" office:value="27.4452" calcext:value-type="float">
            <text:p>27.4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1144" calcext:value-type="float">
            <text:p>1.07114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5" calcext:value-type="float">
            <text:p>14042005</text:p>
          </table:table-cell>
          <table:table-cell office:value-type="float" office:value="3.934738" calcext:value-type="float">
            <text:p>3.934738</text:p>
          </table:table-cell>
          <table:table-cell office:value-type="float" office:value="135.977" calcext:value-type="float">
            <text:p>135.9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39554" calcext:value-type="float">
            <text:p>37.39554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95185" calcext:value-type="float">
            <text:p>5.495185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439" calcext:value-type="float">
            <text:p>-0.001039439</text:p>
          </table:table-cell>
          <table:table-cell office:value-type="float" office:value="1167.681" calcext:value-type="float">
            <text:p>1167.681</text:p>
          </table:table-cell>
          <table:table-cell office:value-type="float" office:value="2.06356" calcext:value-type="float">
            <text:p>2.06356</text:p>
          </table:table-cell>
          <table:table-cell office:value-type="float" office:value="0" calcext:value-type="float">
            <text:p>0</text:p>
          </table:table-cell>
          <table:table-cell office:value-type="float" office:value="1.690315" calcext:value-type="float">
            <text:p>1.690315</text:p>
          </table:table-cell>
          <table:table-cell office:value-type="float" office:value="1.183679" calcext:value-type="float">
            <text:p>1.183679</text:p>
          </table:table-cell>
          <table:table-cell office:value-type="float" office:value="0.4887521" calcext:value-type="float">
            <text:p>0.4887521</text:p>
          </table:table-cell>
          <table:table-cell office:value-type="float" office:value="0.1287054" calcext:value-type="float">
            <text:p>0.1287054</text:p>
          </table:table-cell>
          <table:table-cell office:value-type="float" office:value="0.1008794" calcext:value-type="float">
            <text:p>0.1008794</text:p>
          </table:table-cell>
          <table:table-cell office:value-type="float" office:value="0.0409835" calcext:value-type="float">
            <text:p>0.0409835</text:p>
          </table:table-cell>
          <table:table-cell office:value-type="float" office:value="0.04231944" calcext:value-type="float">
            <text:p>0.04231944</text:p>
          </table:table-cell>
          <table:table-cell office:value-type="float" office:value="0.07690298" calcext:value-type="float">
            <text:p>0.07690298</text:p>
          </table:table-cell>
          <table:table-cell office:value-type="float" office:value="0.1430633" calcext:value-type="float">
            <text:p>0.1430633</text:p>
          </table:table-cell>
          <table:table-cell office:value-type="float" office:value="0.1481633" calcext:value-type="float">
            <text:p>0.1481633</text:p>
          </table:table-cell>
          <table:table-cell office:value-type="float" office:value="0.1584576" calcext:value-type="float">
            <text:p>0.1584576</text:p>
          </table:table-cell>
          <table:table-cell office:value-type="float" office:value="0.1661939" calcext:value-type="float">
            <text:p>0.1661939</text:p>
          </table:table-cell>
          <table:table-cell office:value-type="float" office:value="0.1815524" calcext:value-type="float">
            <text:p>0.1815524</text:p>
          </table:table-cell>
          <table:table-cell office:value-type="float" office:value="0.1856885" calcext:value-type="float">
            <text:p>0.1856885</text:p>
          </table:table-cell>
          <table:table-cell office:value-type="float" office:value="0" calcext:value-type="float">
            <text:p>0</text:p>
          </table:table-cell>
          <table:table-cell office:value-type="float" office:value="43.79681" calcext:value-type="float">
            <text:p>43.79681</text:p>
          </table:table-cell>
          <table:table-cell office:value-type="float" office:value="37.20989" calcext:value-type="float">
            <text:p>37.20989</text:p>
          </table:table-cell>
          <table:table-cell office:value-type="float" office:value="28.31086" calcext:value-type="float">
            <text:p>28.31086</text:p>
          </table:table-cell>
          <table:table-cell office:value-type="float" office:value="7.99547" calcext:value-type="float">
            <text:p>7.99547</text:p>
          </table:table-cell>
          <table:table-cell office:value-type="float" office:value="5.784561" calcext:value-type="float">
            <text:p>5.784561</text:p>
          </table:table-cell>
          <table:table-cell office:value-type="float" office:value="2.26395" calcext:value-type="float">
            <text:p>2.26395</text:p>
          </table:table-cell>
          <table:table-cell office:value-type="float" office:value="2.332886" calcext:value-type="float">
            <text:p>2.332886</text:p>
          </table:table-cell>
          <table:table-cell office:value-type="float" office:value="4.861633" calcext:value-type="float">
            <text:p>4.861633</text:p>
          </table:table-cell>
          <table:table-cell office:value-type="float" office:value="7.740416" calcext:value-type="float">
            <text:p>7.740416</text:p>
          </table:table-cell>
          <table:table-cell office:value-type="float" office:value="8.263266" calcext:value-type="float">
            <text:p>8.263266</text:p>
          </table:table-cell>
          <table:table-cell office:value-type="float" office:value="9.269158" calcext:value-type="float">
            <text:p>9.269158</text:p>
          </table:table-cell>
          <table:table-cell office:value-type="float" office:value="9.916104" calcext:value-type="float">
            <text:p>9.916104</text:p>
          </table:table-cell>
          <table:table-cell office:value-type="float" office:value="11.40315" calcext:value-type="float">
            <text:p>11.40315</text:p>
          </table:table-cell>
          <table:table-cell office:value-type="float" office:value="11.79927" calcext:value-type="float">
            <text:p>11.79927</text:p>
          </table:table-cell>
          <table:table-cell office:value-type="float" office:value="0" calcext:value-type="float">
            <text:p>0</text:p>
          </table:table-cell>
          <table:table-cell office:value-type="float" office:value="37.36954" calcext:value-type="float">
            <text:p>37.36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4538" calcext:value-type="float">
            <text:p>1.0945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5" calcext:value-type="float">
            <text:p>15042005</text:p>
          </table:table-cell>
          <table:table-cell office:value-type="float" office:value="3.90633" calcext:value-type="float">
            <text:p>3.90633</text:p>
          </table:table-cell>
          <table:table-cell office:value-type="float" office:value="135.9812" calcext:value-type="float">
            <text:p>135.98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42923" calcext:value-type="float">
            <text:p>37.42923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95185" calcext:value-type="float">
            <text:p>5.495185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439" calcext:value-type="float">
            <text:p>-0.001039439</text:p>
          </table:table-cell>
          <table:table-cell office:value-type="float" office:value="1167.678" calcext:value-type="float">
            <text:p>1167.678</text:p>
          </table:table-cell>
          <table:table-cell office:value-type="float" office:value="2.076766" calcext:value-type="float">
            <text:p>2.076766</text:p>
          </table:table-cell>
          <table:table-cell office:value-type="float" office:value="0" calcext:value-type="float">
            <text:p>0</text:p>
          </table:table-cell>
          <table:table-cell office:value-type="float" office:value="1.630842" calcext:value-type="float">
            <text:p>1.630842</text:p>
          </table:table-cell>
          <table:table-cell office:value-type="float" office:value="1.01342" calcext:value-type="float">
            <text:p>1.01342</text:p>
          </table:table-cell>
          <table:table-cell office:value-type="float" office:value="0.4097542" calcext:value-type="float">
            <text:p>0.4097542</text:p>
          </table:table-cell>
          <table:table-cell office:value-type="float" office:value="0.09582382" calcext:value-type="float">
            <text:p>0.09582382</text:p>
          </table:table-cell>
          <table:table-cell office:value-type="float" office:value="0.07798222" calcext:value-type="float">
            <text:p>0.07798222</text:p>
          </table:table-cell>
          <table:table-cell office:value-type="float" office:value="0.03247945" calcext:value-type="float">
            <text:p>0.03247945</text:p>
          </table:table-cell>
          <table:table-cell office:value-type="float" office:value="0.03809978" calcext:value-type="float">
            <text:p>0.03809978</text:p>
          </table:table-cell>
          <table:table-cell office:value-type="float" office:value="0.07729508" calcext:value-type="float">
            <text:p>0.07729508</text:p>
          </table:table-cell>
          <table:table-cell office:value-type="float" office:value="0.1428635" calcext:value-type="float">
            <text:p>0.1428635</text:p>
          </table:table-cell>
          <table:table-cell office:value-type="float" office:value="0.1482281" calcext:value-type="float">
            <text:p>0.1482281</text:p>
          </table:table-cell>
          <table:table-cell office:value-type="float" office:value="0.1585138" calcext:value-type="float">
            <text:p>0.1585138</text:p>
          </table:table-cell>
          <table:table-cell office:value-type="float" office:value="0.166194" calcext:value-type="float">
            <text:p>0.166194</text:p>
          </table:table-cell>
          <table:table-cell office:value-type="float" office:value="0.1815811" calcext:value-type="float">
            <text:p>0.1815811</text:p>
          </table:table-cell>
          <table:table-cell office:value-type="float" office:value="0.1857154" calcext:value-type="float">
            <text:p>0.1857154</text:p>
          </table:table-cell>
          <table:table-cell office:value-type="float" office:value="0" calcext:value-type="float">
            <text:p>0</text:p>
          </table:table-cell>
          <table:table-cell office:value-type="float" office:value="44.32985" calcext:value-type="float">
            <text:p>44.32985</text:p>
          </table:table-cell>
          <table:table-cell office:value-type="float" office:value="37.37127" calcext:value-type="float">
            <text:p>37.37127</text:p>
          </table:table-cell>
          <table:table-cell office:value-type="float" office:value="28.39226" calcext:value-type="float">
            <text:p>28.39226</text:p>
          </table:table-cell>
          <table:table-cell office:value-type="float" office:value="8.013139" calcext:value-type="float">
            <text:p>8.013139</text:p>
          </table:table-cell>
          <table:table-cell office:value-type="float" office:value="5.802025" calcext:value-type="float">
            <text:p>5.802025</text:p>
          </table:table-cell>
          <table:table-cell office:value-type="float" office:value="2.268413" calcext:value-type="float">
            <text:p>2.268413</text:p>
          </table:table-cell>
          <table:table-cell office:value-type="float" office:value="2.337328" calcext:value-type="float">
            <text:p>2.337328</text:p>
          </table:table-cell>
          <table:table-cell office:value-type="float" office:value="4.866498" calcext:value-type="float">
            <text:p>4.866498</text:p>
          </table:table-cell>
          <table:table-cell office:value-type="float" office:value="7.746586" calcext:value-type="float">
            <text:p>7.746586</text:p>
          </table:table-cell>
          <table:table-cell office:value-type="float" office:value="8.268885" calcext:value-type="float">
            <text:p>8.268885</text:p>
          </table:table-cell>
          <table:table-cell office:value-type="float" office:value="9.273979" calcext:value-type="float">
            <text:p>9.273979</text:p>
          </table:table-cell>
          <table:table-cell office:value-type="float" office:value="9.920368" calcext:value-type="float">
            <text:p>9.920368</text:p>
          </table:table-cell>
          <table:table-cell office:value-type="float" office:value="11.4057" calcext:value-type="float">
            <text:p>11.4057</text:p>
          </table:table-cell>
          <table:table-cell office:value-type="float" office:value="11.80177" calcext:value-type="float">
            <text:p>11.80177</text:p>
          </table:table-cell>
          <table:table-cell office:value-type="float" office:value="0" calcext:value-type="float">
            <text:p>0</text:p>
          </table:table-cell>
          <table:table-cell office:value-type="float" office:value="39.88976" calcext:value-type="float">
            <text:p>39.8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8062" calcext:value-type="float">
            <text:p>1.1180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5" calcext:value-type="float">
            <text:p>16042005</text:p>
          </table:table-cell>
          <table:table-cell office:value-type="float" office:value="3.87484" calcext:value-type="float">
            <text:p>3.87484</text:p>
          </table:table-cell>
          <table:table-cell office:value-type="float" office:value="135.9859" calcext:value-type="float">
            <text:p>135.98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46062" calcext:value-type="float">
            <text:p>37.46062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95205" calcext:value-type="float">
            <text:p>5.495205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439" calcext:value-type="float">
            <text:p>-0.001039439</text:p>
          </table:table-cell>
          <table:table-cell office:value-type="float" office:value="1167.674" calcext:value-type="float">
            <text:p>1167.674</text:p>
          </table:table-cell>
          <table:table-cell office:value-type="float" office:value="2.090435" calcext:value-type="float">
            <text:p>2.090435</text:p>
          </table:table-cell>
          <table:table-cell office:value-type="float" office:value="0" calcext:value-type="float">
            <text:p>0</text:p>
          </table:table-cell>
          <table:table-cell office:value-type="float" office:value="1.695005" calcext:value-type="float">
            <text:p>1.695005</text:p>
          </table:table-cell>
          <table:table-cell office:value-type="float" office:value="0.9873437" calcext:value-type="float">
            <text:p>0.9873437</text:p>
          </table:table-cell>
          <table:table-cell office:value-type="float" office:value="0.4197737" calcext:value-type="float">
            <text:p>0.4197737</text:p>
          </table:table-cell>
          <table:table-cell office:value-type="float" office:value="0.09390812" calcext:value-type="float">
            <text:p>0.09390812</text:p>
          </table:table-cell>
          <table:table-cell office:value-type="float" office:value="0.07677053" calcext:value-type="float">
            <text:p>0.07677053</text:p>
          </table:table-cell>
          <table:table-cell office:value-type="float" office:value="0.03145291" calcext:value-type="float">
            <text:p>0.03145291</text:p>
          </table:table-cell>
          <table:table-cell office:value-type="float" office:value="0.03762183" calcext:value-type="float">
            <text:p>0.03762183</text:p>
          </table:table-cell>
          <table:table-cell office:value-type="float" office:value="0.07773165" calcext:value-type="float">
            <text:p>0.07773165</text:p>
          </table:table-cell>
          <table:table-cell office:value-type="float" office:value="0.1428075" calcext:value-type="float">
            <text:p>0.1428075</text:p>
          </table:table-cell>
          <table:table-cell office:value-type="float" office:value="0.1482919" calcext:value-type="float">
            <text:p>0.1482919</text:p>
          </table:table-cell>
          <table:table-cell office:value-type="float" office:value="0.1585685" calcext:value-type="float">
            <text:p>0.1585685</text:p>
          </table:table-cell>
          <table:table-cell office:value-type="float" office:value="0.1662355" calcext:value-type="float">
            <text:p>0.1662355</text:p>
          </table:table-cell>
          <table:table-cell office:value-type="float" office:value="0.1816094" calcext:value-type="float">
            <text:p>0.1816094</text:p>
          </table:table-cell>
          <table:table-cell office:value-type="float" office:value="0.1857423" calcext:value-type="float">
            <text:p>0.1857423</text:p>
          </table:table-cell>
          <table:table-cell office:value-type="float" office:value="0" calcext:value-type="float">
            <text:p>0</text:p>
          </table:table-cell>
          <table:table-cell office:value-type="float" office:value="44.84957" calcext:value-type="float">
            <text:p>44.84957</text:p>
          </table:table-cell>
          <table:table-cell office:value-type="float" office:value="37.51471" calcext:value-type="float">
            <text:p>37.51471</text:p>
          </table:table-cell>
          <table:table-cell office:value-type="float" office:value="28.45943" calcext:value-type="float">
            <text:p>28.45943</text:p>
          </table:table-cell>
          <table:table-cell office:value-type="float" office:value="8.023895" calcext:value-type="float">
            <text:p>8.023895</text:p>
          </table:table-cell>
          <table:table-cell office:value-type="float" office:value="5.814198" calcext:value-type="float">
            <text:p>5.814198</text:p>
          </table:table-cell>
          <table:table-cell office:value-type="float" office:value="2.271622" calcext:value-type="float">
            <text:p>2.271622</text:p>
          </table:table-cell>
          <table:table-cell office:value-type="float" office:value="2.341159" calcext:value-type="float">
            <text:p>2.341159</text:p>
          </table:table-cell>
          <table:table-cell office:value-type="float" office:value="4.871428" calcext:value-type="float">
            <text:p>4.871428</text:p>
          </table:table-cell>
          <table:table-cell office:value-type="float" office:value="7.752768" calcext:value-type="float">
            <text:p>7.752768</text:p>
          </table:table-cell>
          <table:table-cell office:value-type="float" office:value="8.274504" calcext:value-type="float">
            <text:p>8.274504</text:p>
          </table:table-cell>
          <table:table-cell office:value-type="float" office:value="9.278787" calcext:value-type="float">
            <text:p>9.278787</text:p>
          </table:table-cell>
          <table:table-cell office:value-type="float" office:value="9.92463" calcext:value-type="float">
            <text:p>9.92463</text:p>
          </table:table-cell>
          <table:table-cell office:value-type="float" office:value="11.40826" calcext:value-type="float">
            <text:p>11.40826</text:p>
          </table:table-cell>
          <table:table-cell office:value-type="float" office:value="11.8043" calcext:value-type="float">
            <text:p>11.8043</text:p>
          </table:table-cell>
          <table:table-cell office:value-type="float" office:value="0" calcext:value-type="float">
            <text:p>0</text:p>
          </table:table-cell>
          <table:table-cell office:value-type="float" office:value="43.62486" calcext:value-type="float">
            <text:p>43.62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4246" calcext:value-type="float">
            <text:p>1.1442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5" calcext:value-type="float">
            <text:p>17042005</text:p>
          </table:table-cell>
          <table:table-cell office:value-type="float" office:value="3.841808" calcext:value-type="float">
            <text:p>3.841808</text:p>
          </table:table-cell>
          <table:table-cell office:value-type="float" office:value="135.9899" calcext:value-type="float">
            <text:p>135.98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49318" calcext:value-type="float">
            <text:p>37.49318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95205" calcext:value-type="float">
            <text:p>5.495205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439" calcext:value-type="float">
            <text:p>-0.001039439</text:p>
          </table:table-cell>
          <table:table-cell office:value-type="float" office:value="1167.671" calcext:value-type="float">
            <text:p>1167.671</text:p>
          </table:table-cell>
          <table:table-cell office:value-type="float" office:value="2.096406" calcext:value-type="float">
            <text:p>2.096406</text:p>
          </table:table-cell>
          <table:table-cell office:value-type="float" office:value="0" calcext:value-type="float">
            <text:p>0</text:p>
          </table:table-cell>
          <table:table-cell office:value-type="float" office:value="3.583476" calcext:value-type="float">
            <text:p>3.583476</text:p>
          </table:table-cell>
          <table:table-cell office:value-type="float" office:value="0.9774914" calcext:value-type="float">
            <text:p>0.9774914</text:p>
          </table:table-cell>
          <table:table-cell office:value-type="float" office:value="0.4559923" calcext:value-type="float">
            <text:p>0.4559923</text:p>
          </table:table-cell>
          <table:table-cell office:value-type="float" office:value="0.09938487" calcext:value-type="float">
            <text:p>0.09938487</text:p>
          </table:table-cell>
          <table:table-cell office:value-type="float" office:value="0.08133373" calcext:value-type="float">
            <text:p>0.08133373</text:p>
          </table:table-cell>
          <table:table-cell office:value-type="float" office:value="0.03232366" calcext:value-type="float">
            <text:p>0.03232366</text:p>
          </table:table-cell>
          <table:table-cell office:value-type="float" office:value="0.03816978" calcext:value-type="float">
            <text:p>0.03816978</text:p>
          </table:table-cell>
          <table:table-cell office:value-type="float" office:value="0.07806329" calcext:value-type="float">
            <text:p>0.07806329</text:p>
          </table:table-cell>
          <table:table-cell office:value-type="float" office:value="0.1429029" calcext:value-type="float">
            <text:p>0.1429029</text:p>
          </table:table-cell>
          <table:table-cell office:value-type="float" office:value="0.1483576" calcext:value-type="float">
            <text:p>0.1483576</text:p>
          </table:table-cell>
          <table:table-cell office:value-type="float" office:value="0.1586223" calcext:value-type="float">
            <text:p>0.1586223</text:p>
          </table:table-cell>
          <table:table-cell office:value-type="float" office:value="0.1662341" calcext:value-type="float">
            <text:p>0.1662341</text:p>
          </table:table-cell>
          <table:table-cell office:value-type="float" office:value="0.181638" calcext:value-type="float">
            <text:p>0.181638</text:p>
          </table:table-cell>
          <table:table-cell office:value-type="float" office:value="0.1857692" calcext:value-type="float">
            <text:p>0.1857692</text:p>
          </table:table-cell>
          <table:table-cell office:value-type="float" office:value="0" calcext:value-type="float">
            <text:p>0</text:p>
          </table:table-cell>
          <table:table-cell office:value-type="float" office:value="45.38531" calcext:value-type="float">
            <text:p>45.38531</text:p>
          </table:table-cell>
          <table:table-cell office:value-type="float" office:value="37.67125" calcext:value-type="float">
            <text:p>37.67125</text:p>
          </table:table-cell>
          <table:table-cell office:value-type="float" office:value="28.53434" calcext:value-type="float">
            <text:p>28.53434</text:p>
          </table:table-cell>
          <table:table-cell office:value-type="float" office:value="8.035423" calcext:value-type="float">
            <text:p>8.035423</text:p>
          </table:table-cell>
          <table:table-cell office:value-type="float" office:value="5.826859" calcext:value-type="float">
            <text:p>5.826859</text:p>
          </table:table-cell>
          <table:table-cell office:value-type="float" office:value="2.274781" calcext:value-type="float">
            <text:p>2.274781</text:p>
          </table:table-cell>
          <table:table-cell office:value-type="float" office:value="2.34493" calcext:value-type="float">
            <text:p>2.34493</text:p>
          </table:table-cell>
          <table:table-cell office:value-type="float" office:value="4.876386" calcext:value-type="float">
            <text:p>4.876386</text:p>
          </table:table-cell>
          <table:table-cell office:value-type="float" office:value="7.758999" calcext:value-type="float">
            <text:p>7.758999</text:p>
          </table:table-cell>
          <table:table-cell office:value-type="float" office:value="8.280124" calcext:value-type="float">
            <text:p>8.280124</text:p>
          </table:table-cell>
          <table:table-cell office:value-type="float" office:value="9.283595" calcext:value-type="float">
            <text:p>9.283595</text:p>
          </table:table-cell>
          <table:table-cell office:value-type="float" office:value="9.928894" calcext:value-type="float">
            <text:p>9.928894</text:p>
          </table:table-cell>
          <table:table-cell office:value-type="float" office:value="11.41082" calcext:value-type="float">
            <text:p>11.41082</text:p>
          </table:table-cell>
          <table:table-cell office:value-type="float" office:value="11.80683" calcext:value-type="float">
            <text:p>11.80683</text:p>
          </table:table-cell>
          <table:table-cell office:value-type="float" office:value="0" calcext:value-type="float">
            <text:p>0</text:p>
          </table:table-cell>
          <table:table-cell office:value-type="float" office:value="46.32393" calcext:value-type="float">
            <text:p>46.32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2624" calcext:value-type="float">
            <text:p>1.1726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5" calcext:value-type="float">
            <text:p>18042005</text:p>
          </table:table-cell>
          <table:table-cell office:value-type="float" office:value="3.803687" calcext:value-type="float">
            <text:p>3.803687</text:p>
          </table:table-cell>
          <table:table-cell office:value-type="float" office:value="135.9941" calcext:value-type="float">
            <text:p>135.9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52756" calcext:value-type="float">
            <text:p>37.52756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95511" calcext:value-type="float">
            <text:p>5.495511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436" calcext:value-type="float">
            <text:p>-0.001039436</text:p>
          </table:table-cell>
          <table:table-cell office:value-type="float" office:value="1167.669" calcext:value-type="float">
            <text:p>1167.669</text:p>
          </table:table-cell>
          <table:table-cell office:value-type="float" office:value="2.081934" calcext:value-type="float">
            <text:p>2.081934</text:p>
          </table:table-cell>
          <table:table-cell office:value-type="float" office:value="0" calcext:value-type="float">
            <text:p>0</text:p>
          </table:table-cell>
          <table:table-cell office:value-type="float" office:value="1.439532" calcext:value-type="float">
            <text:p>1.439532</text:p>
          </table:table-cell>
          <table:table-cell office:value-type="float" office:value="1.083136" calcext:value-type="float">
            <text:p>1.083136</text:p>
          </table:table-cell>
          <table:table-cell office:value-type="float" office:value="0.5046629" calcext:value-type="float">
            <text:p>0.5046629</text:p>
          </table:table-cell>
          <table:table-cell office:value-type="float" office:value="0.1071346" calcext:value-type="float">
            <text:p>0.1071346</text:p>
          </table:table-cell>
          <table:table-cell office:value-type="float" office:value="0.08670257" calcext:value-type="float">
            <text:p>0.08670257</text:p>
          </table:table-cell>
          <table:table-cell office:value-type="float" office:value="0.03348996" calcext:value-type="float">
            <text:p>0.03348996</text:p>
          </table:table-cell>
          <table:table-cell office:value-type="float" office:value="0.03902273" calcext:value-type="float">
            <text:p>0.03902273</text:p>
          </table:table-cell>
          <table:table-cell office:value-type="float" office:value="0.07836322" calcext:value-type="float">
            <text:p>0.07836322</text:p>
          </table:table-cell>
          <table:table-cell office:value-type="float" office:value="0.1431811" calcext:value-type="float">
            <text:p>0.1431811</text:p>
          </table:table-cell>
          <table:table-cell office:value-type="float" office:value="0.1484262" calcext:value-type="float">
            <text:p>0.1484262</text:p>
          </table:table-cell>
          <table:table-cell office:value-type="float" office:value="0.1586743" calcext:value-type="float">
            <text:p>0.1586743</text:p>
          </table:table-cell>
          <table:table-cell office:value-type="float" office:value="0.1662663" calcext:value-type="float">
            <text:p>0.1662663</text:p>
          </table:table-cell>
          <table:table-cell office:value-type="float" office:value="0.1816663" calcext:value-type="float">
            <text:p>0.1816663</text:p>
          </table:table-cell>
          <table:table-cell office:value-type="float" office:value="0.1857961" calcext:value-type="float">
            <text:p>0.1857961</text:p>
          </table:table-cell>
          <table:table-cell office:value-type="float" office:value="0" calcext:value-type="float">
            <text:p>0</text:p>
          </table:table-cell>
          <table:table-cell office:value-type="float" office:value="45.86379" calcext:value-type="float">
            <text:p>45.86379</text:p>
          </table:table-cell>
          <table:table-cell office:value-type="float" office:value="37.86175" calcext:value-type="float">
            <text:p>37.86175</text:p>
          </table:table-cell>
          <table:table-cell office:value-type="float" office:value="28.62472" calcext:value-type="float">
            <text:p>28.62472</text:p>
          </table:table-cell>
          <table:table-cell office:value-type="float" office:value="8.049299" calcext:value-type="float">
            <text:p>8.049299</text:p>
          </table:table-cell>
          <table:table-cell office:value-type="float" office:value="5.841787" calcext:value-type="float">
            <text:p>5.841787</text:p>
          </table:table-cell>
          <table:table-cell office:value-type="float" office:value="2.278198" calcext:value-type="float">
            <text:p>2.278198</text:p>
          </table:table-cell>
          <table:table-cell office:value-type="float" office:value="2.348815" calcext:value-type="float">
            <text:p>2.348815</text:p>
          </table:table-cell>
          <table:table-cell office:value-type="float" office:value="4.881348" calcext:value-type="float">
            <text:p>4.881348</text:p>
          </table:table-cell>
          <table:table-cell office:value-type="float" office:value="7.765288" calcext:value-type="float">
            <text:p>7.765288</text:p>
          </table:table-cell>
          <table:table-cell office:value-type="float" office:value="8.285742" calcext:value-type="float">
            <text:p>8.285742</text:p>
          </table:table-cell>
          <table:table-cell office:value-type="float" office:value="9.288403" calcext:value-type="float">
            <text:p>9.288403</text:p>
          </table:table-cell>
          <table:table-cell office:value-type="float" office:value="9.933161" calcext:value-type="float">
            <text:p>9.933161</text:p>
          </table:table-cell>
          <table:table-cell office:value-type="float" office:value="11.41338" calcext:value-type="float">
            <text:p>11.41338</text:p>
          </table:table-cell>
          <table:table-cell office:value-type="float" office:value="11.80937" calcext:value-type="float">
            <text:p>11.80937</text:p>
          </table:table-cell>
          <table:table-cell office:value-type="float" office:value="0" calcext:value-type="float">
            <text:p>0</text:p>
          </table:table-cell>
          <table:table-cell office:value-type="float" office:value="11.22899" calcext:value-type="float">
            <text:p>11.22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5904" calcext:value-type="float">
            <text:p>1.20590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5" calcext:value-type="float">
            <text:p>19042005</text:p>
          </table:table-cell>
          <table:table-cell office:value-type="float" office:value="3.765863" calcext:value-type="float">
            <text:p>3.765863</text:p>
          </table:table-cell>
          <table:table-cell office:value-type="float" office:value="135.9996" calcext:value-type="float">
            <text:p>135.99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57731" calcext:value-type="float">
            <text:p>37.57731</text:p>
          </table:table-cell>
          <table:table-cell office:value-type="float" office:value="0.001248873" calcext:value-type="float">
            <text:p>0.001248873</text:p>
          </table:table-cell>
          <table:table-cell office:value-type="float" office:value="0.000005495512" calcext:value-type="float">
            <text:p>5.495512E-06</text:p>
          </table:table-cell>
          <table:table-cell office:value-type="float" office:value="0.001276562" calcext:value-type="float">
            <text:p>0.001276562</text:p>
          </table:table-cell>
          <table:table-cell office:value-type="float" office:value="-0.001039436" calcext:value-type="float">
            <text:p>-0.001039436</text:p>
          </table:table-cell>
          <table:table-cell office:value-type="float" office:value="1167.64" calcext:value-type="float">
            <text:p>1167.64</text:p>
          </table:table-cell>
          <table:table-cell office:value-type="float" office:value="2.097135" calcext:value-type="float">
            <text:p>2.097135</text:p>
          </table:table-cell>
          <table:table-cell office:value-type="float" office:value="0" calcext:value-type="float">
            <text:p>0</text:p>
          </table:table-cell>
          <table:table-cell office:value-type="float" office:value="2.294743" calcext:value-type="float">
            <text:p>2.294743</text:p>
          </table:table-cell>
          <table:table-cell office:value-type="float" office:value="1.371431" calcext:value-type="float">
            <text:p>1.371431</text:p>
          </table:table-cell>
          <table:table-cell office:value-type="float" office:value="0.9239306" calcext:value-type="float">
            <text:p>0.9239306</text:p>
          </table:table-cell>
          <table:table-cell office:value-type="float" office:value="0.1177237" calcext:value-type="float">
            <text:p>0.1177237</text:p>
          </table:table-cell>
          <table:table-cell office:value-type="float" office:value="0.09028774" calcext:value-type="float">
            <text:p>0.09028774</text:p>
          </table:table-cell>
          <table:table-cell office:value-type="float" office:value="0.03487074" calcext:value-type="float">
            <text:p>0.03487074</text:p>
          </table:table-cell>
          <table:table-cell office:value-type="float" office:value="0.03979361" calcext:value-type="float">
            <text:p>0.03979361</text:p>
          </table:table-cell>
          <table:table-cell office:value-type="float" office:value="0.07861451" calcext:value-type="float">
            <text:p>0.07861451</text:p>
          </table:table-cell>
          <table:table-cell office:value-type="float" office:value="0.1434608" calcext:value-type="float">
            <text:p>0.1434608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1587256" calcext:value-type="float">
            <text:p>0.1587256</text:p>
          </table:table-cell>
          <table:table-cell office:value-type="float" office:value="0.1664028" calcext:value-type="float">
            <text:p>0.1664028</text:p>
          </table:table-cell>
          <table:table-cell office:value-type="float" office:value="0.1816946" calcext:value-type="float">
            <text:p>0.1816946</text:p>
          </table:table-cell>
          <table:table-cell office:value-type="float" office:value="0.185823" calcext:value-type="float">
            <text:p>0.185823</text:p>
          </table:table-cell>
          <table:table-cell office:value-type="float" office:value="0" calcext:value-type="float">
            <text:p>0</text:p>
          </table:table-cell>
          <table:table-cell office:value-type="float" office:value="42.94225" calcext:value-type="float">
            <text:p>42.94225</text:p>
          </table:table-cell>
          <table:table-cell office:value-type="float" office:value="37.03707" calcext:value-type="float">
            <text:p>37.03707</text:p>
          </table:table-cell>
          <table:table-cell office:value-type="float" office:value="30.50093" calcext:value-type="float">
            <text:p>30.50093</text:p>
          </table:table-cell>
          <table:table-cell office:value-type="float" office:value="8.070119" calcext:value-type="float">
            <text:p>8.070119</text:p>
          </table:table-cell>
          <table:table-cell office:value-type="float" office:value="5.858975" calcext:value-type="float">
            <text:p>5.858975</text:p>
          </table:table-cell>
          <table:table-cell office:value-type="float" office:value="2.282009" calcext:value-type="float">
            <text:p>2.282009</text:p>
          </table:table-cell>
          <table:table-cell office:value-type="float" office:value="2.35286" calcext:value-type="float">
            <text:p>2.35286</text:p>
          </table:table-cell>
          <table:table-cell office:value-type="float" office:value="4.886339" calcext:value-type="float">
            <text:p>4.886339</text:p>
          </table:table-cell>
          <table:table-cell office:value-type="float" office:value="7.771634" calcext:value-type="float">
            <text:p>7.771634</text:p>
          </table:table-cell>
          <table:table-cell office:value-type="float" office:value="8.291362" calcext:value-type="float">
            <text:p>8.291362</text:p>
          </table:table-cell>
          <table:table-cell office:value-type="float" office:value="9.29321" calcext:value-type="float">
            <text:p>9.29321</text:p>
          </table:table-cell>
          <table:table-cell office:value-type="float" office:value="9.937423" calcext:value-type="float">
            <text:p>9.937423</text:p>
          </table:table-cell>
          <table:table-cell office:value-type="float" office:value="11.41594" calcext:value-type="float">
            <text:p>11.41594</text:p>
          </table:table-cell>
          <table:table-cell office:value-type="float" office:value="11.81193" calcext:value-type="float">
            <text:p>11.81193</text:p>
          </table:table-cell>
          <table:table-cell office:value-type="float" office:value="0" calcext:value-type="float">
            <text:p>0</text:p>
          </table:table-cell>
          <table:table-cell office:value-type="float" office:value="41.06404" calcext:value-type="float">
            <text:p>41.0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7564" calcext:value-type="float">
            <text:p>1.2375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5" calcext:value-type="float">
            <text:p>20042005</text:p>
          </table:table-cell>
          <table:table-cell office:value-type="float" office:value="3.730725" calcext:value-type="float">
            <text:p>3.730725</text:p>
          </table:table-cell>
          <table:table-cell office:value-type="float" office:value="135.9947" calcext:value-type="float">
            <text:p>135.99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63037" calcext:value-type="float">
            <text:p>37.63037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85355" calcext:value-type="float">
            <text:p>6.685355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20742" calcext:value-type="float">
            <text:p>-0.001020742</text:p>
          </table:table-cell>
          <table:table-cell office:value-type="float" office:value="1167.602" calcext:value-type="float">
            <text:p>1167.602</text:p>
          </table:table-cell>
          <table:table-cell office:value-type="float" office:value="2.098576" calcext:value-type="float">
            <text:p>2.098576</text:p>
          </table:table-cell>
          <table:table-cell office:value-type="float" office:value="0" calcext:value-type="float">
            <text:p>0</text:p>
          </table:table-cell>
          <table:table-cell office:value-type="float" office:value="1.434242" calcext:value-type="float">
            <text:p>1.434242</text:p>
          </table:table-cell>
          <table:table-cell office:value-type="float" office:value="1.173413" calcext:value-type="float">
            <text:p>1.173413</text:p>
          </table:table-cell>
          <table:table-cell office:value-type="float" office:value="0.9420162" calcext:value-type="float">
            <text:p>0.9420162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0.10251" calcext:value-type="float">
            <text:p>0.10251</text:p>
          </table:table-cell>
          <table:table-cell office:value-type="float" office:value="0.03850245" calcext:value-type="float">
            <text:p>0.03850245</text:p>
          </table:table-cell>
          <table:table-cell office:value-type="float" office:value="0.03958692" calcext:value-type="float">
            <text:p>0.03958692</text:p>
          </table:table-cell>
          <table:table-cell office:value-type="float" office:value="0.07851166" calcext:value-type="float">
            <text:p>0.07851166</text:p>
          </table:table-cell>
          <table:table-cell office:value-type="float" office:value="0.1435794" calcext:value-type="float">
            <text:p>0.1435794</text:p>
          </table:table-cell>
          <table:table-cell office:value-type="float" office:value="0.1485805" calcext:value-type="float">
            <text:p>0.1485805</text:p>
          </table:table-cell>
          <table:table-cell office:value-type="float" office:value="0.1587807" calcext:value-type="float">
            <text:p>0.1587807</text:p>
          </table:table-cell>
          <table:table-cell office:value-type="float" office:value="0.1664461" calcext:value-type="float">
            <text:p>0.1664461</text:p>
          </table:table-cell>
          <table:table-cell office:value-type="float" office:value="0.1817233" calcext:value-type="float">
            <text:p>0.1817233</text:p>
          </table:table-cell>
          <table:table-cell office:value-type="float" office:value="0.1858495" calcext:value-type="float">
            <text:p>0.1858495</text:p>
          </table:table-cell>
          <table:table-cell office:value-type="float" office:value="0" calcext:value-type="float">
            <text:p>0</text:p>
          </table:table-cell>
          <table:table-cell office:value-type="float" office:value="40.79953" calcext:value-type="float">
            <text:p>40.79953</text:p>
          </table:table-cell>
          <table:table-cell office:value-type="float" office:value="36.55818" calcext:value-type="float">
            <text:p>36.55818</text:p>
          </table:table-cell>
          <table:table-cell office:value-type="float" office:value="31.96908" calcext:value-type="float">
            <text:p>31.96908</text:p>
          </table:table-cell>
          <table:table-cell office:value-type="float" office:value="8.129117" calcext:value-type="float">
            <text:p>8.129117</text:p>
          </table:table-cell>
          <table:table-cell office:value-type="float" office:value="5.880711" calcext:value-type="float">
            <text:p>5.880711</text:p>
          </table:table-cell>
          <table:table-cell office:value-type="float" office:value="2.287087" calcext:value-type="float">
            <text:p>2.287087</text:p>
          </table:table-cell>
          <table:table-cell office:value-type="float" office:value="2.359276" calcext:value-type="float">
            <text:p>2.359276</text:p>
          </table:table-cell>
          <table:table-cell office:value-type="float" office:value="4.892039" calcext:value-type="float">
            <text:p>4.892039</text:p>
          </table:table-cell>
          <table:table-cell office:value-type="float" office:value="7.778104" calcext:value-type="float">
            <text:p>7.778104</text:p>
          </table:table-cell>
          <table:table-cell office:value-type="float" office:value="8.297108" calcext:value-type="float">
            <text:p>8.297108</text:p>
          </table:table-cell>
          <table:table-cell office:value-type="float" office:value="9.298198" calcext:value-type="float">
            <text:p>9.298198</text:p>
          </table:table-cell>
          <table:table-cell office:value-type="float" office:value="9.941918" calcext:value-type="float">
            <text:p>9.941918</text:p>
          </table:table-cell>
          <table:table-cell office:value-type="float" office:value="11.41855" calcext:value-type="float">
            <text:p>11.41855</text:p>
          </table:table-cell>
          <table:table-cell office:value-type="float" office:value="11.81091" calcext:value-type="float">
            <text:p>11.81091</text:p>
          </table:table-cell>
          <table:table-cell office:value-type="float" office:value="0" calcext:value-type="float">
            <text:p>0</text:p>
          </table:table-cell>
          <table:table-cell office:value-type="float" office:value="20.85721" calcext:value-type="float">
            <text:p>20.85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463" calcext:value-type="float">
            <text:p>1.264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5" calcext:value-type="float">
            <text:p>21042005</text:p>
          </table:table-cell>
          <table:table-cell office:value-type="float" office:value="3.704571" calcext:value-type="float">
            <text:p>3.704571</text:p>
          </table:table-cell>
          <table:table-cell office:value-type="float" office:value="135.9977" calcext:value-type="float">
            <text:p>135.99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67604" calcext:value-type="float">
            <text:p>37.67604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1687" calcext:value-type="float">
            <text:p>6.691687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20707" calcext:value-type="float">
            <text:p>-0.001020707</text:p>
          </table:table-cell>
          <table:table-cell office:value-type="float" office:value="1167.591" calcext:value-type="float">
            <text:p>1167.591</text:p>
          </table:table-cell>
          <table:table-cell office:value-type="float" office:value="2.10353" calcext:value-type="float">
            <text:p>2.10353</text:p>
          </table:table-cell>
          <table:table-cell office:value-type="float" office:value="0" calcext:value-type="float">
            <text:p>0</text:p>
          </table:table-cell>
          <table:table-cell office:value-type="float" office:value="0.8933115" calcext:value-type="float">
            <text:p>0.8933115</text:p>
          </table:table-cell>
          <table:table-cell office:value-type="float" office:value="0.9453934" calcext:value-type="float">
            <text:p>0.9453934</text:p>
          </table:table-cell>
          <table:table-cell office:value-type="float" office:value="0.7399207" calcext:value-type="float">
            <text:p>0.7399207</text:p>
          </table:table-cell>
          <table:table-cell office:value-type="float" office:value="0.1397413" calcext:value-type="float">
            <text:p>0.1397413</text:p>
          </table:table-cell>
          <table:table-cell office:value-type="float" office:value="0.08837958" calcext:value-type="float">
            <text:p>0.08837958</text:p>
          </table:table-cell>
          <table:table-cell office:value-type="float" office:value="0.03604277" calcext:value-type="float">
            <text:p>0.03604277</text:p>
          </table:table-cell>
          <table:table-cell office:value-type="float" office:value="0.03950655" calcext:value-type="float">
            <text:p>0.03950655</text:p>
          </table:table-cell>
          <table:table-cell office:value-type="float" office:value="0.07855836" calcext:value-type="float">
            <text:p>0.07855836</text:p>
          </table:table-cell>
          <table:table-cell office:value-type="float" office:value="0.1435453" calcext:value-type="float">
            <text:p>0.1435453</text:p>
          </table:table-cell>
          <table:table-cell office:value-type="float" office:value="0.1486613" calcext:value-type="float">
            <text:p>0.1486613</text:p>
          </table:table-cell>
          <table:table-cell office:value-type="float" office:value="0.1588354" calcext:value-type="float">
            <text:p>0.1588354</text:p>
          </table:table-cell>
          <table:table-cell office:value-type="float" office:value="0.1664832" calcext:value-type="float">
            <text:p>0.1664832</text:p>
          </table:table-cell>
          <table:table-cell office:value-type="float" office:value="0.1817514" calcext:value-type="float">
            <text:p>0.1817514</text:p>
          </table:table-cell>
          <table:table-cell office:value-type="float" office:value="0.1858766" calcext:value-type="float">
            <text:p>0.1858766</text:p>
          </table:table-cell>
          <table:table-cell office:value-type="float" office:value="0" calcext:value-type="float">
            <text:p>0</text:p>
          </table:table-cell>
          <table:table-cell office:value-type="float" office:value="41.12955" calcext:value-type="float">
            <text:p>41.12955</text:p>
          </table:table-cell>
          <table:table-cell office:value-type="float" office:value="36.82236" calcext:value-type="float">
            <text:p>36.82236</text:p>
          </table:table-cell>
          <table:table-cell office:value-type="float" office:value="32.21931" calcext:value-type="float">
            <text:p>32.21931</text:p>
          </table:table-cell>
          <table:table-cell office:value-type="float" office:value="8.166532" calcext:value-type="float">
            <text:p>8.166532</text:p>
          </table:table-cell>
          <table:table-cell office:value-type="float" office:value="5.901874" calcext:value-type="float">
            <text:p>5.901874</text:p>
          </table:table-cell>
          <table:table-cell office:value-type="float" office:value="2.291893" calcext:value-type="float">
            <text:p>2.291893</text:p>
          </table:table-cell>
          <table:table-cell office:value-type="float" office:value="2.363564" calcext:value-type="float">
            <text:p>2.363564</text:p>
          </table:table-cell>
          <table:table-cell office:value-type="float" office:value="4.897059" calcext:value-type="float">
            <text:p>4.897059</text:p>
          </table:table-cell>
          <table:table-cell office:value-type="float" office:value="7.784504" calcext:value-type="float">
            <text:p>7.784504</text:p>
          </table:table-cell>
          <table:table-cell office:value-type="float" office:value="8.3028" calcext:value-type="float">
            <text:p>8.3028</text:p>
          </table:table-cell>
          <table:table-cell office:value-type="float" office:value="9.303005" calcext:value-type="float">
            <text:p>9.303005</text:p>
          </table:table-cell>
          <table:table-cell office:value-type="float" office:value="9.946182" calcext:value-type="float">
            <text:p>9.946182</text:p>
          </table:table-cell>
          <table:table-cell office:value-type="float" office:value="11.42111" calcext:value-type="float">
            <text:p>11.42111</text:p>
          </table:table-cell>
          <table:table-cell office:value-type="float" office:value="11.81345" calcext:value-type="float">
            <text:p>11.81345</text:p>
          </table:table-cell>
          <table:table-cell office:value-type="float" office:value="0" calcext:value-type="float">
            <text:p>0</text:p>
          </table:table-cell>
          <table:table-cell office:value-type="float" office:value="11.84554" calcext:value-type="float">
            <text:p>11.84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6977" calcext:value-type="float">
            <text:p>1.2869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5" calcext:value-type="float">
            <text:p>22042005</text:p>
          </table:table-cell>
          <table:table-cell office:value-type="float" office:value="3.683127" calcext:value-type="float">
            <text:p>3.683127</text:p>
          </table:table-cell>
          <table:table-cell office:value-type="float" office:value="135.9999" calcext:value-type="float">
            <text:p>135.99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71542" calcext:value-type="float">
            <text:p>37.71542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3117" calcext:value-type="float">
            <text:p>6.693117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2069" calcext:value-type="float">
            <text:p>-0.00102069</text:p>
          </table:table-cell>
          <table:table-cell office:value-type="float" office:value="1167.574" calcext:value-type="float">
            <text:p>1167.574</text:p>
          </table:table-cell>
          <table:table-cell office:value-type="float" office:value="2.105541" calcext:value-type="float">
            <text:p>2.105541</text:p>
          </table:table-cell>
          <table:table-cell office:value-type="float" office:value="0" calcext:value-type="float">
            <text:p>0</text:p>
          </table:table-cell>
          <table:table-cell office:value-type="float" office:value="0.9420667" calcext:value-type="float">
            <text:p>0.9420667</text:p>
          </table:table-cell>
          <table:table-cell office:value-type="float" office:value="0.8723394" calcext:value-type="float">
            <text:p>0.8723394</text:p>
          </table:table-cell>
          <table:table-cell office:value-type="float" office:value="0.7106173" calcext:value-type="float">
            <text:p>0.7106173</text:p>
          </table:table-cell>
          <table:table-cell office:value-type="float" office:value="0.1238774" calcext:value-type="float">
            <text:p>0.1238774</text:p>
          </table:table-cell>
          <table:table-cell office:value-type="float" office:value="0.0832976" calcext:value-type="float">
            <text:p>0.0832976</text:p>
          </table:table-cell>
          <table:table-cell office:value-type="float" office:value="0.03494648" calcext:value-type="float">
            <text:p>0.03494648</text:p>
          </table:table-cell>
          <table:table-cell office:value-type="float" office:value="0.03866136" calcext:value-type="float">
            <text:p>0.03866136</text:p>
          </table:table-cell>
          <table:table-cell office:value-type="float" office:value="0.07827165" calcext:value-type="float">
            <text:p>0.07827165</text:p>
          </table:table-cell>
          <table:table-cell office:value-type="float" office:value="0.143507" calcext:value-type="float">
            <text:p>0.143507</text:p>
          </table:table-cell>
          <table:table-cell office:value-type="float" office:value="0.1487395" calcext:value-type="float">
            <text:p>0.1487395</text:p>
          </table:table-cell>
          <table:table-cell office:value-type="float" office:value="0.1588878" calcext:value-type="float">
            <text:p>0.1588878</text:p>
          </table:table-cell>
          <table:table-cell office:value-type="float" office:value="0.1665741" calcext:value-type="float">
            <text:p>0.1665741</text:p>
          </table:table-cell>
          <table:table-cell office:value-type="float" office:value="0.1817793" calcext:value-type="float">
            <text:p>0.1817793</text:p>
          </table:table-cell>
          <table:table-cell office:value-type="float" office:value="0.1859035" calcext:value-type="float">
            <text:p>0.1859035</text:p>
          </table:table-cell>
          <table:table-cell office:value-type="float" office:value="0" calcext:value-type="float">
            <text:p>0</text:p>
          </table:table-cell>
          <table:table-cell office:value-type="float" office:value="41.32132" calcext:value-type="float">
            <text:p>41.32132</text:p>
          </table:table-cell>
          <table:table-cell office:value-type="float" office:value="37.01304" calcext:value-type="float">
            <text:p>37.01304</text:p>
          </table:table-cell>
          <table:table-cell office:value-type="float" office:value="32.42945" calcext:value-type="float">
            <text:p>32.42945</text:p>
          </table:table-cell>
          <table:table-cell office:value-type="float" office:value="8.207871" calcext:value-type="float">
            <text:p>8.207871</text:p>
          </table:table-cell>
          <table:table-cell office:value-type="float" office:value="5.92121" calcext:value-type="float">
            <text:p>5.92121</text:p>
          </table:table-cell>
          <table:table-cell office:value-type="float" office:value="2.296485" calcext:value-type="float">
            <text:p>2.296485</text:p>
          </table:table-cell>
          <table:table-cell office:value-type="float" office:value="2.367743" calcext:value-type="float">
            <text:p>2.367743</text:p>
          </table:table-cell>
          <table:table-cell office:value-type="float" office:value="4.90208" calcext:value-type="float">
            <text:p>4.90208</text:p>
          </table:table-cell>
          <table:table-cell office:value-type="float" office:value="7.790903" calcext:value-type="float">
            <text:p>7.790903</text:p>
          </table:table-cell>
          <table:table-cell office:value-type="float" office:value="8.308496" calcext:value-type="float">
            <text:p>8.308496</text:p>
          </table:table-cell>
          <table:table-cell office:value-type="float" office:value="9.307835" calcext:value-type="float">
            <text:p>9.307835</text:p>
          </table:table-cell>
          <table:table-cell office:value-type="float" office:value="9.950446" calcext:value-type="float">
            <text:p>9.950446</text:p>
          </table:table-cell>
          <table:table-cell office:value-type="float" office:value="11.42367" calcext:value-type="float">
            <text:p>11.42367</text:p>
          </table:table-cell>
          <table:table-cell office:value-type="float" office:value="11.81596" calcext:value-type="float">
            <text:p>11.81596</text:p>
          </table:table-cell>
          <table:table-cell office:value-type="float" office:value="0" calcext:value-type="float">
            <text:p>0</text:p>
          </table:table-cell>
          <table:table-cell office:value-type="float" office:value="11.84198" calcext:value-type="float">
            <text:p>11.84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5561" calcext:value-type="float">
            <text:p>1.3055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5" calcext:value-type="float">
            <text:p>23042005</text:p>
          </table:table-cell>
          <table:table-cell office:value-type="float" office:value="3.662213" calcext:value-type="float">
            <text:p>3.662213</text:p>
          </table:table-cell>
          <table:table-cell office:value-type="float" office:value="136.0021" calcext:value-type="float">
            <text:p>136.00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75328" calcext:value-type="float">
            <text:p>37.75328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3236" calcext:value-type="float">
            <text:p>6.693236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20688" calcext:value-type="float">
            <text:p>-0.001020688</text:p>
          </table:table-cell>
          <table:table-cell office:value-type="float" office:value="1167.555" calcext:value-type="float">
            <text:p>1167.555</text:p>
          </table:table-cell>
          <table:table-cell office:value-type="float" office:value="2.107841" calcext:value-type="float">
            <text:p>2.107841</text:p>
          </table:table-cell>
          <table:table-cell office:value-type="float" office:value="0" calcext:value-type="float">
            <text:p>0</text:p>
          </table:table-cell>
          <table:table-cell office:value-type="float" office:value="1.351821" calcext:value-type="float">
            <text:p>1.351821</text:p>
          </table:table-cell>
          <table:table-cell office:value-type="float" office:value="0.9530098" calcext:value-type="float">
            <text:p>0.9530098</text:p>
          </table:table-cell>
          <table:table-cell office:value-type="float" office:value="0.7047459" calcext:value-type="float">
            <text:p>0.7047459</text:p>
          </table:table-cell>
          <table:table-cell office:value-type="float" office:value="0.0945796" calcext:value-type="float">
            <text:p>0.0945796</text:p>
          </table:table-cell>
          <table:table-cell office:value-type="float" office:value="0.07294839" calcext:value-type="float">
            <text:p>0.07294839</text:p>
          </table:table-cell>
          <table:table-cell office:value-type="float" office:value="0.03156128" calcext:value-type="float">
            <text:p>0.03156128</text:p>
          </table:table-cell>
          <table:table-cell office:value-type="float" office:value="0.0376428" calcext:value-type="float">
            <text:p>0.0376428</text:p>
          </table:table-cell>
          <table:table-cell office:value-type="float" office:value="0.07820051" calcext:value-type="float">
            <text:p>0.07820051</text:p>
          </table:table-cell>
          <table:table-cell office:value-type="float" office:value="0.143378" calcext:value-type="float">
            <text:p>0.143378</text:p>
          </table:table-cell>
          <table:table-cell office:value-type="float" office:value="0.1488118" calcext:value-type="float">
            <text:p>0.1488118</text:p>
          </table:table-cell>
          <table:table-cell office:value-type="float" office:value="0.1589365" calcext:value-type="float">
            <text:p>0.1589365</text:p>
          </table:table-cell>
          <table:table-cell office:value-type="float" office:value="0.1666829" calcext:value-type="float">
            <text:p>0.1666829</text:p>
          </table:table-cell>
          <table:table-cell office:value-type="float" office:value="0.1818068" calcext:value-type="float">
            <text:p>0.1818068</text:p>
          </table:table-cell>
          <table:table-cell office:value-type="float" office:value="0.1859303" calcext:value-type="float">
            <text:p>0.1859303</text:p>
          </table:table-cell>
          <table:table-cell office:value-type="float" office:value="0" calcext:value-type="float">
            <text:p>0</text:p>
          </table:table-cell>
          <table:table-cell office:value-type="float" office:value="41.6793" calcext:value-type="float">
            <text:p>41.6793</text:p>
          </table:table-cell>
          <table:table-cell office:value-type="float" office:value="37.19204" calcext:value-type="float">
            <text:p>37.19204</text:p>
          </table:table-cell>
          <table:table-cell office:value-type="float" office:value="32.61844" calcext:value-type="float">
            <text:p>32.61844</text:p>
          </table:table-cell>
          <table:table-cell office:value-type="float" office:value="8.223969" calcext:value-type="float">
            <text:p>8.223969</text:p>
          </table:table-cell>
          <table:table-cell office:value-type="float" office:value="5.933288" calcext:value-type="float">
            <text:p>5.933288</text:p>
          </table:table-cell>
          <table:table-cell office:value-type="float" office:value="2.300053" calcext:value-type="float">
            <text:p>2.300053</text:p>
          </table:table-cell>
          <table:table-cell office:value-type="float" office:value="2.371623" calcext:value-type="float">
            <text:p>2.371623</text:p>
          </table:table-cell>
          <table:table-cell office:value-type="float" office:value="4.90705" calcext:value-type="float">
            <text:p>4.90705</text:p>
          </table:table-cell>
          <table:table-cell office:value-type="float" office:value="7.797302" calcext:value-type="float">
            <text:p>7.797302</text:p>
          </table:table-cell>
          <table:table-cell office:value-type="float" office:value="8.314191" calcext:value-type="float">
            <text:p>8.314191</text:p>
          </table:table-cell>
          <table:table-cell office:value-type="float" office:value="9.312699" calcext:value-type="float">
            <text:p>9.312699</text:p>
          </table:table-cell>
          <table:table-cell office:value-type="float" office:value="9.954705" calcext:value-type="float">
            <text:p>9.954705</text:p>
          </table:table-cell>
          <table:table-cell office:value-type="float" office:value="11.42622" calcext:value-type="float">
            <text:p>11.42622</text:p>
          </table:table-cell>
          <table:table-cell office:value-type="float" office:value="11.81846" calcext:value-type="float">
            <text:p>11.81846</text:p>
          </table:table-cell>
          <table:table-cell office:value-type="float" office:value="0" calcext:value-type="float">
            <text:p>0</text:p>
          </table:table-cell>
          <table:table-cell office:value-type="float" office:value="19.40814" calcext:value-type="float">
            <text:p>19.40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3672" calcext:value-type="float">
            <text:p>1.32367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5" calcext:value-type="float">
            <text:p>24042005</text:p>
          </table:table-cell>
          <table:table-cell office:value-type="float" office:value="3.641632" calcext:value-type="float">
            <text:p>3.641632</text:p>
          </table:table-cell>
          <table:table-cell office:value-type="float" office:value="136.0041" calcext:value-type="float">
            <text:p>136.00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79111" calcext:value-type="float">
            <text:p>37.79111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37" calcext:value-type="float">
            <text:p>6.6937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20682" calcext:value-type="float">
            <text:p>-0.001020682</text:p>
          </table:table-cell>
          <table:table-cell office:value-type="float" office:value="1167.537" calcext:value-type="float">
            <text:p>1167.537</text:p>
          </table:table-cell>
          <table:table-cell office:value-type="float" office:value="2.109452" calcext:value-type="float">
            <text:p>2.109452</text:p>
          </table:table-cell>
          <table:table-cell office:value-type="float" office:value="0" calcext:value-type="float">
            <text:p>0</text:p>
          </table:table-cell>
          <table:table-cell office:value-type="float" office:value="1.531199" calcext:value-type="float">
            <text:p>1.531199</text:p>
          </table:table-cell>
          <table:table-cell office:value-type="float" office:value="1.002855" calcext:value-type="float">
            <text:p>1.002855</text:p>
          </table:table-cell>
          <table:table-cell office:value-type="float" office:value="0.7132379" calcext:value-type="float">
            <text:p>0.7132379</text:p>
          </table:table-cell>
          <table:table-cell office:value-type="float" office:value="0.0891897" calcext:value-type="float">
            <text:p>0.0891897</text:p>
          </table:table-cell>
          <table:table-cell office:value-type="float" office:value="0.07062731" calcext:value-type="float">
            <text:p>0.07062731</text:p>
          </table:table-cell>
          <table:table-cell office:value-type="float" office:value="0.03068246" calcext:value-type="float">
            <text:p>0.03068246</text:p>
          </table:table-cell>
          <table:table-cell office:value-type="float" office:value="0.03730892" calcext:value-type="float">
            <text:p>0.03730892</text:p>
          </table:table-cell>
          <table:table-cell office:value-type="float" office:value="0.07833361" calcext:value-type="float">
            <text:p>0.07833361</text:p>
          </table:table-cell>
          <table:table-cell office:value-type="float" office:value="0.1434968" calcext:value-type="float">
            <text:p>0.1434968</text:p>
          </table:table-cell>
          <table:table-cell office:value-type="float" office:value="0.14888" calcext:value-type="float">
            <text:p>0.14888</text:p>
          </table:table-cell>
          <table:table-cell office:value-type="float" office:value="0.1589883" calcext:value-type="float">
            <text:p>0.1589883</text:p>
          </table:table-cell>
          <table:table-cell office:value-type="float" office:value="0.1667543" calcext:value-type="float">
            <text:p>0.1667543</text:p>
          </table:table-cell>
          <table:table-cell office:value-type="float" office:value="0.1818338" calcext:value-type="float">
            <text:p>0.1818338</text:p>
          </table:table-cell>
          <table:table-cell office:value-type="float" office:value="0.1859572" calcext:value-type="float">
            <text:p>0.1859572</text:p>
          </table:table-cell>
          <table:table-cell office:value-type="float" office:value="0" calcext:value-type="float">
            <text:p>0</text:p>
          </table:table-cell>
          <table:table-cell office:value-type="float" office:value="42.12511" calcext:value-type="float">
            <text:p>42.12511</text:p>
          </table:table-cell>
          <table:table-cell office:value-type="float" office:value="37.375" calcext:value-type="float">
            <text:p>37.375</text:p>
          </table:table-cell>
          <table:table-cell office:value-type="float" office:value="32.79802" calcext:value-type="float">
            <text:p>32.79802</text:p>
          </table:table-cell>
          <table:table-cell office:value-type="float" office:value="8.232228" calcext:value-type="float">
            <text:p>8.232228</text:p>
          </table:table-cell>
          <table:table-cell office:value-type="float" office:value="5.942304" calcext:value-type="float">
            <text:p>5.942304</text:p>
          </table:table-cell>
          <table:table-cell office:value-type="float" office:value="2.302931" calcext:value-type="float">
            <text:p>2.302931</text:p>
          </table:table-cell>
          <table:table-cell office:value-type="float" office:value="2.375239" calcext:value-type="float">
            <text:p>2.375239</text:p>
          </table:table-cell>
          <table:table-cell office:value-type="float" office:value="4.911979" calcext:value-type="float">
            <text:p>4.911979</text:p>
          </table:table-cell>
          <table:table-cell office:value-type="float" office:value="7.803733" calcext:value-type="float">
            <text:p>7.803733</text:p>
          </table:table-cell>
          <table:table-cell office:value-type="float" office:value="8.319919" calcext:value-type="float">
            <text:p>8.319919</text:p>
          </table:table-cell>
          <table:table-cell office:value-type="float" office:value="9.317564" calcext:value-type="float">
            <text:p>9.317564</text:p>
          </table:table-cell>
          <table:table-cell office:value-type="float" office:value="9.958975" calcext:value-type="float">
            <text:p>9.958975</text:p>
          </table:table-cell>
          <table:table-cell office:value-type="float" office:value="11.42878" calcext:value-type="float">
            <text:p>11.42878</text:p>
          </table:table-cell>
          <table:table-cell office:value-type="float" office:value="11.82096" calcext:value-type="float">
            <text:p>11.82096</text:p>
          </table:table-cell>
          <table:table-cell office:value-type="float" office:value="0" calcext:value-type="float">
            <text:p>0</text:p>
          </table:table-cell>
          <table:table-cell office:value-type="float" office:value="23.3885" calcext:value-type="float">
            <text:p>23.3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1516" calcext:value-type="float">
            <text:p>1.3415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5" calcext:value-type="float">
            <text:p>25042005</text:p>
          </table:table-cell>
          <table:table-cell office:value-type="float" office:value="3.62333" calcext:value-type="float">
            <text:p>3.62333</text:p>
          </table:table-cell>
          <table:table-cell office:value-type="float" office:value="136.0057" calcext:value-type="float">
            <text:p>136.00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82846" calcext:value-type="float">
            <text:p>37.82846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37" calcext:value-type="float">
            <text:p>6.6937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20682" calcext:value-type="float">
            <text:p>-0.001020682</text:p>
          </table:table-cell>
          <table:table-cell office:value-type="float" office:value="1167.519" calcext:value-type="float">
            <text:p>1167.519</text:p>
          </table:table-cell>
          <table:table-cell office:value-type="float" office:value="2.109318" calcext:value-type="float">
            <text:p>2.109318</text:p>
          </table:table-cell>
          <table:table-cell office:value-type="float" office:value="0" calcext:value-type="float">
            <text:p>0</text:p>
          </table:table-cell>
          <table:table-cell office:value-type="float" office:value="1.346576" calcext:value-type="float">
            <text:p>1.346576</text:p>
          </table:table-cell>
          <table:table-cell office:value-type="float" office:value="0.9773862" calcext:value-type="float">
            <text:p>0.9773862</text:p>
          </table:table-cell>
          <table:table-cell office:value-type="float" office:value="0.7186708" calcext:value-type="float">
            <text:p>0.7186708</text:p>
          </table:table-cell>
          <table:table-cell office:value-type="float" office:value="0.08632153" calcext:value-type="float">
            <text:p>0.08632153</text:p>
          </table:table-cell>
          <table:table-cell office:value-type="float" office:value="0.06930666" calcext:value-type="float">
            <text:p>0.06930666</text:p>
          </table:table-cell>
          <table:table-cell office:value-type="float" office:value="0.03050862" calcext:value-type="float">
            <text:p>0.03050862</text:p>
          </table:table-cell>
          <table:table-cell office:value-type="float" office:value="0.03721112" calcext:value-type="float">
            <text:p>0.03721112</text:p>
          </table:table-cell>
          <table:table-cell office:value-type="float" office:value="0.0784272" calcext:value-type="float">
            <text:p>0.0784272</text:p>
          </table:table-cell>
          <table:table-cell office:value-type="float" office:value="0.1437939" calcext:value-type="float">
            <text:p>0.1437939</text:p>
          </table:table-cell>
          <table:table-cell office:value-type="float" office:value="0.1489401" calcext:value-type="float">
            <text:p>0.1489401</text:p>
          </table:table-cell>
          <table:table-cell office:value-type="float" office:value="0.1590348" calcext:value-type="float">
            <text:p>0.1590348</text:p>
          </table:table-cell>
          <table:table-cell office:value-type="float" office:value="0.1667929" calcext:value-type="float">
            <text:p>0.1667929</text:p>
          </table:table-cell>
          <table:table-cell office:value-type="float" office:value="0.1818607" calcext:value-type="float">
            <text:p>0.1818607</text:p>
          </table:table-cell>
          <table:table-cell office:value-type="float" office:value="0.1859841" calcext:value-type="float">
            <text:p>0.1859841</text:p>
          </table:table-cell>
          <table:table-cell office:value-type="float" office:value="0" calcext:value-type="float">
            <text:p>0</text:p>
          </table:table-cell>
          <table:table-cell office:value-type="float" office:value="42.54517" calcext:value-type="float">
            <text:p>42.54517</text:p>
          </table:table-cell>
          <table:table-cell office:value-type="float" office:value="37.55915" calcext:value-type="float">
            <text:p>37.55915</text:p>
          </table:table-cell>
          <table:table-cell office:value-type="float" office:value="32.97421" calcext:value-type="float">
            <text:p>32.97421</text:p>
          </table:table-cell>
          <table:table-cell office:value-type="float" office:value="8.239156" calcext:value-type="float">
            <text:p>8.239156</text:p>
          </table:table-cell>
          <table:table-cell office:value-type="float" office:value="5.950469" calcext:value-type="float">
            <text:p>5.950469</text:p>
          </table:table-cell>
          <table:table-cell office:value-type="float" office:value="2.305639" calcext:value-type="float">
            <text:p>2.305639</text:p>
          </table:table-cell>
          <table:table-cell office:value-type="float" office:value="2.378721" calcext:value-type="float">
            <text:p>2.378721</text:p>
          </table:table-cell>
          <table:table-cell office:value-type="float" office:value="4.916877" calcext:value-type="float">
            <text:p>4.916877</text:p>
          </table:table-cell>
          <table:table-cell office:value-type="float" office:value="7.810178" calcext:value-type="float">
            <text:p>7.810178</text:p>
          </table:table-cell>
          <table:table-cell office:value-type="float" office:value="8.325692" calcext:value-type="float">
            <text:p>8.325692</text:p>
          </table:table-cell>
          <table:table-cell office:value-type="float" office:value="9.322429" calcext:value-type="float">
            <text:p>9.322429</text:p>
          </table:table-cell>
          <table:table-cell office:value-type="float" office:value="9.963233" calcext:value-type="float">
            <text:p>9.963233</text:p>
          </table:table-cell>
          <table:table-cell office:value-type="float" office:value="11.43134" calcext:value-type="float">
            <text:p>11.43134</text:p>
          </table:table-cell>
          <table:table-cell office:value-type="float" office:value="11.82345" calcext:value-type="float">
            <text:p>11.82345</text:p>
          </table:table-cell>
          <table:table-cell office:value-type="float" office:value="0" calcext:value-type="float">
            <text:p>0</text:p>
          </table:table-cell>
          <table:table-cell office:value-type="float" office:value="18.78795" calcext:value-type="float">
            <text:p>18.78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7568" calcext:value-type="float">
            <text:p>1.35756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5" calcext:value-type="float">
            <text:p>26042005</text:p>
          </table:table-cell>
          <table:table-cell office:value-type="float" office:value="3.607965" calcext:value-type="float">
            <text:p>3.607965</text:p>
          </table:table-cell>
          <table:table-cell office:value-type="float" office:value="136.0067" calcext:value-type="float">
            <text:p>136.00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86454" calcext:value-type="float">
            <text:p>37.86454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37" calcext:value-type="float">
            <text:p>6.6937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20682" calcext:value-type="float">
            <text:p>-0.001020682</text:p>
          </table:table-cell>
          <table:table-cell office:value-type="float" office:value="1167.499" calcext:value-type="float">
            <text:p>1167.499</text:p>
          </table:table-cell>
          <table:table-cell office:value-type="float" office:value="2.10814" calcext:value-type="float">
            <text:p>2.10814</text:p>
          </table:table-cell>
          <table:table-cell office:value-type="float" office:value="0" calcext:value-type="float">
            <text:p>0</text:p>
          </table:table-cell>
          <table:table-cell office:value-type="float" office:value="1.192997" calcext:value-type="float">
            <text:p>1.192997</text:p>
          </table:table-cell>
          <table:table-cell office:value-type="float" office:value="0.9527542" calcext:value-type="float">
            <text:p>0.9527542</text:p>
          </table:table-cell>
          <table:table-cell office:value-type="float" office:value="0.7181948" calcext:value-type="float">
            <text:p>0.7181948</text:p>
          </table:table-cell>
          <table:table-cell office:value-type="float" office:value="0.08229268" calcext:value-type="float">
            <text:p>0.08229268</text:p>
          </table:table-cell>
          <table:table-cell office:value-type="float" office:value="0.06678437" calcext:value-type="float">
            <text:p>0.06678437</text:p>
          </table:table-cell>
          <table:table-cell office:value-type="float" office:value="0.02986769" calcext:value-type="float">
            <text:p>0.02986769</text:p>
          </table:table-cell>
          <table:table-cell office:value-type="float" office:value="0.03678776" calcext:value-type="float">
            <text:p>0.03678776</text:p>
          </table:table-cell>
          <table:table-cell office:value-type="float" office:value="0.07841594" calcext:value-type="float">
            <text:p>0.07841594</text:p>
          </table:table-cell>
          <table:table-cell office:value-type="float" office:value="0.1440669" calcext:value-type="float">
            <text:p>0.1440669</text:p>
          </table:table-cell>
          <table:table-cell office:value-type="float" office:value="0.149006" calcext:value-type="float">
            <text:p>0.149006</text:p>
          </table:table-cell>
          <table:table-cell office:value-type="float" office:value="0.1590859" calcext:value-type="float">
            <text:p>0.1590859</text:p>
          </table:table-cell>
          <table:table-cell office:value-type="float" office:value="0.1668415" calcext:value-type="float">
            <text:p>0.1668415</text:p>
          </table:table-cell>
          <table:table-cell office:value-type="float" office:value="0.1818879" calcext:value-type="float">
            <text:p>0.1818879</text:p>
          </table:table-cell>
          <table:table-cell office:value-type="float" office:value="0.186011" calcext:value-type="float">
            <text:p>0.186011</text:p>
          </table:table-cell>
          <table:table-cell office:value-type="float" office:value="0" calcext:value-type="float">
            <text:p>0</text:p>
          </table:table-cell>
          <table:table-cell office:value-type="float" office:value="42.89371" calcext:value-type="float">
            <text:p>42.89371</text:p>
          </table:table-cell>
          <table:table-cell office:value-type="float" office:value="37.73566" calcext:value-type="float">
            <text:p>37.73566</text:p>
          </table:table-cell>
          <table:table-cell office:value-type="float" office:value="33.1485" calcext:value-type="float">
            <text:p>33.1485</text:p>
          </table:table-cell>
          <table:table-cell office:value-type="float" office:value="8.244545" calcext:value-type="float">
            <text:p>8.244545</text:p>
          </table:table-cell>
          <table:table-cell office:value-type="float" office:value="5.957633" calcext:value-type="float">
            <text:p>5.957633</text:p>
          </table:table-cell>
          <table:table-cell office:value-type="float" office:value="2.308173" calcext:value-type="float">
            <text:p>2.308173</text:p>
          </table:table-cell>
          <table:table-cell office:value-type="float" office:value="2.382066" calcext:value-type="float">
            <text:p>2.382066</text:p>
          </table:table-cell>
          <table:table-cell office:value-type="float" office:value="4.921736" calcext:value-type="float">
            <text:p>4.921736</text:p>
          </table:table-cell>
          <table:table-cell office:value-type="float" office:value="7.816661" calcext:value-type="float">
            <text:p>7.816661</text:p>
          </table:table-cell>
          <table:table-cell office:value-type="float" office:value="8.331463" calcext:value-type="float">
            <text:p>8.331463</text:p>
          </table:table-cell>
          <table:table-cell office:value-type="float" office:value="9.327292" calcext:value-type="float">
            <text:p>9.327292</text:p>
          </table:table-cell>
          <table:table-cell office:value-type="float" office:value="9.967497" calcext:value-type="float">
            <text:p>9.967497</text:p>
          </table:table-cell>
          <table:table-cell office:value-type="float" office:value="11.4339" calcext:value-type="float">
            <text:p>11.4339</text:p>
          </table:table-cell>
          <table:table-cell office:value-type="float" office:value="11.82593" calcext:value-type="float">
            <text:p>11.82593</text:p>
          </table:table-cell>
          <table:table-cell office:value-type="float" office:value="0" calcext:value-type="float">
            <text:p>0</text:p>
          </table:table-cell>
          <table:table-cell office:value-type="float" office:value="15.24146" calcext:value-type="float">
            <text:p>15.24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1172" calcext:value-type="float">
            <text:p>1.37117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5" calcext:value-type="float">
            <text:p>27042005</text:p>
          </table:table-cell>
          <table:table-cell office:value-type="float" office:value="3.591097" calcext:value-type="float">
            <text:p>3.591097</text:p>
          </table:table-cell>
          <table:table-cell office:value-type="float" office:value="136.0082" calcext:value-type="float">
            <text:p>136.00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90034" calcext:value-type="float">
            <text:p>37.90034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37" calcext:value-type="float">
            <text:p>6.6937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20682" calcext:value-type="float">
            <text:p>-0.001020682</text:p>
          </table:table-cell>
          <table:table-cell office:value-type="float" office:value="1167.479" calcext:value-type="float">
            <text:p>1167.479</text:p>
          </table:table-cell>
          <table:table-cell office:value-type="float" office:value="2.107427" calcext:value-type="float">
            <text:p>2.107427</text:p>
          </table:table-cell>
          <table:table-cell office:value-type="float" office:value="0" calcext:value-type="float">
            <text:p>0</text:p>
          </table:table-cell>
          <table:table-cell office:value-type="float" office:value="1.344487" calcext:value-type="float">
            <text:p>1.344487</text:p>
          </table:table-cell>
          <table:table-cell office:value-type="float" office:value="1.000526" calcext:value-type="float">
            <text:p>1.000526</text:p>
          </table:table-cell>
          <table:table-cell office:value-type="float" office:value="0.7412615" calcext:value-type="float">
            <text:p>0.7412615</text:p>
          </table:table-cell>
          <table:table-cell office:value-type="float" office:value="0.08277179" calcext:value-type="float">
            <text:p>0.08277179</text:p>
          </table:table-cell>
          <table:table-cell office:value-type="float" office:value="0.06665862" calcext:value-type="float">
            <text:p>0.06665862</text:p>
          </table:table-cell>
          <table:table-cell office:value-type="float" office:value="0.02954084" calcext:value-type="float">
            <text:p>0.02954084</text:p>
          </table:table-cell>
          <table:table-cell office:value-type="float" office:value="0.0363997" calcext:value-type="float">
            <text:p>0.0363997</text:p>
          </table:table-cell>
          <table:table-cell office:value-type="float" office:value="0.07830786" calcext:value-type="float">
            <text:p>0.07830786</text:p>
          </table:table-cell>
          <table:table-cell office:value-type="float" office:value="0.144243" calcext:value-type="float">
            <text:p>0.144243</text:p>
          </table:table-cell>
          <table:table-cell office:value-type="float" office:value="0.1490695" calcext:value-type="float">
            <text:p>0.1490695</text:p>
          </table:table-cell>
          <table:table-cell office:value-type="float" office:value="0.1591327" calcext:value-type="float">
            <text:p>0.1591327</text:p>
          </table:table-cell>
          <table:table-cell office:value-type="float" office:value="0.1669083" calcext:value-type="float">
            <text:p>0.1669083</text:p>
          </table:table-cell>
          <table:table-cell office:value-type="float" office:value="0.1819144" calcext:value-type="float">
            <text:p>0.1819144</text:p>
          </table:table-cell>
          <table:table-cell office:value-type="float" office:value="0.1860379" calcext:value-type="float">
            <text:p>0.1860379</text:p>
          </table:table-cell>
          <table:table-cell office:value-type="float" office:value="0" calcext:value-type="float">
            <text:p>0</text:p>
          </table:table-cell>
          <table:table-cell office:value-type="float" office:value="43.24317" calcext:value-type="float">
            <text:p>43.24317</text:p>
          </table:table-cell>
          <table:table-cell office:value-type="float" office:value="37.90971" calcext:value-type="float">
            <text:p>37.90971</text:p>
          </table:table-cell>
          <table:table-cell office:value-type="float" office:value="33.32265" calcext:value-type="float">
            <text:p>33.32265</text:p>
          </table:table-cell>
          <table:table-cell office:value-type="float" office:value="8.248777" calcext:value-type="float">
            <text:p>8.248777</text:p>
          </table:table-cell>
          <table:table-cell office:value-type="float" office:value="5.96383" calcext:value-type="float">
            <text:p>5.96383</text:p>
          </table:table-cell>
          <table:table-cell office:value-type="float" office:value="2.310489" calcext:value-type="float">
            <text:p>2.310489</text:p>
          </table:table-cell>
          <table:table-cell office:value-type="float" office:value="2.385239" calcext:value-type="float">
            <text:p>2.385239</text:p>
          </table:table-cell>
          <table:table-cell office:value-type="float" office:value="4.926539" calcext:value-type="float">
            <text:p>4.926539</text:p>
          </table:table-cell>
          <table:table-cell office:value-type="float" office:value="7.823112" calcext:value-type="float">
            <text:p>7.823112</text:p>
          </table:table-cell>
          <table:table-cell office:value-type="float" office:value="8.337232" calcext:value-type="float">
            <text:p>8.337232</text:p>
          </table:table-cell>
          <table:table-cell office:value-type="float" office:value="9.332157" calcext:value-type="float">
            <text:p>9.332157</text:p>
          </table:table-cell>
          <table:table-cell office:value-type="float" office:value="9.971766" calcext:value-type="float">
            <text:p>9.971766</text:p>
          </table:table-cell>
          <table:table-cell office:value-type="float" office:value="11.43646" calcext:value-type="float">
            <text:p>11.43646</text:p>
          </table:table-cell>
          <table:table-cell office:value-type="float" office:value="11.8284" calcext:value-type="float">
            <text:p>11.8284</text:p>
          </table:table-cell>
          <table:table-cell office:value-type="float" office:value="0" calcext:value-type="float">
            <text:p>0</text:p>
          </table:table-cell>
          <table:table-cell office:value-type="float" office:value="18.88337" calcext:value-type="float">
            <text:p>18.88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5905" calcext:value-type="float">
            <text:p>1.3859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5" calcext:value-type="float">
            <text:p>28042005</text:p>
          </table:table-cell>
          <table:table-cell office:value-type="float" office:value="3.578289" calcext:value-type="float">
            <text:p>3.578289</text:p>
          </table:table-cell>
          <table:table-cell office:value-type="float" office:value="136.0089" calcext:value-type="float">
            <text:p>136.00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93562" calcext:value-type="float">
            <text:p>37.93562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37" calcext:value-type="float">
            <text:p>6.6937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20682" calcext:value-type="float">
            <text:p>-0.001020682</text:p>
          </table:table-cell>
          <table:table-cell office:value-type="float" office:value="1167.458" calcext:value-type="float">
            <text:p>1167.458</text:p>
          </table:table-cell>
          <table:table-cell office:value-type="float" office:value="2.105413" calcext:value-type="float">
            <text:p>2.105413</text:p>
          </table:table-cell>
          <table:table-cell office:value-type="float" office:value="0" calcext:value-type="float">
            <text:p>0</text:p>
          </table:table-cell>
          <table:table-cell office:value-type="float" office:value="1.115624" calcext:value-type="float">
            <text:p>1.115624</text:p>
          </table:table-cell>
          <table:table-cell office:value-type="float" office:value="0.955319" calcext:value-type="float">
            <text:p>0.955319</text:p>
          </table:table-cell>
          <table:table-cell office:value-type="float" office:value="0.7311497" calcext:value-type="float">
            <text:p>0.7311497</text:p>
          </table:table-cell>
          <table:table-cell office:value-type="float" office:value="0.07879306" calcext:value-type="float">
            <text:p>0.07879306</text:p>
          </table:table-cell>
          <table:table-cell office:value-type="float" office:value="0.06391343" calcext:value-type="float">
            <text:p>0.06391343</text:p>
          </table:table-cell>
          <table:table-cell office:value-type="float" office:value="0.02907785" calcext:value-type="float">
            <text:p>0.02907785</text:p>
          </table:table-cell>
          <table:table-cell office:value-type="float" office:value="0.03615368" calcext:value-type="float">
            <text:p>0.03615368</text:p>
          </table:table-cell>
          <table:table-cell office:value-type="float" office:value="0.07824039" calcext:value-type="float">
            <text:p>0.07824039</text:p>
          </table:table-cell>
          <table:table-cell office:value-type="float" office:value="0.144376" calcext:value-type="float">
            <text:p>0.144376</text:p>
          </table:table-cell>
          <table:table-cell office:value-type="float" office:value="0.1491312" calcext:value-type="float">
            <text:p>0.1491312</text:p>
          </table:table-cell>
          <table:table-cell office:value-type="float" office:value="0.1591855" calcext:value-type="float">
            <text:p>0.1591855</text:p>
          </table:table-cell>
          <table:table-cell office:value-type="float" office:value="0.1669456" calcext:value-type="float">
            <text:p>0.1669456</text:p>
          </table:table-cell>
          <table:table-cell office:value-type="float" office:value="0.1819377" calcext:value-type="float">
            <text:p>0.1819377</text:p>
          </table:table-cell>
          <table:table-cell office:value-type="float" office:value="0.1860641" calcext:value-type="float">
            <text:p>0.1860641</text:p>
          </table:table-cell>
          <table:table-cell office:value-type="float" office:value="0" calcext:value-type="float">
            <text:p>0</text:p>
          </table:table-cell>
          <table:table-cell office:value-type="float" office:value="43.55707" calcext:value-type="float">
            <text:p>43.55707</text:p>
          </table:table-cell>
          <table:table-cell office:value-type="float" office:value="38.0824" calcext:value-type="float">
            <text:p>38.0824</text:p>
          </table:table-cell>
          <table:table-cell office:value-type="float" office:value="33.49635" calcext:value-type="float">
            <text:p>33.49635</text:p>
          </table:table-cell>
          <table:table-cell office:value-type="float" office:value="8.252772" calcext:value-type="float">
            <text:p>8.252772</text:p>
          </table:table-cell>
          <table:table-cell office:value-type="float" office:value="5.969723" calcext:value-type="float">
            <text:p>5.969723</text:p>
          </table:table-cell>
          <table:table-cell office:value-type="float" office:value="2.312736" calcext:value-type="float">
            <text:p>2.312736</text:p>
          </table:table-cell>
          <table:table-cell office:value-type="float" office:value="2.388322" calcext:value-type="float">
            <text:p>2.388322</text:p>
          </table:table-cell>
          <table:table-cell office:value-type="float" office:value="4.931288" calcext:value-type="float">
            <text:p>4.931288</text:p>
          </table:table-cell>
          <table:table-cell office:value-type="float" office:value="7.829556" calcext:value-type="float">
            <text:p>7.829556</text:p>
          </table:table-cell>
          <table:table-cell office:value-type="float" office:value="8.343004" calcext:value-type="float">
            <text:p>8.343004</text:p>
          </table:table-cell>
          <table:table-cell office:value-type="float" office:value="9.337022" calcext:value-type="float">
            <text:p>9.337022</text:p>
          </table:table-cell>
          <table:table-cell office:value-type="float" office:value="9.976049" calcext:value-type="float">
            <text:p>9.976049</text:p>
          </table:table-cell>
          <table:table-cell office:value-type="float" office:value="11.43902" calcext:value-type="float">
            <text:p>11.43902</text:p>
          </table:table-cell>
          <table:table-cell office:value-type="float" office:value="11.83079" calcext:value-type="float">
            <text:p>11.83079</text:p>
          </table:table-cell>
          <table:table-cell office:value-type="float" office:value="0" calcext:value-type="float">
            <text:p>0</text:p>
          </table:table-cell>
          <table:table-cell office:value-type="float" office:value="12.89729" calcext:value-type="float">
            <text:p>12.89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7365" calcext:value-type="float">
            <text:p>1.39736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5" calcext:value-type="float">
            <text:p>29042005</text:p>
          </table:table-cell>
          <table:table-cell office:value-type="float" office:value="3.562294" calcext:value-type="float">
            <text:p>3.562294</text:p>
          </table:table-cell>
          <table:table-cell office:value-type="float" office:value="136.01" calcext:value-type="float">
            <text:p>136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97107" calcext:value-type="float">
            <text:p>37.97107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37" calcext:value-type="float">
            <text:p>6.6937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20682" calcext:value-type="float">
            <text:p>-0.001020682</text:p>
          </table:table-cell>
          <table:table-cell office:value-type="float" office:value="1167.437" calcext:value-type="float">
            <text:p>1167.437</text:p>
          </table:table-cell>
          <table:table-cell office:value-type="float" office:value="2.103611" calcext:value-type="float">
            <text:p>2.103611</text:p>
          </table:table-cell>
          <table:table-cell office:value-type="float" office:value="0" calcext:value-type="float">
            <text:p>0</text:p>
          </table:table-cell>
          <table:table-cell office:value-type="float" office:value="2.074402" calcext:value-type="float">
            <text:p>2.074402</text:p>
          </table:table-cell>
          <table:table-cell office:value-type="float" office:value="0.9815979" calcext:value-type="float">
            <text:p>0.9815979</text:p>
          </table:table-cell>
          <table:table-cell office:value-type="float" office:value="0.7774736" calcext:value-type="float">
            <text:p>0.7774736</text:p>
          </table:table-cell>
          <table:table-cell office:value-type="float" office:value="0.08174489" calcext:value-type="float">
            <text:p>0.08174489</text:p>
          </table:table-cell>
          <table:table-cell office:value-type="float" office:value="0.06561052" calcext:value-type="float">
            <text:p>0.06561052</text:p>
          </table:table-cell>
          <table:table-cell office:value-type="float" office:value="0.0289965" calcext:value-type="float">
            <text:p>0.0289965</text:p>
          </table:table-cell>
          <table:table-cell office:value-type="float" office:value="0.03592474" calcext:value-type="float">
            <text:p>0.03592474</text:p>
          </table:table-cell>
          <table:table-cell office:value-type="float" office:value="0.07810187" calcext:value-type="float">
            <text:p>0.07810187</text:p>
          </table:table-cell>
          <table:table-cell office:value-type="float" office:value="0.144458" calcext:value-type="float">
            <text:p>0.144458</text:p>
          </table:table-cell>
          <table:table-cell office:value-type="float" office:value="0.1491896" calcext:value-type="float">
            <text:p>0.1491896</text:p>
          </table:table-cell>
          <table:table-cell office:value-type="float" office:value="0.1592404" calcext:value-type="float">
            <text:p>0.1592404</text:p>
          </table:table-cell>
          <table:table-cell office:value-type="float" office:value="0.1669679" calcext:value-type="float">
            <text:p>0.1669679</text:p>
          </table:table-cell>
          <table:table-cell office:value-type="float" office:value="0.1819597" calcext:value-type="float">
            <text:p>0.1819597</text:p>
          </table:table-cell>
          <table:table-cell office:value-type="float" office:value="0.1860902" calcext:value-type="float">
            <text:p>0.1860902</text:p>
          </table:table-cell>
          <table:table-cell office:value-type="float" office:value="0" calcext:value-type="float">
            <text:p>0</text:p>
          </table:table-cell>
          <table:table-cell office:value-type="float" office:value="43.87151" calcext:value-type="float">
            <text:p>43.87151</text:p>
          </table:table-cell>
          <table:table-cell office:value-type="float" office:value="38.25839" calcext:value-type="float">
            <text:p>38.25839</text:p>
          </table:table-cell>
          <table:table-cell office:value-type="float" office:value="33.67282" calcext:value-type="float">
            <text:p>33.67282</text:p>
          </table:table-cell>
          <table:table-cell office:value-type="float" office:value="8.255816" calcext:value-type="float">
            <text:p>8.255816</text:p>
          </table:table-cell>
          <table:table-cell office:value-type="float" office:value="5.974688" calcext:value-type="float">
            <text:p>5.974688</text:p>
          </table:table-cell>
          <table:table-cell office:value-type="float" office:value="2.314785" calcext:value-type="float">
            <text:p>2.314785</text:p>
          </table:table-cell>
          <table:table-cell office:value-type="float" office:value="2.391271" calcext:value-type="float">
            <text:p>2.391271</text:p>
          </table:table-cell>
          <table:table-cell office:value-type="float" office:value="4.935974" calcext:value-type="float">
            <text:p>4.935974</text:p>
          </table:table-cell>
          <table:table-cell office:value-type="float" office:value="7.835966" calcext:value-type="float">
            <text:p>7.835966</text:p>
          </table:table-cell>
          <table:table-cell office:value-type="float" office:value="8.348775" calcext:value-type="float">
            <text:p>8.348775</text:p>
          </table:table-cell>
          <table:table-cell office:value-type="float" office:value="9.341925" calcext:value-type="float">
            <text:p>9.341925</text:p>
          </table:table-cell>
          <table:table-cell office:value-type="float" office:value="9.980392" calcext:value-type="float">
            <text:p>9.980392</text:p>
          </table:table-cell>
          <table:table-cell office:value-type="float" office:value="11.44158" calcext:value-type="float">
            <text:p>11.44158</text:p>
          </table:table-cell>
          <table:table-cell office:value-type="float" office:value="11.83319" calcext:value-type="float">
            <text:p>11.83319</text:p>
          </table:table-cell>
          <table:table-cell office:value-type="float" office:value="0" calcext:value-type="float">
            <text:p>0</text:p>
          </table:table-cell>
          <table:table-cell office:value-type="float" office:value="16.06265" calcext:value-type="float">
            <text:p>16.06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1518" calcext:value-type="float">
            <text:p>1.4115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5" calcext:value-type="float">
            <text:p>30042005</text:p>
          </table:table-cell>
          <table:table-cell office:value-type="float" office:value="3.541331" calcext:value-type="float">
            <text:p>3.541331</text:p>
          </table:table-cell>
          <table:table-cell office:value-type="float" office:value="136.011" calcext:value-type="float">
            <text:p>136.0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00838" calcext:value-type="float">
            <text:p>38.00838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37" calcext:value-type="float">
            <text:p>6.6937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20682" calcext:value-type="float">
            <text:p>-0.001020682</text:p>
          </table:table-cell>
          <table:table-cell office:value-type="float" office:value="1167.417" calcext:value-type="float">
            <text:p>1167.417</text:p>
          </table:table-cell>
          <table:table-cell office:value-type="float" office:value="2.090147" calcext:value-type="float">
            <text:p>2.090147</text:p>
          </table:table-cell>
          <table:table-cell office:value-type="float" office:value="0" calcext:value-type="float">
            <text:p>0</text:p>
          </table:table-cell>
          <table:table-cell office:value-type="float" office:value="2.428018" calcext:value-type="float">
            <text:p>2.428018</text:p>
          </table:table-cell>
          <table:table-cell office:value-type="float" office:value="0.9977958" calcext:value-type="float">
            <text:p>0.9977958</text:p>
          </table:table-cell>
          <table:table-cell office:value-type="float" office:value="0.8366074" calcext:value-type="float">
            <text:p>0.8366074</text:p>
          </table:table-cell>
          <table:table-cell office:value-type="float" office:value="0.08633732" calcext:value-type="float">
            <text:p>0.08633732</text:p>
          </table:table-cell>
          <table:table-cell office:value-type="float" office:value="0.06928759" calcext:value-type="float">
            <text:p>0.06928759</text:p>
          </table:table-cell>
          <table:table-cell office:value-type="float" office:value="0.02970947" calcext:value-type="float">
            <text:p>0.02970947</text:p>
          </table:table-cell>
          <table:table-cell office:value-type="float" office:value="0.03626403" calcext:value-type="float">
            <text:p>0.03626403</text:p>
          </table:table-cell>
          <table:table-cell office:value-type="float" office:value="0.07809613" calcext:value-type="float">
            <text:p>0.07809613</text:p>
          </table:table-cell>
          <table:table-cell office:value-type="float" office:value="0.1445323" calcext:value-type="float">
            <text:p>0.1445323</text:p>
          </table:table-cell>
          <table:table-cell office:value-type="float" office:value="0.1492451" calcext:value-type="float">
            <text:p>0.1492451</text:p>
          </table:table-cell>
          <table:table-cell office:value-type="float" office:value="0.1592959" calcext:value-type="float">
            <text:p>0.1592959</text:p>
          </table:table-cell>
          <table:table-cell office:value-type="float" office:value="0.166967" calcext:value-type="float">
            <text:p>0.166967</text:p>
          </table:table-cell>
          <table:table-cell office:value-type="float" office:value="0.1819841" calcext:value-type="float">
            <text:p>0.1819841</text:p>
          </table:table-cell>
          <table:table-cell office:value-type="float" office:value="0.1861163" calcext:value-type="float">
            <text:p>0.1861163</text:p>
          </table:table-cell>
          <table:table-cell office:value-type="float" office:value="0" calcext:value-type="float">
            <text:p>0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38.45709" calcext:value-type="float">
            <text:p>38.45709</text:p>
          </table:table-cell>
          <table:table-cell office:value-type="float" office:value="33.86628" calcext:value-type="float">
            <text:p>33.86628</text:p>
          </table:table-cell>
          <table:table-cell office:value-type="float" office:value="8.26023" calcext:value-type="float">
            <text:p>8.26023</text:p>
          </table:table-cell>
          <table:table-cell office:value-type="float" office:value="5.980638" calcext:value-type="float">
            <text:p>5.980638</text:p>
          </table:table-cell>
          <table:table-cell office:value-type="float" office:value="2.316918" calcext:value-type="float">
            <text:p>2.316918</text:p>
          </table:table-cell>
          <table:table-cell office:value-type="float" office:value="2.39422" calcext:value-type="float">
            <text:p>2.39422</text:p>
          </table:table-cell>
          <table:table-cell office:value-type="float" office:value="4.940611" calcext:value-type="float">
            <text:p>4.940611</text:p>
          </table:table-cell>
          <table:table-cell office:value-type="float" office:value="7.842349" calcext:value-type="float">
            <text:p>7.842349</text:p>
          </table:table-cell>
          <table:table-cell office:value-type="float" office:value="8.354547" calcext:value-type="float">
            <text:p>8.354547</text:p>
          </table:table-cell>
          <table:table-cell office:value-type="float" office:value="9.346847" calcext:value-type="float">
            <text:p>9.346847</text:p>
          </table:table-cell>
          <table:table-cell office:value-type="float" office:value="9.98473" calcext:value-type="float">
            <text:p>9.98473</text:p>
          </table:table-cell>
          <table:table-cell office:value-type="float" office:value="11.44413" calcext:value-type="float">
            <text:p>11.44413</text:p>
          </table:table-cell>
          <table:table-cell office:value-type="float" office:value="11.83561" calcext:value-type="float">
            <text:p>11.83561</text:p>
          </table:table-cell>
          <table:table-cell office:value-type="float" office:value="0" calcext:value-type="float">
            <text:p>0</text:p>
          </table:table-cell>
          <table:table-cell office:value-type="float" office:value="55.19459" calcext:value-type="float">
            <text:p>55.19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0779" calcext:value-type="float">
            <text:p>1.43077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5" calcext:value-type="float">
            <text:p>1052005</text:p>
          </table:table-cell>
          <table:table-cell office:value-type="float" office:value="3.525693" calcext:value-type="float">
            <text:p>3.525693</text:p>
          </table:table-cell>
          <table:table-cell office:value-type="float" office:value="136.012" calcext:value-type="float">
            <text:p>136.0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06002" calcext:value-type="float">
            <text:p>38.06002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37" calcext:value-type="float">
            <text:p>6.6937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20682" calcext:value-type="float">
            <text:p>-0.001020682</text:p>
          </table:table-cell>
          <table:table-cell office:value-type="float" office:value="1167.369" calcext:value-type="float">
            <text:p>1167.369</text:p>
          </table:table-cell>
          <table:table-cell office:value-type="float" office:value="2.085442" calcext:value-type="float">
            <text:p>2.085442</text:p>
          </table:table-cell>
          <table:table-cell office:value-type="float" office:value="0" calcext:value-type="float">
            <text:p>0</text:p>
          </table:table-cell>
          <table:table-cell office:value-type="float" office:value="3.723199" calcext:value-type="float">
            <text:p>3.723199</text:p>
          </table:table-cell>
          <table:table-cell office:value-type="float" office:value="1.869354" calcext:value-type="float">
            <text:p>1.869354</text:p>
          </table:table-cell>
          <table:table-cell office:value-type="float" office:value="0.8382425" calcext:value-type="float">
            <text:p>0.8382425</text:p>
          </table:table-cell>
          <table:table-cell office:value-type="float" office:value="0.08500805" calcext:value-type="float">
            <text:p>0.08500805</text:p>
          </table:table-cell>
          <table:table-cell office:value-type="float" office:value="0.06924478" calcext:value-type="float">
            <text:p>0.06924478</text:p>
          </table:table-cell>
          <table:table-cell office:value-type="float" office:value="0.03012506" calcext:value-type="float">
            <text:p>0.03012506</text:p>
          </table:table-cell>
          <table:table-cell office:value-type="float" office:value="0.03667735" calcext:value-type="float">
            <text:p>0.03667735</text:p>
          </table:table-cell>
          <table:table-cell office:value-type="float" office:value="0.07822054" calcext:value-type="float">
            <text:p>0.07822054</text:p>
          </table:table-cell>
          <table:table-cell office:value-type="float" office:value="0.1446235" calcext:value-type="float">
            <text:p>0.1446235</text:p>
          </table:table-cell>
          <table:table-cell office:value-type="float" office:value="0.1493026" calcext:value-type="float">
            <text:p>0.1493026</text:p>
          </table:table-cell>
          <table:table-cell office:value-type="float" office:value="0.1593516" calcext:value-type="float">
            <text:p>0.1593516</text:p>
          </table:table-cell>
          <table:table-cell office:value-type="float" office:value="0.167046" calcext:value-type="float">
            <text:p>0.167046</text:p>
          </table:table-cell>
          <table:table-cell office:value-type="float" office:value="0.1820106" calcext:value-type="float">
            <text:p>0.1820106</text:p>
          </table:table-cell>
          <table:table-cell office:value-type="float" office:value="0.1861424" calcext:value-type="float">
            <text:p>0.1861424</text:p>
          </table:table-cell>
          <table:table-cell office:value-type="float" office:value="0" calcext:value-type="float">
            <text:p>0</text:p>
          </table:table-cell>
          <table:table-cell office:value-type="float" office:value="41.48633" calcext:value-type="float">
            <text:p>41.48633</text:p>
          </table:table-cell>
          <table:table-cell office:value-type="float" office:value="39.74096" calcext:value-type="float">
            <text:p>39.74096</text:p>
          </table:table-cell>
          <table:table-cell office:value-type="float" office:value="34.07613" calcext:value-type="float">
            <text:p>34.07613</text:p>
          </table:table-cell>
          <table:table-cell office:value-type="float" office:value="8.265928" calcext:value-type="float">
            <text:p>8.265928</text:p>
          </table:table-cell>
          <table:table-cell office:value-type="float" office:value="5.987959" calcext:value-type="float">
            <text:p>5.987959</text:p>
          </table:table-cell>
          <table:table-cell office:value-type="float" office:value="2.319252" calcext:value-type="float">
            <text:p>2.319252</text:p>
          </table:table-cell>
          <table:table-cell office:value-type="float" office:value="2.397259" calcext:value-type="float">
            <text:p>2.397259</text:p>
          </table:table-cell>
          <table:table-cell office:value-type="float" office:value="4.94523" calcext:value-type="float">
            <text:p>4.94523</text:p>
          </table:table-cell>
          <table:table-cell office:value-type="float" office:value="7.848702" calcext:value-type="float">
            <text:p>7.848702</text:p>
          </table:table-cell>
          <table:table-cell office:value-type="float" office:value="8.360318" calcext:value-type="float">
            <text:p>8.360318</text:p>
          </table:table-cell>
          <table:table-cell office:value-type="float" office:value="9.351768" calcext:value-type="float">
            <text:p>9.351768</text:p>
          </table:table-cell>
          <table:table-cell office:value-type="float" office:value="9.989075" calcext:value-type="float">
            <text:p>9.989075</text:p>
          </table:table-cell>
          <table:table-cell office:value-type="float" office:value="11.44669" calcext:value-type="float">
            <text:p>11.44669</text:p>
          </table:table-cell>
          <table:table-cell office:value-type="float" office:value="11.83801" calcext:value-type="float">
            <text:p>11.83801</text:p>
          </table:table-cell>
          <table:table-cell office:value-type="float" office:value="0" calcext:value-type="float">
            <text:p>0</text:p>
          </table:table-cell>
          <table:table-cell office:value-type="float" office:value="43.45281" calcext:value-type="float">
            <text:p>43.45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4794" calcext:value-type="float">
            <text:p>1.44479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5" calcext:value-type="float">
            <text:p>2052005</text:p>
          </table:table-cell>
          <table:table-cell office:value-type="float" office:value="3.504986" calcext:value-type="float">
            <text:p>3.504986</text:p>
          </table:table-cell>
          <table:table-cell office:value-type="float" office:value="136.0128" calcext:value-type="float">
            <text:p>136.0128</text:p>
          </table:table-cell>
          <table:table-cell office:value-type="float" office:value="5" calcext:value-type="float">
            <text:p>5</text:p>
          </table:table-cell>
          <table:table-cell office:value-type="float" office:value="-0.00003182956" calcext:value-type="float">
            <text:p>-3.182956E-05</text:p>
          </table:table-cell>
          <table:table-cell office:value-type="float" office:value="38.10638" calcext:value-type="float">
            <text:p>38.10638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37" calcext:value-type="float">
            <text:p>6.6937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20682" calcext:value-type="float">
            <text:p>-0.001020682</text:p>
          </table:table-cell>
          <table:table-cell office:value-type="float" office:value="1167.351" calcext:value-type="float">
            <text:p>1167.351</text:p>
          </table:table-cell>
          <table:table-cell office:value-type="float" office:value="2.074797" calcext:value-type="float">
            <text:p>2.074797</text:p>
          </table:table-cell>
          <table:table-cell office:value-type="float" office:value="0" calcext:value-type="float">
            <text:p>0</text:p>
          </table:table-cell>
          <table:table-cell office:value-type="float" office:value="2.843735" calcext:value-type="float">
            <text:p>2.843735</text:p>
          </table:table-cell>
          <table:table-cell office:value-type="float" office:value="1.222685" calcext:value-type="float">
            <text:p>1.222685</text:p>
          </table:table-cell>
          <table:table-cell office:value-type="float" office:value="0.8867645" calcext:value-type="float">
            <text:p>0.8867645</text:p>
          </table:table-cell>
          <table:table-cell office:value-type="float" office:value="0.089481" calcext:value-type="float">
            <text:p>0.089481</text:p>
          </table:table-cell>
          <table:table-cell office:value-type="float" office:value="0.07170454" calcext:value-type="float">
            <text:p>0.07170454</text:p>
          </table:table-cell>
          <table:table-cell office:value-type="float" office:value="0.03038432" calcext:value-type="float">
            <text:p>0.03038432</text:p>
          </table:table-cell>
          <table:table-cell office:value-type="float" office:value="0.0367279" calcext:value-type="float">
            <text:p>0.0367279</text:p>
          </table:table-cell>
          <table:table-cell office:value-type="float" office:value="0.07826738" calcext:value-type="float">
            <text:p>0.07826738</text:p>
          </table:table-cell>
          <table:table-cell office:value-type="float" office:value="0.1447118" calcext:value-type="float">
            <text:p>0.1447118</text:p>
          </table:table-cell>
          <table:table-cell office:value-type="float" office:value="0.1493615" calcext:value-type="float">
            <text:p>0.1493615</text:p>
          </table:table-cell>
          <table:table-cell office:value-type="float" office:value="0.1594077" calcext:value-type="float">
            <text:p>0.1594077</text:p>
          </table:table-cell>
          <table:table-cell office:value-type="float" office:value="0.1670679" calcext:value-type="float">
            <text:p>0.1670679</text:p>
          </table:table-cell>
          <table:table-cell office:value-type="float" office:value="0.1820382" calcext:value-type="float">
            <text:p>0.1820382</text:p>
          </table:table-cell>
          <table:table-cell office:value-type="float" office:value="0.1861685" calcext:value-type="float">
            <text:p>0.1861685</text:p>
          </table:table-cell>
          <table:table-cell office:value-type="float" office:value="0" calcext:value-type="float">
            <text:p>0</text:p>
          </table:table-cell>
          <table:table-cell office:value-type="float" office:value="41.91515" calcext:value-type="float">
            <text:p>41.91515</text:p>
          </table:table-cell>
          <table:table-cell office:value-type="float" office:value="40.11315" calcext:value-type="float">
            <text:p>40.11315</text:p>
          </table:table-cell>
          <table:table-cell office:value-type="float" office:value="34.2856" calcext:value-type="float">
            <text:p>34.2856</text:p>
          </table:table-cell>
          <table:table-cell office:value-type="float" office:value="8.271291" calcext:value-type="float">
            <text:p>8.271291</text:p>
          </table:table-cell>
          <table:table-cell office:value-type="float" office:value="5.994837" calcext:value-type="float">
            <text:p>5.994837</text:p>
          </table:table-cell>
          <table:table-cell office:value-type="float" office:value="2.321543" calcext:value-type="float">
            <text:p>2.321543</text:p>
          </table:table-cell>
          <table:table-cell office:value-type="float" office:value="2.40028" calcext:value-type="float">
            <text:p>2.40028</text:p>
          </table:table-cell>
          <table:table-cell office:value-type="float" office:value="4.94985" calcext:value-type="float">
            <text:p>4.94985</text:p>
          </table:table-cell>
          <table:table-cell office:value-type="float" office:value="7.855034" calcext:value-type="float">
            <text:p>7.855034</text:p>
          </table:table-cell>
          <table:table-cell office:value-type="float" office:value="8.366089" calcext:value-type="float">
            <text:p>8.366089</text:p>
          </table:table-cell>
          <table:table-cell office:value-type="float" office:value="9.356688" calcext:value-type="float">
            <text:p>9.356688</text:p>
          </table:table-cell>
          <table:table-cell office:value-type="float" office:value="9.993416" calcext:value-type="float">
            <text:p>9.993416</text:p>
          </table:table-cell>
          <table:table-cell office:value-type="float" office:value="11.44925" calcext:value-type="float">
            <text:p>11.44925</text:p>
          </table:table-cell>
          <table:table-cell office:value-type="float" office:value="11.84044" calcext:value-type="float">
            <text:p>11.84044</text:p>
          </table:table-cell>
          <table:table-cell office:value-type="float" office:value="0" calcext:value-type="float">
            <text:p>0</text:p>
          </table:table-cell>
          <table:table-cell office:value-type="float" office:value="55.15921" calcext:value-type="float">
            <text:p>55.15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3931" calcext:value-type="float">
            <text:p>1.4639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5" calcext:value-type="float">
            <text:p>3052005</text:p>
          </table:table-cell>
          <table:table-cell office:value-type="float" office:value="3.482187" calcext:value-type="float">
            <text:p>3.482187</text:p>
          </table:table-cell>
          <table:table-cell office:value-type="float" office:value="136.0138" calcext:value-type="float">
            <text:p>136.0138</text:p>
          </table:table-cell>
          <table:table-cell office:value-type="float" office:value="5" calcext:value-type="float">
            <text:p>5</text:p>
          </table:table-cell>
          <table:table-cell office:value-type="float" office:value="-0.00008776018" calcext:value-type="float">
            <text:p>-8.776018E-05</text:p>
          </table:table-cell>
          <table:table-cell office:value-type="float" office:value="38.14877" calcext:value-type="float">
            <text:p>38.14877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37" calcext:value-type="float">
            <text:p>6.6937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20682" calcext:value-type="float">
            <text:p>-0.001020682</text:p>
          </table:table-cell>
          <table:table-cell office:value-type="float" office:value="1167.331" calcext:value-type="float">
            <text:p>1167.331</text:p>
          </table:table-cell>
          <table:table-cell office:value-type="float" office:value="2.064894" calcext:value-type="float">
            <text:p>2.064894</text:p>
          </table:table-cell>
          <table:table-cell office:value-type="float" office:value="0" calcext:value-type="float">
            <text:p>0</text:p>
          </table:table-cell>
          <table:table-cell office:value-type="float" office:value="2.52919" calcext:value-type="float">
            <text:p>2.52919</text:p>
          </table:table-cell>
          <table:table-cell office:value-type="float" office:value="1.144063" calcext:value-type="float">
            <text:p>1.144063</text:p>
          </table:table-cell>
          <table:table-cell office:value-type="float" office:value="0.9345219" calcext:value-type="float">
            <text:p>0.9345219</text:p>
          </table:table-cell>
          <table:table-cell office:value-type="float" office:value="0.09462559" calcext:value-type="float">
            <text:p>0.09462559</text:p>
          </table:table-cell>
          <table:table-cell office:value-type="float" office:value="0.07637761" calcext:value-type="float">
            <text:p>0.07637761</text:p>
          </table:table-cell>
          <table:table-cell office:value-type="float" office:value="0.03147921" calcext:value-type="float">
            <text:p>0.03147921</text:p>
          </table:table-cell>
          <table:table-cell office:value-type="float" office:value="0.03736426" calcext:value-type="float">
            <text:p>0.03736426</text:p>
          </table:table-cell>
          <table:table-cell office:value-type="float" office:value="0.07841974" calcext:value-type="float">
            <text:p>0.07841974</text:p>
          </table:table-cell>
          <table:table-cell office:value-type="float" office:value="0.1448048" calcext:value-type="float">
            <text:p>0.1448048</text:p>
          </table:table-cell>
          <table:table-cell office:value-type="float" office:value="0.1494226" calcext:value-type="float">
            <text:p>0.1494226</text:p>
          </table:table-cell>
          <table:table-cell office:value-type="float" office:value="0.1594638" calcext:value-type="float">
            <text:p>0.1594638</text:p>
          </table:table-cell>
          <table:table-cell office:value-type="float" office:value="0.1671125" calcext:value-type="float">
            <text:p>0.1671125</text:p>
          </table:table-cell>
          <table:table-cell office:value-type="float" office:value="0.182066" calcext:value-type="float">
            <text:p>0.182066</text:p>
          </table:table-cell>
          <table:table-cell office:value-type="float" office:value="0.1861946" calcext:value-type="float">
            <text:p>0.1861946</text:p>
          </table:table-cell>
          <table:table-cell office:value-type="float" office:value="0" calcext:value-type="float">
            <text:p>0</text:p>
          </table:table-cell>
          <table:table-cell office:value-type="float" office:value="42.24472" calcext:value-type="float">
            <text:p>42.24472</text:p>
          </table:table-cell>
          <table:table-cell office:value-type="float" office:value="40.38366" calcext:value-type="float">
            <text:p>40.38366</text:p>
          </table:table-cell>
          <table:table-cell office:value-type="float" office:value="34.51514" calcext:value-type="float">
            <text:p>34.51514</text:p>
          </table:table-cell>
          <table:table-cell office:value-type="float" office:value="8.278609" calcext:value-type="float">
            <text:p>8.278609</text:p>
          </table:table-cell>
          <table:table-cell office:value-type="float" office:value="6.003277" calcext:value-type="float">
            <text:p>6.003277</text:p>
          </table:table-cell>
          <table:table-cell office:value-type="float" office:value="2.324034" calcext:value-type="float">
            <text:p>2.324034</text:p>
          </table:table-cell>
          <table:table-cell office:value-type="float" office:value="2.403383" calcext:value-type="float">
            <text:p>2.403383</text:p>
          </table:table-cell>
          <table:table-cell office:value-type="float" office:value="4.954468" calcext:value-type="float">
            <text:p>4.954468</text:p>
          </table:table-cell>
          <table:table-cell office:value-type="float" office:value="7.861342" calcext:value-type="float">
            <text:p>7.861342</text:p>
          </table:table-cell>
          <table:table-cell office:value-type="float" office:value="8.371799" calcext:value-type="float">
            <text:p>8.371799</text:p>
          </table:table-cell>
          <table:table-cell office:value-type="float" office:value="9.361609" calcext:value-type="float">
            <text:p>9.361609</text:p>
          </table:table-cell>
          <table:table-cell office:value-type="float" office:value="9.997758" calcext:value-type="float">
            <text:p>9.997758</text:p>
          </table:table-cell>
          <table:table-cell office:value-type="float" office:value="11.45181" calcext:value-type="float">
            <text:p>11.45181</text:p>
          </table:table-cell>
          <table:table-cell office:value-type="float" office:value="11.84288" calcext:value-type="float">
            <text:p>11.84288</text:p>
          </table:table-cell>
          <table:table-cell office:value-type="float" office:value="0" calcext:value-type="float">
            <text:p>0</text:p>
          </table:table-cell>
          <table:table-cell office:value-type="float" office:value="59.97012" calcext:value-type="float">
            <text:p>59.97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5035" calcext:value-type="float">
            <text:p>1.4850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5" calcext:value-type="float">
            <text:p>4052005</text:p>
          </table:table-cell>
          <table:table-cell office:value-type="float" office:value="3.456429" calcext:value-type="float">
            <text:p>3.456429</text:p>
          </table:table-cell>
          <table:table-cell office:value-type="float" office:value="136.0149" calcext:value-type="float">
            <text:p>136.0149</text:p>
          </table:table-cell>
          <table:table-cell office:value-type="float" office:value="5" calcext:value-type="float">
            <text:p>5</text:p>
          </table:table-cell>
          <table:table-cell office:value-type="float" office:value="-0.0001649592" calcext:value-type="float">
            <text:p>-0.0001649592</text:p>
          </table:table-cell>
          <table:table-cell office:value-type="float" office:value="38.18961" calcext:value-type="float">
            <text:p>38.18961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37" calcext:value-type="float">
            <text:p>6.6937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20682" calcext:value-type="float">
            <text:p>-0.001020682</text:p>
          </table:table-cell>
          <table:table-cell office:value-type="float" office:value="1167.319" calcext:value-type="float">
            <text:p>1167.319</text:p>
          </table:table-cell>
          <table:table-cell office:value-type="float" office:value="2.055324" calcext:value-type="float">
            <text:p>2.055324</text:p>
          </table:table-cell>
          <table:table-cell office:value-type="float" office:value="0" calcext:value-type="float">
            <text:p>0</text:p>
          </table:table-cell>
          <table:table-cell office:value-type="float" office:value="2.539804" calcext:value-type="float">
            <text:p>2.539804</text:p>
          </table:table-cell>
          <table:table-cell office:value-type="float" office:value="1.189219" calcext:value-type="float">
            <text:p>1.189219</text:p>
          </table:table-cell>
          <table:table-cell office:value-type="float" office:value="0.6665402" calcext:value-type="float">
            <text:p>0.6665402</text:p>
          </table:table-cell>
          <table:table-cell office:value-type="float" office:value="0.1010378" calcext:value-type="float">
            <text:p>0.1010378</text:p>
          </table:table-cell>
          <table:table-cell office:value-type="float" office:value="0.08181628" calcext:value-type="float">
            <text:p>0.08181628</text:p>
          </table:table-cell>
          <table:table-cell office:value-type="float" office:value="0.03275521" calcext:value-type="float">
            <text:p>0.03275521</text:p>
          </table:table-cell>
          <table:table-cell office:value-type="float" office:value="0.03813004" calcext:value-type="float">
            <text:p>0.03813004</text:p>
          </table:table-cell>
          <table:table-cell office:value-type="float" office:value="0.07866673" calcext:value-type="float">
            <text:p>0.07866673</text:p>
          </table:table-cell>
          <table:table-cell office:value-type="float" office:value="0.1449174" calcext:value-type="float">
            <text:p>0.1449174</text:p>
          </table:table-cell>
          <table:table-cell office:value-type="float" office:value="0.1494867" calcext:value-type="float">
            <text:p>0.1494867</text:p>
          </table:table-cell>
          <table:table-cell office:value-type="float" office:value="0.15952" calcext:value-type="float">
            <text:p>0.15952</text:p>
          </table:table-cell>
          <table:table-cell office:value-type="float" office:value="0.1671628" calcext:value-type="float">
            <text:p>0.1671628</text:p>
          </table:table-cell>
          <table:table-cell office:value-type="float" office:value="0.1820936" calcext:value-type="float">
            <text:p>0.1820936</text:p>
          </table:table-cell>
          <table:table-cell office:value-type="float" office:value="0.1862207" calcext:value-type="float">
            <text:p>0.1862207</text:p>
          </table:table-cell>
          <table:table-cell office:value-type="float" office:value="0" calcext:value-type="float">
            <text:p>0</text:p>
          </table:table-cell>
          <table:table-cell office:value-type="float" office:value="42.55951" calcext:value-type="float">
            <text:p>42.55951</text:p>
          </table:table-cell>
          <table:table-cell office:value-type="float" office:value="40.65277" calcext:value-type="float">
            <text:p>40.65277</text:p>
          </table:table-cell>
          <table:table-cell office:value-type="float" office:value="34.71414" calcext:value-type="float">
            <text:p>34.71414</text:p>
          </table:table-cell>
          <table:table-cell office:value-type="float" office:value="8.287981" calcext:value-type="float">
            <text:p>8.287981</text:p>
          </table:table-cell>
          <table:table-cell office:value-type="float" office:value="6.013547" calcext:value-type="float">
            <text:p>6.013547</text:p>
          </table:table-cell>
          <table:table-cell office:value-type="float" office:value="2.326803" calcext:value-type="float">
            <text:p>2.326803</text:p>
          </table:table-cell>
          <table:table-cell office:value-type="float" office:value="2.406625" calcext:value-type="float">
            <text:p>2.406625</text:p>
          </table:table-cell>
          <table:table-cell office:value-type="float" office:value="4.959121" calcext:value-type="float">
            <text:p>4.959121</text:p>
          </table:table-cell>
          <table:table-cell office:value-type="float" office:value="7.86765" calcext:value-type="float">
            <text:p>7.86765</text:p>
          </table:table-cell>
          <table:table-cell office:value-type="float" office:value="8.377492" calcext:value-type="float">
            <text:p>8.377492</text:p>
          </table:table-cell>
          <table:table-cell office:value-type="float" office:value="9.366488" calcext:value-type="float">
            <text:p>9.366488</text:p>
          </table:table-cell>
          <table:table-cell office:value-type="float" office:value="10.00209" calcext:value-type="float">
            <text:p>10.00209</text:p>
          </table:table-cell>
          <table:table-cell office:value-type="float" office:value="11.45437" calcext:value-type="float">
            <text:p>11.45437</text:p>
          </table:table-cell>
          <table:table-cell office:value-type="float" office:value="11.84536" calcext:value-type="float">
            <text:p>11.84536</text:p>
          </table:table-cell>
          <table:table-cell office:value-type="float" office:value="0" calcext:value-type="float">
            <text:p>0</text:p>
          </table:table-cell>
          <table:table-cell office:value-type="float" office:value="63.14386" calcext:value-type="float">
            <text:p>63.14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8949" calcext:value-type="float">
            <text:p>1.50894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5" calcext:value-type="float">
            <text:p>5052005</text:p>
          </table:table-cell>
          <table:table-cell office:value-type="float" office:value="3.42782" calcext:value-type="float">
            <text:p>3.42782</text:p>
          </table:table-cell>
          <table:table-cell office:value-type="float" office:value="136.0161" calcext:value-type="float">
            <text:p>136.0161</text:p>
          </table:table-cell>
          <table:table-cell office:value-type="float" office:value="5" calcext:value-type="float">
            <text:p>5</text:p>
          </table:table-cell>
          <table:table-cell office:value-type="float" office:value="-0.0002619971" calcext:value-type="float">
            <text:p>-0.0002619971</text:p>
          </table:table-cell>
          <table:table-cell office:value-type="float" office:value="38.22701" calcext:value-type="float">
            <text:p>38.22701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37" calcext:value-type="float">
            <text:p>6.6937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20682" calcext:value-type="float">
            <text:p>-0.001020682</text:p>
          </table:table-cell>
          <table:table-cell office:value-type="float" office:value="1167.31" calcext:value-type="float">
            <text:p>1167.31</text:p>
          </table:table-cell>
          <table:table-cell office:value-type="float" office:value="2.0481" calcext:value-type="float">
            <text:p>2.0481</text:p>
          </table:table-cell>
          <table:table-cell office:value-type="float" office:value="0" calcext:value-type="float">
            <text:p>0</text:p>
          </table:table-cell>
          <table:table-cell office:value-type="float" office:value="2.215811" calcext:value-type="float">
            <text:p>2.215811</text:p>
          </table:table-cell>
          <table:table-cell office:value-type="float" office:value="1.252311" calcext:value-type="float">
            <text:p>1.252311</text:p>
          </table:table-cell>
          <table:table-cell office:value-type="float" office:value="0.58829" calcext:value-type="float">
            <text:p>0.58829</text:p>
          </table:table-cell>
          <table:table-cell office:value-type="float" office:value="0.1094503" calcext:value-type="float">
            <text:p>0.1094503</text:p>
          </table:table-cell>
          <table:table-cell office:value-type="float" office:value="0.08916927" calcext:value-type="float">
            <text:p>0.08916927</text:p>
          </table:table-cell>
          <table:table-cell office:value-type="float" office:value="0.03462962" calcext:value-type="float">
            <text:p>0.03462962</text:p>
          </table:table-cell>
          <table:table-cell office:value-type="float" office:value="0.03927323" calcext:value-type="float">
            <text:p>0.03927323</text:p>
          </table:table-cell>
          <table:table-cell office:value-type="float" office:value="0.07902221" calcext:value-type="float">
            <text:p>0.07902221</text:p>
          </table:table-cell>
          <table:table-cell office:value-type="float" office:value="0.1450607" calcext:value-type="float">
            <text:p>0.1450607</text:p>
          </table:table-cell>
          <table:table-cell office:value-type="float" office:value="0.1495568" calcext:value-type="float">
            <text:p>0.1495568</text:p>
          </table:table-cell>
          <table:table-cell office:value-type="float" office:value="0.1595766" calcext:value-type="float">
            <text:p>0.1595766</text:p>
          </table:table-cell>
          <table:table-cell office:value-type="float" office:value="0.1672131" calcext:value-type="float">
            <text:p>0.1672131</text:p>
          </table:table-cell>
          <table:table-cell office:value-type="float" office:value="0.1821222" calcext:value-type="float">
            <text:p>0.1821222</text:p>
          </table:table-cell>
          <table:table-cell office:value-type="float" office:value="0.1862468" calcext:value-type="float">
            <text:p>0.1862468</text:p>
          </table:table-cell>
          <table:table-cell office:value-type="float" office:value="0" calcext:value-type="float">
            <text:p>0</text:p>
          </table:table-cell>
          <table:table-cell office:value-type="float" office:value="42.85481" calcext:value-type="float">
            <text:p>42.85481</text:p>
          </table:table-cell>
          <table:table-cell office:value-type="float" office:value="40.94579" calcext:value-type="float">
            <text:p>40.94579</text:p>
          </table:table-cell>
          <table:table-cell office:value-type="float" office:value="34.82311" calcext:value-type="float">
            <text:p>34.82311</text:p>
          </table:table-cell>
          <table:table-cell office:value-type="float" office:value="8.300409" calcext:value-type="float">
            <text:p>8.300409</text:p>
          </table:table-cell>
          <table:table-cell office:value-type="float" office:value="6.026484" calcext:value-type="float">
            <text:p>6.026484</text:p>
          </table:table-cell>
          <table:table-cell office:value-type="float" office:value="2.329973" calcext:value-type="float">
            <text:p>2.329973</text:p>
          </table:table-cell>
          <table:table-cell office:value-type="float" office:value="2.410077" calcext:value-type="float">
            <text:p>2.410077</text:p>
          </table:table-cell>
          <table:table-cell office:value-type="float" office:value="4.963829" calcext:value-type="float">
            <text:p>4.963829</text:p>
          </table:table-cell>
          <table:table-cell office:value-type="float" office:value="7.873957" calcext:value-type="float">
            <text:p>7.873957</text:p>
          </table:table-cell>
          <table:table-cell office:value-type="float" office:value="8.383189" calcext:value-type="float">
            <text:p>8.383189</text:p>
          </table:table-cell>
          <table:table-cell office:value-type="float" office:value="9.371353" calcext:value-type="float">
            <text:p>9.371353</text:p>
          </table:table-cell>
          <table:table-cell office:value-type="float" office:value="10.00644" calcext:value-type="float">
            <text:p>10.00644</text:p>
          </table:table-cell>
          <table:table-cell office:value-type="float" office:value="11.45693" calcext:value-type="float">
            <text:p>11.45693</text:p>
          </table:table-cell>
          <table:table-cell office:value-type="float" office:value="11.84784" calcext:value-type="float">
            <text:p>11.84784</text:p>
          </table:table-cell>
          <table:table-cell office:value-type="float" office:value="0" calcext:value-type="float">
            <text:p>0</text:p>
          </table:table-cell>
          <table:table-cell office:value-type="float" office:value="58.16932" calcext:value-type="float">
            <text:p>58.16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5554" calcext:value-type="float">
            <text:p>1.53555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5" calcext:value-type="float">
            <text:p>6052005</text:p>
          </table:table-cell>
          <table:table-cell office:value-type="float" office:value="3.399262" calcext:value-type="float">
            <text:p>3.399262</text:p>
          </table:table-cell>
          <table:table-cell office:value-type="float" office:value="136.0172" calcext:value-type="float">
            <text:p>136.0172</text:p>
          </table:table-cell>
          <table:table-cell office:value-type="float" office:value="5" calcext:value-type="float">
            <text:p>5</text:p>
          </table:table-cell>
          <table:table-cell office:value-type="float" office:value="-0.0003950535" calcext:value-type="float">
            <text:p>-0.0003950535</text:p>
          </table:table-cell>
          <table:table-cell office:value-type="float" office:value="38.26416" calcext:value-type="float">
            <text:p>38.26416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37" calcext:value-type="float">
            <text:p>6.6937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28128" calcext:value-type="float">
            <text:p>-0.001028128</text:p>
          </table:table-cell>
          <table:table-cell office:value-type="float" office:value="1167.301" calcext:value-type="float">
            <text:p>1167.301</text:p>
          </table:table-cell>
          <table:table-cell office:value-type="float" office:value="2.042854" calcext:value-type="float">
            <text:p>2.042854</text:p>
          </table:table-cell>
          <table:table-cell office:value-type="float" office:value="0" calcext:value-type="float">
            <text:p>0</text:p>
          </table:table-cell>
          <table:table-cell office:value-type="float" office:value="1.974048" calcext:value-type="float">
            <text:p>1.974048</text:p>
          </table:table-cell>
          <table:table-cell office:value-type="float" office:value="1.287723" calcext:value-type="float">
            <text:p>1.287723</text:p>
          </table:table-cell>
          <table:table-cell office:value-type="float" office:value="0.588356" calcext:value-type="float">
            <text:p>0.588356</text:p>
          </table:table-cell>
          <table:table-cell office:value-type="float" office:value="0.1139347" calcext:value-type="float">
            <text:p>0.1139347</text:p>
          </table:table-cell>
          <table:table-cell office:value-type="float" office:value="0.09370445" calcext:value-type="float">
            <text:p>0.09370445</text:p>
          </table:table-cell>
          <table:table-cell office:value-type="float" office:value="0.03603819" calcext:value-type="float">
            <text:p>0.03603819</text:p>
          </table:table-cell>
          <table:table-cell office:value-type="float" office:value="0.04028665" calcext:value-type="float">
            <text:p>0.04028665</text:p>
          </table:table-cell>
          <table:table-cell office:value-type="float" office:value="0.07944801" calcext:value-type="float">
            <text:p>0.07944801</text:p>
          </table:table-cell>
          <table:table-cell office:value-type="float" office:value="0.1452329" calcext:value-type="float">
            <text:p>0.1452329</text:p>
          </table:table-cell>
          <table:table-cell office:value-type="float" office:value="0.1496328" calcext:value-type="float">
            <text:p>0.1496328</text:p>
          </table:table-cell>
          <table:table-cell office:value-type="float" office:value="0.159634" calcext:value-type="float">
            <text:p>0.159634</text:p>
          </table:table-cell>
          <table:table-cell office:value-type="float" office:value="0.1672632" calcext:value-type="float">
            <text:p>0.1672632</text:p>
          </table:table-cell>
          <table:table-cell office:value-type="float" office:value="0.1821516" calcext:value-type="float">
            <text:p>0.1821516</text:p>
          </table:table-cell>
          <table:table-cell office:value-type="float" office:value="0.1862729" calcext:value-type="float">
            <text:p>0.1862729</text:p>
          </table:table-cell>
          <table:table-cell office:value-type="float" office:value="0" calcext:value-type="float">
            <text:p>0</text:p>
          </table:table-cell>
          <table:table-cell office:value-type="float" office:value="43.10153" calcext:value-type="float">
            <text:p>43.10153</text:p>
          </table:table-cell>
          <table:table-cell office:value-type="float" office:value="41.2534" calcext:value-type="float">
            <text:p>41.2534</text:p>
          </table:table-cell>
          <table:table-cell office:value-type="float" office:value="34.91937" calcext:value-type="float">
            <text:p>34.91937</text:p>
          </table:table-cell>
          <table:table-cell office:value-type="float" office:value="8.315295" calcext:value-type="float">
            <text:p>8.315295</text:p>
          </table:table-cell>
          <table:table-cell office:value-type="float" office:value="6.041802" calcext:value-type="float">
            <text:p>6.041802</text:p>
          </table:table-cell>
          <table:table-cell office:value-type="float" office:value="2.333573" calcext:value-type="float">
            <text:p>2.333573</text:p>
          </table:table-cell>
          <table:table-cell office:value-type="float" office:value="2.413774" calcext:value-type="float">
            <text:p>2.413774</text:p>
          </table:table-cell>
          <table:table-cell office:value-type="float" office:value="4.968616" calcext:value-type="float">
            <text:p>4.968616</text:p>
          </table:table-cell>
          <table:table-cell office:value-type="float" office:value="7.880265" calcext:value-type="float">
            <text:p>7.880265</text:p>
          </table:table-cell>
          <table:table-cell office:value-type="float" office:value="8.388882" calcext:value-type="float">
            <text:p>8.388882</text:p>
          </table:table-cell>
          <table:table-cell office:value-type="float" office:value="9.376218" calcext:value-type="float">
            <text:p>9.376218</text:p>
          </table:table-cell>
          <table:table-cell office:value-type="float" office:value="10.01078" calcext:value-type="float">
            <text:p>10.01078</text:p>
          </table:table-cell>
          <table:table-cell office:value-type="float" office:value="11.45948" calcext:value-type="float">
            <text:p>11.45948</text:p>
          </table:table-cell>
          <table:table-cell office:value-type="float" office:value="11.85034" calcext:value-type="float">
            <text:p>11.85034</text:p>
          </table:table-cell>
          <table:table-cell office:value-type="float" office:value="0" calcext:value-type="float">
            <text:p>0</text:p>
          </table:table-cell>
          <table:table-cell office:value-type="float" office:value="47.54931" calcext:value-type="float">
            <text:p>47.54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2207" calcext:value-type="float">
            <text:p>1.5622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5" calcext:value-type="float">
            <text:p>7052005</text:p>
          </table:table-cell>
          <table:table-cell office:value-type="float" office:value="3.368242" calcext:value-type="float">
            <text:p>3.368242</text:p>
          </table:table-cell>
          <table:table-cell office:value-type="float" office:value="136.0182" calcext:value-type="float">
            <text:p>136.0182</text:p>
          </table:table-cell>
          <table:table-cell office:value-type="float" office:value="5" calcext:value-type="float">
            <text:p>5</text:p>
          </table:table-cell>
          <table:table-cell office:value-type="float" office:value="-0.0005670465" calcext:value-type="float">
            <text:p>-0.0005670465</text:p>
          </table:table-cell>
          <table:table-cell office:value-type="float" office:value="38.30273" calcext:value-type="float">
            <text:p>38.30273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37" calcext:value-type="float">
            <text:p>6.6937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41343" calcext:value-type="float">
            <text:p>-0.001041343</text:p>
          </table:table-cell>
          <table:table-cell office:value-type="float" office:value="1167.292" calcext:value-type="float">
            <text:p>1167.292</text:p>
          </table:table-cell>
          <table:table-cell office:value-type="float" office:value="2.039359" calcext:value-type="float">
            <text:p>2.039359</text:p>
          </table:table-cell>
          <table:table-cell office:value-type="float" office:value="0" calcext:value-type="float">
            <text:p>0</text:p>
          </table:table-cell>
          <table:table-cell office:value-type="float" office:value="1.635385" calcext:value-type="float">
            <text:p>1.635385</text:p>
          </table:table-cell>
          <table:table-cell office:value-type="float" office:value="1.330101" calcext:value-type="float">
            <text:p>1.330101</text:p>
          </table:table-cell>
          <table:table-cell office:value-type="float" office:value="0.6205804" calcext:value-type="float">
            <text:p>0.6205804</text:p>
          </table:table-cell>
          <table:table-cell office:value-type="float" office:value="0.1211971" calcext:value-type="float">
            <text:p>0.1211971</text:p>
          </table:table-cell>
          <table:table-cell office:value-type="float" office:value="0.1006285" calcext:value-type="float">
            <text:p>0.1006285</text:p>
          </table:table-cell>
          <table:table-cell office:value-type="float" office:value="0.03798478" calcext:value-type="float">
            <text:p>0.03798478</text:p>
          </table:table-cell>
          <table:table-cell office:value-type="float" office:value="0.04153421" calcext:value-type="float">
            <text:p>0.04153421</text:p>
          </table:table-cell>
          <table:table-cell office:value-type="float" office:value="0.07990512" calcext:value-type="float">
            <text:p>0.07990512</text:p>
          </table:table-cell>
          <table:table-cell office:value-type="float" office:value="0.1454233" calcext:value-type="float">
            <text:p>0.1454233</text:p>
          </table:table-cell>
          <table:table-cell office:value-type="float" office:value="0.1497159" calcext:value-type="float">
            <text:p>0.1497159</text:p>
          </table:table-cell>
          <table:table-cell office:value-type="float" office:value="0.1596936" calcext:value-type="float">
            <text:p>0.1596936</text:p>
          </table:table-cell>
          <table:table-cell office:value-type="float" office:value="0.1673136" calcext:value-type="float">
            <text:p>0.1673136</text:p>
          </table:table-cell>
          <table:table-cell office:value-type="float" office:value="0.1821814" calcext:value-type="float">
            <text:p>0.1821814</text:p>
          </table:table-cell>
          <table:table-cell office:value-type="float" office:value="0.186299" calcext:value-type="float">
            <text:p>0.186299</text:p>
          </table:table-cell>
          <table:table-cell office:value-type="float" office:value="0" calcext:value-type="float">
            <text:p>0</text:p>
          </table:table-cell>
          <table:table-cell office:value-type="float" office:value="43.31222" calcext:value-type="float">
            <text:p>43.31222</text:p>
          </table:table-cell>
          <table:table-cell office:value-type="float" office:value="41.58261" calcext:value-type="float">
            <text:p>41.58261</text:p>
          </table:table-cell>
          <table:table-cell office:value-type="float" office:value="35.02637" calcext:value-type="float">
            <text:p>35.02637</text:p>
          </table:table-cell>
          <table:table-cell office:value-type="float" office:value="8.332922" calcext:value-type="float">
            <text:p>8.332922</text:p>
          </table:table-cell>
          <table:table-cell office:value-type="float" office:value="6.059622" calcext:value-type="float">
            <text:p>6.059622</text:p>
          </table:table-cell>
          <table:table-cell office:value-type="float" office:value="2.337586" calcext:value-type="float">
            <text:p>2.337586</text:p>
          </table:table-cell>
          <table:table-cell office:value-type="float" office:value="2.417709" calcext:value-type="float">
            <text:p>2.417709</text:p>
          </table:table-cell>
          <table:table-cell office:value-type="float" office:value="4.973493" calcext:value-type="float">
            <text:p>4.973493</text:p>
          </table:table-cell>
          <table:table-cell office:value-type="float" office:value="7.886573" calcext:value-type="float">
            <text:p>7.886573</text:p>
          </table:table-cell>
          <table:table-cell office:value-type="float" office:value="8.39458" calcext:value-type="float">
            <text:p>8.39458</text:p>
          </table:table-cell>
          <table:table-cell office:value-type="float" office:value="9.381083" calcext:value-type="float">
            <text:p>9.381083</text:p>
          </table:table-cell>
          <table:table-cell office:value-type="float" office:value="10.01512" calcext:value-type="float">
            <text:p>10.01512</text:p>
          </table:table-cell>
          <table:table-cell office:value-type="float" office:value="11.4621" calcext:value-type="float">
            <text:p>11.4621</text:p>
          </table:table-cell>
          <table:table-cell office:value-type="float" office:value="11.85286" calcext:value-type="float">
            <text:p>11.85286</text:p>
          </table:table-cell>
          <table:table-cell office:value-type="float" office:value="0" calcext:value-type="float">
            <text:p>0</text:p>
          </table:table-cell>
          <table:table-cell office:value-type="float" office:value="36.24981" calcext:value-type="float">
            <text:p>36.24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1293" calcext:value-type="float">
            <text:p>1.5912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5" calcext:value-type="float">
            <text:p>8052005</text:p>
          </table:table-cell>
          <table:table-cell office:value-type="float" office:value="3.33629" calcext:value-type="float">
            <text:p>3.33629</text:p>
          </table:table-cell>
          <table:table-cell office:value-type="float" office:value="136.0189" calcext:value-type="float">
            <text:p>136.0189</text:p>
          </table:table-cell>
          <table:table-cell office:value-type="float" office:value="5" calcext:value-type="float">
            <text:p>5</text:p>
          </table:table-cell>
          <table:table-cell office:value-type="float" office:value="-0.0008341977" calcext:value-type="float">
            <text:p>-0.0008341977</text:p>
          </table:table-cell>
          <table:table-cell office:value-type="float" office:value="38.34249" calcext:value-type="float">
            <text:p>38.34249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3707" calcext:value-type="float">
            <text:p>6.693707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48864" calcext:value-type="float">
            <text:p>-0.001048864</text:p>
          </table:table-cell>
          <table:table-cell office:value-type="float" office:value="1167.284" calcext:value-type="float">
            <text:p>1167.284</text:p>
          </table:table-cell>
          <table:table-cell office:value-type="float" office:value="2.035107" calcext:value-type="float">
            <text:p>2.035107</text:p>
          </table:table-cell>
          <table:table-cell office:value-type="float" office:value="0" calcext:value-type="float">
            <text:p>0</text:p>
          </table:table-cell>
          <table:table-cell office:value-type="float" office:value="1.426799" calcext:value-type="float">
            <text:p>1.426799</text:p>
          </table:table-cell>
          <table:table-cell office:value-type="float" office:value="1.362004" calcext:value-type="float">
            <text:p>1.362004</text:p>
          </table:table-cell>
          <table:table-cell office:value-type="float" office:value="0.6413435" calcext:value-type="float">
            <text:p>0.6413435</text:p>
          </table:table-cell>
          <table:table-cell office:value-type="float" office:value="0.1261603" calcext:value-type="float">
            <text:p>0.1261603</text:p>
          </table:table-cell>
          <table:table-cell office:value-type="float" office:value="0.1056715" calcext:value-type="float">
            <text:p>0.1056715</text:p>
          </table:table-cell>
          <table:table-cell office:value-type="float" office:value="0.03961052" calcext:value-type="float">
            <text:p>0.03961052</text:p>
          </table:table-cell>
          <table:table-cell office:value-type="float" office:value="0.04265618" calcext:value-type="float">
            <text:p>0.04265618</text:p>
          </table:table-cell>
          <table:table-cell office:value-type="float" office:value="0.08039025" calcext:value-type="float">
            <text:p>0.08039025</text:p>
          </table:table-cell>
          <table:table-cell office:value-type="float" office:value="0.1456342" calcext:value-type="float">
            <text:p>0.1456342</text:p>
          </table:table-cell>
          <table:table-cell office:value-type="float" office:value="0.149806" calcext:value-type="float">
            <text:p>0.149806</text:p>
          </table:table-cell>
          <table:table-cell office:value-type="float" office:value="0.1597568" calcext:value-type="float">
            <text:p>0.1597568</text:p>
          </table:table-cell>
          <table:table-cell office:value-type="float" office:value="0.1673676" calcext:value-type="float">
            <text:p>0.1673676</text:p>
          </table:table-cell>
          <table:table-cell office:value-type="float" office:value="0.1822107" calcext:value-type="float">
            <text:p>0.1822107</text:p>
          </table:table-cell>
          <table:table-cell office:value-type="float" office:value="0.1863251" calcext:value-type="float">
            <text:p>0.1863251</text:p>
          </table:table-cell>
          <table:table-cell office:value-type="float" office:value="0" calcext:value-type="float">
            <text:p>0</text:p>
          </table:table-cell>
          <table:table-cell office:value-type="float" office:value="43.49286" calcext:value-type="float">
            <text:p>43.49286</text:p>
          </table:table-cell>
          <table:table-cell office:value-type="float" office:value="41.92803" calcext:value-type="float">
            <text:p>41.92803</text:p>
          </table:table-cell>
          <table:table-cell office:value-type="float" office:value="35.14368" calcext:value-type="float">
            <text:p>35.14368</text:p>
          </table:table-cell>
          <table:table-cell office:value-type="float" office:value="8.352832" calcext:value-type="float">
            <text:p>8.352832</text:p>
          </table:table-cell>
          <table:table-cell office:value-type="float" office:value="6.079731" calcext:value-type="float">
            <text:p>6.079731</text:p>
          </table:table-cell>
          <table:table-cell office:value-type="float" office:value="2.342034" calcext:value-type="float">
            <text:p>2.342034</text:p>
          </table:table-cell>
          <table:table-cell office:value-type="float" office:value="2.421903" calcext:value-type="float">
            <text:p>2.421903</text:p>
          </table:table-cell>
          <table:table-cell office:value-type="float" office:value="4.97847" calcext:value-type="float">
            <text:p>4.97847</text:p>
          </table:table-cell>
          <table:table-cell office:value-type="float" office:value="7.892881" calcext:value-type="float">
            <text:p>7.892881</text:p>
          </table:table-cell>
          <table:table-cell office:value-type="float" office:value="8.400272" calcext:value-type="float">
            <text:p>8.400272</text:p>
          </table:table-cell>
          <table:table-cell office:value-type="float" office:value="9.385947" calcext:value-type="float">
            <text:p>9.385947</text:p>
          </table:table-cell>
          <table:table-cell office:value-type="float" office:value="10.01946" calcext:value-type="float">
            <text:p>10.01946</text:p>
          </table:table-cell>
          <table:table-cell office:value-type="float" office:value="11.46474" calcext:value-type="float">
            <text:p>11.46474</text:p>
          </table:table-cell>
          <table:table-cell office:value-type="float" office:value="11.85537" calcext:value-type="float">
            <text:p>11.85537</text:p>
          </table:table-cell>
          <table:table-cell office:value-type="float" office:value="0" calcext:value-type="float">
            <text:p>0</text:p>
          </table:table-cell>
          <table:table-cell office:value-type="float" office:value="26.98793" calcext:value-type="float">
            <text:p>26.98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147" calcext:value-type="float">
            <text:p>1.621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5" calcext:value-type="float">
            <text:p>9052005</text:p>
          </table:table-cell>
          <table:table-cell office:value-type="float" office:value="3.306454" calcext:value-type="float">
            <text:p>3.306454</text:p>
          </table:table-cell>
          <table:table-cell office:value-type="float" office:value="136.0204" calcext:value-type="float">
            <text:p>136.0204</text:p>
          </table:table-cell>
          <table:table-cell office:value-type="float" office:value="5" calcext:value-type="float">
            <text:p>5</text:p>
          </table:table-cell>
          <table:table-cell office:value-type="float" office:value="-0.001351581" calcext:value-type="float">
            <text:p>-0.001351581</text:p>
          </table:table-cell>
          <table:table-cell office:value-type="float" office:value="38.38113" calcext:value-type="float">
            <text:p>38.38113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697565" calcext:value-type="float">
            <text:p>6.697565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51044" calcext:value-type="float">
            <text:p>-0.001051044</text:p>
          </table:table-cell>
          <table:table-cell office:value-type="float" office:value="1167.272" calcext:value-type="float">
            <text:p>1167.272</text:p>
          </table:table-cell>
          <table:table-cell office:value-type="float" office:value="2.027449" calcext:value-type="float">
            <text:p>2.027449</text:p>
          </table:table-cell>
          <table:table-cell office:value-type="float" office:value="0" calcext:value-type="float">
            <text:p>0</text:p>
          </table:table-cell>
          <table:table-cell office:value-type="float" office:value="0.6725551" calcext:value-type="float">
            <text:p>0.6725551</text:p>
          </table:table-cell>
          <table:table-cell office:value-type="float" office:value="1.155794" calcext:value-type="float">
            <text:p>1.155794</text:p>
          </table:table-cell>
          <table:table-cell office:value-type="float" office:value="0.6303539" calcext:value-type="float">
            <text:p>0.6303539</text:p>
          </table:table-cell>
          <table:table-cell office:value-type="float" office:value="0.1745029" calcext:value-type="float">
            <text:p>0.1745029</text:p>
          </table:table-cell>
          <table:table-cell office:value-type="float" office:value="0.1066131" calcext:value-type="float">
            <text:p>0.1066131</text:p>
          </table:table-cell>
          <table:table-cell office:value-type="float" office:value="0.04040918" calcext:value-type="float">
            <text:p>0.04040918</text:p>
          </table:table-cell>
          <table:table-cell office:value-type="float" office:value="0.04315544" calcext:value-type="float">
            <text:p>0.04315544</text:p>
          </table:table-cell>
          <table:table-cell office:value-type="float" office:value="0.08081452" calcext:value-type="float">
            <text:p>0.08081452</text:p>
          </table:table-cell>
          <table:table-cell office:value-type="float" office:value="0.1458556" calcext:value-type="float">
            <text:p>0.1458556</text:p>
          </table:table-cell>
          <table:table-cell office:value-type="float" office:value="0.1499019" calcext:value-type="float">
            <text:p>0.1499019</text:p>
          </table:table-cell>
          <table:table-cell office:value-type="float" office:value="0.1598174" calcext:value-type="float">
            <text:p>0.1598174</text:p>
          </table:table-cell>
          <table:table-cell office:value-type="float" office:value="0.1674925" calcext:value-type="float">
            <text:p>0.1674925</text:p>
          </table:table-cell>
          <table:table-cell office:value-type="float" office:value="0.1822345" calcext:value-type="float">
            <text:p>0.1822345</text:p>
          </table:table-cell>
          <table:table-cell office:value-type="float" office:value="0.1863512" calcext:value-type="float">
            <text:p>0.1863512</text:p>
          </table:table-cell>
          <table:table-cell office:value-type="float" office:value="0" calcext:value-type="float">
            <text:p>0</text:p>
          </table:table-cell>
          <table:table-cell office:value-type="float" office:value="43.58046" calcext:value-type="float">
            <text:p>43.58046</text:p>
          </table:table-cell>
          <table:table-cell office:value-type="float" office:value="42.24324" calcext:value-type="float">
            <text:p>42.24324</text:p>
          </table:table-cell>
          <table:table-cell office:value-type="float" office:value="35.27215" calcext:value-type="float">
            <text:p>35.27215</text:p>
          </table:table-cell>
          <table:table-cell office:value-type="float" office:value="8.379375" calcext:value-type="float">
            <text:p>8.379375</text:p>
          </table:table-cell>
          <table:table-cell office:value-type="float" office:value="6.101079" calcext:value-type="float">
            <text:p>6.101079</text:p>
          </table:table-cell>
          <table:table-cell office:value-type="float" office:value="2.346768" calcext:value-type="float">
            <text:p>2.346768</text:p>
          </table:table-cell>
          <table:table-cell office:value-type="float" office:value="2.426289" calcext:value-type="float">
            <text:p>2.426289</text:p>
          </table:table-cell>
          <table:table-cell office:value-type="float" office:value="4.983545" calcext:value-type="float">
            <text:p>4.983545</text:p>
          </table:table-cell>
          <table:table-cell office:value-type="float" office:value="7.899209" calcext:value-type="float">
            <text:p>7.899209</text:p>
          </table:table-cell>
          <table:table-cell office:value-type="float" office:value="8.405969" calcext:value-type="float">
            <text:p>8.405969</text:p>
          </table:table-cell>
          <table:table-cell office:value-type="float" office:value="9.390811" calcext:value-type="float">
            <text:p>9.390811</text:p>
          </table:table-cell>
          <table:table-cell office:value-type="float" office:value="10.0238" calcext:value-type="float">
            <text:p>10.0238</text:p>
          </table:table-cell>
          <table:table-cell office:value-type="float" office:value="11.46737" calcext:value-type="float">
            <text:p>11.46737</text:p>
          </table:table-cell>
          <table:table-cell office:value-type="float" office:value="11.85786" calcext:value-type="float">
            <text:p>11.85786</text:p>
          </table:table-cell>
          <table:table-cell office:value-type="float" office:value="0" calcext:value-type="float">
            <text:p>0</text:p>
          </table:table-cell>
          <table:table-cell office:value-type="float" office:value="17.35876" calcext:value-type="float">
            <text:p>17.35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8818" calcext:value-type="float">
            <text:p>1.6488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5" calcext:value-type="float">
            <text:p>10052005</text:p>
          </table:table-cell>
          <table:table-cell office:value-type="float" office:value="3.280857" calcext:value-type="float">
            <text:p>3.280857</text:p>
          </table:table-cell>
          <table:table-cell office:value-type="float" office:value="136.0214" calcext:value-type="float">
            <text:p>136.0214</text:p>
          </table:table-cell>
          <table:table-cell office:value-type="float" office:value="5" calcext:value-type="float">
            <text:p>5</text:p>
          </table:table-cell>
          <table:table-cell office:value-type="float" office:value="-0.002025338" calcext:value-type="float">
            <text:p>-0.002025338</text:p>
          </table:table-cell>
          <table:table-cell office:value-type="float" office:value="38.41924" calcext:value-type="float">
            <text:p>38.41924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707456" calcext:value-type="float">
            <text:p>6.707456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47364" calcext:value-type="float">
            <text:p>-0.001047364</text:p>
          </table:table-cell>
          <table:table-cell office:value-type="float" office:value="1167.26" calcext:value-type="float">
            <text:p>1167.26</text:p>
          </table:table-cell>
          <table:table-cell office:value-type="float" office:value="2.027471" calcext:value-type="float">
            <text:p>2.027471</text:p>
          </table:table-cell>
          <table:table-cell office:value-type="float" office:value="0" calcext:value-type="float">
            <text:p>0</text:p>
          </table:table-cell>
          <table:table-cell office:value-type="float" office:value="0.5894949" calcext:value-type="float">
            <text:p>0.5894949</text:p>
          </table:table-cell>
          <table:table-cell office:value-type="float" office:value="1.159145" calcext:value-type="float">
            <text:p>1.159145</text:p>
          </table:table-cell>
          <table:table-cell office:value-type="float" office:value="0.5868556" calcext:value-type="float">
            <text:p>0.5868556</text:p>
          </table:table-cell>
          <table:table-cell office:value-type="float" office:value="0.1303501" calcext:value-type="float">
            <text:p>0.1303501</text:p>
          </table:table-cell>
          <table:table-cell office:value-type="float" office:value="0.0972173" calcext:value-type="float">
            <text:p>0.0972173</text:p>
          </table:table-cell>
          <table:table-cell office:value-type="float" office:value="0.03939569" calcext:value-type="float">
            <text:p>0.03939569</text:p>
          </table:table-cell>
          <table:table-cell office:value-type="float" office:value="0.04244488" calcext:value-type="float">
            <text:p>0.04244488</text:p>
          </table:table-cell>
          <table:table-cell office:value-type="float" office:value="0.08091658" calcext:value-type="float">
            <text:p>0.08091658</text:p>
          </table:table-cell>
          <table:table-cell office:value-type="float" office:value="0.1460506" calcext:value-type="float">
            <text:p>0.1460506</text:p>
          </table:table-cell>
          <table:table-cell office:value-type="float" office:value="0.1500022" calcext:value-type="float">
            <text:p>0.1500022</text:p>
          </table:table-cell>
          <table:table-cell office:value-type="float" office:value="0.1598782" calcext:value-type="float">
            <text:p>0.1598782</text:p>
          </table:table-cell>
          <table:table-cell office:value-type="float" office:value="0.1675324" calcext:value-type="float">
            <text:p>0.1675324</text:p>
          </table:table-cell>
          <table:table-cell office:value-type="float" office:value="0.1822616" calcext:value-type="float">
            <text:p>0.1822616</text:p>
          </table:table-cell>
          <table:table-cell office:value-type="float" office:value="0.1863773" calcext:value-type="float">
            <text:p>0.1863773</text:p>
          </table:table-cell>
          <table:table-cell office:value-type="float" office:value="0" calcext:value-type="float">
            <text:p>0</text:p>
          </table:table-cell>
          <table:table-cell office:value-type="float" office:value="43.83254" calcext:value-type="float">
            <text:p>43.83254</text:p>
          </table:table-cell>
          <table:table-cell office:value-type="float" office:value="42.5281" calcext:value-type="float">
            <text:p>42.5281</text:p>
          </table:table-cell>
          <table:table-cell office:value-type="float" office:value="35.37612" calcext:value-type="float">
            <text:p>35.37612</text:p>
          </table:table-cell>
          <table:table-cell office:value-type="float" office:value="8.410941" calcext:value-type="float">
            <text:p>8.410941</text:p>
          </table:table-cell>
          <table:table-cell office:value-type="float" office:value="6.121479" calcext:value-type="float">
            <text:p>6.121479</text:p>
          </table:table-cell>
          <table:table-cell office:value-type="float" office:value="2.351649" calcext:value-type="float">
            <text:p>2.351649</text:p>
          </table:table-cell>
          <table:table-cell office:value-type="float" office:value="2.43065" calcext:value-type="float">
            <text:p>2.43065</text:p>
          </table:table-cell>
          <table:table-cell office:value-type="float" office:value="4.988673" calcext:value-type="float">
            <text:p>4.988673</text:p>
          </table:table-cell>
          <table:table-cell office:value-type="float" office:value="7.905562" calcext:value-type="float">
            <text:p>7.905562</text:p>
          </table:table-cell>
          <table:table-cell office:value-type="float" office:value="8.411665" calcext:value-type="float">
            <text:p>8.411665</text:p>
          </table:table-cell>
          <table:table-cell office:value-type="float" office:value="9.395676" calcext:value-type="float">
            <text:p>9.395676</text:p>
          </table:table-cell>
          <table:table-cell office:value-type="float" office:value="10.02815" calcext:value-type="float">
            <text:p>10.02815</text:p>
          </table:table-cell>
          <table:table-cell office:value-type="float" office:value="11.47001" calcext:value-type="float">
            <text:p>11.47001</text:p>
          </table:table-cell>
          <table:table-cell office:value-type="float" office:value="11.86035" calcext:value-type="float">
            <text:p>11.86035</text:p>
          </table:table-cell>
          <table:table-cell office:value-type="float" office:value="0" calcext:value-type="float">
            <text:p>0</text:p>
          </table:table-cell>
          <table:table-cell office:value-type="float" office:value="11.90795" calcext:value-type="float">
            <text:p>11.90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2414" calcext:value-type="float">
            <text:p>1.6724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5" calcext:value-type="float">
            <text:p>11052005</text:p>
          </table:table-cell>
          <table:table-cell office:value-type="float" office:value="3.256367" calcext:value-type="float">
            <text:p>3.256367</text:p>
          </table:table-cell>
          <table:table-cell office:value-type="float" office:value="136.0225" calcext:value-type="float">
            <text:p>136.0225</text:p>
          </table:table-cell>
          <table:table-cell office:value-type="float" office:value="5" calcext:value-type="float">
            <text:p>5</text:p>
          </table:table-cell>
          <table:table-cell office:value-type="float" office:value="-0.002813888" calcext:value-type="float">
            <text:p>-0.002813888</text:p>
          </table:table-cell>
          <table:table-cell office:value-type="float" office:value="38.45598" calcext:value-type="float">
            <text:p>38.45598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6737428" calcext:value-type="float">
            <text:p>6.737428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1035048" calcext:value-type="float">
            <text:p>-0.001035048</text:p>
          </table:table-cell>
          <table:table-cell office:value-type="float" office:value="1167.243" calcext:value-type="float">
            <text:p>1167.243</text:p>
          </table:table-cell>
          <table:table-cell office:value-type="float" office:value="2.015037" calcext:value-type="float">
            <text:p>2.015037</text:p>
          </table:table-cell>
          <table:table-cell office:value-type="float" office:value="0" calcext:value-type="float">
            <text:p>0</text:p>
          </table:table-cell>
          <table:table-cell office:value-type="float" office:value="0.3224225" calcext:value-type="float">
            <text:p>0.3224225</text:p>
          </table:table-cell>
          <table:table-cell office:value-type="float" office:value="0.7886422" calcext:value-type="float">
            <text:p>0.7886422</text:p>
          </table:table-cell>
          <table:table-cell office:value-type="float" office:value="0.5911836" calcext:value-type="float">
            <text:p>0.5911836</text:p>
          </table:table-cell>
          <table:table-cell office:value-type="float" office:value="0.2667101" calcext:value-type="float">
            <text:p>0.2667101</text:p>
          </table:table-cell>
          <table:table-cell office:value-type="float" office:value="0.1364763" calcext:value-type="float">
            <text:p>0.1364763</text:p>
          </table:table-cell>
          <table:table-cell office:value-type="float" office:value="0.04778557" calcext:value-type="float">
            <text:p>0.04778557</text:p>
          </table:table-cell>
          <table:table-cell office:value-type="float" office:value="0.04213606" calcext:value-type="float">
            <text:p>0.04213606</text:p>
          </table:table-cell>
          <table:table-cell office:value-type="float" office:value="0.08087579" calcext:value-type="float">
            <text:p>0.08087579</text:p>
          </table:table-cell>
          <table:table-cell office:value-type="float" office:value="0.1461855" calcext:value-type="float">
            <text:p>0.1461855</text:p>
          </table:table-cell>
          <table:table-cell office:value-type="float" office:value="0.1501016" calcext:value-type="float">
            <text:p>0.1501016</text:p>
          </table:table-cell>
          <table:table-cell office:value-type="float" office:value="0.1599394" calcext:value-type="float">
            <text:p>0.1599394</text:p>
          </table:table-cell>
          <table:table-cell office:value-type="float" office:value="0.1675534" calcext:value-type="float">
            <text:p>0.1675534</text:p>
          </table:table-cell>
          <table:table-cell office:value-type="float" office:value="0.1822921" calcext:value-type="float">
            <text:p>0.1822921</text:p>
          </table:table-cell>
          <table:table-cell office:value-type="float" office:value="0.1864034" calcext:value-type="float">
            <text:p>0.1864034</text:p>
          </table:table-cell>
          <table:table-cell office:value-type="float" office:value="0" calcext:value-type="float">
            <text:p>0</text:p>
          </table:table-cell>
          <table:table-cell office:value-type="float" office:value="43.87491" calcext:value-type="float">
            <text:p>43.87491</text:p>
          </table:table-cell>
          <table:table-cell office:value-type="float" office:value="42.75555" calcext:value-type="float">
            <text:p>42.75555</text:p>
          </table:table-cell>
          <table:table-cell office:value-type="float" office:value="35.50601" calcext:value-type="float">
            <text:p>35.50601</text:p>
          </table:table-cell>
          <table:table-cell office:value-type="float" office:value="8.47138" calcext:value-type="float">
            <text:p>8.47138</text:p>
          </table:table-cell>
          <table:table-cell office:value-type="float" office:value="6.149454" calcext:value-type="float">
            <text:p>6.149454</text:p>
          </table:table-cell>
          <table:table-cell office:value-type="float" office:value="2.357056" calcext:value-type="float">
            <text:p>2.357056</text:p>
          </table:table-cell>
          <table:table-cell office:value-type="float" office:value="2.434987" calcext:value-type="float">
            <text:p>2.434987</text:p>
          </table:table-cell>
          <table:table-cell office:value-type="float" office:value="4.993799" calcext:value-type="float">
            <text:p>4.993799</text:p>
          </table:table-cell>
          <table:table-cell office:value-type="float" office:value="7.911916" calcext:value-type="float">
            <text:p>7.911916</text:p>
          </table:table-cell>
          <table:table-cell office:value-type="float" office:value="8.417357" calcext:value-type="float">
            <text:p>8.417357</text:p>
          </table:table-cell>
          <table:table-cell office:value-type="float" office:value="9.40054" calcext:value-type="float">
            <text:p>9.40054</text:p>
          </table:table-cell>
          <table:table-cell office:value-type="float" office:value="10.03249" calcext:value-type="float">
            <text:p>10.03249</text:p>
          </table:table-cell>
          <table:table-cell office:value-type="float" office:value="11.47265" calcext:value-type="float">
            <text:p>11.47265</text:p>
          </table:table-cell>
          <table:table-cell office:value-type="float" office:value="11.86281" calcext:value-type="float">
            <text:p>11.86281</text:p>
          </table:table-cell>
          <table:table-cell office:value-type="float" office:value="0" calcext:value-type="float">
            <text:p>0</text:p>
          </table:table-cell>
          <table:table-cell office:value-type="float" office:value="7.541634" calcext:value-type="float">
            <text:p>7.541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4965" calcext:value-type="float">
            <text:p>1.6949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5" calcext:value-type="float">
            <text:p>12052005</text:p>
          </table:table-cell>
          <table:table-cell office:value-type="float" office:value="3.233324" calcext:value-type="float">
            <text:p>3.233324</text:p>
          </table:table-cell>
          <table:table-cell office:value-type="float" office:value="136.0245" calcext:value-type="float">
            <text:p>136.0245</text:p>
          </table:table-cell>
          <table:table-cell office:value-type="float" office:value="5" calcext:value-type="float">
            <text:p>5</text:p>
          </table:table-cell>
          <table:table-cell office:value-type="float" office:value="-0.003690005" calcext:value-type="float">
            <text:p>-0.003690005</text:p>
          </table:table-cell>
          <table:table-cell office:value-type="float" office:value="38.49487" calcext:value-type="float">
            <text:p>38.49487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007113943" calcext:value-type="float">
            <text:p>7.113943E-0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-0.000972264" calcext:value-type="float">
            <text:p>-0.000972264</text:p>
          </table:table-cell>
          <table:table-cell office:value-type="float" office:value="1167.225" calcext:value-type="float">
            <text:p>1167.225</text:p>
          </table:table-cell>
          <table:table-cell office:value-type="float" office:value="2.004157" calcext:value-type="float">
            <text:p>2.004157</text:p>
          </table:table-cell>
          <table:table-cell office:value-type="float" office:value="0" calcext:value-type="float">
            <text:p>0</text:p>
          </table:table-cell>
          <table:table-cell office:value-type="float" office:value="0.7269081" calcext:value-type="float">
            <text:p>0.7269081</text:p>
          </table:table-cell>
          <table:table-cell office:value-type="float" office:value="1.031696" calcext:value-type="float">
            <text:p>1.031696</text:p>
          </table:table-cell>
          <table:table-cell office:value-type="float" office:value="0.465757" calcext:value-type="float">
            <text:p>0.465757</text:p>
          </table:table-cell>
          <table:table-cell office:value-type="float" office:value="0.1932289" calcext:value-type="float">
            <text:p>0.1932289</text:p>
          </table:table-cell>
          <table:table-cell office:value-type="float" office:value="0.1416238" calcext:value-type="float">
            <text:p>0.1416238</text:p>
          </table:table-cell>
          <table:table-cell office:value-type="float" office:value="0.06590121" calcext:value-type="float">
            <text:p>0.06590121</text:p>
          </table:table-cell>
          <table:table-cell office:value-type="float" office:value="0.05403118" calcext:value-type="float">
            <text:p>0.05403118</text:p>
          </table:table-cell>
          <table:table-cell office:value-type="float" office:value="0.07834455" calcext:value-type="float">
            <text:p>0.07834455</text:p>
          </table:table-cell>
          <table:table-cell office:value-type="float" office:value="0.1405416" calcext:value-type="float">
            <text:p>0.1405416</text:p>
          </table:table-cell>
          <table:table-cell office:value-type="float" office:value="0.1501478" calcext:value-type="float">
            <text:p>0.1501478</text:p>
          </table:table-cell>
          <table:table-cell office:value-type="float" office:value="0.1599981" calcext:value-type="float">
            <text:p>0.1599981</text:p>
          </table:table-cell>
          <table:table-cell office:value-type="float" office:value="0.1677018" calcext:value-type="float">
            <text:p>0.1677018</text:p>
          </table:table-cell>
          <table:table-cell office:value-type="float" office:value="0.1823214" calcext:value-type="float">
            <text:p>0.1823214</text:p>
          </table:table-cell>
          <table:table-cell office:value-type="float" office:value="0.1864295" calcext:value-type="float">
            <text:p>0.1864295</text:p>
          </table:table-cell>
          <table:table-cell office:value-type="float" office:value="0" calcext:value-type="float">
            <text:p>0</text:p>
          </table:table-cell>
          <table:table-cell office:value-type="float" office:value="43.9137" calcext:value-type="float">
            <text:p>43.9137</text:p>
          </table:table-cell>
          <table:table-cell office:value-type="float" office:value="42.91278" calcext:value-type="float">
            <text:p>42.91278</text:p>
          </table:table-cell>
          <table:table-cell office:value-type="float" office:value="35.60834" calcext:value-type="float">
            <text:p>35.60834</text:p>
          </table:table-cell>
          <table:table-cell office:value-type="float" office:value="8.587527" calcext:value-type="float">
            <text:p>8.587527</text:p>
          </table:table-cell>
          <table:table-cell office:value-type="float" office:value="6.225555" calcext:value-type="float">
            <text:p>6.225555</text:p>
          </table:table-cell>
          <table:table-cell office:value-type="float" office:value="2.376208" calcext:value-type="float">
            <text:p>2.376208</text:p>
          </table:table-cell>
          <table:table-cell office:value-type="float" office:value="2.444006" calcext:value-type="float">
            <text:p>2.444006</text:p>
          </table:table-cell>
          <table:table-cell office:value-type="float" office:value="4.998765" calcext:value-type="float">
            <text:p>4.998765</text:p>
          </table:table-cell>
          <table:table-cell office:value-type="float" office:value="7.917933" calcext:value-type="float">
            <text:p>7.917933</text:p>
          </table:table-cell>
          <table:table-cell office:value-type="float" office:value="8.423055" calcext:value-type="float">
            <text:p>8.423055</text:p>
          </table:table-cell>
          <table:table-cell office:value-type="float" office:value="9.405405" calcext:value-type="float">
            <text:p>9.405405</text:p>
          </table:table-cell>
          <table:table-cell office:value-type="float" office:value="10.03683" calcext:value-type="float">
            <text:p>10.03683</text:p>
          </table:table-cell>
          <table:table-cell office:value-type="float" office:value="11.47528" calcext:value-type="float">
            <text:p>11.47528</text:p>
          </table:table-cell>
          <table:table-cell office:value-type="float" office:value="11.86525" calcext:value-type="float">
            <text:p>11.86525</text:p>
          </table:table-cell>
          <table:table-cell office:value-type="float" office:value="0" calcext:value-type="float">
            <text:p>0</text:p>
          </table:table-cell>
          <table:table-cell office:value-type="float" office:value="4.54568" calcext:value-type="float">
            <text:p>4.54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5179" calcext:value-type="float">
            <text:p>1.71517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5" calcext:value-type="float">
            <text:p>13052005</text:p>
          </table:table-cell>
          <table:table-cell office:value-type="float" office:value="3.216055" calcext:value-type="float">
            <text:p>3.216055</text:p>
          </table:table-cell>
          <table:table-cell office:value-type="float" office:value="136.0254" calcext:value-type="float">
            <text:p>136.0254</text:p>
          </table:table-cell>
          <table:table-cell office:value-type="float" office:value="5" calcext:value-type="float">
            <text:p>5</text:p>
          </table:table-cell>
          <table:table-cell office:value-type="float" office:value="-0.004875548" calcext:value-type="float">
            <text:p>-0.004875548</text:p>
          </table:table-cell>
          <table:table-cell office:value-type="float" office:value="38.5309" calcext:value-type="float">
            <text:p>38.5309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1880446" calcext:value-type="float">
            <text:p>0.000188044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1704858" calcext:value-type="float">
            <text:p>0.001704858</text:p>
          </table:table-cell>
          <table:table-cell office:value-type="float" office:value="1167.207" calcext:value-type="float">
            <text:p>1167.207</text:p>
          </table:table-cell>
          <table:table-cell office:value-type="float" office:value="2.006006" calcext:value-type="float">
            <text:p>2.006006</text:p>
          </table:table-cell>
          <table:table-cell office:value-type="float" office:value="0" calcext:value-type="float">
            <text:p>0</text:p>
          </table:table-cell>
          <table:table-cell office:value-type="float" office:value="1.161555" calcext:value-type="float">
            <text:p>1.161555</text:p>
          </table:table-cell>
          <table:table-cell office:value-type="float" office:value="1.258252" calcext:value-type="float">
            <text:p>1.258252</text:p>
          </table:table-cell>
          <table:table-cell office:value-type="float" office:value="0.4113272" calcext:value-type="float">
            <text:p>0.4113272</text:p>
          </table:table-cell>
          <table:table-cell office:value-type="float" office:value="0.1099009" calcext:value-type="float">
            <text:p>0.1099009</text:p>
          </table:table-cell>
          <table:table-cell office:value-type="float" office:value="0.08415507" calcext:value-type="float">
            <text:p>0.08415507</text:p>
          </table:table-cell>
          <table:table-cell office:value-type="float" office:value="0.03929166" calcext:value-type="float">
            <text:p>0.03929166</text:p>
          </table:table-cell>
          <table:table-cell office:value-type="float" office:value="0.04194155" calcext:value-type="float">
            <text:p>0.04194155</text:p>
          </table:table-cell>
          <table:table-cell office:value-type="float" office:value="0.07919131" calcext:value-type="float">
            <text:p>0.07919131</text:p>
          </table:table-cell>
          <table:table-cell office:value-type="float" office:value="0.1420215" calcext:value-type="float">
            <text:p>0.1420215</text:p>
          </table:table-cell>
          <table:table-cell office:value-type="float" office:value="0.149958" calcext:value-type="float">
            <text:p>0.149958</text:p>
          </table:table-cell>
          <table:table-cell office:value-type="float" office:value="0.159986" calcext:value-type="float">
            <text:p>0.159986</text:p>
          </table:table-cell>
          <table:table-cell office:value-type="float" office:value="0.167838" calcext:value-type="float">
            <text:p>0.167838</text:p>
          </table:table-cell>
          <table:table-cell office:value-type="float" office:value="0.182352" calcext:value-type="float">
            <text:p>0.182352</text:p>
          </table:table-cell>
          <table:table-cell office:value-type="float" office:value="0.1864556" calcext:value-type="float">
            <text:p>0.1864556</text:p>
          </table:table-cell>
          <table:table-cell office:value-type="float" office:value="0" calcext:value-type="float">
            <text:p>0</text:p>
          </table:table-cell>
          <table:table-cell office:value-type="float" office:value="44.18277" calcext:value-type="float">
            <text:p>44.18277</text:p>
          </table:table-cell>
          <table:table-cell office:value-type="float" office:value="43.18608" calcext:value-type="float">
            <text:p>43.18608</text:p>
          </table:table-cell>
          <table:table-cell office:value-type="float" office:value="35.66095" calcext:value-type="float">
            <text:p>35.66095</text:p>
          </table:table-cell>
          <table:table-cell office:value-type="float" office:value="8.621573" calcext:value-type="float">
            <text:p>8.621573</text:p>
          </table:table-cell>
          <table:table-cell office:value-type="float" office:value="6.252401" calcext:value-type="float">
            <text:p>6.252401</text:p>
          </table:table-cell>
          <table:table-cell office:value-type="float" office:value="2.384991" calcext:value-type="float">
            <text:p>2.384991</text:p>
          </table:table-cell>
          <table:table-cell office:value-type="float" office:value="2.450263" calcext:value-type="float">
            <text:p>2.450263</text:p>
          </table:table-cell>
          <table:table-cell office:value-type="float" office:value="5.003703" calcext:value-type="float">
            <text:p>5.003703</text:p>
          </table:table-cell>
          <table:table-cell office:value-type="float" office:value="7.923801" calcext:value-type="float">
            <text:p>7.923801</text:p>
          </table:table-cell>
          <table:table-cell office:value-type="float" office:value="8.428847" calcext:value-type="float">
            <text:p>8.428847</text:p>
          </table:table-cell>
          <table:table-cell office:value-type="float" office:value="9.410264" calcext:value-type="float">
            <text:p>9.410264</text:p>
          </table:table-cell>
          <table:table-cell office:value-type="float" office:value="10.04117" calcext:value-type="float">
            <text:p>10.04117</text:p>
          </table:table-cell>
          <table:table-cell office:value-type="float" office:value="11.47792" calcext:value-type="float">
            <text:p>11.47792</text:p>
          </table:table-cell>
          <table:table-cell office:value-type="float" office:value="11.8677" calcext:value-type="float">
            <text:p>11.8677</text:p>
          </table:table-cell>
          <table:table-cell office:value-type="float" office:value="0" calcext:value-type="float">
            <text:p>0</text:p>
          </table:table-cell>
          <table:table-cell office:value-type="float" office:value="6.194666" calcext:value-type="float">
            <text:p>6.194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0503" calcext:value-type="float">
            <text:p>1.73050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5" calcext:value-type="float">
            <text:p>14052005</text:p>
          </table:table-cell>
          <table:table-cell office:value-type="float" office:value="3.198714" calcext:value-type="float">
            <text:p>3.198714</text:p>
          </table:table-cell>
          <table:table-cell office:value-type="float" office:value="136.0259" calcext:value-type="float">
            <text:p>136.0259</text:p>
          </table:table-cell>
          <table:table-cell office:value-type="float" office:value="5" calcext:value-type="float">
            <text:p>5</text:p>
          </table:table-cell>
          <table:table-cell office:value-type="float" office:value="-0.006264772" calcext:value-type="float">
            <text:p>-0.006264772</text:p>
          </table:table-cell>
          <table:table-cell office:value-type="float" office:value="38.5638" calcext:value-type="float">
            <text:p>38.5638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3536936" calcext:value-type="float">
            <text:p>0.000353693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5048939" calcext:value-type="float">
            <text:p>0.005048939</text:p>
          </table:table-cell>
          <table:table-cell office:value-type="float" office:value="1167.192" calcext:value-type="float">
            <text:p>1167.192</text:p>
          </table:table-cell>
          <table:table-cell office:value-type="float" office:value="2.004204" calcext:value-type="float">
            <text:p>2.004204</text:p>
          </table:table-cell>
          <table:table-cell office:value-type="float" office:value="0" calcext:value-type="float">
            <text:p>0</text:p>
          </table:table-cell>
          <table:table-cell office:value-type="float" office:value="1.90624" calcext:value-type="float">
            <text:p>1.90624</text:p>
          </table:table-cell>
          <table:table-cell office:value-type="float" office:value="1.249525" calcext:value-type="float">
            <text:p>1.249525</text:p>
          </table:table-cell>
          <table:table-cell office:value-type="float" office:value="0.4342201" calcext:value-type="float">
            <text:p>0.4342201</text:p>
          </table:table-cell>
          <table:table-cell office:value-type="float" office:value="0.09792679" calcext:value-type="float">
            <text:p>0.09792679</text:p>
          </table:table-cell>
          <table:table-cell office:value-type="float" office:value="0.07867032" calcext:value-type="float">
            <text:p>0.07867032</text:p>
          </table:table-cell>
          <table:table-cell office:value-type="float" office:value="0.03389168" calcext:value-type="float">
            <text:p>0.03389168</text:p>
          </table:table-cell>
          <table:table-cell office:value-type="float" office:value="0.03976068" calcext:value-type="float">
            <text:p>0.03976068</text:p>
          </table:table-cell>
          <table:table-cell office:value-type="float" office:value="0.07990837" calcext:value-type="float">
            <text:p>0.07990837</text:p>
          </table:table-cell>
          <table:table-cell office:value-type="float" office:value="0.144764" calcext:value-type="float">
            <text:p>0.144764</text:p>
          </table:table-cell>
          <table:table-cell office:value-type="float" office:value="0.1501601" calcext:value-type="float">
            <text:p>0.1501601</text:p>
          </table:table-cell>
          <table:table-cell office:value-type="float" office:value="0.1600027" calcext:value-type="float">
            <text:p>0.1600027</text:p>
          </table:table-cell>
          <table:table-cell office:value-type="float" office:value="0.1677831" calcext:value-type="float">
            <text:p>0.1677831</text:p>
          </table:table-cell>
          <table:table-cell office:value-type="float" office:value="0.1823828" calcext:value-type="float">
            <text:p>0.1823828</text:p>
          </table:table-cell>
          <table:table-cell office:value-type="float" office:value="0.1864817" calcext:value-type="float">
            <text:p>0.1864817</text:p>
          </table:table-cell>
          <table:table-cell office:value-type="float" office:value="0" calcext:value-type="float">
            <text:p>0</text:p>
          </table:table-cell>
          <table:table-cell office:value-type="float" office:value="44.48123" calcext:value-type="float">
            <text:p>44.48123</text:p>
          </table:table-cell>
          <table:table-cell office:value-type="float" office:value="43.45749" calcext:value-type="float">
            <text:p>43.45749</text:p>
          </table:table-cell>
          <table:table-cell office:value-type="float" office:value="35.69593" calcext:value-type="float">
            <text:p>35.69593</text:p>
          </table:table-cell>
          <table:table-cell office:value-type="float" office:value="8.63196" calcext:value-type="float">
            <text:p>8.63196</text:p>
          </table:table-cell>
          <table:table-cell office:value-type="float" office:value="6.262427" calcext:value-type="float">
            <text:p>6.262427</text:p>
          </table:table-cell>
          <table:table-cell office:value-type="float" office:value="2.388692" calcext:value-type="float">
            <text:p>2.388692</text:p>
          </table:table-cell>
          <table:table-cell office:value-type="float" office:value="2.45419" calcext:value-type="float">
            <text:p>2.45419</text:p>
          </table:table-cell>
          <table:table-cell office:value-type="float" office:value="5.008617" calcext:value-type="float">
            <text:p>5.008617</text:p>
          </table:table-cell>
          <table:table-cell office:value-type="float" office:value="7.930015" calcext:value-type="float">
            <text:p>7.930015</text:p>
          </table:table-cell>
          <table:table-cell office:value-type="float" office:value="8.434695" calcext:value-type="float">
            <text:p>8.434695</text:p>
          </table:table-cell>
          <table:table-cell office:value-type="float" office:value="9.415128" calcext:value-type="float">
            <text:p>9.415128</text:p>
          </table:table-cell>
          <table:table-cell office:value-type="float" office:value="10.04551" calcext:value-type="float">
            <text:p>10.04551</text:p>
          </table:table-cell>
          <table:table-cell office:value-type="float" office:value="11.48055" calcext:value-type="float">
            <text:p>11.48055</text:p>
          </table:table-cell>
          <table:table-cell office:value-type="float" office:value="11.87013" calcext:value-type="float">
            <text:p>11.87013</text:p>
          </table:table-cell>
          <table:table-cell office:value-type="float" office:value="0" calcext:value-type="float">
            <text:p>0</text:p>
          </table:table-cell>
          <table:table-cell office:value-type="float" office:value="28.55771" calcext:value-type="float">
            <text:p>28.55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6443" calcext:value-type="float">
            <text:p>1.74644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5" calcext:value-type="float">
            <text:p>15052005</text:p>
          </table:table-cell>
          <table:table-cell office:value-type="float" office:value="3.179078" calcext:value-type="float">
            <text:p>3.179078</text:p>
          </table:table-cell>
          <table:table-cell office:value-type="float" office:value="136.0261" calcext:value-type="float">
            <text:p>136.0261</text:p>
          </table:table-cell>
          <table:table-cell office:value-type="float" office:value="5" calcext:value-type="float">
            <text:p>5</text:p>
          </table:table-cell>
          <table:table-cell office:value-type="float" office:value="-0.007941741" calcext:value-type="float">
            <text:p>-0.007941741</text:p>
          </table:table-cell>
          <table:table-cell office:value-type="float" office:value="38.59577" calcext:value-type="float">
            <text:p>38.59577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3867222" calcext:value-type="float">
            <text:p>0.0003867222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6458005" calcext:value-type="float">
            <text:p>0.006458005</text:p>
          </table:table-cell>
          <table:table-cell office:value-type="float" office:value="1167.178" calcext:value-type="float">
            <text:p>1167.178</text:p>
          </table:table-cell>
          <table:table-cell office:value-type="float" office:value="1.99968" calcext:value-type="float">
            <text:p>1.99968</text:p>
          </table:table-cell>
          <table:table-cell office:value-type="float" office:value="0" calcext:value-type="float">
            <text:p>0</text:p>
          </table:table-cell>
          <table:table-cell office:value-type="float" office:value="1.507463" calcext:value-type="float">
            <text:p>1.507463</text:p>
          </table:table-cell>
          <table:table-cell office:value-type="float" office:value="1.251554" calcext:value-type="float">
            <text:p>1.251554</text:p>
          </table:table-cell>
          <table:table-cell office:value-type="float" office:value="0.4733046" calcext:value-type="float">
            <text:p>0.4733046</text:p>
          </table:table-cell>
          <table:table-cell office:value-type="float" office:value="0.1011372" calcext:value-type="float">
            <text:p>0.1011372</text:p>
          </table:table-cell>
          <table:table-cell office:value-type="float" office:value="0.08353009" calcext:value-type="float">
            <text:p>0.08353009</text:p>
          </table:table-cell>
          <table:table-cell office:value-type="float" office:value="0.03353114" calcext:value-type="float">
            <text:p>0.03353114</text:p>
          </table:table-cell>
          <table:table-cell office:value-type="float" office:value="0.03990121" calcext:value-type="float">
            <text:p>0.03990121</text:p>
          </table:table-cell>
          <table:table-cell office:value-type="float" office:value="0.08029156" calcext:value-type="float">
            <text:p>0.08029156</text:p>
          </table:table-cell>
          <table:table-cell office:value-type="float" office:value="0.1458558" calcext:value-type="float">
            <text:p>0.1458558</text:p>
          </table:table-cell>
          <table:table-cell office:value-type="float" office:value="0.1503441" calcext:value-type="float">
            <text:p>0.1503441</text:p>
          </table:table-cell>
          <table:table-cell office:value-type="float" office:value="0.1600946" calcext:value-type="float">
            <text:p>0.1600946</text:p>
          </table:table-cell>
          <table:table-cell office:value-type="float" office:value="0.1677959" calcext:value-type="float">
            <text:p>0.1677959</text:p>
          </table:table-cell>
          <table:table-cell office:value-type="float" office:value="0.1824122" calcext:value-type="float">
            <text:p>0.1824122</text:p>
          </table:table-cell>
          <table:table-cell office:value-type="float" office:value="0.1865078" calcext:value-type="float">
            <text:p>0.1865078</text:p>
          </table:table-cell>
          <table:table-cell office:value-type="float" office:value="0" calcext:value-type="float">
            <text:p>0</text:p>
          </table:table-cell>
          <table:table-cell office:value-type="float" office:value="44.67114" calcext:value-type="float">
            <text:p>44.67114</text:p>
          </table:table-cell>
          <table:table-cell office:value-type="float" office:value="43.73082" calcext:value-type="float">
            <text:p>43.73082</text:p>
          </table:table-cell>
          <table:table-cell office:value-type="float" office:value="35.73822" calcext:value-type="float">
            <text:p>35.73822</text:p>
          </table:table-cell>
          <table:table-cell office:value-type="float" office:value="8.640282" calcext:value-type="float">
            <text:p>8.640282</text:p>
          </table:table-cell>
          <table:table-cell office:value-type="float" office:value="6.272069" calcext:value-type="float">
            <text:p>6.272069</text:p>
          </table:table-cell>
          <table:table-cell office:value-type="float" office:value="2.391572" calcext:value-type="float">
            <text:p>2.391572</text:p>
          </table:table-cell>
          <table:table-cell office:value-type="float" office:value="2.457698" calcext:value-type="float">
            <text:p>2.457698</text:p>
          </table:table-cell>
          <table:table-cell office:value-type="float" office:value="5.013494" calcext:value-type="float">
            <text:p>5.013494</text:p>
          </table:table-cell>
          <table:table-cell office:value-type="float" office:value="7.936323" calcext:value-type="float">
            <text:p>7.936323</text:p>
          </table:table-cell>
          <table:table-cell office:value-type="float" office:value="8.440452" calcext:value-type="float">
            <text:p>8.440452</text:p>
          </table:table-cell>
          <table:table-cell office:value-type="float" office:value="9.419992" calcext:value-type="float">
            <text:p>9.419992</text:p>
          </table:table-cell>
          <table:table-cell office:value-type="float" office:value="10.04985" calcext:value-type="float">
            <text:p>10.04985</text:p>
          </table:table-cell>
          <table:table-cell office:value-type="float" office:value="11.48319" calcext:value-type="float">
            <text:p>11.48319</text:p>
          </table:table-cell>
          <table:table-cell office:value-type="float" office:value="11.87257" calcext:value-type="float">
            <text:p>11.87257</text:p>
          </table:table-cell>
          <table:table-cell office:value-type="float" office:value="0" calcext:value-type="float">
            <text:p>0</text:p>
          </table:table-cell>
          <table:table-cell office:value-type="float" office:value="51.98893" calcext:value-type="float">
            <text:p>51.98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5084" calcext:value-type="float">
            <text:p>1.7650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5" calcext:value-type="float">
            <text:p>16052005</text:p>
          </table:table-cell>
          <table:table-cell office:value-type="float" office:value="3.155381" calcext:value-type="float">
            <text:p>3.155381</text:p>
          </table:table-cell>
          <table:table-cell office:value-type="float" office:value="136.026" calcext:value-type="float">
            <text:p>136.026</text:p>
          </table:table-cell>
          <table:table-cell office:value-type="float" office:value="5" calcext:value-type="float">
            <text:p>5</text:p>
          </table:table-cell>
          <table:table-cell office:value-type="float" office:value="-0.01011767" calcext:value-type="float">
            <text:p>-0.01011767</text:p>
          </table:table-cell>
          <table:table-cell office:value-type="float" office:value="38.62931" calcext:value-type="float">
            <text:p>38.62931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4010196" calcext:value-type="float">
            <text:p>0.000401019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7388949" calcext:value-type="float">
            <text:p>0.007388949</text:p>
          </table:table-cell>
          <table:table-cell office:value-type="float" office:value="1167.164" calcext:value-type="float">
            <text:p>1167.164</text:p>
          </table:table-cell>
          <table:table-cell office:value-type="float" office:value="1.994423" calcext:value-type="float">
            <text:p>1.994423</text:p>
          </table:table-cell>
          <table:table-cell office:value-type="float" office:value="0" calcext:value-type="float">
            <text:p>0</text:p>
          </table:table-cell>
          <table:table-cell office:value-type="float" office:value="1.585611" calcext:value-type="float">
            <text:p>1.585611</text:p>
          </table:table-cell>
          <table:table-cell office:value-type="float" office:value="1.321855" calcext:value-type="float">
            <text:p>1.321855</text:p>
          </table:table-cell>
          <table:table-cell office:value-type="float" office:value="0.5338866" calcext:value-type="float">
            <text:p>0.5338866</text:p>
          </table:table-cell>
          <table:table-cell office:value-type="float" office:value="0.1100025" calcext:value-type="float">
            <text:p>0.1100025</text:p>
          </table:table-cell>
          <table:table-cell office:value-type="float" office:value="0.09142951" calcext:value-type="float">
            <text:p>0.09142951</text:p>
          </table:table-cell>
          <table:table-cell office:value-type="float" office:value="0.03408609" calcext:value-type="float">
            <text:p>0.03408609</text:p>
          </table:table-cell>
          <table:table-cell office:value-type="float" office:value="0.04070141" calcext:value-type="float">
            <text:p>0.04070141</text:p>
          </table:table-cell>
          <table:table-cell office:value-type="float" office:value="0.0805632" calcext:value-type="float">
            <text:p>0.0805632</text:p>
          </table:table-cell>
          <table:table-cell office:value-type="float" office:value="0.1463183" calcext:value-type="float">
            <text:p>0.1463183</text:p>
          </table:table-cell>
          <table:table-cell office:value-type="float" office:value="0.1504743" calcext:value-type="float">
            <text:p>0.1504743</text:p>
          </table:table-cell>
          <table:table-cell office:value-type="float" office:value="0.1601985" calcext:value-type="float">
            <text:p>0.1601985</text:p>
          </table:table-cell>
          <table:table-cell office:value-type="float" office:value="0.1678592" calcext:value-type="float">
            <text:p>0.1678592</text:p>
          </table:table-cell>
          <table:table-cell office:value-type="float" office:value="0.1824457" calcext:value-type="float">
            <text:p>0.1824457</text:p>
          </table:table-cell>
          <table:table-cell office:value-type="float" office:value="0.1865339" calcext:value-type="float">
            <text:p>0.1865339</text:p>
          </table:table-cell>
          <table:table-cell office:value-type="float" office:value="0" calcext:value-type="float">
            <text:p>0</text:p>
          </table:table-cell>
          <table:table-cell office:value-type="float" office:value="44.8496" calcext:value-type="float">
            <text:p>44.8496</text:p>
          </table:table-cell>
          <table:table-cell office:value-type="float" office:value="44.02246" calcext:value-type="float">
            <text:p>44.02246</text:p>
          </table:table-cell>
          <table:table-cell office:value-type="float" office:value="35.79757" calcext:value-type="float">
            <text:p>35.79757</text:p>
          </table:table-cell>
          <table:table-cell office:value-type="float" office:value="8.650807" calcext:value-type="float">
            <text:p>8.650807</text:p>
          </table:table-cell>
          <table:table-cell office:value-type="float" office:value="6.283928" calcext:value-type="float">
            <text:p>6.283928</text:p>
          </table:table-cell>
          <table:table-cell office:value-type="float" office:value="2.394458" calcext:value-type="float">
            <text:p>2.394458</text:p>
          </table:table-cell>
          <table:table-cell office:value-type="float" office:value="2.461212" calcext:value-type="float">
            <text:p>2.461212</text:p>
          </table:table-cell>
          <table:table-cell office:value-type="float" office:value="5.018359" calcext:value-type="float">
            <text:p>5.018359</text:p>
          </table:table-cell>
          <table:table-cell office:value-type="float" office:value="7.942597" calcext:value-type="float">
            <text:p>7.942597</text:p>
          </table:table-cell>
          <table:table-cell office:value-type="float" office:value="8.446126" calcext:value-type="float">
            <text:p>8.446126</text:p>
          </table:table-cell>
          <table:table-cell office:value-type="float" office:value="9.424802" calcext:value-type="float">
            <text:p>9.424802</text:p>
          </table:table-cell>
          <table:table-cell office:value-type="float" office:value="10.05419" calcext:value-type="float">
            <text:p>10.05419</text:p>
          </table:table-cell>
          <table:table-cell office:value-type="float" office:value="11.48583" calcext:value-type="float">
            <text:p>11.48583</text:p>
          </table:table-cell>
          <table:table-cell office:value-type="float" office:value="11.87505" calcext:value-type="float">
            <text:p>11.87505</text:p>
          </table:table-cell>
          <table:table-cell office:value-type="float" office:value="0" calcext:value-type="float">
            <text:p>0</text:p>
          </table:table-cell>
          <table:table-cell office:value-type="float" office:value="70.438" calcext:value-type="float">
            <text:p>70.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7946" calcext:value-type="float">
            <text:p>1.7879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5" calcext:value-type="float">
            <text:p>17052005</text:p>
          </table:table-cell>
          <table:table-cell office:value-type="float" office:value="3.127411" calcext:value-type="float">
            <text:p>3.127411</text:p>
          </table:table-cell>
          <table:table-cell office:value-type="float" office:value="136.0256" calcext:value-type="float">
            <text:p>136.0256</text:p>
          </table:table-cell>
          <table:table-cell office:value-type="float" office:value="5" calcext:value-type="float">
            <text:p>5</text:p>
          </table:table-cell>
          <table:table-cell office:value-type="float" office:value="-0.01300154" calcext:value-type="float">
            <text:p>-0.01300154</text:p>
          </table:table-cell>
          <table:table-cell office:value-type="float" office:value="38.66565" calcext:value-type="float">
            <text:p>38.66565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4095035" calcext:value-type="float">
            <text:p>0.0004095035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8024734" calcext:value-type="float">
            <text:p>0.008024734</text:p>
          </table:table-cell>
          <table:table-cell office:value-type="float" office:value="1167.15" calcext:value-type="float">
            <text:p>1167.15</text:p>
          </table:table-cell>
          <table:table-cell office:value-type="float" office:value="1.988766" calcext:value-type="float">
            <text:p>1.988766</text:p>
          </table:table-cell>
          <table:table-cell office:value-type="float" office:value="0" calcext:value-type="float">
            <text:p>0</text:p>
          </table:table-cell>
          <table:table-cell office:value-type="float" office:value="1.268913" calcext:value-type="float">
            <text:p>1.268913</text:p>
          </table:table-cell>
          <table:table-cell office:value-type="float" office:value="1.394958" calcext:value-type="float">
            <text:p>1.394958</text:p>
          </table:table-cell>
          <table:table-cell office:value-type="float" office:value="0.5987207" calcext:value-type="float">
            <text:p>0.5987207</text:p>
          </table:table-cell>
          <table:table-cell office:value-type="float" office:value="0.1211188" calcext:value-type="float">
            <text:p>0.1211188</text:p>
          </table:table-cell>
          <table:table-cell office:value-type="float" office:value="0.1018652" calcext:value-type="float">
            <text:p>0.1018652</text:p>
          </table:table-cell>
          <table:table-cell office:value-type="float" office:value="0.03326342" calcext:value-type="float">
            <text:p>0.03326342</text:p>
          </table:table-cell>
          <table:table-cell office:value-type="float" office:value="0.04226722" calcext:value-type="float">
            <text:p>0.04226722</text:p>
          </table:table-cell>
          <table:table-cell office:value-type="float" office:value="0.08094675" calcext:value-type="float">
            <text:p>0.08094675</text:p>
          </table:table-cell>
          <table:table-cell office:value-type="float" office:value="0.1465918" calcext:value-type="float">
            <text:p>0.1465918</text:p>
          </table:table-cell>
          <table:table-cell office:value-type="float" office:value="0.1505777" calcext:value-type="float">
            <text:p>0.1505777</text:p>
          </table:table-cell>
          <table:table-cell office:value-type="float" office:value="0.1602867" calcext:value-type="float">
            <text:p>0.1602867</text:p>
          </table:table-cell>
          <table:table-cell office:value-type="float" office:value="0.1679281" calcext:value-type="float">
            <text:p>0.1679281</text:p>
          </table:table-cell>
          <table:table-cell office:value-type="float" office:value="0.182484" calcext:value-type="float">
            <text:p>0.182484</text:p>
          </table:table-cell>
          <table:table-cell office:value-type="float" office:value="0.1865599" calcext:value-type="float">
            <text:p>0.1865599</text:p>
          </table:table-cell>
          <table:table-cell office:value-type="float" office:value="0" calcext:value-type="float">
            <text:p>0</text:p>
          </table:table-cell>
          <table:table-cell office:value-type="float" office:value="45.03331" calcext:value-type="float">
            <text:p>45.03331</text:p>
          </table:table-cell>
          <table:table-cell office:value-type="float" office:value="44.34417" calcext:value-type="float">
            <text:p>44.34417</text:p>
          </table:table-cell>
          <table:table-cell office:value-type="float" office:value="35.88189" calcext:value-type="float">
            <text:p>35.88189</text:p>
          </table:table-cell>
          <table:table-cell office:value-type="float" office:value="8.665303" calcext:value-type="float">
            <text:p>8.665303</text:p>
          </table:table-cell>
          <table:table-cell office:value-type="float" office:value="6.299449" calcext:value-type="float">
            <text:p>6.299449</text:p>
          </table:table-cell>
          <table:table-cell office:value-type="float" office:value="2.397384" calcext:value-type="float">
            <text:p>2.397384</text:p>
          </table:table-cell>
          <table:table-cell office:value-type="float" office:value="2.464949" calcext:value-type="float">
            <text:p>2.464949</text:p>
          </table:table-cell>
          <table:table-cell office:value-type="float" office:value="5.023247" calcext:value-type="float">
            <text:p>5.023247</text:p>
          </table:table-cell>
          <table:table-cell office:value-type="float" office:value="7.948814" calcext:value-type="float">
            <text:p>7.948814</text:p>
          </table:table-cell>
          <table:table-cell office:value-type="float" office:value="8.451742" calcext:value-type="float">
            <text:p>8.451742</text:p>
          </table:table-cell>
          <table:table-cell office:value-type="float" office:value="9.429609" calcext:value-type="float">
            <text:p>9.429609</text:p>
          </table:table-cell>
          <table:table-cell office:value-type="float" office:value="10.05851" calcext:value-type="float">
            <text:p>10.05851</text:p>
          </table:table-cell>
          <table:table-cell office:value-type="float" office:value="11.48846" calcext:value-type="float">
            <text:p>11.48846</text:p>
          </table:table-cell>
          <table:table-cell office:value-type="float" office:value="11.87755" calcext:value-type="float">
            <text:p>11.87755</text:p>
          </table:table-cell>
          <table:table-cell office:value-type="float" office:value="0" calcext:value-type="float">
            <text:p>0</text:p>
          </table:table-cell>
          <table:table-cell office:value-type="float" office:value="85.23055" calcext:value-type="float">
            <text:p>85.23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542" calcext:value-type="float">
            <text:p>1.8154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5" calcext:value-type="float">
            <text:p>18052005</text:p>
          </table:table-cell>
          <table:table-cell office:value-type="float" office:value="3.099748" calcext:value-type="float">
            <text:p>3.099748</text:p>
          </table:table-cell>
          <table:table-cell office:value-type="float" office:value="136.0249" calcext:value-type="float">
            <text:p>136.0249</text:p>
          </table:table-cell>
          <table:table-cell office:value-type="float" office:value="5" calcext:value-type="float">
            <text:p>5</text:p>
          </table:table-cell>
          <table:table-cell office:value-type="float" office:value="-0.01678124" calcext:value-type="float">
            <text:p>-0.01678124</text:p>
          </table:table-cell>
          <table:table-cell office:value-type="float" office:value="38.70285" calcext:value-type="float">
            <text:p>38.70285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4145952" calcext:value-type="float">
            <text:p>0.0004145952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844902" calcext:value-type="float">
            <text:p>0.00844902</text:p>
          </table:table-cell>
          <table:table-cell office:value-type="float" office:value="1167.136" calcext:value-type="float">
            <text:p>1167.136</text:p>
          </table:table-cell>
          <table:table-cell office:value-type="float" office:value="1.984325" calcext:value-type="float">
            <text:p>1.984325</text:p>
          </table:table-cell>
          <table:table-cell office:value-type="float" office:value="0" calcext:value-type="float">
            <text:p>0</text:p>
          </table:table-cell>
          <table:table-cell office:value-type="float" office:value="1.323638" calcext:value-type="float">
            <text:p>1.323638</text:p>
          </table:table-cell>
          <table:table-cell office:value-type="float" office:value="1.402146" calcext:value-type="float">
            <text:p>1.402146</text:p>
          </table:table-cell>
          <table:table-cell office:value-type="float" office:value="0.6162245" calcext:value-type="float">
            <text:p>0.6162245</text:p>
          </table:table-cell>
          <table:table-cell office:value-type="float" office:value="0.1234702" calcext:value-type="float">
            <text:p>0.1234702</text:p>
          </table:table-cell>
          <table:table-cell office:value-type="float" office:value="0.106574" calcext:value-type="float">
            <text:p>0.106574</text:p>
          </table:table-cell>
          <table:table-cell office:value-type="float" office:value="0.02744886" calcext:value-type="float">
            <text:p>0.02744886</text:p>
          </table:table-cell>
          <table:table-cell office:value-type="float" office:value="0.04352533" calcext:value-type="float">
            <text:p>0.04352533</text:p>
          </table:table-cell>
          <table:table-cell office:value-type="float" office:value="0.08142465" calcext:value-type="float">
            <text:p>0.08142465</text:p>
          </table:table-cell>
          <table:table-cell office:value-type="float" office:value="0.1468301" calcext:value-type="float">
            <text:p>0.1468301</text:p>
          </table:table-cell>
          <table:table-cell office:value-type="float" office:value="0.1506719" calcext:value-type="float">
            <text:p>0.1506719</text:p>
          </table:table-cell>
          <table:table-cell office:value-type="float" office:value="0.1603626" calcext:value-type="float">
            <text:p>0.1603626</text:p>
          </table:table-cell>
          <table:table-cell office:value-type="float" office:value="0.1679907" calcext:value-type="float">
            <text:p>0.1679907</text:p>
          </table:table-cell>
          <table:table-cell office:value-type="float" office:value="0.1825191" calcext:value-type="float">
            <text:p>0.1825191</text:p>
          </table:table-cell>
          <table:table-cell office:value-type="float" office:value="0.186586" calcext:value-type="float">
            <text:p>0.186586</text:p>
          </table:table-cell>
          <table:table-cell office:value-type="float" office:value="0" calcext:value-type="float">
            <text:p>0</text:p>
          </table:table-cell>
          <table:table-cell office:value-type="float" office:value="45.19511" calcext:value-type="float">
            <text:p>45.19511</text:p>
          </table:table-cell>
          <table:table-cell office:value-type="float" office:value="44.67515" calcext:value-type="float">
            <text:p>44.67515</text:p>
          </table:table-cell>
          <table:table-cell office:value-type="float" office:value="35.97918" calcext:value-type="float">
            <text:p>35.97918</text:p>
          </table:table-cell>
          <table:table-cell office:value-type="float" office:value="8.682137" calcext:value-type="float">
            <text:p>8.682137</text:p>
          </table:table-cell>
          <table:table-cell office:value-type="float" office:value="6.317777" calcext:value-type="float">
            <text:p>6.317777</text:p>
          </table:table-cell>
          <table:table-cell office:value-type="float" office:value="2.399545" calcext:value-type="float">
            <text:p>2.399545</text:p>
          </table:table-cell>
          <table:table-cell office:value-type="float" office:value="2.468996" calcext:value-type="float">
            <text:p>2.468996</text:p>
          </table:table-cell>
          <table:table-cell office:value-type="float" office:value="5.028217" calcext:value-type="float">
            <text:p>5.028217</text:p>
          </table:table-cell>
          <table:table-cell office:value-type="float" office:value="7.954997" calcext:value-type="float">
            <text:p>7.954997</text:p>
          </table:table-cell>
          <table:table-cell office:value-type="float" office:value="8.457285" calcext:value-type="float">
            <text:p>8.457285</text:p>
          </table:table-cell>
          <table:table-cell office:value-type="float" office:value="9.43438" calcext:value-type="float">
            <text:p>9.43438</text:p>
          </table:table-cell>
          <table:table-cell office:value-type="float" office:value="10.06277" calcext:value-type="float">
            <text:p>10.06277</text:p>
          </table:table-cell>
          <table:table-cell office:value-type="float" office:value="11.4911" calcext:value-type="float">
            <text:p>11.4911</text:p>
          </table:table-cell>
          <table:table-cell office:value-type="float" office:value="11.88006" calcext:value-type="float">
            <text:p>11.88006</text:p>
          </table:table-cell>
          <table:table-cell office:value-type="float" office:value="0" calcext:value-type="float">
            <text:p>0</text:p>
          </table:table-cell>
          <table:table-cell office:value-type="float" office:value="94.07066" calcext:value-type="float">
            <text:p>94.07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2793" calcext:value-type="float">
            <text:p>1.84279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5" calcext:value-type="float">
            <text:p>19052005</text:p>
          </table:table-cell>
          <table:table-cell office:value-type="float" office:value="3.068064" calcext:value-type="float">
            <text:p>3.068064</text:p>
          </table:table-cell>
          <table:table-cell office:value-type="float" office:value="136.0234" calcext:value-type="float">
            <text:p>136.0234</text:p>
          </table:table-cell>
          <table:table-cell office:value-type="float" office:value="5" calcext:value-type="float">
            <text:p>5</text:p>
          </table:table-cell>
          <table:table-cell office:value-type="float" office:value="-0.02156" calcext:value-type="float">
            <text:p>-0.02156</text:p>
          </table:table-cell>
          <table:table-cell office:value-type="float" office:value="38.74125" calcext:value-type="float">
            <text:p>38.74125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4176677" calcext:value-type="float">
            <text:p>0.0004176677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8731646" calcext:value-type="float">
            <text:p>0.008731646</text:p>
          </table:table-cell>
          <table:table-cell office:value-type="float" office:value="1167.122" calcext:value-type="float">
            <text:p>1167.122</text:p>
          </table:table-cell>
          <table:table-cell office:value-type="float" office:value="1.972042" calcext:value-type="float">
            <text:p>1.972042</text:p>
          </table:table-cell>
          <table:table-cell office:value-type="float" office:value="0" calcext:value-type="float">
            <text:p>0</text:p>
          </table:table-cell>
          <table:table-cell office:value-type="float" office:value="1.346027" calcext:value-type="float">
            <text:p>1.346027</text:p>
          </table:table-cell>
          <table:table-cell office:value-type="float" office:value="1.503541" calcext:value-type="float">
            <text:p>1.503541</text:p>
          </table:table-cell>
          <table:table-cell office:value-type="float" office:value="0.6693966" calcext:value-type="float">
            <text:p>0.6693966</text:p>
          </table:table-cell>
          <table:table-cell office:value-type="float" office:value="0.1303729" calcext:value-type="float">
            <text:p>0.1303729</text:p>
          </table:table-cell>
          <table:table-cell office:value-type="float" office:value="0.1134873" calcext:value-type="float">
            <text:p>0.1134873</text:p>
          </table:table-cell>
          <table:table-cell office:value-type="float" office:value="0.01991913" calcext:value-type="float">
            <text:p>0.01991913</text:p>
          </table:table-cell>
          <table:table-cell office:value-type="float" office:value="0.04459243" calcext:value-type="float">
            <text:p>0.04459243</text:p>
          </table:table-cell>
          <table:table-cell office:value-type="float" office:value="0.08185982" calcext:value-type="float">
            <text:p>0.08185982</text:p>
          </table:table-cell>
          <table:table-cell office:value-type="float" office:value="0.147061" calcext:value-type="float">
            <text:p>0.147061</text:p>
          </table:table-cell>
          <table:table-cell office:value-type="float" office:value="0.1507658" calcext:value-type="float">
            <text:p>0.1507658</text:p>
          </table:table-cell>
          <table:table-cell office:value-type="float" office:value="0.1604306" calcext:value-type="float">
            <text:p>0.1604306</text:p>
          </table:table-cell>
          <table:table-cell office:value-type="float" office:value="0.1680514" calcext:value-type="float">
            <text:p>0.1680514</text:p>
          </table:table-cell>
          <table:table-cell office:value-type="float" office:value="0.182553" calcext:value-type="float">
            <text:p>0.182553</text:p>
          </table:table-cell>
          <table:table-cell office:value-type="float" office:value="0.1866121" calcext:value-type="float">
            <text:p>0.1866121</text:p>
          </table:table-cell>
          <table:table-cell office:value-type="float" office:value="0" calcext:value-type="float">
            <text:p>0</text:p>
          </table:table-cell>
          <table:table-cell office:value-type="float" office:value="45.35187" calcext:value-type="float">
            <text:p>45.35187</text:p>
          </table:table-cell>
          <table:table-cell office:value-type="float" office:value="45.02683" calcext:value-type="float">
            <text:p>45.02683</text:p>
          </table:table-cell>
          <table:table-cell office:value-type="float" office:value="36.08631" calcext:value-type="float">
            <text:p>36.08631</text:p>
          </table:table-cell>
          <table:table-cell office:value-type="float" office:value="8.699961" calcext:value-type="float">
            <text:p>8.699961</text:p>
          </table:table-cell>
          <table:table-cell office:value-type="float" office:value="6.337712" calcext:value-type="float">
            <text:p>6.337712</text:p>
          </table:table-cell>
          <table:table-cell office:value-type="float" office:value="2.400036" calcext:value-type="float">
            <text:p>2.400036</text:p>
          </table:table-cell>
          <table:table-cell office:value-type="float" office:value="2.473255" calcext:value-type="float">
            <text:p>2.473255</text:p>
          </table:table-cell>
          <table:table-cell office:value-type="float" office:value="5.033277" calcext:value-type="float">
            <text:p>5.033277</text:p>
          </table:table-cell>
          <table:table-cell office:value-type="float" office:value="7.961174" calcext:value-type="float">
            <text:p>7.961174</text:p>
          </table:table-cell>
          <table:table-cell office:value-type="float" office:value="8.46283" calcext:value-type="float">
            <text:p>8.46283</text:p>
          </table:table-cell>
          <table:table-cell office:value-type="float" office:value="9.439132" calcext:value-type="float">
            <text:p>9.439132</text:p>
          </table:table-cell>
          <table:table-cell office:value-type="float" office:value="10.06704" calcext:value-type="float">
            <text:p>10.06704</text:p>
          </table:table-cell>
          <table:table-cell office:value-type="float" office:value="11.49373" calcext:value-type="float">
            <text:p>11.49373</text:p>
          </table:table-cell>
          <table:table-cell office:value-type="float" office:value="11.88259" calcext:value-type="float">
            <text:p>11.88259</text:p>
          </table:table-cell>
          <table:table-cell office:value-type="float" office:value="0" calcext:value-type="float">
            <text:p>0</text:p>
          </table:table-cell>
          <table:table-cell office:value-type="float" office:value="118.1392" calcext:value-type="float">
            <text:p>118.1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4988" calcext:value-type="float">
            <text:p>1.8749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5" calcext:value-type="float">
            <text:p>20052005</text:p>
          </table:table-cell>
          <table:table-cell office:value-type="float" office:value="3.037238" calcext:value-type="float">
            <text:p>3.037238</text:p>
          </table:table-cell>
          <table:table-cell office:value-type="float" office:value="136.0217" calcext:value-type="float">
            <text:p>136.0217</text:p>
          </table:table-cell>
          <table:table-cell office:value-type="float" office:value="5" calcext:value-type="float">
            <text:p>5</text:p>
          </table:table-cell>
          <table:table-cell office:value-type="float" office:value="-0.02731383" calcext:value-type="float">
            <text:p>-0.02731383</text:p>
          </table:table-cell>
          <table:table-cell office:value-type="float" office:value="38.78051" calcext:value-type="float">
            <text:p>38.78051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4195509" calcext:value-type="float">
            <text:p>0.0004195509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8923037" calcext:value-type="float">
            <text:p>0.008923037</text:p>
          </table:table-cell>
          <table:table-cell office:value-type="float" office:value="1167.109" calcext:value-type="float">
            <text:p>1167.109</text:p>
          </table:table-cell>
          <table:table-cell office:value-type="float" office:value="1.963981" calcext:value-type="float">
            <text:p>1.963981</text:p>
          </table:table-cell>
          <table:table-cell office:value-type="float" office:value="0" calcext:value-type="float">
            <text:p>0</text:p>
          </table:table-cell>
          <table:table-cell office:value-type="float" office:value="1.14525" calcext:value-type="float">
            <text:p>1.14525</text:p>
          </table:table-cell>
          <table:table-cell office:value-type="float" office:value="1.487389" calcext:value-type="float">
            <text:p>1.487389</text:p>
          </table:table-cell>
          <table:table-cell office:value-type="float" office:value="0.6784405" calcext:value-type="float">
            <text:p>0.6784405</text:p>
          </table:table-cell>
          <table:table-cell office:value-type="float" office:value="0.1284097" calcext:value-type="float">
            <text:p>0.1284097</text:p>
          </table:table-cell>
          <table:table-cell office:value-type="float" office:value="0.1165554" calcext:value-type="float">
            <text:p>0.1165554</text:p>
          </table:table-cell>
          <table:table-cell office:value-type="float" office:value="0.01391556" calcext:value-type="float">
            <text:p>0.01391556</text:p>
          </table:table-cell>
          <table:table-cell office:value-type="float" office:value="0.04572948" calcext:value-type="float">
            <text:p>0.04572948</text:p>
          </table:table-cell>
          <table:table-cell office:value-type="float" office:value="0.08235893" calcext:value-type="float">
            <text:p>0.08235893</text:p>
          </table:table-cell>
          <table:table-cell office:value-type="float" office:value="0.1472955" calcext:value-type="float">
            <text:p>0.1472955</text:p>
          </table:table-cell>
          <table:table-cell office:value-type="float" office:value="0.1508625" calcext:value-type="float">
            <text:p>0.1508625</text:p>
          </table:table-cell>
          <table:table-cell office:value-type="float" office:value="0.1604943" calcext:value-type="float">
            <text:p>0.1604943</text:p>
          </table:table-cell>
          <table:table-cell office:value-type="float" office:value="0.1681116" calcext:value-type="float">
            <text:p>0.1681116</text:p>
          </table:table-cell>
          <table:table-cell office:value-type="float" office:value="0.1825862" calcext:value-type="float">
            <text:p>0.1825862</text:p>
          </table:table-cell>
          <table:table-cell office:value-type="float" office:value="0.1866381" calcext:value-type="float">
            <text:p>0.1866381</text:p>
          </table:table-cell>
          <table:table-cell office:value-type="float" office:value="0" calcext:value-type="float">
            <text:p>0</text:p>
          </table:table-cell>
          <table:table-cell office:value-type="float" office:value="45.49111" calcext:value-type="float">
            <text:p>45.49111</text:p>
          </table:table-cell>
          <table:table-cell office:value-type="float" office:value="45.39015" calcext:value-type="float">
            <text:p>45.39015</text:p>
          </table:table-cell>
          <table:table-cell office:value-type="float" office:value="36.20519" calcext:value-type="float">
            <text:p>36.20519</text:p>
          </table:table-cell>
          <table:table-cell office:value-type="float" office:value="8.719055" calcext:value-type="float">
            <text:p>8.719055</text:p>
          </table:table-cell>
          <table:table-cell office:value-type="float" office:value="6.359756" calcext:value-type="float">
            <text:p>6.359756</text:p>
          </table:table-cell>
          <table:table-cell office:value-type="float" office:value="2.398904" calcext:value-type="float">
            <text:p>2.398904</text:p>
          </table:table-cell>
          <table:table-cell office:value-type="float" office:value="2.477767" calcext:value-type="float">
            <text:p>2.477767</text:p>
          </table:table-cell>
          <table:table-cell office:value-type="float" office:value="5.038433" calcext:value-type="float">
            <text:p>5.038433</text:p>
          </table:table-cell>
          <table:table-cell office:value-type="float" office:value="7.967391" calcext:value-type="float">
            <text:p>7.967391</text:p>
          </table:table-cell>
          <table:table-cell office:value-type="float" office:value="8.468371" calcext:value-type="float">
            <text:p>8.468371</text:p>
          </table:table-cell>
          <table:table-cell office:value-type="float" office:value="9.443883" calcext:value-type="float">
            <text:p>9.443883</text:p>
          </table:table-cell>
          <table:table-cell office:value-type="float" office:value="10.0713" calcext:value-type="float">
            <text:p>10.0713</text:p>
          </table:table-cell>
          <table:table-cell office:value-type="float" office:value="11.49637" calcext:value-type="float">
            <text:p>11.49637</text:p>
          </table:table-cell>
          <table:table-cell office:value-type="float" office:value="11.88513" calcext:value-type="float">
            <text:p>11.88513</text:p>
          </table:table-cell>
          <table:table-cell office:value-type="float" office:value="0" calcext:value-type="float">
            <text:p>0</text:p>
          </table:table-cell>
          <table:table-cell office:value-type="float" office:value="117.6029" calcext:value-type="float">
            <text:p>117.6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451" calcext:value-type="float">
            <text:p>1.9064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5" calcext:value-type="float">
            <text:p>21052005</text:p>
          </table:table-cell>
          <table:table-cell office:value-type="float" office:value="3.00534" calcext:value-type="float">
            <text:p>3.00534</text:p>
          </table:table-cell>
          <table:table-cell office:value-type="float" office:value="136.0193" calcext:value-type="float">
            <text:p>136.0193</text:p>
          </table:table-cell>
          <table:table-cell office:value-type="float" office:value="5" calcext:value-type="float">
            <text:p>5</text:p>
          </table:table-cell>
          <table:table-cell office:value-type="float" office:value="-0.03424594" calcext:value-type="float">
            <text:p>-0.03424594</text:p>
          </table:table-cell>
          <table:table-cell office:value-type="float" office:value="38.81972" calcext:value-type="float">
            <text:p>38.81972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4207371" calcext:value-type="float">
            <text:p>0.0004207371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9056539" calcext:value-type="float">
            <text:p>0.009056539</text:p>
          </table:table-cell>
          <table:table-cell office:value-type="float" office:value="1167.096" calcext:value-type="float">
            <text:p>1167.096</text:p>
          </table:table-cell>
          <table:table-cell office:value-type="float" office:value="1.952508" calcext:value-type="float">
            <text:p>1.952508</text:p>
          </table:table-cell>
          <table:table-cell office:value-type="float" office:value="0" calcext:value-type="float">
            <text:p>0</text:p>
          </table:table-cell>
          <table:table-cell office:value-type="float" office:value="1.113284" calcext:value-type="float">
            <text:p>1.113284</text:p>
          </table:table-cell>
          <table:table-cell office:value-type="float" office:value="1.519046" calcext:value-type="float">
            <text:p>1.519046</text:p>
          </table:table-cell>
          <table:table-cell office:value-type="float" office:value="0.6979795" calcext:value-type="float">
            <text:p>0.6979795</text:p>
          </table:table-cell>
          <table:table-cell office:value-type="float" office:value="0.1203227" calcext:value-type="float">
            <text:p>0.1203227</text:p>
          </table:table-cell>
          <table:table-cell office:value-type="float" office:value="0.1184941" calcext:value-type="float">
            <text:p>0.1184941</text:p>
          </table:table-cell>
          <table:table-cell office:value-type="float" office:value="0.01046047" calcext:value-type="float">
            <text:p>0.01046047</text:p>
          </table:table-cell>
          <table:table-cell office:value-type="float" office:value="0.04656295" calcext:value-type="float">
            <text:p>0.04656295</text:p>
          </table:table-cell>
          <table:table-cell office:value-type="float" office:value="0.08282021" calcext:value-type="float">
            <text:p>0.08282021</text:p>
          </table:table-cell>
          <table:table-cell office:value-type="float" office:value="0.1475362" calcext:value-type="float">
            <text:p>0.1475362</text:p>
          </table:table-cell>
          <table:table-cell office:value-type="float" office:value="0.1509631" calcext:value-type="float">
            <text:p>0.1509631</text:p>
          </table:table-cell>
          <table:table-cell office:value-type="float" office:value="0.1605563" calcext:value-type="float">
            <text:p>0.1605563</text:p>
          </table:table-cell>
          <table:table-cell office:value-type="float" office:value="0.1681733" calcext:value-type="float">
            <text:p>0.1681733</text:p>
          </table:table-cell>
          <table:table-cell office:value-type="float" office:value="0.1826186" calcext:value-type="float">
            <text:p>0.1826186</text:p>
          </table:table-cell>
          <table:table-cell office:value-type="float" office:value="0.1866642" calcext:value-type="float">
            <text:p>0.1866642</text:p>
          </table:table-cell>
          <table:table-cell office:value-type="float" office:value="0" calcext:value-type="float">
            <text:p>0</text:p>
          </table:table-cell>
          <table:table-cell office:value-type="float" office:value="45.61785" calcext:value-type="float">
            <text:p>45.61785</text:p>
          </table:table-cell>
          <table:table-cell office:value-type="float" office:value="45.75495" calcext:value-type="float">
            <text:p>45.75495</text:p>
          </table:table-cell>
          <table:table-cell office:value-type="float" office:value="36.32845" calcext:value-type="float">
            <text:p>36.32845</text:p>
          </table:table-cell>
          <table:table-cell office:value-type="float" office:value="8.736065" calcext:value-type="float">
            <text:p>8.736065</text:p>
          </table:table-cell>
          <table:table-cell office:value-type="float" office:value="6.382477" calcext:value-type="float">
            <text:p>6.382477</text:p>
          </table:table-cell>
          <table:table-cell office:value-type="float" office:value="2.396655" calcext:value-type="float">
            <text:p>2.396655</text:p>
          </table:table-cell>
          <table:table-cell office:value-type="float" office:value="2.48247" calcext:value-type="float">
            <text:p>2.48247</text:p>
          </table:table-cell>
          <table:table-cell office:value-type="float" office:value="5.043689" calcext:value-type="float">
            <text:p>5.043689</text:p>
          </table:table-cell>
          <table:table-cell office:value-type="float" office:value="7.97361" calcext:value-type="float">
            <text:p>7.97361</text:p>
          </table:table-cell>
          <table:table-cell office:value-type="float" office:value="8.473854" calcext:value-type="float">
            <text:p>8.473854</text:p>
          </table:table-cell>
          <table:table-cell office:value-type="float" office:value="9.448626" calcext:value-type="float">
            <text:p>9.448626</text:p>
          </table:table-cell>
          <table:table-cell office:value-type="float" office:value="10.07556" calcext:value-type="float">
            <text:p>10.07556</text:p>
          </table:table-cell>
          <table:table-cell office:value-type="float" office:value="11.49901" calcext:value-type="float">
            <text:p>11.49901</text:p>
          </table:table-cell>
          <table:table-cell office:value-type="float" office:value="11.88766" calcext:value-type="float">
            <text:p>11.88766</text:p>
          </table:table-cell>
          <table:table-cell office:value-type="float" office:value="0" calcext:value-type="float">
            <text:p>0</text:p>
          </table:table-cell>
          <table:table-cell office:value-type="float" office:value="125.7847" calcext:value-type="float">
            <text:p>125.7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9672" calcext:value-type="float">
            <text:p>1.9396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5" calcext:value-type="float">
            <text:p>22052005</text:p>
          </table:table-cell>
          <table:table-cell office:value-type="float" office:value="2.974798" calcext:value-type="float">
            <text:p>2.974798</text:p>
          </table:table-cell>
          <table:table-cell office:value-type="float" office:value="136.0166" calcext:value-type="float">
            <text:p>136.0166</text:p>
          </table:table-cell>
          <table:table-cell office:value-type="float" office:value="5" calcext:value-type="float">
            <text:p>5</text:p>
          </table:table-cell>
          <table:table-cell office:value-type="float" office:value="-0.04234405" calcext:value-type="float">
            <text:p>-0.04234405</text:p>
          </table:table-cell>
          <table:table-cell office:value-type="float" office:value="38.85868" calcext:value-type="float">
            <text:p>38.85868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4215009" calcext:value-type="float">
            <text:p>0.0004215009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9152454" calcext:value-type="float">
            <text:p>0.009152454</text:p>
          </table:table-cell>
          <table:table-cell office:value-type="float" office:value="1167.082" calcext:value-type="float">
            <text:p>1167.082</text:p>
          </table:table-cell>
          <table:table-cell office:value-type="float" office:value="1.943299" calcext:value-type="float">
            <text:p>1.943299</text:p>
          </table:table-cell>
          <table:table-cell office:value-type="float" office:value="0" calcext:value-type="float">
            <text:p>0</text:p>
          </table:table-cell>
          <table:table-cell office:value-type="float" office:value="1.02659" calcext:value-type="float">
            <text:p>1.02659</text:p>
          </table:table-cell>
          <table:table-cell office:value-type="float" office:value="1.485356" calcext:value-type="float">
            <text:p>1.485356</text:p>
          </table:table-cell>
          <table:table-cell office:value-type="float" office:value="0.6840105" calcext:value-type="float">
            <text:p>0.6840105</text:p>
          </table:table-cell>
          <table:table-cell office:value-type="float" office:value="0.1024562" calcext:value-type="float">
            <text:p>0.1024562</text:p>
          </table:table-cell>
          <table:table-cell office:value-type="float" office:value="0.1165845" calcext:value-type="float">
            <text:p>0.1165845</text:p>
          </table:table-cell>
          <table:table-cell office:value-type="float" office:value="0.009058972" calcext:value-type="float">
            <text:p>0.009058972</text:p>
          </table:table-cell>
          <table:table-cell office:value-type="float" office:value="0.04725842" calcext:value-type="float">
            <text:p>0.04725842</text:p>
          </table:table-cell>
          <table:table-cell office:value-type="float" office:value="0.08325695" calcext:value-type="float">
            <text:p>0.08325695</text:p>
          </table:table-cell>
          <table:table-cell office:value-type="float" office:value="0.1477776" calcext:value-type="float">
            <text:p>0.1477776</text:p>
          </table:table-cell>
          <table:table-cell office:value-type="float" office:value="0.1510671" calcext:value-type="float">
            <text:p>0.1510671</text:p>
          </table:table-cell>
          <table:table-cell office:value-type="float" office:value="0.1606174" calcext:value-type="float">
            <text:p>0.1606174</text:p>
          </table:table-cell>
          <table:table-cell office:value-type="float" office:value="0.1682326" calcext:value-type="float">
            <text:p>0.1682326</text:p>
          </table:table-cell>
          <table:table-cell office:value-type="float" office:value="0.1826502" calcext:value-type="float">
            <text:p>0.1826502</text:p>
          </table:table-cell>
          <table:table-cell office:value-type="float" office:value="0.1866902" calcext:value-type="float">
            <text:p>0.1866902</text:p>
          </table:table-cell>
          <table:table-cell office:value-type="float" office:value="0" calcext:value-type="float">
            <text:p>0</text:p>
          </table:table-cell>
          <table:table-cell office:value-type="float" office:value="45.73469" calcext:value-type="float">
            <text:p>45.73469</text:p>
          </table:table-cell>
          <table:table-cell office:value-type="float" office:value="46.11931" calcext:value-type="float">
            <text:p>46.11931</text:p>
          </table:table-cell>
          <table:table-cell office:value-type="float" office:value="36.45419" calcext:value-type="float">
            <text:p>36.45419</text:p>
          </table:table-cell>
          <table:table-cell office:value-type="float" office:value="8.748472" calcext:value-type="float">
            <text:p>8.748472</text:p>
          </table:table-cell>
          <table:table-cell office:value-type="float" office:value="6.405447" calcext:value-type="float">
            <text:p>6.405447</text:p>
          </table:table-cell>
          <table:table-cell office:value-type="float" office:value="2.393882" calcext:value-type="float">
            <text:p>2.393882</text:p>
          </table:table-cell>
          <table:table-cell office:value-type="float" office:value="2.487337" calcext:value-type="float">
            <text:p>2.487337</text:p>
          </table:table-cell>
          <table:table-cell office:value-type="float" office:value="5.04904" calcext:value-type="float">
            <text:p>5.04904</text:p>
          </table:table-cell>
          <table:table-cell office:value-type="float" office:value="7.979872" calcext:value-type="float">
            <text:p>7.979872</text:p>
          </table:table-cell>
          <table:table-cell office:value-type="float" office:value="8.479321" calcext:value-type="float">
            <text:p>8.479321</text:p>
          </table:table-cell>
          <table:table-cell office:value-type="float" office:value="9.453321" calcext:value-type="float">
            <text:p>9.453321</text:p>
          </table:table-cell>
          <table:table-cell office:value-type="float" office:value="10.07983" calcext:value-type="float">
            <text:p>10.07983</text:p>
          </table:table-cell>
          <table:table-cell office:value-type="float" office:value="11.50164" calcext:value-type="float">
            <text:p>11.50164</text:p>
          </table:table-cell>
          <table:table-cell office:value-type="float" office:value="11.89019" calcext:value-type="float">
            <text:p>11.89019</text:p>
          </table:table-cell>
          <table:table-cell office:value-type="float" office:value="0" calcext:value-type="float">
            <text:p>0</text:p>
          </table:table-cell>
          <table:table-cell office:value-type="float" office:value="121.5691" calcext:value-type="float">
            <text:p>121.5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1901" calcext:value-type="float">
            <text:p>1.9719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5" calcext:value-type="float">
            <text:p>23052005</text:p>
          </table:table-cell>
          <table:table-cell office:value-type="float" office:value="2.946929" calcext:value-type="float">
            <text:p>2.946929</text:p>
          </table:table-cell>
          <table:table-cell office:value-type="float" office:value="136.0137" calcext:value-type="float">
            <text:p>136.0137</text:p>
          </table:table-cell>
          <table:table-cell office:value-type="float" office:value="5" calcext:value-type="float">
            <text:p>5</text:p>
          </table:table-cell>
          <table:table-cell office:value-type="float" office:value="-0.05154926" calcext:value-type="float">
            <text:p>-0.05154926</text:p>
          </table:table-cell>
          <table:table-cell office:value-type="float" office:value="38.89284" calcext:value-type="float">
            <text:p>38.89284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4219973" calcext:value-type="float">
            <text:p>0.0004219973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922268" calcext:value-type="float">
            <text:p>0.00922268</text:p>
          </table:table-cell>
          <table:table-cell office:value-type="float" office:value="1167.077" calcext:value-type="float">
            <text:p>1167.077</text:p>
          </table:table-cell>
          <table:table-cell office:value-type="float" office:value="1.936658" calcext:value-type="float">
            <text:p>1.936658</text:p>
          </table:table-cell>
          <table:table-cell office:value-type="float" office:value="0" calcext:value-type="float">
            <text:p>0</text:p>
          </table:table-cell>
          <table:table-cell office:value-type="float" office:value="0.9613373" calcext:value-type="float">
            <text:p>0.9613373</text:p>
          </table:table-cell>
          <table:table-cell office:value-type="float" office:value="0.960674" calcext:value-type="float">
            <text:p>0.960674</text:p>
          </table:table-cell>
          <table:table-cell office:value-type="float" office:value="0.6535804" calcext:value-type="float">
            <text:p>0.6535804</text:p>
          </table:table-cell>
          <table:table-cell office:value-type="float" office:value="0.07424856" calcext:value-type="float">
            <text:p>0.07424856</text:p>
          </table:table-cell>
          <table:table-cell office:value-type="float" office:value="0.1037454" calcext:value-type="float">
            <text:p>0.1037454</text:p>
          </table:table-cell>
          <table:table-cell office:value-type="float" office:value="0.007975997" calcext:value-type="float">
            <text:p>0.007975997</text:p>
          </table:table-cell>
          <table:table-cell office:value-type="float" office:value="0.04587385" calcext:value-type="float">
            <text:p>0.04587385</text:p>
          </table:table-cell>
          <table:table-cell office:value-type="float" office:value="0.08355454" calcext:value-type="float">
            <text:p>0.08355454</text:p>
          </table:table-cell>
          <table:table-cell office:value-type="float" office:value="0.1480104" calcext:value-type="float">
            <text:p>0.1480104</text:p>
          </table:table-cell>
          <table:table-cell office:value-type="float" office:value="0.1511736" calcext:value-type="float">
            <text:p>0.1511736</text:p>
          </table:table-cell>
          <table:table-cell office:value-type="float" office:value="0.1606785" calcext:value-type="float">
            <text:p>0.1606785</text:p>
          </table:table-cell>
          <table:table-cell office:value-type="float" office:value="0.1682935" calcext:value-type="float">
            <text:p>0.1682935</text:p>
          </table:table-cell>
          <table:table-cell office:value-type="float" office:value="0.1826811" calcext:value-type="float">
            <text:p>0.1826811</text:p>
          </table:table-cell>
          <table:table-cell office:value-type="float" office:value="0.1867163" calcext:value-type="float">
            <text:p>0.1867163</text:p>
          </table:table-cell>
          <table:table-cell office:value-type="float" office:value="0" calcext:value-type="float">
            <text:p>0</text:p>
          </table:table-cell>
          <table:table-cell office:value-type="float" office:value="45.83711" calcext:value-type="float">
            <text:p>45.83711</text:p>
          </table:table-cell>
          <table:table-cell office:value-type="float" office:value="46.39836" calcext:value-type="float">
            <text:p>46.39836</text:p>
          </table:table-cell>
          <table:table-cell office:value-type="float" office:value="36.56779" calcext:value-type="float">
            <text:p>36.56779</text:p>
          </table:table-cell>
          <table:table-cell office:value-type="float" office:value="8.751964" calcext:value-type="float">
            <text:p>8.751964</text:p>
          </table:table-cell>
          <table:table-cell office:value-type="float" office:value="6.425406" calcext:value-type="float">
            <text:p>6.425406</text:p>
          </table:table-cell>
          <table:table-cell office:value-type="float" office:value="2.390865" calcext:value-type="float">
            <text:p>2.390865</text:p>
          </table:table-cell>
          <table:table-cell office:value-type="float" office:value="2.492188" calcext:value-type="float">
            <text:p>2.492188</text:p>
          </table:table-cell>
          <table:table-cell office:value-type="float" office:value="5.05447" calcext:value-type="float">
            <text:p>5.05447</text:p>
          </table:table-cell>
          <table:table-cell office:value-type="float" office:value="7.986158" calcext:value-type="float">
            <text:p>7.986158</text:p>
          </table:table-cell>
          <table:table-cell office:value-type="float" office:value="8.484786" calcext:value-type="float">
            <text:p>8.484786</text:p>
          </table:table-cell>
          <table:table-cell office:value-type="float" office:value="9.458014" calcext:value-type="float">
            <text:p>9.458014</text:p>
          </table:table-cell>
          <table:table-cell office:value-type="float" office:value="10.08409" calcext:value-type="float">
            <text:p>10.08409</text:p>
          </table:table-cell>
          <table:table-cell office:value-type="float" office:value="11.50422" calcext:value-type="float">
            <text:p>11.50422</text:p>
          </table:table-cell>
          <table:table-cell office:value-type="float" office:value="11.89269" calcext:value-type="float">
            <text:p>11.89269</text:p>
          </table:table-cell>
          <table:table-cell office:value-type="float" office:value="0" calcext:value-type="float">
            <text:p>0</text:p>
          </table:table-cell>
          <table:table-cell office:value-type="float" office:value="116.2327" calcext:value-type="float">
            <text:p>116.2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01444" calcext:value-type="float">
            <text:p>2.0014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5" calcext:value-type="float">
            <text:p>24052005</text:p>
          </table:table-cell>
          <table:table-cell office:value-type="float" office:value="2.916927" calcext:value-type="float">
            <text:p>2.916927</text:p>
          </table:table-cell>
          <table:table-cell office:value-type="float" office:value="136.0105" calcext:value-type="float">
            <text:p>136.0105</text:p>
          </table:table-cell>
          <table:table-cell office:value-type="float" office:value="5" calcext:value-type="float">
            <text:p>5</text:p>
          </table:table-cell>
          <table:table-cell office:value-type="float" office:value="-0.0625769" calcext:value-type="float">
            <text:p>-0.0625769</text:p>
          </table:table-cell>
          <table:table-cell office:value-type="float" office:value="38.91961" calcext:value-type="float">
            <text:p>38.91961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4221385" calcext:value-type="float">
            <text:p>0.0004221385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9256425" calcext:value-type="float">
            <text:p>0.009256425</text:p>
          </table:table-cell>
          <table:table-cell office:value-type="float" office:value="1167.074" calcext:value-type="float">
            <text:p>1167.074</text:p>
          </table:table-cell>
          <table:table-cell office:value-type="float" office:value="1.926121" calcext:value-type="float">
            <text:p>1.926121</text:p>
          </table:table-cell>
          <table:table-cell office:value-type="float" office:value="0" calcext:value-type="float">
            <text:p>0</text:p>
          </table:table-cell>
          <table:table-cell office:value-type="float" office:value="0.8970959" calcext:value-type="float">
            <text:p>0.8970959</text:p>
          </table:table-cell>
          <table:table-cell office:value-type="float" office:value="0.7578821" calcext:value-type="float">
            <text:p>0.7578821</text:p>
          </table:table-cell>
          <table:table-cell office:value-type="float" office:value="0.6659661" calcext:value-type="float">
            <text:p>0.6659661</text:p>
          </table:table-cell>
          <table:table-cell office:value-type="float" office:value="0.05878958" calcext:value-type="float">
            <text:p>0.05878958</text:p>
          </table:table-cell>
          <table:table-cell office:value-type="float" office:value="0.08807804" calcext:value-type="float">
            <text:p>0.08807804</text:p>
          </table:table-cell>
          <table:table-cell office:value-type="float" office:value="0.007309763" calcext:value-type="float">
            <text:p>0.007309763</text:p>
          </table:table-cell>
          <table:table-cell office:value-type="float" office:value="0.03893492" calcext:value-type="float">
            <text:p>0.03893492</text:p>
          </table:table-cell>
          <table:table-cell office:value-type="float" office:value="0.08377378" calcext:value-type="float">
            <text:p>0.08377378</text:p>
          </table:table-cell>
          <table:table-cell office:value-type="float" office:value="0.1482176" calcext:value-type="float">
            <text:p>0.1482176</text:p>
          </table:table-cell>
          <table:table-cell office:value-type="float" office:value="0.1512808" calcext:value-type="float">
            <text:p>0.1512808</text:p>
          </table:table-cell>
          <table:table-cell office:value-type="float" office:value="0.1607401" calcext:value-type="float">
            <text:p>0.1607401</text:p>
          </table:table-cell>
          <table:table-cell office:value-type="float" office:value="0.1683555" calcext:value-type="float">
            <text:p>0.1683555</text:p>
          </table:table-cell>
          <table:table-cell office:value-type="float" office:value="0.1827109" calcext:value-type="float">
            <text:p>0.1827109</text:p>
          </table:table-cell>
          <table:table-cell office:value-type="float" office:value="0.1867419" calcext:value-type="float">
            <text:p>0.1867419</text:p>
          </table:table-cell>
          <table:table-cell office:value-type="float" office:value="0" calcext:value-type="float">
            <text:p>0</text:p>
          </table:table-cell>
          <table:table-cell office:value-type="float" office:value="45.93499" calcext:value-type="float">
            <text:p>45.93499</text:p>
          </table:table-cell>
          <table:table-cell office:value-type="float" office:value="46.51221" calcext:value-type="float">
            <text:p>46.51221</text:p>
          </table:table-cell>
          <table:table-cell office:value-type="float" office:value="36.68077" calcext:value-type="float">
            <text:p>36.68077</text:p>
          </table:table-cell>
          <table:table-cell office:value-type="float" office:value="8.747854" calcext:value-type="float">
            <text:p>8.747854</text:p>
          </table:table-cell>
          <table:table-cell office:value-type="float" office:value="6.440207" calcext:value-type="float">
            <text:p>6.440207</text:p>
          </table:table-cell>
          <table:table-cell office:value-type="float" office:value="2.387643" calcext:value-type="float">
            <text:p>2.387643</text:p>
          </table:table-cell>
          <table:table-cell office:value-type="float" office:value="2.496163" calcext:value-type="float">
            <text:p>2.496163</text:p>
          </table:table-cell>
          <table:table-cell office:value-type="float" office:value="5.059939" calcext:value-type="float">
            <text:p>5.059939</text:p>
          </table:table-cell>
          <table:table-cell office:value-type="float" office:value="7.992466" calcext:value-type="float">
            <text:p>7.992466</text:p>
          </table:table-cell>
          <table:table-cell office:value-type="float" office:value="8.490302" calcext:value-type="float">
            <text:p>8.490302</text:p>
          </table:table-cell>
          <table:table-cell office:value-type="float" office:value="9.462709" calcext:value-type="float">
            <text:p>9.462709</text:p>
          </table:table-cell>
          <table:table-cell office:value-type="float" office:value="10.08835" calcext:value-type="float">
            <text:p>10.08835</text:p>
          </table:table-cell>
          <table:table-cell office:value-type="float" office:value="11.50677" calcext:value-type="float">
            <text:p>11.50677</text:p>
          </table:table-cell>
          <table:table-cell office:value-type="float" office:value="11.89514" calcext:value-type="float">
            <text:p>11.89514</text:p>
          </table:table-cell>
          <table:table-cell office:value-type="float" office:value="0" calcext:value-type="float">
            <text:p>0</text:p>
          </table:table-cell>
          <table:table-cell office:value-type="float" office:value="124.8207" calcext:value-type="float">
            <text:p>124.8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3387" calcext:value-type="float">
            <text:p>2.03338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5" calcext:value-type="float">
            <text:p>25052005</text:p>
          </table:table-cell>
          <table:table-cell office:value-type="float" office:value="2.895538" calcext:value-type="float">
            <text:p>2.895538</text:p>
          </table:table-cell>
          <table:table-cell office:value-type="float" office:value="136.0082" calcext:value-type="float">
            <text:p>136.0082</text:p>
          </table:table-cell>
          <table:table-cell office:value-type="float" office:value="5" calcext:value-type="float">
            <text:p>5</text:p>
          </table:table-cell>
          <table:table-cell office:value-type="float" office:value="-0.07382507" calcext:value-type="float">
            <text:p>-0.07382507</text:p>
          </table:table-cell>
          <table:table-cell office:value-type="float" office:value="38.94143" calcext:value-type="float">
            <text:p>38.94143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4221858" calcext:value-type="float">
            <text:p>0.0004221858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9278333" calcext:value-type="float">
            <text:p>0.009278333</text:p>
          </table:table-cell>
          <table:table-cell office:value-type="float" office:value="1167.068" calcext:value-type="float">
            <text:p>1167.068</text:p>
          </table:table-cell>
          <table:table-cell office:value-type="float" office:value="1.923989" calcext:value-type="float">
            <text:p>1.923989</text:p>
          </table:table-cell>
          <table:table-cell office:value-type="float" office:value="0" calcext:value-type="float">
            <text:p>0</text:p>
          </table:table-cell>
          <table:table-cell office:value-type="float" office:value="0.6597666" calcext:value-type="float">
            <text:p>0.6597666</text:p>
          </table:table-cell>
          <table:table-cell office:value-type="float" office:value="0.561924" calcext:value-type="float">
            <text:p>0.561924</text:p>
          </table:table-cell>
          <table:table-cell office:value-type="float" office:value="0.5164647" calcext:value-type="float">
            <text:p>0.5164647</text:p>
          </table:table-cell>
          <table:table-cell office:value-type="float" office:value="0.04540504" calcext:value-type="float">
            <text:p>0.04540504</text:p>
          </table:table-cell>
          <table:table-cell office:value-type="float" office:value="0.05494446" calcext:value-type="float">
            <text:p>0.05494446</text:p>
          </table:table-cell>
          <table:table-cell office:value-type="float" office:value="0.006318613" calcext:value-type="float">
            <text:p>0.006318613</text:p>
          </table:table-cell>
          <table:table-cell office:value-type="float" office:value="0.02788277" calcext:value-type="float">
            <text:p>0.02788277</text:p>
          </table:table-cell>
          <table:table-cell office:value-type="float" office:value="0.08398997" calcext:value-type="float">
            <text:p>0.08398997</text:p>
          </table:table-cell>
          <table:table-cell office:value-type="float" office:value="0.1484139" calcext:value-type="float">
            <text:p>0.1484139</text:p>
          </table:table-cell>
          <table:table-cell office:value-type="float" office:value="0.1513867" calcext:value-type="float">
            <text:p>0.1513867</text:p>
          </table:table-cell>
          <table:table-cell office:value-type="float" office:value="0.1608016" calcext:value-type="float">
            <text:p>0.1608016</text:p>
          </table:table-cell>
          <table:table-cell office:value-type="float" office:value="0.1684838" calcext:value-type="float">
            <text:p>0.1684838</text:p>
          </table:table-cell>
          <table:table-cell office:value-type="float" office:value="0.1827395" calcext:value-type="float">
            <text:p>0.1827395</text:p>
          </table:table-cell>
          <table:table-cell office:value-type="float" office:value="0.1867672" calcext:value-type="float">
            <text:p>0.1867672</text:p>
          </table:table-cell>
          <table:table-cell office:value-type="float" office:value="0" calcext:value-type="float">
            <text:p>0</text:p>
          </table:table-cell>
          <table:table-cell office:value-type="float" office:value="45.98927" calcext:value-type="float">
            <text:p>45.98927</text:p>
          </table:table-cell>
          <table:table-cell office:value-type="float" office:value="46.55146" calcext:value-type="float">
            <text:p>46.55146</text:p>
          </table:table-cell>
          <table:table-cell office:value-type="float" office:value="36.77858" calcext:value-type="float">
            <text:p>36.77858</text:p>
          </table:table-cell>
          <table:table-cell office:value-type="float" office:value="8.738437" calcext:value-type="float">
            <text:p>8.738437</text:p>
          </table:table-cell>
          <table:table-cell office:value-type="float" office:value="6.446289" calcext:value-type="float">
            <text:p>6.446289</text:p>
          </table:table-cell>
          <table:table-cell office:value-type="float" office:value="2.384254" calcext:value-type="float">
            <text:p>2.384254</text:p>
          </table:table-cell>
          <table:table-cell office:value-type="float" office:value="2.498147" calcext:value-type="float">
            <text:p>2.498147</text:p>
          </table:table-cell>
          <table:table-cell office:value-type="float" office:value="5.065446" calcext:value-type="float">
            <text:p>5.065446</text:p>
          </table:table-cell>
          <table:table-cell office:value-type="float" office:value="7.998774" calcext:value-type="float">
            <text:p>7.998774</text:p>
          </table:table-cell>
          <table:table-cell office:value-type="float" office:value="8.495848" calcext:value-type="float">
            <text:p>8.495848</text:p>
          </table:table-cell>
          <table:table-cell office:value-type="float" office:value="9.467404" calcext:value-type="float">
            <text:p>9.467404</text:p>
          </table:table-cell>
          <table:table-cell office:value-type="float" office:value="10.09262" calcext:value-type="float">
            <text:p>10.09262</text:p>
          </table:table-cell>
          <table:table-cell office:value-type="float" office:value="11.50933" calcext:value-type="float">
            <text:p>11.50933</text:p>
          </table:table-cell>
          <table:table-cell office:value-type="float" office:value="11.89754" calcext:value-type="float">
            <text:p>11.89754</text:p>
          </table:table-cell>
          <table:table-cell office:value-type="float" office:value="0" calcext:value-type="float">
            <text:p>0</text:p>
          </table:table-cell>
          <table:table-cell office:value-type="float" office:value="107.5563" calcext:value-type="float">
            <text:p>107.5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5859" calcext:value-type="float">
            <text:p>2.0558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5" calcext:value-type="float">
            <text:p>26052005</text:p>
          </table:table-cell>
          <table:table-cell office:value-type="float" office:value="2.876391" calcext:value-type="float">
            <text:p>2.876391</text:p>
          </table:table-cell>
          <table:table-cell office:value-type="float" office:value="136.0061" calcext:value-type="float">
            <text:p>136.0061</text:p>
          </table:table-cell>
          <table:table-cell office:value-type="float" office:value="5" calcext:value-type="float">
            <text:p>5</text:p>
          </table:table-cell>
          <table:table-cell office:value-type="float" office:value="-0.08447738" calcext:value-type="float">
            <text:p>-0.08447738</text:p>
          </table:table-cell>
          <table:table-cell office:value-type="float" office:value="38.95972" calcext:value-type="float">
            <text:p>38.95972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4222276" calcext:value-type="float">
            <text:p>0.0004222276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9297879" calcext:value-type="float">
            <text:p>0.009297879</text:p>
          </table:table-cell>
          <table:table-cell office:value-type="float" office:value="1167.061" calcext:value-type="float">
            <text:p>1167.061</text:p>
          </table:table-cell>
          <table:table-cell office:value-type="float" office:value="1.920272" calcext:value-type="float">
            <text:p>1.920272</text:p>
          </table:table-cell>
          <table:table-cell office:value-type="float" office:value="0" calcext:value-type="float">
            <text:p>0</text:p>
          </table:table-cell>
          <table:table-cell office:value-type="float" office:value="1.250688" calcext:value-type="float">
            <text:p>1.250688</text:p>
          </table:table-cell>
          <table:table-cell office:value-type="float" office:value="0.5352446" calcext:value-type="float">
            <text:p>0.5352446</text:p>
          </table:table-cell>
          <table:table-cell office:value-type="float" office:value="0.4864581" calcext:value-type="float">
            <text:p>0.4864581</text:p>
          </table:table-cell>
          <table:table-cell office:value-type="float" office:value="0.03426287" calcext:value-type="float">
            <text:p>0.03426287</text:p>
          </table:table-cell>
          <table:table-cell office:value-type="float" office:value="0.04103182" calcext:value-type="float">
            <text:p>0.04103182</text:p>
          </table:table-cell>
          <table:table-cell office:value-type="float" office:value="0.005733071" calcext:value-type="float">
            <text:p>0.005733071</text:p>
          </table:table-cell>
          <table:table-cell office:value-type="float" office:value="0.01944638" calcext:value-type="float">
            <text:p>0.01944638</text:p>
          </table:table-cell>
          <table:table-cell office:value-type="float" office:value="0.0836058" calcext:value-type="float">
            <text:p>0.0836058</text:p>
          </table:table-cell>
          <table:table-cell office:value-type="float" office:value="0.1485486" calcext:value-type="float">
            <text:p>0.1485486</text:p>
          </table:table-cell>
          <table:table-cell office:value-type="float" office:value="0.1514904" calcext:value-type="float">
            <text:p>0.1514904</text:p>
          </table:table-cell>
          <table:table-cell office:value-type="float" office:value="0.1608631" calcext:value-type="float">
            <text:p>0.1608631</text:p>
          </table:table-cell>
          <table:table-cell office:value-type="float" office:value="0.168521" calcext:value-type="float">
            <text:p>0.168521</text:p>
          </table:table-cell>
          <table:table-cell office:value-type="float" office:value="0.1827681" calcext:value-type="float">
            <text:p>0.1827681</text:p>
          </table:table-cell>
          <table:table-cell office:value-type="float" office:value="0.1867924" calcext:value-type="float">
            <text:p>0.1867924</text:p>
          </table:table-cell>
          <table:table-cell office:value-type="float" office:value="0" calcext:value-type="float">
            <text:p>0</text:p>
          </table:table-cell>
          <table:table-cell office:value-type="float" office:value="46.15735" calcext:value-type="float">
            <text:p>46.15735</text:p>
          </table:table-cell>
          <table:table-cell office:value-type="float" office:value="46.54639" calcext:value-type="float">
            <text:p>46.54639</text:p>
          </table:table-cell>
          <table:table-cell office:value-type="float" office:value="36.83423" calcext:value-type="float">
            <text:p>36.83423</text:p>
          </table:table-cell>
          <table:table-cell office:value-type="float" office:value="8.724867" calcext:value-type="float">
            <text:p>8.724867</text:p>
          </table:table-cell>
          <table:table-cell office:value-type="float" office:value="6.442817" calcext:value-type="float">
            <text:p>6.442817</text:p>
          </table:table-cell>
          <table:table-cell office:value-type="float" office:value="2.380648" calcext:value-type="float">
            <text:p>2.380648</text:p>
          </table:table-cell>
          <table:table-cell office:value-type="float" office:value="2.497919" calcext:value-type="float">
            <text:p>2.497919</text:p>
          </table:table-cell>
          <table:table-cell office:value-type="float" office:value="5.070917" calcext:value-type="float">
            <text:p>5.070917</text:p>
          </table:table-cell>
          <table:table-cell office:value-type="float" office:value="8.005081" calcext:value-type="float">
            <text:p>8.005081</text:p>
          </table:table-cell>
          <table:table-cell office:value-type="float" office:value="8.501389" calcext:value-type="float">
            <text:p>8.501389</text:p>
          </table:table-cell>
          <table:table-cell office:value-type="float" office:value="9.472099" calcext:value-type="float">
            <text:p>9.472099</text:p>
          </table:table-cell>
          <table:table-cell office:value-type="float" office:value="10.09688" calcext:value-type="float">
            <text:p>10.09688</text:p>
          </table:table-cell>
          <table:table-cell office:value-type="float" office:value="11.51189" calcext:value-type="float">
            <text:p>11.51189</text:p>
          </table:table-cell>
          <table:table-cell office:value-type="float" office:value="11.89993" calcext:value-type="float">
            <text:p>11.89993</text:p>
          </table:table-cell>
          <table:table-cell office:value-type="float" office:value="0" calcext:value-type="float">
            <text:p>0</text:p>
          </table:table-cell>
          <table:table-cell office:value-type="float" office:value="103.2379" calcext:value-type="float">
            <text:p>103.2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5968" calcext:value-type="float">
            <text:p>2.07596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5" calcext:value-type="float">
            <text:p>27052005</text:p>
          </table:table-cell>
          <table:table-cell office:value-type="float" office:value="2.855782" calcext:value-type="float">
            <text:p>2.855782</text:p>
          </table:table-cell>
          <table:table-cell office:value-type="float" office:value="136.0037" calcext:value-type="float">
            <text:p>136.0037</text:p>
          </table:table-cell>
          <table:table-cell office:value-type="float" office:value="5" calcext:value-type="float">
            <text:p>5</text:p>
          </table:table-cell>
          <table:table-cell office:value-type="float" office:value="-0.09620313" calcext:value-type="float">
            <text:p>-0.09620313</text:p>
          </table:table-cell>
          <table:table-cell office:value-type="float" office:value="38.9771" calcext:value-type="float">
            <text:p>38.9771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4222658" calcext:value-type="float">
            <text:p>0.0004222658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9315425" calcext:value-type="float">
            <text:p>0.009315425</text:p>
          </table:table-cell>
          <table:table-cell office:value-type="float" office:value="1167.055" calcext:value-type="float">
            <text:p>1167.055</text:p>
          </table:table-cell>
          <table:table-cell office:value-type="float" office:value="1.91535" calcext:value-type="float">
            <text:p>1.91535</text:p>
          </table:table-cell>
          <table:table-cell office:value-type="float" office:value="0" calcext:value-type="float">
            <text:p>0</text:p>
          </table:table-cell>
          <table:table-cell office:value-type="float" office:value="0.9271952" calcext:value-type="float">
            <text:p>0.9271952</text:p>
          </table:table-cell>
          <table:table-cell office:value-type="float" office:value="0.5192298" calcext:value-type="float">
            <text:p>0.5192298</text:p>
          </table:table-cell>
          <table:table-cell office:value-type="float" office:value="0.5024402" calcext:value-type="float">
            <text:p>0.5024402</text:p>
          </table:table-cell>
          <table:table-cell office:value-type="float" office:value="0.02925297" calcext:value-type="float">
            <text:p>0.02925297</text:p>
          </table:table-cell>
          <table:table-cell office:value-type="float" office:value="0.03433115" calcext:value-type="float">
            <text:p>0.03433115</text:p>
          </table:table-cell>
          <table:table-cell office:value-type="float" office:value="0.005224869" calcext:value-type="float">
            <text:p>0.005224869</text:p>
          </table:table-cell>
          <table:table-cell office:value-type="float" office:value="0.01488575" calcext:value-type="float">
            <text:p>0.01488575</text:p>
          </table:table-cell>
          <table:table-cell office:value-type="float" office:value="0.08324639" calcext:value-type="float">
            <text:p>0.08324639</text:p>
          </table:table-cell>
          <table:table-cell office:value-type="float" office:value="0.1485966" calcext:value-type="float">
            <text:p>0.1485966</text:p>
          </table:table-cell>
          <table:table-cell office:value-type="float" office:value="0.1515839" calcext:value-type="float">
            <text:p>0.1515839</text:p>
          </table:table-cell>
          <table:table-cell office:value-type="float" office:value="0.160924" calcext:value-type="float">
            <text:p>0.160924</text:p>
          </table:table-cell>
          <table:table-cell office:value-type="float" office:value="0.1685579" calcext:value-type="float">
            <text:p>0.1685579</text:p>
          </table:table-cell>
          <table:table-cell office:value-type="float" office:value="0.1827964" calcext:value-type="float">
            <text:p>0.1827964</text:p>
          </table:table-cell>
          <table:table-cell office:value-type="float" office:value="0.1868177" calcext:value-type="float">
            <text:p>0.1868177</text:p>
          </table:table-cell>
          <table:table-cell office:value-type="float" office:value="0" calcext:value-type="float">
            <text:p>0</text:p>
          </table:table-cell>
          <table:table-cell office:value-type="float" office:value="46.26903" calcext:value-type="float">
            <text:p>46.26903</text:p>
          </table:table-cell>
          <table:table-cell office:value-type="float" office:value="46.54503" calcext:value-type="float">
            <text:p>46.54503</text:p>
          </table:table-cell>
          <table:table-cell office:value-type="float" office:value="36.88909" calcext:value-type="float">
            <text:p>36.88909</text:p>
          </table:table-cell>
          <table:table-cell office:value-type="float" office:value="8.708413" calcext:value-type="float">
            <text:p>8.708413</text:p>
          </table:table-cell>
          <table:table-cell office:value-type="float" office:value="6.435864" calcext:value-type="float">
            <text:p>6.435864</text:p>
          </table:table-cell>
          <table:table-cell office:value-type="float" office:value="2.376912" calcext:value-type="float">
            <text:p>2.376912</text:p>
          </table:table-cell>
          <table:table-cell office:value-type="float" office:value="2.496339" calcext:value-type="float">
            <text:p>2.496339</text:p>
          </table:table-cell>
          <table:table-cell office:value-type="float" office:value="5.076268" calcext:value-type="float">
            <text:p>5.076268</text:p>
          </table:table-cell>
          <table:table-cell office:value-type="float" office:value="8.011389" calcext:value-type="float">
            <text:p>8.011389</text:p>
          </table:table-cell>
          <table:table-cell office:value-type="float" office:value="8.506933" calcext:value-type="float">
            <text:p>8.506933</text:p>
          </table:table-cell>
          <table:table-cell office:value-type="float" office:value="9.476794" calcext:value-type="float">
            <text:p>9.476794</text:p>
          </table:table-cell>
          <table:table-cell office:value-type="float" office:value="10.10115" calcext:value-type="float">
            <text:p>10.10115</text:p>
          </table:table-cell>
          <table:table-cell office:value-type="float" office:value="11.51445" calcext:value-type="float">
            <text:p>11.51445</text:p>
          </table:table-cell>
          <table:table-cell office:value-type="float" office:value="11.90232" calcext:value-type="float">
            <text:p>11.90232</text:p>
          </table:table-cell>
          <table:table-cell office:value-type="float" office:value="0" calcext:value-type="float">
            <text:p>0</text:p>
          </table:table-cell>
          <table:table-cell office:value-type="float" office:value="105.1374" calcext:value-type="float">
            <text:p>105.1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7929" calcext:value-type="float">
            <text:p>2.0979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5" calcext:value-type="float">
            <text:p>28052005</text:p>
          </table:table-cell>
          <table:table-cell office:value-type="float" office:value="2.83391" calcext:value-type="float">
            <text:p>2.83391</text:p>
          </table:table-cell>
          <table:table-cell office:value-type="float" office:value="136.0011" calcext:value-type="float">
            <text:p>136.0011</text:p>
          </table:table-cell>
          <table:table-cell office:value-type="float" office:value="5" calcext:value-type="float">
            <text:p>5</text:p>
          </table:table-cell>
          <table:table-cell office:value-type="float" office:value="-0.1092093" calcext:value-type="float">
            <text:p>-0.1092093</text:p>
          </table:table-cell>
          <table:table-cell office:value-type="float" office:value="38.99427" calcext:value-type="float">
            <text:p>38.99427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4222993" calcext:value-type="float">
            <text:p>0.0004222993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933126" calcext:value-type="float">
            <text:p>0.00933126</text:p>
          </table:table-cell>
          <table:table-cell office:value-type="float" office:value="1167.048" calcext:value-type="float">
            <text:p>1167.048</text:p>
          </table:table-cell>
          <table:table-cell office:value-type="float" office:value="1.909725" calcext:value-type="float">
            <text:p>1.909725</text:p>
          </table:table-cell>
          <table:table-cell office:value-type="float" office:value="0" calcext:value-type="float">
            <text:p>0</text:p>
          </table:table-cell>
          <table:table-cell office:value-type="float" office:value="0.8637871" calcext:value-type="float">
            <text:p>0.8637871</text:p>
          </table:table-cell>
          <table:table-cell office:value-type="float" office:value="0.5225782" calcext:value-type="float">
            <text:p>0.5225782</text:p>
          </table:table-cell>
          <table:table-cell office:value-type="float" office:value="0.5228304" calcext:value-type="float">
            <text:p>0.5228304</text:p>
          </table:table-cell>
          <table:table-cell office:value-type="float" office:value="0.02487899" calcext:value-type="float">
            <text:p>0.02487899</text:p>
          </table:table-cell>
          <table:table-cell office:value-type="float" office:value="0.02927767" calcext:value-type="float">
            <text:p>0.02927767</text:p>
          </table:table-cell>
          <table:table-cell office:value-type="float" office:value="0.004888204" calcext:value-type="float">
            <text:p>0.004888204</text:p>
          </table:table-cell>
          <table:table-cell office:value-type="float" office:value="0.01158576" calcext:value-type="float">
            <text:p>0.01158576</text:p>
          </table:table-cell>
          <table:table-cell office:value-type="float" office:value="0.08312589" calcext:value-type="float">
            <text:p>0.08312589</text:p>
          </table:table-cell>
          <table:table-cell office:value-type="float" office:value="0.1486279" calcext:value-type="float">
            <text:p>0.1486279</text:p>
          </table:table-cell>
          <table:table-cell office:value-type="float" office:value="0.1516674" calcext:value-type="float">
            <text:p>0.1516674</text:p>
          </table:table-cell>
          <table:table-cell office:value-type="float" office:value="0.1609838" calcext:value-type="float">
            <text:p>0.1609838</text:p>
          </table:table-cell>
          <table:table-cell office:value-type="float" office:value="0.1686188" calcext:value-type="float">
            <text:p>0.1686188</text:p>
          </table:table-cell>
          <table:table-cell office:value-type="float" office:value="0.1828247" calcext:value-type="float">
            <text:p>0.1828247</text:p>
          </table:table-cell>
          <table:table-cell office:value-type="float" office:value="0.1868429" calcext:value-type="float">
            <text:p>0.1868429</text:p>
          </table:table-cell>
          <table:table-cell office:value-type="float" office:value="0" calcext:value-type="float">
            <text:p>0</text:p>
          </table:table-cell>
          <table:table-cell office:value-type="float" office:value="46.3595" calcext:value-type="float">
            <text:p>46.3595</text:p>
          </table:table-cell>
          <table:table-cell office:value-type="float" office:value="46.54486" calcext:value-type="float">
            <text:p>46.54486</text:p>
          </table:table-cell>
          <table:table-cell office:value-type="float" office:value="36.94828" calcext:value-type="float">
            <text:p>36.94828</text:p>
          </table:table-cell>
          <table:table-cell office:value-type="float" office:value="8.690331" calcext:value-type="float">
            <text:p>8.690331</text:p>
          </table:table-cell>
          <table:table-cell office:value-type="float" office:value="6.426837" calcext:value-type="float">
            <text:p>6.426837</text:p>
          </table:table-cell>
          <table:table-cell office:value-type="float" office:value="2.373084" calcext:value-type="float">
            <text:p>2.373084</text:p>
          </table:table-cell>
          <table:table-cell office:value-type="float" office:value="2.493972" calcext:value-type="float">
            <text:p>2.493972</text:p>
          </table:table-cell>
          <table:table-cell office:value-type="float" office:value="5.081549" calcext:value-type="float">
            <text:p>5.081549</text:p>
          </table:table-cell>
          <table:table-cell office:value-type="float" office:value="8.017698" calcext:value-type="float">
            <text:p>8.017698</text:p>
          </table:table-cell>
          <table:table-cell office:value-type="float" office:value="8.512475" calcext:value-type="float">
            <text:p>8.512475</text:p>
          </table:table-cell>
          <table:table-cell office:value-type="float" office:value="9.481489" calcext:value-type="float">
            <text:p>9.481489</text:p>
          </table:table-cell>
          <table:table-cell office:value-type="float" office:value="10.10542" calcext:value-type="float">
            <text:p>10.10542</text:p>
          </table:table-cell>
          <table:table-cell office:value-type="float" office:value="11.51701" calcext:value-type="float">
            <text:p>11.51701</text:p>
          </table:table-cell>
          <table:table-cell office:value-type="float" office:value="11.90473" calcext:value-type="float">
            <text:p>11.90473</text:p>
          </table:table-cell>
          <table:table-cell office:value-type="float" office:value="0" calcext:value-type="float">
            <text:p>0</text:p>
          </table:table-cell>
          <table:table-cell office:value-type="float" office:value="109.7434" calcext:value-type="float">
            <text:p>109.7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1372" calcext:value-type="float">
            <text:p>2.12137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5" calcext:value-type="float">
            <text:p>29052005</text:p>
          </table:table-cell>
          <table:table-cell office:value-type="float" office:value="2.818187" calcext:value-type="float">
            <text:p>2.818187</text:p>
          </table:table-cell>
          <table:table-cell office:value-type="float" office:value="135.9989" calcext:value-type="float">
            <text:p>135.9989</text:p>
          </table:table-cell>
          <table:table-cell office:value-type="float" office:value="5" calcext:value-type="float">
            <text:p>5</text:p>
          </table:table-cell>
          <table:table-cell office:value-type="float" office:value="-0.1215943" calcext:value-type="float">
            <text:p>-0.1215943</text:p>
          </table:table-cell>
          <table:table-cell office:value-type="float" office:value="39.00999" calcext:value-type="float">
            <text:p>39.00999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42233" calcext:value-type="float">
            <text:p>0.00042233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9345604" calcext:value-type="float">
            <text:p>0.009345604</text:p>
          </table:table-cell>
          <table:table-cell office:value-type="float" office:value="1167.04" calcext:value-type="float">
            <text:p>1167.04</text:p>
          </table:table-cell>
          <table:table-cell office:value-type="float" office:value="1.906422" calcext:value-type="float">
            <text:p>1.906422</text:p>
          </table:table-cell>
          <table:table-cell office:value-type="float" office:value="0" calcext:value-type="float">
            <text:p>0</text:p>
          </table:table-cell>
          <table:table-cell office:value-type="float" office:value="0.9931722" calcext:value-type="float">
            <text:p>0.9931722</text:p>
          </table:table-cell>
          <table:table-cell office:value-type="float" office:value="0.4427103" calcext:value-type="float">
            <text:p>0.4427103</text:p>
          </table:table-cell>
          <table:table-cell office:value-type="float" office:value="0.4250442" calcext:value-type="float">
            <text:p>0.4250442</text:p>
          </table:table-cell>
          <table:table-cell office:value-type="float" office:value="0.0203019" calcext:value-type="float">
            <text:p>0.0203019</text:p>
          </table:table-cell>
          <table:table-cell office:value-type="float" office:value="0.02237293" calcext:value-type="float">
            <text:p>0.02237293</text:p>
          </table:table-cell>
          <table:table-cell office:value-type="float" office:value="0.004494493" calcext:value-type="float">
            <text:p>0.004494493</text:p>
          </table:table-cell>
          <table:table-cell office:value-type="float" office:value="0.009578949" calcext:value-type="float">
            <text:p>0.009578949</text:p>
          </table:table-cell>
          <table:table-cell office:value-type="float" office:value="0.08313966" calcext:value-type="float">
            <text:p>0.08313966</text:p>
          </table:table-cell>
          <table:table-cell office:value-type="float" office:value="0.1486801" calcext:value-type="float">
            <text:p>0.1486801</text:p>
          </table:table-cell>
          <table:table-cell office:value-type="float" office:value="0.1517446" calcext:value-type="float">
            <text:p>0.1517446</text:p>
          </table:table-cell>
          <table:table-cell office:value-type="float" office:value="0.1610425" calcext:value-type="float">
            <text:p>0.1610425</text:p>
          </table:table-cell>
          <table:table-cell office:value-type="float" office:value="0.1687223" calcext:value-type="float">
            <text:p>0.1687223</text:p>
          </table:table-cell>
          <table:table-cell office:value-type="float" office:value="0.1828531" calcext:value-type="float">
            <text:p>0.1828531</text:p>
          </table:table-cell>
          <table:table-cell office:value-type="float" office:value="0.1868682" calcext:value-type="float">
            <text:p>0.1868682</text:p>
          </table:table-cell>
          <table:table-cell office:value-type="float" office:value="0" calcext:value-type="float">
            <text:p>0</text:p>
          </table:table-cell>
          <table:table-cell office:value-type="float" office:value="46.44571" calcext:value-type="float">
            <text:p>46.44571</text:p>
          </table:table-cell>
          <table:table-cell office:value-type="float" office:value="46.52577" calcext:value-type="float">
            <text:p>46.52577</text:p>
          </table:table-cell>
          <table:table-cell office:value-type="float" office:value="36.99907" calcext:value-type="float">
            <text:p>36.99907</text:p>
          </table:table-cell>
          <table:table-cell office:value-type="float" office:value="8.670679" calcext:value-type="float">
            <text:p>8.670679</text:p>
          </table:table-cell>
          <table:table-cell office:value-type="float" office:value="6.415671" calcext:value-type="float">
            <text:p>6.415671</text:p>
          </table:table-cell>
          <table:table-cell office:value-type="float" office:value="2.369177" calcext:value-type="float">
            <text:p>2.369177</text:p>
          </table:table-cell>
          <table:table-cell office:value-type="float" office:value="2.491016" calcext:value-type="float">
            <text:p>2.491016</text:p>
          </table:table-cell>
          <table:table-cell office:value-type="float" office:value="5.086813" calcext:value-type="float">
            <text:p>5.086813</text:p>
          </table:table-cell>
          <table:table-cell office:value-type="float" office:value="8.024006" calcext:value-type="float">
            <text:p>8.024006</text:p>
          </table:table-cell>
          <table:table-cell office:value-type="float" office:value="8.518018" calcext:value-type="float">
            <text:p>8.518018</text:p>
          </table:table-cell>
          <table:table-cell office:value-type="float" office:value="9.486183" calcext:value-type="float">
            <text:p>9.486183</text:p>
          </table:table-cell>
          <table:table-cell office:value-type="float" office:value="10.10967" calcext:value-type="float">
            <text:p>10.10967</text:p>
          </table:table-cell>
          <table:table-cell office:value-type="float" office:value="11.51957" calcext:value-type="float">
            <text:p>11.51957</text:p>
          </table:table-cell>
          <table:table-cell office:value-type="float" office:value="11.90709" calcext:value-type="float">
            <text:p>11.90709</text:p>
          </table:table-cell>
          <table:table-cell office:value-type="float" office:value="0" calcext:value-type="float">
            <text:p>0</text:p>
          </table:table-cell>
          <table:table-cell office:value-type="float" office:value="92.95469" calcext:value-type="float">
            <text:p>92.95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8361" calcext:value-type="float">
            <text:p>2.1383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5" calcext:value-type="float">
            <text:p>30052005</text:p>
          </table:table-cell>
          <table:table-cell office:value-type="float" office:value="2.803148" calcext:value-type="float">
            <text:p>2.803148</text:p>
          </table:table-cell>
          <table:table-cell office:value-type="float" office:value="135.9968" calcext:value-type="float">
            <text:p>135.9968</text:p>
          </table:table-cell>
          <table:table-cell office:value-type="float" office:value="5" calcext:value-type="float">
            <text:p>5</text:p>
          </table:table-cell>
          <table:table-cell office:value-type="float" office:value="-0.133213" calcext:value-type="float">
            <text:p>-0.133213</text:p>
          </table:table-cell>
          <table:table-cell office:value-type="float" office:value="39.02372" calcext:value-type="float">
            <text:p>39.02372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422358" calcext:value-type="float">
            <text:p>0.000422358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9358628" calcext:value-type="float">
            <text:p>0.009358628</text:p>
          </table:table-cell>
          <table:table-cell office:value-type="float" office:value="1167.032" calcext:value-type="float">
            <text:p>1167.032</text:p>
          </table:table-cell>
          <table:table-cell office:value-type="float" office:value="1.901772" calcext:value-type="float">
            <text:p>1.901772</text:p>
          </table:table-cell>
          <table:table-cell office:value-type="float" office:value="0" calcext:value-type="float">
            <text:p>0</text:p>
          </table:table-cell>
          <table:table-cell office:value-type="float" office:value="0.9067073" calcext:value-type="float">
            <text:p>0.9067073</text:p>
          </table:table-cell>
          <table:table-cell office:value-type="float" office:value="0.4195757" calcext:value-type="float">
            <text:p>0.4195757</text:p>
          </table:table-cell>
          <table:table-cell office:value-type="float" office:value="0.4148237" calcext:value-type="float">
            <text:p>0.4148237</text:p>
          </table:table-cell>
          <table:table-cell office:value-type="float" office:value="0.01861789" calcext:value-type="float">
            <text:p>0.01861789</text:p>
          </table:table-cell>
          <table:table-cell office:value-type="float" office:value="0.01994519" calcext:value-type="float">
            <text:p>0.01994519</text:p>
          </table:table-cell>
          <table:table-cell office:value-type="float" office:value="0.004424482" calcext:value-type="float">
            <text:p>0.004424482</text:p>
          </table:table-cell>
          <table:table-cell office:value-type="float" office:value="0.008635341" calcext:value-type="float">
            <text:p>0.008635341</text:p>
          </table:table-cell>
          <table:table-cell office:value-type="float" office:value="0.08275402" calcext:value-type="float">
            <text:p>0.08275402</text:p>
          </table:table-cell>
          <table:table-cell office:value-type="float" office:value="0.1487069" calcext:value-type="float">
            <text:p>0.1487069</text:p>
          </table:table-cell>
          <table:table-cell office:value-type="float" office:value="0.1518178" calcext:value-type="float">
            <text:p>0.1518178</text:p>
          </table:table-cell>
          <table:table-cell office:value-type="float" office:value="0.1611002" calcext:value-type="float">
            <text:p>0.1611002</text:p>
          </table:table-cell>
          <table:table-cell office:value-type="float" office:value="0.1687576" calcext:value-type="float">
            <text:p>0.1687576</text:p>
          </table:table-cell>
          <table:table-cell office:value-type="float" office:value="0.1828818" calcext:value-type="float">
            <text:p>0.1828818</text:p>
          </table:table-cell>
          <table:table-cell office:value-type="float" office:value="0.1868934" calcext:value-type="float">
            <text:p>0.1868934</text:p>
          </table:table-cell>
          <table:table-cell office:value-type="float" office:value="0" calcext:value-type="float">
            <text:p>0</text:p>
          </table:table-cell>
          <table:table-cell office:value-type="float" office:value="46.55236" calcext:value-type="float">
            <text:p>46.55236</text:p>
          </table:table-cell>
          <table:table-cell office:value-type="float" office:value="46.48752" calcext:value-type="float">
            <text:p>46.48752</text:p>
          </table:table-cell>
          <table:table-cell office:value-type="float" office:value="37.025" calcext:value-type="float">
            <text:p>37.025</text:p>
          </table:table-cell>
          <table:table-cell office:value-type="float" office:value="8.650118" calcext:value-type="float">
            <text:p>8.650118</text:p>
          </table:table-cell>
          <table:table-cell office:value-type="float" office:value="6.402838" calcext:value-type="float">
            <text:p>6.402838</text:p>
          </table:table-cell>
          <table:table-cell office:value-type="float" office:value="2.365202" calcext:value-type="float">
            <text:p>2.365202</text:p>
          </table:table-cell>
          <table:table-cell office:value-type="float" office:value="2.487773" calcext:value-type="float">
            <text:p>2.487773</text:p>
          </table:table-cell>
          <table:table-cell office:value-type="float" office:value="5.092011" calcext:value-type="float">
            <text:p>5.092011</text:p>
          </table:table-cell>
          <table:table-cell office:value-type="float" office:value="8.030313" calcext:value-type="float">
            <text:p>8.030313</text:p>
          </table:table-cell>
          <table:table-cell office:value-type="float" office:value="8.523563" calcext:value-type="float">
            <text:p>8.523563</text:p>
          </table:table-cell>
          <table:table-cell office:value-type="float" office:value="9.490878" calcext:value-type="float">
            <text:p>9.490878</text:p>
          </table:table-cell>
          <table:table-cell office:value-type="float" office:value="10.11394" calcext:value-type="float">
            <text:p>10.11394</text:p>
          </table:table-cell>
          <table:table-cell office:value-type="float" office:value="11.52212" calcext:value-type="float">
            <text:p>11.52212</text:p>
          </table:table-cell>
          <table:table-cell office:value-type="float" office:value="11.90944" calcext:value-type="float">
            <text:p>11.90944</text:p>
          </table:table-cell>
          <table:table-cell office:value-type="float" office:value="0" calcext:value-type="float">
            <text:p>0</text:p>
          </table:table-cell>
          <table:table-cell office:value-type="float" office:value="96.047" calcext:value-type="float">
            <text:p>96.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4615" calcext:value-type="float">
            <text:p>2.1546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5" calcext:value-type="float">
            <text:p>31052005</text:p>
          </table:table-cell>
          <table:table-cell office:value-type="float" office:value="2.787524" calcext:value-type="float">
            <text:p>2.787524</text:p>
          </table:table-cell>
          <table:table-cell office:value-type="float" office:value="135.9948" calcext:value-type="float">
            <text:p>135.9948</text:p>
          </table:table-cell>
          <table:table-cell office:value-type="float" office:value="5" calcext:value-type="float">
            <text:p>5</text:p>
          </table:table-cell>
          <table:table-cell office:value-type="float" office:value="-0.1462203" calcext:value-type="float">
            <text:p>-0.1462203</text:p>
          </table:table-cell>
          <table:table-cell office:value-type="float" office:value="39.03595" calcext:value-type="float">
            <text:p>39.03595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4223844" calcext:value-type="float">
            <text:p>0.0004223844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9370491" calcext:value-type="float">
            <text:p>0.009370491</text:p>
          </table:table-cell>
          <table:table-cell office:value-type="float" office:value="1167.022" calcext:value-type="float">
            <text:p>1167.022</text:p>
          </table:table-cell>
          <table:table-cell office:value-type="float" office:value="1.898165" calcext:value-type="float">
            <text:p>1.898165</text:p>
          </table:table-cell>
          <table:table-cell office:value-type="float" office:value="0" calcext:value-type="float">
            <text:p>0</text:p>
          </table:table-cell>
          <table:table-cell office:value-type="float" office:value="0.3176692" calcext:value-type="float">
            <text:p>0.3176692</text:p>
          </table:table-cell>
          <table:table-cell office:value-type="float" office:value="0.3600709" calcext:value-type="float">
            <text:p>0.3600709</text:p>
          </table:table-cell>
          <table:table-cell office:value-type="float" office:value="0.3679263" calcext:value-type="float">
            <text:p>0.3679263</text:p>
          </table:table-cell>
          <table:table-cell office:value-type="float" office:value="0.03171984" calcext:value-type="float">
            <text:p>0.03171984</text:p>
          </table:table-cell>
          <table:table-cell office:value-type="float" office:value="0.01760113" calcext:value-type="float">
            <text:p>0.01760113</text:p>
          </table:table-cell>
          <table:table-cell office:value-type="float" office:value="0.004383243" calcext:value-type="float">
            <text:p>0.004383243</text:p>
          </table:table-cell>
          <table:table-cell office:value-type="float" office:value="0.007835736" calcext:value-type="float">
            <text:p>0.007835736</text:p>
          </table:table-cell>
          <table:table-cell office:value-type="float" office:value="0.08249009" calcext:value-type="float">
            <text:p>0.08249009</text:p>
          </table:table-cell>
          <table:table-cell office:value-type="float" office:value="0.1486911" calcext:value-type="float">
            <text:p>0.1486911</text:p>
          </table:table-cell>
          <table:table-cell office:value-type="float" office:value="0.1518836" calcext:value-type="float">
            <text:p>0.1518836</text:p>
          </table:table-cell>
          <table:table-cell office:value-type="float" office:value="0.161157" calcext:value-type="float">
            <text:p>0.161157</text:p>
          </table:table-cell>
          <table:table-cell office:value-type="float" office:value="0.1688183" calcext:value-type="float">
            <text:p>0.1688183</text:p>
          </table:table-cell>
          <table:table-cell office:value-type="float" office:value="0.1829103" calcext:value-type="float">
            <text:p>0.1829103</text:p>
          </table:table-cell>
          <table:table-cell office:value-type="float" office:value="0.1869187" calcext:value-type="float">
            <text:p>0.1869187</text:p>
          </table:table-cell>
          <table:table-cell office:value-type="float" office:value="0" calcext:value-type="float">
            <text:p>0</text:p>
          </table:table-cell>
          <table:table-cell office:value-type="float" office:value="46.5625" calcext:value-type="float">
            <text:p>46.5625</text:p>
          </table:table-cell>
          <table:table-cell office:value-type="float" office:value="46.43766" calcext:value-type="float">
            <text:p>46.43766</text:p>
          </table:table-cell>
          <table:table-cell office:value-type="float" office:value="37.05124" calcext:value-type="float">
            <text:p>37.05124</text:p>
          </table:table-cell>
          <table:table-cell office:value-type="float" office:value="8.629459" calcext:value-type="float">
            <text:p>8.629459</text:p>
          </table:table-cell>
          <table:table-cell office:value-type="float" office:value="6.389293" calcext:value-type="float">
            <text:p>6.389293</text:p>
          </table:table-cell>
          <table:table-cell office:value-type="float" office:value="2.361241" calcext:value-type="float">
            <text:p>2.361241</text:p>
          </table:table-cell>
          <table:table-cell office:value-type="float" office:value="2.484356" calcext:value-type="float">
            <text:p>2.484356</text:p>
          </table:table-cell>
          <table:table-cell office:value-type="float" office:value="5.097107" calcext:value-type="float">
            <text:p>5.097107</text:p>
          </table:table-cell>
          <table:table-cell office:value-type="float" office:value="8.036621" calcext:value-type="float">
            <text:p>8.036621</text:p>
          </table:table-cell>
          <table:table-cell office:value-type="float" office:value="8.529107" calcext:value-type="float">
            <text:p>8.529107</text:p>
          </table:table-cell>
          <table:table-cell office:value-type="float" office:value="9.495573" calcext:value-type="float">
            <text:p>9.495573</text:p>
          </table:table-cell>
          <table:table-cell office:value-type="float" office:value="10.1182" calcext:value-type="float">
            <text:p>10.1182</text:p>
          </table:table-cell>
          <table:table-cell office:value-type="float" office:value="11.52468" calcext:value-type="float">
            <text:p>11.52468</text:p>
          </table:table-cell>
          <table:table-cell office:value-type="float" office:value="11.9118" calcext:value-type="float">
            <text:p>11.9118</text:p>
          </table:table-cell>
          <table:table-cell office:value-type="float" office:value="0" calcext:value-type="float">
            <text:p>0</text:p>
          </table:table-cell>
          <table:table-cell office:value-type="float" office:value="95.48618" calcext:value-type="float">
            <text:p>95.48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1334" calcext:value-type="float">
            <text:p>2.17133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5" calcext:value-type="float">
            <text:p>1062005</text:p>
          </table:table-cell>
          <table:table-cell office:value-type="float" office:value="2.77103" calcext:value-type="float">
            <text:p>2.77103</text:p>
          </table:table-cell>
          <table:table-cell office:value-type="float" office:value="135.993" calcext:value-type="float">
            <text:p>135.993</text:p>
          </table:table-cell>
          <table:table-cell office:value-type="float" office:value="5" calcext:value-type="float">
            <text:p>5</text:p>
          </table:table-cell>
          <table:table-cell office:value-type="float" office:value="-0.1622512" calcext:value-type="float">
            <text:p>-0.1622512</text:p>
          </table:table-cell>
          <table:table-cell office:value-type="float" office:value="39.04774" calcext:value-type="float">
            <text:p>39.04774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4224068" calcext:value-type="float">
            <text:p>0.0004224068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9381324" calcext:value-type="float">
            <text:p>0.009381324</text:p>
          </table:table-cell>
          <table:table-cell office:value-type="float" office:value="1167.013" calcext:value-type="float">
            <text:p>1167.013</text:p>
          </table:table-cell>
          <table:table-cell office:value-type="float" office:value="1.895726" calcext:value-type="float">
            <text:p>1.895726</text:p>
          </table:table-cell>
          <table:table-cell office:value-type="float" office:value="0" calcext:value-type="float">
            <text:p>0</text:p>
          </table:table-cell>
          <table:table-cell office:value-type="float" office:value="1.326513" calcext:value-type="float">
            <text:p>1.326513</text:p>
          </table:table-cell>
          <table:table-cell office:value-type="float" office:value="0.3955955" calcext:value-type="float">
            <text:p>0.3955955</text:p>
          </table:table-cell>
          <table:table-cell office:value-type="float" office:value="0.3752411" calcext:value-type="float">
            <text:p>0.3752411</text:p>
          </table:table-cell>
          <table:table-cell office:value-type="float" office:value="0.01587724" calcext:value-type="float">
            <text:p>0.01587724</text:p>
          </table:table-cell>
          <table:table-cell office:value-type="float" office:value="0.01445574" calcext:value-type="float">
            <text:p>0.01445574</text:p>
          </table:table-cell>
          <table:table-cell office:value-type="float" office:value="0.00439113" calcext:value-type="float">
            <text:p>0.00439113</text:p>
          </table:table-cell>
          <table:table-cell office:value-type="float" office:value="0.00712437" calcext:value-type="float">
            <text:p>0.00712437</text:p>
          </table:table-cell>
          <table:table-cell office:value-type="float" office:value="0.08178578" calcext:value-type="float">
            <text:p>0.08178578</text:p>
          </table:table-cell>
          <table:table-cell office:value-type="float" office:value="0.1486763" calcext:value-type="float">
            <text:p>0.1486763</text:p>
          </table:table-cell>
          <table:table-cell office:value-type="float" office:value="0.1519428" calcext:value-type="float">
            <text:p>0.1519428</text:p>
          </table:table-cell>
          <table:table-cell office:value-type="float" office:value="0.1612125" calcext:value-type="float">
            <text:p>0.1612125</text:p>
          </table:table-cell>
          <table:table-cell office:value-type="float" office:value="0.1689199" calcext:value-type="float">
            <text:p>0.1689199</text:p>
          </table:table-cell>
          <table:table-cell office:value-type="float" office:value="0.1829391" calcext:value-type="float">
            <text:p>0.1829391</text:p>
          </table:table-cell>
          <table:table-cell office:value-type="float" office:value="0.1869439" calcext:value-type="float">
            <text:p>0.1869439</text:p>
          </table:table-cell>
          <table:table-cell office:value-type="float" office:value="0" calcext:value-type="float">
            <text:p>0</text:p>
          </table:table-cell>
          <table:table-cell office:value-type="float" office:value="46.67001" calcext:value-type="float">
            <text:p>46.67001</text:p>
          </table:table-cell>
          <table:table-cell office:value-type="float" office:value="46.37611" calcext:value-type="float">
            <text:p>46.37611</text:p>
          </table:table-cell>
          <table:table-cell office:value-type="float" office:value="37.0625" calcext:value-type="float">
            <text:p>37.0625</text:p>
          </table:table-cell>
          <table:table-cell office:value-type="float" office:value="8.608704" calcext:value-type="float">
            <text:p>8.608704</text:p>
          </table:table-cell>
          <table:table-cell office:value-type="float" office:value="6.372713" calcext:value-type="float">
            <text:p>6.372713</text:p>
          </table:table-cell>
          <table:table-cell office:value-type="float" office:value="2.357188" calcext:value-type="float">
            <text:p>2.357188</text:p>
          </table:table-cell>
          <table:table-cell office:value-type="float" office:value="2.480774" calcext:value-type="float">
            <text:p>2.480774</text:p>
          </table:table-cell>
          <table:table-cell office:value-type="float" office:value="5.102096" calcext:value-type="float">
            <text:p>5.102096</text:p>
          </table:table-cell>
          <table:table-cell office:value-type="float" office:value="8.042895" calcext:value-type="float">
            <text:p>8.042895</text:p>
          </table:table-cell>
          <table:table-cell office:value-type="float" office:value="8.534651" calcext:value-type="float">
            <text:p>8.534651</text:p>
          </table:table-cell>
          <table:table-cell office:value-type="float" office:value="9.500268" calcext:value-type="float">
            <text:p>9.500268</text:p>
          </table:table-cell>
          <table:table-cell office:value-type="float" office:value="10.12247" calcext:value-type="float">
            <text:p>10.12247</text:p>
          </table:table-cell>
          <table:table-cell office:value-type="float" office:value="11.52724" calcext:value-type="float">
            <text:p>11.52724</text:p>
          </table:table-cell>
          <table:table-cell office:value-type="float" office:value="11.91417" calcext:value-type="float">
            <text:p>11.91417</text:p>
          </table:table-cell>
          <table:table-cell office:value-type="float" office:value="0" calcext:value-type="float">
            <text:p>0</text:p>
          </table:table-cell>
          <table:table-cell office:value-type="float" office:value="101.7263" calcext:value-type="float">
            <text:p>101.7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8819" calcext:value-type="float">
            <text:p>2.18881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5" calcext:value-type="float">
            <text:p>2062005</text:p>
          </table:table-cell>
          <table:table-cell office:value-type="float" office:value="2.751872" calcext:value-type="float">
            <text:p>2.751872</text:p>
          </table:table-cell>
          <table:table-cell office:value-type="float" office:value="135.9906" calcext:value-type="float">
            <text:p>135.9906</text:p>
          </table:table-cell>
          <table:table-cell office:value-type="float" office:value="5" calcext:value-type="float">
            <text:p>5</text:p>
          </table:table-cell>
          <table:table-cell office:value-type="float" office:value="-0.1783683" calcext:value-type="float">
            <text:p>-0.1783683</text:p>
          </table:table-cell>
          <table:table-cell office:value-type="float" office:value="39.06003" calcext:value-type="float">
            <text:p>39.06003</text:p>
          </table:table-cell>
          <table:table-cell office:value-type="float" office:value="0.01349922" calcext:value-type="float">
            <text:p>0.01349922</text:p>
          </table:table-cell>
          <table:table-cell office:value-type="float" office:value="0.0004224291" calcext:value-type="float">
            <text:p>0.0004224291</text:p>
          </table:table-cell>
          <table:table-cell office:value-type="float" office:value="0.01656084" calcext:value-type="float">
            <text:p>0.01656084</text:p>
          </table:table-cell>
          <table:table-cell office:value-type="float" office:value="0.009391245" calcext:value-type="float">
            <text:p>0.009391245</text:p>
          </table:table-cell>
          <table:table-cell office:value-type="float" office:value="1167.005" calcext:value-type="float">
            <text:p>1167.005</text:p>
          </table:table-cell>
          <table:table-cell office:value-type="float" office:value="1.890037" calcext:value-type="float">
            <text:p>1.890037</text:p>
          </table:table-cell>
          <table:table-cell office:value-type="float" office:value="0" calcext:value-type="float">
            <text:p>0</text:p>
          </table:table-cell>
          <table:table-cell office:value-type="float" office:value="1.042731" calcext:value-type="float">
            <text:p>1.042731</text:p>
          </table:table-cell>
          <table:table-cell office:value-type="float" office:value="0.3893273" calcext:value-type="float">
            <text:p>0.3893273</text:p>
          </table:table-cell>
          <table:table-cell office:value-type="float" office:value="0.4163182" calcext:value-type="float">
            <text:p>0.4163182</text:p>
          </table:table-cell>
          <table:table-cell office:value-type="float" office:value="0.01434722" calcext:value-type="float">
            <text:p>0.01434722</text:p>
          </table:table-cell>
          <table:table-cell office:value-type="float" office:value="0.0136114" calcext:value-type="float">
            <text:p>0.0136114</text:p>
          </table:table-cell>
          <table:table-cell office:value-type="float" office:value="0.004483358" calcext:value-type="float">
            <text:p>0.004483358</text:p>
          </table:table-cell>
          <table:table-cell office:value-type="float" office:value="0.006371027" calcext:value-type="float">
            <text:p>0.006371027</text:p>
          </table:table-cell>
          <table:table-cell office:value-type="float" office:value="0.08023707" calcext:value-type="float">
            <text:p>0.08023707</text:p>
          </table:table-cell>
          <table:table-cell office:value-type="float" office:value="0.1486631" calcext:value-type="float">
            <text:p>0.1486631</text:p>
          </table:table-cell>
          <table:table-cell office:value-type="float" office:value="0.1519972" calcext:value-type="float">
            <text:p>0.1519972</text:p>
          </table:table-cell>
          <table:table-cell office:value-type="float" office:value="0.1612671" calcext:value-type="float">
            <text:p>0.1612671</text:p>
          </table:table-cell>
          <table:table-cell office:value-type="float" office:value="0.1689365" calcext:value-type="float">
            <text:p>0.1689365</text:p>
          </table:table-cell>
          <table:table-cell office:value-type="float" office:value="0.1829681" calcext:value-type="float">
            <text:p>0.1829681</text:p>
          </table:table-cell>
          <table:table-cell office:value-type="float" office:value="0.1869692" calcext:value-type="float">
            <text:p>0.1869692</text:p>
          </table:table-cell>
          <table:table-cell office:value-type="float" office:value="0" calcext:value-type="float">
            <text:p>0</text:p>
          </table:table-cell>
          <table:table-cell office:value-type="float" office:value="46.79588" calcext:value-type="float">
            <text:p>46.79588</text:p>
          </table:table-cell>
          <table:table-cell office:value-type="float" office:value="46.32106" calcext:value-type="float">
            <text:p>46.32106</text:p>
          </table:table-cell>
          <table:table-cell office:value-type="float" office:value="37.08343" calcext:value-type="float">
            <text:p>37.08343</text:p>
          </table:table-cell>
          <table:table-cell office:value-type="float" office:value="8.583657" calcext:value-type="float">
            <text:p>8.583657</text:p>
          </table:table-cell>
          <table:table-cell office:value-type="float" office:value="6.35534" calcext:value-type="float">
            <text:p>6.35534</text:p>
          </table:table-cell>
          <table:table-cell office:value-type="float" office:value="2.352988" calcext:value-type="float">
            <text:p>2.352988</text:p>
          </table:table-cell>
          <table:table-cell office:value-type="float" office:value="2.476974" calcext:value-type="float">
            <text:p>2.476974</text:p>
          </table:table-cell>
          <table:table-cell office:value-type="float" office:value="5.106799" calcext:value-type="float">
            <text:p>5.106799</text:p>
          </table:table-cell>
          <table:table-cell office:value-type="float" office:value="8.049111" calcext:value-type="float">
            <text:p>8.049111</text:p>
          </table:table-cell>
          <table:table-cell office:value-type="float" office:value="8.540125" calcext:value-type="float">
            <text:p>8.540125</text:p>
          </table:table-cell>
          <table:table-cell office:value-type="float" office:value="9.504963" calcext:value-type="float">
            <text:p>9.504963</text:p>
          </table:table-cell>
          <table:table-cell office:value-type="float" office:value="10.12673" calcext:value-type="float">
            <text:p>10.12673</text:p>
          </table:table-cell>
          <table:table-cell office:value-type="float" office:value="11.5298" calcext:value-type="float">
            <text:p>11.5298</text:p>
          </table:table-cell>
          <table:table-cell office:value-type="float" office:value="11.91654" calcext:value-type="float">
            <text:p>11.91654</text:p>
          </table:table-cell>
          <table:table-cell office:value-type="float" office:value="0" calcext:value-type="float">
            <text:p>0</text:p>
          </table:table-cell>
          <table:table-cell office:value-type="float" office:value="115.3529" calcext:value-type="float">
            <text:p>115.3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9383" calcext:value-type="float">
            <text:p>2.2093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5" calcext:value-type="float">
            <text:p>3062005</text:p>
          </table:table-cell>
          <table:table-cell office:value-type="float" office:value="2.7332" calcext:value-type="float">
            <text:p>2.7332</text:p>
          </table:table-cell>
          <table:table-cell office:value-type="float" office:value="135.9866" calcext:value-type="float">
            <text:p>135.9866</text:p>
          </table:table-cell>
          <table:table-cell office:value-type="float" office:value="5" calcext:value-type="float">
            <text:p>5</text:p>
          </table:table-cell>
          <table:table-cell office:value-type="float" office:value="-0.1976321" calcext:value-type="float">
            <text:p>-0.1976321</text:p>
          </table:table-cell>
          <table:table-cell office:value-type="float" office:value="39.07086" calcext:value-type="float">
            <text:p>39.07086</text:p>
          </table:table-cell>
          <table:table-cell office:value-type="float" office:value="0.0160098" calcext:value-type="float">
            <text:p>0.0160098</text:p>
          </table:table-cell>
          <table:table-cell office:value-type="float" office:value="0.0004242687" calcext:value-type="float">
            <text:p>0.0004242687</text:p>
          </table:table-cell>
          <table:table-cell office:value-type="float" office:value="0.0204391" calcext:value-type="float">
            <text:p>0.0204391</text:p>
          </table:table-cell>
          <table:table-cell office:value-type="float" office:value="0.009472446" calcext:value-type="float">
            <text:p>0.009472446</text:p>
          </table:table-cell>
          <table:table-cell office:value-type="float" office:value="1166.991" calcext:value-type="float">
            <text:p>1166.991</text:p>
          </table:table-cell>
          <table:table-cell office:value-type="float" office:value="1.888304" calcext:value-type="float">
            <text:p>1.888304</text:p>
          </table:table-cell>
          <table:table-cell office:value-type="float" office:value="0" calcext:value-type="float">
            <text:p>0</text:p>
          </table:table-cell>
          <table:table-cell office:value-type="float" office:value="0.832345" calcext:value-type="float">
            <text:p>0.832345</text:p>
          </table:table-cell>
          <table:table-cell office:value-type="float" office:value="0.4111883" calcext:value-type="float">
            <text:p>0.4111883</text:p>
          </table:table-cell>
          <table:table-cell office:value-type="float" office:value="0.3763919" calcext:value-type="float">
            <text:p>0.3763919</text:p>
          </table:table-cell>
          <table:table-cell office:value-type="float" office:value="0.01289394" calcext:value-type="float">
            <text:p>0.01289394</text:p>
          </table:table-cell>
          <table:table-cell office:value-type="float" office:value="0.01097657" calcext:value-type="float">
            <text:p>0.01097657</text:p>
          </table:table-cell>
          <table:table-cell office:value-type="float" office:value="0.00433873" calcext:value-type="float">
            <text:p>0.00433873</text:p>
          </table:table-cell>
          <table:table-cell office:value-type="float" office:value="0.005536876" calcext:value-type="float">
            <text:p>0.005536876</text:p>
          </table:table-cell>
          <table:table-cell office:value-type="float" office:value="0.07754279" calcext:value-type="float">
            <text:p>0.07754279</text:p>
          </table:table-cell>
          <table:table-cell office:value-type="float" office:value="0.1486399" calcext:value-type="float">
            <text:p>0.1486399</text:p>
          </table:table-cell>
          <table:table-cell office:value-type="float" office:value="0.1520518" calcext:value-type="float">
            <text:p>0.1520518</text:p>
          </table:table-cell>
          <table:table-cell office:value-type="float" office:value="0.161321" calcext:value-type="float">
            <text:p>0.161321</text:p>
          </table:table-cell>
          <table:table-cell office:value-type="float" office:value="0.1690609" calcext:value-type="float">
            <text:p>0.1690609</text:p>
          </table:table-cell>
          <table:table-cell office:value-type="float" office:value="0.1829944" calcext:value-type="float">
            <text:p>0.1829944</text:p>
          </table:table-cell>
          <table:table-cell office:value-type="float" office:value="0.1869944" calcext:value-type="float">
            <text:p>0.1869944</text:p>
          </table:table-cell>
          <table:table-cell office:value-type="float" office:value="0" calcext:value-type="float">
            <text:p>0</text:p>
          </table:table-cell>
          <table:table-cell office:value-type="float" office:value="46.89974" calcext:value-type="float">
            <text:p>46.89974</text:p>
          </table:table-cell>
          <table:table-cell office:value-type="float" office:value="46.25576" calcext:value-type="float">
            <text:p>46.25576</text:p>
          </table:table-cell>
          <table:table-cell office:value-type="float" office:value="37.09602" calcext:value-type="float">
            <text:p>37.09602</text:p>
          </table:table-cell>
          <table:table-cell office:value-type="float" office:value="8.558947" calcext:value-type="float">
            <text:p>8.558947</text:p>
          </table:table-cell>
          <table:table-cell office:value-type="float" office:value="6.334407" calcext:value-type="float">
            <text:p>6.334407</text:p>
          </table:table-cell>
          <table:table-cell office:value-type="float" office:value="2.348599" calcext:value-type="float">
            <text:p>2.348599</text:p>
          </table:table-cell>
          <table:table-cell office:value-type="float" office:value="2.473211" calcext:value-type="float">
            <text:p>2.473211</text:p>
          </table:table-cell>
          <table:table-cell office:value-type="float" office:value="5.111161" calcext:value-type="float">
            <text:p>5.111161</text:p>
          </table:table-cell>
          <table:table-cell office:value-type="float" office:value="8.055345" calcext:value-type="float">
            <text:p>8.055345</text:p>
          </table:table-cell>
          <table:table-cell office:value-type="float" office:value="8.545613" calcext:value-type="float">
            <text:p>8.545613</text:p>
          </table:table-cell>
          <table:table-cell office:value-type="float" office:value="9.509698" calcext:value-type="float">
            <text:p>9.509698</text:p>
          </table:table-cell>
          <table:table-cell office:value-type="float" office:value="10.13103" calcext:value-type="float">
            <text:p>10.13103</text:p>
          </table:table-cell>
          <table:table-cell office:value-type="float" office:value="11.53238" calcext:value-type="float">
            <text:p>11.53238</text:p>
          </table:table-cell>
          <table:table-cell office:value-type="float" office:value="11.91814" calcext:value-type="float">
            <text:p>11.91814</text:p>
          </table:table-cell>
          <table:table-cell office:value-type="float" office:value="0" calcext:value-type="float">
            <text:p>0</text:p>
          </table:table-cell>
          <table:table-cell office:value-type="float" office:value="18.82641" calcext:value-type="float">
            <text:p>18.8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868" calcext:value-type="float">
            <text:p>2.2286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5" calcext:value-type="float">
            <text:p>4062005</text:p>
          </table:table-cell>
          <table:table-cell office:value-type="float" office:value="2.7147" calcext:value-type="float">
            <text:p>2.7147</text:p>
          </table:table-cell>
          <table:table-cell office:value-type="float" office:value="135.9839" calcext:value-type="float">
            <text:p>135.9839</text:p>
          </table:table-cell>
          <table:table-cell office:value-type="float" office:value="5" calcext:value-type="float">
            <text:p>5</text:p>
          </table:table-cell>
          <table:table-cell office:value-type="float" office:value="-0.2182794" calcext:value-type="float">
            <text:p>-0.2182794</text:p>
          </table:table-cell>
          <table:table-cell office:value-type="float" office:value="39.08122" calcext:value-type="float">
            <text:p>39.08122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261946" calcext:value-type="float">
            <text:p>0.0004261946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09521943" calcext:value-type="float">
            <text:p>0.009521943</text:p>
          </table:table-cell>
          <table:table-cell office:value-type="float" office:value="1166.98" calcext:value-type="float">
            <text:p>1166.98</text:p>
          </table:table-cell>
          <table:table-cell office:value-type="float" office:value="1.884276" calcext:value-type="float">
            <text:p>1.884276</text:p>
          </table:table-cell>
          <table:table-cell office:value-type="float" office:value="0" calcext:value-type="float">
            <text:p>0</text:p>
          </table:table-cell>
          <table:table-cell office:value-type="float" office:value="0.3199357" calcext:value-type="float">
            <text:p>0.3199357</text:p>
          </table:table-cell>
          <table:table-cell office:value-type="float" office:value="0.3436229" calcext:value-type="float">
            <text:p>0.3436229</text:p>
          </table:table-cell>
          <table:table-cell office:value-type="float" office:value="0.346839" calcext:value-type="float">
            <text:p>0.346839</text:p>
          </table:table-cell>
          <table:table-cell office:value-type="float" office:value="0.03818781" calcext:value-type="float">
            <text:p>0.03818781</text:p>
          </table:table-cell>
          <table:table-cell office:value-type="float" office:value="0.01245215" calcext:value-type="float">
            <text:p>0.01245215</text:p>
          </table:table-cell>
          <table:table-cell office:value-type="float" office:value="0.004435329" calcext:value-type="float">
            <text:p>0.004435329</text:p>
          </table:table-cell>
          <table:table-cell office:value-type="float" office:value="0.004827391" calcext:value-type="float">
            <text:p>0.004827391</text:p>
          </table:table-cell>
          <table:table-cell office:value-type="float" office:value="0.07384523" calcext:value-type="float">
            <text:p>0.07384523</text:p>
          </table:table-cell>
          <table:table-cell office:value-type="float" office:value="0.1486023" calcext:value-type="float">
            <text:p>0.1486023</text:p>
          </table:table-cell>
          <table:table-cell office:value-type="float" office:value="0.1521098" calcext:value-type="float">
            <text:p>0.1521098</text:p>
          </table:table-cell>
          <table:table-cell office:value-type="float" office:value="0.1613742" calcext:value-type="float">
            <text:p>0.1613742</text:p>
          </table:table-cell>
          <table:table-cell office:value-type="float" office:value="0.1690492" calcext:value-type="float">
            <text:p>0.1690492</text:p>
          </table:table-cell>
          <table:table-cell office:value-type="float" office:value="0.1830215" calcext:value-type="float">
            <text:p>0.1830215</text:p>
          </table:table-cell>
          <table:table-cell office:value-type="float" office:value="0.1870196" calcext:value-type="float">
            <text:p>0.1870196</text:p>
          </table:table-cell>
          <table:table-cell office:value-type="float" office:value="0" calcext:value-type="float">
            <text:p>0</text:p>
          </table:table-cell>
          <table:table-cell office:value-type="float" office:value="47.02047" calcext:value-type="float">
            <text:p>47.02047</text:p>
          </table:table-cell>
          <table:table-cell office:value-type="float" office:value="46.18431" calcext:value-type="float">
            <text:p>46.18431</text:p>
          </table:table-cell>
          <table:table-cell office:value-type="float" office:value="37.10858" calcext:value-type="float">
            <text:p>37.10858</text:p>
          </table:table-cell>
          <table:table-cell office:value-type="float" office:value="8.532455" calcext:value-type="float">
            <text:p>8.532455</text:p>
          </table:table-cell>
          <table:table-cell office:value-type="float" office:value="6.313769" calcext:value-type="float">
            <text:p>6.313769</text:p>
          </table:table-cell>
          <table:table-cell office:value-type="float" office:value="2.343968" calcext:value-type="float">
            <text:p>2.343968</text:p>
          </table:table-cell>
          <table:table-cell office:value-type="float" office:value="2.468738" calcext:value-type="float">
            <text:p>2.468738</text:p>
          </table:table-cell>
          <table:table-cell office:value-type="float" office:value="5.114685" calcext:value-type="float">
            <text:p>5.114685</text:p>
          </table:table-cell>
          <table:table-cell office:value-type="float" office:value="8.061565" calcext:value-type="float">
            <text:p>8.061565</text:p>
          </table:table-cell>
          <table:table-cell office:value-type="float" office:value="8.551087" calcext:value-type="float">
            <text:p>8.551087</text:p>
          </table:table-cell>
          <table:table-cell office:value-type="float" office:value="9.51438" calcext:value-type="float">
            <text:p>9.51438</text:p>
          </table:table-cell>
          <table:table-cell office:value-type="float" office:value="10.1353" calcext:value-type="float">
            <text:p>10.1353</text:p>
          </table:table-cell>
          <table:table-cell office:value-type="float" office:value="11.53494" calcext:value-type="float">
            <text:p>11.53494</text:p>
          </table:table-cell>
          <table:table-cell office:value-type="float" office:value="11.92029" calcext:value-type="float">
            <text:p>11.92029</text:p>
          </table:table-cell>
          <table:table-cell office:value-type="float" office:value="0" calcext:value-type="float">
            <text:p>0</text:p>
          </table:table-cell>
          <table:table-cell office:value-type="float" office:value="2.969557" calcext:value-type="float">
            <text:p>2.969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8205" calcext:value-type="float">
            <text:p>2.2482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5" calcext:value-type="float">
            <text:p>5062005</text:p>
          </table:table-cell>
          <table:table-cell office:value-type="float" office:value="2.696825" calcext:value-type="float">
            <text:p>2.696825</text:p>
          </table:table-cell>
          <table:table-cell office:value-type="float" office:value="135.9821" calcext:value-type="float">
            <text:p>135.9821</text:p>
          </table:table-cell>
          <table:table-cell office:value-type="float" office:value="5" calcext:value-type="float">
            <text:p>5</text:p>
          </table:table-cell>
          <table:table-cell office:value-type="float" office:value="-0.2384635" calcext:value-type="float">
            <text:p>-0.2384635</text:p>
          </table:table-cell>
          <table:table-cell office:value-type="float" office:value="39.09081" calcext:value-type="float">
            <text:p>39.09081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277062" calcext:value-type="float">
            <text:p>0.0004277062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09522603" calcext:value-type="float">
            <text:p>0.009522603</text:p>
          </table:table-cell>
          <table:table-cell office:value-type="float" office:value="1166.97" calcext:value-type="float">
            <text:p>1166.97</text:p>
          </table:table-cell>
          <table:table-cell office:value-type="float" office:value="1.882138" calcext:value-type="float">
            <text:p>1.882138</text:p>
          </table:table-cell>
          <table:table-cell office:value-type="float" office:value="0" calcext:value-type="float">
            <text:p>0</text:p>
          </table:table-cell>
          <table:table-cell office:value-type="float" office:value="1.153028" calcext:value-type="float">
            <text:p>1.153028</text:p>
          </table:table-cell>
          <table:table-cell office:value-type="float" office:value="0.3736334" calcext:value-type="float">
            <text:p>0.3736334</text:p>
          </table:table-cell>
          <table:table-cell office:value-type="float" office:value="0.373599" calcext:value-type="float">
            <text:p>0.373599</text:p>
          </table:table-cell>
          <table:table-cell office:value-type="float" office:value="0.009556383" calcext:value-type="float">
            <text:p>0.009556383</text:p>
          </table:table-cell>
          <table:table-cell office:value-type="float" office:value="0.008235048" calcext:value-type="float">
            <text:p>0.008235048</text:p>
          </table:table-cell>
          <table:table-cell office:value-type="float" office:value="0.004222923" calcext:value-type="float">
            <text:p>0.004222923</text:p>
          </table:table-cell>
          <table:table-cell office:value-type="float" office:value="0.004636415" calcext:value-type="float">
            <text:p>0.004636415</text:p>
          </table:table-cell>
          <table:table-cell office:value-type="float" office:value="0.06868311" calcext:value-type="float">
            <text:p>0.06868311</text:p>
          </table:table-cell>
          <table:table-cell office:value-type="float" office:value="0.1485051" calcext:value-type="float">
            <text:p>0.1485051</text:p>
          </table:table-cell>
          <table:table-cell office:value-type="float" office:value="0.1521707" calcext:value-type="float">
            <text:p>0.1521707</text:p>
          </table:table-cell>
          <table:table-cell office:value-type="float" office:value="0.1614272" calcext:value-type="float">
            <text:p>0.1614272</text:p>
          </table:table-cell>
          <table:table-cell office:value-type="float" office:value="0.1691331" calcext:value-type="float">
            <text:p>0.1691331</text:p>
          </table:table-cell>
          <table:table-cell office:value-type="float" office:value="0.1830519" calcext:value-type="float">
            <text:p>0.1830519</text:p>
          </table:table-cell>
          <table:table-cell office:value-type="float" office:value="0.1870449" calcext:value-type="float">
            <text:p>0.1870449</text:p>
          </table:table-cell>
          <table:table-cell office:value-type="float" office:value="0" calcext:value-type="float">
            <text:p>0</text:p>
          </table:table-cell>
          <table:table-cell office:value-type="float" office:value="47.12767" calcext:value-type="float">
            <text:p>47.12767</text:p>
          </table:table-cell>
          <table:table-cell office:value-type="float" office:value="46.1165" calcext:value-type="float">
            <text:p>46.1165</text:p>
          </table:table-cell>
          <table:table-cell office:value-type="float" office:value="37.11992" calcext:value-type="float">
            <text:p>37.11992</text:p>
          </table:table-cell>
          <table:table-cell office:value-type="float" office:value="8.502896" calcext:value-type="float">
            <text:p>8.502896</text:p>
          </table:table-cell>
          <table:table-cell office:value-type="float" office:value="6.290864" calcext:value-type="float">
            <text:p>6.290864</text:p>
          </table:table-cell>
          <table:table-cell office:value-type="float" office:value="2.338916" calcext:value-type="float">
            <text:p>2.338916</text:p>
          </table:table-cell>
          <table:table-cell office:value-type="float" office:value="2.463569" calcext:value-type="float">
            <text:p>2.463569</text:p>
          </table:table-cell>
          <table:table-cell office:value-type="float" office:value="5.117101" calcext:value-type="float">
            <text:p>5.117101</text:p>
          </table:table-cell>
          <table:table-cell office:value-type="float" office:value="8.067782" calcext:value-type="float">
            <text:p>8.067782</text:p>
          </table:table-cell>
          <table:table-cell office:value-type="float" office:value="8.556555" calcext:value-type="float">
            <text:p>8.556555</text:p>
          </table:table-cell>
          <table:table-cell office:value-type="float" office:value="9.519018" calcext:value-type="float">
            <text:p>9.519018</text:p>
          </table:table-cell>
          <table:table-cell office:value-type="float" office:value="10.13957" calcext:value-type="float">
            <text:p>10.13957</text:p>
          </table:table-cell>
          <table:table-cell office:value-type="float" office:value="11.5375" calcext:value-type="float">
            <text:p>11.5375</text:p>
          </table:table-cell>
          <table:table-cell office:value-type="float" office:value="11.92266" calcext:value-type="float">
            <text:p>11.92266</text:p>
          </table:table-cell>
          <table:table-cell office:value-type="float" office:value="0" calcext:value-type="float">
            <text:p>0</text:p>
          </table:table-cell>
          <table:table-cell office:value-type="float" office:value="38.16321" calcext:value-type="float">
            <text:p>38.16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6928" calcext:value-type="float">
            <text:p>2.2669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5" calcext:value-type="float">
            <text:p>6062005</text:p>
          </table:table-cell>
          <table:table-cell office:value-type="float" office:value="2.668556" calcext:value-type="float">
            <text:p>2.668556</text:p>
          </table:table-cell>
          <table:table-cell office:value-type="float" office:value="135.9804" calcext:value-type="float">
            <text:p>135.9804</text:p>
          </table:table-cell>
          <table:table-cell office:value-type="float" office:value="5" calcext:value-type="float">
            <text:p>5</text:p>
          </table:table-cell>
          <table:table-cell office:value-type="float" office:value="-0.2595108" calcext:value-type="float">
            <text:p>-0.2595108</text:p>
          </table:table-cell>
          <table:table-cell office:value-type="float" office:value="39.10264" calcext:value-type="float">
            <text:p>39.10264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292177" calcext:value-type="float">
            <text:p>0.0004292177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09523598" calcext:value-type="float">
            <text:p>0.009523598</text:p>
          </table:table-cell>
          <table:table-cell office:value-type="float" office:value="1166.962" calcext:value-type="float">
            <text:p>1166.962</text:p>
          </table:table-cell>
          <table:table-cell office:value-type="float" office:value="1.854736" calcext:value-type="float">
            <text:p>1.854736</text:p>
          </table:table-cell>
          <table:table-cell office:value-type="float" office:value="0" calcext:value-type="float">
            <text:p>0</text:p>
          </table:table-cell>
          <table:table-cell office:value-type="float" office:value="1.391371" calcext:value-type="float">
            <text:p>1.391371</text:p>
          </table:table-cell>
          <table:table-cell office:value-type="float" office:value="0.4960302" calcext:value-type="float">
            <text:p>0.4960302</text:p>
          </table:table-cell>
          <table:table-cell office:value-type="float" office:value="0.4726485" calcext:value-type="float">
            <text:p>0.4726485</text:p>
          </table:table-cell>
          <table:table-cell office:value-type="float" office:value="0.009818055" calcext:value-type="float">
            <text:p>0.009818055</text:p>
          </table:table-cell>
          <table:table-cell office:value-type="float" office:value="0.008279403" calcext:value-type="float">
            <text:p>0.008279403</text:p>
          </table:table-cell>
          <table:table-cell office:value-type="float" office:value="0.004486348" calcext:value-type="float">
            <text:p>0.004486348</text:p>
          </table:table-cell>
          <table:table-cell office:value-type="float" office:value="0.004728439" calcext:value-type="float">
            <text:p>0.004728439</text:p>
          </table:table-cell>
          <table:table-cell office:value-type="float" office:value="0.06287384" calcext:value-type="float">
            <text:p>0.06287384</text:p>
          </table:table-cell>
          <table:table-cell office:value-type="float" office:value="0.148262" calcext:value-type="float">
            <text:p>0.148262</text:p>
          </table:table-cell>
          <table:table-cell office:value-type="float" office:value="0.152232" calcext:value-type="float">
            <text:p>0.152232</text:p>
          </table:table-cell>
          <table:table-cell office:value-type="float" office:value="0.1614796" calcext:value-type="float">
            <text:p>0.1614796</text:p>
          </table:table-cell>
          <table:table-cell office:value-type="float" office:value="0.1691555" calcext:value-type="float">
            <text:p>0.1691555</text:p>
          </table:table-cell>
          <table:table-cell office:value-type="float" office:value="0.1830814" calcext:value-type="float">
            <text:p>0.1830814</text:p>
          </table:table-cell>
          <table:table-cell office:value-type="float" office:value="0.1870701" calcext:value-type="float">
            <text:p>0.1870701</text:p>
          </table:table-cell>
          <table:table-cell office:value-type="float" office:value="0" calcext:value-type="float">
            <text:p>0</text:p>
          </table:table-cell>
          <table:table-cell office:value-type="float" office:value="47.29039" calcext:value-type="float">
            <text:p>47.29039</text:p>
          </table:table-cell>
          <table:table-cell office:value-type="float" office:value="46.07817" calcext:value-type="float">
            <text:p>46.07817</text:p>
          </table:table-cell>
          <table:table-cell office:value-type="float" office:value="37.15035" calcext:value-type="float">
            <text:p>37.15035</text:p>
          </table:table-cell>
          <table:table-cell office:value-type="float" office:value="8.472478" calcext:value-type="float">
            <text:p>8.472478</text:p>
          </table:table-cell>
          <table:table-cell office:value-type="float" office:value="6.268629" calcext:value-type="float">
            <text:p>6.268629</text:p>
          </table:table-cell>
          <table:table-cell office:value-type="float" office:value="2.333998" calcext:value-type="float">
            <text:p>2.333998</text:p>
          </table:table-cell>
          <table:table-cell office:value-type="float" office:value="2.458482" calcext:value-type="float">
            <text:p>2.458482</text:p>
          </table:table-cell>
          <table:table-cell office:value-type="float" office:value="5.118166" calcext:value-type="float">
            <text:p>5.118166</text:p>
          </table:table-cell>
          <table:table-cell office:value-type="float" office:value="8.073998" calcext:value-type="float">
            <text:p>8.073998</text:p>
          </table:table-cell>
          <table:table-cell office:value-type="float" office:value="8.562022" calcext:value-type="float">
            <text:p>8.562022</text:p>
          </table:table-cell>
          <table:table-cell office:value-type="float" office:value="9.523657" calcext:value-type="float">
            <text:p>9.523657</text:p>
          </table:table-cell>
          <table:table-cell office:value-type="float" office:value="10.14383" calcext:value-type="float">
            <text:p>10.14383</text:p>
          </table:table-cell>
          <table:table-cell office:value-type="float" office:value="11.54006" calcext:value-type="float">
            <text:p>11.54006</text:p>
          </table:table-cell>
          <table:table-cell office:value-type="float" office:value="11.92506" calcext:value-type="float">
            <text:p>11.92506</text:p>
          </table:table-cell>
          <table:table-cell office:value-type="float" office:value="0" calcext:value-type="float">
            <text:p>0</text:p>
          </table:table-cell>
          <table:table-cell office:value-type="float" office:value="111.177" calcext:value-type="float">
            <text:p>111.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5946" calcext:value-type="float">
            <text:p>2.29594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5" calcext:value-type="float">
            <text:p>7062005</text:p>
          </table:table-cell>
          <table:table-cell office:value-type="float" office:value="2.63816" calcext:value-type="float">
            <text:p>2.63816</text:p>
          </table:table-cell>
          <table:table-cell office:value-type="float" office:value="135.9782" calcext:value-type="float">
            <text:p>135.9782</text:p>
          </table:table-cell>
          <table:table-cell office:value-type="float" office:value="5" calcext:value-type="float">
            <text:p>5</text:p>
          </table:table-cell>
          <table:table-cell office:value-type="float" office:value="-0.2827358" calcext:value-type="float">
            <text:p>-0.2827358</text:p>
          </table:table-cell>
          <table:table-cell office:value-type="float" office:value="39.11701" calcext:value-type="float">
            <text:p>39.11701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307292" calcext:value-type="float">
            <text:p>0.0004307292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09524846" calcext:value-type="float">
            <text:p>0.009524846</text:p>
          </table:table-cell>
          <table:table-cell office:value-type="float" office:value="1166.957" calcext:value-type="float">
            <text:p>1166.957</text:p>
          </table:table-cell>
          <table:table-cell office:value-type="float" office:value="1.832227" calcext:value-type="float">
            <text:p>1.832227</text:p>
          </table:table-cell>
          <table:table-cell office:value-type="float" office:value="0" calcext:value-type="float">
            <text:p>0</text:p>
          </table:table-cell>
          <table:table-cell office:value-type="float" office:value="0.8279307" calcext:value-type="float">
            <text:p>0.8279307</text:p>
          </table:table-cell>
          <table:table-cell office:value-type="float" office:value="0.4860056" calcext:value-type="float">
            <text:p>0.4860056</text:p>
          </table:table-cell>
          <table:table-cell office:value-type="float" office:value="0.5249463" calcext:value-type="float">
            <text:p>0.5249463</text:p>
          </table:table-cell>
          <table:table-cell office:value-type="float" office:value="0.01026163" calcext:value-type="float">
            <text:p>0.01026163</text:p>
          </table:table-cell>
          <table:table-cell office:value-type="float" office:value="0.008888436" calcext:value-type="float">
            <text:p>0.008888436</text:p>
          </table:table-cell>
          <table:table-cell office:value-type="float" office:value="0.004680282" calcext:value-type="float">
            <text:p>0.004680282</text:p>
          </table:table-cell>
          <table:table-cell office:value-type="float" office:value="0.00481088" calcext:value-type="float">
            <text:p>0.00481088</text:p>
          </table:table-cell>
          <table:table-cell office:value-type="float" office:value="0.05601591" calcext:value-type="float">
            <text:p>0.05601591</text:p>
          </table:table-cell>
          <table:table-cell office:value-type="float" office:value="0.1481501" calcext:value-type="float">
            <text:p>0.1481501</text:p>
          </table:table-cell>
          <table:table-cell office:value-type="float" office:value="0.1522952" calcext:value-type="float">
            <text:p>0.1522952</text:p>
          </table:table-cell>
          <table:table-cell office:value-type="float" office:value="0.1615319" calcext:value-type="float">
            <text:p>0.1615319</text:p>
          </table:table-cell>
          <table:table-cell office:value-type="float" office:value="0.1691753" calcext:value-type="float">
            <text:p>0.1691753</text:p>
          </table:table-cell>
          <table:table-cell office:value-type="float" office:value="0.1831104" calcext:value-type="float">
            <text:p>0.1831104</text:p>
          </table:table-cell>
          <table:table-cell office:value-type="float" office:value="0.1870954" calcext:value-type="float">
            <text:p>0.1870954</text:p>
          </table:table-cell>
          <table:table-cell office:value-type="float" office:value="0" calcext:value-type="float">
            <text:p>0</text:p>
          </table:table-cell>
          <table:table-cell office:value-type="float" office:value="47.40764" calcext:value-type="float">
            <text:p>47.40764</text:p>
          </table:table-cell>
          <table:table-cell office:value-type="float" office:value="46.07806" calcext:value-type="float">
            <text:p>46.07806</text:p>
          </table:table-cell>
          <table:table-cell office:value-type="float" office:value="37.21832" calcext:value-type="float">
            <text:p>37.21832</text:p>
          </table:table-cell>
          <table:table-cell office:value-type="float" office:value="8.4433" calcext:value-type="float">
            <text:p>8.4433</text:p>
          </table:table-cell>
          <table:table-cell office:value-type="float" office:value="6.247363" calcext:value-type="float">
            <text:p>6.247363</text:p>
          </table:table-cell>
          <table:table-cell office:value-type="float" office:value="2.329308" calcext:value-type="float">
            <text:p>2.329308</text:p>
          </table:table-cell>
          <table:table-cell office:value-type="float" office:value="2.453558" calcext:value-type="float">
            <text:p>2.453558</text:p>
          </table:table-cell>
          <table:table-cell office:value-type="float" office:value="5.117627" calcext:value-type="float">
            <text:p>5.117627</text:p>
          </table:table-cell>
          <table:table-cell office:value-type="float" office:value="8.080215" calcext:value-type="float">
            <text:p>8.080215</text:p>
          </table:table-cell>
          <table:table-cell office:value-type="float" office:value="8.56749" calcext:value-type="float">
            <text:p>8.56749</text:p>
          </table:table-cell>
          <table:table-cell office:value-type="float" office:value="9.528296" calcext:value-type="float">
            <text:p>9.528296</text:p>
          </table:table-cell>
          <table:table-cell office:value-type="float" office:value="10.14809" calcext:value-type="float">
            <text:p>10.14809</text:p>
          </table:table-cell>
          <table:table-cell office:value-type="float" office:value="11.54262" calcext:value-type="float">
            <text:p>11.54262</text:p>
          </table:table-cell>
          <table:table-cell office:value-type="float" office:value="11.92748" calcext:value-type="float">
            <text:p>11.92748</text:p>
          </table:table-cell>
          <table:table-cell office:value-type="float" office:value="0" calcext:value-type="float">
            <text:p>0</text:p>
          </table:table-cell>
          <table:table-cell office:value-type="float" office:value="152.4911" calcext:value-type="float">
            <text:p>152.4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743" calcext:value-type="float">
            <text:p>2.3274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5" calcext:value-type="float">
            <text:p>8062005</text:p>
          </table:table-cell>
          <table:table-cell office:value-type="float" office:value="2.612078" calcext:value-type="float">
            <text:p>2.612078</text:p>
          </table:table-cell>
          <table:table-cell office:value-type="float" office:value="135.9751" calcext:value-type="float">
            <text:p>135.9751</text:p>
          </table:table-cell>
          <table:table-cell office:value-type="float" office:value="5" calcext:value-type="float">
            <text:p>5</text:p>
          </table:table-cell>
          <table:table-cell office:value-type="float" office:value="-0.3076932" calcext:value-type="float">
            <text:p>-0.3076932</text:p>
          </table:table-cell>
          <table:table-cell office:value-type="float" office:value="39.12975" calcext:value-type="float">
            <text:p>39.12975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322423" calcext:value-type="float">
            <text:p>0.0004322423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09526282" calcext:value-type="float">
            <text:p>0.009526282</text:p>
          </table:table-cell>
          <table:table-cell office:value-type="float" office:value="1166.951" calcext:value-type="float">
            <text:p>1166.951</text:p>
          </table:table-cell>
          <table:table-cell office:value-type="float" office:value="1.824554" calcext:value-type="float">
            <text:p>1.824554</text:p>
          </table:table-cell>
          <table:table-cell office:value-type="float" office:value="0" calcext:value-type="float">
            <text:p>0</text:p>
          </table:table-cell>
          <table:table-cell office:value-type="float" office:value="0.4923478" calcext:value-type="float">
            <text:p>0.4923478</text:p>
          </table:table-cell>
          <table:table-cell office:value-type="float" office:value="0.3847571" calcext:value-type="float">
            <text:p>0.3847571</text:p>
          </table:table-cell>
          <table:table-cell office:value-type="float" office:value="0.4968087" calcext:value-type="float">
            <text:p>0.4968087</text:p>
          </table:table-cell>
          <table:table-cell office:value-type="float" office:value="0.01007439" calcext:value-type="float">
            <text:p>0.01007439</text:p>
          </table:table-cell>
          <table:table-cell office:value-type="float" office:value="0.008862595" calcext:value-type="float">
            <text:p>0.008862595</text:p>
          </table:table-cell>
          <table:table-cell office:value-type="float" office:value="0.004739504" calcext:value-type="float">
            <text:p>0.004739504</text:p>
          </table:table-cell>
          <table:table-cell office:value-type="float" office:value="0.004852619" calcext:value-type="float">
            <text:p>0.004852619</text:p>
          </table:table-cell>
          <table:table-cell office:value-type="float" office:value="0.04928449" calcext:value-type="float">
            <text:p>0.04928449</text:p>
          </table:table-cell>
          <table:table-cell office:value-type="float" office:value="0.1481971" calcext:value-type="float">
            <text:p>0.1481971</text:p>
          </table:table-cell>
          <table:table-cell office:value-type="float" office:value="0.1523659" calcext:value-type="float">
            <text:p>0.1523659</text:p>
          </table:table-cell>
          <table:table-cell office:value-type="float" office:value="0.1615843" calcext:value-type="float">
            <text:p>0.1615843</text:p>
          </table:table-cell>
          <table:table-cell office:value-type="float" office:value="0.1692205" calcext:value-type="float">
            <text:p>0.1692205</text:p>
          </table:table-cell>
          <table:table-cell office:value-type="float" office:value="0.1831393" calcext:value-type="float">
            <text:p>0.1831393</text:p>
          </table:table-cell>
          <table:table-cell office:value-type="float" office:value="0.1871206" calcext:value-type="float">
            <text:p>0.1871206</text:p>
          </table:table-cell>
          <table:table-cell office:value-type="float" office:value="0" calcext:value-type="float">
            <text:p>0</text:p>
          </table:table-cell>
          <table:table-cell office:value-type="float" office:value="47.46499" calcext:value-type="float">
            <text:p>47.46499</text:p>
          </table:table-cell>
          <table:table-cell office:value-type="float" office:value="46.05886" calcext:value-type="float">
            <text:p>46.05886</text:p>
          </table:table-cell>
          <table:table-cell office:value-type="float" office:value="37.29212" calcext:value-type="float">
            <text:p>37.29212</text:p>
          </table:table-cell>
          <table:table-cell office:value-type="float" office:value="8.414942" calcext:value-type="float">
            <text:p>8.414942</text:p>
          </table:table-cell>
          <table:table-cell office:value-type="float" office:value="6.226854" calcext:value-type="float">
            <text:p>6.226854</text:p>
          </table:table-cell>
          <table:table-cell office:value-type="float" office:value="2.324764" calcext:value-type="float">
            <text:p>2.324764</text:p>
          </table:table-cell>
          <table:table-cell office:value-type="float" office:value="2.44874" calcext:value-type="float">
            <text:p>2.44874</text:p>
          </table:table-cell>
          <table:table-cell office:value-type="float" office:value="5.115302" calcext:value-type="float">
            <text:p>5.115302</text:p>
          </table:table-cell>
          <table:table-cell office:value-type="float" office:value="8.086431" calcext:value-type="float">
            <text:p>8.086431</text:p>
          </table:table-cell>
          <table:table-cell office:value-type="float" office:value="8.572954" calcext:value-type="float">
            <text:p>8.572954</text:p>
          </table:table-cell>
          <table:table-cell office:value-type="float" office:value="9.532933" calcext:value-type="float">
            <text:p>9.532933</text:p>
          </table:table-cell>
          <table:table-cell office:value-type="float" office:value="10.15236" calcext:value-type="float">
            <text:p>10.15236</text:p>
          </table:table-cell>
          <table:table-cell office:value-type="float" office:value="11.54517" calcext:value-type="float">
            <text:p>11.54517</text:p>
          </table:table-cell>
          <table:table-cell office:value-type="float" office:value="11.92992" calcext:value-type="float">
            <text:p>11.92992</text:p>
          </table:table-cell>
          <table:table-cell office:value-type="float" office:value="0" calcext:value-type="float">
            <text:p>0</text:p>
          </table:table-cell>
          <table:table-cell office:value-type="float" office:value="160.6832" calcext:value-type="float">
            <text:p>160.6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5362" calcext:value-type="float">
            <text:p>2.3553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5" calcext:value-type="float">
            <text:p>9062005</text:p>
          </table:table-cell>
          <table:table-cell office:value-type="float" office:value="2.593688" calcext:value-type="float">
            <text:p>2.593688</text:p>
          </table:table-cell>
          <table:table-cell office:value-type="float" office:value="135.972" calcext:value-type="float">
            <text:p>135.972</text:p>
          </table:table-cell>
          <table:table-cell office:value-type="float" office:value="5" calcext:value-type="float">
            <text:p>5</text:p>
          </table:table-cell>
          <table:table-cell office:value-type="float" office:value="-0.3348497" calcext:value-type="float">
            <text:p>-0.3348497</text:p>
          </table:table-cell>
          <table:table-cell office:value-type="float" office:value="39.13673" calcext:value-type="float">
            <text:p>39.13673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337592" calcext:value-type="float">
            <text:p>0.0004337592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09527881" calcext:value-type="float">
            <text:p>0.009527881</text:p>
          </table:table-cell>
          <table:table-cell office:value-type="float" office:value="1166.944" calcext:value-type="float">
            <text:p>1166.944</text:p>
          </table:table-cell>
          <table:table-cell office:value-type="float" office:value="1.82283" calcext:value-type="float">
            <text:p>1.82283</text:p>
          </table:table-cell>
          <table:table-cell office:value-type="float" office:value="0" calcext:value-type="float">
            <text:p>0</text:p>
          </table:table-cell>
          <table:table-cell office:value-type="float" office:value="0.1296885" calcext:value-type="float">
            <text:p>0.1296885</text:p>
          </table:table-cell>
          <table:table-cell office:value-type="float" office:value="0.2480909" calcext:value-type="float">
            <text:p>0.2480909</text:p>
          </table:table-cell>
          <table:table-cell office:value-type="float" office:value="0.3424488" calcext:value-type="float">
            <text:p>0.3424488</text:p>
          </table:table-cell>
          <table:table-cell office:value-type="float" office:value="0.02378664" calcext:value-type="float">
            <text:p>0.02378664</text:p>
          </table:table-cell>
          <table:table-cell office:value-type="float" office:value="0.008121549" calcext:value-type="float">
            <text:p>0.008121549</text:p>
          </table:table-cell>
          <table:table-cell office:value-type="float" office:value="0.004448266" calcext:value-type="float">
            <text:p>0.004448266</text:p>
          </table:table-cell>
          <table:table-cell office:value-type="float" office:value="0.004756255" calcext:value-type="float">
            <text:p>0.004756255</text:p>
          </table:table-cell>
          <table:table-cell office:value-type="float" office:value="0.04515273" calcext:value-type="float">
            <text:p>0.04515273</text:p>
          </table:table-cell>
          <table:table-cell office:value-type="float" office:value="0.1482747" calcext:value-type="float">
            <text:p>0.1482747</text:p>
          </table:table-cell>
          <table:table-cell office:value-type="float" office:value="0.152447" calcext:value-type="float">
            <text:p>0.152447</text:p>
          </table:table-cell>
          <table:table-cell office:value-type="float" office:value="0.1616375" calcext:value-type="float">
            <text:p>0.1616375</text:p>
          </table:table-cell>
          <table:table-cell office:value-type="float" office:value="0.1692774" calcext:value-type="float">
            <text:p>0.1692774</text:p>
          </table:table-cell>
          <table:table-cell office:value-type="float" office:value="0.1831683" calcext:value-type="float">
            <text:p>0.1831683</text:p>
          </table:table-cell>
          <table:table-cell office:value-type="float" office:value="0.1871459" calcext:value-type="float">
            <text:p>0.1871459</text:p>
          </table:table-cell>
          <table:table-cell office:value-type="float" office:value="0" calcext:value-type="float">
            <text:p>0</text:p>
          </table:table-cell>
          <table:table-cell office:value-type="float" office:value="47.41136" calcext:value-type="float">
            <text:p>47.41136</text:p>
          </table:table-cell>
          <table:table-cell office:value-type="float" office:value="45.98185" calcext:value-type="float">
            <text:p>45.98185</text:p>
          </table:table-cell>
          <table:table-cell office:value-type="float" office:value="37.32959" calcext:value-type="float">
            <text:p>37.32959</text:p>
          </table:table-cell>
          <table:table-cell office:value-type="float" office:value="8.387362" calcext:value-type="float">
            <text:p>8.387362</text:p>
          </table:table-cell>
          <table:table-cell office:value-type="float" office:value="6.20576" calcext:value-type="float">
            <text:p>6.20576</text:p>
          </table:table-cell>
          <table:table-cell office:value-type="float" office:value="2.320227" calcext:value-type="float">
            <text:p>2.320227</text:p>
          </table:table-cell>
          <table:table-cell office:value-type="float" office:value="2.443979" calcext:value-type="float">
            <text:p>2.443979</text:p>
          </table:table-cell>
          <table:table-cell office:value-type="float" office:value="5.111548" calcext:value-type="float">
            <text:p>5.111548</text:p>
          </table:table-cell>
          <table:table-cell office:value-type="float" office:value="8.092656" calcext:value-type="float">
            <text:p>8.092656</text:p>
          </table:table-cell>
          <table:table-cell office:value-type="float" office:value="8.578445" calcext:value-type="float">
            <text:p>8.578445</text:p>
          </table:table-cell>
          <table:table-cell office:value-type="float" office:value="9.537572" calcext:value-type="float">
            <text:p>9.537572</text:p>
          </table:table-cell>
          <table:table-cell office:value-type="float" office:value="10.15663" calcext:value-type="float">
            <text:p>10.15663</text:p>
          </table:table-cell>
          <table:table-cell office:value-type="float" office:value="11.54773" calcext:value-type="float">
            <text:p>11.54773</text:p>
          </table:table-cell>
          <table:table-cell office:value-type="float" office:value="11.9323" calcext:value-type="float">
            <text:p>11.9323</text:p>
          </table:table-cell>
          <table:table-cell office:value-type="float" office:value="0" calcext:value-type="float">
            <text:p>0</text:p>
          </table:table-cell>
          <table:table-cell office:value-type="float" office:value="2.054977" calcext:value-type="float">
            <text:p>2.054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5674" calcext:value-type="float">
            <text:p>2.37567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5" calcext:value-type="float">
            <text:p>10062005</text:p>
          </table:table-cell>
          <table:table-cell office:value-type="float" office:value="2.577098" calcext:value-type="float">
            <text:p>2.577098</text:p>
          </table:table-cell>
          <table:table-cell office:value-type="float" office:value="135.9698" calcext:value-type="float">
            <text:p>135.9698</text:p>
          </table:table-cell>
          <table:table-cell office:value-type="float" office:value="5" calcext:value-type="float">
            <text:p>5</text:p>
          </table:table-cell>
          <table:table-cell office:value-type="float" office:value="-0.3607135" calcext:value-type="float">
            <text:p>-0.3607135</text:p>
          </table:table-cell>
          <table:table-cell office:value-type="float" office:value="39.13984" calcext:value-type="float">
            <text:p>39.13984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352737" calcext:value-type="float">
            <text:p>0.0004352737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09529628" calcext:value-type="float">
            <text:p>0.009529628</text:p>
          </table:table-cell>
          <table:table-cell office:value-type="float" office:value="1166.935" calcext:value-type="float">
            <text:p>1166.935</text:p>
          </table:table-cell>
          <table:table-cell office:value-type="float" office:value="1.821257" calcext:value-type="float">
            <text:p>1.821257</text:p>
          </table:table-cell>
          <table:table-cell office:value-type="float" office:value="0" calcext:value-type="float">
            <text:p>0</text:p>
          </table:table-cell>
          <table:table-cell office:value-type="float" office:value="0.07182239" calcext:value-type="float">
            <text:p>0.07182239</text:p>
          </table:table-cell>
          <table:table-cell office:value-type="float" office:value="0.2702056" calcext:value-type="float">
            <text:p>0.2702056</text:p>
          </table:table-cell>
          <table:table-cell office:value-type="float" office:value="0.3517157" calcext:value-type="float">
            <text:p>0.3517157</text:p>
          </table:table-cell>
          <table:table-cell office:value-type="float" office:value="0.008669143" calcext:value-type="float">
            <text:p>0.008669143</text:p>
          </table:table-cell>
          <table:table-cell office:value-type="float" office:value="0.007123652" calcext:value-type="float">
            <text:p>0.007123652</text:p>
          </table:table-cell>
          <table:table-cell office:value-type="float" office:value="0.004258593" calcext:value-type="float">
            <text:p>0.004258593</text:p>
          </table:table-cell>
          <table:table-cell office:value-type="float" office:value="0.004645173" calcext:value-type="float">
            <text:p>0.004645173</text:p>
          </table:table-cell>
          <table:table-cell office:value-type="float" office:value="0.03889039" calcext:value-type="float">
            <text:p>0.03889039</text:p>
          </table:table-cell>
          <table:table-cell office:value-type="float" office:value="0.1482506" calcext:value-type="float">
            <text:p>0.1482506</text:p>
          </table:table-cell>
          <table:table-cell office:value-type="float" office:value="0.1525342" calcext:value-type="float">
            <text:p>0.1525342</text:p>
          </table:table-cell>
          <table:table-cell office:value-type="float" office:value="0.1616918" calcext:value-type="float">
            <text:p>0.1616918</text:p>
          </table:table-cell>
          <table:table-cell office:value-type="float" office:value="0.1693233" calcext:value-type="float">
            <text:p>0.1693233</text:p>
          </table:table-cell>
          <table:table-cell office:value-type="float" office:value="0.1831967" calcext:value-type="float">
            <text:p>0.1831967</text:p>
          </table:table-cell>
          <table:table-cell office:value-type="float" office:value="0.1871711" calcext:value-type="float">
            <text:p>0.1871711</text:p>
          </table:table-cell>
          <table:table-cell office:value-type="float" office:value="0" calcext:value-type="float">
            <text:p>0</text:p>
          </table:table-cell>
          <table:table-cell office:value-type="float" office:value="47.29636" calcext:value-type="float">
            <text:p>47.29636</text:p>
          </table:table-cell>
          <table:table-cell office:value-type="float" office:value="45.88872" calcext:value-type="float">
            <text:p>45.88872</text:p>
          </table:table-cell>
          <table:table-cell office:value-type="float" office:value="37.32873" calcext:value-type="float">
            <text:p>37.32873</text:p>
          </table:table-cell>
          <table:table-cell office:value-type="float" office:value="8.357048" calcext:value-type="float">
            <text:p>8.357048</text:p>
          </table:table-cell>
          <table:table-cell office:value-type="float" office:value="6.182094" calcext:value-type="float">
            <text:p>6.182094</text:p>
          </table:table-cell>
          <table:table-cell office:value-type="float" office:value="2.315223" calcext:value-type="float">
            <text:p>2.315223</text:p>
          </table:table-cell>
          <table:table-cell office:value-type="float" office:value="2.438875" calcext:value-type="float">
            <text:p>2.438875</text:p>
          </table:table-cell>
          <table:table-cell office:value-type="float" office:value="5.106639" calcext:value-type="float">
            <text:p>5.106639</text:p>
          </table:table-cell>
          <table:table-cell office:value-type="float" office:value="8.098964" calcext:value-type="float">
            <text:p>8.098964</text:p>
          </table:table-cell>
          <table:table-cell office:value-type="float" office:value="8.583985" calcext:value-type="float">
            <text:p>8.583985</text:p>
          </table:table-cell>
          <table:table-cell office:value-type="float" office:value="9.542211" calcext:value-type="float">
            <text:p>9.542211</text:p>
          </table:table-cell>
          <table:table-cell office:value-type="float" office:value="10.16089" calcext:value-type="float">
            <text:p>10.16089</text:p>
          </table:table-cell>
          <table:table-cell office:value-type="float" office:value="11.55029" calcext:value-type="float">
            <text:p>11.55029</text:p>
          </table:table-cell>
          <table:table-cell office:value-type="float" office:value="11.93469" calcext:value-type="float">
            <text:p>11.93469</text:p>
          </table:table-cell>
          <table:table-cell office:value-type="float" office:value="0" calcext:value-type="float">
            <text:p>0</text:p>
          </table:table-cell>
          <table:table-cell office:value-type="float" office:value="34.29694" calcext:value-type="float">
            <text:p>34.29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3497" calcext:value-type="float">
            <text:p>2.3934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5" calcext:value-type="float">
            <text:p>11062005</text:p>
          </table:table-cell>
          <table:table-cell office:value-type="float" office:value="2.560029" calcext:value-type="float">
            <text:p>2.560029</text:p>
          </table:table-cell>
          <table:table-cell office:value-type="float" office:value="135.9671" calcext:value-type="float">
            <text:p>135.9671</text:p>
          </table:table-cell>
          <table:table-cell office:value-type="float" office:value="5" calcext:value-type="float">
            <text:p>5</text:p>
          </table:table-cell>
          <table:table-cell office:value-type="float" office:value="-0.3882726" calcext:value-type="float">
            <text:p>-0.3882726</text:p>
          </table:table-cell>
          <table:table-cell office:value-type="float" office:value="39.14285" calcext:value-type="float">
            <text:p>39.14285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367881" calcext:value-type="float">
            <text:p>0.0004367881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09531534" calcext:value-type="float">
            <text:p>0.009531534</text:p>
          </table:table-cell>
          <table:table-cell office:value-type="float" office:value="1166.925" calcext:value-type="float">
            <text:p>1166.925</text:p>
          </table:table-cell>
          <table:table-cell office:value-type="float" office:value="1.819546" calcext:value-type="float">
            <text:p>1.819546</text:p>
          </table:table-cell>
          <table:table-cell office:value-type="float" office:value="0" calcext:value-type="float">
            <text:p>0</text:p>
          </table:table-cell>
          <table:table-cell office:value-type="float" office:value="0.06539954" calcext:value-type="float">
            <text:p>0.06539954</text:p>
          </table:table-cell>
          <table:table-cell office:value-type="float" office:value="0.2309468" calcext:value-type="float">
            <text:p>0.2309468</text:p>
          </table:table-cell>
          <table:table-cell office:value-type="float" office:value="0.3466482" calcext:value-type="float">
            <text:p>0.3466482</text:p>
          </table:table-cell>
          <table:table-cell office:value-type="float" office:value="0.008425393" calcext:value-type="float">
            <text:p>0.008425393</text:p>
          </table:table-cell>
          <table:table-cell office:value-type="float" office:value="0.007377378" calcext:value-type="float">
            <text:p>0.007377378</text:p>
          </table:table-cell>
          <table:table-cell office:value-type="float" office:value="0.004313136" calcext:value-type="float">
            <text:p>0.004313136</text:p>
          </table:table-cell>
          <table:table-cell office:value-type="float" office:value="0.004627419" calcext:value-type="float">
            <text:p>0.004627419</text:p>
          </table:table-cell>
          <table:table-cell office:value-type="float" office:value="0.03343951" calcext:value-type="float">
            <text:p>0.03343951</text:p>
          </table:table-cell>
          <table:table-cell office:value-type="float" office:value="0.147732" calcext:value-type="float">
            <text:p>0.147732</text:p>
          </table:table-cell>
          <table:table-cell office:value-type="float" office:value="0.1526132" calcext:value-type="float">
            <text:p>0.1526132</text:p>
          </table:table-cell>
          <table:table-cell office:value-type="float" office:value="0.161746" calcext:value-type="float">
            <text:p>0.161746</text:p>
          </table:table-cell>
          <table:table-cell office:value-type="float" office:value="0.1693739" calcext:value-type="float">
            <text:p>0.1693739</text:p>
          </table:table-cell>
          <table:table-cell office:value-type="float" office:value="0.1832245" calcext:value-type="float">
            <text:p>0.1832245</text:p>
          </table:table-cell>
          <table:table-cell office:value-type="float" office:value="0.1871964" calcext:value-type="float">
            <text:p>0.1871964</text:p>
          </table:table-cell>
          <table:table-cell office:value-type="float" office:value="0" calcext:value-type="float">
            <text:p>0</text:p>
          </table:table-cell>
          <table:table-cell office:value-type="float" office:value="47.21109" calcext:value-type="float">
            <text:p>47.21109</text:p>
          </table:table-cell>
          <table:table-cell office:value-type="float" office:value="45.79563" calcext:value-type="float">
            <text:p>45.79563</text:p>
          </table:table-cell>
          <table:table-cell office:value-type="float" office:value="37.33266" calcext:value-type="float">
            <text:p>37.33266</text:p>
          </table:table-cell>
          <table:table-cell office:value-type="float" office:value="8.326395" calcext:value-type="float">
            <text:p>8.326395</text:p>
          </table:table-cell>
          <table:table-cell office:value-type="float" office:value="6.159627" calcext:value-type="float">
            <text:p>6.159627</text:p>
          </table:table-cell>
          <table:table-cell office:value-type="float" office:value="2.310318" calcext:value-type="float">
            <text:p>2.310318</text:p>
          </table:table-cell>
          <table:table-cell office:value-type="float" office:value="2.43378" calcext:value-type="float">
            <text:p>2.43378</text:p>
          </table:table-cell>
          <table:table-cell office:value-type="float" office:value="5.100016" calcext:value-type="float">
            <text:p>5.100016</text:p>
          </table:table-cell>
          <table:table-cell office:value-type="float" office:value="8.105202" calcext:value-type="float">
            <text:p>8.105202</text:p>
          </table:table-cell>
          <table:table-cell office:value-type="float" office:value="8.589532" calcext:value-type="float">
            <text:p>8.589532</text:p>
          </table:table-cell>
          <table:table-cell office:value-type="float" office:value="9.546848" calcext:value-type="float">
            <text:p>9.546848</text:p>
          </table:table-cell>
          <table:table-cell office:value-type="float" office:value="10.16516" calcext:value-type="float">
            <text:p>10.16516</text:p>
          </table:table-cell>
          <table:table-cell office:value-type="float" office:value="11.55279" calcext:value-type="float">
            <text:p>11.55279</text:p>
          </table:table-cell>
          <table:table-cell office:value-type="float" office:value="11.93706" calcext:value-type="float">
            <text:p>11.93706</text:p>
          </table:table-cell>
          <table:table-cell office:value-type="float" office:value="0" calcext:value-type="float">
            <text:p>0</text:p>
          </table:table-cell>
          <table:table-cell office:value-type="float" office:value="84.87491" calcext:value-type="float">
            <text:p>84.87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2316" calcext:value-type="float">
            <text:p>2.4123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5" calcext:value-type="float">
            <text:p>12062005</text:p>
          </table:table-cell>
          <table:table-cell office:value-type="float" office:value="2.544549" calcext:value-type="float">
            <text:p>2.544549</text:p>
          </table:table-cell>
          <table:table-cell office:value-type="float" office:value="135.964" calcext:value-type="float">
            <text:p>135.964</text:p>
          </table:table-cell>
          <table:table-cell office:value-type="float" office:value="5" calcext:value-type="float">
            <text:p>5</text:p>
          </table:table-cell>
          <table:table-cell office:value-type="float" office:value="-0.41851" calcext:value-type="float">
            <text:p>-0.41851</text:p>
          </table:table-cell>
          <table:table-cell office:value-type="float" office:value="39.14436" calcext:value-type="float">
            <text:p>39.14436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383024" calcext:value-type="float">
            <text:p>0.0004383024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09533647" calcext:value-type="float">
            <text:p>0.009533647</text:p>
          </table:table-cell>
          <table:table-cell office:value-type="float" office:value="1166.915" calcext:value-type="float">
            <text:p>1166.915</text:p>
          </table:table-cell>
          <table:table-cell office:value-type="float" office:value="1.815525" calcext:value-type="float">
            <text:p>1.815525</text:p>
          </table:table-cell>
          <table:table-cell office:value-type="float" office:value="0" calcext:value-type="float">
            <text:p>0</text:p>
          </table:table-cell>
          <table:table-cell office:value-type="float" office:value="0.05442419" calcext:value-type="float">
            <text:p>0.05442419</text:p>
          </table:table-cell>
          <table:table-cell office:value-type="float" office:value="0.1617665" calcext:value-type="float">
            <text:p>0.1617665</text:p>
          </table:table-cell>
          <table:table-cell office:value-type="float" office:value="0.2812655" calcext:value-type="float">
            <text:p>0.2812655</text:p>
          </table:table-cell>
          <table:table-cell office:value-type="float" office:value="0.008290828" calcext:value-type="float">
            <text:p>0.008290828</text:p>
          </table:table-cell>
          <table:table-cell office:value-type="float" office:value="0.007239196" calcext:value-type="float">
            <text:p>0.007239196</text:p>
          </table:table-cell>
          <table:table-cell office:value-type="float" office:value="0.004274642" calcext:value-type="float">
            <text:p>0.004274642</text:p>
          </table:table-cell>
          <table:table-cell office:value-type="float" office:value="0.004599637" calcext:value-type="float">
            <text:p>0.004599637</text:p>
          </table:table-cell>
          <table:table-cell office:value-type="float" office:value="0.02706269" calcext:value-type="float">
            <text:p>0.02706269</text:p>
          </table:table-cell>
          <table:table-cell office:value-type="float" office:value="0.1474763" calcext:value-type="float">
            <text:p>0.1474763</text:p>
          </table:table-cell>
          <table:table-cell office:value-type="float" office:value="0.1526794" calcext:value-type="float">
            <text:p>0.1526794</text:p>
          </table:table-cell>
          <table:table-cell office:value-type="float" office:value="0.1617979" calcext:value-type="float">
            <text:p>0.1617979</text:p>
          </table:table-cell>
          <table:table-cell office:value-type="float" office:value="0.1694297" calcext:value-type="float">
            <text:p>0.1694297</text:p>
          </table:table-cell>
          <table:table-cell office:value-type="float" office:value="0.1832521" calcext:value-type="float">
            <text:p>0.1832521</text:p>
          </table:table-cell>
          <table:table-cell office:value-type="float" office:value="0.1872216" calcext:value-type="float">
            <text:p>0.1872216</text:p>
          </table:table-cell>
          <table:table-cell office:value-type="float" office:value="0" calcext:value-type="float">
            <text:p>0</text:p>
          </table:table-cell>
          <table:table-cell office:value-type="float" office:value="47.18036" calcext:value-type="float">
            <text:p>47.18036</text:p>
          </table:table-cell>
          <table:table-cell office:value-type="float" office:value="45.68374" calcext:value-type="float">
            <text:p>45.68374</text:p>
          </table:table-cell>
          <table:table-cell office:value-type="float" office:value="37.3199" calcext:value-type="float">
            <text:p>37.3199</text:p>
          </table:table-cell>
          <table:table-cell office:value-type="float" office:value="8.2966" calcext:value-type="float">
            <text:p>8.2966</text:p>
          </table:table-cell>
          <table:table-cell office:value-type="float" office:value="6.137856" calcext:value-type="float">
            <text:p>6.137856</text:p>
          </table:table-cell>
          <table:table-cell office:value-type="float" office:value="2.30555" calcext:value-type="float">
            <text:p>2.30555</text:p>
          </table:table-cell>
          <table:table-cell office:value-type="float" office:value="2.428809" calcext:value-type="float">
            <text:p>2.428809</text:p>
          </table:table-cell>
          <table:table-cell office:value-type="float" office:value="5.091967" calcext:value-type="float">
            <text:p>5.091967</text:p>
          </table:table-cell>
          <table:table-cell office:value-type="float" office:value="8.111418" calcext:value-type="float">
            <text:p>8.111418</text:p>
          </table:table-cell>
          <table:table-cell office:value-type="float" office:value="8.595075" calcext:value-type="float">
            <text:p>8.595075</text:p>
          </table:table-cell>
          <table:table-cell office:value-type="float" office:value="9.551487" calcext:value-type="float">
            <text:p>9.551487</text:p>
          </table:table-cell>
          <table:table-cell office:value-type="float" office:value="10.16942" calcext:value-type="float">
            <text:p>10.16942</text:p>
          </table:table-cell>
          <table:table-cell office:value-type="float" office:value="11.55527" calcext:value-type="float">
            <text:p>11.55527</text:p>
          </table:table-cell>
          <table:table-cell office:value-type="float" office:value="11.93942" calcext:value-type="float">
            <text:p>11.93942</text:p>
          </table:table-cell>
          <table:table-cell office:value-type="float" office:value="0" calcext:value-type="float">
            <text:p>0</text:p>
          </table:table-cell>
          <table:table-cell office:value-type="float" office:value="104.4831" calcext:value-type="float">
            <text:p>104.4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9867" calcext:value-type="float">
            <text:p>2.42986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5" calcext:value-type="float">
            <text:p>13062005</text:p>
          </table:table-cell>
          <table:table-cell office:value-type="float" office:value="2.526845" calcext:value-type="float">
            <text:p>2.526845</text:p>
          </table:table-cell>
          <table:table-cell office:value-type="float" office:value="135.9607" calcext:value-type="float">
            <text:p>135.9607</text:p>
          </table:table-cell>
          <table:table-cell office:value-type="float" office:value="5" calcext:value-type="float">
            <text:p>5</text:p>
          </table:table-cell>
          <table:table-cell office:value-type="float" office:value="-0.4554478" calcext:value-type="float">
            <text:p>-0.4554478</text:p>
          </table:table-cell>
          <table:table-cell office:value-type="float" office:value="39.14293" calcext:value-type="float">
            <text:p>39.14293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398167" calcext:value-type="float">
            <text:p>0.0004398167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09536059" calcext:value-type="float">
            <text:p>0.009536059</text:p>
          </table:table-cell>
          <table:table-cell office:value-type="float" office:value="1166.903" calcext:value-type="float">
            <text:p>1166.903</text:p>
          </table:table-cell>
          <table:table-cell office:value-type="float" office:value="1.810542" calcext:value-type="float">
            <text:p>1.810542</text:p>
          </table:table-cell>
          <table:table-cell office:value-type="float" office:value="0" calcext:value-type="float">
            <text:p>0</text:p>
          </table:table-cell>
          <table:table-cell office:value-type="float" office:value="0.05812313" calcext:value-type="float">
            <text:p>0.05812313</text:p>
          </table:table-cell>
          <table:table-cell office:value-type="float" office:value="0.07196946" calcext:value-type="float">
            <text:p>0.07196946</text:p>
          </table:table-cell>
          <table:table-cell office:value-type="float" office:value="0.225156" calcext:value-type="float">
            <text:p>0.225156</text:p>
          </table:table-cell>
          <table:table-cell office:value-type="float" office:value="0.008550016" calcext:value-type="float">
            <text:p>0.008550016</text:p>
          </table:table-cell>
          <table:table-cell office:value-type="float" office:value="0.007574087" calcext:value-type="float">
            <text:p>0.007574087</text:p>
          </table:table-cell>
          <table:table-cell office:value-type="float" office:value="0.004373642" calcext:value-type="float">
            <text:p>0.004373642</text:p>
          </table:table-cell>
          <table:table-cell office:value-type="float" office:value="0.004634254" calcext:value-type="float">
            <text:p>0.004634254</text:p>
          </table:table-cell>
          <table:table-cell office:value-type="float" office:value="0.02067431" calcext:value-type="float">
            <text:p>0.02067431</text:p>
          </table:table-cell>
          <table:table-cell office:value-type="float" office:value="0.1475493" calcext:value-type="float">
            <text:p>0.1475493</text:p>
          </table:table-cell>
          <table:table-cell office:value-type="float" office:value="0.1527407" calcext:value-type="float">
            <text:p>0.1527407</text:p>
          </table:table-cell>
          <table:table-cell office:value-type="float" office:value="0.1618476" calcext:value-type="float">
            <text:p>0.1618476</text:p>
          </table:table-cell>
          <table:table-cell office:value-type="float" office:value="0.1694844" calcext:value-type="float">
            <text:p>0.1694844</text:p>
          </table:table-cell>
          <table:table-cell office:value-type="float" office:value="0.1832791" calcext:value-type="float">
            <text:p>0.1832791</text:p>
          </table:table-cell>
          <table:table-cell office:value-type="float" office:value="0.1872469" calcext:value-type="float">
            <text:p>0.1872469</text:p>
          </table:table-cell>
          <table:table-cell office:value-type="float" office:value="0" calcext:value-type="float">
            <text:p>0</text:p>
          </table:table-cell>
          <table:table-cell office:value-type="float" office:value="47.16669" calcext:value-type="float">
            <text:p>47.16669</text:p>
          </table:table-cell>
          <table:table-cell office:value-type="float" office:value="45.54102" calcext:value-type="float">
            <text:p>45.54102</text:p>
          </table:table-cell>
          <table:table-cell office:value-type="float" office:value="37.27895" calcext:value-type="float">
            <text:p>37.27895</text:p>
          </table:table-cell>
          <table:table-cell office:value-type="float" office:value="8.267667" calcext:value-type="float">
            <text:p>8.267667</text:p>
          </table:table-cell>
          <table:table-cell office:value-type="float" office:value="6.116741" calcext:value-type="float">
            <text:p>6.116741</text:p>
          </table:table-cell>
          <table:table-cell office:value-type="float" office:value="2.300886" calcext:value-type="float">
            <text:p>2.300886</text:p>
          </table:table-cell>
          <table:table-cell office:value-type="float" office:value="2.423935" calcext:value-type="float">
            <text:p>2.423935</text:p>
          </table:table-cell>
          <table:table-cell office:value-type="float" office:value="5.082398" calcext:value-type="float">
            <text:p>5.082398</text:p>
          </table:table-cell>
          <table:table-cell office:value-type="float" office:value="8.117642" calcext:value-type="float">
            <text:p>8.117642</text:p>
          </table:table-cell>
          <table:table-cell office:value-type="float" office:value="8.600631" calcext:value-type="float">
            <text:p>8.600631</text:p>
          </table:table-cell>
          <table:table-cell office:value-type="float" office:value="9.556125" calcext:value-type="float">
            <text:p>9.556125</text:p>
          </table:table-cell>
          <table:table-cell office:value-type="float" office:value="10.17368" calcext:value-type="float">
            <text:p>10.17368</text:p>
          </table:table-cell>
          <table:table-cell office:value-type="float" office:value="11.55775" calcext:value-type="float">
            <text:p>11.55775</text:p>
          </table:table-cell>
          <table:table-cell office:value-type="float" office:value="11.94181" calcext:value-type="float">
            <text:p>11.94181</text:p>
          </table:table-cell>
          <table:table-cell office:value-type="float" office:value="0" calcext:value-type="float">
            <text:p>0</text:p>
          </table:table-cell>
          <table:table-cell office:value-type="float" office:value="122.6166" calcext:value-type="float">
            <text:p>122.6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9806" calcext:value-type="float">
            <text:p>2.4498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5" calcext:value-type="float">
            <text:p>14062005</text:p>
          </table:table-cell>
          <table:table-cell office:value-type="float" office:value="2.508273" calcext:value-type="float">
            <text:p>2.508273</text:p>
          </table:table-cell>
          <table:table-cell office:value-type="float" office:value="135.9571" calcext:value-type="float">
            <text:p>135.9571</text:p>
          </table:table-cell>
          <table:table-cell office:value-type="float" office:value="5" calcext:value-type="float">
            <text:p>5</text:p>
          </table:table-cell>
          <table:table-cell office:value-type="float" office:value="-0.4982214" calcext:value-type="float">
            <text:p>-0.4982214</text:p>
          </table:table-cell>
          <table:table-cell office:value-type="float" office:value="39.13815" calcext:value-type="float">
            <text:p>39.13815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413311" calcext:value-type="float">
            <text:p>0.0004413311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0953891" calcext:value-type="float">
            <text:p>0.00953891</text:p>
          </table:table-cell>
          <table:table-cell office:value-type="float" office:value="1166.889" calcext:value-type="float">
            <text:p>1166.889</text:p>
          </table:table-cell>
          <table:table-cell office:value-type="float" office:value="1.80499" calcext:value-type="float">
            <text:p>1.80499</text:p>
          </table:table-cell>
          <table:table-cell office:value-type="float" office:value="0" calcext:value-type="float">
            <text:p>0</text:p>
          </table:table-cell>
          <table:table-cell office:value-type="float" office:value="0.06856209" calcext:value-type="float">
            <text:p>0.06856209</text:p>
          </table:table-cell>
          <table:table-cell office:value-type="float" office:value="0.03773231" calcext:value-type="float">
            <text:p>0.03773231</text:p>
          </table:table-cell>
          <table:table-cell office:value-type="float" office:value="0.1282932" calcext:value-type="float">
            <text:p>0.1282932</text:p>
          </table:table-cell>
          <table:table-cell office:value-type="float" office:value="0.008948705" calcext:value-type="float">
            <text:p>0.008948705</text:p>
          </table:table-cell>
          <table:table-cell office:value-type="float" office:value="0.007930942" calcext:value-type="float">
            <text:p>0.007930942</text:p>
          </table:table-cell>
          <table:table-cell office:value-type="float" office:value="0.00446151" calcext:value-type="float">
            <text:p>0.00446151</text:p>
          </table:table-cell>
          <table:table-cell office:value-type="float" office:value="0.004663862" calcext:value-type="float">
            <text:p>0.004663862</text:p>
          </table:table-cell>
          <table:table-cell office:value-type="float" office:value="0.01496452" calcext:value-type="float">
            <text:p>0.01496452</text:p>
          </table:table-cell>
          <table:table-cell office:value-type="float" office:value="0.1479584" calcext:value-type="float">
            <text:p>0.1479584</text:p>
          </table:table-cell>
          <table:table-cell office:value-type="float" office:value="0.1527988" calcext:value-type="float">
            <text:p>0.1527988</text:p>
          </table:table-cell>
          <table:table-cell office:value-type="float" office:value="0.1618939" calcext:value-type="float">
            <text:p>0.1618939</text:p>
          </table:table-cell>
          <table:table-cell office:value-type="float" office:value="0.169539" calcext:value-type="float">
            <text:p>0.169539</text:p>
          </table:table-cell>
          <table:table-cell office:value-type="float" office:value="0.1833056" calcext:value-type="float">
            <text:p>0.1833056</text:p>
          </table:table-cell>
          <table:table-cell office:value-type="float" office:value="0.1872721" calcext:value-type="float">
            <text:p>0.1872721</text:p>
          </table:table-cell>
          <table:table-cell office:value-type="float" office:value="0" calcext:value-type="float">
            <text:p>0</text:p>
          </table:table-cell>
          <table:table-cell office:value-type="float" office:value="47.16152" calcext:value-type="float">
            <text:p>47.16152</text:p>
          </table:table-cell>
          <table:table-cell office:value-type="float" office:value="45.37271" calcext:value-type="float">
            <text:p>45.37271</text:p>
          </table:table-cell>
          <table:table-cell office:value-type="float" office:value="37.19811" calcext:value-type="float">
            <text:p>37.19811</text:p>
          </table:table-cell>
          <table:table-cell office:value-type="float" office:value="8.239585" calcext:value-type="float">
            <text:p>8.239585</text:p>
          </table:table-cell>
          <table:table-cell office:value-type="float" office:value="6.096354" calcext:value-type="float">
            <text:p>6.096354</text:p>
          </table:table-cell>
          <table:table-cell office:value-type="float" office:value="2.296345" calcext:value-type="float">
            <text:p>2.296345</text:p>
          </table:table-cell>
          <table:table-cell office:value-type="float" office:value="2.419163" calcext:value-type="float">
            <text:p>2.419163</text:p>
          </table:table-cell>
          <table:table-cell office:value-type="float" office:value="5.071263" calcext:value-type="float">
            <text:p>5.071263</text:p>
          </table:table-cell>
          <table:table-cell office:value-type="float" office:value="8.12395" calcext:value-type="float">
            <text:p>8.12395</text:p>
          </table:table-cell>
          <table:table-cell office:value-type="float" office:value="8.606249" calcext:value-type="float">
            <text:p>8.606249</text:p>
          </table:table-cell>
          <table:table-cell office:value-type="float" office:value="9.560763" calcext:value-type="float">
            <text:p>9.560763</text:p>
          </table:table-cell>
          <table:table-cell office:value-type="float" office:value="10.17795" calcext:value-type="float">
            <text:p>10.17795</text:p>
          </table:table-cell>
          <table:table-cell office:value-type="float" office:value="11.56023" calcext:value-type="float">
            <text:p>11.56023</text:p>
          </table:table-cell>
          <table:table-cell office:value-type="float" office:value="11.94419" calcext:value-type="float">
            <text:p>11.94419</text:p>
          </table:table-cell>
          <table:table-cell office:value-type="float" office:value="0" calcext:value-type="float">
            <text:p>0</text:p>
          </table:table-cell>
          <table:table-cell office:value-type="float" office:value="134.7463" calcext:value-type="float">
            <text:p>134.7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0821" calcext:value-type="float">
            <text:p>2.47082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5" calcext:value-type="float">
            <text:p>15062005</text:p>
          </table:table-cell>
          <table:table-cell office:value-type="float" office:value="2.489335" calcext:value-type="float">
            <text:p>2.489335</text:p>
          </table:table-cell>
          <table:table-cell office:value-type="float" office:value="135.9546" calcext:value-type="float">
            <text:p>135.9546</text:p>
          </table:table-cell>
          <table:table-cell office:value-type="float" office:value="5" calcext:value-type="float">
            <text:p>5</text:p>
          </table:table-cell>
          <table:table-cell office:value-type="float" office:value="-0.5376583" calcext:value-type="float">
            <text:p>-0.5376583</text:p>
          </table:table-cell>
          <table:table-cell office:value-type="float" office:value="39.13107" calcext:value-type="float">
            <text:p>39.13107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428459" calcext:value-type="float">
            <text:p>0.0004428459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09542395" calcext:value-type="float">
            <text:p>0.009542395</text:p>
          </table:table-cell>
          <table:table-cell office:value-type="float" office:value="1166.875" calcext:value-type="float">
            <text:p>1166.875</text:p>
          </table:table-cell>
          <table:table-cell office:value-type="float" office:value="1.795919" calcext:value-type="float">
            <text:p>1.795919</text:p>
          </table:table-cell>
          <table:table-cell office:value-type="float" office:value="0" calcext:value-type="float">
            <text:p>0</text:p>
          </table:table-cell>
          <table:table-cell office:value-type="float" office:value="0.03076931" calcext:value-type="float">
            <text:p>0.03076931</text:p>
          </table:table-cell>
          <table:table-cell office:value-type="float" office:value="0.09786046" calcext:value-type="float">
            <text:p>0.09786046</text:p>
          </table:table-cell>
          <table:table-cell office:value-type="float" office:value="0.2124206" calcext:value-type="float">
            <text:p>0.2124206</text:p>
          </table:table-cell>
          <table:table-cell office:value-type="float" office:value="0.009037173" calcext:value-type="float">
            <text:p>0.009037173</text:p>
          </table:table-cell>
          <table:table-cell office:value-type="float" office:value="0.007454006" calcext:value-type="float">
            <text:p>0.007454006</text:p>
          </table:table-cell>
          <table:table-cell office:value-type="float" office:value="0.004406008" calcext:value-type="float">
            <text:p>0.004406008</text:p>
          </table:table-cell>
          <table:table-cell office:value-type="float" office:value="0.004652205" calcext:value-type="float">
            <text:p>0.004652205</text:p>
          </table:table-cell>
          <table:table-cell office:value-type="float" office:value="0.01145724" calcext:value-type="float">
            <text:p>0.01145724</text:p>
          </table:table-cell>
          <table:table-cell office:value-type="float" office:value="0.1484249" calcext:value-type="float">
            <text:p>0.1484249</text:p>
          </table:table-cell>
          <table:table-cell office:value-type="float" office:value="0.1528619" calcext:value-type="float">
            <text:p>0.1528619</text:p>
          </table:table-cell>
          <table:table-cell office:value-type="float" office:value="0.1619422" calcext:value-type="float">
            <text:p>0.1619422</text:p>
          </table:table-cell>
          <table:table-cell office:value-type="float" office:value="0.1695942" calcext:value-type="float">
            <text:p>0.1695942</text:p>
          </table:table-cell>
          <table:table-cell office:value-type="float" office:value="0.1833316" calcext:value-type="float">
            <text:p>0.1833316</text:p>
          </table:table-cell>
          <table:table-cell office:value-type="float" office:value="0.1872971" calcext:value-type="float">
            <text:p>0.1872971</text:p>
          </table:table-cell>
          <table:table-cell office:value-type="float" office:value="0" calcext:value-type="float">
            <text:p>0</text:p>
          </table:table-cell>
          <table:table-cell office:value-type="float" office:value="47.05612" calcext:value-type="float">
            <text:p>47.05612</text:p>
          </table:table-cell>
          <table:table-cell office:value-type="float" office:value="45.20628" calcext:value-type="float">
            <text:p>45.20628</text:p>
          </table:table-cell>
          <table:table-cell office:value-type="float" office:value="37.09661" calcext:value-type="float">
            <text:p>37.09661</text:p>
          </table:table-cell>
          <table:table-cell office:value-type="float" office:value="8.21182" calcext:value-type="float">
            <text:p>8.21182</text:p>
          </table:table-cell>
          <table:table-cell office:value-type="float" office:value="6.07607" calcext:value-type="float">
            <text:p>6.07607</text:p>
          </table:table-cell>
          <table:table-cell office:value-type="float" office:value="2.291892" calcext:value-type="float">
            <text:p>2.291892</text:p>
          </table:table-cell>
          <table:table-cell office:value-type="float" office:value="2.414484" calcext:value-type="float">
            <text:p>2.414484</text:p>
          </table:table-cell>
          <table:table-cell office:value-type="float" office:value="5.059047" calcext:value-type="float">
            <text:p>5.059047</text:p>
          </table:table-cell>
          <table:table-cell office:value-type="float" office:value="8.130329" calcext:value-type="float">
            <text:p>8.130329</text:p>
          </table:table-cell>
          <table:table-cell office:value-type="float" office:value="8.611866" calcext:value-type="float">
            <text:p>8.611866</text:p>
          </table:table-cell>
          <table:table-cell office:value-type="float" office:value="9.565401" calcext:value-type="float">
            <text:p>9.565401</text:p>
          </table:table-cell>
          <table:table-cell office:value-type="float" office:value="10.18221" calcext:value-type="float">
            <text:p>10.18221</text:p>
          </table:table-cell>
          <table:table-cell office:value-type="float" office:value="11.56271" calcext:value-type="float">
            <text:p>11.56271</text:p>
          </table:table-cell>
          <table:table-cell office:value-type="float" office:value="11.94657" calcext:value-type="float">
            <text:p>11.94657</text:p>
          </table:table-cell>
          <table:table-cell office:value-type="float" office:value="0" calcext:value-type="float">
            <text:p>0</text:p>
          </table:table-cell>
          <table:table-cell office:value-type="float" office:value="133.8174" calcext:value-type="float">
            <text:p>133.8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124" calcext:value-type="float">
            <text:p>2.491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5" calcext:value-type="float">
            <text:p>16062005</text:p>
          </table:table-cell>
          <table:table-cell office:value-type="float" office:value="2.473143" calcext:value-type="float">
            <text:p>2.473143</text:p>
          </table:table-cell>
          <table:table-cell office:value-type="float" office:value="135.9536" calcext:value-type="float">
            <text:p>135.9536</text:p>
          </table:table-cell>
          <table:table-cell office:value-type="float" office:value="5" calcext:value-type="float">
            <text:p>5</text:p>
          </table:table-cell>
          <table:table-cell office:value-type="float" office:value="-0.5802825" calcext:value-type="float">
            <text:p>-0.5802825</text:p>
          </table:table-cell>
          <table:table-cell office:value-type="float" office:value="39.12406" calcext:value-type="float">
            <text:p>39.12406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443623" calcext:value-type="float">
            <text:p>0.0004443623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09546729" calcext:value-type="float">
            <text:p>0.009546729</text:p>
          </table:table-cell>
          <table:table-cell office:value-type="float" office:value="1166.861" calcext:value-type="float">
            <text:p>1166.861</text:p>
          </table:table-cell>
          <table:table-cell office:value-type="float" office:value="1.795118" calcext:value-type="float">
            <text:p>1.795118</text:p>
          </table:table-cell>
          <table:table-cell office:value-type="float" office:value="0" calcext:value-type="float">
            <text:p>0</text:p>
          </table:table-cell>
          <table:table-cell office:value-type="float" office:value="0.03670434" calcext:value-type="float">
            <text:p>0.03670434</text:p>
          </table:table-cell>
          <table:table-cell office:value-type="float" office:value="0.04238443" calcext:value-type="float">
            <text:p>0.04238443</text:p>
          </table:table-cell>
          <table:table-cell office:value-type="float" office:value="0.0423514" calcext:value-type="float">
            <text:p>0.0423514</text:p>
          </table:table-cell>
          <table:table-cell office:value-type="float" office:value="0.008343439" calcext:value-type="float">
            <text:p>0.008343439</text:p>
          </table:table-cell>
          <table:table-cell office:value-type="float" office:value="0.007421977" calcext:value-type="float">
            <text:p>0.007421977</text:p>
          </table:table-cell>
          <table:table-cell office:value-type="float" office:value="0.004335688" calcext:value-type="float">
            <text:p>0.004335688</text:p>
          </table:table-cell>
          <table:table-cell office:value-type="float" office:value="0.004609348" calcext:value-type="float">
            <text:p>0.004609348</text:p>
          </table:table-cell>
          <table:table-cell office:value-type="float" office:value="0.00945324" calcext:value-type="float">
            <text:p>0.00945324</text:p>
          </table:table-cell>
          <table:table-cell office:value-type="float" office:value="0.1486701" calcext:value-type="float">
            <text:p>0.1486701</text:p>
          </table:table-cell>
          <table:table-cell office:value-type="float" office:value="0.1529283" calcext:value-type="float">
            <text:p>0.1529283</text:p>
          </table:table-cell>
          <table:table-cell office:value-type="float" office:value="0.1619916" calcext:value-type="float">
            <text:p>0.1619916</text:p>
          </table:table-cell>
          <table:table-cell office:value-type="float" office:value="0.1696437" calcext:value-type="float">
            <text:p>0.1696437</text:p>
          </table:table-cell>
          <table:table-cell office:value-type="float" office:value="0.1833574" calcext:value-type="float">
            <text:p>0.1833574</text:p>
          </table:table-cell>
          <table:table-cell office:value-type="float" office:value="0.1873216" calcext:value-type="float">
            <text:p>0.1873216</text:p>
          </table:table-cell>
          <table:table-cell office:value-type="float" office:value="0" calcext:value-type="float">
            <text:p>0</text:p>
          </table:table-cell>
          <table:table-cell office:value-type="float" office:value="46.96258" calcext:value-type="float">
            <text:p>46.96258</text:p>
          </table:table-cell>
          <table:table-cell office:value-type="float" office:value="45.03864" calcext:value-type="float">
            <text:p>45.03864</text:p>
          </table:table-cell>
          <table:table-cell office:value-type="float" office:value="37.00002" calcext:value-type="float">
            <text:p>37.00002</text:p>
          </table:table-cell>
          <table:table-cell office:value-type="float" office:value="8.183455" calcext:value-type="float">
            <text:p>8.183455</text:p>
          </table:table-cell>
          <table:table-cell office:value-type="float" office:value="6.055445" calcext:value-type="float">
            <text:p>6.055445</text:p>
          </table:table-cell>
          <table:table-cell office:value-type="float" office:value="2.287359" calcext:value-type="float">
            <text:p>2.287359</text:p>
          </table:table-cell>
          <table:table-cell office:value-type="float" office:value="2.409769" calcext:value-type="float">
            <text:p>2.409769</text:p>
          </table:table-cell>
          <table:table-cell office:value-type="float" office:value="5.046212" calcext:value-type="float">
            <text:p>5.046212</text:p>
          </table:table-cell>
          <table:table-cell office:value-type="float" office:value="8.136728" calcext:value-type="float">
            <text:p>8.136728</text:p>
          </table:table-cell>
          <table:table-cell office:value-type="float" office:value="8.617485" calcext:value-type="float">
            <text:p>8.617485</text:p>
          </table:table-cell>
          <table:table-cell office:value-type="float" office:value="9.570082" calcext:value-type="float">
            <text:p>9.570082</text:p>
          </table:table-cell>
          <table:table-cell office:value-type="float" office:value="10.18647" calcext:value-type="float">
            <text:p>10.18647</text:p>
          </table:table-cell>
          <table:table-cell office:value-type="float" office:value="11.56519" calcext:value-type="float">
            <text:p>11.56519</text:p>
          </table:table-cell>
          <table:table-cell office:value-type="float" office:value="11.94894" calcext:value-type="float">
            <text:p>11.94894</text:p>
          </table:table-cell>
          <table:table-cell office:value-type="float" office:value="0" calcext:value-type="float">
            <text:p>0</text:p>
          </table:table-cell>
          <table:table-cell office:value-type="float" office:value="131.9228" calcext:value-type="float">
            <text:p>131.9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7528" calcext:value-type="float">
            <text:p>2.50752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5" calcext:value-type="float">
            <text:p>17062005</text:p>
          </table:table-cell>
          <table:table-cell office:value-type="float" office:value="2.453739" calcext:value-type="float">
            <text:p>2.453739</text:p>
          </table:table-cell>
          <table:table-cell office:value-type="float" office:value="135.951" calcext:value-type="float">
            <text:p>135.951</text:p>
          </table:table-cell>
          <table:table-cell office:value-type="float" office:value="5" calcext:value-type="float">
            <text:p>5</text:p>
          </table:table-cell>
          <table:table-cell office:value-type="float" office:value="-0.6245145" calcext:value-type="float">
            <text:p>-0.6245145</text:p>
          </table:table-cell>
          <table:table-cell office:value-type="float" office:value="39.1165" calcext:value-type="float">
            <text:p>39.1165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447929" calcext:value-type="float">
            <text:p>0.0004447929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09552533" calcext:value-type="float">
            <text:p>0.009552533</text:p>
          </table:table-cell>
          <table:table-cell office:value-type="float" office:value="1166.847" calcext:value-type="float">
            <text:p>1166.847</text:p>
          </table:table-cell>
          <table:table-cell office:value-type="float" office:value="1.788085" calcext:value-type="float">
            <text:p>1.788085</text:p>
          </table:table-cell>
          <table:table-cell office:value-type="float" office:value="0" calcext:value-type="float">
            <text:p>0</text:p>
          </table:table-cell>
          <table:table-cell office:value-type="float" office:value="0.03803591" calcext:value-type="float">
            <text:p>0.03803591</text:p>
          </table:table-cell>
          <table:table-cell office:value-type="float" office:value="0.03758739" calcext:value-type="float">
            <text:p>0.03758739</text:p>
          </table:table-cell>
          <table:table-cell office:value-type="float" office:value="0.03319557" calcext:value-type="float">
            <text:p>0.03319557</text:p>
          </table:table-cell>
          <table:table-cell office:value-type="float" office:value="0.009081253" calcext:value-type="float">
            <text:p>0.009081253</text:p>
          </table:table-cell>
          <table:table-cell office:value-type="float" office:value="0.008060848" calcext:value-type="float">
            <text:p>0.008060848</text:p>
          </table:table-cell>
          <table:table-cell office:value-type="float" office:value="0.00449927" calcext:value-type="float">
            <text:p>0.00449927</text:p>
          </table:table-cell>
          <table:table-cell office:value-type="float" office:value="0.004666087" calcext:value-type="float">
            <text:p>0.004666087</text:p>
          </table:table-cell>
          <table:table-cell office:value-type="float" office:value="0.00806018" calcext:value-type="float">
            <text:p>0.00806018</text:p>
          </table:table-cell>
          <table:table-cell office:value-type="float" office:value="0.1487978" calcext:value-type="float">
            <text:p>0.1487978</text:p>
          </table:table-cell>
          <table:table-cell office:value-type="float" office:value="0.152992" calcext:value-type="float">
            <text:p>0.152992</text:p>
          </table:table-cell>
          <table:table-cell office:value-type="float" office:value="0.1620361" calcext:value-type="float">
            <text:p>0.1620361</text:p>
          </table:table-cell>
          <table:table-cell office:value-type="float" office:value="0.1696945" calcext:value-type="float">
            <text:p>0.1696945</text:p>
          </table:table-cell>
          <table:table-cell office:value-type="float" office:value="0.1833829" calcext:value-type="float">
            <text:p>0.1833829</text:p>
          </table:table-cell>
          <table:table-cell office:value-type="float" office:value="0.1873458" calcext:value-type="float">
            <text:p>0.1873458</text:p>
          </table:table-cell>
          <table:table-cell office:value-type="float" office:value="0" calcext:value-type="float">
            <text:p>0</text:p>
          </table:table-cell>
          <table:table-cell office:value-type="float" office:value="46.95756" calcext:value-type="float">
            <text:p>46.95756</text:p>
          </table:table-cell>
          <table:table-cell office:value-type="float" office:value="44.87481" calcext:value-type="float">
            <text:p>44.87481</text:p>
          </table:table-cell>
          <table:table-cell office:value-type="float" office:value="36.87143" calcext:value-type="float">
            <text:p>36.87143</text:p>
          </table:table-cell>
          <table:table-cell office:value-type="float" office:value="8.156477" calcext:value-type="float">
            <text:p>8.156477</text:p>
          </table:table-cell>
          <table:table-cell office:value-type="float" office:value="6.035809" calcext:value-type="float">
            <text:p>6.035809</text:p>
          </table:table-cell>
          <table:table-cell office:value-type="float" office:value="2.282944" calcext:value-type="float">
            <text:p>2.282944</text:p>
          </table:table-cell>
          <table:table-cell office:value-type="float" office:value="2.405123" calcext:value-type="float">
            <text:p>2.405123</text:p>
          </table:table-cell>
          <table:table-cell office:value-type="float" office:value="5.033013" calcext:value-type="float">
            <text:p>5.033013</text:p>
          </table:table-cell>
          <table:table-cell office:value-type="float" office:value="8.143127" calcext:value-type="float">
            <text:p>8.143127</text:p>
          </table:table-cell>
          <table:table-cell office:value-type="float" office:value="8.62313" calcext:value-type="float">
            <text:p>8.62313</text:p>
          </table:table-cell>
          <table:table-cell office:value-type="float" office:value="9.574776" calcext:value-type="float">
            <text:p>9.574776</text:p>
          </table:table-cell>
          <table:table-cell office:value-type="float" office:value="10.19073" calcext:value-type="float">
            <text:p>10.19073</text:p>
          </table:table-cell>
          <table:table-cell office:value-type="float" office:value="11.56767" calcext:value-type="float">
            <text:p>11.56767</text:p>
          </table:table-cell>
          <table:table-cell office:value-type="float" office:value="11.95133" calcext:value-type="float">
            <text:p>11.95133</text:p>
          </table:table-cell>
          <table:table-cell office:value-type="float" office:value="0" calcext:value-type="float">
            <text:p>0</text:p>
          </table:table-cell>
          <table:table-cell office:value-type="float" office:value="142.1263" calcext:value-type="float">
            <text:p>142.1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8359" calcext:value-type="float">
            <text:p>2.52835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5" calcext:value-type="float">
            <text:p>18062005</text:p>
          </table:table-cell>
          <table:table-cell office:value-type="float" office:value="2.434488" calcext:value-type="float">
            <text:p>2.434488</text:p>
          </table:table-cell>
          <table:table-cell office:value-type="float" office:value="135.9473" calcext:value-type="float">
            <text:p>135.9473</text:p>
          </table:table-cell>
          <table:table-cell office:value-type="float" office:value="5" calcext:value-type="float">
            <text:p>5</text:p>
          </table:table-cell>
          <table:table-cell office:value-type="float" office:value="-0.6690086" calcext:value-type="float">
            <text:p>-0.6690086</text:p>
          </table:table-cell>
          <table:table-cell office:value-type="float" office:value="39.1094" calcext:value-type="float">
            <text:p>39.1094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448117" calcext:value-type="float">
            <text:p>0.0004448117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09561237" calcext:value-type="float">
            <text:p>0.009561237</text:p>
          </table:table-cell>
          <table:table-cell office:value-type="float" office:value="1166.832" calcext:value-type="float">
            <text:p>1166.832</text:p>
          </table:table-cell>
          <table:table-cell office:value-type="float" office:value="1.782294" calcext:value-type="float">
            <text:p>1.782294</text:p>
          </table:table-cell>
          <table:table-cell office:value-type="float" office:value="0" calcext:value-type="float">
            <text:p>0</text:p>
          </table:table-cell>
          <table:table-cell office:value-type="float" office:value="0.03703606" calcext:value-type="float">
            <text:p>0.03703606</text:p>
          </table:table-cell>
          <table:table-cell office:value-type="float" office:value="0.03881179" calcext:value-type="float">
            <text:p>0.03881179</text:p>
          </table:table-cell>
          <table:table-cell office:value-type="float" office:value="0.03487025" calcext:value-type="float">
            <text:p>0.03487025</text:p>
          </table:table-cell>
          <table:table-cell office:value-type="float" office:value="0.00945553" calcext:value-type="float">
            <text:p>0.00945553</text:p>
          </table:table-cell>
          <table:table-cell office:value-type="float" office:value="0.008384482" calcext:value-type="float">
            <text:p>0.008384482</text:p>
          </table:table-cell>
          <table:table-cell office:value-type="float" office:value="0.004594748" calcext:value-type="float">
            <text:p>0.004594748</text:p>
          </table:table-cell>
          <table:table-cell office:value-type="float" office:value="0.004708032" calcext:value-type="float">
            <text:p>0.004708032</text:p>
          </table:table-cell>
          <table:table-cell office:value-type="float" office:value="0.007639016" calcext:value-type="float">
            <text:p>0.007639016</text:p>
          </table:table-cell>
          <table:table-cell office:value-type="float" office:value="0.1490949" calcext:value-type="float">
            <text:p>0.1490949</text:p>
          </table:table-cell>
          <table:table-cell office:value-type="float" office:value="0.1530608" calcext:value-type="float">
            <text:p>0.1530608</text:p>
          </table:table-cell>
          <table:table-cell office:value-type="float" office:value="0.1620835" calcext:value-type="float">
            <text:p>0.1620835</text:p>
          </table:table-cell>
          <table:table-cell office:value-type="float" office:value="0.1697437" calcext:value-type="float">
            <text:p>0.1697437</text:p>
          </table:table-cell>
          <table:table-cell office:value-type="float" office:value="0.1834074" calcext:value-type="float">
            <text:p>0.1834074</text:p>
          </table:table-cell>
          <table:table-cell office:value-type="float" office:value="0.18737" calcext:value-type="float">
            <text:p>0.18737</text:p>
          </table:table-cell>
          <table:table-cell office:value-type="float" office:value="0" calcext:value-type="float">
            <text:p>0</text:p>
          </table:table-cell>
          <table:table-cell office:value-type="float" office:value="46.95087" calcext:value-type="float">
            <text:p>46.95087</text:p>
          </table:table-cell>
          <table:table-cell office:value-type="float" office:value="44.71573" calcext:value-type="float">
            <text:p>44.71573</text:p>
          </table:table-cell>
          <table:table-cell office:value-type="float" office:value="36.74664" calcext:value-type="float">
            <text:p>36.74664</text:p>
          </table:table-cell>
          <table:table-cell office:value-type="float" office:value="8.130714" calcext:value-type="float">
            <text:p>8.130714</text:p>
          </table:table-cell>
          <table:table-cell office:value-type="float" office:value="6.017124" calcext:value-type="float">
            <text:p>6.017124</text:p>
          </table:table-cell>
          <table:table-cell office:value-type="float" office:value="2.278683" calcext:value-type="float">
            <text:p>2.278683</text:p>
          </table:table-cell>
          <table:table-cell office:value-type="float" office:value="2.400588" calcext:value-type="float">
            <text:p>2.400588</text:p>
          </table:table-cell>
          <table:table-cell office:value-type="float" office:value="5.019659" calcext:value-type="float">
            <text:p>5.019659</text:p>
          </table:table-cell>
          <table:table-cell office:value-type="float" office:value="8.149528" calcext:value-type="float">
            <text:p>8.149528</text:p>
          </table:table-cell>
          <table:table-cell office:value-type="float" office:value="8.628827" calcext:value-type="float">
            <text:p>8.628827</text:p>
          </table:table-cell>
          <table:table-cell office:value-type="float" office:value="9.579471" calcext:value-type="float">
            <text:p>9.579471</text:p>
          </table:table-cell>
          <table:table-cell office:value-type="float" office:value="10.195" calcext:value-type="float">
            <text:p>10.195</text:p>
          </table:table-cell>
          <table:table-cell office:value-type="float" office:value="11.57015" calcext:value-type="float">
            <text:p>11.57015</text:p>
          </table:table-cell>
          <table:table-cell office:value-type="float" office:value="11.95371" calcext:value-type="float">
            <text:p>11.95371</text:p>
          </table:table-cell>
          <table:table-cell office:value-type="float" office:value="0" calcext:value-type="float">
            <text:p>0</text:p>
          </table:table-cell>
          <table:table-cell office:value-type="float" office:value="147.4678" calcext:value-type="float">
            <text:p>147.4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0157" calcext:value-type="float">
            <text:p>2.5501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5" calcext:value-type="float">
            <text:p>19062005</text:p>
          </table:table-cell>
          <table:table-cell office:value-type="float" office:value="2.414486" calcext:value-type="float">
            <text:p>2.414486</text:p>
          </table:table-cell>
          <table:table-cell office:value-type="float" office:value="135.9428" calcext:value-type="float">
            <text:p>135.9428</text:p>
          </table:table-cell>
          <table:table-cell office:value-type="float" office:value="5" calcext:value-type="float">
            <text:p>5</text:p>
          </table:table-cell>
          <table:table-cell office:value-type="float" office:value="-0.7141589" calcext:value-type="float">
            <text:p>-0.7141589</text:p>
          </table:table-cell>
          <table:table-cell office:value-type="float" office:value="39.10309" calcext:value-type="float">
            <text:p>39.10309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448375" calcext:value-type="float">
            <text:p>0.0004448375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0957352" calcext:value-type="float">
            <text:p>0.00957352</text:p>
          </table:table-cell>
          <table:table-cell office:value-type="float" office:value="1166.818" calcext:value-type="float">
            <text:p>1166.818</text:p>
          </table:table-cell>
          <table:table-cell office:value-type="float" office:value="1.776157" calcext:value-type="float">
            <text:p>1.776157</text:p>
          </table:table-cell>
          <table:table-cell office:value-type="float" office:value="0" calcext:value-type="float">
            <text:p>0</text:p>
          </table:table-cell>
          <table:table-cell office:value-type="float" office:value="0.03522167" calcext:value-type="float">
            <text:p>0.03522167</text:p>
          </table:table-cell>
          <table:table-cell office:value-type="float" office:value="0.04096932" calcext:value-type="float">
            <text:p>0.04096932</text:p>
          </table:table-cell>
          <table:table-cell office:value-type="float" office:value="0.03681917" calcext:value-type="float">
            <text:p>0.03681917</text:p>
          </table:table-cell>
          <table:table-cell office:value-type="float" office:value="0.009924714" calcext:value-type="float">
            <text:p>0.009924714</text:p>
          </table:table-cell>
          <table:table-cell office:value-type="float" office:value="0.008776329" calcext:value-type="float">
            <text:p>0.008776329</text:p>
          </table:table-cell>
          <table:table-cell office:value-type="float" office:value="0.004717033" calcext:value-type="float">
            <text:p>0.004717033</text:p>
          </table:table-cell>
          <table:table-cell office:value-type="float" office:value="0.004758679" calcext:value-type="float">
            <text:p>0.004758679</text:p>
          </table:table-cell>
          <table:table-cell office:value-type="float" office:value="0.007650097" calcext:value-type="float">
            <text:p>0.007650097</text:p>
          </table:table-cell>
          <table:table-cell office:value-type="float" office:value="0.1494692" calcext:value-type="float">
            <text:p>0.1494692</text:p>
          </table:table-cell>
          <table:table-cell office:value-type="float" office:value="0.1531354" calcext:value-type="float">
            <text:p>0.1531354</text:p>
          </table:table-cell>
          <table:table-cell office:value-type="float" office:value="0.1621366" calcext:value-type="float">
            <text:p>0.1621366</text:p>
          </table:table-cell>
          <table:table-cell office:value-type="float" office:value="0.1697933" calcext:value-type="float">
            <text:p>0.1697933</text:p>
          </table:table-cell>
          <table:table-cell office:value-type="float" office:value="0.1834317" calcext:value-type="float">
            <text:p>0.1834317</text:p>
          </table:table-cell>
          <table:table-cell office:value-type="float" office:value="0.187394" calcext:value-type="float">
            <text:p>0.187394</text:p>
          </table:table-cell>
          <table:table-cell office:value-type="float" office:value="0" calcext:value-type="float">
            <text:p>0</text:p>
          </table:table-cell>
          <table:table-cell office:value-type="float" office:value="46.94399" calcext:value-type="float">
            <text:p>46.94399</text:p>
          </table:table-cell>
          <table:table-cell office:value-type="float" office:value="44.56499" calcext:value-type="float">
            <text:p>44.56499</text:p>
          </table:table-cell>
          <table:table-cell office:value-type="float" office:value="36.62787" calcext:value-type="float">
            <text:p>36.62787</text:p>
          </table:table-cell>
          <table:table-cell office:value-type="float" office:value="8.106187" calcext:value-type="float">
            <text:p>8.106187</text:p>
          </table:table-cell>
          <table:table-cell office:value-type="float" office:value="5.99929" calcext:value-type="float">
            <text:p>5.99929</text:p>
          </table:table-cell>
          <table:table-cell office:value-type="float" office:value="2.274567" calcext:value-type="float">
            <text:p>2.274567</text:p>
          </table:table-cell>
          <table:table-cell office:value-type="float" office:value="2.396156" calcext:value-type="float">
            <text:p>2.396156</text:p>
          </table:table-cell>
          <table:table-cell office:value-type="float" office:value="5.006391" calcext:value-type="float">
            <text:p>5.006391</text:p>
          </table:table-cell>
          <table:table-cell office:value-type="float" office:value="8.155993" calcext:value-type="float">
            <text:p>8.155993</text:p>
          </table:table-cell>
          <table:table-cell office:value-type="float" office:value="8.634521" calcext:value-type="float">
            <text:p>8.634521</text:p>
          </table:table-cell>
          <table:table-cell office:value-type="float" office:value="9.584166" calcext:value-type="float">
            <text:p>9.584166</text:p>
          </table:table-cell>
          <table:table-cell office:value-type="float" office:value="10.19926" calcext:value-type="float">
            <text:p>10.19926</text:p>
          </table:table-cell>
          <table:table-cell office:value-type="float" office:value="11.57263" calcext:value-type="float">
            <text:p>11.57263</text:p>
          </table:table-cell>
          <table:table-cell office:value-type="float" office:value="11.95608" calcext:value-type="float">
            <text:p>11.95608</text:p>
          </table:table-cell>
          <table:table-cell office:value-type="float" office:value="0" calcext:value-type="float">
            <text:p>0</text:p>
          </table:table-cell>
          <table:table-cell office:value-type="float" office:value="152.9742" calcext:value-type="float">
            <text:p>152.9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3571" calcext:value-type="float">
            <text:p>2.5735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5" calcext:value-type="float">
            <text:p>20062005</text:p>
          </table:table-cell>
          <table:table-cell office:value-type="float" office:value="2.394002" calcext:value-type="float">
            <text:p>2.394002</text:p>
          </table:table-cell>
          <table:table-cell office:value-type="float" office:value="135.9378" calcext:value-type="float">
            <text:p>135.9378</text:p>
          </table:table-cell>
          <table:table-cell office:value-type="float" office:value="5" calcext:value-type="float">
            <text:p>5</text:p>
          </table:table-cell>
          <table:table-cell office:value-type="float" office:value="-0.7594604" calcext:value-type="float">
            <text:p>-0.7594604</text:p>
          </table:table-cell>
          <table:table-cell office:value-type="float" office:value="39.09758" calcext:value-type="float">
            <text:p>39.09758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448727" calcext:value-type="float">
            <text:p>0.0004448727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09589849" calcext:value-type="float">
            <text:p>0.009589849</text:p>
          </table:table-cell>
          <table:table-cell office:value-type="float" office:value="1166.803" calcext:value-type="float">
            <text:p>1166.803</text:p>
          </table:table-cell>
          <table:table-cell office:value-type="float" office:value="1.76943" calcext:value-type="float">
            <text:p>1.76943</text:p>
          </table:table-cell>
          <table:table-cell office:value-type="float" office:value="0" calcext:value-type="float">
            <text:p>0</text:p>
          </table:table-cell>
          <table:table-cell office:value-type="float" office:value="0.03319384" calcext:value-type="float">
            <text:p>0.03319384</text:p>
          </table:table-cell>
          <table:table-cell office:value-type="float" office:value="0.04352698" calcext:value-type="float">
            <text:p>0.04352698</text:p>
          </table:table-cell>
          <table:table-cell office:value-type="float" office:value="0.03868015" calcext:value-type="float">
            <text:p>0.03868015</text:p>
          </table:table-cell>
          <table:table-cell office:value-type="float" office:value="0.01037702" calcext:value-type="float">
            <text:p>0.01037702</text:p>
          </table:table-cell>
          <table:table-cell office:value-type="float" office:value="0.009140961" calcext:value-type="float">
            <text:p>0.009140961</text:p>
          </table:table-cell>
          <table:table-cell office:value-type="float" office:value="0.004829318" calcext:value-type="float">
            <text:p>0.004829318</text:p>
          </table:table-cell>
          <table:table-cell office:value-type="float" office:value="0.004805524" calcext:value-type="float">
            <text:p>0.004805524</text:p>
          </table:table-cell>
          <table:table-cell office:value-type="float" office:value="0.007661834" calcext:value-type="float">
            <text:p>0.007661834</text:p>
          </table:table-cell>
          <table:table-cell office:value-type="float" office:value="0.1498125" calcext:value-type="float">
            <text:p>0.1498125</text:p>
          </table:table-cell>
          <table:table-cell office:value-type="float" office:value="0.1532146" calcext:value-type="float">
            <text:p>0.1532146</text:p>
          </table:table-cell>
          <table:table-cell office:value-type="float" office:value="0.162192" calcext:value-type="float">
            <text:p>0.162192</text:p>
          </table:table-cell>
          <table:table-cell office:value-type="float" office:value="0.1698435" calcext:value-type="float">
            <text:p>0.1698435</text:p>
          </table:table-cell>
          <table:table-cell office:value-type="float" office:value="0.1834562" calcext:value-type="float">
            <text:p>0.1834562</text:p>
          </table:table-cell>
          <table:table-cell office:value-type="float" office:value="0.1874176" calcext:value-type="float">
            <text:p>0.1874176</text:p>
          </table:table-cell>
          <table:table-cell office:value-type="float" office:value="0" calcext:value-type="float">
            <text:p>0</text:p>
          </table:table-cell>
          <table:table-cell office:value-type="float" office:value="46.9327" calcext:value-type="float">
            <text:p>46.9327</text:p>
          </table:table-cell>
          <table:table-cell office:value-type="float" office:value="44.42353" calcext:value-type="float">
            <text:p>44.42353</text:p>
          </table:table-cell>
          <table:table-cell office:value-type="float" office:value="36.51527" calcext:value-type="float">
            <text:p>36.51527</text:p>
          </table:table-cell>
          <table:table-cell office:value-type="float" office:value="8.082856" calcext:value-type="float">
            <text:p>8.082856</text:p>
          </table:table-cell>
          <table:table-cell office:value-type="float" office:value="5.982322" calcext:value-type="float">
            <text:p>5.982322</text:p>
          </table:table-cell>
          <table:table-cell office:value-type="float" office:value="2.270595" calcext:value-type="float">
            <text:p>2.270595</text:p>
          </table:table-cell>
          <table:table-cell office:value-type="float" office:value="2.391817" calcext:value-type="float">
            <text:p>2.391817</text:p>
          </table:table-cell>
          <table:table-cell office:value-type="float" office:value="4.993237" calcext:value-type="float">
            <text:p>4.993237</text:p>
          </table:table-cell>
          <table:table-cell office:value-type="float" office:value="8.162484" calcext:value-type="float">
            <text:p>8.162484</text:p>
          </table:table-cell>
          <table:table-cell office:value-type="float" office:value="8.640215" calcext:value-type="float">
            <text:p>8.640215</text:p>
          </table:table-cell>
          <table:table-cell office:value-type="float" office:value="9.588861" calcext:value-type="float">
            <text:p>9.588861</text:p>
          </table:table-cell>
          <table:table-cell office:value-type="float" office:value="10.20353" calcext:value-type="float">
            <text:p>10.20353</text:p>
          </table:table-cell>
          <table:table-cell office:value-type="float" office:value="11.57511" calcext:value-type="float">
            <text:p>11.57511</text:p>
          </table:table-cell>
          <table:table-cell office:value-type="float" office:value="11.95842" calcext:value-type="float">
            <text:p>11.95842</text:p>
          </table:table-cell>
          <table:table-cell office:value-type="float" office:value="0" calcext:value-type="float">
            <text:p>0</text:p>
          </table:table-cell>
          <table:table-cell office:value-type="float" office:value="157.3014" calcext:value-type="float">
            <text:p>157.3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97953" calcext:value-type="float">
            <text:p>2.59795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5" calcext:value-type="float">
            <text:p>21062005</text:p>
          </table:table-cell>
          <table:table-cell office:value-type="float" office:value="2.374591" calcext:value-type="float">
            <text:p>2.374591</text:p>
          </table:table-cell>
          <table:table-cell office:value-type="float" office:value="135.9328" calcext:value-type="float">
            <text:p>135.9328</text:p>
          </table:table-cell>
          <table:table-cell office:value-type="float" office:value="5" calcext:value-type="float">
            <text:p>5</text:p>
          </table:table-cell>
          <table:table-cell office:value-type="float" office:value="-0.8032327" calcext:value-type="float">
            <text:p>-0.8032327</text:p>
          </table:table-cell>
          <table:table-cell office:value-type="float" office:value="39.0927" calcext:value-type="float">
            <text:p>39.0927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449178" calcext:value-type="float">
            <text:p>0.0004449178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09611046" calcext:value-type="float">
            <text:p>0.009611046</text:p>
          </table:table-cell>
          <table:table-cell office:value-type="float" office:value="1166.788" calcext:value-type="float">
            <text:p>1166.788</text:p>
          </table:table-cell>
          <table:table-cell office:value-type="float" office:value="1.763646" calcext:value-type="float">
            <text:p>1.763646</text:p>
          </table:table-cell>
          <table:table-cell office:value-type="float" office:value="0" calcext:value-type="float">
            <text:p>0</text:p>
          </table:table-cell>
          <table:table-cell office:value-type="float" office:value="0.02913023" calcext:value-type="float">
            <text:p>0.02913023</text:p>
          </table:table-cell>
          <table:table-cell office:value-type="float" office:value="0.042484" calcext:value-type="float">
            <text:p>0.042484</text:p>
          </table:table-cell>
          <table:table-cell office:value-type="float" office:value="0.03772711" calcext:value-type="float">
            <text:p>0.03772711</text:p>
          </table:table-cell>
          <table:table-cell office:value-type="float" office:value="0.01020958" calcext:value-type="float">
            <text:p>0.01020958</text:p>
          </table:table-cell>
          <table:table-cell office:value-type="float" office:value="0.009079375" calcext:value-type="float">
            <text:p>0.009079375</text:p>
          </table:table-cell>
          <table:table-cell office:value-type="float" office:value="0.004836716" calcext:value-type="float">
            <text:p>0.004836716</text:p>
          </table:table-cell>
          <table:table-cell office:value-type="float" office:value="0.004818557" calcext:value-type="float">
            <text:p>0.004818557</text:p>
          </table:table-cell>
          <table:table-cell office:value-type="float" office:value="0.007669996" calcext:value-type="float">
            <text:p>0.007669996</text:p>
          </table:table-cell>
          <table:table-cell office:value-type="float" office:value="0.1501677" calcext:value-type="float">
            <text:p>0.1501677</text:p>
          </table:table-cell>
          <table:table-cell office:value-type="float" office:value="0.1532998" calcext:value-type="float">
            <text:p>0.1532998</text:p>
          </table:table-cell>
          <table:table-cell office:value-type="float" office:value="0.162249" calcext:value-type="float">
            <text:p>0.162249</text:p>
          </table:table-cell>
          <table:table-cell office:value-type="float" office:value="0.1698931" calcext:value-type="float">
            <text:p>0.1698931</text:p>
          </table:table-cell>
          <table:table-cell office:value-type="float" office:value="0.1834761" calcext:value-type="float">
            <text:p>0.1834761</text:p>
          </table:table-cell>
          <table:table-cell office:value-type="float" office:value="0.1874411" calcext:value-type="float">
            <text:p>0.1874411</text:p>
          </table:table-cell>
          <table:table-cell office:value-type="float" office:value="0" calcext:value-type="float">
            <text:p>0</text:p>
          </table:table-cell>
          <table:table-cell office:value-type="float" office:value="46.91375" calcext:value-type="float">
            <text:p>46.91375</text:p>
          </table:table-cell>
          <table:table-cell office:value-type="float" office:value="44.28987" calcext:value-type="float">
            <text:p>44.28987</text:p>
          </table:table-cell>
          <table:table-cell office:value-type="float" office:value="36.40787" calcext:value-type="float">
            <text:p>36.40787</text:p>
          </table:table-cell>
          <table:table-cell office:value-type="float" office:value="8.060534" calcext:value-type="float">
            <text:p>8.060534</text:p>
          </table:table-cell>
          <table:table-cell office:value-type="float" office:value="5.966024" calcext:value-type="float">
            <text:p>5.966024</text:p>
          </table:table-cell>
          <table:table-cell office:value-type="float" office:value="2.266744" calcext:value-type="float">
            <text:p>2.266744</text:p>
          </table:table-cell>
          <table:table-cell office:value-type="float" office:value="2.387559" calcext:value-type="float">
            <text:p>2.387559</text:p>
          </table:table-cell>
          <table:table-cell office:value-type="float" office:value="4.980196" calcext:value-type="float">
            <text:p>4.980196</text:p>
          </table:table-cell>
          <table:table-cell office:value-type="float" office:value="8.168975" calcext:value-type="float">
            <text:p>8.168975</text:p>
          </table:table-cell>
          <table:table-cell office:value-type="float" office:value="8.64591" calcext:value-type="float">
            <text:p>8.64591</text:p>
          </table:table-cell>
          <table:table-cell office:value-type="float" office:value="9.593555" calcext:value-type="float">
            <text:p>9.593555</text:p>
          </table:table-cell>
          <table:table-cell office:value-type="float" office:value="10.2078" calcext:value-type="float">
            <text:p>10.2078</text:p>
          </table:table-cell>
          <table:table-cell office:value-type="float" office:value="11.5776" calcext:value-type="float">
            <text:p>11.5776</text:p>
          </table:table-cell>
          <table:table-cell office:value-type="float" office:value="11.96074" calcext:value-type="float">
            <text:p>11.96074</text:p>
          </table:table-cell>
          <table:table-cell office:value-type="float" office:value="0" calcext:value-type="float">
            <text:p>0</text:p>
          </table:table-cell>
          <table:table-cell office:value-type="float" office:value="156.2972" calcext:value-type="float">
            <text:p>156.2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1301" calcext:value-type="float">
            <text:p>2.6213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5" calcext:value-type="float">
            <text:p>22062005</text:p>
          </table:table-cell>
          <table:table-cell office:value-type="float" office:value="2.354795" calcext:value-type="float">
            <text:p>2.354795</text:p>
          </table:table-cell>
          <table:table-cell office:value-type="float" office:value="135.9274" calcext:value-type="float">
            <text:p>135.9274</text:p>
          </table:table-cell>
          <table:table-cell office:value-type="float" office:value="5" calcext:value-type="float">
            <text:p>5</text:p>
          </table:table-cell>
          <table:table-cell office:value-type="float" office:value="-0.8465325" calcext:value-type="float">
            <text:p>-0.8465325</text:p>
          </table:table-cell>
          <table:table-cell office:value-type="float" office:value="39.08881" calcext:value-type="float">
            <text:p>39.08881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6361" calcext:value-type="float">
            <text:p>0.00046361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104565" calcext:value-type="float">
            <text:p>0.0104565</text:p>
          </table:table-cell>
          <table:table-cell office:value-type="float" office:value="1166.774" calcext:value-type="float">
            <text:p>1166.774</text:p>
          </table:table-cell>
          <table:table-cell office:value-type="float" office:value="1.755499" calcext:value-type="float">
            <text:p>1.755499</text:p>
          </table:table-cell>
          <table:table-cell office:value-type="float" office:value="0" calcext:value-type="float">
            <text:p>0</text:p>
          </table:table-cell>
          <table:table-cell office:value-type="float" office:value="0.03115665" calcext:value-type="float">
            <text:p>0.03115665</text:p>
          </table:table-cell>
          <table:table-cell office:value-type="float" office:value="0.04685354" calcext:value-type="float">
            <text:p>0.04685354</text:p>
          </table:table-cell>
          <table:table-cell office:value-type="float" office:value="0.04057184" calcext:value-type="float">
            <text:p>0.04057184</text:p>
          </table:table-cell>
          <table:table-cell office:value-type="float" office:value="0.01091005" calcext:value-type="float">
            <text:p>0.01091005</text:p>
          </table:table-cell>
          <table:table-cell office:value-type="float" office:value="0.00966512" calcext:value-type="float">
            <text:p>0.00966512</text:p>
          </table:table-cell>
          <table:table-cell office:value-type="float" office:value="0.004974486" calcext:value-type="float">
            <text:p>0.004974486</text:p>
          </table:table-cell>
          <table:table-cell office:value-type="float" office:value="0.004883752" calcext:value-type="float">
            <text:p>0.004883752</text:p>
          </table:table-cell>
          <table:table-cell office:value-type="float" office:value="0.007698282" calcext:value-type="float">
            <text:p>0.007698282</text:p>
          </table:table-cell>
          <table:table-cell office:value-type="float" office:value="0.1503812" calcext:value-type="float">
            <text:p>0.1503812</text:p>
          </table:table-cell>
          <table:table-cell office:value-type="float" office:value="0.1533877" calcext:value-type="float">
            <text:p>0.1533877</text:p>
          </table:table-cell>
          <table:table-cell office:value-type="float" office:value="0.1623099" calcext:value-type="float">
            <text:p>0.1623099</text:p>
          </table:table-cell>
          <table:table-cell office:value-type="float" office:value="0.1699459" calcext:value-type="float">
            <text:p>0.1699459</text:p>
          </table:table-cell>
          <table:table-cell office:value-type="float" office:value="0.1835046" calcext:value-type="float">
            <text:p>0.1835046</text:p>
          </table:table-cell>
          <table:table-cell office:value-type="float" office:value="0.1874646" calcext:value-type="float">
            <text:p>0.1874646</text:p>
          </table:table-cell>
          <table:table-cell office:value-type="float" office:value="0" calcext:value-type="float">
            <text:p>0</text:p>
          </table:table-cell>
          <table:table-cell office:value-type="float" office:value="46.89813" calcext:value-type="float">
            <text:p>46.89813</text:p>
          </table:table-cell>
          <table:table-cell office:value-type="float" office:value="44.16773" calcext:value-type="float">
            <text:p>44.16773</text:p>
          </table:table-cell>
          <table:table-cell office:value-type="float" office:value="36.30674" calcext:value-type="float">
            <text:p>36.30674</text:p>
          </table:table-cell>
          <table:table-cell office:value-type="float" office:value="8.039442" calcext:value-type="float">
            <text:p>8.039442</text:p>
          </table:table-cell>
          <table:table-cell office:value-type="float" office:value="5.950685" calcext:value-type="float">
            <text:p>5.950685</text:p>
          </table:table-cell>
          <table:table-cell office:value-type="float" office:value="2.263062" calcext:value-type="float">
            <text:p>2.263062</text:p>
          </table:table-cell>
          <table:table-cell office:value-type="float" office:value="2.383474" calcext:value-type="float">
            <text:p>2.383474</text:p>
          </table:table-cell>
          <table:table-cell office:value-type="float" office:value="4.967368" calcext:value-type="float">
            <text:p>4.967368</text:p>
          </table:table-cell>
          <table:table-cell office:value-type="float" office:value="8.175446" calcext:value-type="float">
            <text:p>8.175446</text:p>
          </table:table-cell>
          <table:table-cell office:value-type="float" office:value="8.65155" calcext:value-type="float">
            <text:p>8.65155</text:p>
          </table:table-cell>
          <table:table-cell office:value-type="float" office:value="9.59825" calcext:value-type="float">
            <text:p>9.59825</text:p>
          </table:table-cell>
          <table:table-cell office:value-type="float" office:value="10.21206" calcext:value-type="float">
            <text:p>10.21206</text:p>
          </table:table-cell>
          <table:table-cell office:value-type="float" office:value="11.58008" calcext:value-type="float">
            <text:p>11.58008</text:p>
          </table:table-cell>
          <table:table-cell office:value-type="float" office:value="11.96306" calcext:value-type="float">
            <text:p>11.96306</text:p>
          </table:table-cell>
          <table:table-cell office:value-type="float" office:value="0" calcext:value-type="float">
            <text:p>0</text:p>
          </table:table-cell>
          <table:table-cell office:value-type="float" office:value="158.3864" calcext:value-type="float">
            <text:p>158.3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5475" calcext:value-type="float">
            <text:p>2.64547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5" calcext:value-type="float">
            <text:p>23062005</text:p>
          </table:table-cell>
          <table:table-cell office:value-type="float" office:value="2.334143" calcext:value-type="float">
            <text:p>2.334143</text:p>
          </table:table-cell>
          <table:table-cell office:value-type="float" office:value="135.9212" calcext:value-type="float">
            <text:p>135.9212</text:p>
          </table:table-cell>
          <table:table-cell office:value-type="float" office:value="5" calcext:value-type="float">
            <text:p>5</text:p>
          </table:table-cell>
          <table:table-cell office:value-type="float" office:value="-0.8902689" calcext:value-type="float">
            <text:p>-0.8902689</text:p>
          </table:table-cell>
          <table:table-cell office:value-type="float" office:value="39.08599" calcext:value-type="float">
            <text:p>39.08599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728389" calcext:value-type="float">
            <text:p>0.0004728389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1109679" calcext:value-type="float">
            <text:p>0.01109679</text:p>
          </table:table-cell>
          <table:table-cell office:value-type="float" office:value="1166.76" calcext:value-type="float">
            <text:p>1166.76</text:p>
          </table:table-cell>
          <table:table-cell office:value-type="float" office:value="1.743491" calcext:value-type="float">
            <text:p>1.743491</text:p>
          </table:table-cell>
          <table:table-cell office:value-type="float" office:value="0" calcext:value-type="float">
            <text:p>0</text:p>
          </table:table-cell>
          <table:table-cell office:value-type="float" office:value="0.03120803" calcext:value-type="float">
            <text:p>0.03120803</text:p>
          </table:table-cell>
          <table:table-cell office:value-type="float" office:value="0.04991329" calcext:value-type="float">
            <text:p>0.04991329</text:p>
          </table:table-cell>
          <table:table-cell office:value-type="float" office:value="0.04235001" calcext:value-type="float">
            <text:p>0.04235001</text:p>
          </table:table-cell>
          <table:table-cell office:value-type="float" office:value="0.01161978" calcext:value-type="float">
            <text:p>0.01161978</text:p>
          </table:table-cell>
          <table:table-cell office:value-type="float" office:value="0.01029477" calcext:value-type="float">
            <text:p>0.01029477</text:p>
          </table:table-cell>
          <table:table-cell office:value-type="float" office:value="0.00510313" calcext:value-type="float">
            <text:p>0.00510313</text:p>
          </table:table-cell>
          <table:table-cell office:value-type="float" office:value="0.004941268" calcext:value-type="float">
            <text:p>0.004941268</text:p>
          </table:table-cell>
          <table:table-cell office:value-type="float" office:value="0.007714245" calcext:value-type="float">
            <text:p>0.007714245</text:p>
          </table:table-cell>
          <table:table-cell office:value-type="float" office:value="0.1491014" calcext:value-type="float">
            <text:p>0.1491014</text:p>
          </table:table-cell>
          <table:table-cell office:value-type="float" office:value="0.1534966" calcext:value-type="float">
            <text:p>0.1534966</text:p>
          </table:table-cell>
          <table:table-cell office:value-type="float" office:value="0.1623842" calcext:value-type="float">
            <text:p>0.1623842</text:p>
          </table:table-cell>
          <table:table-cell office:value-type="float" office:value="0.1700044" calcext:value-type="float">
            <text:p>0.1700044</text:p>
          </table:table-cell>
          <table:table-cell office:value-type="float" office:value="0.1835371" calcext:value-type="float">
            <text:p>0.1835371</text:p>
          </table:table-cell>
          <table:table-cell office:value-type="float" office:value="0.187488" calcext:value-type="float">
            <text:p>0.187488</text:p>
          </table:table-cell>
          <table:table-cell office:value-type="float" office:value="0" calcext:value-type="float">
            <text:p>0</text:p>
          </table:table-cell>
          <table:table-cell office:value-type="float" office:value="46.88523" calcext:value-type="float">
            <text:p>46.88523</text:p>
          </table:table-cell>
          <table:table-cell office:value-type="float" office:value="44.06052" calcext:value-type="float">
            <text:p>44.06052</text:p>
          </table:table-cell>
          <table:table-cell office:value-type="float" office:value="36.2131" calcext:value-type="float">
            <text:p>36.2131</text:p>
          </table:table-cell>
          <table:table-cell office:value-type="float" office:value="8.020016" calcext:value-type="float">
            <text:p>8.020016</text:p>
          </table:table-cell>
          <table:table-cell office:value-type="float" office:value="5.93646" calcext:value-type="float">
            <text:p>5.93646</text:p>
          </table:table-cell>
          <table:table-cell office:value-type="float" office:value="2.259535" calcext:value-type="float">
            <text:p>2.259535</text:p>
          </table:table-cell>
          <table:table-cell office:value-type="float" office:value="2.379542" calcext:value-type="float">
            <text:p>2.379542</text:p>
          </table:table-cell>
          <table:table-cell office:value-type="float" office:value="4.954774" calcext:value-type="float">
            <text:p>4.954774</text:p>
          </table:table-cell>
          <table:table-cell office:value-type="float" office:value="8.18167" calcext:value-type="float">
            <text:p>8.18167</text:p>
          </table:table-cell>
          <table:table-cell office:value-type="float" office:value="8.657114" calcext:value-type="float">
            <text:p>8.657114</text:p>
          </table:table-cell>
          <table:table-cell office:value-type="float" office:value="9.602921" calcext:value-type="float">
            <text:p>9.602921</text:p>
          </table:table-cell>
          <table:table-cell office:value-type="float" office:value="10.21632" calcext:value-type="float">
            <text:p>10.21632</text:p>
          </table:table-cell>
          <table:table-cell office:value-type="float" office:value="11.58256" calcext:value-type="float">
            <text:p>11.58256</text:p>
          </table:table-cell>
          <table:table-cell office:value-type="float" office:value="11.96539" calcext:value-type="float">
            <text:p>11.96539</text:p>
          </table:table-cell>
          <table:table-cell office:value-type="float" office:value="0" calcext:value-type="float">
            <text:p>0</text:p>
          </table:table-cell>
          <table:table-cell office:value-type="float" office:value="161.4175" calcext:value-type="float">
            <text:p>161.4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1074" calcext:value-type="float">
            <text:p>2.6710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5" calcext:value-type="float">
            <text:p>24062005</text:p>
          </table:table-cell>
          <table:table-cell office:value-type="float" office:value="2.311845" calcext:value-type="float">
            <text:p>2.311845</text:p>
          </table:table-cell>
          <table:table-cell office:value-type="float" office:value="135.9162" calcext:value-type="float">
            <text:p>135.9162</text:p>
          </table:table-cell>
          <table:table-cell office:value-type="float" office:value="5" calcext:value-type="float">
            <text:p>5</text:p>
          </table:table-cell>
          <table:table-cell office:value-type="float" office:value="-0.9370975" calcext:value-type="float">
            <text:p>-0.9370975</text:p>
          </table:table-cell>
          <table:table-cell office:value-type="float" office:value="39.08055" calcext:value-type="float">
            <text:p>39.08055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791671" calcext:value-type="float">
            <text:p>0.0004791671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1163245" calcext:value-type="float">
            <text:p>0.01163245</text:p>
          </table:table-cell>
          <table:table-cell office:value-type="float" office:value="1166.746" calcext:value-type="float">
            <text:p>1166.746</text:p>
          </table:table-cell>
          <table:table-cell office:value-type="float" office:value="1.722531" calcext:value-type="float">
            <text:p>1.722531</text:p>
          </table:table-cell>
          <table:table-cell office:value-type="float" office:value="0" calcext:value-type="float">
            <text:p>0</text:p>
          </table:table-cell>
          <table:table-cell office:value-type="float" office:value="0.02736812" calcext:value-type="float">
            <text:p>0.02736812</text:p>
          </table:table-cell>
          <table:table-cell office:value-type="float" office:value="0.07569347" calcext:value-type="float">
            <text:p>0.07569347</text:p>
          </table:table-cell>
          <table:table-cell office:value-type="float" office:value="0.03721412" calcext:value-type="float">
            <text:p>0.03721412</text:p>
          </table:table-cell>
          <table:table-cell office:value-type="float" office:value="0.01033761" calcext:value-type="float">
            <text:p>0.01033761</text:p>
          </table:table-cell>
          <table:table-cell office:value-type="float" office:value="0.009511739" calcext:value-type="float">
            <text:p>0.009511739</text:p>
          </table:table-cell>
          <table:table-cell office:value-type="float" office:value="0.005008556" calcext:value-type="float">
            <text:p>0.005008556</text:p>
          </table:table-cell>
          <table:table-cell office:value-type="float" office:value="0.004795687" calcext:value-type="float">
            <text:p>0.004795687</text:p>
          </table:table-cell>
          <table:table-cell office:value-type="float" office:value="0.007700069" calcext:value-type="float">
            <text:p>0.007700069</text:p>
          </table:table-cell>
          <table:table-cell office:value-type="float" office:value="0.1462867" calcext:value-type="float">
            <text:p>0.1462867</text:p>
          </table:table-cell>
          <table:table-cell office:value-type="float" office:value="0.1536102" calcext:value-type="float">
            <text:p>0.1536102</text:p>
          </table:table-cell>
          <table:table-cell office:value-type="float" office:value="0.1624576" calcext:value-type="float">
            <text:p>0.1624576</text:p>
          </table:table-cell>
          <table:table-cell office:value-type="float" office:value="0.1700677" calcext:value-type="float">
            <text:p>0.1700677</text:p>
          </table:table-cell>
          <table:table-cell office:value-type="float" office:value="0.1835626" calcext:value-type="float">
            <text:p>0.1835626</text:p>
          </table:table-cell>
          <table:table-cell office:value-type="float" office:value="0.1875113" calcext:value-type="float">
            <text:p>0.1875113</text:p>
          </table:table-cell>
          <table:table-cell office:value-type="float" office:value="0" calcext:value-type="float">
            <text:p>0</text:p>
          </table:table-cell>
          <table:table-cell office:value-type="float" office:value="46.75707" calcext:value-type="float">
            <text:p>46.75707</text:p>
          </table:table-cell>
          <table:table-cell office:value-type="float" office:value="43.91981" calcext:value-type="float">
            <text:p>43.91981</text:p>
          </table:table-cell>
          <table:table-cell office:value-type="float" office:value="36.12263" calcext:value-type="float">
            <text:p>36.12263</text:p>
          </table:table-cell>
          <table:table-cell office:value-type="float" office:value="8.001045" calcext:value-type="float">
            <text:p>8.001045</text:p>
          </table:table-cell>
          <table:table-cell office:value-type="float" office:value="5.922778" calcext:value-type="float">
            <text:p>5.922778</text:p>
          </table:table-cell>
          <table:table-cell office:value-type="float" office:value="2.256109" calcext:value-type="float">
            <text:p>2.256109</text:p>
          </table:table-cell>
          <table:table-cell office:value-type="float" office:value="2.375382" calcext:value-type="float">
            <text:p>2.375382</text:p>
          </table:table-cell>
          <table:table-cell office:value-type="float" office:value="4.942273" calcext:value-type="float">
            <text:p>4.942273</text:p>
          </table:table-cell>
          <table:table-cell office:value-type="float" office:value="8.187321" calcext:value-type="float">
            <text:p>8.187321</text:p>
          </table:table-cell>
          <table:table-cell office:value-type="float" office:value="8.662659" calcext:value-type="float">
            <text:p>8.662659</text:p>
          </table:table-cell>
          <table:table-cell office:value-type="float" office:value="9.607559" calcext:value-type="float">
            <text:p>9.607559</text:p>
          </table:table-cell>
          <table:table-cell office:value-type="float" office:value="10.22055" calcext:value-type="float">
            <text:p>10.22055</text:p>
          </table:table-cell>
          <table:table-cell office:value-type="float" office:value="11.58504" calcext:value-type="float">
            <text:p>11.58504</text:p>
          </table:table-cell>
          <table:table-cell office:value-type="float" office:value="11.9677" calcext:value-type="float">
            <text:p>11.9677</text:p>
          </table:table-cell>
          <table:table-cell office:value-type="float" office:value="0" calcext:value-type="float">
            <text:p>0</text:p>
          </table:table-cell>
          <table:table-cell office:value-type="float" office:value="29.39323" calcext:value-type="float">
            <text:p>29.39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7234" calcext:value-type="float">
            <text:p>2.69723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5" calcext:value-type="float">
            <text:p>25062005</text:p>
          </table:table-cell>
          <table:table-cell office:value-type="float" office:value="2.2937" calcext:value-type="float">
            <text:p>2.2937</text:p>
          </table:table-cell>
          <table:table-cell office:value-type="float" office:value="135.9129" calcext:value-type="float">
            <text:p>135.9129</text:p>
          </table:table-cell>
          <table:table-cell office:value-type="float" office:value="5" calcext:value-type="float">
            <text:p>5</text:p>
          </table:table-cell>
          <table:table-cell office:value-type="float" office:value="-0.9838601" calcext:value-type="float">
            <text:p>-0.9838601</text:p>
          </table:table-cell>
          <table:table-cell office:value-type="float" office:value="39.0717" calcext:value-type="float">
            <text:p>39.0717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791925" calcext:value-type="float">
            <text:p>0.0004791925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116443" calcext:value-type="float">
            <text:p>0.0116443</text:p>
          </table:table-cell>
          <table:table-cell office:value-type="float" office:value="1166.731" calcext:value-type="float">
            <text:p>1166.731</text:p>
          </table:table-cell>
          <table:table-cell office:value-type="float" office:value="1.71692" calcext:value-type="float">
            <text:p>1.71692</text:p>
          </table:table-cell>
          <table:table-cell office:value-type="float" office:value="0" calcext:value-type="float">
            <text:p>0</text:p>
          </table:table-cell>
          <table:table-cell office:value-type="float" office:value="0.02939382" calcext:value-type="float">
            <text:p>0.02939382</text:p>
          </table:table-cell>
          <table:table-cell office:value-type="float" office:value="0.03486866" calcext:value-type="float">
            <text:p>0.03486866</text:p>
          </table:table-cell>
          <table:table-cell office:value-type="float" office:value="0.03158005" calcext:value-type="float">
            <text:p>0.03158005</text:p>
          </table:table-cell>
          <table:table-cell office:value-type="float" office:value="0.009495999" calcext:value-type="float">
            <text:p>0.009495999</text:p>
          </table:table-cell>
          <table:table-cell office:value-type="float" office:value="0.008611356" calcext:value-type="float">
            <text:p>0.008611356</text:p>
          </table:table-cell>
          <table:table-cell office:value-type="float" office:value="0.00476008" calcext:value-type="float">
            <text:p>0.00476008</text:p>
          </table:table-cell>
          <table:table-cell office:value-type="float" office:value="0.00477297" calcext:value-type="float">
            <text:p>0.00477297</text:p>
          </table:table-cell>
          <table:table-cell office:value-type="float" office:value="0.00767832" calcext:value-type="float">
            <text:p>0.00767832</text:p>
          </table:table-cell>
          <table:table-cell office:value-type="float" office:value="0.1383355" calcext:value-type="float">
            <text:p>0.1383355</text:p>
          </table:table-cell>
          <table:table-cell office:value-type="float" office:value="0.1537143" calcext:value-type="float">
            <text:p>0.1537143</text:p>
          </table:table-cell>
          <table:table-cell office:value-type="float" office:value="0.1625249" calcext:value-type="float">
            <text:p>0.1625249</text:p>
          </table:table-cell>
          <table:table-cell office:value-type="float" office:value="0.170126" calcext:value-type="float">
            <text:p>0.170126</text:p>
          </table:table-cell>
          <table:table-cell office:value-type="float" office:value="0.1835969" calcext:value-type="float">
            <text:p>0.1835969</text:p>
          </table:table-cell>
          <table:table-cell office:value-type="float" office:value="0.1875346" calcext:value-type="float">
            <text:p>0.1875346</text:p>
          </table:table-cell>
          <table:table-cell office:value-type="float" office:value="0" calcext:value-type="float">
            <text:p>0</text:p>
          </table:table-cell>
          <table:table-cell office:value-type="float" office:value="46.59054" calcext:value-type="float">
            <text:p>46.59054</text:p>
          </table:table-cell>
          <table:table-cell office:value-type="float" office:value="43.74067" calcext:value-type="float">
            <text:p>43.74067</text:p>
          </table:table-cell>
          <table:table-cell office:value-type="float" office:value="36.01625" calcext:value-type="float">
            <text:p>36.01625</text:p>
          </table:table-cell>
          <table:table-cell office:value-type="float" office:value="7.980965" calcext:value-type="float">
            <text:p>7.980965</text:p>
          </table:table-cell>
          <table:table-cell office:value-type="float" office:value="5.908392" calcext:value-type="float">
            <text:p>5.908392</text:p>
          </table:table-cell>
          <table:table-cell office:value-type="float" office:value="2.252591" calcext:value-type="float">
            <text:p>2.252591</text:p>
          </table:table-cell>
          <table:table-cell office:value-type="float" office:value="2.371183" calcext:value-type="float">
            <text:p>2.371183</text:p>
          </table:table-cell>
          <table:table-cell office:value-type="float" office:value="4.929684" calcext:value-type="float">
            <text:p>4.929684</text:p>
          </table:table-cell>
          <table:table-cell office:value-type="float" office:value="8.191912" calcext:value-type="float">
            <text:p>8.191912</text:p>
          </table:table-cell>
          <table:table-cell office:value-type="float" office:value="8.668201" calcext:value-type="float">
            <text:p>8.668201</text:p>
          </table:table-cell>
          <table:table-cell office:value-type="float" office:value="9.612198" calcext:value-type="float">
            <text:p>9.612198</text:p>
          </table:table-cell>
          <table:table-cell office:value-type="float" office:value="10.22474" calcext:value-type="float">
            <text:p>10.22474</text:p>
          </table:table-cell>
          <table:table-cell office:value-type="float" office:value="11.58752" calcext:value-type="float">
            <text:p>11.58752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79.36626" calcext:value-type="float">
            <text:p>79.36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7635" calcext:value-type="float">
            <text:p>2.71763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5" calcext:value-type="float">
            <text:p>26062005</text:p>
          </table:table-cell>
          <table:table-cell office:value-type="float" office:value="2.27727" calcext:value-type="float">
            <text:p>2.27727</text:p>
          </table:table-cell>
          <table:table-cell office:value-type="float" office:value="135.9084" calcext:value-type="float">
            <text:p>135.9084</text:p>
          </table:table-cell>
          <table:table-cell office:value-type="float" office:value="5" calcext:value-type="float">
            <text:p>5</text:p>
          </table:table-cell>
          <table:table-cell office:value-type="float" office:value="-1.029063" calcext:value-type="float">
            <text:p>-1.029063</text:p>
          </table:table-cell>
          <table:table-cell office:value-type="float" office:value="39.06426" calcext:value-type="float">
            <text:p>39.06426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79223" calcext:value-type="float">
            <text:p>0.000479223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1165858" calcext:value-type="float">
            <text:p>0.01165858</text:p>
          </table:table-cell>
          <table:table-cell office:value-type="float" office:value="1166.716" calcext:value-type="float">
            <text:p>1166.716</text:p>
          </table:table-cell>
          <table:table-cell office:value-type="float" office:value="1.713455" calcext:value-type="float">
            <text:p>1.713455</text:p>
          </table:table-cell>
          <table:table-cell office:value-type="float" office:value="0" calcext:value-type="float">
            <text:p>0</text:p>
          </table:table-cell>
          <table:table-cell office:value-type="float" office:value="0.04418637" calcext:value-type="float">
            <text:p>0.04418637</text:p>
          </table:table-cell>
          <table:table-cell office:value-type="float" office:value="0.0413763" calcext:value-type="float">
            <text:p>0.0413763</text:p>
          </table:table-cell>
          <table:table-cell office:value-type="float" office:value="0.03702478" calcext:value-type="float">
            <text:p>0.03702478</text:p>
          </table:table-cell>
          <table:table-cell office:value-type="float" office:value="0.01009795" calcext:value-type="float">
            <text:p>0.01009795</text:p>
          </table:table-cell>
          <table:table-cell office:value-type="float" office:value="0.009037494" calcext:value-type="float">
            <text:p>0.009037494</text:p>
          </table:table-cell>
          <table:table-cell office:value-type="float" office:value="0.004814998" calcext:value-type="float">
            <text:p>0.004814998</text:p>
          </table:table-cell>
          <table:table-cell office:value-type="float" office:value="0.004789408" calcext:value-type="float">
            <text:p>0.004789408</text:p>
          </table:table-cell>
          <table:table-cell office:value-type="float" office:value="0.007652821" calcext:value-type="float">
            <text:p>0.007652821</text:p>
          </table:table-cell>
          <table:table-cell office:value-type="float" office:value="0.1230916" calcext:value-type="float">
            <text:p>0.1230916</text:p>
          </table:table-cell>
          <table:table-cell office:value-type="float" office:value="0.1538052" calcext:value-type="float">
            <text:p>0.1538052</text:p>
          </table:table-cell>
          <table:table-cell office:value-type="float" office:value="0.1625869" calcext:value-type="float">
            <text:p>0.1625869</text:p>
          </table:table-cell>
          <table:table-cell office:value-type="float" office:value="0.1701816" calcext:value-type="float">
            <text:p>0.1701816</text:p>
          </table:table-cell>
          <table:table-cell office:value-type="float" office:value="0.183627" calcext:value-type="float">
            <text:p>0.183627</text:p>
          </table:table-cell>
          <table:table-cell office:value-type="float" office:value="0.1875579" calcext:value-type="float">
            <text:p>0.1875579</text:p>
          </table:table-cell>
          <table:table-cell office:value-type="float" office:value="0" calcext:value-type="float">
            <text:p>0</text:p>
          </table:table-cell>
          <table:table-cell office:value-type="float" office:value="46.53806" calcext:value-type="float">
            <text:p>46.53806</text:p>
          </table:table-cell>
          <table:table-cell office:value-type="float" office:value="43.60318" calcext:value-type="float">
            <text:p>43.60318</text:p>
          </table:table-cell>
          <table:table-cell office:value-type="float" office:value="35.90796" calcext:value-type="float">
            <text:p>35.90796</text:p>
          </table:table-cell>
          <table:table-cell office:value-type="float" office:value="7.960122" calcext:value-type="float">
            <text:p>7.960122</text:p>
          </table:table-cell>
          <table:table-cell office:value-type="float" office:value="5.893727" calcext:value-type="float">
            <text:p>5.893727</text:p>
          </table:table-cell>
          <table:table-cell office:value-type="float" office:value="2.24905" calcext:value-type="float">
            <text:p>2.24905</text:p>
          </table:table-cell>
          <table:table-cell office:value-type="float" office:value="2.367175" calcext:value-type="float">
            <text:p>2.367175</text:p>
          </table:table-cell>
          <table:table-cell office:value-type="float" office:value="4.917143" calcext:value-type="float">
            <text:p>4.917143</text:p>
          </table:table-cell>
          <table:table-cell office:value-type="float" office:value="8.193772" calcext:value-type="float">
            <text:p>8.193772</text:p>
          </table:table-cell>
          <table:table-cell office:value-type="float" office:value="8.673745" calcext:value-type="float">
            <text:p>8.673745</text:p>
          </table:table-cell>
          <table:table-cell office:value-type="float" office:value="9.616836" calcext:value-type="float">
            <text:p>9.616836</text:p>
          </table:table-cell>
          <table:table-cell office:value-type="float" office:value="10.22892" calcext:value-type="float">
            <text:p>10.22892</text:p>
          </table:table-cell>
          <table:table-cell office:value-type="float" office:value="11.59" calcext:value-type="float">
            <text:p>11.59</text:p>
          </table:table-cell>
          <table:table-cell office:value-type="float" office:value="11.97231" calcext:value-type="float">
            <text:p>11.97231</text:p>
          </table:table-cell>
          <table:table-cell office:value-type="float" office:value="0" calcext:value-type="float">
            <text:p>0</text:p>
          </table:table-cell>
          <table:table-cell office:value-type="float" office:value="116.6978" calcext:value-type="float">
            <text:p>116.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7652" calcext:value-type="float">
            <text:p>2.7376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5" calcext:value-type="float">
            <text:p>27062005</text:p>
          </table:table-cell>
          <table:table-cell office:value-type="float" office:value="2.26112" calcext:value-type="float">
            <text:p>2.26112</text:p>
          </table:table-cell>
          <table:table-cell office:value-type="float" office:value="135.9037" calcext:value-type="float">
            <text:p>135.9037</text:p>
          </table:table-cell>
          <table:table-cell office:value-type="float" office:value="5" calcext:value-type="float">
            <text:p>5</text:p>
          </table:table-cell>
          <table:table-cell office:value-type="float" office:value="-1.075828" calcext:value-type="float">
            <text:p>-1.075828</text:p>
          </table:table-cell>
          <table:table-cell office:value-type="float" office:value="39.05632" calcext:value-type="float">
            <text:p>39.05632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792569" calcext:value-type="float">
            <text:p>0.0004792569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116748" calcext:value-type="float">
            <text:p>0.0116748</text:p>
          </table:table-cell>
          <table:table-cell office:value-type="float" office:value="1166.7" calcext:value-type="float">
            <text:p>1166.7</text:p>
          </table:table-cell>
          <table:table-cell office:value-type="float" office:value="1.710051" calcext:value-type="float">
            <text:p>1.710051</text:p>
          </table:table-cell>
          <table:table-cell office:value-type="float" office:value="0" calcext:value-type="float">
            <text:p>0</text:p>
          </table:table-cell>
          <table:table-cell office:value-type="float" office:value="0.03578876" calcext:value-type="float">
            <text:p>0.03578876</text:p>
          </table:table-cell>
          <table:table-cell office:value-type="float" office:value="0.03786511" calcext:value-type="float">
            <text:p>0.03786511</text:p>
          </table:table-cell>
          <table:table-cell office:value-type="float" office:value="0.03392813" calcext:value-type="float">
            <text:p>0.03392813</text:p>
          </table:table-cell>
          <table:table-cell office:value-type="float" office:value="0.009511718" calcext:value-type="float">
            <text:p>0.009511718</text:p>
          </table:table-cell>
          <table:table-cell office:value-type="float" office:value="0.008651463" calcext:value-type="float">
            <text:p>0.008651463</text:p>
          </table:table-cell>
          <table:table-cell office:value-type="float" office:value="0.004773356" calcext:value-type="float">
            <text:p>0.004773356</text:p>
          </table:table-cell>
          <table:table-cell office:value-type="float" office:value="0.004791635" calcext:value-type="float">
            <text:p>0.004791635</text:p>
          </table:table-cell>
          <table:table-cell office:value-type="float" office:value="0.007653307" calcext:value-type="float">
            <text:p>0.007653307</text:p>
          </table:table-cell>
          <table:table-cell office:value-type="float" office:value="0.1084782" calcext:value-type="float">
            <text:p>0.1084782</text:p>
          </table:table-cell>
          <table:table-cell office:value-type="float" office:value="0.1538865" calcext:value-type="float">
            <text:p>0.1538865</text:p>
          </table:table-cell>
          <table:table-cell office:value-type="float" office:value="0.1626471" calcext:value-type="float">
            <text:p>0.1626471</text:p>
          </table:table-cell>
          <table:table-cell office:value-type="float" office:value="0.1702388" calcext:value-type="float">
            <text:p>0.1702388</text:p>
          </table:table-cell>
          <table:table-cell office:value-type="float" office:value="0.1836559" calcext:value-type="float">
            <text:p>0.1836559</text:p>
          </table:table-cell>
          <table:table-cell office:value-type="float" office:value="0.1875812" calcext:value-type="float">
            <text:p>0.1875812</text:p>
          </table:table-cell>
          <table:table-cell office:value-type="float" office:value="0" calcext:value-type="float">
            <text:p>0</text:p>
          </table:table-cell>
          <table:table-cell office:value-type="float" office:value="46.46724" calcext:value-type="float">
            <text:p>46.46724</text:p>
          </table:table-cell>
          <table:table-cell office:value-type="float" office:value="43.48096" calcext:value-type="float">
            <text:p>43.48096</text:p>
          </table:table-cell>
          <table:table-cell office:value-type="float" office:value="35.81053" calcext:value-type="float">
            <text:p>35.81053</text:p>
          </table:table-cell>
          <table:table-cell office:value-type="float" office:value="7.940288" calcext:value-type="float">
            <text:p>7.940288</text:p>
          </table:table-cell>
          <table:table-cell office:value-type="float" office:value="5.87948" calcext:value-type="float">
            <text:p>5.87948</text:p>
          </table:table-cell>
          <table:table-cell office:value-type="float" office:value="2.245581" calcext:value-type="float">
            <text:p>2.245581</text:p>
          </table:table-cell>
          <table:table-cell office:value-type="float" office:value="2.363258" calcext:value-type="float">
            <text:p>2.363258</text:p>
          </table:table-cell>
          <table:table-cell office:value-type="float" office:value="4.904686" calcext:value-type="float">
            <text:p>4.904686</text:p>
          </table:table-cell>
          <table:table-cell office:value-type="float" office:value="8.192345" calcext:value-type="float">
            <text:p>8.192345</text:p>
          </table:table-cell>
          <table:table-cell office:value-type="float" office:value="8.679287" calcext:value-type="float">
            <text:p>8.679287</text:p>
          </table:table-cell>
          <table:table-cell office:value-type="float" office:value="9.621474" calcext:value-type="float">
            <text:p>9.621474</text:p>
          </table:table-cell>
          <table:table-cell office:value-type="float" office:value="10.23311" calcext:value-type="float">
            <text:p>10.23311</text:p>
          </table:table-cell>
          <table:table-cell office:value-type="float" office:value="11.59248" calcext:value-type="float">
            <text:p>11.59248</text:p>
          </table:table-cell>
          <table:table-cell office:value-type="float" office:value="11.97462" calcext:value-type="float">
            <text:p>11.97462</text:p>
          </table:table-cell>
          <table:table-cell office:value-type="float" office:value="0" calcext:value-type="float">
            <text:p>0</text:p>
          </table:table-cell>
          <table:table-cell office:value-type="float" office:value="128.3473" calcext:value-type="float">
            <text:p>128.3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7577" calcext:value-type="float">
            <text:p>2.75757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5" calcext:value-type="float">
            <text:p>28062005</text:p>
          </table:table-cell>
          <table:table-cell office:value-type="float" office:value="2.245181" calcext:value-type="float">
            <text:p>2.245181</text:p>
          </table:table-cell>
          <table:table-cell office:value-type="float" office:value="135.8983" calcext:value-type="float">
            <text:p>135.8983</text:p>
          </table:table-cell>
          <table:table-cell office:value-type="float" office:value="5" calcext:value-type="float">
            <text:p>5</text:p>
          </table:table-cell>
          <table:table-cell office:value-type="float" office:value="-1.122295" calcext:value-type="float">
            <text:p>-1.122295</text:p>
          </table:table-cell>
          <table:table-cell office:value-type="float" office:value="39.04854" calcext:value-type="float">
            <text:p>39.04854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79296" calcext:value-type="float">
            <text:p>0.000479296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1169257" calcext:value-type="float">
            <text:p>0.01169257</text:p>
          </table:table-cell>
          <table:table-cell office:value-type="float" office:value="1166.684" calcext:value-type="float">
            <text:p>1166.684</text:p>
          </table:table-cell>
          <table:table-cell office:value-type="float" office:value="1.701727" calcext:value-type="float">
            <text:p>1.701727</text:p>
          </table:table-cell>
          <table:table-cell office:value-type="float" office:value="0" calcext:value-type="float">
            <text:p>0</text:p>
          </table:table-cell>
          <table:table-cell office:value-type="float" office:value="0.04029569" calcext:value-type="float">
            <text:p>0.04029569</text:p>
          </table:table-cell>
          <table:table-cell office:value-type="float" office:value="0.04505204" calcext:value-type="float">
            <text:p>0.04505204</text:p>
          </table:table-cell>
          <table:table-cell office:value-type="float" office:value="0.0393092" calcext:value-type="float">
            <text:p>0.0393092</text:p>
          </table:table-cell>
          <table:table-cell office:value-type="float" office:value="0.010803" calcext:value-type="float">
            <text:p>0.010803</text:p>
          </table:table-cell>
          <table:table-cell office:value-type="float" office:value="0.009581164" calcext:value-type="float">
            <text:p>0.009581164</text:p>
          </table:table-cell>
          <table:table-cell office:value-type="float" office:value="0.00487968" calcext:value-type="float">
            <text:p>0.00487968</text:p>
          </table:table-cell>
          <table:table-cell office:value-type="float" office:value="0.004806319" calcext:value-type="float">
            <text:p>0.004806319</text:p>
          </table:table-cell>
          <table:table-cell office:value-type="float" office:value="0.007642328" calcext:value-type="float">
            <text:p>0.007642328</text:p>
          </table:table-cell>
          <table:table-cell office:value-type="float" office:value="0.09697523" calcext:value-type="float">
            <text:p>0.09697523</text:p>
          </table:table-cell>
          <table:table-cell office:value-type="float" office:value="0.1539646" calcext:value-type="float">
            <text:p>0.1539646</text:p>
          </table:table-cell>
          <table:table-cell office:value-type="float" office:value="0.1627055" calcext:value-type="float">
            <text:p>0.1627055</text:p>
          </table:table-cell>
          <table:table-cell office:value-type="float" office:value="0.1702928" calcext:value-type="float">
            <text:p>0.1702928</text:p>
          </table:table-cell>
          <table:table-cell office:value-type="float" office:value="0.1836843" calcext:value-type="float">
            <text:p>0.1836843</text:p>
          </table:table-cell>
          <table:table-cell office:value-type="float" office:value="0.1876045" calcext:value-type="float">
            <text:p>0.1876045</text:p>
          </table:table-cell>
          <table:table-cell office:value-type="float" office:value="0" calcext:value-type="float">
            <text:p>0</text:p>
          </table:table-cell>
          <table:table-cell office:value-type="float" office:value="46.44311" calcext:value-type="float">
            <text:p>46.44311</text:p>
          </table:table-cell>
          <table:table-cell office:value-type="float" office:value="43.37298" calcext:value-type="float">
            <text:p>43.37298</text:p>
          </table:table-cell>
          <table:table-cell office:value-type="float" office:value="35.71986" calcext:value-type="float">
            <text:p>35.71986</text:p>
          </table:table-cell>
          <table:table-cell office:value-type="float" office:value="7.921566" calcext:value-type="float">
            <text:p>7.921566</text:p>
          </table:table-cell>
          <table:table-cell office:value-type="float" office:value="5.865804" calcext:value-type="float">
            <text:p>5.865804</text:p>
          </table:table-cell>
          <table:table-cell office:value-type="float" office:value="2.242154" calcext:value-type="float">
            <text:p>2.242154</text:p>
          </table:table-cell>
          <table:table-cell office:value-type="float" office:value="2.35939" calcext:value-type="float">
            <text:p>2.35939</text:p>
          </table:table-cell>
          <table:table-cell office:value-type="float" office:value="4.892312" calcext:value-type="float">
            <text:p>4.892312</text:p>
          </table:table-cell>
          <table:table-cell office:value-type="float" office:value="8.188169" calcext:value-type="float">
            <text:p>8.188169</text:p>
          </table:table-cell>
          <table:table-cell office:value-type="float" office:value="8.684831" calcext:value-type="float">
            <text:p>8.684831</text:p>
          </table:table-cell>
          <table:table-cell office:value-type="float" office:value="9.626113" calcext:value-type="float">
            <text:p>9.626113</text:p>
          </table:table-cell>
          <table:table-cell office:value-type="float" office:value="10.2373" calcext:value-type="float">
            <text:p>10.2373</text:p>
          </table:table-cell>
          <table:table-cell office:value-type="float" office:value="11.59496" calcext:value-type="float">
            <text:p>11.59496</text:p>
          </table:table-cell>
          <table:table-cell office:value-type="float" office:value="11.97689" calcext:value-type="float">
            <text:p>11.97689</text:p>
          </table:table-cell>
          <table:table-cell office:value-type="float" office:value="0" calcext:value-type="float">
            <text:p>0</text:p>
          </table:table-cell>
          <table:table-cell office:value-type="float" office:value="141.5246" calcext:value-type="float">
            <text:p>141.5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77864" calcext:value-type="float">
            <text:p>2.7778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5" calcext:value-type="float">
            <text:p>29062005</text:p>
          </table:table-cell>
          <table:table-cell office:value-type="float" office:value="2.228828" calcext:value-type="float">
            <text:p>2.228828</text:p>
          </table:table-cell>
          <table:table-cell office:value-type="float" office:value="135.8923" calcext:value-type="float">
            <text:p>135.8923</text:p>
          </table:table-cell>
          <table:table-cell office:value-type="float" office:value="5" calcext:value-type="float">
            <text:p>5</text:p>
          </table:table-cell>
          <table:table-cell office:value-type="float" office:value="-1.169797" calcext:value-type="float">
            <text:p>-1.169797</text:p>
          </table:table-cell>
          <table:table-cell office:value-type="float" office:value="39.04094" calcext:value-type="float">
            <text:p>39.04094</text:p>
          </table:table-cell>
          <table:table-cell office:value-type="float" office:value="0.01677547" calcext:value-type="float">
            <text:p>0.01677547</text:p>
          </table:table-cell>
          <table:table-cell office:value-type="float" office:value="0.0004793351" calcext:value-type="float">
            <text:p>0.0004793351</text:p>
          </table:table-cell>
          <table:table-cell office:value-type="float" office:value="0.0215681" calcext:value-type="float">
            <text:p>0.0215681</text:p>
          </table:table-cell>
          <table:table-cell office:value-type="float" office:value="0.01171154" calcext:value-type="float">
            <text:p>0.01171154</text:p>
          </table:table-cell>
          <table:table-cell office:value-type="float" office:value="1166.668" calcext:value-type="float">
            <text:p>1166.668</text:p>
          </table:table-cell>
          <table:table-cell office:value-type="float" office:value="1.690779" calcext:value-type="float">
            <text:p>1.690779</text:p>
          </table:table-cell>
          <table:table-cell office:value-type="float" office:value="0" calcext:value-type="float">
            <text:p>0</text:p>
          </table:table-cell>
          <table:table-cell office:value-type="float" office:value="0.03182732" calcext:value-type="float">
            <text:p>0.03182732</text:p>
          </table:table-cell>
          <table:table-cell office:value-type="float" office:value="0.04331733" calcext:value-type="float">
            <text:p>0.04331733</text:p>
          </table:table-cell>
          <table:table-cell office:value-type="float" office:value="0.03848715" calcext:value-type="float">
            <text:p>0.03848715</text:p>
          </table:table-cell>
          <table:table-cell office:value-type="float" office:value="0.01094152" calcext:value-type="float">
            <text:p>0.01094152</text:p>
          </table:table-cell>
          <table:table-cell office:value-type="float" office:value="0.009813621" calcext:value-type="float">
            <text:p>0.009813621</text:p>
          </table:table-cell>
          <table:table-cell office:value-type="float" office:value="0.00496963" calcext:value-type="float">
            <text:p>0.00496963</text:p>
          </table:table-cell>
          <table:table-cell office:value-type="float" office:value="0.004846564" calcext:value-type="float">
            <text:p>0.004846564</text:p>
          </table:table-cell>
          <table:table-cell office:value-type="float" office:value="0.007652135" calcext:value-type="float">
            <text:p>0.007652135</text:p>
          </table:table-cell>
          <table:table-cell office:value-type="float" office:value="0.08902075" calcext:value-type="float">
            <text:p>0.08902075</text:p>
          </table:table-cell>
          <table:table-cell office:value-type="float" office:value="0.1536977" calcext:value-type="float">
            <text:p>0.1536977</text:p>
          </table:table-cell>
          <table:table-cell office:value-type="float" office:value="0.1627628" calcext:value-type="float">
            <text:p>0.1627628</text:p>
          </table:table-cell>
          <table:table-cell office:value-type="float" office:value="0.1703474" calcext:value-type="float">
            <text:p>0.1703474</text:p>
          </table:table-cell>
          <table:table-cell office:value-type="float" office:value="0.1837126" calcext:value-type="float">
            <text:p>0.1837126</text:p>
          </table:table-cell>
          <table:table-cell office:value-type="float" office:value="0.1876278" calcext:value-type="float">
            <text:p>0.1876278</text:p>
          </table:table-cell>
          <table:table-cell office:value-type="float" office:value="0" calcext:value-type="float">
            <text:p>0</text:p>
          </table:table-cell>
          <table:table-cell office:value-type="float" office:value="46.41924" calcext:value-type="float">
            <text:p>46.41924</text:p>
          </table:table-cell>
          <table:table-cell office:value-type="float" office:value="43.28067" calcext:value-type="float">
            <text:p>43.28067</text:p>
          </table:table-cell>
          <table:table-cell office:value-type="float" office:value="35.6372" calcext:value-type="float">
            <text:p>35.6372</text:p>
          </table:table-cell>
          <table:table-cell office:value-type="float" office:value="7.904435" calcext:value-type="float">
            <text:p>7.904435</text:p>
          </table:table-cell>
          <table:table-cell office:value-type="float" office:value="5.853079" calcext:value-type="float">
            <text:p>5.853079</text:p>
          </table:table-cell>
          <table:table-cell office:value-type="float" office:value="2.238851" calcext:value-type="float">
            <text:p>2.238851</text:p>
          </table:table-cell>
          <table:table-cell office:value-type="float" office:value="2.355594" calcext:value-type="float">
            <text:p>2.355594</text:p>
          </table:table-cell>
          <table:table-cell office:value-type="float" office:value="4.880023" calcext:value-type="float">
            <text:p>4.880023</text:p>
          </table:table-cell>
          <table:table-cell office:value-type="float" office:value="8.181924" calcext:value-type="float">
            <text:p>8.181924</text:p>
          </table:table-cell>
          <table:table-cell office:value-type="float" office:value="8.690339" calcext:value-type="float">
            <text:p>8.690339</text:p>
          </table:table-cell>
          <table:table-cell office:value-type="float" office:value="9.630751" calcext:value-type="float">
            <text:p>9.630751</text:p>
          </table:table-cell>
          <table:table-cell office:value-type="float" office:value="10.24148" calcext:value-type="float">
            <text:p>10.24148</text:p>
          </table:table-cell>
          <table:table-cell office:value-type="float" office:value="11.59744" calcext:value-type="float">
            <text:p>11.59744</text:p>
          </table:table-cell>
          <table:table-cell office:value-type="float" office:value="11.97919" calcext:value-type="float">
            <text:p>11.97919</text:p>
          </table:table-cell>
          <table:table-cell office:value-type="float" office:value="0" calcext:value-type="float">
            <text:p>0</text:p>
          </table:table-cell>
          <table:table-cell office:value-type="float" office:value="147.154" calcext:value-type="float">
            <text:p>147.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9913" calcext:value-type="float">
            <text:p>2.799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5" calcext:value-type="float">
            <text:p>30062005</text:p>
          </table:table-cell>
          <table:table-cell office:value-type="float" office:value="2.212128" calcext:value-type="float">
            <text:p>2.212128</text:p>
          </table:table-cell>
          <table:table-cell office:value-type="float" office:value="135.8874" calcext:value-type="float">
            <text:p>135.8874</text:p>
          </table:table-cell>
          <table:table-cell office:value-type="float" office:value="5" calcext:value-type="float">
            <text:p>5</text:p>
          </table:table-cell>
          <table:table-cell office:value-type="float" office:value="-1.22121" calcext:value-type="float">
            <text:p>-1.22121</text:p>
          </table:table-cell>
          <table:table-cell office:value-type="float" office:value="39.02942" calcext:value-type="float">
            <text:p>39.02942</text:p>
          </table:table-cell>
          <table:table-cell office:value-type="float" office:value="0.01683901" calcext:value-type="float">
            <text:p>0.01683901</text:p>
          </table:table-cell>
          <table:table-cell office:value-type="float" office:value="0.0004823882" calcext:value-type="float">
            <text:p>0.0004823882</text:p>
          </table:table-cell>
          <table:table-cell office:value-type="float" office:value="0.02163375" calcext:value-type="float">
            <text:p>0.02163375</text:p>
          </table:table-cell>
          <table:table-cell office:value-type="float" office:value="0.01194629" calcext:value-type="float">
            <text:p>0.01194629</text:p>
          </table:table-cell>
          <table:table-cell office:value-type="float" office:value="1166.651" calcext:value-type="float">
            <text:p>1166.651</text:p>
          </table:table-cell>
          <table:table-cell office:value-type="float" office:value="1.675867" calcext:value-type="float">
            <text:p>1.675867</text:p>
          </table:table-cell>
          <table:table-cell office:value-type="float" office:value="0" calcext:value-type="float">
            <text:p>0</text:p>
          </table:table-cell>
          <table:table-cell office:value-type="float" office:value="0.02597469" calcext:value-type="float">
            <text:p>0.02597469</text:p>
          </table:table-cell>
          <table:table-cell office:value-type="float" office:value="0.03497796" calcext:value-type="float">
            <text:p>0.03497796</text:p>
          </table:table-cell>
          <table:table-cell office:value-type="float" office:value="0.03265869" calcext:value-type="float">
            <text:p>0.03265869</text:p>
          </table:table-cell>
          <table:table-cell office:value-type="float" office:value="0.009624704" calcext:value-type="float">
            <text:p>0.009624704</text:p>
          </table:table-cell>
          <table:table-cell office:value-type="float" office:value="0.009118303" calcext:value-type="float">
            <text:p>0.009118303</text:p>
          </table:table-cell>
          <table:table-cell office:value-type="float" office:value="0.004862332" calcext:value-type="float">
            <text:p>0.004862332</text:p>
          </table:table-cell>
          <table:table-cell office:value-type="float" office:value="0.004650533" calcext:value-type="float">
            <text:p>0.004650533</text:p>
          </table:table-cell>
          <table:table-cell office:value-type="float" office:value="0.007628613" calcext:value-type="float">
            <text:p>0.007628613</text:p>
          </table:table-cell>
          <table:table-cell office:value-type="float" office:value="0.09058616" calcext:value-type="float">
            <text:p>0.09058616</text:p>
          </table:table-cell>
          <table:table-cell office:value-type="float" office:value="0.1433181" calcext:value-type="float">
            <text:p>0.1433181</text:p>
          </table:table-cell>
          <table:table-cell office:value-type="float" office:value="0.1628166" calcext:value-type="float">
            <text:p>0.1628166</text:p>
          </table:table-cell>
          <table:table-cell office:value-type="float" office:value="0.1704044" calcext:value-type="float">
            <text:p>0.1704044</text:p>
          </table:table-cell>
          <table:table-cell office:value-type="float" office:value="0.1837306" calcext:value-type="float">
            <text:p>0.1837306</text:p>
          </table:table-cell>
          <table:table-cell office:value-type="float" office:value="0.1876511" calcext:value-type="float">
            <text:p>0.1876511</text:p>
          </table:table-cell>
          <table:table-cell office:value-type="float" office:value="0" calcext:value-type="float">
            <text:p>0</text:p>
          </table:table-cell>
          <table:table-cell office:value-type="float" office:value="46.28397" calcext:value-type="float">
            <text:p>46.28397</text:p>
          </table:table-cell>
          <table:table-cell office:value-type="float" office:value="43.13966" calcext:value-type="float">
            <text:p>43.13966</text:p>
          </table:table-cell>
          <table:table-cell office:value-type="float" office:value="35.55521" calcext:value-type="float">
            <text:p>35.55521</text:p>
          </table:table-cell>
          <table:table-cell office:value-type="float" office:value="7.887375" calcext:value-type="float">
            <text:p>7.887375</text:p>
          </table:table-cell>
          <table:table-cell office:value-type="float" office:value="5.840744" calcext:value-type="float">
            <text:p>5.840744</text:p>
          </table:table-cell>
          <table:table-cell office:value-type="float" office:value="2.235614" calcext:value-type="float">
            <text:p>2.235614</text:p>
          </table:table-cell>
          <table:table-cell office:value-type="float" office:value="2.351467" calcext:value-type="float">
            <text:p>2.351467</text:p>
          </table:table-cell>
          <table:table-cell office:value-type="float" office:value="4.867785" calcext:value-type="float">
            <text:p>4.867785</text:p>
          </table:table-cell>
          <table:table-cell office:value-type="float" office:value="8.175188" calcext:value-type="float">
            <text:p>8.175188</text:p>
          </table:table-cell>
          <table:table-cell office:value-type="float" office:value="8.694793" calcext:value-type="float">
            <text:p>8.694793</text:p>
          </table:table-cell>
          <table:table-cell office:value-type="float" office:value="9.635342" calcext:value-type="float">
            <text:p>9.635342</text:p>
          </table:table-cell>
          <table:table-cell office:value-type="float" office:value="10.24567" calcext:value-type="float">
            <text:p>10.24567</text:p>
          </table:table-cell>
          <table:table-cell office:value-type="float" office:value="11.59992" calcext:value-type="float">
            <text:p>11.59992</text:p>
          </table:table-cell>
          <table:table-cell office:value-type="float" office:value="11.98146" calcext:value-type="float">
            <text:p>11.98146</text:p>
          </table:table-cell>
          <table:table-cell office:value-type="float" office:value="0" calcext:value-type="float">
            <text:p>0</text:p>
          </table:table-cell>
          <table:table-cell office:value-type="float" office:value="22.65483" calcext:value-type="float">
            <text:p>22.65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9732" calcext:value-type="float">
            <text:p>2.81973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5" calcext:value-type="float">
            <text:p>1072005</text:p>
          </table:table-cell>
          <table:table-cell office:value-type="float" office:value="2.198745" calcext:value-type="float">
            <text:p>2.198745</text:p>
          </table:table-cell>
          <table:table-cell office:value-type="float" office:value="135.8839" calcext:value-type="float">
            <text:p>135.8839</text:p>
          </table:table-cell>
          <table:table-cell office:value-type="float" office:value="5" calcext:value-type="float">
            <text:p>5</text:p>
          </table:table-cell>
          <table:table-cell office:value-type="float" office:value="-1.275717" calcext:value-type="float">
            <text:p>-1.275717</text:p>
          </table:table-cell>
          <table:table-cell office:value-type="float" office:value="39.01316" calcext:value-type="float">
            <text:p>39.01316</text:p>
          </table:table-cell>
          <table:table-cell office:value-type="float" office:value="0.01683901" calcext:value-type="float">
            <text:p>0.01683901</text:p>
          </table:table-cell>
          <table:table-cell office:value-type="float" office:value="0.0004839117" calcext:value-type="float">
            <text:p>0.0004839117</text:p>
          </table:table-cell>
          <table:table-cell office:value-type="float" office:value="0.02163375" calcext:value-type="float">
            <text:p>0.02163375</text:p>
          </table:table-cell>
          <table:table-cell office:value-type="float" office:value="0.01194726" calcext:value-type="float">
            <text:p>0.01194726</text:p>
          </table:table-cell>
          <table:table-cell office:value-type="float" office:value="1166.633" calcext:value-type="float">
            <text:p>1166.633</text:p>
          </table:table-cell>
          <table:table-cell office:value-type="float" office:value="1.674205" calcext:value-type="float">
            <text:p>1.674205</text:p>
          </table:table-cell>
          <table:table-cell office:value-type="float" office:value="0" calcext:value-type="float">
            <text:p>0</text:p>
          </table:table-cell>
          <table:table-cell office:value-type="float" office:value="0.02853084" calcext:value-type="float">
            <text:p>0.02853084</text:p>
          </table:table-cell>
          <table:table-cell office:value-type="float" office:value="0.03081764" calcext:value-type="float">
            <text:p>0.03081764</text:p>
          </table:table-cell>
          <table:table-cell office:value-type="float" office:value="0.03042256" calcext:value-type="float">
            <text:p>0.03042256</text:p>
          </table:table-cell>
          <table:table-cell office:value-type="float" office:value="0.009152057" calcext:value-type="float">
            <text:p>0.009152057</text:p>
          </table:table-cell>
          <table:table-cell office:value-type="float" office:value="0.008387879" calcext:value-type="float">
            <text:p>0.008387879</text:p>
          </table:table-cell>
          <table:table-cell office:value-type="float" office:value="0.004634192" calcext:value-type="float">
            <text:p>0.004634192</text:p>
          </table:table-cell>
          <table:table-cell office:value-type="float" office:value="0.004631094" calcext:value-type="float">
            <text:p>0.004631094</text:p>
          </table:table-cell>
          <table:table-cell office:value-type="float" office:value="0.007593625" calcext:value-type="float">
            <text:p>0.007593625</text:p>
          </table:table-cell>
          <table:table-cell office:value-type="float" office:value="0.08944103" calcext:value-type="float">
            <text:p>0.08944103</text:p>
          </table:table-cell>
          <table:table-cell office:value-type="float" office:value="0.1237855" calcext:value-type="float">
            <text:p>0.1237855</text:p>
          </table:table-cell>
          <table:table-cell office:value-type="float" office:value="0.1628628" calcext:value-type="float">
            <text:p>0.1628628</text:p>
          </table:table-cell>
          <table:table-cell office:value-type="float" office:value="0.1704563" calcext:value-type="float">
            <text:p>0.1704563</text:p>
          </table:table-cell>
          <table:table-cell office:value-type="float" office:value="0.1837635" calcext:value-type="float">
            <text:p>0.1837635</text:p>
          </table:table-cell>
          <table:table-cell office:value-type="float" office:value="0.1876744" calcext:value-type="float">
            <text:p>0.1876744</text:p>
          </table:table-cell>
          <table:table-cell office:value-type="float" office:value="0" calcext:value-type="float">
            <text:p>0</text:p>
          </table:table-cell>
          <table:table-cell office:value-type="float" office:value="46.13607" calcext:value-type="float">
            <text:p>46.13607</text:p>
          </table:table-cell>
          <table:table-cell office:value-type="float" office:value="42.95491" calcext:value-type="float">
            <text:p>42.95491</text:p>
          </table:table-cell>
          <table:table-cell office:value-type="float" office:value="35.4612" calcext:value-type="float">
            <text:p>35.4612</text:p>
          </table:table-cell>
          <table:table-cell office:value-type="float" office:value="7.869487" calcext:value-type="float">
            <text:p>7.869487</text:p>
          </table:table-cell>
          <table:table-cell office:value-type="float" office:value="5.827949" calcext:value-type="float">
            <text:p>5.827949</text:p>
          </table:table-cell>
          <table:table-cell office:value-type="float" office:value="2.23232" calcext:value-type="float">
            <text:p>2.23232</text:p>
          </table:table-cell>
          <table:table-cell office:value-type="float" office:value="2.347183" calcext:value-type="float">
            <text:p>2.347183</text:p>
          </table:table-cell>
          <table:table-cell office:value-type="float" office:value="4.855422" calcext:value-type="float">
            <text:p>4.855422</text:p>
          </table:table-cell>
          <table:table-cell office:value-type="float" office:value="8.168612" calcext:value-type="float">
            <text:p>8.168612</text:p>
          </table:table-cell>
          <table:table-cell office:value-type="float" office:value="8.695501" calcext:value-type="float">
            <text:p>8.695501</text:p>
          </table:table-cell>
          <table:table-cell office:value-type="float" office:value="9.639923" calcext:value-type="float">
            <text:p>9.639923</text:p>
          </table:table-cell>
          <table:table-cell office:value-type="float" office:value="10.24986" calcext:value-type="float">
            <text:p>10.24986</text:p>
          </table:table-cell>
          <table:table-cell office:value-type="float" office:value="11.6024" calcext:value-type="float">
            <text:p>11.6024</text:p>
          </table:table-cell>
          <table:table-cell office:value-type="float" office:value="11.98374" calcext:value-type="float">
            <text:p>11.98374</text:p>
          </table:table-cell>
          <table:table-cell office:value-type="float" office:value="0" calcext:value-type="float">
            <text:p>0</text:p>
          </table:table-cell>
          <table:table-cell office:value-type="float" office:value="68.49036" calcext:value-type="float">
            <text:p>68.4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577" calcext:value-type="float">
            <text:p>2.8357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5" calcext:value-type="float">
            <text:p>2072005</text:p>
          </table:table-cell>
          <table:table-cell office:value-type="float" office:value="2.185569" calcext:value-type="float">
            <text:p>2.185569</text:p>
          </table:table-cell>
          <table:table-cell office:value-type="float" office:value="135.8795" calcext:value-type="float">
            <text:p>135.8795</text:p>
          </table:table-cell>
          <table:table-cell office:value-type="float" office:value="5" calcext:value-type="float">
            <text:p>5</text:p>
          </table:table-cell>
          <table:table-cell office:value-type="float" office:value="-1.331596" calcext:value-type="float">
            <text:p>-1.331596</text:p>
          </table:table-cell>
          <table:table-cell office:value-type="float" office:value="38.99693" calcext:value-type="float">
            <text:p>38.99693</text:p>
          </table:table-cell>
          <table:table-cell office:value-type="float" office:value="0.01683901" calcext:value-type="float">
            <text:p>0.01683901</text:p>
          </table:table-cell>
          <table:table-cell office:value-type="float" office:value="0.0004854372" calcext:value-type="float">
            <text:p>0.0004854372</text:p>
          </table:table-cell>
          <table:table-cell office:value-type="float" office:value="0.02163375" calcext:value-type="float">
            <text:p>0.02163375</text:p>
          </table:table-cell>
          <table:table-cell office:value-type="float" office:value="0.01195009" calcext:value-type="float">
            <text:p>0.01195009</text:p>
          </table:table-cell>
          <table:table-cell office:value-type="float" office:value="1166.614" calcext:value-type="float">
            <text:p>1166.614</text:p>
          </table:table-cell>
          <table:table-cell office:value-type="float" office:value="1.670275" calcext:value-type="float">
            <text:p>1.670275</text:p>
          </table:table-cell>
          <table:table-cell office:value-type="float" office:value="0" calcext:value-type="float">
            <text:p>0</text:p>
          </table:table-cell>
          <table:table-cell office:value-type="float" office:value="0.04213705" calcext:value-type="float">
            <text:p>0.04213705</text:p>
          </table:table-cell>
          <table:table-cell office:value-type="float" office:value="0.03743123" calcext:value-type="float">
            <text:p>0.03743123</text:p>
          </table:table-cell>
          <table:table-cell office:value-type="float" office:value="0.03386148" calcext:value-type="float">
            <text:p>0.03386148</text:p>
          </table:table-cell>
          <table:table-cell office:value-type="float" office:value="0.009964275" calcext:value-type="float">
            <text:p>0.009964275</text:p>
          </table:table-cell>
          <table:table-cell office:value-type="float" office:value="0.0089828" calcext:value-type="float">
            <text:p>0.0089828</text:p>
          </table:table-cell>
          <table:table-cell office:value-type="float" office:value="0.004677832" calcext:value-type="float">
            <text:p>0.004677832</text:p>
          </table:table-cell>
          <table:table-cell office:value-type="float" office:value="0.004648719" calcext:value-type="float">
            <text:p>0.004648719</text:p>
          </table:table-cell>
          <table:table-cell office:value-type="float" office:value="0.007566737" calcext:value-type="float">
            <text:p>0.007566737</text:p>
          </table:table-cell>
          <table:table-cell office:value-type="float" office:value="0.08586854" calcext:value-type="float">
            <text:p>0.08586854</text:p>
          </table:table-cell>
          <table:table-cell office:value-type="float" office:value="0.1060118" calcext:value-type="float">
            <text:p>0.1060118</text:p>
          </table:table-cell>
          <table:table-cell office:value-type="float" office:value="0.1629065" calcext:value-type="float">
            <text:p>0.1629065</text:p>
          </table:table-cell>
          <table:table-cell office:value-type="float" office:value="0.1705087" calcext:value-type="float">
            <text:p>0.1705087</text:p>
          </table:table-cell>
          <table:table-cell office:value-type="float" office:value="0.1837945" calcext:value-type="float">
            <text:p>0.1837945</text:p>
          </table:table-cell>
          <table:table-cell office:value-type="float" office:value="0.1876977" calcext:value-type="float">
            <text:p>0.1876977</text:p>
          </table:table-cell>
          <table:table-cell office:value-type="float" office:value="0" calcext:value-type="float">
            <text:p>0</text:p>
          </table:table-cell>
          <table:table-cell office:value-type="float" office:value="46.08667" calcext:value-type="float">
            <text:p>46.08667</text:p>
          </table:table-cell>
          <table:table-cell office:value-type="float" office:value="42.81721" calcext:value-type="float">
            <text:p>42.81721</text:p>
          </table:table-cell>
          <table:table-cell office:value-type="float" office:value="35.36389" calcext:value-type="float">
            <text:p>35.36389</text:p>
          </table:table-cell>
          <table:table-cell office:value-type="float" office:value="7.852031" calcext:value-type="float">
            <text:p>7.852031</text:p>
          </table:table-cell>
          <table:table-cell office:value-type="float" office:value="5.815348" calcext:value-type="float">
            <text:p>5.815348</text:p>
          </table:table-cell>
          <table:table-cell office:value-type="float" office:value="2.229022" calcext:value-type="float">
            <text:p>2.229022</text:p>
          </table:table-cell>
          <table:table-cell office:value-type="float" office:value="2.343153" calcext:value-type="float">
            <text:p>2.343153</text:p>
          </table:table-cell>
          <table:table-cell office:value-type="float" office:value="4.843069" calcext:value-type="float">
            <text:p>4.843069</text:p>
          </table:table-cell>
          <table:table-cell office:value-type="float" office:value="8.16147" calcext:value-type="float">
            <text:p>8.16147</text:p>
          </table:table-cell>
          <table:table-cell office:value-type="float" office:value="8.691955" calcext:value-type="float">
            <text:p>8.691955</text:p>
          </table:table-cell>
          <table:table-cell office:value-type="float" office:value="9.644506" calcext:value-type="float">
            <text:p>9.644506</text:p>
          </table:table-cell>
          <table:table-cell office:value-type="float" office:value="10.25404" calcext:value-type="float">
            <text:p>10.25404</text:p>
          </table:table-cell>
          <table:table-cell office:value-type="float" office:value="11.60489" calcext:value-type="float">
            <text:p>11.60489</text:p>
          </table:table-cell>
          <table:table-cell office:value-type="float" office:value="11.98602" calcext:value-type="float">
            <text:p>11.98602</text:p>
          </table:table-cell>
          <table:table-cell office:value-type="float" office:value="0" calcext:value-type="float">
            <text:p>0</text:p>
          </table:table-cell>
          <table:table-cell office:value-type="float" office:value="103.852" calcext:value-type="float">
            <text:p>103.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2297" calcext:value-type="float">
            <text:p>2.8522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5" calcext:value-type="float">
            <text:p>3072005</text:p>
          </table:table-cell>
          <table:table-cell office:value-type="float" office:value="2.171702" calcext:value-type="float">
            <text:p>2.171702</text:p>
          </table:table-cell>
          <table:table-cell office:value-type="float" office:value="135.8745" calcext:value-type="float">
            <text:p>135.8745</text:p>
          </table:table-cell>
          <table:table-cell office:value-type="float" office:value="5" calcext:value-type="float">
            <text:p>5</text:p>
          </table:table-cell>
          <table:table-cell office:value-type="float" office:value="-1.38941" calcext:value-type="float">
            <text:p>-1.38941</text:p>
          </table:table-cell>
          <table:table-cell office:value-type="float" office:value="38.98023" calcext:value-type="float">
            <text:p>38.98023</text:p>
          </table:table-cell>
          <table:table-cell office:value-type="float" office:value="0.01683901" calcext:value-type="float">
            <text:p>0.01683901</text:p>
          </table:table-cell>
          <table:table-cell office:value-type="float" office:value="0.0004869646" calcext:value-type="float">
            <text:p>0.0004869646</text:p>
          </table:table-cell>
          <table:table-cell office:value-type="float" office:value="0.02163375" calcext:value-type="float">
            <text:p>0.02163375</text:p>
          </table:table-cell>
          <table:table-cell office:value-type="float" office:value="0.01195438" calcext:value-type="float">
            <text:p>0.01195438</text:p>
          </table:table-cell>
          <table:table-cell office:value-type="float" office:value="1166.594" calcext:value-type="float">
            <text:p>1166.594</text:p>
          </table:table-cell>
          <table:table-cell office:value-type="float" office:value="1.663701" calcext:value-type="float">
            <text:p>1.663701</text:p>
          </table:table-cell>
          <table:table-cell office:value-type="float" office:value="0" calcext:value-type="float">
            <text:p>0</text:p>
          </table:table-cell>
          <table:table-cell office:value-type="float" office:value="0.03421734" calcext:value-type="float">
            <text:p>0.03421734</text:p>
          </table:table-cell>
          <table:table-cell office:value-type="float" office:value="0.03871806" calcext:value-type="float">
            <text:p>0.03871806</text:p>
          </table:table-cell>
          <table:table-cell office:value-type="float" office:value="0.0346969" calcext:value-type="float">
            <text:p>0.0346969</text:p>
          </table:table-cell>
          <table:table-cell office:value-type="float" office:value="0.01011036" calcext:value-type="float">
            <text:p>0.01011036</text:p>
          </table:table-cell>
          <table:table-cell office:value-type="float" office:value="0.009120043" calcext:value-type="float">
            <text:p>0.009120043</text:p>
          </table:table-cell>
          <table:table-cell office:value-type="float" office:value="0.004755265" calcext:value-type="float">
            <text:p>0.004755265</text:p>
          </table:table-cell>
          <table:table-cell office:value-type="float" office:value="0.004689288" calcext:value-type="float">
            <text:p>0.004689288</text:p>
          </table:table-cell>
          <table:table-cell office:value-type="float" office:value="0.007566506" calcext:value-type="float">
            <text:p>0.007566506</text:p>
          </table:table-cell>
          <table:table-cell office:value-type="float" office:value="0.08213828" calcext:value-type="float">
            <text:p>0.08213828</text:p>
          </table:table-cell>
          <table:table-cell office:value-type="float" office:value="0.09397063" calcext:value-type="float">
            <text:p>0.09397063</text:p>
          </table:table-cell>
          <table:table-cell office:value-type="float" office:value="0.1629527" calcext:value-type="float">
            <text:p>0.1629527</text:p>
          </table:table-cell>
          <table:table-cell office:value-type="float" office:value="0.1705609" calcext:value-type="float">
            <text:p>0.1705609</text:p>
          </table:table-cell>
          <table:table-cell office:value-type="float" office:value="0.1838243" calcext:value-type="float">
            <text:p>0.1838243</text:p>
          </table:table-cell>
          <table:table-cell office:value-type="float" office:value="0.187721" calcext:value-type="float">
            <text:p>0.187721</text:p>
          </table:table-cell>
          <table:table-cell office:value-type="float" office:value="0" calcext:value-type="float">
            <text:p>0</text:p>
          </table:table-cell>
          <table:table-cell office:value-type="float" office:value="46.05408" calcext:value-type="float">
            <text:p>46.05408</text:p>
          </table:table-cell>
          <table:table-cell office:value-type="float" office:value="42.70662" calcext:value-type="float">
            <text:p>42.70662</text:p>
          </table:table-cell>
          <table:table-cell office:value-type="float" office:value="35.27501" calcext:value-type="float">
            <text:p>35.27501</text:p>
          </table:table-cell>
          <table:table-cell office:value-type="float" office:value="7.835462" calcext:value-type="float">
            <text:p>7.835462</text:p>
          </table:table-cell>
          <table:table-cell office:value-type="float" office:value="5.803301" calcext:value-type="float">
            <text:p>5.803301</text:p>
          </table:table-cell>
          <table:table-cell office:value-type="float" office:value="2.225799" calcext:value-type="float">
            <text:p>2.225799</text:p>
          </table:table-cell>
          <table:table-cell office:value-type="float" office:value="2.33926" calcext:value-type="float">
            <text:p>2.33926</text:p>
          </table:table-cell>
          <table:table-cell office:value-type="float" office:value="4.830808" calcext:value-type="float">
            <text:p>4.830808</text:p>
          </table:table-cell>
          <table:table-cell office:value-type="float" office:value="8.153523" calcext:value-type="float">
            <text:p>8.153523</text:p>
          </table:table-cell>
          <table:table-cell office:value-type="float" office:value="8.685174" calcext:value-type="float">
            <text:p>8.685174</text:p>
          </table:table-cell>
          <table:table-cell office:value-type="float" office:value="9.649087" calcext:value-type="float">
            <text:p>9.649087</text:p>
          </table:table-cell>
          <table:table-cell office:value-type="float" office:value="10.25823" calcext:value-type="float">
            <text:p>10.25823</text:p>
          </table:table-cell>
          <table:table-cell office:value-type="float" office:value="11.60737" calcext:value-type="float">
            <text:p>11.60737</text:p>
          </table:table-cell>
          <table:table-cell office:value-type="float" office:value="11.98827" calcext:value-type="float">
            <text:p>11.98827</text:p>
          </table:table-cell>
          <table:table-cell office:value-type="float" office:value="0" calcext:value-type="float">
            <text:p>0</text:p>
          </table:table-cell>
          <table:table-cell office:value-type="float" office:value="124.0235" calcext:value-type="float">
            <text:p>124.0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70146" calcext:value-type="float">
            <text:p>2.87014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5" calcext:value-type="float">
            <text:p>4072005</text:p>
          </table:table-cell>
          <table:table-cell office:value-type="float" office:value="2.158297" calcext:value-type="float">
            <text:p>2.158297</text:p>
          </table:table-cell>
          <table:table-cell office:value-type="float" office:value="135.869" calcext:value-type="float">
            <text:p>135.869</text:p>
          </table:table-cell>
          <table:table-cell office:value-type="float" office:value="5" calcext:value-type="float">
            <text:p>5</text:p>
          </table:table-cell>
          <table:table-cell office:value-type="float" office:value="-1.446814" calcext:value-type="float">
            <text:p>-1.446814</text:p>
          </table:table-cell>
          <table:table-cell office:value-type="float" office:value="38.96337" calcext:value-type="float">
            <text:p>38.96337</text:p>
          </table:table-cell>
          <table:table-cell office:value-type="float" office:value="0.01683901" calcext:value-type="float">
            <text:p>0.01683901</text:p>
          </table:table-cell>
          <table:table-cell office:value-type="float" office:value="0.0004872457" calcext:value-type="float">
            <text:p>0.0004872457</text:p>
          </table:table-cell>
          <table:table-cell office:value-type="float" office:value="0.02163375" calcext:value-type="float">
            <text:p>0.02163375</text:p>
          </table:table-cell>
          <table:table-cell office:value-type="float" office:value="0.01196033" calcext:value-type="float">
            <text:p>0.01196033</text:p>
          </table:table-cell>
          <table:table-cell office:value-type="float" office:value="1166.573" calcext:value-type="float">
            <text:p>1166.573</text:p>
          </table:table-cell>
          <table:table-cell office:value-type="float" office:value="1.654859" calcext:value-type="float">
            <text:p>1.654859</text:p>
          </table:table-cell>
          <table:table-cell office:value-type="float" office:value="0" calcext:value-type="float">
            <text:p>0</text:p>
          </table:table-cell>
          <table:table-cell office:value-type="float" office:value="0.03179178" calcext:value-type="float">
            <text:p>0.03179178</text:p>
          </table:table-cell>
          <table:table-cell office:value-type="float" office:value="0.04010312" calcext:value-type="float">
            <text:p>0.04010312</text:p>
          </table:table-cell>
          <table:table-cell office:value-type="float" office:value="0.03623074" calcext:value-type="float">
            <text:p>0.03623074</text:p>
          </table:table-cell>
          <table:table-cell office:value-type="float" office:value="0.0106138" calcext:value-type="float">
            <text:p>0.0106138</text:p>
          </table:table-cell>
          <table:table-cell office:value-type="float" office:value="0.009680952" calcext:value-type="float">
            <text:p>0.009680952</text:p>
          </table:table-cell>
          <table:table-cell office:value-type="float" office:value="0.004826315" calcext:value-type="float">
            <text:p>0.004826315</text:p>
          </table:table-cell>
          <table:table-cell office:value-type="float" office:value="0.004715669" calcext:value-type="float">
            <text:p>0.004715669</text:p>
          </table:table-cell>
          <table:table-cell office:value-type="float" office:value="0.007569583" calcext:value-type="float">
            <text:p>0.007569583</text:p>
          </table:table-cell>
          <table:table-cell office:value-type="float" office:value="0.07891595" calcext:value-type="float">
            <text:p>0.07891595</text:p>
          </table:table-cell>
          <table:table-cell office:value-type="float" office:value="0.08844554" calcext:value-type="float">
            <text:p>0.08844554</text:p>
          </table:table-cell>
          <table:table-cell office:value-type="float" office:value="0.1627582" calcext:value-type="float">
            <text:p>0.1627582</text:p>
          </table:table-cell>
          <table:table-cell office:value-type="float" office:value="0.1706122" calcext:value-type="float">
            <text:p>0.1706122</text:p>
          </table:table-cell>
          <table:table-cell office:value-type="float" office:value="0.1838533" calcext:value-type="float">
            <text:p>0.1838533</text:p>
          </table:table-cell>
          <table:table-cell office:value-type="float" office:value="0.1877442" calcext:value-type="float">
            <text:p>0.1877442</text:p>
          </table:table-cell>
          <table:table-cell office:value-type="float" office:value="0" calcext:value-type="float">
            <text:p>0</text:p>
          </table:table-cell>
          <table:table-cell office:value-type="float" office:value="46.02685" calcext:value-type="float">
            <text:p>46.02685</text:p>
          </table:table-cell>
          <table:table-cell office:value-type="float" office:value="42.61245" calcext:value-type="float">
            <text:p>42.61245</text:p>
          </table:table-cell>
          <table:table-cell office:value-type="float" office:value="35.19501" calcext:value-type="float">
            <text:p>35.19501</text:p>
          </table:table-cell>
          <table:table-cell office:value-type="float" office:value="7.819827" calcext:value-type="float">
            <text:p>7.819827</text:p>
          </table:table-cell>
          <table:table-cell office:value-type="float" office:value="5.791825" calcext:value-type="float">
            <text:p>5.791825</text:p>
          </table:table-cell>
          <table:table-cell office:value-type="float" office:value="2.222637" calcext:value-type="float">
            <text:p>2.222637</text:p>
          </table:table-cell>
          <table:table-cell office:value-type="float" office:value="2.335456" calcext:value-type="float">
            <text:p>2.335456</text:p>
          </table:table-cell>
          <table:table-cell office:value-type="float" office:value="4.818653" calcext:value-type="float">
            <text:p>4.818653</text:p>
          </table:table-cell>
          <table:table-cell office:value-type="float" office:value="8.144903" calcext:value-type="float">
            <text:p>8.144903</text:p>
          </table:table-cell>
          <table:table-cell office:value-type="float" office:value="8.67648" calcext:value-type="float">
            <text:p>8.67648</text:p>
          </table:table-cell>
          <table:table-cell office:value-type="float" office:value="9.653664" calcext:value-type="float">
            <text:p>9.653664</text:p>
          </table:table-cell>
          <table:table-cell office:value-type="float" office:value="10.26242" calcext:value-type="float">
            <text:p>10.26242</text:p>
          </table:table-cell>
          <table:table-cell office:value-type="float" office:value="11.60985" calcext:value-type="float">
            <text:p>11.60985</text:p>
          </table:table-cell>
          <table:table-cell office:value-type="float" office:value="11.99053" calcext:value-type="float">
            <text:p>11.99053</text:p>
          </table:table-cell>
          <table:table-cell office:value-type="float" office:value="0" calcext:value-type="float">
            <text:p>0</text:p>
          </table:table-cell>
          <table:table-cell office:value-type="float" office:value="134.0802" calcext:value-type="float">
            <text:p>134.0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7977" calcext:value-type="float">
            <text:p>2.88797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5" calcext:value-type="float">
            <text:p>5072005</text:p>
          </table:table-cell>
          <table:table-cell office:value-type="float" office:value="2.145851" calcext:value-type="float">
            <text:p>2.145851</text:p>
          </table:table-cell>
          <table:table-cell office:value-type="float" office:value="135.8642" calcext:value-type="float">
            <text:p>135.8642</text:p>
          </table:table-cell>
          <table:table-cell office:value-type="float" office:value="5" calcext:value-type="float">
            <text:p>5</text:p>
          </table:table-cell>
          <table:table-cell office:value-type="float" office:value="-1.505011" calcext:value-type="float">
            <text:p>-1.505011</text:p>
          </table:table-cell>
          <table:table-cell office:value-type="float" office:value="38.94465" calcext:value-type="float">
            <text:p>38.94465</text:p>
          </table:table-cell>
          <table:table-cell office:value-type="float" office:value="0.01683901" calcext:value-type="float">
            <text:p>0.01683901</text:p>
          </table:table-cell>
          <table:table-cell office:value-type="float" office:value="0.0004872628" calcext:value-type="float">
            <text:p>0.0004872628</text:p>
          </table:table-cell>
          <table:table-cell office:value-type="float" office:value="0.02163375" calcext:value-type="float">
            <text:p>0.02163375</text:p>
          </table:table-cell>
          <table:table-cell office:value-type="float" office:value="0.01196832" calcext:value-type="float">
            <text:p>0.01196832</text:p>
          </table:table-cell>
          <table:table-cell office:value-type="float" office:value="1166.55" calcext:value-type="float">
            <text:p>1166.55</text:p>
          </table:table-cell>
          <table:table-cell office:value-type="float" office:value="1.648294" calcext:value-type="float">
            <text:p>1.648294</text:p>
          </table:table-cell>
          <table:table-cell office:value-type="float" office:value="0" calcext:value-type="float">
            <text:p>0</text:p>
          </table:table-cell>
          <table:table-cell office:value-type="float" office:value="0.02725765" calcext:value-type="float">
            <text:p>0.02725765</text:p>
          </table:table-cell>
          <table:table-cell office:value-type="float" office:value="0.03301758" calcext:value-type="float">
            <text:p>0.03301758</text:p>
          </table:table-cell>
          <table:table-cell office:value-type="float" office:value="0.03365634" calcext:value-type="float">
            <text:p>0.03365634</text:p>
          </table:table-cell>
          <table:table-cell office:value-type="float" office:value="0.009978508" calcext:value-type="float">
            <text:p>0.009978508</text:p>
          </table:table-cell>
          <table:table-cell office:value-type="float" office:value="0.009094532" calcext:value-type="float">
            <text:p>0.009094532</text:p>
          </table:table-cell>
          <table:table-cell office:value-type="float" office:value="0.004720706" calcext:value-type="float">
            <text:p>0.004720706</text:p>
          </table:table-cell>
          <table:table-cell office:value-type="float" office:value="0.004682433" calcext:value-type="float">
            <text:p>0.004682433</text:p>
          </table:table-cell>
          <table:table-cell office:value-type="float" office:value="0.007563682" calcext:value-type="float">
            <text:p>0.007563682</text:p>
          </table:table-cell>
          <table:table-cell office:value-type="float" office:value="0.07456689" calcext:value-type="float">
            <text:p>0.07456689</text:p>
          </table:table-cell>
          <table:table-cell office:value-type="float" office:value="0.09230398" calcext:value-type="float">
            <text:p>0.09230398</text:p>
          </table:table-cell>
          <table:table-cell office:value-type="float" office:value="0.1473125" calcext:value-type="float">
            <text:p>0.1473125</text:p>
          </table:table-cell>
          <table:table-cell office:value-type="float" office:value="0.1706607" calcext:value-type="float">
            <text:p>0.1706607</text:p>
          </table:table-cell>
          <table:table-cell office:value-type="float" office:value="0.1838819" calcext:value-type="float">
            <text:p>0.1838819</text:p>
          </table:table-cell>
          <table:table-cell office:value-type="float" office:value="0.1877675" calcext:value-type="float">
            <text:p>0.1877675</text:p>
          </table:table-cell>
          <table:table-cell office:value-type="float" office:value="0" calcext:value-type="float">
            <text:p>0</text:p>
          </table:table-cell>
          <table:table-cell office:value-type="float" office:value="45.91634" calcext:value-type="float">
            <text:p>45.91634</text:p>
          </table:table-cell>
          <table:table-cell office:value-type="float" office:value="42.50618" calcext:value-type="float">
            <text:p>42.50618</text:p>
          </table:table-cell>
          <table:table-cell office:value-type="float" office:value="35.12138" calcext:value-type="float">
            <text:p>35.12138</text:p>
          </table:table-cell>
          <table:table-cell office:value-type="float" office:value="7.805103" calcext:value-type="float">
            <text:p>7.805103</text:p>
          </table:table-cell>
          <table:table-cell office:value-type="float" office:value="5.781003" calcext:value-type="float">
            <text:p>5.781003</text:p>
          </table:table-cell>
          <table:table-cell office:value-type="float" office:value="2.219527" calcext:value-type="float">
            <text:p>2.219527</text:p>
          </table:table-cell>
          <table:table-cell office:value-type="float" office:value="2.331722" calcext:value-type="float">
            <text:p>2.331722</text:p>
          </table:table-cell>
          <table:table-cell office:value-type="float" office:value="4.806596" calcext:value-type="float">
            <text:p>4.806596</text:p>
          </table:table-cell>
          <table:table-cell office:value-type="float" office:value="8.135494" calcext:value-type="float">
            <text:p>8.135494</text:p>
          </table:table-cell>
          <table:table-cell office:value-type="float" office:value="8.667905" calcext:value-type="float">
            <text:p>8.667905</text:p>
          </table:table-cell>
          <table:table-cell office:value-type="float" office:value="9.656606" calcext:value-type="float">
            <text:p>9.656606</text:p>
          </table:table-cell>
          <table:table-cell office:value-type="float" office:value="10.2666" calcext:value-type="float">
            <text:p>10.2666</text:p>
          </table:table-cell>
          <table:table-cell office:value-type="float" office:value="11.61233" calcext:value-type="float">
            <text:p>11.61233</text:p>
          </table:table-cell>
          <table:table-cell office:value-type="float" office:value="11.99279" calcext:value-type="float">
            <text:p>11.99279</text:p>
          </table:table-cell>
          <table:table-cell office:value-type="float" office:value="0" calcext:value-type="float">
            <text:p>0</text:p>
          </table:table-cell>
          <table:table-cell office:value-type="float" office:value="130.6906" calcext:value-type="float">
            <text:p>130.6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03945" calcext:value-type="float">
            <text:p>2.90394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5" calcext:value-type="float">
            <text:p>6072005</text:p>
          </table:table-cell>
          <table:table-cell office:value-type="float" office:value="2.134515" calcext:value-type="float">
            <text:p>2.134515</text:p>
          </table:table-cell>
          <table:table-cell office:value-type="float" office:value="135.8602" calcext:value-type="float">
            <text:p>135.8602</text:p>
          </table:table-cell>
          <table:table-cell office:value-type="float" office:value="5" calcext:value-type="float">
            <text:p>5</text:p>
          </table:table-cell>
          <table:table-cell office:value-type="float" office:value="-1.566928" calcext:value-type="float">
            <text:p>-1.566928</text:p>
          </table:table-cell>
          <table:table-cell office:value-type="float" office:value="38.92318" calcext:value-type="float">
            <text:p>38.92318</text:p>
          </table:table-cell>
          <table:table-cell office:value-type="float" office:value="0.01683901" calcext:value-type="float">
            <text:p>0.01683901</text:p>
          </table:table-cell>
          <table:table-cell office:value-type="float" office:value="0.0004872838" calcext:value-type="float">
            <text:p>0.0004872838</text:p>
          </table:table-cell>
          <table:table-cell office:value-type="float" office:value="0.02163375" calcext:value-type="float">
            <text:p>0.02163375</text:p>
          </table:table-cell>
          <table:table-cell office:value-type="float" office:value="0.01197783" calcext:value-type="float">
            <text:p>0.01197783</text:p>
          </table:table-cell>
          <table:table-cell office:value-type="float" office:value="1166.528" calcext:value-type="float">
            <text:p>1166.528</text:p>
          </table:table-cell>
          <table:table-cell office:value-type="float" office:value="1.644168" calcext:value-type="float">
            <text:p>1.644168</text:p>
          </table:table-cell>
          <table:table-cell office:value-type="float" office:value="0" calcext:value-type="float">
            <text:p>0</text:p>
          </table:table-cell>
          <table:table-cell office:value-type="float" office:value="0.02959943" calcext:value-type="float">
            <text:p>0.02959943</text:p>
          </table:table-cell>
          <table:table-cell office:value-type="float" office:value="0.03363106" calcext:value-type="float">
            <text:p>0.03363106</text:p>
          </table:table-cell>
          <table:table-cell office:value-type="float" office:value="0.0329036" calcext:value-type="float">
            <text:p>0.0329036</text:p>
          </table:table-cell>
          <table:table-cell office:value-type="float" office:value="0.009762863" calcext:value-type="float">
            <text:p>0.009762863</text:p>
          </table:table-cell>
          <table:table-cell office:value-type="float" office:value="0.008846434" calcext:value-type="float">
            <text:p>0.008846434</text:p>
          </table:table-cell>
          <table:table-cell office:value-type="float" office:value="0.004617522" calcext:value-type="float">
            <text:p>0.004617522</text:p>
          </table:table-cell>
          <table:table-cell office:value-type="float" office:value="0.004638012" calcext:value-type="float">
            <text:p>0.004638012</text:p>
          </table:table-cell>
          <table:table-cell office:value-type="float" office:value="0.007544258" calcext:value-type="float">
            <text:p>0.007544258</text:p>
          </table:table-cell>
          <table:table-cell office:value-type="float" office:value="0.07032008" calcext:value-type="float">
            <text:p>0.07032008</text:p>
          </table:table-cell>
          <table:table-cell office:value-type="float" office:value="0.09409836" calcext:value-type="float">
            <text:p>0.09409836</text:p>
          </table:table-cell>
          <table:table-cell office:value-type="float" office:value="0.1204373" calcext:value-type="float">
            <text:p>0.1204373</text:p>
          </table:table-cell>
          <table:table-cell office:value-type="float" office:value="0.1706979" calcext:value-type="float">
            <text:p>0.1706979</text:p>
          </table:table-cell>
          <table:table-cell office:value-type="float" office:value="0.1839106" calcext:value-type="float">
            <text:p>0.1839106</text:p>
          </table:table-cell>
          <table:table-cell office:value-type="float" office:value="0.1877908" calcext:value-type="float">
            <text:p>0.1877908</text:p>
          </table:table-cell>
          <table:table-cell office:value-type="float" office:value="0" calcext:value-type="float">
            <text:p>0</text:p>
          </table:table-cell>
          <table:table-cell office:value-type="float" office:value="45.82981" calcext:value-type="float">
            <text:p>45.82981</text:p>
          </table:table-cell>
          <table:table-cell office:value-type="float" office:value="42.37948" calcext:value-type="float">
            <text:p>42.37948</text:p>
          </table:table-cell>
          <table:table-cell office:value-type="float" office:value="35.04898" calcext:value-type="float">
            <text:p>35.04898</text:p>
          </table:table-cell>
          <table:table-cell office:value-type="float" office:value="7.790683" calcext:value-type="float">
            <text:p>7.790683</text:p>
          </table:table-cell>
          <table:table-cell office:value-type="float" office:value="5.770139" calcext:value-type="float">
            <text:p>5.770139</text:p>
          </table:table-cell>
          <table:table-cell office:value-type="float" office:value="2.216428" calcext:value-type="float">
            <text:p>2.216428</text:p>
          </table:table-cell>
          <table:table-cell office:value-type="float" office:value="2.328014" calcext:value-type="float">
            <text:p>2.328014</text:p>
          </table:table-cell>
          <table:table-cell office:value-type="float" office:value="4.794615" calcext:value-type="float">
            <text:p>4.794615</text:p>
          </table:table-cell>
          <table:table-cell office:value-type="float" office:value="8.125196" calcext:value-type="float">
            <text:p>8.125196</text:p>
          </table:table-cell>
          <table:table-cell office:value-type="float" office:value="8.66007" calcext:value-type="float">
            <text:p>8.66007</text:p>
          </table:table-cell>
          <table:table-cell office:value-type="float" office:value="9.653712" calcext:value-type="float">
            <text:p>9.653712</text:p>
          </table:table-cell>
          <table:table-cell office:value-type="float" office:value="10.27079" calcext:value-type="float">
            <text:p>10.27079</text:p>
          </table:table-cell>
          <table:table-cell office:value-type="float" office:value="11.61481" calcext:value-type="float">
            <text:p>11.61481</text:p>
          </table:table-cell>
          <table:table-cell office:value-type="float" office:value="11.99506" calcext:value-type="float">
            <text:p>11.99506</text:p>
          </table:table-cell>
          <table:table-cell office:value-type="float" office:value="0" calcext:value-type="float">
            <text:p>0</text:p>
          </table:table-cell>
          <table:table-cell office:value-type="float" office:value="124.7019" calcext:value-type="float">
            <text:p>124.7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8167" calcext:value-type="float">
            <text:p>2.9181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5" calcext:value-type="float">
            <text:p>7072005</text:p>
          </table:table-cell>
          <table:table-cell office:value-type="float" office:value="2.122313" calcext:value-type="float">
            <text:p>2.122313</text:p>
          </table:table-cell>
          <table:table-cell office:value-type="float" office:value="135.8553" calcext:value-type="float">
            <text:p>135.8553</text:p>
          </table:table-cell>
          <table:table-cell office:value-type="float" office:value="5" calcext:value-type="float">
            <text:p>5</text:p>
          </table:table-cell>
          <table:table-cell office:value-type="float" office:value="-1.631544" calcext:value-type="float">
            <text:p>-1.631544</text:p>
          </table:table-cell>
          <table:table-cell office:value-type="float" office:value="38.9012" calcext:value-type="float">
            <text:p>38.9012</text:p>
          </table:table-cell>
          <table:table-cell office:value-type="float" office:value="0.01683901" calcext:value-type="float">
            <text:p>0.01683901</text:p>
          </table:table-cell>
          <table:table-cell office:value-type="float" office:value="0.0004873062" calcext:value-type="float">
            <text:p>0.0004873062</text:p>
          </table:table-cell>
          <table:table-cell office:value-type="float" office:value="0.02163375" calcext:value-type="float">
            <text:p>0.02163375</text:p>
          </table:table-cell>
          <table:table-cell office:value-type="float" office:value="0.01198845" calcext:value-type="float">
            <text:p>0.01198845</text:p>
          </table:table-cell>
          <table:table-cell office:value-type="float" office:value="1166.505" calcext:value-type="float">
            <text:p>1166.505</text:p>
          </table:table-cell>
          <table:table-cell office:value-type="float" office:value="1.633879" calcext:value-type="float">
            <text:p>1.633879</text:p>
          </table:table-cell>
          <table:table-cell office:value-type="float" office:value="0" calcext:value-type="float">
            <text:p>0</text:p>
          </table:table-cell>
          <table:table-cell office:value-type="float" office:value="0.03841518" calcext:value-type="float">
            <text:p>0.03841518</text:p>
          </table:table-cell>
          <table:table-cell office:value-type="float" office:value="0.0414516" calcext:value-type="float">
            <text:p>0.0414516</text:p>
          </table:table-cell>
          <table:table-cell office:value-type="float" office:value="0.03889677" calcext:value-type="float">
            <text:p>0.03889677</text:p>
          </table:table-cell>
          <table:table-cell office:value-type="float" office:value="0.01140936" calcext:value-type="float">
            <text:p>0.01140936</text:p>
          </table:table-cell>
          <table:table-cell office:value-type="float" office:value="0.0101737" calcext:value-type="float">
            <text:p>0.0101737</text:p>
          </table:table-cell>
          <table:table-cell office:value-type="float" office:value="0.004768221" calcext:value-type="float">
            <text:p>0.004768221</text:p>
          </table:table-cell>
          <table:table-cell office:value-type="float" office:value="0.004668449" calcext:value-type="float">
            <text:p>0.004668449</text:p>
          </table:table-cell>
          <table:table-cell office:value-type="float" office:value="0.007532632" calcext:value-type="float">
            <text:p>0.007532632</text:p>
          </table:table-cell>
          <table:table-cell office:value-type="float" office:value="0.0663074" calcext:value-type="float">
            <text:p>0.0663074</text:p>
          </table:table-cell>
          <table:table-cell office:value-type="float" office:value="0.09309199" calcext:value-type="float">
            <text:p>0.09309199</text:p>
          </table:table-cell>
          <table:table-cell office:value-type="float" office:value="0.09974267" calcext:value-type="float">
            <text:p>0.09974267</text:p>
          </table:table-cell>
          <table:table-cell office:value-type="float" office:value="0.17074" calcext:value-type="float">
            <text:p>0.17074</text:p>
          </table:table-cell>
          <table:table-cell office:value-type="float" office:value="0.1839389" calcext:value-type="float">
            <text:p>0.1839389</text:p>
          </table:table-cell>
          <table:table-cell office:value-type="float" office:value="0.1878141" calcext:value-type="float">
            <text:p>0.1878141</text:p>
          </table:table-cell>
          <table:table-cell office:value-type="float" office:value="0" calcext:value-type="float">
            <text:p>0</text:p>
          </table:table-cell>
          <table:table-cell office:value-type="float" office:value="45.79742" calcext:value-type="float">
            <text:p>45.79742</text:p>
          </table:table-cell>
          <table:table-cell office:value-type="float" office:value="42.28321" calcext:value-type="float">
            <text:p>42.28321</text:p>
          </table:table-cell>
          <table:table-cell office:value-type="float" office:value="34.98132" calcext:value-type="float">
            <text:p>34.98132</text:p>
          </table:table-cell>
          <table:table-cell office:value-type="float" office:value="7.777234" calcext:value-type="float">
            <text:p>7.777234</text:p>
          </table:table-cell>
          <table:table-cell office:value-type="float" office:value="5.760098" calcext:value-type="float">
            <text:p>5.760098</text:p>
          </table:table-cell>
          <table:table-cell office:value-type="float" office:value="2.213383" calcext:value-type="float">
            <text:p>2.213383</text:p>
          </table:table-cell>
          <table:table-cell office:value-type="float" office:value="2.324365" calcext:value-type="float">
            <text:p>2.324365</text:p>
          </table:table-cell>
          <table:table-cell office:value-type="float" office:value="4.782716" calcext:value-type="float">
            <text:p>4.782716</text:p>
          </table:table-cell>
          <table:table-cell office:value-type="float" office:value="8.114073" calcext:value-type="float">
            <text:p>8.114073</text:p>
          </table:table-cell>
          <table:table-cell office:value-type="float" office:value="8.652297" calcext:value-type="float">
            <text:p>8.652297</text:p>
          </table:table-cell>
          <table:table-cell office:value-type="float" office:value="9.645005" calcext:value-type="float">
            <text:p>9.645005</text:p>
          </table:table-cell>
          <table:table-cell office:value-type="float" office:value="10.27497" calcext:value-type="float">
            <text:p>10.27497</text:p>
          </table:table-cell>
          <table:table-cell office:value-type="float" office:value="11.61729" calcext:value-type="float">
            <text:p>11.61729</text:p>
          </table:table-cell>
          <table:table-cell office:value-type="float" office:value="11.9973" calcext:value-type="float">
            <text:p>11.9973</text:p>
          </table:table-cell>
          <table:table-cell office:value-type="float" office:value="0" calcext:value-type="float">
            <text:p>0</text:p>
          </table:table-cell>
          <table:table-cell office:value-type="float" office:value="133.297" calcext:value-type="float">
            <text:p>133.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4083" calcext:value-type="float">
            <text:p>2.93408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5" calcext:value-type="float">
            <text:p>8072005</text:p>
          </table:table-cell>
          <table:table-cell office:value-type="float" office:value="2.107226" calcext:value-type="float">
            <text:p>2.107226</text:p>
          </table:table-cell>
          <table:table-cell office:value-type="float" office:value="135.8502" calcext:value-type="float">
            <text:p>135.8502</text:p>
          </table:table-cell>
          <table:table-cell office:value-type="float" office:value="5" calcext:value-type="float">
            <text:p>5</text:p>
          </table:table-cell>
          <table:table-cell office:value-type="float" office:value="-1.703183" calcext:value-type="float">
            <text:p>-1.703183</text:p>
          </table:table-cell>
          <table:table-cell office:value-type="float" office:value="38.87478" calcext:value-type="float">
            <text:p>38.87478</text:p>
          </table:table-cell>
          <table:table-cell office:value-type="float" office:value="0.01686442" calcext:value-type="float">
            <text:p>0.01686442</text:p>
          </table:table-cell>
          <table:table-cell office:value-type="float" office:value="0.0004903779" calcext:value-type="float">
            <text:p>0.0004903779</text:p>
          </table:table-cell>
          <table:table-cell office:value-type="float" office:value="0.02166672" calcext:value-type="float">
            <text:p>0.02166672</text:p>
          </table:table-cell>
          <table:table-cell office:value-type="float" office:value="0.01218795" calcext:value-type="float">
            <text:p>0.01218795</text:p>
          </table:table-cell>
          <table:table-cell office:value-type="float" office:value="1166.481" calcext:value-type="float">
            <text:p>1166.481</text:p>
          </table:table-cell>
          <table:table-cell office:value-type="float" office:value="1.616083" calcext:value-type="float">
            <text:p>1.616083</text:p>
          </table:table-cell>
          <table:table-cell office:value-type="float" office:value="0" calcext:value-type="float">
            <text:p>0</text:p>
          </table:table-cell>
          <table:table-cell office:value-type="float" office:value="0.0263371" calcext:value-type="float">
            <text:p>0.0263371</text:p>
          </table:table-cell>
          <table:table-cell office:value-type="float" office:value="0.03673565" calcext:value-type="float">
            <text:p>0.03673565</text:p>
          </table:table-cell>
          <table:table-cell office:value-type="float" office:value="0.03390452" calcext:value-type="float">
            <text:p>0.03390452</text:p>
          </table:table-cell>
          <table:table-cell office:value-type="float" office:value="0.009917725" calcext:value-type="float">
            <text:p>0.009917725</text:p>
          </table:table-cell>
          <table:table-cell office:value-type="float" office:value="0.009928015" calcext:value-type="float">
            <text:p>0.009928015</text:p>
          </table:table-cell>
          <table:table-cell office:value-type="float" office:value="0.004816236" calcext:value-type="float">
            <text:p>0.004816236</text:p>
          </table:table-cell>
          <table:table-cell office:value-type="float" office:value="0.004539028" calcext:value-type="float">
            <text:p>0.004539028</text:p>
          </table:table-cell>
          <table:table-cell office:value-type="float" office:value="0.007523337" calcext:value-type="float">
            <text:p>0.007523337</text:p>
          </table:table-cell>
          <table:table-cell office:value-type="float" office:value="0.06265527" calcext:value-type="float">
            <text:p>0.06265527</text:p>
          </table:table-cell>
          <table:table-cell office:value-type="float" office:value="0.09111238" calcext:value-type="float">
            <text:p>0.09111238</text:p>
          </table:table-cell>
          <table:table-cell office:value-type="float" office:value="0.09085367" calcext:value-type="float">
            <text:p>0.09085367</text:p>
          </table:table-cell>
          <table:table-cell office:value-type="float" office:value="0.1696123" calcext:value-type="float">
            <text:p>0.1696123</text:p>
          </table:table-cell>
          <table:table-cell office:value-type="float" office:value="0.1839587" calcext:value-type="float">
            <text:p>0.1839587</text:p>
          </table:table-cell>
          <table:table-cell office:value-type="float" office:value="0.1878374" calcext:value-type="float">
            <text:p>0.1878374</text:p>
          </table:table-cell>
          <table:table-cell office:value-type="float" office:value="0" calcext:value-type="float">
            <text:p>0</text:p>
          </table:table-cell>
          <table:table-cell office:value-type="float" office:value="45.66258" calcext:value-type="float">
            <text:p>45.66258</text:p>
          </table:table-cell>
          <table:table-cell office:value-type="float" office:value="42.14827" calcext:value-type="float">
            <text:p>42.14827</text:p>
          </table:table-cell>
          <table:table-cell office:value-type="float" office:value="34.9159" calcext:value-type="float">
            <text:p>34.9159</text:p>
          </table:table-cell>
          <table:table-cell office:value-type="float" office:value="7.763822" calcext:value-type="float">
            <text:p>7.763822</text:p>
          </table:table-cell>
          <table:table-cell office:value-type="float" office:value="5.750921" calcext:value-type="float">
            <text:p>5.750921</text:p>
          </table:table-cell>
          <table:table-cell office:value-type="float" office:value="2.210444" calcext:value-type="float">
            <text:p>2.210444</text:p>
          </table:table-cell>
          <table:table-cell office:value-type="float" office:value="2.32041" calcext:value-type="float">
            <text:p>2.32041</text:p>
          </table:table-cell>
          <table:table-cell office:value-type="float" office:value="4.770881" calcext:value-type="float">
            <text:p>4.770881</text:p>
          </table:table-cell>
          <table:table-cell office:value-type="float" office:value="8.1022" calcext:value-type="float">
            <text:p>8.1022</text:p>
          </table:table-cell>
          <table:table-cell office:value-type="float" office:value="8.644201" calcext:value-type="float">
            <text:p>8.644201</text:p>
          </table:table-cell>
          <table:table-cell office:value-type="float" office:value="9.632751" calcext:value-type="float">
            <text:p>9.632751</text:p>
          </table:table-cell>
          <table:table-cell office:value-type="float" office:value="10.27911" calcext:value-type="float">
            <text:p>10.27911</text:p>
          </table:table-cell>
          <table:table-cell office:value-type="float" office:value="11.61974" calcext:value-type="float">
            <text:p>11.61974</text:p>
          </table:table-cell>
          <table:table-cell office:value-type="float" office:value="11.99955" calcext:value-type="float">
            <text:p>11.99955</text:p>
          </table:table-cell>
          <table:table-cell office:value-type="float" office:value="0" calcext:value-type="float">
            <text:p>0</text:p>
          </table:table-cell>
          <table:table-cell office:value-type="float" office:value="25.27772" calcext:value-type="float">
            <text:p>25.27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298" calcext:value-type="float">
            <text:p>2.952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5" calcext:value-type="float">
            <text:p>9072005</text:p>
          </table:table-cell>
          <table:table-cell office:value-type="float" office:value="2.093683" calcext:value-type="float">
            <text:p>2.093683</text:p>
          </table:table-cell>
          <table:table-cell office:value-type="float" office:value="135.8462" calcext:value-type="float">
            <text:p>135.8462</text:p>
          </table:table-cell>
          <table:table-cell office:value-type="float" office:value="5" calcext:value-type="float">
            <text:p>5</text:p>
          </table:table-cell>
          <table:table-cell office:value-type="float" office:value="-1.778098" calcext:value-type="float">
            <text:p>-1.778098</text:p>
          </table:table-cell>
          <table:table-cell office:value-type="float" office:value="38.84439" calcext:value-type="float">
            <text:p>38.84439</text:p>
          </table:table-cell>
          <table:table-cell office:value-type="float" office:value="0.01686442" calcext:value-type="float">
            <text:p>0.01686442</text:p>
          </table:table-cell>
          <table:table-cell office:value-type="float" office:value="0.0004918972" calcext:value-type="float">
            <text:p>0.0004918972</text:p>
          </table:table-cell>
          <table:table-cell office:value-type="float" office:value="0.02166672" calcext:value-type="float">
            <text:p>0.02166672</text:p>
          </table:table-cell>
          <table:table-cell office:value-type="float" office:value="0.01218597" calcext:value-type="float">
            <text:p>0.01218597</text:p>
          </table:table-cell>
          <table:table-cell office:value-type="float" office:value="1166.456" calcext:value-type="float">
            <text:p>1166.456</text:p>
          </table:table-cell>
          <table:table-cell office:value-type="float" office:value="1.608903" calcext:value-type="float">
            <text:p>1.608903</text:p>
          </table:table-cell>
          <table:table-cell office:value-type="float" office:value="0" calcext:value-type="float">
            <text:p>0</text:p>
          </table:table-cell>
          <table:table-cell office:value-type="float" office:value="0.02976193" calcext:value-type="float">
            <text:p>0.02976193</text:p>
          </table:table-cell>
          <table:table-cell office:value-type="float" office:value="0.03036079" calcext:value-type="float">
            <text:p>0.03036079</text:p>
          </table:table-cell>
          <table:table-cell office:value-type="float" office:value="0.03330786" calcext:value-type="float">
            <text:p>0.03330786</text:p>
          </table:table-cell>
          <table:table-cell office:value-type="float" office:value="0.00982078" calcext:value-type="float">
            <text:p>0.00982078</text:p>
          </table:table-cell>
          <table:table-cell office:value-type="float" office:value="0.00938093" calcext:value-type="float">
            <text:p>0.00938093</text:p>
          </table:table-cell>
          <table:table-cell office:value-type="float" office:value="0.004726177" calcext:value-type="float">
            <text:p>0.004726177</text:p>
          </table:table-cell>
          <table:table-cell office:value-type="float" office:value="0.004563708" calcext:value-type="float">
            <text:p>0.004563708</text:p>
          </table:table-cell>
          <table:table-cell office:value-type="float" office:value="0.00750774" calcext:value-type="float">
            <text:p>0.00750774</text:p>
          </table:table-cell>
          <table:table-cell office:value-type="float" office:value="0.05939251" calcext:value-type="float">
            <text:p>0.05939251</text:p>
          </table:table-cell>
          <table:table-cell office:value-type="float" office:value="0.08899377" calcext:value-type="float">
            <text:p>0.08899377</text:p>
          </table:table-cell>
          <table:table-cell office:value-type="float" office:value="0.09493687" calcext:value-type="float">
            <text:p>0.09493687</text:p>
          </table:table-cell>
          <table:table-cell office:value-type="float" office:value="0.1558668" calcext:value-type="float">
            <text:p>0.1558668</text:p>
          </table:table-cell>
          <table:table-cell office:value-type="float" office:value="0.183987" calcext:value-type="float">
            <text:p>0.183987</text:p>
          </table:table-cell>
          <table:table-cell office:value-type="float" office:value="0.1878607" calcext:value-type="float">
            <text:p>0.1878607</text:p>
          </table:table-cell>
          <table:table-cell office:value-type="float" office:value="0" calcext:value-type="float">
            <text:p>0</text:p>
          </table:table-cell>
          <table:table-cell office:value-type="float" office:value="45.52179" calcext:value-type="float">
            <text:p>45.52179</text:p>
          </table:table-cell>
          <table:table-cell office:value-type="float" office:value="41.96705" calcext:value-type="float">
            <text:p>41.96705</text:p>
          </table:table-cell>
          <table:table-cell office:value-type="float" office:value="34.84625" calcext:value-type="float">
            <text:p>34.84625</text:p>
          </table:table-cell>
          <table:table-cell office:value-type="float" office:value="7.749607" calcext:value-type="float">
            <text:p>7.749607</text:p>
          </table:table-cell>
          <table:table-cell office:value-type="float" office:value="5.741407" calcext:value-type="float">
            <text:p>5.741407</text:p>
          </table:table-cell>
          <table:table-cell office:value-type="float" office:value="2.207515" calcext:value-type="float">
            <text:p>2.207515</text:p>
          </table:table-cell>
          <table:table-cell office:value-type="float" office:value="2.31624" calcext:value-type="float">
            <text:p>2.31624</text:p>
          </table:table-cell>
          <table:table-cell office:value-type="float" office:value="4.758927" calcext:value-type="float">
            <text:p>4.758927</text:p>
          </table:table-cell>
          <table:table-cell office:value-type="float" office:value="8.089649" calcext:value-type="float">
            <text:p>8.089649</text:p>
          </table:table-cell>
          <table:table-cell office:value-type="float" office:value="8.635682" calcext:value-type="float">
            <text:p>8.635682</text:p>
          </table:table-cell>
          <table:table-cell office:value-type="float" office:value="9.620395" calcext:value-type="float">
            <text:p>9.620395</text:p>
          </table:table-cell>
          <table:table-cell office:value-type="float" office:value="10.28137" calcext:value-type="float">
            <text:p>10.28137</text:p>
          </table:table-cell>
          <table:table-cell office:value-type="float" office:value="11.62215" calcext:value-type="float">
            <text:p>11.62215</text:p>
          </table:table-cell>
          <table:table-cell office:value-type="float" office:value="12.00182" calcext:value-type="float">
            <text:p>12.00182</text:p>
          </table:table-cell>
          <table:table-cell office:value-type="float" office:value="0" calcext:value-type="float">
            <text:p>0</text:p>
          </table:table-cell>
          <table:table-cell office:value-type="float" office:value="74.45149" calcext:value-type="float">
            <text:p>74.45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9413" calcext:value-type="float">
            <text:p>2.96941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5" calcext:value-type="float">
            <text:p>10072005</text:p>
          </table:table-cell>
          <table:table-cell office:value-type="float" office:value="2.081761" calcext:value-type="float">
            <text:p>2.081761</text:p>
          </table:table-cell>
          <table:table-cell office:value-type="float" office:value="135.8415" calcext:value-type="float">
            <text:p>135.8415</text:p>
          </table:table-cell>
          <table:table-cell office:value-type="float" office:value="5" calcext:value-type="float">
            <text:p>5</text:p>
          </table:table-cell>
          <table:table-cell office:value-type="float" office:value="-1.853528" calcext:value-type="float">
            <text:p>-1.853528</text:p>
          </table:table-cell>
          <table:table-cell office:value-type="float" office:value="38.81428" calcext:value-type="float">
            <text:p>38.81428</text:p>
          </table:table-cell>
          <table:table-cell office:value-type="float" office:value="0.01686442" calcext:value-type="float">
            <text:p>0.01686442</text:p>
          </table:table-cell>
          <table:table-cell office:value-type="float" office:value="0.0004934171" calcext:value-type="float">
            <text:p>0.0004934171</text:p>
          </table:table-cell>
          <table:table-cell office:value-type="float" office:value="0.02166672" calcext:value-type="float">
            <text:p>0.02166672</text:p>
          </table:table-cell>
          <table:table-cell office:value-type="float" office:value="0.0121852" calcext:value-type="float">
            <text:p>0.0121852</text:p>
          </table:table-cell>
          <table:table-cell office:value-type="float" office:value="1166.43" calcext:value-type="float">
            <text:p>1166.43</text:p>
          </table:table-cell>
          <table:table-cell office:value-type="float" office:value="1.602383" calcext:value-type="float">
            <text:p>1.602383</text:p>
          </table:table-cell>
          <table:table-cell office:value-type="float" office:value="0" calcext:value-type="float">
            <text:p>0</text:p>
          </table:table-cell>
          <table:table-cell office:value-type="float" office:value="0.04442565" calcext:value-type="float">
            <text:p>0.04442565</text:p>
          </table:table-cell>
          <table:table-cell office:value-type="float" office:value="0.03567891" calcext:value-type="float">
            <text:p>0.03567891</text:p>
          </table:table-cell>
          <table:table-cell office:value-type="float" office:value="0.03750078" calcext:value-type="float">
            <text:p>0.03750078</text:p>
          </table:table-cell>
          <table:table-cell office:value-type="float" office:value="0.01091555" calcext:value-type="float">
            <text:p>0.01091555</text:p>
          </table:table-cell>
          <table:table-cell office:value-type="float" office:value="0.01004431" calcext:value-type="float">
            <text:p>0.01004431</text:p>
          </table:table-cell>
          <table:table-cell office:value-type="float" office:value="0.004792418" calcext:value-type="float">
            <text:p>0.004792418</text:p>
          </table:table-cell>
          <table:table-cell office:value-type="float" office:value="0.004590571" calcext:value-type="float">
            <text:p>0.004590571</text:p>
          </table:table-cell>
          <table:table-cell office:value-type="float" office:value="0.007495491" calcext:value-type="float">
            <text:p>0.007495491</text:p>
          </table:table-cell>
          <table:table-cell office:value-type="float" office:value="0.05625523" calcext:value-type="float">
            <text:p>0.05625523</text:p>
          </table:table-cell>
          <table:table-cell office:value-type="float" office:value="0.08655493" calcext:value-type="float">
            <text:p>0.08655493</text:p>
          </table:table-cell>
          <table:table-cell office:value-type="float" office:value="0.09877154" calcext:value-type="float">
            <text:p>0.09877154</text:p>
          </table:table-cell>
          <table:table-cell office:value-type="float" office:value="0.1365617" calcext:value-type="float">
            <text:p>0.1365617</text:p>
          </table:table-cell>
          <table:table-cell office:value-type="float" office:value="0.1840109" calcext:value-type="float">
            <text:p>0.1840109</text:p>
          </table:table-cell>
          <table:table-cell office:value-type="float" office:value="0.187884" calcext:value-type="float">
            <text:p>0.187884</text:p>
          </table:table-cell>
          <table:table-cell office:value-type="float" office:value="0" calcext:value-type="float">
            <text:p>0</text:p>
          </table:table-cell>
          <table:table-cell office:value-type="float" office:value="45.47993" calcext:value-type="float">
            <text:p>45.47993</text:p>
          </table:table-cell>
          <table:table-cell office:value-type="float" office:value="41.82738" calcext:value-type="float">
            <text:p>41.82738</text:p>
          </table:table-cell>
          <table:table-cell office:value-type="float" office:value="34.77966" calcext:value-type="float">
            <text:p>34.77966</text:p>
          </table:table-cell>
          <table:table-cell office:value-type="float" office:value="7.736235" calcext:value-type="float">
            <text:p>7.736235</text:p>
          </table:table-cell>
          <table:table-cell office:value-type="float" office:value="5.732038" calcext:value-type="float">
            <text:p>5.732038</text:p>
          </table:table-cell>
          <table:table-cell office:value-type="float" office:value="2.204617" calcext:value-type="float">
            <text:p>2.204617</text:p>
          </table:table-cell>
          <table:table-cell office:value-type="float" office:value="2.31232" calcext:value-type="float">
            <text:p>2.31232</text:p>
          </table:table-cell>
          <table:table-cell office:value-type="float" office:value="4.746975" calcext:value-type="float">
            <text:p>4.746975</text:p>
          </table:table-cell>
          <table:table-cell office:value-type="float" office:value="8.076458" calcext:value-type="float">
            <text:p>8.076458</text:p>
          </table:table-cell>
          <table:table-cell office:value-type="float" office:value="8.626697" calcext:value-type="float">
            <text:p>8.626697</text:p>
          </table:table-cell>
          <table:table-cell office:value-type="float" office:value="9.609238" calcext:value-type="float">
            <text:p>9.609238</text:p>
          </table:table-cell>
          <table:table-cell office:value-type="float" office:value="10.27925" calcext:value-type="float">
            <text:p>10.27925</text:p>
          </table:table-cell>
          <table:table-cell office:value-type="float" office:value="11.62455" calcext:value-type="float">
            <text:p>11.62455</text:p>
          </table:table-cell>
          <table:table-cell office:value-type="float" office:value="12.00408" calcext:value-type="float">
            <text:p>12.00408</text:p>
          </table:table-cell>
          <table:table-cell office:value-type="float" office:value="0" calcext:value-type="float">
            <text:p>0</text:p>
          </table:table-cell>
          <table:table-cell office:value-type="float" office:value="107.7517" calcext:value-type="float">
            <text:p>107.7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4774" calcext:value-type="float">
            <text:p>2.98477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5" calcext:value-type="float">
            <text:p>11072005</text:p>
          </table:table-cell>
          <table:table-cell office:value-type="float" office:value="2.069637" calcext:value-type="float">
            <text:p>2.069637</text:p>
          </table:table-cell>
          <table:table-cell office:value-type="float" office:value="135.8358" calcext:value-type="float">
            <text:p>135.8358</text:p>
          </table:table-cell>
          <table:table-cell office:value-type="float" office:value="5" calcext:value-type="float">
            <text:p>5</text:p>
          </table:table-cell>
          <table:table-cell office:value-type="float" office:value="-1.932077" calcext:value-type="float">
            <text:p>-1.932077</text:p>
          </table:table-cell>
          <table:table-cell office:value-type="float" office:value="38.78319" calcext:value-type="float">
            <text:p>38.78319</text:p>
          </table:table-cell>
          <table:table-cell office:value-type="float" office:value="0.01686442" calcext:value-type="float">
            <text:p>0.01686442</text:p>
          </table:table-cell>
          <table:table-cell office:value-type="float" office:value="0.000494937" calcext:value-type="float">
            <text:p>0.000494937</text:p>
          </table:table-cell>
          <table:table-cell office:value-type="float" office:value="0.02166672" calcext:value-type="float">
            <text:p>0.02166672</text:p>
          </table:table-cell>
          <table:table-cell office:value-type="float" office:value="0.01218515" calcext:value-type="float">
            <text:p>0.01218515</text:p>
          </table:table-cell>
          <table:table-cell office:value-type="float" office:value="1166.403" calcext:value-type="float">
            <text:p>1166.403</text:p>
          </table:table-cell>
          <table:table-cell office:value-type="float" office:value="1.592443" calcext:value-type="float">
            <text:p>1.592443</text:p>
          </table:table-cell>
          <table:table-cell office:value-type="float" office:value="0" calcext:value-type="float">
            <text:p>0</text:p>
          </table:table-cell>
          <table:table-cell office:value-type="float" office:value="0.03883754" calcext:value-type="float">
            <text:p>0.03883754</text:p>
          </table:table-cell>
          <table:table-cell office:value-type="float" office:value="0.03979691" calcext:value-type="float">
            <text:p>0.03979691</text:p>
          </table:table-cell>
          <table:table-cell office:value-type="float" office:value="0.03809077" calcext:value-type="float">
            <text:p>0.03809077</text:p>
          </table:table-cell>
          <table:table-cell office:value-type="float" office:value="0.01131091" calcext:value-type="float">
            <text:p>0.01131091</text:p>
          </table:table-cell>
          <table:table-cell office:value-type="float" office:value="0.01025477" calcext:value-type="float">
            <text:p>0.01025477</text:p>
          </table:table-cell>
          <table:table-cell office:value-type="float" office:value="0.004884007" calcext:value-type="float">
            <text:p>0.004884007</text:p>
          </table:table-cell>
          <table:table-cell office:value-type="float" office:value="0.004634346" calcext:value-type="float">
            <text:p>0.004634346</text:p>
          </table:table-cell>
          <table:table-cell office:value-type="float" office:value="0.007498902" calcext:value-type="float">
            <text:p>0.007498902</text:p>
          </table:table-cell>
          <table:table-cell office:value-type="float" office:value="0.05346337" calcext:value-type="float">
            <text:p>0.05346337</text:p>
          </table:table-cell>
          <table:table-cell office:value-type="float" office:value="0.08423042" calcext:value-type="float">
            <text:p>0.08423042</text:p>
          </table:table-cell>
          <table:table-cell office:value-type="float" office:value="0.09965808" calcext:value-type="float">
            <text:p>0.09965808</text:p>
          </table:table-cell>
          <table:table-cell office:value-type="float" office:value="0.1199523" calcext:value-type="float">
            <text:p>0.1199523</text:p>
          </table:table-cell>
          <table:table-cell office:value-type="float" office:value="0.184038" calcext:value-type="float">
            <text:p>0.184038</text:p>
          </table:table-cell>
          <table:table-cell office:value-type="float" office:value="0.1879073" calcext:value-type="float">
            <text:p>0.1879073</text:p>
          </table:table-cell>
          <table:table-cell office:value-type="float" office:value="0" calcext:value-type="float">
            <text:p>0</text:p>
          </table:table-cell>
          <table:table-cell office:value-type="float" office:value="45.44512" calcext:value-type="float">
            <text:p>45.44512</text:p>
          </table:table-cell>
          <table:table-cell office:value-type="float" office:value="41.72574" calcext:value-type="float">
            <text:p>41.72574</text:p>
          </table:table-cell>
          <table:table-cell office:value-type="float" office:value="34.71638" calcext:value-type="float">
            <text:p>34.71638</text:p>
          </table:table-cell>
          <table:table-cell office:value-type="float" office:value="7.72367" calcext:value-type="float">
            <text:p>7.72367</text:p>
          </table:table-cell>
          <table:table-cell office:value-type="float" office:value="5.723077" calcext:value-type="float">
            <text:p>5.723077</text:p>
          </table:table-cell>
          <table:table-cell office:value-type="float" office:value="2.201803" calcext:value-type="float">
            <text:p>2.201803</text:p>
          </table:table-cell>
          <table:table-cell office:value-type="float" office:value="2.308542" calcext:value-type="float">
            <text:p>2.308542</text:p>
          </table:table-cell>
          <table:table-cell office:value-type="float" office:value="4.735106" calcext:value-type="float">
            <text:p>4.735106</text:p>
          </table:table-cell>
          <table:table-cell office:value-type="float" office:value="8.062679" calcext:value-type="float">
            <text:p>8.062679</text:p>
          </table:table-cell>
          <table:table-cell office:value-type="float" office:value="8.61721" calcext:value-type="float">
            <text:p>8.61721</text:p>
          </table:table-cell>
          <table:table-cell office:value-type="float" office:value="9.598665" calcext:value-type="float">
            <text:p>9.598665</text:p>
          </table:table-cell>
          <table:table-cell office:value-type="float" office:value="10.27272" calcext:value-type="float">
            <text:p>10.27272</text:p>
          </table:table-cell>
          <table:table-cell office:value-type="float" office:value="11.62695" calcext:value-type="float">
            <text:p>11.62695</text:p>
          </table:table-cell>
          <table:table-cell office:value-type="float" office:value="12.00634" calcext:value-type="float">
            <text:p>12.00634</text:p>
          </table:table-cell>
          <table:table-cell office:value-type="float" office:value="0" calcext:value-type="float">
            <text:p>0</text:p>
          </table:table-cell>
          <table:table-cell office:value-type="float" office:value="126.6021" calcext:value-type="float">
            <text:p>126.6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1227" calcext:value-type="float">
            <text:p>3.0012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5" calcext:value-type="float">
            <text:p>12072005</text:p>
          </table:table-cell>
          <table:table-cell office:value-type="float" office:value="2.058151" calcext:value-type="float">
            <text:p>2.058151</text:p>
          </table:table-cell>
          <table:table-cell office:value-type="float" office:value="135.8304" calcext:value-type="float">
            <text:p>135.8304</text:p>
          </table:table-cell>
          <table:table-cell office:value-type="float" office:value="5" calcext:value-type="float">
            <text:p>5</text:p>
          </table:table-cell>
          <table:table-cell office:value-type="float" office:value="-2.013148" calcext:value-type="float">
            <text:p>-2.013148</text:p>
          </table:table-cell>
          <table:table-cell office:value-type="float" office:value="38.74961" calcext:value-type="float">
            <text:p>38.74961</text:p>
          </table:table-cell>
          <table:table-cell office:value-type="float" office:value="0.01686442" calcext:value-type="float">
            <text:p>0.01686442</text:p>
          </table:table-cell>
          <table:table-cell office:value-type="float" office:value="0.0004965851" calcext:value-type="float">
            <text:p>0.0004965851</text:p>
          </table:table-cell>
          <table:table-cell office:value-type="float" office:value="0.02166672" calcext:value-type="float">
            <text:p>0.02166672</text:p>
          </table:table-cell>
          <table:table-cell office:value-type="float" office:value="0.01221467" calcext:value-type="float">
            <text:p>0.01221467</text:p>
          </table:table-cell>
          <table:table-cell office:value-type="float" office:value="1166.375" calcext:value-type="float">
            <text:p>1166.375</text:p>
          </table:table-cell>
          <table:table-cell office:value-type="float" office:value="1.583876" calcext:value-type="float">
            <text:p>1.583876</text:p>
          </table:table-cell>
          <table:table-cell office:value-type="float" office:value="0" calcext:value-type="float">
            <text:p>0</text:p>
          </table:table-cell>
          <table:table-cell office:value-type="float" office:value="0.02815085" calcext:value-type="float">
            <text:p>0.02815085</text:p>
          </table:table-cell>
          <table:table-cell office:value-type="float" office:value="0.03567608" calcext:value-type="float">
            <text:p>0.03567608</text:p>
          </table:table-cell>
          <table:table-cell office:value-type="float" office:value="0.03413116" calcext:value-type="float">
            <text:p>0.03413116</text:p>
          </table:table-cell>
          <table:table-cell office:value-type="float" office:value="0.01019391" calcext:value-type="float">
            <text:p>0.01019391</text:p>
          </table:table-cell>
          <table:table-cell office:value-type="float" office:value="0.009593015" calcext:value-type="float">
            <text:p>0.009593015</text:p>
          </table:table-cell>
          <table:table-cell office:value-type="float" office:value="0.004842305" calcext:value-type="float">
            <text:p>0.004842305</text:p>
          </table:table-cell>
          <table:table-cell office:value-type="float" office:value="0.004601243" calcext:value-type="float">
            <text:p>0.004601243</text:p>
          </table:table-cell>
          <table:table-cell office:value-type="float" office:value="0.007500274" calcext:value-type="float">
            <text:p>0.007500274</text:p>
          </table:table-cell>
          <table:table-cell office:value-type="float" office:value="0.0511505" calcext:value-type="float">
            <text:p>0.0511505</text:p>
          </table:table-cell>
          <table:table-cell office:value-type="float" office:value="0.08238423" calcext:value-type="float">
            <text:p>0.08238423</text:p>
          </table:table-cell>
          <table:table-cell office:value-type="float" office:value="0.09900101" calcext:value-type="float">
            <text:p>0.09900101</text:p>
          </table:table-cell>
          <table:table-cell office:value-type="float" office:value="0.108735" calcext:value-type="float">
            <text:p>0.108735</text:p>
          </table:table-cell>
          <table:table-cell office:value-type="float" office:value="0.1840687" calcext:value-type="float">
            <text:p>0.1840687</text:p>
          </table:table-cell>
          <table:table-cell office:value-type="float" office:value="0.1879306" calcext:value-type="float">
            <text:p>0.1879306</text:p>
          </table:table-cell>
          <table:table-cell office:value-type="float" office:value="0" calcext:value-type="float">
            <text:p>0</text:p>
          </table:table-cell>
          <table:table-cell office:value-type="float" office:value="45.34288" calcext:value-type="float">
            <text:p>45.34288</text:p>
          </table:table-cell>
          <table:table-cell office:value-type="float" office:value="41.633" calcext:value-type="float">
            <text:p>41.633</text:p>
          </table:table-cell>
          <table:table-cell office:value-type="float" office:value="34.65467" calcext:value-type="float">
            <text:p>34.65467</text:p>
          </table:table-cell>
          <table:table-cell office:value-type="float" office:value="7.711256" calcext:value-type="float">
            <text:p>7.711256</text:p>
          </table:table-cell>
          <table:table-cell office:value-type="float" office:value="5.71431" calcext:value-type="float">
            <text:p>5.71431</text:p>
          </table:table-cell>
          <table:table-cell office:value-type="float" office:value="2.199068" calcext:value-type="float">
            <text:p>2.199068</text:p>
          </table:table-cell>
          <table:table-cell office:value-type="float" office:value="2.304804" calcext:value-type="float">
            <text:p>2.304804</text:p>
          </table:table-cell>
          <table:table-cell office:value-type="float" office:value="4.723346" calcext:value-type="float">
            <text:p>4.723346</text:p>
          </table:table-cell>
          <table:table-cell office:value-type="float" office:value="8.048434" calcext:value-type="float">
            <text:p>8.048434</text:p>
          </table:table-cell>
          <table:table-cell office:value-type="float" office:value="8.607318" calcext:value-type="float">
            <text:p>8.607318</text:p>
          </table:table-cell>
          <table:table-cell office:value-type="float" office:value="9.588136" calcext:value-type="float">
            <text:p>9.588136</text:p>
          </table:table-cell>
          <table:table-cell office:value-type="float" office:value="10.26292" calcext:value-type="float">
            <text:p>10.26292</text:p>
          </table:table-cell>
          <table:table-cell office:value-type="float" office:value="11.62936" calcext:value-type="float">
            <text:p>11.62936</text:p>
          </table:table-cell>
          <table:table-cell office:value-type="float" office:value="12.00859" calcext:value-type="float">
            <text:p>12.00859</text:p>
          </table:table-cell>
          <table:table-cell office:value-type="float" office:value="0" calcext:value-type="float">
            <text:p>0</text:p>
          </table:table-cell>
          <table:table-cell office:value-type="float" office:value="43.47603" calcext:value-type="float">
            <text:p>43.47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6767" calcext:value-type="float">
            <text:p>3.01676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5" calcext:value-type="float">
            <text:p>13072005</text:p>
          </table:table-cell>
          <table:table-cell office:value-type="float" office:value="2.044819" calcext:value-type="float">
            <text:p>2.044819</text:p>
          </table:table-cell>
          <table:table-cell office:value-type="float" office:value="135.8259" calcext:value-type="float">
            <text:p>135.8259</text:p>
          </table:table-cell>
          <table:table-cell office:value-type="float" office:value="5" calcext:value-type="float">
            <text:p>5</text:p>
          </table:table-cell>
          <table:table-cell office:value-type="float" office:value="-2.09954" calcext:value-type="float">
            <text:p>-2.09954</text:p>
          </table:table-cell>
          <table:table-cell office:value-type="float" office:value="38.7107" calcext:value-type="float">
            <text:p>38.7107</text:p>
          </table:table-cell>
          <table:table-cell office:value-type="float" office:value="0.01688824" calcext:value-type="float">
            <text:p>0.01688824</text:p>
          </table:table-cell>
          <table:table-cell office:value-type="float" office:value="0.0005000978" calcext:value-type="float">
            <text:p>0.0005000978</text:p>
          </table:table-cell>
          <table:table-cell office:value-type="float" office:value="0.02168674" calcext:value-type="float">
            <text:p>0.02168674</text:p>
          </table:table-cell>
          <table:table-cell office:value-type="float" office:value="0.01238797" calcext:value-type="float">
            <text:p>0.01238797</text:p>
          </table:table-cell>
          <table:table-cell office:value-type="float" office:value="1166.347" calcext:value-type="float">
            <text:p>1166.347</text:p>
          </table:table-cell>
          <table:table-cell office:value-type="float" office:value="1.572237" calcext:value-type="float">
            <text:p>1.572237</text:p>
          </table:table-cell>
          <table:table-cell office:value-type="float" office:value="0" calcext:value-type="float">
            <text:p>0</text:p>
          </table:table-cell>
          <table:table-cell office:value-type="float" office:value="0.02613548" calcext:value-type="float">
            <text:p>0.02613548</text:p>
          </table:table-cell>
          <table:table-cell office:value-type="float" office:value="0.03449441" calcext:value-type="float">
            <text:p>0.03449441</text:p>
          </table:table-cell>
          <table:table-cell office:value-type="float" office:value="0.02931624" calcext:value-type="float">
            <text:p>0.02931624</text:p>
          </table:table-cell>
          <table:table-cell office:value-type="float" office:value="0.009328702" calcext:value-type="float">
            <text:p>0.009328702</text:p>
          </table:table-cell>
          <table:table-cell office:value-type="float" office:value="0.009177717" calcext:value-type="float">
            <text:p>0.009177717</text:p>
          </table:table-cell>
          <table:table-cell office:value-type="float" office:value="0.004825317" calcext:value-type="float">
            <text:p>0.004825317</text:p>
          </table:table-cell>
          <table:table-cell office:value-type="float" office:value="0.004464703" calcext:value-type="float">
            <text:p>0.004464703</text:p>
          </table:table-cell>
          <table:table-cell office:value-type="float" office:value="0.007476622" calcext:value-type="float">
            <text:p>0.007476622</text:p>
          </table:table-cell>
          <table:table-cell office:value-type="float" office:value="0.04899995" calcext:value-type="float">
            <text:p>0.04899995</text:p>
          </table:table-cell>
          <table:table-cell office:value-type="float" office:value="0.08050942" calcext:value-type="float">
            <text:p>0.08050942</text:p>
          </table:table-cell>
          <table:table-cell office:value-type="float" office:value="0.09750729" calcext:value-type="float">
            <text:p>0.09750729</text:p>
          </table:table-cell>
          <table:table-cell office:value-type="float" office:value="0.1017814" calcext:value-type="float">
            <text:p>0.1017814</text:p>
          </table:table-cell>
          <table:table-cell office:value-type="float" office:value="0.1840827" calcext:value-type="float">
            <text:p>0.1840827</text:p>
          </table:table-cell>
          <table:table-cell office:value-type="float" office:value="0.1879538" calcext:value-type="float">
            <text:p>0.1879538</text:p>
          </table:table-cell>
          <table:table-cell office:value-type="float" office:value="0" calcext:value-type="float">
            <text:p>0</text:p>
          </table:table-cell>
          <table:table-cell office:value-type="float" office:value="45.16756" calcext:value-type="float">
            <text:p>45.16756</text:p>
          </table:table-cell>
          <table:table-cell office:value-type="float" office:value="41.48347" calcext:value-type="float">
            <text:p>41.48347</text:p>
          </table:table-cell>
          <table:table-cell office:value-type="float" office:value="34.58258" calcext:value-type="float">
            <text:p>34.58258</text:p>
          </table:table-cell>
          <table:table-cell office:value-type="float" office:value="7.697711" calcext:value-type="float">
            <text:p>7.697711</text:p>
          </table:table-cell>
          <table:table-cell office:value-type="float" office:value="5.705124" calcext:value-type="float">
            <text:p>5.705124</text:p>
          </table:table-cell>
          <table:table-cell office:value-type="float" office:value="2.196347" calcext:value-type="float">
            <text:p>2.196347</text:p>
          </table:table-cell>
          <table:table-cell office:value-type="float" office:value="2.300672" calcext:value-type="float">
            <text:p>2.300672</text:p>
          </table:table-cell>
          <table:table-cell office:value-type="float" office:value="4.711595" calcext:value-type="float">
            <text:p>4.711595</text:p>
          </table:table-cell>
          <table:table-cell office:value-type="float" office:value="8.033772" calcext:value-type="float">
            <text:p>8.033772</text:p>
          </table:table-cell>
          <table:table-cell office:value-type="float" office:value="8.597066" calcext:value-type="float">
            <text:p>8.597066</text:p>
          </table:table-cell>
          <table:table-cell office:value-type="float" office:value="9.577383" calcext:value-type="float">
            <text:p>9.577383</text:p>
          </table:table-cell>
          <table:table-cell office:value-type="float" office:value="10.25107" calcext:value-type="float">
            <text:p>10.25107</text:p>
          </table:table-cell>
          <table:table-cell office:value-type="float" office:value="11.63176" calcext:value-type="float">
            <text:p>11.63176</text:p>
          </table:table-cell>
          <table:table-cell office:value-type="float" office:value="12.01086" calcext:value-type="float">
            <text:p>12.01086</text:p>
          </table:table-cell>
          <table:table-cell office:value-type="float" office:value="0" calcext:value-type="float">
            <text:p>0</text:p>
          </table:table-cell>
          <table:table-cell office:value-type="float" office:value="24.59354" calcext:value-type="float">
            <text:p>24.59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3621" calcext:value-type="float">
            <text:p>3.03362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5" calcext:value-type="float">
            <text:p>14072005</text:p>
          </table:table-cell>
          <table:table-cell office:value-type="float" office:value="2.032398" calcext:value-type="float">
            <text:p>2.032398</text:p>
          </table:table-cell>
          <table:table-cell office:value-type="float" office:value="135.8224" calcext:value-type="float">
            <text:p>135.8224</text:p>
          </table:table-cell>
          <table:table-cell office:value-type="float" office:value="5" calcext:value-type="float">
            <text:p>5</text:p>
          </table:table-cell>
          <table:table-cell office:value-type="float" office:value="-2.188176" calcext:value-type="float">
            <text:p>-2.188176</text:p>
          </table:table-cell>
          <table:table-cell office:value-type="float" office:value="38.66851" calcext:value-type="float">
            <text:p>38.66851</text:p>
          </table:table-cell>
          <table:table-cell office:value-type="float" office:value="0.01688824" calcext:value-type="float">
            <text:p>0.01688824</text:p>
          </table:table-cell>
          <table:table-cell office:value-type="float" office:value="0.0005015897" calcext:value-type="float">
            <text:p>0.0005015897</text:p>
          </table:table-cell>
          <table:table-cell office:value-type="float" office:value="0.02168674" calcext:value-type="float">
            <text:p>0.02168674</text:p>
          </table:table-cell>
          <table:table-cell office:value-type="float" office:value="0.01237635" calcext:value-type="float">
            <text:p>0.01237635</text:p>
          </table:table-cell>
          <table:table-cell office:value-type="float" office:value="1166.316" calcext:value-type="float">
            <text:p>1166.316</text:p>
          </table:table-cell>
          <table:table-cell office:value-type="float" office:value="1.571513" calcext:value-type="float">
            <text:p>1.571513</text:p>
          </table:table-cell>
          <table:table-cell office:value-type="float" office:value="0" calcext:value-type="float">
            <text:p>0</text:p>
          </table:table-cell>
          <table:table-cell office:value-type="float" office:value="0.02929544" calcext:value-type="float">
            <text:p>0.02929544</text:p>
          </table:table-cell>
          <table:table-cell office:value-type="float" office:value="0.03030588" calcext:value-type="float">
            <text:p>0.03030588</text:p>
          </table:table-cell>
          <table:table-cell office:value-type="float" office:value="0.02833149" calcext:value-type="float">
            <text:p>0.02833149</text:p>
          </table:table-cell>
          <table:table-cell office:value-type="float" office:value="0.009285848" calcext:value-type="float">
            <text:p>0.009285848</text:p>
          </table:table-cell>
          <table:table-cell office:value-type="float" office:value="0.008783099" calcext:value-type="float">
            <text:p>0.008783099</text:p>
          </table:table-cell>
          <table:table-cell office:value-type="float" office:value="0.004770498" calcext:value-type="float">
            <text:p>0.004770498</text:p>
          </table:table-cell>
          <table:table-cell office:value-type="float" office:value="0.004497632" calcext:value-type="float">
            <text:p>0.004497632</text:p>
          </table:table-cell>
          <table:table-cell office:value-type="float" office:value="0.007461215" calcext:value-type="float">
            <text:p>0.007461215</text:p>
          </table:table-cell>
          <table:table-cell office:value-type="float" office:value="0.04702321" calcext:value-type="float">
            <text:p>0.04702321</text:p>
          </table:table-cell>
          <table:table-cell office:value-type="float" office:value="0.07861196" calcext:value-type="float">
            <text:p>0.07861196</text:p>
          </table:table-cell>
          <table:table-cell office:value-type="float" office:value="0.09564295" calcext:value-type="float">
            <text:p>0.09564295</text:p>
          </table:table-cell>
          <table:table-cell office:value-type="float" office:value="0.09734368" calcext:value-type="float">
            <text:p>0.09734368</text:p>
          </table:table-cell>
          <table:table-cell office:value-type="float" office:value="0.1841132" calcext:value-type="float">
            <text:p>0.1841132</text:p>
          </table:table-cell>
          <table:table-cell office:value-type="float" office:value="0.1879771" calcext:value-type="float">
            <text:p>0.1879771</text:p>
          </table:table-cell>
          <table:table-cell office:value-type="float" office:value="0" calcext:value-type="float">
            <text:p>0</text:p>
          </table:table-cell>
          <table:table-cell office:value-type="float" office:value="45.02751" calcext:value-type="float">
            <text:p>45.02751</text:p>
          </table:table-cell>
          <table:table-cell office:value-type="float" office:value="41.31033" calcext:value-type="float">
            <text:p>41.31033</text:p>
          </table:table-cell>
          <table:table-cell office:value-type="float" office:value="34.48608" calcext:value-type="float">
            <text:p>34.48608</text:p>
          </table:table-cell>
          <table:table-cell office:value-type="float" office:value="7.683078" calcext:value-type="float">
            <text:p>7.683078</text:p>
          </table:table-cell>
          <table:table-cell office:value-type="float" office:value="5.695456" calcext:value-type="float">
            <text:p>5.695456</text:p>
          </table:table-cell>
          <table:table-cell office:value-type="float" office:value="2.193639" calcext:value-type="float">
            <text:p>2.193639</text:p>
          </table:table-cell>
          <table:table-cell office:value-type="float" office:value="2.296355" calcext:value-type="float">
            <text:p>2.296355</text:p>
          </table:table-cell>
          <table:table-cell office:value-type="float" office:value="4.699707" calcext:value-type="float">
            <text:p>4.699707</text:p>
          </table:table-cell>
          <table:table-cell office:value-type="float" office:value="8.018701" calcext:value-type="float">
            <text:p>8.018701</text:p>
          </table:table-cell>
          <table:table-cell office:value-type="float" office:value="8.586426" calcext:value-type="float">
            <text:p>8.586426</text:p>
          </table:table-cell>
          <table:table-cell office:value-type="float" office:value="9.56625" calcext:value-type="float">
            <text:p>9.56625</text:p>
          </table:table-cell>
          <table:table-cell office:value-type="float" office:value="10.23794" calcext:value-type="float">
            <text:p>10.23794</text:p>
          </table:table-cell>
          <table:table-cell office:value-type="float" office:value="11.63416" calcext:value-type="float">
            <text:p>11.63416</text:p>
          </table:table-cell>
          <table:table-cell office:value-type="float" office:value="12.01313" calcext:value-type="float">
            <text:p>12.01313</text:p>
          </table:table-cell>
          <table:table-cell office:value-type="float" office:value="0" calcext:value-type="float">
            <text:p>0</text:p>
          </table:table-cell>
          <table:table-cell office:value-type="float" office:value="74.48306" calcext:value-type="float">
            <text:p>74.48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8619" calcext:value-type="float">
            <text:p>3.04861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5" calcext:value-type="float">
            <text:p>15072005</text:p>
          </table:table-cell>
          <table:table-cell office:value-type="float" office:value="2.021338" calcext:value-type="float">
            <text:p>2.021338</text:p>
          </table:table-cell>
          <table:table-cell office:value-type="float" office:value="135.818" calcext:value-type="float">
            <text:p>135.818</text:p>
          </table:table-cell>
          <table:table-cell office:value-type="float" office:value="5" calcext:value-type="float">
            <text:p>5</text:p>
          </table:table-cell>
          <table:table-cell office:value-type="float" office:value="-2.274433" calcext:value-type="float">
            <text:p>-2.274433</text:p>
          </table:table-cell>
          <table:table-cell office:value-type="float" office:value="38.62815" calcext:value-type="float">
            <text:p>38.62815</text:p>
          </table:table-cell>
          <table:table-cell office:value-type="float" office:value="0.01688824" calcext:value-type="float">
            <text:p>0.01688824</text:p>
          </table:table-cell>
          <table:table-cell office:value-type="float" office:value="0.0005030817" calcext:value-type="float">
            <text:p>0.0005030817</text:p>
          </table:table-cell>
          <table:table-cell office:value-type="float" office:value="0.02168674" calcext:value-type="float">
            <text:p>0.02168674</text:p>
          </table:table-cell>
          <table:table-cell office:value-type="float" office:value="0.01236566" calcext:value-type="float">
            <text:p>0.01236566</text:p>
          </table:table-cell>
          <table:table-cell office:value-type="float" office:value="1166.286" calcext:value-type="float">
            <text:p>1166.286</text:p>
          </table:table-cell>
          <table:table-cell office:value-type="float" office:value="1.56975" calcext:value-type="float">
            <text:p>1.56975</text:p>
          </table:table-cell>
          <table:table-cell office:value-type="float" office:value="0" calcext:value-type="float">
            <text:p>0</text:p>
          </table:table-cell>
          <table:table-cell office:value-type="float" office:value="0.03880135" calcext:value-type="float">
            <text:p>0.03880135</text:p>
          </table:table-cell>
          <table:table-cell office:value-type="float" office:value="0.03382109" calcext:value-type="float">
            <text:p>0.03382109</text:p>
          </table:table-cell>
          <table:table-cell office:value-type="float" office:value="0.02945902" calcext:value-type="float">
            <text:p>0.02945902</text:p>
          </table:table-cell>
          <table:table-cell office:value-type="float" office:value="0.009518227" calcext:value-type="float">
            <text:p>0.009518227</text:p>
          </table:table-cell>
          <table:table-cell office:value-type="float" office:value="0.00886588" calcext:value-type="float">
            <text:p>0.00886588</text:p>
          </table:table-cell>
          <table:table-cell office:value-type="float" office:value="0.004782527" calcext:value-type="float">
            <text:p>0.004782527</text:p>
          </table:table-cell>
          <table:table-cell office:value-type="float" office:value="0.004520008" calcext:value-type="float">
            <text:p>0.004520008</text:p>
          </table:table-cell>
          <table:table-cell office:value-type="float" office:value="0.007452558" calcext:value-type="float">
            <text:p>0.007452558</text:p>
          </table:table-cell>
          <table:table-cell office:value-type="float" office:value="0.04555229" calcext:value-type="float">
            <text:p>0.04555229</text:p>
          </table:table-cell>
          <table:table-cell office:value-type="float" office:value="0.07714146" calcext:value-type="float">
            <text:p>0.07714146</text:p>
          </table:table-cell>
          <table:table-cell office:value-type="float" office:value="0.09399712" calcext:value-type="float">
            <text:p>0.09399712</text:p>
          </table:table-cell>
          <table:table-cell office:value-type="float" office:value="0.09439897" calcext:value-type="float">
            <text:p>0.09439897</text:p>
          </table:table-cell>
          <table:table-cell office:value-type="float" office:value="0.184149" calcext:value-type="float">
            <text:p>0.184149</text:p>
          </table:table-cell>
          <table:table-cell office:value-type="float" office:value="0.1880004" calcext:value-type="float">
            <text:p>0.1880004</text:p>
          </table:table-cell>
          <table:table-cell office:value-type="float" office:value="0" calcext:value-type="float">
            <text:p>0</text:p>
          </table:table-cell>
          <table:table-cell office:value-type="float" office:value="44.97225" calcext:value-type="float">
            <text:p>44.97225</text:p>
          </table:table-cell>
          <table:table-cell office:value-type="float" office:value="41.18612" calcext:value-type="float">
            <text:p>41.18612</text:p>
          </table:table-cell>
          <table:table-cell office:value-type="float" office:value="34.3875" calcext:value-type="float">
            <text:p>34.3875</text:p>
          </table:table-cell>
          <table:table-cell office:value-type="float" office:value="7.668951" calcext:value-type="float">
            <text:p>7.668951</text:p>
          </table:table-cell>
          <table:table-cell office:value-type="float" office:value="5.685744" calcext:value-type="float">
            <text:p>5.685744</text:p>
          </table:table-cell>
          <table:table-cell office:value-type="float" office:value="2.190958" calcext:value-type="float">
            <text:p>2.190958</text:p>
          </table:table-cell>
          <table:table-cell office:value-type="float" office:value="2.292325" calcext:value-type="float">
            <text:p>2.292325</text:p>
          </table:table-cell>
          <table:table-cell office:value-type="float" office:value="4.687801" calcext:value-type="float">
            <text:p>4.687801</text:p>
          </table:table-cell>
          <table:table-cell office:value-type="float" office:value="8.003295" calcext:value-type="float">
            <text:p>8.003295</text:p>
          </table:table-cell>
          <table:table-cell office:value-type="float" office:value="8.575462" calcext:value-type="float">
            <text:p>8.575462</text:p>
          </table:table-cell>
          <table:table-cell office:value-type="float" office:value="9.554736" calcext:value-type="float">
            <text:p>9.554736</text:p>
          </table:table-cell>
          <table:table-cell office:value-type="float" office:value="10.22402" calcext:value-type="float">
            <text:p>10.22402</text:p>
          </table:table-cell>
          <table:table-cell office:value-type="float" office:value="11.63657" calcext:value-type="float">
            <text:p>11.63657</text:p>
          </table:table-cell>
          <table:table-cell office:value-type="float" office:value="12.0154" calcext:value-type="float">
            <text:p>12.0154</text:p>
          </table:table-cell>
          <table:table-cell office:value-type="float" office:value="0" calcext:value-type="float">
            <text:p>0</text:p>
          </table:table-cell>
          <table:table-cell office:value-type="float" office:value="103.6177" calcext:value-type="float">
            <text:p>103.6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3059" calcext:value-type="float">
            <text:p>3.06305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5" calcext:value-type="float">
            <text:p>16072005</text:p>
          </table:table-cell>
          <table:table-cell office:value-type="float" office:value="2.009706" calcext:value-type="float">
            <text:p>2.009706</text:p>
          </table:table-cell>
          <table:table-cell office:value-type="float" office:value="135.8127" calcext:value-type="float">
            <text:p>135.8127</text:p>
          </table:table-cell>
          <table:table-cell office:value-type="float" office:value="5" calcext:value-type="float">
            <text:p>5</text:p>
          </table:table-cell>
          <table:table-cell office:value-type="float" office:value="-2.360548" calcext:value-type="float">
            <text:p>-2.360548</text:p>
          </table:table-cell>
          <table:table-cell office:value-type="float" office:value="38.58926" calcext:value-type="float">
            <text:p>38.58926</text:p>
          </table:table-cell>
          <table:table-cell office:value-type="float" office:value="0.01688824" calcext:value-type="float">
            <text:p>0.01688824</text:p>
          </table:table-cell>
          <table:table-cell office:value-type="float" office:value="0.0005045737" calcext:value-type="float">
            <text:p>0.0005045737</text:p>
          </table:table-cell>
          <table:table-cell office:value-type="float" office:value="0.02168674" calcext:value-type="float">
            <text:p>0.02168674</text:p>
          </table:table-cell>
          <table:table-cell office:value-type="float" office:value="0.01235542" calcext:value-type="float">
            <text:p>0.01235542</text:p>
          </table:table-cell>
          <table:table-cell office:value-type="float" office:value="1166.256" calcext:value-type="float">
            <text:p>1166.256</text:p>
          </table:table-cell>
          <table:table-cell office:value-type="float" office:value="1.563109" calcext:value-type="float">
            <text:p>1.563109</text:p>
          </table:table-cell>
          <table:table-cell office:value-type="float" office:value="0" calcext:value-type="float">
            <text:p>0</text:p>
          </table:table-cell>
          <table:table-cell office:value-type="float" office:value="0.05213023" calcext:value-type="float">
            <text:p>0.05213023</text:p>
          </table:table-cell>
          <table:table-cell office:value-type="float" office:value="0.03933004" calcext:value-type="float">
            <text:p>0.03933004</text:p>
          </table:table-cell>
          <table:table-cell office:value-type="float" office:value="0.0333541" calcext:value-type="float">
            <text:p>0.0333541</text:p>
          </table:table-cell>
          <table:table-cell office:value-type="float" office:value="0.0103912" calcext:value-type="float">
            <text:p>0.0103912</text:p>
          </table:table-cell>
          <table:table-cell office:value-type="float" office:value="0.009584988" calcext:value-type="float">
            <text:p>0.009584988</text:p>
          </table:table-cell>
          <table:table-cell office:value-type="float" office:value="0.004928788" calcext:value-type="float">
            <text:p>0.004928788</text:p>
          </table:table-cell>
          <table:table-cell office:value-type="float" office:value="0.004562992" calcext:value-type="float">
            <text:p>0.004562992</text:p>
          </table:table-cell>
          <table:table-cell office:value-type="float" office:value="0.007451547" calcext:value-type="float">
            <text:p>0.007451547</text:p>
          </table:table-cell>
          <table:table-cell office:value-type="float" office:value="0.04438629" calcext:value-type="float">
            <text:p>0.04438629</text:p>
          </table:table-cell>
          <table:table-cell office:value-type="float" office:value="0.07600953" calcext:value-type="float">
            <text:p>0.07600953</text:p>
          </table:table-cell>
          <table:table-cell office:value-type="float" office:value="0.09255535" calcext:value-type="float">
            <text:p>0.09255535</text:p>
          </table:table-cell>
          <table:table-cell office:value-type="float" office:value="0.09204643" calcext:value-type="float">
            <text:p>0.09204643</text:p>
          </table:table-cell>
          <table:table-cell office:value-type="float" office:value="0.1841783" calcext:value-type="float">
            <text:p>0.1841783</text:p>
          </table:table-cell>
          <table:table-cell office:value-type="float" office:value="0.1880237" calcext:value-type="float">
            <text:p>0.1880237</text:p>
          </table:table-cell>
          <table:table-cell office:value-type="float" office:value="0" calcext:value-type="float">
            <text:p>0</text:p>
          </table:table-cell>
          <table:table-cell office:value-type="float" office:value="44.93986" calcext:value-type="float">
            <text:p>44.93986</text:p>
          </table:table-cell>
          <table:table-cell office:value-type="float" office:value="41.0896" calcext:value-type="float">
            <text:p>41.0896</text:p>
          </table:table-cell>
          <table:table-cell office:value-type="float" office:value="34.30323" calcext:value-type="float">
            <text:p>34.30323</text:p>
          </table:table-cell>
          <table:table-cell office:value-type="float" office:value="7.655526" calcext:value-type="float">
            <text:p>7.655526</text:p>
          </table:table-cell>
          <table:table-cell office:value-type="float" office:value="5.676364" calcext:value-type="float">
            <text:p>5.676364</text:p>
          </table:table-cell>
          <table:table-cell office:value-type="float" office:value="2.188342" calcext:value-type="float">
            <text:p>2.188342</text:p>
          </table:table-cell>
          <table:table-cell office:value-type="float" office:value="2.288452" calcext:value-type="float">
            <text:p>2.288452</text:p>
          </table:table-cell>
          <table:table-cell office:value-type="float" office:value="4.675979" calcext:value-type="float">
            <text:p>4.675979</text:p>
          </table:table-cell>
          <table:table-cell office:value-type="float" office:value="7.987647" calcext:value-type="float">
            <text:p>7.987647</text:p>
          </table:table-cell>
          <table:table-cell office:value-type="float" office:value="8.564274" calcext:value-type="float">
            <text:p>8.564274</text:p>
          </table:table-cell>
          <table:table-cell office:value-type="float" office:value="9.542909" calcext:value-type="float">
            <text:p>9.542909</text:p>
          </table:table-cell>
          <table:table-cell office:value-type="float" office:value="10.20953" calcext:value-type="float">
            <text:p>10.20953</text:p>
          </table:table-cell>
          <table:table-cell office:value-type="float" office:value="11.63897" calcext:value-type="float">
            <text:p>11.63897</text:p>
          </table:table-cell>
          <table:table-cell office:value-type="float" office:value="12.01766" calcext:value-type="float">
            <text:p>12.01766</text:p>
          </table:table-cell>
          <table:table-cell office:value-type="float" office:value="0" calcext:value-type="float">
            <text:p>0</text:p>
          </table:table-cell>
          <table:table-cell office:value-type="float" office:value="125.3292" calcext:value-type="float">
            <text:p>125.3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8787" calcext:value-type="float">
            <text:p>3.07878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5" calcext:value-type="float">
            <text:p>17072005</text:p>
          </table:table-cell>
          <table:table-cell office:value-type="float" office:value="1.997783" calcext:value-type="float">
            <text:p>1.997783</text:p>
          </table:table-cell>
          <table:table-cell office:value-type="float" office:value="135.8068" calcext:value-type="float">
            <text:p>135.8068</text:p>
          </table:table-cell>
          <table:table-cell office:value-type="float" office:value="5" calcext:value-type="float">
            <text:p>5</text:p>
          </table:table-cell>
          <table:table-cell office:value-type="float" office:value="-2.448409" calcext:value-type="float">
            <text:p>-2.448409</text:p>
          </table:table-cell>
          <table:table-cell office:value-type="float" office:value="38.5508" calcext:value-type="float">
            <text:p>38.5508</text:p>
          </table:table-cell>
          <table:table-cell office:value-type="float" office:value="0.01688824" calcext:value-type="float">
            <text:p>0.01688824</text:p>
          </table:table-cell>
          <table:table-cell office:value-type="float" office:value="0.0005070227" calcext:value-type="float">
            <text:p>0.0005070227</text:p>
          </table:table-cell>
          <table:table-cell office:value-type="float" office:value="0.02168674" calcext:value-type="float">
            <text:p>0.02168674</text:p>
          </table:table-cell>
          <table:table-cell office:value-type="float" office:value="0.01248303" calcext:value-type="float">
            <text:p>0.01248303</text:p>
          </table:table-cell>
          <table:table-cell office:value-type="float" office:value="1166.227" calcext:value-type="float">
            <text:p>1166.227</text:p>
          </table:table-cell>
          <table:table-cell office:value-type="float" office:value="1.553371" calcext:value-type="float">
            <text:p>1.553371</text:p>
          </table:table-cell>
          <table:table-cell office:value-type="float" office:value="0" calcext:value-type="float">
            <text:p>0</text:p>
          </table:table-cell>
          <table:table-cell office:value-type="float" office:value="0.03077017" calcext:value-type="float">
            <text:p>0.03077017</text:p>
          </table:table-cell>
          <table:table-cell office:value-type="float" office:value="0.03511373" calcext:value-type="float">
            <text:p>0.03511373</text:p>
          </table:table-cell>
          <table:table-cell office:value-type="float" office:value="0.03431227" calcext:value-type="float">
            <text:p>0.03431227</text:p>
          </table:table-cell>
          <table:table-cell office:value-type="float" office:value="0.009952868" calcext:value-type="float">
            <text:p>0.009952868</text:p>
          </table:table-cell>
          <table:table-cell office:value-type="float" office:value="0.01003445" calcext:value-type="float">
            <text:p>0.01003445</text:p>
          </table:table-cell>
          <table:table-cell office:value-type="float" office:value="0.005091805" calcext:value-type="float">
            <text:p>0.005091805</text:p>
          </table:table-cell>
          <table:table-cell office:value-type="float" office:value="0.004351143" calcext:value-type="float">
            <text:p>0.004351143</text:p>
          </table:table-cell>
          <table:table-cell office:value-type="float" office:value="0.007459911" calcext:value-type="float">
            <text:p>0.007459911</text:p>
          </table:table-cell>
          <table:table-cell office:value-type="float" office:value="0.04346579" calcext:value-type="float">
            <text:p>0.04346579</text:p>
          </table:table-cell>
          <table:table-cell office:value-type="float" office:value="0.07516953" calcext:value-type="float">
            <text:p>0.07516953</text:p>
          </table:table-cell>
          <table:table-cell office:value-type="float" office:value="0.09128936" calcext:value-type="float">
            <text:p>0.09128936</text:p>
          </table:table-cell>
          <table:table-cell office:value-type="float" office:value="0.09017559" calcext:value-type="float">
            <text:p>0.09017559</text:p>
          </table:table-cell>
          <table:table-cell office:value-type="float" office:value="0.1841959" calcext:value-type="float">
            <text:p>0.1841959</text:p>
          </table:table-cell>
          <table:table-cell office:value-type="float" office:value="0.188047" calcext:value-type="float">
            <text:p>0.188047</text:p>
          </table:table-cell>
          <table:table-cell office:value-type="float" office:value="0" calcext:value-type="float">
            <text:p>0</text:p>
          </table:table-cell>
          <table:table-cell office:value-type="float" office:value="44.88139" calcext:value-type="float">
            <text:p>44.88139</text:p>
          </table:table-cell>
          <table:table-cell office:value-type="float" office:value="41.0028" calcext:value-type="float">
            <text:p>41.0028</text:p>
          </table:table-cell>
          <table:table-cell office:value-type="float" office:value="34.233" calcext:value-type="float">
            <text:p>34.233</text:p>
          </table:table-cell>
          <table:table-cell office:value-type="float" office:value="7.642883" calcext:value-type="float">
            <text:p>7.642883</text:p>
          </table:table-cell>
          <table:table-cell office:value-type="float" office:value="5.667604" calcext:value-type="float">
            <text:p>5.667604</text:p>
          </table:table-cell>
          <table:table-cell office:value-type="float" office:value="2.18583" calcext:value-type="float">
            <text:p>2.18583</text:p>
          </table:table-cell>
          <table:table-cell office:value-type="float" office:value="2.284653" calcext:value-type="float">
            <text:p>2.284653</text:p>
          </table:table-cell>
          <table:table-cell office:value-type="float" office:value="4.664279" calcext:value-type="float">
            <text:p>4.664279</text:p>
          </table:table-cell>
          <table:table-cell office:value-type="float" office:value="7.971848" calcext:value-type="float">
            <text:p>7.971848</text:p>
          </table:table-cell>
          <table:table-cell office:value-type="float" office:value="8.552908" calcext:value-type="float">
            <text:p>8.552908</text:p>
          </table:table-cell>
          <table:table-cell office:value-type="float" office:value="9.53082" calcext:value-type="float">
            <text:p>9.53082</text:p>
          </table:table-cell>
          <table:table-cell office:value-type="float" office:value="10.19458" calcext:value-type="float">
            <text:p>10.19458</text:p>
          </table:table-cell>
          <table:table-cell office:value-type="float" office:value="11.64137" calcext:value-type="float">
            <text:p>11.64137</text:p>
          </table:table-cell>
          <table:table-cell office:value-type="float" office:value="12.01992" calcext:value-type="float">
            <text:p>12.01992</text:p>
          </table:table-cell>
          <table:table-cell office:value-type="float" office:value="0" calcext:value-type="float">
            <text:p>0</text:p>
          </table:table-cell>
          <table:table-cell office:value-type="float" office:value="56.85802" calcext:value-type="float">
            <text:p>56.85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5402" calcext:value-type="float">
            <text:p>3.0954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5" calcext:value-type="float">
            <text:p>18072005</text:p>
          </table:table-cell>
          <table:table-cell office:value-type="float" office:value="1.987327" calcext:value-type="float">
            <text:p>1.987327</text:p>
          </table:table-cell>
          <table:table-cell office:value-type="float" office:value="135.8028" calcext:value-type="float">
            <text:p>135.8028</text:p>
          </table:table-cell>
          <table:table-cell office:value-type="float" office:value="5" calcext:value-type="float">
            <text:p>5</text:p>
          </table:table-cell>
          <table:table-cell office:value-type="float" office:value="-2.537339" calcext:value-type="float">
            <text:p>-2.537339</text:p>
          </table:table-cell>
          <table:table-cell office:value-type="float" office:value="38.50758" calcext:value-type="float">
            <text:p>38.50758</text:p>
          </table:table-cell>
          <table:table-cell office:value-type="float" office:value="0.01688824" calcext:value-type="float">
            <text:p>0.01688824</text:p>
          </table:table-cell>
          <table:table-cell office:value-type="float" office:value="0.0005070252" calcext:value-type="float">
            <text:p>0.0005070252</text:p>
          </table:table-cell>
          <table:table-cell office:value-type="float" office:value="0.02168674" calcext:value-type="float">
            <text:p>0.02168674</text:p>
          </table:table-cell>
          <table:table-cell office:value-type="float" office:value="0.01248303" calcext:value-type="float">
            <text:p>0.01248303</text:p>
          </table:table-cell>
          <table:table-cell office:value-type="float" office:value="1166.196" calcext:value-type="float">
            <text:p>1166.196</text:p>
          </table:table-cell>
          <table:table-cell office:value-type="float" office:value="1.55049" calcext:value-type="float">
            <text:p>1.55049</text:p>
          </table:table-cell>
          <table:table-cell office:value-type="float" office:value="0" calcext:value-type="float">
            <text:p>0</text:p>
          </table:table-cell>
          <table:table-cell office:value-type="float" office:value="0.02755551" calcext:value-type="float">
            <text:p>0.02755551</text:p>
          </table:table-cell>
          <table:table-cell office:value-type="float" office:value="0.0280779" calcext:value-type="float">
            <text:p>0.0280779</text:p>
          </table:table-cell>
          <table:table-cell office:value-type="float" office:value="0.03076875" calcext:value-type="float">
            <text:p>0.03076875</text:p>
          </table:table-cell>
          <table:table-cell office:value-type="float" office:value="0.009013134" calcext:value-type="float">
            <text:p>0.009013134</text:p>
          </table:table-cell>
          <table:table-cell office:value-type="float" office:value="0.008543838" calcext:value-type="float">
            <text:p>0.008543838</text:p>
          </table:table-cell>
          <table:table-cell office:value-type="float" office:value="0.004822477" calcext:value-type="float">
            <text:p>0.004822477</text:p>
          </table:table-cell>
          <table:table-cell office:value-type="float" office:value="0.004482669" calcext:value-type="float">
            <text:p>0.004482669</text:p>
          </table:table-cell>
          <table:table-cell office:value-type="float" office:value="0.007444463" calcext:value-type="float">
            <text:p>0.007444463</text:p>
          </table:table-cell>
          <table:table-cell office:value-type="float" office:value="0.04239647" calcext:value-type="float">
            <text:p>0.04239647</text:p>
          </table:table-cell>
          <table:table-cell office:value-type="float" office:value="0.07411308" calcext:value-type="float">
            <text:p>0.07411308</text:p>
          </table:table-cell>
          <table:table-cell office:value-type="float" office:value="0.08976337" calcext:value-type="float">
            <text:p>0.08976337</text:p>
          </table:table-cell>
          <table:table-cell office:value-type="float" office:value="0.08839069" calcext:value-type="float">
            <text:p>0.08839069</text:p>
          </table:table-cell>
          <table:table-cell office:value-type="float" office:value="0.1842288" calcext:value-type="float">
            <text:p>0.1842288</text:p>
          </table:table-cell>
          <table:table-cell office:value-type="float" office:value="0.1880699" calcext:value-type="float">
            <text:p>0.1880699</text:p>
          </table:table-cell>
          <table:table-cell office:value-type="float" office:value="0" calcext:value-type="float">
            <text:p>0</text:p>
          </table:table-cell>
          <table:table-cell office:value-type="float" office:value="44.74065" calcext:value-type="float">
            <text:p>44.74065</text:p>
          </table:table-cell>
          <table:table-cell office:value-type="float" office:value="40.82777" calcext:value-type="float">
            <text:p>40.82777</text:p>
          </table:table-cell>
          <table:table-cell office:value-type="float" office:value="34.16704" calcext:value-type="float">
            <text:p>34.16704</text:p>
          </table:table-cell>
          <table:table-cell office:value-type="float" office:value="7.629148" calcext:value-type="float">
            <text:p>7.629148</text:p>
          </table:table-cell>
          <table:table-cell office:value-type="float" office:value="5.658585" calcext:value-type="float">
            <text:p>5.658585</text:p>
          </table:table-cell>
          <table:table-cell office:value-type="float" office:value="2.183356" calcext:value-type="float">
            <text:p>2.183356</text:p>
          </table:table-cell>
          <table:table-cell office:value-type="float" office:value="2.280434" calcext:value-type="float">
            <text:p>2.280434</text:p>
          </table:table-cell>
          <table:table-cell office:value-type="float" office:value="4.652566" calcext:value-type="float">
            <text:p>4.652566</text:p>
          </table:table-cell>
          <table:table-cell office:value-type="float" office:value="7.955915" calcext:value-type="float">
            <text:p>7.955915</text:p>
          </table:table-cell>
          <table:table-cell office:value-type="float" office:value="8.541412" calcext:value-type="float">
            <text:p>8.541412</text:p>
          </table:table-cell>
          <table:table-cell office:value-type="float" office:value="9.518466" calcext:value-type="float">
            <text:p>9.518466</text:p>
          </table:table-cell>
          <table:table-cell office:value-type="float" office:value="10.17928" calcext:value-type="float">
            <text:p>10.17928</text:p>
          </table:table-cell>
          <table:table-cell office:value-type="float" office:value="11.64378" calcext:value-type="float">
            <text:p>11.64378</text:p>
          </table:table-cell>
          <table:table-cell office:value-type="float" office:value="12.02215" calcext:value-type="float">
            <text:p>12.02215</text:p>
          </table:table-cell>
          <table:table-cell office:value-type="float" office:value="0" calcext:value-type="float">
            <text:p>0</text:p>
          </table:table-cell>
          <table:table-cell office:value-type="float" office:value="63.27438" calcext:value-type="float">
            <text:p>63.27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09044" calcext:value-type="float">
            <text:p>3.1090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5" calcext:value-type="float">
            <text:p>19072005</text:p>
          </table:table-cell>
          <table:table-cell office:value-type="float" office:value="1.976111" calcext:value-type="float">
            <text:p>1.976111</text:p>
          </table:table-cell>
          <table:table-cell office:value-type="float" office:value="135.799" calcext:value-type="float">
            <text:p>135.799</text:p>
          </table:table-cell>
          <table:table-cell office:value-type="float" office:value="5" calcext:value-type="float">
            <text:p>5</text:p>
          </table:table-cell>
          <table:table-cell office:value-type="float" office:value="-2.62905" calcext:value-type="float">
            <text:p>-2.62905</text:p>
          </table:table-cell>
          <table:table-cell office:value-type="float" office:value="38.46216" calcext:value-type="float">
            <text:p>38.46216</text:p>
          </table:table-cell>
          <table:table-cell office:value-type="float" office:value="0.01688824" calcext:value-type="float">
            <text:p>0.01688824</text:p>
          </table:table-cell>
          <table:table-cell office:value-type="float" office:value="0.0005082441" calcext:value-type="float">
            <text:p>0.0005082441</text:p>
          </table:table-cell>
          <table:table-cell office:value-type="float" office:value="0.02168674" calcext:value-type="float">
            <text:p>0.02168674</text:p>
          </table:table-cell>
          <table:table-cell office:value-type="float" office:value="0.01248369" calcext:value-type="float">
            <text:p>0.01248369</text:p>
          </table:table-cell>
          <table:table-cell office:value-type="float" office:value="1166.165" calcext:value-type="float">
            <text:p>1166.165</text:p>
          </table:table-cell>
          <table:table-cell office:value-type="float" office:value="1.544142" calcext:value-type="float">
            <text:p>1.544142</text:p>
          </table:table-cell>
          <table:table-cell office:value-type="float" office:value="0" calcext:value-type="float">
            <text:p>0</text:p>
          </table:table-cell>
          <table:table-cell office:value-type="float" office:value="0.02672831" calcext:value-type="float">
            <text:p>0.02672831</text:p>
          </table:table-cell>
          <table:table-cell office:value-type="float" office:value="0.02964547" calcext:value-type="float">
            <text:p>0.02964547</text:p>
          </table:table-cell>
          <table:table-cell office:value-type="float" office:value="0.02408957" calcext:value-type="float">
            <text:p>0.02408957</text:p>
          </table:table-cell>
          <table:table-cell office:value-type="float" office:value="0.008834473" calcext:value-type="float">
            <text:p>0.008834473</text:p>
          </table:table-cell>
          <table:table-cell office:value-type="float" office:value="0.008549867" calcext:value-type="float">
            <text:p>0.008549867</text:p>
          </table:table-cell>
          <table:table-cell office:value-type="float" office:value="0.004828728" calcext:value-type="float">
            <text:p>0.004828728</text:p>
          </table:table-cell>
          <table:table-cell office:value-type="float" office:value="0.004379998" calcext:value-type="float">
            <text:p>0.004379998</text:p>
          </table:table-cell>
          <table:table-cell office:value-type="float" office:value="0.007413901" calcext:value-type="float">
            <text:p>0.007413901</text:p>
          </table:table-cell>
          <table:table-cell office:value-type="float" office:value="0.0410756" calcext:value-type="float">
            <text:p>0.0410756</text:p>
          </table:table-cell>
          <table:table-cell office:value-type="float" office:value="0.07223358" calcext:value-type="float">
            <text:p>0.07223358</text:p>
          </table:table-cell>
          <table:table-cell office:value-type="float" office:value="0.08732588" calcext:value-type="float">
            <text:p>0.08732588</text:p>
          </table:table-cell>
          <table:table-cell office:value-type="float" office:value="0.08595826" calcext:value-type="float">
            <text:p>0.08595826</text:p>
          </table:table-cell>
          <table:table-cell office:value-type="float" office:value="0.1842561" calcext:value-type="float">
            <text:p>0.1842561</text:p>
          </table:table-cell>
          <table:table-cell office:value-type="float" office:value="0.1880924" calcext:value-type="float">
            <text:p>0.1880924</text:p>
          </table:table-cell>
          <table:table-cell office:value-type="float" office:value="0" calcext:value-type="float">
            <text:p>0</text:p>
          </table:table-cell>
          <table:table-cell office:value-type="float" office:value="44.59705" calcext:value-type="float">
            <text:p>44.59705</text:p>
          </table:table-cell>
          <table:table-cell office:value-type="float" office:value="40.65585" calcext:value-type="float">
            <text:p>40.65585</text:p>
          </table:table-cell>
          <table:table-cell office:value-type="float" office:value="34.07201" calcext:value-type="float">
            <text:p>34.07201</text:p>
          </table:table-cell>
          <table:table-cell office:value-type="float" office:value="7.614794" calcext:value-type="float">
            <text:p>7.614794</text:p>
          </table:table-cell>
          <table:table-cell office:value-type="float" office:value="5.649151" calcext:value-type="float">
            <text:p>5.649151</text:p>
          </table:table-cell>
          <table:table-cell office:value-type="float" office:value="2.180875" calcext:value-type="float">
            <text:p>2.180875</text:p>
          </table:table-cell>
          <table:table-cell office:value-type="float" office:value="2.27608" calcext:value-type="float">
            <text:p>2.27608</text:p>
          </table:table-cell>
          <table:table-cell office:value-type="float" office:value="4.640797" calcext:value-type="float">
            <text:p>4.640797</text:p>
          </table:table-cell>
          <table:table-cell office:value-type="float" office:value="7.939743" calcext:value-type="float">
            <text:p>7.939743</text:p>
          </table:table-cell>
          <table:table-cell office:value-type="float" office:value="8.529605" calcext:value-type="float">
            <text:p>8.529605</text:p>
          </table:table-cell>
          <table:table-cell office:value-type="float" office:value="9.505672" calcext:value-type="float">
            <text:p>9.505672</text:p>
          </table:table-cell>
          <table:table-cell office:value-type="float" office:value="10.16353" calcext:value-type="float">
            <text:p>10.16353</text:p>
          </table:table-cell>
          <table:table-cell office:value-type="float" office:value="11.64618" calcext:value-type="float">
            <text:p>11.64618</text:p>
          </table:table-cell>
          <table:table-cell office:value-type="float" office:value="12.02432" calcext:value-type="float">
            <text:p>12.02432</text:p>
          </table:table-cell>
          <table:table-cell office:value-type="float" office:value="0" calcext:value-type="float">
            <text:p>0</text:p>
          </table:table-cell>
          <table:table-cell office:value-type="float" office:value="31.38992" calcext:value-type="float">
            <text:p>31.38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3233" calcext:value-type="float">
            <text:p>3.1232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5" calcext:value-type="float">
            <text:p>20072005</text:p>
          </table:table-cell>
          <table:table-cell office:value-type="float" office:value="1.963723" calcext:value-type="float">
            <text:p>1.963723</text:p>
          </table:table-cell>
          <table:table-cell office:value-type="float" office:value="135.7957" calcext:value-type="float">
            <text:p>135.7957</text:p>
          </table:table-cell>
          <table:table-cell office:value-type="float" office:value="5" calcext:value-type="float">
            <text:p>5</text:p>
          </table:table-cell>
          <table:table-cell office:value-type="float" office:value="-2.72396" calcext:value-type="float">
            <text:p>-2.72396</text:p>
          </table:table-cell>
          <table:table-cell office:value-type="float" office:value="38.4142" calcext:value-type="float">
            <text:p>38.4142</text:p>
          </table:table-cell>
          <table:table-cell office:value-type="float" office:value="0.01688824" calcext:value-type="float">
            <text:p>0.01688824</text:p>
          </table:table-cell>
          <table:table-cell office:value-type="float" office:value="0.0005082441" calcext:value-type="float">
            <text:p>0.0005082441</text:p>
          </table:table-cell>
          <table:table-cell office:value-type="float" office:value="0.02168674" calcext:value-type="float">
            <text:p>0.02168674</text:p>
          </table:table-cell>
          <table:table-cell office:value-type="float" office:value="0.01248369" calcext:value-type="float">
            <text:p>0.01248369</text:p>
          </table:table-cell>
          <table:table-cell office:value-type="float" office:value="1166.133" calcext:value-type="float">
            <text:p>1166.133</text:p>
          </table:table-cell>
          <table:table-cell office:value-type="float" office:value="1.544558" calcext:value-type="float">
            <text:p>1.544558</text:p>
          </table:table-cell>
          <table:table-cell office:value-type="float" office:value="0" calcext:value-type="float">
            <text:p>0</text:p>
          </table:table-cell>
          <table:table-cell office:value-type="float" office:value="0.03223202" calcext:value-type="float">
            <text:p>0.03223202</text:p>
          </table:table-cell>
          <table:table-cell office:value-type="float" office:value="0.02938685" calcext:value-type="float">
            <text:p>0.02938685</text:p>
          </table:table-cell>
          <table:table-cell office:value-type="float" office:value="0.02549491" calcext:value-type="float">
            <text:p>0.02549491</text:p>
          </table:table-cell>
          <table:table-cell office:value-type="float" office:value="0.009015242" calcext:value-type="float">
            <text:p>0.009015242</text:p>
          </table:table-cell>
          <table:table-cell office:value-type="float" office:value="0.008542862" calcext:value-type="float">
            <text:p>0.008542862</text:p>
          </table:table-cell>
          <table:table-cell office:value-type="float" office:value="0.004868824" calcext:value-type="float">
            <text:p>0.004868824</text:p>
          </table:table-cell>
          <table:table-cell office:value-type="float" office:value="0.004441528" calcext:value-type="float">
            <text:p>0.004441528</text:p>
          </table:table-cell>
          <table:table-cell office:value-type="float" office:value="0.007407091" calcext:value-type="float">
            <text:p>0.007407091</text:p>
          </table:table-cell>
          <table:table-cell office:value-type="float" office:value="0.04081246" calcext:value-type="float">
            <text:p>0.04081246</text:p>
          </table:table-cell>
          <table:table-cell office:value-type="float" office:value="0.07152898" calcext:value-type="float">
            <text:p>0.07152898</text:p>
          </table:table-cell>
          <table:table-cell office:value-type="float" office:value="0.08597123" calcext:value-type="float">
            <text:p>0.08597123</text:p>
          </table:table-cell>
          <table:table-cell office:value-type="float" office:value="0.08459354" calcext:value-type="float">
            <text:p>0.08459354</text:p>
          </table:table-cell>
          <table:table-cell office:value-type="float" office:value="0.1842825" calcext:value-type="float">
            <text:p>0.1842825</text:p>
          </table:table-cell>
          <table:table-cell office:value-type="float" office:value="0.1881149" calcext:value-type="float">
            <text:p>0.1881149</text:p>
          </table:table-cell>
          <table:table-cell office:value-type="float" office:value="0" calcext:value-type="float">
            <text:p>0</text:p>
          </table:table-cell>
          <table:table-cell office:value-type="float" office:value="44.48041" calcext:value-type="float">
            <text:p>44.48041</text:p>
          </table:table-cell>
          <table:table-cell office:value-type="float" office:value="40.48756" calcext:value-type="float">
            <text:p>40.48756</text:p>
          </table:table-cell>
          <table:table-cell office:value-type="float" office:value="33.93336" calcext:value-type="float">
            <text:p>33.93336</text:p>
          </table:table-cell>
          <table:table-cell office:value-type="float" office:value="7.599586" calcext:value-type="float">
            <text:p>7.599586</text:p>
          </table:table-cell>
          <table:table-cell office:value-type="float" office:value="5.639492" calcext:value-type="float">
            <text:p>5.639492</text:p>
          </table:table-cell>
          <table:table-cell office:value-type="float" office:value="2.178424" calcext:value-type="float">
            <text:p>2.178424</text:p>
          </table:table-cell>
          <table:table-cell office:value-type="float" office:value="2.271613" calcext:value-type="float">
            <text:p>2.271613</text:p>
          </table:table-cell>
          <table:table-cell office:value-type="float" office:value="4.628887" calcext:value-type="float">
            <text:p>4.628887</text:p>
          </table:table-cell>
          <table:table-cell office:value-type="float" office:value="7.923414" calcext:value-type="float">
            <text:p>7.923414</text:p>
          </table:table-cell>
          <table:table-cell office:value-type="float" office:value="8.517545" calcext:value-type="float">
            <text:p>8.517545</text:p>
          </table:table-cell>
          <table:table-cell office:value-type="float" office:value="9.492436" calcext:value-type="float">
            <text:p>9.492436</text:p>
          </table:table-cell>
          <table:table-cell office:value-type="float" office:value="10.14733" calcext:value-type="float">
            <text:p>10.14733</text:p>
          </table:table-cell>
          <table:table-cell office:value-type="float" office:value="11.64858" calcext:value-type="float">
            <text:p>11.64858</text:p>
          </table:table-cell>
          <table:table-cell office:value-type="float" office:value="12.02652" calcext:value-type="float">
            <text:p>12.02652</text:p>
          </table:table-cell>
          <table:table-cell office:value-type="float" office:value="0" calcext:value-type="float">
            <text:p>0</text:p>
          </table:table-cell>
          <table:table-cell office:value-type="float" office:value="82.14632" calcext:value-type="float">
            <text:p>82.14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793" calcext:value-type="float">
            <text:p>3.1379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5" calcext:value-type="float">
            <text:p>21072005</text:p>
          </table:table-cell>
          <table:table-cell office:value-type="float" office:value="1.952833" calcext:value-type="float">
            <text:p>1.952833</text:p>
          </table:table-cell>
          <table:table-cell office:value-type="float" office:value="135.7912" calcext:value-type="float">
            <text:p>135.7912</text:p>
          </table:table-cell>
          <table:table-cell office:value-type="float" office:value="5" calcext:value-type="float">
            <text:p>5</text:p>
          </table:table-cell>
          <table:table-cell office:value-type="float" office:value="-2.815744" calcext:value-type="float">
            <text:p>-2.815744</text:p>
          </table:table-cell>
          <table:table-cell office:value-type="float" office:value="38.3685" calcext:value-type="float">
            <text:p>38.3685</text:p>
          </table:table-cell>
          <table:table-cell office:value-type="float" office:value="0.01688824" calcext:value-type="float">
            <text:p>0.01688824</text:p>
          </table:table-cell>
          <table:table-cell office:value-type="float" office:value="0.0005082441" calcext:value-type="float">
            <text:p>0.0005082441</text:p>
          </table:table-cell>
          <table:table-cell office:value-type="float" office:value="0.02168674" calcext:value-type="float">
            <text:p>0.02168674</text:p>
          </table:table-cell>
          <table:table-cell office:value-type="float" office:value="0.01248369" calcext:value-type="float">
            <text:p>0.01248369</text:p>
          </table:table-cell>
          <table:table-cell office:value-type="float" office:value="1166.1" calcext:value-type="float">
            <text:p>1166.1</text:p>
          </table:table-cell>
          <table:table-cell office:value-type="float" office:value="1.54397" calcext:value-type="float">
            <text:p>1.54397</text:p>
          </table:table-cell>
          <table:table-cell office:value-type="float" office:value="0" calcext:value-type="float">
            <text:p>0</text:p>
          </table:table-cell>
          <table:table-cell office:value-type="float" office:value="0.03199818" calcext:value-type="float">
            <text:p>0.03199818</text:p>
          </table:table-cell>
          <table:table-cell office:value-type="float" office:value="0.0305247" calcext:value-type="float">
            <text:p>0.0305247</text:p>
          </table:table-cell>
          <table:table-cell office:value-type="float" office:value="0.02648521" calcext:value-type="float">
            <text:p>0.02648521</text:p>
          </table:table-cell>
          <table:table-cell office:value-type="float" office:value="0.008976614" calcext:value-type="float">
            <text:p>0.008976614</text:p>
          </table:table-cell>
          <table:table-cell office:value-type="float" office:value="0.008351027" calcext:value-type="float">
            <text:p>0.008351027</text:p>
          </table:table-cell>
          <table:table-cell office:value-type="float" office:value="0.004838715" calcext:value-type="float">
            <text:p>0.004838715</text:p>
          </table:table-cell>
          <table:table-cell office:value-type="float" office:value="0.004462102" calcext:value-type="float">
            <text:p>0.004462102</text:p>
          </table:table-cell>
          <table:table-cell office:value-type="float" office:value="0.007404211" calcext:value-type="float">
            <text:p>0.007404211</text:p>
          </table:table-cell>
          <table:table-cell office:value-type="float" office:value="0.04134705" calcext:value-type="float">
            <text:p>0.04134705</text:p>
          </table:table-cell>
          <table:table-cell office:value-type="float" office:value="0.07193213" calcext:value-type="float">
            <text:p>0.07193213</text:p>
          </table:table-cell>
          <table:table-cell office:value-type="float" office:value="0.08593301" calcext:value-type="float">
            <text:p>0.08593301</text:p>
          </table:table-cell>
          <table:table-cell office:value-type="float" office:value="0.08468193" calcext:value-type="float">
            <text:p>0.08468193</text:p>
          </table:table-cell>
          <table:table-cell office:value-type="float" office:value="0.1843085" calcext:value-type="float">
            <text:p>0.1843085</text:p>
          </table:table-cell>
          <table:table-cell office:value-type="float" office:value="0.1881373" calcext:value-type="float">
            <text:p>0.1881373</text:p>
          </table:table-cell>
          <table:table-cell office:value-type="float" office:value="0" calcext:value-type="float">
            <text:p>0</text:p>
          </table:table-cell>
          <table:table-cell office:value-type="float" office:value="44.42856" calcext:value-type="float">
            <text:p>44.42856</text:p>
          </table:table-cell>
          <table:table-cell office:value-type="float" office:value="40.33874" calcext:value-type="float">
            <text:p>40.33874</text:p>
          </table:table-cell>
          <table:table-cell office:value-type="float" office:value="33.81157" calcext:value-type="float">
            <text:p>33.81157</text:p>
          </table:table-cell>
          <table:table-cell office:value-type="float" office:value="7.584746" calcext:value-type="float">
            <text:p>7.584746</text:p>
          </table:table-cell>
          <table:table-cell office:value-type="float" office:value="5.629714" calcext:value-type="float">
            <text:p>5.629714</text:p>
          </table:table-cell>
          <table:table-cell office:value-type="float" office:value="2.175989" calcext:value-type="float">
            <text:p>2.175989</text:p>
          </table:table-cell>
          <table:table-cell office:value-type="float" office:value="2.267458" calcext:value-type="float">
            <text:p>2.267458</text:p>
          </table:table-cell>
          <table:table-cell office:value-type="float" office:value="4.616956" calcext:value-type="float">
            <text:p>4.616956</text:p>
          </table:table-cell>
          <table:table-cell office:value-type="float" office:value="7.907121" calcext:value-type="float">
            <text:p>7.907121</text:p>
          </table:table-cell>
          <table:table-cell office:value-type="float" office:value="8.50548" calcext:value-type="float">
            <text:p>8.50548</text:p>
          </table:table-cell>
          <table:table-cell office:value-type="float" office:value="9.479096" calcext:value-type="float">
            <text:p>9.479096</text:p>
          </table:table-cell>
          <table:table-cell office:value-type="float" office:value="10.13105" calcext:value-type="float">
            <text:p>10.13105</text:p>
          </table:table-cell>
          <table:table-cell office:value-type="float" office:value="11.65099" calcext:value-type="float">
            <text:p>11.65099</text:p>
          </table:table-cell>
          <table:table-cell office:value-type="float" office:value="12.02872" calcext:value-type="float">
            <text:p>12.02872</text:p>
          </table:table-cell>
          <table:table-cell office:value-type="float" office:value="0" calcext:value-type="float">
            <text:p>0</text:p>
          </table:table-cell>
          <table:table-cell office:value-type="float" office:value="108.0993" calcext:value-type="float">
            <text:p>108.0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52254" calcext:value-type="float">
            <text:p>3.15225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5" calcext:value-type="float">
            <text:p>22072005</text:p>
          </table:table-cell>
          <table:table-cell office:value-type="float" office:value="1.940919" calcext:value-type="float">
            <text:p>1.940919</text:p>
          </table:table-cell>
          <table:table-cell office:value-type="float" office:value="135.7864" calcext:value-type="float">
            <text:p>135.7864</text:p>
          </table:table-cell>
          <table:table-cell office:value-type="float" office:value="5" calcext:value-type="float">
            <text:p>5</text:p>
          </table:table-cell>
          <table:table-cell office:value-type="float" office:value="-2.906182" calcext:value-type="float">
            <text:p>-2.906182</text:p>
          </table:table-cell>
          <table:table-cell office:value-type="float" office:value="38.32515" calcext:value-type="float">
            <text:p>38.32515</text:p>
          </table:table-cell>
          <table:table-cell office:value-type="float" office:value="0.01688824" calcext:value-type="float">
            <text:p>0.01688824</text:p>
          </table:table-cell>
          <table:table-cell office:value-type="float" office:value="0.0005082441" calcext:value-type="float">
            <text:p>0.0005082441</text:p>
          </table:table-cell>
          <table:table-cell office:value-type="float" office:value="0.02168674" calcext:value-type="float">
            <text:p>0.02168674</text:p>
          </table:table-cell>
          <table:table-cell office:value-type="float" office:value="0.01248369" calcext:value-type="float">
            <text:p>0.01248369</text:p>
          </table:table-cell>
          <table:table-cell office:value-type="float" office:value="1166.068" calcext:value-type="float">
            <text:p>1166.068</text:p>
          </table:table-cell>
          <table:table-cell office:value-type="float" office:value="1.541233" calcext:value-type="float">
            <text:p>1.541233</text:p>
          </table:table-cell>
          <table:table-cell office:value-type="float" office:value="0" calcext:value-type="float">
            <text:p>0</text:p>
          </table:table-cell>
          <table:table-cell office:value-type="float" office:value="0.05605142" calcext:value-type="float">
            <text:p>0.05605142</text:p>
          </table:table-cell>
          <table:table-cell office:value-type="float" office:value="0.03508512" calcext:value-type="float">
            <text:p>0.03508512</text:p>
          </table:table-cell>
          <table:table-cell office:value-type="float" office:value="0.02995241" calcext:value-type="float">
            <text:p>0.02995241</text:p>
          </table:table-cell>
          <table:table-cell office:value-type="float" office:value="0.009713096" calcext:value-type="float">
            <text:p>0.009713096</text:p>
          </table:table-cell>
          <table:table-cell office:value-type="float" office:value="0.008957442" calcext:value-type="float">
            <text:p>0.008957442</text:p>
          </table:table-cell>
          <table:table-cell office:value-type="float" office:value="0.004960002" calcext:value-type="float">
            <text:p>0.004960002</text:p>
          </table:table-cell>
          <table:table-cell office:value-type="float" office:value="0.004497605" calcext:value-type="float">
            <text:p>0.004497605</text:p>
          </table:table-cell>
          <table:table-cell office:value-type="float" office:value="0.007405006" calcext:value-type="float">
            <text:p>0.007405006</text:p>
          </table:table-cell>
          <table:table-cell office:value-type="float" office:value="0.04179849" calcext:value-type="float">
            <text:p>0.04179849</text:p>
          </table:table-cell>
          <table:table-cell office:value-type="float" office:value="0.07235074" calcext:value-type="float">
            <text:p>0.07235074</text:p>
          </table:table-cell>
          <table:table-cell office:value-type="float" office:value="0.08631397" calcext:value-type="float">
            <text:p>0.08631397</text:p>
          </table:table-cell>
          <table:table-cell office:value-type="float" office:value="0.08532599" calcext:value-type="float">
            <text:p>0.08532599</text:p>
          </table:table-cell>
          <table:table-cell office:value-type="float" office:value="0.1843341" calcext:value-type="float">
            <text:p>0.1843341</text:p>
          </table:table-cell>
          <table:table-cell office:value-type="float" office:value="0.1881598" calcext:value-type="float">
            <text:p>0.1881598</text:p>
          </table:table-cell>
          <table:table-cell office:value-type="float" office:value="0" calcext:value-type="float">
            <text:p>0</text:p>
          </table:table-cell>
          <table:table-cell office:value-type="float" office:value="44.38549" calcext:value-type="float">
            <text:p>44.38549</text:p>
          </table:table-cell>
          <table:table-cell office:value-type="float" office:value="40.2131" calcext:value-type="float">
            <text:p>40.2131</text:p>
          </table:table-cell>
          <table:table-cell office:value-type="float" office:value="33.70657" calcext:value-type="float">
            <text:p>33.70657</text:p>
          </table:table-cell>
          <table:table-cell office:value-type="float" office:value="7.570472" calcext:value-type="float">
            <text:p>7.570472</text:p>
          </table:table-cell>
          <table:table-cell office:value-type="float" office:value="5.620114" calcext:value-type="float">
            <text:p>5.620114</text:p>
          </table:table-cell>
          <table:table-cell office:value-type="float" office:value="2.173582" calcext:value-type="float">
            <text:p>2.173582</text:p>
          </table:table-cell>
          <table:table-cell office:value-type="float" office:value="2.263453" calcext:value-type="float">
            <text:p>2.263453</text:p>
          </table:table-cell>
          <table:table-cell office:value-type="float" office:value="4.605124" calcext:value-type="float">
            <text:p>4.605124</text:p>
          </table:table-cell>
          <table:table-cell office:value-type="float" office:value="7.890993" calcext:value-type="float">
            <text:p>7.890993</text:p>
          </table:table-cell>
          <table:table-cell office:value-type="float" office:value="8.493613" calcext:value-type="float">
            <text:p>8.493613</text:p>
          </table:table-cell>
          <table:table-cell office:value-type="float" office:value="9.465921" calcext:value-type="float">
            <text:p>9.465921</text:p>
          </table:table-cell>
          <table:table-cell office:value-type="float" office:value="10.11499" calcext:value-type="float">
            <text:p>10.11499</text:p>
          </table:table-cell>
          <table:table-cell office:value-type="float" office:value="11.65339" calcext:value-type="float">
            <text:p>11.65339</text:p>
          </table:table-cell>
          <table:table-cell office:value-type="float" office:value="12.03092" calcext:value-type="float">
            <text:p>12.03092</text:p>
          </table:table-cell>
          <table:table-cell office:value-type="float" office:value="0" calcext:value-type="float">
            <text:p>0</text:p>
          </table:table-cell>
          <table:table-cell office:value-type="float" office:value="127.7806" calcext:value-type="float">
            <text:p>127.7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6795" calcext:value-type="float">
            <text:p>3.167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5" calcext:value-type="float">
            <text:p>23072005</text:p>
          </table:table-cell>
          <table:table-cell office:value-type="float" office:value="1.928289" calcext:value-type="float">
            <text:p>1.928289</text:p>
          </table:table-cell>
          <table:table-cell office:value-type="float" office:value="135.7807" calcext:value-type="float">
            <text:p>135.7807</text:p>
          </table:table-cell>
          <table:table-cell office:value-type="float" office:value="5" calcext:value-type="float">
            <text:p>5</text:p>
          </table:table-cell>
          <table:table-cell office:value-type="float" office:value="-2.995605" calcext:value-type="float">
            <text:p>-2.995605</text:p>
          </table:table-cell>
          <table:table-cell office:value-type="float" office:value="38.28444" calcext:value-type="float">
            <text:p>38.28444</text:p>
          </table:table-cell>
          <table:table-cell office:value-type="float" office:value="0.01688824" calcext:value-type="float">
            <text:p>0.01688824</text:p>
          </table:table-cell>
          <table:table-cell office:value-type="float" office:value="0.0005082441" calcext:value-type="float">
            <text:p>0.0005082441</text:p>
          </table:table-cell>
          <table:table-cell office:value-type="float" office:value="0.02168674" calcext:value-type="float">
            <text:p>0.02168674</text:p>
          </table:table-cell>
          <table:table-cell office:value-type="float" office:value="0.01248369" calcext:value-type="float">
            <text:p>0.01248369</text:p>
          </table:table-cell>
          <table:table-cell office:value-type="float" office:value="1166.036" calcext:value-type="float">
            <text:p>1166.036</text:p>
          </table:table-cell>
          <table:table-cell office:value-type="float" office:value="1.533888" calcext:value-type="float">
            <text:p>1.533888</text:p>
          </table:table-cell>
          <table:table-cell office:value-type="float" office:value="0" calcext:value-type="float">
            <text:p>0</text:p>
          </table:table-cell>
          <table:table-cell office:value-type="float" office:value="0.0643292" calcext:value-type="float">
            <text:p>0.0643292</text:p>
          </table:table-cell>
          <table:table-cell office:value-type="float" office:value="0.04136558" calcext:value-type="float">
            <text:p>0.04136558</text:p>
          </table:table-cell>
          <table:table-cell office:value-type="float" office:value="0.03409517" calcext:value-type="float">
            <text:p>0.03409517</text:p>
          </table:table-cell>
          <table:table-cell office:value-type="float" office:value="0.01068458" calcext:value-type="float">
            <text:p>0.01068458</text:p>
          </table:table-cell>
          <table:table-cell office:value-type="float" office:value="0.009854168" calcext:value-type="float">
            <text:p>0.009854168</text:p>
          </table:table-cell>
          <table:table-cell office:value-type="float" office:value="0.005155318" calcext:value-type="float">
            <text:p>0.005155318</text:p>
          </table:table-cell>
          <table:table-cell office:value-type="float" office:value="0.004560318" calcext:value-type="float">
            <text:p>0.004560318</text:p>
          </table:table-cell>
          <table:table-cell office:value-type="float" office:value="0.007416291" calcext:value-type="float">
            <text:p>0.007416291</text:p>
          </table:table-cell>
          <table:table-cell office:value-type="float" office:value="0.04193836" calcext:value-type="float">
            <text:p>0.04193836</text:p>
          </table:table-cell>
          <table:table-cell office:value-type="float" office:value="0.07214017" calcext:value-type="float">
            <text:p>0.07214017</text:p>
          </table:table-cell>
          <table:table-cell office:value-type="float" office:value="0.08629874" calcext:value-type="float">
            <text:p>0.08629874</text:p>
          </table:table-cell>
          <table:table-cell office:value-type="float" office:value="0.08557563" calcext:value-type="float">
            <text:p>0.08557563</text:p>
          </table:table-cell>
          <table:table-cell office:value-type="float" office:value="0.1843588" calcext:value-type="float">
            <text:p>0.1843588</text:p>
          </table:table-cell>
          <table:table-cell office:value-type="float" office:value="0.1881822" calcext:value-type="float">
            <text:p>0.1881822</text:p>
          </table:table-cell>
          <table:table-cell office:value-type="float" office:value="0" calcext:value-type="float">
            <text:p>0</text:p>
          </table:table-cell>
          <table:table-cell office:value-type="float" office:value="44.36436" calcext:value-type="float">
            <text:p>44.36436</text:p>
          </table:table-cell>
          <table:table-cell office:value-type="float" office:value="40.1158" calcext:value-type="float">
            <text:p>40.1158</text:p>
          </table:table-cell>
          <table:table-cell office:value-type="float" office:value="33.62068" calcext:value-type="float">
            <text:p>33.62068</text:p>
          </table:table-cell>
          <table:table-cell office:value-type="float" office:value="7.557198" calcext:value-type="float">
            <text:p>7.557198</text:p>
          </table:table-cell>
          <table:table-cell office:value-type="float" office:value="5.611102" calcext:value-type="float">
            <text:p>5.611102</text:p>
          </table:table-cell>
          <table:table-cell office:value-type="float" office:value="2.171246" calcext:value-type="float">
            <text:p>2.171246</text:p>
          </table:table-cell>
          <table:table-cell office:value-type="float" office:value="2.259572" calcext:value-type="float">
            <text:p>2.259572</text:p>
          </table:table-cell>
          <table:table-cell office:value-type="float" office:value="4.593432" calcext:value-type="float">
            <text:p>4.593432</text:p>
          </table:table-cell>
          <table:table-cell office:value-type="float" office:value="7.87496" calcext:value-type="float">
            <text:p>7.87496</text:p>
          </table:table-cell>
          <table:table-cell office:value-type="float" office:value="8.481805" calcext:value-type="float">
            <text:p>8.481805</text:p>
          </table:table-cell>
          <table:table-cell office:value-type="float" office:value="9.452836" calcext:value-type="float">
            <text:p>9.452836</text:p>
          </table:table-cell>
          <table:table-cell office:value-type="float" office:value="10.09912" calcext:value-type="float">
            <text:p>10.09912</text:p>
          </table:table-cell>
          <table:table-cell office:value-type="float" office:value="11.65573" calcext:value-type="float">
            <text:p>11.65573</text:p>
          </table:table-cell>
          <table:table-cell office:value-type="float" office:value="12.0331" calcext:value-type="float">
            <text:p>12.0331</text:p>
          </table:table-cell>
          <table:table-cell office:value-type="float" office:value="0" calcext:value-type="float">
            <text:p>0</text:p>
          </table:table-cell>
          <table:table-cell office:value-type="float" office:value="142.8703" calcext:value-type="float">
            <text:p>142.8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5286" calcext:value-type="float">
            <text:p>3.18528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5" calcext:value-type="float">
            <text:p>24072005</text:p>
          </table:table-cell>
          <table:table-cell office:value-type="float" office:value="1.915237" calcext:value-type="float">
            <text:p>1.915237</text:p>
          </table:table-cell>
          <table:table-cell office:value-type="float" office:value="135.7741" calcext:value-type="float">
            <text:p>135.7741</text:p>
          </table:table-cell>
          <table:table-cell office:value-type="float" office:value="5" calcext:value-type="float">
            <text:p>5</text:p>
          </table:table-cell>
          <table:table-cell office:value-type="float" office:value="-3.084044" calcext:value-type="float">
            <text:p>-3.084044</text:p>
          </table:table-cell>
          <table:table-cell office:value-type="float" office:value="38.2458" calcext:value-type="float">
            <text:p>38.2458</text:p>
          </table:table-cell>
          <table:table-cell office:value-type="float" office:value="0.01688824" calcext:value-type="float">
            <text:p>0.01688824</text:p>
          </table:table-cell>
          <table:table-cell office:value-type="float" office:value="0.0005082441" calcext:value-type="float">
            <text:p>0.0005082441</text:p>
          </table:table-cell>
          <table:table-cell office:value-type="float" office:value="0.02168674" calcext:value-type="float">
            <text:p>0.02168674</text:p>
          </table:table-cell>
          <table:table-cell office:value-type="float" office:value="0.01248369" calcext:value-type="float">
            <text:p>0.01248369</text:p>
          </table:table-cell>
          <table:table-cell office:value-type="float" office:value="1166.004" calcext:value-type="float">
            <text:p>1166.004</text:p>
          </table:table-cell>
          <table:table-cell office:value-type="float" office:value="1.520741" calcext:value-type="float">
            <text:p>1.520741</text:p>
          </table:table-cell>
          <table:table-cell office:value-type="float" office:value="0" calcext:value-type="float">
            <text:p>0</text:p>
          </table:table-cell>
          <table:table-cell office:value-type="float" office:value="0.05131586" calcext:value-type="float">
            <text:p>0.05131586</text:p>
          </table:table-cell>
          <table:table-cell office:value-type="float" office:value="0.04512506" calcext:value-type="float">
            <text:p>0.04512506</text:p>
          </table:table-cell>
          <table:table-cell office:value-type="float" office:value="0.03871199" calcext:value-type="float">
            <text:p>0.03871199</text:p>
          </table:table-cell>
          <table:table-cell office:value-type="float" office:value="0.01169306" calcext:value-type="float">
            <text:p>0.01169306</text:p>
          </table:table-cell>
          <table:table-cell office:value-type="float" office:value="0.0105689" calcext:value-type="float">
            <text:p>0.0105689</text:p>
          </table:table-cell>
          <table:table-cell office:value-type="float" office:value="0.005360149" calcext:value-type="float">
            <text:p>0.005360149</text:p>
          </table:table-cell>
          <table:table-cell office:value-type="float" office:value="0.004637241" calcext:value-type="float">
            <text:p>0.004637241</text:p>
          </table:table-cell>
          <table:table-cell office:value-type="float" office:value="0.007437273" calcext:value-type="float">
            <text:p>0.007437273</text:p>
          </table:table-cell>
          <table:table-cell office:value-type="float" office:value="0.04217144" calcext:value-type="float">
            <text:p>0.04217144</text:p>
          </table:table-cell>
          <table:table-cell office:value-type="float" office:value="0.07191148" calcext:value-type="float">
            <text:p>0.07191148</text:p>
          </table:table-cell>
          <table:table-cell office:value-type="float" office:value="0.08639726" calcext:value-type="float">
            <text:p>0.08639726</text:p>
          </table:table-cell>
          <table:table-cell office:value-type="float" office:value="0.0858871" calcext:value-type="float">
            <text:p>0.0858871</text:p>
          </table:table-cell>
          <table:table-cell office:value-type="float" office:value="0.1843825" calcext:value-type="float">
            <text:p>0.1843825</text:p>
          </table:table-cell>
          <table:table-cell office:value-type="float" office:value="0.1882047" calcext:value-type="float">
            <text:p>0.1882047</text:p>
          </table:table-cell>
          <table:table-cell office:value-type="float" office:value="0" calcext:value-type="float">
            <text:p>0</text:p>
          </table:table-cell>
          <table:table-cell office:value-type="float" office:value="44.34271" calcext:value-type="float">
            <text:p>44.34271</text:p>
          </table:table-cell>
          <table:table-cell office:value-type="float" office:value="40.04037" calcext:value-type="float">
            <text:p>40.04037</text:p>
          </table:table-cell>
          <table:table-cell office:value-type="float" office:value="33.55183" calcext:value-type="float">
            <text:p>33.55183</text:p>
          </table:table-cell>
          <table:table-cell office:value-type="float" office:value="7.545072" calcext:value-type="float">
            <text:p>7.545072</text:p>
          </table:table-cell>
          <table:table-cell office:value-type="float" office:value="5.602741" calcext:value-type="float">
            <text:p>5.602741</text:p>
          </table:table-cell>
          <table:table-cell office:value-type="float" office:value="2.169011" calcext:value-type="float">
            <text:p>2.169011</text:p>
          </table:table-cell>
          <table:table-cell office:value-type="float" office:value="2.255836" calcext:value-type="float">
            <text:p>2.255836</text:p>
          </table:table-cell>
          <table:table-cell office:value-type="float" office:value="4.581892" calcext:value-type="float">
            <text:p>4.581892</text:p>
          </table:table-cell>
          <table:table-cell office:value-type="float" office:value="7.859056" calcext:value-type="float">
            <text:p>7.859056</text:p>
          </table:table-cell>
          <table:table-cell office:value-type="float" office:value="8.469982" calcext:value-type="float">
            <text:p>8.469982</text:p>
          </table:table-cell>
          <table:table-cell office:value-type="float" office:value="9.439821" calcext:value-type="float">
            <text:p>9.439821</text:p>
          </table:table-cell>
          <table:table-cell office:value-type="float" office:value="10.08337" calcext:value-type="float">
            <text:p>10.08337</text:p>
          </table:table-cell>
          <table:table-cell office:value-type="float" office:value="11.65805" calcext:value-type="float">
            <text:p>11.65805</text:p>
          </table:table-cell>
          <table:table-cell office:value-type="float" office:value="12.0353" calcext:value-type="float">
            <text:p>12.0353</text:p>
          </table:table-cell>
          <table:table-cell office:value-type="float" office:value="0" calcext:value-type="float">
            <text:p>0</text:p>
          </table:table-cell>
          <table:table-cell office:value-type="float" office:value="152.6783" calcext:value-type="float">
            <text:p>152.6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3829" calcext:value-type="float">
            <text:p>3.20382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5" calcext:value-type="float">
            <text:p>25072005</text:p>
          </table:table-cell>
          <table:table-cell office:value-type="float" office:value="1.902299" calcext:value-type="float">
            <text:p>1.902299</text:p>
          </table:table-cell>
          <table:table-cell office:value-type="float" office:value="135.7657" calcext:value-type="float">
            <text:p>135.7657</text:p>
          </table:table-cell>
          <table:table-cell office:value-type="float" office:value="5" calcext:value-type="float">
            <text:p>5</text:p>
          </table:table-cell>
          <table:table-cell office:value-type="float" office:value="-3.179723" calcext:value-type="float">
            <text:p>-3.179723</text:p>
          </table:table-cell>
          <table:table-cell office:value-type="float" office:value="38.20222" calcext:value-type="float">
            <text:p>38.20222</text:p>
          </table:table-cell>
          <table:table-cell office:value-type="float" office:value="0.02026845" calcext:value-type="float">
            <text:p>0.02026845</text:p>
          </table:table-cell>
          <table:table-cell office:value-type="float" office:value="0.0005122058" calcext:value-type="float">
            <text:p>0.0005122058</text:p>
          </table:table-cell>
          <table:table-cell office:value-type="float" office:value="0.02660988" calcext:value-type="float">
            <text:p>0.02660988</text:p>
          </table:table-cell>
          <table:table-cell office:value-type="float" office:value="0.01249157" calcext:value-type="float">
            <text:p>0.01249157</text:p>
          </table:table-cell>
          <table:table-cell office:value-type="float" office:value="1165.968" calcext:value-type="float">
            <text:p>1165.968</text:p>
          </table:table-cell>
          <table:table-cell office:value-type="float" office:value="1.510524" calcext:value-type="float">
            <text:p>1.510524</text:p>
          </table:table-cell>
          <table:table-cell office:value-type="float" office:value="0" calcext:value-type="float">
            <text:p>0</text:p>
          </table:table-cell>
          <table:table-cell office:value-type="float" office:value="0.03295822" calcext:value-type="float">
            <text:p>0.03295822</text:p>
          </table:table-cell>
          <table:table-cell office:value-type="float" office:value="0.03049916" calcext:value-type="float">
            <text:p>0.03049916</text:p>
          </table:table-cell>
          <table:table-cell office:value-type="float" office:value="0.02788479" calcext:value-type="float">
            <text:p>0.02788479</text:p>
          </table:table-cell>
          <table:table-cell office:value-type="float" office:value="0.01078962" calcext:value-type="float">
            <text:p>0.01078962</text:p>
          </table:table-cell>
          <table:table-cell office:value-type="float" office:value="0.009277542" calcext:value-type="float">
            <text:p>0.009277542</text:p>
          </table:table-cell>
          <table:table-cell office:value-type="float" office:value="0.005024035" calcext:value-type="float">
            <text:p>0.005024035</text:p>
          </table:table-cell>
          <table:table-cell office:value-type="float" office:value="0.004287021" calcext:value-type="float">
            <text:p>0.004287021</text:p>
          </table:table-cell>
          <table:table-cell office:value-type="float" office:value="0.007408828" calcext:value-type="float">
            <text:p>0.007408828</text:p>
          </table:table-cell>
          <table:table-cell office:value-type="float" office:value="0.04204173" calcext:value-type="float">
            <text:p>0.04204173</text:p>
          </table:table-cell>
          <table:table-cell office:value-type="float" office:value="0.07116353" calcext:value-type="float">
            <text:p>0.07116353</text:p>
          </table:table-cell>
          <table:table-cell office:value-type="float" office:value="0.08611358" calcext:value-type="float">
            <text:p>0.08611358</text:p>
          </table:table-cell>
          <table:table-cell office:value-type="float" office:value="0.08569939" calcext:value-type="float">
            <text:p>0.08569939</text:p>
          </table:table-cell>
          <table:table-cell office:value-type="float" office:value="0.1844067" calcext:value-type="float">
            <text:p>0.1844067</text:p>
          </table:table-cell>
          <table:table-cell office:value-type="float" office:value="0.188227" calcext:value-type="float">
            <text:p>0.188227</text:p>
          </table:table-cell>
          <table:table-cell office:value-type="float" office:value="0" calcext:value-type="float">
            <text:p>0</text:p>
          </table:table-cell>
          <table:table-cell office:value-type="float" office:value="44.20847" calcext:value-type="float">
            <text:p>44.20847</text:p>
          </table:table-cell>
          <table:table-cell office:value-type="float" office:value="39.9086" calcext:value-type="float">
            <text:p>39.9086</text:p>
          </table:table-cell>
          <table:table-cell office:value-type="float" office:value="33.45658" calcext:value-type="float">
            <text:p>33.45658</text:p>
          </table:table-cell>
          <table:table-cell office:value-type="float" office:value="7.530275" calcext:value-type="float">
            <text:p>7.530275</text:p>
          </table:table-cell>
          <table:table-cell office:value-type="float" office:value="5.592834" calcext:value-type="float">
            <text:p>5.592834</text:p>
          </table:table-cell>
          <table:table-cell office:value-type="float" office:value="2.166848" calcext:value-type="float">
            <text:p>2.166848</text:p>
          </table:table-cell>
          <table:table-cell office:value-type="float" office:value="2.252254" calcext:value-type="float">
            <text:p>2.252254</text:p>
          </table:table-cell>
          <table:table-cell office:value-type="float" office:value="4.570673" calcext:value-type="float">
            <text:p>4.570673</text:p>
          </table:table-cell>
          <table:table-cell office:value-type="float" office:value="7.84327" calcext:value-type="float">
            <text:p>7.84327</text:p>
          </table:table-cell>
          <table:table-cell office:value-type="float" office:value="8.45813" calcext:value-type="float">
            <text:p>8.45813</text:p>
          </table:table-cell>
          <table:table-cell office:value-type="float" office:value="9.426886" calcext:value-type="float">
            <text:p>9.426886</text:p>
          </table:table-cell>
          <table:table-cell office:value-type="float" office:value="10.06779" calcext:value-type="float">
            <text:p>10.06779</text:p>
          </table:table-cell>
          <table:table-cell office:value-type="float" office:value="11.66038" calcext:value-type="float">
            <text:p>11.66038</text:p>
          </table:table-cell>
          <table:table-cell office:value-type="float" office:value="12.03642" calcext:value-type="float">
            <text:p>12.03642</text:p>
          </table:table-cell>
          <table:table-cell office:value-type="float" office:value="0" calcext:value-type="float">
            <text:p>0</text:p>
          </table:table-cell>
          <table:table-cell office:value-type="float" office:value="11.46264" calcext:value-type="float">
            <text:p>11.46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0985" calcext:value-type="float">
            <text:p>3.22098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5" calcext:value-type="float">
            <text:p>26072005</text:p>
          </table:table-cell>
          <table:table-cell office:value-type="float" office:value="1.890326" calcext:value-type="float">
            <text:p>1.890326</text:p>
          </table:table-cell>
          <table:table-cell office:value-type="float" office:value="135.7634" calcext:value-type="float">
            <text:p>135.7634</text:p>
          </table:table-cell>
          <table:table-cell office:value-type="float" office:value="5" calcext:value-type="float">
            <text:p>5</text:p>
          </table:table-cell>
          <table:table-cell office:value-type="float" office:value="-3.276663" calcext:value-type="float">
            <text:p>-3.276663</text:p>
          </table:table-cell>
          <table:table-cell office:value-type="float" office:value="38.15151" calcext:value-type="float">
            <text:p>38.15151</text:p>
          </table:table-cell>
          <table:table-cell office:value-type="float" office:value="0.02026845" calcext:value-type="float">
            <text:p>0.02026845</text:p>
          </table:table-cell>
          <table:table-cell office:value-type="float" office:value="0.0005122059" calcext:value-type="float">
            <text:p>0.0005122059</text:p>
          </table:table-cell>
          <table:table-cell office:value-type="float" office:value="0.02660988" calcext:value-type="float">
            <text:p>0.02660988</text:p>
          </table:table-cell>
          <table:table-cell office:value-type="float" office:value="0.01249157" calcext:value-type="float">
            <text:p>0.01249157</text:p>
          </table:table-cell>
          <table:table-cell office:value-type="float" office:value="1165.936" calcext:value-type="float">
            <text:p>1165.936</text:p>
          </table:table-cell>
          <table:table-cell office:value-type="float" office:value="1.502937" calcext:value-type="float">
            <text:p>1.502937</text:p>
          </table:table-cell>
          <table:table-cell office:value-type="float" office:value="0" calcext:value-type="float">
            <text:p>0</text:p>
          </table:table-cell>
          <table:table-cell office:value-type="float" office:value="0.02378627" calcext:value-type="float">
            <text:p>0.02378627</text:p>
          </table:table-cell>
          <table:table-cell office:value-type="float" office:value="0.02611379" calcext:value-type="float">
            <text:p>0.02611379</text:p>
          </table:table-cell>
          <table:table-cell office:value-type="float" office:value="0.02173193" calcext:value-type="float">
            <text:p>0.02173193</text:p>
          </table:table-cell>
          <table:table-cell office:value-type="float" office:value="0.006365776" calcext:value-type="float">
            <text:p>0.006365776</text:p>
          </table:table-cell>
          <table:table-cell office:value-type="float" office:value="0.00550757" calcext:value-type="float">
            <text:p>0.00550757</text:p>
          </table:table-cell>
          <table:table-cell office:value-type="float" office:value="0.004549899" calcext:value-type="float">
            <text:p>0.004549899</text:p>
          </table:table-cell>
          <table:table-cell office:value-type="float" office:value="0.004356846" calcext:value-type="float">
            <text:p>0.004356846</text:p>
          </table:table-cell>
          <table:table-cell office:value-type="float" office:value="0.00738428" calcext:value-type="float">
            <text:p>0.00738428</text:p>
          </table:table-cell>
          <table:table-cell office:value-type="float" office:value="0.04189433" calcext:value-type="float">
            <text:p>0.04189433</text:p>
          </table:table-cell>
          <table:table-cell office:value-type="float" office:value="0.0702725" calcext:value-type="float">
            <text:p>0.0702725</text:p>
          </table:table-cell>
          <table:table-cell office:value-type="float" office:value="0.08573809" calcext:value-type="float">
            <text:p>0.08573809</text:p>
          </table:table-cell>
          <table:table-cell office:value-type="float" office:value="0.08517978" calcext:value-type="float">
            <text:p>0.08517978</text:p>
          </table:table-cell>
          <table:table-cell office:value-type="float" office:value="0.1844331" calcext:value-type="float">
            <text:p>0.1844331</text:p>
          </table:table-cell>
          <table:table-cell office:value-type="float" office:value="0.1882496" calcext:value-type="float">
            <text:p>0.1882496</text:p>
          </table:table-cell>
          <table:table-cell office:value-type="float" office:value="0" calcext:value-type="float">
            <text:p>0</text:p>
          </table:table-cell>
          <table:table-cell office:value-type="float" office:value="44.02605" calcext:value-type="float">
            <text:p>44.02605</text:p>
          </table:table-cell>
          <table:table-cell office:value-type="float" office:value="39.72116" calcext:value-type="float">
            <text:p>39.72116</text:p>
          </table:table-cell>
          <table:table-cell office:value-type="float" office:value="33.30062" calcext:value-type="float">
            <text:p>33.30062</text:p>
          </table:table-cell>
          <table:table-cell office:value-type="float" office:value="7.497589" calcext:value-type="float">
            <text:p>7.497589</text:p>
          </table:table-cell>
          <table:table-cell office:value-type="float" office:value="5.578068" calcext:value-type="float">
            <text:p>5.578068</text:p>
          </table:table-cell>
          <table:table-cell office:value-type="float" office:value="2.164366" calcext:value-type="float">
            <text:p>2.164366</text:p>
          </table:table-cell>
          <table:table-cell office:value-type="float" office:value="2.247363" calcext:value-type="float">
            <text:p>2.247363</text:p>
          </table:table-cell>
          <table:table-cell office:value-type="float" office:value="4.558804" calcext:value-type="float">
            <text:p>4.558804</text:p>
          </table:table-cell>
          <table:table-cell office:value-type="float" office:value="7.827467" calcext:value-type="float">
            <text:p>7.827467</text:p>
          </table:table-cell>
          <table:table-cell office:value-type="float" office:value="8.446116" calcext:value-type="float">
            <text:p>8.446116</text:p>
          </table:table-cell>
          <table:table-cell office:value-type="float" office:value="9.413887" calcext:value-type="float">
            <text:p>9.413887</text:p>
          </table:table-cell>
          <table:table-cell office:value-type="float" office:value="10.05211" calcext:value-type="float">
            <text:p>10.05211</text:p>
          </table:table-cell>
          <table:table-cell office:value-type="float" office:value="11.66271" calcext:value-type="float">
            <text:p>11.66271</text:p>
          </table:table-cell>
          <table:table-cell office:value-type="float" office:value="12.03858" calcext:value-type="float">
            <text:p>12.03858</text:p>
          </table:table-cell>
          <table:table-cell office:value-type="float" office:value="0" calcext:value-type="float">
            <text:p>0</text:p>
          </table:table-cell>
          <table:table-cell office:value-type="float" office:value="51.37648" calcext:value-type="float">
            <text:p>51.37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5137" calcext:value-type="float">
            <text:p>3.23513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5" calcext:value-type="float">
            <text:p>27072005</text:p>
          </table:table-cell>
          <table:table-cell office:value-type="float" office:value="1.882558" calcext:value-type="float">
            <text:p>1.882558</text:p>
          </table:table-cell>
          <table:table-cell office:value-type="float" office:value="135.7602" calcext:value-type="float">
            <text:p>135.7602</text:p>
          </table:table-cell>
          <table:table-cell office:value-type="float" office:value="5" calcext:value-type="float">
            <text:p>5</text:p>
          </table:table-cell>
          <table:table-cell office:value-type="float" office:value="-3.366363" calcext:value-type="float">
            <text:p>-3.366363</text:p>
          </table:table-cell>
          <table:table-cell office:value-type="float" office:value="38.10261" calcext:value-type="float">
            <text:p>38.10261</text:p>
          </table:table-cell>
          <table:table-cell office:value-type="float" office:value="0.02026845" calcext:value-type="float">
            <text:p>0.02026845</text:p>
          </table:table-cell>
          <table:table-cell office:value-type="float" office:value="0.0005122059" calcext:value-type="float">
            <text:p>0.0005122059</text:p>
          </table:table-cell>
          <table:table-cell office:value-type="float" office:value="0.02660988" calcext:value-type="float">
            <text:p>0.02660988</text:p>
          </table:table-cell>
          <table:table-cell office:value-type="float" office:value="0.01249157" calcext:value-type="float">
            <text:p>0.01249157</text:p>
          </table:table-cell>
          <table:table-cell office:value-type="float" office:value="1165.903" calcext:value-type="float">
            <text:p>1165.903</text:p>
          </table:table-cell>
          <table:table-cell office:value-type="float" office:value="1.505512" calcext:value-type="float">
            <text:p>1.505512</text:p>
          </table:table-cell>
          <table:table-cell office:value-type="float" office:value="0" calcext:value-type="float">
            <text:p>0</text:p>
          </table:table-cell>
          <table:table-cell office:value-type="float" office:value="0.02548014" calcext:value-type="float">
            <text:p>0.02548014</text:p>
          </table:table-cell>
          <table:table-cell office:value-type="float" office:value="0.02490091" calcext:value-type="float">
            <text:p>0.02490091</text:p>
          </table:table-cell>
          <table:table-cell office:value-type="float" office:value="0.02138262" calcext:value-type="float">
            <text:p>0.02138262</text:p>
          </table:table-cell>
          <table:table-cell office:value-type="float" office:value="0.006315951" calcext:value-type="float">
            <text:p>0.006315951</text:p>
          </table:table-cell>
          <table:table-cell office:value-type="float" office:value="0.005456089" calcext:value-type="float">
            <text:p>0.005456089</text:p>
          </table:table-cell>
          <table:table-cell office:value-type="float" office:value="0.004366814" calcext:value-type="float">
            <text:p>0.004366814</text:p>
          </table:table-cell>
          <table:table-cell office:value-type="float" office:value="0.004325231" calcext:value-type="float">
            <text:p>0.004325231</text:p>
          </table:table-cell>
          <table:table-cell office:value-type="float" office:value="0.00734181" calcext:value-type="float">
            <text:p>0.00734181</text:p>
          </table:table-cell>
          <table:table-cell office:value-type="float" office:value="0.04660724" calcext:value-type="float">
            <text:p>0.04660724</text:p>
          </table:table-cell>
          <table:table-cell office:value-type="float" office:value="0.0726091" calcext:value-type="float">
            <text:p>0.0726091</text:p>
          </table:table-cell>
          <table:table-cell office:value-type="float" office:value="0.08786118" calcext:value-type="float">
            <text:p>0.08786118</text:p>
          </table:table-cell>
          <table:table-cell office:value-type="float" office:value="0.08765695" calcext:value-type="float">
            <text:p>0.08765695</text:p>
          </table:table-cell>
          <table:table-cell office:value-type="float" office:value="0.1844593" calcext:value-type="float">
            <text:p>0.1844593</text:p>
          </table:table-cell>
          <table:table-cell office:value-type="float" office:value="0.188272" calcext:value-type="float">
            <text:p>0.188272</text:p>
          </table:table-cell>
          <table:table-cell office:value-type="float" office:value="0" calcext:value-type="float">
            <text:p>0</text:p>
          </table:table-cell>
          <table:table-cell office:value-type="float" office:value="43.91644" calcext:value-type="float">
            <text:p>43.91644</text:p>
          </table:table-cell>
          <table:table-cell office:value-type="float" office:value="39.55135" calcext:value-type="float">
            <text:p>39.55135</text:p>
          </table:table-cell>
          <table:table-cell office:value-type="float" office:value="33.15976" calcext:value-type="float">
            <text:p>33.15976</text:p>
          </table:table-cell>
          <table:table-cell office:value-type="float" office:value="7.46705" calcext:value-type="float">
            <text:p>7.46705</text:p>
          </table:table-cell>
          <table:table-cell office:value-type="float" office:value="5.555064" calcext:value-type="float">
            <text:p>5.555064</text:p>
          </table:table-cell>
          <table:table-cell office:value-type="float" office:value="2.161784" calcext:value-type="float">
            <text:p>2.161784</text:p>
          </table:table-cell>
          <table:table-cell office:value-type="float" office:value="2.242963" calcext:value-type="float">
            <text:p>2.242963</text:p>
          </table:table-cell>
          <table:table-cell office:value-type="float" office:value="4.546775" calcext:value-type="float">
            <text:p>4.546775</text:p>
          </table:table-cell>
          <table:table-cell office:value-type="float" office:value="7.811665" calcext:value-type="float">
            <text:p>7.811665</text:p>
          </table:table-cell>
          <table:table-cell office:value-type="float" office:value="8.433913" calcext:value-type="float">
            <text:p>8.433913</text:p>
          </table:table-cell>
          <table:table-cell office:value-type="float" office:value="9.400781" calcext:value-type="float">
            <text:p>9.400781</text:p>
          </table:table-cell>
          <table:table-cell office:value-type="float" office:value="10.0363" calcext:value-type="float">
            <text:p>10.0363</text:p>
          </table:table-cell>
          <table:table-cell office:value-type="float" office:value="11.66503" calcext:value-type="float">
            <text:p>11.66503</text:p>
          </table:table-cell>
          <table:table-cell office:value-type="float" office:value="12.04075" calcext:value-type="float">
            <text:p>12.04075</text:p>
          </table:table-cell>
          <table:table-cell office:value-type="float" office:value="0" calcext:value-type="float">
            <text:p>0</text:p>
          </table:table-cell>
          <table:table-cell office:value-type="float" office:value="73.7849" calcext:value-type="float">
            <text:p>73.7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5572" calcext:value-type="float">
            <text:p>3.24557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5" calcext:value-type="float">
            <text:p>28072005</text:p>
          </table:table-cell>
          <table:table-cell office:value-type="float" office:value="1.874755" calcext:value-type="float">
            <text:p>1.874755</text:p>
          </table:table-cell>
          <table:table-cell office:value-type="float" office:value="135.7567" calcext:value-type="float">
            <text:p>135.7567</text:p>
          </table:table-cell>
          <table:table-cell office:value-type="float" office:value="5" calcext:value-type="float">
            <text:p>5</text:p>
          </table:table-cell>
          <table:table-cell office:value-type="float" office:value="-3.438642" calcext:value-type="float">
            <text:p>-3.438642</text:p>
          </table:table-cell>
          <table:table-cell office:value-type="float" office:value="38.06103" calcext:value-type="float">
            <text:p>38.06103</text:p>
          </table:table-cell>
          <table:table-cell office:value-type="float" office:value="0.02026845" calcext:value-type="float">
            <text:p>0.02026845</text:p>
          </table:table-cell>
          <table:table-cell office:value-type="float" office:value="0.0005122059" calcext:value-type="float">
            <text:p>0.0005122059</text:p>
          </table:table-cell>
          <table:table-cell office:value-type="float" office:value="0.02660988" calcext:value-type="float">
            <text:p>0.02660988</text:p>
          </table:table-cell>
          <table:table-cell office:value-type="float" office:value="0.01249157" calcext:value-type="float">
            <text:p>0.01249157</text:p>
          </table:table-cell>
          <table:table-cell office:value-type="float" office:value="1165.874" calcext:value-type="float">
            <text:p>1165.874</text:p>
          </table:table-cell>
          <table:table-cell office:value-type="float" office:value="1.506135" calcext:value-type="float">
            <text:p>1.506135</text:p>
          </table:table-cell>
          <table:table-cell office:value-type="float" office:value="0" calcext:value-type="float">
            <text:p>0</text:p>
          </table:table-cell>
          <table:table-cell office:value-type="float" office:value="0.0294544" calcext:value-type="float">
            <text:p>0.0294544</text:p>
          </table:table-cell>
          <table:table-cell office:value-type="float" office:value="0.02643215" calcext:value-type="float">
            <text:p>0.02643215</text:p>
          </table:table-cell>
          <table:table-cell office:value-type="float" office:value="0.02261613" calcext:value-type="float">
            <text:p>0.02261613</text:p>
          </table:table-cell>
          <table:table-cell office:value-type="float" office:value="0.006613252" calcext:value-type="float">
            <text:p>0.006613252</text:p>
          </table:table-cell>
          <table:table-cell office:value-type="float" office:value="0.005682384" calcext:value-type="float">
            <text:p>0.005682384</text:p>
          </table:table-cell>
          <table:table-cell office:value-type="float" office:value="0.004378724" calcext:value-type="float">
            <text:p>0.004378724</text:p>
          </table:table-cell>
          <table:table-cell office:value-type="float" office:value="0.004335982" calcext:value-type="float">
            <text:p>0.004335982</text:p>
          </table:table-cell>
          <table:table-cell office:value-type="float" office:value="0.007329021" calcext:value-type="float">
            <text:p>0.007329021</text:p>
          </table:table-cell>
          <table:table-cell office:value-type="float" office:value="0.06566058" calcext:value-type="float">
            <text:p>0.06566058</text:p>
          </table:table-cell>
          <table:table-cell office:value-type="float" office:value="0.08934354" calcext:value-type="float">
            <text:p>0.08934354</text:p>
          </table:table-cell>
          <table:table-cell office:value-type="float" office:value="0.1036924" calcext:value-type="float">
            <text:p>0.1036924</text:p>
          </table:table-cell>
          <table:table-cell office:value-type="float" office:value="0.1066895" calcext:value-type="float">
            <text:p>0.1066895</text:p>
          </table:table-cell>
          <table:table-cell office:value-type="float" office:value="0.1844878" calcext:value-type="float">
            <text:p>0.1844878</text:p>
          </table:table-cell>
          <table:table-cell office:value-type="float" office:value="0.1882945" calcext:value-type="float">
            <text:p>0.1882945</text:p>
          </table:table-cell>
          <table:table-cell office:value-type="float" office:value="0" calcext:value-type="float">
            <text:p>0</text:p>
          </table:table-cell>
          <table:table-cell office:value-type="float" office:value="43.85978" calcext:value-type="float">
            <text:p>43.85978</text:p>
          </table:table-cell>
          <table:table-cell office:value-type="float" office:value="39.39196" calcext:value-type="float">
            <text:p>39.39196</text:p>
          </table:table-cell>
          <table:table-cell office:value-type="float" office:value="33.02798" calcext:value-type="float">
            <text:p>33.02798</text:p>
          </table:table-cell>
          <table:table-cell office:value-type="float" office:value="7.438653" calcext:value-type="float">
            <text:p>7.438653</text:p>
          </table:table-cell>
          <table:table-cell office:value-type="float" office:value="5.533837" calcext:value-type="float">
            <text:p>5.533837</text:p>
          </table:table-cell>
          <table:table-cell office:value-type="float" office:value="2.159176" calcext:value-type="float">
            <text:p>2.159176</text:p>
          </table:table-cell>
          <table:table-cell office:value-type="float" office:value="2.238739" calcext:value-type="float">
            <text:p>2.238739</text:p>
          </table:table-cell>
          <table:table-cell office:value-type="float" office:value="4.534837" calcext:value-type="float">
            <text:p>4.534837</text:p>
          </table:table-cell>
          <table:table-cell office:value-type="float" office:value="7.798854" calcext:value-type="float">
            <text:p>7.798854</text:p>
          </table:table-cell>
          <table:table-cell office:value-type="float" office:value="8.424228" calcext:value-type="float">
            <text:p>8.424228</text:p>
          </table:table-cell>
          <table:table-cell office:value-type="float" office:value="9.390233" calcext:value-type="float">
            <text:p>9.390233</text:p>
          </table:table-cell>
          <table:table-cell office:value-type="float" office:value="10.02358" calcext:value-type="float">
            <text:p>10.02358</text:p>
          </table:table-cell>
          <table:table-cell office:value-type="float" office:value="11.66736" calcext:value-type="float">
            <text:p>11.66736</text:p>
          </table:table-cell>
          <table:table-cell office:value-type="float" office:value="12.04292" calcext:value-type="float">
            <text:p>12.04292</text:p>
          </table:table-cell>
          <table:table-cell office:value-type="float" office:value="0" calcext:value-type="float">
            <text:p>0</text:p>
          </table:table-cell>
          <table:table-cell office:value-type="float" office:value="91.84611" calcext:value-type="float">
            <text:p>91.84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6245" calcext:value-type="float">
            <text:p>3.25624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5" calcext:value-type="float">
            <text:p>29072005</text:p>
          </table:table-cell>
          <table:table-cell office:value-type="float" office:value="1.8665" calcext:value-type="float">
            <text:p>1.8665</text:p>
          </table:table-cell>
          <table:table-cell office:value-type="float" office:value="135.7528" calcext:value-type="float">
            <text:p>135.7528</text:p>
          </table:table-cell>
          <table:table-cell office:value-type="float" office:value="5" calcext:value-type="float">
            <text:p>5</text:p>
          </table:table-cell>
          <table:table-cell office:value-type="float" office:value="-3.49742" calcext:value-type="float">
            <text:p>-3.49742</text:p>
          </table:table-cell>
          <table:table-cell office:value-type="float" office:value="38.02955" calcext:value-type="float">
            <text:p>38.02955</text:p>
          </table:table-cell>
          <table:table-cell office:value-type="float" office:value="0.02026845" calcext:value-type="float">
            <text:p>0.02026845</text:p>
          </table:table-cell>
          <table:table-cell office:value-type="float" office:value="0.0005122059" calcext:value-type="float">
            <text:p>0.0005122059</text:p>
          </table:table-cell>
          <table:table-cell office:value-type="float" office:value="0.02660988" calcext:value-type="float">
            <text:p>0.02660988</text:p>
          </table:table-cell>
          <table:table-cell office:value-type="float" office:value="0.01249157" calcext:value-type="float">
            <text:p>0.01249157</text:p>
          </table:table-cell>
          <table:table-cell office:value-type="float" office:value="1165.848" calcext:value-type="float">
            <text:p>1165.848</text:p>
          </table:table-cell>
          <table:table-cell office:value-type="float" office:value="1.506273" calcext:value-type="float">
            <text:p>1.506273</text:p>
          </table:table-cell>
          <table:table-cell office:value-type="float" office:value="0" calcext:value-type="float">
            <text:p>0</text:p>
          </table:table-cell>
          <table:table-cell office:value-type="float" office:value="0.02888885" calcext:value-type="float">
            <text:p>0.02888885</text:p>
          </table:table-cell>
          <table:table-cell office:value-type="float" office:value="0.02719857" calcext:value-type="float">
            <text:p>0.02719857</text:p>
          </table:table-cell>
          <table:table-cell office:value-type="float" office:value="0.02323351" calcext:value-type="float">
            <text:p>0.02323351</text:p>
          </table:table-cell>
          <table:table-cell office:value-type="float" office:value="0.006873741" calcext:value-type="float">
            <text:p>0.006873741</text:p>
          </table:table-cell>
          <table:table-cell office:value-type="float" office:value="0.005969473" calcext:value-type="float">
            <text:p>0.005969473</text:p>
          </table:table-cell>
          <table:table-cell office:value-type="float" office:value="0.004420081" calcext:value-type="float">
            <text:p>0.004420081</text:p>
          </table:table-cell>
          <table:table-cell office:value-type="float" office:value="0.004365569" calcext:value-type="float">
            <text:p>0.004365569</text:p>
          </table:table-cell>
          <table:table-cell office:value-type="float" office:value="0.01151191" calcext:value-type="float">
            <text:p>0.01151191</text:p>
          </table:table-cell>
          <table:table-cell office:value-type="float" office:value="0.08717616" calcext:value-type="float">
            <text:p>0.08717616</text:p>
          </table:table-cell>
          <table:table-cell office:value-type="float" office:value="0.1052757" calcext:value-type="float">
            <text:p>0.1052757</text:p>
          </table:table-cell>
          <table:table-cell office:value-type="float" office:value="0.1190989" calcext:value-type="float">
            <text:p>0.1190989</text:p>
          </table:table-cell>
          <table:table-cell office:value-type="float" office:value="0.1255682" calcext:value-type="float">
            <text:p>0.1255682</text:p>
          </table:table-cell>
          <table:table-cell office:value-type="float" office:value="0.1845177" calcext:value-type="float">
            <text:p>0.1845177</text:p>
          </table:table-cell>
          <table:table-cell office:value-type="float" office:value="0.1883169" calcext:value-type="float">
            <text:p>0.1883169</text:p>
          </table:table-cell>
          <table:table-cell office:value-type="float" office:value="0" calcext:value-type="float">
            <text:p>0</text:p>
          </table:table-cell>
          <table:table-cell office:value-type="float" office:value="43.8074" calcext:value-type="float">
            <text:p>43.8074</text:p>
          </table:table-cell>
          <table:table-cell office:value-type="float" office:value="39.2437" calcext:value-type="float">
            <text:p>39.2437</text:p>
          </table:table-cell>
          <table:table-cell office:value-type="float" office:value="32.90586" calcext:value-type="float">
            <text:p>32.90586</text:p>
          </table:table-cell>
          <table:table-cell office:value-type="float" office:value="7.412601" calcext:value-type="float">
            <text:p>7.412601</text:p>
          </table:table-cell>
          <table:table-cell office:value-type="float" office:value="5.514524" calcext:value-type="float">
            <text:p>5.514524</text:p>
          </table:table-cell>
          <table:table-cell office:value-type="float" office:value="2.156573" calcext:value-type="float">
            <text:p>2.156573</text:p>
          </table:table-cell>
          <table:table-cell office:value-type="float" office:value="2.234623" calcext:value-type="float">
            <text:p>2.234623</text:p>
          </table:table-cell>
          <table:table-cell office:value-type="float" office:value="4.523422" calcext:value-type="float">
            <text:p>4.523422</text:p>
          </table:table-cell>
          <table:table-cell office:value-type="float" office:value="7.790514" calcext:value-type="float">
            <text:p>7.790514</text:p>
          </table:table-cell>
          <table:table-cell office:value-type="float" office:value="8.418294" calcext:value-type="float">
            <text:p>8.418294</text:p>
          </table:table-cell>
          <table:table-cell office:value-type="float" office:value="9.383666" calcext:value-type="float">
            <text:p>9.383666</text:p>
          </table:table-cell>
          <table:table-cell office:value-type="float" office:value="10.01581" calcext:value-type="float">
            <text:p>10.01581</text:p>
          </table:table-cell>
          <table:table-cell office:value-type="float" office:value="11.66968" calcext:value-type="float">
            <text:p>11.66968</text:p>
          </table:table-cell>
          <table:table-cell office:value-type="float" office:value="12.0451" calcext:value-type="float">
            <text:p>12.0451</text:p>
          </table:table-cell>
          <table:table-cell office:value-type="float" office:value="0" calcext:value-type="float">
            <text:p>0</text:p>
          </table:table-cell>
          <table:table-cell office:value-type="float" office:value="103.2694" calcext:value-type="float">
            <text:p>103.2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7792" calcext:value-type="float">
            <text:p>3.26779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5" calcext:value-type="float">
            <text:p>30072005</text:p>
          </table:table-cell>
          <table:table-cell office:value-type="float" office:value="1.857785" calcext:value-type="float">
            <text:p>1.857785</text:p>
          </table:table-cell>
          <table:table-cell office:value-type="float" office:value="135.7487" calcext:value-type="float">
            <text:p>135.7487</text:p>
          </table:table-cell>
          <table:table-cell office:value-type="float" office:value="5" calcext:value-type="float">
            <text:p>5</text:p>
          </table:table-cell>
          <table:table-cell office:value-type="float" office:value="-3.543303" calcext:value-type="float">
            <text:p>-3.543303</text:p>
          </table:table-cell>
          <table:table-cell office:value-type="float" office:value="38.00826" calcext:value-type="float">
            <text:p>38.00826</text:p>
          </table:table-cell>
          <table:table-cell office:value-type="float" office:value="0.02026845" calcext:value-type="float">
            <text:p>0.02026845</text:p>
          </table:table-cell>
          <table:table-cell office:value-type="float" office:value="0.0005122059" calcext:value-type="float">
            <text:p>0.0005122059</text:p>
          </table:table-cell>
          <table:table-cell office:value-type="float" office:value="0.02660988" calcext:value-type="float">
            <text:p>0.02660988</text:p>
          </table:table-cell>
          <table:table-cell office:value-type="float" office:value="0.01249157" calcext:value-type="float">
            <text:p>0.01249157</text:p>
          </table:table-cell>
          <table:table-cell office:value-type="float" office:value="1165.825" calcext:value-type="float">
            <text:p>1165.825</text:p>
          </table:table-cell>
          <table:table-cell office:value-type="float" office:value="1.50467" calcext:value-type="float">
            <text:p>1.50467</text:p>
          </table:table-cell>
          <table:table-cell office:value-type="float" office:value="0" calcext:value-type="float">
            <text:p>0</text:p>
          </table:table-cell>
          <table:table-cell office:value-type="float" office:value="0.05251132" calcext:value-type="float">
            <text:p>0.05251132</text:p>
          </table:table-cell>
          <table:table-cell office:value-type="float" office:value="0.03026207" calcext:value-type="float">
            <text:p>0.03026207</text:p>
          </table:table-cell>
          <table:table-cell office:value-type="float" office:value="0.02537422" calcext:value-type="float">
            <text:p>0.02537422</text:p>
          </table:table-cell>
          <table:table-cell office:value-type="float" office:value="0.007433054" calcext:value-type="float">
            <text:p>0.007433054</text:p>
          </table:table-cell>
          <table:table-cell office:value-type="float" office:value="0.00649003" calcext:value-type="float">
            <text:p>0.00649003</text:p>
          </table:table-cell>
          <table:table-cell office:value-type="float" office:value="0.004500993" calcext:value-type="float">
            <text:p>0.004500993</text:p>
          </table:table-cell>
          <table:table-cell office:value-type="float" office:value="0.00440494" calcext:value-type="float">
            <text:p>0.00440494</text:p>
          </table:table-cell>
          <table:table-cell office:value-type="float" office:value="0.02569435" calcext:value-type="float">
            <text:p>0.02569435</text:p>
          </table:table-cell>
          <table:table-cell office:value-type="float" office:value="0.1112401" calcext:value-type="float">
            <text:p>0.1112401</text:p>
          </table:table-cell>
          <table:table-cell office:value-type="float" office:value="0.1196762" calcext:value-type="float">
            <text:p>0.1196762</text:p>
          </table:table-cell>
          <table:table-cell office:value-type="float" office:value="0.1314775" calcext:value-type="float">
            <text:p>0.1314775</text:p>
          </table:table-cell>
          <table:table-cell office:value-type="float" office:value="0.1393145" calcext:value-type="float">
            <text:p>0.1393145</text:p>
          </table:table-cell>
          <table:table-cell office:value-type="float" office:value="0.1845471" calcext:value-type="float">
            <text:p>0.1845471</text:p>
          </table:table-cell>
          <table:table-cell office:value-type="float" office:value="0.1883394" calcext:value-type="float">
            <text:p>0.1883394</text:p>
          </table:table-cell>
          <table:table-cell office:value-type="float" office:value="0" calcext:value-type="float">
            <text:p>0</text:p>
          </table:table-cell>
          <table:table-cell office:value-type="float" office:value="43.76468" calcext:value-type="float">
            <text:p>43.76468</text:p>
          </table:table-cell>
          <table:table-cell office:value-type="float" office:value="39.10983" calcext:value-type="float">
            <text:p>39.10983</text:p>
          </table:table-cell>
          <table:table-cell office:value-type="float" office:value="32.79444" calcext:value-type="float">
            <text:p>32.79444</text:p>
          </table:table-cell>
          <table:table-cell office:value-type="float" office:value="7.388844" calcext:value-type="float">
            <text:p>7.388844</text:p>
          </table:table-cell>
          <table:table-cell office:value-type="float" office:value="5.497059" calcext:value-type="float">
            <text:p>5.497059</text:p>
          </table:table-cell>
          <table:table-cell office:value-type="float" office:value="2.153967" calcext:value-type="float">
            <text:p>2.153967</text:p>
          </table:table-cell>
          <table:table-cell office:value-type="float" office:value="2.230613" calcext:value-type="float">
            <text:p>2.230613</text:p>
          </table:table-cell>
          <table:table-cell office:value-type="float" office:value="4.514254" calcext:value-type="float">
            <text:p>4.514254</text:p>
          </table:table-cell>
          <table:table-cell office:value-type="float" office:value="7.787285" calcext:value-type="float">
            <text:p>7.787285</text:p>
          </table:table-cell>
          <table:table-cell office:value-type="float" office:value="8.415701" calcext:value-type="float">
            <text:p>8.415701</text:p>
          </table:table-cell>
          <table:table-cell office:value-type="float" office:value="9.380402" calcext:value-type="float">
            <text:p>9.380402</text:p>
          </table:table-cell>
          <table:table-cell office:value-type="float" office:value="10.01197" calcext:value-type="float">
            <text:p>10.01197</text:p>
          </table:table-cell>
          <table:table-cell office:value-type="float" office:value="11.67201" calcext:value-type="float">
            <text:p>11.67201</text:p>
          </table:table-cell>
          <table:table-cell office:value-type="float" office:value="12.04727" calcext:value-type="float">
            <text:p>12.04727</text:p>
          </table:table-cell>
          <table:table-cell office:value-type="float" office:value="0" calcext:value-type="float">
            <text:p>0</text:p>
          </table:table-cell>
          <table:table-cell office:value-type="float" office:value="115.2166" calcext:value-type="float">
            <text:p>115.2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80591" calcext:value-type="float">
            <text:p>3.28059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5" calcext:value-type="float">
            <text:p>31072005</text:p>
          </table:table-cell>
          <table:table-cell office:value-type="float" office:value="1.848489" calcext:value-type="float">
            <text:p>1.848489</text:p>
          </table:table-cell>
          <table:table-cell office:value-type="float" office:value="135.744" calcext:value-type="float">
            <text:p>135.744</text:p>
          </table:table-cell>
          <table:table-cell office:value-type="float" office:value="5" calcext:value-type="float">
            <text:p>5</text:p>
          </table:table-cell>
          <table:table-cell office:value-type="float" office:value="-3.577448" calcext:value-type="float">
            <text:p>-3.577448</text:p>
          </table:table-cell>
          <table:table-cell office:value-type="float" office:value="37.99701" calcext:value-type="float">
            <text:p>37.99701</text:p>
          </table:table-cell>
          <table:table-cell office:value-type="float" office:value="0.02026845" calcext:value-type="float">
            <text:p>0.02026845</text:p>
          </table:table-cell>
          <table:table-cell office:value-type="float" office:value="0.0005122059" calcext:value-type="float">
            <text:p>0.0005122059</text:p>
          </table:table-cell>
          <table:table-cell office:value-type="float" office:value="0.02660988" calcext:value-type="float">
            <text:p>0.02660988</text:p>
          </table:table-cell>
          <table:table-cell office:value-type="float" office:value="0.01249157" calcext:value-type="float">
            <text:p>0.01249157</text:p>
          </table:table-cell>
          <table:table-cell office:value-type="float" office:value="1165.808" calcext:value-type="float">
            <text:p>1165.808</text:p>
          </table:table-cell>
          <table:table-cell office:value-type="float" office:value="1.501647" calcext:value-type="float">
            <text:p>1.501647</text:p>
          </table:table-cell>
          <table:table-cell office:value-type="float" office:value="0" calcext:value-type="float">
            <text:p>0</text:p>
          </table:table-cell>
          <table:table-cell office:value-type="float" office:value="0.03657361" calcext:value-type="float">
            <text:p>0.03657361</text:p>
          </table:table-cell>
          <table:table-cell office:value-type="float" office:value="0.03244475" calcext:value-type="float">
            <text:p>0.03244475</text:p>
          </table:table-cell>
          <table:table-cell office:value-type="float" office:value="0.02742637" calcext:value-type="float">
            <text:p>0.02742637</text:p>
          </table:table-cell>
          <table:table-cell office:value-type="float" office:value="0.008008665" calcext:value-type="float">
            <text:p>0.008008665</text:p>
          </table:table-cell>
          <table:table-cell office:value-type="float" office:value="0.007068257" calcext:value-type="float">
            <text:p>0.007068257</text:p>
          </table:table-cell>
          <table:table-cell office:value-type="float" office:value="0.004623974" calcext:value-type="float">
            <text:p>0.004623974</text:p>
          </table:table-cell>
          <table:table-cell office:value-type="float" office:value="0.004470068" calcext:value-type="float">
            <text:p>0.004470068</text:p>
          </table:table-cell>
          <table:table-cell office:value-type="float" office:value="0.05370489" calcext:value-type="float">
            <text:p>0.05370489</text:p>
          </table:table-cell>
          <table:table-cell office:value-type="float" office:value="0.1286695" calcext:value-type="float">
            <text:p>0.1286695</text:p>
          </table:table-cell>
          <table:table-cell office:value-type="float" office:value="0.1316256" calcext:value-type="float">
            <text:p>0.1316256</text:p>
          </table:table-cell>
          <table:table-cell office:value-type="float" office:value="0.141341" calcext:value-type="float">
            <text:p>0.141341</text:p>
          </table:table-cell>
          <table:table-cell office:value-type="float" office:value="0.1493166" calcext:value-type="float">
            <text:p>0.1493166</text:p>
          </table:table-cell>
          <table:table-cell office:value-type="float" office:value="0.1845759" calcext:value-type="float">
            <text:p>0.1845759</text:p>
          </table:table-cell>
          <table:table-cell office:value-type="float" office:value="0.1883619" calcext:value-type="float">
            <text:p>0.1883619</text:p>
          </table:table-cell>
          <table:table-cell office:value-type="float" office:value="0" calcext:value-type="float">
            <text:p>0</text:p>
          </table:table-cell>
          <table:table-cell office:value-type="float" office:value="43.73066" calcext:value-type="float">
            <text:p>43.73066</text:p>
          </table:table-cell>
          <table:table-cell office:value-type="float" office:value="38.99049" calcext:value-type="float">
            <text:p>38.99049</text:p>
          </table:table-cell>
          <table:table-cell office:value-type="float" office:value="32.69444" calcext:value-type="float">
            <text:p>32.69444</text:p>
          </table:table-cell>
          <table:table-cell office:value-type="float" office:value="7.367546" calcext:value-type="float">
            <text:p>7.367546</text:p>
          </table:table-cell>
          <table:table-cell office:value-type="float" office:value="5.481529" calcext:value-type="float">
            <text:p>5.481529</text:p>
          </table:table-cell>
          <table:table-cell office:value-type="float" office:value="2.151383" calcext:value-type="float">
            <text:p>2.151383</text:p>
          </table:table-cell>
          <table:table-cell office:value-type="float" office:value="2.226706" calcext:value-type="float">
            <text:p>2.226706</text:p>
          </table:table-cell>
          <table:table-cell office:value-type="float" office:value="4.510646" calcext:value-type="float">
            <text:p>4.510646</text:p>
          </table:table-cell>
          <table:table-cell office:value-type="float" office:value="7.788651" calcext:value-type="float">
            <text:p>7.788651</text:p>
          </table:table-cell>
          <table:table-cell office:value-type="float" office:value="8.416026" calcext:value-type="float">
            <text:p>8.416026</text:p>
          </table:table-cell>
          <table:table-cell office:value-type="float" office:value="9.379777" calcext:value-type="float">
            <text:p>9.379777</text:p>
          </table:table-cell>
          <table:table-cell office:value-type="float" office:value="10.01095" calcext:value-type="float">
            <text:p>10.01095</text:p>
          </table:table-cell>
          <table:table-cell office:value-type="float" office:value="11.67434" calcext:value-type="float">
            <text:p>11.67434</text:p>
          </table:table-cell>
          <table:table-cell office:value-type="float" office:value="12.04944" calcext:value-type="float">
            <text:p>12.04944</text:p>
          </table:table-cell>
          <table:table-cell office:value-type="float" office:value="0" calcext:value-type="float">
            <text:p>0</text:p>
          </table:table-cell>
          <table:table-cell office:value-type="float" office:value="126.9975" calcext:value-type="float">
            <text:p>126.9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5245" calcext:value-type="float">
            <text:p>3.29524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5" calcext:value-type="float">
            <text:p>1082005</text:p>
          </table:table-cell>
          <table:table-cell office:value-type="float" office:value="1.840254" calcext:value-type="float">
            <text:p>1.840254</text:p>
          </table:table-cell>
          <table:table-cell office:value-type="float" office:value="135.7394" calcext:value-type="float">
            <text:p>135.7394</text:p>
          </table:table-cell>
          <table:table-cell office:value-type="float" office:value="5" calcext:value-type="float">
            <text:p>5</text:p>
          </table:table-cell>
          <table:table-cell office:value-type="float" office:value="-3.603154" calcext:value-type="float">
            <text:p>-3.603154</text:p>
          </table:table-cell>
          <table:table-cell office:value-type="float" office:value="37.99356" calcext:value-type="float">
            <text:p>37.99356</text:p>
          </table:table-cell>
          <table:table-cell office:value-type="float" office:value="0.02026845" calcext:value-type="float">
            <text:p>0.02026845</text:p>
          </table:table-cell>
          <table:table-cell office:value-type="float" office:value="0.0005122059" calcext:value-type="float">
            <text:p>0.0005122059</text:p>
          </table:table-cell>
          <table:table-cell office:value-type="float" office:value="0.02660988" calcext:value-type="float">
            <text:p>0.02660988</text:p>
          </table:table-cell>
          <table:table-cell office:value-type="float" office:value="0.01249157" calcext:value-type="float">
            <text:p>0.01249157</text:p>
          </table:table-cell>
          <table:table-cell office:value-type="float" office:value="1165.792" calcext:value-type="float">
            <text:p>1165.792</text:p>
          </table:table-cell>
          <table:table-cell office:value-type="float" office:value="1.499392" calcext:value-type="float">
            <text:p>1.499392</text:p>
          </table:table-cell>
          <table:table-cell office:value-type="float" office:value="0" calcext:value-type="float">
            <text:p>0</text:p>
          </table:table-cell>
          <table:table-cell office:value-type="float" office:value="0.03294362" calcext:value-type="float">
            <text:p>0.03294362</text:p>
          </table:table-cell>
          <table:table-cell office:value-type="float" office:value="0.0328532" calcext:value-type="float">
            <text:p>0.0328532</text:p>
          </table:table-cell>
          <table:table-cell office:value-type="float" office:value="0.02773966" calcext:value-type="float">
            <text:p>0.02773966</text:p>
          </table:table-cell>
          <table:table-cell office:value-type="float" office:value="0.008150804" calcext:value-type="float">
            <text:p>0.008150804</text:p>
          </table:table-cell>
          <table:table-cell office:value-type="float" office:value="0.007298902" calcext:value-type="float">
            <text:p>0.007298902</text:p>
          </table:table-cell>
          <table:table-cell office:value-type="float" office:value="0.00462401" calcext:value-type="float">
            <text:p>0.00462401</text:p>
          </table:table-cell>
          <table:table-cell office:value-type="float" office:value="0.004506317" calcext:value-type="float">
            <text:p>0.004506317</text:p>
          </table:table-cell>
          <table:table-cell office:value-type="float" office:value="0.07210711" calcext:value-type="float">
            <text:p>0.07210711</text:p>
          </table:table-cell>
          <table:table-cell office:value-type="float" office:value="0.13872" calcext:value-type="float">
            <text:p>0.13872</text:p>
          </table:table-cell>
          <table:table-cell office:value-type="float" office:value="0.1402036" calcext:value-type="float">
            <text:p>0.1402036</text:p>
          </table:table-cell>
          <table:table-cell office:value-type="float" office:value="0.1485848" calcext:value-type="float">
            <text:p>0.1485848</text:p>
          </table:table-cell>
          <table:table-cell office:value-type="float" office:value="0.1563306" calcext:value-type="float">
            <text:p>0.1563306</text:p>
          </table:table-cell>
          <table:table-cell office:value-type="float" office:value="0.184604" calcext:value-type="float">
            <text:p>0.184604</text:p>
          </table:table-cell>
          <table:table-cell office:value-type="float" office:value="0.1883843" calcext:value-type="float">
            <text:p>0.1883843</text:p>
          </table:table-cell>
          <table:table-cell office:value-type="float" office:value="0" calcext:value-type="float">
            <text:p>0</text:p>
          </table:table-cell>
          <table:table-cell office:value-type="float" office:value="43.68641" calcext:value-type="float">
            <text:p>43.68641</text:p>
          </table:table-cell>
          <table:table-cell office:value-type="float" office:value="38.88367" calcext:value-type="float">
            <text:p>38.88367</text:p>
          </table:table-cell>
          <table:table-cell office:value-type="float" office:value="32.60326" calcext:value-type="float">
            <text:p>32.60326</text:p>
          </table:table-cell>
          <table:table-cell office:value-type="float" office:value="7.348131" calcext:value-type="float">
            <text:p>7.348131</text:p>
          </table:table-cell>
          <table:table-cell office:value-type="float" office:value="5.467465" calcext:value-type="float">
            <text:p>5.467465</text:p>
          </table:table-cell>
          <table:table-cell office:value-type="float" office:value="2.148808" calcext:value-type="float">
            <text:p>2.148808</text:p>
          </table:table-cell>
          <table:table-cell office:value-type="float" office:value="2.222885" calcext:value-type="float">
            <text:p>2.222885</text:p>
          </table:table-cell>
          <table:table-cell office:value-type="float" office:value="4.513178" calcext:value-type="float">
            <text:p>4.513178</text:p>
          </table:table-cell>
          <table:table-cell office:value-type="float" office:value="7.792868" calcext:value-type="float">
            <text:p>7.792868</text:p>
          </table:table-cell>
          <table:table-cell office:value-type="float" office:value="8.418574" calcext:value-type="float">
            <text:p>8.418574</text:p>
          </table:table-cell>
          <table:table-cell office:value-type="float" office:value="9.381155" calcext:value-type="float">
            <text:p>9.381155</text:p>
          </table:table-cell>
          <table:table-cell office:value-type="float" office:value="10.01192" calcext:value-type="float">
            <text:p>10.01192</text:p>
          </table:table-cell>
          <table:table-cell office:value-type="float" office:value="11.67666" calcext:value-type="float">
            <text:p>11.67666</text:p>
          </table:table-cell>
          <table:table-cell office:value-type="float" office:value="12.0516" calcext:value-type="float">
            <text:p>12.0516</text:p>
          </table:table-cell>
          <table:table-cell office:value-type="float" office:value="0" calcext:value-type="float">
            <text:p>0</text:p>
          </table:table-cell>
          <table:table-cell office:value-type="float" office:value="129.0459" calcext:value-type="float">
            <text:p>129.0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09818" calcext:value-type="float">
            <text:p>3.3098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5" calcext:value-type="float">
            <text:p>2082005</text:p>
          </table:table-cell>
          <table:table-cell office:value-type="float" office:value="1.832498" calcext:value-type="float">
            <text:p>1.832498</text:p>
          </table:table-cell>
          <table:table-cell office:value-type="float" office:value="135.7346" calcext:value-type="float">
            <text:p>135.7346</text:p>
          </table:table-cell>
          <table:table-cell office:value-type="float" office:value="5" calcext:value-type="float">
            <text:p>5</text:p>
          </table:table-cell>
          <table:table-cell office:value-type="float" office:value="-3.62479" calcext:value-type="float">
            <text:p>-3.62479</text:p>
          </table:table-cell>
          <table:table-cell office:value-type="float" office:value="37.99499" calcext:value-type="float">
            <text:p>37.99499</text:p>
          </table:table-cell>
          <table:table-cell office:value-type="float" office:value="0.02026845" calcext:value-type="float">
            <text:p>0.02026845</text:p>
          </table:table-cell>
          <table:table-cell office:value-type="float" office:value="0.0005122059" calcext:value-type="float">
            <text:p>0.0005122059</text:p>
          </table:table-cell>
          <table:table-cell office:value-type="float" office:value="0.02660988" calcext:value-type="float">
            <text:p>0.02660988</text:p>
          </table:table-cell>
          <table:table-cell office:value-type="float" office:value="0.01249157" calcext:value-type="float">
            <text:p>0.01249157</text:p>
          </table:table-cell>
          <table:table-cell office:value-type="float" office:value="1165.776" calcext:value-type="float">
            <text:p>1165.776</text:p>
          </table:table-cell>
          <table:table-cell office:value-type="float" office:value="1.495297" calcext:value-type="float">
            <text:p>1.495297</text:p>
          </table:table-cell>
          <table:table-cell office:value-type="float" office:value="0" calcext:value-type="float">
            <text:p>0</text:p>
          </table:table-cell>
          <table:table-cell office:value-type="float" office:value="0.03958846" calcext:value-type="float">
            <text:p>0.03958846</text:p>
          </table:table-cell>
          <table:table-cell office:value-type="float" office:value="0.034531" calcext:value-type="float">
            <text:p>0.034531</text:p>
          </table:table-cell>
          <table:table-cell office:value-type="float" office:value="0.03471519" calcext:value-type="float">
            <text:p>0.03471519</text:p>
          </table:table-cell>
          <table:table-cell office:value-type="float" office:value="0.008515193" calcext:value-type="float">
            <text:p>0.008515193</text:p>
          </table:table-cell>
          <table:table-cell office:value-type="float" office:value="0.007692402" calcext:value-type="float">
            <text:p>0.007692402</text:p>
          </table:table-cell>
          <table:table-cell office:value-type="float" office:value="0.004656999" calcext:value-type="float">
            <text:p>0.004656999</text:p>
          </table:table-cell>
          <table:table-cell office:value-type="float" office:value="0.004547437" calcext:value-type="float">
            <text:p>0.004547437</text:p>
          </table:table-cell>
          <table:table-cell office:value-type="float" office:value="0.077928" calcext:value-type="float">
            <text:p>0.077928</text:p>
          </table:table-cell>
          <table:table-cell office:value-type="float" office:value="0.1439418" calcext:value-type="float">
            <text:p>0.1439418</text:p>
          </table:table-cell>
          <table:table-cell office:value-type="float" office:value="0.1456842" calcext:value-type="float">
            <text:p>0.1456842</text:p>
          </table:table-cell>
          <table:table-cell office:value-type="float" office:value="0.1534996" calcext:value-type="float">
            <text:p>0.1534996</text:p>
          </table:table-cell>
          <table:table-cell office:value-type="float" office:value="0.1610368" calcext:value-type="float">
            <text:p>0.1610368</text:p>
          </table:table-cell>
          <table:table-cell office:value-type="float" office:value="0.1846318" calcext:value-type="float">
            <text:p>0.1846318</text:p>
          </table:table-cell>
          <table:table-cell office:value-type="float" office:value="0.1884068" calcext:value-type="float">
            <text:p>0.1884068</text:p>
          </table:table-cell>
          <table:table-cell office:value-type="float" office:value="0" calcext:value-type="float">
            <text:p>0</text:p>
          </table:table-cell>
          <table:table-cell office:value-type="float" office:value="43.64656" calcext:value-type="float">
            <text:p>43.64656</text:p>
          </table:table-cell>
          <table:table-cell office:value-type="float" office:value="38.7876" calcext:value-type="float">
            <text:p>38.7876</text:p>
          </table:table-cell>
          <table:table-cell office:value-type="float" office:value="32.51985" calcext:value-type="float">
            <text:p>32.51985</text:p>
          </table:table-cell>
          <table:table-cell office:value-type="float" office:value="7.330278" calcext:value-type="float">
            <text:p>7.330278</text:p>
          </table:table-cell>
          <table:table-cell office:value-type="float" office:value="5.454632" calcext:value-type="float">
            <text:p>5.454632</text:p>
          </table:table-cell>
          <table:table-cell office:value-type="float" office:value="2.146229" calcext:value-type="float">
            <text:p>2.146229</text:p>
          </table:table-cell>
          <table:table-cell office:value-type="float" office:value="2.219137" calcext:value-type="float">
            <text:p>2.219137</text:p>
          </table:table-cell>
          <table:table-cell office:value-type="float" office:value="4.518384" calcext:value-type="float">
            <text:p>4.518384</text:p>
          </table:table-cell>
          <table:table-cell office:value-type="float" office:value="7.798588" calcext:value-type="float">
            <text:p>7.798588</text:p>
          </table:table-cell>
          <table:table-cell office:value-type="float" office:value="8.422604" calcext:value-type="float">
            <text:p>8.422604</text:p>
          </table:table-cell>
          <table:table-cell office:value-type="float" office:value="9.383927" calcext:value-type="float">
            <text:p>9.383927</text:p>
          </table:table-cell>
          <table:table-cell office:value-type="float" office:value="10.01425" calcext:value-type="float">
            <text:p>10.01425</text:p>
          </table:table-cell>
          <table:table-cell office:value-type="float" office:value="11.67899" calcext:value-type="float">
            <text:p>11.67899</text:p>
          </table:table-cell>
          <table:table-cell office:value-type="float" office:value="12.05374" calcext:value-type="float">
            <text:p>12.05374</text:p>
          </table:table-cell>
          <table:table-cell office:value-type="float" office:value="0" calcext:value-type="float">
            <text:p>0</text:p>
          </table:table-cell>
          <table:table-cell office:value-type="float" office:value="131.5204" calcext:value-type="float">
            <text:p>131.5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24633" calcext:value-type="float">
            <text:p>3.32463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5" calcext:value-type="float">
            <text:p>3082005</text:p>
          </table:table-cell>
          <table:table-cell office:value-type="float" office:value="1.82329" calcext:value-type="float">
            <text:p>1.82329</text:p>
          </table:table-cell>
          <table:table-cell office:value-type="float" office:value="135.7301" calcext:value-type="float">
            <text:p>135.7301</text:p>
          </table:table-cell>
          <table:table-cell office:value-type="float" office:value="5" calcext:value-type="float">
            <text:p>5</text:p>
          </table:table-cell>
          <table:table-cell office:value-type="float" office:value="-3.645101" calcext:value-type="float">
            <text:p>-3.645101</text:p>
          </table:table-cell>
          <table:table-cell office:value-type="float" office:value="37.9968" calcext:value-type="float">
            <text:p>37.9968</text:p>
          </table:table-cell>
          <table:table-cell office:value-type="float" office:value="0.0202766" calcext:value-type="float">
            <text:p>0.0202766</text:p>
          </table:table-cell>
          <table:table-cell office:value-type="float" office:value="0.0005134812" calcext:value-type="float">
            <text:p>0.0005134812</text:p>
          </table:table-cell>
          <table:table-cell office:value-type="float" office:value="0.02663892" calcext:value-type="float">
            <text:p>0.02663892</text:p>
          </table:table-cell>
          <table:table-cell office:value-type="float" office:value="0.01249226" calcext:value-type="float">
            <text:p>0.01249226</text:p>
          </table:table-cell>
          <table:table-cell office:value-type="float" office:value="1165.763" calcext:value-type="float">
            <text:p>1165.763</text:p>
          </table:table-cell>
          <table:table-cell office:value-type="float" office:value="1.488056" calcext:value-type="float">
            <text:p>1.488056</text:p>
          </table:table-cell>
          <table:table-cell office:value-type="float" office:value="0" calcext:value-type="float">
            <text:p>0</text:p>
          </table:table-cell>
          <table:table-cell office:value-type="float" office:value="0.02624238" calcext:value-type="float">
            <text:p>0.02624238</text:p>
          </table:table-cell>
          <table:table-cell office:value-type="float" office:value="0.07942853" calcext:value-type="float">
            <text:p>0.07942853</text:p>
          </table:table-cell>
          <table:table-cell office:value-type="float" office:value="0.1092988" calcext:value-type="float">
            <text:p>0.1092988</text:p>
          </table:table-cell>
          <table:table-cell office:value-type="float" office:value="0.008747357" calcext:value-type="float">
            <text:p>0.008747357</text:p>
          </table:table-cell>
          <table:table-cell office:value-type="float" office:value="0.007936535" calcext:value-type="float">
            <text:p>0.007936535</text:p>
          </table:table-cell>
          <table:table-cell office:value-type="float" office:value="0.004745379" calcext:value-type="float">
            <text:p>0.004745379</text:p>
          </table:table-cell>
          <table:table-cell office:value-type="float" office:value="0.004487886" calcext:value-type="float">
            <text:p>0.004487886</text:p>
          </table:table-cell>
          <table:table-cell office:value-type="float" office:value="0.07886051" calcext:value-type="float">
            <text:p>0.07886051</text:p>
          </table:table-cell>
          <table:table-cell office:value-type="float" office:value="0.146425" calcext:value-type="float">
            <text:p>0.146425</text:p>
          </table:table-cell>
          <table:table-cell office:value-type="float" office:value="0.148872" calcext:value-type="float">
            <text:p>0.148872</text:p>
          </table:table-cell>
          <table:table-cell office:value-type="float" office:value="0.156593" calcext:value-type="float">
            <text:p>0.156593</text:p>
          </table:table-cell>
          <table:table-cell office:value-type="float" office:value="0.1640546" calcext:value-type="float">
            <text:p>0.1640546</text:p>
          </table:table-cell>
          <table:table-cell office:value-type="float" office:value="0.1846589" calcext:value-type="float">
            <text:p>0.1846589</text:p>
          </table:table-cell>
          <table:table-cell office:value-type="float" office:value="0.1884293" calcext:value-type="float">
            <text:p>0.1884293</text:p>
          </table:table-cell>
          <table:table-cell office:value-type="float" office:value="0" calcext:value-type="float">
            <text:p>0</text:p>
          </table:table-cell>
          <table:table-cell office:value-type="float" office:value="43.51462" calcext:value-type="float">
            <text:p>43.51462</text:p>
          </table:table-cell>
          <table:table-cell office:value-type="float" office:value="38.66121" calcext:value-type="float">
            <text:p>38.66121</text:p>
          </table:table-cell>
          <table:table-cell office:value-type="float" office:value="32.44691" calcext:value-type="float">
            <text:p>32.44691</text:p>
          </table:table-cell>
          <table:table-cell office:value-type="float" office:value="7.313066" calcext:value-type="float">
            <text:p>7.313066</text:p>
          </table:table-cell>
          <table:table-cell office:value-type="float" office:value="5.442839" calcext:value-type="float">
            <text:p>5.442839</text:p>
          </table:table-cell>
          <table:table-cell office:value-type="float" office:value="2.143664" calcext:value-type="float">
            <text:p>2.143664</text:p>
          </table:table-cell>
          <table:table-cell office:value-type="float" office:value="2.215095" calcext:value-type="float">
            <text:p>2.215095</text:p>
          </table:table-cell>
          <table:table-cell office:value-type="float" office:value="4.524303" calcext:value-type="float">
            <text:p>4.524303</text:p>
          </table:table-cell>
          <table:table-cell office:value-type="float" office:value="7.805031" calcext:value-type="float">
            <text:p>7.805031</text:p>
          </table:table-cell>
          <table:table-cell office:value-type="float" office:value="8.427514" calcext:value-type="float">
            <text:p>8.427514</text:p>
          </table:table-cell>
          <table:table-cell office:value-type="float" office:value="9.387597" calcext:value-type="float">
            <text:p>9.387597</text:p>
          </table:table-cell>
          <table:table-cell office:value-type="float" office:value="10.01746" calcext:value-type="float">
            <text:p>10.01746</text:p>
          </table:table-cell>
          <table:table-cell office:value-type="float" office:value="11.68131" calcext:value-type="float">
            <text:p>11.68131</text:p>
          </table:table-cell>
          <table:table-cell office:value-type="float" office:value="12.05588" calcext:value-type="float">
            <text:p>12.05588</text:p>
          </table:table-cell>
          <table:table-cell office:value-type="float" office:value="0" calcext:value-type="float">
            <text:p>0</text:p>
          </table:table-cell>
          <table:table-cell office:value-type="float" office:value="40.30706" calcext:value-type="float">
            <text:p>40.3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41537" calcext:value-type="float">
            <text:p>3.34153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5" calcext:value-type="float">
            <text:p>4082005</text:p>
          </table:table-cell>
          <table:table-cell office:value-type="float" office:value="1.816072" calcext:value-type="float">
            <text:p>1.816072</text:p>
          </table:table-cell>
          <table:table-cell office:value-type="float" office:value="135.7264" calcext:value-type="float">
            <text:p>135.7264</text:p>
          </table:table-cell>
          <table:table-cell office:value-type="float" office:value="5" calcext:value-type="float">
            <text:p>5</text:p>
          </table:table-cell>
          <table:table-cell office:value-type="float" office:value="-3.658934" calcext:value-type="float">
            <text:p>-3.658934</text:p>
          </table:table-cell>
          <table:table-cell office:value-type="float" office:value="38.00109" calcext:value-type="float">
            <text:p>38.00109</text:p>
          </table:table-cell>
          <table:table-cell office:value-type="float" office:value="0.0202766" calcext:value-type="float">
            <text:p>0.0202766</text:p>
          </table:table-cell>
          <table:table-cell office:value-type="float" office:value="0.0005134812" calcext:value-type="float">
            <text:p>0.0005134812</text:p>
          </table:table-cell>
          <table:table-cell office:value-type="float" office:value="0.02663892" calcext:value-type="float">
            <text:p>0.02663892</text:p>
          </table:table-cell>
          <table:table-cell office:value-type="float" office:value="0.01249226" calcext:value-type="float">
            <text:p>0.01249226</text:p>
          </table:table-cell>
          <table:table-cell office:value-type="float" office:value="1165.751" calcext:value-type="float">
            <text:p>1165.751</text:p>
          </table:table-cell>
          <table:table-cell office:value-type="float" office:value="1.489335" calcext:value-type="float">
            <text:p>1.489335</text:p>
          </table:table-cell>
          <table:table-cell office:value-type="float" office:value="0" calcext:value-type="float">
            <text:p>0</text:p>
          </table:table-cell>
          <table:table-cell office:value-type="float" office:value="0.0260413" calcext:value-type="float">
            <text:p>0.0260413</text:p>
          </table:table-cell>
          <table:table-cell office:value-type="float" office:value="0.1150361" calcext:value-type="float">
            <text:p>0.1150361</text:p>
          </table:table-cell>
          <table:table-cell office:value-type="float" office:value="0.2566727" calcext:value-type="float">
            <text:p>0.2566727</text:p>
          </table:table-cell>
          <table:table-cell office:value-type="float" office:value="0.009430016" calcext:value-type="float">
            <text:p>0.009430016</text:p>
          </table:table-cell>
          <table:table-cell office:value-type="float" office:value="0.007114301" calcext:value-type="float">
            <text:p>0.007114301</text:p>
          </table:table-cell>
          <table:table-cell office:value-type="float" office:value="0.004585947" calcext:value-type="float">
            <text:p>0.004585947</text:p>
          </table:table-cell>
          <table:table-cell office:value-type="float" office:value="0.004499831" calcext:value-type="float">
            <text:p>0.004499831</text:p>
          </table:table-cell>
          <table:table-cell office:value-type="float" office:value="0.07904431" calcext:value-type="float">
            <text:p>0.07904431</text:p>
          </table:table-cell>
          <table:table-cell office:value-type="float" office:value="0.1475717" calcext:value-type="float">
            <text:p>0.1475717</text:p>
          </table:table-cell>
          <table:table-cell office:value-type="float" office:value="0.1506746" calcext:value-type="float">
            <text:p>0.1506746</text:p>
          </table:table-cell>
          <table:table-cell office:value-type="float" office:value="0.1585073" calcext:value-type="float">
            <text:p>0.1585073</text:p>
          </table:table-cell>
          <table:table-cell office:value-type="float" office:value="0.1659659" calcext:value-type="float">
            <text:p>0.1659659</text:p>
          </table:table-cell>
          <table:table-cell office:value-type="float" office:value="0.1846859" calcext:value-type="float">
            <text:p>0.1846859</text:p>
          </table:table-cell>
          <table:table-cell office:value-type="float" office:value="0.1884517" calcext:value-type="float">
            <text:p>0.1884517</text:p>
          </table:table-cell>
          <table:table-cell office:value-type="float" office:value="0" calcext:value-type="float">
            <text:p>0</text:p>
          </table:table-cell>
          <table:table-cell office:value-type="float" office:value="43.38342" calcext:value-type="float">
            <text:p>43.38342</text:p>
          </table:table-cell>
          <table:table-cell office:value-type="float" office:value="38.53456" calcext:value-type="float">
            <text:p>38.53456</text:p>
          </table:table-cell>
          <table:table-cell office:value-type="float" office:value="32.40489" calcext:value-type="float">
            <text:p>32.40489</text:p>
          </table:table-cell>
          <table:table-cell office:value-type="float" office:value="7.294744" calcext:value-type="float">
            <text:p>7.294744</text:p>
          </table:table-cell>
          <table:table-cell office:value-type="float" office:value="5.430555" calcext:value-type="float">
            <text:p>5.430555</text:p>
          </table:table-cell>
          <table:table-cell office:value-type="float" office:value="2.141078" calcext:value-type="float">
            <text:p>2.141078</text:p>
          </table:table-cell>
          <table:table-cell office:value-type="float" office:value="2.210871" calcext:value-type="float">
            <text:p>2.210871</text:p>
          </table:table-cell>
          <table:table-cell office:value-type="float" office:value="4.530321" calcext:value-type="float">
            <text:p>4.530321</text:p>
          </table:table-cell>
          <table:table-cell office:value-type="float" office:value="7.811799" calcext:value-type="float">
            <text:p>7.811799</text:p>
          </table:table-cell>
          <table:table-cell office:value-type="float" office:value="8.432919" calcext:value-type="float">
            <text:p>8.432919</text:p>
          </table:table-cell>
          <table:table-cell office:value-type="float" office:value="9.391815" calcext:value-type="float">
            <text:p>9.391815</text:p>
          </table:table-cell>
          <table:table-cell office:value-type="float" office:value="10.02121" calcext:value-type="float">
            <text:p>10.02121</text:p>
          </table:table-cell>
          <table:table-cell office:value-type="float" office:value="11.68364" calcext:value-type="float">
            <text:p>11.68364</text:p>
          </table:table-cell>
          <table:table-cell office:value-type="float" office:value="12.05803" calcext:value-type="float">
            <text:p>12.05803</text:p>
          </table:table-cell>
          <table:table-cell office:value-type="float" office:value="0" calcext:value-type="float">
            <text:p>0</text:p>
          </table:table-cell>
          <table:table-cell office:value-type="float" office:value="73.87782" calcext:value-type="float">
            <text:p>73.87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56139" calcext:value-type="float">
            <text:p>3.35613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5" calcext:value-type="float">
            <text:p>5082005</text:p>
          </table:table-cell>
          <table:table-cell office:value-type="float" office:value="1.810087" calcext:value-type="float">
            <text:p>1.810087</text:p>
          </table:table-cell>
          <table:table-cell office:value-type="float" office:value="135.7227" calcext:value-type="float">
            <text:p>135.7227</text:p>
          </table:table-cell>
          <table:table-cell office:value-type="float" office:value="5" calcext:value-type="float">
            <text:p>5</text:p>
          </table:table-cell>
          <table:table-cell office:value-type="float" office:value="-3.663072" calcext:value-type="float">
            <text:p>-3.663072</text:p>
          </table:table-cell>
          <table:table-cell office:value-type="float" office:value="38.012" calcext:value-type="float">
            <text:p>38.012</text:p>
          </table:table-cell>
          <table:table-cell office:value-type="float" office:value="0.0202766" calcext:value-type="float">
            <text:p>0.0202766</text:p>
          </table:table-cell>
          <table:table-cell office:value-type="float" office:value="0.0005134812" calcext:value-type="float">
            <text:p>0.0005134812</text:p>
          </table:table-cell>
          <table:table-cell office:value-type="float" office:value="0.02663892" calcext:value-type="float">
            <text:p>0.02663892</text:p>
          </table:table-cell>
          <table:table-cell office:value-type="float" office:value="0.01249226" calcext:value-type="float">
            <text:p>0.01249226</text:p>
          </table:table-cell>
          <table:table-cell office:value-type="float" office:value="1165.742" calcext:value-type="float">
            <text:p>1165.742</text:p>
          </table:table-cell>
          <table:table-cell office:value-type="float" office:value="1.488693" calcext:value-type="float">
            <text:p>1.488693</text:p>
          </table:table-cell>
          <table:table-cell office:value-type="float" office:value="0" calcext:value-type="float">
            <text:p>0</text:p>
          </table:table-cell>
          <table:table-cell office:value-type="float" office:value="0.02712307" calcext:value-type="float">
            <text:p>0.02712307</text:p>
          </table:table-cell>
          <table:table-cell office:value-type="float" office:value="0.309399" calcext:value-type="float">
            <text:p>0.309399</text:p>
          </table:table-cell>
          <table:table-cell office:value-type="float" office:value="0.339877" calcext:value-type="float">
            <text:p>0.339877</text:p>
          </table:table-cell>
          <table:table-cell office:value-type="float" office:value="0.008065048" calcext:value-type="float">
            <text:p>0.008065048</text:p>
          </table:table-cell>
          <table:table-cell office:value-type="float" office:value="0.006982776" calcext:value-type="float">
            <text:p>0.006982776</text:p>
          </table:table-cell>
          <table:table-cell office:value-type="float" office:value="0.01824781" calcext:value-type="float">
            <text:p>0.01824781</text:p>
          </table:table-cell>
          <table:table-cell office:value-type="float" office:value="0.01713761" calcext:value-type="float">
            <text:p>0.01713761</text:p>
          </table:table-cell>
          <table:table-cell office:value-type="float" office:value="0.07954114" calcext:value-type="float">
            <text:p>0.07954114</text:p>
          </table:table-cell>
          <table:table-cell office:value-type="float" office:value="0.1482335" calcext:value-type="float">
            <text:p>0.1482335</text:p>
          </table:table-cell>
          <table:table-cell office:value-type="float" office:value="0.1517152" calcext:value-type="float">
            <text:p>0.1517152</text:p>
          </table:table-cell>
          <table:table-cell office:value-type="float" office:value="0.1597225" calcext:value-type="float">
            <text:p>0.1597225</text:p>
          </table:table-cell>
          <table:table-cell office:value-type="float" office:value="0.1671985" calcext:value-type="float">
            <text:p>0.1671985</text:p>
          </table:table-cell>
          <table:table-cell office:value-type="float" office:value="0.1847125" calcext:value-type="float">
            <text:p>0.1847125</text:p>
          </table:table-cell>
          <table:table-cell office:value-type="float" office:value="0.1884742" calcext:value-type="float">
            <text:p>0.1884742</text:p>
          </table:table-cell>
          <table:table-cell office:value-type="float" office:value="0" calcext:value-type="float">
            <text:p>0</text:p>
          </table:table-cell>
          <table:table-cell office:value-type="float" office:value="43.31263" calcext:value-type="float">
            <text:p>43.31263</text:p>
          </table:table-cell>
          <table:table-cell office:value-type="float" office:value="38.48159" calcext:value-type="float">
            <text:p>38.48159</text:p>
          </table:table-cell>
          <table:table-cell office:value-type="float" office:value="32.40907" calcext:value-type="float">
            <text:p>32.40907</text:p>
          </table:table-cell>
          <table:table-cell office:value-type="float" office:value="7.27578" calcext:value-type="float">
            <text:p>7.27578</text:p>
          </table:table-cell>
          <table:table-cell office:value-type="float" office:value="5.417448" calcext:value-type="float">
            <text:p>5.417448</text:p>
          </table:table-cell>
          <table:table-cell office:value-type="float" office:value="2.138973" calcext:value-type="float">
            <text:p>2.138973</text:p>
          </table:table-cell>
          <table:table-cell office:value-type="float" office:value="2.207623" calcext:value-type="float">
            <text:p>2.207623</text:p>
          </table:table-cell>
          <table:table-cell office:value-type="float" office:value="4.536446" calcext:value-type="float">
            <text:p>4.536446</text:p>
          </table:table-cell>
          <table:table-cell office:value-type="float" office:value="7.818729" calcext:value-type="float">
            <text:p>7.818729</text:p>
          </table:table-cell>
          <table:table-cell office:value-type="float" office:value="8.438595" calcext:value-type="float">
            <text:p>8.438595</text:p>
          </table:table-cell>
          <table:table-cell office:value-type="float" office:value="9.396365" calcext:value-type="float">
            <text:p>9.396365</text:p>
          </table:table-cell>
          <table:table-cell office:value-type="float" office:value="10.0253" calcext:value-type="float">
            <text:p>10.0253</text:p>
          </table:table-cell>
          <table:table-cell office:value-type="float" office:value="11.68597" calcext:value-type="float">
            <text:p>11.68597</text:p>
          </table:table-cell>
          <table:table-cell office:value-type="float" office:value="12.06017" calcext:value-type="float">
            <text:p>12.06017</text:p>
          </table:table-cell>
          <table:table-cell office:value-type="float" office:value="0" calcext:value-type="float">
            <text:p>0</text:p>
          </table:table-cell>
          <table:table-cell office:value-type="float" office:value="91.44435" calcext:value-type="float">
            <text:p>91.44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9662" calcext:value-type="float">
            <text:p>3.36966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5" calcext:value-type="float">
            <text:p>6082005</text:p>
          </table:table-cell>
          <table:table-cell office:value-type="float" office:value="1.804431" calcext:value-type="float">
            <text:p>1.804431</text:p>
          </table:table-cell>
          <table:table-cell office:value-type="float" office:value="135.7188" calcext:value-type="float">
            <text:p>135.7188</text:p>
          </table:table-cell>
          <table:table-cell office:value-type="float" office:value="5" calcext:value-type="float">
            <text:p>5</text:p>
          </table:table-cell>
          <table:table-cell office:value-type="float" office:value="-3.662832" calcext:value-type="float">
            <text:p>-3.662832</text:p>
          </table:table-cell>
          <table:table-cell office:value-type="float" office:value="38.02789" calcext:value-type="float">
            <text:p>38.02789</text:p>
          </table:table-cell>
          <table:table-cell office:value-type="float" office:value="0.0202766" calcext:value-type="float">
            <text:p>0.0202766</text:p>
          </table:table-cell>
          <table:table-cell office:value-type="float" office:value="0.0005134812" calcext:value-type="float">
            <text:p>0.0005134812</text:p>
          </table:table-cell>
          <table:table-cell office:value-type="float" office:value="0.02663892" calcext:value-type="float">
            <text:p>0.02663892</text:p>
          </table:table-cell>
          <table:table-cell office:value-type="float" office:value="0.01249226" calcext:value-type="float">
            <text:p>0.01249226</text:p>
          </table:table-cell>
          <table:table-cell office:value-type="float" office:value="1165.733" calcext:value-type="float">
            <text:p>1165.733</text:p>
          </table:table-cell>
          <table:table-cell office:value-type="float" office:value="1.486382" calcext:value-type="float">
            <text:p>1.486382</text:p>
          </table:table-cell>
          <table:table-cell office:value-type="float" office:value="0" calcext:value-type="float">
            <text:p>0</text:p>
          </table:table-cell>
          <table:table-cell office:value-type="float" office:value="0.03736025" calcext:value-type="float">
            <text:p>0.03736025</text:p>
          </table:table-cell>
          <table:table-cell office:value-type="float" office:value="0.4332704" calcext:value-type="float">
            <text:p>0.4332704</text:p>
          </table:table-cell>
          <table:table-cell office:value-type="float" office:value="0.3804062" calcext:value-type="float">
            <text:p>0.3804062</text:p>
          </table:table-cell>
          <table:table-cell office:value-type="float" office:value="0.008207316" calcext:value-type="float">
            <text:p>0.008207316</text:p>
          </table:table-cell>
          <table:table-cell office:value-type="float" office:value="0.007214407" calcext:value-type="float">
            <text:p>0.007214407</text:p>
          </table:table-cell>
          <table:table-cell office:value-type="float" office:value="0.03432132" calcext:value-type="float">
            <text:p>0.03432132</text:p>
          </table:table-cell>
          <table:table-cell office:value-type="float" office:value="0.03333399" calcext:value-type="float">
            <text:p>0.03333399</text:p>
          </table:table-cell>
          <table:table-cell office:value-type="float" office:value="0.07973744" calcext:value-type="float">
            <text:p>0.07973744</text:p>
          </table:table-cell>
          <table:table-cell office:value-type="float" office:value="0.1486593" calcext:value-type="float">
            <text:p>0.1486593</text:p>
          </table:table-cell>
          <table:table-cell office:value-type="float" office:value="0.1522904" calcext:value-type="float">
            <text:p>0.1522904</text:p>
          </table:table-cell>
          <table:table-cell office:value-type="float" office:value="0.1604652" calcext:value-type="float">
            <text:p>0.1604652</text:p>
          </table:table-cell>
          <table:table-cell office:value-type="float" office:value="0.1679733" calcext:value-type="float">
            <text:p>0.1679733</text:p>
          </table:table-cell>
          <table:table-cell office:value-type="float" office:value="0.1847391" calcext:value-type="float">
            <text:p>0.1847391</text:p>
          </table:table-cell>
          <table:table-cell office:value-type="float" office:value="0.1884967" calcext:value-type="float">
            <text:p>0.1884967</text:p>
          </table:table-cell>
          <table:table-cell office:value-type="float" office:value="0" calcext:value-type="float">
            <text:p>0</text:p>
          </table:table-cell>
          <table:table-cell office:value-type="float" office:value="43.25955" calcext:value-type="float">
            <text:p>43.25955</text:p>
          </table:table-cell>
          <table:table-cell office:value-type="float" office:value="38.48906" calcext:value-type="float">
            <text:p>38.48906</text:p>
          </table:table-cell>
          <table:table-cell office:value-type="float" office:value="32.43245" calcext:value-type="float">
            <text:p>32.43245</text:p>
          </table:table-cell>
          <table:table-cell office:value-type="float" office:value="7.258028" calcext:value-type="float">
            <text:p>7.258028</text:p>
          </table:table-cell>
          <table:table-cell office:value-type="float" office:value="5.404953" calcext:value-type="float">
            <text:p>5.404953</text:p>
          </table:table-cell>
          <table:table-cell office:value-type="float" office:value="2.14059" calcext:value-type="float">
            <text:p>2.14059</text:p>
          </table:table-cell>
          <table:table-cell office:value-type="float" office:value="2.208828" calcext:value-type="float">
            <text:p>2.208828</text:p>
          </table:table-cell>
          <table:table-cell office:value-type="float" office:value="4.542605" calcext:value-type="float">
            <text:p>4.542605</text:p>
          </table:table-cell>
          <table:table-cell office:value-type="float" office:value="7.825748" calcext:value-type="float">
            <text:p>7.825748</text:p>
          </table:table-cell>
          <table:table-cell office:value-type="float" office:value="8.444413" calcext:value-type="float">
            <text:p>8.444413</text:p>
          </table:table-cell>
          <table:table-cell office:value-type="float" office:value="9.401118" calcext:value-type="float">
            <text:p>9.401118</text:p>
          </table:table-cell>
          <table:table-cell office:value-type="float" office:value="10.02959" calcext:value-type="float">
            <text:p>10.02959</text:p>
          </table:table-cell>
          <table:table-cell office:value-type="float" office:value="11.68829" calcext:value-type="float">
            <text:p>11.68829</text:p>
          </table:table-cell>
          <table:table-cell office:value-type="float" office:value="12.06231" calcext:value-type="float">
            <text:p>12.06231</text:p>
          </table:table-cell>
          <table:table-cell office:value-type="float" office:value="0" calcext:value-type="float">
            <text:p>0</text:p>
          </table:table-cell>
          <table:table-cell office:value-type="float" office:value="102.1278" calcext:value-type="float">
            <text:p>102.1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83178" calcext:value-type="float">
            <text:p>3.38317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5" calcext:value-type="float">
            <text:p>7082005</text:p>
          </table:table-cell>
          <table:table-cell office:value-type="float" office:value="1.798302" calcext:value-type="float">
            <text:p>1.798302</text:p>
          </table:table-cell>
          <table:table-cell office:value-type="float" office:value="135.7145" calcext:value-type="float">
            <text:p>135.7145</text:p>
          </table:table-cell>
          <table:table-cell office:value-type="float" office:value="5" calcext:value-type="float">
            <text:p>5</text:p>
          </table:table-cell>
          <table:table-cell office:value-type="float" office:value="-3.661878" calcext:value-type="float">
            <text:p>-3.661878</text:p>
          </table:table-cell>
          <table:table-cell office:value-type="float" office:value="38.0461" calcext:value-type="float">
            <text:p>38.0461</text:p>
          </table:table-cell>
          <table:table-cell office:value-type="float" office:value="0.0202766" calcext:value-type="float">
            <text:p>0.0202766</text:p>
          </table:table-cell>
          <table:table-cell office:value-type="float" office:value="0.0005134812" calcext:value-type="float">
            <text:p>0.0005134812</text:p>
          </table:table-cell>
          <table:table-cell office:value-type="float" office:value="0.02663892" calcext:value-type="float">
            <text:p>0.02663892</text:p>
          </table:table-cell>
          <table:table-cell office:value-type="float" office:value="0.01249226" calcext:value-type="float">
            <text:p>0.01249226</text:p>
          </table:table-cell>
          <table:table-cell office:value-type="float" office:value="1165.725" calcext:value-type="float">
            <text:p>1165.725</text:p>
          </table:table-cell>
          <table:table-cell office:value-type="float" office:value="1.48176" calcext:value-type="float">
            <text:p>1.48176</text:p>
          </table:table-cell>
          <table:table-cell office:value-type="float" office:value="0" calcext:value-type="float">
            <text:p>0</text:p>
          </table:table-cell>
          <table:table-cell office:value-type="float" office:value="0.04115541" calcext:value-type="float">
            <text:p>0.04115541</text:p>
          </table:table-cell>
          <table:table-cell office:value-type="float" office:value="0.5133413" calcext:value-type="float">
            <text:p>0.5133413</text:p>
          </table:table-cell>
          <table:table-cell office:value-type="float" office:value="0.4257307" calcext:value-type="float">
            <text:p>0.4257307</text:p>
          </table:table-cell>
          <table:table-cell office:value-type="float" office:value="0.01520917" calcext:value-type="float">
            <text:p>0.01520917</text:p>
          </table:table-cell>
          <table:table-cell office:value-type="float" office:value="0.00795036" calcext:value-type="float">
            <text:p>0.00795036</text:p>
          </table:table-cell>
          <table:table-cell office:value-type="float" office:value="0.0389093" calcext:value-type="float">
            <text:p>0.0389093</text:p>
          </table:table-cell>
          <table:table-cell office:value-type="float" office:value="0.03774866" calcext:value-type="float">
            <text:p>0.03774866</text:p>
          </table:table-cell>
          <table:table-cell office:value-type="float" office:value="0.07983019" calcext:value-type="float">
            <text:p>0.07983019</text:p>
          </table:table-cell>
          <table:table-cell office:value-type="float" office:value="0.1489904" calcext:value-type="float">
            <text:p>0.1489904</text:p>
          </table:table-cell>
          <table:table-cell office:value-type="float" office:value="0.152656" calcext:value-type="float">
            <text:p>0.152656</text:p>
          </table:table-cell>
          <table:table-cell office:value-type="float" office:value="0.1609429" calcext:value-type="float">
            <text:p>0.1609429</text:p>
          </table:table-cell>
          <table:table-cell office:value-type="float" office:value="0.1684785" calcext:value-type="float">
            <text:p>0.1684785</text:p>
          </table:table-cell>
          <table:table-cell office:value-type="float" office:value="0.184765" calcext:value-type="float">
            <text:p>0.184765</text:p>
          </table:table-cell>
          <table:table-cell office:value-type="float" office:value="0.1885192" calcext:value-type="float">
            <text:p>0.1885192</text:p>
          </table:table-cell>
          <table:table-cell office:value-type="float" office:value="0" calcext:value-type="float">
            <text:p>0</text:p>
          </table:table-cell>
          <table:table-cell office:value-type="float" office:value="43.21378" calcext:value-type="float">
            <text:p>43.21378</text:p>
          </table:table-cell>
          <table:table-cell office:value-type="float" office:value="38.52171" calcext:value-type="float">
            <text:p>38.52171</text:p>
          </table:table-cell>
          <table:table-cell office:value-type="float" office:value="32.46514" calcext:value-type="float">
            <text:p>32.46514</text:p>
          </table:table-cell>
          <table:table-cell office:value-type="float" office:value="7.242907" calcext:value-type="float">
            <text:p>7.242907</text:p>
          </table:table-cell>
          <table:table-cell office:value-type="float" office:value="5.393784" calcext:value-type="float">
            <text:p>5.393784</text:p>
          </table:table-cell>
          <table:table-cell office:value-type="float" office:value="2.143796" calcext:value-type="float">
            <text:p>2.143796</text:p>
          </table:table-cell>
          <table:table-cell office:value-type="float" office:value="2.211993" calcext:value-type="float">
            <text:p>2.211993</text:p>
          </table:table-cell>
          <table:table-cell office:value-type="float" office:value="4.548729" calcext:value-type="float">
            <text:p>4.548729</text:p>
          </table:table-cell>
          <table:table-cell office:value-type="float" office:value="7.832811" calcext:value-type="float">
            <text:p>7.832811</text:p>
          </table:table-cell>
          <table:table-cell office:value-type="float" office:value="8.450306" calcext:value-type="float">
            <text:p>8.450306</text:p>
          </table:table-cell>
          <table:table-cell office:value-type="float" office:value="9.405989" calcext:value-type="float">
            <text:p>9.405989</text:p>
          </table:table-cell>
          <table:table-cell office:value-type="float" office:value="10.03402" calcext:value-type="float">
            <text:p>10.03402</text:p>
          </table:table-cell>
          <table:table-cell office:value-type="float" office:value="11.69062" calcext:value-type="float">
            <text:p>11.69062</text:p>
          </table:table-cell>
          <table:table-cell office:value-type="float" office:value="12.06443" calcext:value-type="float">
            <text:p>12.06443</text:p>
          </table:table-cell>
          <table:table-cell office:value-type="float" office:value="0" calcext:value-type="float">
            <text:p>0</text:p>
          </table:table-cell>
          <table:table-cell office:value-type="float" office:value="116.6542" calcext:value-type="float">
            <text:p>116.6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97924" calcext:value-type="float">
            <text:p>3.3979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5" calcext:value-type="float">
            <text:p>8082005</text:p>
          </table:table-cell>
          <table:table-cell office:value-type="float" office:value="1.79174" calcext:value-type="float">
            <text:p>1.79174</text:p>
          </table:table-cell>
          <table:table-cell office:value-type="float" office:value="135.7098" calcext:value-type="float">
            <text:p>135.7098</text:p>
          </table:table-cell>
          <table:table-cell office:value-type="float" office:value="5" calcext:value-type="float">
            <text:p>5</text:p>
          </table:table-cell>
          <table:table-cell office:value-type="float" office:value="-3.660097" calcext:value-type="float">
            <text:p>-3.660097</text:p>
          </table:table-cell>
          <table:table-cell office:value-type="float" office:value="38.06578" calcext:value-type="float">
            <text:p>38.06578</text:p>
          </table:table-cell>
          <table:table-cell office:value-type="float" office:value="0.0202766" calcext:value-type="float">
            <text:p>0.0202766</text:p>
          </table:table-cell>
          <table:table-cell office:value-type="float" office:value="0.0005134812" calcext:value-type="float">
            <text:p>0.0005134812</text:p>
          </table:table-cell>
          <table:table-cell office:value-type="float" office:value="0.02663892" calcext:value-type="float">
            <text:p>0.02663892</text:p>
          </table:table-cell>
          <table:table-cell office:value-type="float" office:value="0.01249226" calcext:value-type="float">
            <text:p>0.01249226</text:p>
          </table:table-cell>
          <table:table-cell office:value-type="float" office:value="1165.718" calcext:value-type="float">
            <text:p>1165.718</text:p>
          </table:table-cell>
          <table:table-cell office:value-type="float" office:value="1.474628" calcext:value-type="float">
            <text:p>1.474628</text:p>
          </table:table-cell>
          <table:table-cell office:value-type="float" office:value="0" calcext:value-type="float">
            <text:p>0</text:p>
          </table:table-cell>
          <table:table-cell office:value-type="float" office:value="0.04059753" calcext:value-type="float">
            <text:p>0.04059753</text:p>
          </table:table-cell>
          <table:table-cell office:value-type="float" office:value="0.5517877" calcext:value-type="float">
            <text:p>0.5517877</text:p>
          </table:table-cell>
          <table:table-cell office:value-type="float" office:value="0.4670705" calcext:value-type="float">
            <text:p>0.4670705</text:p>
          </table:table-cell>
          <table:table-cell office:value-type="float" office:value="0.05005124" calcext:value-type="float">
            <text:p>0.05005124</text:p>
          </table:table-cell>
          <table:table-cell office:value-type="float" office:value="0.008763559" calcext:value-type="float">
            <text:p>0.008763559</text:p>
          </table:table-cell>
          <table:table-cell office:value-type="float" office:value="0.04151282" calcext:value-type="float">
            <text:p>0.04151282</text:p>
          </table:table-cell>
          <table:table-cell office:value-type="float" office:value="0.03955818" calcext:value-type="float">
            <text:p>0.03955818</text:p>
          </table:table-cell>
          <table:table-cell office:value-type="float" office:value="0.08006277" calcext:value-type="float">
            <text:p>0.08006277</text:p>
          </table:table-cell>
          <table:table-cell office:value-type="float" office:value="0.1492793" calcext:value-type="float">
            <text:p>0.1492793</text:p>
          </table:table-cell>
          <table:table-cell office:value-type="float" office:value="0.1529346" calcext:value-type="float">
            <text:p>0.1529346</text:p>
          </table:table-cell>
          <table:table-cell office:value-type="float" office:value="0.1612676" calcext:value-type="float">
            <text:p>0.1612676</text:p>
          </table:table-cell>
          <table:table-cell office:value-type="float" office:value="0.1688237" calcext:value-type="float">
            <text:p>0.1688237</text:p>
          </table:table-cell>
          <table:table-cell office:value-type="float" office:value="0.1847909" calcext:value-type="float">
            <text:p>0.1847909</text:p>
          </table:table-cell>
          <table:table-cell office:value-type="float" office:value="0.1885417" calcext:value-type="float">
            <text:p>0.1885417</text:p>
          </table:table-cell>
          <table:table-cell office:value-type="float" office:value="0" calcext:value-type="float">
            <text:p>0</text:p>
          </table:table-cell>
          <table:table-cell office:value-type="float" office:value="43.171" calcext:value-type="float">
            <text:p>43.171</text:p>
          </table:table-cell>
          <table:table-cell office:value-type="float" office:value="38.56536" calcext:value-type="float">
            <text:p>38.56536</text:p>
          </table:table-cell>
          <table:table-cell office:value-type="float" office:value="32.50628" calcext:value-type="float">
            <text:p>32.50628</text:p>
          </table:table-cell>
          <table:table-cell office:value-type="float" office:value="7.233918" calcext:value-type="float">
            <text:p>7.233918</text:p>
          </table:table-cell>
          <table:table-cell office:value-type="float" office:value="5.383998" calcext:value-type="float">
            <text:p>5.383998</text:p>
          </table:table-cell>
          <table:table-cell office:value-type="float" office:value="2.147551" calcext:value-type="float">
            <text:p>2.147551</text:p>
          </table:table-cell>
          <table:table-cell office:value-type="float" office:value="2.215676" calcext:value-type="float">
            <text:p>2.215676</text:p>
          </table:table-cell>
          <table:table-cell office:value-type="float" office:value="4.554826" calcext:value-type="float">
            <text:p>4.554826</text:p>
          </table:table-cell>
          <table:table-cell office:value-type="float" office:value="7.839897" calcext:value-type="float">
            <text:p>7.839897</text:p>
          </table:table-cell>
          <table:table-cell office:value-type="float" office:value="8.456231" calcext:value-type="float">
            <text:p>8.456231</text:p>
          </table:table-cell>
          <table:table-cell office:value-type="float" office:value="9.410931" calcext:value-type="float">
            <text:p>9.410931</text:p>
          </table:table-cell>
          <table:table-cell office:value-type="float" office:value="10.03852" calcext:value-type="float">
            <text:p>10.03852</text:p>
          </table:table-cell>
          <table:table-cell office:value-type="float" office:value="11.69294" calcext:value-type="float">
            <text:p>11.69294</text:p>
          </table:table-cell>
          <table:table-cell office:value-type="float" office:value="12.06656" calcext:value-type="float">
            <text:p>12.06656</text:p>
          </table:table-cell>
          <table:table-cell office:value-type="float" office:value="0" calcext:value-type="float">
            <text:p>0</text:p>
          </table:table-cell>
          <table:table-cell office:value-type="float" office:value="127.6068" calcext:value-type="float">
            <text:p>127.6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13996" calcext:value-type="float">
            <text:p>3.41399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5" calcext:value-type="float">
            <text:p>9082005</text:p>
          </table:table-cell>
          <table:table-cell office:value-type="float" office:value="1.784921" calcext:value-type="float">
            <text:p>1.784921</text:p>
          </table:table-cell>
          <table:table-cell office:value-type="float" office:value="135.7047" calcext:value-type="float">
            <text:p>135.7047</text:p>
          </table:table-cell>
          <table:table-cell office:value-type="float" office:value="5" calcext:value-type="float">
            <text:p>5</text:p>
          </table:table-cell>
          <table:table-cell office:value-type="float" office:value="-3.656945" calcext:value-type="float">
            <text:p>-3.656945</text:p>
          </table:table-cell>
          <table:table-cell office:value-type="float" office:value="38.0868" calcext:value-type="float">
            <text:p>38.0868</text:p>
          </table:table-cell>
          <table:table-cell office:value-type="float" office:value="0.0202766" calcext:value-type="float">
            <text:p>0.0202766</text:p>
          </table:table-cell>
          <table:table-cell office:value-type="float" office:value="0.0005134812" calcext:value-type="float">
            <text:p>0.0005134812</text:p>
          </table:table-cell>
          <table:table-cell office:value-type="float" office:value="0.02663892" calcext:value-type="float">
            <text:p>0.02663892</text:p>
          </table:table-cell>
          <table:table-cell office:value-type="float" office:value="0.01249226" calcext:value-type="float">
            <text:p>0.01249226</text:p>
          </table:table-cell>
          <table:table-cell office:value-type="float" office:value="1165.71" calcext:value-type="float">
            <text:p>1165.71</text:p>
          </table:table-cell>
          <table:table-cell office:value-type="float" office:value="1.464693" calcext:value-type="float">
            <text:p>1.464693</text:p>
          </table:table-cell>
          <table:table-cell office:value-type="float" office:value="0" calcext:value-type="float">
            <text:p>0</text:p>
          </table:table-cell>
          <table:table-cell office:value-type="float" office:value="0.04308081" calcext:value-type="float">
            <text:p>0.04308081</text:p>
          </table:table-cell>
          <table:table-cell office:value-type="float" office:value="0.5875117" calcext:value-type="float">
            <text:p>0.5875117</text:p>
          </table:table-cell>
          <table:table-cell office:value-type="float" office:value="0.5122986" calcext:value-type="float">
            <text:p>0.5122986</text:p>
          </table:table-cell>
          <table:table-cell office:value-type="float" office:value="0.1123834" calcext:value-type="float">
            <text:p>0.1123834</text:p>
          </table:table-cell>
          <table:table-cell office:value-type="float" office:value="0.01000294" calcext:value-type="float">
            <text:p>0.01000294</text:p>
          </table:table-cell>
          <table:table-cell office:value-type="float" office:value="0.04371802" calcext:value-type="float">
            <text:p>0.04371802</text:p>
          </table:table-cell>
          <table:table-cell office:value-type="float" office:value="0.040841" calcext:value-type="float">
            <text:p>0.040841</text:p>
          </table:table-cell>
          <table:table-cell office:value-type="float" office:value="0.08045042" calcext:value-type="float">
            <text:p>0.08045042</text:p>
          </table:table-cell>
          <table:table-cell office:value-type="float" office:value="0.1496031" calcext:value-type="float">
            <text:p>0.1496031</text:p>
          </table:table-cell>
          <table:table-cell office:value-type="float" office:value="0.1531999" calcext:value-type="float">
            <text:p>0.1531999</text:p>
          </table:table-cell>
          <table:table-cell office:value-type="float" office:value="0.1615382" calcext:value-type="float">
            <text:p>0.1615382</text:p>
          </table:table-cell>
          <table:table-cell office:value-type="float" office:value="0.1690975" calcext:value-type="float">
            <text:p>0.1690975</text:p>
          </table:table-cell>
          <table:table-cell office:value-type="float" office:value="0.1848167" calcext:value-type="float">
            <text:p>0.1848167</text:p>
          </table:table-cell>
          <table:table-cell office:value-type="float" office:value="0.1885641" calcext:value-type="float">
            <text:p>0.1885641</text:p>
          </table:table-cell>
          <table:table-cell office:value-type="float" office:value="0" calcext:value-type="float">
            <text:p>0</text:p>
          </table:table-cell>
          <table:table-cell office:value-type="float" office:value="43.13071" calcext:value-type="float">
            <text:p>43.13071</text:p>
          </table:table-cell>
          <table:table-cell office:value-type="float" office:value="38.6134" calcext:value-type="float">
            <text:p>38.6134</text:p>
          </table:table-cell>
          <table:table-cell office:value-type="float" office:value="32.55278" calcext:value-type="float">
            <text:p>32.55278</text:p>
          </table:table-cell>
          <table:table-cell office:value-type="float" office:value="7.238973" calcext:value-type="float">
            <text:p>7.238973</text:p>
          </table:table-cell>
          <table:table-cell office:value-type="float" office:value="5.375321" calcext:value-type="float">
            <text:p>5.375321</text:p>
          </table:table-cell>
          <table:table-cell office:value-type="float" office:value="2.151593" calcext:value-type="float">
            <text:p>2.151593</text:p>
          </table:table-cell>
          <table:table-cell office:value-type="float" office:value="2.219554" calcext:value-type="float">
            <text:p>2.219554</text:p>
          </table:table-cell>
          <table:table-cell office:value-type="float" office:value="4.560933" calcext:value-type="float">
            <text:p>4.560933</text:p>
          </table:table-cell>
          <table:table-cell office:value-type="float" office:value="7.846982" calcext:value-type="float">
            <text:p>7.846982</text:p>
          </table:table-cell>
          <table:table-cell office:value-type="float" office:value="8.462198" calcext:value-type="float">
            <text:p>8.462198</text:p>
          </table:table-cell>
          <table:table-cell office:value-type="float" office:value="9.41591" calcext:value-type="float">
            <text:p>9.41591</text:p>
          </table:table-cell>
          <table:table-cell office:value-type="float" office:value="10.04307" calcext:value-type="float">
            <text:p>10.04307</text:p>
          </table:table-cell>
          <table:table-cell office:value-type="float" office:value="11.69527" calcext:value-type="float">
            <text:p>11.69527</text:p>
          </table:table-cell>
          <table:table-cell office:value-type="float" office:value="12.06868" calcext:value-type="float">
            <text:p>12.06868</text:p>
          </table:table-cell>
          <table:table-cell office:value-type="float" office:value="0" calcext:value-type="float">
            <text:p>0</text:p>
          </table:table-cell>
          <table:table-cell office:value-type="float" office:value="136.0747" calcext:value-type="float">
            <text:p>136.0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30929" calcext:value-type="float">
            <text:p>3.43092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5" calcext:value-type="float">
            <text:p>10082005</text:p>
          </table:table-cell>
          <table:table-cell office:value-type="float" office:value="1.778333" calcext:value-type="float">
            <text:p>1.778333</text:p>
          </table:table-cell>
          <table:table-cell office:value-type="float" office:value="135.6982" calcext:value-type="float">
            <text:p>135.6982</text:p>
          </table:table-cell>
          <table:table-cell office:value-type="float" office:value="5" calcext:value-type="float">
            <text:p>5</text:p>
          </table:table-cell>
          <table:table-cell office:value-type="float" office:value="-3.654643" calcext:value-type="float">
            <text:p>-3.654643</text:p>
          </table:table-cell>
          <table:table-cell office:value-type="float" office:value="38.10727" calcext:value-type="float">
            <text:p>38.10727</text:p>
          </table:table-cell>
          <table:table-cell office:value-type="float" office:value="0.02198856" calcext:value-type="float">
            <text:p>0.02198856</text:p>
          </table:table-cell>
          <table:table-cell office:value-type="float" office:value="0.0005141163" calcext:value-type="float">
            <text:p>0.0005141163</text:p>
          </table:table-cell>
          <table:table-cell office:value-type="float" office:value="0.02922001" calcext:value-type="float">
            <text:p>0.02922001</text:p>
          </table:table-cell>
          <table:table-cell office:value-type="float" office:value="0.01249595" calcext:value-type="float">
            <text:p>0.01249595</text:p>
          </table:table-cell>
          <table:table-cell office:value-type="float" office:value="1165.701" calcext:value-type="float">
            <text:p>1165.701</text:p>
          </table:table-cell>
          <table:table-cell office:value-type="float" office:value="1.456845" calcext:value-type="float">
            <text:p>1.456845</text:p>
          </table:table-cell>
          <table:table-cell office:value-type="float" office:value="0" calcext:value-type="float">
            <text:p>0</text:p>
          </table:table-cell>
          <table:table-cell office:value-type="float" office:value="0.04518327" calcext:value-type="float">
            <text:p>0.04518327</text:p>
          </table:table-cell>
          <table:table-cell office:value-type="float" office:value="0.3454308" calcext:value-type="float">
            <text:p>0.3454308</text:p>
          </table:table-cell>
          <table:table-cell office:value-type="float" office:value="0.4994159" calcext:value-type="float">
            <text:p>0.4994159</text:p>
          </table:table-cell>
          <table:table-cell office:value-type="float" office:value="0.1209868" calcext:value-type="float">
            <text:p>0.1209868</text:p>
          </table:table-cell>
          <table:table-cell office:value-type="float" office:value="0.02621972" calcext:value-type="float">
            <text:p>0.02621972</text:p>
          </table:table-cell>
          <table:table-cell office:value-type="float" office:value="0.04506608" calcext:value-type="float">
            <text:p>0.04506608</text:p>
          </table:table-cell>
          <table:table-cell office:value-type="float" office:value="0.03680961" calcext:value-type="float">
            <text:p>0.03680961</text:p>
          </table:table-cell>
          <table:table-cell office:value-type="float" office:value="0.08058105" calcext:value-type="float">
            <text:p>0.08058105</text:p>
          </table:table-cell>
          <table:table-cell office:value-type="float" office:value="0.1497195" calcext:value-type="float">
            <text:p>0.1497195</text:p>
          </table:table-cell>
          <table:table-cell office:value-type="float" office:value="0.1533282" calcext:value-type="float">
            <text:p>0.1533282</text:p>
          </table:table-cell>
          <table:table-cell office:value-type="float" office:value="0.1616677" calcext:value-type="float">
            <text:p>0.1616677</text:p>
          </table:table-cell>
          <table:table-cell office:value-type="float" office:value="0.1692601" calcext:value-type="float">
            <text:p>0.1692601</text:p>
          </table:table-cell>
          <table:table-cell office:value-type="float" office:value="0.1848423" calcext:value-type="float">
            <text:p>0.1848423</text:p>
          </table:table-cell>
          <table:table-cell office:value-type="float" office:value="0.1885865" calcext:value-type="float">
            <text:p>0.1885865</text:p>
          </table:table-cell>
          <table:table-cell office:value-type="float" office:value="0" calcext:value-type="float">
            <text:p>0</text:p>
          </table:table-cell>
          <table:table-cell office:value-type="float" office:value="43.05575" calcext:value-type="float">
            <text:p>43.05575</text:p>
          </table:table-cell>
          <table:table-cell office:value-type="float" office:value="38.6458" calcext:value-type="float">
            <text:p>38.6458</text:p>
          </table:table-cell>
          <table:table-cell office:value-type="float" office:value="32.59777" calcext:value-type="float">
            <text:p>32.59777</text:p>
          </table:table-cell>
          <table:table-cell office:value-type="float" office:value="7.252708" calcext:value-type="float">
            <text:p>7.252708</text:p>
          </table:table-cell>
          <table:table-cell office:value-type="float" office:value="5.367827" calcext:value-type="float">
            <text:p>5.367827</text:p>
          </table:table-cell>
          <table:table-cell office:value-type="float" office:value="2.155865" calcext:value-type="float">
            <text:p>2.155865</text:p>
          </table:table-cell>
          <table:table-cell office:value-type="float" office:value="2.223703" calcext:value-type="float">
            <text:p>2.223703</text:p>
          </table:table-cell>
          <table:table-cell office:value-type="float" office:value="4.567173" calcext:value-type="float">
            <text:p>4.567173</text:p>
          </table:table-cell>
          <table:table-cell office:value-type="float" office:value="7.854081" calcext:value-type="float">
            <text:p>7.854081</text:p>
          </table:table-cell>
          <table:table-cell office:value-type="float" office:value="8.468207" calcext:value-type="float">
            <text:p>8.468207</text:p>
          </table:table-cell>
          <table:table-cell office:value-type="float" office:value="9.420935" calcext:value-type="float">
            <text:p>9.420935</text:p>
          </table:table-cell>
          <table:table-cell office:value-type="float" office:value="10.04767" calcext:value-type="float">
            <text:p>10.04767</text:p>
          </table:table-cell>
          <table:table-cell office:value-type="float" office:value="11.69756" calcext:value-type="float">
            <text:p>11.69756</text:p>
          </table:table-cell>
          <table:table-cell office:value-type="float" office:value="12.07026" calcext:value-type="float">
            <text:p>12.07026</text:p>
          </table:table-cell>
          <table:table-cell office:value-type="float" office:value="0" calcext:value-type="float">
            <text:p>0</text:p>
          </table:table-cell>
          <table:table-cell office:value-type="float" office:value="21.58895" calcext:value-type="float">
            <text:p>21.58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47399" calcext:value-type="float">
            <text:p>3.44739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5" calcext:value-type="float">
            <text:p>11082005</text:p>
          </table:table-cell>
          <table:table-cell office:value-type="float" office:value="1.772167" calcext:value-type="float">
            <text:p>1.772167</text:p>
          </table:table-cell>
          <table:table-cell office:value-type="float" office:value="135.6941" calcext:value-type="float">
            <text:p>135.6941</text:p>
          </table:table-cell>
          <table:table-cell office:value-type="float" office:value="5" calcext:value-type="float">
            <text:p>5</text:p>
          </table:table-cell>
          <table:table-cell office:value-type="float" office:value="-3.651103" calcext:value-type="float">
            <text:p>-3.651103</text:p>
          </table:table-cell>
          <table:table-cell office:value-type="float" office:value="38.12639" calcext:value-type="float">
            <text:p>38.12639</text:p>
          </table:table-cell>
          <table:table-cell office:value-type="float" office:value="0.02198856" calcext:value-type="float">
            <text:p>0.02198856</text:p>
          </table:table-cell>
          <table:table-cell office:value-type="float" office:value="0.0005141163" calcext:value-type="float">
            <text:p>0.0005141163</text:p>
          </table:table-cell>
          <table:table-cell office:value-type="float" office:value="0.02922001" calcext:value-type="float">
            <text:p>0.02922001</text:p>
          </table:table-cell>
          <table:table-cell office:value-type="float" office:value="0.01249595" calcext:value-type="float">
            <text:p>0.01249595</text:p>
          </table:table-cell>
          <table:table-cell office:value-type="float" office:value="1165.695" calcext:value-type="float">
            <text:p>1165.695</text:p>
          </table:table-cell>
          <table:table-cell office:value-type="float" office:value="1.454658" calcext:value-type="float">
            <text:p>1.454658</text:p>
          </table:table-cell>
          <table:table-cell office:value-type="float" office:value="0" calcext:value-type="float">
            <text:p>0</text:p>
          </table:table-cell>
          <table:table-cell office:value-type="float" office:value="0.163044" calcext:value-type="float">
            <text:p>0.163044</text:p>
          </table:table-cell>
          <table:table-cell office:value-type="float" office:value="0.4013378" calcext:value-type="float">
            <text:p>0.4013378</text:p>
          </table:table-cell>
          <table:table-cell office:value-type="float" office:value="0.452015" calcext:value-type="float">
            <text:p>0.452015</text:p>
          </table:table-cell>
          <table:table-cell office:value-type="float" office:value="0.1159269" calcext:value-type="float">
            <text:p>0.1159269</text:p>
          </table:table-cell>
          <table:table-cell office:value-type="float" office:value="0.07568946" calcext:value-type="float">
            <text:p>0.07568946</text:p>
          </table:table-cell>
          <table:table-cell office:value-type="float" office:value="0.04354287" calcext:value-type="float">
            <text:p>0.04354287</text:p>
          </table:table-cell>
          <table:table-cell office:value-type="float" office:value="0.03840828" calcext:value-type="float">
            <text:p>0.03840828</text:p>
          </table:table-cell>
          <table:table-cell office:value-type="float" office:value="0.08018304" calcext:value-type="float">
            <text:p>0.08018304</text:p>
          </table:table-cell>
          <table:table-cell office:value-type="float" office:value="0.1494885" calcext:value-type="float">
            <text:p>0.1494885</text:p>
          </table:table-cell>
          <table:table-cell office:value-type="float" office:value="0.1532398" calcext:value-type="float">
            <text:p>0.1532398</text:p>
          </table:table-cell>
          <table:table-cell office:value-type="float" office:value="0.1616224" calcext:value-type="float">
            <text:p>0.1616224</text:p>
          </table:table-cell>
          <table:table-cell office:value-type="float" office:value="0.1692674" calcext:value-type="float">
            <text:p>0.1692674</text:p>
          </table:table-cell>
          <table:table-cell office:value-type="float" office:value="0.1848677" calcext:value-type="float">
            <text:p>0.1848677</text:p>
          </table:table-cell>
          <table:table-cell office:value-type="float" office:value="0.1886089" calcext:value-type="float">
            <text:p>0.1886089</text:p>
          </table:table-cell>
          <table:table-cell office:value-type="float" office:value="0" calcext:value-type="float">
            <text:p>0</text:p>
          </table:table-cell>
          <table:table-cell office:value-type="float" office:value="42.94545" calcext:value-type="float">
            <text:p>42.94545</text:p>
          </table:table-cell>
          <table:table-cell office:value-type="float" office:value="38.65354" calcext:value-type="float">
            <text:p>38.65354</text:p>
          </table:table-cell>
          <table:table-cell office:value-type="float" office:value="32.63931" calcext:value-type="float">
            <text:p>32.63931</text:p>
          </table:table-cell>
          <table:table-cell office:value-type="float" office:value="7.266618" calcext:value-type="float">
            <text:p>7.266618</text:p>
          </table:table-cell>
          <table:table-cell office:value-type="float" office:value="5.369151" calcext:value-type="float">
            <text:p>5.369151</text:p>
          </table:table-cell>
          <table:table-cell office:value-type="float" office:value="2.16002" calcext:value-type="float">
            <text:p>2.16002</text:p>
          </table:table-cell>
          <table:table-cell office:value-type="float" office:value="2.227342" calcext:value-type="float">
            <text:p>2.227342</text:p>
          </table:table-cell>
          <table:table-cell office:value-type="float" office:value="4.573259" calcext:value-type="float">
            <text:p>4.573259</text:p>
          </table:table-cell>
          <table:table-cell office:value-type="float" office:value="7.861111" calcext:value-type="float">
            <text:p>7.861111</text:p>
          </table:table-cell>
          <table:table-cell office:value-type="float" office:value="8.474186" calcext:value-type="float">
            <text:p>8.474186</text:p>
          </table:table-cell>
          <table:table-cell office:value-type="float" office:value="9.425913" calcext:value-type="float">
            <text:p>9.425913</text:p>
          </table:table-cell>
          <table:table-cell office:value-type="float" office:value="10.05225" calcext:value-type="float">
            <text:p>10.05225</text:p>
          </table:table-cell>
          <table:table-cell office:value-type="float" office:value="11.69981" calcext:value-type="float">
            <text:p>11.69981</text:p>
          </table:table-cell>
          <table:table-cell office:value-type="float" office:value="12.07239" calcext:value-type="float">
            <text:p>12.07239</text:p>
          </table:table-cell>
          <table:table-cell office:value-type="float" office:value="0" calcext:value-type="float">
            <text:p>0</text:p>
          </table:table-cell>
          <table:table-cell office:value-type="float" office:value="70.59254" calcext:value-type="float">
            <text:p>70.59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62591" calcext:value-type="float">
            <text:p>3.4625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5" calcext:value-type="float">
            <text:p>12082005</text:p>
          </table:table-cell>
          <table:table-cell office:value-type="float" office:value="1.766508" calcext:value-type="float">
            <text:p>1.766508</text:p>
          </table:table-cell>
          <table:table-cell office:value-type="float" office:value="135.6895" calcext:value-type="float">
            <text:p>135.6895</text:p>
          </table:table-cell>
          <table:table-cell office:value-type="float" office:value="5" calcext:value-type="float">
            <text:p>5</text:p>
          </table:table-cell>
          <table:table-cell office:value-type="float" office:value="-3.648164" calcext:value-type="float">
            <text:p>-3.648164</text:p>
          </table:table-cell>
          <table:table-cell office:value-type="float" office:value="38.14617" calcext:value-type="float">
            <text:p>38.14617</text:p>
          </table:table-cell>
          <table:table-cell office:value-type="float" office:value="0.02198856" calcext:value-type="float">
            <text:p>0.02198856</text:p>
          </table:table-cell>
          <table:table-cell office:value-type="float" office:value="0.0005141163" calcext:value-type="float">
            <text:p>0.0005141163</text:p>
          </table:table-cell>
          <table:table-cell office:value-type="float" office:value="0.02922001" calcext:value-type="float">
            <text:p>0.02922001</text:p>
          </table:table-cell>
          <table:table-cell office:value-type="float" office:value="0.01249595" calcext:value-type="float">
            <text:p>0.01249595</text:p>
          </table:table-cell>
          <table:table-cell office:value-type="float" office:value="1165.689" calcext:value-type="float">
            <text:p>1165.689</text:p>
          </table:table-cell>
          <table:table-cell office:value-type="float" office:value="1.452664" calcext:value-type="float">
            <text:p>1.452664</text:p>
          </table:table-cell>
          <table:table-cell office:value-type="float" office:value="0" calcext:value-type="float">
            <text:p>0</text:p>
          </table:table-cell>
          <table:table-cell office:value-type="float" office:value="0.356621" calcext:value-type="float">
            <text:p>0.356621</text:p>
          </table:table-cell>
          <table:table-cell office:value-type="float" office:value="0.4132816" calcext:value-type="float">
            <text:p>0.4132816</text:p>
          </table:table-cell>
          <table:table-cell office:value-type="float" office:value="0.4087504" calcext:value-type="float">
            <text:p>0.4087504</text:p>
          </table:table-cell>
          <table:table-cell office:value-type="float" office:value="0.1061113" calcext:value-type="float">
            <text:p>0.1061113</text:p>
          </table:table-cell>
          <table:table-cell office:value-type="float" office:value="0.08843306" calcext:value-type="float">
            <text:p>0.08843306</text:p>
          </table:table-cell>
          <table:table-cell office:value-type="float" office:value="0.04145583" calcext:value-type="float">
            <text:p>0.04145583</text:p>
          </table:table-cell>
          <table:table-cell office:value-type="float" office:value="0.03797045" calcext:value-type="float">
            <text:p>0.03797045</text:p>
          </table:table-cell>
          <table:table-cell office:value-type="float" office:value="0.07944068" calcext:value-type="float">
            <text:p>0.07944068</text:p>
          </table:table-cell>
          <table:table-cell office:value-type="float" office:value="0.1487891" calcext:value-type="float">
            <text:p>0.1487891</text:p>
          </table:table-cell>
          <table:table-cell office:value-type="float" office:value="0.1528261" calcext:value-type="float">
            <text:p>0.1528261</text:p>
          </table:table-cell>
          <table:table-cell office:value-type="float" office:value="0.1613819" calcext:value-type="float">
            <text:p>0.1613819</text:p>
          </table:table-cell>
          <table:table-cell office:value-type="float" office:value="0.1690076" calcext:value-type="float">
            <text:p>0.1690076</text:p>
          </table:table-cell>
          <table:table-cell office:value-type="float" office:value="0.1848932" calcext:value-type="float">
            <text:p>0.1848932</text:p>
          </table:table-cell>
          <table:table-cell office:value-type="float" office:value="0.1886314" calcext:value-type="float">
            <text:p>0.1886314</text:p>
          </table:table-cell>
          <table:table-cell office:value-type="float" office:value="0" calcext:value-type="float">
            <text:p>0</text:p>
          </table:table-cell>
          <table:table-cell office:value-type="float" office:value="42.91727" calcext:value-type="float">
            <text:p>42.91727</text:p>
          </table:table-cell>
          <table:table-cell office:value-type="float" office:value="38.6703" calcext:value-type="float">
            <text:p>38.6703</text:p>
          </table:table-cell>
          <table:table-cell office:value-type="float" office:value="32.67234" calcext:value-type="float">
            <text:p>32.67234</text:p>
          </table:table-cell>
          <table:table-cell office:value-type="float" office:value="7.278727" calcext:value-type="float">
            <text:p>7.278727</text:p>
          </table:table-cell>
          <table:table-cell office:value-type="float" office:value="5.378612" calcext:value-type="float">
            <text:p>5.378612</text:p>
          </table:table-cell>
          <table:table-cell office:value-type="float" office:value="2.163875" calcext:value-type="float">
            <text:p>2.163875</text:p>
          </table:table-cell>
          <table:table-cell office:value-type="float" office:value="2.230938" calcext:value-type="float">
            <text:p>2.230938</text:p>
          </table:table-cell>
          <table:table-cell office:value-type="float" office:value="4.579207" calcext:value-type="float">
            <text:p>4.579207</text:p>
          </table:table-cell>
          <table:table-cell office:value-type="float" office:value="7.868001" calcext:value-type="float">
            <text:p>7.868001</text:p>
          </table:table-cell>
          <table:table-cell office:value-type="float" office:value="8.480067" calcext:value-type="float">
            <text:p>8.480067</text:p>
          </table:table-cell>
          <table:table-cell office:value-type="float" office:value="9.430852" calcext:value-type="float">
            <text:p>9.430852</text:p>
          </table:table-cell>
          <table:table-cell office:value-type="float" office:value="10.05678" calcext:value-type="float">
            <text:p>10.05678</text:p>
          </table:table-cell>
          <table:table-cell office:value-type="float" office:value="11.70206" calcext:value-type="float">
            <text:p>11.70206</text:p>
          </table:table-cell>
          <table:table-cell office:value-type="float" office:value="12.07452" calcext:value-type="float">
            <text:p>12.07452</text:p>
          </table:table-cell>
          <table:table-cell office:value-type="float" office:value="0" calcext:value-type="float">
            <text:p>0</text:p>
          </table:table-cell>
          <table:table-cell office:value-type="float" office:value="93.58342" calcext:value-type="float">
            <text:p>93.58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75656" calcext:value-type="float">
            <text:p>3.47565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5" calcext:value-type="float">
            <text:p>13082005</text:p>
          </table:table-cell>
          <table:table-cell office:value-type="float" office:value="1.761561" calcext:value-type="float">
            <text:p>1.761561</text:p>
          </table:table-cell>
          <table:table-cell office:value-type="float" office:value="135.6849" calcext:value-type="float">
            <text:p>135.6849</text:p>
          </table:table-cell>
          <table:table-cell office:value-type="float" office:value="5" calcext:value-type="float">
            <text:p>5</text:p>
          </table:table-cell>
          <table:table-cell office:value-type="float" office:value="-3.646079" calcext:value-type="float">
            <text:p>-3.646079</text:p>
          </table:table-cell>
          <table:table-cell office:value-type="float" office:value="38.16552" calcext:value-type="float">
            <text:p>38.16552</text:p>
          </table:table-cell>
          <table:table-cell office:value-type="float" office:value="0.02198856" calcext:value-type="float">
            <text:p>0.02198856</text:p>
          </table:table-cell>
          <table:table-cell office:value-type="float" office:value="0.0005141163" calcext:value-type="float">
            <text:p>0.0005141163</text:p>
          </table:table-cell>
          <table:table-cell office:value-type="float" office:value="0.02922001" calcext:value-type="float">
            <text:p>0.02922001</text:p>
          </table:table-cell>
          <table:table-cell office:value-type="float" office:value="0.01249595" calcext:value-type="float">
            <text:p>0.01249595</text:p>
          </table:table-cell>
          <table:table-cell office:value-type="float" office:value="1165.682" calcext:value-type="float">
            <text:p>1165.682</text:p>
          </table:table-cell>
          <table:table-cell office:value-type="float" office:value="1.450238" calcext:value-type="float">
            <text:p>1.450238</text:p>
          </table:table-cell>
          <table:table-cell office:value-type="float" office:value="0" calcext:value-type="float">
            <text:p>0</text:p>
          </table:table-cell>
          <table:table-cell office:value-type="float" office:value="0.4058417" calcext:value-type="float">
            <text:p>0.4058417</text:p>
          </table:table-cell>
          <table:table-cell office:value-type="float" office:value="0.4322121" calcext:value-type="float">
            <text:p>0.4322121</text:p>
          </table:table-cell>
          <table:table-cell office:value-type="float" office:value="0.3801856" calcext:value-type="float">
            <text:p>0.3801856</text:p>
          </table:table-cell>
          <table:table-cell office:value-type="float" office:value="0.09831513" calcext:value-type="float">
            <text:p>0.09831513</text:p>
          </table:table-cell>
          <table:table-cell office:value-type="float" office:value="0.08471712" calcext:value-type="float">
            <text:p>0.08471712</text:p>
          </table:table-cell>
          <table:table-cell office:value-type="float" office:value="0.03945943" calcext:value-type="float">
            <text:p>0.03945943</text:p>
          </table:table-cell>
          <table:table-cell office:value-type="float" office:value="0.03738301" calcext:value-type="float">
            <text:p>0.03738301</text:p>
          </table:table-cell>
          <table:table-cell office:value-type="float" office:value="0.07885746" calcext:value-type="float">
            <text:p>0.07885746</text:p>
          </table:table-cell>
          <table:table-cell office:value-type="float" office:value="0.1483305" calcext:value-type="float">
            <text:p>0.1483305</text:p>
          </table:table-cell>
          <table:table-cell office:value-type="float" office:value="0.1525404" calcext:value-type="float">
            <text:p>0.1525404</text:p>
          </table:table-cell>
          <table:table-cell office:value-type="float" office:value="0.161224" calcext:value-type="float">
            <text:p>0.161224</text:p>
          </table:table-cell>
          <table:table-cell office:value-type="float" office:value="0.168807" calcext:value-type="float">
            <text:p>0.168807</text:p>
          </table:table-cell>
          <table:table-cell office:value-type="float" office:value="0.1849186" calcext:value-type="float">
            <text:p>0.1849186</text:p>
          </table:table-cell>
          <table:table-cell office:value-type="float" office:value="0.1886539" calcext:value-type="float">
            <text:p>0.1886539</text:p>
          </table:table-cell>
          <table:table-cell office:value-type="float" office:value="0" calcext:value-type="float">
            <text:p>0</text:p>
          </table:table-cell>
          <table:table-cell office:value-type="float" office:value="42.92752" calcext:value-type="float">
            <text:p>42.92752</text:p>
          </table:table-cell>
          <table:table-cell office:value-type="float" office:value="38.68805" calcext:value-type="float">
            <text:p>38.68805</text:p>
          </table:table-cell>
          <table:table-cell office:value-type="float" office:value="32.69747" calcext:value-type="float">
            <text:p>32.69747</text:p>
          </table:table-cell>
          <table:table-cell office:value-type="float" office:value="7.288565" calcext:value-type="float">
            <text:p>7.288565</text:p>
          </table:table-cell>
          <table:table-cell office:value-type="float" office:value="5.388624" calcext:value-type="float">
            <text:p>5.388624</text:p>
          </table:table-cell>
          <table:table-cell office:value-type="float" office:value="2.167369" calcext:value-type="float">
            <text:p>2.167369</text:p>
          </table:table-cell>
          <table:table-cell office:value-type="float" office:value="2.234327" calcext:value-type="float">
            <text:p>2.234327</text:p>
          </table:table-cell>
          <table:table-cell office:value-type="float" office:value="4.584961" calcext:value-type="float">
            <text:p>4.584961</text:p>
          </table:table-cell>
          <table:table-cell office:value-type="float" office:value="7.87473" calcext:value-type="float">
            <text:p>7.87473</text:p>
          </table:table-cell>
          <table:table-cell office:value-type="float" office:value="8.485841" calcext:value-type="float">
            <text:p>8.485841</text:p>
          </table:table-cell>
          <table:table-cell office:value-type="float" office:value="9.435719" calcext:value-type="float">
            <text:p>9.435719</text:p>
          </table:table-cell>
          <table:table-cell office:value-type="float" office:value="10.06122" calcext:value-type="float">
            <text:p>10.06122</text:p>
          </table:table-cell>
          <table:table-cell office:value-type="float" office:value="11.70431" calcext:value-type="float">
            <text:p>11.70431</text:p>
          </table:table-cell>
          <table:table-cell office:value-type="float" office:value="12.07665" calcext:value-type="float">
            <text:p>12.07665</text:p>
          </table:table-cell>
          <table:table-cell office:value-type="float" office:value="0" calcext:value-type="float">
            <text:p>0</text:p>
          </table:table-cell>
          <table:table-cell office:value-type="float" office:value="100.6653" calcext:value-type="float">
            <text:p>100.6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86866" calcext:value-type="float">
            <text:p>3.48686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5" calcext:value-type="float">
            <text:p>14082005</text:p>
          </table:table-cell>
          <table:table-cell office:value-type="float" office:value="1.757105" calcext:value-type="float">
            <text:p>1.757105</text:p>
          </table:table-cell>
          <table:table-cell office:value-type="float" office:value="135.6803" calcext:value-type="float">
            <text:p>135.6803</text:p>
          </table:table-cell>
          <table:table-cell office:value-type="float" office:value="5" calcext:value-type="float">
            <text:p>5</text:p>
          </table:table-cell>
          <table:table-cell office:value-type="float" office:value="-3.644357" calcext:value-type="float">
            <text:p>-3.644357</text:p>
          </table:table-cell>
          <table:table-cell office:value-type="float" office:value="38.18448" calcext:value-type="float">
            <text:p>38.18448</text:p>
          </table:table-cell>
          <table:table-cell office:value-type="float" office:value="0.02198856" calcext:value-type="float">
            <text:p>0.02198856</text:p>
          </table:table-cell>
          <table:table-cell office:value-type="float" office:value="0.0005141163" calcext:value-type="float">
            <text:p>0.0005141163</text:p>
          </table:table-cell>
          <table:table-cell office:value-type="float" office:value="0.02922001" calcext:value-type="float">
            <text:p>0.02922001</text:p>
          </table:table-cell>
          <table:table-cell office:value-type="float" office:value="0.01249595" calcext:value-type="float">
            <text:p>0.01249595</text:p>
          </table:table-cell>
          <table:table-cell office:value-type="float" office:value="1165.675" calcext:value-type="float">
            <text:p>1165.675</text:p>
          </table:table-cell>
          <table:table-cell office:value-type="float" office:value="1.446535" calcext:value-type="float">
            <text:p>1.446535</text:p>
          </table:table-cell>
          <table:table-cell office:value-type="float" office:value="0" calcext:value-type="float">
            <text:p>0</text:p>
          </table:table-cell>
          <table:table-cell office:value-type="float" office:value="0.4868659" calcext:value-type="float">
            <text:p>0.4868659</text:p>
          </table:table-cell>
          <table:table-cell office:value-type="float" office:value="0.4711797" calcext:value-type="float">
            <text:p>0.4711797</text:p>
          </table:table-cell>
          <table:table-cell office:value-type="float" office:value="0.3753185" calcext:value-type="float">
            <text:p>0.3753185</text:p>
          </table:table-cell>
          <table:table-cell office:value-type="float" office:value="0.09606983" calcext:value-type="float">
            <text:p>0.09606983</text:p>
          </table:table-cell>
          <table:table-cell office:value-type="float" office:value="0.08308291" calcext:value-type="float">
            <text:p>0.08308291</text:p>
          </table:table-cell>
          <table:table-cell office:value-type="float" office:value="0.03802805" calcext:value-type="float">
            <text:p>0.03802805</text:p>
          </table:table-cell>
          <table:table-cell office:value-type="float" office:value="0.03711905" calcext:value-type="float">
            <text:p>0.03711905</text:p>
          </table:table-cell>
          <table:table-cell office:value-type="float" office:value="0.07846878" calcext:value-type="float">
            <text:p>0.07846878</text:p>
          </table:table-cell>
          <table:table-cell office:value-type="float" office:value="0.1481833" calcext:value-type="float">
            <text:p>0.1481833</text:p>
          </table:table-cell>
          <table:table-cell office:value-type="float" office:value="0.1524488" calcext:value-type="float">
            <text:p>0.1524488</text:p>
          </table:table-cell>
          <table:table-cell office:value-type="float" office:value="0.1611956" calcext:value-type="float">
            <text:p>0.1611956</text:p>
          </table:table-cell>
          <table:table-cell office:value-type="float" office:value="0.1687349" calcext:value-type="float">
            <text:p>0.1687349</text:p>
          </table:table-cell>
          <table:table-cell office:value-type="float" office:value="0.1849438" calcext:value-type="float">
            <text:p>0.1849438</text:p>
          </table:table-cell>
          <table:table-cell office:value-type="float" office:value="0.1886763" calcext:value-type="float">
            <text:p>0.1886763</text:p>
          </table:table-cell>
          <table:table-cell office:value-type="float" office:value="0" calcext:value-type="float">
            <text:p>0</text:p>
          </table:table-cell>
          <table:table-cell office:value-type="float" office:value="42.94166" calcext:value-type="float">
            <text:p>42.94166</text:p>
          </table:table-cell>
          <table:table-cell office:value-type="float" office:value="38.71009" calcext:value-type="float">
            <text:p>38.71009</text:p>
          </table:table-cell>
          <table:table-cell office:value-type="float" office:value="32.7177" calcext:value-type="float">
            <text:p>32.7177</text:p>
          </table:table-cell>
          <table:table-cell office:value-type="float" office:value="7.296756" calcext:value-type="float">
            <text:p>7.296756</text:p>
          </table:table-cell>
          <table:table-cell office:value-type="float" office:value="5.397599" calcext:value-type="float">
            <text:p>5.397599</text:p>
          </table:table-cell>
          <table:table-cell office:value-type="float" office:value="2.170522" calcext:value-type="float">
            <text:p>2.170522</text:p>
          </table:table-cell>
          <table:table-cell office:value-type="float" office:value="2.237541" calcext:value-type="float">
            <text:p>2.237541</text:p>
          </table:table-cell>
          <table:table-cell office:value-type="float" office:value="4.590559" calcext:value-type="float">
            <text:p>4.590559</text:p>
          </table:table-cell>
          <table:table-cell office:value-type="float" office:value="7.881366" calcext:value-type="float">
            <text:p>7.881366</text:p>
          </table:table-cell>
          <table:table-cell office:value-type="float" office:value="8.491535" calcext:value-type="float">
            <text:p>8.491535</text:p>
          </table:table-cell>
          <table:table-cell office:value-type="float" office:value="9.440531" calcext:value-type="float">
            <text:p>9.440531</text:p>
          </table:table-cell>
          <table:table-cell office:value-type="float" office:value="10.06563" calcext:value-type="float">
            <text:p>10.06563</text:p>
          </table:table-cell>
          <table:table-cell office:value-type="float" office:value="11.70656" calcext:value-type="float">
            <text:p>11.70656</text:p>
          </table:table-cell>
          <table:table-cell office:value-type="float" office:value="12.07878" calcext:value-type="float">
            <text:p>12.07878</text:p>
          </table:table-cell>
          <table:table-cell office:value-type="float" office:value="0" calcext:value-type="float">
            <text:p>0</text:p>
          </table:table-cell>
          <table:table-cell office:value-type="float" office:value="103.5914" calcext:value-type="float">
            <text:p>103.5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97159" calcext:value-type="float">
            <text:p>3.49715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5" calcext:value-type="float">
            <text:p>15082005</text:p>
          </table:table-cell>
          <table:table-cell office:value-type="float" office:value="1.752446" calcext:value-type="float">
            <text:p>1.752446</text:p>
          </table:table-cell>
          <table:table-cell office:value-type="float" office:value="135.6752" calcext:value-type="float">
            <text:p>135.6752</text:p>
          </table:table-cell>
          <table:table-cell office:value-type="float" office:value="5" calcext:value-type="float">
            <text:p>5</text:p>
          </table:table-cell>
          <table:table-cell office:value-type="float" office:value="-3.642487" calcext:value-type="float">
            <text:p>-3.642487</text:p>
          </table:table-cell>
          <table:table-cell office:value-type="float" office:value="38.20356" calcext:value-type="float">
            <text:p>38.20356</text:p>
          </table:table-cell>
          <table:table-cell office:value-type="float" office:value="0.02198856" calcext:value-type="float">
            <text:p>0.02198856</text:p>
          </table:table-cell>
          <table:table-cell office:value-type="float" office:value="0.0005141163" calcext:value-type="float">
            <text:p>0.0005141163</text:p>
          </table:table-cell>
          <table:table-cell office:value-type="float" office:value="0.02922001" calcext:value-type="float">
            <text:p>0.02922001</text:p>
          </table:table-cell>
          <table:table-cell office:value-type="float" office:value="0.01249595" calcext:value-type="float">
            <text:p>0.01249595</text:p>
          </table:table-cell>
          <table:table-cell office:value-type="float" office:value="1165.667" calcext:value-type="float">
            <text:p>1165.667</text:p>
          </table:table-cell>
          <table:table-cell office:value-type="float" office:value="1.440479" calcext:value-type="float">
            <text:p>1.440479</text:p>
          </table:table-cell>
          <table:table-cell office:value-type="float" office:value="0" calcext:value-type="float">
            <text:p>0</text:p>
          </table:table-cell>
          <table:table-cell office:value-type="float" office:value="0.5609102" calcext:value-type="float">
            <text:p>0.5609102</text:p>
          </table:table-cell>
          <table:table-cell office:value-type="float" office:value="0.5058842" calcext:value-type="float">
            <text:p>0.5058842</text:p>
          </table:table-cell>
          <table:table-cell office:value-type="float" office:value="0.3987866" calcext:value-type="float">
            <text:p>0.3987866</text:p>
          </table:table-cell>
          <table:table-cell office:value-type="float" office:value="0.1018529" calcext:value-type="float">
            <text:p>0.1018529</text:p>
          </table:table-cell>
          <table:table-cell office:value-type="float" office:value="0.0880736" calcext:value-type="float">
            <text:p>0.0880736</text:p>
          </table:table-cell>
          <table:table-cell office:value-type="float" office:value="0.03835681" calcext:value-type="float">
            <text:p>0.03835681</text:p>
          </table:table-cell>
          <table:table-cell office:value-type="float" office:value="0.03746257" calcext:value-type="float">
            <text:p>0.03746257</text:p>
          </table:table-cell>
          <table:table-cell office:value-type="float" office:value="0.07835094" calcext:value-type="float">
            <text:p>0.07835094</text:p>
          </table:table-cell>
          <table:table-cell office:value-type="float" office:value="0.1482302" calcext:value-type="float">
            <text:p>0.1482302</text:p>
          </table:table-cell>
          <table:table-cell office:value-type="float" office:value="0.1524941" calcext:value-type="float">
            <text:p>0.1524941</text:p>
          </table:table-cell>
          <table:table-cell office:value-type="float" office:value="0.1612688" calcext:value-type="float">
            <text:p>0.1612688</text:p>
          </table:table-cell>
          <table:table-cell office:value-type="float" office:value="0.1687607" calcext:value-type="float">
            <text:p>0.1687607</text:p>
          </table:table-cell>
          <table:table-cell office:value-type="float" office:value="0.1849695" calcext:value-type="float">
            <text:p>0.1849695</text:p>
          </table:table-cell>
          <table:table-cell office:value-type="float" office:value="0.1886989" calcext:value-type="float">
            <text:p>0.1886989</text:p>
          </table:table-cell>
          <table:table-cell office:value-type="float" office:value="0" calcext:value-type="float">
            <text:p>0</text:p>
          </table:table-cell>
          <table:table-cell office:value-type="float" office:value="42.96489" calcext:value-type="float">
            <text:p>42.96489</text:p>
          </table:table-cell>
          <table:table-cell office:value-type="float" office:value="38.73575" calcext:value-type="float">
            <text:p>38.73575</text:p>
          </table:table-cell>
          <table:table-cell office:value-type="float" office:value="32.73876" calcext:value-type="float">
            <text:p>32.73876</text:p>
          </table:table-cell>
          <table:table-cell office:value-type="float" office:value="7.304878" calcext:value-type="float">
            <text:p>7.304878</text:p>
          </table:table-cell>
          <table:table-cell office:value-type="float" office:value="5.406467" calcext:value-type="float">
            <text:p>5.406467</text:p>
          </table:table-cell>
          <table:table-cell office:value-type="float" office:value="2.173506" calcext:value-type="float">
            <text:p>2.173506</text:p>
          </table:table-cell>
          <table:table-cell office:value-type="float" office:value="2.24067" calcext:value-type="float">
            <text:p>2.24067</text:p>
          </table:table-cell>
          <table:table-cell office:value-type="float" office:value="4.596039" calcext:value-type="float">
            <text:p>4.596039</text:p>
          </table:table-cell>
          <table:table-cell office:value-type="float" office:value="7.887948" calcext:value-type="float">
            <text:p>7.887948</text:p>
          </table:table-cell>
          <table:table-cell office:value-type="float" office:value="8.49723" calcext:value-type="float">
            <text:p>8.49723</text:p>
          </table:table-cell>
          <table:table-cell office:value-type="float" office:value="9.445338" calcext:value-type="float">
            <text:p>9.445338</text:p>
          </table:table-cell>
          <table:table-cell office:value-type="float" office:value="10.06997" calcext:value-type="float">
            <text:p>10.06997</text:p>
          </table:table-cell>
          <table:table-cell office:value-type="float" office:value="11.70881" calcext:value-type="float">
            <text:p>11.70881</text:p>
          </table:table-cell>
          <table:table-cell office:value-type="float" office:value="12.08089" calcext:value-type="float">
            <text:p>12.08089</text:p>
          </table:table-cell>
          <table:table-cell office:value-type="float" office:value="0" calcext:value-type="float">
            <text:p>0</text:p>
          </table:table-cell>
          <table:table-cell office:value-type="float" office:value="110.9167" calcext:value-type="float">
            <text:p>110.9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07921" calcext:value-type="float">
            <text:p>3.50792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5" calcext:value-type="float">
            <text:p>16082005</text:p>
          </table:table-cell>
          <table:table-cell office:value-type="float" office:value="1.747389" calcext:value-type="float">
            <text:p>1.747389</text:p>
          </table:table-cell>
          <table:table-cell office:value-type="float" office:value="135.6697" calcext:value-type="float">
            <text:p>135.6697</text:p>
          </table:table-cell>
          <table:table-cell office:value-type="float" office:value="5" calcext:value-type="float">
            <text:p>5</text:p>
          </table:table-cell>
          <table:table-cell office:value-type="float" office:value="-3.640404" calcext:value-type="float">
            <text:p>-3.640404</text:p>
          </table:table-cell>
          <table:table-cell office:value-type="float" office:value="38.22312" calcext:value-type="float">
            <text:p>38.22312</text:p>
          </table:table-cell>
          <table:table-cell office:value-type="float" office:value="0.02198856" calcext:value-type="float">
            <text:p>0.02198856</text:p>
          </table:table-cell>
          <table:table-cell office:value-type="float" office:value="0.0005141163" calcext:value-type="float">
            <text:p>0.0005141163</text:p>
          </table:table-cell>
          <table:table-cell office:value-type="float" office:value="0.02922001" calcext:value-type="float">
            <text:p>0.02922001</text:p>
          </table:table-cell>
          <table:table-cell office:value-type="float" office:value="0.01249595" calcext:value-type="float">
            <text:p>0.01249595</text:p>
          </table:table-cell>
          <table:table-cell office:value-type="float" office:value="1165.66" calcext:value-type="float">
            <text:p>1165.66</text:p>
          </table:table-cell>
          <table:table-cell office:value-type="float" office:value="1.432038" calcext:value-type="float">
            <text:p>1.432038</text:p>
          </table:table-cell>
          <table:table-cell office:value-type="float" office:value="0" calcext:value-type="float">
            <text:p>0</text:p>
          </table:table-cell>
          <table:table-cell office:value-type="float" office:value="0.6274432" calcext:value-type="float">
            <text:p>0.6274432</text:p>
          </table:table-cell>
          <table:table-cell office:value-type="float" office:value="0.527491" calcext:value-type="float">
            <text:p>0.527491</text:p>
          </table:table-cell>
          <table:table-cell office:value-type="float" office:value="0.4259395" calcext:value-type="float">
            <text:p>0.4259395</text:p>
          </table:table-cell>
          <table:table-cell office:value-type="float" office:value="0.1097733" calcext:value-type="float">
            <text:p>0.1097733</text:p>
          </table:table-cell>
          <table:table-cell office:value-type="float" office:value="0.09461689" calcext:value-type="float">
            <text:p>0.09461689</text:p>
          </table:table-cell>
          <table:table-cell office:value-type="float" office:value="0.04001789" calcext:value-type="float">
            <text:p>0.04001789</text:p>
          </table:table-cell>
          <table:table-cell office:value-type="float" office:value="0.03824613" calcext:value-type="float">
            <text:p>0.03824613</text:p>
          </table:table-cell>
          <table:table-cell office:value-type="float" office:value="0.07847001" calcext:value-type="float">
            <text:p>0.07847001</text:p>
          </table:table-cell>
          <table:table-cell office:value-type="float" office:value="0.1483462" calcext:value-type="float">
            <text:p>0.1483462</text:p>
          </table:table-cell>
          <table:table-cell office:value-type="float" office:value="0.1525836" calcext:value-type="float">
            <text:p>0.1525836</text:p>
          </table:table-cell>
          <table:table-cell office:value-type="float" office:value="0.1613709" calcext:value-type="float">
            <text:p>0.1613709</text:p>
          </table:table-cell>
          <table:table-cell office:value-type="float" office:value="0.1688234" calcext:value-type="float">
            <text:p>0.1688234</text:p>
          </table:table-cell>
          <table:table-cell office:value-type="float" office:value="0.1849946" calcext:value-type="float">
            <text:p>0.1849946</text:p>
          </table:table-cell>
          <table:table-cell office:value-type="float" office:value="0.1887213" calcext:value-type="float">
            <text:p>0.1887213</text:p>
          </table:table-cell>
          <table:table-cell office:value-type="float" office:value="0" calcext:value-type="float">
            <text:p>0</text:p>
          </table:table-cell>
          <table:table-cell office:value-type="float" office:value="42.99778" calcext:value-type="float">
            <text:p>42.99778</text:p>
          </table:table-cell>
          <table:table-cell office:value-type="float" office:value="38.76429" calcext:value-type="float">
            <text:p>38.76429</text:p>
          </table:table-cell>
          <table:table-cell office:value-type="float" office:value="32.76432" calcext:value-type="float">
            <text:p>32.76432</text:p>
          </table:table-cell>
          <table:table-cell office:value-type="float" office:value="7.31417" calcext:value-type="float">
            <text:p>7.31417</text:p>
          </table:table-cell>
          <table:table-cell office:value-type="float" office:value="5.416265" calcext:value-type="float">
            <text:p>5.416265</text:p>
          </table:table-cell>
          <table:table-cell office:value-type="float" office:value="2.176564" calcext:value-type="float">
            <text:p>2.176564</text:p>
          </table:table-cell>
          <table:table-cell office:value-type="float" office:value="2.243805" calcext:value-type="float">
            <text:p>2.243805</text:p>
          </table:table-cell>
          <table:table-cell office:value-type="float" office:value="4.601458" calcext:value-type="float">
            <text:p>4.601458</text:p>
          </table:table-cell>
          <table:table-cell office:value-type="float" office:value="7.894484" calcext:value-type="float">
            <text:p>7.894484</text:p>
          </table:table-cell>
          <table:table-cell office:value-type="float" office:value="8.502885" calcext:value-type="float">
            <text:p>8.502885</text:p>
          </table:table-cell>
          <table:table-cell office:value-type="float" office:value="9.450147" calcext:value-type="float">
            <text:p>9.450147</text:p>
          </table:table-cell>
          <table:table-cell office:value-type="float" office:value="10.07432" calcext:value-type="float">
            <text:p>10.07432</text:p>
          </table:table-cell>
          <table:table-cell office:value-type="float" office:value="11.71105" calcext:value-type="float">
            <text:p>11.71105</text:p>
          </table:table-cell>
          <table:table-cell office:value-type="float" office:value="12.08299" calcext:value-type="float">
            <text:p>12.08299</text:p>
          </table:table-cell>
          <table:table-cell office:value-type="float" office:value="0" calcext:value-type="float">
            <text:p>0</text:p>
          </table:table-cell>
          <table:table-cell office:value-type="float" office:value="118.9774" calcext:value-type="float">
            <text:p>118.9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19598" calcext:value-type="float">
            <text:p>3.51959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5" calcext:value-type="float">
            <text:p>17082005</text:p>
          </table:table-cell>
          <table:table-cell office:value-type="float" office:value="1.742673" calcext:value-type="float">
            <text:p>1.742673</text:p>
          </table:table-cell>
          <table:table-cell office:value-type="float" office:value="135.6642" calcext:value-type="float">
            <text:p>135.6642</text:p>
          </table:table-cell>
          <table:table-cell office:value-type="float" office:value="5" calcext:value-type="float">
            <text:p>5</text:p>
          </table:table-cell>
          <table:table-cell office:value-type="float" office:value="-3.638278" calcext:value-type="float">
            <text:p>-3.638278</text:p>
          </table:table-cell>
          <table:table-cell office:value-type="float" office:value="38.24276" calcext:value-type="float">
            <text:p>38.24276</text:p>
          </table:table-cell>
          <table:table-cell office:value-type="float" office:value="0.02198856" calcext:value-type="float">
            <text:p>0.02198856</text:p>
          </table:table-cell>
          <table:table-cell office:value-type="float" office:value="0.0005141163" calcext:value-type="float">
            <text:p>0.0005141163</text:p>
          </table:table-cell>
          <table:table-cell office:value-type="float" office:value="0.02922001" calcext:value-type="float">
            <text:p>0.02922001</text:p>
          </table:table-cell>
          <table:table-cell office:value-type="float" office:value="0.01249595" calcext:value-type="float">
            <text:p>0.01249595</text:p>
          </table:table-cell>
          <table:table-cell office:value-type="float" office:value="1165.653" calcext:value-type="float">
            <text:p>1165.653</text:p>
          </table:table-cell>
          <table:table-cell office:value-type="float" office:value="1.424076" calcext:value-type="float">
            <text:p>1.424076</text:p>
          </table:table-cell>
          <table:table-cell office:value-type="float" office:value="0" calcext:value-type="float">
            <text:p>0</text:p>
          </table:table-cell>
          <table:table-cell office:value-type="float" office:value="0.5211033" calcext:value-type="float">
            <text:p>0.5211033</text:p>
          </table:table-cell>
          <table:table-cell office:value-type="float" office:value="0.5079097" calcext:value-type="float">
            <text:p>0.5079097</text:p>
          </table:table-cell>
          <table:table-cell office:value-type="float" office:value="0.4188103" calcext:value-type="float">
            <text:p>0.4188103</text:p>
          </table:table-cell>
          <table:table-cell office:value-type="float" office:value="0.1091221" calcext:value-type="float">
            <text:p>0.1091221</text:p>
          </table:table-cell>
          <table:table-cell office:value-type="float" office:value="0.09373483" calcext:value-type="float">
            <text:p>0.09373483</text:p>
          </table:table-cell>
          <table:table-cell office:value-type="float" office:value="0.04112607" calcext:value-type="float">
            <text:p>0.04112607</text:p>
          </table:table-cell>
          <table:table-cell office:value-type="float" office:value="0.03885088" calcext:value-type="float">
            <text:p>0.03885088</text:p>
          </table:table-cell>
          <table:table-cell office:value-type="float" office:value="0.07862725" calcext:value-type="float">
            <text:p>0.07862725</text:p>
          </table:table-cell>
          <table:table-cell office:value-type="float" office:value="0.148395" calcext:value-type="float">
            <text:p>0.148395</text:p>
          </table:table-cell>
          <table:table-cell office:value-type="float" office:value="0.1526251" calcext:value-type="float">
            <text:p>0.1526251</text:p>
          </table:table-cell>
          <table:table-cell office:value-type="float" office:value="0.1614158" calcext:value-type="float">
            <text:p>0.1614158</text:p>
          </table:table-cell>
          <table:table-cell office:value-type="float" office:value="0.1688551" calcext:value-type="float">
            <text:p>0.1688551</text:p>
          </table:table-cell>
          <table:table-cell office:value-type="float" office:value="0.1850192" calcext:value-type="float">
            <text:p>0.1850192</text:p>
          </table:table-cell>
          <table:table-cell office:value-type="float" office:value="0.1887437" calcext:value-type="float">
            <text:p>0.1887437</text:p>
          </table:table-cell>
          <table:table-cell office:value-type="float" office:value="0" calcext:value-type="float">
            <text:p>0</text:p>
          </table:table-cell>
          <table:table-cell office:value-type="float" office:value="43.02826" calcext:value-type="float">
            <text:p>43.02826</text:p>
          </table:table-cell>
          <table:table-cell office:value-type="float" office:value="38.79274" calcext:value-type="float">
            <text:p>38.79274</text:p>
          </table:table-cell>
          <table:table-cell office:value-type="float" office:value="32.79197" calcext:value-type="float">
            <text:p>32.79197</text:p>
          </table:table-cell>
          <table:table-cell office:value-type="float" office:value="7.32425" calcext:value-type="float">
            <text:p>7.32425</text:p>
          </table:table-cell>
          <table:table-cell office:value-type="float" office:value="5.426669" calcext:value-type="float">
            <text:p>5.426669</text:p>
          </table:table-cell>
          <table:table-cell office:value-type="float" office:value="2.179774" calcext:value-type="float">
            <text:p>2.179774</text:p>
          </table:table-cell>
          <table:table-cell office:value-type="float" office:value="2.246967" calcext:value-type="float">
            <text:p>2.246967</text:p>
          </table:table-cell>
          <table:table-cell office:value-type="float" office:value="4.606847" calcext:value-type="float">
            <text:p>4.606847</text:p>
          </table:table-cell>
          <table:table-cell office:value-type="float" office:value="7.900978" calcext:value-type="float">
            <text:p>7.900978</text:p>
          </table:table-cell>
          <table:table-cell office:value-type="float" office:value="8.508501" calcext:value-type="float">
            <text:p>8.508501</text:p>
          </table:table-cell>
          <table:table-cell office:value-type="float" office:value="9.454954" calcext:value-type="float">
            <text:p>9.454954</text:p>
          </table:table-cell>
          <table:table-cell office:value-type="float" office:value="10.07866" calcext:value-type="float">
            <text:p>10.07866</text:p>
          </table:table-cell>
          <table:table-cell office:value-type="float" office:value="11.7133" calcext:value-type="float">
            <text:p>11.7133</text:p>
          </table:table-cell>
          <table:table-cell office:value-type="float" office:value="12.08507" calcext:value-type="float">
            <text:p>12.08507</text:p>
          </table:table-cell>
          <table:table-cell office:value-type="float" office:value="0" calcext:value-type="float">
            <text:p>0</text:p>
          </table:table-cell>
          <table:table-cell office:value-type="float" office:value="121.2503" calcext:value-type="float">
            <text:p>121.2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31017" calcext:value-type="float">
            <text:p>3.53101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5" calcext:value-type="float">
            <text:p>18082005</text:p>
          </table:table-cell>
          <table:table-cell office:value-type="float" office:value="1.739457" calcext:value-type="float">
            <text:p>1.739457</text:p>
          </table:table-cell>
          <table:table-cell office:value-type="float" office:value="135.6584" calcext:value-type="float">
            <text:p>135.6584</text:p>
          </table:table-cell>
          <table:table-cell office:value-type="float" office:value="5" calcext:value-type="float">
            <text:p>5</text:p>
          </table:table-cell>
          <table:table-cell office:value-type="float" office:value="-3.633837" calcext:value-type="float">
            <text:p>-3.633837</text:p>
          </table:table-cell>
          <table:table-cell office:value-type="float" office:value="38.26259" calcext:value-type="float">
            <text:p>38.26259</text:p>
          </table:table-cell>
          <table:table-cell office:value-type="float" office:value="0.02198856" calcext:value-type="float">
            <text:p>0.02198856</text:p>
          </table:table-cell>
          <table:table-cell office:value-type="float" office:value="0.0005141163" calcext:value-type="float">
            <text:p>0.0005141163</text:p>
          </table:table-cell>
          <table:table-cell office:value-type="float" office:value="0.02922001" calcext:value-type="float">
            <text:p>0.02922001</text:p>
          </table:table-cell>
          <table:table-cell office:value-type="float" office:value="0.01249595" calcext:value-type="float">
            <text:p>0.01249595</text:p>
          </table:table-cell>
          <table:table-cell office:value-type="float" office:value="1165.646" calcext:value-type="float">
            <text:p>1165.646</text:p>
          </table:table-cell>
          <table:table-cell office:value-type="float" office:value="1.414288" calcext:value-type="float">
            <text:p>1.414288</text:p>
          </table:table-cell>
          <table:table-cell office:value-type="float" office:value="0" calcext:value-type="float">
            <text:p>0</text:p>
          </table:table-cell>
          <table:table-cell office:value-type="float" office:value="0.6660538" calcext:value-type="float">
            <text:p>0.6660538</text:p>
          </table:table-cell>
          <table:table-cell office:value-type="float" office:value="0.5545937" calcext:value-type="float">
            <text:p>0.5545937</text:p>
          </table:table-cell>
          <table:table-cell office:value-type="float" office:value="0.4509801" calcext:value-type="float">
            <text:p>0.4509801</text:p>
          </table:table-cell>
          <table:table-cell office:value-type="float" office:value="0.1170081" calcext:value-type="float">
            <text:p>0.1170081</text:p>
          </table:table-cell>
          <table:table-cell office:value-type="float" office:value="0.09996684" calcext:value-type="float">
            <text:p>0.09996684</text:p>
          </table:table-cell>
          <table:table-cell office:value-type="float" office:value="0.0431468" calcext:value-type="float">
            <text:p>0.0431468</text:p>
          </table:table-cell>
          <table:table-cell office:value-type="float" office:value="0.03984296" calcext:value-type="float">
            <text:p>0.03984296</text:p>
          </table:table-cell>
          <table:table-cell office:value-type="float" office:value="0.07886727" calcext:value-type="float">
            <text:p>0.07886727</text:p>
          </table:table-cell>
          <table:table-cell office:value-type="float" office:value="0.1485897" calcext:value-type="float">
            <text:p>0.1485897</text:p>
          </table:table-cell>
          <table:table-cell office:value-type="float" office:value="0.1527371" calcext:value-type="float">
            <text:p>0.1527371</text:p>
          </table:table-cell>
          <table:table-cell office:value-type="float" office:value="0.1615255" calcext:value-type="float">
            <text:p>0.1615255</text:p>
          </table:table-cell>
          <table:table-cell office:value-type="float" office:value="0.1689351" calcext:value-type="float">
            <text:p>0.1689351</text:p>
          </table:table-cell>
          <table:table-cell office:value-type="float" office:value="0.1850437" calcext:value-type="float">
            <text:p>0.1850437</text:p>
          </table:table-cell>
          <table:table-cell office:value-type="float" office:value="0.188766" calcext:value-type="float">
            <text:p>0.188766</text:p>
          </table:table-cell>
          <table:table-cell office:value-type="float" office:value="0" calcext:value-type="float">
            <text:p>0</text:p>
          </table:table-cell>
          <table:table-cell office:value-type="float" office:value="43.06149" calcext:value-type="float">
            <text:p>43.06149</text:p>
          </table:table-cell>
          <table:table-cell office:value-type="float" office:value="38.82366" calcext:value-type="float">
            <text:p>38.82366</text:p>
          </table:table-cell>
          <table:table-cell office:value-type="float" office:value="32.82136" calcext:value-type="float">
            <text:p>32.82136</text:p>
          </table:table-cell>
          <table:table-cell office:value-type="float" office:value="7.334717" calcext:value-type="float">
            <text:p>7.334717</text:p>
          </table:table-cell>
          <table:table-cell office:value-type="float" office:value="5.437303" calcext:value-type="float">
            <text:p>5.437303</text:p>
          </table:table-cell>
          <table:table-cell office:value-type="float" office:value="2.183089" calcext:value-type="float">
            <text:p>2.183089</text:p>
          </table:table-cell>
          <table:table-cell office:value-type="float" office:value="2.250145" calcext:value-type="float">
            <text:p>2.250145</text:p>
          </table:table-cell>
          <table:table-cell office:value-type="float" office:value="4.612207" calcext:value-type="float">
            <text:p>4.612207</text:p>
          </table:table-cell>
          <table:table-cell office:value-type="float" office:value="7.907424" calcext:value-type="float">
            <text:p>7.907424</text:p>
          </table:table-cell>
          <table:table-cell office:value-type="float" office:value="8.51412" calcext:value-type="float">
            <text:p>8.51412</text:p>
          </table:table-cell>
          <table:table-cell office:value-type="float" office:value="9.459723" calcext:value-type="float">
            <text:p>9.459723</text:p>
          </table:table-cell>
          <table:table-cell office:value-type="float" office:value="10.083" calcext:value-type="float">
            <text:p>10.083</text:p>
          </table:table-cell>
          <table:table-cell office:value-type="float" office:value="11.71555" calcext:value-type="float">
            <text:p>11.71555</text:p>
          </table:table-cell>
          <table:table-cell office:value-type="float" office:value="12.08711" calcext:value-type="float">
            <text:p>12.08711</text:p>
          </table:table-cell>
          <table:table-cell office:value-type="float" office:value="0" calcext:value-type="float">
            <text:p>0</text:p>
          </table:table-cell>
          <table:table-cell office:value-type="float" office:value="44.50603" calcext:value-type="float">
            <text:p>44.50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3588" calcext:value-type="float">
            <text:p>3.5435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5" calcext:value-type="float">
            <text:p>19082005</text:p>
          </table:table-cell>
          <table:table-cell office:value-type="float" office:value="1.734313" calcext:value-type="float">
            <text:p>1.734313</text:p>
          </table:table-cell>
          <table:table-cell office:value-type="float" office:value="135.6529" calcext:value-type="float">
            <text:p>135.6529</text:p>
          </table:table-cell>
          <table:table-cell office:value-type="float" office:value="5" calcext:value-type="float">
            <text:p>5</text:p>
          </table:table-cell>
          <table:table-cell office:value-type="float" office:value="-3.631369" calcext:value-type="float">
            <text:p>-3.631369</text:p>
          </table:table-cell>
          <table:table-cell office:value-type="float" office:value="38.28001" calcext:value-type="float">
            <text:p>38.28001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1085" calcext:value-type="float">
            <text:p>0.0005151085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49927" calcext:value-type="float">
            <text:p>0.01249927</text:p>
          </table:table-cell>
          <table:table-cell office:value-type="float" office:value="1165.64" calcext:value-type="float">
            <text:p>1165.64</text:p>
          </table:table-cell>
          <table:table-cell office:value-type="float" office:value="1.407067" calcext:value-type="float">
            <text:p>1.407067</text:p>
          </table:table-cell>
          <table:table-cell office:value-type="float" office:value="0" calcext:value-type="float">
            <text:p>0</text:p>
          </table:table-cell>
          <table:table-cell office:value-type="float" office:value="0.1891055" calcext:value-type="float">
            <text:p>0.1891055</text:p>
          </table:table-cell>
          <table:table-cell office:value-type="float" office:value="0.3123425" calcext:value-type="float">
            <text:p>0.3123425</text:p>
          </table:table-cell>
          <table:table-cell office:value-type="float" office:value="0.4115559" calcext:value-type="float">
            <text:p>0.4115559</text:p>
          </table:table-cell>
          <table:table-cell office:value-type="float" office:value="0.09949339" calcext:value-type="float">
            <text:p>0.09949339</text:p>
          </table:table-cell>
          <table:table-cell office:value-type="float" office:value="0.09547373" calcext:value-type="float">
            <text:p>0.09547373</text:p>
          </table:table-cell>
          <table:table-cell office:value-type="float" office:value="0.04390066" calcext:value-type="float">
            <text:p>0.04390066</text:p>
          </table:table-cell>
          <table:table-cell office:value-type="float" office:value="0.03343263" calcext:value-type="float">
            <text:p>0.03343263</text:p>
          </table:table-cell>
          <table:table-cell office:value-type="float" office:value="0.07861166" calcext:value-type="float">
            <text:p>0.07861166</text:p>
          </table:table-cell>
          <table:table-cell office:value-type="float" office:value="0.1483584" calcext:value-type="float">
            <text:p>0.1483584</text:p>
          </table:table-cell>
          <table:table-cell office:value-type="float" office:value="0.1526091" calcext:value-type="float">
            <text:p>0.1526091</text:p>
          </table:table-cell>
          <table:table-cell office:value-type="float" office:value="0.1613898" calcext:value-type="float">
            <text:p>0.1613898</text:p>
          </table:table-cell>
          <table:table-cell office:value-type="float" office:value="0.1688602" calcext:value-type="float">
            <text:p>0.1688602</text:p>
          </table:table-cell>
          <table:table-cell office:value-type="float" office:value="0.1850677" calcext:value-type="float">
            <text:p>0.1850677</text:p>
          </table:table-cell>
          <table:table-cell office:value-type="float" office:value="0.1887877" calcext:value-type="float">
            <text:p>0.1887877</text:p>
          </table:table-cell>
          <table:table-cell office:value-type="float" office:value="0" calcext:value-type="float">
            <text:p>0</text:p>
          </table:table-cell>
          <table:table-cell office:value-type="float" office:value="42.99408" calcext:value-type="float">
            <text:p>42.99408</text:p>
          </table:table-cell>
          <table:table-cell office:value-type="float" office:value="38.81894" calcext:value-type="float">
            <text:p>38.81894</text:p>
          </table:table-cell>
          <table:table-cell office:value-type="float" office:value="32.85252" calcext:value-type="float">
            <text:p>32.85252</text:p>
          </table:table-cell>
          <table:table-cell office:value-type="float" office:value="7.345184" calcext:value-type="float">
            <text:p>7.345184</text:p>
          </table:table-cell>
          <table:table-cell office:value-type="float" office:value="5.44855" calcext:value-type="float">
            <text:p>5.44855</text:p>
          </table:table-cell>
          <table:table-cell office:value-type="float" office:value="2.186617" calcext:value-type="float">
            <text:p>2.186617</text:p>
          </table:table-cell>
          <table:table-cell office:value-type="float" office:value="2.252998" calcext:value-type="float">
            <text:p>2.252998</text:p>
          </table:table-cell>
          <table:table-cell office:value-type="float" office:value="4.617542" calcext:value-type="float">
            <text:p>4.617542</text:p>
          </table:table-cell>
          <table:table-cell office:value-type="float" office:value="7.91383" calcext:value-type="float">
            <text:p>7.91383</text:p>
          </table:table-cell>
          <table:table-cell office:value-type="float" office:value="8.519712" calcext:value-type="float">
            <text:p>8.519712</text:p>
          </table:table-cell>
          <table:table-cell office:value-type="float" office:value="9.464474" calcext:value-type="float">
            <text:p>9.464474</text:p>
          </table:table-cell>
          <table:table-cell office:value-type="float" office:value="10.08733" calcext:value-type="float">
            <text:p>10.08733</text:p>
          </table:table-cell>
          <table:table-cell office:value-type="float" office:value="11.7178" calcext:value-type="float">
            <text:p>11.7178</text:p>
          </table:table-cell>
          <table:table-cell office:value-type="float" office:value="12.08914" calcext:value-type="float">
            <text:p>12.08914</text:p>
          </table:table-cell>
          <table:table-cell office:value-type="float" office:value="0" calcext:value-type="float">
            <text:p>0</text:p>
          </table:table-cell>
          <table:table-cell office:value-type="float" office:value="5.175859" calcext:value-type="float">
            <text:p>5.175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55879" calcext:value-type="float">
            <text:p>3.55587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5" calcext:value-type="float">
            <text:p>20082005</text:p>
          </table:table-cell>
          <table:table-cell office:value-type="float" office:value="1.729077" calcext:value-type="float">
            <text:p>1.729077</text:p>
          </table:table-cell>
          <table:table-cell office:value-type="float" office:value="135.6484" calcext:value-type="float">
            <text:p>135.6484</text:p>
          </table:table-cell>
          <table:table-cell office:value-type="float" office:value="5" calcext:value-type="float">
            <text:p>5</text:p>
          </table:table-cell>
          <table:table-cell office:value-type="float" office:value="-3.629131" calcext:value-type="float">
            <text:p>-3.629131</text:p>
          </table:table-cell>
          <table:table-cell office:value-type="float" office:value="38.29696" calcext:value-type="float">
            <text:p>38.29696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1085" calcext:value-type="float">
            <text:p>0.0005151085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49927" calcext:value-type="float">
            <text:p>0.01249927</text:p>
          </table:table-cell>
          <table:table-cell office:value-type="float" office:value="1165.634" calcext:value-type="float">
            <text:p>1165.634</text:p>
          </table:table-cell>
          <table:table-cell office:value-type="float" office:value="1.405157" calcext:value-type="float">
            <text:p>1.405157</text:p>
          </table:table-cell>
          <table:table-cell office:value-type="float" office:value="0" calcext:value-type="float">
            <text:p>0</text:p>
          </table:table-cell>
          <table:table-cell office:value-type="float" office:value="0.4233336" calcext:value-type="float">
            <text:p>0.4233336</text:p>
          </table:table-cell>
          <table:table-cell office:value-type="float" office:value="0.3926352" calcext:value-type="float">
            <text:p>0.3926352</text:p>
          </table:table-cell>
          <table:table-cell office:value-type="float" office:value="0.3901676" calcext:value-type="float">
            <text:p>0.3901676</text:p>
          </table:table-cell>
          <table:table-cell office:value-type="float" office:value="0.09783369" calcext:value-type="float">
            <text:p>0.09783369</text:p>
          </table:table-cell>
          <table:table-cell office:value-type="float" office:value="0.08765225" calcext:value-type="float">
            <text:p>0.08765225</text:p>
          </table:table-cell>
          <table:table-cell office:value-type="float" office:value="0.04247385" calcext:value-type="float">
            <text:p>0.04247385</text:p>
          </table:table-cell>
          <table:table-cell office:value-type="float" office:value="0.03602375" calcext:value-type="float">
            <text:p>0.03602375</text:p>
          </table:table-cell>
          <table:table-cell office:value-type="float" office:value="0.07835801" calcext:value-type="float">
            <text:p>0.07835801</text:p>
          </table:table-cell>
          <table:table-cell office:value-type="float" office:value="0.1482713" calcext:value-type="float">
            <text:p>0.1482713</text:p>
          </table:table-cell>
          <table:table-cell office:value-type="float" office:value="0.1525607" calcext:value-type="float">
            <text:p>0.1525607</text:p>
          </table:table-cell>
          <table:table-cell office:value-type="float" office:value="0.1613306" calcext:value-type="float">
            <text:p>0.1613306</text:p>
          </table:table-cell>
          <table:table-cell office:value-type="float" office:value="0.1688424" calcext:value-type="float">
            <text:p>0.1688424</text:p>
          </table:table-cell>
          <table:table-cell office:value-type="float" office:value="0.1850919" calcext:value-type="float">
            <text:p>0.1850919</text:p>
          </table:table-cell>
          <table:table-cell office:value-type="float" office:value="0.1888093" calcext:value-type="float">
            <text:p>0.1888093</text:p>
          </table:table-cell>
          <table:table-cell office:value-type="float" office:value="0" calcext:value-type="float">
            <text:p>0</text:p>
          </table:table-cell>
          <table:table-cell office:value-type="float" office:value="42.96503" calcext:value-type="float">
            <text:p>42.96503</text:p>
          </table:table-cell>
          <table:table-cell office:value-type="float" office:value="38.80951" calcext:value-type="float">
            <text:p>38.80951</text:p>
          </table:table-cell>
          <table:table-cell office:value-type="float" office:value="32.87622" calcext:value-type="float">
            <text:p>32.87622</text:p>
          </table:table-cell>
          <table:table-cell office:value-type="float" office:value="7.353705" calcext:value-type="float">
            <text:p>7.353705</text:p>
          </table:table-cell>
          <table:table-cell office:value-type="float" office:value="5.458486" calcext:value-type="float">
            <text:p>5.458486</text:p>
          </table:table-cell>
          <table:table-cell office:value-type="float" office:value="2.190036" calcext:value-type="float">
            <text:p>2.190036</text:p>
          </table:table-cell>
          <table:table-cell office:value-type="float" office:value="2.255828" calcext:value-type="float">
            <text:p>2.255828</text:p>
          </table:table-cell>
          <table:table-cell office:value-type="float" office:value="4.622814" calcext:value-type="float">
            <text:p>4.622814</text:p>
          </table:table-cell>
          <table:table-cell office:value-type="float" office:value="7.920177" calcext:value-type="float">
            <text:p>7.920177</text:p>
          </table:table-cell>
          <table:table-cell office:value-type="float" office:value="8.525257" calcext:value-type="float">
            <text:p>8.525257</text:p>
          </table:table-cell>
          <table:table-cell office:value-type="float" office:value="9.469169" calcext:value-type="float">
            <text:p>9.469169</text:p>
          </table:table-cell>
          <table:table-cell office:value-type="float" office:value="10.0916" calcext:value-type="float">
            <text:p>10.0916</text:p>
          </table:table-cell>
          <table:table-cell office:value-type="float" office:value="11.72005" calcext:value-type="float">
            <text:p>11.72005</text:p>
          </table:table-cell>
          <table:table-cell office:value-type="float" office:value="12.09118" calcext:value-type="float">
            <text:p>12.09118</text:p>
          </table:table-cell>
          <table:table-cell office:value-type="float" office:value="0" calcext:value-type="float">
            <text:p>0</text:p>
          </table:table-cell>
          <table:table-cell office:value-type="float" office:value="9.525836" calcext:value-type="float">
            <text:p>9.525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67327" calcext:value-type="float">
            <text:p>3.56732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5" calcext:value-type="float">
            <text:p>21082005</text:p>
          </table:table-cell>
          <table:table-cell office:value-type="float" office:value="1.72486" calcext:value-type="float">
            <text:p>1.72486</text:p>
          </table:table-cell>
          <table:table-cell office:value-type="float" office:value="135.6437" calcext:value-type="float">
            <text:p>135.6437</text:p>
          </table:table-cell>
          <table:table-cell office:value-type="float" office:value="5" calcext:value-type="float">
            <text:p>5</text:p>
          </table:table-cell>
          <table:table-cell office:value-type="float" office:value="-3.626446" calcext:value-type="float">
            <text:p>-3.626446</text:p>
          </table:table-cell>
          <table:table-cell office:value-type="float" office:value="38.31528" calcext:value-type="float">
            <text:p>38.31528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1085" calcext:value-type="float">
            <text:p>0.0005151085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49927" calcext:value-type="float">
            <text:p>0.01249927</text:p>
          </table:table-cell>
          <table:table-cell office:value-type="float" office:value="1165.628" calcext:value-type="float">
            <text:p>1165.628</text:p>
          </table:table-cell>
          <table:table-cell office:value-type="float" office:value="1.404545" calcext:value-type="float">
            <text:p>1.404545</text:p>
          </table:table-cell>
          <table:table-cell office:value-type="float" office:value="0" calcext:value-type="float">
            <text:p>0</text:p>
          </table:table-cell>
          <table:table-cell office:value-type="float" office:value="0.5266694" calcext:value-type="float">
            <text:p>0.5266694</text:p>
          </table:table-cell>
          <table:table-cell office:value-type="float" office:value="0.4222478" calcext:value-type="float">
            <text:p>0.4222478</text:p>
          </table:table-cell>
          <table:table-cell office:value-type="float" office:value="0.3886456" calcext:value-type="float">
            <text:p>0.3886456</text:p>
          </table:table-cell>
          <table:table-cell office:value-type="float" office:value="0.09858165" calcext:value-type="float">
            <text:p>0.09858165</text:p>
          </table:table-cell>
          <table:table-cell office:value-type="float" office:value="0.08517894" calcext:value-type="float">
            <text:p>0.08517894</text:p>
          </table:table-cell>
          <table:table-cell office:value-type="float" office:value="0.04208374" calcext:value-type="float">
            <text:p>0.04208374</text:p>
          </table:table-cell>
          <table:table-cell office:value-type="float" office:value="0.03693691" calcext:value-type="float">
            <text:p>0.03693691</text:p>
          </table:table-cell>
          <table:table-cell office:value-type="float" office:value="0.07847243" calcext:value-type="float">
            <text:p>0.07847243</text:p>
          </table:table-cell>
          <table:table-cell office:value-type="float" office:value="0.1483568" calcext:value-type="float">
            <text:p>0.1483568</text:p>
          </table:table-cell>
          <table:table-cell office:value-type="float" office:value="0.1526188" calcext:value-type="float">
            <text:p>0.1526188</text:p>
          </table:table-cell>
          <table:table-cell office:value-type="float" office:value="0.1613762" calcext:value-type="float">
            <text:p>0.1613762</text:p>
          </table:table-cell>
          <table:table-cell office:value-type="float" office:value="0.1688587" calcext:value-type="float">
            <text:p>0.1688587</text:p>
          </table:table-cell>
          <table:table-cell office:value-type="float" office:value="0.1851162" calcext:value-type="float">
            <text:p>0.1851162</text:p>
          </table:table-cell>
          <table:table-cell office:value-type="float" office:value="0.188831" calcext:value-type="float">
            <text:p>0.188831</text:p>
          </table:table-cell>
          <table:table-cell office:value-type="float" office:value="0" calcext:value-type="float">
            <text:p>0</text:p>
          </table:table-cell>
          <table:table-cell office:value-type="float" office:value="42.99821" calcext:value-type="float">
            <text:p>42.99821</text:p>
          </table:table-cell>
          <table:table-cell office:value-type="float" office:value="38.82084" calcext:value-type="float">
            <text:p>38.82084</text:p>
          </table:table-cell>
          <table:table-cell office:value-type="float" office:value="32.89893" calcext:value-type="float">
            <text:p>32.89893</text:p>
          </table:table-cell>
          <table:table-cell office:value-type="float" office:value="7.36214" calcext:value-type="float">
            <text:p>7.36214</text:p>
          </table:table-cell>
          <table:table-cell office:value-type="float" office:value="5.467636" calcext:value-type="float">
            <text:p>5.467636</text:p>
          </table:table-cell>
          <table:table-cell office:value-type="float" office:value="2.193347" calcext:value-type="float">
            <text:p>2.193347</text:p>
          </table:table-cell>
          <table:table-cell office:value-type="float" office:value="2.258829" calcext:value-type="float">
            <text:p>2.258829</text:p>
          </table:table-cell>
          <table:table-cell office:value-type="float" office:value="4.628098" calcext:value-type="float">
            <text:p>4.628098</text:p>
          </table:table-cell>
          <table:table-cell office:value-type="float" office:value="7.926485" calcext:value-type="float">
            <text:p>7.926485</text:p>
          </table:table-cell>
          <table:table-cell office:value-type="float" office:value="8.530802" calcext:value-type="float">
            <text:p>8.530802</text:p>
          </table:table-cell>
          <table:table-cell office:value-type="float" office:value="9.473864" calcext:value-type="float">
            <text:p>9.473864</text:p>
          </table:table-cell>
          <table:table-cell office:value-type="float" office:value="10.09587" calcext:value-type="float">
            <text:p>10.09587</text:p>
          </table:table-cell>
          <table:table-cell office:value-type="float" office:value="11.72229" calcext:value-type="float">
            <text:p>11.72229</text:p>
          </table:table-cell>
          <table:table-cell office:value-type="float" office:value="12.09321" calcext:value-type="float">
            <text:p>12.09321</text:p>
          </table:table-cell>
          <table:table-cell office:value-type="float" office:value="0" calcext:value-type="float">
            <text:p>0</text:p>
          </table:table-cell>
          <table:table-cell office:value-type="float" office:value="9.1318" calcext:value-type="float">
            <text:p>9.1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8271" calcext:value-type="float">
            <text:p>3.57827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5" calcext:value-type="float">
            <text:p>22082005</text:p>
          </table:table-cell>
          <table:table-cell office:value-type="float" office:value="1.72104" calcext:value-type="float">
            <text:p>1.72104</text:p>
          </table:table-cell>
          <table:table-cell office:value-type="float" office:value="135.6389" calcext:value-type="float">
            <text:p>135.6389</text:p>
          </table:table-cell>
          <table:table-cell office:value-type="float" office:value="5" calcext:value-type="float">
            <text:p>5</text:p>
          </table:table-cell>
          <table:table-cell office:value-type="float" office:value="-3.624151" calcext:value-type="float">
            <text:p>-3.624151</text:p>
          </table:table-cell>
          <table:table-cell office:value-type="float" office:value="38.33372" calcext:value-type="float">
            <text:p>38.33372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1085" calcext:value-type="float">
            <text:p>0.0005151085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49927" calcext:value-type="float">
            <text:p>0.01249927</text:p>
          </table:table-cell>
          <table:table-cell office:value-type="float" office:value="1165.622" calcext:value-type="float">
            <text:p>1165.622</text:p>
          </table:table-cell>
          <table:table-cell office:value-type="float" office:value="1.402746" calcext:value-type="float">
            <text:p>1.402746</text:p>
          </table:table-cell>
          <table:table-cell office:value-type="float" office:value="0" calcext:value-type="float">
            <text:p>0</text:p>
          </table:table-cell>
          <table:table-cell office:value-type="float" office:value="0.4409274" calcext:value-type="float">
            <text:p>0.4409274</text:p>
          </table:table-cell>
          <table:table-cell office:value-type="float" office:value="0.4410597" calcext:value-type="float">
            <text:p>0.4410597</text:p>
          </table:table-cell>
          <table:table-cell office:value-type="float" office:value="0.3738253" calcext:value-type="float">
            <text:p>0.3738253</text:p>
          </table:table-cell>
          <table:table-cell office:value-type="float" office:value="0.09514421" calcext:value-type="float">
            <text:p>0.09514421</text:p>
          </table:table-cell>
          <table:table-cell office:value-type="float" office:value="0.08142205" calcext:value-type="float">
            <text:p>0.08142205</text:p>
          </table:table-cell>
          <table:table-cell office:value-type="float" office:value="0.0407496" calcext:value-type="float">
            <text:p>0.0407496</text:p>
          </table:table-cell>
          <table:table-cell office:value-type="float" office:value="0.03711529" calcext:value-type="float">
            <text:p>0.03711529</text:p>
          </table:table-cell>
          <table:table-cell office:value-type="float" office:value="0.07861004" calcext:value-type="float">
            <text:p>0.07861004</text:p>
          </table:table-cell>
          <table:table-cell office:value-type="float" office:value="0.1484423" calcext:value-type="float">
            <text:p>0.1484423</text:p>
          </table:table-cell>
          <table:table-cell office:value-type="float" office:value="0.1526848" calcext:value-type="float">
            <text:p>0.1526848</text:p>
          </table:table-cell>
          <table:table-cell office:value-type="float" office:value="0.1614299" calcext:value-type="float">
            <text:p>0.1614299</text:p>
          </table:table-cell>
          <table:table-cell office:value-type="float" office:value="0.1688891" calcext:value-type="float">
            <text:p>0.1688891</text:p>
          </table:table-cell>
          <table:table-cell office:value-type="float" office:value="0.1851406" calcext:value-type="float">
            <text:p>0.1851406</text:p>
          </table:table-cell>
          <table:table-cell office:value-type="float" office:value="0.1888526" calcext:value-type="float">
            <text:p>0.1888526</text:p>
          </table:table-cell>
          <table:table-cell office:value-type="float" office:value="0" calcext:value-type="float">
            <text:p>0</text:p>
          </table:table-cell>
          <table:table-cell office:value-type="float" office:value="43.02165" calcext:value-type="float">
            <text:p>43.02165</text:p>
          </table:table-cell>
          <table:table-cell office:value-type="float" office:value="38.8412" calcext:value-type="float">
            <text:p>38.8412</text:p>
          </table:table-cell>
          <table:table-cell office:value-type="float" office:value="32.91988" calcext:value-type="float">
            <text:p>32.91988</text:p>
          </table:table-cell>
          <table:table-cell office:value-type="float" office:value="7.370173" calcext:value-type="float">
            <text:p>7.370173</text:p>
          </table:table-cell>
          <table:table-cell office:value-type="float" office:value="5.476195" calcext:value-type="float">
            <text:p>5.476195</text:p>
          </table:table-cell>
          <table:table-cell office:value-type="float" office:value="2.196556" calcext:value-type="float">
            <text:p>2.196556</text:p>
          </table:table-cell>
          <table:table-cell office:value-type="float" office:value="2.261837" calcext:value-type="float">
            <text:p>2.261837</text:p>
          </table:table-cell>
          <table:table-cell office:value-type="float" office:value="4.633408" calcext:value-type="float">
            <text:p>4.633408</text:p>
          </table:table-cell>
          <table:table-cell office:value-type="float" office:value="7.932793" calcext:value-type="float">
            <text:p>7.932793</text:p>
          </table:table-cell>
          <table:table-cell office:value-type="float" office:value="8.536313" calcext:value-type="float">
            <text:p>8.536313</text:p>
          </table:table-cell>
          <table:table-cell office:value-type="float" office:value="9.478559" calcext:value-type="float">
            <text:p>9.478559</text:p>
          </table:table-cell>
          <table:table-cell office:value-type="float" office:value="10.10013" calcext:value-type="float">
            <text:p>10.10013</text:p>
          </table:table-cell>
          <table:table-cell office:value-type="float" office:value="11.72454" calcext:value-type="float">
            <text:p>11.72454</text:p>
          </table:table-cell>
          <table:table-cell office:value-type="float" office:value="12.09525" calcext:value-type="float">
            <text:p>12.09525</text:p>
          </table:table-cell>
          <table:table-cell office:value-type="float" office:value="0" calcext:value-type="float">
            <text:p>0</text:p>
          </table:table-cell>
          <table:table-cell office:value-type="float" office:value="7.233411" calcext:value-type="float">
            <text:p>7.233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8413" calcext:value-type="float">
            <text:p>3.5884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5" calcext:value-type="float">
            <text:p>23082005</text:p>
          </table:table-cell>
          <table:table-cell office:value-type="float" office:value="1.717554" calcext:value-type="float">
            <text:p>1.717554</text:p>
          </table:table-cell>
          <table:table-cell office:value-type="float" office:value="135.6342" calcext:value-type="float">
            <text:p>135.6342</text:p>
          </table:table-cell>
          <table:table-cell office:value-type="float" office:value="5" calcext:value-type="float">
            <text:p>5</text:p>
          </table:table-cell>
          <table:table-cell office:value-type="float" office:value="-3.621904" calcext:value-type="float">
            <text:p>-3.621904</text:p>
          </table:table-cell>
          <table:table-cell office:value-type="float" office:value="38.35188" calcext:value-type="float">
            <text:p>38.35188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1085" calcext:value-type="float">
            <text:p>0.0005151085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49927" calcext:value-type="float">
            <text:p>0.01249927</text:p>
          </table:table-cell>
          <table:table-cell office:value-type="float" office:value="1165.615" calcext:value-type="float">
            <text:p>1165.615</text:p>
          </table:table-cell>
          <table:table-cell office:value-type="float" office:value="1.399928" calcext:value-type="float">
            <text:p>1.399928</text:p>
          </table:table-cell>
          <table:table-cell office:value-type="float" office:value="0" calcext:value-type="float">
            <text:p>0</text:p>
          </table:table-cell>
          <table:table-cell office:value-type="float" office:value="0.4755058" calcext:value-type="float">
            <text:p>0.4755058</text:p>
          </table:table-cell>
          <table:table-cell office:value-type="float" office:value="0.4661936" calcext:value-type="float">
            <text:p>0.4661936</text:p>
          </table:table-cell>
          <table:table-cell office:value-type="float" office:value="0.3662387" calcext:value-type="float">
            <text:p>0.3662387</text:p>
          </table:table-cell>
          <table:table-cell office:value-type="float" office:value="0.09278563" calcext:value-type="float">
            <text:p>0.09278563</text:p>
          </table:table-cell>
          <table:table-cell office:value-type="float" office:value="0.07884086" calcext:value-type="float">
            <text:p>0.07884086</text:p>
          </table:table-cell>
          <table:table-cell office:value-type="float" office:value="0.03943862" calcext:value-type="float">
            <text:p>0.03943862</text:p>
          </table:table-cell>
          <table:table-cell office:value-type="float" office:value="0.03722612" calcext:value-type="float">
            <text:p>0.03722612</text:p>
          </table:table-cell>
          <table:table-cell office:value-type="float" office:value="0.07863402" calcext:value-type="float">
            <text:p>0.07863402</text:p>
          </table:table-cell>
          <table:table-cell office:value-type="float" office:value="0.1485531" calcext:value-type="float">
            <text:p>0.1485531</text:p>
          </table:table-cell>
          <table:table-cell office:value-type="float" office:value="0.1527749" calcext:value-type="float">
            <text:p>0.1527749</text:p>
          </table:table-cell>
          <table:table-cell office:value-type="float" office:value="0.161509" calcext:value-type="float">
            <text:p>0.161509</text:p>
          </table:table-cell>
          <table:table-cell office:value-type="float" office:value="0.1689449" calcext:value-type="float">
            <text:p>0.1689449</text:p>
          </table:table-cell>
          <table:table-cell office:value-type="float" office:value="0.1851649" calcext:value-type="float">
            <text:p>0.1851649</text:p>
          </table:table-cell>
          <table:table-cell office:value-type="float" office:value="0.1888742" calcext:value-type="float">
            <text:p>0.1888742</text:p>
          </table:table-cell>
          <table:table-cell office:value-type="float" office:value="0" calcext:value-type="float">
            <text:p>0</text:p>
          </table:table-cell>
          <table:table-cell office:value-type="float" office:value="43.03482" calcext:value-type="float">
            <text:p>43.03482</text:p>
          </table:table-cell>
          <table:table-cell office:value-type="float" office:value="38.86396" calcext:value-type="float">
            <text:p>38.86396</text:p>
          </table:table-cell>
          <table:table-cell office:value-type="float" office:value="32.93801" calcext:value-type="float">
            <text:p>32.93801</text:p>
          </table:table-cell>
          <table:table-cell office:value-type="float" office:value="7.377385" calcext:value-type="float">
            <text:p>7.377385</text:p>
          </table:table-cell>
          <table:table-cell office:value-type="float" office:value="5.483944" calcext:value-type="float">
            <text:p>5.483944</text:p>
          </table:table-cell>
          <table:table-cell office:value-type="float" office:value="2.199556" calcext:value-type="float">
            <text:p>2.199556</text:p>
          </table:table-cell>
          <table:table-cell office:value-type="float" office:value="2.26479" calcext:value-type="float">
            <text:p>2.26479</text:p>
          </table:table-cell>
          <table:table-cell office:value-type="float" office:value="4.638704" calcext:value-type="float">
            <text:p>4.638704</text:p>
          </table:table-cell>
          <table:table-cell office:value-type="float" office:value="7.9391" calcext:value-type="float">
            <text:p>7.9391</text:p>
          </table:table-cell>
          <table:table-cell office:value-type="float" office:value="8.54178" calcext:value-type="float">
            <text:p>8.54178</text:p>
          </table:table-cell>
          <table:table-cell office:value-type="float" office:value="9.483253" calcext:value-type="float">
            <text:p>9.483253</text:p>
          </table:table-cell>
          <table:table-cell office:value-type="float" office:value="10.10439" calcext:value-type="float">
            <text:p>10.10439</text:p>
          </table:table-cell>
          <table:table-cell office:value-type="float" office:value="11.72679" calcext:value-type="float">
            <text:p>11.72679</text:p>
          </table:table-cell>
          <table:table-cell office:value-type="float" office:value="12.09729" calcext:value-type="float">
            <text:p>12.09729</text:p>
          </table:table-cell>
          <table:table-cell office:value-type="float" office:value="0" calcext:value-type="float">
            <text:p>0</text:p>
          </table:table-cell>
          <table:table-cell office:value-type="float" office:value="3.824553" calcext:value-type="float">
            <text:p>3.82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98039" calcext:value-type="float">
            <text:p>3.59803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5" calcext:value-type="float">
            <text:p>24082005</text:p>
          </table:table-cell>
          <table:table-cell office:value-type="float" office:value="1.714194" calcext:value-type="float">
            <text:p>1.714194</text:p>
          </table:table-cell>
          <table:table-cell office:value-type="float" office:value="135.6295" calcext:value-type="float">
            <text:p>135.6295</text:p>
          </table:table-cell>
          <table:table-cell office:value-type="float" office:value="5" calcext:value-type="float">
            <text:p>5</text:p>
          </table:table-cell>
          <table:table-cell office:value-type="float" office:value="-3.619609" calcext:value-type="float">
            <text:p>-3.619609</text:p>
          </table:table-cell>
          <table:table-cell office:value-type="float" office:value="38.36992" calcext:value-type="float">
            <text:p>38.36992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1085" calcext:value-type="float">
            <text:p>0.0005151085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49927" calcext:value-type="float">
            <text:p>0.01249927</text:p>
          </table:table-cell>
          <table:table-cell office:value-type="float" office:value="1165.608" calcext:value-type="float">
            <text:p>1165.608</text:p>
          </table:table-cell>
          <table:table-cell office:value-type="float" office:value="1.396284" calcext:value-type="float">
            <text:p>1.396284</text:p>
          </table:table-cell>
          <table:table-cell office:value-type="float" office:value="0" calcext:value-type="float">
            <text:p>0</text:p>
          </table:table-cell>
          <table:table-cell office:value-type="float" office:value="0.4324668" calcext:value-type="float">
            <text:p>0.4324668</text:p>
          </table:table-cell>
          <table:table-cell office:value-type="float" office:value="0.4655525" calcext:value-type="float">
            <text:p>0.4655525</text:p>
          </table:table-cell>
          <table:table-cell office:value-type="float" office:value="0.3660644" calcext:value-type="float">
            <text:p>0.3660644</text:p>
          </table:table-cell>
          <table:table-cell office:value-type="float" office:value="0.09249283" calcext:value-type="float">
            <text:p>0.09249283</text:p>
          </table:table-cell>
          <table:table-cell office:value-type="float" office:value="0.07820442" calcext:value-type="float">
            <text:p>0.07820442</text:p>
          </table:table-cell>
          <table:table-cell office:value-type="float" office:value="0.03882001" calcext:value-type="float">
            <text:p>0.03882001</text:p>
          </table:table-cell>
          <table:table-cell office:value-type="float" office:value="0.03752882" calcext:value-type="float">
            <text:p>0.03752882</text:p>
          </table:table-cell>
          <table:table-cell office:value-type="float" office:value="0.07864598" calcext:value-type="float">
            <text:p>0.07864598</text:p>
          </table:table-cell>
          <table:table-cell office:value-type="float" office:value="0.1486814" calcext:value-type="float">
            <text:p>0.1486814</text:p>
          </table:table-cell>
          <table:table-cell office:value-type="float" office:value="0.1528825" calcext:value-type="float">
            <text:p>0.1528825</text:p>
          </table:table-cell>
          <table:table-cell office:value-type="float" office:value="0.1616087" calcext:value-type="float">
            <text:p>0.1616087</text:p>
          </table:table-cell>
          <table:table-cell office:value-type="float" office:value="0.1690167" calcext:value-type="float">
            <text:p>0.1690167</text:p>
          </table:table-cell>
          <table:table-cell office:value-type="float" office:value="0.1851891" calcext:value-type="float">
            <text:p>0.1851891</text:p>
          </table:table-cell>
          <table:table-cell office:value-type="float" office:value="0.1888958" calcext:value-type="float">
            <text:p>0.1888958</text:p>
          </table:table-cell>
          <table:table-cell office:value-type="float" office:value="0" calcext:value-type="float">
            <text:p>0</text:p>
          </table:table-cell>
          <table:table-cell office:value-type="float" office:value="43.05148" calcext:value-type="float">
            <text:p>43.05148</text:p>
          </table:table-cell>
          <table:table-cell office:value-type="float" office:value="38.88569" calcext:value-type="float">
            <text:p>38.88569</text:p>
          </table:table-cell>
          <table:table-cell office:value-type="float" office:value="32.95527" calcext:value-type="float">
            <text:p>32.95527</text:p>
          </table:table-cell>
          <table:table-cell office:value-type="float" office:value="7.38423" calcext:value-type="float">
            <text:p>7.38423</text:p>
          </table:table-cell>
          <table:table-cell office:value-type="float" office:value="5.491272" calcext:value-type="float">
            <text:p>5.491272</text:p>
          </table:table-cell>
          <table:table-cell office:value-type="float" office:value="2.202413" calcext:value-type="float">
            <text:p>2.202413</text:p>
          </table:table-cell>
          <table:table-cell office:value-type="float" office:value="2.267715" calcext:value-type="float">
            <text:p>2.267715</text:p>
          </table:table-cell>
          <table:table-cell office:value-type="float" office:value="4.643961" calcext:value-type="float">
            <text:p>4.643961</text:p>
          </table:table-cell>
          <table:table-cell office:value-type="float" office:value="7.945408" calcext:value-type="float">
            <text:p>7.945408</text:p>
          </table:table-cell>
          <table:table-cell office:value-type="float" office:value="8.547245" calcext:value-type="float">
            <text:p>8.547245</text:p>
          </table:table-cell>
          <table:table-cell office:value-type="float" office:value="9.487948" calcext:value-type="float">
            <text:p>9.487948</text:p>
          </table:table-cell>
          <table:table-cell office:value-type="float" office:value="10.10866" calcext:value-type="float">
            <text:p>10.10866</text:p>
          </table:table-cell>
          <table:table-cell office:value-type="float" office:value="11.72904" calcext:value-type="float">
            <text:p>11.72904</text:p>
          </table:table-cell>
          <table:table-cell office:value-type="float" office:value="12.09931" calcext:value-type="float">
            <text:p>12.09931</text:p>
          </table:table-cell>
          <table:table-cell office:value-type="float" office:value="0" calcext:value-type="float">
            <text:p>0</text:p>
          </table:table-cell>
          <table:table-cell office:value-type="float" office:value="0.04986085" calcext:value-type="float">
            <text:p>0.04986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07598" calcext:value-type="float">
            <text:p>3.60759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5" calcext:value-type="float">
            <text:p>25082005</text:p>
          </table:table-cell>
          <table:table-cell office:value-type="float" office:value="1.711013" calcext:value-type="float">
            <text:p>1.711013</text:p>
          </table:table-cell>
          <table:table-cell office:value-type="float" office:value="135.6245" calcext:value-type="float">
            <text:p>135.6245</text:p>
          </table:table-cell>
          <table:table-cell office:value-type="float" office:value="5" calcext:value-type="float">
            <text:p>5</text:p>
          </table:table-cell>
          <table:table-cell office:value-type="float" office:value="-3.616761" calcext:value-type="float">
            <text:p>-3.616761</text:p>
          </table:table-cell>
          <table:table-cell office:value-type="float" office:value="38.388" calcext:value-type="float">
            <text:p>38.388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1085" calcext:value-type="float">
            <text:p>0.0005151085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49927" calcext:value-type="float">
            <text:p>0.01249927</text:p>
          </table:table-cell>
          <table:table-cell office:value-type="float" office:value="1165.601" calcext:value-type="float">
            <text:p>1165.601</text:p>
          </table:table-cell>
          <table:table-cell office:value-type="float" office:value="1.391984" calcext:value-type="float">
            <text:p>1.391984</text:p>
          </table:table-cell>
          <table:table-cell office:value-type="float" office:value="0" calcext:value-type="float">
            <text:p>0</text:p>
          </table:table-cell>
          <table:table-cell office:value-type="float" office:value="0.5015303" calcext:value-type="float">
            <text:p>0.5015303</text:p>
          </table:table-cell>
          <table:table-cell office:value-type="float" office:value="0.4870044" calcext:value-type="float">
            <text:p>0.4870044</text:p>
          </table:table-cell>
          <table:table-cell office:value-type="float" office:value="0.3849611" calcext:value-type="float">
            <text:p>0.3849611</text:p>
          </table:table-cell>
          <table:table-cell office:value-type="float" office:value="0.09716532" calcext:value-type="float">
            <text:p>0.09716532</text:p>
          </table:table-cell>
          <table:table-cell office:value-type="float" office:value="0.08197398" calcext:value-type="float">
            <text:p>0.08197398</text:p>
          </table:table-cell>
          <table:table-cell office:value-type="float" office:value="0.03938991" calcext:value-type="float">
            <text:p>0.03938991</text:p>
          </table:table-cell>
          <table:table-cell office:value-type="float" office:value="0.03810421" calcext:value-type="float">
            <text:p>0.03810421</text:p>
          </table:table-cell>
          <table:table-cell office:value-type="float" office:value="0.07874123" calcext:value-type="float">
            <text:p>0.07874123</text:p>
          </table:table-cell>
          <table:table-cell office:value-type="float" office:value="0.1488322" calcext:value-type="float">
            <text:p>0.1488322</text:p>
          </table:table-cell>
          <table:table-cell office:value-type="float" office:value="0.1530021" calcext:value-type="float">
            <text:p>0.1530021</text:p>
          </table:table-cell>
          <table:table-cell office:value-type="float" office:value="0.161723" calcext:value-type="float">
            <text:p>0.161723</text:p>
          </table:table-cell>
          <table:table-cell office:value-type="float" office:value="0.1690994" calcext:value-type="float">
            <text:p>0.1690994</text:p>
          </table:table-cell>
          <table:table-cell office:value-type="float" office:value="0.185213" calcext:value-type="float">
            <text:p>0.185213</text:p>
          </table:table-cell>
          <table:table-cell office:value-type="float" office:value="0.1889174" calcext:value-type="float">
            <text:p>0.1889174</text:p>
          </table:table-cell>
          <table:table-cell office:value-type="float" office:value="0" calcext:value-type="float">
            <text:p>0</text:p>
          </table:table-cell>
          <table:table-cell office:value-type="float" office:value="43.06875" calcext:value-type="float">
            <text:p>43.06875</text:p>
          </table:table-cell>
          <table:table-cell office:value-type="float" office:value="38.90706" calcext:value-type="float">
            <text:p>38.90706</text:p>
          </table:table-cell>
          <table:table-cell office:value-type="float" office:value="32.97405" calcext:value-type="float">
            <text:p>32.97405</text:p>
          </table:table-cell>
          <table:table-cell office:value-type="float" office:value="7.391401" calcext:value-type="float">
            <text:p>7.391401</text:p>
          </table:table-cell>
          <table:table-cell office:value-type="float" office:value="5.498727" calcext:value-type="float">
            <text:p>5.498727</text:p>
          </table:table-cell>
          <table:table-cell office:value-type="float" office:value="2.205236" calcext:value-type="float">
            <text:p>2.205236</text:p>
          </table:table-cell>
          <table:table-cell office:value-type="float" office:value="2.270643" calcext:value-type="float">
            <text:p>2.270643</text:p>
          </table:table-cell>
          <table:table-cell office:value-type="float" office:value="4.649172" calcext:value-type="float">
            <text:p>4.649172</text:p>
          </table:table-cell>
          <table:table-cell office:value-type="float" office:value="7.951673" calcext:value-type="float">
            <text:p>7.951673</text:p>
          </table:table-cell>
          <table:table-cell office:value-type="float" office:value="8.552713" calcext:value-type="float">
            <text:p>8.552713</text:p>
          </table:table-cell>
          <table:table-cell office:value-type="float" office:value="9.492642" calcext:value-type="float">
            <text:p>9.492642</text:p>
          </table:table-cell>
          <table:table-cell office:value-type="float" office:value="10.11292" calcext:value-type="float">
            <text:p>10.11292</text:p>
          </table:table-cell>
          <table:table-cell office:value-type="float" office:value="11.73129" calcext:value-type="float">
            <text:p>11.73129</text:p>
          </table:table-cell>
          <table:table-cell office:value-type="float" office:value="12.10134" calcext:value-type="float">
            <text:p>12.10134</text:p>
          </table:table-cell>
          <table:table-cell office:value-type="float" office:value="0" calcext:value-type="float">
            <text:p>0</text:p>
          </table:table-cell>
          <table:table-cell office:value-type="float" office:value="0.008800807" calcext:value-type="float">
            <text:p>0.008800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1779" calcext:value-type="float">
            <text:p>3.617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5" calcext:value-type="float">
            <text:p>26082005</text:p>
          </table:table-cell>
          <table:table-cell office:value-type="float" office:value="1.707802" calcext:value-type="float">
            <text:p>1.707802</text:p>
          </table:table-cell>
          <table:table-cell office:value-type="float" office:value="135.6195" calcext:value-type="float">
            <text:p>135.6195</text:p>
          </table:table-cell>
          <table:table-cell office:value-type="float" office:value="5" calcext:value-type="float">
            <text:p>5</text:p>
          </table:table-cell>
          <table:table-cell office:value-type="float" office:value="-3.614137" calcext:value-type="float">
            <text:p>-3.614137</text:p>
          </table:table-cell>
          <table:table-cell office:value-type="float" office:value="38.40625" calcext:value-type="float">
            <text:p>38.40625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1085" calcext:value-type="float">
            <text:p>0.0005151085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50065" calcext:value-type="float">
            <text:p>0.01250065</text:p>
          </table:table-cell>
          <table:table-cell office:value-type="float" office:value="1165.594" calcext:value-type="float">
            <text:p>1165.594</text:p>
          </table:table-cell>
          <table:table-cell office:value-type="float" office:value="1.388142" calcext:value-type="float">
            <text:p>1.388142</text:p>
          </table:table-cell>
          <table:table-cell office:value-type="float" office:value="0" calcext:value-type="float">
            <text:p>0</text:p>
          </table:table-cell>
          <table:table-cell office:value-type="float" office:value="0.5028319" calcext:value-type="float">
            <text:p>0.5028319</text:p>
          </table:table-cell>
          <table:table-cell office:value-type="float" office:value="0.4820136" calcext:value-type="float">
            <text:p>0.4820136</text:p>
          </table:table-cell>
          <table:table-cell office:value-type="float" office:value="0.3858955" calcext:value-type="float">
            <text:p>0.3858955</text:p>
          </table:table-cell>
          <table:table-cell office:value-type="float" office:value="0.09854051" calcext:value-type="float">
            <text:p>0.09854051</text:p>
          </table:table-cell>
          <table:table-cell office:value-type="float" office:value="0.08338938" calcext:value-type="float">
            <text:p>0.08338938</text:p>
          </table:table-cell>
          <table:table-cell office:value-type="float" office:value="0.03995175" calcext:value-type="float">
            <text:p>0.03995175</text:p>
          </table:table-cell>
          <table:table-cell office:value-type="float" office:value="0.03860117" calcext:value-type="float">
            <text:p>0.03860117</text:p>
          </table:table-cell>
          <table:table-cell office:value-type="float" office:value="0.07889172" calcext:value-type="float">
            <text:p>0.07889172</text:p>
          </table:table-cell>
          <table:table-cell office:value-type="float" office:value="0.1489224" calcext:value-type="float">
            <text:p>0.1489224</text:p>
          </table:table-cell>
          <table:table-cell office:value-type="float" office:value="0.1530788" calcext:value-type="float">
            <text:p>0.1530788</text:p>
          </table:table-cell>
          <table:table-cell office:value-type="float" office:value="0.1617943" calcext:value-type="float">
            <text:p>0.1617943</text:p>
          </table:table-cell>
          <table:table-cell office:value-type="float" office:value="0.1691574" calcext:value-type="float">
            <text:p>0.1691574</text:p>
          </table:table-cell>
          <table:table-cell office:value-type="float" office:value="0.1852368" calcext:value-type="float">
            <text:p>0.1852368</text:p>
          </table:table-cell>
          <table:table-cell office:value-type="float" office:value="0.1889391" calcext:value-type="float">
            <text:p>0.1889391</text:p>
          </table:table-cell>
          <table:table-cell office:value-type="float" office:value="0" calcext:value-type="float">
            <text:p>0</text:p>
          </table:table-cell>
          <table:table-cell office:value-type="float" office:value="43.08674" calcext:value-type="float">
            <text:p>43.08674</text:p>
          </table:table-cell>
          <table:table-cell office:value-type="float" office:value="38.92913" calcext:value-type="float">
            <text:p>38.92913</text:p>
          </table:table-cell>
          <table:table-cell office:value-type="float" office:value="32.99479" calcext:value-type="float">
            <text:p>32.99479</text:p>
          </table:table-cell>
          <table:table-cell office:value-type="float" office:value="7.399154" calcext:value-type="float">
            <text:p>7.399154</text:p>
          </table:table-cell>
          <table:table-cell office:value-type="float" office:value="5.506649" calcext:value-type="float">
            <text:p>5.506649</text:p>
          </table:table-cell>
          <table:table-cell office:value-type="float" office:value="2.208142" calcext:value-type="float">
            <text:p>2.208142</text:p>
          </table:table-cell>
          <table:table-cell office:value-type="float" office:value="2.273592" calcext:value-type="float">
            <text:p>2.273592</text:p>
          </table:table-cell>
          <table:table-cell office:value-type="float" office:value="4.654352" calcext:value-type="float">
            <text:p>4.654352</text:p>
          </table:table-cell>
          <table:table-cell office:value-type="float" office:value="7.957934" calcext:value-type="float">
            <text:p>7.957934</text:p>
          </table:table-cell>
          <table:table-cell office:value-type="float" office:value="8.558181" calcext:value-type="float">
            <text:p>8.558181</text:p>
          </table:table-cell>
          <table:table-cell office:value-type="float" office:value="9.497321" calcext:value-type="float">
            <text:p>9.497321</text:p>
          </table:table-cell>
          <table:table-cell office:value-type="float" office:value="10.11718" calcext:value-type="float">
            <text:p>10.11718</text:p>
          </table:table-cell>
          <table:table-cell office:value-type="float" office:value="11.73351" calcext:value-type="float">
            <text:p>11.73351</text:p>
          </table:table-cell>
          <table:table-cell office:value-type="float" office:value="12.10337" calcext:value-type="float">
            <text:p>12.10337</text:p>
          </table:table-cell>
          <table:table-cell office:value-type="float" office:value="0" calcext:value-type="float">
            <text:p>0</text:p>
          </table:table-cell>
          <table:table-cell office:value-type="float" office:value="0.007989923" calcext:value-type="float">
            <text:p>0.007989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7784" calcext:value-type="float">
            <text:p>3.62778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5" calcext:value-type="float">
            <text:p>27082005</text:p>
          </table:table-cell>
          <table:table-cell office:value-type="float" office:value="1.705571" calcext:value-type="float">
            <text:p>1.705571</text:p>
          </table:table-cell>
          <table:table-cell office:value-type="float" office:value="135.6145" calcext:value-type="float">
            <text:p>135.6145</text:p>
          </table:table-cell>
          <table:table-cell office:value-type="float" office:value="5" calcext:value-type="float">
            <text:p>5</text:p>
          </table:table-cell>
          <table:table-cell office:value-type="float" office:value="-3.610841" calcext:value-type="float">
            <text:p>-3.610841</text:p>
          </table:table-cell>
          <table:table-cell office:value-type="float" office:value="38.42427" calcext:value-type="float">
            <text:p>38.42427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1085" calcext:value-type="float">
            <text:p>0.0005151085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50141" calcext:value-type="float">
            <text:p>0.01250141</text:p>
          </table:table-cell>
          <table:table-cell office:value-type="float" office:value="1165.587" calcext:value-type="float">
            <text:p>1165.587</text:p>
          </table:table-cell>
          <table:table-cell office:value-type="float" office:value="1.382919" calcext:value-type="float">
            <text:p>1.382919</text:p>
          </table:table-cell>
          <table:table-cell office:value-type="float" office:value="0" calcext:value-type="float">
            <text:p>0</text:p>
          </table:table-cell>
          <table:table-cell office:value-type="float" office:value="0.4950294" calcext:value-type="float">
            <text:p>0.4950294</text:p>
          </table:table-cell>
          <table:table-cell office:value-type="float" office:value="0.4813691" calcext:value-type="float">
            <text:p>0.4813691</text:p>
          </table:table-cell>
          <table:table-cell office:value-type="float" office:value="0.3850489" calcext:value-type="float">
            <text:p>0.3850489</text:p>
          </table:table-cell>
          <table:table-cell office:value-type="float" office:value="0.09833278" calcext:value-type="float">
            <text:p>0.09833278</text:p>
          </table:table-cell>
          <table:table-cell office:value-type="float" office:value="0.08321705" calcext:value-type="float">
            <text:p>0.08321705</text:p>
          </table:table-cell>
          <table:table-cell office:value-type="float" office:value="0.03943694" calcext:value-type="float">
            <text:p>0.03943694</text:p>
          </table:table-cell>
          <table:table-cell office:value-type="float" office:value="0.03890929" calcext:value-type="float">
            <text:p>0.03890929</text:p>
          </table:table-cell>
          <table:table-cell office:value-type="float" office:value="0.07903796" calcext:value-type="float">
            <text:p>0.07903796</text:p>
          </table:table-cell>
          <table:table-cell office:value-type="float" office:value="0.1490995" calcext:value-type="float">
            <text:p>0.1490995</text:p>
          </table:table-cell>
          <table:table-cell office:value-type="float" office:value="0.1531944" calcext:value-type="float">
            <text:p>0.1531944</text:p>
          </table:table-cell>
          <table:table-cell office:value-type="float" office:value="0.1619039" calcext:value-type="float">
            <text:p>0.1619039</text:p>
          </table:table-cell>
          <table:table-cell office:value-type="float" office:value="0.1692367" calcext:value-type="float">
            <text:p>0.1692367</text:p>
          </table:table-cell>
          <table:table-cell office:value-type="float" office:value="0.1852597" calcext:value-type="float">
            <text:p>0.1852597</text:p>
          </table:table-cell>
          <table:table-cell office:value-type="float" office:value="0.1889607" calcext:value-type="float">
            <text:p>0.1889607</text:p>
          </table:table-cell>
          <table:table-cell office:value-type="float" office:value="0" calcext:value-type="float">
            <text:p>0</text:p>
          </table:table-cell>
          <table:table-cell office:value-type="float" office:value="43.11001" calcext:value-type="float">
            <text:p>43.11001</text:p>
          </table:table-cell>
          <table:table-cell office:value-type="float" office:value="38.94835" calcext:value-type="float">
            <text:p>38.94835</text:p>
          </table:table-cell>
          <table:table-cell office:value-type="float" office:value="33.01367" calcext:value-type="float">
            <text:p>33.01367</text:p>
          </table:table-cell>
          <table:table-cell office:value-type="float" office:value="7.406585" calcext:value-type="float">
            <text:p>7.406585</text:p>
          </table:table-cell>
          <table:table-cell office:value-type="float" office:value="5.514352" calcext:value-type="float">
            <text:p>5.514352</text:p>
          </table:table-cell>
          <table:table-cell office:value-type="float" office:value="2.210994" calcext:value-type="float">
            <text:p>2.210994</text:p>
          </table:table-cell>
          <table:table-cell office:value-type="float" office:value="2.276532" calcext:value-type="float">
            <text:p>2.276532</text:p>
          </table:table-cell>
          <table:table-cell office:value-type="float" office:value="4.659522" calcext:value-type="float">
            <text:p>4.659522</text:p>
          </table:table-cell>
          <table:table-cell office:value-type="float" office:value="7.964183" calcext:value-type="float">
            <text:p>7.964183</text:p>
          </table:table-cell>
          <table:table-cell office:value-type="float" office:value="8.563646" calcext:value-type="float">
            <text:p>8.563646</text:p>
          </table:table-cell>
          <table:table-cell office:value-type="float" office:value="9.501992" calcext:value-type="float">
            <text:p>9.501992</text:p>
          </table:table-cell>
          <table:table-cell office:value-type="float" office:value="10.12144" calcext:value-type="float">
            <text:p>10.12144</text:p>
          </table:table-cell>
          <table:table-cell office:value-type="float" office:value="11.73568" calcext:value-type="float">
            <text:p>11.73568</text:p>
          </table:table-cell>
          <table:table-cell office:value-type="float" office:value="12.10539" calcext:value-type="float">
            <text:p>12.10539</text:p>
          </table:table-cell>
          <table:table-cell office:value-type="float" office:value="0" calcext:value-type="float">
            <text:p>0</text:p>
          </table:table-cell>
          <table:table-cell office:value-type="float" office:value="0.006563484" calcext:value-type="float">
            <text:p>0.006563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37439" calcext:value-type="float">
            <text:p>3.6374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5" calcext:value-type="float">
            <text:p>28082005</text:p>
          </table:table-cell>
          <table:table-cell office:value-type="float" office:value="1.70256" calcext:value-type="float">
            <text:p>1.70256</text:p>
          </table:table-cell>
          <table:table-cell office:value-type="float" office:value="135.6098" calcext:value-type="float">
            <text:p>135.6098</text:p>
          </table:table-cell>
          <table:table-cell office:value-type="float" office:value="5" calcext:value-type="float">
            <text:p>5</text:p>
          </table:table-cell>
          <table:table-cell office:value-type="float" office:value="-3.60832" calcext:value-type="float">
            <text:p>-3.60832</text:p>
          </table:table-cell>
          <table:table-cell office:value-type="float" office:value="38.43972" calcext:value-type="float">
            <text:p>38.43972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50431" calcext:value-type="float">
            <text:p>0.01250431</text:p>
          </table:table-cell>
          <table:table-cell office:value-type="float" office:value="1165.581" calcext:value-type="float">
            <text:p>1165.581</text:p>
          </table:table-cell>
          <table:table-cell office:value-type="float" office:value="1.380533" calcext:value-type="float">
            <text:p>1.380533</text:p>
          </table:table-cell>
          <table:table-cell office:value-type="float" office:value="0" calcext:value-type="float">
            <text:p>0</text:p>
          </table:table-cell>
          <table:table-cell office:value-type="float" office:value="0.1824229" calcext:value-type="float">
            <text:p>0.1824229</text:p>
          </table:table-cell>
          <table:table-cell office:value-type="float" office:value="0.2825762" calcext:value-type="float">
            <text:p>0.2825762</text:p>
          </table:table-cell>
          <table:table-cell office:value-type="float" office:value="0.3656392" calcext:value-type="float">
            <text:p>0.3656392</text:p>
          </table:table-cell>
          <table:table-cell office:value-type="float" office:value="0.0872498" calcext:value-type="float">
            <text:p>0.0872498</text:p>
          </table:table-cell>
          <table:table-cell office:value-type="float" office:value="0.07956135" calcext:value-type="float">
            <text:p>0.07956135</text:p>
          </table:table-cell>
          <table:table-cell office:value-type="float" office:value="0.03919813" calcext:value-type="float">
            <text:p>0.03919813</text:p>
          </table:table-cell>
          <table:table-cell office:value-type="float" office:value="0.03337625" calcext:value-type="float">
            <text:p>0.03337625</text:p>
          </table:table-cell>
          <table:table-cell office:value-type="float" office:value="0.07874741" calcext:value-type="float">
            <text:p>0.07874741</text:p>
          </table:table-cell>
          <table:table-cell office:value-type="float" office:value="0.1488914" calcext:value-type="float">
            <text:p>0.1488914</text:p>
          </table:table-cell>
          <table:table-cell office:value-type="float" office:value="0.1531041" calcext:value-type="float">
            <text:p>0.1531041</text:p>
          </table:table-cell>
          <table:table-cell office:value-type="float" office:value="0.1618081" calcext:value-type="float">
            <text:p>0.1618081</text:p>
          </table:table-cell>
          <table:table-cell office:value-type="float" office:value="0.169184" calcext:value-type="float">
            <text:p>0.169184</text:p>
          </table:table-cell>
          <table:table-cell office:value-type="float" office:value="0.1852837" calcext:value-type="float">
            <text:p>0.1852837</text:p>
          </table:table-cell>
          <table:table-cell office:value-type="float" office:value="0.1889823" calcext:value-type="float">
            <text:p>0.1889823</text:p>
          </table:table-cell>
          <table:table-cell office:value-type="float" office:value="0" calcext:value-type="float">
            <text:p>0</text:p>
          </table:table-cell>
          <table:table-cell office:value-type="float" office:value="43.03788" calcext:value-type="float">
            <text:p>43.03788</text:p>
          </table:table-cell>
          <table:table-cell office:value-type="float" office:value="38.93253" calcext:value-type="float">
            <text:p>38.93253</text:p>
          </table:table-cell>
          <table:table-cell office:value-type="float" office:value="33.03207" calcext:value-type="float">
            <text:p>33.03207</text:p>
          </table:table-cell>
          <table:table-cell office:value-type="float" office:value="7.413413" calcext:value-type="float">
            <text:p>7.413413</text:p>
          </table:table-cell>
          <table:table-cell office:value-type="float" office:value="5.521936" calcext:value-type="float">
            <text:p>5.521936</text:p>
          </table:table-cell>
          <table:table-cell office:value-type="float" office:value="2.213799" calcext:value-type="float">
            <text:p>2.213799</text:p>
          </table:table-cell>
          <table:table-cell office:value-type="float" office:value="2.279125" calcext:value-type="float">
            <text:p>2.279125</text:p>
          </table:table-cell>
          <table:table-cell office:value-type="float" office:value="4.664633" calcext:value-type="float">
            <text:p>4.664633</text:p>
          </table:table-cell>
          <table:table-cell office:value-type="float" office:value="7.970385" calcext:value-type="float">
            <text:p>7.970385</text:p>
          </table:table-cell>
          <table:table-cell office:value-type="float" office:value="8.569102" calcext:value-type="float">
            <text:p>8.569102</text:p>
          </table:table-cell>
          <table:table-cell office:value-type="float" office:value="9.50663" calcext:value-type="float">
            <text:p>9.50663</text:p>
          </table:table-cell>
          <table:table-cell office:value-type="float" office:value="10.12569" calcext:value-type="float">
            <text:p>10.12569</text:p>
          </table:table-cell>
          <table:table-cell office:value-type="float" office:value="11.73785" calcext:value-type="float">
            <text:p>11.73785</text:p>
          </table:table-cell>
          <table:table-cell office:value-type="float" office:value="12.10741" calcext:value-type="float">
            <text:p>12.10741</text:p>
          </table:table-cell>
          <table:table-cell office:value-type="float" office:value="0" calcext:value-type="float">
            <text:p>0</text:p>
          </table:table-cell>
          <table:table-cell office:value-type="float" office:value="0.5504656" calcext:value-type="float">
            <text:p>0.5504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46824" calcext:value-type="float">
            <text:p>3.6468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5" calcext:value-type="float">
            <text:p>29082005</text:p>
          </table:table-cell>
          <table:table-cell office:value-type="float" office:value="1.699617" calcext:value-type="float">
            <text:p>1.699617</text:p>
          </table:table-cell>
          <table:table-cell office:value-type="float" office:value="135.6056" calcext:value-type="float">
            <text:p>135.6056</text:p>
          </table:table-cell>
          <table:table-cell office:value-type="float" office:value="5" calcext:value-type="float">
            <text:p>5</text:p>
          </table:table-cell>
          <table:table-cell office:value-type="float" office:value="-3.605746" calcext:value-type="float">
            <text:p>-3.605746</text:p>
          </table:table-cell>
          <table:table-cell office:value-type="float" office:value="38.45482" calcext:value-type="float">
            <text:p>38.45482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50431" calcext:value-type="float">
            <text:p>0.01250431</text:p>
          </table:table-cell>
          <table:table-cell office:value-type="float" office:value="1165.575" calcext:value-type="float">
            <text:p>1165.575</text:p>
          </table:table-cell>
          <table:table-cell office:value-type="float" office:value="1.380811" calcext:value-type="float">
            <text:p>1.380811</text:p>
          </table:table-cell>
          <table:table-cell office:value-type="float" office:value="0" calcext:value-type="float">
            <text:p>0</text:p>
          </table:table-cell>
          <table:table-cell office:value-type="float" office:value="0.4311626" calcext:value-type="float">
            <text:p>0.4311626</text:p>
          </table:table-cell>
          <table:table-cell office:value-type="float" office:value="0.3723836" calcext:value-type="float">
            <text:p>0.3723836</text:p>
          </table:table-cell>
          <table:table-cell office:value-type="float" office:value="0.3578131" calcext:value-type="float">
            <text:p>0.3578131</text:p>
          </table:table-cell>
          <table:table-cell office:value-type="float" office:value="0.08759999" calcext:value-type="float">
            <text:p>0.08759999</text:p>
          </table:table-cell>
          <table:table-cell office:value-type="float" office:value="0.07500237" calcext:value-type="float">
            <text:p>0.07500237</text:p>
          </table:table-cell>
          <table:table-cell office:value-type="float" office:value="0.03811487" calcext:value-type="float">
            <text:p>0.03811487</text:p>
          </table:table-cell>
          <table:table-cell office:value-type="float" office:value="0.03539665" calcext:value-type="float">
            <text:p>0.03539665</text:p>
          </table:table-cell>
          <table:table-cell office:value-type="float" office:value="0.07850753" calcext:value-type="float">
            <text:p>0.07850753</text:p>
          </table:table-cell>
          <table:table-cell office:value-type="float" office:value="0.1488078" calcext:value-type="float">
            <text:p>0.1488078</text:p>
          </table:table-cell>
          <table:table-cell office:value-type="float" office:value="0.1530847" calcext:value-type="float">
            <text:p>0.1530847</text:p>
          </table:table-cell>
          <table:table-cell office:value-type="float" office:value="0.1617839" calcext:value-type="float">
            <text:p>0.1617839</text:p>
          </table:table-cell>
          <table:table-cell office:value-type="float" office:value="0.1691825" calcext:value-type="float">
            <text:p>0.1691825</text:p>
          </table:table-cell>
          <table:table-cell office:value-type="float" office:value="0.1853071" calcext:value-type="float">
            <text:p>0.1853071</text:p>
          </table:table-cell>
          <table:table-cell office:value-type="float" office:value="0.1890039" calcext:value-type="float">
            <text:p>0.1890039</text:p>
          </table:table-cell>
          <table:table-cell office:value-type="float" office:value="0" calcext:value-type="float">
            <text:p>0</text:p>
          </table:table-cell>
          <table:table-cell office:value-type="float" office:value="43.00684" calcext:value-type="float">
            <text:p>43.00684</text:p>
          </table:table-cell>
          <table:table-cell office:value-type="float" office:value="38.90928" calcext:value-type="float">
            <text:p>38.90928</text:p>
          </table:table-cell>
          <table:table-cell office:value-type="float" office:value="33.04601" calcext:value-type="float">
            <text:p>33.04601</text:p>
          </table:table-cell>
          <table:table-cell office:value-type="float" office:value="7.419032" calcext:value-type="float">
            <text:p>7.419032</text:p>
          </table:table-cell>
          <table:table-cell office:value-type="float" office:value="5.528496" calcext:value-type="float">
            <text:p>5.528496</text:p>
          </table:table-cell>
          <table:table-cell office:value-type="float" office:value="2.21647" calcext:value-type="float">
            <text:p>2.21647</text:p>
          </table:table-cell>
          <table:table-cell office:value-type="float" office:value="2.281673" calcext:value-type="float">
            <text:p>2.281673</text:p>
          </table:table-cell>
          <table:table-cell office:value-type="float" office:value="4.669677" calcext:value-type="float">
            <text:p>4.669677</text:p>
          </table:table-cell>
          <table:table-cell office:value-type="float" office:value="7.976517" calcext:value-type="float">
            <text:p>7.976517</text:p>
          </table:table-cell>
          <table:table-cell office:value-type="float" office:value="8.574493" calcext:value-type="float">
            <text:p>8.574493</text:p>
          </table:table-cell>
          <table:table-cell office:value-type="float" office:value="9.511244" calcext:value-type="float">
            <text:p>9.511244</text:p>
          </table:table-cell>
          <table:table-cell office:value-type="float" office:value="10.12987" calcext:value-type="float">
            <text:p>10.12987</text:p>
          </table:table-cell>
          <table:table-cell office:value-type="float" office:value="11.74003" calcext:value-type="float">
            <text:p>11.74003</text:p>
          </table:table-cell>
          <table:table-cell office:value-type="float" office:value="12.10945" calcext:value-type="float">
            <text:p>12.10945</text:p>
          </table:table-cell>
          <table:table-cell office:value-type="float" office:value="0" calcext:value-type="float">
            <text:p>0</text:p>
          </table:table-cell>
          <table:table-cell office:value-type="float" office:value="0.009088643" calcext:value-type="float">
            <text:p>0.009088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55832" calcext:value-type="float">
            <text:p>3.65583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5" calcext:value-type="float">
            <text:p>30082005</text:p>
          </table:table-cell>
          <table:table-cell office:value-type="float" office:value="1.696746" calcext:value-type="float">
            <text:p>1.696746</text:p>
          </table:table-cell>
          <table:table-cell office:value-type="float" office:value="135.6014" calcext:value-type="float">
            <text:p>135.6014</text:p>
          </table:table-cell>
          <table:table-cell office:value-type="float" office:value="5" calcext:value-type="float">
            <text:p>5</text:p>
          </table:table-cell>
          <table:table-cell office:value-type="float" office:value="-3.603256" calcext:value-type="float">
            <text:p>-3.603256</text:p>
          </table:table-cell>
          <table:table-cell office:value-type="float" office:value="38.47165" calcext:value-type="float">
            <text:p>38.47165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50431" calcext:value-type="float">
            <text:p>0.01250431</text:p>
          </table:table-cell>
          <table:table-cell office:value-type="float" office:value="1165.568" calcext:value-type="float">
            <text:p>1165.568</text:p>
          </table:table-cell>
          <table:table-cell office:value-type="float" office:value="1.380025" calcext:value-type="float">
            <text:p>1.380025</text:p>
          </table:table-cell>
          <table:table-cell office:value-type="float" office:value="0" calcext:value-type="float">
            <text:p>0</text:p>
          </table:table-cell>
          <table:table-cell office:value-type="float" office:value="0.4650185" calcext:value-type="float">
            <text:p>0.4650185</text:p>
          </table:table-cell>
          <table:table-cell office:value-type="float" office:value="0.4209054" calcext:value-type="float">
            <text:p>0.4209054</text:p>
          </table:table-cell>
          <table:table-cell office:value-type="float" office:value="0.3590103" calcext:value-type="float">
            <text:p>0.3590103</text:p>
          </table:table-cell>
          <table:table-cell office:value-type="float" office:value="0.08883904" calcext:value-type="float">
            <text:p>0.08883904</text:p>
          </table:table-cell>
          <table:table-cell office:value-type="float" office:value="0.07455549" calcext:value-type="float">
            <text:p>0.07455549</text:p>
          </table:table-cell>
          <table:table-cell office:value-type="float" office:value="0.03787665" calcext:value-type="float">
            <text:p>0.03787665</text:p>
          </table:table-cell>
          <table:table-cell office:value-type="float" office:value="0.03617634" calcext:value-type="float">
            <text:p>0.03617634</text:p>
          </table:table-cell>
          <table:table-cell office:value-type="float" office:value="0.07858216" calcext:value-type="float">
            <text:p>0.07858216</text:p>
          </table:table-cell>
          <table:table-cell office:value-type="float" office:value="0.148891" calcext:value-type="float">
            <text:p>0.148891</text:p>
          </table:table-cell>
          <table:table-cell office:value-type="float" office:value="0.1531605" calcext:value-type="float">
            <text:p>0.1531605</text:p>
          </table:table-cell>
          <table:table-cell office:value-type="float" office:value="0.1618557" calcext:value-type="float">
            <text:p>0.1618557</text:p>
          </table:table-cell>
          <table:table-cell office:value-type="float" office:value="0.1692213" calcext:value-type="float">
            <text:p>0.1692213</text:p>
          </table:table-cell>
          <table:table-cell office:value-type="float" office:value="0.1853304" calcext:value-type="float">
            <text:p>0.1853304</text:p>
          </table:table-cell>
          <table:table-cell office:value-type="float" office:value="0.1890256" calcext:value-type="float">
            <text:p>0.1890256</text:p>
          </table:table-cell>
          <table:table-cell office:value-type="float" office:value="0" calcext:value-type="float">
            <text:p>0</text:p>
          </table:table-cell>
          <table:table-cell office:value-type="float" office:value="43.02851" calcext:value-type="float">
            <text:p>43.02851</text:p>
          </table:table-cell>
          <table:table-cell office:value-type="float" office:value="38.91534" calcext:value-type="float">
            <text:p>38.91534</text:p>
          </table:table-cell>
          <table:table-cell office:value-type="float" office:value="33.06044" calcext:value-type="float">
            <text:p>33.06044</text:p>
          </table:table-cell>
          <table:table-cell office:value-type="float" office:value="7.42489" calcext:value-type="float">
            <text:p>7.42489</text:p>
          </table:table-cell>
          <table:table-cell office:value-type="float" office:value="5.534738" calcext:value-type="float">
            <text:p>5.534738</text:p>
          </table:table-cell>
          <table:table-cell office:value-type="float" office:value="2.219083" calcext:value-type="float">
            <text:p>2.219083</text:p>
          </table:table-cell>
          <table:table-cell office:value-type="float" office:value="2.284366" calcext:value-type="float">
            <text:p>2.284366</text:p>
          </table:table-cell>
          <table:table-cell office:value-type="float" office:value="4.674702" calcext:value-type="float">
            <text:p>4.674702</text:p>
          </table:table-cell>
          <table:table-cell office:value-type="float" office:value="7.982642" calcext:value-type="float">
            <text:p>7.982642</text:p>
          </table:table-cell>
          <table:table-cell office:value-type="float" office:value="8.579885" calcext:value-type="float">
            <text:p>8.579885</text:p>
          </table:table-cell>
          <table:table-cell office:value-type="float" office:value="9.515825" calcext:value-type="float">
            <text:p>9.515825</text:p>
          </table:table-cell>
          <table:table-cell office:value-type="float" office:value="10.13407" calcext:value-type="float">
            <text:p>10.13407</text:p>
          </table:table-cell>
          <table:table-cell office:value-type="float" office:value="11.7422" calcext:value-type="float">
            <text:p>11.7422</text:p>
          </table:table-cell>
          <table:table-cell office:value-type="float" office:value="12.11147" calcext:value-type="float">
            <text:p>12.11147</text:p>
          </table:table-cell>
          <table:table-cell office:value-type="float" office:value="0" calcext:value-type="float">
            <text:p>0</text:p>
          </table:table-cell>
          <table:table-cell office:value-type="float" office:value="0.009112092" calcext:value-type="float">
            <text:p>0.009112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4849" calcext:value-type="float">
            <text:p>3.66484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5" calcext:value-type="float">
            <text:p>31082005</text:p>
          </table:table-cell>
          <table:table-cell office:value-type="float" office:value="1.693931" calcext:value-type="float">
            <text:p>1.693931</text:p>
          </table:table-cell>
          <table:table-cell office:value-type="float" office:value="135.5972" calcext:value-type="float">
            <text:p>135.5972</text:p>
          </table:table-cell>
          <table:table-cell office:value-type="float" office:value="5" calcext:value-type="float">
            <text:p>5</text:p>
          </table:table-cell>
          <table:table-cell office:value-type="float" office:value="-3.600796" calcext:value-type="float">
            <text:p>-3.600796</text:p>
          </table:table-cell>
          <table:table-cell office:value-type="float" office:value="38.48901" calcext:value-type="float">
            <text:p>38.48901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50431" calcext:value-type="float">
            <text:p>0.01250431</text:p>
          </table:table-cell>
          <table:table-cell office:value-type="float" office:value="1165.561" calcext:value-type="float">
            <text:p>1165.561</text:p>
          </table:table-cell>
          <table:table-cell office:value-type="float" office:value="1.377498" calcext:value-type="float">
            <text:p>1.377498</text:p>
          </table:table-cell>
          <table:table-cell office:value-type="float" office:value="0" calcext:value-type="float">
            <text:p>0</text:p>
          </table:table-cell>
          <table:table-cell office:value-type="float" office:value="0.5480527" calcext:value-type="float">
            <text:p>0.5480527</text:p>
          </table:table-cell>
          <table:table-cell office:value-type="float" office:value="0.4622742" calcext:value-type="float">
            <text:p>0.4622742</text:p>
          </table:table-cell>
          <table:table-cell office:value-type="float" office:value="0.3577238" calcext:value-type="float">
            <text:p>0.3577238</text:p>
          </table:table-cell>
          <table:table-cell office:value-type="float" office:value="0.08888223" calcext:value-type="float">
            <text:p>0.08888223</text:p>
          </table:table-cell>
          <table:table-cell office:value-type="float" office:value="0.07411908" calcext:value-type="float">
            <text:p>0.07411908</text:p>
          </table:table-cell>
          <table:table-cell office:value-type="float" office:value="0.03763034" calcext:value-type="float">
            <text:p>0.03763034</text:p>
          </table:table-cell>
          <table:table-cell office:value-type="float" office:value="0.03656931" calcext:value-type="float">
            <text:p>0.03656931</text:p>
          </table:table-cell>
          <table:table-cell office:value-type="float" office:value="0.07869542" calcext:value-type="float">
            <text:p>0.07869542</text:p>
          </table:table-cell>
          <table:table-cell office:value-type="float" office:value="0.148985" calcext:value-type="float">
            <text:p>0.148985</text:p>
          </table:table-cell>
          <table:table-cell office:value-type="float" office:value="0.1532405" calcext:value-type="float">
            <text:p>0.1532405</text:p>
          </table:table-cell>
          <table:table-cell office:value-type="float" office:value="0.1619329" calcext:value-type="float">
            <text:p>0.1619329</text:p>
          </table:table-cell>
          <table:table-cell office:value-type="float" office:value="0.1692742" calcext:value-type="float">
            <text:p>0.1692742</text:p>
          </table:table-cell>
          <table:table-cell office:value-type="float" office:value="0.1853536" calcext:value-type="float">
            <text:p>0.1853536</text:p>
          </table:table-cell>
          <table:table-cell office:value-type="float" office:value="0.1890472" calcext:value-type="float">
            <text:p>0.1890472</text:p>
          </table:table-cell>
          <table:table-cell office:value-type="float" office:value="0" calcext:value-type="float">
            <text:p>0</text:p>
          </table:table-cell>
          <table:table-cell office:value-type="float" office:value="43.04692" calcext:value-type="float">
            <text:p>43.04692</text:p>
          </table:table-cell>
          <table:table-cell office:value-type="float" office:value="38.93549" calcext:value-type="float">
            <text:p>38.93549</text:p>
          </table:table-cell>
          <table:table-cell office:value-type="float" office:value="33.07517" calcext:value-type="float">
            <text:p>33.07517</text:p>
          </table:table-cell>
          <table:table-cell office:value-type="float" office:value="7.430783" calcext:value-type="float">
            <text:p>7.430783</text:p>
          </table:table-cell>
          <table:table-cell office:value-type="float" office:value="5.540861" calcext:value-type="float">
            <text:p>5.540861</text:p>
          </table:table-cell>
          <table:table-cell office:value-type="float" office:value="2.221661" calcext:value-type="float">
            <text:p>2.221661</text:p>
          </table:table-cell>
          <table:table-cell office:value-type="float" office:value="2.287072" calcext:value-type="float">
            <text:p>2.287072</text:p>
          </table:table-cell>
          <table:table-cell office:value-type="float" office:value="4.679727" calcext:value-type="float">
            <text:p>4.679727</text:p>
          </table:table-cell>
          <table:table-cell office:value-type="float" office:value="7.988745" calcext:value-type="float">
            <text:p>7.988745</text:p>
          </table:table-cell>
          <table:table-cell office:value-type="float" office:value="8.585275" calcext:value-type="float">
            <text:p>8.585275</text:p>
          </table:table-cell>
          <table:table-cell office:value-type="float" office:value="9.520407" calcext:value-type="float">
            <text:p>9.520407</text:p>
          </table:table-cell>
          <table:table-cell office:value-type="float" office:value="10.13825" calcext:value-type="float">
            <text:p>10.13825</text:p>
          </table:table-cell>
          <table:table-cell office:value-type="float" office:value="11.74437" calcext:value-type="float">
            <text:p>11.74437</text:p>
          </table:table-cell>
          <table:table-cell office:value-type="float" office:value="12.11351" calcext:value-type="float">
            <text:p>12.11351</text:p>
          </table:table-cell>
          <table:table-cell office:value-type="float" office:value="0" calcext:value-type="float">
            <text:p>0</text:p>
          </table:table-cell>
          <table:table-cell office:value-type="float" office:value="0.009091388" calcext:value-type="float">
            <text:p>0.009091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73886" calcext:value-type="float">
            <text:p>3.67388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5" calcext:value-type="float">
            <text:p>1092005</text:p>
          </table:table-cell>
          <table:table-cell office:value-type="float" office:value="1.691349" calcext:value-type="float">
            <text:p>1.691349</text:p>
          </table:table-cell>
          <table:table-cell office:value-type="float" office:value="135.5929" calcext:value-type="float">
            <text:p>135.5929</text:p>
          </table:table-cell>
          <table:table-cell office:value-type="float" office:value="5" calcext:value-type="float">
            <text:p>5</text:p>
          </table:table-cell>
          <table:table-cell office:value-type="float" office:value="-3.598285" calcext:value-type="float">
            <text:p>-3.598285</text:p>
          </table:table-cell>
          <table:table-cell office:value-type="float" office:value="38.50641" calcext:value-type="float">
            <text:p>38.50641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50431" calcext:value-type="float">
            <text:p>0.01250431</text:p>
          </table:table-cell>
          <table:table-cell office:value-type="float" office:value="1165.553" calcext:value-type="float">
            <text:p>1165.553</text:p>
          </table:table-cell>
          <table:table-cell office:value-type="float" office:value="1.373219" calcext:value-type="float">
            <text:p>1.373219</text:p>
          </table:table-cell>
          <table:table-cell office:value-type="float" office:value="0" calcext:value-type="float">
            <text:p>0</text:p>
          </table:table-cell>
          <table:table-cell office:value-type="float" office:value="0.6123168" calcext:value-type="float">
            <text:p>0.6123168</text:p>
          </table:table-cell>
          <table:table-cell office:value-type="float" office:value="0.4802834" calcext:value-type="float">
            <text:p>0.4802834</text:p>
          </table:table-cell>
          <table:table-cell office:value-type="float" office:value="0.361892" calcext:value-type="float">
            <text:p>0.361892</text:p>
          </table:table-cell>
          <table:table-cell office:value-type="float" office:value="0.089902" calcext:value-type="float">
            <text:p>0.089902</text:p>
          </table:table-cell>
          <table:table-cell office:value-type="float" office:value="0.07477026" calcext:value-type="float">
            <text:p>0.07477026</text:p>
          </table:table-cell>
          <table:table-cell office:value-type="float" office:value="0.03717364" calcext:value-type="float">
            <text:p>0.03717364</text:p>
          </table:table-cell>
          <table:table-cell office:value-type="float" office:value="0.03699964" calcext:value-type="float">
            <text:p>0.03699964</text:p>
          </table:table-cell>
          <table:table-cell office:value-type="float" office:value="0.0787939" calcext:value-type="float">
            <text:p>0.0787939</text:p>
          </table:table-cell>
          <table:table-cell office:value-type="float" office:value="0.149167" calcext:value-type="float">
            <text:p>0.149167</text:p>
          </table:table-cell>
          <table:table-cell office:value-type="float" office:value="0.1533682" calcext:value-type="float">
            <text:p>0.1533682</text:p>
          </table:table-cell>
          <table:table-cell office:value-type="float" office:value="0.1620569" calcext:value-type="float">
            <text:p>0.1620569</text:p>
          </table:table-cell>
          <table:table-cell office:value-type="float" office:value="0.1693625" calcext:value-type="float">
            <text:p>0.1693625</text:p>
          </table:table-cell>
          <table:table-cell office:value-type="float" office:value="0.1853767" calcext:value-type="float">
            <text:p>0.1853767</text:p>
          </table:table-cell>
          <table:table-cell office:value-type="float" office:value="0.1890688" calcext:value-type="float">
            <text:p>0.1890688</text:p>
          </table:table-cell>
          <table:table-cell office:value-type="float" office:value="0" calcext:value-type="float">
            <text:p>0</text:p>
          </table:table-cell>
          <table:table-cell office:value-type="float" office:value="43.07319" calcext:value-type="float">
            <text:p>43.07319</text:p>
          </table:table-cell>
          <table:table-cell office:value-type="float" office:value="38.9568" calcext:value-type="float">
            <text:p>38.9568</text:p>
          </table:table-cell>
          <table:table-cell office:value-type="float" office:value="33.08883" calcext:value-type="float">
            <text:p>33.08883</text:p>
          </table:table-cell>
          <table:table-cell office:value-type="float" office:value="7.436419" calcext:value-type="float">
            <text:p>7.436419</text:p>
          </table:table-cell>
          <table:table-cell office:value-type="float" office:value="5.546717" calcext:value-type="float">
            <text:p>5.546717</text:p>
          </table:table-cell>
          <table:table-cell office:value-type="float" office:value="2.224157" calcext:value-type="float">
            <text:p>2.224157</text:p>
          </table:table-cell>
          <table:table-cell office:value-type="float" office:value="2.289761" calcext:value-type="float">
            <text:p>2.289761</text:p>
          </table:table-cell>
          <table:table-cell office:value-type="float" office:value="4.684747" calcext:value-type="float">
            <text:p>4.684747</text:p>
          </table:table-cell>
          <table:table-cell office:value-type="float" office:value="7.994859" calcext:value-type="float">
            <text:p>7.994859</text:p>
          </table:table-cell>
          <table:table-cell office:value-type="float" office:value="8.590669" calcext:value-type="float">
            <text:p>8.590669</text:p>
          </table:table-cell>
          <table:table-cell office:value-type="float" office:value="9.524988" calcext:value-type="float">
            <text:p>9.524988</text:p>
          </table:table-cell>
          <table:table-cell office:value-type="float" office:value="10.14244" calcext:value-type="float">
            <text:p>10.14244</text:p>
          </table:table-cell>
          <table:table-cell office:value-type="float" office:value="11.74654" calcext:value-type="float">
            <text:p>11.74654</text:p>
          </table:table-cell>
          <table:table-cell office:value-type="float" office:value="12.11552" calcext:value-type="float">
            <text:p>12.11552</text:p>
          </table:table-cell>
          <table:table-cell office:value-type="float" office:value="0" calcext:value-type="float">
            <text:p>0</text:p>
          </table:table-cell>
          <table:table-cell office:value-type="float" office:value="0.009180108" calcext:value-type="float">
            <text:p>0.00918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8275" calcext:value-type="float">
            <text:p>3.6827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5" calcext:value-type="float">
            <text:p>2092005</text:p>
          </table:table-cell>
          <table:table-cell office:value-type="float" office:value="1.688898" calcext:value-type="float">
            <text:p>1.688898</text:p>
          </table:table-cell>
          <table:table-cell office:value-type="float" office:value="135.5884" calcext:value-type="float">
            <text:p>135.5884</text:p>
          </table:table-cell>
          <table:table-cell office:value-type="float" office:value="5" calcext:value-type="float">
            <text:p>5</text:p>
          </table:table-cell>
          <table:table-cell office:value-type="float" office:value="-3.595564" calcext:value-type="float">
            <text:p>-3.595564</text:p>
          </table:table-cell>
          <table:table-cell office:value-type="float" office:value="38.5238" calcext:value-type="float">
            <text:p>38.5238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50431" calcext:value-type="float">
            <text:p>0.01250431</text:p>
          </table:table-cell>
          <table:table-cell office:value-type="float" office:value="1165.545" calcext:value-type="float">
            <text:p>1165.545</text:p>
          </table:table-cell>
          <table:table-cell office:value-type="float" office:value="1.368086" calcext:value-type="float">
            <text:p>1.368086</text:p>
          </table:table-cell>
          <table:table-cell office:value-type="float" office:value="0" calcext:value-type="float">
            <text:p>0</text:p>
          </table:table-cell>
          <table:table-cell office:value-type="float" office:value="0.5464002" calcext:value-type="float">
            <text:p>0.5464002</text:p>
          </table:table-cell>
          <table:table-cell office:value-type="float" office:value="0.480495" calcext:value-type="float">
            <text:p>0.480495</text:p>
          </table:table-cell>
          <table:table-cell office:value-type="float" office:value="0.3703691" calcext:value-type="float">
            <text:p>0.3703691</text:p>
          </table:table-cell>
          <table:table-cell office:value-type="float" office:value="0.09264683" calcext:value-type="float">
            <text:p>0.09264683</text:p>
          </table:table-cell>
          <table:table-cell office:value-type="float" office:value="0.07692333" calcext:value-type="float">
            <text:p>0.07692333</text:p>
          </table:table-cell>
          <table:table-cell office:value-type="float" office:value="0.03749653" calcext:value-type="float">
            <text:p>0.03749653</text:p>
          </table:table-cell>
          <table:table-cell office:value-type="float" office:value="0.03763306" calcext:value-type="float">
            <text:p>0.03763306</text:p>
          </table:table-cell>
          <table:table-cell office:value-type="float" office:value="0.07889456" calcext:value-type="float">
            <text:p>0.07889456</text:p>
          </table:table-cell>
          <table:table-cell office:value-type="float" office:value="0.1493345" calcext:value-type="float">
            <text:p>0.1493345</text:p>
          </table:table-cell>
          <table:table-cell office:value-type="float" office:value="0.1534888" calcext:value-type="float">
            <text:p>0.1534888</text:p>
          </table:table-cell>
          <table:table-cell office:value-type="float" office:value="0.162174" calcext:value-type="float">
            <text:p>0.162174</text:p>
          </table:table-cell>
          <table:table-cell office:value-type="float" office:value="0.1694466" calcext:value-type="float">
            <text:p>0.1694466</text:p>
          </table:table-cell>
          <table:table-cell office:value-type="float" office:value="0.1853996" calcext:value-type="float">
            <text:p>0.1853996</text:p>
          </table:table-cell>
          <table:table-cell office:value-type="float" office:value="0.1890904" calcext:value-type="float">
            <text:p>0.1890904</text:p>
          </table:table-cell>
          <table:table-cell office:value-type="float" office:value="0" calcext:value-type="float">
            <text:p>0</text:p>
          </table:table-cell>
          <table:table-cell office:value-type="float" office:value="43.09961" calcext:value-type="float">
            <text:p>43.09961</text:p>
          </table:table-cell>
          <table:table-cell office:value-type="float" office:value="38.97655" calcext:value-type="float">
            <text:p>38.97655</text:p>
          </table:table-cell>
          <table:table-cell office:value-type="float" office:value="33.10358" calcext:value-type="float">
            <text:p>33.10358</text:p>
          </table:table-cell>
          <table:table-cell office:value-type="float" office:value="7.442285" calcext:value-type="float">
            <text:p>7.442285</text:p>
          </table:table-cell>
          <table:table-cell office:value-type="float" office:value="5.552748" calcext:value-type="float">
            <text:p>5.552748</text:p>
          </table:table-cell>
          <table:table-cell office:value-type="float" office:value="2.226629" calcext:value-type="float">
            <text:p>2.226629</text:p>
          </table:table-cell>
          <table:table-cell office:value-type="float" office:value="2.292459" calcext:value-type="float">
            <text:p>2.292459</text:p>
          </table:table-cell>
          <table:table-cell office:value-type="float" office:value="4.689735" calcext:value-type="float">
            <text:p>4.689735</text:p>
          </table:table-cell>
          <table:table-cell office:value-type="float" office:value="8.000939" calcext:value-type="float">
            <text:p>8.000939</text:p>
          </table:table-cell>
          <table:table-cell office:value-type="float" office:value="8.596058" calcext:value-type="float">
            <text:p>8.596058</text:p>
          </table:table-cell>
          <table:table-cell office:value-type="float" office:value="9.529571" calcext:value-type="float">
            <text:p>9.529571</text:p>
          </table:table-cell>
          <table:table-cell office:value-type="float" office:value="10.14662" calcext:value-type="float">
            <text:p>10.14662</text:p>
          </table:table-cell>
          <table:table-cell office:value-type="float" office:value="11.74871" calcext:value-type="float">
            <text:p>11.74871</text:p>
          </table:table-cell>
          <table:table-cell office:value-type="float" office:value="12.11754" calcext:value-type="float">
            <text:p>12.11754</text:p>
          </table:table-cell>
          <table:table-cell office:value-type="float" office:value="0" calcext:value-type="float">
            <text:p>0</text:p>
          </table:table-cell>
          <table:table-cell office:value-type="float" office:value="0.008713651" calcext:value-type="float">
            <text:p>0.008713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91859" calcext:value-type="float">
            <text:p>3.69185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5" calcext:value-type="float">
            <text:p>3092005</text:p>
          </table:table-cell>
          <table:table-cell office:value-type="float" office:value="1.687953" calcext:value-type="float">
            <text:p>1.687953</text:p>
          </table:table-cell>
          <table:table-cell office:value-type="float" office:value="135.5836" calcext:value-type="float">
            <text:p>135.5836</text:p>
          </table:table-cell>
          <table:table-cell office:value-type="float" office:value="5" calcext:value-type="float">
            <text:p>5</text:p>
          </table:table-cell>
          <table:table-cell office:value-type="float" office:value="-3.590742" calcext:value-type="float">
            <text:p>-3.590742</text:p>
          </table:table-cell>
          <table:table-cell office:value-type="float" office:value="38.54144" calcext:value-type="float">
            <text:p>38.54144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50431" calcext:value-type="float">
            <text:p>0.01250431</text:p>
          </table:table-cell>
          <table:table-cell office:value-type="float" office:value="1165.537" calcext:value-type="float">
            <text:p>1165.537</text:p>
          </table:table-cell>
          <table:table-cell office:value-type="float" office:value="1.361558" calcext:value-type="float">
            <text:p>1.361558</text:p>
          </table:table-cell>
          <table:table-cell office:value-type="float" office:value="0" calcext:value-type="float">
            <text:p>0</text:p>
          </table:table-cell>
          <table:table-cell office:value-type="float" office:value="0.620558" calcext:value-type="float">
            <text:p>0.620558</text:p>
          </table:table-cell>
          <table:table-cell office:value-type="float" office:value="0.5084853" calcext:value-type="float">
            <text:p>0.5084853</text:p>
          </table:table-cell>
          <table:table-cell office:value-type="float" office:value="0.3927646" calcext:value-type="float">
            <text:p>0.3927646</text:p>
          </table:table-cell>
          <table:table-cell office:value-type="float" office:value="0.09852991" calcext:value-type="float">
            <text:p>0.09852991</text:p>
          </table:table-cell>
          <table:table-cell office:value-type="float" office:value="0.08146052" calcext:value-type="float">
            <text:p>0.08146052</text:p>
          </table:table-cell>
          <table:table-cell office:value-type="float" office:value="0.03870204" calcext:value-type="float">
            <text:p>0.03870204</text:p>
          </table:table-cell>
          <table:table-cell office:value-type="float" office:value="0.03851666" calcext:value-type="float">
            <text:p>0.03851666</text:p>
          </table:table-cell>
          <table:table-cell office:value-type="float" office:value="0.07909463" calcext:value-type="float">
            <text:p>0.07909463</text:p>
          </table:table-cell>
          <table:table-cell office:value-type="float" office:value="0.1495221" calcext:value-type="float">
            <text:p>0.1495221</text:p>
          </table:table-cell>
          <table:table-cell office:value-type="float" office:value="0.1536116" calcext:value-type="float">
            <text:p>0.1536116</text:p>
          </table:table-cell>
          <table:table-cell office:value-type="float" office:value="0.1622939" calcext:value-type="float">
            <text:p>0.1622939</text:p>
          </table:table-cell>
          <table:table-cell office:value-type="float" office:value="0.1695337" calcext:value-type="float">
            <text:p>0.1695337</text:p>
          </table:table-cell>
          <table:table-cell office:value-type="float" office:value="0.1854224" calcext:value-type="float">
            <text:p>0.1854224</text:p>
          </table:table-cell>
          <table:table-cell office:value-type="float" office:value="0.1891121" calcext:value-type="float">
            <text:p>0.1891121</text:p>
          </table:table-cell>
          <table:table-cell office:value-type="float" office:value="0" calcext:value-type="float">
            <text:p>0</text:p>
          </table:table-cell>
          <table:table-cell office:value-type="float" office:value="43.12711" calcext:value-type="float">
            <text:p>43.12711</text:p>
          </table:table-cell>
          <table:table-cell office:value-type="float" office:value="38.99832" calcext:value-type="float">
            <text:p>38.99832</text:p>
          </table:table-cell>
          <table:table-cell office:value-type="float" office:value="33.12109" calcext:value-type="float">
            <text:p>33.12109</text:p>
          </table:table-cell>
          <table:table-cell office:value-type="float" office:value="7.448829" calcext:value-type="float">
            <text:p>7.448829</text:p>
          </table:table-cell>
          <table:table-cell office:value-type="float" office:value="5.559319" calcext:value-type="float">
            <text:p>5.559319</text:p>
          </table:table-cell>
          <table:table-cell office:value-type="float" office:value="2.229167" calcext:value-type="float">
            <text:p>2.229167</text:p>
          </table:table-cell>
          <table:table-cell office:value-type="float" office:value="2.295182" calcext:value-type="float">
            <text:p>2.295182</text:p>
          </table:table-cell>
          <table:table-cell office:value-type="float" office:value="4.694693" calcext:value-type="float">
            <text:p>4.694693</text:p>
          </table:table-cell>
          <table:table-cell office:value-type="float" office:value="8.006972" calcext:value-type="float">
            <text:p>8.006972</text:p>
          </table:table-cell>
          <table:table-cell office:value-type="float" office:value="8.601449" calcext:value-type="float">
            <text:p>8.601449</text:p>
          </table:table-cell>
          <table:table-cell office:value-type="float" office:value="9.534152" calcext:value-type="float">
            <text:p>9.534152</text:p>
          </table:table-cell>
          <table:table-cell office:value-type="float" office:value="10.15081" calcext:value-type="float">
            <text:p>10.15081</text:p>
          </table:table-cell>
          <table:table-cell office:value-type="float" office:value="11.75088" calcext:value-type="float">
            <text:p>11.75088</text:p>
          </table:table-cell>
          <table:table-cell office:value-type="float" office:value="12.11956" calcext:value-type="float">
            <text:p>12.11956</text:p>
          </table:table-cell>
          <table:table-cell office:value-type="float" office:value="0" calcext:value-type="float">
            <text:p>0</text:p>
          </table:table-cell>
          <table:table-cell office:value-type="float" office:value="0.005632244" calcext:value-type="float">
            <text:p>0.005632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01843" calcext:value-type="float">
            <text:p>3.70184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5" calcext:value-type="float">
            <text:p>4092005</text:p>
          </table:table-cell>
          <table:table-cell office:value-type="float" office:value="1.688093" calcext:value-type="float">
            <text:p>1.688093</text:p>
          </table:table-cell>
          <table:table-cell office:value-type="float" office:value="135.5783" calcext:value-type="float">
            <text:p>135.5783</text:p>
          </table:table-cell>
          <table:table-cell office:value-type="float" office:value="5" calcext:value-type="float">
            <text:p>5</text:p>
          </table:table-cell>
          <table:table-cell office:value-type="float" office:value="-3.584244" calcext:value-type="float">
            <text:p>-3.584244</text:p>
          </table:table-cell>
          <table:table-cell office:value-type="float" office:value="38.55973" calcext:value-type="float">
            <text:p>38.55973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50431" calcext:value-type="float">
            <text:p>0.01250431</text:p>
          </table:table-cell>
          <table:table-cell office:value-type="float" office:value="1165.53" calcext:value-type="float">
            <text:p>1165.53</text:p>
          </table:table-cell>
          <table:table-cell office:value-type="float" office:value="1.353822" calcext:value-type="float">
            <text:p>1.353822</text:p>
          </table:table-cell>
          <table:table-cell office:value-type="float" office:value="0" calcext:value-type="float">
            <text:p>0</text:p>
          </table:table-cell>
          <table:table-cell office:value-type="float" office:value="0.668723" calcext:value-type="float">
            <text:p>0.668723</text:p>
          </table:table-cell>
          <table:table-cell office:value-type="float" office:value="0.5308706" calcext:value-type="float">
            <text:p>0.5308706</text:p>
          </table:table-cell>
          <table:table-cell office:value-type="float" office:value="0.4141111" calcext:value-type="float">
            <text:p>0.4141111</text:p>
          </table:table-cell>
          <table:table-cell office:value-type="float" office:value="0.1045715" calcext:value-type="float">
            <text:p>0.1045715</text:p>
          </table:table-cell>
          <table:table-cell office:value-type="float" office:value="0.08623393" calcext:value-type="float">
            <text:p>0.08623393</text:p>
          </table:table-cell>
          <table:table-cell office:value-type="float" office:value="0.04074624" calcext:value-type="float">
            <text:p>0.04074624</text:p>
          </table:table-cell>
          <table:table-cell office:value-type="float" office:value="0.03959295" calcext:value-type="float">
            <text:p>0.03959295</text:p>
          </table:table-cell>
          <table:table-cell office:value-type="float" office:value="0.07939753" calcext:value-type="float">
            <text:p>0.07939753</text:p>
          </table:table-cell>
          <table:table-cell office:value-type="float" office:value="0.1496902" calcext:value-type="float">
            <text:p>0.1496902</text:p>
          </table:table-cell>
          <table:table-cell office:value-type="float" office:value="0.1537089" calcext:value-type="float">
            <text:p>0.1537089</text:p>
          </table:table-cell>
          <table:table-cell office:value-type="float" office:value="0.1623846" calcext:value-type="float">
            <text:p>0.1623846</text:p>
          </table:table-cell>
          <table:table-cell office:value-type="float" office:value="0.1696021" calcext:value-type="float">
            <text:p>0.1696021</text:p>
          </table:table-cell>
          <table:table-cell office:value-type="float" office:value="0.1854454" calcext:value-type="float">
            <text:p>0.1854454</text:p>
          </table:table-cell>
          <table:table-cell office:value-type="float" office:value="0.1891337" calcext:value-type="float">
            <text:p>0.1891337</text:p>
          </table:table-cell>
          <table:table-cell office:value-type="float" office:value="0" calcext:value-type="float">
            <text:p>0</text:p>
          </table:table-cell>
          <table:table-cell office:value-type="float" office:value="43.16372" calcext:value-type="float">
            <text:p>43.16372</text:p>
          </table:table-cell>
          <table:table-cell office:value-type="float" office:value="39.02559" calcext:value-type="float">
            <text:p>39.02559</text:p>
          </table:table-cell>
          <table:table-cell office:value-type="float" office:value="33.1432" calcext:value-type="float">
            <text:p>33.1432</text:p>
          </table:table-cell>
          <table:table-cell office:value-type="float" office:value="7.456632" calcext:value-type="float">
            <text:p>7.456632</text:p>
          </table:table-cell>
          <table:table-cell office:value-type="float" office:value="5.56685" calcext:value-type="float">
            <text:p>5.56685</text:p>
          </table:table-cell>
          <table:table-cell office:value-type="float" office:value="2.231904" calcext:value-type="float">
            <text:p>2.231904</text:p>
          </table:table-cell>
          <table:table-cell office:value-type="float" office:value="2.297958" calcext:value-type="float">
            <text:p>2.297958</text:p>
          </table:table-cell>
          <table:table-cell office:value-type="float" office:value="4.699651" calcext:value-type="float">
            <text:p>4.699651</text:p>
          </table:table-cell>
          <table:table-cell office:value-type="float" office:value="8.013006" calcext:value-type="float">
            <text:p>8.013006</text:p>
          </table:table-cell>
          <table:table-cell office:value-type="float" office:value="8.606814" calcext:value-type="float">
            <text:p>8.606814</text:p>
          </table:table-cell>
          <table:table-cell office:value-type="float" office:value="9.538733" calcext:value-type="float">
            <text:p>9.538733</text:p>
          </table:table-cell>
          <table:table-cell office:value-type="float" office:value="10.155" calcext:value-type="float">
            <text:p>10.155</text:p>
          </table:table-cell>
          <table:table-cell office:value-type="float" office:value="11.75305" calcext:value-type="float">
            <text:p>11.75305</text:p>
          </table:table-cell>
          <table:table-cell office:value-type="float" office:value="12.12158" calcext:value-type="float">
            <text:p>12.12158</text:p>
          </table:table-cell>
          <table:table-cell office:value-type="float" office:value="0" calcext:value-type="float">
            <text:p>0</text:p>
          </table:table-cell>
          <table:table-cell office:value-type="float" office:value="0.04904941" calcext:value-type="float">
            <text:p>0.04904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12867" calcext:value-type="float">
            <text:p>3.71286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5" calcext:value-type="float">
            <text:p>5092005</text:p>
          </table:table-cell>
          <table:table-cell office:value-type="float" office:value="1.68558" calcext:value-type="float">
            <text:p>1.68558</text:p>
          </table:table-cell>
          <table:table-cell office:value-type="float" office:value="135.5735" calcext:value-type="float">
            <text:p>135.5735</text:p>
          </table:table-cell>
          <table:table-cell office:value-type="float" office:value="5" calcext:value-type="float">
            <text:p>5</text:p>
          </table:table-cell>
          <table:table-cell office:value-type="float" office:value="-3.581773" calcext:value-type="float">
            <text:p>-3.581773</text:p>
          </table:table-cell>
          <table:table-cell office:value-type="float" office:value="38.57748" calcext:value-type="float">
            <text:p>38.57748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50462" calcext:value-type="float">
            <text:p>0.01250462</text:p>
          </table:table-cell>
          <table:table-cell office:value-type="float" office:value="1165.523" calcext:value-type="float">
            <text:p>1165.523</text:p>
          </table:table-cell>
          <table:table-cell office:value-type="float" office:value="1.350041" calcext:value-type="float">
            <text:p>1.350041</text:p>
          </table:table-cell>
          <table:table-cell office:value-type="float" office:value="0" calcext:value-type="float">
            <text:p>0</text:p>
          </table:table-cell>
          <table:table-cell office:value-type="float" office:value="0.388682" calcext:value-type="float">
            <text:p>0.388682</text:p>
          </table:table-cell>
          <table:table-cell office:value-type="float" office:value="0.4572485" calcext:value-type="float">
            <text:p>0.4572485</text:p>
          </table:table-cell>
          <table:table-cell office:value-type="float" office:value="0.3686522" calcext:value-type="float">
            <text:p>0.3686522</text:p>
          </table:table-cell>
          <table:table-cell office:value-type="float" office:value="0.09494255" calcext:value-type="float">
            <text:p>0.09494255</text:p>
          </table:table-cell>
          <table:table-cell office:value-type="float" office:value="0.07862731" calcext:value-type="float">
            <text:p>0.07862731</text:p>
          </table:table-cell>
          <table:table-cell office:value-type="float" office:value="0.03999051" calcext:value-type="float">
            <text:p>0.03999051</text:p>
          </table:table-cell>
          <table:table-cell office:value-type="float" office:value="0.03929999" calcext:value-type="float">
            <text:p>0.03929999</text:p>
          </table:table-cell>
          <table:table-cell office:value-type="float" office:value="0.07943825" calcext:value-type="float">
            <text:p>0.07943825</text:p>
          </table:table-cell>
          <table:table-cell office:value-type="float" office:value="0.1494737" calcext:value-type="float">
            <text:p>0.1494737</text:p>
          </table:table-cell>
          <table:table-cell office:value-type="float" office:value="0.1535865" calcext:value-type="float">
            <text:p>0.1535865</text:p>
          </table:table-cell>
          <table:table-cell office:value-type="float" office:value="0.162256" calcext:value-type="float">
            <text:p>0.162256</text:p>
          </table:table-cell>
          <table:table-cell office:value-type="float" office:value="0.1695303" calcext:value-type="float">
            <text:p>0.1695303</text:p>
          </table:table-cell>
          <table:table-cell office:value-type="float" office:value="0.1854686" calcext:value-type="float">
            <text:p>0.1854686</text:p>
          </table:table-cell>
          <table:table-cell office:value-type="float" office:value="0.1891553" calcext:value-type="float">
            <text:p>0.1891553</text:p>
          </table:table-cell>
          <table:table-cell office:value-type="float" office:value="0" calcext:value-type="float">
            <text:p>0</text:p>
          </table:table-cell>
          <table:table-cell office:value-type="float" office:value="43.17422" calcext:value-type="float">
            <text:p>43.17422</text:p>
          </table:table-cell>
          <table:table-cell office:value-type="float" office:value="39.04815" calcext:value-type="float">
            <text:p>39.04815</text:p>
          </table:table-cell>
          <table:table-cell office:value-type="float" office:value="33.16422" calcext:value-type="float">
            <text:p>33.16422</text:p>
          </table:table-cell>
          <table:table-cell office:value-type="float" office:value="7.464455" calcext:value-type="float">
            <text:p>7.464455</text:p>
          </table:table-cell>
          <table:table-cell office:value-type="float" office:value="5.574483" calcext:value-type="float">
            <text:p>5.574483</text:p>
          </table:table-cell>
          <table:table-cell office:value-type="float" office:value="2.234792" calcext:value-type="float">
            <text:p>2.234792</text:p>
          </table:table-cell>
          <table:table-cell office:value-type="float" office:value="2.300742" calcext:value-type="float">
            <text:p>2.300742</text:p>
          </table:table-cell>
          <table:table-cell office:value-type="float" office:value="4.704602" calcext:value-type="float">
            <text:p>4.704602</text:p>
          </table:table-cell>
          <table:table-cell office:value-type="float" office:value="8.019007" calcext:value-type="float">
            <text:p>8.019007</text:p>
          </table:table-cell>
          <table:table-cell office:value-type="float" office:value="8.612131" calcext:value-type="float">
            <text:p>8.612131</text:p>
          </table:table-cell>
          <table:table-cell office:value-type="float" office:value="9.543298" calcext:value-type="float">
            <text:p>9.543298</text:p>
          </table:table-cell>
          <table:table-cell office:value-type="float" office:value="10.15916" calcext:value-type="float">
            <text:p>10.15916</text:p>
          </table:table-cell>
          <table:table-cell office:value-type="float" office:value="11.75522" calcext:value-type="float">
            <text:p>11.75522</text:p>
          </table:table-cell>
          <table:table-cell office:value-type="float" office:value="12.1236" calcext:value-type="float">
            <text:p>12.1236</text:p>
          </table:table-cell>
          <table:table-cell office:value-type="float" office:value="0" calcext:value-type="float">
            <text:p>0</text:p>
          </table:table-cell>
          <table:table-cell office:value-type="float" office:value="0.2516158" calcext:value-type="float">
            <text:p>0.2516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1911" calcext:value-type="float">
            <text:p>3.7219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5" calcext:value-type="float">
            <text:p>6092005</text:p>
          </table:table-cell>
          <table:table-cell office:value-type="float" office:value="1.68512" calcext:value-type="float">
            <text:p>1.68512</text:p>
          </table:table-cell>
          <table:table-cell office:value-type="float" office:value="135.5692" calcext:value-type="float">
            <text:p>135.5692</text:p>
          </table:table-cell>
          <table:table-cell office:value-type="float" office:value="5" calcext:value-type="float">
            <text:p>5</text:p>
          </table:table-cell>
          <table:table-cell office:value-type="float" office:value="-3.577626" calcext:value-type="float">
            <text:p>-3.577626</text:p>
          </table:table-cell>
          <table:table-cell office:value-type="float" office:value="38.59422" calcext:value-type="float">
            <text:p>38.59422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50462" calcext:value-type="float">
            <text:p>0.01250462</text:p>
          </table:table-cell>
          <table:table-cell office:value-type="float" office:value="1165.515" calcext:value-type="float">
            <text:p>1165.515</text:p>
          </table:table-cell>
          <table:table-cell office:value-type="float" office:value="1.347091" calcext:value-type="float">
            <text:p>1.347091</text:p>
          </table:table-cell>
          <table:table-cell office:value-type="float" office:value="0" calcext:value-type="float">
            <text:p>0</text:p>
          </table:table-cell>
          <table:table-cell office:value-type="float" office:value="0.4179001" calcext:value-type="float">
            <text:p>0.4179001</text:p>
          </table:table-cell>
          <table:table-cell office:value-type="float" office:value="0.4418198" calcext:value-type="float">
            <text:p>0.4418198</text:p>
          </table:table-cell>
          <table:table-cell office:value-type="float" office:value="0.3548789" calcext:value-type="float">
            <text:p>0.3548789</text:p>
          </table:table-cell>
          <table:table-cell office:value-type="float" office:value="0.08983096" calcext:value-type="float">
            <text:p>0.08983096</text:p>
          </table:table-cell>
          <table:table-cell office:value-type="float" office:value="0.07427318" calcext:value-type="float">
            <text:p>0.07427318</text:p>
          </table:table-cell>
          <table:table-cell office:value-type="float" office:value="0.03840952" calcext:value-type="float">
            <text:p>0.03840952</text:p>
          </table:table-cell>
          <table:table-cell office:value-type="float" office:value="0.039198" calcext:value-type="float">
            <text:p>0.039198</text:p>
          </table:table-cell>
          <table:table-cell office:value-type="float" office:value="0.07951115" calcext:value-type="float">
            <text:p>0.07951115</text:p>
          </table:table-cell>
          <table:table-cell office:value-type="float" office:value="0.1496487" calcext:value-type="float">
            <text:p>0.1496487</text:p>
          </table:table-cell>
          <table:table-cell office:value-type="float" office:value="0.1536855" calcext:value-type="float">
            <text:p>0.1536855</text:p>
          </table:table-cell>
          <table:table-cell office:value-type="float" office:value="0.1623413" calcext:value-type="float">
            <text:p>0.1623413</text:p>
          </table:table-cell>
          <table:table-cell office:value-type="float" office:value="0.1695868" calcext:value-type="float">
            <text:p>0.1695868</text:p>
          </table:table-cell>
          <table:table-cell office:value-type="float" office:value="0.1854918" calcext:value-type="float">
            <text:p>0.1854918</text:p>
          </table:table-cell>
          <table:table-cell office:value-type="float" office:value="0.1891769" calcext:value-type="float">
            <text:p>0.1891769</text:p>
          </table:table-cell>
          <table:table-cell office:value-type="float" office:value="0" calcext:value-type="float">
            <text:p>0</text:p>
          </table:table-cell>
          <table:table-cell office:value-type="float" office:value="43.18432" calcext:value-type="float">
            <text:p>43.18432</text:p>
          </table:table-cell>
          <table:table-cell office:value-type="float" office:value="39.06116" calcext:value-type="float">
            <text:p>39.06116</text:p>
          </table:table-cell>
          <table:table-cell office:value-type="float" office:value="33.1782" calcext:value-type="float">
            <text:p>33.1782</text:p>
          </table:table-cell>
          <table:table-cell office:value-type="float" office:value="7.470411" calcext:value-type="float">
            <text:p>7.470411</text:p>
          </table:table-cell>
          <table:table-cell office:value-type="float" office:value="5.580591" calcext:value-type="float">
            <text:p>5.580591</text:p>
          </table:table-cell>
          <table:table-cell office:value-type="float" office:value="2.23743" calcext:value-type="float">
            <text:p>2.23743</text:p>
          </table:table-cell>
          <table:table-cell office:value-type="float" office:value="2.303411" calcext:value-type="float">
            <text:p>2.303411</text:p>
          </table:table-cell>
          <table:table-cell office:value-type="float" office:value="4.709521" calcext:value-type="float">
            <text:p>4.709521</text:p>
          </table:table-cell>
          <table:table-cell office:value-type="float" office:value="8.024949" calcext:value-type="float">
            <text:p>8.024949</text:p>
          </table:table-cell>
          <table:table-cell office:value-type="float" office:value="8.617443" calcext:value-type="float">
            <text:p>8.617443</text:p>
          </table:table-cell>
          <table:table-cell office:value-type="float" office:value="9.547823" calcext:value-type="float">
            <text:p>9.547823</text:p>
          </table:table-cell>
          <table:table-cell office:value-type="float" office:value="10.16327" calcext:value-type="float">
            <text:p>10.16327</text:p>
          </table:table-cell>
          <table:table-cell office:value-type="float" office:value="11.75739" calcext:value-type="float">
            <text:p>11.75739</text:p>
          </table:table-cell>
          <table:table-cell office:value-type="float" office:value="12.12564" calcext:value-type="float">
            <text:p>12.12564</text:p>
          </table:table-cell>
          <table:table-cell office:value-type="float" office:value="0" calcext:value-type="float">
            <text:p>0</text:p>
          </table:table-cell>
          <table:table-cell office:value-type="float" office:value="0.1812665" calcext:value-type="float">
            <text:p>0.1812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0241" calcext:value-type="float">
            <text:p>3.7302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5" calcext:value-type="float">
            <text:p>7092005</text:p>
          </table:table-cell>
          <table:table-cell office:value-type="float" office:value="1.686431" calcext:value-type="float">
            <text:p>1.686431</text:p>
          </table:table-cell>
          <table:table-cell office:value-type="float" office:value="135.5651" calcext:value-type="float">
            <text:p>135.5651</text:p>
          </table:table-cell>
          <table:table-cell office:value-type="float" office:value="5" calcext:value-type="float">
            <text:p>5</text:p>
          </table:table-cell>
          <table:table-cell office:value-type="float" office:value="-3.571693" calcext:value-type="float">
            <text:p>-3.571693</text:p>
          </table:table-cell>
          <table:table-cell office:value-type="float" office:value="38.6107" calcext:value-type="float">
            <text:p>38.6107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46742" calcext:value-type="float">
            <text:p>0.01246742</text:p>
          </table:table-cell>
          <table:table-cell office:value-type="float" office:value="1165.508" calcext:value-type="float">
            <text:p>1165.508</text:p>
          </table:table-cell>
          <table:table-cell office:value-type="float" office:value="1.344267" calcext:value-type="float">
            <text:p>1.344267</text:p>
          </table:table-cell>
          <table:table-cell office:value-type="float" office:value="0" calcext:value-type="float">
            <text:p>0</text:p>
          </table:table-cell>
          <table:table-cell office:value-type="float" office:value="0.4185431" calcext:value-type="float">
            <text:p>0.4185431</text:p>
          </table:table-cell>
          <table:table-cell office:value-type="float" office:value="0.4492133" calcext:value-type="float">
            <text:p>0.4492133</text:p>
          </table:table-cell>
          <table:table-cell office:value-type="float" office:value="0.3578357" calcext:value-type="float">
            <text:p>0.3578357</text:p>
          </table:table-cell>
          <table:table-cell office:value-type="float" office:value="0.08960477" calcext:value-type="float">
            <text:p>0.08960477</text:p>
          </table:table-cell>
          <table:table-cell office:value-type="float" office:value="0.07384117" calcext:value-type="float">
            <text:p>0.07384117</text:p>
          </table:table-cell>
          <table:table-cell office:value-type="float" office:value="0.03793914" calcext:value-type="float">
            <text:p>0.03793914</text:p>
          </table:table-cell>
          <table:table-cell office:value-type="float" office:value="0.03922316" calcext:value-type="float">
            <text:p>0.03922316</text:p>
          </table:table-cell>
          <table:table-cell office:value-type="float" office:value="0.07948525" calcext:value-type="float">
            <text:p>0.07948525</text:p>
          </table:table-cell>
          <table:table-cell office:value-type="float" office:value="0.1497466" calcext:value-type="float">
            <text:p>0.1497466</text:p>
          </table:table-cell>
          <table:table-cell office:value-type="float" office:value="0.1537623" calcext:value-type="float">
            <text:p>0.1537623</text:p>
          </table:table-cell>
          <table:table-cell office:value-type="float" office:value="0.1624056" calcext:value-type="float">
            <text:p>0.1624056</text:p>
          </table:table-cell>
          <table:table-cell office:value-type="float" office:value="0.1696393" calcext:value-type="float">
            <text:p>0.1696393</text:p>
          </table:table-cell>
          <table:table-cell office:value-type="float" office:value="0.1856022" calcext:value-type="float">
            <text:p>0.1856022</text:p>
          </table:table-cell>
          <table:table-cell office:value-type="float" office:value="0.1891662" calcext:value-type="float">
            <text:p>0.1891662</text:p>
          </table:table-cell>
          <table:table-cell office:value-type="float" office:value="0" calcext:value-type="float">
            <text:p>0</text:p>
          </table:table-cell>
          <table:table-cell office:value-type="float" office:value="43.18731" calcext:value-type="float">
            <text:p>43.18731</text:p>
          </table:table-cell>
          <table:table-cell office:value-type="float" office:value="39.07362" calcext:value-type="float">
            <text:p>39.07362</text:p>
          </table:table-cell>
          <table:table-cell office:value-type="float" office:value="33.19098" calcext:value-type="float">
            <text:p>33.19098</text:p>
          </table:table-cell>
          <table:table-cell office:value-type="float" office:value="7.475807" calcext:value-type="float">
            <text:p>7.475807</text:p>
          </table:table-cell>
          <table:table-cell office:value-type="float" office:value="5.586175" calcext:value-type="float">
            <text:p>5.586175</text:p>
          </table:table-cell>
          <table:table-cell office:value-type="float" office:value="2.239923" calcext:value-type="float">
            <text:p>2.239923</text:p>
          </table:table-cell>
          <table:table-cell office:value-type="float" office:value="2.306002" calcext:value-type="float">
            <text:p>2.306002</text:p>
          </table:table-cell>
          <table:table-cell office:value-type="float" office:value="4.714393" calcext:value-type="float">
            <text:p>4.714393</text:p>
          </table:table-cell>
          <table:table-cell office:value-type="float" office:value="8.030891" calcext:value-type="float">
            <text:p>8.030891</text:p>
          </table:table-cell>
          <table:table-cell office:value-type="float" office:value="8.622762" calcext:value-type="float">
            <text:p>8.622762</text:p>
          </table:table-cell>
          <table:table-cell office:value-type="float" office:value="9.552348" calcext:value-type="float">
            <text:p>9.552348</text:p>
          </table:table-cell>
          <table:table-cell office:value-type="float" office:value="10.16737" calcext:value-type="float">
            <text:p>10.16737</text:p>
          </table:table-cell>
          <table:table-cell office:value-type="float" office:value="11.75957" calcext:value-type="float">
            <text:p>11.75957</text:p>
          </table:table-cell>
          <table:table-cell office:value-type="float" office:value="12.12765" calcext:value-type="float">
            <text:p>12.12765</text:p>
          </table:table-cell>
          <table:table-cell office:value-type="float" office:value="0" calcext:value-type="float">
            <text:p>0</text:p>
          </table:table-cell>
          <table:table-cell office:value-type="float" office:value="0.4611259" calcext:value-type="float">
            <text:p>0.4611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8569" calcext:value-type="float">
            <text:p>3.73856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5" calcext:value-type="float">
            <text:p>8092005</text:p>
          </table:table-cell>
          <table:table-cell office:value-type="float" office:value="1.69183" calcext:value-type="float">
            <text:p>1.69183</text:p>
          </table:table-cell>
          <table:table-cell office:value-type="float" office:value="135.5604" calcext:value-type="float">
            <text:p>135.5604</text:p>
          </table:table-cell>
          <table:table-cell office:value-type="float" office:value="5" calcext:value-type="float">
            <text:p>5</text:p>
          </table:table-cell>
          <table:table-cell office:value-type="float" office:value="-3.560823" calcext:value-type="float">
            <text:p>-3.560823</text:p>
          </table:table-cell>
          <table:table-cell office:value-type="float" office:value="38.62761" calcext:value-type="float">
            <text:p>38.62761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31048" calcext:value-type="float">
            <text:p>0.01231048</text:p>
          </table:table-cell>
          <table:table-cell office:value-type="float" office:value="1165.5" calcext:value-type="float">
            <text:p>1165.5</text:p>
          </table:table-cell>
          <table:table-cell office:value-type="float" office:value="1.339023" calcext:value-type="float">
            <text:p>1.339023</text:p>
          </table:table-cell>
          <table:table-cell office:value-type="float" office:value="0" calcext:value-type="float">
            <text:p>0</text:p>
          </table:table-cell>
          <table:table-cell office:value-type="float" office:value="0.6327599" calcext:value-type="float">
            <text:p>0.6327599</text:p>
          </table:table-cell>
          <table:table-cell office:value-type="float" office:value="0.4820688" calcext:value-type="float">
            <text:p>0.4820688</text:p>
          </table:table-cell>
          <table:table-cell office:value-type="float" office:value="0.3794585" calcext:value-type="float">
            <text:p>0.3794585</text:p>
          </table:table-cell>
          <table:table-cell office:value-type="float" office:value="0.09484585" calcext:value-type="float">
            <text:p>0.09484585</text:p>
          </table:table-cell>
          <table:table-cell office:value-type="float" office:value="0.07807893" calcext:value-type="float">
            <text:p>0.07807893</text:p>
          </table:table-cell>
          <table:table-cell office:value-type="float" office:value="0.03872139" calcext:value-type="float">
            <text:p>0.03872139</text:p>
          </table:table-cell>
          <table:table-cell office:value-type="float" office:value="0.03988202" calcext:value-type="float">
            <text:p>0.03988202</text:p>
          </table:table-cell>
          <table:table-cell office:value-type="float" office:value="0.07961865" calcext:value-type="float">
            <text:p>0.07961865</text:p>
          </table:table-cell>
          <table:table-cell office:value-type="float" office:value="0.1499434" calcext:value-type="float">
            <text:p>0.1499434</text:p>
          </table:table-cell>
          <table:table-cell office:value-type="float" office:value="0.1538941" calcext:value-type="float">
            <text:p>0.1538941</text:p>
          </table:table-cell>
          <table:table-cell office:value-type="float" office:value="0.1625271" calcext:value-type="float">
            <text:p>0.1625271</text:p>
          </table:table-cell>
          <table:table-cell office:value-type="float" office:value="0.1697315" calcext:value-type="float">
            <text:p>0.1697315</text:p>
          </table:table-cell>
          <table:table-cell office:value-type="float" office:value="0.1855619" calcext:value-type="float">
            <text:p>0.1855619</text:p>
          </table:table-cell>
          <table:table-cell office:value-type="float" office:value="0.1892116" calcext:value-type="float">
            <text:p>0.1892116</text:p>
          </table:table-cell>
          <table:table-cell office:value-type="float" office:value="0" calcext:value-type="float">
            <text:p>0</text:p>
          </table:table-cell>
          <table:table-cell office:value-type="float" office:value="43.20956" calcext:value-type="float">
            <text:p>43.20956</text:p>
          </table:table-cell>
          <table:table-cell office:value-type="float" office:value="39.08994" calcext:value-type="float">
            <text:p>39.08994</text:p>
          </table:table-cell>
          <table:table-cell office:value-type="float" office:value="33.20593" calcext:value-type="float">
            <text:p>33.20593</text:p>
          </table:table-cell>
          <table:table-cell office:value-type="float" office:value="7.481617" calcext:value-type="float">
            <text:p>7.481617</text:p>
          </table:table-cell>
          <table:table-cell office:value-type="float" office:value="5.592042" calcext:value-type="float">
            <text:p>5.592042</text:p>
          </table:table-cell>
          <table:table-cell office:value-type="float" office:value="2.24242" calcext:value-type="float">
            <text:p>2.24242</text:p>
          </table:table-cell>
          <table:table-cell office:value-type="float" office:value="2.308569" calcext:value-type="float">
            <text:p>2.308569</text:p>
          </table:table-cell>
          <table:table-cell office:value-type="float" office:value="4.719228" calcext:value-type="float">
            <text:p>4.719228</text:p>
          </table:table-cell>
          <table:table-cell office:value-type="float" office:value="8.036833" calcext:value-type="float">
            <text:p>8.036833</text:p>
          </table:table-cell>
          <table:table-cell office:value-type="float" office:value="8.628064" calcext:value-type="float">
            <text:p>8.628064</text:p>
          </table:table-cell>
          <table:table-cell office:value-type="float" office:value="9.556874" calcext:value-type="float">
            <text:p>9.556874</text:p>
          </table:table-cell>
          <table:table-cell office:value-type="float" office:value="10.17149" calcext:value-type="float">
            <text:p>10.17149</text:p>
          </table:table-cell>
          <table:table-cell office:value-type="float" office:value="11.76174" calcext:value-type="float">
            <text:p>11.76174</text:p>
          </table:table-cell>
          <table:table-cell office:value-type="float" office:value="12.1296" calcext:value-type="float">
            <text:p>12.1296</text:p>
          </table:table-cell>
          <table:table-cell office:value-type="float" office:value="0" calcext:value-type="float">
            <text:p>0</text:p>
          </table:table-cell>
          <table:table-cell office:value-type="float" office:value="2.220641" calcext:value-type="float">
            <text:p>2.220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48105" calcext:value-type="float">
            <text:p>3.74810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5" calcext:value-type="float">
            <text:p>9092005</text:p>
          </table:table-cell>
          <table:table-cell office:value-type="float" office:value="1.699486" calcext:value-type="float">
            <text:p>1.699486</text:p>
          </table:table-cell>
          <table:table-cell office:value-type="float" office:value="135.5554" calcext:value-type="float">
            <text:p>135.5554</text:p>
          </table:table-cell>
          <table:table-cell office:value-type="float" office:value="5" calcext:value-type="float">
            <text:p>5</text:p>
          </table:table-cell>
          <table:table-cell office:value-type="float" office:value="-3.547169" calcext:value-type="float">
            <text:p>-3.547169</text:p>
          </table:table-cell>
          <table:table-cell office:value-type="float" office:value="38.64522" calcext:value-type="float">
            <text:p>38.64522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1583" calcext:value-type="float">
            <text:p>0.0121583</text:p>
          </table:table-cell>
          <table:table-cell office:value-type="float" office:value="1165.493" calcext:value-type="float">
            <text:p>1165.493</text:p>
          </table:table-cell>
          <table:table-cell office:value-type="float" office:value="1.332232" calcext:value-type="float">
            <text:p>1.332232</text:p>
          </table:table-cell>
          <table:table-cell office:value-type="float" office:value="0" calcext:value-type="float">
            <text:p>0</text:p>
          </table:table-cell>
          <table:table-cell office:value-type="float" office:value="0.7359239" calcext:value-type="float">
            <text:p>0.7359239</text:p>
          </table:table-cell>
          <table:table-cell office:value-type="float" office:value="0.5060703" calcext:value-type="float">
            <text:p>0.5060703</text:p>
          </table:table-cell>
          <table:table-cell office:value-type="float" office:value="0.3997858" calcext:value-type="float">
            <text:p>0.3997858</text:p>
          </table:table-cell>
          <table:table-cell office:value-type="float" office:value="0.1003034" calcext:value-type="float">
            <text:p>0.1003034</text:p>
          </table:table-cell>
          <table:table-cell office:value-type="float" office:value="0.08243687" calcext:value-type="float">
            <text:p>0.08243687</text:p>
          </table:table-cell>
          <table:table-cell office:value-type="float" office:value="0.04026362" calcext:value-type="float">
            <text:p>0.04026362</text:p>
          </table:table-cell>
          <table:table-cell office:value-type="float" office:value="0.0408453" calcext:value-type="float">
            <text:p>0.0408453</text:p>
          </table:table-cell>
          <table:table-cell office:value-type="float" office:value="0.07986645" calcext:value-type="float">
            <text:p>0.07986645</text:p>
          </table:table-cell>
          <table:table-cell office:value-type="float" office:value="0.1501164" calcext:value-type="float">
            <text:p>0.1501164</text:p>
          </table:table-cell>
          <table:table-cell office:value-type="float" office:value="0.1540004" calcext:value-type="float">
            <text:p>0.1540004</text:p>
          </table:table-cell>
          <table:table-cell office:value-type="float" office:value="0.1626258" calcext:value-type="float">
            <text:p>0.1626258</text:p>
          </table:table-cell>
          <table:table-cell office:value-type="float" office:value="0.1697999" calcext:value-type="float">
            <text:p>0.1697999</text:p>
          </table:table-cell>
          <table:table-cell office:value-type="float" office:value="0.1855654" calcext:value-type="float">
            <text:p>0.1855654</text:p>
          </table:table-cell>
          <table:table-cell office:value-type="float" office:value="0.18924" calcext:value-type="float">
            <text:p>0.18924</text:p>
          </table:table-cell>
          <table:table-cell office:value-type="float" office:value="0" calcext:value-type="float">
            <text:p>0</text:p>
          </table:table-cell>
          <table:table-cell office:value-type="float" office:value="43.25172" calcext:value-type="float">
            <text:p>43.25172</text:p>
          </table:table-cell>
          <table:table-cell office:value-type="float" office:value="39.11154" calcext:value-type="float">
            <text:p>39.11154</text:p>
          </table:table-cell>
          <table:table-cell office:value-type="float" office:value="33.22475" calcext:value-type="float">
            <text:p>33.22475</text:p>
          </table:table-cell>
          <table:table-cell office:value-type="float" office:value="7.48845" calcext:value-type="float">
            <text:p>7.48845</text:p>
          </table:table-cell>
          <table:table-cell office:value-type="float" office:value="5.598722" calcext:value-type="float">
            <text:p>5.598722</text:p>
          </table:table-cell>
          <table:table-cell office:value-type="float" office:value="2.245059" calcext:value-type="float">
            <text:p>2.245059</text:p>
          </table:table-cell>
          <table:table-cell office:value-type="float" office:value="2.311161" calcext:value-type="float">
            <text:p>2.311161</text:p>
          </table:table-cell>
          <table:table-cell office:value-type="float" office:value="4.724049" calcext:value-type="float">
            <text:p>4.724049</text:p>
          </table:table-cell>
          <table:table-cell office:value-type="float" office:value="8.042735" calcext:value-type="float">
            <text:p>8.042735</text:p>
          </table:table-cell>
          <table:table-cell office:value-type="float" office:value="8.633322" calcext:value-type="float">
            <text:p>8.633322</text:p>
          </table:table-cell>
          <table:table-cell office:value-type="float" office:value="9.561399" calcext:value-type="float">
            <text:p>9.561399</text:p>
          </table:table-cell>
          <table:table-cell office:value-type="float" office:value="10.1756" calcext:value-type="float">
            <text:p>10.1756</text:p>
          </table:table-cell>
          <table:table-cell office:value-type="float" office:value="11.76391" calcext:value-type="float">
            <text:p>11.76391</text:p>
          </table:table-cell>
          <table:table-cell office:value-type="float" office:value="12.13162" calcext:value-type="float">
            <text:p>12.13162</text:p>
          </table:table-cell>
          <table:table-cell office:value-type="float" office:value="0" calcext:value-type="float">
            <text:p>0</text:p>
          </table:table-cell>
          <table:table-cell office:value-type="float" office:value="2.349788" calcext:value-type="float">
            <text:p>2.349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58528" calcext:value-type="float">
            <text:p>3.7585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5" calcext:value-type="float">
            <text:p>10092005</text:p>
          </table:table-cell>
          <table:table-cell office:value-type="float" office:value="1.708553" calcext:value-type="float">
            <text:p>1.708553</text:p>
          </table:table-cell>
          <table:table-cell office:value-type="float" office:value="135.5499" calcext:value-type="float">
            <text:p>135.5499</text:p>
          </table:table-cell>
          <table:table-cell office:value-type="float" office:value="5" calcext:value-type="float">
            <text:p>5</text:p>
          </table:table-cell>
          <table:table-cell office:value-type="float" office:value="-3.531829" calcext:value-type="float">
            <text:p>-3.531829</text:p>
          </table:table-cell>
          <table:table-cell office:value-type="float" office:value="38.6633" calcext:value-type="float">
            <text:p>38.6633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12519" calcext:value-type="float">
            <text:p>0.01212519</text:p>
          </table:table-cell>
          <table:table-cell office:value-type="float" office:value="1165.486" calcext:value-type="float">
            <text:p>1165.486</text:p>
          </table:table-cell>
          <table:table-cell office:value-type="float" office:value="1.324883" calcext:value-type="float">
            <text:p>1.324883</text:p>
          </table:table-cell>
          <table:table-cell office:value-type="float" office:value="0" calcext:value-type="float">
            <text:p>0</text:p>
          </table:table-cell>
          <table:table-cell office:value-type="float" office:value="0.7172852" calcext:value-type="float">
            <text:p>0.7172852</text:p>
          </table:table-cell>
          <table:table-cell office:value-type="float" office:value="0.5202422" calcext:value-type="float">
            <text:p>0.5202422</text:p>
          </table:table-cell>
          <table:table-cell office:value-type="float" office:value="0.4148035" calcext:value-type="float">
            <text:p>0.4148035</text:p>
          </table:table-cell>
          <table:table-cell office:value-type="float" office:value="0.1045818" calcext:value-type="float">
            <text:p>0.1045818</text:p>
          </table:table-cell>
          <table:table-cell office:value-type="float" office:value="0.08589234" calcext:value-type="float">
            <text:p>0.08589234</text:p>
          </table:table-cell>
          <table:table-cell office:value-type="float" office:value="0.04204242" calcext:value-type="float">
            <text:p>0.04204242</text:p>
          </table:table-cell>
          <table:table-cell office:value-type="float" office:value="0.04187552" calcext:value-type="float">
            <text:p>0.04187552</text:p>
          </table:table-cell>
          <table:table-cell office:value-type="float" office:value="0.08017771" calcext:value-type="float">
            <text:p>0.08017771</text:p>
          </table:table-cell>
          <table:table-cell office:value-type="float" office:value="0.150277" calcext:value-type="float">
            <text:p>0.150277</text:p>
          </table:table-cell>
          <table:table-cell office:value-type="float" office:value="0.1540845" calcext:value-type="float">
            <text:p>0.1540845</text:p>
          </table:table-cell>
          <table:table-cell office:value-type="float" office:value="0.1626958" calcext:value-type="float">
            <text:p>0.1626958</text:p>
          </table:table-cell>
          <table:table-cell office:value-type="float" office:value="0.1698429" calcext:value-type="float">
            <text:p>0.1698429</text:p>
          </table:table-cell>
          <table:table-cell office:value-type="float" office:value="0.1855845" calcext:value-type="float">
            <text:p>0.1855845</text:p>
          </table:table-cell>
          <table:table-cell office:value-type="float" office:value="0.1892605" calcext:value-type="float">
            <text:p>0.1892605</text:p>
          </table:table-cell>
          <table:table-cell office:value-type="float" office:value="0" calcext:value-type="float">
            <text:p>0</text:p>
          </table:table-cell>
          <table:table-cell office:value-type="float" office:value="43.29906" calcext:value-type="float">
            <text:p>43.29906</text:p>
          </table:table-cell>
          <table:table-cell office:value-type="float" office:value="39.13718" calcext:value-type="float">
            <text:p>39.13718</text:p>
          </table:table-cell>
          <table:table-cell office:value-type="float" office:value="33.24706" calcext:value-type="float">
            <text:p>33.24706</text:p>
          </table:table-cell>
          <table:table-cell office:value-type="float" office:value="7.496244" calcext:value-type="float">
            <text:p>7.496244</text:p>
          </table:table-cell>
          <table:table-cell office:value-type="float" office:value="5.606165" calcext:value-type="float">
            <text:p>5.606165</text:p>
          </table:table-cell>
          <table:table-cell office:value-type="float" office:value="2.247905" calcext:value-type="float">
            <text:p>2.247905</text:p>
          </table:table-cell>
          <table:table-cell office:value-type="float" office:value="2.3138" calcext:value-type="float">
            <text:p>2.3138</text:p>
          </table:table-cell>
          <table:table-cell office:value-type="float" office:value="4.728873" calcext:value-type="float">
            <text:p>4.728873</text:p>
          </table:table-cell>
          <table:table-cell office:value-type="float" office:value="8.048587" calcext:value-type="float">
            <text:p>8.048587</text:p>
          </table:table-cell>
          <table:table-cell office:value-type="float" office:value="8.638561" calcext:value-type="float">
            <text:p>8.638561</text:p>
          </table:table-cell>
          <table:table-cell office:value-type="float" office:value="9.565925" calcext:value-type="float">
            <text:p>9.565925</text:p>
          </table:table-cell>
          <table:table-cell office:value-type="float" office:value="10.17971" calcext:value-type="float">
            <text:p>10.17971</text:p>
          </table:table-cell>
          <table:table-cell office:value-type="float" office:value="11.76608" calcext:value-type="float">
            <text:p>11.76608</text:p>
          </table:table-cell>
          <table:table-cell office:value-type="float" office:value="12.13364" calcext:value-type="float">
            <text:p>12.13364</text:p>
          </table:table-cell>
          <table:table-cell office:value-type="float" office:value="0" calcext:value-type="float">
            <text:p>0</text:p>
          </table:table-cell>
          <table:table-cell office:value-type="float" office:value="1.860558" calcext:value-type="float">
            <text:p>1.860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69519" calcext:value-type="float">
            <text:p>3.7695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5" calcext:value-type="float">
            <text:p>11092005</text:p>
          </table:table-cell>
          <table:table-cell office:value-type="float" office:value="1.705392" calcext:value-type="float">
            <text:p>1.705392</text:p>
          </table:table-cell>
          <table:table-cell office:value-type="float" office:value="135.5444" calcext:value-type="float">
            <text:p>135.5444</text:p>
          </table:table-cell>
          <table:table-cell office:value-type="float" office:value="5" calcext:value-type="float">
            <text:p>5</text:p>
          </table:table-cell>
          <table:table-cell office:value-type="float" office:value="-3.529008" calcext:value-type="float">
            <text:p>-3.529008</text:p>
          </table:table-cell>
          <table:table-cell office:value-type="float" office:value="38.68143" calcext:value-type="float">
            <text:p>38.68143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12519" calcext:value-type="float">
            <text:p>0.01212519</text:p>
          </table:table-cell>
          <table:table-cell office:value-type="float" office:value="1165.479" calcext:value-type="float">
            <text:p>1165.479</text:p>
          </table:table-cell>
          <table:table-cell office:value-type="float" office:value="1.318272" calcext:value-type="float">
            <text:p>1.318272</text:p>
          </table:table-cell>
          <table:table-cell office:value-type="float" office:value="0" calcext:value-type="float">
            <text:p>0</text:p>
          </table:table-cell>
          <table:table-cell office:value-type="float" office:value="0.614225" calcext:value-type="float">
            <text:p>0.614225</text:p>
          </table:table-cell>
          <table:table-cell office:value-type="float" office:value="0.5105391" calcext:value-type="float">
            <text:p>0.5105391</text:p>
          </table:table-cell>
          <table:table-cell office:value-type="float" office:value="0.4122024" calcext:value-type="float">
            <text:p>0.4122024</text:p>
          </table:table-cell>
          <table:table-cell office:value-type="float" office:value="0.1045981" calcext:value-type="float">
            <text:p>0.1045981</text:p>
          </table:table-cell>
          <table:table-cell office:value-type="float" office:value="0.08608904" calcext:value-type="float">
            <text:p>0.08608904</text:p>
          </table:table-cell>
          <table:table-cell office:value-type="float" office:value="0.04294388" calcext:value-type="float">
            <text:p>0.04294388</text:p>
          </table:table-cell>
          <table:table-cell office:value-type="float" office:value="0.0427034" calcext:value-type="float">
            <text:p>0.0427034</text:p>
          </table:table-cell>
          <table:table-cell office:value-type="float" office:value="0.08049208" calcext:value-type="float">
            <text:p>0.08049208</text:p>
          </table:table-cell>
          <table:table-cell office:value-type="float" office:value="0.150419" calcext:value-type="float">
            <text:p>0.150419</text:p>
          </table:table-cell>
          <table:table-cell office:value-type="float" office:value="0.1541473" calcext:value-type="float">
            <text:p>0.1541473</text:p>
          </table:table-cell>
          <table:table-cell office:value-type="float" office:value="0.1627413" calcext:value-type="float">
            <text:p>0.1627413</text:p>
          </table:table-cell>
          <table:table-cell office:value-type="float" office:value="0.1698752" calcext:value-type="float">
            <text:p>0.1698752</text:p>
          </table:table-cell>
          <table:table-cell office:value-type="float" office:value="0.1856075" calcext:value-type="float">
            <text:p>0.1856075</text:p>
          </table:table-cell>
          <table:table-cell office:value-type="float" office:value="0.1892831" calcext:value-type="float">
            <text:p>0.1892831</text:p>
          </table:table-cell>
          <table:table-cell office:value-type="float" office:value="0" calcext:value-type="float">
            <text:p>0</text:p>
          </table:table-cell>
          <table:table-cell office:value-type="float" office:value="43.34103" calcext:value-type="float">
            <text:p>43.34103</text:p>
          </table:table-cell>
          <table:table-cell office:value-type="float" office:value="39.16311" calcext:value-type="float">
            <text:p>39.16311</text:p>
          </table:table-cell>
          <table:table-cell office:value-type="float" office:value="33.27026" calcext:value-type="float">
            <text:p>33.27026</text:p>
          </table:table-cell>
          <table:table-cell office:value-type="float" office:value="7.504503" calcext:value-type="float">
            <text:p>7.504503</text:p>
          </table:table-cell>
          <table:table-cell office:value-type="float" office:value="5.613923" calcext:value-type="float">
            <text:p>5.613923</text:p>
          </table:table-cell>
          <table:table-cell office:value-type="float" office:value="2.250926" calcext:value-type="float">
            <text:p>2.250926</text:p>
          </table:table-cell>
          <table:table-cell office:value-type="float" office:value="2.316481" calcext:value-type="float">
            <text:p>2.316481</text:p>
          </table:table-cell>
          <table:table-cell office:value-type="float" office:value="4.73371" calcext:value-type="float">
            <text:p>4.73371</text:p>
          </table:table-cell>
          <table:table-cell office:value-type="float" office:value="8.054438" calcext:value-type="float">
            <text:p>8.054438</text:p>
          </table:table-cell>
          <table:table-cell office:value-type="float" office:value="8.6438" calcext:value-type="float">
            <text:p>8.6438</text:p>
          </table:table-cell>
          <table:table-cell office:value-type="float" office:value="9.570435" calcext:value-type="float">
            <text:p>9.570435</text:p>
          </table:table-cell>
          <table:table-cell office:value-type="float" office:value="10.18381" calcext:value-type="float">
            <text:p>10.18381</text:p>
          </table:table-cell>
          <table:table-cell office:value-type="float" office:value="11.76825" calcext:value-type="float">
            <text:p>11.76825</text:p>
          </table:table-cell>
          <table:table-cell office:value-type="float" office:value="12.13569" calcext:value-type="float">
            <text:p>12.13569</text:p>
          </table:table-cell>
          <table:table-cell office:value-type="float" office:value="0" calcext:value-type="float">
            <text:p>0</text:p>
          </table:table-cell>
          <table:table-cell office:value-type="float" office:value="1.487824" calcext:value-type="float">
            <text:p>1.487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0211" calcext:value-type="float">
            <text:p>3.78021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5" calcext:value-type="float">
            <text:p>12092005</text:p>
          </table:table-cell>
          <table:table-cell office:value-type="float" office:value="1.702462" calcext:value-type="float">
            <text:p>1.702462</text:p>
          </table:table-cell>
          <table:table-cell office:value-type="float" office:value="135.5387" calcext:value-type="float">
            <text:p>135.5387</text:p>
          </table:table-cell>
          <table:table-cell office:value-type="float" office:value="5" calcext:value-type="float">
            <text:p>5</text:p>
          </table:table-cell>
          <table:table-cell office:value-type="float" office:value="-3.525982" calcext:value-type="float">
            <text:p>-3.525982</text:p>
          </table:table-cell>
          <table:table-cell office:value-type="float" office:value="38.69948" calcext:value-type="float">
            <text:p>38.69948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12519" calcext:value-type="float">
            <text:p>0.01212519</text:p>
          </table:table-cell>
          <table:table-cell office:value-type="float" office:value="1165.472" calcext:value-type="float">
            <text:p>1165.472</text:p>
          </table:table-cell>
          <table:table-cell office:value-type="float" office:value="1.312064" calcext:value-type="float">
            <text:p>1.312064</text:p>
          </table:table-cell>
          <table:table-cell office:value-type="float" office:value="0" calcext:value-type="float">
            <text:p>0</text:p>
          </table:table-cell>
          <table:table-cell office:value-type="float" office:value="0.5847889" calcext:value-type="float">
            <text:p>0.5847889</text:p>
          </table:table-cell>
          <table:table-cell office:value-type="float" office:value="0.5110782" calcext:value-type="float">
            <text:p>0.5110782</text:p>
          </table:table-cell>
          <table:table-cell office:value-type="float" office:value="0.4146422" calcext:value-type="float">
            <text:p>0.4146422</text:p>
          </table:table-cell>
          <table:table-cell office:value-type="float" office:value="0.1053776" calcext:value-type="float">
            <text:p>0.1053776</text:p>
          </table:table-cell>
          <table:table-cell office:value-type="float" office:value="0.0867698" calcext:value-type="float">
            <text:p>0.0867698</text:p>
          </table:table-cell>
          <table:table-cell office:value-type="float" office:value="0.04362813" calcext:value-type="float">
            <text:p>0.04362813</text:p>
          </table:table-cell>
          <table:table-cell office:value-type="float" office:value="0.04347081" calcext:value-type="float">
            <text:p>0.04347081</text:p>
          </table:table-cell>
          <table:table-cell office:value-type="float" office:value="0.0807796" calcext:value-type="float">
            <text:p>0.0807796</text:p>
          </table:table-cell>
          <table:table-cell office:value-type="float" office:value="0.1505845" calcext:value-type="float">
            <text:p>0.1505845</text:p>
          </table:table-cell>
          <table:table-cell office:value-type="float" office:value="0.1542211" calcext:value-type="float">
            <text:p>0.1542211</text:p>
          </table:table-cell>
          <table:table-cell office:value-type="float" office:value="0.1627935" calcext:value-type="float">
            <text:p>0.1627935</text:p>
          </table:table-cell>
          <table:table-cell office:value-type="float" office:value="0.1699153" calcext:value-type="float">
            <text:p>0.1699153</text:p>
          </table:table-cell>
          <table:table-cell office:value-type="float" office:value="0.1856302" calcext:value-type="float">
            <text:p>0.1856302</text:p>
          </table:table-cell>
          <table:table-cell office:value-type="float" office:value="0.1893054" calcext:value-type="float">
            <text:p>0.1893054</text:p>
          </table:table-cell>
          <table:table-cell office:value-type="float" office:value="0" calcext:value-type="float">
            <text:p>0</text:p>
          </table:table-cell>
          <table:table-cell office:value-type="float" office:value="43.37405" calcext:value-type="float">
            <text:p>43.37405</text:p>
          </table:table-cell>
          <table:table-cell office:value-type="float" office:value="39.18885" calcext:value-type="float">
            <text:p>39.18885</text:p>
          </table:table-cell>
          <table:table-cell office:value-type="float" office:value="33.29353" calcext:value-type="float">
            <text:p>33.29353</text:p>
          </table:table-cell>
          <table:table-cell office:value-type="float" office:value="7.512876" calcext:value-type="float">
            <text:p>7.512876</text:p>
          </table:table-cell>
          <table:table-cell office:value-type="float" office:value="5.621756" calcext:value-type="float">
            <text:p>5.621756</text:p>
          </table:table-cell>
          <table:table-cell office:value-type="float" office:value="2.254032" calcext:value-type="float">
            <text:p>2.254032</text:p>
          </table:table-cell>
          <table:table-cell office:value-type="float" office:value="2.319191" calcext:value-type="float">
            <text:p>2.319191</text:p>
          </table:table-cell>
          <table:table-cell office:value-type="float" office:value="4.738559" calcext:value-type="float">
            <text:p>4.738559</text:p>
          </table:table-cell>
          <table:table-cell office:value-type="float" office:value="8.060287" calcext:value-type="float">
            <text:p>8.060287</text:p>
          </table:table-cell>
          <table:table-cell office:value-type="float" office:value="8.64904" calcext:value-type="float">
            <text:p>8.64904</text:p>
          </table:table-cell>
          <table:table-cell office:value-type="float" office:value="9.574903" calcext:value-type="float">
            <text:p>9.574903</text:p>
          </table:table-cell>
          <table:table-cell office:value-type="float" office:value="10.18792" calcext:value-type="float">
            <text:p>10.18792</text:p>
          </table:table-cell>
          <table:table-cell office:value-type="float" office:value="11.77042" calcext:value-type="float">
            <text:p>11.77042</text:p>
          </table:table-cell>
          <table:table-cell office:value-type="float" office:value="12.13774" calcext:value-type="float">
            <text:p>12.13774</text:p>
          </table:table-cell>
          <table:table-cell office:value-type="float" office:value="0" calcext:value-type="float">
            <text:p>0</text:p>
          </table:table-cell>
          <table:table-cell office:value-type="float" office:value="1.136741" calcext:value-type="float">
            <text:p>1.136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096" calcext:value-type="float">
            <text:p>3.790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5" calcext:value-type="float">
            <text:p>13092005</text:p>
          </table:table-cell>
          <table:table-cell office:value-type="float" office:value="1.698844" calcext:value-type="float">
            <text:p>1.698844</text:p>
          </table:table-cell>
          <table:table-cell office:value-type="float" office:value="135.5334" calcext:value-type="float">
            <text:p>135.5334</text:p>
          </table:table-cell>
          <table:table-cell office:value-type="float" office:value="5" calcext:value-type="float">
            <text:p>5</text:p>
          </table:table-cell>
          <table:table-cell office:value-type="float" office:value="-3.524451" calcext:value-type="float">
            <text:p>-3.524451</text:p>
          </table:table-cell>
          <table:table-cell office:value-type="float" office:value="38.71718" calcext:value-type="float">
            <text:p>38.71718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205984" calcext:value-type="float">
            <text:p>0.01205984</text:p>
          </table:table-cell>
          <table:table-cell office:value-type="float" office:value="1165.465" calcext:value-type="float">
            <text:p>1165.465</text:p>
          </table:table-cell>
          <table:table-cell office:value-type="float" office:value="1.307456" calcext:value-type="float">
            <text:p>1.307456</text:p>
          </table:table-cell>
          <table:table-cell office:value-type="float" office:value="0" calcext:value-type="float">
            <text:p>0</text:p>
          </table:table-cell>
          <table:table-cell office:value-type="float" office:value="0.4535173" calcext:value-type="float">
            <text:p>0.4535173</text:p>
          </table:table-cell>
          <table:table-cell office:value-type="float" office:value="0.4613326" calcext:value-type="float">
            <text:p>0.4613326</text:p>
          </table:table-cell>
          <table:table-cell office:value-type="float" office:value="0.3860599" calcext:value-type="float">
            <text:p>0.3860599</text:p>
          </table:table-cell>
          <table:table-cell office:value-type="float" office:value="0.09941292" calcext:value-type="float">
            <text:p>0.09941292</text:p>
          </table:table-cell>
          <table:table-cell office:value-type="float" office:value="0.08265653" calcext:value-type="float">
            <text:p>0.08265653</text:p>
          </table:table-cell>
          <table:table-cell office:value-type="float" office:value="0.04299447" calcext:value-type="float">
            <text:p>0.04299447</text:p>
          </table:table-cell>
          <table:table-cell office:value-type="float" office:value="0.04368221" calcext:value-type="float">
            <text:p>0.04368221</text:p>
          </table:table-cell>
          <table:table-cell office:value-type="float" office:value="0.08098368" calcext:value-type="float">
            <text:p>0.08098368</text:p>
          </table:table-cell>
          <table:table-cell office:value-type="float" office:value="0.1506936" calcext:value-type="float">
            <text:p>0.1506936</text:p>
          </table:table-cell>
          <table:table-cell office:value-type="float" office:value="0.1542671" calcext:value-type="float">
            <text:p>0.1542671</text:p>
          </table:table-cell>
          <table:table-cell office:value-type="float" office:value="0.1628165" calcext:value-type="float">
            <text:p>0.1628165</text:p>
          </table:table-cell>
          <table:table-cell office:value-type="float" office:value="0.169943" calcext:value-type="float">
            <text:p>0.169943</text:p>
          </table:table-cell>
          <table:table-cell office:value-type="float" office:value="0.1857424" calcext:value-type="float">
            <text:p>0.1857424</text:p>
          </table:table-cell>
          <table:table-cell office:value-type="float" office:value="0.1892938" calcext:value-type="float">
            <text:p>0.1892938</text:p>
          </table:table-cell>
          <table:table-cell office:value-type="float" office:value="0" calcext:value-type="float">
            <text:p>0</text:p>
          </table:table-cell>
          <table:table-cell office:value-type="float" office:value="43.39848" calcext:value-type="float">
            <text:p>43.39848</text:p>
          </table:table-cell>
          <table:table-cell office:value-type="float" office:value="39.21151" calcext:value-type="float">
            <text:p>39.21151</text:p>
          </table:table-cell>
          <table:table-cell office:value-type="float" office:value="33.3154" calcext:value-type="float">
            <text:p>33.3154</text:p>
          </table:table-cell>
          <table:table-cell office:value-type="float" office:value="7.520993" calcext:value-type="float">
            <text:p>7.520993</text:p>
          </table:table-cell>
          <table:table-cell office:value-type="float" office:value="5.629453" calcext:value-type="float">
            <text:p>5.629453</text:p>
          </table:table-cell>
          <table:table-cell office:value-type="float" office:value="2.257169" calcext:value-type="float">
            <text:p>2.257169</text:p>
          </table:table-cell>
          <table:table-cell office:value-type="float" office:value="2.321918" calcext:value-type="float">
            <text:p>2.321918</text:p>
          </table:table-cell>
          <table:table-cell office:value-type="float" office:value="4.743412" calcext:value-type="float">
            <text:p>4.743412</text:p>
          </table:table-cell>
          <table:table-cell office:value-type="float" office:value="8.066066" calcext:value-type="float">
            <text:p>8.066066</text:p>
          </table:table-cell>
          <table:table-cell office:value-type="float" office:value="8.654249" calcext:value-type="float">
            <text:p>8.654249</text:p>
          </table:table-cell>
          <table:table-cell office:value-type="float" office:value="9.579371" calcext:value-type="float">
            <text:p>9.579371</text:p>
          </table:table-cell>
          <table:table-cell office:value-type="float" office:value="10.19203" calcext:value-type="float">
            <text:p>10.19203</text:p>
          </table:table-cell>
          <table:table-cell office:value-type="float" office:value="11.7726" calcext:value-type="float">
            <text:p>11.7726</text:p>
          </table:table-cell>
          <table:table-cell office:value-type="float" office:value="12.13978" calcext:value-type="float">
            <text:p>12.13978</text:p>
          </table:table-cell>
          <table:table-cell office:value-type="float" office:value="0" calcext:value-type="float">
            <text:p>0</text:p>
          </table:table-cell>
          <table:table-cell office:value-type="float" office:value="0.7242685" calcext:value-type="float">
            <text:p>0.7242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00518" calcext:value-type="float">
            <text:p>3.8005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5" calcext:value-type="float">
            <text:p>14092005</text:p>
          </table:table-cell>
          <table:table-cell office:value-type="float" office:value="1.69691" calcext:value-type="float">
            <text:p>1.69691</text:p>
          </table:table-cell>
          <table:table-cell office:value-type="float" office:value="135.5289" calcext:value-type="float">
            <text:p>135.5289</text:p>
          </table:table-cell>
          <table:table-cell office:value-type="float" office:value="5" calcext:value-type="float">
            <text:p>5</text:p>
          </table:table-cell>
          <table:table-cell office:value-type="float" office:value="-3.522278" calcext:value-type="float">
            <text:p>-3.522278</text:p>
          </table:table-cell>
          <table:table-cell office:value-type="float" office:value="38.7336" calcext:value-type="float">
            <text:p>38.7336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190111" calcext:value-type="float">
            <text:p>0.01190111</text:p>
          </table:table-cell>
          <table:table-cell office:value-type="float" office:value="1165.458" calcext:value-type="float">
            <text:p>1165.458</text:p>
          </table:table-cell>
          <table:table-cell office:value-type="float" office:value="1.304022" calcext:value-type="float">
            <text:p>1.304022</text:p>
          </table:table-cell>
          <table:table-cell office:value-type="float" office:value="0" calcext:value-type="float">
            <text:p>0</text:p>
          </table:table-cell>
          <table:table-cell office:value-type="float" office:value="0.4085361" calcext:value-type="float">
            <text:p>0.4085361</text:p>
          </table:table-cell>
          <table:table-cell office:value-type="float" office:value="0.4270163" calcext:value-type="float">
            <text:p>0.4270163</text:p>
          </table:table-cell>
          <table:table-cell office:value-type="float" office:value="0.3553179" calcext:value-type="float">
            <text:p>0.3553179</text:p>
          </table:table-cell>
          <table:table-cell office:value-type="float" office:value="0.09037231" calcext:value-type="float">
            <text:p>0.09037231</text:p>
          </table:table-cell>
          <table:table-cell office:value-type="float" office:value="0.07531209" calcext:value-type="float">
            <text:p>0.07531209</text:p>
          </table:table-cell>
          <table:table-cell office:value-type="float" office:value="0.03969898" calcext:value-type="float">
            <text:p>0.03969898</text:p>
          </table:table-cell>
          <table:table-cell office:value-type="float" office:value="0.04255246" calcext:value-type="float">
            <text:p>0.04255246</text:p>
          </table:table-cell>
          <table:table-cell office:value-type="float" office:value="0.0808887" calcext:value-type="float">
            <text:p>0.0808887</text:p>
          </table:table-cell>
          <table:table-cell office:value-type="float" office:value="0.1507985" calcext:value-type="float">
            <text:p>0.1507985</text:p>
          </table:table-cell>
          <table:table-cell office:value-type="float" office:value="0.1543308" calcext:value-type="float">
            <text:p>0.1543308</text:p>
          </table:table-cell>
          <table:table-cell office:value-type="float" office:value="0.1628551" calcext:value-type="float">
            <text:p>0.1628551</text:p>
          </table:table-cell>
          <table:table-cell office:value-type="float" office:value="0.1699794" calcext:value-type="float">
            <text:p>0.1699794</text:p>
          </table:table-cell>
          <table:table-cell office:value-type="float" office:value="0.1857005" calcext:value-type="float">
            <text:p>0.1857005</text:p>
          </table:table-cell>
          <table:table-cell office:value-type="float" office:value="0.1893371" calcext:value-type="float">
            <text:p>0.1893371</text:p>
          </table:table-cell>
          <table:table-cell office:value-type="float" office:value="0" calcext:value-type="float">
            <text:p>0</text:p>
          </table:table-cell>
          <table:table-cell office:value-type="float" office:value="43.40829" calcext:value-type="float">
            <text:p>43.40829</text:p>
          </table:table-cell>
          <table:table-cell office:value-type="float" office:value="39.22349" calcext:value-type="float">
            <text:p>39.22349</text:p>
          </table:table-cell>
          <table:table-cell office:value-type="float" office:value="33.32921" calcext:value-type="float">
            <text:p>33.32921</text:p>
          </table:table-cell>
          <table:table-cell office:value-type="float" office:value="7.527039" calcext:value-type="float">
            <text:p>7.527039</text:p>
          </table:table-cell>
          <table:table-cell office:value-type="float" office:value="5.635603" calcext:value-type="float">
            <text:p>5.635603</text:p>
          </table:table-cell>
          <table:table-cell office:value-type="float" office:value="2.25997" calcext:value-type="float">
            <text:p>2.25997</text:p>
          </table:table-cell>
          <table:table-cell office:value-type="float" office:value="2.324529" calcext:value-type="float">
            <text:p>2.324529</text:p>
          </table:table-cell>
          <table:table-cell office:value-type="float" office:value="4.748231" calcext:value-type="float">
            <text:p>4.748231</text:p>
          </table:table-cell>
          <table:table-cell office:value-type="float" office:value="8.071825" calcext:value-type="float">
            <text:p>8.071825</text:p>
          </table:table-cell>
          <table:table-cell office:value-type="float" office:value="8.659411" calcext:value-type="float">
            <text:p>8.659411</text:p>
          </table:table-cell>
          <table:table-cell office:value-type="float" office:value="9.583839" calcext:value-type="float">
            <text:p>9.583839</text:p>
          </table:table-cell>
          <table:table-cell office:value-type="float" office:value="10.19614" calcext:value-type="float">
            <text:p>10.19614</text:p>
          </table:table-cell>
          <table:table-cell office:value-type="float" office:value="11.77478" calcext:value-type="float">
            <text:p>11.77478</text:p>
          </table:table-cell>
          <table:table-cell office:value-type="float" office:value="12.14175" calcext:value-type="float">
            <text:p>12.14175</text:p>
          </table:table-cell>
          <table:table-cell office:value-type="float" office:value="0" calcext:value-type="float">
            <text:p>0</text:p>
          </table:table-cell>
          <table:table-cell office:value-type="float" office:value="0.5238816" calcext:value-type="float">
            <text:p>0.5238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08346" calcext:value-type="float">
            <text:p>3.80834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5" calcext:value-type="float">
            <text:p>15092005</text:p>
          </table:table-cell>
          <table:table-cell office:value-type="float" office:value="1.695681" calcext:value-type="float">
            <text:p>1.695681</text:p>
          </table:table-cell>
          <table:table-cell office:value-type="float" office:value="135.5245" calcext:value-type="float">
            <text:p>135.5245</text:p>
          </table:table-cell>
          <table:table-cell office:value-type="float" office:value="5" calcext:value-type="float">
            <text:p>5</text:p>
          </table:table-cell>
          <table:table-cell office:value-type="float" office:value="-3.519429" calcext:value-type="float">
            <text:p>-3.519429</text:p>
          </table:table-cell>
          <table:table-cell office:value-type="float" office:value="38.74949" calcext:value-type="float">
            <text:p>38.74949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174839" calcext:value-type="float">
            <text:p>0.01174839</text:p>
          </table:table-cell>
          <table:table-cell office:value-type="float" office:value="1165.45" calcext:value-type="float">
            <text:p>1165.45</text:p>
          </table:table-cell>
          <table:table-cell office:value-type="float" office:value="1.300694" calcext:value-type="float">
            <text:p>1.300694</text:p>
          </table:table-cell>
          <table:table-cell office:value-type="float" office:value="0" calcext:value-type="float">
            <text:p>0</text:p>
          </table:table-cell>
          <table:table-cell office:value-type="float" office:value="0.3706262" calcext:value-type="float">
            <text:p>0.3706262</text:p>
          </table:table-cell>
          <table:table-cell office:value-type="float" office:value="0.4184868" calcext:value-type="float">
            <text:p>0.4184868</text:p>
          </table:table-cell>
          <table:table-cell office:value-type="float" office:value="0.348193" calcext:value-type="float">
            <text:p>0.348193</text:p>
          </table:table-cell>
          <table:table-cell office:value-type="float" office:value="0.08769348" calcext:value-type="float">
            <text:p>0.08769348</text:p>
          </table:table-cell>
          <table:table-cell office:value-type="float" office:value="0.07266821" calcext:value-type="float">
            <text:p>0.07266821</text:p>
          </table:table-cell>
          <table:table-cell office:value-type="float" office:value="0.03835029" calcext:value-type="float">
            <text:p>0.03835029</text:p>
          </table:table-cell>
          <table:table-cell office:value-type="float" office:value="0.04184803" calcext:value-type="float">
            <text:p>0.04184803</text:p>
          </table:table-cell>
          <table:table-cell office:value-type="float" office:value="0.08065661" calcext:value-type="float">
            <text:p>0.08065661</text:p>
          </table:table-cell>
          <table:table-cell office:value-type="float" office:value="0.1508361" calcext:value-type="float">
            <text:p>0.1508361</text:p>
          </table:table-cell>
          <table:table-cell office:value-type="float" office:value="0.1543912" calcext:value-type="float">
            <text:p>0.1543912</text:p>
          </table:table-cell>
          <table:table-cell office:value-type="float" office:value="0.1628951" calcext:value-type="float">
            <text:p>0.1628951</text:p>
          </table:table-cell>
          <table:table-cell office:value-type="float" office:value="0.1700111" calcext:value-type="float">
            <text:p>0.1700111</text:p>
          </table:table-cell>
          <table:table-cell office:value-type="float" office:value="0.1857041" calcext:value-type="float">
            <text:p>0.1857041</text:p>
          </table:table-cell>
          <table:table-cell office:value-type="float" office:value="0.1893665" calcext:value-type="float">
            <text:p>0.1893665</text:p>
          </table:table-cell>
          <table:table-cell office:value-type="float" office:value="0" calcext:value-type="float">
            <text:p>0</text:p>
          </table:table-cell>
          <table:table-cell office:value-type="float" office:value="43.41473" calcext:value-type="float">
            <text:p>43.41473</text:p>
          </table:table-cell>
          <table:table-cell office:value-type="float" office:value="39.23246" calcext:value-type="float">
            <text:p>39.23246</text:p>
          </table:table-cell>
          <table:table-cell office:value-type="float" office:value="33.33994" calcext:value-type="float">
            <text:p>33.33994</text:p>
          </table:table-cell>
          <table:table-cell office:value-type="float" office:value="7.532059" calcext:value-type="float">
            <text:p>7.532059</text:p>
          </table:table-cell>
          <table:table-cell office:value-type="float" office:value="5.640817" calcext:value-type="float">
            <text:p>5.640817</text:p>
          </table:table-cell>
          <table:table-cell office:value-type="float" office:value="2.262459" calcext:value-type="float">
            <text:p>2.262459</text:p>
          </table:table-cell>
          <table:table-cell office:value-type="float" office:value="2.326986" calcext:value-type="float">
            <text:p>2.326986</text:p>
          </table:table-cell>
          <table:table-cell office:value-type="float" office:value="4.752963" calcext:value-type="float">
            <text:p>4.752963</text:p>
          </table:table-cell>
          <table:table-cell office:value-type="float" office:value="8.077584" calcext:value-type="float">
            <text:p>8.077584</text:p>
          </table:table-cell>
          <table:table-cell office:value-type="float" office:value="8.664577" calcext:value-type="float">
            <text:p>8.664577</text:p>
          </table:table-cell>
          <table:table-cell office:value-type="float" office:value="9.588283" calcext:value-type="float">
            <text:p>9.588283</text:p>
          </table:table-cell>
          <table:table-cell office:value-type="float" office:value="10.20017" calcext:value-type="float">
            <text:p>10.20017</text:p>
          </table:table-cell>
          <table:table-cell office:value-type="float" office:value="11.77695" calcext:value-type="float">
            <text:p>11.77695</text:p>
          </table:table-cell>
          <table:table-cell office:value-type="float" office:value="12.14372" calcext:value-type="float">
            <text:p>12.14372</text:p>
          </table:table-cell>
          <table:table-cell office:value-type="float" office:value="0" calcext:value-type="float">
            <text:p>0</text:p>
          </table:table-cell>
          <table:table-cell office:value-type="float" office:value="0.4267032" calcext:value-type="float">
            <text:p>0.4267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16132" calcext:value-type="float">
            <text:p>3.81613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5" calcext:value-type="float">
            <text:p>16092005</text:p>
          </table:table-cell>
          <table:table-cell office:value-type="float" office:value="1.694347" calcext:value-type="float">
            <text:p>1.694347</text:p>
          </table:table-cell>
          <table:table-cell office:value-type="float" office:value="135.5205" calcext:value-type="float">
            <text:p>135.5205</text:p>
          </table:table-cell>
          <table:table-cell office:value-type="float" office:value="5" calcext:value-type="float">
            <text:p>5</text:p>
          </table:table-cell>
          <table:table-cell office:value-type="float" office:value="-3.516858" calcext:value-type="float">
            <text:p>-3.516858</text:p>
          </table:table-cell>
          <table:table-cell office:value-type="float" office:value="38.76506" calcext:value-type="float">
            <text:p>38.76506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170555" calcext:value-type="float">
            <text:p>0.01170555</text:p>
          </table:table-cell>
          <table:table-cell office:value-type="float" office:value="1165.443" calcext:value-type="float">
            <text:p>1165.443</text:p>
          </table:table-cell>
          <table:table-cell office:value-type="float" office:value="1.297602" calcext:value-type="float">
            <text:p>1.297602</text:p>
          </table:table-cell>
          <table:table-cell office:value-type="float" office:value="0" calcext:value-type="float">
            <text:p>0</text:p>
          </table:table-cell>
          <table:table-cell office:value-type="float" office:value="0.3741244" calcext:value-type="float">
            <text:p>0.3741244</text:p>
          </table:table-cell>
          <table:table-cell office:value-type="float" office:value="0.4141971" calcext:value-type="float">
            <text:p>0.4141971</text:p>
          </table:table-cell>
          <table:table-cell office:value-type="float" office:value="0.3428169" calcext:value-type="float">
            <text:p>0.3428169</text:p>
          </table:table-cell>
          <table:table-cell office:value-type="float" office:value="0.08562272" calcext:value-type="float">
            <text:p>0.08562272</text:p>
          </table:table-cell>
          <table:table-cell office:value-type="float" office:value="0.07050706" calcext:value-type="float">
            <text:p>0.07050706</text:p>
          </table:table-cell>
          <table:table-cell office:value-type="float" office:value="0.03731446" calcext:value-type="float">
            <text:p>0.03731446</text:p>
          </table:table-cell>
          <table:table-cell office:value-type="float" office:value="0.04123515" calcext:value-type="float">
            <text:p>0.04123515</text:p>
          </table:table-cell>
          <table:table-cell office:value-type="float" office:value="0.08047045" calcext:value-type="float">
            <text:p>0.08047045</text:p>
          </table:table-cell>
          <table:table-cell office:value-type="float" office:value="0.1508386" calcext:value-type="float">
            <text:p>0.1508386</text:p>
          </table:table-cell>
          <table:table-cell office:value-type="float" office:value="0.1544457" calcext:value-type="float">
            <text:p>0.1544457</text:p>
          </table:table-cell>
          <table:table-cell office:value-type="float" office:value="0.1629364" calcext:value-type="float">
            <text:p>0.1629364</text:p>
          </table:table-cell>
          <table:table-cell office:value-type="float" office:value="0.1700433" calcext:value-type="float">
            <text:p>0.1700433</text:p>
          </table:table-cell>
          <table:table-cell office:value-type="float" office:value="0.185722" calcext:value-type="float">
            <text:p>0.185722</text:p>
          </table:table-cell>
          <table:table-cell office:value-type="float" office:value="0.1893878" calcext:value-type="float">
            <text:p>0.1893878</text:p>
          </table:table-cell>
          <table:table-cell office:value-type="float" office:value="0" calcext:value-type="float">
            <text:p>0</text:p>
          </table:table-cell>
          <table:table-cell office:value-type="float" office:value="43.41773" calcext:value-type="float">
            <text:p>43.41773</text:p>
          </table:table-cell>
          <table:table-cell office:value-type="float" office:value="39.23967" calcext:value-type="float">
            <text:p>39.23967</text:p>
          </table:table-cell>
          <table:table-cell office:value-type="float" office:value="33.34906" calcext:value-type="float">
            <text:p>33.34906</text:p>
          </table:table-cell>
          <table:table-cell office:value-type="float" office:value="7.536505" calcext:value-type="float">
            <text:p>7.536505</text:p>
          </table:table-cell>
          <table:table-cell office:value-type="float" office:value="5.645514" calcext:value-type="float">
            <text:p>5.645514</text:p>
          </table:table-cell>
          <table:table-cell office:value-type="float" office:value="2.264788" calcext:value-type="float">
            <text:p>2.264788</text:p>
          </table:table-cell>
          <table:table-cell office:value-type="float" office:value="2.329339" calcext:value-type="float">
            <text:p>2.329339</text:p>
          </table:table-cell>
          <table:table-cell office:value-type="float" office:value="4.757609" calcext:value-type="float">
            <text:p>4.757609</text:p>
          </table:table-cell>
          <table:table-cell office:value-type="float" office:value="8.083261" calcext:value-type="float">
            <text:p>8.083261</text:p>
          </table:table-cell>
          <table:table-cell office:value-type="float" office:value="8.66974" calcext:value-type="float">
            <text:p>8.66974</text:p>
          </table:table-cell>
          <table:table-cell office:value-type="float" office:value="9.592694" calcext:value-type="float">
            <text:p>9.592694</text:p>
          </table:table-cell>
          <table:table-cell office:value-type="float" office:value="10.20421" calcext:value-type="float">
            <text:p>10.20421</text:p>
          </table:table-cell>
          <table:table-cell office:value-type="float" office:value="11.77912" calcext:value-type="float">
            <text:p>11.77912</text:p>
          </table:table-cell>
          <table:table-cell office:value-type="float" office:value="12.14573" calcext:value-type="float">
            <text:p>12.14573</text:p>
          </table:table-cell>
          <table:table-cell office:value-type="float" office:value="0" calcext:value-type="float">
            <text:p>0</text:p>
          </table:table-cell>
          <table:table-cell office:value-type="float" office:value="0.3750811" calcext:value-type="float">
            <text:p>0.3750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23569" calcext:value-type="float">
            <text:p>3.82356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5" calcext:value-type="float">
            <text:p>17092005</text:p>
          </table:table-cell>
          <table:table-cell office:value-type="float" office:value="1.691955" calcext:value-type="float">
            <text:p>1.691955</text:p>
          </table:table-cell>
          <table:table-cell office:value-type="float" office:value="135.5167" calcext:value-type="float">
            <text:p>135.5167</text:p>
          </table:table-cell>
          <table:table-cell office:value-type="float" office:value="5" calcext:value-type="float">
            <text:p>5</text:p>
          </table:table-cell>
          <table:table-cell office:value-type="float" office:value="-3.515429" calcext:value-type="float">
            <text:p>-3.515429</text:p>
          </table:table-cell>
          <table:table-cell office:value-type="float" office:value="38.78041" calcext:value-type="float">
            <text:p>38.78041</text:p>
          </table:table-cell>
          <table:table-cell office:value-type="float" office:value="0.02199848" calcext:value-type="float">
            <text:p>0.02199848</text:p>
          </table:table-cell>
          <table:table-cell office:value-type="float" office:value="0.0005157278" calcext:value-type="float">
            <text:p>0.0005157278</text:p>
          </table:table-cell>
          <table:table-cell office:value-type="float" office:value="0.02924853" calcext:value-type="float">
            <text:p>0.02924853</text:p>
          </table:table-cell>
          <table:table-cell office:value-type="float" office:value="0.01170555" calcext:value-type="float">
            <text:p>0.01170555</text:p>
          </table:table-cell>
          <table:table-cell office:value-type="float" office:value="1165.435" calcext:value-type="float">
            <text:p>1165.435</text:p>
          </table:table-cell>
          <table:table-cell office:value-type="float" office:value="1.294786" calcext:value-type="float">
            <text:p>1.294786</text:p>
          </table:table-cell>
          <table:table-cell office:value-type="float" office:value="0" calcext:value-type="float">
            <text:p>0</text:p>
          </table:table-cell>
          <table:table-cell office:value-type="float" office:value="0.3464283" calcext:value-type="float">
            <text:p>0.3464283</text:p>
          </table:table-cell>
          <table:table-cell office:value-type="float" office:value="0.4031211" calcext:value-type="float">
            <text:p>0.4031211</text:p>
          </table:table-cell>
          <table:table-cell office:value-type="float" office:value="0.3357314" calcext:value-type="float">
            <text:p>0.3357314</text:p>
          </table:table-cell>
          <table:table-cell office:value-type="float" office:value="0.08357149" calcext:value-type="float">
            <text:p>0.08357149</text:p>
          </table:table-cell>
          <table:table-cell office:value-type="float" office:value="0.06822332" calcext:value-type="float">
            <text:p>0.06822332</text:p>
          </table:table-cell>
          <table:table-cell office:value-type="float" office:value="0.03672068" calcext:value-type="float">
            <text:p>0.03672068</text:p>
          </table:table-cell>
          <table:table-cell office:value-type="float" office:value="0.04070581" calcext:value-type="float">
            <text:p>0.04070581</text:p>
          </table:table-cell>
          <table:table-cell office:value-type="float" office:value="0.08028407" calcext:value-type="float">
            <text:p>0.08028407</text:p>
          </table:table-cell>
          <table:table-cell office:value-type="float" office:value="0.1507426" calcext:value-type="float">
            <text:p>0.1507426</text:p>
          </table:table-cell>
          <table:table-cell office:value-type="float" office:value="0.1544479" calcext:value-type="float">
            <text:p>0.1544479</text:p>
          </table:table-cell>
          <table:table-cell office:value-type="float" office:value="0.1629329" calcext:value-type="float">
            <text:p>0.1629329</text:p>
          </table:table-cell>
          <table:table-cell office:value-type="float" office:value="0.1700502" calcext:value-type="float">
            <text:p>0.1700502</text:p>
          </table:table-cell>
          <table:table-cell office:value-type="float" office:value="0.1857444" calcext:value-type="float">
            <text:p>0.1857444</text:p>
          </table:table-cell>
          <table:table-cell office:value-type="float" office:value="0.1894106" calcext:value-type="float">
            <text:p>0.1894106</text:p>
          </table:table-cell>
          <table:table-cell office:value-type="float" office:value="0" calcext:value-type="float">
            <text:p>0</text:p>
          </table:table-cell>
          <table:table-cell office:value-type="float" office:value="43.41871" calcext:value-type="float">
            <text:p>43.41871</text:p>
          </table:table-cell>
          <table:table-cell office:value-type="float" office:value="39.24589" calcext:value-type="float">
            <text:p>39.24589</text:p>
          </table:table-cell>
          <table:table-cell office:value-type="float" office:value="33.35743" calcext:value-type="float">
            <text:p>33.35743</text:p>
          </table:table-cell>
          <table:table-cell office:value-type="float" office:value="7.540689" calcext:value-type="float">
            <text:p>7.540689</text:p>
          </table:table-cell>
          <table:table-cell office:value-type="float" office:value="5.649879" calcext:value-type="float">
            <text:p>5.649879</text:p>
          </table:table-cell>
          <table:table-cell office:value-type="float" office:value="2.267025" calcext:value-type="float">
            <text:p>2.267025</text:p>
          </table:table-cell>
          <table:table-cell office:value-type="float" office:value="2.331616" calcext:value-type="float">
            <text:p>2.331616</text:p>
          </table:table-cell>
          <table:table-cell office:value-type="float" office:value="4.762179" calcext:value-type="float">
            <text:p>4.762179</text:p>
          </table:table-cell>
          <table:table-cell office:value-type="float" office:value="8.088927" calcext:value-type="float">
            <text:p>8.088927</text:p>
          </table:table-cell>
          <table:table-cell office:value-type="float" office:value="8.67487" calcext:value-type="float">
            <text:p>8.67487</text:p>
          </table:table-cell>
          <table:table-cell office:value-type="float" office:value="9.597107" calcext:value-type="float">
            <text:p>9.597107</text:p>
          </table:table-cell>
          <table:table-cell office:value-type="float" office:value="10.20824" calcext:value-type="float">
            <text:p>10.20824</text:p>
          </table:table-cell>
          <table:table-cell office:value-type="float" office:value="11.78124" calcext:value-type="float">
            <text:p>11.78124</text:p>
          </table:table-cell>
          <table:table-cell office:value-type="float" office:value="12.14777" calcext:value-type="float">
            <text:p>12.14777</text:p>
          </table:table-cell>
          <table:table-cell office:value-type="float" office:value="0" calcext:value-type="float">
            <text:p>0</text:p>
          </table:table-cell>
          <table:table-cell office:value-type="float" office:value="0.3130745" calcext:value-type="float">
            <text:p>0.3130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0867" calcext:value-type="float">
            <text:p>3.8308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5" calcext:value-type="float">
            <text:p>18092005</text:p>
          </table:table-cell>
          <table:table-cell office:value-type="float" office:value="1.689278" calcext:value-type="float">
            <text:p>1.689278</text:p>
          </table:table-cell>
          <table:table-cell office:value-type="float" office:value="135.5109" calcext:value-type="float">
            <text:p>135.5109</text:p>
          </table:table-cell>
          <table:table-cell office:value-type="float" office:value="5" calcext:value-type="float">
            <text:p>5</text:p>
          </table:table-cell>
          <table:table-cell office:value-type="float" office:value="-3.513668" calcext:value-type="float">
            <text:p>-3.513668</text:p>
          </table:table-cell>
          <table:table-cell office:value-type="float" office:value="38.79504" calcext:value-type="float">
            <text:p>38.79504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57" calcext:value-type="float">
            <text:p>0.0005161457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171048" calcext:value-type="float">
            <text:p>0.01171048</text:p>
          </table:table-cell>
          <table:table-cell office:value-type="float" office:value="1165.425" calcext:value-type="float">
            <text:p>1165.425</text:p>
          </table:table-cell>
          <table:table-cell office:value-type="float" office:value="1.292193" calcext:value-type="float">
            <text:p>1.292193</text:p>
          </table:table-cell>
          <table:table-cell office:value-type="float" office:value="0" calcext:value-type="float">
            <text:p>0</text:p>
          </table:table-cell>
          <table:table-cell office:value-type="float" office:value="0.1621863" calcext:value-type="float">
            <text:p>0.1621863</text:p>
          </table:table-cell>
          <table:table-cell office:value-type="float" office:value="0.3131646" calcext:value-type="float">
            <text:p>0.3131646</text:p>
          </table:table-cell>
          <table:table-cell office:value-type="float" office:value="0.3495155" calcext:value-type="float">
            <text:p>0.3495155</text:p>
          </table:table-cell>
          <table:table-cell office:value-type="float" office:value="0.08074663" calcext:value-type="float">
            <text:p>0.08074663</text:p>
          </table:table-cell>
          <table:table-cell office:value-type="float" office:value="0.06941991" calcext:value-type="float">
            <text:p>0.06941991</text:p>
          </table:table-cell>
          <table:table-cell office:value-type="float" office:value="0.036945" calcext:value-type="float">
            <text:p>0.036945</text:p>
          </table:table-cell>
          <table:table-cell office:value-type="float" office:value="0.0342075" calcext:value-type="float">
            <text:p>0.0342075</text:p>
          </table:table-cell>
          <table:table-cell office:value-type="float" office:value="0.08020102" calcext:value-type="float">
            <text:p>0.08020102</text:p>
          </table:table-cell>
          <table:table-cell office:value-type="float" office:value="0.1506946" calcext:value-type="float">
            <text:p>0.1506946</text:p>
          </table:table-cell>
          <table:table-cell office:value-type="float" office:value="0.1544677" calcext:value-type="float">
            <text:p>0.1544677</text:p>
          </table:table-cell>
          <table:table-cell office:value-type="float" office:value="0.1629528" calcext:value-type="float">
            <text:p>0.1629528</text:p>
          </table:table-cell>
          <table:table-cell office:value-type="float" office:value="0.1700878" calcext:value-type="float">
            <text:p>0.1700878</text:p>
          </table:table-cell>
          <table:table-cell office:value-type="float" office:value="0.1857671" calcext:value-type="float">
            <text:p>0.1857671</text:p>
          </table:table-cell>
          <table:table-cell office:value-type="float" office:value="0.1894324" calcext:value-type="float">
            <text:p>0.1894324</text:p>
          </table:table-cell>
          <table:table-cell office:value-type="float" office:value="0" calcext:value-type="float">
            <text:p>0</text:p>
          </table:table-cell>
          <table:table-cell office:value-type="float" office:value="43.41284" calcext:value-type="float">
            <text:p>43.41284</text:p>
          </table:table-cell>
          <table:table-cell office:value-type="float" office:value="39.24839" calcext:value-type="float">
            <text:p>39.24839</text:p>
          </table:table-cell>
          <table:table-cell office:value-type="float" office:value="33.36081" calcext:value-type="float">
            <text:p>33.36081</text:p>
          </table:table-cell>
          <table:table-cell office:value-type="float" office:value="7.544416" calcext:value-type="float">
            <text:p>7.544416</text:p>
          </table:table-cell>
          <table:table-cell office:value-type="float" office:value="5.653159" calcext:value-type="float">
            <text:p>5.653159</text:p>
          </table:table-cell>
          <table:table-cell office:value-type="float" office:value="2.269235" calcext:value-type="float">
            <text:p>2.269235</text:p>
          </table:table-cell>
          <table:table-cell office:value-type="float" office:value="2.33419" calcext:value-type="float">
            <text:p>2.33419</text:p>
          </table:table-cell>
          <table:table-cell office:value-type="float" office:value="4.766835" calcext:value-type="float">
            <text:p>4.766835</text:p>
          </table:table-cell>
          <table:table-cell office:value-type="float" office:value="8.094518" calcext:value-type="float">
            <text:p>8.094518</text:p>
          </table:table-cell>
          <table:table-cell office:value-type="float" office:value="8.679961" calcext:value-type="float">
            <text:p>8.679961</text:p>
          </table:table-cell>
          <table:table-cell office:value-type="float" office:value="9.601559" calcext:value-type="float">
            <text:p>9.601559</text:p>
          </table:table-cell>
          <table:table-cell office:value-type="float" office:value="10.2123" calcext:value-type="float">
            <text:p>10.2123</text:p>
          </table:table-cell>
          <table:table-cell office:value-type="float" office:value="11.78336" calcext:value-type="float">
            <text:p>11.78336</text:p>
          </table:table-cell>
          <table:table-cell office:value-type="float" office:value="12.14909" calcext:value-type="float">
            <text:p>12.14909</text:p>
          </table:table-cell>
          <table:table-cell office:value-type="float" office:value="0" calcext:value-type="float">
            <text:p>0</text:p>
          </table:table-cell>
          <table:table-cell office:value-type="float" office:value="0.309971" calcext:value-type="float">
            <text:p>0.309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8686" calcext:value-type="float">
            <text:p>3.83868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5" calcext:value-type="float">
            <text:p>19092005</text:p>
          </table:table-cell>
          <table:table-cell office:value-type="float" office:value="1.686206" calcext:value-type="float">
            <text:p>1.686206</text:p>
          </table:table-cell>
          <table:table-cell office:value-type="float" office:value="135.5074" calcext:value-type="float">
            <text:p>135.5074</text:p>
          </table:table-cell>
          <table:table-cell office:value-type="float" office:value="5" calcext:value-type="float">
            <text:p>5</text:p>
          </table:table-cell>
          <table:table-cell office:value-type="float" office:value="-3.512377" calcext:value-type="float">
            <text:p>-3.512377</text:p>
          </table:table-cell>
          <table:table-cell office:value-type="float" office:value="38.80866" calcext:value-type="float">
            <text:p>38.80866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2" calcext:value-type="float">
            <text:p>0.000516148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154417" calcext:value-type="float">
            <text:p>0.01154417</text:p>
          </table:table-cell>
          <table:table-cell office:value-type="float" office:value="1165.419" calcext:value-type="float">
            <text:p>1165.419</text:p>
          </table:table-cell>
          <table:table-cell office:value-type="float" office:value="1.293768" calcext:value-type="float">
            <text:p>1.293768</text:p>
          </table:table-cell>
          <table:table-cell office:value-type="float" office:value="0" calcext:value-type="float">
            <text:p>0</text:p>
          </table:table-cell>
          <table:table-cell office:value-type="float" office:value="0.3017875" calcext:value-type="float">
            <text:p>0.3017875</text:p>
          </table:table-cell>
          <table:table-cell office:value-type="float" office:value="0.3544195" calcext:value-type="float">
            <text:p>0.3544195</text:p>
          </table:table-cell>
          <table:table-cell office:value-type="float" office:value="0.3378992" calcext:value-type="float">
            <text:p>0.3378992</text:p>
          </table:table-cell>
          <table:table-cell office:value-type="float" office:value="0.08097757" calcext:value-type="float">
            <text:p>0.08097757</text:p>
          </table:table-cell>
          <table:table-cell office:value-type="float" office:value="0.06697288" calcext:value-type="float">
            <text:p>0.06697288</text:p>
          </table:table-cell>
          <table:table-cell office:value-type="float" office:value="0.03705404" calcext:value-type="float">
            <text:p>0.03705404</text:p>
          </table:table-cell>
          <table:table-cell office:value-type="float" office:value="0.03698291" calcext:value-type="float">
            <text:p>0.03698291</text:p>
          </table:table-cell>
          <table:table-cell office:value-type="float" office:value="0.08005434" calcext:value-type="float">
            <text:p>0.08005434</text:p>
          </table:table-cell>
          <table:table-cell office:value-type="float" office:value="0.1503344" calcext:value-type="float">
            <text:p>0.1503344</text:p>
          </table:table-cell>
          <table:table-cell office:value-type="float" office:value="0.1543093" calcext:value-type="float">
            <text:p>0.1543093</text:p>
          </table:table-cell>
          <table:table-cell office:value-type="float" office:value="0.1628042" calcext:value-type="float">
            <text:p>0.1628042</text:p>
          </table:table-cell>
          <table:table-cell office:value-type="float" office:value="0.1700238" calcext:value-type="float">
            <text:p>0.1700238</text:p>
          </table:table-cell>
          <table:table-cell office:value-type="float" office:value="0.1858464" calcext:value-type="float">
            <text:p>0.1858464</text:p>
          </table:table-cell>
          <table:table-cell office:value-type="float" office:value="0.1894284" calcext:value-type="float">
            <text:p>0.1894284</text:p>
          </table:table-cell>
          <table:table-cell office:value-type="float" office:value="0" calcext:value-type="float">
            <text:p>0</text:p>
          </table:table-cell>
          <table:table-cell office:value-type="float" office:value="43.35997" calcext:value-type="float">
            <text:p>43.35997</text:p>
          </table:table-cell>
          <table:table-cell office:value-type="float" office:value="39.22774" calcext:value-type="float">
            <text:p>39.22774</text:p>
          </table:table-cell>
          <table:table-cell office:value-type="float" office:value="33.37101" calcext:value-type="float">
            <text:p>33.37101</text:p>
          </table:table-cell>
          <table:table-cell office:value-type="float" office:value="7.548338" calcext:value-type="float">
            <text:p>7.548338</text:p>
          </table:table-cell>
          <table:table-cell office:value-type="float" office:value="5.657495" calcext:value-type="float">
            <text:p>5.657495</text:p>
          </table:table-cell>
          <table:table-cell office:value-type="float" office:value="2.271504" calcext:value-type="float">
            <text:p>2.271504</text:p>
          </table:table-cell>
          <table:table-cell office:value-type="float" office:value="2.336192" calcext:value-type="float">
            <text:p>2.336192</text:p>
          </table:table-cell>
          <table:table-cell office:value-type="float" office:value="4.771294" calcext:value-type="float">
            <text:p>4.771294</text:p>
          </table:table-cell>
          <table:table-cell office:value-type="float" office:value="8.10004" calcext:value-type="float">
            <text:p>8.10004</text:p>
          </table:table-cell>
          <table:table-cell office:value-type="float" office:value="8.685046" calcext:value-type="float">
            <text:p>8.685046</text:p>
          </table:table-cell>
          <table:table-cell office:value-type="float" office:value="9.60592" calcext:value-type="float">
            <text:p>9.60592</text:p>
          </table:table-cell>
          <table:table-cell office:value-type="float" office:value="10.21633" calcext:value-type="float">
            <text:p>10.21633</text:p>
          </table:table-cell>
          <table:table-cell office:value-type="float" office:value="11.78555" calcext:value-type="float">
            <text:p>11.78555</text:p>
          </table:table-cell>
          <table:table-cell office:value-type="float" office:value="12.15108" calcext:value-type="float">
            <text:p>12.15108</text:p>
          </table:table-cell>
          <table:table-cell office:value-type="float" office:value="0" calcext:value-type="float">
            <text:p>0</text:p>
          </table:table-cell>
          <table:table-cell office:value-type="float" office:value="0.5034233" calcext:value-type="float">
            <text:p>0.5034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46258" calcext:value-type="float">
            <text:p>3.84625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5" calcext:value-type="float">
            <text:p>20092005</text:p>
          </table:table-cell>
          <table:table-cell office:value-type="float" office:value="1.683025" calcext:value-type="float">
            <text:p>1.683025</text:p>
          </table:table-cell>
          <table:table-cell office:value-type="float" office:value="135.504" calcext:value-type="float">
            <text:p>135.504</text:p>
          </table:table-cell>
          <table:table-cell office:value-type="float" office:value="5" calcext:value-type="float">
            <text:p>5</text:p>
          </table:table-cell>
          <table:table-cell office:value-type="float" office:value="-3.5115" calcext:value-type="float">
            <text:p>-3.5115</text:p>
          </table:table-cell>
          <table:table-cell office:value-type="float" office:value="38.82288" calcext:value-type="float">
            <text:p>38.82288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2" calcext:value-type="float">
            <text:p>0.000516148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138574" calcext:value-type="float">
            <text:p>0.01138574</text:p>
          </table:table-cell>
          <table:table-cell office:value-type="float" office:value="1165.413" calcext:value-type="float">
            <text:p>1165.413</text:p>
          </table:table-cell>
          <table:table-cell office:value-type="float" office:value="1.294859" calcext:value-type="float">
            <text:p>1.294859</text:p>
          </table:table-cell>
          <table:table-cell office:value-type="float" office:value="0" calcext:value-type="float">
            <text:p>0</text:p>
          </table:table-cell>
          <table:table-cell office:value-type="float" office:value="0.3985219" calcext:value-type="float">
            <text:p>0.3985219</text:p>
          </table:table-cell>
          <table:table-cell office:value-type="float" office:value="0.3680519" calcext:value-type="float">
            <text:p>0.3680519</text:p>
          </table:table-cell>
          <table:table-cell office:value-type="float" office:value="0.3287221" calcext:value-type="float">
            <text:p>0.3287221</text:p>
          </table:table-cell>
          <table:table-cell office:value-type="float" office:value="0.07895677" calcext:value-type="float">
            <text:p>0.07895677</text:p>
          </table:table-cell>
          <table:table-cell office:value-type="float" office:value="0.06351694" calcext:value-type="float">
            <text:p>0.06351694</text:p>
          </table:table-cell>
          <table:table-cell office:value-type="float" office:value="0.03592729" calcext:value-type="float">
            <text:p>0.03592729</text:p>
          </table:table-cell>
          <table:table-cell office:value-type="float" office:value="0.03721835" calcext:value-type="float">
            <text:p>0.03721835</text:p>
          </table:table-cell>
          <table:table-cell office:value-type="float" office:value="0.07995868" calcext:value-type="float">
            <text:p>0.07995868</text:p>
          </table:table-cell>
          <table:table-cell office:value-type="float" office:value="0.1502655" calcext:value-type="float">
            <text:p>0.1502655</text:p>
          </table:table-cell>
          <table:table-cell office:value-type="float" office:value="0.1542991" calcext:value-type="float">
            <text:p>0.1542991</text:p>
          </table:table-cell>
          <table:table-cell office:value-type="float" office:value="0.1627972" calcext:value-type="float">
            <text:p>0.1627972</text:p>
          </table:table-cell>
          <table:table-cell office:value-type="float" office:value="0.1700148" calcext:value-type="float">
            <text:p>0.1700148</text:p>
          </table:table-cell>
          <table:table-cell office:value-type="float" office:value="0.185827" calcext:value-type="float">
            <text:p>0.185827</text:p>
          </table:table-cell>
          <table:table-cell office:value-type="float" office:value="0.1894635" calcext:value-type="float">
            <text:p>0.1894635</text:p>
          </table:table-cell>
          <table:table-cell office:value-type="float" office:value="0" calcext:value-type="float">
            <text:p>0</text:p>
          </table:table-cell>
          <table:table-cell office:value-type="float" office:value="43.35226" calcext:value-type="float">
            <text:p>43.35226</text:p>
          </table:table-cell>
          <table:table-cell office:value-type="float" office:value="39.21758" calcext:value-type="float">
            <text:p>39.21758</text:p>
          </table:table-cell>
          <table:table-cell office:value-type="float" office:value="33.37807" calcext:value-type="float">
            <text:p>33.37807</text:p>
          </table:table-cell>
          <table:table-cell office:value-type="float" office:value="7.551738" calcext:value-type="float">
            <text:p>7.551738</text:p>
          </table:table-cell>
          <table:table-cell office:value-type="float" office:value="5.661107" calcext:value-type="float">
            <text:p>5.661107</text:p>
          </table:table-cell>
          <table:table-cell office:value-type="float" office:value="2.273678" calcext:value-type="float">
            <text:p>2.273678</text:p>
          </table:table-cell>
          <table:table-cell office:value-type="float" office:value="2.338374" calcext:value-type="float">
            <text:p>2.338374</text:p>
          </table:table-cell>
          <table:table-cell office:value-type="float" office:value="4.775726" calcext:value-type="float">
            <text:p>4.775726</text:p>
          </table:table-cell>
          <table:table-cell office:value-type="float" office:value="8.105525" calcext:value-type="float">
            <text:p>8.105525</text:p>
          </table:table-cell>
          <table:table-cell office:value-type="float" office:value="8.690055" calcext:value-type="float">
            <text:p>8.690055</text:p>
          </table:table-cell>
          <table:table-cell office:value-type="float" office:value="9.610275" calcext:value-type="float">
            <text:p>9.610275</text:p>
          </table:table-cell>
          <table:table-cell office:value-type="float" office:value="10.22037" calcext:value-type="float">
            <text:p>10.22037</text:p>
          </table:table-cell>
          <table:table-cell office:value-type="float" office:value="11.78772" calcext:value-type="float">
            <text:p>11.78772</text:p>
          </table:table-cell>
          <table:table-cell office:value-type="float" office:value="12.15305" calcext:value-type="float">
            <text:p>12.15305</text:p>
          </table:table-cell>
          <table:table-cell office:value-type="float" office:value="0" calcext:value-type="float">
            <text:p>0</text:p>
          </table:table-cell>
          <table:table-cell office:value-type="float" office:value="0.307346" calcext:value-type="float">
            <text:p>0.307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53339" calcext:value-type="float">
            <text:p>3.85333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5" calcext:value-type="float">
            <text:p>21092005</text:p>
          </table:table-cell>
          <table:table-cell office:value-type="float" office:value="1.678875" calcext:value-type="float">
            <text:p>1.678875</text:p>
          </table:table-cell>
          <table:table-cell office:value-type="float" office:value="135.5002" calcext:value-type="float">
            <text:p>135.5002</text:p>
          </table:table-cell>
          <table:table-cell office:value-type="float" office:value="5" calcext:value-type="float">
            <text:p>5</text:p>
          </table:table-cell>
          <table:table-cell office:value-type="float" office:value="-3.510664" calcext:value-type="float">
            <text:p>-3.510664</text:p>
          </table:table-cell>
          <table:table-cell office:value-type="float" office:value="38.83777" calcext:value-type="float">
            <text:p>38.83777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2" calcext:value-type="float">
            <text:p>0.000516148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123377" calcext:value-type="float">
            <text:p>0.01123377</text:p>
          </table:table-cell>
          <table:table-cell office:value-type="float" office:value="1165.407" calcext:value-type="float">
            <text:p>1165.407</text:p>
          </table:table-cell>
          <table:table-cell office:value-type="float" office:value="1.294237" calcext:value-type="float">
            <text:p>1.294237</text:p>
          </table:table-cell>
          <table:table-cell office:value-type="float" office:value="0" calcext:value-type="float">
            <text:p>0</text:p>
          </table:table-cell>
          <table:table-cell office:value-type="float" office:value="0.5778281" calcext:value-type="float">
            <text:p>0.5778281</text:p>
          </table:table-cell>
          <table:table-cell office:value-type="float" office:value="0.3948772" calcext:value-type="float">
            <text:p>0.3948772</text:p>
          </table:table-cell>
          <table:table-cell office:value-type="float" office:value="0.3421478" calcext:value-type="float">
            <text:p>0.3421478</text:p>
          </table:table-cell>
          <table:table-cell office:value-type="float" office:value="0.08164003" calcext:value-type="float">
            <text:p>0.08164003</text:p>
          </table:table-cell>
          <table:table-cell office:value-type="float" office:value="0.06392051" calcext:value-type="float">
            <text:p>0.06392051</text:p>
          </table:table-cell>
          <table:table-cell office:value-type="float" office:value="0.03612792" calcext:value-type="float">
            <text:p>0.03612792</text:p>
          </table:table-cell>
          <table:table-cell office:value-type="float" office:value="0.0374201" calcext:value-type="float">
            <text:p>0.0374201</text:p>
          </table:table-cell>
          <table:table-cell office:value-type="float" office:value="0.07991005" calcext:value-type="float">
            <text:p>0.07991005</text:p>
          </table:table-cell>
          <table:table-cell office:value-type="float" office:value="0.1502788" calcext:value-type="float">
            <text:p>0.1502788</text:p>
          </table:table-cell>
          <table:table-cell office:value-type="float" office:value="0.1543397" calcext:value-type="float">
            <text:p>0.1543397</text:p>
          </table:table-cell>
          <table:table-cell office:value-type="float" office:value="0.1628407" calcext:value-type="float">
            <text:p>0.1628407</text:p>
          </table:table-cell>
          <table:table-cell office:value-type="float" office:value="0.1700324" calcext:value-type="float">
            <text:p>0.1700324</text:p>
          </table:table-cell>
          <table:table-cell office:value-type="float" office:value="0.1858385" calcext:value-type="float">
            <text:p>0.1858385</text:p>
          </table:table-cell>
          <table:table-cell office:value-type="float" office:value="0.189492" calcext:value-type="float">
            <text:p>0.189492</text:p>
          </table:table-cell>
          <table:table-cell office:value-type="float" office:value="0" calcext:value-type="float">
            <text:p>0</text:p>
          </table:table-cell>
          <table:table-cell office:value-type="float" office:value="43.3728" calcext:value-type="float">
            <text:p>43.3728</text:p>
          </table:table-cell>
          <table:table-cell office:value-type="float" office:value="39.217" calcext:value-type="float">
            <text:p>39.217</text:p>
          </table:table-cell>
          <table:table-cell office:value-type="float" office:value="33.3858" calcext:value-type="float">
            <text:p>33.3858</text:p>
          </table:table-cell>
          <table:table-cell office:value-type="float" office:value="7.555264" calcext:value-type="float">
            <text:p>7.555264</text:p>
          </table:table-cell>
          <table:table-cell office:value-type="float" office:value="5.664431" calcext:value-type="float">
            <text:p>5.664431</text:p>
          </table:table-cell>
          <table:table-cell office:value-type="float" office:value="2.275795" calcext:value-type="float">
            <text:p>2.275795</text:p>
          </table:table-cell>
          <table:table-cell office:value-type="float" office:value="2.340571" calcext:value-type="float">
            <text:p>2.340571</text:p>
          </table:table-cell>
          <table:table-cell office:value-type="float" office:value="4.78013" calcext:value-type="float">
            <text:p>4.78013</text:p>
          </table:table-cell>
          <table:table-cell office:value-type="float" office:value="8.111011" calcext:value-type="float">
            <text:p>8.111011</text:p>
          </table:table-cell>
          <table:table-cell office:value-type="float" office:value="8.695069" calcext:value-type="float">
            <text:p>8.695069</text:p>
          </table:table-cell>
          <table:table-cell office:value-type="float" office:value="9.614631" calcext:value-type="float">
            <text:p>9.614631</text:p>
          </table:table-cell>
          <table:table-cell office:value-type="float" office:value="10.22437" calcext:value-type="float">
            <text:p>10.22437</text:p>
          </table:table-cell>
          <table:table-cell office:value-type="float" office:value="11.78989" calcext:value-type="float">
            <text:p>11.78989</text:p>
          </table:table-cell>
          <table:table-cell office:value-type="float" office:value="12.15504" calcext:value-type="float">
            <text:p>12.15504</text:p>
          </table:table-cell>
          <table:table-cell office:value-type="float" office:value="0" calcext:value-type="float">
            <text:p>0</text:p>
          </table:table-cell>
          <table:table-cell office:value-type="float" office:value="1.183654" calcext:value-type="float">
            <text:p>1.183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61618" calcext:value-type="float">
            <text:p>3.8616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5" calcext:value-type="float">
            <text:p>22092005</text:p>
          </table:table-cell>
          <table:table-cell office:value-type="float" office:value="1.674795" calcext:value-type="float">
            <text:p>1.674795</text:p>
          </table:table-cell>
          <table:table-cell office:value-type="float" office:value="135.4962" calcext:value-type="float">
            <text:p>135.4962</text:p>
          </table:table-cell>
          <table:table-cell office:value-type="float" office:value="5" calcext:value-type="float">
            <text:p>5</text:p>
          </table:table-cell>
          <table:table-cell office:value-type="float" office:value="-3.509845" calcext:value-type="float">
            <text:p>-3.509845</text:p>
          </table:table-cell>
          <table:table-cell office:value-type="float" office:value="38.85319" calcext:value-type="float">
            <text:p>38.85319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2" calcext:value-type="float">
            <text:p>0.000516148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12265" calcext:value-type="float">
            <text:p>0.0112265</text:p>
          </table:table-cell>
          <table:table-cell office:value-type="float" office:value="1165.4" calcext:value-type="float">
            <text:p>1165.4</text:p>
          </table:table-cell>
          <table:table-cell office:value-type="float" office:value="1.293074" calcext:value-type="float">
            <text:p>1.293074</text:p>
          </table:table-cell>
          <table:table-cell office:value-type="float" office:value="0" calcext:value-type="float">
            <text:p>0</text:p>
          </table:table-cell>
          <table:table-cell office:value-type="float" office:value="0.4715742" calcext:value-type="float">
            <text:p>0.4715742</text:p>
          </table:table-cell>
          <table:table-cell office:value-type="float" office:value="0.3900734" calcext:value-type="float">
            <text:p>0.3900734</text:p>
          </table:table-cell>
          <table:table-cell office:value-type="float" office:value="0.3386088" calcext:value-type="float">
            <text:p>0.3386088</text:p>
          </table:table-cell>
          <table:table-cell office:value-type="float" office:value="0.08211949" calcext:value-type="float">
            <text:p>0.08211949</text:p>
          </table:table-cell>
          <table:table-cell office:value-type="float" office:value="0.063739" calcext:value-type="float">
            <text:p>0.063739</text:p>
          </table:table-cell>
          <table:table-cell office:value-type="float" office:value="0.03677446" calcext:value-type="float">
            <text:p>0.03677446</text:p>
          </table:table-cell>
          <table:table-cell office:value-type="float" office:value="0.03779294" calcext:value-type="float">
            <text:p>0.03779294</text:p>
          </table:table-cell>
          <table:table-cell office:value-type="float" office:value="0.08003344" calcext:value-type="float">
            <text:p>0.08003344</text:p>
          </table:table-cell>
          <table:table-cell office:value-type="float" office:value="0.150288" calcext:value-type="float">
            <text:p>0.150288</text:p>
          </table:table-cell>
          <table:table-cell office:value-type="float" office:value="0.1543668" calcext:value-type="float">
            <text:p>0.1543668</text:p>
          </table:table-cell>
          <table:table-cell office:value-type="float" office:value="0.1628693" calcext:value-type="float">
            <text:p>0.1628693</text:p>
          </table:table-cell>
          <table:table-cell office:value-type="float" office:value="0.1700489" calcext:value-type="float">
            <text:p>0.1700489</text:p>
          </table:table-cell>
          <table:table-cell office:value-type="float" office:value="0.18586" calcext:value-type="float">
            <text:p>0.18586</text:p>
          </table:table-cell>
          <table:table-cell office:value-type="float" office:value="0.1895135" calcext:value-type="float">
            <text:p>0.1895135</text:p>
          </table:table-cell>
          <table:table-cell office:value-type="float" office:value="0" calcext:value-type="float">
            <text:p>0</text:p>
          </table:table-cell>
          <table:table-cell office:value-type="float" office:value="43.39819" calcext:value-type="float">
            <text:p>43.39819</text:p>
          </table:table-cell>
          <table:table-cell office:value-type="float" office:value="39.22458" calcext:value-type="float">
            <text:p>39.22458</text:p>
          </table:table-cell>
          <table:table-cell office:value-type="float" office:value="33.39666" calcext:value-type="float">
            <text:p>33.39666</text:p>
          </table:table-cell>
          <table:table-cell office:value-type="float" office:value="7.559581" calcext:value-type="float">
            <text:p>7.559581</text:p>
          </table:table-cell>
          <table:table-cell office:value-type="float" office:value="5.668065" calcext:value-type="float">
            <text:p>5.668065</text:p>
          </table:table-cell>
          <table:table-cell office:value-type="float" office:value="2.278039" calcext:value-type="float">
            <text:p>2.278039</text:p>
          </table:table-cell>
          <table:table-cell office:value-type="float" office:value="2.342822" calcext:value-type="float">
            <text:p>2.342822</text:p>
          </table:table-cell>
          <table:table-cell office:value-type="float" office:value="4.784533" calcext:value-type="float">
            <text:p>4.784533</text:p>
          </table:table-cell>
          <table:table-cell office:value-type="float" office:value="8.116495" calcext:value-type="float">
            <text:p>8.116495</text:p>
          </table:table-cell>
          <table:table-cell office:value-type="float" office:value="8.700081" calcext:value-type="float">
            <text:p>8.700081</text:p>
          </table:table-cell>
          <table:table-cell office:value-type="float" office:value="9.618986" calcext:value-type="float">
            <text:p>9.618986</text:p>
          </table:table-cell>
          <table:table-cell office:value-type="float" office:value="10.22832" calcext:value-type="float">
            <text:p>10.22832</text:p>
          </table:table-cell>
          <table:table-cell office:value-type="float" office:value="11.79198" calcext:value-type="float">
            <text:p>11.79198</text:p>
          </table:table-cell>
          <table:table-cell office:value-type="float" office:value="12.15703" calcext:value-type="float">
            <text:p>12.15703</text:p>
          </table:table-cell>
          <table:table-cell office:value-type="float" office:value="0" calcext:value-type="float">
            <text:p>0</text:p>
          </table:table-cell>
          <table:table-cell office:value-type="float" office:value="0.8840876" calcext:value-type="float">
            <text:p>0.8840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70013" calcext:value-type="float">
            <text:p>3.87001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5" calcext:value-type="float">
            <text:p>23092005</text:p>
          </table:table-cell>
          <table:table-cell office:value-type="float" office:value="1.671768" calcext:value-type="float">
            <text:p>1.671768</text:p>
          </table:table-cell>
          <table:table-cell office:value-type="float" office:value="135.4926" calcext:value-type="float">
            <text:p>135.4926</text:p>
          </table:table-cell>
          <table:table-cell office:value-type="float" office:value="5" calcext:value-type="float">
            <text:p>5</text:p>
          </table:table-cell>
          <table:table-cell office:value-type="float" office:value="-3.508995" calcext:value-type="float">
            <text:p>-3.508995</text:p>
          </table:table-cell>
          <table:table-cell office:value-type="float" office:value="38.86792" calcext:value-type="float">
            <text:p>38.86792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2" calcext:value-type="float">
            <text:p>0.000516148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12265" calcext:value-type="float">
            <text:p>0.0112265</text:p>
          </table:table-cell>
          <table:table-cell office:value-type="float" office:value="1165.394" calcext:value-type="float">
            <text:p>1165.394</text:p>
          </table:table-cell>
          <table:table-cell office:value-type="float" office:value="1.291928" calcext:value-type="float">
            <text:p>1.291928</text:p>
          </table:table-cell>
          <table:table-cell office:value-type="float" office:value="0" calcext:value-type="float">
            <text:p>0</text:p>
          </table:table-cell>
          <table:table-cell office:value-type="float" office:value="0.3499273" calcext:value-type="float">
            <text:p>0.3499273</text:p>
          </table:table-cell>
          <table:table-cell office:value-type="float" office:value="0.3778269" calcext:value-type="float">
            <text:p>0.3778269</text:p>
          </table:table-cell>
          <table:table-cell office:value-type="float" office:value="0.3182817" calcext:value-type="float">
            <text:p>0.3182817</text:p>
          </table:table-cell>
          <table:table-cell office:value-type="float" office:value="0.07743221" calcext:value-type="float">
            <text:p>0.07743221</text:p>
          </table:table-cell>
          <table:table-cell office:value-type="float" office:value="0.05990747" calcext:value-type="float">
            <text:p>0.05990747</text:p>
          </table:table-cell>
          <table:table-cell office:value-type="float" office:value="0.03523247" calcext:value-type="float">
            <text:p>0.03523247</text:p>
          </table:table-cell>
          <table:table-cell office:value-type="float" office:value="0.03731616" calcext:value-type="float">
            <text:p>0.03731616</text:p>
          </table:table-cell>
          <table:table-cell office:value-type="float" office:value="0.08002224" calcext:value-type="float">
            <text:p>0.08002224</text:p>
          </table:table-cell>
          <table:table-cell office:value-type="float" office:value="0.1503452" calcext:value-type="float">
            <text:p>0.1503452</text:p>
          </table:table-cell>
          <table:table-cell office:value-type="float" office:value="0.1544131" calcext:value-type="float">
            <text:p>0.1544131</text:p>
          </table:table-cell>
          <table:table-cell office:value-type="float" office:value="0.1629127" calcext:value-type="float">
            <text:p>0.1629127</text:p>
          </table:table-cell>
          <table:table-cell office:value-type="float" office:value="0.1700808" calcext:value-type="float">
            <text:p>0.1700808</text:p>
          </table:table-cell>
          <table:table-cell office:value-type="float" office:value="0.1858827" calcext:value-type="float">
            <text:p>0.1858827</text:p>
          </table:table-cell>
          <table:table-cell office:value-type="float" office:value="0.1895359" calcext:value-type="float">
            <text:p>0.1895359</text:p>
          </table:table-cell>
          <table:table-cell office:value-type="float" office:value="0" calcext:value-type="float">
            <text:p>0</text:p>
          </table:table-cell>
          <table:table-cell office:value-type="float" office:value="43.40524" calcext:value-type="float">
            <text:p>43.40524</text:p>
          </table:table-cell>
          <table:table-cell office:value-type="float" office:value="39.22718" calcext:value-type="float">
            <text:p>39.22718</text:p>
          </table:table-cell>
          <table:table-cell office:value-type="float" office:value="33.40343" calcext:value-type="float">
            <text:p>33.40343</text:p>
          </table:table-cell>
          <table:table-cell office:value-type="float" office:value="7.563108" calcext:value-type="float">
            <text:p>7.563108</text:p>
          </table:table-cell>
          <table:table-cell office:value-type="float" office:value="5.671096" calcext:value-type="float">
            <text:p>5.671096</text:p>
          </table:table-cell>
          <table:table-cell office:value-type="float" office:value="2.280208" calcext:value-type="float">
            <text:p>2.280208</text:p>
          </table:table-cell>
          <table:table-cell office:value-type="float" office:value="2.34506" calcext:value-type="float">
            <text:p>2.34506</text:p>
          </table:table-cell>
          <table:table-cell office:value-type="float" office:value="4.788938" calcext:value-type="float">
            <text:p>4.788938</text:p>
          </table:table-cell>
          <table:table-cell office:value-type="float" office:value="8.121902" calcext:value-type="float">
            <text:p>8.121902</text:p>
          </table:table-cell>
          <table:table-cell office:value-type="float" office:value="8.705092" calcext:value-type="float">
            <text:p>8.705092</text:p>
          </table:table-cell>
          <table:table-cell office:value-type="float" office:value="9.623342" calcext:value-type="float">
            <text:p>9.623342</text:p>
          </table:table-cell>
          <table:table-cell office:value-type="float" office:value="10.23227" calcext:value-type="float">
            <text:p>10.23227</text:p>
          </table:table-cell>
          <table:table-cell office:value-type="float" office:value="11.79408" calcext:value-type="float">
            <text:p>11.79408</text:p>
          </table:table-cell>
          <table:table-cell office:value-type="float" office:value="12.159" calcext:value-type="float">
            <text:p>12.159</text:p>
          </table:table-cell>
          <table:table-cell office:value-type="float" office:value="0" calcext:value-type="float">
            <text:p>0</text:p>
          </table:table-cell>
          <table:table-cell office:value-type="float" office:value="0.5805765" calcext:value-type="float">
            <text:p>0.5805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76957" calcext:value-type="float">
            <text:p>3.87695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5" calcext:value-type="float">
            <text:p>24092005</text:p>
          </table:table-cell>
          <table:table-cell office:value-type="float" office:value="1.668082" calcext:value-type="float">
            <text:p>1.668082</text:p>
          </table:table-cell>
          <table:table-cell office:value-type="float" office:value="135.4888" calcext:value-type="float">
            <text:p>135.4888</text:p>
          </table:table-cell>
          <table:table-cell office:value-type="float" office:value="5" calcext:value-type="float">
            <text:p>5</text:p>
          </table:table-cell>
          <table:table-cell office:value-type="float" office:value="-3.508171" calcext:value-type="float">
            <text:p>-3.508171</text:p>
          </table:table-cell>
          <table:table-cell office:value-type="float" office:value="38.88257" calcext:value-type="float">
            <text:p>38.88257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2" calcext:value-type="float">
            <text:p>0.000516148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12265" calcext:value-type="float">
            <text:p>0.0112265</text:p>
          </table:table-cell>
          <table:table-cell office:value-type="float" office:value="1165.387" calcext:value-type="float">
            <text:p>1165.387</text:p>
          </table:table-cell>
          <table:table-cell office:value-type="float" office:value="1.290617" calcext:value-type="float">
            <text:p>1.290617</text:p>
          </table:table-cell>
          <table:table-cell office:value-type="float" office:value="0" calcext:value-type="float">
            <text:p>0</text:p>
          </table:table-cell>
          <table:table-cell office:value-type="float" office:value="0.4233402" calcext:value-type="float">
            <text:p>0.4233402</text:p>
          </table:table-cell>
          <table:table-cell office:value-type="float" office:value="0.4060113" calcext:value-type="float">
            <text:p>0.4060113</text:p>
          </table:table-cell>
          <table:table-cell office:value-type="float" office:value="0.3288235" calcext:value-type="float">
            <text:p>0.3288235</text:p>
          </table:table-cell>
          <table:table-cell office:value-type="float" office:value="0.07948471" calcext:value-type="float">
            <text:p>0.07948471</text:p>
          </table:table-cell>
          <table:table-cell office:value-type="float" office:value="0.06065454" calcext:value-type="float">
            <text:p>0.06065454</text:p>
          </table:table-cell>
          <table:table-cell office:value-type="float" office:value="0.03513468" calcext:value-type="float">
            <text:p>0.03513468</text:p>
          </table:table-cell>
          <table:table-cell office:value-type="float" office:value="0.03722614" calcext:value-type="float">
            <text:p>0.03722614</text:p>
          </table:table-cell>
          <table:table-cell office:value-type="float" office:value="0.0799145" calcext:value-type="float">
            <text:p>0.0799145</text:p>
          </table:table-cell>
          <table:table-cell office:value-type="float" office:value="0.1504073" calcext:value-type="float">
            <text:p>0.1504073</text:p>
          </table:table-cell>
          <table:table-cell office:value-type="float" office:value="0.154479" calcext:value-type="float">
            <text:p>0.154479</text:p>
          </table:table-cell>
          <table:table-cell office:value-type="float" office:value="0.1629748" calcext:value-type="float">
            <text:p>0.1629748</text:p>
          </table:table-cell>
          <table:table-cell office:value-type="float" office:value="0.170128" calcext:value-type="float">
            <text:p>0.170128</text:p>
          </table:table-cell>
          <table:table-cell office:value-type="float" office:value="0.1859056" calcext:value-type="float">
            <text:p>0.1859056</text:p>
          </table:table-cell>
          <table:table-cell office:value-type="float" office:value="0.1895573" calcext:value-type="float">
            <text:p>0.1895573</text:p>
          </table:table-cell>
          <table:table-cell office:value-type="float" office:value="0" calcext:value-type="float">
            <text:p>0</text:p>
          </table:table-cell>
          <table:table-cell office:value-type="float" office:value="43.40861" calcext:value-type="float">
            <text:p>43.40861</text:p>
          </table:table-cell>
          <table:table-cell office:value-type="float" office:value="39.23199" calcext:value-type="float">
            <text:p>39.23199</text:p>
          </table:table-cell>
          <table:table-cell office:value-type="float" office:value="33.40923" calcext:value-type="float">
            <text:p>33.40923</text:p>
          </table:table-cell>
          <table:table-cell office:value-type="float" office:value="7.566325" calcext:value-type="float">
            <text:p>7.566325</text:p>
          </table:table-cell>
          <table:table-cell office:value-type="float" office:value="5.673741" calcext:value-type="float">
            <text:p>5.673741</text:p>
          </table:table-cell>
          <table:table-cell office:value-type="float" office:value="2.282244" calcext:value-type="float">
            <text:p>2.282244</text:p>
          </table:table-cell>
          <table:table-cell office:value-type="float" office:value="2.347233" calcext:value-type="float">
            <text:p>2.347233</text:p>
          </table:table-cell>
          <table:table-cell office:value-type="float" office:value="4.793311" calcext:value-type="float">
            <text:p>4.793311</text:p>
          </table:table-cell>
          <table:table-cell office:value-type="float" office:value="8.127295" calcext:value-type="float">
            <text:p>8.127295</text:p>
          </table:table-cell>
          <table:table-cell office:value-type="float" office:value="8.710104" calcext:value-type="float">
            <text:p>8.710104</text:p>
          </table:table-cell>
          <table:table-cell office:value-type="float" office:value="9.627697" calcext:value-type="float">
            <text:p>9.627697</text:p>
          </table:table-cell>
          <table:table-cell office:value-type="float" office:value="10.23623" calcext:value-type="float">
            <text:p>10.23623</text:p>
          </table:table-cell>
          <table:table-cell office:value-type="float" office:value="11.79617" calcext:value-type="float">
            <text:p>11.79617</text:p>
          </table:table-cell>
          <table:table-cell office:value-type="float" office:value="12.16097" calcext:value-type="float">
            <text:p>12.16097</text:p>
          </table:table-cell>
          <table:table-cell office:value-type="float" office:value="0" calcext:value-type="float">
            <text:p>0</text:p>
          </table:table-cell>
          <table:table-cell office:value-type="float" office:value="0.6667762" calcext:value-type="float">
            <text:p>0.6667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4708" calcext:value-type="float">
            <text:p>3.88470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5" calcext:value-type="float">
            <text:p>25092005</text:p>
          </table:table-cell>
          <table:table-cell office:value-type="float" office:value="1.664227" calcext:value-type="float">
            <text:p>1.664227</text:p>
          </table:table-cell>
          <table:table-cell office:value-type="float" office:value="135.4848" calcext:value-type="float">
            <text:p>135.4848</text:p>
          </table:table-cell>
          <table:table-cell office:value-type="float" office:value="5" calcext:value-type="float">
            <text:p>5</text:p>
          </table:table-cell>
          <table:table-cell office:value-type="float" office:value="-3.507372" calcext:value-type="float">
            <text:p>-3.507372</text:p>
          </table:table-cell>
          <table:table-cell office:value-type="float" office:value="38.8977" calcext:value-type="float">
            <text:p>38.8977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2" calcext:value-type="float">
            <text:p>0.000516148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116472" calcext:value-type="float">
            <text:p>0.01116472</text:p>
          </table:table-cell>
          <table:table-cell office:value-type="float" office:value="1165.38" calcext:value-type="float">
            <text:p>1165.38</text:p>
          </table:table-cell>
          <table:table-cell office:value-type="float" office:value="1.289284" calcext:value-type="float">
            <text:p>1.289284</text:p>
          </table:table-cell>
          <table:table-cell office:value-type="float" office:value="0" calcext:value-type="float">
            <text:p>0</text:p>
          </table:table-cell>
          <table:table-cell office:value-type="float" office:value="0.3780561" calcext:value-type="float">
            <text:p>0.3780561</text:p>
          </table:table-cell>
          <table:table-cell office:value-type="float" office:value="0.4116575" calcext:value-type="float">
            <text:p>0.4116575</text:p>
          </table:table-cell>
          <table:table-cell office:value-type="float" office:value="0.3328925" calcext:value-type="float">
            <text:p>0.3328925</text:p>
          </table:table-cell>
          <table:table-cell office:value-type="float" office:value="0.08117909" calcext:value-type="float">
            <text:p>0.08117909</text:p>
          </table:table-cell>
          <table:table-cell office:value-type="float" office:value="0.06204921" calcext:value-type="float">
            <text:p>0.06204921</text:p>
          </table:table-cell>
          <table:table-cell office:value-type="float" office:value="0.03582297" calcext:value-type="float">
            <text:p>0.03582297</text:p>
          </table:table-cell>
          <table:table-cell office:value-type="float" office:value="0.03760612" calcext:value-type="float">
            <text:p>0.03760612</text:p>
          </table:table-cell>
          <table:table-cell office:value-type="float" office:value="0.08000155" calcext:value-type="float">
            <text:p>0.08000155</text:p>
          </table:table-cell>
          <table:table-cell office:value-type="float" office:value="0.1504672" calcext:value-type="float">
            <text:p>0.1504672</text:p>
          </table:table-cell>
          <table:table-cell office:value-type="float" office:value="0.154541" calcext:value-type="float">
            <text:p>0.154541</text:p>
          </table:table-cell>
          <table:table-cell office:value-type="float" office:value="0.1630347" calcext:value-type="float">
            <text:p>0.1630347</text:p>
          </table:table-cell>
          <table:table-cell office:value-type="float" office:value="0.1701807" calcext:value-type="float">
            <text:p>0.1701807</text:p>
          </table:table-cell>
          <table:table-cell office:value-type="float" office:value="0.1860377" calcext:value-type="float">
            <text:p>0.1860377</text:p>
          </table:table-cell>
          <table:table-cell office:value-type="float" office:value="0.1895358" calcext:value-type="float">
            <text:p>0.1895358</text:p>
          </table:table-cell>
          <table:table-cell office:value-type="float" office:value="0" calcext:value-type="float">
            <text:p>0</text:p>
          </table:table-cell>
          <table:table-cell office:value-type="float" office:value="43.41667" calcext:value-type="float">
            <text:p>43.41667</text:p>
          </table:table-cell>
          <table:table-cell office:value-type="float" office:value="39.24224" calcext:value-type="float">
            <text:p>39.24224</text:p>
          </table:table-cell>
          <table:table-cell office:value-type="float" office:value="33.41787" calcext:value-type="float">
            <text:p>33.41787</text:p>
          </table:table-cell>
          <table:table-cell office:value-type="float" office:value="7.570271" calcext:value-type="float">
            <text:p>7.570271</text:p>
          </table:table-cell>
          <table:table-cell office:value-type="float" office:value="5.676814" calcext:value-type="float">
            <text:p>5.676814</text:p>
          </table:table-cell>
          <table:table-cell office:value-type="float" office:value="2.284368" calcext:value-type="float">
            <text:p>2.284368</text:p>
          </table:table-cell>
          <table:table-cell office:value-type="float" office:value="2.349431" calcext:value-type="float">
            <text:p>2.349431</text:p>
          </table:table-cell>
          <table:table-cell office:value-type="float" office:value="4.797659" calcext:value-type="float">
            <text:p>4.797659</text:p>
          </table:table-cell>
          <table:table-cell office:value-type="float" office:value="8.132689" calcext:value-type="float">
            <text:p>8.132689</text:p>
          </table:table-cell>
          <table:table-cell office:value-type="float" office:value="8.715116" calcext:value-type="float">
            <text:p>8.715116</text:p>
          </table:table-cell>
          <table:table-cell office:value-type="float" office:value="9.632052" calcext:value-type="float">
            <text:p>9.632052</text:p>
          </table:table-cell>
          <table:table-cell office:value-type="float" office:value="10.24018" calcext:value-type="float">
            <text:p>10.24018</text:p>
          </table:table-cell>
          <table:table-cell office:value-type="float" office:value="11.79828" calcext:value-type="float">
            <text:p>11.79828</text:p>
          </table:table-cell>
          <table:table-cell office:value-type="float" office:value="12.16295" calcext:value-type="float">
            <text:p>12.16295</text:p>
          </table:table-cell>
          <table:table-cell office:value-type="float" office:value="0" calcext:value-type="float">
            <text:p>0</text:p>
          </table:table-cell>
          <table:table-cell office:value-type="float" office:value="0.4930087" calcext:value-type="float">
            <text:p>0.4930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2808" calcext:value-type="float">
            <text:p>3.89280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5" calcext:value-type="float">
            <text:p>26092005</text:p>
          </table:table-cell>
          <table:table-cell office:value-type="float" office:value="1.66102" calcext:value-type="float">
            <text:p>1.66102</text:p>
          </table:table-cell>
          <table:table-cell office:value-type="float" office:value="135.4809" calcext:value-type="float">
            <text:p>135.4809</text:p>
          </table:table-cell>
          <table:table-cell office:value-type="float" office:value="5" calcext:value-type="float">
            <text:p>5</text:p>
          </table:table-cell>
          <table:table-cell office:value-type="float" office:value="-3.50655" calcext:value-type="float">
            <text:p>-3.50655</text:p>
          </table:table-cell>
          <table:table-cell office:value-type="float" office:value="38.91262" calcext:value-type="float">
            <text:p>38.91262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2" calcext:value-type="float">
            <text:p>0.000516148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100316" calcext:value-type="float">
            <text:p>0.01100316</text:p>
          </table:table-cell>
          <table:table-cell office:value-type="float" office:value="1165.373" calcext:value-type="float">
            <text:p>1165.373</text:p>
          </table:table-cell>
          <table:table-cell office:value-type="float" office:value="1.287668" calcext:value-type="float">
            <text:p>1.287668</text:p>
          </table:table-cell>
          <table:table-cell office:value-type="float" office:value="0" calcext:value-type="float">
            <text:p>0</text:p>
          </table:table-cell>
          <table:table-cell office:value-type="float" office:value="0.4056095" calcext:value-type="float">
            <text:p>0.4056095</text:p>
          </table:table-cell>
          <table:table-cell office:value-type="float" office:value="0.3949126" calcext:value-type="float">
            <text:p>0.3949126</text:p>
          </table:table-cell>
          <table:table-cell office:value-type="float" office:value="0.3211814" calcext:value-type="float">
            <text:p>0.3211814</text:p>
          </table:table-cell>
          <table:table-cell office:value-type="float" office:value="0.0785077" calcext:value-type="float">
            <text:p>0.0785077</text:p>
          </table:table-cell>
          <table:table-cell office:value-type="float" office:value="0.06060858" calcext:value-type="float">
            <text:p>0.06060858</text:p>
          </table:table-cell>
          <table:table-cell office:value-type="float" office:value="0.03498962" calcext:value-type="float">
            <text:p>0.03498962</text:p>
          </table:table-cell>
          <table:table-cell office:value-type="float" office:value="0.03744126" calcext:value-type="float">
            <text:p>0.03744126</text:p>
          </table:table-cell>
          <table:table-cell office:value-type="float" office:value="0.08004504" calcext:value-type="float">
            <text:p>0.08004504</text:p>
          </table:table-cell>
          <table:table-cell office:value-type="float" office:value="0.1505443" calcext:value-type="float">
            <text:p>0.1505443</text:p>
          </table:table-cell>
          <table:table-cell office:value-type="float" office:value="0.1546016" calcext:value-type="float">
            <text:p>0.1546016</text:p>
          </table:table-cell>
          <table:table-cell office:value-type="float" office:value="0.1630928" calcext:value-type="float">
            <text:p>0.1630928</text:p>
          </table:table-cell>
          <table:table-cell office:value-type="float" office:value="0.1702295" calcext:value-type="float">
            <text:p>0.1702295</text:p>
          </table:table-cell>
          <table:table-cell office:value-type="float" office:value="0.1859817" calcext:value-type="float">
            <text:p>0.1859817</text:p>
          </table:table-cell>
          <table:table-cell office:value-type="float" office:value="0.1895839" calcext:value-type="float">
            <text:p>0.1895839</text:p>
          </table:table-cell>
          <table:table-cell office:value-type="float" office:value="0" calcext:value-type="float">
            <text:p>0</text:p>
          </table:table-cell>
          <table:table-cell office:value-type="float" office:value="43.42432" calcext:value-type="float">
            <text:p>43.42432</text:p>
          </table:table-cell>
          <table:table-cell office:value-type="float" office:value="39.2491" calcext:value-type="float">
            <text:p>39.2491</text:p>
          </table:table-cell>
          <table:table-cell office:value-type="float" office:value="33.42474" calcext:value-type="float">
            <text:p>33.42474</text:p>
          </table:table-cell>
          <table:table-cell office:value-type="float" office:value="7.573897" calcext:value-type="float">
            <text:p>7.573897</text:p>
          </table:table-cell>
          <table:table-cell office:value-type="float" office:value="5.679784" calcext:value-type="float">
            <text:p>5.679784</text:p>
          </table:table-cell>
          <table:table-cell office:value-type="float" office:value="2.286481" calcext:value-type="float">
            <text:p>2.286481</text:p>
          </table:table-cell>
          <table:table-cell office:value-type="float" office:value="2.351636" calcext:value-type="float">
            <text:p>2.351636</text:p>
          </table:table-cell>
          <table:table-cell office:value-type="float" office:value="4.802025" calcext:value-type="float">
            <text:p>4.802025</text:p>
          </table:table-cell>
          <table:table-cell office:value-type="float" office:value="8.138083" calcext:value-type="float">
            <text:p>8.138083</text:p>
          </table:table-cell>
          <table:table-cell office:value-type="float" office:value="8.720125" calcext:value-type="float">
            <text:p>8.720125</text:p>
          </table:table-cell>
          <table:table-cell office:value-type="float" office:value="9.636408" calcext:value-type="float">
            <text:p>9.636408</text:p>
          </table:table-cell>
          <table:table-cell office:value-type="float" office:value="10.24414" calcext:value-type="float">
            <text:p>10.24414</text:p>
          </table:table-cell>
          <table:table-cell office:value-type="float" office:value="11.80045" calcext:value-type="float">
            <text:p>11.80045</text:p>
          </table:table-cell>
          <table:table-cell office:value-type="float" office:value="12.16492" calcext:value-type="float">
            <text:p>12.16492</text:p>
          </table:table-cell>
          <table:table-cell office:value-type="float" office:value="0" calcext:value-type="float">
            <text:p>0</text:p>
          </table:table-cell>
          <table:table-cell office:value-type="float" office:value="0.4595411" calcext:value-type="float">
            <text:p>0.4595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00023" calcext:value-type="float">
            <text:p>3.90002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5" calcext:value-type="float">
            <text:p>27092005</text:p>
          </table:table-cell>
          <table:table-cell office:value-type="float" office:value="1.657845" calcext:value-type="float">
            <text:p>1.657845</text:p>
          </table:table-cell>
          <table:table-cell office:value-type="float" office:value="135.4772" calcext:value-type="float">
            <text:p>135.4772</text:p>
          </table:table-cell>
          <table:table-cell office:value-type="float" office:value="5" calcext:value-type="float">
            <text:p>5</text:p>
          </table:table-cell>
          <table:table-cell office:value-type="float" office:value="-3.505574" calcext:value-type="float">
            <text:p>-3.505574</text:p>
          </table:table-cell>
          <table:table-cell office:value-type="float" office:value="38.92727" calcext:value-type="float">
            <text:p>38.92727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2" calcext:value-type="float">
            <text:p>0.000516148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084883" calcext:value-type="float">
            <text:p>0.01084883</text:p>
          </table:table-cell>
          <table:table-cell office:value-type="float" office:value="1165.366" calcext:value-type="float">
            <text:p>1165.366</text:p>
          </table:table-cell>
          <table:table-cell office:value-type="float" office:value="1.285634" calcext:value-type="float">
            <text:p>1.285634</text:p>
          </table:table-cell>
          <table:table-cell office:value-type="float" office:value="0" calcext:value-type="float">
            <text:p>0</text:p>
          </table:table-cell>
          <table:table-cell office:value-type="float" office:value="0.4233527" calcext:value-type="float">
            <text:p>0.4233527</text:p>
          </table:table-cell>
          <table:table-cell office:value-type="float" office:value="0.4028709" calcext:value-type="float">
            <text:p>0.4028709</text:p>
          </table:table-cell>
          <table:table-cell office:value-type="float" office:value="0.3245561" calcext:value-type="float">
            <text:p>0.3245561</text:p>
          </table:table-cell>
          <table:table-cell office:value-type="float" office:value="0.07846899" calcext:value-type="float">
            <text:p>0.07846899</text:p>
          </table:table-cell>
          <table:table-cell office:value-type="float" office:value="0.06051908" calcext:value-type="float">
            <text:p>0.06051908</text:p>
          </table:table-cell>
          <table:table-cell office:value-type="float" office:value="0.03436006" calcext:value-type="float">
            <text:p>0.03436006</text:p>
          </table:table-cell>
          <table:table-cell office:value-type="float" office:value="0.03716785" calcext:value-type="float">
            <text:p>0.03716785</text:p>
          </table:table-cell>
          <table:table-cell office:value-type="float" office:value="0.07993086" calcext:value-type="float">
            <text:p>0.07993086</text:p>
          </table:table-cell>
          <table:table-cell office:value-type="float" office:value="0.1505898" calcext:value-type="float">
            <text:p>0.1505898</text:p>
          </table:table-cell>
          <table:table-cell office:value-type="float" office:value="0.1546555" calcext:value-type="float">
            <text:p>0.1546555</text:p>
          </table:table-cell>
          <table:table-cell office:value-type="float" office:value="0.1631437" calcext:value-type="float">
            <text:p>0.1631437</text:p>
          </table:table-cell>
          <table:table-cell office:value-type="float" office:value="0.1702657" calcext:value-type="float">
            <text:p>0.1702657</text:p>
          </table:table-cell>
          <table:table-cell office:value-type="float" office:value="0.1859805" calcext:value-type="float">
            <text:p>0.1859805</text:p>
          </table:table-cell>
          <table:table-cell office:value-type="float" office:value="0.1896136" calcext:value-type="float">
            <text:p>0.1896136</text:p>
          </table:table-cell>
          <table:table-cell office:value-type="float" office:value="0" calcext:value-type="float">
            <text:p>0</text:p>
          </table:table-cell>
          <table:table-cell office:value-type="float" office:value="43.4336" calcext:value-type="float">
            <text:p>43.4336</text:p>
          </table:table-cell>
          <table:table-cell office:value-type="float" office:value="39.25357" calcext:value-type="float">
            <text:p>39.25357</text:p>
          </table:table-cell>
          <table:table-cell office:value-type="float" office:value="33.42952" calcext:value-type="float">
            <text:p>33.42952</text:p>
          </table:table-cell>
          <table:table-cell office:value-type="float" office:value="7.576971" calcext:value-type="float">
            <text:p>7.576971</text:p>
          </table:table-cell>
          <table:table-cell office:value-type="float" office:value="5.682427" calcext:value-type="float">
            <text:p>5.682427</text:p>
          </table:table-cell>
          <table:table-cell office:value-type="float" office:value="2.288469" calcext:value-type="float">
            <text:p>2.288469</text:p>
          </table:table-cell>
          <table:table-cell office:value-type="float" office:value="2.353783" calcext:value-type="float">
            <text:p>2.353783</text:p>
          </table:table-cell>
          <table:table-cell office:value-type="float" office:value="4.806357" calcext:value-type="float">
            <text:p>4.806357</text:p>
          </table:table-cell>
          <table:table-cell office:value-type="float" office:value="8.143476" calcext:value-type="float">
            <text:p>8.143476</text:p>
          </table:table-cell>
          <table:table-cell office:value-type="float" office:value="8.725139" calcext:value-type="float">
            <text:p>8.725139</text:p>
          </table:table-cell>
          <table:table-cell office:value-type="float" office:value="9.640763" calcext:value-type="float">
            <text:p>9.640763</text:p>
          </table:table-cell>
          <table:table-cell office:value-type="float" office:value="10.24809" calcext:value-type="float">
            <text:p>10.24809</text:p>
          </table:table-cell>
          <table:table-cell office:value-type="float" office:value="11.8026" calcext:value-type="float">
            <text:p>11.8026</text:p>
          </table:table-cell>
          <table:table-cell office:value-type="float" office:value="12.16689" calcext:value-type="float">
            <text:p>12.16689</text:p>
          </table:table-cell>
          <table:table-cell office:value-type="float" office:value="0" calcext:value-type="float">
            <text:p>0</text:p>
          </table:table-cell>
          <table:table-cell office:value-type="float" office:value="0.5218635" calcext:value-type="float">
            <text:p>0.5218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07281" calcext:value-type="float">
            <text:p>3.90728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5" calcext:value-type="float">
            <text:p>28092005</text:p>
          </table:table-cell>
          <table:table-cell office:value-type="float" office:value="1.655204" calcext:value-type="float">
            <text:p>1.655204</text:p>
          </table:table-cell>
          <table:table-cell office:value-type="float" office:value="135.4737" calcext:value-type="float">
            <text:p>135.4737</text:p>
          </table:table-cell>
          <table:table-cell office:value-type="float" office:value="5" calcext:value-type="float">
            <text:p>5</text:p>
          </table:table-cell>
          <table:table-cell office:value-type="float" office:value="-3.50468" calcext:value-type="float">
            <text:p>-3.50468</text:p>
          </table:table-cell>
          <table:table-cell office:value-type="float" office:value="38.94179" calcext:value-type="float">
            <text:p>38.94179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2" calcext:value-type="float">
            <text:p>0.000516148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078107" calcext:value-type="float">
            <text:p>0.01078107</text:p>
          </table:table-cell>
          <table:table-cell office:value-type="float" office:value="1165.359" calcext:value-type="float">
            <text:p>1165.359</text:p>
          </table:table-cell>
          <table:table-cell office:value-type="float" office:value="1.284745" calcext:value-type="float">
            <text:p>1.284745</text:p>
          </table:table-cell>
          <table:table-cell office:value-type="float" office:value="0" calcext:value-type="float">
            <text:p>0</text:p>
          </table:table-cell>
          <table:table-cell office:value-type="float" office:value="0.3322564" calcext:value-type="float">
            <text:p>0.3322564</text:p>
          </table:table-cell>
          <table:table-cell office:value-type="float" office:value="0.3744954" calcext:value-type="float">
            <text:p>0.3744954</text:p>
          </table:table-cell>
          <table:table-cell office:value-type="float" office:value="0.3065249" calcext:value-type="float">
            <text:p>0.3065249</text:p>
          </table:table-cell>
          <table:table-cell office:value-type="float" office:value="0.07508242" calcext:value-type="float">
            <text:p>0.07508242</text:p>
          </table:table-cell>
          <table:table-cell office:value-type="float" office:value="0.05877348" calcext:value-type="float">
            <text:p>0.05877348</text:p>
          </table:table-cell>
          <table:table-cell office:value-type="float" office:value="0.03393561" calcext:value-type="float">
            <text:p>0.03393561</text:p>
          </table:table-cell>
          <table:table-cell office:value-type="float" office:value="0.03706325" calcext:value-type="float">
            <text:p>0.03706325</text:p>
          </table:table-cell>
          <table:table-cell office:value-type="float" office:value="0.07988734" calcext:value-type="float">
            <text:p>0.07988734</text:p>
          </table:table-cell>
          <table:table-cell office:value-type="float" office:value="0.1505891" calcext:value-type="float">
            <text:p>0.1505891</text:p>
          </table:table-cell>
          <table:table-cell office:value-type="float" office:value="0.1546896" calcext:value-type="float">
            <text:p>0.1546896</text:p>
          </table:table-cell>
          <table:table-cell office:value-type="float" office:value="0.1631773" calcext:value-type="float">
            <text:p>0.1631773</text:p>
          </table:table-cell>
          <table:table-cell office:value-type="float" office:value="0.1702939" calcext:value-type="float">
            <text:p>0.1702939</text:p>
          </table:table-cell>
          <table:table-cell office:value-type="float" office:value="0.1859975" calcext:value-type="float">
            <text:p>0.1859975</text:p>
          </table:table-cell>
          <table:table-cell office:value-type="float" office:value="0.1896371" calcext:value-type="float">
            <text:p>0.1896371</text:p>
          </table:table-cell>
          <table:table-cell office:value-type="float" office:value="0" calcext:value-type="float">
            <text:p>0</text:p>
          </table:table-cell>
          <table:table-cell office:value-type="float" office:value="43.43135" calcext:value-type="float">
            <text:p>43.43135</text:p>
          </table:table-cell>
          <table:table-cell office:value-type="float" office:value="39.25783" calcext:value-type="float">
            <text:p>39.25783</text:p>
          </table:table-cell>
          <table:table-cell office:value-type="float" office:value="33.43485" calcext:value-type="float">
            <text:p>33.43485</text:p>
          </table:table-cell>
          <table:table-cell office:value-type="float" office:value="7.580167" calcext:value-type="float">
            <text:p>7.580167</text:p>
          </table:table-cell>
          <table:table-cell office:value-type="float" office:value="5.685197" calcext:value-type="float">
            <text:p>5.685197</text:p>
          </table:table-cell>
          <table:table-cell office:value-type="float" office:value="2.290454" calcext:value-type="float">
            <text:p>2.290454</text:p>
          </table:table-cell>
          <table:table-cell office:value-type="float" office:value="2.355913" calcext:value-type="float">
            <text:p>2.355913</text:p>
          </table:table-cell>
          <table:table-cell office:value-type="float" office:value="4.810659" calcext:value-type="float">
            <text:p>4.810659</text:p>
          </table:table-cell>
          <table:table-cell office:value-type="float" office:value="8.14887" calcext:value-type="float">
            <text:p>8.14887</text:p>
          </table:table-cell>
          <table:table-cell office:value-type="float" office:value="8.730151" calcext:value-type="float">
            <text:p>8.730151</text:p>
          </table:table-cell>
          <table:table-cell office:value-type="float" office:value="9.645109" calcext:value-type="float">
            <text:p>9.645109</text:p>
          </table:table-cell>
          <table:table-cell office:value-type="float" office:value="10.25204" calcext:value-type="float">
            <text:p>10.25204</text:p>
          </table:table-cell>
          <table:table-cell office:value-type="float" office:value="11.80469" calcext:value-type="float">
            <text:p>11.80469</text:p>
          </table:table-cell>
          <table:table-cell office:value-type="float" office:value="12.16886" calcext:value-type="float">
            <text:p>12.16886</text:p>
          </table:table-cell>
          <table:table-cell office:value-type="float" office:value="0" calcext:value-type="float">
            <text:p>0</text:p>
          </table:table-cell>
          <table:table-cell office:value-type="float" office:value="0.2810861" calcext:value-type="float">
            <text:p>0.2810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13788" calcext:value-type="float">
            <text:p>3.91378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5" calcext:value-type="float">
            <text:p>29092005</text:p>
          </table:table-cell>
          <table:table-cell office:value-type="float" office:value="1.65328" calcext:value-type="float">
            <text:p>1.65328</text:p>
          </table:table-cell>
          <table:table-cell office:value-type="float" office:value="135.4706" calcext:value-type="float">
            <text:p>135.4706</text:p>
          </table:table-cell>
          <table:table-cell office:value-type="float" office:value="5" calcext:value-type="float">
            <text:p>5</text:p>
          </table:table-cell>
          <table:table-cell office:value-type="float" office:value="-3.503821" calcext:value-type="float">
            <text:p>-3.503821</text:p>
          </table:table-cell>
          <table:table-cell office:value-type="float" office:value="38.95538" calcext:value-type="float">
            <text:p>38.95538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2" calcext:value-type="float">
            <text:p>0.000516148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078107" calcext:value-type="float">
            <text:p>0.01078107</text:p>
          </table:table-cell>
          <table:table-cell office:value-type="float" office:value="1165.352" calcext:value-type="float">
            <text:p>1165.352</text:p>
          </table:table-cell>
          <table:table-cell office:value-type="float" office:value="1.283499" calcext:value-type="float">
            <text:p>1.283499</text:p>
          </table:table-cell>
          <table:table-cell office:value-type="float" office:value="0" calcext:value-type="float">
            <text:p>0</text:p>
          </table:table-cell>
          <table:table-cell office:value-type="float" office:value="0.3550992" calcext:value-type="float">
            <text:p>0.3550992</text:p>
          </table:table-cell>
          <table:table-cell office:value-type="float" office:value="0.3554954" calcext:value-type="float">
            <text:p>0.3554954</text:p>
          </table:table-cell>
          <table:table-cell office:value-type="float" office:value="0.2896119" calcext:value-type="float">
            <text:p>0.2896119</text:p>
          </table:table-cell>
          <table:table-cell office:value-type="float" office:value="0.06984712" calcext:value-type="float">
            <text:p>0.06984712</text:p>
          </table:table-cell>
          <table:table-cell office:value-type="float" office:value="0.05493743" calcext:value-type="float">
            <text:p>0.05493743</text:p>
          </table:table-cell>
          <table:table-cell office:value-type="float" office:value="0.03171175" calcext:value-type="float">
            <text:p>0.03171175</text:p>
          </table:table-cell>
          <table:table-cell office:value-type="float" office:value="0.03611159" calcext:value-type="float">
            <text:p>0.03611159</text:p>
          </table:table-cell>
          <table:table-cell office:value-type="float" office:value="0.07959096" calcext:value-type="float">
            <text:p>0.07959096</text:p>
          </table:table-cell>
          <table:table-cell office:value-type="float" office:value="0.1506128" calcext:value-type="float">
            <text:p>0.1506128</text:p>
          </table:table-cell>
          <table:table-cell office:value-type="float" office:value="0.1547465" calcext:value-type="float">
            <text:p>0.1547465</text:p>
          </table:table-cell>
          <table:table-cell office:value-type="float" office:value="0.163235" calcext:value-type="float">
            <text:p>0.163235</text:p>
          </table:table-cell>
          <table:table-cell office:value-type="float" office:value="0.1703335" calcext:value-type="float">
            <text:p>0.1703335</text:p>
          </table:table-cell>
          <table:table-cell office:value-type="float" office:value="0.18602" calcext:value-type="float">
            <text:p>0.18602</text:p>
          </table:table-cell>
          <table:table-cell office:value-type="float" office:value="0.1896601" calcext:value-type="float">
            <text:p>0.1896601</text:p>
          </table:table-cell>
          <table:table-cell office:value-type="float" office:value="0" calcext:value-type="float">
            <text:p>0</text:p>
          </table:table-cell>
          <table:table-cell office:value-type="float" office:value="43.42852" calcext:value-type="float">
            <text:p>43.42852</text:p>
          </table:table-cell>
          <table:table-cell office:value-type="float" office:value="39.25319" calcext:value-type="float">
            <text:p>39.25319</text:p>
          </table:table-cell>
          <table:table-cell office:value-type="float" office:value="33.43367" calcext:value-type="float">
            <text:p>33.43367</text:p>
          </table:table-cell>
          <table:table-cell office:value-type="float" office:value="7.581738" calcext:value-type="float">
            <text:p>7.581738</text:p>
          </table:table-cell>
          <table:table-cell office:value-type="float" office:value="5.686957" calcext:value-type="float">
            <text:p>5.686957</text:p>
          </table:table-cell>
          <table:table-cell office:value-type="float" office:value="2.292188" calcext:value-type="float">
            <text:p>2.292188</text:p>
          </table:table-cell>
          <table:table-cell office:value-type="float" office:value="2.357936" calcext:value-type="float">
            <text:p>2.357936</text:p>
          </table:table-cell>
          <table:table-cell office:value-type="float" office:value="4.814915" calcext:value-type="float">
            <text:p>4.814915</text:p>
          </table:table-cell>
          <table:table-cell office:value-type="float" office:value="8.154263" calcext:value-type="float">
            <text:p>8.154263</text:p>
          </table:table-cell>
          <table:table-cell office:value-type="float" office:value="8.735093" calcext:value-type="float">
            <text:p>8.735093</text:p>
          </table:table-cell>
          <table:table-cell office:value-type="float" office:value="9.649408" calcext:value-type="float">
            <text:p>9.649408</text:p>
          </table:table-cell>
          <table:table-cell office:value-type="float" office:value="10.256" calcext:value-type="float">
            <text:p>10.256</text:p>
          </table:table-cell>
          <table:table-cell office:value-type="float" office:value="11.80678" calcext:value-type="float">
            <text:p>11.80678</text:p>
          </table:table-cell>
          <table:table-cell office:value-type="float" office:value="12.17082" calcext:value-type="float">
            <text:p>12.17082</text:p>
          </table:table-cell>
          <table:table-cell office:value-type="float" office:value="0" calcext:value-type="float">
            <text:p>0</text:p>
          </table:table-cell>
          <table:table-cell office:value-type="float" office:value="0.3167526" calcext:value-type="float">
            <text:p>0.3167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19114" calcext:value-type="float">
            <text:p>3.91911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5" calcext:value-type="float">
            <text:p>30092005</text:p>
          </table:table-cell>
          <table:table-cell office:value-type="float" office:value="1.650745" calcext:value-type="float">
            <text:p>1.650745</text:p>
          </table:table-cell>
          <table:table-cell office:value-type="float" office:value="135.4675" calcext:value-type="float">
            <text:p>135.4675</text:p>
          </table:table-cell>
          <table:table-cell office:value-type="float" office:value="5" calcext:value-type="float">
            <text:p>5</text:p>
          </table:table-cell>
          <table:table-cell office:value-type="float" office:value="-3.502955" calcext:value-type="float">
            <text:p>-3.502955</text:p>
          </table:table-cell>
          <table:table-cell office:value-type="float" office:value="38.96891" calcext:value-type="float">
            <text:p>38.96891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2" calcext:value-type="float">
            <text:p>0.000516148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078107" calcext:value-type="float">
            <text:p>0.01078107</text:p>
          </table:table-cell>
          <table:table-cell office:value-type="float" office:value="1165.345" calcext:value-type="float">
            <text:p>1165.345</text:p>
          </table:table-cell>
          <table:table-cell office:value-type="float" office:value="1.281644" calcext:value-type="float">
            <text:p>1.281644</text:p>
          </table:table-cell>
          <table:table-cell office:value-type="float" office:value="0" calcext:value-type="float">
            <text:p>0</text:p>
          </table:table-cell>
          <table:table-cell office:value-type="float" office:value="0.3962493" calcext:value-type="float">
            <text:p>0.3962493</text:p>
          </table:table-cell>
          <table:table-cell office:value-type="float" office:value="0.3757454" calcext:value-type="float">
            <text:p>0.3757454</text:p>
          </table:table-cell>
          <table:table-cell office:value-type="float" office:value="0.3021154" calcext:value-type="float">
            <text:p>0.3021154</text:p>
          </table:table-cell>
          <table:table-cell office:value-type="float" office:value="0.07200409" calcext:value-type="float">
            <text:p>0.07200409</text:p>
          </table:table-cell>
          <table:table-cell office:value-type="float" office:value="0.05601431" calcext:value-type="float">
            <text:p>0.05601431</text:p>
          </table:table-cell>
          <table:table-cell office:value-type="float" office:value="0.03146356" calcext:value-type="float">
            <text:p>0.03146356</text:p>
          </table:table-cell>
          <table:table-cell office:value-type="float" office:value="0.03579737" calcext:value-type="float">
            <text:p>0.03579737</text:p>
          </table:table-cell>
          <table:table-cell office:value-type="float" office:value="0.07925835" calcext:value-type="float">
            <text:p>0.07925835</text:p>
          </table:table-cell>
          <table:table-cell office:value-type="float" office:value="0.1505639" calcext:value-type="float">
            <text:p>0.1505639</text:p>
          </table:table-cell>
          <table:table-cell office:value-type="float" office:value="0.1547891" calcext:value-type="float">
            <text:p>0.1547891</text:p>
          </table:table-cell>
          <table:table-cell office:value-type="float" office:value="0.1632854" calcext:value-type="float">
            <text:p>0.1632854</text:p>
          </table:table-cell>
          <table:table-cell office:value-type="float" office:value="0.1703716" calcext:value-type="float">
            <text:p>0.1703716</text:p>
          </table:table-cell>
          <table:table-cell office:value-type="float" office:value="0.1860428" calcext:value-type="float">
            <text:p>0.1860428</text:p>
          </table:table-cell>
          <table:table-cell office:value-type="float" office:value="0.1896818" calcext:value-type="float">
            <text:p>0.1896818</text:p>
          </table:table-cell>
          <table:table-cell office:value-type="float" office:value="0" calcext:value-type="float">
            <text:p>0</text:p>
          </table:table-cell>
          <table:table-cell office:value-type="float" office:value="43.43119" calcext:value-type="float">
            <text:p>43.43119</text:p>
          </table:table-cell>
          <table:table-cell office:value-type="float" office:value="39.2495" calcext:value-type="float">
            <text:p>39.2495</text:p>
          </table:table-cell>
          <table:table-cell office:value-type="float" office:value="33.43209" calcext:value-type="float">
            <text:p>33.43209</text:p>
          </table:table-cell>
          <table:table-cell office:value-type="float" office:value="7.582953" calcext:value-type="float">
            <text:p>7.582953</text:p>
          </table:table-cell>
          <table:table-cell office:value-type="float" office:value="5.688365" calcext:value-type="float">
            <text:p>5.688365</text:p>
          </table:table-cell>
          <table:table-cell office:value-type="float" office:value="2.29374" calcext:value-type="float">
            <text:p>2.29374</text:p>
          </table:table-cell>
          <table:table-cell office:value-type="float" office:value="2.35984" calcext:value-type="float">
            <text:p>2.35984</text:p>
          </table:table-cell>
          <table:table-cell office:value-type="float" office:value="4.81908" calcext:value-type="float">
            <text:p>4.81908</text:p>
          </table:table-cell>
          <table:table-cell office:value-type="float" office:value="8.15959" calcext:value-type="float">
            <text:p>8.15959</text:p>
          </table:table-cell>
          <table:table-cell office:value-type="float" office:value="8.740029" calcext:value-type="float">
            <text:p>8.740029</text:p>
          </table:table-cell>
          <table:table-cell office:value-type="float" office:value="9.653707" calcext:value-type="float">
            <text:p>9.653707</text:p>
          </table:table-cell>
          <table:table-cell office:value-type="float" office:value="10.25996" calcext:value-type="float">
            <text:p>10.25996</text:p>
          </table:table-cell>
          <table:table-cell office:value-type="float" office:value="11.80888" calcext:value-type="float">
            <text:p>11.80888</text:p>
          </table:table-cell>
          <table:table-cell office:value-type="float" office:value="12.17278" calcext:value-type="float">
            <text:p>12.17278</text:p>
          </table:table-cell>
          <table:table-cell office:value-type="float" office:value="0" calcext:value-type="float">
            <text:p>0</text:p>
          </table:table-cell>
          <table:table-cell office:value-type="float" office:value="0.4463904" calcext:value-type="float">
            <text:p>0.4463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25117" calcext:value-type="float">
            <text:p>3.9251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5" calcext:value-type="float">
            <text:p>1102005</text:p>
          </table:table-cell>
          <table:table-cell office:value-type="float" office:value="1.647707" calcext:value-type="float">
            <text:p>1.647707</text:p>
          </table:table-cell>
          <table:table-cell office:value-type="float" office:value="135.464" calcext:value-type="float">
            <text:p>135.464</text:p>
          </table:table-cell>
          <table:table-cell office:value-type="float" office:value="5" calcext:value-type="float">
            <text:p>5</text:p>
          </table:table-cell>
          <table:table-cell office:value-type="float" office:value="-3.502097" calcext:value-type="float">
            <text:p>-3.502097</text:p>
          </table:table-cell>
          <table:table-cell office:value-type="float" office:value="38.98296" calcext:value-type="float">
            <text:p>38.98296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2" calcext:value-type="float">
            <text:p>0.000516148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078107" calcext:value-type="float">
            <text:p>0.01078107</text:p>
          </table:table-cell>
          <table:table-cell office:value-type="float" office:value="1165.338" calcext:value-type="float">
            <text:p>1165.338</text:p>
          </table:table-cell>
          <table:table-cell office:value-type="float" office:value="1.279714" calcext:value-type="float">
            <text:p>1.279714</text:p>
          </table:table-cell>
          <table:table-cell office:value-type="float" office:value="0" calcext:value-type="float">
            <text:p>0</text:p>
          </table:table-cell>
          <table:table-cell office:value-type="float" office:value="0.3605573" calcext:value-type="float">
            <text:p>0.3605573</text:p>
          </table:table-cell>
          <table:table-cell office:value-type="float" office:value="0.3904645" calcext:value-type="float">
            <text:p>0.3904645</text:p>
          </table:table-cell>
          <table:table-cell office:value-type="float" office:value="0.3153108" calcext:value-type="float">
            <text:p>0.3153108</text:p>
          </table:table-cell>
          <table:table-cell office:value-type="float" office:value="0.07568857" calcext:value-type="float">
            <text:p>0.07568857</text:p>
          </table:table-cell>
          <table:table-cell office:value-type="float" office:value="0.05873346" calcext:value-type="float">
            <text:p>0.05873346</text:p>
          </table:table-cell>
          <table:table-cell office:value-type="float" office:value="0.03249878" calcext:value-type="float">
            <text:p>0.03249878</text:p>
          </table:table-cell>
          <table:table-cell office:value-type="float" office:value="0.03621515" calcext:value-type="float">
            <text:p>0.03621515</text:p>
          </table:table-cell>
          <table:table-cell office:value-type="float" office:value="0.0792433" calcext:value-type="float">
            <text:p>0.0792433</text:p>
          </table:table-cell>
          <table:table-cell office:value-type="float" office:value="0.1505105" calcext:value-type="float">
            <text:p>0.1505105</text:p>
          </table:table-cell>
          <table:table-cell office:value-type="float" office:value="0.1548156" calcext:value-type="float">
            <text:p>0.1548156</text:p>
          </table:table-cell>
          <table:table-cell office:value-type="float" office:value="0.1633268" calcext:value-type="float">
            <text:p>0.1633268</text:p>
          </table:table-cell>
          <table:table-cell office:value-type="float" office:value="0.170406" calcext:value-type="float">
            <text:p>0.170406</text:p>
          </table:table-cell>
          <table:table-cell office:value-type="float" office:value="0.1860654" calcext:value-type="float">
            <text:p>0.1860654</text:p>
          </table:table-cell>
          <table:table-cell office:value-type="float" office:value="0.1897027" calcext:value-type="float">
            <text:p>0.1897027</text:p>
          </table:table-cell>
          <table:table-cell office:value-type="float" office:value="0" calcext:value-type="float">
            <text:p>0</text:p>
          </table:table-cell>
          <table:table-cell office:value-type="float" office:value="43.43568" calcext:value-type="float">
            <text:p>43.43568</text:p>
          </table:table-cell>
          <table:table-cell office:value-type="float" office:value="39.25165" calcext:value-type="float">
            <text:p>39.25165</text:p>
          </table:table-cell>
          <table:table-cell office:value-type="float" office:value="33.43468" calcext:value-type="float">
            <text:p>33.43468</text:p>
          </table:table-cell>
          <table:table-cell office:value-type="float" office:value="7.585152" calcext:value-type="float">
            <text:p>7.585152</text:p>
          </table:table-cell>
          <table:table-cell office:value-type="float" office:value="5.690392" calcext:value-type="float">
            <text:p>5.690392</text:p>
          </table:table-cell>
          <table:table-cell office:value-type="float" office:value="2.29539" calcext:value-type="float">
            <text:p>2.29539</text:p>
          </table:table-cell>
          <table:table-cell office:value-type="float" office:value="2.361752" calcext:value-type="float">
            <text:p>2.361752</text:p>
          </table:table-cell>
          <table:table-cell office:value-type="float" office:value="4.823197" calcext:value-type="float">
            <text:p>4.823197</text:p>
          </table:table-cell>
          <table:table-cell office:value-type="float" office:value="8.164891" calcext:value-type="float">
            <text:p>8.164891</text:p>
          </table:table-cell>
          <table:table-cell office:value-type="float" office:value="8.744965" calcext:value-type="float">
            <text:p>8.744965</text:p>
          </table:table-cell>
          <table:table-cell office:value-type="float" office:value="9.658006" calcext:value-type="float">
            <text:p>9.658006</text:p>
          </table:table-cell>
          <table:table-cell office:value-type="float" office:value="10.26391" calcext:value-type="float">
            <text:p>10.26391</text:p>
          </table:table-cell>
          <table:table-cell office:value-type="float" office:value="11.81097" calcext:value-type="float">
            <text:p>11.81097</text:p>
          </table:table-cell>
          <table:table-cell office:value-type="float" office:value="12.17475" calcext:value-type="float">
            <text:p>12.17475</text:p>
          </table:table-cell>
          <table:table-cell office:value-type="float" office:value="0" calcext:value-type="float">
            <text:p>0</text:p>
          </table:table-cell>
          <table:table-cell office:value-type="float" office:value="0.4161694" calcext:value-type="float">
            <text:p>0.4161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31824" calcext:value-type="float">
            <text:p>3.93182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5" calcext:value-type="float">
            <text:p>2102005</text:p>
          </table:table-cell>
          <table:table-cell office:value-type="float" office:value="1.644011" calcext:value-type="float">
            <text:p>1.644011</text:p>
          </table:table-cell>
          <table:table-cell office:value-type="float" office:value="135.4603" calcext:value-type="float">
            <text:p>135.4603</text:p>
          </table:table-cell>
          <table:table-cell office:value-type="float" office:value="5" calcext:value-type="float">
            <text:p>5</text:p>
          </table:table-cell>
          <table:table-cell office:value-type="float" office:value="-3.501268" calcext:value-type="float">
            <text:p>-3.501268</text:p>
          </table:table-cell>
          <table:table-cell office:value-type="float" office:value="38.99747" calcext:value-type="float">
            <text:p>38.99747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2" calcext:value-type="float">
            <text:p>0.000516148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069622" calcext:value-type="float">
            <text:p>0.01069622</text:p>
          </table:table-cell>
          <table:table-cell office:value-type="float" office:value="1165.331" calcext:value-type="float">
            <text:p>1165.331</text:p>
          </table:table-cell>
          <table:table-cell office:value-type="float" office:value="1.277621" calcext:value-type="float">
            <text:p>1.277621</text:p>
          </table:table-cell>
          <table:table-cell office:value-type="float" office:value="0" calcext:value-type="float">
            <text:p>0</text:p>
          </table:table-cell>
          <table:table-cell office:value-type="float" office:value="0.450478" calcext:value-type="float">
            <text:p>0.450478</text:p>
          </table:table-cell>
          <table:table-cell office:value-type="float" office:value="0.4201315" calcext:value-type="float">
            <text:p>0.4201315</text:p>
          </table:table-cell>
          <table:table-cell office:value-type="float" office:value="0.334974" calcext:value-type="float">
            <text:p>0.334974</text:p>
          </table:table-cell>
          <table:table-cell office:value-type="float" office:value="0.08040835" calcext:value-type="float">
            <text:p>0.08040835</text:p>
          </table:table-cell>
          <table:table-cell office:value-type="float" office:value="0.06214649" calcext:value-type="float">
            <text:p>0.06214649</text:p>
          </table:table-cell>
          <table:table-cell office:value-type="float" office:value="0.03358842" calcext:value-type="float">
            <text:p>0.03358842</text:p>
          </table:table-cell>
          <table:table-cell office:value-type="float" office:value="0.03677398" calcext:value-type="float">
            <text:p>0.03677398</text:p>
          </table:table-cell>
          <table:table-cell office:value-type="float" office:value="0.07942513" calcext:value-type="float">
            <text:p>0.07942513</text:p>
          </table:table-cell>
          <table:table-cell office:value-type="float" office:value="0.1505367" calcext:value-type="float">
            <text:p>0.1505367</text:p>
          </table:table-cell>
          <table:table-cell office:value-type="float" office:value="0.1548532" calcext:value-type="float">
            <text:p>0.1548532</text:p>
          </table:table-cell>
          <table:table-cell office:value-type="float" office:value="0.1633768" calcext:value-type="float">
            <text:p>0.1633768</text:p>
          </table:table-cell>
          <table:table-cell office:value-type="float" office:value="0.1704523" calcext:value-type="float">
            <text:p>0.1704523</text:p>
          </table:table-cell>
          <table:table-cell office:value-type="float" office:value="0.1861285" calcext:value-type="float">
            <text:p>0.1861285</text:p>
          </table:table-cell>
          <table:table-cell office:value-type="float" office:value="0.1897115" calcext:value-type="float">
            <text:p>0.1897115</text:p>
          </table:table-cell>
          <table:table-cell office:value-type="float" office:value="0" calcext:value-type="float">
            <text:p>0</text:p>
          </table:table-cell>
          <table:table-cell office:value-type="float" office:value="43.44259" calcext:value-type="float">
            <text:p>43.44259</text:p>
          </table:table-cell>
          <table:table-cell office:value-type="float" office:value="39.25817" calcext:value-type="float">
            <text:p>39.25817</text:p>
          </table:table-cell>
          <table:table-cell office:value-type="float" office:value="33.44061" calcext:value-type="float">
            <text:p>33.44061</text:p>
          </table:table-cell>
          <table:table-cell office:value-type="float" office:value="7.588259" calcext:value-type="float">
            <text:p>7.588259</text:p>
          </table:table-cell>
          <table:table-cell office:value-type="float" office:value="5.693091" calcext:value-type="float">
            <text:p>5.693091</text:p>
          </table:table-cell>
          <table:table-cell office:value-type="float" office:value="2.297188" calcext:value-type="float">
            <text:p>2.297188</text:p>
          </table:table-cell>
          <table:table-cell office:value-type="float" office:value="2.363724" calcext:value-type="float">
            <text:p>2.363724</text:p>
          </table:table-cell>
          <table:table-cell office:value-type="float" office:value="4.827323" calcext:value-type="float">
            <text:p>4.827323</text:p>
          </table:table-cell>
          <table:table-cell office:value-type="float" office:value="8.170194" calcext:value-type="float">
            <text:p>8.170194</text:p>
          </table:table-cell>
          <table:table-cell office:value-type="float" office:value="8.749898" calcext:value-type="float">
            <text:p>8.749898</text:p>
          </table:table-cell>
          <table:table-cell office:value-type="float" office:value="9.662304" calcext:value-type="float">
            <text:p>9.662304</text:p>
          </table:table-cell>
          <table:table-cell office:value-type="float" office:value="10.26786" calcext:value-type="float">
            <text:p>10.26786</text:p>
          </table:table-cell>
          <table:table-cell office:value-type="float" office:value="11.81307" calcext:value-type="float">
            <text:p>11.81307</text:p>
          </table:table-cell>
          <table:table-cell office:value-type="float" office:value="12.17675" calcext:value-type="float">
            <text:p>12.17675</text:p>
          </table:table-cell>
          <table:table-cell office:value-type="float" office:value="0" calcext:value-type="float">
            <text:p>0</text:p>
          </table:table-cell>
          <table:table-cell office:value-type="float" office:value="0.5189733" calcext:value-type="float">
            <text:p>0.5189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39436" calcext:value-type="float">
            <text:p>3.93943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5" calcext:value-type="float">
            <text:p>3102005</text:p>
          </table:table-cell>
          <table:table-cell office:value-type="float" office:value="1.639503" calcext:value-type="float">
            <text:p>1.639503</text:p>
          </table:table-cell>
          <table:table-cell office:value-type="float" office:value="135.4561" calcext:value-type="float">
            <text:p>135.4561</text:p>
          </table:table-cell>
          <table:table-cell office:value-type="float" office:value="5" calcext:value-type="float">
            <text:p>5</text:p>
          </table:table-cell>
          <table:table-cell office:value-type="float" office:value="-3.500488" calcext:value-type="float">
            <text:p>-3.500488</text:p>
          </table:table-cell>
          <table:table-cell office:value-type="float" office:value="39.01282" calcext:value-type="float">
            <text:p>39.01282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2" calcext:value-type="float">
            <text:p>0.000516148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054329" calcext:value-type="float">
            <text:p>0.01054329</text:p>
          </table:table-cell>
          <table:table-cell office:value-type="float" office:value="1165.325" calcext:value-type="float">
            <text:p>1165.325</text:p>
          </table:table-cell>
          <table:table-cell office:value-type="float" office:value="1.275192" calcext:value-type="float">
            <text:p>1.275192</text:p>
          </table:table-cell>
          <table:table-cell office:value-type="float" office:value="0" calcext:value-type="float">
            <text:p>0</text:p>
          </table:table-cell>
          <table:table-cell office:value-type="float" office:value="0.456945" calcext:value-type="float">
            <text:p>0.456945</text:p>
          </table:table-cell>
          <table:table-cell office:value-type="float" office:value="0.4455441" calcext:value-type="float">
            <text:p>0.4455441</text:p>
          </table:table-cell>
          <table:table-cell office:value-type="float" office:value="0.356499" calcext:value-type="float">
            <text:p>0.356499</text:p>
          </table:table-cell>
          <table:table-cell office:value-type="float" office:value="0.08628239" calcext:value-type="float">
            <text:p>0.08628239</text:p>
          </table:table-cell>
          <table:table-cell office:value-type="float" office:value="0.06661177" calcext:value-type="float">
            <text:p>0.06661177</text:p>
          </table:table-cell>
          <table:table-cell office:value-type="float" office:value="0.03533972" calcext:value-type="float">
            <text:p>0.03533972</text:p>
          </table:table-cell>
          <table:table-cell office:value-type="float" office:value="0.03765712" calcext:value-type="float">
            <text:p>0.03765712</text:p>
          </table:table-cell>
          <table:table-cell office:value-type="float" office:value="0.07976913" calcext:value-type="float">
            <text:p>0.07976913</text:p>
          </table:table-cell>
          <table:table-cell office:value-type="float" office:value="0.1506102" calcext:value-type="float">
            <text:p>0.1506102</text:p>
          </table:table-cell>
          <table:table-cell office:value-type="float" office:value="0.1548882" calcext:value-type="float">
            <text:p>0.1548882</text:p>
          </table:table-cell>
          <table:table-cell office:value-type="float" office:value="0.1634184" calcext:value-type="float">
            <text:p>0.1634184</text:p>
          </table:table-cell>
          <table:table-cell office:value-type="float" office:value="0.1704886" calcext:value-type="float">
            <text:p>0.1704886</text:p>
          </table:table-cell>
          <table:table-cell office:value-type="float" office:value="0.1861217" calcext:value-type="float">
            <text:p>0.1861217</text:p>
          </table:table-cell>
          <table:table-cell office:value-type="float" office:value="0.1897435" calcext:value-type="float">
            <text:p>0.1897435</text:p>
          </table:table-cell>
          <table:table-cell office:value-type="float" office:value="0" calcext:value-type="float">
            <text:p>0</text:p>
          </table:table-cell>
          <table:table-cell office:value-type="float" office:value="43.46015" calcext:value-type="float">
            <text:p>43.46015</text:p>
          </table:table-cell>
          <table:table-cell office:value-type="float" office:value="39.27213" calcext:value-type="float">
            <text:p>39.27213</text:p>
          </table:table-cell>
          <table:table-cell office:value-type="float" office:value="33.45196" calcext:value-type="float">
            <text:p>33.45196</text:p>
          </table:table-cell>
          <table:table-cell office:value-type="float" office:value="7.592788" calcext:value-type="float">
            <text:p>7.592788</text:p>
          </table:table-cell>
          <table:table-cell office:value-type="float" office:value="5.696833" calcext:value-type="float">
            <text:p>5.696833</text:p>
          </table:table-cell>
          <table:table-cell office:value-type="float" office:value="2.299213" calcext:value-type="float">
            <text:p>2.299213</text:p>
          </table:table-cell>
          <table:table-cell office:value-type="float" office:value="2.365795" calcext:value-type="float">
            <text:p>2.365795</text:p>
          </table:table-cell>
          <table:table-cell office:value-type="float" office:value="4.831476" calcext:value-type="float">
            <text:p>4.831476</text:p>
          </table:table-cell>
          <table:table-cell office:value-type="float" office:value="8.175496" calcext:value-type="float">
            <text:p>8.175496</text:p>
          </table:table-cell>
          <table:table-cell office:value-type="float" office:value="8.754834" calcext:value-type="float">
            <text:p>8.754834</text:p>
          </table:table-cell>
          <table:table-cell office:value-type="float" office:value="9.666603" calcext:value-type="float">
            <text:p>9.666603</text:p>
          </table:table-cell>
          <table:table-cell office:value-type="float" office:value="10.27181" calcext:value-type="float">
            <text:p>10.27181</text:p>
          </table:table-cell>
          <table:table-cell office:value-type="float" office:value="11.81517" calcext:value-type="float">
            <text:p>11.81517</text:p>
          </table:table-cell>
          <table:table-cell office:value-type="float" office:value="12.17874" calcext:value-type="float">
            <text:p>12.17874</text:p>
          </table:table-cell>
          <table:table-cell office:value-type="float" office:value="0" calcext:value-type="float">
            <text:p>0</text:p>
          </table:table-cell>
          <table:table-cell office:value-type="float" office:value="0.5266312" calcext:value-type="float">
            <text:p>0.5266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8251" calcext:value-type="float">
            <text:p>3.94825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5" calcext:value-type="float">
            <text:p>4102005</text:p>
          </table:table-cell>
          <table:table-cell office:value-type="float" office:value="1.634853" calcext:value-type="float">
            <text:p>1.634853</text:p>
          </table:table-cell>
          <table:table-cell office:value-type="float" office:value="135.4517" calcext:value-type="float">
            <text:p>135.4517</text:p>
          </table:table-cell>
          <table:table-cell office:value-type="float" office:value="5" calcext:value-type="float">
            <text:p>5</text:p>
          </table:table-cell>
          <table:table-cell office:value-type="float" office:value="-3.49958" calcext:value-type="float">
            <text:p>-3.49958</text:p>
          </table:table-cell>
          <table:table-cell office:value-type="float" office:value="39.02871" calcext:value-type="float">
            <text:p>39.02871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2" calcext:value-type="float">
            <text:p>0.000516148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048859" calcext:value-type="float">
            <text:p>0.01048859</text:p>
          </table:table-cell>
          <table:table-cell office:value-type="float" office:value="1165.319" calcext:value-type="float">
            <text:p>1165.319</text:p>
          </table:table-cell>
          <table:table-cell office:value-type="float" office:value="1.272847" calcext:value-type="float">
            <text:p>1.272847</text:p>
          </table:table-cell>
          <table:table-cell office:value-type="float" office:value="0" calcext:value-type="float">
            <text:p>0</text:p>
          </table:table-cell>
          <table:table-cell office:value-type="float" office:value="0.4483351" calcext:value-type="float">
            <text:p>0.4483351</text:p>
          </table:table-cell>
          <table:table-cell office:value-type="float" office:value="0.4590661" calcext:value-type="float">
            <text:p>0.4590661</text:p>
          </table:table-cell>
          <table:table-cell office:value-type="float" office:value="0.3697054" calcext:value-type="float">
            <text:p>0.3697054</text:p>
          </table:table-cell>
          <table:table-cell office:value-type="float" office:value="0.09048321" calcext:value-type="float">
            <text:p>0.09048321</text:p>
          </table:table-cell>
          <table:table-cell office:value-type="float" office:value="0.07014798" calcext:value-type="float">
            <text:p>0.07014798</text:p>
          </table:table-cell>
          <table:table-cell office:value-type="float" office:value="0.0367581" calcext:value-type="float">
            <text:p>0.0367581</text:p>
          </table:table-cell>
          <table:table-cell office:value-type="float" office:value="0.03847637" calcext:value-type="float">
            <text:p>0.03847637</text:p>
          </table:table-cell>
          <table:table-cell office:value-type="float" office:value="0.08020419" calcext:value-type="float">
            <text:p>0.08020419</text:p>
          </table:table-cell>
          <table:table-cell office:value-type="float" office:value="0.1507483" calcext:value-type="float">
            <text:p>0.1507483</text:p>
          </table:table-cell>
          <table:table-cell office:value-type="float" office:value="0.1549351" calcext:value-type="float">
            <text:p>0.1549351</text:p>
          </table:table-cell>
          <table:table-cell office:value-type="float" office:value="0.1634616" calcext:value-type="float">
            <text:p>0.1634616</text:p>
          </table:table-cell>
          <table:table-cell office:value-type="float" office:value="0.170521" calcext:value-type="float">
            <text:p>0.170521</text:p>
          </table:table-cell>
          <table:table-cell office:value-type="float" office:value="0.1861351" calcext:value-type="float">
            <text:p>0.1861351</text:p>
          </table:table-cell>
          <table:table-cell office:value-type="float" office:value="0.1897643" calcext:value-type="float">
            <text:p>0.1897643</text:p>
          </table:table-cell>
          <table:table-cell office:value-type="float" office:value="0" calcext:value-type="float">
            <text:p>0</text:p>
          </table:table-cell>
          <table:table-cell office:value-type="float" office:value="43.4777" calcext:value-type="float">
            <text:p>43.4777</text:p>
          </table:table-cell>
          <table:table-cell office:value-type="float" office:value="39.29053" calcext:value-type="float">
            <text:p>39.29053</text:p>
          </table:table-cell>
          <table:table-cell office:value-type="float" office:value="33.46737" calcext:value-type="float">
            <text:p>33.46737</text:p>
          </table:table-cell>
          <table:table-cell office:value-type="float" office:value="7.59847" calcext:value-type="float">
            <text:p>7.59847</text:p>
          </table:table-cell>
          <table:table-cell office:value-type="float" office:value="5.701526" calcext:value-type="float">
            <text:p>5.701526</text:p>
          </table:table-cell>
          <table:table-cell office:value-type="float" office:value="2.301479" calcext:value-type="float">
            <text:p>2.301479</text:p>
          </table:table-cell>
          <table:table-cell office:value-type="float" office:value="2.367985" calcext:value-type="float">
            <text:p>2.367985</text:p>
          </table:table-cell>
          <table:table-cell office:value-type="float" office:value="4.83569" calcext:value-type="float">
            <text:p>4.83569</text:p>
          </table:table-cell>
          <table:table-cell office:value-type="float" office:value="8.180798" calcext:value-type="float">
            <text:p>8.180798</text:p>
          </table:table-cell>
          <table:table-cell office:value-type="float" office:value="8.759772" calcext:value-type="float">
            <text:p>8.759772</text:p>
          </table:table-cell>
          <table:table-cell office:value-type="float" office:value="9.670902" calcext:value-type="float">
            <text:p>9.670902</text:p>
          </table:table-cell>
          <table:table-cell office:value-type="float" office:value="10.27577" calcext:value-type="float">
            <text:p>10.27577</text:p>
          </table:table-cell>
          <table:table-cell office:value-type="float" office:value="11.81726" calcext:value-type="float">
            <text:p>11.81726</text:p>
          </table:table-cell>
          <table:table-cell office:value-type="float" office:value="12.18072" calcext:value-type="float">
            <text:p>12.18072</text:p>
          </table:table-cell>
          <table:table-cell office:value-type="float" office:value="0" calcext:value-type="float">
            <text:p>0</text:p>
          </table:table-cell>
          <table:table-cell office:value-type="float" office:value="0.4663068" calcext:value-type="float">
            <text:p>0.4663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57652" calcext:value-type="float">
            <text:p>3.95765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5" calcext:value-type="float">
            <text:p>5102005</text:p>
          </table:table-cell>
          <table:table-cell office:value-type="float" office:value="3.476344" calcext:value-type="float">
            <text:p>3.476344</text:p>
          </table:table-cell>
          <table:table-cell office:value-type="float" office:value="135.4482" calcext:value-type="float">
            <text:p>135.4482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04333" calcext:value-type="float">
            <text:p>39.04333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6" calcext:value-type="float">
            <text:p>0.0005161486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04886" calcext:value-type="float">
            <text:p>0.0104886</text:p>
          </table:table-cell>
          <table:table-cell office:value-type="float" office:value="1165.312" calcext:value-type="float">
            <text:p>1165.312</text:p>
          </table:table-cell>
          <table:table-cell office:value-type="float" office:value="1.272754" calcext:value-type="float">
            <text:p>1.272754</text:p>
          </table:table-cell>
          <table:table-cell office:value-type="float" office:value="0" calcext:value-type="float">
            <text:p>0</text:p>
          </table:table-cell>
          <table:table-cell office:value-type="float" office:value="0.2520238" calcext:value-type="float">
            <text:p>0.2520238</text:p>
          </table:table-cell>
          <table:table-cell office:value-type="float" office:value="0.3839661" calcext:value-type="float">
            <text:p>0.3839661</text:p>
          </table:table-cell>
          <table:table-cell office:value-type="float" office:value="0.3294959" calcext:value-type="float">
            <text:p>0.3294959</text:p>
          </table:table-cell>
          <table:table-cell office:value-type="float" office:value="0.08375841" calcext:value-type="float">
            <text:p>0.08375841</text:p>
          </table:table-cell>
          <table:table-cell office:value-type="float" office:value="0.0672112" calcext:value-type="float">
            <text:p>0.0672112</text:p>
          </table:table-cell>
          <table:table-cell office:value-type="float" office:value="0.0356981" calcext:value-type="float">
            <text:p>0.0356981</text:p>
          </table:table-cell>
          <table:table-cell office:value-type="float" office:value="0.03826153" calcext:value-type="float">
            <text:p>0.03826153</text:p>
          </table:table-cell>
          <table:table-cell office:value-type="float" office:value="0.08041442" calcext:value-type="float">
            <text:p>0.08041442</text:p>
          </table:table-cell>
          <table:table-cell office:value-type="float" office:value="0.1507561" calcext:value-type="float">
            <text:p>0.1507561</text:p>
          </table:table-cell>
          <table:table-cell office:value-type="float" office:value="0.1548922" calcext:value-type="float">
            <text:p>0.1548922</text:p>
          </table:table-cell>
          <table:table-cell office:value-type="float" office:value="0.1634167" calcext:value-type="float">
            <text:p>0.1634167</text:p>
          </table:table-cell>
          <table:table-cell office:value-type="float" office:value="0.1704725" calcext:value-type="float">
            <text:p>0.1704725</text:p>
          </table:table-cell>
          <table:table-cell office:value-type="float" office:value="0.1861555" calcext:value-type="float">
            <text:p>0.1861555</text:p>
          </table:table-cell>
          <table:table-cell office:value-type="float" office:value="0.1897851" calcext:value-type="float">
            <text:p>0.1897851</text:p>
          </table:table-cell>
          <table:table-cell office:value-type="float" office:value="0" calcext:value-type="float">
            <text:p>0</text:p>
          </table:table-cell>
          <table:table-cell office:value-type="float" office:value="43.02692" calcext:value-type="float">
            <text:p>43.02692</text:p>
          </table:table-cell>
          <table:table-cell office:value-type="float" office:value="39.32882" calcext:value-type="float">
            <text:p>39.32882</text:p>
          </table:table-cell>
          <table:table-cell office:value-type="float" office:value="33.49849" calcext:value-type="float">
            <text:p>33.49849</text:p>
          </table:table-cell>
          <table:table-cell office:value-type="float" office:value="7.635608" calcext:value-type="float">
            <text:p>7.635608</text:p>
          </table:table-cell>
          <table:table-cell office:value-type="float" office:value="5.712339" calcext:value-type="float">
            <text:p>5.712339</text:p>
          </table:table-cell>
          <table:table-cell office:value-type="float" office:value="2.304179" calcext:value-type="float">
            <text:p>2.304179</text:p>
          </table:table-cell>
          <table:table-cell office:value-type="float" office:value="2.370295" calcext:value-type="float">
            <text:p>2.370295</text:p>
          </table:table-cell>
          <table:table-cell office:value-type="float" office:value="4.839925" calcext:value-type="float">
            <text:p>4.839925</text:p>
          </table:table-cell>
          <table:table-cell office:value-type="float" office:value="8.186098" calcext:value-type="float">
            <text:p>8.186098</text:p>
          </table:table-cell>
          <table:table-cell office:value-type="float" office:value="8.764722" calcext:value-type="float">
            <text:p>8.764722</text:p>
          </table:table-cell>
          <table:table-cell office:value-type="float" office:value="9.675226" calcext:value-type="float">
            <text:p>9.675226</text:p>
          </table:table-cell>
          <table:table-cell office:value-type="float" office:value="10.27971" calcext:value-type="float">
            <text:p>10.27971</text:p>
          </table:table-cell>
          <table:table-cell office:value-type="float" office:value="11.81935" calcext:value-type="float">
            <text:p>11.81935</text:p>
          </table:table-cell>
          <table:table-cell office:value-type="float" office:value="12.17952" calcext:value-type="float">
            <text:p>12.17952</text:p>
          </table:table-cell>
          <table:table-cell office:value-type="float" office:value="0" calcext:value-type="float">
            <text:p>0</text:p>
          </table:table-cell>
          <table:table-cell office:value-type="float" office:value="0.3106661" calcext:value-type="float">
            <text:p>0.3106661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3.964888" calcext:value-type="float">
            <text:p>3.96488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5" calcext:value-type="float">
            <text:p>6102005</text:p>
          </table:table-cell>
          <table:table-cell office:value-type="float" office:value="3.472899" calcext:value-type="float">
            <text:p>3.472899</text:p>
          </table:table-cell>
          <table:table-cell office:value-type="float" office:value="135.445" calcext:value-type="float">
            <text:p>135.445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05717" calcext:value-type="float">
            <text:p>39.05717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6" calcext:value-type="float">
            <text:p>0.0005161486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04886" calcext:value-type="float">
            <text:p>0.0104886</text:p>
          </table:table-cell>
          <table:table-cell office:value-type="float" office:value="1165.306" calcext:value-type="float">
            <text:p>1165.306</text:p>
          </table:table-cell>
          <table:table-cell office:value-type="float" office:value="1.272446" calcext:value-type="float">
            <text:p>1.272446</text:p>
          </table:table-cell>
          <table:table-cell office:value-type="float" office:value="0" calcext:value-type="float">
            <text:p>0</text:p>
          </table:table-cell>
          <table:table-cell office:value-type="float" office:value="0.2761155" calcext:value-type="float">
            <text:p>0.2761155</text:p>
          </table:table-cell>
          <table:table-cell office:value-type="float" office:value="0.3643688" calcext:value-type="float">
            <text:p>0.3643688</text:p>
          </table:table-cell>
          <table:table-cell office:value-type="float" office:value="0.3090343" calcext:value-type="float">
            <text:p>0.3090343</text:p>
          </table:table-cell>
          <table:table-cell office:value-type="float" office:value="0.07790978" calcext:value-type="float">
            <text:p>0.07790978</text:p>
          </table:table-cell>
          <table:table-cell office:value-type="float" office:value="0.06280529" calcext:value-type="float">
            <text:p>0.06280529</text:p>
          </table:table-cell>
          <table:table-cell office:value-type="float" office:value="0.03354755" calcext:value-type="float">
            <text:p>0.03354755</text:p>
          </table:table-cell>
          <table:table-cell office:value-type="float" office:value="0.03717637" calcext:value-type="float">
            <text:p>0.03717637</text:p>
          </table:table-cell>
          <table:table-cell office:value-type="float" office:value="0.08012547" calcext:value-type="float">
            <text:p>0.08012547</text:p>
          </table:table-cell>
          <table:table-cell office:value-type="float" office:value="0.1507611" calcext:value-type="float">
            <text:p>0.1507611</text:p>
          </table:table-cell>
          <table:table-cell office:value-type="float" office:value="0.1548882" calcext:value-type="float">
            <text:p>0.1548882</text:p>
          </table:table-cell>
          <table:table-cell office:value-type="float" office:value="0.1634105" calcext:value-type="float">
            <text:p>0.1634105</text:p>
          </table:table-cell>
          <table:table-cell office:value-type="float" office:value="0.1704448" calcext:value-type="float">
            <text:p>0.1704448</text:p>
          </table:table-cell>
          <table:table-cell office:value-type="float" office:value="0.1861777" calcext:value-type="float">
            <text:p>0.1861777</text:p>
          </table:table-cell>
          <table:table-cell office:value-type="float" office:value="0.1898065" calcext:value-type="float">
            <text:p>0.1898065</text:p>
          </table:table-cell>
          <table:table-cell office:value-type="float" office:value="0" calcext:value-type="float">
            <text:p>0</text:p>
          </table:table-cell>
          <table:table-cell office:value-type="float" office:value="43.00662" calcext:value-type="float">
            <text:p>43.00662</text:p>
          </table:table-cell>
          <table:table-cell office:value-type="float" office:value="39.32696" calcext:value-type="float">
            <text:p>39.32696</text:p>
          </table:table-cell>
          <table:table-cell office:value-type="float" office:value="33.50271" calcext:value-type="float">
            <text:p>33.50271</text:p>
          </table:table-cell>
          <table:table-cell office:value-type="float" office:value="7.639236" calcext:value-type="float">
            <text:p>7.639236</text:p>
          </table:table-cell>
          <table:table-cell office:value-type="float" office:value="5.716124" calcext:value-type="float">
            <text:p>5.716124</text:p>
          </table:table-cell>
          <table:table-cell office:value-type="float" office:value="2.306214" calcext:value-type="float">
            <text:p>2.306214</text:p>
          </table:table-cell>
          <table:table-cell office:value-type="float" office:value="2.372421" calcext:value-type="float">
            <text:p>2.372421</text:p>
          </table:table-cell>
          <table:table-cell office:value-type="float" office:value="4.844172" calcext:value-type="float">
            <text:p>4.844172</text:p>
          </table:table-cell>
          <table:table-cell office:value-type="float" office:value="8.19134" calcext:value-type="float">
            <text:p>8.19134</text:p>
          </table:table-cell>
          <table:table-cell office:value-type="float" office:value="8.769582" calcext:value-type="float">
            <text:p>8.769582</text:p>
          </table:table-cell>
          <table:table-cell office:value-type="float" office:value="9.679512" calcext:value-type="float">
            <text:p>9.679512</text:p>
          </table:table-cell>
          <table:table-cell office:value-type="float" office:value="10.28358" calcext:value-type="float">
            <text:p>10.28358</text:p>
          </table:table-cell>
          <table:table-cell office:value-type="float" office:value="11.82145" calcext:value-type="float">
            <text:p>11.82145</text:p>
          </table:table-cell>
          <table:table-cell office:value-type="float" office:value="12.18152" calcext:value-type="float">
            <text:p>12.18152</text:p>
          </table:table-cell>
          <table:table-cell office:value-type="float" office:value="0" calcext:value-type="float">
            <text:p>0</text:p>
          </table:table-cell>
          <table:table-cell office:value-type="float" office:value="0.2757617" calcext:value-type="float">
            <text:p>0.2757617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3.970979" calcext:value-type="float">
            <text:p>3.9709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5" calcext:value-type="float">
            <text:p>7102005</text:p>
          </table:table-cell>
          <table:table-cell office:value-type="float" office:value="3.469755" calcext:value-type="float">
            <text:p>3.469755</text:p>
          </table:table-cell>
          <table:table-cell office:value-type="float" office:value="135.442" calcext:value-type="float">
            <text:p>135.442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07057" calcext:value-type="float">
            <text:p>39.07057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6" calcext:value-type="float">
            <text:p>0.0005161486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033759" calcext:value-type="float">
            <text:p>0.01033759</text:p>
          </table:table-cell>
          <table:table-cell office:value-type="float" office:value="1165.299" calcext:value-type="float">
            <text:p>1165.299</text:p>
          </table:table-cell>
          <table:table-cell office:value-type="float" office:value="1.271967" calcext:value-type="float">
            <text:p>1.271967</text:p>
          </table:table-cell>
          <table:table-cell office:value-type="float" office:value="0" calcext:value-type="float">
            <text:p>0</text:p>
          </table:table-cell>
          <table:table-cell office:value-type="float" office:value="0.2896304" calcext:value-type="float">
            <text:p>0.2896304</text:p>
          </table:table-cell>
          <table:table-cell office:value-type="float" office:value="0.3565578" calcext:value-type="float">
            <text:p>0.3565578</text:p>
          </table:table-cell>
          <table:table-cell office:value-type="float" office:value="0.2993773" calcext:value-type="float">
            <text:p>0.2993773</text:p>
          </table:table-cell>
          <table:table-cell office:value-type="float" office:value="0.07431848" calcext:value-type="float">
            <text:p>0.07431848</text:p>
          </table:table-cell>
          <table:table-cell office:value-type="float" office:value="0.05946526" calcext:value-type="float">
            <text:p>0.05946526</text:p>
          </table:table-cell>
          <table:table-cell office:value-type="float" office:value="0.03217474" calcext:value-type="float">
            <text:p>0.03217474</text:p>
          </table:table-cell>
          <table:table-cell office:value-type="float" office:value="0.03632289" calcext:value-type="float">
            <text:p>0.03632289</text:p>
          </table:table-cell>
          <table:table-cell office:value-type="float" office:value="0.07975073" calcext:value-type="float">
            <text:p>0.07975073</text:p>
          </table:table-cell>
          <table:table-cell office:value-type="float" office:value="0.1507214" calcext:value-type="float">
            <text:p>0.1507214</text:p>
          </table:table-cell>
          <table:table-cell office:value-type="float" office:value="0.1549109" calcext:value-type="float">
            <text:p>0.1549109</text:p>
          </table:table-cell>
          <table:table-cell office:value-type="float" office:value="0.1634344" calcext:value-type="float">
            <text:p>0.1634344</text:p>
          </table:table-cell>
          <table:table-cell office:value-type="float" office:value="0.17047" calcext:value-type="float">
            <text:p>0.17047</text:p>
          </table:table-cell>
          <table:table-cell office:value-type="float" office:value="0.1862411" calcext:value-type="float">
            <text:p>0.1862411</text:p>
          </table:table-cell>
          <table:table-cell office:value-type="float" office:value="0.1898125" calcext:value-type="float">
            <text:p>0.1898125</text:p>
          </table:table-cell>
          <table:table-cell office:value-type="float" office:value="0" calcext:value-type="float">
            <text:p>0</text:p>
          </table:table-cell>
          <table:table-cell office:value-type="float" office:value="42.99519" calcext:value-type="float">
            <text:p>42.99519</text:p>
          </table:table-cell>
          <table:table-cell office:value-type="float" office:value="39.32192" calcext:value-type="float">
            <text:p>39.32192</text:p>
          </table:table-cell>
          <table:table-cell office:value-type="float" office:value="33.50317" calcext:value-type="float">
            <text:p>33.50317</text:p>
          </table:table-cell>
          <table:table-cell office:value-type="float" office:value="7.641688" calcext:value-type="float">
            <text:p>7.641688</text:p>
          </table:table-cell>
          <table:table-cell office:value-type="float" office:value="5.718904" calcext:value-type="float">
            <text:p>5.718904</text:p>
          </table:table-cell>
          <table:table-cell office:value-type="float" office:value="2.307992" calcext:value-type="float">
            <text:p>2.307992</text:p>
          </table:table-cell>
          <table:table-cell office:value-type="float" office:value="2.374405" calcext:value-type="float">
            <text:p>2.374405</text:p>
          </table:table-cell>
          <table:table-cell office:value-type="float" office:value="4.848342" calcext:value-type="float">
            <text:p>4.848342</text:p>
          </table:table-cell>
          <table:table-cell office:value-type="float" office:value="8.196551" calcext:value-type="float">
            <text:p>8.196551</text:p>
          </table:table-cell>
          <table:table-cell office:value-type="float" office:value="8.774442" calcext:value-type="float">
            <text:p>8.774442</text:p>
          </table:table-cell>
          <table:table-cell office:value-type="float" office:value="9.683754" calcext:value-type="float">
            <text:p>9.683754</text:p>
          </table:table-cell>
          <table:table-cell office:value-type="float" office:value="10.28746" calcext:value-type="float">
            <text:p>10.28746</text:p>
          </table:table-cell>
          <table:table-cell office:value-type="float" office:value="11.82358" calcext:value-type="float">
            <text:p>11.82358</text:p>
          </table:table-cell>
          <table:table-cell office:value-type="float" office:value="12.18345" calcext:value-type="float">
            <text:p>12.18345</text:p>
          </table:table-cell>
          <table:table-cell office:value-type="float" office:value="0" calcext:value-type="float">
            <text:p>0</text:p>
          </table:table-cell>
          <table:table-cell office:value-type="float" office:value="0.2002408" calcext:value-type="float">
            <text:p>0.2002408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3.976598" calcext:value-type="float">
            <text:p>3.97659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5" calcext:value-type="float">
            <text:p>8102005</text:p>
          </table:table-cell>
          <table:table-cell office:value-type="float" office:value="3.466601" calcext:value-type="float">
            <text:p>3.466601</text:p>
          </table:table-cell>
          <table:table-cell office:value-type="float" office:value="135.4389" calcext:value-type="float">
            <text:p>135.4389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08384" calcext:value-type="float">
            <text:p>39.08384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6" calcext:value-type="float">
            <text:p>0.0005161486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018299" calcext:value-type="float">
            <text:p>0.01018299</text:p>
          </table:table-cell>
          <table:table-cell office:value-type="float" office:value="1165.293" calcext:value-type="float">
            <text:p>1165.293</text:p>
          </table:table-cell>
          <table:table-cell office:value-type="float" office:value="1.271512" calcext:value-type="float">
            <text:p>1.271512</text:p>
          </table:table-cell>
          <table:table-cell office:value-type="float" office:value="0" calcext:value-type="float">
            <text:p>0</text:p>
          </table:table-cell>
          <table:table-cell office:value-type="float" office:value="0.2995548" calcext:value-type="float">
            <text:p>0.2995548</text:p>
          </table:table-cell>
          <table:table-cell office:value-type="float" office:value="0.3582357" calcext:value-type="float">
            <text:p>0.3582357</text:p>
          </table:table-cell>
          <table:table-cell office:value-type="float" office:value="0.2988797" calcext:value-type="float">
            <text:p>0.2988797</text:p>
          </table:table-cell>
          <table:table-cell office:value-type="float" office:value="0.07329439" calcext:value-type="float">
            <text:p>0.07329439</text:p>
          </table:table-cell>
          <table:table-cell office:value-type="float" office:value="0.05802586" calcext:value-type="float">
            <text:p>0.05802586</text:p>
          </table:table-cell>
          <table:table-cell office:value-type="float" office:value="0.03161106" calcext:value-type="float">
            <text:p>0.03161106</text:p>
          </table:table-cell>
          <table:table-cell office:value-type="float" office:value="0.03583926" calcext:value-type="float">
            <text:p>0.03583926</text:p>
          </table:table-cell>
          <table:table-cell office:value-type="float" office:value="0.07946329" calcext:value-type="float">
            <text:p>0.07946329</text:p>
          </table:table-cell>
          <table:table-cell office:value-type="float" office:value="0.150652" calcext:value-type="float">
            <text:p>0.150652</text:p>
          </table:table-cell>
          <table:table-cell office:value-type="float" office:value="0.1549421" calcext:value-type="float">
            <text:p>0.1549421</text:p>
          </table:table-cell>
          <table:table-cell office:value-type="float" office:value="0.1634682" calcext:value-type="float">
            <text:p>0.1634682</text:p>
          </table:table-cell>
          <table:table-cell office:value-type="float" office:value="0.170501" calcext:value-type="float">
            <text:p>0.170501</text:p>
          </table:table-cell>
          <table:table-cell office:value-type="float" office:value="0.1862334" calcext:value-type="float">
            <text:p>0.1862334</text:p>
          </table:table-cell>
          <table:table-cell office:value-type="float" office:value="0.1898433" calcext:value-type="float">
            <text:p>0.1898433</text:p>
          </table:table-cell>
          <table:table-cell office:value-type="float" office:value="0" calcext:value-type="float">
            <text:p>0</text:p>
          </table:table-cell>
          <table:table-cell office:value-type="float" office:value="42.98754" calcext:value-type="float">
            <text:p>42.98754</text:p>
          </table:table-cell>
          <table:table-cell office:value-type="float" office:value="39.31652" calcext:value-type="float">
            <text:p>39.31652</text:p>
          </table:table-cell>
          <table:table-cell office:value-type="float" office:value="33.50248" calcext:value-type="float">
            <text:p>33.50248</text:p>
          </table:table-cell>
          <table:table-cell office:value-type="float" office:value="7.643592" calcext:value-type="float">
            <text:p>7.643592</text:p>
          </table:table-cell>
          <table:table-cell office:value-type="float" office:value="5.721106" calcext:value-type="float">
            <text:p>5.721106</text:p>
          </table:table-cell>
          <table:table-cell office:value-type="float" office:value="2.309628" calcext:value-type="float">
            <text:p>2.309628</text:p>
          </table:table-cell>
          <table:table-cell office:value-type="float" office:value="2.376289" calcext:value-type="float">
            <text:p>2.376289</text:p>
          </table:table-cell>
          <table:table-cell office:value-type="float" office:value="4.852432" calcext:value-type="float">
            <text:p>4.852432</text:p>
          </table:table-cell>
          <table:table-cell office:value-type="float" office:value="8.201762" calcext:value-type="float">
            <text:p>8.201762</text:p>
          </table:table-cell>
          <table:table-cell office:value-type="float" office:value="8.779304" calcext:value-type="float">
            <text:p>8.779304</text:p>
          </table:table-cell>
          <table:table-cell office:value-type="float" office:value="9.687997" calcext:value-type="float">
            <text:p>9.687997</text:p>
          </table:table-cell>
          <table:table-cell office:value-type="float" office:value="10.29134" calcext:value-type="float">
            <text:p>10.29134</text:p>
          </table:table-cell>
          <table:table-cell office:value-type="float" office:value="11.82567" calcext:value-type="float">
            <text:p>11.82567</text:p>
          </table:table-cell>
          <table:table-cell office:value-type="float" office:value="12.18543" calcext:value-type="float">
            <text:p>12.18543</text:p>
          </table:table-cell>
          <table:table-cell office:value-type="float" office:value="0" calcext:value-type="float">
            <text:p>0</text:p>
          </table:table-cell>
          <table:table-cell office:value-type="float" office:value="0.1473619" calcext:value-type="float">
            <text:p>0.1473619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3.982211" calcext:value-type="float">
            <text:p>3.98221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5" calcext:value-type="float">
            <text:p>9102005</text:p>
          </table:table-cell>
          <table:table-cell office:value-type="float" office:value="3.46346" calcext:value-type="float">
            <text:p>3.46346</text:p>
          </table:table-cell>
          <table:table-cell office:value-type="float" office:value="135.4358" calcext:value-type="float">
            <text:p>135.4358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09712" calcext:value-type="float">
            <text:p>39.09712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6" calcext:value-type="float">
            <text:p>0.0005161486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009949" calcext:value-type="float">
            <text:p>0.01009949</text:p>
          </table:table-cell>
          <table:table-cell office:value-type="float" office:value="1165.286" calcext:value-type="float">
            <text:p>1165.286</text:p>
          </table:table-cell>
          <table:table-cell office:value-type="float" office:value="1.271126" calcext:value-type="float">
            <text:p>1.271126</text:p>
          </table:table-cell>
          <table:table-cell office:value-type="float" office:value="0" calcext:value-type="float">
            <text:p>0</text:p>
          </table:table-cell>
          <table:table-cell office:value-type="float" office:value="0.3059578" calcext:value-type="float">
            <text:p>0.3059578</text:p>
          </table:table-cell>
          <table:table-cell office:value-type="float" office:value="0.35966" calcext:value-type="float">
            <text:p>0.35966</text:p>
          </table:table-cell>
          <table:table-cell office:value-type="float" office:value="0.2992735" calcext:value-type="float">
            <text:p>0.2992735</text:p>
          </table:table-cell>
          <table:table-cell office:value-type="float" office:value="0.07275092" calcext:value-type="float">
            <text:p>0.07275092</text:p>
          </table:table-cell>
          <table:table-cell office:value-type="float" office:value="0.05714703" calcext:value-type="float">
            <text:p>0.05714703</text:p>
          </table:table-cell>
          <table:table-cell office:value-type="float" office:value="0.03143035" calcext:value-type="float">
            <text:p>0.03143035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7931142" calcext:value-type="float">
            <text:p>0.07931142</text:p>
          </table:table-cell>
          <table:table-cell office:value-type="float" office:value="0.1505935" calcext:value-type="float">
            <text:p>0.1505935</text:p>
          </table:table-cell>
          <table:table-cell office:value-type="float" office:value="0.1549722" calcext:value-type="float">
            <text:p>0.1549722</text:p>
          </table:table-cell>
          <table:table-cell office:value-type="float" office:value="0.1635064" calcext:value-type="float">
            <text:p>0.1635064</text:p>
          </table:table-cell>
          <table:table-cell office:value-type="float" office:value="0.1705352" calcext:value-type="float">
            <text:p>0.1705352</text:p>
          </table:table-cell>
          <table:table-cell office:value-type="float" office:value="0.1862473" calcext:value-type="float">
            <text:p>0.1862473</text:p>
          </table:table-cell>
          <table:table-cell office:value-type="float" office:value="0.1898662" calcext:value-type="float">
            <text:p>0.1898662</text:p>
          </table:table-cell>
          <table:table-cell office:value-type="float" office:value="0" calcext:value-type="float">
            <text:p>0</text:p>
          </table:table-cell>
          <table:table-cell office:value-type="float" office:value="42.98224" calcext:value-type="float">
            <text:p>42.98224</text:p>
          </table:table-cell>
          <table:table-cell office:value-type="float" office:value="39.31187" calcext:value-type="float">
            <text:p>39.31187</text:p>
          </table:table-cell>
          <table:table-cell office:value-type="float" office:value="33.50187" calcext:value-type="float">
            <text:p>33.50187</text:p>
          </table:table-cell>
          <table:table-cell office:value-type="float" office:value="7.645335" calcext:value-type="float">
            <text:p>7.645335</text:p>
          </table:table-cell>
          <table:table-cell office:value-type="float" office:value="5.723057" calcext:value-type="float">
            <text:p>5.723057</text:p>
          </table:table-cell>
          <table:table-cell office:value-type="float" office:value="2.311219" calcext:value-type="float">
            <text:p>2.311219</text:p>
          </table:table-cell>
          <table:table-cell office:value-type="float" office:value="2.378123" calcext:value-type="float">
            <text:p>2.378123</text:p>
          </table:table-cell>
          <table:table-cell office:value-type="float" office:value="4.856476" calcext:value-type="float">
            <text:p>4.856476</text:p>
          </table:table-cell>
          <table:table-cell office:value-type="float" office:value="8.206972" calcext:value-type="float">
            <text:p>8.206972</text:p>
          </table:table-cell>
          <table:table-cell office:value-type="float" office:value="8.784161" calcext:value-type="float">
            <text:p>8.784161</text:p>
          </table:table-cell>
          <table:table-cell office:value-type="float" office:value="9.692239" calcext:value-type="float">
            <text:p>9.692239</text:p>
          </table:table-cell>
          <table:table-cell office:value-type="float" office:value="10.29522" calcext:value-type="float">
            <text:p>10.29522</text:p>
          </table:table-cell>
          <table:table-cell office:value-type="float" office:value="11.82776" calcext:value-type="float">
            <text:p>11.82776</text:p>
          </table:table-cell>
          <table:table-cell office:value-type="float" office:value="12.18742" calcext:value-type="float">
            <text:p>12.18742</text:p>
          </table:table-cell>
          <table:table-cell office:value-type="float" office:value="0" calcext:value-type="float">
            <text:p>0</text:p>
          </table:table-cell>
          <table:table-cell office:value-type="float" office:value="0.1108995" calcext:value-type="float">
            <text:p>0.1108995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3.987781" calcext:value-type="float">
            <text:p>3.98778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5" calcext:value-type="float">
            <text:p>10102005</text:p>
          </table:table-cell>
          <table:table-cell office:value-type="float" office:value="3.460425" calcext:value-type="float">
            <text:p>3.460425</text:p>
          </table:table-cell>
          <table:table-cell office:value-type="float" office:value="135.4327" calcext:value-type="float">
            <text:p>135.4327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11037" calcext:value-type="float">
            <text:p>39.11037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6" calcext:value-type="float">
            <text:p>0.0005161486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009949" calcext:value-type="float">
            <text:p>0.01009949</text:p>
          </table:table-cell>
          <table:table-cell office:value-type="float" office:value="1165.279" calcext:value-type="float">
            <text:p>1165.279</text:p>
          </table:table-cell>
          <table:table-cell office:value-type="float" office:value="1.270814" calcext:value-type="float">
            <text:p>1.270814</text:p>
          </table:table-cell>
          <table:table-cell office:value-type="float" office:value="0" calcext:value-type="float">
            <text:p>0</text:p>
          </table:table-cell>
          <table:table-cell office:value-type="float" office:value="0.3091542" calcext:value-type="float">
            <text:p>0.3091542</text:p>
          </table:table-cell>
          <table:table-cell office:value-type="float" office:value="0.3576899" calcext:value-type="float">
            <text:p>0.3576899</text:p>
          </table:table-cell>
          <table:table-cell office:value-type="float" office:value="0.2973843" calcext:value-type="float">
            <text:p>0.2973843</text:p>
          </table:table-cell>
          <table:table-cell office:value-type="float" office:value="0.07172291" calcext:value-type="float">
            <text:p>0.07172291</text:p>
          </table:table-cell>
          <table:table-cell office:value-type="float" office:value="0.05602334" calcext:value-type="float">
            <text:p>0.05602334</text:p>
          </table:table-cell>
          <table:table-cell office:value-type="float" office:value="0.03125052" calcext:value-type="float">
            <text:p>0.03125052</text:p>
          </table:table-cell>
          <table:table-cell office:value-type="float" office:value="0.03541714" calcext:value-type="float">
            <text:p>0.03541714</text:p>
          </table:table-cell>
          <table:table-cell office:value-type="float" office:value="0.07923649" calcext:value-type="float">
            <text:p>0.07923649</text:p>
          </table:table-cell>
          <table:table-cell office:value-type="float" office:value="0.1505562" calcext:value-type="float">
            <text:p>0.1505562</text:p>
          </table:table-cell>
          <table:table-cell office:value-type="float" office:value="0.1550006" calcext:value-type="float">
            <text:p>0.1550006</text:p>
          </table:table-cell>
          <table:table-cell office:value-type="float" office:value="0.1635456" calcext:value-type="float">
            <text:p>0.1635456</text:p>
          </table:table-cell>
          <table:table-cell office:value-type="float" office:value="0.1705717" calcext:value-type="float">
            <text:p>0.1705717</text:p>
          </table:table-cell>
          <table:table-cell office:value-type="float" office:value="0.1862688" calcext:value-type="float">
            <text:p>0.1862688</text:p>
          </table:table-cell>
          <table:table-cell office:value-type="float" office:value="0.1898885" calcext:value-type="float">
            <text:p>0.1898885</text:p>
          </table:table-cell>
          <table:table-cell office:value-type="float" office:value="0" calcext:value-type="float">
            <text:p>0</text:p>
          </table:table-cell>
          <table:table-cell office:value-type="float" office:value="42.97808" calcext:value-type="float">
            <text:p>42.97808</text:p>
          </table:table-cell>
          <table:table-cell office:value-type="float" office:value="39.30738" calcext:value-type="float">
            <text:p>39.30738</text:p>
          </table:table-cell>
          <table:table-cell office:value-type="float" office:value="33.50124" calcext:value-type="float">
            <text:p>33.50124</text:p>
          </table:table-cell>
          <table:table-cell office:value-type="float" office:value="7.646861" calcext:value-type="float">
            <text:p>7.646861</text:p>
          </table:table-cell>
          <table:table-cell office:value-type="float" office:value="5.724783" calcext:value-type="float">
            <text:p>5.724783</text:p>
          </table:table-cell>
          <table:table-cell office:value-type="float" office:value="2.312788" calcext:value-type="float">
            <text:p>2.312788</text:p>
          </table:table-cell>
          <table:table-cell office:value-type="float" office:value="2.379926" calcext:value-type="float">
            <text:p>2.379926</text:p>
          </table:table-cell>
          <table:table-cell office:value-type="float" office:value="4.860485" calcext:value-type="float">
            <text:p>4.860485</text:p>
          </table:table-cell>
          <table:table-cell office:value-type="float" office:value="8.21214" calcext:value-type="float">
            <text:p>8.21214</text:p>
          </table:table-cell>
          <table:table-cell office:value-type="float" office:value="8.789023" calcext:value-type="float">
            <text:p>8.789023</text:p>
          </table:table-cell>
          <table:table-cell office:value-type="float" office:value="9.696481" calcext:value-type="float">
            <text:p>9.696481</text:p>
          </table:table-cell>
          <table:table-cell office:value-type="float" office:value="10.29909" calcext:value-type="float">
            <text:p>10.29909</text:p>
          </table:table-cell>
          <table:table-cell office:value-type="float" office:value="11.82986" calcext:value-type="float">
            <text:p>11.82986</text:p>
          </table:table-cell>
          <table:table-cell office:value-type="float" office:value="12.1894" calcext:value-type="float">
            <text:p>12.1894</text:p>
          </table:table-cell>
          <table:table-cell office:value-type="float" office:value="0" calcext:value-type="float">
            <text:p>0</text:p>
          </table:table-cell>
          <table:table-cell office:value-type="float" office:value="0.08454214" calcext:value-type="float">
            <text:p>0.08454214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3.993235" calcext:value-type="float">
            <text:p>3.9932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5" calcext:value-type="float">
            <text:p>11102005</text:p>
          </table:table-cell>
          <table:table-cell office:value-type="float" office:value="3.45753" calcext:value-type="float">
            <text:p>3.45753</text:p>
          </table:table-cell>
          <table:table-cell office:value-type="float" office:value="135.4296" calcext:value-type="float">
            <text:p>135.4296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12347" calcext:value-type="float">
            <text:p>39.12347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1486" calcext:value-type="float">
            <text:p>0.0005161486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009949" calcext:value-type="float">
            <text:p>0.01009949</text:p>
          </table:table-cell>
          <table:table-cell office:value-type="float" office:value="1165.271" calcext:value-type="float">
            <text:p>1165.271</text:p>
          </table:table-cell>
          <table:table-cell office:value-type="float" office:value="1.270638" calcext:value-type="float">
            <text:p>1.270638</text:p>
          </table:table-cell>
          <table:table-cell office:value-type="float" office:value="0" calcext:value-type="float">
            <text:p>0</text:p>
          </table:table-cell>
          <table:table-cell office:value-type="float" office:value="0.175361" calcext:value-type="float">
            <text:p>0.175361</text:p>
          </table:table-cell>
          <table:table-cell office:value-type="float" office:value="0.3596911" calcext:value-type="float">
            <text:p>0.3596911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07019477" calcext:value-type="float">
            <text:p>0.07019477</text:p>
          </table:table-cell>
          <table:table-cell office:value-type="float" office:value="0.05459056" calcext:value-type="float">
            <text:p>0.05459056</text:p>
          </table:table-cell>
          <table:table-cell office:value-type="float" office:value="0.03098196" calcext:value-type="float">
            <text:p>0.03098196</text:p>
          </table:table-cell>
          <table:table-cell office:value-type="float" office:value="0.03522186" calcext:value-type="float">
            <text:p>0.03522186</text:p>
          </table:table-cell>
          <table:table-cell office:value-type="float" office:value="0.07918607" calcext:value-type="float">
            <text:p>0.07918607</text:p>
          </table:table-cell>
          <table:table-cell office:value-type="float" office:value="0.150536" calcext:value-type="float">
            <text:p>0.150536</text:p>
          </table:table-cell>
          <table:table-cell office:value-type="float" office:value="0.1550285" calcext:value-type="float">
            <text:p>0.1550285</text:p>
          </table:table-cell>
          <table:table-cell office:value-type="float" office:value="0.1635848" calcext:value-type="float">
            <text:p>0.1635848</text:p>
          </table:table-cell>
          <table:table-cell office:value-type="float" office:value="0.1706183" calcext:value-type="float">
            <text:p>0.1706183</text:p>
          </table:table-cell>
          <table:table-cell office:value-type="float" office:value="0.1862909" calcext:value-type="float">
            <text:p>0.1862909</text:p>
          </table:table-cell>
          <table:table-cell office:value-type="float" office:value="0.1899098" calcext:value-type="float">
            <text:p>0.1899098</text:p>
          </table:table-cell>
          <table:table-cell office:value-type="float" office:value="0" calcext:value-type="float">
            <text:p>0</text:p>
          </table:table-cell>
          <table:table-cell office:value-type="float" office:value="42.96799" calcext:value-type="float">
            <text:p>42.96799</text:p>
          </table:table-cell>
          <table:table-cell office:value-type="float" office:value="39.30248" calcext:value-type="float">
            <text:p>39.30248</text:p>
          </table:table-cell>
          <table:table-cell office:value-type="float" office:value="33.50011" calcext:value-type="float">
            <text:p>33.50011</text:p>
          </table:table-cell>
          <table:table-cell office:value-type="float" office:value="7.648173" calcext:value-type="float">
            <text:p>7.648173</text:p>
          </table:table-cell>
          <table:table-cell office:value-type="float" office:value="5.726222" calcext:value-type="float">
            <text:p>5.726222</text:p>
          </table:table-cell>
          <table:table-cell office:value-type="float" office:value="2.31433" calcext:value-type="float">
            <text:p>2.31433</text:p>
          </table:table-cell>
          <table:table-cell office:value-type="float" office:value="2.381704" calcext:value-type="float">
            <text:p>2.381704</text:p>
          </table:table-cell>
          <table:table-cell office:value-type="float" office:value="4.864477" calcext:value-type="float">
            <text:p>4.864477</text:p>
          </table:table-cell>
          <table:table-cell office:value-type="float" office:value="8.217259" calcext:value-type="float">
            <text:p>8.217259</text:p>
          </table:table-cell>
          <table:table-cell office:value-type="float" office:value="8.79388" calcext:value-type="float">
            <text:p>8.79388</text:p>
          </table:table-cell>
          <table:table-cell office:value-type="float" office:value="9.700724" calcext:value-type="float">
            <text:p>9.700724</text:p>
          </table:table-cell>
          <table:table-cell office:value-type="float" office:value="10.30296" calcext:value-type="float">
            <text:p>10.30296</text:p>
          </table:table-cell>
          <table:table-cell office:value-type="float" office:value="11.83195" calcext:value-type="float">
            <text:p>11.83195</text:p>
          </table:table-cell>
          <table:table-cell office:value-type="float" office:value="12.19141" calcext:value-type="float">
            <text:p>12.19141</text:p>
          </table:table-cell>
          <table:table-cell office:value-type="float" office:value="0" calcext:value-type="float">
            <text:p>0</text:p>
          </table:table-cell>
          <table:table-cell office:value-type="float" office:value="0.2928272" calcext:value-type="float">
            <text:p>0.2928272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3.998533" calcext:value-type="float">
            <text:p>3.99853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5" calcext:value-type="float">
            <text:p>12102005</text:p>
          </table:table-cell>
          <table:table-cell office:value-type="float" office:value="3.454711" calcext:value-type="float">
            <text:p>3.454711</text:p>
          </table:table-cell>
          <table:table-cell office:value-type="float" office:value="135.4268" calcext:value-type="float">
            <text:p>135.4268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13444" calcext:value-type="float">
            <text:p>39.13444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022" calcext:value-type="float">
            <text:p>0.000516202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010008" calcext:value-type="float">
            <text:p>0.01010008</text:p>
          </table:table-cell>
          <table:table-cell office:value-type="float" office:value="1165.265" calcext:value-type="float">
            <text:p>1165.265</text:p>
          </table:table-cell>
          <table:table-cell office:value-type="float" office:value="1.272327" calcext:value-type="float">
            <text:p>1.272327</text:p>
          </table:table-cell>
          <table:table-cell office:value-type="float" office:value="0" calcext:value-type="float">
            <text:p>0</text:p>
          </table:table-cell>
          <table:table-cell office:value-type="float" office:value="0.2399665" calcext:value-type="float">
            <text:p>0.2399665</text:p>
          </table:table-cell>
          <table:table-cell office:value-type="float" office:value="0.307541" calcext:value-type="float">
            <text:p>0.307541</text:p>
          </table:table-cell>
          <table:table-cell office:value-type="float" office:value="0.2885038" calcext:value-type="float">
            <text:p>0.2885038</text:p>
          </table:table-cell>
          <table:table-cell office:value-type="float" office:value="0.0675111" calcext:value-type="float">
            <text:p>0.0675111</text:p>
          </table:table-cell>
          <table:table-cell office:value-type="float" office:value="0.0529407" calcext:value-type="float">
            <text:p>0.0529407</text:p>
          </table:table-cell>
          <table:table-cell office:value-type="float" office:value="0.03053646" calcext:value-type="float">
            <text:p>0.03053646</text:p>
          </table:table-cell>
          <table:table-cell office:value-type="float" office:value="0.03385067" calcext:value-type="float">
            <text:p>0.03385067</text:p>
          </table:table-cell>
          <table:table-cell office:value-type="float" office:value="0.07910852" calcext:value-type="float">
            <text:p>0.07910852</text:p>
          </table:table-cell>
          <table:table-cell office:value-type="float" office:value="0.1505226" calcext:value-type="float">
            <text:p>0.1505226</text:p>
          </table:table-cell>
          <table:table-cell office:value-type="float" office:value="0.1550569" calcext:value-type="float">
            <text:p>0.1550569</text:p>
          </table:table-cell>
          <table:table-cell office:value-type="float" office:value="0.1636248" calcext:value-type="float">
            <text:p>0.1636248</text:p>
          </table:table-cell>
          <table:table-cell office:value-type="float" office:value="0.1706708" calcext:value-type="float">
            <text:p>0.1706708</text:p>
          </table:table-cell>
          <table:table-cell office:value-type="float" office:value="0.1863123" calcext:value-type="float">
            <text:p>0.1863123</text:p>
          </table:table-cell>
          <table:table-cell office:value-type="float" office:value="0.1899307" calcext:value-type="float">
            <text:p>0.1899307</text:p>
          </table:table-cell>
          <table:table-cell office:value-type="float" office:value="0" calcext:value-type="float">
            <text:p>0</text:p>
          </table:table-cell>
          <table:table-cell office:value-type="float" office:value="42.88814" calcext:value-type="float">
            <text:p>42.88814</text:p>
          </table:table-cell>
          <table:table-cell office:value-type="float" office:value="39.26625" calcext:value-type="float">
            <text:p>39.26625</text:p>
          </table:table-cell>
          <table:table-cell office:value-type="float" office:value="33.4977" calcext:value-type="float">
            <text:p>33.4977</text:p>
          </table:table-cell>
          <table:table-cell office:value-type="float" office:value="7.648784" calcext:value-type="float">
            <text:p>7.648784</text:p>
          </table:table-cell>
          <table:table-cell office:value-type="float" office:value="5.727251" calcext:value-type="float">
            <text:p>5.727251</text:p>
          </table:table-cell>
          <table:table-cell office:value-type="float" office:value="2.315814" calcext:value-type="float">
            <text:p>2.315814</text:p>
          </table:table-cell>
          <table:table-cell office:value-type="float" office:value="2.38332" calcext:value-type="float">
            <text:p>2.38332</text:p>
          </table:table-cell>
          <table:table-cell office:value-type="float" office:value="4.868449" calcext:value-type="float">
            <text:p>4.868449</text:p>
          </table:table-cell>
          <table:table-cell office:value-type="float" office:value="8.222379" calcext:value-type="float">
            <text:p>8.222379</text:p>
          </table:table-cell>
          <table:table-cell office:value-type="float" office:value="8.798742" calcext:value-type="float">
            <text:p>8.798742</text:p>
          </table:table-cell>
          <table:table-cell office:value-type="float" office:value="9.704967" calcext:value-type="float">
            <text:p>9.704967</text:p>
          </table:table-cell>
          <table:table-cell office:value-type="float" office:value="10.30685" calcext:value-type="float">
            <text:p>10.30685</text:p>
          </table:table-cell>
          <table:table-cell office:value-type="float" office:value="11.83404" calcext:value-type="float">
            <text:p>11.83404</text:p>
          </table:table-cell>
          <table:table-cell office:value-type="float" office:value="12.19339" calcext:value-type="float">
            <text:p>12.19339</text:p>
          </table:table-cell>
          <table:table-cell office:value-type="float" office:value="0" calcext:value-type="float">
            <text:p>0</text:p>
          </table:table-cell>
          <table:table-cell office:value-type="float" office:value="0.3429954" calcext:value-type="float">
            <text:p>0.3429954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03259" calcext:value-type="float">
            <text:p>4.00325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5" calcext:value-type="float">
            <text:p>13102005</text:p>
          </table:table-cell>
          <table:table-cell office:value-type="float" office:value="3.451949" calcext:value-type="float">
            <text:p>3.451949</text:p>
          </table:table-cell>
          <table:table-cell office:value-type="float" office:value="135.4241" calcext:value-type="float">
            <text:p>135.4241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14609" calcext:value-type="float">
            <text:p>39.14609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022" calcext:value-type="float">
            <text:p>0.000516202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1005622" calcext:value-type="float">
            <text:p>0.01005622</text:p>
          </table:table-cell>
          <table:table-cell office:value-type="float" office:value="1165.259" calcext:value-type="float">
            <text:p>1165.259</text:p>
          </table:table-cell>
          <table:table-cell office:value-type="float" office:value="1.274235" calcext:value-type="float">
            <text:p>1.274235</text:p>
          </table:table-cell>
          <table:table-cell office:value-type="float" office:value="0" calcext:value-type="float">
            <text:p>0</text:p>
          </table:table-cell>
          <table:table-cell office:value-type="float" office:value="0.2685491" calcext:value-type="float">
            <text:p>0.2685491</text:p>
          </table:table-cell>
          <table:table-cell office:value-type="float" office:value="0.3225371" calcext:value-type="float">
            <text:p>0.3225371</text:p>
          </table:table-cell>
          <table:table-cell office:value-type="float" office:value="0.2872973" calcext:value-type="float">
            <text:p>0.2872973</text:p>
          </table:table-cell>
          <table:table-cell office:value-type="float" office:value="0.06686769" calcext:value-type="float">
            <text:p>0.06686769</text:p>
          </table:table-cell>
          <table:table-cell office:value-type="float" office:value="0.05165221" calcext:value-type="float">
            <text:p>0.05165221</text:p>
          </table:table-cell>
          <table:table-cell office:value-type="float" office:value="0.03017645" calcext:value-type="float">
            <text:p>0.03017645</text:p>
          </table:table-cell>
          <table:table-cell office:value-type="float" office:value="0.03395859" calcext:value-type="float">
            <text:p>0.03395859</text:p>
          </table:table-cell>
          <table:table-cell office:value-type="float" office:value="0.07900656" calcext:value-type="float">
            <text:p>0.07900656</text:p>
          </table:table-cell>
          <table:table-cell office:value-type="float" office:value="0.1505067" calcext:value-type="float">
            <text:p>0.1505067</text:p>
          </table:table-cell>
          <table:table-cell office:value-type="float" office:value="0.1550864" calcext:value-type="float">
            <text:p>0.1550864</text:p>
          </table:table-cell>
          <table:table-cell office:value-type="float" office:value="0.1636642" calcext:value-type="float">
            <text:p>0.1636642</text:p>
          </table:table-cell>
          <table:table-cell office:value-type="float" office:value="0.1707155" calcext:value-type="float">
            <text:p>0.1707155</text:p>
          </table:table-cell>
          <table:table-cell office:value-type="float" office:value="0.1864768" calcext:value-type="float">
            <text:p>0.1864768</text:p>
          </table:table-cell>
          <table:table-cell office:value-type="float" office:value="0.1898943" calcext:value-type="float">
            <text:p>0.1898943</text:p>
          </table:table-cell>
          <table:table-cell office:value-type="float" office:value="0" calcext:value-type="float">
            <text:p>0</text:p>
          </table:table-cell>
          <table:table-cell office:value-type="float" office:value="42.8494" calcext:value-type="float">
            <text:p>42.8494</text:p>
          </table:table-cell>
          <table:table-cell office:value-type="float" office:value="39.23875" calcext:value-type="float">
            <text:p>39.23875</text:p>
          </table:table-cell>
          <table:table-cell office:value-type="float" office:value="33.4942" calcext:value-type="float">
            <text:p>33.4942</text:p>
          </table:table-cell>
          <table:table-cell office:value-type="float" office:value="7.649066" calcext:value-type="float">
            <text:p>7.649066</text:p>
          </table:table-cell>
          <table:table-cell office:value-type="float" office:value="5.727885" calcext:value-type="float">
            <text:p>5.727885</text:p>
          </table:table-cell>
          <table:table-cell office:value-type="float" office:value="2.317231" calcext:value-type="float">
            <text:p>2.317231</text:p>
          </table:table-cell>
          <table:table-cell office:value-type="float" office:value="2.384999" calcext:value-type="float">
            <text:p>2.384999</text:p>
          </table:table-cell>
          <table:table-cell office:value-type="float" office:value="4.872393" calcext:value-type="float">
            <text:p>4.872393</text:p>
          </table:table-cell>
          <table:table-cell office:value-type="float" office:value="8.227498" calcext:value-type="float">
            <text:p>8.227498</text:p>
          </table:table-cell>
          <table:table-cell office:value-type="float" office:value="8.803603" calcext:value-type="float">
            <text:p>8.803603</text:p>
          </table:table-cell>
          <table:table-cell office:value-type="float" office:value="9.709208" calcext:value-type="float">
            <text:p>9.709208</text:p>
          </table:table-cell>
          <table:table-cell office:value-type="float" office:value="10.31072" calcext:value-type="float">
            <text:p>10.31072</text:p>
          </table:table-cell>
          <table:table-cell office:value-type="float" office:value="11.83614" calcext:value-type="float">
            <text:p>11.83614</text:p>
          </table:table-cell>
          <table:table-cell office:value-type="float" office:value="12.19539" calcext:value-type="float">
            <text:p>12.19539</text:p>
          </table:table-cell>
          <table:table-cell office:value-type="float" office:value="0" calcext:value-type="float">
            <text:p>0</text:p>
          </table:table-cell>
          <table:table-cell office:value-type="float" office:value="0.4988841" calcext:value-type="float">
            <text:p>0.4988841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07767" calcext:value-type="float">
            <text:p>4.00776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5" calcext:value-type="float">
            <text:p>14102005</text:p>
          </table:table-cell>
          <table:table-cell office:value-type="float" office:value="3.449098" calcext:value-type="float">
            <text:p>3.449098</text:p>
          </table:table-cell>
          <table:table-cell office:value-type="float" office:value="135.4214" calcext:value-type="float">
            <text:p>135.4214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15812" calcext:value-type="float">
            <text:p>39.15812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022" calcext:value-type="float">
            <text:p>0.000516202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9891004" calcext:value-type="float">
            <text:p>0.009891004</text:p>
          </table:table-cell>
          <table:table-cell office:value-type="float" office:value="1165.253" calcext:value-type="float">
            <text:p>1165.253</text:p>
          </table:table-cell>
          <table:table-cell office:value-type="float" office:value="1.276367" calcext:value-type="float">
            <text:p>1.276367</text:p>
          </table:table-cell>
          <table:table-cell office:value-type="float" office:value="0" calcext:value-type="float">
            <text:p>0</text:p>
          </table:table-cell>
          <table:table-cell office:value-type="float" office:value="0.2788273" calcext:value-type="float">
            <text:p>0.2788273</text:p>
          </table:table-cell>
          <table:table-cell office:value-type="float" office:value="0.3271675" calcext:value-type="float">
            <text:p>0.3271675</text:p>
          </table:table-cell>
          <table:table-cell office:value-type="float" office:value="0.289265" calcext:value-type="float">
            <text:p>0.289265</text:p>
          </table:table-cell>
          <table:table-cell office:value-type="float" office:value="0.06696759" calcext:value-type="float">
            <text:p>0.06696759</text:p>
          </table:table-cell>
          <table:table-cell office:value-type="float" office:value="0.05095502" calcext:value-type="float">
            <text:p>0.05095502</text:p>
          </table:table-cell>
          <table:table-cell office:value-type="float" office:value="0.03017135" calcext:value-type="float">
            <text:p>0.03017135</text:p>
          </table:table-cell>
          <table:table-cell office:value-type="float" office:value="0.03398916" calcext:value-type="float">
            <text:p>0.03398916</text:p>
          </table:table-cell>
          <table:table-cell office:value-type="float" office:value="0.07894925" calcext:value-type="float">
            <text:p>0.07894925</text:p>
          </table:table-cell>
          <table:table-cell office:value-type="float" office:value="0.1504927" calcext:value-type="float">
            <text:p>0.1504927</text:p>
          </table:table-cell>
          <table:table-cell office:value-type="float" office:value="0.1551185" calcext:value-type="float">
            <text:p>0.1551185</text:p>
          </table:table-cell>
          <table:table-cell office:value-type="float" office:value="0.1637034" calcext:value-type="float">
            <text:p>0.1637034</text:p>
          </table:table-cell>
          <table:table-cell office:value-type="float" office:value="0.1707535" calcext:value-type="float">
            <text:p>0.1707535</text:p>
          </table:table-cell>
          <table:table-cell office:value-type="float" office:value="0.1863963" calcext:value-type="float">
            <text:p>0.1863963</text:p>
          </table:table-cell>
          <table:table-cell office:value-type="float" office:value="0.1899523" calcext:value-type="float">
            <text:p>0.1899523</text:p>
          </table:table-cell>
          <table:table-cell office:value-type="float" office:value="0" calcext:value-type="float">
            <text:p>0</text:p>
          </table:table-cell>
          <table:table-cell office:value-type="float" office:value="42.8247" calcext:value-type="float">
            <text:p>42.8247</text:p>
          </table:table-cell>
          <table:table-cell office:value-type="float" office:value="39.21788" calcext:value-type="float">
            <text:p>39.21788</text:p>
          </table:table-cell>
          <table:table-cell office:value-type="float" office:value="33.49086" calcext:value-type="float">
            <text:p>33.49086</text:p>
          </table:table-cell>
          <table:table-cell office:value-type="float" office:value="7.649297" calcext:value-type="float">
            <text:p>7.649297</text:p>
          </table:table-cell>
          <table:table-cell office:value-type="float" office:value="5.728282" calcext:value-type="float">
            <text:p>5.728282</text:p>
          </table:table-cell>
          <table:table-cell office:value-type="float" office:value="2.318624" calcext:value-type="float">
            <text:p>2.318624</text:p>
          </table:table-cell>
          <table:table-cell office:value-type="float" office:value="2.386676" calcext:value-type="float">
            <text:p>2.386676</text:p>
          </table:table-cell>
          <table:table-cell office:value-type="float" office:value="4.876312" calcext:value-type="float">
            <text:p>4.876312</text:p>
          </table:table-cell>
          <table:table-cell office:value-type="float" office:value="8.232617" calcext:value-type="float">
            <text:p>8.232617</text:p>
          </table:table-cell>
          <table:table-cell office:value-type="float" office:value="8.808463" calcext:value-type="float">
            <text:p>8.808463</text:p>
          </table:table-cell>
          <table:table-cell office:value-type="float" office:value="9.71345" calcext:value-type="float">
            <text:p>9.71345</text:p>
          </table:table-cell>
          <table:table-cell office:value-type="float" office:value="10.31459" calcext:value-type="float">
            <text:p>10.31459</text:p>
          </table:table-cell>
          <table:table-cell office:value-type="float" office:value="11.83828" calcext:value-type="float">
            <text:p>11.83828</text:p>
          </table:table-cell>
          <table:table-cell office:value-type="float" office:value="12.19732" calcext:value-type="float">
            <text:p>12.19732</text:p>
          </table:table-cell>
          <table:table-cell office:value-type="float" office:value="0" calcext:value-type="float">
            <text:p>0</text:p>
          </table:table-cell>
          <table:table-cell office:value-type="float" office:value="0.4804631" calcext:value-type="float">
            <text:p>0.4804631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12434" calcext:value-type="float">
            <text:p>4.01243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5" calcext:value-type="float">
            <text:p>15102005</text:p>
          </table:table-cell>
          <table:table-cell office:value-type="float" office:value="3.446262" calcext:value-type="float">
            <text:p>3.446262</text:p>
          </table:table-cell>
          <table:table-cell office:value-type="float" office:value="135.4185" calcext:value-type="float">
            <text:p>135.4185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17035" calcext:value-type="float">
            <text:p>39.17035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022" calcext:value-type="float">
            <text:p>0.000516202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9734133" calcext:value-type="float">
            <text:p>0.009734133</text:p>
          </table:table-cell>
          <table:table-cell office:value-type="float" office:value="1165.246" calcext:value-type="float">
            <text:p>1165.246</text:p>
          </table:table-cell>
          <table:table-cell office:value-type="float" office:value="1.278213" calcext:value-type="float">
            <text:p>1.278213</text:p>
          </table:table-cell>
          <table:table-cell office:value-type="float" office:value="0" calcext:value-type="float">
            <text:p>0</text:p>
          </table:table-cell>
          <table:table-cell office:value-type="float" office:value="0.2916469" calcext:value-type="float">
            <text:p>0.2916469</text:p>
          </table:table-cell>
          <table:table-cell office:value-type="float" office:value="0.3263744" calcext:value-type="float">
            <text:p>0.3263744</text:p>
          </table:table-cell>
          <table:table-cell office:value-type="float" office:value="0.2883706" calcext:value-type="float">
            <text:p>0.2883706</text:p>
          </table:table-cell>
          <table:table-cell office:value-type="float" office:value="0.06647414" calcext:value-type="float">
            <text:p>0.06647414</text:p>
          </table:table-cell>
          <table:table-cell office:value-type="float" office:value="0.0500196" calcext:value-type="float">
            <text:p>0.0500196</text:p>
          </table:table-cell>
          <table:table-cell office:value-type="float" office:value="0.03019206" calcext:value-type="float">
            <text:p>0.03019206</text:p>
          </table:table-cell>
          <table:table-cell office:value-type="float" office:value="0.03402546" calcext:value-type="float">
            <text:p>0.03402546</text:p>
          </table:table-cell>
          <table:table-cell office:value-type="float" office:value="0.07894889" calcext:value-type="float">
            <text:p>0.07894889</text:p>
          </table:table-cell>
          <table:table-cell office:value-type="float" office:value="0.1504999" calcext:value-type="float">
            <text:p>0.1504999</text:p>
          </table:table-cell>
          <table:table-cell office:value-type="float" office:value="0.1551531" calcext:value-type="float">
            <text:p>0.1551531</text:p>
          </table:table-cell>
          <table:table-cell office:value-type="float" office:value="0.1637453" calcext:value-type="float">
            <text:p>0.1637453</text:p>
          </table:table-cell>
          <table:table-cell office:value-type="float" office:value="0.1707766" calcext:value-type="float">
            <text:p>0.1707766</text:p>
          </table:table-cell>
          <table:table-cell office:value-type="float" office:value="0.1863881" calcext:value-type="float">
            <text:p>0.1863881</text:p>
          </table:table-cell>
          <table:table-cell office:value-type="float" office:value="0.1899837" calcext:value-type="float">
            <text:p>0.1899837</text:p>
          </table:table-cell>
          <table:table-cell office:value-type="float" office:value="0" calcext:value-type="float">
            <text:p>0</text:p>
          </table:table-cell>
          <table:table-cell office:value-type="float" office:value="42.80984" calcext:value-type="float">
            <text:p>42.80984</text:p>
          </table:table-cell>
          <table:table-cell office:value-type="float" office:value="39.20038" calcext:value-type="float">
            <text:p>39.20038</text:p>
          </table:table-cell>
          <table:table-cell office:value-type="float" office:value="33.48767" calcext:value-type="float">
            <text:p>33.48767</text:p>
          </table:table-cell>
          <table:table-cell office:value-type="float" office:value="7.649509" calcext:value-type="float">
            <text:p>7.649509</text:p>
          </table:table-cell>
          <table:table-cell office:value-type="float" office:value="5.728494" calcext:value-type="float">
            <text:p>5.728494</text:p>
          </table:table-cell>
          <table:table-cell office:value-type="float" office:value="2.320026" calcext:value-type="float">
            <text:p>2.320026</text:p>
          </table:table-cell>
          <table:table-cell office:value-type="float" office:value="2.388353" calcext:value-type="float">
            <text:p>2.388353</text:p>
          </table:table-cell>
          <table:table-cell office:value-type="float" office:value="4.880224" calcext:value-type="float">
            <text:p>4.880224</text:p>
          </table:table-cell>
          <table:table-cell office:value-type="float" office:value="8.237737" calcext:value-type="float">
            <text:p>8.237737</text:p>
          </table:table-cell>
          <table:table-cell office:value-type="float" office:value="8.813322" calcext:value-type="float">
            <text:p>8.813322</text:p>
          </table:table-cell>
          <table:table-cell office:value-type="float" office:value="9.717693" calcext:value-type="float">
            <text:p>9.717693</text:p>
          </table:table-cell>
          <table:table-cell office:value-type="float" office:value="10.31847" calcext:value-type="float">
            <text:p>10.31847</text:p>
          </table:table-cell>
          <table:table-cell office:value-type="float" office:value="11.84037" calcext:value-type="float">
            <text:p>11.84037</text:p>
          </table:table-cell>
          <table:table-cell office:value-type="float" office:value="12.19924" calcext:value-type="float">
            <text:p>12.19924</text:p>
          </table:table-cell>
          <table:table-cell office:value-type="float" office:value="0" calcext:value-type="float">
            <text:p>0</text:p>
          </table:table-cell>
          <table:table-cell office:value-type="float" office:value="0.399422" calcext:value-type="float">
            <text:p>0.399422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17124" calcext:value-type="float">
            <text:p>4.01712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5" calcext:value-type="float">
            <text:p>16102005</text:p>
          </table:table-cell>
          <table:table-cell office:value-type="float" office:value="3.443367" calcext:value-type="float">
            <text:p>3.443367</text:p>
          </table:table-cell>
          <table:table-cell office:value-type="float" office:value="135.4157" calcext:value-type="float">
            <text:p>135.4157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18274" calcext:value-type="float">
            <text:p>39.18274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022" calcext:value-type="float">
            <text:p>0.000516202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9622472" calcext:value-type="float">
            <text:p>0.009622472</text:p>
          </table:table-cell>
          <table:table-cell office:value-type="float" office:value="1165.24" calcext:value-type="float">
            <text:p>1165.24</text:p>
          </table:table-cell>
          <table:table-cell office:value-type="float" office:value="1.279651" calcext:value-type="float">
            <text:p>1.279651</text:p>
          </table:table-cell>
          <table:table-cell office:value-type="float" office:value="0" calcext:value-type="float">
            <text:p>0</text:p>
          </table:table-cell>
          <table:table-cell office:value-type="float" office:value="0.3137895" calcext:value-type="float">
            <text:p>0.3137895</text:p>
          </table:table-cell>
          <table:table-cell office:value-type="float" office:value="0.3290856" calcext:value-type="float">
            <text:p>0.3290856</text:p>
          </table:table-cell>
          <table:table-cell office:value-type="float" office:value="0.2885342" calcext:value-type="float">
            <text:p>0.2885342</text:p>
          </table:table-cell>
          <table:table-cell office:value-type="float" office:value="0.06608055" calcext:value-type="float">
            <text:p>0.06608055</text:p>
          </table:table-cell>
          <table:table-cell office:value-type="float" office:value="0.04915772" calcext:value-type="float">
            <text:p>0.04915772</text:p>
          </table:table-cell>
          <table:table-cell office:value-type="float" office:value="0.03020393" calcext:value-type="float">
            <text:p>0.03020393</text:p>
          </table:table-cell>
          <table:table-cell office:value-type="float" office:value="0.03404007" calcext:value-type="float">
            <text:p>0.03404007</text:p>
          </table:table-cell>
          <table:table-cell office:value-type="float" office:value="0.07896717" calcext:value-type="float">
            <text:p>0.07896717</text:p>
          </table:table-cell>
          <table:table-cell office:value-type="float" office:value="0.1505249" calcext:value-type="float">
            <text:p>0.1505249</text:p>
          </table:table-cell>
          <table:table-cell office:value-type="float" office:value="0.1551888" calcext:value-type="float">
            <text:p>0.1551888</text:p>
          </table:table-cell>
          <table:table-cell office:value-type="float" office:value="0.1637876" calcext:value-type="float">
            <text:p>0.1637876</text:p>
          </table:table-cell>
          <table:table-cell office:value-type="float" office:value="0.1708015" calcext:value-type="float">
            <text:p>0.1708015</text:p>
          </table:table-cell>
          <table:table-cell office:value-type="float" office:value="0.1864031" calcext:value-type="float">
            <text:p>0.1864031</text:p>
          </table:table-cell>
          <table:table-cell office:value-type="float" office:value="0.1900086" calcext:value-type="float">
            <text:p>0.1900086</text:p>
          </table:table-cell>
          <table:table-cell office:value-type="float" office:value="0" calcext:value-type="float">
            <text:p>0</text:p>
          </table:table-cell>
          <table:table-cell office:value-type="float" office:value="42.80407" calcext:value-type="float">
            <text:p>42.80407</text:p>
          </table:table-cell>
          <table:table-cell office:value-type="float" office:value="39.18486" calcext:value-type="float">
            <text:p>39.18486</text:p>
          </table:table-cell>
          <table:table-cell office:value-type="float" office:value="33.48425" calcext:value-type="float">
            <text:p>33.48425</text:p>
          </table:table-cell>
          <table:table-cell office:value-type="float" office:value="7.649586" calcext:value-type="float">
            <text:p>7.649586</text:p>
          </table:table-cell>
          <table:table-cell office:value-type="float" office:value="5.728469" calcext:value-type="float">
            <text:p>5.728469</text:p>
          </table:table-cell>
          <table:table-cell office:value-type="float" office:value="2.32143" calcext:value-type="float">
            <text:p>2.32143</text:p>
          </table:table-cell>
          <table:table-cell office:value-type="float" office:value="2.390026" calcext:value-type="float">
            <text:p>2.390026</text:p>
          </table:table-cell>
          <table:table-cell office:value-type="float" office:value="4.884135" calcext:value-type="float">
            <text:p>4.884135</text:p>
          </table:table-cell>
          <table:table-cell office:value-type="float" office:value="8.242856" calcext:value-type="float">
            <text:p>8.242856</text:p>
          </table:table-cell>
          <table:table-cell office:value-type="float" office:value="8.818148" calcext:value-type="float">
            <text:p>8.818148</text:p>
          </table:table-cell>
          <table:table-cell office:value-type="float" office:value="9.721935" calcext:value-type="float">
            <text:p>9.721935</text:p>
          </table:table-cell>
          <table:table-cell office:value-type="float" office:value="10.32235" calcext:value-type="float">
            <text:p>10.32235</text:p>
          </table:table-cell>
          <table:table-cell office:value-type="float" office:value="11.84247" calcext:value-type="float">
            <text:p>11.84247</text:p>
          </table:table-cell>
          <table:table-cell office:value-type="float" office:value="12.20121" calcext:value-type="float">
            <text:p>12.20121</text:p>
          </table:table-cell>
          <table:table-cell office:value-type="float" office:value="0" calcext:value-type="float">
            <text:p>0</text:p>
          </table:table-cell>
          <table:table-cell office:value-type="float" office:value="0.3014269" calcext:value-type="float">
            <text:p>0.3014269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219" calcext:value-type="float">
            <text:p>4.021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5" calcext:value-type="float">
            <text:p>17102005</text:p>
          </table:table-cell>
          <table:table-cell office:value-type="float" office:value="3.440163" calcext:value-type="float">
            <text:p>3.440163</text:p>
          </table:table-cell>
          <table:table-cell office:value-type="float" office:value="135.4127" calcext:value-type="float">
            <text:p>135.4127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19531" calcext:value-type="float">
            <text:p>39.19531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022" calcext:value-type="float">
            <text:p>0.000516202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9622472" calcext:value-type="float">
            <text:p>0.009622472</text:p>
          </table:table-cell>
          <table:table-cell office:value-type="float" office:value="1165.233" calcext:value-type="float">
            <text:p>1165.233</text:p>
          </table:table-cell>
          <table:table-cell office:value-type="float" office:value="1.281232" calcext:value-type="float">
            <text:p>1.281232</text:p>
          </table:table-cell>
          <table:table-cell office:value-type="float" office:value="0" calcext:value-type="float">
            <text:p>0</text:p>
          </table:table-cell>
          <table:table-cell office:value-type="float" office:value="0.3340793" calcext:value-type="float">
            <text:p>0.3340793</text:p>
          </table:table-cell>
          <table:table-cell office:value-type="float" office:value="0.3388574" calcext:value-type="float">
            <text:p>0.3388574</text:p>
          </table:table-cell>
          <table:table-cell office:value-type="float" office:value="0.2945383" calcext:value-type="float">
            <text:p>0.2945383</text:p>
          </table:table-cell>
          <table:table-cell office:value-type="float" office:value="0.06673241" calcext:value-type="float">
            <text:p>0.06673241</text:p>
          </table:table-cell>
          <table:table-cell office:value-type="float" office:value="0.0490072" calcext:value-type="float">
            <text:p>0.0490072</text:p>
          </table:table-cell>
          <table:table-cell office:value-type="float" office:value="0.03062932" calcext:value-type="float">
            <text:p>0.03062932</text:p>
          </table:table-cell>
          <table:table-cell office:value-type="float" office:value="0.03419493" calcext:value-type="float">
            <text:p>0.03419493</text:p>
          </table:table-cell>
          <table:table-cell office:value-type="float" office:value="0.07902947" calcext:value-type="float">
            <text:p>0.07902947</text:p>
          </table:table-cell>
          <table:table-cell office:value-type="float" office:value="0.1505614" calcext:value-type="float">
            <text:p>0.1505614</text:p>
          </table:table-cell>
          <table:table-cell office:value-type="float" office:value="0.1552269" calcext:value-type="float">
            <text:p>0.1552269</text:p>
          </table:table-cell>
          <table:table-cell office:value-type="float" office:value="0.1638287" calcext:value-type="float">
            <text:p>0.1638287</text:p>
          </table:table-cell>
          <table:table-cell office:value-type="float" office:value="0.1708303" calcext:value-type="float">
            <text:p>0.1708303</text:p>
          </table:table-cell>
          <table:table-cell office:value-type="float" office:value="0.1864257" calcext:value-type="float">
            <text:p>0.1864257</text:p>
          </table:table-cell>
          <table:table-cell office:value-type="float" office:value="0.190031" calcext:value-type="float">
            <text:p>0.190031</text:p>
          </table:table-cell>
          <table:table-cell office:value-type="float" office:value="0" calcext:value-type="float">
            <text:p>0</text:p>
          </table:table-cell>
          <table:table-cell office:value-type="float" office:value="42.80454" calcext:value-type="float">
            <text:p>42.80454</text:p>
          </table:table-cell>
          <table:table-cell office:value-type="float" office:value="39.17258" calcext:value-type="float">
            <text:p>39.17258</text:p>
          </table:table-cell>
          <table:table-cell office:value-type="float" office:value="33.48167" calcext:value-type="float">
            <text:p>33.48167</text:p>
          </table:table-cell>
          <table:table-cell office:value-type="float" office:value="7.649714" calcext:value-type="float">
            <text:p>7.649714</text:p>
          </table:table-cell>
          <table:table-cell office:value-type="float" office:value="5.728301" calcext:value-type="float">
            <text:p>5.728301</text:p>
          </table:table-cell>
          <table:table-cell office:value-type="float" office:value="2.322863" calcext:value-type="float">
            <text:p>2.322863</text:p>
          </table:table-cell>
          <table:table-cell office:value-type="float" office:value="2.391703" calcext:value-type="float">
            <text:p>2.391703</text:p>
          </table:table-cell>
          <table:table-cell office:value-type="float" office:value="4.888045" calcext:value-type="float">
            <text:p>4.888045</text:p>
          </table:table-cell>
          <table:table-cell office:value-type="float" office:value="8.247884" calcext:value-type="float">
            <text:p>8.247884</text:p>
          </table:table-cell>
          <table:table-cell office:value-type="float" office:value="8.822931" calcext:value-type="float">
            <text:p>8.822931</text:p>
          </table:table-cell>
          <table:table-cell office:value-type="float" office:value="9.726177" calcext:value-type="float">
            <text:p>9.726177</text:p>
          </table:table-cell>
          <table:table-cell office:value-type="float" office:value="10.32623" calcext:value-type="float">
            <text:p>10.32623</text:p>
          </table:table-cell>
          <table:table-cell office:value-type="float" office:value="11.84456" calcext:value-type="float">
            <text:p>11.84456</text:p>
          </table:table-cell>
          <table:table-cell office:value-type="float" office:value="12.20321" calcext:value-type="float">
            <text:p>12.20321</text:p>
          </table:table-cell>
          <table:table-cell office:value-type="float" office:value="0" calcext:value-type="float">
            <text:p>0</text:p>
          </table:table-cell>
          <table:table-cell office:value-type="float" office:value="0.223242" calcext:value-type="float">
            <text:p>0.223242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27048" calcext:value-type="float">
            <text:p>4.02704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5" calcext:value-type="float">
            <text:p>18102005</text:p>
          </table:table-cell>
          <table:table-cell office:value-type="float" office:value="3.436864" calcext:value-type="float">
            <text:p>3.436864</text:p>
          </table:table-cell>
          <table:table-cell office:value-type="float" office:value="135.4096" calcext:value-type="float">
            <text:p>135.4096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20808" calcext:value-type="float">
            <text:p>39.20808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022" calcext:value-type="float">
            <text:p>0.000516202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9622472" calcext:value-type="float">
            <text:p>0.009622472</text:p>
          </table:table-cell>
          <table:table-cell office:value-type="float" office:value="1165.226" calcext:value-type="float">
            <text:p>1165.226</text:p>
          </table:table-cell>
          <table:table-cell office:value-type="float" office:value="1.282709" calcext:value-type="float">
            <text:p>1.282709</text:p>
          </table:table-cell>
          <table:table-cell office:value-type="float" office:value="0" calcext:value-type="float">
            <text:p>0</text:p>
          </table:table-cell>
          <table:table-cell office:value-type="float" office:value="0.3550429" calcext:value-type="float">
            <text:p>0.3550429</text:p>
          </table:table-cell>
          <table:table-cell office:value-type="float" office:value="0.3468405" calcext:value-type="float">
            <text:p>0.3468405</text:p>
          </table:table-cell>
          <table:table-cell office:value-type="float" office:value="0.297015" calcext:value-type="float">
            <text:p>0.297015</text:p>
          </table:table-cell>
          <table:table-cell office:value-type="float" office:value="0.06660166" calcext:value-type="float">
            <text:p>0.06660166</text:p>
          </table:table-cell>
          <table:table-cell office:value-type="float" office:value="0.048478" calcext:value-type="float">
            <text:p>0.048478</text:p>
          </table:table-cell>
          <table:table-cell office:value-type="float" office:value="0.03093299" calcext:value-type="float">
            <text:p>0.03093299</text:p>
          </table:table-cell>
          <table:table-cell office:value-type="float" office:value="0.03434821" calcext:value-type="float">
            <text:p>0.03434821</text:p>
          </table:table-cell>
          <table:table-cell office:value-type="float" office:value="0.07914735" calcext:value-type="float">
            <text:p>0.07914735</text:p>
          </table:table-cell>
          <table:table-cell office:value-type="float" office:value="0.150618" calcext:value-type="float">
            <text:p>0.150618</text:p>
          </table:table-cell>
          <table:table-cell office:value-type="float" office:value="0.1552686" calcext:value-type="float">
            <text:p>0.1552686</text:p>
          </table:table-cell>
          <table:table-cell office:value-type="float" office:value="0.1638696" calcext:value-type="float">
            <text:p>0.1638696</text:p>
          </table:table-cell>
          <table:table-cell office:value-type="float" office:value="0.1708626" calcext:value-type="float">
            <text:p>0.1708626</text:p>
          </table:table-cell>
          <table:table-cell office:value-type="float" office:value="0.1864483" calcext:value-type="float">
            <text:p>0.1864483</text:p>
          </table:table-cell>
          <table:table-cell office:value-type="float" office:value="0.190053" calcext:value-type="float">
            <text:p>0.190053</text:p>
          </table:table-cell>
          <table:table-cell office:value-type="float" office:value="0" calcext:value-type="float">
            <text:p>0</text:p>
          </table:table-cell>
          <table:table-cell office:value-type="float" office:value="42.80857" calcext:value-type="float">
            <text:p>42.80857</text:p>
          </table:table-cell>
          <table:table-cell office:value-type="float" office:value="39.1629" calcext:value-type="float">
            <text:p>39.1629</text:p>
          </table:table-cell>
          <table:table-cell office:value-type="float" office:value="33.47992" calcext:value-type="float">
            <text:p>33.47992</text:p>
          </table:table-cell>
          <table:table-cell office:value-type="float" office:value="7.649866" calcext:value-type="float">
            <text:p>7.649866</text:p>
          </table:table-cell>
          <table:table-cell office:value-type="float" office:value="5.728013" calcext:value-type="float">
            <text:p>5.728013</text:p>
          </table:table-cell>
          <table:table-cell office:value-type="float" office:value="2.324359" calcext:value-type="float">
            <text:p>2.324359</text:p>
          </table:table-cell>
          <table:table-cell office:value-type="float" office:value="2.393403" calcext:value-type="float">
            <text:p>2.393403</text:p>
          </table:table-cell>
          <table:table-cell office:value-type="float" office:value="4.891957" calcext:value-type="float">
            <text:p>4.891957</text:p>
          </table:table-cell>
          <table:table-cell office:value-type="float" office:value="8.252912" calcext:value-type="float">
            <text:p>8.252912</text:p>
          </table:table-cell>
          <table:table-cell office:value-type="float" office:value="8.827718" calcext:value-type="float">
            <text:p>8.827718</text:p>
          </table:table-cell>
          <table:table-cell office:value-type="float" office:value="9.73042" calcext:value-type="float">
            <text:p>9.73042</text:p>
          </table:table-cell>
          <table:table-cell office:value-type="float" office:value="10.3301" calcext:value-type="float">
            <text:p>10.3301</text:p>
          </table:table-cell>
          <table:table-cell office:value-type="float" office:value="11.84665" calcext:value-type="float">
            <text:p>11.84665</text:p>
          </table:table-cell>
          <table:table-cell office:value-type="float" office:value="12.20522" calcext:value-type="float">
            <text:p>12.20522</text:p>
          </table:table-cell>
          <table:table-cell office:value-type="float" office:value="0" calcext:value-type="float">
            <text:p>0</text:p>
          </table:table-cell>
          <table:table-cell office:value-type="float" office:value="0.1825969" calcext:value-type="float">
            <text:p>0.1825969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32349" calcext:value-type="float">
            <text:p>4.03234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5" calcext:value-type="float">
            <text:p>19102005</text:p>
          </table:table-cell>
          <table:table-cell office:value-type="float" office:value="3.434006" calcext:value-type="float">
            <text:p>3.434006</text:p>
          </table:table-cell>
          <table:table-cell office:value-type="float" office:value="135.4065" calcext:value-type="float">
            <text:p>135.4065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2208" calcext:value-type="float">
            <text:p>39.2208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022" calcext:value-type="float">
            <text:p>0.000516202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9622508" calcext:value-type="float">
            <text:p>0.009622508</text:p>
          </table:table-cell>
          <table:table-cell office:value-type="float" office:value="1165.219" calcext:value-type="float">
            <text:p>1165.219</text:p>
          </table:table-cell>
          <table:table-cell office:value-type="float" office:value="1.284089" calcext:value-type="float">
            <text:p>1.284089</text:p>
          </table:table-cell>
          <table:table-cell office:value-type="float" office:value="0" calcext:value-type="float">
            <text:p>0</text:p>
          </table:table-cell>
          <table:table-cell office:value-type="float" office:value="0.1786599" calcext:value-type="float">
            <text:p>0.1786599</text:p>
          </table:table-cell>
          <table:table-cell office:value-type="float" office:value="0.3425875" calcext:value-type="float">
            <text:p>0.3425875</text:p>
          </table:table-cell>
          <table:table-cell office:value-type="float" office:value="0.2870572" calcext:value-type="float">
            <text:p>0.2870572</text:p>
          </table:table-cell>
          <table:table-cell office:value-type="float" office:value="0.06418119" calcext:value-type="float">
            <text:p>0.06418119</text:p>
          </table:table-cell>
          <table:table-cell office:value-type="float" office:value="0.04663078" calcext:value-type="float">
            <text:p>0.04663078</text:p>
          </table:table-cell>
          <table:table-cell office:value-type="float" office:value="0.03079596" calcext:value-type="float">
            <text:p>0.03079596</text:p>
          </table:table-cell>
          <table:table-cell office:value-type="float" office:value="0.03439306" calcext:value-type="float">
            <text:p>0.03439306</text:p>
          </table:table-cell>
          <table:table-cell office:value-type="float" office:value="0.0792689" calcext:value-type="float">
            <text:p>0.0792689</text:p>
          </table:table-cell>
          <table:table-cell office:value-type="float" office:value="0.1506899" calcext:value-type="float">
            <text:p>0.1506899</text:p>
          </table:table-cell>
          <table:table-cell office:value-type="float" office:value="0.1553135" calcext:value-type="float">
            <text:p>0.1553135</text:p>
          </table:table-cell>
          <table:table-cell office:value-type="float" office:value="0.1639112" calcext:value-type="float">
            <text:p>0.1639112</text:p>
          </table:table-cell>
          <table:table-cell office:value-type="float" office:value="0.1709241" calcext:value-type="float">
            <text:p>0.1709241</text:p>
          </table:table-cell>
          <table:table-cell office:value-type="float" office:value="0.186471" calcext:value-type="float">
            <text:p>0.186471</text:p>
          </table:table-cell>
          <table:table-cell office:value-type="float" office:value="0.1900741" calcext:value-type="float">
            <text:p>0.1900741</text:p>
          </table:table-cell>
          <table:table-cell office:value-type="float" office:value="0" calcext:value-type="float">
            <text:p>0</text:p>
          </table:table-cell>
          <table:table-cell office:value-type="float" office:value="42.80988" calcext:value-type="float">
            <text:p>42.80988</text:p>
          </table:table-cell>
          <table:table-cell office:value-type="float" office:value="39.15415" calcext:value-type="float">
            <text:p>39.15415</text:p>
          </table:table-cell>
          <table:table-cell office:value-type="float" office:value="33.47794" calcext:value-type="float">
            <text:p>33.47794</text:p>
          </table:table-cell>
          <table:table-cell office:value-type="float" office:value="7.649829" calcext:value-type="float">
            <text:p>7.649829</text:p>
          </table:table-cell>
          <table:table-cell office:value-type="float" office:value="5.727529" calcext:value-type="float">
            <text:p>5.727529</text:p>
          </table:table-cell>
          <table:table-cell office:value-type="float" office:value="2.325894" calcext:value-type="float">
            <text:p>2.325894</text:p>
          </table:table-cell>
          <table:table-cell office:value-type="float" office:value="2.395125" calcext:value-type="float">
            <text:p>2.395125</text:p>
          </table:table-cell>
          <table:table-cell office:value-type="float" office:value="4.895897" calcext:value-type="float">
            <text:p>4.895897</text:p>
          </table:table-cell>
          <table:table-cell office:value-type="float" office:value="8.257939" calcext:value-type="float">
            <text:p>8.257939</text:p>
          </table:table-cell>
          <table:table-cell office:value-type="float" office:value="8.8325" calcext:value-type="float">
            <text:p>8.8325</text:p>
          </table:table-cell>
          <table:table-cell office:value-type="float" office:value="9.734662" calcext:value-type="float">
            <text:p>9.734662</text:p>
          </table:table-cell>
          <table:table-cell office:value-type="float" office:value="10.3339" calcext:value-type="float">
            <text:p>10.3339</text:p>
          </table:table-cell>
          <table:table-cell office:value-type="float" office:value="11.84874" calcext:value-type="float">
            <text:p>11.84874</text:p>
          </table:table-cell>
          <table:table-cell office:value-type="float" office:value="12.20723" calcext:value-type="float">
            <text:p>12.20723</text:p>
          </table:table-cell>
          <table:table-cell office:value-type="float" office:value="0" calcext:value-type="float">
            <text:p>0</text:p>
          </table:table-cell>
          <table:table-cell office:value-type="float" office:value="0.3209724" calcext:value-type="float">
            <text:p>0.3209724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37226" calcext:value-type="float">
            <text:p>4.03722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5" calcext:value-type="float">
            <text:p>20102005</text:p>
          </table:table-cell>
          <table:table-cell office:value-type="float" office:value="3.431646" calcext:value-type="float">
            <text:p>3.431646</text:p>
          </table:table-cell>
          <table:table-cell office:value-type="float" office:value="135.4041" calcext:value-type="float">
            <text:p>135.4041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23009" calcext:value-type="float">
            <text:p>39.23009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1" calcext:value-type="float">
            <text:p>0.00051621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9622597" calcext:value-type="float">
            <text:p>0.009622597</text:p>
          </table:table-cell>
          <table:table-cell office:value-type="float" office:value="1165.214" calcext:value-type="float">
            <text:p>1165.214</text:p>
          </table:table-cell>
          <table:table-cell office:value-type="float" office:value="1.286636" calcext:value-type="float">
            <text:p>1.286636</text:p>
          </table:table-cell>
          <table:table-cell office:value-type="float" office:value="0" calcext:value-type="float">
            <text:p>0</text:p>
          </table:table-cell>
          <table:table-cell office:value-type="float" office:value="0.2189905" calcext:value-type="float">
            <text:p>0.2189905</text:p>
          </table:table-cell>
          <table:table-cell office:value-type="float" office:value="0.2828074" calcext:value-type="float">
            <text:p>0.2828074</text:p>
          </table:table-cell>
          <table:table-cell office:value-type="float" office:value="0.2641224" calcext:value-type="float">
            <text:p>0.2641224</text:p>
          </table:table-cell>
          <table:table-cell office:value-type="float" office:value="0.06219121" calcext:value-type="float">
            <text:p>0.06219121</text:p>
          </table:table-cell>
          <table:table-cell office:value-type="float" office:value="0.04435743" calcext:value-type="float">
            <text:p>0.04435743</text:p>
          </table:table-cell>
          <table:table-cell office:value-type="float" office:value="0.02962843" calcext:value-type="float">
            <text:p>0.02962843</text:p>
          </table:table-cell>
          <table:table-cell office:value-type="float" office:value="0.03355159" calcext:value-type="float">
            <text:p>0.03355159</text:p>
          </table:table-cell>
          <table:table-cell office:value-type="float" office:value="0.07919183" calcext:value-type="float">
            <text:p>0.07919183</text:p>
          </table:table-cell>
          <table:table-cell office:value-type="float" office:value="0.1507496" calcext:value-type="float">
            <text:p>0.1507496</text:p>
          </table:table-cell>
          <table:table-cell office:value-type="float" office:value="0.1553603" calcext:value-type="float">
            <text:p>0.1553603</text:p>
          </table:table-cell>
          <table:table-cell office:value-type="float" office:value="0.163954" calcext:value-type="float">
            <text:p>0.163954</text:p>
          </table:table-cell>
          <table:table-cell office:value-type="float" office:value="0.1709486" calcext:value-type="float">
            <text:p>0.1709486</text:p>
          </table:table-cell>
          <table:table-cell office:value-type="float" office:value="0.1864934" calcext:value-type="float">
            <text:p>0.1864934</text:p>
          </table:table-cell>
          <table:table-cell office:value-type="float" office:value="0.190095" calcext:value-type="float">
            <text:p>0.190095</text:p>
          </table:table-cell>
          <table:table-cell office:value-type="float" office:value="0" calcext:value-type="float">
            <text:p>0</text:p>
          </table:table-cell>
          <table:table-cell office:value-type="float" office:value="42.70306" calcext:value-type="float">
            <text:p>42.70306</text:p>
          </table:table-cell>
          <table:table-cell office:value-type="float" office:value="39.09912" calcext:value-type="float">
            <text:p>39.09912</text:p>
          </table:table-cell>
          <table:table-cell office:value-type="float" office:value="33.46931" calcext:value-type="float">
            <text:p>33.46931</text:p>
          </table:table-cell>
          <table:table-cell office:value-type="float" office:value="7.649031" calcext:value-type="float">
            <text:p>7.649031</text:p>
          </table:table-cell>
          <table:table-cell office:value-type="float" office:value="5.726438" calcext:value-type="float">
            <text:p>5.726438</text:p>
          </table:table-cell>
          <table:table-cell office:value-type="float" office:value="2.327307" calcext:value-type="float">
            <text:p>2.327307</text:p>
          </table:table-cell>
          <table:table-cell office:value-type="float" office:value="2.39676" calcext:value-type="float">
            <text:p>2.39676</text:p>
          </table:table-cell>
          <table:table-cell office:value-type="float" office:value="4.899833" calcext:value-type="float">
            <text:p>4.899833</text:p>
          </table:table-cell>
          <table:table-cell office:value-type="float" office:value="8.262968" calcext:value-type="float">
            <text:p>8.262968</text:p>
          </table:table-cell>
          <table:table-cell office:value-type="float" office:value="8.837286" calcext:value-type="float">
            <text:p>8.837286</text:p>
          </table:table-cell>
          <table:table-cell office:value-type="float" office:value="9.738904" calcext:value-type="float">
            <text:p>9.738904</text:p>
          </table:table-cell>
          <table:table-cell office:value-type="float" office:value="10.3377" calcext:value-type="float">
            <text:p>10.3377</text:p>
          </table:table-cell>
          <table:table-cell office:value-type="float" office:value="11.85076" calcext:value-type="float">
            <text:p>11.85076</text:p>
          </table:table-cell>
          <table:table-cell office:value-type="float" office:value="12.2092" calcext:value-type="float">
            <text:p>12.2092</text:p>
          </table:table-cell>
          <table:table-cell office:value-type="float" office:value="0" calcext:value-type="float">
            <text:p>0</text:p>
          </table:table-cell>
          <table:table-cell office:value-type="float" office:value="0.4334081" calcext:value-type="float">
            <text:p>0.4334081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4114" calcext:value-type="float">
            <text:p>4.0411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5" calcext:value-type="float">
            <text:p>21102005</text:p>
          </table:table-cell>
          <table:table-cell office:value-type="float" office:value="3.429355" calcext:value-type="float">
            <text:p>3.429355</text:p>
          </table:table-cell>
          <table:table-cell office:value-type="float" office:value="135.4017" calcext:value-type="float">
            <text:p>135.4017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24012" calcext:value-type="float">
            <text:p>39.24012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1" calcext:value-type="float">
            <text:p>0.00051621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960099" calcext:value-type="float">
            <text:p>0.00960099</text:p>
          </table:table-cell>
          <table:table-cell office:value-type="float" office:value="1165.208" calcext:value-type="float">
            <text:p>1165.208</text:p>
          </table:table-cell>
          <table:table-cell office:value-type="float" office:value="1.289402" calcext:value-type="float">
            <text:p>1.289402</text:p>
          </table:table-cell>
          <table:table-cell office:value-type="float" office:value="0" calcext:value-type="float">
            <text:p>0</text:p>
          </table:table-cell>
          <table:table-cell office:value-type="float" office:value="0.2557366" calcext:value-type="float">
            <text:p>0.2557366</text:p>
          </table:table-cell>
          <table:table-cell office:value-type="float" office:value="0.3078323" calcext:value-type="float">
            <text:p>0.3078323</text:p>
          </table:table-cell>
          <table:table-cell office:value-type="float" office:value="0.2532383" calcext:value-type="float">
            <text:p>0.2532383</text:p>
          </table:table-cell>
          <table:table-cell office:value-type="float" office:value="0.06095765" calcext:value-type="float">
            <text:p>0.06095765</text:p>
          </table:table-cell>
          <table:table-cell office:value-type="float" office:value="0.04280396" calcext:value-type="float">
            <text:p>0.04280396</text:p>
          </table:table-cell>
          <table:table-cell office:value-type="float" office:value="0.02891574" calcext:value-type="float">
            <text:p>0.02891574</text:p>
          </table:table-cell>
          <table:table-cell office:value-type="float" office:value="0.03335689" calcext:value-type="float">
            <text:p>0.03335689</text:p>
          </table:table-cell>
          <table:table-cell office:value-type="float" office:value="0.07899838" calcext:value-type="float">
            <text:p>0.07899838</text:p>
          </table:table-cell>
          <table:table-cell office:value-type="float" office:value="0.1507631" calcext:value-type="float">
            <text:p>0.1507631</text:p>
          </table:table-cell>
          <table:table-cell office:value-type="float" office:value="0.1554048" calcext:value-type="float">
            <text:p>0.1554048</text:p>
          </table:table-cell>
          <table:table-cell office:value-type="float" office:value="0.1639972" calcext:value-type="float">
            <text:p>0.1639972</text:p>
          </table:table-cell>
          <table:table-cell office:value-type="float" office:value="0.1709851" calcext:value-type="float">
            <text:p>0.1709851</text:p>
          </table:table-cell>
          <table:table-cell office:value-type="float" office:value="0.1865834" calcext:value-type="float">
            <text:p>0.1865834</text:p>
          </table:table-cell>
          <table:table-cell office:value-type="float" office:value="0.1900913" calcext:value-type="float">
            <text:p>0.1900913</text:p>
          </table:table-cell>
          <table:table-cell office:value-type="float" office:value="0" calcext:value-type="float">
            <text:p>0</text:p>
          </table:table-cell>
          <table:table-cell office:value-type="float" office:value="42.65059" calcext:value-type="float">
            <text:p>42.65059</text:p>
          </table:table-cell>
          <table:table-cell office:value-type="float" office:value="39.06153" calcext:value-type="float">
            <text:p>39.06153</text:p>
          </table:table-cell>
          <table:table-cell office:value-type="float" office:value="33.45255" calcext:value-type="float">
            <text:p>33.45255</text:p>
          </table:table-cell>
          <table:table-cell office:value-type="float" office:value="7.647868" calcext:value-type="float">
            <text:p>7.647868</text:p>
          </table:table-cell>
          <table:table-cell office:value-type="float" office:value="5.72488" calcext:value-type="float">
            <text:p>5.72488</text:p>
          </table:table-cell>
          <table:table-cell office:value-type="float" office:value="2.328572" calcext:value-type="float">
            <text:p>2.328572</text:p>
          </table:table-cell>
          <table:table-cell office:value-type="float" office:value="2.398356" calcext:value-type="float">
            <text:p>2.398356</text:p>
          </table:table-cell>
          <table:table-cell office:value-type="float" office:value="4.90373" calcext:value-type="float">
            <text:p>4.90373</text:p>
          </table:table-cell>
          <table:table-cell office:value-type="float" office:value="8.267996" calcext:value-type="float">
            <text:p>8.267996</text:p>
          </table:table-cell>
          <table:table-cell office:value-type="float" office:value="8.842067" calcext:value-type="float">
            <text:p>8.842067</text:p>
          </table:table-cell>
          <table:table-cell office:value-type="float" office:value="9.743147" calcext:value-type="float">
            <text:p>9.743147</text:p>
          </table:table-cell>
          <table:table-cell office:value-type="float" office:value="10.3415" calcext:value-type="float">
            <text:p>10.3415</text:p>
          </table:table-cell>
          <table:table-cell office:value-type="float" office:value="11.85278" calcext:value-type="float">
            <text:p>11.85278</text:p>
          </table:table-cell>
          <table:table-cell office:value-type="float" office:value="12.21113" calcext:value-type="float">
            <text:p>12.21113</text:p>
          </table:table-cell>
          <table:table-cell office:value-type="float" office:value="0" calcext:value-type="float">
            <text:p>0</text:p>
          </table:table-cell>
          <table:table-cell office:value-type="float" office:value="0.4988748" calcext:value-type="float">
            <text:p>0.4988748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44839" calcext:value-type="float">
            <text:p>4.04483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5" calcext:value-type="float">
            <text:p>22102005</text:p>
          </table:table-cell>
          <table:table-cell office:value-type="float" office:value="3.427373" calcext:value-type="float">
            <text:p>3.427373</text:p>
          </table:table-cell>
          <table:table-cell office:value-type="float" office:value="135.3994" calcext:value-type="float">
            <text:p>135.3994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25011" calcext:value-type="float">
            <text:p>39.25011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1" calcext:value-type="float">
            <text:p>0.00051621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9446096" calcext:value-type="float">
            <text:p>0.009446096</text:p>
          </table:table-cell>
          <table:table-cell office:value-type="float" office:value="1165.202" calcext:value-type="float">
            <text:p>1165.202</text:p>
          </table:table-cell>
          <table:table-cell office:value-type="float" office:value="1.291659" calcext:value-type="float">
            <text:p>1.291659</text:p>
          </table:table-cell>
          <table:table-cell office:value-type="float" office:value="0" calcext:value-type="float">
            <text:p>0</text:p>
          </table:table-cell>
          <table:table-cell office:value-type="float" office:value="0.2196151" calcext:value-type="float">
            <text:p>0.2196151</text:p>
          </table:table-cell>
          <table:table-cell office:value-type="float" office:value="0.2938663" calcext:value-type="float">
            <text:p>0.2938663</text:p>
          </table:table-cell>
          <table:table-cell office:value-type="float" office:value="0.2458542" calcext:value-type="float">
            <text:p>0.2458542</text:p>
          </table:table-cell>
          <table:table-cell office:value-type="float" office:value="0.05936895" calcext:value-type="float">
            <text:p>0.05936895</text:p>
          </table:table-cell>
          <table:table-cell office:value-type="float" office:value="0.04089415" calcext:value-type="float">
            <text:p>0.04089415</text:p>
          </table:table-cell>
          <table:table-cell office:value-type="float" office:value="0.0282612" calcext:value-type="float">
            <text:p>0.0282612</text:p>
          </table:table-cell>
          <table:table-cell office:value-type="float" office:value="0.03311636" calcext:value-type="float">
            <text:p>0.03311636</text:p>
          </table:table-cell>
          <table:table-cell office:value-type="float" office:value="0.07882695" calcext:value-type="float">
            <text:p>0.07882695</text:p>
          </table:table-cell>
          <table:table-cell office:value-type="float" office:value="0.1507477" calcext:value-type="float">
            <text:p>0.1507477</text:p>
          </table:table-cell>
          <table:table-cell office:value-type="float" office:value="0.1554438" calcext:value-type="float">
            <text:p>0.1554438</text:p>
          </table:table-cell>
          <table:table-cell office:value-type="float" office:value="0.1640405" calcext:value-type="float">
            <text:p>0.1640405</text:p>
          </table:table-cell>
          <table:table-cell office:value-type="float" office:value="0.1710203" calcext:value-type="float">
            <text:p>0.1710203</text:p>
          </table:table-cell>
          <table:table-cell office:value-type="float" office:value="0.1865566" calcext:value-type="float">
            <text:p>0.1865566</text:p>
          </table:table-cell>
          <table:table-cell office:value-type="float" office:value="0.1901315" calcext:value-type="float">
            <text:p>0.1901315</text:p>
          </table:table-cell>
          <table:table-cell office:value-type="float" office:value="0" calcext:value-type="float">
            <text:p>0</text:p>
          </table:table-cell>
          <table:table-cell office:value-type="float" office:value="42.59843" calcext:value-type="float">
            <text:p>42.59843</text:p>
          </table:table-cell>
          <table:table-cell office:value-type="float" office:value="39.02888" calcext:value-type="float">
            <text:p>39.02888</text:p>
          </table:table-cell>
          <table:table-cell office:value-type="float" office:value="33.43146" calcext:value-type="float">
            <text:p>33.43146</text:p>
          </table:table-cell>
          <table:table-cell office:value-type="float" office:value="7.646394" calcext:value-type="float">
            <text:p>7.646394</text:p>
          </table:table-cell>
          <table:table-cell office:value-type="float" office:value="5.722908" calcext:value-type="float">
            <text:p>5.722908</text:p>
          </table:table-cell>
          <table:table-cell office:value-type="float" office:value="2.329747" calcext:value-type="float">
            <text:p>2.329747</text:p>
          </table:table-cell>
          <table:table-cell office:value-type="float" office:value="2.399912" calcext:value-type="float">
            <text:p>2.399912</text:p>
          </table:table-cell>
          <table:table-cell office:value-type="float" office:value="4.907587" calcext:value-type="float">
            <text:p>4.907587</text:p>
          </table:table-cell>
          <table:table-cell office:value-type="float" office:value="8.273024" calcext:value-type="float">
            <text:p>8.273024</text:p>
          </table:table-cell>
          <table:table-cell office:value-type="float" office:value="8.846854" calcext:value-type="float">
            <text:p>8.846854</text:p>
          </table:table-cell>
          <table:table-cell office:value-type="float" office:value="9.747389" calcext:value-type="float">
            <text:p>9.747389</text:p>
          </table:table-cell>
          <table:table-cell office:value-type="float" office:value="10.3453" calcext:value-type="float">
            <text:p>10.3453</text:p>
          </table:table-cell>
          <table:table-cell office:value-type="float" office:value="11.85487" calcext:value-type="float">
            <text:p>11.85487</text:p>
          </table:table-cell>
          <table:table-cell office:value-type="float" office:value="12.21304" calcext:value-type="float">
            <text:p>12.21304</text:p>
          </table:table-cell>
          <table:table-cell office:value-type="float" office:value="0" calcext:value-type="float">
            <text:p>0</text:p>
          </table:table-cell>
          <table:table-cell office:value-type="float" office:value="0.3420396" calcext:value-type="float">
            <text:p>0.3420396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48072" calcext:value-type="float">
            <text:p>4.04807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5" calcext:value-type="float">
            <text:p>23102005</text:p>
          </table:table-cell>
          <table:table-cell office:value-type="float" office:value="3.425592" calcext:value-type="float">
            <text:p>3.425592</text:p>
          </table:table-cell>
          <table:table-cell office:value-type="float" office:value="135.3975" calcext:value-type="float">
            <text:p>135.3975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25986" calcext:value-type="float">
            <text:p>39.25986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176" calcext:value-type="float">
            <text:p>0.0005162176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9332323" calcext:value-type="float">
            <text:p>0.009332323</text:p>
          </table:table-cell>
          <table:table-cell office:value-type="float" office:value="1165.196" calcext:value-type="float">
            <text:p>1165.196</text:p>
          </table:table-cell>
          <table:table-cell office:value-type="float" office:value="1.293464" calcext:value-type="float">
            <text:p>1.293464</text:p>
          </table:table-cell>
          <table:table-cell office:value-type="float" office:value="0" calcext:value-type="float">
            <text:p>0</text:p>
          </table:table-cell>
          <table:table-cell office:value-type="float" office:value="0.2531222" calcext:value-type="float">
            <text:p>0.2531222</text:p>
          </table:table-cell>
          <table:table-cell office:value-type="float" office:value="0.3016978" calcext:value-type="float">
            <text:p>0.3016978</text:p>
          </table:table-cell>
          <table:table-cell office:value-type="float" office:value="0.2405338" calcext:value-type="float">
            <text:p>0.2405338</text:p>
          </table:table-cell>
          <table:table-cell office:value-type="float" office:value="0.05812716" calcext:value-type="float">
            <text:p>0.05812716</text:p>
          </table:table-cell>
          <table:table-cell office:value-type="float" office:value="0.03964077" calcext:value-type="float">
            <text:p>0.03964077</text:p>
          </table:table-cell>
          <table:table-cell office:value-type="float" office:value="0.02743953" calcext:value-type="float">
            <text:p>0.02743953</text:p>
          </table:table-cell>
          <table:table-cell office:value-type="float" office:value="0.03219917" calcext:value-type="float">
            <text:p>0.03219917</text:p>
          </table:table-cell>
          <table:table-cell office:value-type="float" office:value="0.07859016" calcext:value-type="float">
            <text:p>0.07859016</text:p>
          </table:table-cell>
          <table:table-cell office:value-type="float" office:value="0.1507112" calcext:value-type="float">
            <text:p>0.1507112</text:p>
          </table:table-cell>
          <table:table-cell office:value-type="float" office:value="0.1554772" calcext:value-type="float">
            <text:p>0.1554772</text:p>
          </table:table-cell>
          <table:table-cell office:value-type="float" office:value="0.1640831" calcext:value-type="float">
            <text:p>0.1640831</text:p>
          </table:table-cell>
          <table:table-cell office:value-type="float" office:value="0.1710595" calcext:value-type="float">
            <text:p>0.1710595</text:p>
          </table:table-cell>
          <table:table-cell office:value-type="float" office:value="0.1865645" calcext:value-type="float">
            <text:p>0.1865645</text:p>
          </table:table-cell>
          <table:table-cell office:value-type="float" office:value="0.1901553" calcext:value-type="float">
            <text:p>0.1901553</text:p>
          </table:table-cell>
          <table:table-cell office:value-type="float" office:value="0" calcext:value-type="float">
            <text:p>0</text:p>
          </table:table-cell>
          <table:table-cell office:value-type="float" office:value="42.5512" calcext:value-type="float">
            <text:p>42.5512</text:p>
          </table:table-cell>
          <table:table-cell office:value-type="float" office:value="38.99495" calcext:value-type="float">
            <text:p>38.99495</text:p>
          </table:table-cell>
          <table:table-cell office:value-type="float" office:value="33.40714" calcext:value-type="float">
            <text:p>33.40714</text:p>
          </table:table-cell>
          <table:table-cell office:value-type="float" office:value="7.644395" calcext:value-type="float">
            <text:p>7.644395</text:p>
          </table:table-cell>
          <table:table-cell office:value-type="float" office:value="5.720513" calcext:value-type="float">
            <text:p>5.720513</text:p>
          </table:table-cell>
          <table:table-cell office:value-type="float" office:value="2.330797" calcext:value-type="float">
            <text:p>2.330797</text:p>
          </table:table-cell>
          <table:table-cell office:value-type="float" office:value="2.401347" calcext:value-type="float">
            <text:p>2.401347</text:p>
          </table:table-cell>
          <table:table-cell office:value-type="float" office:value="4.911392" calcext:value-type="float">
            <text:p>4.911392</text:p>
          </table:table-cell>
          <table:table-cell office:value-type="float" office:value="8.278051" calcext:value-type="float">
            <text:p>8.278051</text:p>
          </table:table-cell>
          <table:table-cell office:value-type="float" office:value="8.851638" calcext:value-type="float">
            <text:p>8.851638</text:p>
          </table:table-cell>
          <table:table-cell office:value-type="float" office:value="9.751631" calcext:value-type="float">
            <text:p>9.751631</text:p>
          </table:table-cell>
          <table:table-cell office:value-type="float" office:value="10.3491" calcext:value-type="float">
            <text:p>10.3491</text:p>
          </table:table-cell>
          <table:table-cell office:value-type="float" office:value="11.85696" calcext:value-type="float">
            <text:p>11.85696</text:p>
          </table:table-cell>
          <table:table-cell office:value-type="float" office:value="12.21495" calcext:value-type="float">
            <text:p>12.21495</text:p>
          </table:table-cell>
          <table:table-cell office:value-type="float" office:value="0" calcext:value-type="float">
            <text:p>0</text:p>
          </table:table-cell>
          <table:table-cell office:value-type="float" office:value="0.3838773" calcext:value-type="float">
            <text:p>0.3838773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50925" calcext:value-type="float">
            <text:p>4.0509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5" calcext:value-type="float">
            <text:p>24102005</text:p>
          </table:table-cell>
          <table:table-cell office:value-type="float" office:value="3.42381" calcext:value-type="float">
            <text:p>3.42381</text:p>
          </table:table-cell>
          <table:table-cell office:value-type="float" office:value="135.3956" calcext:value-type="float">
            <text:p>135.3956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26972" calcext:value-type="float">
            <text:p>39.26972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54" calcext:value-type="float">
            <text:p>0.000516225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933241" calcext:value-type="float">
            <text:p>0.00933241</text:p>
          </table:table-cell>
          <table:table-cell office:value-type="float" office:value="1165.191" calcext:value-type="float">
            <text:p>1165.191</text:p>
          </table:table-cell>
          <table:table-cell office:value-type="float" office:value="1.295228" calcext:value-type="float">
            <text:p>1.295228</text:p>
          </table:table-cell>
          <table:table-cell office:value-type="float" office:value="0" calcext:value-type="float">
            <text:p>0</text:p>
          </table:table-cell>
          <table:table-cell office:value-type="float" office:value="0.2606087" calcext:value-type="float">
            <text:p>0.2606087</text:p>
          </table:table-cell>
          <table:table-cell office:value-type="float" office:value="0.3054946" calcext:value-type="float">
            <text:p>0.3054946</text:p>
          </table:table-cell>
          <table:table-cell office:value-type="float" office:value="0.2412793" calcext:value-type="float">
            <text:p>0.2412793</text:p>
          </table:table-cell>
          <table:table-cell office:value-type="float" office:value="0.05747686" calcext:value-type="float">
            <text:p>0.05747686</text:p>
          </table:table-cell>
          <table:table-cell office:value-type="float" office:value="0.03883872" calcext:value-type="float">
            <text:p>0.03883872</text:p>
          </table:table-cell>
          <table:table-cell office:value-type="float" office:value="0.02694892" calcext:value-type="float">
            <text:p>0.02694892</text:p>
          </table:table-cell>
          <table:table-cell office:value-type="float" office:value="0.0316493" calcext:value-type="float">
            <text:p>0.0316493</text:p>
          </table:table-cell>
          <table:table-cell office:value-type="float" office:value="0.0783411" calcext:value-type="float">
            <text:p>0.0783411</text:p>
          </table:table-cell>
          <table:table-cell office:value-type="float" office:value="0.1506546" calcext:value-type="float">
            <text:p>0.1506546</text:p>
          </table:table-cell>
          <table:table-cell office:value-type="float" office:value="0.155504" calcext:value-type="float">
            <text:p>0.155504</text:p>
          </table:table-cell>
          <table:table-cell office:value-type="float" office:value="0.1641247" calcext:value-type="float">
            <text:p>0.1641247</text:p>
          </table:table-cell>
          <table:table-cell office:value-type="float" office:value="0.1710903" calcext:value-type="float">
            <text:p>0.1710903</text:p>
          </table:table-cell>
          <table:table-cell office:value-type="float" office:value="0.1865831" calcext:value-type="float">
            <text:p>0.1865831</text:p>
          </table:table-cell>
          <table:table-cell office:value-type="float" office:value="0.1901749" calcext:value-type="float">
            <text:p>0.1901749</text:p>
          </table:table-cell>
          <table:table-cell office:value-type="float" office:value="0" calcext:value-type="float">
            <text:p>0</text:p>
          </table:table-cell>
          <table:table-cell office:value-type="float" office:value="42.51385" calcext:value-type="float">
            <text:p>42.51385</text:p>
          </table:table-cell>
          <table:table-cell office:value-type="float" office:value="38.96373" calcext:value-type="float">
            <text:p>38.96373</text:p>
          </table:table-cell>
          <table:table-cell office:value-type="float" office:value="33.38313" calcext:value-type="float">
            <text:p>33.38313</text:p>
          </table:table-cell>
          <table:table-cell office:value-type="float" office:value="7.642092" calcext:value-type="float">
            <text:p>7.642092</text:p>
          </table:table-cell>
          <table:table-cell office:value-type="float" office:value="5.717812" calcext:value-type="float">
            <text:p>5.717812</text:p>
          </table:table-cell>
          <table:table-cell office:value-type="float" office:value="2.33174" calcext:value-type="float">
            <text:p>2.33174</text:p>
          </table:table-cell>
          <table:table-cell office:value-type="float" office:value="2.402706" calcext:value-type="float">
            <text:p>2.402706</text:p>
          </table:table-cell>
          <table:table-cell office:value-type="float" office:value="4.915148" calcext:value-type="float">
            <text:p>4.915148</text:p>
          </table:table-cell>
          <table:table-cell office:value-type="float" office:value="8.283079" calcext:value-type="float">
            <text:p>8.283079</text:p>
          </table:table-cell>
          <table:table-cell office:value-type="float" office:value="8.856421" calcext:value-type="float">
            <text:p>8.856421</text:p>
          </table:table-cell>
          <table:table-cell office:value-type="float" office:value="9.755874" calcext:value-type="float">
            <text:p>9.755874</text:p>
          </table:table-cell>
          <table:table-cell office:value-type="float" office:value="10.3529" calcext:value-type="float">
            <text:p>10.3529</text:p>
          </table:table-cell>
          <table:table-cell office:value-type="float" office:value="11.85898" calcext:value-type="float">
            <text:p>11.85898</text:p>
          </table:table-cell>
          <table:table-cell office:value-type="float" office:value="12.21686" calcext:value-type="float">
            <text:p>12.21686</text:p>
          </table:table-cell>
          <table:table-cell office:value-type="float" office:value="0" calcext:value-type="float">
            <text:p>0</text:p>
          </table:table-cell>
          <table:table-cell office:value-type="float" office:value="0.552137" calcext:value-type="float">
            <text:p>0.552137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5376" calcext:value-type="float">
            <text:p>4.0537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5" calcext:value-type="float">
            <text:p>25102005</text:p>
          </table:table-cell>
          <table:table-cell office:value-type="float" office:value="3.422039" calcext:value-type="float">
            <text:p>3.422039</text:p>
          </table:table-cell>
          <table:table-cell office:value-type="float" office:value="135.3936" calcext:value-type="float">
            <text:p>135.3936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27977" calcext:value-type="float">
            <text:p>39.27977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9332429" calcext:value-type="float">
            <text:p>0.009332429</text:p>
          </table:table-cell>
          <table:table-cell office:value-type="float" office:value="1165.185" calcext:value-type="float">
            <text:p>1165.185</text:p>
          </table:table-cell>
          <table:table-cell office:value-type="float" office:value="1.296965" calcext:value-type="float">
            <text:p>1.296965</text:p>
          </table:table-cell>
          <table:table-cell office:value-type="float" office:value="0" calcext:value-type="float">
            <text:p>0</text:p>
          </table:table-cell>
          <table:table-cell office:value-type="float" office:value="0.2608973" calcext:value-type="float">
            <text:p>0.2608973</text:p>
          </table:table-cell>
          <table:table-cell office:value-type="float" office:value="0.3080974" calcext:value-type="float">
            <text:p>0.3080974</text:p>
          </table:table-cell>
          <table:table-cell office:value-type="float" office:value="0.24305" calcext:value-type="float">
            <text:p>0.24305</text:p>
          </table:table-cell>
          <table:table-cell office:value-type="float" office:value="0.0569246" calcext:value-type="float">
            <text:p>0.0569246</text:p>
          </table:table-cell>
          <table:table-cell office:value-type="float" office:value="0.03783317" calcext:value-type="float">
            <text:p>0.03783317</text:p>
          </table:table-cell>
          <table:table-cell office:value-type="float" office:value="0.02672104" calcext:value-type="float">
            <text:p>0.02672104</text:p>
          </table:table-cell>
          <table:table-cell office:value-type="float" office:value="0.03180742" calcext:value-type="float">
            <text:p>0.03180742</text:p>
          </table:table-cell>
          <table:table-cell office:value-type="float" office:value="0.07818006" calcext:value-type="float">
            <text:p>0.07818006</text:p>
          </table:table-cell>
          <table:table-cell office:value-type="float" office:value="0.150596" calcext:value-type="float">
            <text:p>0.150596</text:p>
          </table:table-cell>
          <table:table-cell office:value-type="float" office:value="0.1555257" calcext:value-type="float">
            <text:p>0.1555257</text:p>
          </table:table-cell>
          <table:table-cell office:value-type="float" office:value="0.1641649" calcext:value-type="float">
            <text:p>0.1641649</text:p>
          </table:table-cell>
          <table:table-cell office:value-type="float" office:value="0.1711207" calcext:value-type="float">
            <text:p>0.1711207</text:p>
          </table:table-cell>
          <table:table-cell office:value-type="float" office:value="0.1866042" calcext:value-type="float">
            <text:p>0.1866042</text:p>
          </table:table-cell>
          <table:table-cell office:value-type="float" office:value="0.1901955" calcext:value-type="float">
            <text:p>0.1901955</text:p>
          </table:table-cell>
          <table:table-cell office:value-type="float" office:value="0" calcext:value-type="float">
            <text:p>0</text:p>
          </table:table-cell>
          <table:table-cell office:value-type="float" office:value="42.48043" calcext:value-type="float">
            <text:p>42.48043</text:p>
          </table:table-cell>
          <table:table-cell office:value-type="float" office:value="38.93547" calcext:value-type="float">
            <text:p>38.93547</text:p>
          </table:table-cell>
          <table:table-cell office:value-type="float" office:value="33.36117" calcext:value-type="float">
            <text:p>33.36117</text:p>
          </table:table-cell>
          <table:table-cell office:value-type="float" office:value="7.639597" calcext:value-type="float">
            <text:p>7.639597</text:p>
          </table:table-cell>
          <table:table-cell office:value-type="float" office:value="5.714831" calcext:value-type="float">
            <text:p>5.714831</text:p>
          </table:table-cell>
          <table:table-cell office:value-type="float" office:value="2.332636" calcext:value-type="float">
            <text:p>2.332636</text:p>
          </table:table-cell>
          <table:table-cell office:value-type="float" office:value="2.404097" calcext:value-type="float">
            <text:p>2.404097</text:p>
          </table:table-cell>
          <table:table-cell office:value-type="float" office:value="4.918859" calcext:value-type="float">
            <text:p>4.918859</text:p>
          </table:table-cell>
          <table:table-cell office:value-type="float" office:value="8.288071" calcext:value-type="float">
            <text:p>8.288071</text:p>
          </table:table-cell>
          <table:table-cell office:value-type="float" office:value="8.861203" calcext:value-type="float">
            <text:p>8.861203</text:p>
          </table:table-cell>
          <table:table-cell office:value-type="float" office:value="9.760093" calcext:value-type="float">
            <text:p>9.760093</text:p>
          </table:table-cell>
          <table:table-cell office:value-type="float" office:value="10.3567" calcext:value-type="float">
            <text:p>10.3567</text:p>
          </table:table-cell>
          <table:table-cell office:value-type="float" office:value="11.86099" calcext:value-type="float">
            <text:p>11.86099</text:p>
          </table:table-cell>
          <table:table-cell office:value-type="float" office:value="12.21877" calcext:value-type="float">
            <text:p>12.21877</text:p>
          </table:table-cell>
          <table:table-cell office:value-type="float" office:value="0" calcext:value-type="float">
            <text:p>0</text:p>
          </table:table-cell>
          <table:table-cell office:value-type="float" office:value="0.5238208" calcext:value-type="float">
            <text:p>0.5238208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56594" calcext:value-type="float">
            <text:p>4.05659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5" calcext:value-type="float">
            <text:p>26102005</text:p>
          </table:table-cell>
          <table:table-cell office:value-type="float" office:value="3.420201" calcext:value-type="float">
            <text:p>3.420201</text:p>
          </table:table-cell>
          <table:table-cell office:value-type="float" office:value="135.3917" calcext:value-type="float">
            <text:p>135.3917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29" calcext:value-type="float">
            <text:p>39.29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9332429" calcext:value-type="float">
            <text:p>0.009332429</text:p>
          </table:table-cell>
          <table:table-cell office:value-type="float" office:value="1165.178" calcext:value-type="float">
            <text:p>1165.178</text:p>
          </table:table-cell>
          <table:table-cell office:value-type="float" office:value="1.298854" calcext:value-type="float">
            <text:p>1.298854</text:p>
          </table:table-cell>
          <table:table-cell office:value-type="float" office:value="0" calcext:value-type="float">
            <text:p>0</text:p>
          </table:table-cell>
          <table:table-cell office:value-type="float" office:value="0.264183" calcext:value-type="float">
            <text:p>0.264183</text:p>
          </table:table-cell>
          <table:table-cell office:value-type="float" office:value="0.3124001" calcext:value-type="float">
            <text:p>0.3124001</text:p>
          </table:table-cell>
          <table:table-cell office:value-type="float" office:value="0.2464454" calcext:value-type="float">
            <text:p>0.2464454</text:p>
          </table:table-cell>
          <table:table-cell office:value-type="float" office:value="0.05665649" calcext:value-type="float">
            <text:p>0.05665649</text:p>
          </table:table-cell>
          <table:table-cell office:value-type="float" office:value="0.03680097" calcext:value-type="float">
            <text:p>0.03680097</text:p>
          </table:table-cell>
          <table:table-cell office:value-type="float" office:value="0.02667838" calcext:value-type="float">
            <text:p>0.02667838</text:p>
          </table:table-cell>
          <table:table-cell office:value-type="float" office:value="0.03188665" calcext:value-type="float">
            <text:p>0.03188665</text:p>
          </table:table-cell>
          <table:table-cell office:value-type="float" office:value="0.07808761" calcext:value-type="float">
            <text:p>0.07808761</text:p>
          </table:table-cell>
          <table:table-cell office:value-type="float" office:value="0.1505493" calcext:value-type="float">
            <text:p>0.1505493</text:p>
          </table:table-cell>
          <table:table-cell office:value-type="float" office:value="0.1555442" calcext:value-type="float">
            <text:p>0.1555442</text:p>
          </table:table-cell>
          <table:table-cell office:value-type="float" office:value="0.1642039" calcext:value-type="float">
            <text:p>0.1642039</text:p>
          </table:table-cell>
          <table:table-cell office:value-type="float" office:value="0.1711509" calcext:value-type="float">
            <text:p>0.1711509</text:p>
          </table:table-cell>
          <table:table-cell office:value-type="float" office:value="0.1866257" calcext:value-type="float">
            <text:p>0.1866257</text:p>
          </table:table-cell>
          <table:table-cell office:value-type="float" office:value="0.1902157" calcext:value-type="float">
            <text:p>0.1902157</text:p>
          </table:table-cell>
          <table:table-cell office:value-type="float" office:value="0" calcext:value-type="float">
            <text:p>0</text:p>
          </table:table-cell>
          <table:table-cell office:value-type="float" office:value="42.4502" calcext:value-type="float">
            <text:p>42.4502</text:p>
          </table:table-cell>
          <table:table-cell office:value-type="float" office:value="38.90985" calcext:value-type="float">
            <text:p>38.90985</text:p>
          </table:table-cell>
          <table:table-cell office:value-type="float" office:value="33.34118" calcext:value-type="float">
            <text:p>33.34118</text:p>
          </table:table-cell>
          <table:table-cell office:value-type="float" office:value="7.636911" calcext:value-type="float">
            <text:p>7.636911</text:p>
          </table:table-cell>
          <table:table-cell office:value-type="float" office:value="5.71155" calcext:value-type="float">
            <text:p>5.71155</text:p>
          </table:table-cell>
          <table:table-cell office:value-type="float" office:value="2.333509" calcext:value-type="float">
            <text:p>2.333509</text:p>
          </table:table-cell>
          <table:table-cell office:value-type="float" office:value="2.405497" calcext:value-type="float">
            <text:p>2.405497</text:p>
          </table:table-cell>
          <table:table-cell office:value-type="float" office:value="4.922545" calcext:value-type="float">
            <text:p>4.922545</text:p>
          </table:table-cell>
          <table:table-cell office:value-type="float" office:value="8.293007" calcext:value-type="float">
            <text:p>8.293007</text:p>
          </table:table-cell>
          <table:table-cell office:value-type="float" office:value="8.865987" calcext:value-type="float">
            <text:p>8.865987</text:p>
          </table:table-cell>
          <table:table-cell office:value-type="float" office:value="9.764278" calcext:value-type="float">
            <text:p>9.764278</text:p>
          </table:table-cell>
          <table:table-cell office:value-type="float" office:value="10.3605" calcext:value-type="float">
            <text:p>10.3605</text:p>
          </table:table-cell>
          <table:table-cell office:value-type="float" office:value="11.86301" calcext:value-type="float">
            <text:p>11.86301</text:p>
          </table:table-cell>
          <table:table-cell office:value-type="float" office:value="12.22068" calcext:value-type="float">
            <text:p>12.22068</text:p>
          </table:table-cell>
          <table:table-cell office:value-type="float" office:value="0" calcext:value-type="float">
            <text:p>0</text:p>
          </table:table-cell>
          <table:table-cell office:value-type="float" office:value="0.4689409" calcext:value-type="float">
            <text:p>0.4689409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59554" calcext:value-type="float">
            <text:p>4.0595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5" calcext:value-type="float">
            <text:p>27102005</text:p>
          </table:table-cell>
          <table:table-cell office:value-type="float" office:value="3.418322" calcext:value-type="float">
            <text:p>3.418322</text:p>
          </table:table-cell>
          <table:table-cell office:value-type="float" office:value="135.3898" calcext:value-type="float">
            <text:p>135.3898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30046" calcext:value-type="float">
            <text:p>39.30046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9325168" calcext:value-type="float">
            <text:p>0.009325168</text:p>
          </table:table-cell>
          <table:table-cell office:value-type="float" office:value="1165.172" calcext:value-type="float">
            <text:p>1165.172</text:p>
          </table:table-cell>
          <table:table-cell office:value-type="float" office:value="1.300754" calcext:value-type="float">
            <text:p>1.300754</text:p>
          </table:table-cell>
          <table:table-cell office:value-type="float" office:value="0" calcext:value-type="float">
            <text:p>0</text:p>
          </table:table-cell>
          <table:table-cell office:value-type="float" office:value="0.2681831" calcext:value-type="float">
            <text:p>0.2681831</text:p>
          </table:table-cell>
          <table:table-cell office:value-type="float" office:value="0.3146952" calcext:value-type="float">
            <text:p>0.3146952</text:p>
          </table:table-cell>
          <table:table-cell office:value-type="float" office:value="0.2496853" calcext:value-type="float">
            <text:p>0.2496853</text:p>
          </table:table-cell>
          <table:table-cell office:value-type="float" office:value="0.05634413" calcext:value-type="float">
            <text:p>0.05634413</text:p>
          </table:table-cell>
          <table:table-cell office:value-type="float" office:value="0.03550494" calcext:value-type="float">
            <text:p>0.03550494</text:p>
          </table:table-cell>
          <table:table-cell office:value-type="float" office:value="0.02675082" calcext:value-type="float">
            <text:p>0.02675082</text:p>
          </table:table-cell>
          <table:table-cell office:value-type="float" office:value="0.03197262" calcext:value-type="float">
            <text:p>0.03197262</text:p>
          </table:table-cell>
          <table:table-cell office:value-type="float" office:value="0.07806044" calcext:value-type="float">
            <text:p>0.07806044</text:p>
          </table:table-cell>
          <table:table-cell office:value-type="float" office:value="0.1505222" calcext:value-type="float">
            <text:p>0.1505222</text:p>
          </table:table-cell>
          <table:table-cell office:value-type="float" office:value="0.1555631" calcext:value-type="float">
            <text:p>0.1555631</text:p>
          </table:table-cell>
          <table:table-cell office:value-type="float" office:value="0.1642419" calcext:value-type="float">
            <text:p>0.1642419</text:p>
          </table:table-cell>
          <table:table-cell office:value-type="float" office:value="0.171181" calcext:value-type="float">
            <text:p>0.171181</text:p>
          </table:table-cell>
          <table:table-cell office:value-type="float" office:value="0.1867586" calcext:value-type="float">
            <text:p>0.1867586</text:p>
          </table:table-cell>
          <table:table-cell office:value-type="float" office:value="0.190192" calcext:value-type="float">
            <text:p>0.190192</text:p>
          </table:table-cell>
          <table:table-cell office:value-type="float" office:value="0" calcext:value-type="float">
            <text:p>0</text:p>
          </table:table-cell>
          <table:table-cell office:value-type="float" office:value="42.42423" calcext:value-type="float">
            <text:p>42.42423</text:p>
          </table:table-cell>
          <table:table-cell office:value-type="float" office:value="38.88707" calcext:value-type="float">
            <text:p>38.88707</text:p>
          </table:table-cell>
          <table:table-cell office:value-type="float" office:value="33.32337" calcext:value-type="float">
            <text:p>33.32337</text:p>
          </table:table-cell>
          <table:table-cell office:value-type="float" office:value="7.634073" calcext:value-type="float">
            <text:p>7.634073</text:p>
          </table:table-cell>
          <table:table-cell office:value-type="float" office:value="5.707887" calcext:value-type="float">
            <text:p>5.707887</text:p>
          </table:table-cell>
          <table:table-cell office:value-type="float" office:value="2.334391" calcext:value-type="float">
            <text:p>2.334391</text:p>
          </table:table-cell>
          <table:table-cell office:value-type="float" office:value="2.406899" calcext:value-type="float">
            <text:p>2.406899</text:p>
          </table:table-cell>
          <table:table-cell office:value-type="float" office:value="4.926209" calcext:value-type="float">
            <text:p>4.926209</text:p>
          </table:table-cell>
          <table:table-cell office:value-type="float" office:value="8.297943" calcext:value-type="float">
            <text:p>8.297943</text:p>
          </table:table-cell>
          <table:table-cell office:value-type="float" office:value="8.870773" calcext:value-type="float">
            <text:p>8.870773</text:p>
          </table:table-cell>
          <table:table-cell office:value-type="float" office:value="9.768464" calcext:value-type="float">
            <text:p>9.768464</text:p>
          </table:table-cell>
          <table:table-cell office:value-type="float" office:value="10.3643" calcext:value-type="float">
            <text:p>10.3643</text:p>
          </table:table-cell>
          <table:table-cell office:value-type="float" office:value="11.86502" calcext:value-type="float">
            <text:p>11.86502</text:p>
          </table:table-cell>
          <table:table-cell office:value-type="float" office:value="12.2226" calcext:value-type="float">
            <text:p>12.2226</text:p>
          </table:table-cell>
          <table:table-cell office:value-type="float" office:value="0" calcext:value-type="float">
            <text:p>0</text:p>
          </table:table-cell>
          <table:table-cell office:value-type="float" office:value="0.4057079" calcext:value-type="float">
            <text:p>0.4057079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62565" calcext:value-type="float">
            <text:p>4.06256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5" calcext:value-type="float">
            <text:p>28102005</text:p>
          </table:table-cell>
          <table:table-cell office:value-type="float" office:value="3.416384" calcext:value-type="float">
            <text:p>3.416384</text:p>
          </table:table-cell>
          <table:table-cell office:value-type="float" office:value="135.388" calcext:value-type="float">
            <text:p>135.388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3112" calcext:value-type="float">
            <text:p>39.3112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9166434" calcext:value-type="float">
            <text:p>0.009166434</text:p>
          </table:table-cell>
          <table:table-cell office:value-type="float" office:value="1165.165" calcext:value-type="float">
            <text:p>1165.165</text:p>
          </table:table-cell>
          <table:table-cell office:value-type="float" office:value="1.302476" calcext:value-type="float">
            <text:p>1.302476</text:p>
          </table:table-cell>
          <table:table-cell office:value-type="float" office:value="0" calcext:value-type="float">
            <text:p>0</text:p>
          </table:table-cell>
          <table:table-cell office:value-type="float" office:value="0.2760874" calcext:value-type="float">
            <text:p>0.2760874</text:p>
          </table:table-cell>
          <table:table-cell office:value-type="float" office:value="0.316094" calcext:value-type="float">
            <text:p>0.316094</text:p>
          </table:table-cell>
          <table:table-cell office:value-type="float" office:value="0.2537591" calcext:value-type="float">
            <text:p>0.2537591</text:p>
          </table:table-cell>
          <table:table-cell office:value-type="float" office:value="0.05504338" calcext:value-type="float">
            <text:p>0.05504338</text:p>
          </table:table-cell>
          <table:table-cell office:value-type="float" office:value="0.03403954" calcext:value-type="float">
            <text:p>0.03403954</text:p>
          </table:table-cell>
          <table:table-cell office:value-type="float" office:value="0.02681264" calcext:value-type="float">
            <text:p>0.02681264</text:p>
          </table:table-cell>
          <table:table-cell office:value-type="float" office:value="0.03205047" calcext:value-type="float">
            <text:p>0.03205047</text:p>
          </table:table-cell>
          <table:table-cell office:value-type="float" office:value="0.07806315" calcext:value-type="float">
            <text:p>0.07806315</text:p>
          </table:table-cell>
          <table:table-cell office:value-type="float" office:value="0.1505154" calcext:value-type="float">
            <text:p>0.1505154</text:p>
          </table:table-cell>
          <table:table-cell office:value-type="float" office:value="0.1555836" calcext:value-type="float">
            <text:p>0.1555836</text:p>
          </table:table-cell>
          <table:table-cell office:value-type="float" office:value="0.1642798" calcext:value-type="float">
            <text:p>0.1642798</text:p>
          </table:table-cell>
          <table:table-cell office:value-type="float" office:value="0.1712181" calcext:value-type="float">
            <text:p>0.1712181</text:p>
          </table:table-cell>
          <table:table-cell office:value-type="float" office:value="0.1867002" calcext:value-type="float">
            <text:p>0.1867002</text:p>
          </table:table-cell>
          <table:table-cell office:value-type="float" office:value="0.1902455" calcext:value-type="float">
            <text:p>0.1902455</text:p>
          </table:table-cell>
          <table:table-cell office:value-type="float" office:value="0" calcext:value-type="float">
            <text:p>0</text:p>
          </table:table-cell>
          <table:table-cell office:value-type="float" office:value="42.40368" calcext:value-type="float">
            <text:p>42.40368</text:p>
          </table:table-cell>
          <table:table-cell office:value-type="float" office:value="38.86654" calcext:value-type="float">
            <text:p>38.86654</text:p>
          </table:table-cell>
          <table:table-cell office:value-type="float" office:value="33.30751" calcext:value-type="float">
            <text:p>33.30751</text:p>
          </table:table-cell>
          <table:table-cell office:value-type="float" office:value="7.630958" calcext:value-type="float">
            <text:p>7.630958</text:p>
          </table:table-cell>
          <table:table-cell office:value-type="float" office:value="5.703732" calcext:value-type="float">
            <text:p>5.703732</text:p>
          </table:table-cell>
          <table:table-cell office:value-type="float" office:value="2.335286" calcext:value-type="float">
            <text:p>2.335286</text:p>
          </table:table-cell>
          <table:table-cell office:value-type="float" office:value="2.408302" calcext:value-type="float">
            <text:p>2.408302</text:p>
          </table:table-cell>
          <table:table-cell office:value-type="float" office:value="4.929874" calcext:value-type="float">
            <text:p>4.929874</text:p>
          </table:table-cell>
          <table:table-cell office:value-type="float" office:value="8.30288" calcext:value-type="float">
            <text:p>8.30288</text:p>
          </table:table-cell>
          <table:table-cell office:value-type="float" office:value="8.875556" calcext:value-type="float">
            <text:p>8.875556</text:p>
          </table:table-cell>
          <table:table-cell office:value-type="float" office:value="9.77265" calcext:value-type="float">
            <text:p>9.77265</text:p>
          </table:table-cell>
          <table:table-cell office:value-type="float" office:value="10.36809" calcext:value-type="float">
            <text:p>10.36809</text:p>
          </table:table-cell>
          <table:table-cell office:value-type="float" office:value="11.86712" calcext:value-type="float">
            <text:p>11.86712</text:p>
          </table:table-cell>
          <table:table-cell office:value-type="float" office:value="12.22452" calcext:value-type="float">
            <text:p>12.22452</text:p>
          </table:table-cell>
          <table:table-cell office:value-type="float" office:value="0" calcext:value-type="float">
            <text:p>0</text:p>
          </table:table-cell>
          <table:table-cell office:value-type="float" office:value="0.3418322" calcext:value-type="float">
            <text:p>0.3418322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65657" calcext:value-type="float">
            <text:p>4.06565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5" calcext:value-type="float">
            <text:p>29102005</text:p>
          </table:table-cell>
          <table:table-cell office:value-type="float" office:value="3.41411" calcext:value-type="float">
            <text:p>3.41411</text:p>
          </table:table-cell>
          <table:table-cell office:value-type="float" office:value="135.386" calcext:value-type="float">
            <text:p>135.386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32222" calcext:value-type="float">
            <text:p>39.32222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9012739" calcext:value-type="float">
            <text:p>0.009012739</text:p>
          </table:table-cell>
          <table:table-cell office:value-type="float" office:value="1165.159" calcext:value-type="float">
            <text:p>1165.159</text:p>
          </table:table-cell>
          <table:table-cell office:value-type="float" office:value="1.30408" calcext:value-type="float">
            <text:p>1.30408</text:p>
          </table:table-cell>
          <table:table-cell office:value-type="float" office:value="0" calcext:value-type="float">
            <text:p>0</text:p>
          </table:table-cell>
          <table:table-cell office:value-type="float" office:value="0.2971057" calcext:value-type="float">
            <text:p>0.2971057</text:p>
          </table:table-cell>
          <table:table-cell office:value-type="float" office:value="0.3208153" calcext:value-type="float">
            <text:p>0.3208153</text:p>
          </table:table-cell>
          <table:table-cell office:value-type="float" office:value="0.2612665" calcext:value-type="float">
            <text:p>0.2612665</text:p>
          </table:table-cell>
          <table:table-cell office:value-type="float" office:value="0.05438881" calcext:value-type="float">
            <text:p>0.05438881</text:p>
          </table:table-cell>
          <table:table-cell office:value-type="float" office:value="0.03222464" calcext:value-type="float">
            <text:p>0.03222464</text:p>
          </table:table-cell>
          <table:table-cell office:value-type="float" office:value="0.02716815" calcext:value-type="float">
            <text:p>0.02716815</text:p>
          </table:table-cell>
          <table:table-cell office:value-type="float" office:value="0.03223025" calcext:value-type="float">
            <text:p>0.03223025</text:p>
          </table:table-cell>
          <table:table-cell office:value-type="float" office:value="0.07811442" calcext:value-type="float">
            <text:p>0.07811442</text:p>
          </table:table-cell>
          <table:table-cell office:value-type="float" office:value="0.1505264" calcext:value-type="float">
            <text:p>0.1505264</text:p>
          </table:table-cell>
          <table:table-cell office:value-type="float" office:value="0.1556074" calcext:value-type="float">
            <text:p>0.1556074</text:p>
          </table:table-cell>
          <table:table-cell office:value-type="float" office:value="0.1643177" calcext:value-type="float">
            <text:p>0.1643177</text:p>
          </table:table-cell>
          <table:table-cell office:value-type="float" office:value="0.1712443" calcext:value-type="float">
            <text:p>0.1712443</text:p>
          </table:table-cell>
          <table:table-cell office:value-type="float" office:value="0.1866989" calcext:value-type="float">
            <text:p>0.1866989</text:p>
          </table:table-cell>
          <table:table-cell office:value-type="float" office:value="0.1902739" calcext:value-type="float">
            <text:p>0.1902739</text:p>
          </table:table-cell>
          <table:table-cell office:value-type="float" office:value="0" calcext:value-type="float">
            <text:p>0</text:p>
          </table:table-cell>
          <table:table-cell office:value-type="float" office:value="42.39205" calcext:value-type="float">
            <text:p>42.39205</text:p>
          </table:table-cell>
          <table:table-cell office:value-type="float" office:value="38.8489" calcext:value-type="float">
            <text:p>38.8489</text:p>
          </table:table-cell>
          <table:table-cell office:value-type="float" office:value="33.29431" calcext:value-type="float">
            <text:p>33.29431</text:p>
          </table:table-cell>
          <table:table-cell office:value-type="float" office:value="7.62759" calcext:value-type="float">
            <text:p>7.62759</text:p>
          </table:table-cell>
          <table:table-cell office:value-type="float" office:value="5.699006" calcext:value-type="float">
            <text:p>5.699006</text:p>
          </table:table-cell>
          <table:table-cell office:value-type="float" office:value="2.336217" calcext:value-type="float">
            <text:p>2.336217</text:p>
          </table:table-cell>
          <table:table-cell office:value-type="float" office:value="2.409715" calcext:value-type="float">
            <text:p>2.409715</text:p>
          </table:table-cell>
          <table:table-cell office:value-type="float" office:value="4.933539" calcext:value-type="float">
            <text:p>4.933539</text:p>
          </table:table-cell>
          <table:table-cell office:value-type="float" office:value="8.307817" calcext:value-type="float">
            <text:p>8.307817</text:p>
          </table:table-cell>
          <table:table-cell office:value-type="float" office:value="8.880341" calcext:value-type="float">
            <text:p>8.880341</text:p>
          </table:table-cell>
          <table:table-cell office:value-type="float" office:value="9.776835" calcext:value-type="float">
            <text:p>9.776835</text:p>
          </table:table-cell>
          <table:table-cell office:value-type="float" office:value="10.37189" calcext:value-type="float">
            <text:p>10.37189</text:p>
          </table:table-cell>
          <table:table-cell office:value-type="float" office:value="11.86918" calcext:value-type="float">
            <text:p>11.86918</text:p>
          </table:table-cell>
          <table:table-cell office:value-type="float" office:value="12.22644" calcext:value-type="float">
            <text:p>12.22644</text:p>
          </table:table-cell>
          <table:table-cell office:value-type="float" office:value="0" calcext:value-type="float">
            <text:p>0</text:p>
          </table:table-cell>
          <table:table-cell office:value-type="float" office:value="0.2966743" calcext:value-type="float">
            <text:p>0.2966743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69156" calcext:value-type="float">
            <text:p>4.06915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5" calcext:value-type="float">
            <text:p>30102005</text:p>
          </table:table-cell>
          <table:table-cell office:value-type="float" office:value="3.411604" calcext:value-type="float">
            <text:p>3.411604</text:p>
          </table:table-cell>
          <table:table-cell office:value-type="float" office:value="135.3838" calcext:value-type="float">
            <text:p>135.3838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33355" calcext:value-type="float">
            <text:p>39.33355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962219" calcext:value-type="float">
            <text:p>0.008962219</text:p>
          </table:table-cell>
          <table:table-cell office:value-type="float" office:value="1165.152" calcext:value-type="float">
            <text:p>1165.152</text:p>
          </table:table-cell>
          <table:table-cell office:value-type="float" office:value="1.305429" calcext:value-type="float">
            <text:p>1.305429</text:p>
          </table:table-cell>
          <table:table-cell office:value-type="float" office:value="0" calcext:value-type="float">
            <text:p>0</text:p>
          </table:table-cell>
          <table:table-cell office:value-type="float" office:value="0.3245336" calcext:value-type="float">
            <text:p>0.3245336</text:p>
          </table:table-cell>
          <table:table-cell office:value-type="float" office:value="0.3263028" calcext:value-type="float">
            <text:p>0.3263028</text:p>
          </table:table-cell>
          <table:table-cell office:value-type="float" office:value="0.267529" calcext:value-type="float">
            <text:p>0.267529</text:p>
          </table:table-cell>
          <table:table-cell office:value-type="float" office:value="0.0539561" calcext:value-type="float">
            <text:p>0.0539561</text:p>
          </table:table-cell>
          <table:table-cell office:value-type="float" office:value="0.03105388" calcext:value-type="float">
            <text:p>0.03105388</text:p>
          </table:table-cell>
          <table:table-cell office:value-type="float" office:value="0.02757548" calcext:value-type="float">
            <text:p>0.02757548</text:p>
          </table:table-cell>
          <table:table-cell office:value-type="float" office:value="0.03245716" calcext:value-type="float">
            <text:p>0.03245716</text:p>
          </table:table-cell>
          <table:table-cell office:value-type="float" office:value="0.07822394" calcext:value-type="float">
            <text:p>0.07822394</text:p>
          </table:table-cell>
          <table:table-cell office:value-type="float" office:value="0.1505604" calcext:value-type="float">
            <text:p>0.1505604</text:p>
          </table:table-cell>
          <table:table-cell office:value-type="float" office:value="0.1556353" calcext:value-type="float">
            <text:p>0.1556353</text:p>
          </table:table-cell>
          <table:table-cell office:value-type="float" office:value="0.1643561" calcext:value-type="float">
            <text:p>0.1643561</text:p>
          </table:table-cell>
          <table:table-cell office:value-type="float" office:value="0.1712699" calcext:value-type="float">
            <text:p>0.1712699</text:p>
          </table:table-cell>
          <table:table-cell office:value-type="float" office:value="0.1867142" calcext:value-type="float">
            <text:p>0.1867142</text:p>
          </table:table-cell>
          <table:table-cell office:value-type="float" office:value="0.1902938" calcext:value-type="float">
            <text:p>0.1902938</text:p>
          </table:table-cell>
          <table:table-cell office:value-type="float" office:value="0" calcext:value-type="float">
            <text:p>0</text:p>
          </table:table-cell>
          <table:table-cell office:value-type="float" office:value="42.38934" calcext:value-type="float">
            <text:p>42.38934</text:p>
          </table:table-cell>
          <table:table-cell office:value-type="float" office:value="38.83421" calcext:value-type="float">
            <text:p>38.83421</text:p>
          </table:table-cell>
          <table:table-cell office:value-type="float" office:value="33.28357" calcext:value-type="float">
            <text:p>33.28357</text:p>
          </table:table-cell>
          <table:table-cell office:value-type="float" office:value="7.623984" calcext:value-type="float">
            <text:p>7.623984</text:p>
          </table:table-cell>
          <table:table-cell office:value-type="float" office:value="5.69371" calcext:value-type="float">
            <text:p>5.69371</text:p>
          </table:table-cell>
          <table:table-cell office:value-type="float" office:value="2.337215" calcext:value-type="float">
            <text:p>2.337215</text:p>
          </table:table-cell>
          <table:table-cell office:value-type="float" office:value="2.411157" calcext:value-type="float">
            <text:p>2.411157</text:p>
          </table:table-cell>
          <table:table-cell office:value-type="float" office:value="4.937213" calcext:value-type="float">
            <text:p>4.937213</text:p>
          </table:table-cell>
          <table:table-cell office:value-type="float" office:value="8.312753" calcext:value-type="float">
            <text:p>8.312753</text:p>
          </table:table-cell>
          <table:table-cell office:value-type="float" office:value="8.885122" calcext:value-type="float">
            <text:p>8.885122</text:p>
          </table:table-cell>
          <table:table-cell office:value-type="float" office:value="9.781021" calcext:value-type="float">
            <text:p>9.781021</text:p>
          </table:table-cell>
          <table:table-cell office:value-type="float" office:value="10.37569" calcext:value-type="float">
            <text:p>10.37569</text:p>
          </table:table-cell>
          <table:table-cell office:value-type="float" office:value="11.8712" calcext:value-type="float">
            <text:p>11.8712</text:p>
          </table:table-cell>
          <table:table-cell office:value-type="float" office:value="12.22836" calcext:value-type="float">
            <text:p>12.22836</text:p>
          </table:table-cell>
          <table:table-cell office:value-type="float" office:value="0" calcext:value-type="float">
            <text:p>0</text:p>
          </table:table-cell>
          <table:table-cell office:value-type="float" office:value="0.2446676" calcext:value-type="float">
            <text:p>0.2446676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73022" calcext:value-type="float">
            <text:p>4.07302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5" calcext:value-type="float">
            <text:p>31102005</text:p>
          </table:table-cell>
          <table:table-cell office:value-type="float" office:value="3.409156" calcext:value-type="float">
            <text:p>3.409156</text:p>
          </table:table-cell>
          <table:table-cell office:value-type="float" office:value="135.3816" calcext:value-type="float">
            <text:p>135.3816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34502" calcext:value-type="float">
            <text:p>39.34502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962219" calcext:value-type="float">
            <text:p>0.008962219</text:p>
          </table:table-cell>
          <table:table-cell office:value-type="float" office:value="1165.145" calcext:value-type="float">
            <text:p>1165.145</text:p>
          </table:table-cell>
          <table:table-cell office:value-type="float" office:value="1.306554" calcext:value-type="float">
            <text:p>1.306554</text:p>
          </table:table-cell>
          <table:table-cell office:value-type="float" office:value="0" calcext:value-type="float">
            <text:p>0</text:p>
          </table:table-cell>
          <table:table-cell office:value-type="float" office:value="0.3317011" calcext:value-type="float">
            <text:p>0.3317011</text:p>
          </table:table-cell>
          <table:table-cell office:value-type="float" office:value="0.3254373" calcext:value-type="float">
            <text:p>0.3254373</text:p>
          </table:table-cell>
          <table:table-cell office:value-type="float" office:value="0.268128" calcext:value-type="float">
            <text:p>0.268128</text:p>
          </table:table-cell>
          <table:table-cell office:value-type="float" office:value="0.05358481" calcext:value-type="float">
            <text:p>0.05358481</text:p>
          </table:table-cell>
          <table:table-cell office:value-type="float" office:value="0.03070003" calcext:value-type="float">
            <text:p>0.03070003</text:p>
          </table:table-cell>
          <table:table-cell office:value-type="float" office:value="0.02774037" calcext:value-type="float">
            <text:p>0.02774037</text:p>
          </table:table-cell>
          <table:table-cell office:value-type="float" office:value="0.03261735" calcext:value-type="float">
            <text:p>0.03261735</text:p>
          </table:table-cell>
          <table:table-cell office:value-type="float" office:value="0.0783437" calcext:value-type="float">
            <text:p>0.0783437</text:p>
          </table:table-cell>
          <table:table-cell office:value-type="float" office:value="0.1506164" calcext:value-type="float">
            <text:p>0.1506164</text:p>
          </table:table-cell>
          <table:table-cell office:value-type="float" office:value="0.1556694" calcext:value-type="float">
            <text:p>0.1556694</text:p>
          </table:table-cell>
          <table:table-cell office:value-type="float" office:value="0.164395" calcext:value-type="float">
            <text:p>0.164395</text:p>
          </table:table-cell>
          <table:table-cell office:value-type="float" office:value="0.1712975" calcext:value-type="float">
            <text:p>0.1712975</text:p>
          </table:table-cell>
          <table:table-cell office:value-type="float" office:value="0.1867353" calcext:value-type="float">
            <text:p>0.1867353</text:p>
          </table:table-cell>
          <table:table-cell office:value-type="float" office:value="0.1903152" calcext:value-type="float">
            <text:p>0.1903152</text:p>
          </table:table-cell>
          <table:table-cell office:value-type="float" office:value="0" calcext:value-type="float">
            <text:p>0</text:p>
          </table:table-cell>
          <table:table-cell office:value-type="float" office:value="42.39011" calcext:value-type="float">
            <text:p>42.39011</text:p>
          </table:table-cell>
          <table:table-cell office:value-type="float" office:value="38.82077" calcext:value-type="float">
            <text:p>38.82077</text:p>
          </table:table-cell>
          <table:table-cell office:value-type="float" office:value="33.27417" calcext:value-type="float">
            <text:p>33.27417</text:p>
          </table:table-cell>
          <table:table-cell office:value-type="float" office:value="7.620293" calcext:value-type="float">
            <text:p>7.620293</text:p>
          </table:table-cell>
          <table:table-cell office:value-type="float" office:value="5.688098" calcext:value-type="float">
            <text:p>5.688098</text:p>
          </table:table-cell>
          <table:table-cell office:value-type="float" office:value="2.338267" calcext:value-type="float">
            <text:p>2.338267</text:p>
          </table:table-cell>
          <table:table-cell office:value-type="float" office:value="2.412624" calcext:value-type="float">
            <text:p>2.412624</text:p>
          </table:table-cell>
          <table:table-cell office:value-type="float" office:value="4.940909" calcext:value-type="float">
            <text:p>4.940909</text:p>
          </table:table-cell>
          <table:table-cell office:value-type="float" office:value="8.317689" calcext:value-type="float">
            <text:p>8.317689</text:p>
          </table:table-cell>
          <table:table-cell office:value-type="float" office:value="8.889896" calcext:value-type="float">
            <text:p>8.889896</text:p>
          </table:table-cell>
          <table:table-cell office:value-type="float" office:value="9.785207" calcext:value-type="float">
            <text:p>9.785207</text:p>
          </table:table-cell>
          <table:table-cell office:value-type="float" office:value="10.37949" calcext:value-type="float">
            <text:p>10.37949</text:p>
          </table:table-cell>
          <table:table-cell office:value-type="float" office:value="11.87321" calcext:value-type="float">
            <text:p>11.87321</text:p>
          </table:table-cell>
          <table:table-cell office:value-type="float" office:value="12.23027" calcext:value-type="float">
            <text:p>12.23027</text:p>
          </table:table-cell>
          <table:table-cell office:value-type="float" office:value="0" calcext:value-type="float">
            <text:p>0</text:p>
          </table:table-cell>
          <table:table-cell office:value-type="float" office:value="0.1882753" calcext:value-type="float">
            <text:p>0.1882753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76885" calcext:value-type="float">
            <text:p>4.07688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5" calcext:value-type="float">
            <text:p>1112005</text:p>
          </table:table-cell>
          <table:table-cell office:value-type="float" office:value="3.406729" calcext:value-type="float">
            <text:p>3.406729</text:p>
          </table:table-cell>
          <table:table-cell office:value-type="float" office:value="135.3794" calcext:value-type="float">
            <text:p>135.3794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35642" calcext:value-type="float">
            <text:p>39.35642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962219" calcext:value-type="float">
            <text:p>0.008962219</text:p>
          </table:table-cell>
          <table:table-cell office:value-type="float" office:value="1165.138" calcext:value-type="float">
            <text:p>1165.138</text:p>
          </table:table-cell>
          <table:table-cell office:value-type="float" office:value="1.30723" calcext:value-type="float">
            <text:p>1.30723</text:p>
          </table:table-cell>
          <table:table-cell office:value-type="float" office:value="0" calcext:value-type="float">
            <text:p>0</text:p>
          </table:table-cell>
          <table:table-cell office:value-type="float" office:value="0.3478245" calcext:value-type="float">
            <text:p>0.3478245</text:p>
          </table:table-cell>
          <table:table-cell office:value-type="float" office:value="0.3254983" calcext:value-type="float">
            <text:p>0.3254983</text:p>
          </table:table-cell>
          <table:table-cell office:value-type="float" office:value="0.2673926" calcext:value-type="float">
            <text:p>0.2673926</text:p>
          </table:table-cell>
          <table:table-cell office:value-type="float" office:value="0.05370957" calcext:value-type="float">
            <text:p>0.05370957</text:p>
          </table:table-cell>
          <table:table-cell office:value-type="float" office:value="0.03127199" calcext:value-type="float">
            <text:p>0.03127199</text:p>
          </table:table-cell>
          <table:table-cell office:value-type="float" office:value="0.02757077" calcext:value-type="float">
            <text:p>0.02757077</text:p>
          </table:table-cell>
          <table:table-cell office:value-type="float" office:value="0.03263045" calcext:value-type="float">
            <text:p>0.03263045</text:p>
          </table:table-cell>
          <table:table-cell office:value-type="float" office:value="0.07839807" calcext:value-type="float">
            <text:p>0.07839807</text:p>
          </table:table-cell>
          <table:table-cell office:value-type="float" office:value="0.1506771" calcext:value-type="float">
            <text:p>0.1506771</text:p>
          </table:table-cell>
          <table:table-cell office:value-type="float" office:value="0.1557075" calcext:value-type="float">
            <text:p>0.1557075</text:p>
          </table:table-cell>
          <table:table-cell office:value-type="float" office:value="0.1644346" calcext:value-type="float">
            <text:p>0.1644346</text:p>
          </table:table-cell>
          <table:table-cell office:value-type="float" office:value="0.1713272" calcext:value-type="float">
            <text:p>0.1713272</text:p>
          </table:table-cell>
          <table:table-cell office:value-type="float" office:value="0.186757" calcext:value-type="float">
            <text:p>0.186757</text:p>
          </table:table-cell>
          <table:table-cell office:value-type="float" office:value="0.1903354" calcext:value-type="float">
            <text:p>0.1903354</text:p>
          </table:table-cell>
          <table:table-cell office:value-type="float" office:value="0" calcext:value-type="float">
            <text:p>0</text:p>
          </table:table-cell>
          <table:table-cell office:value-type="float" office:value="42.39203" calcext:value-type="float">
            <text:p>42.39203</text:p>
          </table:table-cell>
          <table:table-cell office:value-type="float" office:value="38.80677" calcext:value-type="float">
            <text:p>38.80677</text:p>
          </table:table-cell>
          <table:table-cell office:value-type="float" office:value="33.26435" calcext:value-type="float">
            <text:p>33.26435</text:p>
          </table:table-cell>
          <table:table-cell office:value-type="float" office:value="7.616564" calcext:value-type="float">
            <text:p>7.616564</text:p>
          </table:table-cell>
          <table:table-cell office:value-type="float" office:value="5.682486" calcext:value-type="float">
            <text:p>5.682486</text:p>
          </table:table-cell>
          <table:table-cell office:value-type="float" office:value="2.339314" calcext:value-type="float">
            <text:p>2.339314</text:p>
          </table:table-cell>
          <table:table-cell office:value-type="float" office:value="2.414094" calcext:value-type="float">
            <text:p>2.414094</text:p>
          </table:table-cell>
          <table:table-cell office:value-type="float" office:value="4.944604" calcext:value-type="float">
            <text:p>4.944604</text:p>
          </table:table-cell>
          <table:table-cell office:value-type="float" office:value="8.322626" calcext:value-type="float">
            <text:p>8.322626</text:p>
          </table:table-cell>
          <table:table-cell office:value-type="float" office:value="8.894606" calcext:value-type="float">
            <text:p>8.894606</text:p>
          </table:table-cell>
          <table:table-cell office:value-type="float" office:value="9.789392" calcext:value-type="float">
            <text:p>9.789392</text:p>
          </table:table-cell>
          <table:table-cell office:value-type="float" office:value="10.38329" calcext:value-type="float">
            <text:p>10.38329</text:p>
          </table:table-cell>
          <table:table-cell office:value-type="float" office:value="11.87523" calcext:value-type="float">
            <text:p>11.87523</text:p>
          </table:table-cell>
          <table:table-cell office:value-type="float" office:value="12.23219" calcext:value-type="float">
            <text:p>12.23219</text:p>
          </table:table-cell>
          <table:table-cell office:value-type="float" office:value="0" calcext:value-type="float">
            <text:p>0</text:p>
          </table:table-cell>
          <table:table-cell office:value-type="float" office:value="0.1560329" calcext:value-type="float">
            <text:p>0.1560329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80639" calcext:value-type="float">
            <text:p>4.08063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5" calcext:value-type="float">
            <text:p>2112005</text:p>
          </table:table-cell>
          <table:table-cell office:value-type="float" office:value="3.404022" calcext:value-type="float">
            <text:p>3.404022</text:p>
          </table:table-cell>
          <table:table-cell office:value-type="float" office:value="135.3772" calcext:value-type="float">
            <text:p>135.3772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36791" calcext:value-type="float">
            <text:p>39.36791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962219" calcext:value-type="float">
            <text:p>0.008962219</text:p>
          </table:table-cell>
          <table:table-cell office:value-type="float" office:value="1165.131" calcext:value-type="float">
            <text:p>1165.131</text:p>
          </table:table-cell>
          <table:table-cell office:value-type="float" office:value="1.307764" calcext:value-type="float">
            <text:p>1.307764</text:p>
          </table:table-cell>
          <table:table-cell office:value-type="float" office:value="0" calcext:value-type="float">
            <text:p>0</text:p>
          </table:table-cell>
          <table:table-cell office:value-type="float" office:value="0.3716684" calcext:value-type="float">
            <text:p>0.3716684</text:p>
          </table:table-cell>
          <table:table-cell office:value-type="float" office:value="0.3326855" calcext:value-type="float">
            <text:p>0.3326855</text:p>
          </table:table-cell>
          <table:table-cell office:value-type="float" office:value="0.271996" calcext:value-type="float">
            <text:p>0.271996</text:p>
          </table:table-cell>
          <table:table-cell office:value-type="float" office:value="0.05431168" calcext:value-type="float">
            <text:p>0.05431168</text:p>
          </table:table-cell>
          <table:table-cell office:value-type="float" office:value="0.03184709" calcext:value-type="float">
            <text:p>0.03184709</text:p>
          </table:table-cell>
          <table:table-cell office:value-type="float" office:value="0.02768409" calcext:value-type="float">
            <text:p>0.02768409</text:p>
          </table:table-cell>
          <table:table-cell office:value-type="float" office:value="0.032719" calcext:value-type="float">
            <text:p>0.032719</text:p>
          </table:table-cell>
          <table:table-cell office:value-type="float" office:value="0.07843135" calcext:value-type="float">
            <text:p>0.07843135</text:p>
          </table:table-cell>
          <table:table-cell office:value-type="float" office:value="0.1507299" calcext:value-type="float">
            <text:p>0.1507299</text:p>
          </table:table-cell>
          <table:table-cell office:value-type="float" office:value="0.1557487" calcext:value-type="float">
            <text:p>0.1557487</text:p>
          </table:table-cell>
          <table:table-cell office:value-type="float" office:value="0.164475" calcext:value-type="float">
            <text:p>0.164475</text:p>
          </table:table-cell>
          <table:table-cell office:value-type="float" office:value="0.171358" calcext:value-type="float">
            <text:p>0.171358</text:p>
          </table:table-cell>
          <table:table-cell office:value-type="float" office:value="0.1867788" calcext:value-type="float">
            <text:p>0.1867788</text:p>
          </table:table-cell>
          <table:table-cell office:value-type="float" office:value="0.1903557" calcext:value-type="float">
            <text:p>0.1903557</text:p>
          </table:table-cell>
          <table:table-cell office:value-type="float" office:value="0" calcext:value-type="float">
            <text:p>0</text:p>
          </table:table-cell>
          <table:table-cell office:value-type="float" office:value="42.3977" calcext:value-type="float">
            <text:p>42.3977</text:p>
          </table:table-cell>
          <table:table-cell office:value-type="float" office:value="38.79411" calcext:value-type="float">
            <text:p>38.79411</text:p>
          </table:table-cell>
          <table:table-cell office:value-type="float" office:value="33.2552" calcext:value-type="float">
            <text:p>33.2552</text:p>
          </table:table-cell>
          <table:table-cell office:value-type="float" office:value="7.612947" calcext:value-type="float">
            <text:p>7.612947</text:p>
          </table:table-cell>
          <table:table-cell office:value-type="float" office:value="5.677052" calcext:value-type="float">
            <text:p>5.677052</text:p>
          </table:table-cell>
          <table:table-cell office:value-type="float" office:value="2.340358" calcext:value-type="float">
            <text:p>2.340358</text:p>
          </table:table-cell>
          <table:table-cell office:value-type="float" office:value="2.415564" calcext:value-type="float">
            <text:p>2.415564</text:p>
          </table:table-cell>
          <table:table-cell office:value-type="float" office:value="4.948299" calcext:value-type="float">
            <text:p>4.948299</text:p>
          </table:table-cell>
          <table:table-cell office:value-type="float" office:value="8.327562" calcext:value-type="float">
            <text:p>8.327562</text:p>
          </table:table-cell>
          <table:table-cell office:value-type="float" office:value="8.899312" calcext:value-type="float">
            <text:p>8.899312</text:p>
          </table:table-cell>
          <table:table-cell office:value-type="float" office:value="9.793578" calcext:value-type="float">
            <text:p>9.793578</text:p>
          </table:table-cell>
          <table:table-cell office:value-type="float" office:value="10.38701" calcext:value-type="float">
            <text:p>10.38701</text:p>
          </table:table-cell>
          <table:table-cell office:value-type="float" office:value="11.87724" calcext:value-type="float">
            <text:p>11.87724</text:p>
          </table:table-cell>
          <table:table-cell office:value-type="float" office:value="12.23411" calcext:value-type="float">
            <text:p>12.23411</text:p>
          </table:table-cell>
          <table:table-cell office:value-type="float" office:value="0" calcext:value-type="float">
            <text:p>0</text:p>
          </table:table-cell>
          <table:table-cell office:value-type="float" office:value="0.1424164" calcext:value-type="float">
            <text:p>0.1424164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84776" calcext:value-type="float">
            <text:p>4.08477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5" calcext:value-type="float">
            <text:p>3112005</text:p>
          </table:table-cell>
          <table:table-cell office:value-type="float" office:value="3.401263" calcext:value-type="float">
            <text:p>3.401263</text:p>
          </table:table-cell>
          <table:table-cell office:value-type="float" office:value="135.3748" calcext:value-type="float">
            <text:p>135.3748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37962" calcext:value-type="float">
            <text:p>39.37962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962219" calcext:value-type="float">
            <text:p>0.008962219</text:p>
          </table:table-cell>
          <table:table-cell office:value-type="float" office:value="1165.124" calcext:value-type="float">
            <text:p>1165.124</text:p>
          </table:table-cell>
          <table:table-cell office:value-type="float" office:value="1.30831" calcext:value-type="float">
            <text:p>1.30831</text:p>
          </table:table-cell>
          <table:table-cell office:value-type="float" office:value="0" calcext:value-type="float">
            <text:p>0</text:p>
          </table:table-cell>
          <table:table-cell office:value-type="float" office:value="0.3768399" calcext:value-type="float">
            <text:p>0.3768399</text:p>
          </table:table-cell>
          <table:table-cell office:value-type="float" office:value="0.3338004" calcext:value-type="float">
            <text:p>0.3338004</text:p>
          </table:table-cell>
          <table:table-cell office:value-type="float" office:value="0.2740407" calcext:value-type="float">
            <text:p>0.2740407</text:p>
          </table:table-cell>
          <table:table-cell office:value-type="float" office:value="0.05479353" calcext:value-type="float">
            <text:p>0.05479353</text:p>
          </table:table-cell>
          <table:table-cell office:value-type="float" office:value="0.0323434" calcext:value-type="float">
            <text:p>0.0323434</text:p>
          </table:table-cell>
          <table:table-cell office:value-type="float" office:value="0.02792694" calcext:value-type="float">
            <text:p>0.02792694</text:p>
          </table:table-cell>
          <table:table-cell office:value-type="float" office:value="0.03288927" calcext:value-type="float">
            <text:p>0.03288927</text:p>
          </table:table-cell>
          <table:table-cell office:value-type="float" office:value="0.07851199" calcext:value-type="float">
            <text:p>0.07851199</text:p>
          </table:table-cell>
          <table:table-cell office:value-type="float" office:value="0.1507851" calcext:value-type="float">
            <text:p>0.1507851</text:p>
          </table:table-cell>
          <table:table-cell office:value-type="float" office:value="0.1557913" calcext:value-type="float">
            <text:p>0.1557913</text:p>
          </table:table-cell>
          <table:table-cell office:value-type="float" office:value="0.1645159" calcext:value-type="float">
            <text:p>0.1645159</text:p>
          </table:table-cell>
          <table:table-cell office:value-type="float" office:value="0.1713886" calcext:value-type="float">
            <text:p>0.1713886</text:p>
          </table:table-cell>
          <table:table-cell office:value-type="float" office:value="0.1868007" calcext:value-type="float">
            <text:p>0.1868007</text:p>
          </table:table-cell>
          <table:table-cell office:value-type="float" office:value="0.1903756" calcext:value-type="float">
            <text:p>0.1903756</text:p>
          </table:table-cell>
          <table:table-cell office:value-type="float" office:value="0" calcext:value-type="float">
            <text:p>0</text:p>
          </table:table-cell>
          <table:table-cell office:value-type="float" office:value="42.40636" calcext:value-type="float">
            <text:p>42.40636</text:p>
          </table:table-cell>
          <table:table-cell office:value-type="float" office:value="38.78333" calcext:value-type="float">
            <text:p>38.78333</text:p>
          </table:table-cell>
          <table:table-cell office:value-type="float" office:value="33.2476" calcext:value-type="float">
            <text:p>33.2476</text:p>
          </table:table-cell>
          <table:table-cell office:value-type="float" office:value="7.609537" calcext:value-type="float">
            <text:p>7.609537</text:p>
          </table:table-cell>
          <table:table-cell office:value-type="float" office:value="5.671782" calcext:value-type="float">
            <text:p>5.671782</text:p>
          </table:table-cell>
          <table:table-cell office:value-type="float" office:value="2.341448" calcext:value-type="float">
            <text:p>2.341448</text:p>
          </table:table-cell>
          <table:table-cell office:value-type="float" office:value="2.41705" calcext:value-type="float">
            <text:p>2.41705</text:p>
          </table:table-cell>
          <table:table-cell office:value-type="float" office:value="4.952023" calcext:value-type="float">
            <text:p>4.952023</text:p>
          </table:table-cell>
          <table:table-cell office:value-type="float" office:value="8.332499" calcext:value-type="float">
            <text:p>8.332499</text:p>
          </table:table-cell>
          <table:table-cell office:value-type="float" office:value="8.904022" calcext:value-type="float">
            <text:p>8.904022</text:p>
          </table:table-cell>
          <table:table-cell office:value-type="float" office:value="9.797764" calcext:value-type="float">
            <text:p>9.797764</text:p>
          </table:table-cell>
          <table:table-cell office:value-type="float" office:value="10.39073" calcext:value-type="float">
            <text:p>10.39073</text:p>
          </table:table-cell>
          <table:table-cell office:value-type="float" office:value="11.87926" calcext:value-type="float">
            <text:p>11.87926</text:p>
          </table:table-cell>
          <table:table-cell office:value-type="float" office:value="12.23603" calcext:value-type="float">
            <text:p>12.23603</text:p>
          </table:table-cell>
          <table:table-cell office:value-type="float" office:value="0" calcext:value-type="float">
            <text:p>0</text:p>
          </table:table-cell>
          <table:table-cell office:value-type="float" office:value="0.1168316" calcext:value-type="float">
            <text:p>0.1168316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89036" calcext:value-type="float">
            <text:p>4.08903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5" calcext:value-type="float">
            <text:p>4112005</text:p>
          </table:table-cell>
          <table:table-cell office:value-type="float" office:value="3.398674" calcext:value-type="float">
            <text:p>3.398674</text:p>
          </table:table-cell>
          <table:table-cell office:value-type="float" office:value="135.3725" calcext:value-type="float">
            <text:p>135.3725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39129" calcext:value-type="float">
            <text:p>39.39129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962219" calcext:value-type="float">
            <text:p>0.008962219</text:p>
          </table:table-cell>
          <table:table-cell office:value-type="float" office:value="1165.117" calcext:value-type="float">
            <text:p>1165.117</text:p>
          </table:table-cell>
          <table:table-cell office:value-type="float" office:value="1.308657" calcext:value-type="float">
            <text:p>1.308657</text:p>
          </table:table-cell>
          <table:table-cell office:value-type="float" office:value="0" calcext:value-type="float">
            <text:p>0</text:p>
          </table:table-cell>
          <table:table-cell office:value-type="float" office:value="0.3674815" calcext:value-type="float">
            <text:p>0.3674815</text:p>
          </table:table-cell>
          <table:table-cell office:value-type="float" office:value="0.3302763" calcext:value-type="float">
            <text:p>0.3302763</text:p>
          </table:table-cell>
          <table:table-cell office:value-type="float" office:value="0.2713857" calcext:value-type="float">
            <text:p>0.2713857</text:p>
          </table:table-cell>
          <table:table-cell office:value-type="float" office:value="0.05504149" calcext:value-type="float">
            <text:p>0.05504149</text:p>
          </table:table-cell>
          <table:table-cell office:value-type="float" office:value="0.03326349" calcext:value-type="float">
            <text:p>0.03326349</text:p>
          </table:table-cell>
          <table:table-cell office:value-type="float" office:value="0.0278012" calcext:value-type="float">
            <text:p>0.0278012</text:p>
          </table:table-cell>
          <table:table-cell office:value-type="float" office:value="0.03292599" calcext:value-type="float">
            <text:p>0.03292599</text:p>
          </table:table-cell>
          <table:table-cell office:value-type="float" office:value="0.07857133" calcext:value-type="float">
            <text:p>0.07857133</text:p>
          </table:table-cell>
          <table:table-cell office:value-type="float" office:value="0.1508469" calcext:value-type="float">
            <text:p>0.1508469</text:p>
          </table:table-cell>
          <table:table-cell office:value-type="float" office:value="0.1558355" calcext:value-type="float">
            <text:p>0.1558355</text:p>
          </table:table-cell>
          <table:table-cell office:value-type="float" office:value="0.1645573" calcext:value-type="float">
            <text:p>0.1645573</text:p>
          </table:table-cell>
          <table:table-cell office:value-type="float" office:value="0.1714198" calcext:value-type="float">
            <text:p>0.1714198</text:p>
          </table:table-cell>
          <table:table-cell office:value-type="float" office:value="0.1868225" calcext:value-type="float">
            <text:p>0.1868225</text:p>
          </table:table-cell>
          <table:table-cell office:value-type="float" office:value="0.1903956" calcext:value-type="float">
            <text:p>0.1903956</text:p>
          </table:table-cell>
          <table:table-cell office:value-type="float" office:value="0" calcext:value-type="float">
            <text:p>0</text:p>
          </table:table-cell>
          <table:table-cell office:value-type="float" office:value="42.41355" calcext:value-type="float">
            <text:p>42.41355</text:p>
          </table:table-cell>
          <table:table-cell office:value-type="float" office:value="38.77187" calcext:value-type="float">
            <text:p>38.77187</text:p>
          </table:table-cell>
          <table:table-cell office:value-type="float" office:value="33.23982" calcext:value-type="float">
            <text:p>33.23982</text:p>
          </table:table-cell>
          <table:table-cell office:value-type="float" office:value="7.606232" calcext:value-type="float">
            <text:p>7.606232</text:p>
          </table:table-cell>
          <table:table-cell office:value-type="float" office:value="5.66675" calcext:value-type="float">
            <text:p>5.66675</text:p>
          </table:table-cell>
          <table:table-cell office:value-type="float" office:value="2.342547" calcext:value-type="float">
            <text:p>2.342547</text:p>
          </table:table-cell>
          <table:table-cell office:value-type="float" office:value="2.41855" calcext:value-type="float">
            <text:p>2.41855</text:p>
          </table:table-cell>
          <table:table-cell office:value-type="float" office:value="4.95575" calcext:value-type="float">
            <text:p>4.95575</text:p>
          </table:table-cell>
          <table:table-cell office:value-type="float" office:value="8.337435" calcext:value-type="float">
            <text:p>8.337435</text:p>
          </table:table-cell>
          <table:table-cell office:value-type="float" office:value="8.908728" calcext:value-type="float">
            <text:p>8.908728</text:p>
          </table:table-cell>
          <table:table-cell office:value-type="float" office:value="9.80195" calcext:value-type="float">
            <text:p>9.80195</text:p>
          </table:table-cell>
          <table:table-cell office:value-type="float" office:value="10.39445" calcext:value-type="float">
            <text:p>10.39445</text:p>
          </table:table-cell>
          <table:table-cell office:value-type="float" office:value="11.88128" calcext:value-type="float">
            <text:p>11.88128</text:p>
          </table:table-cell>
          <table:table-cell office:value-type="float" office:value="12.23794" calcext:value-type="float">
            <text:p>12.23794</text:p>
          </table:table-cell>
          <table:table-cell office:value-type="float" office:value="0" calcext:value-type="float">
            <text:p>0</text:p>
          </table:table-cell>
          <table:table-cell office:value-type="float" office:value="0.09757023" calcext:value-type="float">
            <text:p>0.09757023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93063" calcext:value-type="float">
            <text:p>4.09306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5" calcext:value-type="float">
            <text:p>5112005</text:p>
          </table:table-cell>
          <table:table-cell office:value-type="float" office:value="3.396307" calcext:value-type="float">
            <text:p>3.396307</text:p>
          </table:table-cell>
          <table:table-cell office:value-type="float" office:value="135.3703" calcext:value-type="float">
            <text:p>135.3703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40286" calcext:value-type="float">
            <text:p>39.40286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842962" calcext:value-type="float">
            <text:p>0.008842962</text:p>
          </table:table-cell>
          <table:table-cell office:value-type="float" office:value="1165.11" calcext:value-type="float">
            <text:p>1165.11</text:p>
          </table:table-cell>
          <table:table-cell office:value-type="float" office:value="1.308895" calcext:value-type="float">
            <text:p>1.308895</text:p>
          </table:table-cell>
          <table:table-cell office:value-type="float" office:value="0" calcext:value-type="float">
            <text:p>0</text:p>
          </table:table-cell>
          <table:table-cell office:value-type="float" office:value="0.3422679" calcext:value-type="float">
            <text:p>0.3422679</text:p>
          </table:table-cell>
          <table:table-cell office:value-type="float" office:value="0.3229909" calcext:value-type="float">
            <text:p>0.3229909</text:p>
          </table:table-cell>
          <table:table-cell office:value-type="float" office:value="0.2661368" calcext:value-type="float">
            <text:p>0.2661368</text:p>
          </table:table-cell>
          <table:table-cell office:value-type="float" office:value="0.05494842" calcext:value-type="float">
            <text:p>0.05494842</text:p>
          </table:table-cell>
          <table:table-cell office:value-type="float" office:value="0.03415018" calcext:value-type="float">
            <text:p>0.03415018</text:p>
          </table:table-cell>
          <table:table-cell office:value-type="float" office:value="0.0275234" calcext:value-type="float">
            <text:p>0.0275234</text:p>
          </table:table-cell>
          <table:table-cell office:value-type="float" office:value="0.03288031" calcext:value-type="float">
            <text:p>0.03288031</text:p>
          </table:table-cell>
          <table:table-cell office:value-type="float" office:value="0.07857723" calcext:value-type="float">
            <text:p>0.07857723</text:p>
          </table:table-cell>
          <table:table-cell office:value-type="float" office:value="0.1509011" calcext:value-type="float">
            <text:p>0.1509011</text:p>
          </table:table-cell>
          <table:table-cell office:value-type="float" office:value="0.155881" calcext:value-type="float">
            <text:p>0.155881</text:p>
          </table:table-cell>
          <table:table-cell office:value-type="float" office:value="0.1645994" calcext:value-type="float">
            <text:p>0.1645994</text:p>
          </table:table-cell>
          <table:table-cell office:value-type="float" office:value="0.1714652" calcext:value-type="float">
            <text:p>0.1714652</text:p>
          </table:table-cell>
          <table:table-cell office:value-type="float" office:value="0.1869073" calcext:value-type="float">
            <text:p>0.1869073</text:p>
          </table:table-cell>
          <table:table-cell office:value-type="float" office:value="0.1903905" calcext:value-type="float">
            <text:p>0.1903905</text:p>
          </table:table-cell>
          <table:table-cell office:value-type="float" office:value="0" calcext:value-type="float">
            <text:p>0</text:p>
          </table:table-cell>
          <table:table-cell office:value-type="float" office:value="42.41801" calcext:value-type="float">
            <text:p>42.41801</text:p>
          </table:table-cell>
          <table:table-cell office:value-type="float" office:value="38.7594" calcext:value-type="float">
            <text:p>38.7594</text:p>
          </table:table-cell>
          <table:table-cell office:value-type="float" office:value="33.23117" calcext:value-type="float">
            <text:p>33.23117</text:p>
          </table:table-cell>
          <table:table-cell office:value-type="float" office:value="7.602999" calcext:value-type="float">
            <text:p>7.602999</text:p>
          </table:table-cell>
          <table:table-cell office:value-type="float" office:value="5.66204" calcext:value-type="float">
            <text:p>5.66204</text:p>
          </table:table-cell>
          <table:table-cell office:value-type="float" office:value="2.34362" calcext:value-type="float">
            <text:p>2.34362</text:p>
          </table:table-cell>
          <table:table-cell office:value-type="float" office:value="2.420044" calcext:value-type="float">
            <text:p>2.420044</text:p>
          </table:table-cell>
          <table:table-cell office:value-type="float" office:value="4.959475" calcext:value-type="float">
            <text:p>4.959475</text:p>
          </table:table-cell>
          <table:table-cell office:value-type="float" office:value="8.342372" calcext:value-type="float">
            <text:p>8.342372</text:p>
          </table:table-cell>
          <table:table-cell office:value-type="float" office:value="8.913439" calcext:value-type="float">
            <text:p>8.913439</text:p>
          </table:table-cell>
          <table:table-cell office:value-type="float" office:value="9.806135" calcext:value-type="float">
            <text:p>9.806135</text:p>
          </table:table-cell>
          <table:table-cell office:value-type="float" office:value="10.39817" calcext:value-type="float">
            <text:p>10.39817</text:p>
          </table:table-cell>
          <table:table-cell office:value-type="float" office:value="11.88334" calcext:value-type="float">
            <text:p>11.88334</text:p>
          </table:table-cell>
          <table:table-cell office:value-type="float" office:value="12.23981" calcext:value-type="float">
            <text:p>12.23981</text:p>
          </table:table-cell>
          <table:table-cell office:value-type="float" office:value="0" calcext:value-type="float">
            <text:p>0</text:p>
          </table:table-cell>
          <table:table-cell office:value-type="float" office:value="0.08434875" calcext:value-type="float">
            <text:p>0.08434875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096818" calcext:value-type="float">
            <text:p>4.0968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5" calcext:value-type="float">
            <text:p>6112005</text:p>
          </table:table-cell>
          <table:table-cell office:value-type="float" office:value="3.394009" calcext:value-type="float">
            <text:p>3.394009</text:p>
          </table:table-cell>
          <table:table-cell office:value-type="float" office:value="135.3682" calcext:value-type="float">
            <text:p>135.3682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41426" calcext:value-type="float">
            <text:p>39.41426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684571" calcext:value-type="float">
            <text:p>0.008684571</text:p>
          </table:table-cell>
          <table:table-cell office:value-type="float" office:value="1165.102" calcext:value-type="float">
            <text:p>1165.102</text:p>
          </table:table-cell>
          <table:table-cell office:value-type="float" office:value="1.308991" calcext:value-type="float">
            <text:p>1.308991</text:p>
          </table:table-cell>
          <table:table-cell office:value-type="float" office:value="0" calcext:value-type="float">
            <text:p>0</text:p>
          </table:table-cell>
          <table:table-cell office:value-type="float" office:value="0.3310283" calcext:value-type="float">
            <text:p>0.3310283</text:p>
          </table:table-cell>
          <table:table-cell office:value-type="float" office:value="0.321811" calcext:value-type="float">
            <text:p>0.321811</text:p>
          </table:table-cell>
          <table:table-cell office:value-type="float" office:value="0.2639715" calcext:value-type="float">
            <text:p>0.2639715</text:p>
          </table:table-cell>
          <table:table-cell office:value-type="float" office:value="0.05519039" calcext:value-type="float">
            <text:p>0.05519039</text:p>
          </table:table-cell>
          <table:table-cell office:value-type="float" office:value="0.0353198" calcext:value-type="float">
            <text:p>0.0353198</text:p>
          </table:table-cell>
          <table:table-cell office:value-type="float" office:value="0.02713413" calcext:value-type="float">
            <text:p>0.02713413</text:p>
          </table:table-cell>
          <table:table-cell office:value-type="float" office:value="0.0327488" calcext:value-type="float">
            <text:p>0.0327488</text:p>
          </table:table-cell>
          <table:table-cell office:value-type="float" office:value="0.0785154" calcext:value-type="float">
            <text:p>0.0785154</text:p>
          </table:table-cell>
          <table:table-cell office:value-type="float" office:value="0.1509384" calcext:value-type="float">
            <text:p>0.1509384</text:p>
          </table:table-cell>
          <table:table-cell office:value-type="float" office:value="0.1559258" calcext:value-type="float">
            <text:p>0.1559258</text:p>
          </table:table-cell>
          <table:table-cell office:value-type="float" office:value="0.1646421" calcext:value-type="float">
            <text:p>0.1646421</text:p>
          </table:table-cell>
          <table:table-cell office:value-type="float" office:value="0.1714985" calcext:value-type="float">
            <text:p>0.1714985</text:p>
          </table:table-cell>
          <table:table-cell office:value-type="float" office:value="0.1868817" calcext:value-type="float">
            <text:p>0.1868817</text:p>
          </table:table-cell>
          <table:table-cell office:value-type="float" office:value="0.1904254" calcext:value-type="float">
            <text:p>0.1904254</text:p>
          </table:table-cell>
          <table:table-cell office:value-type="float" office:value="0" calcext:value-type="float">
            <text:p>0</text:p>
          </table:table-cell>
          <table:table-cell office:value-type="float" office:value="42.41816" calcext:value-type="float">
            <text:p>42.41816</text:p>
          </table:table-cell>
          <table:table-cell office:value-type="float" office:value="38.74536" calcext:value-type="float">
            <text:p>38.74536</text:p>
          </table:table-cell>
          <table:table-cell office:value-type="float" office:value="33.221" calcext:value-type="float">
            <text:p>33.221</text:p>
          </table:table-cell>
          <table:table-cell office:value-type="float" office:value="7.599782" calcext:value-type="float">
            <text:p>7.599782</text:p>
          </table:table-cell>
          <table:table-cell office:value-type="float" office:value="5.657647" calcext:value-type="float">
            <text:p>5.657647</text:p>
          </table:table-cell>
          <table:table-cell office:value-type="float" office:value="2.34463" calcext:value-type="float">
            <text:p>2.34463</text:p>
          </table:table-cell>
          <table:table-cell office:value-type="float" office:value="2.421516" calcext:value-type="float">
            <text:p>2.421516</text:p>
          </table:table-cell>
          <table:table-cell office:value-type="float" office:value="4.963187" calcext:value-type="float">
            <text:p>4.963187</text:p>
          </table:table-cell>
          <table:table-cell office:value-type="float" office:value="8.347308" calcext:value-type="float">
            <text:p>8.347308</text:p>
          </table:table-cell>
          <table:table-cell office:value-type="float" office:value="8.918146" calcext:value-type="float">
            <text:p>8.918146</text:p>
          </table:table-cell>
          <table:table-cell office:value-type="float" office:value="9.810321" calcext:value-type="float">
            <text:p>9.810321</text:p>
          </table:table-cell>
          <table:table-cell office:value-type="float" office:value="10.4019" calcext:value-type="float">
            <text:p>10.4019</text:p>
          </table:table-cell>
          <table:table-cell office:value-type="float" office:value="11.8854" calcext:value-type="float">
            <text:p>11.8854</text:p>
          </table:table-cell>
          <table:table-cell office:value-type="float" office:value="12.24171" calcext:value-type="float">
            <text:p>12.24171</text:p>
          </table:table-cell>
          <table:table-cell office:value-type="float" office:value="0" calcext:value-type="float">
            <text:p>0</text:p>
          </table:table-cell>
          <table:table-cell office:value-type="float" office:value="0.08123437" calcext:value-type="float">
            <text:p>0.08123437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00448" calcext:value-type="float">
            <text:p>4.10044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5" calcext:value-type="float">
            <text:p>7112005</text:p>
          </table:table-cell>
          <table:table-cell office:value-type="float" office:value="3.391537" calcext:value-type="float">
            <text:p>3.391537</text:p>
          </table:table-cell>
          <table:table-cell office:value-type="float" office:value="135.3661" calcext:value-type="float">
            <text:p>135.3661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42655" calcext:value-type="float">
            <text:p>39.42655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546296" calcext:value-type="float">
            <text:p>0.008546296</text:p>
          </table:table-cell>
          <table:table-cell office:value-type="float" office:value="1165.093" calcext:value-type="float">
            <text:p>1165.093</text:p>
          </table:table-cell>
          <table:table-cell office:value-type="float" office:value="1.309258" calcext:value-type="float">
            <text:p>1.309258</text:p>
          </table:table-cell>
          <table:table-cell office:value-type="float" office:value="0" calcext:value-type="float">
            <text:p>0</text:p>
          </table:table-cell>
          <table:table-cell office:value-type="float" office:value="0.3277778" calcext:value-type="float">
            <text:p>0.3277778</text:p>
          </table:table-cell>
          <table:table-cell office:value-type="float" office:value="0.3294" calcext:value-type="float">
            <text:p>0.3294</text:p>
          </table:table-cell>
          <table:table-cell office:value-type="float" office:value="0.2719671" calcext:value-type="float">
            <text:p>0.2719671</text:p>
          </table:table-cell>
          <table:table-cell office:value-type="float" office:value="0.08180411" calcext:value-type="float">
            <text:p>0.08180411</text:p>
          </table:table-cell>
          <table:table-cell office:value-type="float" office:value="0.06403999" calcext:value-type="float">
            <text:p>0.06403999</text:p>
          </table:table-cell>
          <table:table-cell office:value-type="float" office:value="0.03428314" calcext:value-type="float">
            <text:p>0.03428314</text:p>
          </table:table-cell>
          <table:table-cell office:value-type="float" office:value="0.03280448" calcext:value-type="float">
            <text:p>0.03280448</text:p>
          </table:table-cell>
          <table:table-cell office:value-type="float" office:value="0.0784768" calcext:value-type="float">
            <text:p>0.0784768</text:p>
          </table:table-cell>
          <table:table-cell office:value-type="float" office:value="0.1509608" calcext:value-type="float">
            <text:p>0.1509608</text:p>
          </table:table-cell>
          <table:table-cell office:value-type="float" office:value="0.1559705" calcext:value-type="float">
            <text:p>0.1559705</text:p>
          </table:table-cell>
          <table:table-cell office:value-type="float" office:value="0.164684" calcext:value-type="float">
            <text:p>0.164684</text:p>
          </table:table-cell>
          <table:table-cell office:value-type="float" office:value="0.1715272" calcext:value-type="float">
            <text:p>0.1715272</text:p>
          </table:table-cell>
          <table:table-cell office:value-type="float" office:value="0.1868897" calcext:value-type="float">
            <text:p>0.1868897</text:p>
          </table:table-cell>
          <table:table-cell office:value-type="float" office:value="0.1904514" calcext:value-type="float">
            <text:p>0.1904514</text:p>
          </table:table-cell>
          <table:table-cell office:value-type="float" office:value="0" calcext:value-type="float">
            <text:p>0</text:p>
          </table:table-cell>
          <table:table-cell office:value-type="float" office:value="40.3044" calcext:value-type="float">
            <text:p>40.3044</text:p>
          </table:table-cell>
          <table:table-cell office:value-type="float" office:value="36.987" calcext:value-type="float">
            <text:p>36.987</text:p>
          </table:table-cell>
          <table:table-cell office:value-type="float" office:value="32.01808" calcext:value-type="float">
            <text:p>32.01808</text:p>
          </table:table-cell>
          <table:table-cell office:value-type="float" office:value="8.964751" calcext:value-type="float">
            <text:p>8.964751</text:p>
          </table:table-cell>
          <table:table-cell office:value-type="float" office:value="7.215905" calcext:value-type="float">
            <text:p>7.215905</text:p>
          </table:table-cell>
          <table:table-cell office:value-type="float" office:value="2.611084" calcext:value-type="float">
            <text:p>2.611084</text:p>
          </table:table-cell>
          <table:table-cell office:value-type="float" office:value="2.422971" calcext:value-type="float">
            <text:p>2.422971</text:p>
          </table:table-cell>
          <table:table-cell office:value-type="float" office:value="4.966883" calcext:value-type="float">
            <text:p>4.966883</text:p>
          </table:table-cell>
          <table:table-cell office:value-type="float" office:value="8.352244" calcext:value-type="float">
            <text:p>8.352244</text:p>
          </table:table-cell>
          <table:table-cell office:value-type="float" office:value="8.922854" calcext:value-type="float">
            <text:p>8.922854</text:p>
          </table:table-cell>
          <table:table-cell office:value-type="float" office:value="9.814481" calcext:value-type="float">
            <text:p>9.814481</text:p>
          </table:table-cell>
          <table:table-cell office:value-type="float" office:value="10.40562" calcext:value-type="float">
            <text:p>10.40562</text:p>
          </table:table-cell>
          <table:table-cell office:value-type="float" office:value="11.88741" calcext:value-type="float">
            <text:p>11.88741</text:p>
          </table:table-cell>
          <table:table-cell office:value-type="float" office:value="12.24362" calcext:value-type="float">
            <text:p>12.24362</text:p>
          </table:table-cell>
          <table:table-cell office:value-type="float" office:value="0" calcext:value-type="float">
            <text:p>0</text:p>
          </table:table-cell>
          <table:table-cell office:value-type="float" office:value="0.1196298" calcext:value-type="float">
            <text:p>0.1196298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04353" calcext:value-type="float">
            <text:p>4.10435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5" calcext:value-type="float">
            <text:p>8112005</text:p>
          </table:table-cell>
          <table:table-cell office:value-type="float" office:value="3.389188" calcext:value-type="float">
            <text:p>3.389188</text:p>
          </table:table-cell>
          <table:table-cell office:value-type="float" office:value="135.3639" calcext:value-type="float">
            <text:p>135.3639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4385" calcext:value-type="float">
            <text:p>39.4385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546296" calcext:value-type="float">
            <text:p>0.008546296</text:p>
          </table:table-cell>
          <table:table-cell office:value-type="float" office:value="1165.086" calcext:value-type="float">
            <text:p>1165.086</text:p>
          </table:table-cell>
          <table:table-cell office:value-type="float" office:value="1.309877" calcext:value-type="float">
            <text:p>1.309877</text:p>
          </table:table-cell>
          <table:table-cell office:value-type="float" office:value="0" calcext:value-type="float">
            <text:p>0</text:p>
          </table:table-cell>
          <table:table-cell office:value-type="float" office:value="0.3061025" calcext:value-type="float">
            <text:p>0.3061025</text:p>
          </table:table-cell>
          <table:table-cell office:value-type="float" office:value="0.3187219" calcext:value-type="float">
            <text:p>0.3187219</text:p>
          </table:table-cell>
          <table:table-cell office:value-type="float" office:value="0.2586763" calcext:value-type="float">
            <text:p>0.2586763</text:p>
          </table:table-cell>
          <table:table-cell office:value-type="float" office:value="0.06800987" calcext:value-type="float">
            <text:p>0.06800987</text:p>
          </table:table-cell>
          <table:table-cell office:value-type="float" office:value="0.0500453" calcext:value-type="float">
            <text:p>0.0500453</text:p>
          </table:table-cell>
          <table:table-cell office:value-type="float" office:value="0.0304487" calcext:value-type="float">
            <text:p>0.0304487</text:p>
          </table:table-cell>
          <table:table-cell office:value-type="float" office:value="0.03288759" calcext:value-type="float">
            <text:p>0.03288759</text:p>
          </table:table-cell>
          <table:table-cell office:value-type="float" office:value="0.07850111" calcext:value-type="float">
            <text:p>0.07850111</text:p>
          </table:table-cell>
          <table:table-cell office:value-type="float" office:value="0.150989" calcext:value-type="float">
            <text:p>0.150989</text:p>
          </table:table-cell>
          <table:table-cell office:value-type="float" office:value="0.1560119" calcext:value-type="float">
            <text:p>0.1560119</text:p>
          </table:table-cell>
          <table:table-cell office:value-type="float" office:value="0.164726" calcext:value-type="float">
            <text:p>0.164726</text:p>
          </table:table-cell>
          <table:table-cell office:value-type="float" office:value="0.1715561" calcext:value-type="float">
            <text:p>0.1715561</text:p>
          </table:table-cell>
          <table:table-cell office:value-type="float" office:value="0.1869097" calcext:value-type="float">
            <text:p>0.1869097</text:p>
          </table:table-cell>
          <table:table-cell office:value-type="float" office:value="0.1904727" calcext:value-type="float">
            <text:p>0.1904727</text:p>
          </table:table-cell>
          <table:table-cell office:value-type="float" office:value="0" calcext:value-type="float">
            <text:p>0</text:p>
          </table:table-cell>
          <table:table-cell office:value-type="float" office:value="40.30524" calcext:value-type="float">
            <text:p>40.30524</text:p>
          </table:table-cell>
          <table:table-cell office:value-type="float" office:value="36.97817" calcext:value-type="float">
            <text:p>36.97817</text:p>
          </table:table-cell>
          <table:table-cell office:value-type="float" office:value="32.01145" calcext:value-type="float">
            <text:p>32.01145</text:p>
          </table:table-cell>
          <table:table-cell office:value-type="float" office:value="8.963629" calcext:value-type="float">
            <text:p>8.963629</text:p>
          </table:table-cell>
          <table:table-cell office:value-type="float" office:value="7.213799" calcext:value-type="float">
            <text:p>7.213799</text:p>
          </table:table-cell>
          <table:table-cell office:value-type="float" office:value="2.612457" calcext:value-type="float">
            <text:p>2.612457</text:p>
          </table:table-cell>
          <table:table-cell office:value-type="float" office:value="2.424436" calcext:value-type="float">
            <text:p>2.424436</text:p>
          </table:table-cell>
          <table:table-cell office:value-type="float" office:value="4.970578" calcext:value-type="float">
            <text:p>4.970578</text:p>
          </table:table-cell>
          <table:table-cell office:value-type="float" office:value="8.357146" calcext:value-type="float">
            <text:p>8.357146</text:p>
          </table:table-cell>
          <table:table-cell office:value-type="float" office:value="8.92756" calcext:value-type="float">
            <text:p>8.92756</text:p>
          </table:table-cell>
          <table:table-cell office:value-type="float" office:value="9.81861" calcext:value-type="float">
            <text:p>9.81861</text:p>
          </table:table-cell>
          <table:table-cell office:value-type="float" office:value="10.40933" calcext:value-type="float">
            <text:p>10.40933</text:p>
          </table:table-cell>
          <table:table-cell office:value-type="float" office:value="11.88943" calcext:value-type="float">
            <text:p>11.88943</text:p>
          </table:table-cell>
          <table:table-cell office:value-type="float" office:value="12.24554" calcext:value-type="float">
            <text:p>12.24554</text:p>
          </table:table-cell>
          <table:table-cell office:value-type="float" office:value="0" calcext:value-type="float">
            <text:p>0</text:p>
          </table:table-cell>
          <table:table-cell office:value-type="float" office:value="0.1575159" calcext:value-type="float">
            <text:p>0.1575159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08127" calcext:value-type="float">
            <text:p>4.10812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5" calcext:value-type="float">
            <text:p>9112005</text:p>
          </table:table-cell>
          <table:table-cell office:value-type="float" office:value="3.3872" calcext:value-type="float">
            <text:p>3.3872</text:p>
          </table:table-cell>
          <table:table-cell office:value-type="float" office:value="135.3619" calcext:value-type="float">
            <text:p>135.3619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44996" calcext:value-type="float">
            <text:p>39.44996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546296" calcext:value-type="float">
            <text:p>0.008546296</text:p>
          </table:table-cell>
          <table:table-cell office:value-type="float" office:value="1165.078" calcext:value-type="float">
            <text:p>1165.078</text:p>
          </table:table-cell>
          <table:table-cell office:value-type="float" office:value="1.310597" calcext:value-type="float">
            <text:p>1.310597</text:p>
          </table:table-cell>
          <table:table-cell office:value-type="float" office:value="0" calcext:value-type="float">
            <text:p>0</text:p>
          </table:table-cell>
          <table:table-cell office:value-type="float" office:value="0.2910548" calcext:value-type="float">
            <text:p>0.2910548</text:p>
          </table:table-cell>
          <table:table-cell office:value-type="float" office:value="0.3065964" calcext:value-type="float">
            <text:p>0.3065964</text:p>
          </table:table-cell>
          <table:table-cell office:value-type="float" office:value="0.2493404" calcext:value-type="float">
            <text:p>0.2493404</text:p>
          </table:table-cell>
          <table:table-cell office:value-type="float" office:value="0.06343384" calcext:value-type="float">
            <text:p>0.06343384</text:p>
          </table:table-cell>
          <table:table-cell office:value-type="float" office:value="0.04574825" calcext:value-type="float">
            <text:p>0.04574825</text:p>
          </table:table-cell>
          <table:table-cell office:value-type="float" office:value="0.02934963" calcext:value-type="float">
            <text:p>0.02934963</text:p>
          </table:table-cell>
          <table:table-cell office:value-type="float" office:value="0.03290861" calcext:value-type="float">
            <text:p>0.03290861</text:p>
          </table:table-cell>
          <table:table-cell office:value-type="float" office:value="0.07853533" calcext:value-type="float">
            <text:p>0.07853533</text:p>
          </table:table-cell>
          <table:table-cell office:value-type="float" office:value="0.1510254" calcext:value-type="float">
            <text:p>0.1510254</text:p>
          </table:table-cell>
          <table:table-cell office:value-type="float" office:value="0.1560528" calcext:value-type="float">
            <text:p>0.1560528</text:p>
          </table:table-cell>
          <table:table-cell office:value-type="float" office:value="0.1647677" calcext:value-type="float">
            <text:p>0.1647677</text:p>
          </table:table-cell>
          <table:table-cell office:value-type="float" office:value="0.1715863" calcext:value-type="float">
            <text:p>0.1715863</text:p>
          </table:table-cell>
          <table:table-cell office:value-type="float" office:value="0.1869313" calcext:value-type="float">
            <text:p>0.1869313</text:p>
          </table:table-cell>
          <table:table-cell office:value-type="float" office:value="0.190494" calcext:value-type="float">
            <text:p>0.190494</text:p>
          </table:table-cell>
          <table:table-cell office:value-type="float" office:value="0" calcext:value-type="float">
            <text:p>0</text:p>
          </table:table-cell>
          <table:table-cell office:value-type="float" office:value="40.30337" calcext:value-type="float">
            <text:p>40.30337</text:p>
          </table:table-cell>
          <table:table-cell office:value-type="float" office:value="36.96722" calcext:value-type="float">
            <text:p>36.96722</text:p>
          </table:table-cell>
          <table:table-cell office:value-type="float" office:value="32.00235" calcext:value-type="float">
            <text:p>32.00235</text:p>
          </table:table-cell>
          <table:table-cell office:value-type="float" office:value="8.960109" calcext:value-type="float">
            <text:p>8.960109</text:p>
          </table:table-cell>
          <table:table-cell office:value-type="float" office:value="7.209362" calcext:value-type="float">
            <text:p>7.209362</text:p>
          </table:table-cell>
          <table:table-cell office:value-type="float" office:value="2.613494" calcext:value-type="float">
            <text:p>2.613494</text:p>
          </table:table-cell>
          <table:table-cell office:value-type="float" office:value="2.425909" calcext:value-type="float">
            <text:p>2.425909</text:p>
          </table:table-cell>
          <table:table-cell office:value-type="float" office:value="4.974274" calcext:value-type="float">
            <text:p>4.974274</text:p>
          </table:table-cell>
          <table:table-cell office:value-type="float" office:value="8.361992" calcext:value-type="float">
            <text:p>8.361992</text:p>
          </table:table-cell>
          <table:table-cell office:value-type="float" office:value="8.932268" calcext:value-type="float">
            <text:p>8.932268</text:p>
          </table:table-cell>
          <table:table-cell office:value-type="float" office:value="9.82274" calcext:value-type="float">
            <text:p>9.82274</text:p>
          </table:table-cell>
          <table:table-cell office:value-type="float" office:value="10.41305" calcext:value-type="float">
            <text:p>10.41305</text:p>
          </table:table-cell>
          <table:table-cell office:value-type="float" office:value="11.89144" calcext:value-type="float">
            <text:p>11.89144</text:p>
          </table:table-cell>
          <table:table-cell office:value-type="float" office:value="12.24745" calcext:value-type="float">
            <text:p>12.24745</text:p>
          </table:table-cell>
          <table:table-cell office:value-type="float" office:value="0" calcext:value-type="float">
            <text:p>0</text:p>
          </table:table-cell>
          <table:table-cell office:value-type="float" office:value="0.167907" calcext:value-type="float">
            <text:p>0.167907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11403" calcext:value-type="float">
            <text:p>4.11140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5" calcext:value-type="float">
            <text:p>10112005</text:p>
          </table:table-cell>
          <table:table-cell office:value-type="float" office:value="3.385481" calcext:value-type="float">
            <text:p>3.385481</text:p>
          </table:table-cell>
          <table:table-cell office:value-type="float" office:value="135.36" calcext:value-type="float">
            <text:p>135.36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46103" calcext:value-type="float">
            <text:p>39.46103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546296" calcext:value-type="float">
            <text:p>0.008546296</text:p>
          </table:table-cell>
          <table:table-cell office:value-type="float" office:value="1165.071" calcext:value-type="float">
            <text:p>1165.071</text:p>
          </table:table-cell>
          <table:table-cell office:value-type="float" office:value="1.311131" calcext:value-type="float">
            <text:p>1.311131</text:p>
          </table:table-cell>
          <table:table-cell office:value-type="float" office:value="0" calcext:value-type="float">
            <text:p>0</text:p>
          </table:table-cell>
          <table:table-cell office:value-type="float" office:value="0.2874149" calcext:value-type="float">
            <text:p>0.2874149</text:p>
          </table:table-cell>
          <table:table-cell office:value-type="float" office:value="0.3027507" calcext:value-type="float">
            <text:p>0.3027507</text:p>
          </table:table-cell>
          <table:table-cell office:value-type="float" office:value="0.2433799" calcext:value-type="float">
            <text:p>0.2433799</text:p>
          </table:table-cell>
          <table:table-cell office:value-type="float" office:value="0.06130531" calcext:value-type="float">
            <text:p>0.06130531</text:p>
          </table:table-cell>
          <table:table-cell office:value-type="float" office:value="0.04415347" calcext:value-type="float">
            <text:p>0.04415347</text:p>
          </table:table-cell>
          <table:table-cell office:value-type="float" office:value="0.02844908" calcext:value-type="float">
            <text:p>0.02844908</text:p>
          </table:table-cell>
          <table:table-cell office:value-type="float" office:value="0.03270086" calcext:value-type="float">
            <text:p>0.03270086</text:p>
          </table:table-cell>
          <table:table-cell office:value-type="float" office:value="0.07847206" calcext:value-type="float">
            <text:p>0.07847206</text:p>
          </table:table-cell>
          <table:table-cell office:value-type="float" office:value="0.1510563" calcext:value-type="float">
            <text:p>0.1510563</text:p>
          </table:table-cell>
          <table:table-cell office:value-type="float" office:value="0.1560939" calcext:value-type="float">
            <text:p>0.1560939</text:p>
          </table:table-cell>
          <table:table-cell office:value-type="float" office:value="0.1648094" calcext:value-type="float">
            <text:p>0.1648094</text:p>
          </table:table-cell>
          <table:table-cell office:value-type="float" office:value="0.1716189" calcext:value-type="float">
            <text:p>0.1716189</text:p>
          </table:table-cell>
          <table:table-cell office:value-type="float" office:value="0.1869529" calcext:value-type="float">
            <text:p>0.1869529</text:p>
          </table:table-cell>
          <table:table-cell office:value-type="float" office:value="0.1905144" calcext:value-type="float">
            <text:p>0.1905144</text:p>
          </table:table-cell>
          <table:table-cell office:value-type="float" office:value="0" calcext:value-type="float">
            <text:p>0</text:p>
          </table:table-cell>
          <table:table-cell office:value-type="float" office:value="40.29885" calcext:value-type="float">
            <text:p>40.29885</text:p>
          </table:table-cell>
          <table:table-cell office:value-type="float" office:value="36.95362" calcext:value-type="float">
            <text:p>36.95362</text:p>
          </table:table-cell>
          <table:table-cell office:value-type="float" office:value="31.99044" calcext:value-type="float">
            <text:p>31.99044</text:p>
          </table:table-cell>
          <table:table-cell office:value-type="float" office:value="8.955605" calcext:value-type="float">
            <text:p>8.955605</text:p>
          </table:table-cell>
          <table:table-cell office:value-type="float" office:value="7.204125" calcext:value-type="float">
            <text:p>7.204125</text:p>
          </table:table-cell>
          <table:table-cell office:value-type="float" office:value="2.61436" calcext:value-type="float">
            <text:p>2.61436</text:p>
          </table:table-cell>
          <table:table-cell office:value-type="float" office:value="2.427359" calcext:value-type="float">
            <text:p>2.427359</text:p>
          </table:table-cell>
          <table:table-cell office:value-type="float" office:value="4.977945" calcext:value-type="float">
            <text:p>4.977945</text:p>
          </table:table-cell>
          <table:table-cell office:value-type="float" office:value="8.366837" calcext:value-type="float">
            <text:p>8.366837</text:p>
          </table:table-cell>
          <table:table-cell office:value-type="float" office:value="8.936978" calcext:value-type="float">
            <text:p>8.936978</text:p>
          </table:table-cell>
          <table:table-cell office:value-type="float" office:value="9.826869" calcext:value-type="float">
            <text:p>9.826869</text:p>
          </table:table-cell>
          <table:table-cell office:value-type="float" office:value="10.41678" calcext:value-type="float">
            <text:p>10.41678</text:p>
          </table:table-cell>
          <table:table-cell office:value-type="float" office:value="11.89346" calcext:value-type="float">
            <text:p>11.89346</text:p>
          </table:table-cell>
          <table:table-cell office:value-type="float" office:value="12.24935" calcext:value-type="float">
            <text:p>12.24935</text:p>
          </table:table-cell>
          <table:table-cell office:value-type="float" office:value="0" calcext:value-type="float">
            <text:p>0</text:p>
          </table:table-cell>
          <table:table-cell office:value-type="float" office:value="0.165227" calcext:value-type="float">
            <text:p>0.165227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14205" calcext:value-type="float">
            <text:p>4.1142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5" calcext:value-type="float">
            <text:p>11112005</text:p>
          </table:table-cell>
          <table:table-cell office:value-type="float" office:value="3.383705" calcext:value-type="float">
            <text:p>3.383705</text:p>
          </table:table-cell>
          <table:table-cell office:value-type="float" office:value="135.3581" calcext:value-type="float">
            <text:p>135.3581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47205" calcext:value-type="float">
            <text:p>39.47205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546296" calcext:value-type="float">
            <text:p>0.008546296</text:p>
          </table:table-cell>
          <table:table-cell office:value-type="float" office:value="1165.063" calcext:value-type="float">
            <text:p>1165.063</text:p>
          </table:table-cell>
          <table:table-cell office:value-type="float" office:value="1.311893" calcext:value-type="float">
            <text:p>1.311893</text:p>
          </table:table-cell>
          <table:table-cell office:value-type="float" office:value="0" calcext:value-type="float">
            <text:p>0</text:p>
          </table:table-cell>
          <table:table-cell office:value-type="float" office:value="0.2923589" calcext:value-type="float">
            <text:p>0.2923589</text:p>
          </table:table-cell>
          <table:table-cell office:value-type="float" office:value="0.3076325" calcext:value-type="float">
            <text:p>0.3076325</text:p>
          </table:table-cell>
          <table:table-cell office:value-type="float" office:value="0.2442038" calcext:value-type="float">
            <text:p>0.2442038</text:p>
          </table:table-cell>
          <table:table-cell office:value-type="float" office:value="0.06000482" calcext:value-type="float">
            <text:p>0.06000482</text:p>
          </table:table-cell>
          <table:table-cell office:value-type="float" office:value="0.04256433" calcext:value-type="float">
            <text:p>0.04256433</text:p>
          </table:table-cell>
          <table:table-cell office:value-type="float" office:value="0.0281664" calcext:value-type="float">
            <text:p>0.0281664</text:p>
          </table:table-cell>
          <table:table-cell office:value-type="float" office:value="0.03265862" calcext:value-type="float">
            <text:p>0.03265862</text:p>
          </table:table-cell>
          <table:table-cell office:value-type="float" office:value="0.0783998" calcext:value-type="float">
            <text:p>0.0783998</text:p>
          </table:table-cell>
          <table:table-cell office:value-type="float" office:value="0.1510686" calcext:value-type="float">
            <text:p>0.1510686</text:p>
          </table:table-cell>
          <table:table-cell office:value-type="float" office:value="0.156133" calcext:value-type="float">
            <text:p>0.156133</text:p>
          </table:table-cell>
          <table:table-cell office:value-type="float" office:value="0.164851" calcext:value-type="float">
            <text:p>0.164851</text:p>
          </table:table-cell>
          <table:table-cell office:value-type="float" office:value="0.1716524" calcext:value-type="float">
            <text:p>0.1716524</text:p>
          </table:table-cell>
          <table:table-cell office:value-type="float" office:value="0.1869747" calcext:value-type="float">
            <text:p>0.1869747</text:p>
          </table:table-cell>
          <table:table-cell office:value-type="float" office:value="0.1905347" calcext:value-type="float">
            <text:p>0.1905347</text:p>
          </table:table-cell>
          <table:table-cell office:value-type="float" office:value="0" calcext:value-type="float">
            <text:p>0</text:p>
          </table:table-cell>
          <table:table-cell office:value-type="float" office:value="40.295" calcext:value-type="float">
            <text:p>40.295</text:p>
          </table:table-cell>
          <table:table-cell office:value-type="float" office:value="36.94052" calcext:value-type="float">
            <text:p>36.94052</text:p>
          </table:table-cell>
          <table:table-cell office:value-type="float" office:value="31.97809" calcext:value-type="float">
            <text:p>31.97809</text:p>
          </table:table-cell>
          <table:table-cell office:value-type="float" office:value="8.950686" calcext:value-type="float">
            <text:p>8.950686</text:p>
          </table:table-cell>
          <table:table-cell office:value-type="float" office:value="7.198463" calcext:value-type="float">
            <text:p>7.198463</text:p>
          </table:table-cell>
          <table:table-cell office:value-type="float" office:value="2.615129" calcext:value-type="float">
            <text:p>2.615129</text:p>
          </table:table-cell>
          <table:table-cell office:value-type="float" office:value="2.428781" calcext:value-type="float">
            <text:p>2.428781</text:p>
          </table:table-cell>
          <table:table-cell office:value-type="float" office:value="4.981595" calcext:value-type="float">
            <text:p>4.981595</text:p>
          </table:table-cell>
          <table:table-cell office:value-type="float" office:value="8.371682" calcext:value-type="float">
            <text:p>8.371682</text:p>
          </table:table-cell>
          <table:table-cell office:value-type="float" office:value="8.941687" calcext:value-type="float">
            <text:p>8.941687</text:p>
          </table:table-cell>
          <table:table-cell office:value-type="float" office:value="9.830998" calcext:value-type="float">
            <text:p>9.830998</text:p>
          </table:table-cell>
          <table:table-cell office:value-type="float" office:value="10.4205" calcext:value-type="float">
            <text:p>10.4205</text:p>
          </table:table-cell>
          <table:table-cell office:value-type="float" office:value="11.89547" calcext:value-type="float">
            <text:p>11.89547</text:p>
          </table:table-cell>
          <table:table-cell office:value-type="float" office:value="12.25126" calcext:value-type="float">
            <text:p>12.25126</text:p>
          </table:table-cell>
          <table:table-cell office:value-type="float" office:value="0" calcext:value-type="float">
            <text:p>0</text:p>
          </table:table-cell>
          <table:table-cell office:value-type="float" office:value="0.1707467" calcext:value-type="float">
            <text:p>0.1707467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17051" calcext:value-type="float">
            <text:p>4.11705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5" calcext:value-type="float">
            <text:p>12112005</text:p>
          </table:table-cell>
          <table:table-cell office:value-type="float" office:value="3.381858" calcext:value-type="float">
            <text:p>3.381858</text:p>
          </table:table-cell>
          <table:table-cell office:value-type="float" office:value="135.356" calcext:value-type="float">
            <text:p>135.356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48317" calcext:value-type="float">
            <text:p>39.48317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546296" calcext:value-type="float">
            <text:p>0.008546296</text:p>
          </table:table-cell>
          <table:table-cell office:value-type="float" office:value="1165.055" calcext:value-type="float">
            <text:p>1165.055</text:p>
          </table:table-cell>
          <table:table-cell office:value-type="float" office:value="1.313078" calcext:value-type="float">
            <text:p>1.313078</text:p>
          </table:table-cell>
          <table:table-cell office:value-type="float" office:value="0" calcext:value-type="float">
            <text:p>0</text:p>
          </table:table-cell>
          <table:table-cell office:value-type="float" office:value="0.2978367" calcext:value-type="float">
            <text:p>0.2978367</text:p>
          </table:table-cell>
          <table:table-cell office:value-type="float" office:value="0.3141736" calcext:value-type="float">
            <text:p>0.3141736</text:p>
          </table:table-cell>
          <table:table-cell office:value-type="float" office:value="0.2470262" calcext:value-type="float">
            <text:p>0.2470262</text:p>
          </table:table-cell>
          <table:table-cell office:value-type="float" office:value="0.05874059" calcext:value-type="float">
            <text:p>0.05874059</text:p>
          </table:table-cell>
          <table:table-cell office:value-type="float" office:value="0.04056815" calcext:value-type="float">
            <text:p>0.04056815</text:p>
          </table:table-cell>
          <table:table-cell office:value-type="float" office:value="0.02825869" calcext:value-type="float">
            <text:p>0.02825869</text:p>
          </table:table-cell>
          <table:table-cell office:value-type="float" office:value="0.03280634" calcext:value-type="float">
            <text:p>0.03280634</text:p>
          </table:table-cell>
          <table:table-cell office:value-type="float" office:value="0.07841518" calcext:value-type="float">
            <text:p>0.07841518</text:p>
          </table:table-cell>
          <table:table-cell office:value-type="float" office:value="0.1510833" calcext:value-type="float">
            <text:p>0.1510833</text:p>
          </table:table-cell>
          <table:table-cell office:value-type="float" office:value="0.1561705" calcext:value-type="float">
            <text:p>0.1561705</text:p>
          </table:table-cell>
          <table:table-cell office:value-type="float" office:value="0.1648923" calcext:value-type="float">
            <text:p>0.1648923</text:p>
          </table:table-cell>
          <table:table-cell office:value-type="float" office:value="0.1716857" calcext:value-type="float">
            <text:p>0.1716857</text:p>
          </table:table-cell>
          <table:table-cell office:value-type="float" office:value="0.1869963" calcext:value-type="float">
            <text:p>0.1869963</text:p>
          </table:table-cell>
          <table:table-cell office:value-type="float" office:value="0.1905547" calcext:value-type="float">
            <text:p>0.1905547</text:p>
          </table:table-cell>
          <table:table-cell office:value-type="float" office:value="0" calcext:value-type="float">
            <text:p>0</text:p>
          </table:table-cell>
          <table:table-cell office:value-type="float" office:value="40.29301" calcext:value-type="float">
            <text:p>40.29301</text:p>
          </table:table-cell>
          <table:table-cell office:value-type="float" office:value="36.92942" calcext:value-type="float">
            <text:p>36.92942</text:p>
          </table:table-cell>
          <table:table-cell office:value-type="float" office:value="31.96665" calcext:value-type="float">
            <text:p>31.96665</text:p>
          </table:table-cell>
          <table:table-cell office:value-type="float" office:value="8.945438" calcext:value-type="float">
            <text:p>8.945438</text:p>
          </table:table-cell>
          <table:table-cell office:value-type="float" office:value="7.192313" calcext:value-type="float">
            <text:p>7.192313</text:p>
          </table:table-cell>
          <table:table-cell office:value-type="float" office:value="2.61589" calcext:value-type="float">
            <text:p>2.61589</text:p>
          </table:table-cell>
          <table:table-cell office:value-type="float" office:value="2.430208" calcext:value-type="float">
            <text:p>2.430208</text:p>
          </table:table-cell>
          <table:table-cell office:value-type="float" office:value="4.985229" calcext:value-type="float">
            <text:p>4.985229</text:p>
          </table:table-cell>
          <table:table-cell office:value-type="float" office:value="8.376527" calcext:value-type="float">
            <text:p>8.376527</text:p>
          </table:table-cell>
          <table:table-cell office:value-type="float" office:value="8.946394" calcext:value-type="float">
            <text:p>8.946394</text:p>
          </table:table-cell>
          <table:table-cell office:value-type="float" office:value="9.835128" calcext:value-type="float">
            <text:p>9.835128</text:p>
          </table:table-cell>
          <table:table-cell office:value-type="float" office:value="10.42422" calcext:value-type="float">
            <text:p>10.42422</text:p>
          </table:table-cell>
          <table:table-cell office:value-type="float" office:value="11.89749" calcext:value-type="float">
            <text:p>11.89749</text:p>
          </table:table-cell>
          <table:table-cell office:value-type="float" office:value="12.25319" calcext:value-type="float">
            <text:p>12.25319</text:p>
          </table:table-cell>
          <table:table-cell office:value-type="float" office:value="0" calcext:value-type="float">
            <text:p>0</text:p>
          </table:table-cell>
          <table:table-cell office:value-type="float" office:value="0.1815678" calcext:value-type="float">
            <text:p>0.1815678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20113" calcext:value-type="float">
            <text:p>4.1201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5" calcext:value-type="float">
            <text:p>13112005</text:p>
          </table:table-cell>
          <table:table-cell office:value-type="float" office:value="3.380234" calcext:value-type="float">
            <text:p>3.380234</text:p>
          </table:table-cell>
          <table:table-cell office:value-type="float" office:value="135.354" calcext:value-type="float">
            <text:p>135.354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4943" calcext:value-type="float">
            <text:p>39.4943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546296" calcext:value-type="float">
            <text:p>0.008546296</text:p>
          </table:table-cell>
          <table:table-cell office:value-type="float" office:value="1165.047" calcext:value-type="float">
            <text:p>1165.047</text:p>
          </table:table-cell>
          <table:table-cell office:value-type="float" office:value="1.314357" calcext:value-type="float">
            <text:p>1.314357</text:p>
          </table:table-cell>
          <table:table-cell office:value-type="float" office:value="0" calcext:value-type="float">
            <text:p>0</text:p>
          </table:table-cell>
          <table:table-cell office:value-type="float" office:value="0.2928233" calcext:value-type="float">
            <text:p>0.2928233</text:p>
          </table:table-cell>
          <table:table-cell office:value-type="float" office:value="0.310284" calcext:value-type="float">
            <text:p>0.310284</text:p>
          </table:table-cell>
          <table:table-cell office:value-type="float" office:value="0.2438449" calcext:value-type="float">
            <text:p>0.2438449</text:p>
          </table:table-cell>
          <table:table-cell office:value-type="float" office:value="0.05714351" calcext:value-type="float">
            <text:p>0.05714351</text:p>
          </table:table-cell>
          <table:table-cell office:value-type="float" office:value="0.03878155" calcext:value-type="float">
            <text:p>0.03878155</text:p>
          </table:table-cell>
          <table:table-cell office:value-type="float" office:value="0.02813307" calcext:value-type="float">
            <text:p>0.02813307</text:p>
          </table:table-cell>
          <table:table-cell office:value-type="float" office:value="0.03290795" calcext:value-type="float">
            <text:p>0.03290795</text:p>
          </table:table-cell>
          <table:table-cell office:value-type="float" office:value="0.07848369" calcext:value-type="float">
            <text:p>0.07848369</text:p>
          </table:table-cell>
          <table:table-cell office:value-type="float" office:value="0.151117" calcext:value-type="float">
            <text:p>0.151117</text:p>
          </table:table-cell>
          <table:table-cell office:value-type="float" office:value="0.1562083" calcext:value-type="float">
            <text:p>0.1562083</text:p>
          </table:table-cell>
          <table:table-cell office:value-type="float" office:value="0.1649334" calcext:value-type="float">
            <text:p>0.1649334</text:p>
          </table:table-cell>
          <table:table-cell office:value-type="float" office:value="0.1717186" calcext:value-type="float">
            <text:p>0.1717186</text:p>
          </table:table-cell>
          <table:table-cell office:value-type="float" office:value="0.1870178" calcext:value-type="float">
            <text:p>0.1870178</text:p>
          </table:table-cell>
          <table:table-cell office:value-type="float" office:value="0.1905747" calcext:value-type="float">
            <text:p>0.1905747</text:p>
          </table:table-cell>
          <table:table-cell office:value-type="float" office:value="0" calcext:value-type="float">
            <text:p>0</text:p>
          </table:table-cell>
          <table:table-cell office:value-type="float" office:value="40.29128" calcext:value-type="float">
            <text:p>40.29128</text:p>
          </table:table-cell>
          <table:table-cell office:value-type="float" office:value="36.91895" calcext:value-type="float">
            <text:p>36.91895</text:p>
          </table:table-cell>
          <table:table-cell office:value-type="float" office:value="31.95537" calcext:value-type="float">
            <text:p>31.95537</text:p>
          </table:table-cell>
          <table:table-cell office:value-type="float" office:value="8.939821" calcext:value-type="float">
            <text:p>8.939821</text:p>
          </table:table-cell>
          <table:table-cell office:value-type="float" office:value="7.185604" calcext:value-type="float">
            <text:p>7.185604</text:p>
          </table:table-cell>
          <table:table-cell office:value-type="float" office:value="2.616659" calcext:value-type="float">
            <text:p>2.616659</text:p>
          </table:table-cell>
          <table:table-cell office:value-type="float" office:value="2.431659" calcext:value-type="float">
            <text:p>2.431659</text:p>
          </table:table-cell>
          <table:table-cell office:value-type="float" office:value="4.988863" calcext:value-type="float">
            <text:p>4.988863</text:p>
          </table:table-cell>
          <table:table-cell office:value-type="float" office:value="8.381371" calcext:value-type="float">
            <text:p>8.381371</text:p>
          </table:table-cell>
          <table:table-cell office:value-type="float" office:value="8.951099" calcext:value-type="float">
            <text:p>8.951099</text:p>
          </table:table-cell>
          <table:table-cell office:value-type="float" office:value="9.839256" calcext:value-type="float">
            <text:p>9.839256</text:p>
          </table:table-cell>
          <table:table-cell office:value-type="float" office:value="10.42795" calcext:value-type="float">
            <text:p>10.42795</text:p>
          </table:table-cell>
          <table:table-cell office:value-type="float" office:value="11.89951" calcext:value-type="float">
            <text:p>11.89951</text:p>
          </table:table-cell>
          <table:table-cell office:value-type="float" office:value="12.2551" calcext:value-type="float">
            <text:p>12.2551</text:p>
          </table:table-cell>
          <table:table-cell office:value-type="float" office:value="0" calcext:value-type="float">
            <text:p>0</text:p>
          </table:table-cell>
          <table:table-cell office:value-type="float" office:value="0.1761895" calcext:value-type="float">
            <text:p>0.1761895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22945" calcext:value-type="float">
            <text:p>4.12294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5" calcext:value-type="float">
            <text:p>14112005</text:p>
          </table:table-cell>
          <table:table-cell office:value-type="float" office:value="3.378859" calcext:value-type="float">
            <text:p>3.378859</text:p>
          </table:table-cell>
          <table:table-cell office:value-type="float" office:value="135.3521" calcext:value-type="float">
            <text:p>135.3521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50526" calcext:value-type="float">
            <text:p>39.50526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274" calcext:value-type="float">
            <text:p>0.000516227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546296" calcext:value-type="float">
            <text:p>0.008546296</text:p>
          </table:table-cell>
          <table:table-cell office:value-type="float" office:value="1165.039" calcext:value-type="float">
            <text:p>1165.039</text:p>
          </table:table-cell>
          <table:table-cell office:value-type="float" office:value="1.315408" calcext:value-type="float">
            <text:p>1.315408</text:p>
          </table:table-cell>
          <table:table-cell office:value-type="float" office:value="0" calcext:value-type="float">
            <text:p>0</text:p>
          </table:table-cell>
          <table:table-cell office:value-type="float" office:value="0.288654" calcext:value-type="float">
            <text:p>0.288654</text:p>
          </table:table-cell>
          <table:table-cell office:value-type="float" office:value="0.3045779" calcext:value-type="float">
            <text:p>0.3045779</text:p>
          </table:table-cell>
          <table:table-cell office:value-type="float" office:value="0.2383225" calcext:value-type="float">
            <text:p>0.2383225</text:p>
          </table:table-cell>
          <table:table-cell office:value-type="float" office:value="0.05602981" calcext:value-type="float">
            <text:p>0.05602981</text:p>
          </table:table-cell>
          <table:table-cell office:value-type="float" office:value="0.03799077" calcext:value-type="float">
            <text:p>0.03799077</text:p>
          </table:table-cell>
          <table:table-cell office:value-type="float" office:value="0.02763822" calcext:value-type="float">
            <text:p>0.02763822</text:p>
          </table:table-cell>
          <table:table-cell office:value-type="float" office:value="0.03281159" calcext:value-type="float">
            <text:p>0.03281159</text:p>
          </table:table-cell>
          <table:table-cell office:value-type="float" office:value="0.07849409" calcext:value-type="float">
            <text:p>0.07849409</text:p>
          </table:table-cell>
          <table:table-cell office:value-type="float" office:value="0.1511583" calcext:value-type="float">
            <text:p>0.1511583</text:p>
          </table:table-cell>
          <table:table-cell office:value-type="float" office:value="0.156248" calcext:value-type="float">
            <text:p>0.156248</text:p>
          </table:table-cell>
          <table:table-cell office:value-type="float" office:value="0.1649744" calcext:value-type="float">
            <text:p>0.1649744</text:p>
          </table:table-cell>
          <table:table-cell office:value-type="float" office:value="0.1717517" calcext:value-type="float">
            <text:p>0.1717517</text:p>
          </table:table-cell>
          <table:table-cell office:value-type="float" office:value="0.1870395" calcext:value-type="float">
            <text:p>0.1870395</text:p>
          </table:table-cell>
          <table:table-cell office:value-type="float" office:value="0.1905947" calcext:value-type="float">
            <text:p>0.1905947</text:p>
          </table:table-cell>
          <table:table-cell office:value-type="float" office:value="0" calcext:value-type="float">
            <text:p>0</text:p>
          </table:table-cell>
          <table:table-cell office:value-type="float" office:value="40.28785" calcext:value-type="float">
            <text:p>40.28785</text:p>
          </table:table-cell>
          <table:table-cell office:value-type="float" office:value="36.90729" calcext:value-type="float">
            <text:p>36.90729</text:p>
          </table:table-cell>
          <table:table-cell office:value-type="float" office:value="31.94274" calcext:value-type="float">
            <text:p>31.94274</text:p>
          </table:table-cell>
          <table:table-cell office:value-type="float" office:value="8.933847" calcext:value-type="float">
            <text:p>8.933847</text:p>
          </table:table-cell>
          <table:table-cell office:value-type="float" office:value="7.178571" calcext:value-type="float">
            <text:p>7.178571</text:p>
          </table:table-cell>
          <table:table-cell office:value-type="float" office:value="2.617368" calcext:value-type="float">
            <text:p>2.617368</text:p>
          </table:table-cell>
          <table:table-cell office:value-type="float" office:value="2.433107" calcext:value-type="float">
            <text:p>2.433107</text:p>
          </table:table-cell>
          <table:table-cell office:value-type="float" office:value="4.992497" calcext:value-type="float">
            <text:p>4.992497</text:p>
          </table:table-cell>
          <table:table-cell office:value-type="float" office:value="8.386217" calcext:value-type="float">
            <text:p>8.386217</text:p>
          </table:table-cell>
          <table:table-cell office:value-type="float" office:value="8.955808" calcext:value-type="float">
            <text:p>8.955808</text:p>
          </table:table-cell>
          <table:table-cell office:value-type="float" office:value="9.843386" calcext:value-type="float">
            <text:p>9.843386</text:p>
          </table:table-cell>
          <table:table-cell office:value-type="float" office:value="10.43167" calcext:value-type="float">
            <text:p>10.43167</text:p>
          </table:table-cell>
          <table:table-cell office:value-type="float" office:value="11.90152" calcext:value-type="float">
            <text:p>11.90152</text:p>
          </table:table-cell>
          <table:table-cell office:value-type="float" office:value="12.25701" calcext:value-type="float">
            <text:p>12.25701</text:p>
          </table:table-cell>
          <table:table-cell office:value-type="float" office:value="0" calcext:value-type="float">
            <text:p>0</text:p>
          </table:table-cell>
          <table:table-cell office:value-type="float" office:value="0.1626213" calcext:value-type="float">
            <text:p>0.1626213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25337" calcext:value-type="float">
            <text:p>4.12533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5" calcext:value-type="float">
            <text:p>15112005</text:p>
          </table:table-cell>
          <table:table-cell office:value-type="float" office:value="3.377939" calcext:value-type="float">
            <text:p>3.377939</text:p>
          </table:table-cell>
          <table:table-cell office:value-type="float" office:value="135.3505" calcext:value-type="float">
            <text:p>135.3505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51525" calcext:value-type="float">
            <text:p>39.51525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415" calcext:value-type="float">
            <text:p>0.000516241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446614" calcext:value-type="float">
            <text:p>0.008446614</text:p>
          </table:table-cell>
          <table:table-cell office:value-type="float" office:value="1165.032" calcext:value-type="float">
            <text:p>1165.032</text:p>
          </table:table-cell>
          <table:table-cell office:value-type="float" office:value="1.316456" calcext:value-type="float">
            <text:p>1.316456</text:p>
          </table:table-cell>
          <table:table-cell office:value-type="float" office:value="0" calcext:value-type="float">
            <text:p>0</text:p>
          </table:table-cell>
          <table:table-cell office:value-type="float" office:value="0.1993782" calcext:value-type="float">
            <text:p>0.1993782</text:p>
          </table:table-cell>
          <table:table-cell office:value-type="float" office:value="0.2780408" calcext:value-type="float">
            <text:p>0.2780408</text:p>
          </table:table-cell>
          <table:table-cell office:value-type="float" office:value="0.2266833" calcext:value-type="float">
            <text:p>0.2266833</text:p>
          </table:table-cell>
          <table:table-cell office:value-type="float" office:value="0.05504637" calcext:value-type="float">
            <text:p>0.05504637</text:p>
          </table:table-cell>
          <table:table-cell office:value-type="float" office:value="0.03780426" calcext:value-type="float">
            <text:p>0.03780426</text:p>
          </table:table-cell>
          <table:table-cell office:value-type="float" office:value="0.02683688" calcext:value-type="float">
            <text:p>0.02683688</text:p>
          </table:table-cell>
          <table:table-cell office:value-type="float" office:value="0.02983793" calcext:value-type="float">
            <text:p>0.02983793</text:p>
          </table:table-cell>
          <table:table-cell office:value-type="float" office:value="0.07841629" calcext:value-type="float">
            <text:p>0.07841629</text:p>
          </table:table-cell>
          <table:table-cell office:value-type="float" office:value="0.1511865" calcext:value-type="float">
            <text:p>0.1511865</text:p>
          </table:table-cell>
          <table:table-cell office:value-type="float" office:value="0.1562883" calcext:value-type="float">
            <text:p>0.1562883</text:p>
          </table:table-cell>
          <table:table-cell office:value-type="float" office:value="0.1650158" calcext:value-type="float">
            <text:p>0.1650158</text:p>
          </table:table-cell>
          <table:table-cell office:value-type="float" office:value="0.1717981" calcext:value-type="float">
            <text:p>0.1717981</text:p>
          </table:table-cell>
          <table:table-cell office:value-type="float" office:value="0.1870967" calcext:value-type="float">
            <text:p>0.1870967</text:p>
          </table:table-cell>
          <table:table-cell office:value-type="float" office:value="0.1906041" calcext:value-type="float">
            <text:p>0.1906041</text:p>
          </table:table-cell>
          <table:table-cell office:value-type="float" office:value="0" calcext:value-type="float">
            <text:p>0</text:p>
          </table:table-cell>
          <table:table-cell office:value-type="float" office:value="40.23073" calcext:value-type="float">
            <text:p>40.23073</text:p>
          </table:table-cell>
          <table:table-cell office:value-type="float" office:value="36.88969" calcext:value-type="float">
            <text:p>36.88969</text:p>
          </table:table-cell>
          <table:table-cell office:value-type="float" office:value="31.92828" calcext:value-type="float">
            <text:p>31.92828</text:p>
          </table:table-cell>
          <table:table-cell office:value-type="float" office:value="8.927565" calcext:value-type="float">
            <text:p>8.927565</text:p>
          </table:table-cell>
          <table:table-cell office:value-type="float" office:value="7.171377" calcext:value-type="float">
            <text:p>7.171377</text:p>
          </table:table-cell>
          <table:table-cell office:value-type="float" office:value="2.617983" calcext:value-type="float">
            <text:p>2.617983</text:p>
          </table:table-cell>
          <table:table-cell office:value-type="float" office:value="2.434436" calcext:value-type="float">
            <text:p>2.434436</text:p>
          </table:table-cell>
          <table:table-cell office:value-type="float" office:value="4.996128" calcext:value-type="float">
            <text:p>4.996128</text:p>
          </table:table-cell>
          <table:table-cell office:value-type="float" office:value="8.391062" calcext:value-type="float">
            <text:p>8.391062</text:p>
          </table:table-cell>
          <table:table-cell office:value-type="float" office:value="8.960518" calcext:value-type="float">
            <text:p>8.960518</text:p>
          </table:table-cell>
          <table:table-cell office:value-type="float" office:value="9.847515" calcext:value-type="float">
            <text:p>9.847515</text:p>
          </table:table-cell>
          <table:table-cell office:value-type="float" office:value="10.43535" calcext:value-type="float">
            <text:p>10.43535</text:p>
          </table:table-cell>
          <table:table-cell office:value-type="float" office:value="11.90353" calcext:value-type="float">
            <text:p>11.90353</text:p>
          </table:table-cell>
          <table:table-cell office:value-type="float" office:value="12.25886" calcext:value-type="float">
            <text:p>12.25886</text:p>
          </table:table-cell>
          <table:table-cell office:value-type="float" office:value="0" calcext:value-type="float">
            <text:p>0</text:p>
          </table:table-cell>
          <table:table-cell office:value-type="float" office:value="0.5190621" calcext:value-type="float">
            <text:p>0.5190621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2714" calcext:value-type="float">
            <text:p>4.1271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5" calcext:value-type="float">
            <text:p>16112005</text:p>
          </table:table-cell>
          <table:table-cell office:value-type="float" office:value="3.377209" calcext:value-type="float">
            <text:p>3.377209</text:p>
          </table:table-cell>
          <table:table-cell office:value-type="float" office:value="135.349" calcext:value-type="float">
            <text:p>135.349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52512" calcext:value-type="float">
            <text:p>39.52512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503" calcext:value-type="float">
            <text:p>0.0005162503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293477" calcext:value-type="float">
            <text:p>0.008293477</text:p>
          </table:table-cell>
          <table:table-cell office:value-type="float" office:value="1165.024" calcext:value-type="float">
            <text:p>1165.024</text:p>
          </table:table-cell>
          <table:table-cell office:value-type="float" office:value="1.31711" calcext:value-type="float">
            <text:p>1.31711</text:p>
          </table:table-cell>
          <table:table-cell office:value-type="float" office:value="0" calcext:value-type="float">
            <text:p>0</text:p>
          </table:table-cell>
          <table:table-cell office:value-type="float" office:value="0.2388086" calcext:value-type="float">
            <text:p>0.2388086</text:p>
          </table:table-cell>
          <table:table-cell office:value-type="float" office:value="0.2709896" calcext:value-type="float">
            <text:p>0.2709896</text:p>
          </table:table-cell>
          <table:table-cell office:value-type="float" office:value="0.2205273" calcext:value-type="float">
            <text:p>0.2205273</text:p>
          </table:table-cell>
          <table:table-cell office:value-type="float" office:value="0.05503321" calcext:value-type="float">
            <text:p>0.05503321</text:p>
          </table:table-cell>
          <table:table-cell office:value-type="float" office:value="0.03912356" calcext:value-type="float">
            <text:p>0.03912356</text:p>
          </table:table-cell>
          <table:table-cell office:value-type="float" office:value="0.02589446" calcext:value-type="float">
            <text:p>0.02589446</text:p>
          </table:table-cell>
          <table:table-cell office:value-type="float" office:value="0.03075661" calcext:value-type="float">
            <text:p>0.03075661</text:p>
          </table:table-cell>
          <table:table-cell office:value-type="float" office:value="0.07811502" calcext:value-type="float">
            <text:p>0.07811502</text:p>
          </table:table-cell>
          <table:table-cell office:value-type="float" office:value="0.1511793" calcext:value-type="float">
            <text:p>0.1511793</text:p>
          </table:table-cell>
          <table:table-cell office:value-type="float" office:value="0.1563262" calcext:value-type="float">
            <text:p>0.1563262</text:p>
          </table:table-cell>
          <table:table-cell office:value-type="float" office:value="0.1650571" calcext:value-type="float">
            <text:p>0.1650571</text:p>
          </table:table-cell>
          <table:table-cell office:value-type="float" office:value="0.1718289" calcext:value-type="float">
            <text:p>0.1718289</text:p>
          </table:table-cell>
          <table:table-cell office:value-type="float" office:value="0.1870922" calcext:value-type="float">
            <text:p>0.1870922</text:p>
          </table:table-cell>
          <table:table-cell office:value-type="float" office:value="0.1906334" calcext:value-type="float">
            <text:p>0.1906334</text:p>
          </table:table-cell>
          <table:table-cell office:value-type="float" office:value="0" calcext:value-type="float">
            <text:p>0</text:p>
          </table:table-cell>
          <table:table-cell office:value-type="float" office:value="40.20271" calcext:value-type="float">
            <text:p>40.20271</text:p>
          </table:table-cell>
          <table:table-cell office:value-type="float" office:value="36.86658" calcext:value-type="float">
            <text:p>36.86658</text:p>
          </table:table-cell>
          <table:table-cell office:value-type="float" office:value="31.9109" calcext:value-type="float">
            <text:p>31.9109</text:p>
          </table:table-cell>
          <table:table-cell office:value-type="float" office:value="8.921291" calcext:value-type="float">
            <text:p>8.921291</text:p>
          </table:table-cell>
          <table:table-cell office:value-type="float" office:value="7.164567" calcext:value-type="float">
            <text:p>7.164567</text:p>
          </table:table-cell>
          <table:table-cell office:value-type="float" office:value="2.618422" calcext:value-type="float">
            <text:p>2.618422</text:p>
          </table:table-cell>
          <table:table-cell office:value-type="float" office:value="2.435586" calcext:value-type="float">
            <text:p>2.435586</text:p>
          </table:table-cell>
          <table:table-cell office:value-type="float" office:value="4.999715" calcext:value-type="float">
            <text:p>4.999715</text:p>
          </table:table-cell>
          <table:table-cell office:value-type="float" office:value="8.395907" calcext:value-type="float">
            <text:p>8.395907</text:p>
          </table:table-cell>
          <table:table-cell office:value-type="float" office:value="8.965227" calcext:value-type="float">
            <text:p>8.965227</text:p>
          </table:table-cell>
          <table:table-cell office:value-type="float" office:value="9.851644" calcext:value-type="float">
            <text:p>9.851644</text:p>
          </table:table-cell>
          <table:table-cell office:value-type="float" office:value="10.439" calcext:value-type="float">
            <text:p>10.439</text:p>
          </table:table-cell>
          <table:table-cell office:value-type="float" office:value="11.90555" calcext:value-type="float">
            <text:p>11.90555</text:p>
          </table:table-cell>
          <table:table-cell office:value-type="float" office:value="12.26073" calcext:value-type="float">
            <text:p>12.26073</text:p>
          </table:table-cell>
          <table:table-cell office:value-type="float" office:value="0" calcext:value-type="float">
            <text:p>0</text:p>
          </table:table-cell>
          <table:table-cell office:value-type="float" office:value="0.4638572" calcext:value-type="float">
            <text:p>0.4638572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28529" calcext:value-type="float">
            <text:p>4.12852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5" calcext:value-type="float">
            <text:p>17112005</text:p>
          </table:table-cell>
          <table:table-cell office:value-type="float" office:value="3.376611" calcext:value-type="float">
            <text:p>3.376611</text:p>
          </table:table-cell>
          <table:table-cell office:value-type="float" office:value="135.3476" calcext:value-type="float">
            <text:p>135.3476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53501" calcext:value-type="float">
            <text:p>39.53501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527" calcext:value-type="float">
            <text:p>0.0005162527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258894" calcext:value-type="float">
            <text:p>0.008258894</text:p>
          </table:table-cell>
          <table:table-cell office:value-type="float" office:value="1165.016" calcext:value-type="float">
            <text:p>1165.016</text:p>
          </table:table-cell>
          <table:table-cell office:value-type="float" office:value="1.317428" calcext:value-type="float">
            <text:p>1.317428</text:p>
          </table:table-cell>
          <table:table-cell office:value-type="float" office:value="0" calcext:value-type="float">
            <text:p>0</text:p>
          </table:table-cell>
          <table:table-cell office:value-type="float" office:value="0.2499707" calcext:value-type="float">
            <text:p>0.2499707</text:p>
          </table:table-cell>
          <table:table-cell office:value-type="float" office:value="0.27038" calcext:value-type="float">
            <text:p>0.27038</text:p>
          </table:table-cell>
          <table:table-cell office:value-type="float" office:value="0.21596" calcext:value-type="float">
            <text:p>0.21596</text:p>
          </table:table-cell>
          <table:table-cell office:value-type="float" office:value="0.05497184" calcext:value-type="float">
            <text:p>0.05497184</text:p>
          </table:table-cell>
          <table:table-cell office:value-type="float" office:value="0.04014105" calcext:value-type="float">
            <text:p>0.04014105</text:p>
          </table:table-cell>
          <table:table-cell office:value-type="float" office:value="0.0251864" calcext:value-type="float">
            <text:p>0.0251864</text:p>
          </table:table-cell>
          <table:table-cell office:value-type="float" office:value="0.03095766" calcext:value-type="float">
            <text:p>0.03095766</text:p>
          </table:table-cell>
          <table:table-cell office:value-type="float" office:value="0.07783949" calcext:value-type="float">
            <text:p>0.07783949</text:p>
          </table:table-cell>
          <table:table-cell office:value-type="float" office:value="0.1511306" calcext:value-type="float">
            <text:p>0.1511306</text:p>
          </table:table-cell>
          <table:table-cell office:value-type="float" office:value="0.1563576" calcext:value-type="float">
            <text:p>0.1563576</text:p>
          </table:table-cell>
          <table:table-cell office:value-type="float" office:value="0.1650977" calcext:value-type="float">
            <text:p>0.1650977</text:p>
          </table:table-cell>
          <table:table-cell office:value-type="float" office:value="0.17186" calcext:value-type="float">
            <text:p>0.17186</text:p>
          </table:table-cell>
          <table:table-cell office:value-type="float" office:value="0.1871062" calcext:value-type="float">
            <text:p>0.1871062</text:p>
          </table:table-cell>
          <table:table-cell office:value-type="float" office:value="0.1906523" calcext:value-type="float">
            <text:p>0.1906523</text:p>
          </table:table-cell>
          <table:table-cell office:value-type="float" office:value="0" calcext:value-type="float">
            <text:p>0</text:p>
          </table:table-cell>
          <table:table-cell office:value-type="float" office:value="40.18638" calcext:value-type="float">
            <text:p>40.18638</text:p>
          </table:table-cell>
          <table:table-cell office:value-type="float" office:value="36.84364" calcext:value-type="float">
            <text:p>36.84364</text:p>
          </table:table-cell>
          <table:table-cell office:value-type="float" office:value="31.8919" calcext:value-type="float">
            <text:p>31.8919</text:p>
          </table:table-cell>
          <table:table-cell office:value-type="float" office:value="8.915015" calcext:value-type="float">
            <text:p>8.915015</text:p>
          </table:table-cell>
          <table:table-cell office:value-type="float" office:value="7.158085" calcext:value-type="float">
            <text:p>7.158085</text:p>
          </table:table-cell>
          <table:table-cell office:value-type="float" office:value="2.618721" calcext:value-type="float">
            <text:p>2.618721</text:p>
          </table:table-cell>
          <table:table-cell office:value-type="float" office:value="2.436851" calcext:value-type="float">
            <text:p>2.436851</text:p>
          </table:table-cell>
          <table:table-cell office:value-type="float" office:value="5.003243" calcext:value-type="float">
            <text:p>5.003243</text:p>
          </table:table-cell>
          <table:table-cell office:value-type="float" office:value="8.400752" calcext:value-type="float">
            <text:p>8.400752</text:p>
          </table:table-cell>
          <table:table-cell office:value-type="float" office:value="8.969935" calcext:value-type="float">
            <text:p>8.969935</text:p>
          </table:table-cell>
          <table:table-cell office:value-type="float" office:value="9.855773" calcext:value-type="float">
            <text:p>9.855773</text:p>
          </table:table-cell>
          <table:table-cell office:value-type="float" office:value="10.44264" calcext:value-type="float">
            <text:p>10.44264</text:p>
          </table:table-cell>
          <table:table-cell office:value-type="float" office:value="11.90756" calcext:value-type="float">
            <text:p>11.90756</text:p>
          </table:table-cell>
          <table:table-cell office:value-type="float" office:value="12.26263" calcext:value-type="float">
            <text:p>12.26263</text:p>
          </table:table-cell>
          <table:table-cell office:value-type="float" office:value="0" calcext:value-type="float">
            <text:p>0</text:p>
          </table:table-cell>
          <table:table-cell office:value-type="float" office:value="0.3211838" calcext:value-type="float">
            <text:p>0.3211838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297" calcext:value-type="float">
            <text:p>4.129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5" calcext:value-type="float">
            <text:p>18112005</text:p>
          </table:table-cell>
          <table:table-cell office:value-type="float" office:value="3.375911" calcext:value-type="float">
            <text:p>3.375911</text:p>
          </table:table-cell>
          <table:table-cell office:value-type="float" office:value="135.3463" calcext:value-type="float">
            <text:p>135.3463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54487" calcext:value-type="float">
            <text:p>39.54487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529" calcext:value-type="float">
            <text:p>0.0005162529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258896" calcext:value-type="float">
            <text:p>0.008258896</text:p>
          </table:table-cell>
          <table:table-cell office:value-type="float" office:value="1165.008" calcext:value-type="float">
            <text:p>1165.008</text:p>
          </table:table-cell>
          <table:table-cell office:value-type="float" office:value="1.317869" calcext:value-type="float">
            <text:p>1.317869</text:p>
          </table:table-cell>
          <table:table-cell office:value-type="float" office:value="0" calcext:value-type="float">
            <text:p>0</text:p>
          </table:table-cell>
          <table:table-cell office:value-type="float" office:value="0.2259811" calcext:value-type="float">
            <text:p>0.2259811</text:p>
          </table:table-cell>
          <table:table-cell office:value-type="float" office:value="0.278052" calcext:value-type="float">
            <text:p>0.278052</text:p>
          </table:table-cell>
          <table:table-cell office:value-type="float" office:value="0.2176588" calcext:value-type="float">
            <text:p>0.2176588</text:p>
          </table:table-cell>
          <table:table-cell office:value-type="float" office:value="0.0543321" calcext:value-type="float">
            <text:p>0.0543321</text:p>
          </table:table-cell>
          <table:table-cell office:value-type="float" office:value="0.03996544" calcext:value-type="float">
            <text:p>0.03996544</text:p>
          </table:table-cell>
          <table:table-cell office:value-type="float" office:value="0.02490997" calcext:value-type="float">
            <text:p>0.02490997</text:p>
          </table:table-cell>
          <table:table-cell office:value-type="float" office:value="0.03094289" calcext:value-type="float">
            <text:p>0.03094289</text:p>
          </table:table-cell>
          <table:table-cell office:value-type="float" office:value="0.077621" calcext:value-type="float">
            <text:p>0.077621</text:p>
          </table:table-cell>
          <table:table-cell office:value-type="float" office:value="0.1510592" calcext:value-type="float">
            <text:p>0.1510592</text:p>
          </table:table-cell>
          <table:table-cell office:value-type="float" office:value="0.1563812" calcext:value-type="float">
            <text:p>0.1563812</text:p>
          </table:table-cell>
          <table:table-cell office:value-type="float" office:value="0.1651371" calcext:value-type="float">
            <text:p>0.1651371</text:p>
          </table:table-cell>
          <table:table-cell office:value-type="float" office:value="0.1718924" calcext:value-type="float">
            <text:p>0.1718924</text:p>
          </table:table-cell>
          <table:table-cell office:value-type="float" office:value="0.1871262" calcext:value-type="float">
            <text:p>0.1871262</text:p>
          </table:table-cell>
          <table:table-cell office:value-type="float" office:value="0.1906733" calcext:value-type="float">
            <text:p>0.1906733</text:p>
          </table:table-cell>
          <table:table-cell office:value-type="float" office:value="0" calcext:value-type="float">
            <text:p>0</text:p>
          </table:table-cell>
          <table:table-cell office:value-type="float" office:value="40.16801" calcext:value-type="float">
            <text:p>40.16801</text:p>
          </table:table-cell>
          <table:table-cell office:value-type="float" office:value="36.82176" calcext:value-type="float">
            <text:p>36.82176</text:p>
          </table:table-cell>
          <table:table-cell office:value-type="float" office:value="31.87265" calcext:value-type="float">
            <text:p>31.87265</text:p>
          </table:table-cell>
          <table:table-cell office:value-type="float" office:value="8.908731" calcext:value-type="float">
            <text:p>8.908731</text:p>
          </table:table-cell>
          <table:table-cell office:value-type="float" office:value="7.151813" calcext:value-type="float">
            <text:p>7.151813</text:p>
          </table:table-cell>
          <table:table-cell office:value-type="float" office:value="2.618931" calcext:value-type="float">
            <text:p>2.618931</text:p>
          </table:table-cell>
          <table:table-cell office:value-type="float" office:value="2.438102" calcext:value-type="float">
            <text:p>2.438102</text:p>
          </table:table-cell>
          <table:table-cell office:value-type="float" office:value="5.00672" calcext:value-type="float">
            <text:p>5.00672</text:p>
          </table:table-cell>
          <table:table-cell office:value-type="float" office:value="8.405559" calcext:value-type="float">
            <text:p>8.405559</text:p>
          </table:table-cell>
          <table:table-cell office:value-type="float" office:value="8.97464" calcext:value-type="float">
            <text:p>8.97464</text:p>
          </table:table-cell>
          <table:table-cell office:value-type="float" office:value="9.859902" calcext:value-type="float">
            <text:p>9.859902</text:p>
          </table:table-cell>
          <table:table-cell office:value-type="float" office:value="10.44628" calcext:value-type="float">
            <text:p>10.44628</text:p>
          </table:table-cell>
          <table:table-cell office:value-type="float" office:value="11.90958" calcext:value-type="float">
            <text:p>11.90958</text:p>
          </table:table-cell>
          <table:table-cell office:value-type="float" office:value="12.26452" calcext:value-type="float">
            <text:p>12.26452</text:p>
          </table:table-cell>
          <table:table-cell office:value-type="float" office:value="0" calcext:value-type="float">
            <text:p>0</text:p>
          </table:table-cell>
          <table:table-cell office:value-type="float" office:value="0.2113428" calcext:value-type="float">
            <text:p>0.2113428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30933" calcext:value-type="float">
            <text:p>4.13093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5" calcext:value-type="float">
            <text:p>19112005</text:p>
          </table:table-cell>
          <table:table-cell office:value-type="float" office:value="3.375254" calcext:value-type="float">
            <text:p>3.375254</text:p>
          </table:table-cell>
          <table:table-cell office:value-type="float" office:value="135.3449" calcext:value-type="float">
            <text:p>135.3449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55449" calcext:value-type="float">
            <text:p>39.55449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529" calcext:value-type="float">
            <text:p>0.0005162529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258896" calcext:value-type="float">
            <text:p>0.008258896</text:p>
          </table:table-cell>
          <table:table-cell office:value-type="float" office:value="1165" calcext:value-type="float">
            <text:p>1165</text:p>
          </table:table-cell>
          <table:table-cell office:value-type="float" office:value="1.318848" calcext:value-type="float">
            <text:p>1.318848</text:p>
          </table:table-cell>
          <table:table-cell office:value-type="float" office:value="0" calcext:value-type="float">
            <text:p>0</text:p>
          </table:table-cell>
          <table:table-cell office:value-type="float" office:value="0.2127438" calcext:value-type="float">
            <text:p>0.2127438</text:p>
          </table:table-cell>
          <table:table-cell office:value-type="float" office:value="0.2825122" calcext:value-type="float">
            <text:p>0.2825122</text:p>
          </table:table-cell>
          <table:table-cell office:value-type="float" office:value="0.2188442" calcext:value-type="float">
            <text:p>0.2188442</text:p>
          </table:table-cell>
          <table:table-cell office:value-type="float" office:value="0.05297305" calcext:value-type="float">
            <text:p>0.05297305</text:p>
          </table:table-cell>
          <table:table-cell office:value-type="float" office:value="0.0383373" calcext:value-type="float">
            <text:p>0.0383373</text:p>
          </table:table-cell>
          <table:table-cell office:value-type="float" office:value="0.02488593" calcext:value-type="float">
            <text:p>0.02488593</text:p>
          </table:table-cell>
          <table:table-cell office:value-type="float" office:value="0.03105302" calcext:value-type="float">
            <text:p>0.03105302</text:p>
          </table:table-cell>
          <table:table-cell office:value-type="float" office:value="0.07754617" calcext:value-type="float">
            <text:p>0.07754617</text:p>
          </table:table-cell>
          <table:table-cell office:value-type="float" office:value="0.1509982" calcext:value-type="float">
            <text:p>0.1509982</text:p>
          </table:table-cell>
          <table:table-cell office:value-type="float" office:value="0.156399" calcext:value-type="float">
            <text:p>0.156399</text:p>
          </table:table-cell>
          <table:table-cell office:value-type="float" office:value="0.1651751" calcext:value-type="float">
            <text:p>0.1651751</text:p>
          </table:table-cell>
          <table:table-cell office:value-type="float" office:value="0.1719277" calcext:value-type="float">
            <text:p>0.1719277</text:p>
          </table:table-cell>
          <table:table-cell office:value-type="float" office:value="0.1871477" calcext:value-type="float">
            <text:p>0.1871477</text:p>
          </table:table-cell>
          <table:table-cell office:value-type="float" office:value="0.1906936" calcext:value-type="float">
            <text:p>0.1906936</text:p>
          </table:table-cell>
          <table:table-cell office:value-type="float" office:value="0" calcext:value-type="float">
            <text:p>0</text:p>
          </table:table-cell>
          <table:table-cell office:value-type="float" office:value="40.12807" calcext:value-type="float">
            <text:p>40.12807</text:p>
          </table:table-cell>
          <table:table-cell office:value-type="float" office:value="36.80056" calcext:value-type="float">
            <text:p>36.80056</text:p>
          </table:table-cell>
          <table:table-cell office:value-type="float" office:value="31.85424" calcext:value-type="float">
            <text:p>31.85424</text:p>
          </table:table-cell>
          <table:table-cell office:value-type="float" office:value="8.902124" calcext:value-type="float">
            <text:p>8.902124</text:p>
          </table:table-cell>
          <table:table-cell office:value-type="float" office:value="7.14524" calcext:value-type="float">
            <text:p>7.14524</text:p>
          </table:table-cell>
          <table:table-cell office:value-type="float" office:value="2.619125" calcext:value-type="float">
            <text:p>2.619125</text:p>
          </table:table-cell>
          <table:table-cell office:value-type="float" office:value="2.439346" calcext:value-type="float">
            <text:p>2.439346</text:p>
          </table:table-cell>
          <table:table-cell office:value-type="float" office:value="5.01017" calcext:value-type="float">
            <text:p>5.01017</text:p>
          </table:table-cell>
          <table:table-cell office:value-type="float" office:value="8.410313" calcext:value-type="float">
            <text:p>8.410313</text:p>
          </table:table-cell>
          <table:table-cell office:value-type="float" office:value="8.979324" calcext:value-type="float">
            <text:p>8.979324</text:p>
          </table:table-cell>
          <table:table-cell office:value-type="float" office:value="9.863985" calcext:value-type="float">
            <text:p>9.863985</text:p>
          </table:table-cell>
          <table:table-cell office:value-type="float" office:value="10.44993" calcext:value-type="float">
            <text:p>10.44993</text:p>
          </table:table-cell>
          <table:table-cell office:value-type="float" office:value="11.9116" calcext:value-type="float">
            <text:p>11.9116</text:p>
          </table:table-cell>
          <table:table-cell office:value-type="float" office:value="12.26642" calcext:value-type="float">
            <text:p>12.26642</text:p>
          </table:table-cell>
          <table:table-cell office:value-type="float" office:value="0" calcext:value-type="float">
            <text:p>0</text:p>
          </table:table-cell>
          <table:table-cell office:value-type="float" office:value="0.1739473" calcext:value-type="float">
            <text:p>0.1739473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3213" calcext:value-type="float">
            <text:p>4.132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5" calcext:value-type="float">
            <text:p>20112005</text:p>
          </table:table-cell>
          <table:table-cell office:value-type="float" office:value="3.374675" calcext:value-type="float">
            <text:p>3.374675</text:p>
          </table:table-cell>
          <table:table-cell office:value-type="float" office:value="135.3435" calcext:value-type="float">
            <text:p>135.3435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56402" calcext:value-type="float">
            <text:p>39.56402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529" calcext:value-type="float">
            <text:p>0.0005162529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258896" calcext:value-type="float">
            <text:p>0.008258896</text:p>
          </table:table-cell>
          <table:table-cell office:value-type="float" office:value="1164.991" calcext:value-type="float">
            <text:p>1164.991</text:p>
          </table:table-cell>
          <table:table-cell office:value-type="float" office:value="1.319941" calcext:value-type="float">
            <text:p>1.319941</text:p>
          </table:table-cell>
          <table:table-cell office:value-type="float" office:value="0" calcext:value-type="float">
            <text:p>0</text:p>
          </table:table-cell>
          <table:table-cell office:value-type="float" office:value="0.2234377" calcext:value-type="float">
            <text:p>0.2234377</text:p>
          </table:table-cell>
          <table:table-cell office:value-type="float" office:value="0.2767279" calcext:value-type="float">
            <text:p>0.2767279</text:p>
          </table:table-cell>
          <table:table-cell office:value-type="float" office:value="0.2182749" calcext:value-type="float">
            <text:p>0.2182749</text:p>
          </table:table-cell>
          <table:table-cell office:value-type="float" office:value="0.05229332" calcext:value-type="float">
            <text:p>0.05229332</text:p>
          </table:table-cell>
          <table:table-cell office:value-type="float" office:value="0.03749616" calcext:value-type="float">
            <text:p>0.03749616</text:p>
          </table:table-cell>
          <table:table-cell office:value-type="float" office:value="0.02477043" calcext:value-type="float">
            <text:p>0.02477043</text:p>
          </table:table-cell>
          <table:table-cell office:value-type="float" office:value="0.03110265" calcext:value-type="float">
            <text:p>0.03110265</text:p>
          </table:table-cell>
          <table:table-cell office:value-type="float" office:value="0.07753696" calcext:value-type="float">
            <text:p>0.07753696</text:p>
          </table:table-cell>
          <table:table-cell office:value-type="float" office:value="0.1509668" calcext:value-type="float">
            <text:p>0.1509668</text:p>
          </table:table-cell>
          <table:table-cell office:value-type="float" office:value="0.1564154" calcext:value-type="float">
            <text:p>0.1564154</text:p>
          </table:table-cell>
          <table:table-cell office:value-type="float" office:value="0.1652118" calcext:value-type="float">
            <text:p>0.1652118</text:p>
          </table:table-cell>
          <table:table-cell office:value-type="float" office:value="0.1719566" calcext:value-type="float">
            <text:p>0.1719566</text:p>
          </table:table-cell>
          <table:table-cell office:value-type="float" office:value="0.1871691" calcext:value-type="float">
            <text:p>0.1871691</text:p>
          </table:table-cell>
          <table:table-cell office:value-type="float" office:value="0.1907138" calcext:value-type="float">
            <text:p>0.1907138</text:p>
          </table:table-cell>
          <table:table-cell office:value-type="float" office:value="0" calcext:value-type="float">
            <text:p>0</text:p>
          </table:table-cell>
          <table:table-cell office:value-type="float" office:value="40.09095" calcext:value-type="float">
            <text:p>40.09095</text:p>
          </table:table-cell>
          <table:table-cell office:value-type="float" office:value="36.77789" calcext:value-type="float">
            <text:p>36.77789</text:p>
          </table:table-cell>
          <table:table-cell office:value-type="float" office:value="31.83591" calcext:value-type="float">
            <text:p>31.83591</text:p>
          </table:table-cell>
          <table:table-cell office:value-type="float" office:value="8.895276" calcext:value-type="float">
            <text:p>8.895276</text:p>
          </table:table-cell>
          <table:table-cell office:value-type="float" office:value="7.138347" calcext:value-type="float">
            <text:p>7.138347</text:p>
          </table:table-cell>
          <table:table-cell office:value-type="float" office:value="2.619308" calcext:value-type="float">
            <text:p>2.619308</text:p>
          </table:table-cell>
          <table:table-cell office:value-type="float" office:value="2.440594" calcext:value-type="float">
            <text:p>2.440594</text:p>
          </table:table-cell>
          <table:table-cell office:value-type="float" office:value="5.013619" calcext:value-type="float">
            <text:p>5.013619</text:p>
          </table:table-cell>
          <table:table-cell office:value-type="float" office:value="8.415066" calcext:value-type="float">
            <text:p>8.415066</text:p>
          </table:table-cell>
          <table:table-cell office:value-type="float" office:value="8.983956" calcext:value-type="float">
            <text:p>8.983956</text:p>
          </table:table-cell>
          <table:table-cell office:value-type="float" office:value="9.868058" calcext:value-type="float">
            <text:p>9.868058</text:p>
          </table:table-cell>
          <table:table-cell office:value-type="float" office:value="10.45357" calcext:value-type="float">
            <text:p>10.45357</text:p>
          </table:table-cell>
          <table:table-cell office:value-type="float" office:value="11.91361" calcext:value-type="float">
            <text:p>11.91361</text:p>
          </table:table-cell>
          <table:table-cell office:value-type="float" office:value="12.26832" calcext:value-type="float">
            <text:p>12.26832</text:p>
          </table:table-cell>
          <table:table-cell office:value-type="float" office:value="0" calcext:value-type="float">
            <text:p>0</text:p>
          </table:table-cell>
          <table:table-cell office:value-type="float" office:value="0.1548439" calcext:value-type="float">
            <text:p>0.1548439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33234" calcext:value-type="float">
            <text:p>4.13323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5" calcext:value-type="float">
            <text:p>21112005</text:p>
          </table:table-cell>
          <table:table-cell office:value-type="float" office:value="3.374124" calcext:value-type="float">
            <text:p>3.374124</text:p>
          </table:table-cell>
          <table:table-cell office:value-type="float" office:value="135.342" calcext:value-type="float">
            <text:p>135.342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57355" calcext:value-type="float">
            <text:p>39.57355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529" calcext:value-type="float">
            <text:p>0.0005162529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258896" calcext:value-type="float">
            <text:p>0.008258896</text:p>
          </table:table-cell>
          <table:table-cell office:value-type="float" office:value="1164.984" calcext:value-type="float">
            <text:p>1164.984</text:p>
          </table:table-cell>
          <table:table-cell office:value-type="float" office:value="1.321102" calcext:value-type="float">
            <text:p>1.321102</text:p>
          </table:table-cell>
          <table:table-cell office:value-type="float" office:value="0" calcext:value-type="float">
            <text:p>0</text:p>
          </table:table-cell>
          <table:table-cell office:value-type="float" office:value="0.2210497" calcext:value-type="float">
            <text:p>0.2210497</text:p>
          </table:table-cell>
          <table:table-cell office:value-type="float" office:value="0.2755108" calcext:value-type="float">
            <text:p>0.2755108</text:p>
          </table:table-cell>
          <table:table-cell office:value-type="float" office:value="0.2180161" calcext:value-type="float">
            <text:p>0.2180161</text:p>
          </table:table-cell>
          <table:table-cell office:value-type="float" office:value="0.0517019" calcext:value-type="float">
            <text:p>0.0517019</text:p>
          </table:table-cell>
          <table:table-cell office:value-type="float" office:value="0.03685775" calcext:value-type="float">
            <text:p>0.03685775</text:p>
          </table:table-cell>
          <table:table-cell office:value-type="float" office:value="0.02466179" calcext:value-type="float">
            <text:p>0.02466179</text:p>
          </table:table-cell>
          <table:table-cell office:value-type="float" office:value="0.03111779" calcext:value-type="float">
            <text:p>0.03111779</text:p>
          </table:table-cell>
          <table:table-cell office:value-type="float" office:value="0.07752703" calcext:value-type="float">
            <text:p>0.07752703</text:p>
          </table:table-cell>
          <table:table-cell office:value-type="float" office:value="0.1509552" calcext:value-type="float">
            <text:p>0.1509552</text:p>
          </table:table-cell>
          <table:table-cell office:value-type="float" office:value="0.1564337" calcext:value-type="float">
            <text:p>0.1564337</text:p>
          </table:table-cell>
          <table:table-cell office:value-type="float" office:value="0.165248" calcext:value-type="float">
            <text:p>0.165248</text:p>
          </table:table-cell>
          <table:table-cell office:value-type="float" office:value="0.1719861" calcext:value-type="float">
            <text:p>0.1719861</text:p>
          </table:table-cell>
          <table:table-cell office:value-type="float" office:value="0.1871906" calcext:value-type="float">
            <text:p>0.1871906</text:p>
          </table:table-cell>
          <table:table-cell office:value-type="float" office:value="0.1907337" calcext:value-type="float">
            <text:p>0.1907337</text:p>
          </table:table-cell>
          <table:table-cell office:value-type="float" office:value="0" calcext:value-type="float">
            <text:p>0</text:p>
          </table:table-cell>
          <table:table-cell office:value-type="float" office:value="40.0602" calcext:value-type="float">
            <text:p>40.0602</text:p>
          </table:table-cell>
          <table:table-cell office:value-type="float" office:value="36.75438" calcext:value-type="float">
            <text:p>36.75438</text:p>
          </table:table-cell>
          <table:table-cell office:value-type="float" office:value="31.81735" calcext:value-type="float">
            <text:p>31.81735</text:p>
          </table:table-cell>
          <table:table-cell office:value-type="float" office:value="8.888298" calcext:value-type="float">
            <text:p>8.888298</text:p>
          </table:table-cell>
          <table:table-cell office:value-type="float" office:value="7.131289" calcext:value-type="float">
            <text:p>7.131289</text:p>
          </table:table-cell>
          <table:table-cell office:value-type="float" office:value="2.619464" calcext:value-type="float">
            <text:p>2.619464</text:p>
          </table:table-cell>
          <table:table-cell office:value-type="float" office:value="2.44183" calcext:value-type="float">
            <text:p>2.44183</text:p>
          </table:table-cell>
          <table:table-cell office:value-type="float" office:value="5.017055" calcext:value-type="float">
            <text:p>5.017055</text:p>
          </table:table-cell>
          <table:table-cell office:value-type="float" office:value="8.41982" calcext:value-type="float">
            <text:p>8.41982</text:p>
          </table:table-cell>
          <table:table-cell office:value-type="float" office:value="8.98859" calcext:value-type="float">
            <text:p>8.98859</text:p>
          </table:table-cell>
          <table:table-cell office:value-type="float" office:value="9.87213" calcext:value-type="float">
            <text:p>9.87213</text:p>
          </table:table-cell>
          <table:table-cell office:value-type="float" office:value="10.45722" calcext:value-type="float">
            <text:p>10.45722</text:p>
          </table:table-cell>
          <table:table-cell office:value-type="float" office:value="11.91563" calcext:value-type="float">
            <text:p>11.91563</text:p>
          </table:table-cell>
          <table:table-cell office:value-type="float" office:value="12.27021" calcext:value-type="float">
            <text:p>12.27021</text:p>
          </table:table-cell>
          <table:table-cell office:value-type="float" office:value="0" calcext:value-type="float">
            <text:p>0</text:p>
          </table:table-cell>
          <table:table-cell office:value-type="float" office:value="0.1302696" calcext:value-type="float">
            <text:p>0.1302696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34302" calcext:value-type="float">
            <text:p>4.13430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5" calcext:value-type="float">
            <text:p>22112005</text:p>
          </table:table-cell>
          <table:table-cell office:value-type="float" office:value="3.373615" calcext:value-type="float">
            <text:p>3.373615</text:p>
          </table:table-cell>
          <table:table-cell office:value-type="float" office:value="135.3406" calcext:value-type="float">
            <text:p>135.3406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58305" calcext:value-type="float">
            <text:p>39.58305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529" calcext:value-type="float">
            <text:p>0.0005162529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254077" calcext:value-type="float">
            <text:p>0.008254077</text:p>
          </table:table-cell>
          <table:table-cell office:value-type="float" office:value="1164.975" calcext:value-type="float">
            <text:p>1164.975</text:p>
          </table:table-cell>
          <table:table-cell office:value-type="float" office:value="1.32255" calcext:value-type="float">
            <text:p>1.32255</text:p>
          </table:table-cell>
          <table:table-cell office:value-type="float" office:value="0" calcext:value-type="float">
            <text:p>0</text:p>
          </table:table-cell>
          <table:table-cell office:value-type="float" office:value="0.2307643" calcext:value-type="float">
            <text:p>0.2307643</text:p>
          </table:table-cell>
          <table:table-cell office:value-type="float" office:value="0.2751566" calcext:value-type="float">
            <text:p>0.2751566</text:p>
          </table:table-cell>
          <table:table-cell office:value-type="float" office:value="0.2180892" calcext:value-type="float">
            <text:p>0.2180892</text:p>
          </table:table-cell>
          <table:table-cell office:value-type="float" office:value="0.05067199" calcext:value-type="float">
            <text:p>0.05067199</text:p>
          </table:table-cell>
          <table:table-cell office:value-type="float" office:value="0.03567169" calcext:value-type="float">
            <text:p>0.03567169</text:p>
          </table:table-cell>
          <table:table-cell office:value-type="float" office:value="0.02462211" calcext:value-type="float">
            <text:p>0.02462211</text:p>
          </table:table-cell>
          <table:table-cell office:value-type="float" office:value="0.03118048" calcext:value-type="float">
            <text:p>0.03118048</text:p>
          </table:table-cell>
          <table:table-cell office:value-type="float" office:value="0.0775378" calcext:value-type="float">
            <text:p>0.0775378</text:p>
          </table:table-cell>
          <table:table-cell office:value-type="float" office:value="0.1509556" calcext:value-type="float">
            <text:p>0.1509556</text:p>
          </table:table-cell>
          <table:table-cell office:value-type="float" office:value="0.1564547" calcext:value-type="float">
            <text:p>0.1564547</text:p>
          </table:table-cell>
          <table:table-cell office:value-type="float" office:value="0.1652839" calcext:value-type="float">
            <text:p>0.1652839</text:p>
          </table:table-cell>
          <table:table-cell office:value-type="float" office:value="0.1720162" calcext:value-type="float">
            <text:p>0.1720162</text:p>
          </table:table-cell>
          <table:table-cell office:value-type="float" office:value="0.1874038" calcext:value-type="float">
            <text:p>0.1874038</text:p>
          </table:table-cell>
          <table:table-cell office:value-type="float" office:value="0.1906723" calcext:value-type="float">
            <text:p>0.1906723</text:p>
          </table:table-cell>
          <table:table-cell office:value-type="float" office:value="0" calcext:value-type="float">
            <text:p>0</text:p>
          </table:table-cell>
          <table:table-cell office:value-type="float" office:value="40.03169" calcext:value-type="float">
            <text:p>40.03169</text:p>
          </table:table-cell>
          <table:table-cell office:value-type="float" office:value="36.73071" calcext:value-type="float">
            <text:p>36.73071</text:p>
          </table:table-cell>
          <table:table-cell office:value-type="float" office:value="31.79879" calcext:value-type="float">
            <text:p>31.79879</text:p>
          </table:table-cell>
          <table:table-cell office:value-type="float" office:value="8.881077" calcext:value-type="float">
            <text:p>8.881077</text:p>
          </table:table-cell>
          <table:table-cell office:value-type="float" office:value="7.124" calcext:value-type="float">
            <text:p>7.124</text:p>
          </table:table-cell>
          <table:table-cell office:value-type="float" office:value="2.619608" calcext:value-type="float">
            <text:p>2.619608</text:p>
          </table:table-cell>
          <table:table-cell office:value-type="float" office:value="2.443062" calcext:value-type="float">
            <text:p>2.443062</text:p>
          </table:table-cell>
          <table:table-cell office:value-type="float" office:value="5.020473" calcext:value-type="float">
            <text:p>5.020473</text:p>
          </table:table-cell>
          <table:table-cell office:value-type="float" office:value="8.424573" calcext:value-type="float">
            <text:p>8.424573</text:p>
          </table:table-cell>
          <table:table-cell office:value-type="float" office:value="8.993222" calcext:value-type="float">
            <text:p>8.993222</text:p>
          </table:table-cell>
          <table:table-cell office:value-type="float" office:value="9.876203" calcext:value-type="float">
            <text:p>9.876203</text:p>
          </table:table-cell>
          <table:table-cell office:value-type="float" office:value="10.46086" calcext:value-type="float">
            <text:p>10.46086</text:p>
          </table:table-cell>
          <table:table-cell office:value-type="float" office:value="11.91758" calcext:value-type="float">
            <text:p>11.91758</text:p>
          </table:table-cell>
          <table:table-cell office:value-type="float" office:value="12.27212" calcext:value-type="float">
            <text:p>12.27212</text:p>
          </table:table-cell>
          <table:table-cell office:value-type="float" office:value="0" calcext:value-type="float">
            <text:p>0</text:p>
          </table:table-cell>
          <table:table-cell office:value-type="float" office:value="0.1248172" calcext:value-type="float">
            <text:p>0.1248172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35315" calcext:value-type="float">
            <text:p>4.13531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5" calcext:value-type="float">
            <text:p>23112005</text:p>
          </table:table-cell>
          <table:table-cell office:value-type="float" office:value="3.373132" calcext:value-type="float">
            <text:p>3.373132</text:p>
          </table:table-cell>
          <table:table-cell office:value-type="float" office:value="135.3391" calcext:value-type="float">
            <text:p>135.3391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59261" calcext:value-type="float">
            <text:p>39.59261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529" calcext:value-type="float">
            <text:p>0.0005162529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8086203" calcext:value-type="float">
            <text:p>0.008086203</text:p>
          </table:table-cell>
          <table:table-cell office:value-type="float" office:value="1164.967" calcext:value-type="float">
            <text:p>1164.967</text:p>
          </table:table-cell>
          <table:table-cell office:value-type="float" office:value="1.324484" calcext:value-type="float">
            <text:p>1.324484</text:p>
          </table:table-cell>
          <table:table-cell office:value-type="float" office:value="0" calcext:value-type="float">
            <text:p>0</text:p>
          </table:table-cell>
          <table:table-cell office:value-type="float" office:value="0.2384263" calcext:value-type="float">
            <text:p>0.2384263</text:p>
          </table:table-cell>
          <table:table-cell office:value-type="float" office:value="0.2752888" calcext:value-type="float">
            <text:p>0.2752888</text:p>
          </table:table-cell>
          <table:table-cell office:value-type="float" office:value="0.2191148" calcext:value-type="float">
            <text:p>0.2191148</text:p>
          </table:table-cell>
          <table:table-cell office:value-type="float" office:value="0.04896024" calcext:value-type="float">
            <text:p>0.04896024</text:p>
          </table:table-cell>
          <table:table-cell office:value-type="float" office:value="0.03377404" calcext:value-type="float">
            <text:p>0.03377404</text:p>
          </table:table-cell>
          <table:table-cell office:value-type="float" office:value="0.02467006" calcext:value-type="float">
            <text:p>0.02467006</text:p>
          </table:table-cell>
          <table:table-cell office:value-type="float" office:value="0.03131298" calcext:value-type="float">
            <text:p>0.03131298</text:p>
          </table:table-cell>
          <table:table-cell office:value-type="float" office:value="0.07758381" calcext:value-type="float">
            <text:p>0.07758381</text:p>
          </table:table-cell>
          <table:table-cell office:value-type="float" office:value="0.1509706" calcext:value-type="float">
            <text:p>0.1509706</text:p>
          </table:table-cell>
          <table:table-cell office:value-type="float" office:value="0.1564783" calcext:value-type="float">
            <text:p>0.1564783</text:p>
          </table:table-cell>
          <table:table-cell office:value-type="float" office:value="0.1653204" calcext:value-type="float">
            <text:p>0.1653204</text:p>
          </table:table-cell>
          <table:table-cell office:value-type="float" office:value="0.1720602" calcext:value-type="float">
            <text:p>0.1720602</text:p>
          </table:table-cell>
          <table:table-cell office:value-type="float" office:value="0.1872848" calcext:value-type="float">
            <text:p>0.1872848</text:p>
          </table:table-cell>
          <table:table-cell office:value-type="float" office:value="0.1907493" calcext:value-type="float">
            <text:p>0.1907493</text:p>
          </table:table-cell>
          <table:table-cell office:value-type="float" office:value="0" calcext:value-type="float">
            <text:p>0</text:p>
          </table:table-cell>
          <table:table-cell office:value-type="float" office:value="40.00863" calcext:value-type="float">
            <text:p>40.00863</text:p>
          </table:table-cell>
          <table:table-cell office:value-type="float" office:value="36.70782" calcext:value-type="float">
            <text:p>36.70782</text:p>
          </table:table-cell>
          <table:table-cell office:value-type="float" office:value="31.78038" calcext:value-type="float">
            <text:p>31.78038</text:p>
          </table:table-cell>
          <table:table-cell office:value-type="float" office:value="8.873484" calcext:value-type="float">
            <text:p>8.873484</text:p>
          </table:table-cell>
          <table:table-cell office:value-type="float" office:value="7.116317" calcext:value-type="float">
            <text:p>7.116317</text:p>
          </table:table-cell>
          <table:table-cell office:value-type="float" office:value="2.619756" calcext:value-type="float">
            <text:p>2.619756</text:p>
          </table:table-cell>
          <table:table-cell office:value-type="float" office:value="2.444298" calcext:value-type="float">
            <text:p>2.444298</text:p>
          </table:table-cell>
          <table:table-cell office:value-type="float" office:value="5.023891" calcext:value-type="float">
            <text:p>5.023891</text:p>
          </table:table-cell>
          <table:table-cell office:value-type="float" office:value="8.429327" calcext:value-type="float">
            <text:p>8.429327</text:p>
          </table:table-cell>
          <table:table-cell office:value-type="float" office:value="8.997852" calcext:value-type="float">
            <text:p>8.997852</text:p>
          </table:table-cell>
          <table:table-cell office:value-type="float" office:value="9.880276" calcext:value-type="float">
            <text:p>9.880276</text:p>
          </table:table-cell>
          <table:table-cell office:value-type="float" office:value="10.4645" calcext:value-type="float">
            <text:p>10.4645</text:p>
          </table:table-cell>
          <table:table-cell office:value-type="float" office:value="11.91964" calcext:value-type="float">
            <text:p>11.91964</text:p>
          </table:table-cell>
          <table:table-cell office:value-type="float" office:value="12.27395" calcext:value-type="float">
            <text:p>12.27395</text:p>
          </table:table-cell>
          <table:table-cell office:value-type="float" office:value="0" calcext:value-type="float">
            <text:p>0</text:p>
          </table:table-cell>
          <table:table-cell office:value-type="float" office:value="0.1561742" calcext:value-type="float">
            <text:p>0.1561742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36335" calcext:value-type="float">
            <text:p>4.13633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5" calcext:value-type="float">
            <text:p>24112005</text:p>
          </table:table-cell>
          <table:table-cell office:value-type="float" office:value="3.37273" calcext:value-type="float">
            <text:p>3.37273</text:p>
          </table:table-cell>
          <table:table-cell office:value-type="float" office:value="135.3376" calcext:value-type="float">
            <text:p>135.3376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6022" calcext:value-type="float">
            <text:p>39.6022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529" calcext:value-type="float">
            <text:p>0.0005162529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927157" calcext:value-type="float">
            <text:p>0.007927157</text:p>
          </table:table-cell>
          <table:table-cell office:value-type="float" office:value="1164.959" calcext:value-type="float">
            <text:p>1164.959</text:p>
          </table:table-cell>
          <table:table-cell office:value-type="float" office:value="1.326017" calcext:value-type="float">
            <text:p>1.326017</text:p>
          </table:table-cell>
          <table:table-cell office:value-type="float" office:value="0" calcext:value-type="float">
            <text:p>0</text:p>
          </table:table-cell>
          <table:table-cell office:value-type="float" office:value="0.2464973" calcext:value-type="float">
            <text:p>0.2464973</text:p>
          </table:table-cell>
          <table:table-cell office:value-type="float" office:value="0.2713721" calcext:value-type="float">
            <text:p>0.2713721</text:p>
          </table:table-cell>
          <table:table-cell office:value-type="float" office:value="0.2166084" calcext:value-type="float">
            <text:p>0.2166084</text:p>
          </table:table-cell>
          <table:table-cell office:value-type="float" office:value="0.04835766" calcext:value-type="float">
            <text:p>0.04835766</text:p>
          </table:table-cell>
          <table:table-cell office:value-type="float" office:value="0.03291043" calcext:value-type="float">
            <text:p>0.03291043</text:p>
          </table:table-cell>
          <table:table-cell office:value-type="float" office:value="0.02456091" calcext:value-type="float">
            <text:p>0.02456091</text:p>
          </table:table-cell>
          <table:table-cell office:value-type="float" office:value="0.03139444" calcext:value-type="float">
            <text:p>0.03139444</text:p>
          </table:table-cell>
          <table:table-cell office:value-type="float" office:value="0.07765869" calcext:value-type="float">
            <text:p>0.07765869</text:p>
          </table:table-cell>
          <table:table-cell office:value-type="float" office:value="0.1510019" calcext:value-type="float">
            <text:p>0.1510019</text:p>
          </table:table-cell>
          <table:table-cell office:value-type="float" office:value="0.1565065" calcext:value-type="float">
            <text:p>0.1565065</text:p>
          </table:table-cell>
          <table:table-cell office:value-type="float" office:value="0.1653574" calcext:value-type="float">
            <text:p>0.1653574</text:p>
          </table:table-cell>
          <table:table-cell office:value-type="float" office:value="0.1720855" calcext:value-type="float">
            <text:p>0.1720855</text:p>
          </table:table-cell>
          <table:table-cell office:value-type="float" office:value="0.1872658" calcext:value-type="float">
            <text:p>0.1872658</text:p>
          </table:table-cell>
          <table:table-cell office:value-type="float" office:value="0.1907821" calcext:value-type="float">
            <text:p>0.1907821</text:p>
          </table:table-cell>
          <table:table-cell office:value-type="float" office:value="0" calcext:value-type="float">
            <text:p>0</text:p>
          </table:table-cell>
          <table:table-cell office:value-type="float" office:value="39.99071" calcext:value-type="float">
            <text:p>39.99071</text:p>
          </table:table-cell>
          <table:table-cell office:value-type="float" office:value="36.68576" calcext:value-type="float">
            <text:p>36.68576</text:p>
          </table:table-cell>
          <table:table-cell office:value-type="float" office:value="31.76196" calcext:value-type="float">
            <text:p>31.76196</text:p>
          </table:table-cell>
          <table:table-cell office:value-type="float" office:value="8.865484" calcext:value-type="float">
            <text:p>8.865484</text:p>
          </table:table-cell>
          <table:table-cell office:value-type="float" office:value="7.108115" calcext:value-type="float">
            <text:p>7.108115</text:p>
          </table:table-cell>
          <table:table-cell office:value-type="float" office:value="2.619903" calcext:value-type="float">
            <text:p>2.619903</text:p>
          </table:table-cell>
          <table:table-cell office:value-type="float" office:value="2.445548" calcext:value-type="float">
            <text:p>2.445548</text:p>
          </table:table-cell>
          <table:table-cell office:value-type="float" office:value="5.02734" calcext:value-type="float">
            <text:p>5.02734</text:p>
          </table:table-cell>
          <table:table-cell office:value-type="float" office:value="8.43408" calcext:value-type="float">
            <text:p>8.43408</text:p>
          </table:table-cell>
          <table:table-cell office:value-type="float" office:value="9.002486" calcext:value-type="float">
            <text:p>9.002486</text:p>
          </table:table-cell>
          <table:table-cell office:value-type="float" office:value="9.884348" calcext:value-type="float">
            <text:p>9.884348</text:p>
          </table:table-cell>
          <table:table-cell office:value-type="float" office:value="10.46815" calcext:value-type="float">
            <text:p>10.46815</text:p>
          </table:table-cell>
          <table:table-cell office:value-type="float" office:value="11.92166" calcext:value-type="float">
            <text:p>11.92166</text:p>
          </table:table-cell>
          <table:table-cell office:value-type="float" office:value="12.27577" calcext:value-type="float">
            <text:p>12.27577</text:p>
          </table:table-cell>
          <table:table-cell office:value-type="float" office:value="0" calcext:value-type="float">
            <text:p>0</text:p>
          </table:table-cell>
          <table:table-cell office:value-type="float" office:value="0.1945348" calcext:value-type="float">
            <text:p>0.1945348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37232" calcext:value-type="float">
            <text:p>4.13723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5" calcext:value-type="float">
            <text:p>25112005</text:p>
          </table:table-cell>
          <table:table-cell office:value-type="float" office:value="3.372293" calcext:value-type="float">
            <text:p>3.372293</text:p>
          </table:table-cell>
          <table:table-cell office:value-type="float" office:value="135.3362" calcext:value-type="float">
            <text:p>135.3362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61184" calcext:value-type="float">
            <text:p>39.61184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529" calcext:value-type="float">
            <text:p>0.0005162529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800166" calcext:value-type="float">
            <text:p>0.007800166</text:p>
          </table:table-cell>
          <table:table-cell office:value-type="float" office:value="1164.951" calcext:value-type="float">
            <text:p>1164.951</text:p>
          </table:table-cell>
          <table:table-cell office:value-type="float" office:value="1.327011" calcext:value-type="float">
            <text:p>1.327011</text:p>
          </table:table-cell>
          <table:table-cell office:value-type="float" office:value="0" calcext:value-type="float">
            <text:p>0</text:p>
          </table:table-cell>
          <table:table-cell office:value-type="float" office:value="0.2517328" calcext:value-type="float">
            <text:p>0.2517328</text:p>
          </table:table-cell>
          <table:table-cell office:value-type="float" office:value="0.2738742" calcext:value-type="float">
            <text:p>0.2738742</text:p>
          </table:table-cell>
          <table:table-cell office:value-type="float" office:value="0.2151163" calcext:value-type="float">
            <text:p>0.2151163</text:p>
          </table:table-cell>
          <table:table-cell office:value-type="float" office:value="0.04920257" calcext:value-type="float">
            <text:p>0.04920257</text:p>
          </table:table-cell>
          <table:table-cell office:value-type="float" office:value="0.03408866" calcext:value-type="float">
            <text:p>0.03408866</text:p>
          </table:table-cell>
          <table:table-cell office:value-type="float" office:value="0.02431776" calcext:value-type="float">
            <text:p>0.02431776</text:p>
          </table:table-cell>
          <table:table-cell office:value-type="float" office:value="0.03127769" calcext:value-type="float">
            <text:p>0.03127769</text:p>
          </table:table-cell>
          <table:table-cell office:value-type="float" office:value="0.07765478" calcext:value-type="float">
            <text:p>0.07765478</text:p>
          </table:table-cell>
          <table:table-cell office:value-type="float" office:value="0.1510353" calcext:value-type="float">
            <text:p>0.1510353</text:p>
          </table:table-cell>
          <table:table-cell office:value-type="float" office:value="0.156538" calcext:value-type="float">
            <text:p>0.156538</text:p>
          </table:table-cell>
          <table:table-cell office:value-type="float" office:value="0.1653944" calcext:value-type="float">
            <text:p>0.1653944</text:p>
          </table:table-cell>
          <table:table-cell office:value-type="float" office:value="0.1721099" calcext:value-type="float">
            <text:p>0.1721099</text:p>
          </table:table-cell>
          <table:table-cell office:value-type="float" office:value="0.1872758" calcext:value-type="float">
            <text:p>0.1872758</text:p>
          </table:table-cell>
          <table:table-cell office:value-type="float" office:value="0.1908065" calcext:value-type="float">
            <text:p>0.1908065</text:p>
          </table:table-cell>
          <table:table-cell office:value-type="float" office:value="0" calcext:value-type="float">
            <text:p>0</text:p>
          </table:table-cell>
          <table:table-cell office:value-type="float" office:value="39.97618" calcext:value-type="float">
            <text:p>39.97618</text:p>
          </table:table-cell>
          <table:table-cell office:value-type="float" office:value="36.66419" calcext:value-type="float">
            <text:p>36.66419</text:p>
          </table:table-cell>
          <table:table-cell office:value-type="float" office:value="31.74294" calcext:value-type="float">
            <text:p>31.74294</text:p>
          </table:table-cell>
          <table:table-cell office:value-type="float" office:value="8.857702" calcext:value-type="float">
            <text:p>8.857702</text:p>
          </table:table-cell>
          <table:table-cell office:value-type="float" office:value="7.100089" calcext:value-type="float">
            <text:p>7.100089</text:p>
          </table:table-cell>
          <table:table-cell office:value-type="float" office:value="2.620009" calcext:value-type="float">
            <text:p>2.620009</text:p>
          </table:table-cell>
          <table:table-cell office:value-type="float" office:value="2.446788" calcext:value-type="float">
            <text:p>2.446788</text:p>
          </table:table-cell>
          <table:table-cell office:value-type="float" office:value="5.030789" calcext:value-type="float">
            <text:p>5.030789</text:p>
          </table:table-cell>
          <table:table-cell office:value-type="float" office:value="8.438834" calcext:value-type="float">
            <text:p>8.438834</text:p>
          </table:table-cell>
          <table:table-cell office:value-type="float" office:value="9.007118" calcext:value-type="float">
            <text:p>9.007118</text:p>
          </table:table-cell>
          <table:table-cell office:value-type="float" office:value="9.888421" calcext:value-type="float">
            <text:p>9.888421</text:p>
          </table:table-cell>
          <table:table-cell office:value-type="float" office:value="10.47179" calcext:value-type="float">
            <text:p>10.47179</text:p>
          </table:table-cell>
          <table:table-cell office:value-type="float" office:value="11.92367" calcext:value-type="float">
            <text:p>11.92367</text:p>
          </table:table-cell>
          <table:table-cell office:value-type="float" office:value="12.27758" calcext:value-type="float">
            <text:p>12.27758</text:p>
          </table:table-cell>
          <table:table-cell office:value-type="float" office:value="0" calcext:value-type="float">
            <text:p>0</text:p>
          </table:table-cell>
          <table:table-cell office:value-type="float" office:value="0.1603661" calcext:value-type="float">
            <text:p>0.1603661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3814" calcext:value-type="float">
            <text:p>4.1381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5" calcext:value-type="float">
            <text:p>26112005</text:p>
          </table:table-cell>
          <table:table-cell office:value-type="float" office:value="3.371806" calcext:value-type="float">
            <text:p>3.371806</text:p>
          </table:table-cell>
          <table:table-cell office:value-type="float" office:value="135.3347" calcext:value-type="float">
            <text:p>135.3347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62152" calcext:value-type="float">
            <text:p>39.62152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529" calcext:value-type="float">
            <text:p>0.0005162529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800166" calcext:value-type="float">
            <text:p>0.007800166</text:p>
          </table:table-cell>
          <table:table-cell office:value-type="float" office:value="1164.944" calcext:value-type="float">
            <text:p>1164.944</text:p>
          </table:table-cell>
          <table:table-cell office:value-type="float" office:value="1.328185" calcext:value-type="float">
            <text:p>1.328185</text:p>
          </table:table-cell>
          <table:table-cell office:value-type="float" office:value="0" calcext:value-type="float">
            <text:p>0</text:p>
          </table:table-cell>
          <table:table-cell office:value-type="float" office:value="0.2610395" calcext:value-type="float">
            <text:p>0.2610395</text:p>
          </table:table-cell>
          <table:table-cell office:value-type="float" office:value="0.276338" calcext:value-type="float">
            <text:p>0.276338</text:p>
          </table:table-cell>
          <table:table-cell office:value-type="float" office:value="0.2159397" calcext:value-type="float">
            <text:p>0.2159397</text:p>
          </table:table-cell>
          <table:table-cell office:value-type="float" office:value="0.04828415" calcext:value-type="float">
            <text:p>0.04828415</text:p>
          </table:table-cell>
          <table:table-cell office:value-type="float" office:value="0.03395139" calcext:value-type="float">
            <text:p>0.03395139</text:p>
          </table:table-cell>
          <table:table-cell office:value-type="float" office:value="0.02425259" calcext:value-type="float">
            <text:p>0.02425259</text:p>
          </table:table-cell>
          <table:table-cell office:value-type="float" office:value="0.03126519" calcext:value-type="float">
            <text:p>0.03126519</text:p>
          </table:table-cell>
          <table:table-cell office:value-type="float" office:value="0.07762955" calcext:value-type="float">
            <text:p>0.07762955</text:p>
          </table:table-cell>
          <table:table-cell office:value-type="float" office:value="0.1510572" calcext:value-type="float">
            <text:p>0.1510572</text:p>
          </table:table-cell>
          <table:table-cell office:value-type="float" office:value="0.1565712" calcext:value-type="float">
            <text:p>0.1565712</text:p>
          </table:table-cell>
          <table:table-cell office:value-type="float" office:value="0.1654322" calcext:value-type="float">
            <text:p>0.1654322</text:p>
          </table:table-cell>
          <table:table-cell office:value-type="float" office:value="0.1721331" calcext:value-type="float">
            <text:p>0.1721331</text:p>
          </table:table-cell>
          <table:table-cell office:value-type="float" office:value="0.1872972" calcext:value-type="float">
            <text:p>0.1872972</text:p>
          </table:table-cell>
          <table:table-cell office:value-type="float" office:value="0.1908285" calcext:value-type="float">
            <text:p>0.1908285</text:p>
          </table:table-cell>
          <table:table-cell office:value-type="float" office:value="0" calcext:value-type="float">
            <text:p>0</text:p>
          </table:table-cell>
          <table:table-cell office:value-type="float" office:value="39.96337" calcext:value-type="float">
            <text:p>39.96337</text:p>
          </table:table-cell>
          <table:table-cell office:value-type="float" office:value="36.64395" calcext:value-type="float">
            <text:p>36.64395</text:p>
          </table:table-cell>
          <table:table-cell office:value-type="float" office:value="31.72397" calcext:value-type="float">
            <text:p>31.72397</text:p>
          </table:table-cell>
          <table:table-cell office:value-type="float" office:value="8.849915" calcext:value-type="float">
            <text:p>8.849915</text:p>
          </table:table-cell>
          <table:table-cell office:value-type="float" office:value="7.092234" calcext:value-type="float">
            <text:p>7.092234</text:p>
          </table:table-cell>
          <table:table-cell office:value-type="float" office:value="2.620088" calcext:value-type="float">
            <text:p>2.620088</text:p>
          </table:table-cell>
          <table:table-cell office:value-type="float" office:value="2.448008" calcext:value-type="float">
            <text:p>2.448008</text:p>
          </table:table-cell>
          <table:table-cell office:value-type="float" office:value="5.034214" calcext:value-type="float">
            <text:p>5.034214</text:p>
          </table:table-cell>
          <table:table-cell office:value-type="float" office:value="8.44357" calcext:value-type="float">
            <text:p>8.44357</text:p>
          </table:table-cell>
          <table:table-cell office:value-type="float" office:value="9.01175" calcext:value-type="float">
            <text:p>9.01175</text:p>
          </table:table-cell>
          <table:table-cell office:value-type="float" office:value="9.892493" calcext:value-type="float">
            <text:p>9.892493</text:p>
          </table:table-cell>
          <table:table-cell office:value-type="float" office:value="10.47544" calcext:value-type="float">
            <text:p>10.47544</text:p>
          </table:table-cell>
          <table:table-cell office:value-type="float" office:value="11.92569" calcext:value-type="float">
            <text:p>11.92569</text:p>
          </table:table-cell>
          <table:table-cell office:value-type="float" office:value="12.2794" calcext:value-type="float">
            <text:p>12.2794</text:p>
          </table:table-cell>
          <table:table-cell office:value-type="float" office:value="0" calcext:value-type="float">
            <text:p>0</text:p>
          </table:table-cell>
          <table:table-cell office:value-type="float" office:value="0.1807393" calcext:value-type="float">
            <text:p>0.1807393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39148" calcext:value-type="float">
            <text:p>4.13914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5" calcext:value-type="float">
            <text:p>27112005</text:p>
          </table:table-cell>
          <table:table-cell office:value-type="float" office:value="3.371418" calcext:value-type="float">
            <text:p>3.371418</text:p>
          </table:table-cell>
          <table:table-cell office:value-type="float" office:value="135.3332" calcext:value-type="float">
            <text:p>135.3332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63047" calcext:value-type="float">
            <text:p>39.63047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586" calcext:value-type="float">
            <text:p>0.0005162586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800221" calcext:value-type="float">
            <text:p>0.007800221</text:p>
          </table:table-cell>
          <table:table-cell office:value-type="float" office:value="1164.937" calcext:value-type="float">
            <text:p>1164.937</text:p>
          </table:table-cell>
          <table:table-cell office:value-type="float" office:value="1.330255" calcext:value-type="float">
            <text:p>1.330255</text:p>
          </table:table-cell>
          <table:table-cell office:value-type="float" office:value="0" calcext:value-type="float">
            <text:p>0</text:p>
          </table:table-cell>
          <table:table-cell office:value-type="float" office:value="0.150687" calcext:value-type="float">
            <text:p>0.150687</text:p>
          </table:table-cell>
          <table:table-cell office:value-type="float" office:value="0.2229774" calcext:value-type="float">
            <text:p>0.2229774</text:p>
          </table:table-cell>
          <table:table-cell office:value-type="float" office:value="0.2165541" calcext:value-type="float">
            <text:p>0.2165541</text:p>
          </table:table-cell>
          <table:table-cell office:value-type="float" office:value="0.04573096" calcext:value-type="float">
            <text:p>0.04573096</text:p>
          </table:table-cell>
          <table:table-cell office:value-type="float" office:value="0.03224286" calcext:value-type="float">
            <text:p>0.03224286</text:p>
          </table:table-cell>
          <table:table-cell office:value-type="float" office:value="0.02433093" calcext:value-type="float">
            <text:p>0.02433093</text:p>
          </table:table-cell>
          <table:table-cell office:value-type="float" office:value="0.03012801" calcext:value-type="float">
            <text:p>0.03012801</text:p>
          </table:table-cell>
          <table:table-cell office:value-type="float" office:value="0.07765705" calcext:value-type="float">
            <text:p>0.07765705</text:p>
          </table:table-cell>
          <table:table-cell office:value-type="float" office:value="0.1510817" calcext:value-type="float">
            <text:p>0.1510817</text:p>
          </table:table-cell>
          <table:table-cell office:value-type="float" office:value="0.1566048" calcext:value-type="float">
            <text:p>0.1566048</text:p>
          </table:table-cell>
          <table:table-cell office:value-type="float" office:value="0.1654702" calcext:value-type="float">
            <text:p>0.1654702</text:p>
          </table:table-cell>
          <table:table-cell office:value-type="float" office:value="0.1721633" calcext:value-type="float">
            <text:p>0.1721633</text:p>
          </table:table-cell>
          <table:table-cell office:value-type="float" office:value="0.1873191" calcext:value-type="float">
            <text:p>0.1873191</text:p>
          </table:table-cell>
          <table:table-cell office:value-type="float" office:value="0.1908492" calcext:value-type="float">
            <text:p>0.1908492</text:p>
          </table:table-cell>
          <table:table-cell office:value-type="float" office:value="0" calcext:value-type="float">
            <text:p>0</text:p>
          </table:table-cell>
          <table:table-cell office:value-type="float" office:value="39.91951" calcext:value-type="float">
            <text:p>39.91951</text:p>
          </table:table-cell>
          <table:table-cell office:value-type="float" office:value="36.61461" calcext:value-type="float">
            <text:p>36.61461</text:p>
          </table:table-cell>
          <table:table-cell office:value-type="float" office:value="31.70548" calcext:value-type="float">
            <text:p>31.70548</text:p>
          </table:table-cell>
          <table:table-cell office:value-type="float" office:value="8.841534" calcext:value-type="float">
            <text:p>8.841534</text:p>
          </table:table-cell>
          <table:table-cell office:value-type="float" office:value="7.084093" calcext:value-type="float">
            <text:p>7.084093</text:p>
          </table:table-cell>
          <table:table-cell office:value-type="float" office:value="2.620174" calcext:value-type="float">
            <text:p>2.620174</text:p>
          </table:table-cell>
          <table:table-cell office:value-type="float" office:value="2.449178" calcext:value-type="float">
            <text:p>2.449178</text:p>
          </table:table-cell>
          <table:table-cell office:value-type="float" office:value="5.037633" calcext:value-type="float">
            <text:p>5.037633</text:p>
          </table:table-cell>
          <table:table-cell office:value-type="float" office:value="8.448233" calcext:value-type="float">
            <text:p>8.448233</text:p>
          </table:table-cell>
          <table:table-cell office:value-type="float" office:value="9.016382" calcext:value-type="float">
            <text:p>9.016382</text:p>
          </table:table-cell>
          <table:table-cell office:value-type="float" office:value="9.896565" calcext:value-type="float">
            <text:p>9.896565</text:p>
          </table:table-cell>
          <table:table-cell office:value-type="float" office:value="10.47908" calcext:value-type="float">
            <text:p>10.47908</text:p>
          </table:table-cell>
          <table:table-cell office:value-type="float" office:value="11.92769" calcext:value-type="float">
            <text:p>11.92769</text:p>
          </table:table-cell>
          <table:table-cell office:value-type="float" office:value="12.28123" calcext:value-type="float">
            <text:p>12.28123</text:p>
          </table:table-cell>
          <table:table-cell office:value-type="float" office:value="0" calcext:value-type="float">
            <text:p>0</text:p>
          </table:table-cell>
          <table:table-cell office:value-type="float" office:value="0.3226407" calcext:value-type="float">
            <text:p>0.3226407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39977" calcext:value-type="float">
            <text:p>4.13997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5" calcext:value-type="float">
            <text:p>28112005</text:p>
          </table:table-cell>
          <table:table-cell office:value-type="float" office:value="3.371249" calcext:value-type="float">
            <text:p>3.371249</text:p>
          </table:table-cell>
          <table:table-cell office:value-type="float" office:value="135.3318" calcext:value-type="float">
            <text:p>135.3318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63864" calcext:value-type="float">
            <text:p>39.63864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873" calcext:value-type="float">
            <text:p>0.0005162873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80048" calcext:value-type="float">
            <text:p>0.00780048</text:p>
          </table:table-cell>
          <table:table-cell office:value-type="float" office:value="1164.93" calcext:value-type="float">
            <text:p>1164.93</text:p>
          </table:table-cell>
          <table:table-cell office:value-type="float" office:value="1.33208" calcext:value-type="float">
            <text:p>1.33208</text:p>
          </table:table-cell>
          <table:table-cell office:value-type="float" office:value="0" calcext:value-type="float">
            <text:p>0</text:p>
          </table:table-cell>
          <table:table-cell office:value-type="float" office:value="0.2267599" calcext:value-type="float">
            <text:p>0.2267599</text:p>
          </table:table-cell>
          <table:table-cell office:value-type="float" office:value="0.2535227" calcext:value-type="float">
            <text:p>0.2535227</text:p>
          </table:table-cell>
          <table:table-cell office:value-type="float" office:value="0.2126148" calcext:value-type="float">
            <text:p>0.2126148</text:p>
          </table:table-cell>
          <table:table-cell office:value-type="float" office:value="0.04749484" calcext:value-type="float">
            <text:p>0.04749484</text:p>
          </table:table-cell>
          <table:table-cell office:value-type="float" office:value="0.03387015" calcext:value-type="float">
            <text:p>0.03387015</text:p>
          </table:table-cell>
          <table:table-cell office:value-type="float" office:value="0.02408491" calcext:value-type="float">
            <text:p>0.02408491</text:p>
          </table:table-cell>
          <table:table-cell office:value-type="float" office:value="0.0274852" calcext:value-type="float">
            <text:p>0.0274852</text:p>
          </table:table-cell>
          <table:table-cell office:value-type="float" office:value="0.07759379" calcext:value-type="float">
            <text:p>0.07759379</text:p>
          </table:table-cell>
          <table:table-cell office:value-type="float" office:value="0.1511208" calcext:value-type="float">
            <text:p>0.1511208</text:p>
          </table:table-cell>
          <table:table-cell office:value-type="float" office:value="0.1566403" calcext:value-type="float">
            <text:p>0.1566403</text:p>
          </table:table-cell>
          <table:table-cell office:value-type="float" office:value="0.1655084" calcext:value-type="float">
            <text:p>0.1655084</text:p>
          </table:table-cell>
          <table:table-cell office:value-type="float" office:value="0.1721963" calcext:value-type="float">
            <text:p>0.1721963</text:p>
          </table:table-cell>
          <table:table-cell office:value-type="float" office:value="0.1873403" calcext:value-type="float">
            <text:p>0.1873403</text:p>
          </table:table-cell>
          <table:table-cell office:value-type="float" office:value="0.1908689" calcext:value-type="float">
            <text:p>0.1908689</text:p>
          </table:table-cell>
          <table:table-cell office:value-type="float" office:value="0" calcext:value-type="float">
            <text:p>0</text:p>
          </table:table-cell>
          <table:table-cell office:value-type="float" office:value="39.8689" calcext:value-type="float">
            <text:p>39.8689</text:p>
          </table:table-cell>
          <table:table-cell office:value-type="float" office:value="36.57086" calcext:value-type="float">
            <text:p>36.57086</text:p>
          </table:table-cell>
          <table:table-cell office:value-type="float" office:value="31.68612" calcext:value-type="float">
            <text:p>31.68612</text:p>
          </table:table-cell>
          <table:table-cell office:value-type="float" office:value="8.832968" calcext:value-type="float">
            <text:p>8.832968</text:p>
          </table:table-cell>
          <table:table-cell office:value-type="float" office:value="7.075847" calcext:value-type="float">
            <text:p>7.075847</text:p>
          </table:table-cell>
          <table:table-cell office:value-type="float" office:value="2.620249" calcext:value-type="float">
            <text:p>2.620249</text:p>
          </table:table-cell>
          <table:table-cell office:value-type="float" office:value="2.45007" calcext:value-type="float">
            <text:p>2.45007</text:p>
          </table:table-cell>
          <table:table-cell office:value-type="float" office:value="5.041051" calcext:value-type="float">
            <text:p>5.041051</text:p>
          </table:table-cell>
          <table:table-cell office:value-type="float" office:value="8.452894" calcext:value-type="float">
            <text:p>8.452894</text:p>
          </table:table-cell>
          <table:table-cell office:value-type="float" office:value="9.021014" calcext:value-type="float">
            <text:p>9.021014</text:p>
          </table:table-cell>
          <table:table-cell office:value-type="float" office:value="9.900639" calcext:value-type="float">
            <text:p>9.900639</text:p>
          </table:table-cell>
          <table:table-cell office:value-type="float" office:value="10.48273" calcext:value-type="float">
            <text:p>10.48273</text:p>
          </table:table-cell>
          <table:table-cell office:value-type="float" office:value="11.92963" calcext:value-type="float">
            <text:p>11.92963</text:p>
          </table:table-cell>
          <table:table-cell office:value-type="float" office:value="12.28305" calcext:value-type="float">
            <text:p>12.28305</text:p>
          </table:table-cell>
          <table:table-cell office:value-type="float" office:value="0" calcext:value-type="float">
            <text:p>0</text:p>
          </table:table-cell>
          <table:table-cell office:value-type="float" office:value="0.8242379" calcext:value-type="float">
            <text:p>0.8242379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0524" calcext:value-type="float">
            <text:p>4.1405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5" calcext:value-type="float">
            <text:p>29112005</text:p>
          </table:table-cell>
          <table:table-cell office:value-type="float" office:value="3.370952" calcext:value-type="float">
            <text:p>3.370952</text:p>
          </table:table-cell>
          <table:table-cell office:value-type="float" office:value="135.3307" calcext:value-type="float">
            <text:p>135.3307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64761" calcext:value-type="float">
            <text:p>39.64761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297" calcext:value-type="float">
            <text:p>0.000516297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800564" calcext:value-type="float">
            <text:p>0.007800564</text:p>
          </table:table-cell>
          <table:table-cell office:value-type="float" office:value="1164.923" calcext:value-type="float">
            <text:p>1164.923</text:p>
          </table:table-cell>
          <table:table-cell office:value-type="float" office:value="1.332821" calcext:value-type="float">
            <text:p>1.332821</text:p>
          </table:table-cell>
          <table:table-cell office:value-type="float" office:value="0" calcext:value-type="float">
            <text:p>0</text:p>
          </table:table-cell>
          <table:table-cell office:value-type="float" office:value="0.2481054" calcext:value-type="float">
            <text:p>0.2481054</text:p>
          </table:table-cell>
          <table:table-cell office:value-type="float" office:value="0.2572002" calcext:value-type="float">
            <text:p>0.2572002</text:p>
          </table:table-cell>
          <table:table-cell office:value-type="float" office:value="0.2097555" calcext:value-type="float">
            <text:p>0.2097555</text:p>
          </table:table-cell>
          <table:table-cell office:value-type="float" office:value="0.05080034" calcext:value-type="float">
            <text:p>0.05080034</text:p>
          </table:table-cell>
          <table:table-cell office:value-type="float" office:value="0.03705657" calcext:value-type="float">
            <text:p>0.03705657</text:p>
          </table:table-cell>
          <table:table-cell office:value-type="float" office:value="0.0237834" calcext:value-type="float">
            <text:p>0.0237834</text:p>
          </table:table-cell>
          <table:table-cell office:value-type="float" office:value="0.02956089" calcext:value-type="float">
            <text:p>0.02956089</text:p>
          </table:table-cell>
          <table:table-cell office:value-type="float" office:value="0.07741416" calcext:value-type="float">
            <text:p>0.07741416</text:p>
          </table:table-cell>
          <table:table-cell office:value-type="float" office:value="0.1511483" calcext:value-type="float">
            <text:p>0.1511483</text:p>
          </table:table-cell>
          <table:table-cell office:value-type="float" office:value="0.156677" calcext:value-type="float">
            <text:p>0.156677</text:p>
          </table:table-cell>
          <table:table-cell office:value-type="float" office:value="0.165547" calcext:value-type="float">
            <text:p>0.165547</text:p>
          </table:table-cell>
          <table:table-cell office:value-type="float" office:value="0.172222" calcext:value-type="float">
            <text:p>0.172222</text:p>
          </table:table-cell>
          <table:table-cell office:value-type="float" office:value="0.1873613" calcext:value-type="float">
            <text:p>0.1873613</text:p>
          </table:table-cell>
          <table:table-cell office:value-type="float" office:value="0.1908884" calcext:value-type="float">
            <text:p>0.1908884</text:p>
          </table:table-cell>
          <table:table-cell office:value-type="float" office:value="0" calcext:value-type="float">
            <text:p>0</text:p>
          </table:table-cell>
          <table:table-cell office:value-type="float" office:value="39.85045" calcext:value-type="float">
            <text:p>39.85045</text:p>
          </table:table-cell>
          <table:table-cell office:value-type="float" office:value="36.53974" calcext:value-type="float">
            <text:p>36.53974</text:p>
          </table:table-cell>
          <table:table-cell office:value-type="float" office:value="31.66508" calcext:value-type="float">
            <text:p>31.66508</text:p>
          </table:table-cell>
          <table:table-cell office:value-type="float" office:value="8.825388" calcext:value-type="float">
            <text:p>8.825388</text:p>
          </table:table-cell>
          <table:table-cell office:value-type="float" office:value="7.068486" calcext:value-type="float">
            <text:p>7.068486</text:p>
          </table:table-cell>
          <table:table-cell office:value-type="float" office:value="2.620266" calcext:value-type="float">
            <text:p>2.620266</text:p>
          </table:table-cell>
          <table:table-cell office:value-type="float" office:value="2.451048" calcext:value-type="float">
            <text:p>2.451048</text:p>
          </table:table-cell>
          <table:table-cell office:value-type="float" office:value="5.04446" calcext:value-type="float">
            <text:p>5.04446</text:p>
          </table:table-cell>
          <table:table-cell office:value-type="float" office:value="8.457557" calcext:value-type="float">
            <text:p>8.457557</text:p>
          </table:table-cell>
          <table:table-cell office:value-type="float" office:value="9.025647" calcext:value-type="float">
            <text:p>9.025647</text:p>
          </table:table-cell>
          <table:table-cell office:value-type="float" office:value="9.904711" calcext:value-type="float">
            <text:p>9.904711</text:p>
          </table:table-cell>
          <table:table-cell office:value-type="float" office:value="10.48633" calcext:value-type="float">
            <text:p>10.48633</text:p>
          </table:table-cell>
          <table:table-cell office:value-type="float" office:value="11.93157" calcext:value-type="float">
            <text:p>11.93157</text:p>
          </table:table-cell>
          <table:table-cell office:value-type="float" office:value="12.28487" calcext:value-type="float">
            <text:p>12.28487</text:p>
          </table:table-cell>
          <table:table-cell office:value-type="float" office:value="0" calcext:value-type="float">
            <text:p>0</text:p>
          </table:table-cell>
          <table:table-cell office:value-type="float" office:value="0.5816596" calcext:value-type="float">
            <text:p>0.5816596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1168" calcext:value-type="float">
            <text:p>4.14116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5" calcext:value-type="float">
            <text:p>30112005</text:p>
          </table:table-cell>
          <table:table-cell office:value-type="float" office:value="3.370656" calcext:value-type="float">
            <text:p>3.370656</text:p>
          </table:table-cell>
          <table:table-cell office:value-type="float" office:value="135.3296" calcext:value-type="float">
            <text:p>135.3296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65672" calcext:value-type="float">
            <text:p>39.65672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008" calcext:value-type="float">
            <text:p>0.0005163008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800596" calcext:value-type="float">
            <text:p>0.007800596</text:p>
          </table:table-cell>
          <table:table-cell office:value-type="float" office:value="1164.916" calcext:value-type="float">
            <text:p>1164.916</text:p>
          </table:table-cell>
          <table:table-cell office:value-type="float" office:value="1.333162" calcext:value-type="float">
            <text:p>1.333162</text:p>
          </table:table-cell>
          <table:table-cell office:value-type="float" office:value="0" calcext:value-type="float">
            <text:p>0</text:p>
          </table:table-cell>
          <table:table-cell office:value-type="float" office:value="0.2455611" calcext:value-type="float">
            <text:p>0.2455611</text:p>
          </table:table-cell>
          <table:table-cell office:value-type="float" office:value="0.2567004" calcext:value-type="float">
            <text:p>0.2567004</text:p>
          </table:table-cell>
          <table:table-cell office:value-type="float" office:value="0.2071068" calcext:value-type="float">
            <text:p>0.2071068</text:p>
          </table:table-cell>
          <table:table-cell office:value-type="float" office:value="0.05260295" calcext:value-type="float">
            <text:p>0.05260295</text:p>
          </table:table-cell>
          <table:table-cell office:value-type="float" office:value="0.03906879" calcext:value-type="float">
            <text:p>0.03906879</text:p>
          </table:table-cell>
          <table:table-cell office:value-type="float" office:value="0.02352615" calcext:value-type="float">
            <text:p>0.02352615</text:p>
          </table:table-cell>
          <table:table-cell office:value-type="float" office:value="0.03010197" calcext:value-type="float">
            <text:p>0.03010197</text:p>
          </table:table-cell>
          <table:table-cell office:value-type="float" office:value="0.07724258" calcext:value-type="float">
            <text:p>0.07724258</text:p>
          </table:table-cell>
          <table:table-cell office:value-type="float" office:value="0.1511473" calcext:value-type="float">
            <text:p>0.1511473</text:p>
          </table:table-cell>
          <table:table-cell office:value-type="float" office:value="0.1567123" calcext:value-type="float">
            <text:p>0.1567123</text:p>
          </table:table-cell>
          <table:table-cell office:value-type="float" office:value="0.1655854" calcext:value-type="float">
            <text:p>0.1655854</text:p>
          </table:table-cell>
          <table:table-cell office:value-type="float" office:value="0.1722497" calcext:value-type="float">
            <text:p>0.1722497</text:p>
          </table:table-cell>
          <table:table-cell office:value-type="float" office:value="0.187383" calcext:value-type="float">
            <text:p>0.187383</text:p>
          </table:table-cell>
          <table:table-cell office:value-type="float" office:value="0.1909074" calcext:value-type="float">
            <text:p>0.1909074</text:p>
          </table:table-cell>
          <table:table-cell office:value-type="float" office:value="0" calcext:value-type="float">
            <text:p>0</text:p>
          </table:table-cell>
          <table:table-cell office:value-type="float" office:value="39.83498" calcext:value-type="float">
            <text:p>39.83498</text:p>
          </table:table-cell>
          <table:table-cell office:value-type="float" office:value="36.51196" calcext:value-type="float">
            <text:p>36.51196</text:p>
          </table:table-cell>
          <table:table-cell office:value-type="float" office:value="31.64317" calcext:value-type="float">
            <text:p>31.64317</text:p>
          </table:table-cell>
          <table:table-cell office:value-type="float" office:value="8.818439" calcext:value-type="float">
            <text:p>8.818439</text:p>
          </table:table-cell>
          <table:table-cell office:value-type="float" office:value="7.061804" calcext:value-type="float">
            <text:p>7.061804</text:p>
          </table:table-cell>
          <table:table-cell office:value-type="float" office:value="2.620231" calcext:value-type="float">
            <text:p>2.620231</text:p>
          </table:table-cell>
          <table:table-cell office:value-type="float" office:value="2.452296" calcext:value-type="float">
            <text:p>2.452296</text:p>
          </table:table-cell>
          <table:table-cell office:value-type="float" office:value="5.047848" calcext:value-type="float">
            <text:p>5.047848</text:p>
          </table:table-cell>
          <table:table-cell office:value-type="float" office:value="8.462219" calcext:value-type="float">
            <text:p>8.462219</text:p>
          </table:table-cell>
          <table:table-cell office:value-type="float" office:value="9.030231" calcext:value-type="float">
            <text:p>9.030231</text:p>
          </table:table-cell>
          <table:table-cell office:value-type="float" office:value="9.908784" calcext:value-type="float">
            <text:p>9.908784</text:p>
          </table:table-cell>
          <table:table-cell office:value-type="float" office:value="10.48989" calcext:value-type="float">
            <text:p>10.48989</text:p>
          </table:table-cell>
          <table:table-cell office:value-type="float" office:value="11.93351" calcext:value-type="float">
            <text:p>11.93351</text:p>
          </table:table-cell>
          <table:table-cell office:value-type="float" office:value="12.28666" calcext:value-type="float">
            <text:p>12.28666</text:p>
          </table:table-cell>
          <table:table-cell office:value-type="float" office:value="0" calcext:value-type="float">
            <text:p>0</text:p>
          </table:table-cell>
          <table:table-cell office:value-type="float" office:value="0.4240762" calcext:value-type="float">
            <text:p>0.4240762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1759" calcext:value-type="float">
            <text:p>4.14175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5" calcext:value-type="float">
            <text:p>1122005</text:p>
          </table:table-cell>
          <table:table-cell office:value-type="float" office:value="3.370337" calcext:value-type="float">
            <text:p>3.370337</text:p>
          </table:table-cell>
          <table:table-cell office:value-type="float" office:value="135.3286" calcext:value-type="float">
            <text:p>135.3286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66598" calcext:value-type="float">
            <text:p>39.66598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034" calcext:value-type="float">
            <text:p>0.000516303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800617" calcext:value-type="float">
            <text:p>0.007800617</text:p>
          </table:table-cell>
          <table:table-cell office:value-type="float" office:value="1164.909" calcext:value-type="float">
            <text:p>1164.909</text:p>
          </table:table-cell>
          <table:table-cell office:value-type="float" office:value="1.333293" calcext:value-type="float">
            <text:p>1.333293</text:p>
          </table:table-cell>
          <table:table-cell office:value-type="float" office:value="0" calcext:value-type="float">
            <text:p>0</text:p>
          </table:table-cell>
          <table:table-cell office:value-type="float" office:value="0.2520517" calcext:value-type="float">
            <text:p>0.2520517</text:p>
          </table:table-cell>
          <table:table-cell office:value-type="float" office:value="0.2627243" calcext:value-type="float">
            <text:p>0.2627243</text:p>
          </table:table-cell>
          <table:table-cell office:value-type="float" office:value="0.2060518" calcext:value-type="float">
            <text:p>0.2060518</text:p>
          </table:table-cell>
          <table:table-cell office:value-type="float" office:value="0.05324255" calcext:value-type="float">
            <text:p>0.05324255</text:p>
          </table:table-cell>
          <table:table-cell office:value-type="float" office:value="0.04026422" calcext:value-type="float">
            <text:p>0.04026422</text:p>
          </table:table-cell>
          <table:table-cell office:value-type="float" office:value="0.02335285" calcext:value-type="float">
            <text:p>0.02335285</text:p>
          </table:table-cell>
          <table:table-cell office:value-type="float" office:value="0.03012533" calcext:value-type="float">
            <text:p>0.03012533</text:p>
          </table:table-cell>
          <table:table-cell office:value-type="float" office:value="0.07708696" calcext:value-type="float">
            <text:p>0.07708696</text:p>
          </table:table-cell>
          <table:table-cell office:value-type="float" office:value="0.1511227" calcext:value-type="float">
            <text:p>0.1511227</text:p>
          </table:table-cell>
          <table:table-cell office:value-type="float" office:value="0.1567442" calcext:value-type="float">
            <text:p>0.1567442</text:p>
          </table:table-cell>
          <table:table-cell office:value-type="float" office:value="0.1656235" calcext:value-type="float">
            <text:p>0.1656235</text:p>
          </table:table-cell>
          <table:table-cell office:value-type="float" office:value="0.1722792" calcext:value-type="float">
            <text:p>0.1722792</text:p>
          </table:table-cell>
          <table:table-cell office:value-type="float" office:value="0.1874041" calcext:value-type="float">
            <text:p>0.1874041</text:p>
          </table:table-cell>
          <table:table-cell office:value-type="float" office:value="0.190926" calcext:value-type="float">
            <text:p>0.190926</text:p>
          </table:table-cell>
          <table:table-cell office:value-type="float" office:value="0" calcext:value-type="float">
            <text:p>0</text:p>
          </table:table-cell>
          <table:table-cell office:value-type="float" office:value="39.82005" calcext:value-type="float">
            <text:p>39.82005</text:p>
          </table:table-cell>
          <table:table-cell office:value-type="float" office:value="36.48817" calcext:value-type="float">
            <text:p>36.48817</text:p>
          </table:table-cell>
          <table:table-cell office:value-type="float" office:value="31.62102" calcext:value-type="float">
            <text:p>31.62102</text:p>
          </table:table-cell>
          <table:table-cell office:value-type="float" office:value="8.811832" calcext:value-type="float">
            <text:p>8.811832</text:p>
          </table:table-cell>
          <table:table-cell office:value-type="float" office:value="7.05561" calcext:value-type="float">
            <text:p>7.05561</text:p>
          </table:table-cell>
          <table:table-cell office:value-type="float" office:value="2.620152" calcext:value-type="float">
            <text:p>2.620152</text:p>
          </table:table-cell>
          <table:table-cell office:value-type="float" office:value="2.453547" calcext:value-type="float">
            <text:p>2.453547</text:p>
          </table:table-cell>
          <table:table-cell office:value-type="float" office:value="5.051205" calcext:value-type="float">
            <text:p>5.051205</text:p>
          </table:table-cell>
          <table:table-cell office:value-type="float" office:value="8.466881" calcext:value-type="float">
            <text:p>8.466881</text:p>
          </table:table-cell>
          <table:table-cell office:value-type="float" office:value="9.034787" calcext:value-type="float">
            <text:p>9.034787</text:p>
          </table:table-cell>
          <table:table-cell office:value-type="float" office:value="9.912856" calcext:value-type="float">
            <text:p>9.912856</text:p>
          </table:table-cell>
          <table:table-cell office:value-type="float" office:value="10.49347" calcext:value-type="float">
            <text:p>10.49347</text:p>
          </table:table-cell>
          <table:table-cell office:value-type="float" office:value="11.93544" calcext:value-type="float">
            <text:p>11.93544</text:p>
          </table:table-cell>
          <table:table-cell office:value-type="float" office:value="12.28691" calcext:value-type="float">
            <text:p>12.28691</text:p>
          </table:table-cell>
          <table:table-cell office:value-type="float" office:value="0" calcext:value-type="float">
            <text:p>0</text:p>
          </table:table-cell>
          <table:table-cell office:value-type="float" office:value="0.2996106" calcext:value-type="float">
            <text:p>0.2996106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2363" calcext:value-type="float">
            <text:p>4.14236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5" calcext:value-type="float">
            <text:p>2122005</text:p>
          </table:table-cell>
          <table:table-cell office:value-type="float" office:value="3.370009" calcext:value-type="float">
            <text:p>3.370009</text:p>
          </table:table-cell>
          <table:table-cell office:value-type="float" office:value="135.3277" calcext:value-type="float">
            <text:p>135.3277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67536" calcext:value-type="float">
            <text:p>39.67536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035" calcext:value-type="float">
            <text:p>0.000516303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800619" calcext:value-type="float">
            <text:p>0.007800619</text:p>
          </table:table-cell>
          <table:table-cell office:value-type="float" office:value="1164.902" calcext:value-type="float">
            <text:p>1164.902</text:p>
          </table:table-cell>
          <table:table-cell office:value-type="float" office:value="1.333325" calcext:value-type="float">
            <text:p>1.333325</text:p>
          </table:table-cell>
          <table:table-cell office:value-type="float" office:value="0" calcext:value-type="float">
            <text:p>0</text:p>
          </table:table-cell>
          <table:table-cell office:value-type="float" office:value="0.2441661" calcext:value-type="float">
            <text:p>0.2441661</text:p>
          </table:table-cell>
          <table:table-cell office:value-type="float" office:value="0.2696436" calcext:value-type="float">
            <text:p>0.2696436</text:p>
          </table:table-cell>
          <table:table-cell office:value-type="float" office:value="0.2057502" calcext:value-type="float">
            <text:p>0.2057502</text:p>
          </table:table-cell>
          <table:table-cell office:value-type="float" office:value="0.05329945" calcext:value-type="float">
            <text:p>0.05329945</text:p>
          </table:table-cell>
          <table:table-cell office:value-type="float" office:value="0.04079214" calcext:value-type="float">
            <text:p>0.04079214</text:p>
          </table:table-cell>
          <table:table-cell office:value-type="float" office:value="0.02322795" calcext:value-type="float">
            <text:p>0.02322795</text:p>
          </table:table-cell>
          <table:table-cell office:value-type="float" office:value="0.03008599" calcext:value-type="float">
            <text:p>0.03008599</text:p>
          </table:table-cell>
          <table:table-cell office:value-type="float" office:value="0.07694825" calcext:value-type="float">
            <text:p>0.07694825</text:p>
          </table:table-cell>
          <table:table-cell office:value-type="float" office:value="0.151086" calcext:value-type="float">
            <text:p>0.151086</text:p>
          </table:table-cell>
          <table:table-cell office:value-type="float" office:value="0.1567699" calcext:value-type="float">
            <text:p>0.1567699</text:p>
          </table:table-cell>
          <table:table-cell office:value-type="float" office:value="0.1656614" calcext:value-type="float">
            <text:p>0.1656614</text:p>
          </table:table-cell>
          <table:table-cell office:value-type="float" office:value="0.1723086" calcext:value-type="float">
            <text:p>0.1723086</text:p>
          </table:table-cell>
          <table:table-cell office:value-type="float" office:value="0.1874247" calcext:value-type="float">
            <text:p>0.1874247</text:p>
          </table:table-cell>
          <table:table-cell office:value-type="float" office:value="0.1909451" calcext:value-type="float">
            <text:p>0.1909451</text:p>
          </table:table-cell>
          <table:table-cell office:value-type="float" office:value="0" calcext:value-type="float">
            <text:p>0</text:p>
          </table:table-cell>
          <table:table-cell office:value-type="float" office:value="39.80433" calcext:value-type="float">
            <text:p>39.80433</text:p>
          </table:table-cell>
          <table:table-cell office:value-type="float" office:value="36.46745" calcext:value-type="float">
            <text:p>36.46745</text:p>
          </table:table-cell>
          <table:table-cell office:value-type="float" office:value="31.59911" calcext:value-type="float">
            <text:p>31.59911</text:p>
          </table:table-cell>
          <table:table-cell office:value-type="float" office:value="8.805285" calcext:value-type="float">
            <text:p>8.805285</text:p>
          </table:table-cell>
          <table:table-cell office:value-type="float" office:value="7.04968" calcext:value-type="float">
            <text:p>7.04968</text:p>
          </table:table-cell>
          <table:table-cell office:value-type="float" office:value="2.620051" calcext:value-type="float">
            <text:p>2.620051</text:p>
          </table:table-cell>
          <table:table-cell office:value-type="float" office:value="2.454752" calcext:value-type="float">
            <text:p>2.454752</text:p>
          </table:table-cell>
          <table:table-cell office:value-type="float" office:value="5.054542" calcext:value-type="float">
            <text:p>5.054542</text:p>
          </table:table-cell>
          <table:table-cell office:value-type="float" office:value="8.471543" calcext:value-type="float">
            <text:p>8.471543</text:p>
          </table:table-cell>
          <table:table-cell office:value-type="float" office:value="9.039341" calcext:value-type="float">
            <text:p>9.039341</text:p>
          </table:table-cell>
          <table:table-cell office:value-type="float" office:value="9.916928" calcext:value-type="float">
            <text:p>9.916928</text:p>
          </table:table-cell>
          <table:table-cell office:value-type="float" office:value="10.49703" calcext:value-type="float">
            <text:p>10.49703</text:p>
          </table:table-cell>
          <table:table-cell office:value-type="float" office:value="11.93738" calcext:value-type="float">
            <text:p>11.93738</text:p>
          </table:table-cell>
          <table:table-cell office:value-type="float" office:value="12.28703" calcext:value-type="float">
            <text:p>12.28703</text:p>
          </table:table-cell>
          <table:table-cell office:value-type="float" office:value="0" calcext:value-type="float">
            <text:p>0</text:p>
          </table:table-cell>
          <table:table-cell office:value-type="float" office:value="0.2412689" calcext:value-type="float">
            <text:p>0.2412689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2931" calcext:value-type="float">
            <text:p>4.14293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5" calcext:value-type="float">
            <text:p>3122005</text:p>
          </table:table-cell>
          <table:table-cell office:value-type="float" office:value="3.369687" calcext:value-type="float">
            <text:p>3.369687</text:p>
          </table:table-cell>
          <table:table-cell office:value-type="float" office:value="135.3269" calcext:value-type="float">
            <text:p>135.3269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68491" calcext:value-type="float">
            <text:p>39.68491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042" calcext:value-type="float">
            <text:p>0.000516304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800626" calcext:value-type="float">
            <text:p>0.007800626</text:p>
          </table:table-cell>
          <table:table-cell office:value-type="float" office:value="1164.894" calcext:value-type="float">
            <text:p>1164.894</text:p>
          </table:table-cell>
          <table:table-cell office:value-type="float" office:value="1.333277" calcext:value-type="float">
            <text:p>1.333277</text:p>
          </table:table-cell>
          <table:table-cell office:value-type="float" office:value="0" calcext:value-type="float">
            <text:p>0</text:p>
          </table:table-cell>
          <table:table-cell office:value-type="float" office:value="0.2470211" calcext:value-type="float">
            <text:p>0.2470211</text:p>
          </table:table-cell>
          <table:table-cell office:value-type="float" office:value="0.2835393" calcext:value-type="float">
            <text:p>0.2835393</text:p>
          </table:table-cell>
          <table:table-cell office:value-type="float" office:value="0.2055729" calcext:value-type="float">
            <text:p>0.2055729</text:p>
          </table:table-cell>
          <table:table-cell office:value-type="float" office:value="0.05336025" calcext:value-type="float">
            <text:p>0.05336025</text:p>
          </table:table-cell>
          <table:table-cell office:value-type="float" office:value="0.04111351" calcext:value-type="float">
            <text:p>0.04111351</text:p>
          </table:table-cell>
          <table:table-cell office:value-type="float" office:value="0.02313046" calcext:value-type="float">
            <text:p>0.02313046</text:p>
          </table:table-cell>
          <table:table-cell office:value-type="float" office:value="0.03003403" calcext:value-type="float">
            <text:p>0.03003403</text:p>
          </table:table-cell>
          <table:table-cell office:value-type="float" office:value="0.07687179" calcext:value-type="float">
            <text:p>0.07687179</text:p>
          </table:table-cell>
          <table:table-cell office:value-type="float" office:value="0.1510492" calcext:value-type="float">
            <text:p>0.1510492</text:p>
          </table:table-cell>
          <table:table-cell office:value-type="float" office:value="0.1567914" calcext:value-type="float">
            <text:p>0.1567914</text:p>
          </table:table-cell>
          <table:table-cell office:value-type="float" office:value="0.1656987" calcext:value-type="float">
            <text:p>0.1656987</text:p>
          </table:table-cell>
          <table:table-cell office:value-type="float" office:value="0.1723373" calcext:value-type="float">
            <text:p>0.1723373</text:p>
          </table:table-cell>
          <table:table-cell office:value-type="float" office:value="0.1874453" calcext:value-type="float">
            <text:p>0.1874453</text:p>
          </table:table-cell>
          <table:table-cell office:value-type="float" office:value="0.1909642" calcext:value-type="float">
            <text:p>0.1909642</text:p>
          </table:table-cell>
          <table:table-cell office:value-type="float" office:value="0" calcext:value-type="float">
            <text:p>0</text:p>
          </table:table-cell>
          <table:table-cell office:value-type="float" office:value="39.7895" calcext:value-type="float">
            <text:p>39.7895</text:p>
          </table:table-cell>
          <table:table-cell office:value-type="float" office:value="36.4505" calcext:value-type="float">
            <text:p>36.4505</text:p>
          </table:table-cell>
          <table:table-cell office:value-type="float" office:value="31.57745" calcext:value-type="float">
            <text:p>31.57745</text:p>
          </table:table-cell>
          <table:table-cell office:value-type="float" office:value="8.79876" calcext:value-type="float">
            <text:p>8.79876</text:p>
          </table:table-cell>
          <table:table-cell office:value-type="float" office:value="7.043838" calcext:value-type="float">
            <text:p>7.043838</text:p>
          </table:table-cell>
          <table:table-cell office:value-type="float" office:value="2.619924" calcext:value-type="float">
            <text:p>2.619924</text:p>
          </table:table-cell>
          <table:table-cell office:value-type="float" office:value="2.45591" calcext:value-type="float">
            <text:p>2.45591</text:p>
          </table:table-cell>
          <table:table-cell office:value-type="float" office:value="5.057868" calcext:value-type="float">
            <text:p>5.057868</text:p>
          </table:table-cell>
          <table:table-cell office:value-type="float" office:value="8.476206" calcext:value-type="float">
            <text:p>8.476206</text:p>
          </table:table-cell>
          <table:table-cell office:value-type="float" office:value="9.0439" calcext:value-type="float">
            <text:p>9.0439</text:p>
          </table:table-cell>
          <table:table-cell office:value-type="float" office:value="9.921001" calcext:value-type="float">
            <text:p>9.921001</text:p>
          </table:table-cell>
          <table:table-cell office:value-type="float" office:value="10.5006" calcext:value-type="float">
            <text:p>10.5006</text:p>
          </table:table-cell>
          <table:table-cell office:value-type="float" office:value="11.93932" calcext:value-type="float">
            <text:p>11.93932</text:p>
          </table:table-cell>
          <table:table-cell office:value-type="float" office:value="12.28591" calcext:value-type="float">
            <text:p>12.28591</text:p>
          </table:table-cell>
          <table:table-cell office:value-type="float" office:value="0" calcext:value-type="float">
            <text:p>0</text:p>
          </table:table-cell>
          <table:table-cell office:value-type="float" office:value="0.1868628" calcext:value-type="float">
            <text:p>0.1868628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3415" calcext:value-type="float">
            <text:p>4.14341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5" calcext:value-type="float">
            <text:p>4122005</text:p>
          </table:table-cell>
          <table:table-cell office:value-type="float" office:value="3.369381" calcext:value-type="float">
            <text:p>3.369381</text:p>
          </table:table-cell>
          <table:table-cell office:value-type="float" office:value="135.3261" calcext:value-type="float">
            <text:p>135.3261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69474" calcext:value-type="float">
            <text:p>39.69474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043" calcext:value-type="float">
            <text:p>0.0005163043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714235" calcext:value-type="float">
            <text:p>0.007714235</text:p>
          </table:table-cell>
          <table:table-cell office:value-type="float" office:value="1164.887" calcext:value-type="float">
            <text:p>1164.887</text:p>
          </table:table-cell>
          <table:table-cell office:value-type="float" office:value="1.33316" calcext:value-type="float">
            <text:p>1.33316</text:p>
          </table:table-cell>
          <table:table-cell office:value-type="float" office:value="0" calcext:value-type="float">
            <text:p>0</text:p>
          </table:table-cell>
          <table:table-cell office:value-type="float" office:value="0.2425165" calcext:value-type="float">
            <text:p>0.2425165</text:p>
          </table:table-cell>
          <table:table-cell office:value-type="float" office:value="0.2737742" calcext:value-type="float">
            <text:p>0.2737742</text:p>
          </table:table-cell>
          <table:table-cell office:value-type="float" office:value="0.21364" calcext:value-type="float">
            <text:p>0.21364</text:p>
          </table:table-cell>
          <table:table-cell office:value-type="float" office:value="0.05371035" calcext:value-type="float">
            <text:p>0.05371035</text:p>
          </table:table-cell>
          <table:table-cell office:value-type="float" office:value="0.04147619" calcext:value-type="float">
            <text:p>0.04147619</text:p>
          </table:table-cell>
          <table:table-cell office:value-type="float" office:value="0.02307255" calcext:value-type="float">
            <text:p>0.02307255</text:p>
          </table:table-cell>
          <table:table-cell office:value-type="float" office:value="0.02996824" calcext:value-type="float">
            <text:p>0.02996824</text:p>
          </table:table-cell>
          <table:table-cell office:value-type="float" office:value="0.07681908" calcext:value-type="float">
            <text:p>0.07681908</text:p>
          </table:table-cell>
          <table:table-cell office:value-type="float" office:value="0.1510167" calcext:value-type="float">
            <text:p>0.1510167</text:p>
          </table:table-cell>
          <table:table-cell office:value-type="float" office:value="0.1568108" calcext:value-type="float">
            <text:p>0.1568108</text:p>
          </table:table-cell>
          <table:table-cell office:value-type="float" office:value="0.1657355" calcext:value-type="float">
            <text:p>0.1657355</text:p>
          </table:table-cell>
          <table:table-cell office:value-type="float" office:value="0.1723764" calcext:value-type="float">
            <text:p>0.1723764</text:p>
          </table:table-cell>
          <table:table-cell office:value-type="float" office:value="0.1875396" calcext:value-type="float">
            <text:p>0.1875396</text:p>
          </table:table-cell>
          <table:table-cell office:value-type="float" office:value="0.1909557" calcext:value-type="float">
            <text:p>0.1909557</text:p>
          </table:table-cell>
          <table:table-cell office:value-type="float" office:value="0" calcext:value-type="float">
            <text:p>0</text:p>
          </table:table-cell>
          <table:table-cell office:value-type="float" office:value="39.7751" calcext:value-type="float">
            <text:p>39.7751</text:p>
          </table:table-cell>
          <table:table-cell office:value-type="float" office:value="36.43615" calcext:value-type="float">
            <text:p>36.43615</text:p>
          </table:table-cell>
          <table:table-cell office:value-type="float" office:value="31.5587" calcext:value-type="float">
            <text:p>31.5587</text:p>
          </table:table-cell>
          <table:table-cell office:value-type="float" office:value="8.792324" calcext:value-type="float">
            <text:p>8.792324</text:p>
          </table:table-cell>
          <table:table-cell office:value-type="float" office:value="7.038131" calcext:value-type="float">
            <text:p>7.038131</text:p>
          </table:table-cell>
          <table:table-cell office:value-type="float" office:value="2.619783" calcext:value-type="float">
            <text:p>2.619783</text:p>
          </table:table-cell>
          <table:table-cell office:value-type="float" office:value="2.457031" calcext:value-type="float">
            <text:p>2.457031</text:p>
          </table:table-cell>
          <table:table-cell office:value-type="float" office:value="5.061187" calcext:value-type="float">
            <text:p>5.061187</text:p>
          </table:table-cell>
          <table:table-cell office:value-type="float" office:value="8.480867" calcext:value-type="float">
            <text:p>8.480867</text:p>
          </table:table-cell>
          <table:table-cell office:value-type="float" office:value="9.048453" calcext:value-type="float">
            <text:p>9.048453</text:p>
          </table:table-cell>
          <table:table-cell office:value-type="float" office:value="9.92506" calcext:value-type="float">
            <text:p>9.92506</text:p>
          </table:table-cell>
          <table:table-cell office:value-type="float" office:value="10.50416" calcext:value-type="float">
            <text:p>10.50416</text:p>
          </table:table-cell>
          <table:table-cell office:value-type="float" office:value="11.94129" calcext:value-type="float">
            <text:p>11.94129</text:p>
          </table:table-cell>
          <table:table-cell office:value-type="float" office:value="12.28356" calcext:value-type="float">
            <text:p>12.28356</text:p>
          </table:table-cell>
          <table:table-cell office:value-type="float" office:value="0" calcext:value-type="float">
            <text:p>0</text:p>
          </table:table-cell>
          <table:table-cell office:value-type="float" office:value="0.1380762" calcext:value-type="float">
            <text:p>0.1380762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3873" calcext:value-type="float">
            <text:p>4.14387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5" calcext:value-type="float">
            <text:p>5122005</text:p>
          </table:table-cell>
          <table:table-cell office:value-type="float" office:value="3.369077" calcext:value-type="float">
            <text:p>3.369077</text:p>
          </table:table-cell>
          <table:table-cell office:value-type="float" office:value="135.3254" calcext:value-type="float">
            <text:p>135.3254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70465" calcext:value-type="float">
            <text:p>39.70465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043" calcext:value-type="float">
            <text:p>0.0005163043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5547" calcext:value-type="float">
            <text:p>0.0075547</text:p>
          </table:table-cell>
          <table:table-cell office:value-type="float" office:value="1164.879" calcext:value-type="float">
            <text:p>1164.879</text:p>
          </table:table-cell>
          <table:table-cell office:value-type="float" office:value="1.332978" calcext:value-type="float">
            <text:p>1.332978</text:p>
          </table:table-cell>
          <table:table-cell office:value-type="float" office:value="0" calcext:value-type="float">
            <text:p>0</text:p>
          </table:table-cell>
          <table:table-cell office:value-type="float" office:value="0.2406625" calcext:value-type="float">
            <text:p>0.2406625</text:p>
          </table:table-cell>
          <table:table-cell office:value-type="float" office:value="0.2669187" calcext:value-type="float">
            <text:p>0.2669187</text:p>
          </table:table-cell>
          <table:table-cell office:value-type="float" office:value="0.2170154" calcext:value-type="float">
            <text:p>0.2170154</text:p>
          </table:table-cell>
          <table:table-cell office:value-type="float" office:value="0.05394883" calcext:value-type="float">
            <text:p>0.05394883</text:p>
          </table:table-cell>
          <table:table-cell office:value-type="float" office:value="0.04174172" calcext:value-type="float">
            <text:p>0.04174172</text:p>
          </table:table-cell>
          <table:table-cell office:value-type="float" office:value="0.02302755" calcext:value-type="float">
            <text:p>0.02302755</text:p>
          </table:table-cell>
          <table:table-cell office:value-type="float" office:value="0.02991476" calcext:value-type="float">
            <text:p>0.02991476</text:p>
          </table:table-cell>
          <table:table-cell office:value-type="float" office:value="0.07676832" calcext:value-type="float">
            <text:p>0.07676832</text:p>
          </table:table-cell>
          <table:table-cell office:value-type="float" office:value="0.1509884" calcext:value-type="float">
            <text:p>0.1509884</text:p>
          </table:table-cell>
          <table:table-cell office:value-type="float" office:value="0.1568291" calcext:value-type="float">
            <text:p>0.1568291</text:p>
          </table:table-cell>
          <table:table-cell office:value-type="float" office:value="0.1657714" calcext:value-type="float">
            <text:p>0.1657714</text:p>
          </table:table-cell>
          <table:table-cell office:value-type="float" office:value="0.1724091" calcext:value-type="float">
            <text:p>0.1724091</text:p>
          </table:table-cell>
          <table:table-cell office:value-type="float" office:value="0.1875063" calcext:value-type="float">
            <text:p>0.1875063</text:p>
          </table:table-cell>
          <table:table-cell office:value-type="float" office:value="0.1909929" calcext:value-type="float">
            <text:p>0.1909929</text:p>
          </table:table-cell>
          <table:table-cell office:value-type="float" office:value="0" calcext:value-type="float">
            <text:p>0</text:p>
          </table:table-cell>
          <table:table-cell office:value-type="float" office:value="39.76041" calcext:value-type="float">
            <text:p>39.76041</text:p>
          </table:table-cell>
          <table:table-cell office:value-type="float" office:value="36.4199" calcext:value-type="float">
            <text:p>36.4199</text:p>
          </table:table-cell>
          <table:table-cell office:value-type="float" office:value="31.54404" calcext:value-type="float">
            <text:p>31.54404</text:p>
          </table:table-cell>
          <table:table-cell office:value-type="float" office:value="8.786025" calcext:value-type="float">
            <text:p>8.786025</text:p>
          </table:table-cell>
          <table:table-cell office:value-type="float" office:value="7.032547" calcext:value-type="float">
            <text:p>7.032547</text:p>
          </table:table-cell>
          <table:table-cell office:value-type="float" office:value="2.619632" calcext:value-type="float">
            <text:p>2.619632</text:p>
          </table:table-cell>
          <table:table-cell office:value-type="float" office:value="2.45811" calcext:value-type="float">
            <text:p>2.45811</text:p>
          </table:table-cell>
          <table:table-cell office:value-type="float" office:value="5.064484" calcext:value-type="float">
            <text:p>5.064484</text:p>
          </table:table-cell>
          <table:table-cell office:value-type="float" office:value="8.485495" calcext:value-type="float">
            <text:p>8.485495</text:p>
          </table:table-cell>
          <table:table-cell office:value-type="float" office:value="9.053013" calcext:value-type="float">
            <text:p>9.053013</text:p>
          </table:table-cell>
          <table:table-cell office:value-type="float" office:value="9.929019" calcext:value-type="float">
            <text:p>9.929019</text:p>
          </table:table-cell>
          <table:table-cell office:value-type="float" office:value="10.50773" calcext:value-type="float">
            <text:p>10.50773</text:p>
          </table:table-cell>
          <table:table-cell office:value-type="float" office:value="11.94331" calcext:value-type="float">
            <text:p>11.94331</text:p>
          </table:table-cell>
          <table:table-cell office:value-type="float" office:value="12.28169" calcext:value-type="float">
            <text:p>12.28169</text:p>
          </table:table-cell>
          <table:table-cell office:value-type="float" office:value="0" calcext:value-type="float">
            <text:p>0</text:p>
          </table:table-cell>
          <table:table-cell office:value-type="float" office:value="0.1030498" calcext:value-type="float">
            <text:p>0.1030498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4278" calcext:value-type="float">
            <text:p>4.14427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5" calcext:value-type="float">
            <text:p>6122005</text:p>
          </table:table-cell>
          <table:table-cell office:value-type="float" office:value="3.368797" calcext:value-type="float">
            <text:p>3.368797</text:p>
          </table:table-cell>
          <table:table-cell office:value-type="float" office:value="135.3247" calcext:value-type="float">
            <text:p>135.3247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71465" calcext:value-type="float">
            <text:p>39.71465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043" calcext:value-type="float">
            <text:p>0.0005163043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401185" calcext:value-type="float">
            <text:p>0.007401185</text:p>
          </table:table-cell>
          <table:table-cell office:value-type="float" office:value="1164.871" calcext:value-type="float">
            <text:p>1164.871</text:p>
          </table:table-cell>
          <table:table-cell office:value-type="float" office:value="1.33277" calcext:value-type="float">
            <text:p>1.33277</text:p>
          </table:table-cell>
          <table:table-cell office:value-type="float" office:value="0" calcext:value-type="float">
            <text:p>0</text:p>
          </table:table-cell>
          <table:table-cell office:value-type="float" office:value="0.2403795" calcext:value-type="float">
            <text:p>0.2403795</text:p>
          </table:table-cell>
          <table:table-cell office:value-type="float" office:value="0.2735864" calcext:value-type="float">
            <text:p>0.2735864</text:p>
          </table:table-cell>
          <table:table-cell office:value-type="float" office:value="0.2200302" calcext:value-type="float">
            <text:p>0.2200302</text:p>
          </table:table-cell>
          <table:table-cell office:value-type="float" office:value="0.05498897" calcext:value-type="float">
            <text:p>0.05498897</text:p>
          </table:table-cell>
          <table:table-cell office:value-type="float" office:value="0.04201981" calcext:value-type="float">
            <text:p>0.04201981</text:p>
          </table:table-cell>
          <table:table-cell office:value-type="float" office:value="0.02298146" calcext:value-type="float">
            <text:p>0.02298146</text:p>
          </table:table-cell>
          <table:table-cell office:value-type="float" office:value="0.02985116" calcext:value-type="float">
            <text:p>0.02985116</text:p>
          </table:table-cell>
          <table:table-cell office:value-type="float" office:value="0.07673042" calcext:value-type="float">
            <text:p>0.07673042</text:p>
          </table:table-cell>
          <table:table-cell office:value-type="float" office:value="0.1509645" calcext:value-type="float">
            <text:p>0.1509645</text:p>
          </table:table-cell>
          <table:table-cell office:value-type="float" office:value="0.1568469" calcext:value-type="float">
            <text:p>0.1568469</text:p>
          </table:table-cell>
          <table:table-cell office:value-type="float" office:value="0.1658062" calcext:value-type="float">
            <text:p>0.1658062</text:p>
          </table:table-cell>
          <table:table-cell office:value-type="float" office:value="0.1724336" calcext:value-type="float">
            <text:p>0.1724336</text:p>
          </table:table-cell>
          <table:table-cell office:value-type="float" office:value="0.1875114" calcext:value-type="float">
            <text:p>0.1875114</text:p>
          </table:table-cell>
          <table:table-cell office:value-type="float" office:value="0.1910192" calcext:value-type="float">
            <text:p>0.1910192</text:p>
          </table:table-cell>
          <table:table-cell office:value-type="float" office:value="0" calcext:value-type="float">
            <text:p>0</text:p>
          </table:table-cell>
          <table:table-cell office:value-type="float" office:value="39.7458" calcext:value-type="float">
            <text:p>39.7458</text:p>
          </table:table-cell>
          <table:table-cell office:value-type="float" office:value="36.40459" calcext:value-type="float">
            <text:p>36.40459</text:p>
          </table:table-cell>
          <table:table-cell office:value-type="float" office:value="31.53151" calcext:value-type="float">
            <text:p>31.53151</text:p>
          </table:table-cell>
          <table:table-cell office:value-type="float" office:value="8.779927" calcext:value-type="float">
            <text:p>8.779927</text:p>
          </table:table-cell>
          <table:table-cell office:value-type="float" office:value="7.027062" calcext:value-type="float">
            <text:p>7.027062</text:p>
          </table:table-cell>
          <table:table-cell office:value-type="float" office:value="2.619473" calcext:value-type="float">
            <text:p>2.619473</text:p>
          </table:table-cell>
          <table:table-cell office:value-type="float" office:value="2.459162" calcext:value-type="float">
            <text:p>2.459162</text:p>
          </table:table-cell>
          <table:table-cell office:value-type="float" office:value="5.067779" calcext:value-type="float">
            <text:p>5.067779</text:p>
          </table:table-cell>
          <table:table-cell office:value-type="float" office:value="8.490066" calcext:value-type="float">
            <text:p>8.490066</text:p>
          </table:table-cell>
          <table:table-cell office:value-type="float" office:value="9.057568" calcext:value-type="float">
            <text:p>9.057568</text:p>
          </table:table-cell>
          <table:table-cell office:value-type="float" office:value="9.932979" calcext:value-type="float">
            <text:p>9.932979</text:p>
          </table:table-cell>
          <table:table-cell office:value-type="float" office:value="10.51129" calcext:value-type="float">
            <text:p>10.51129</text:p>
          </table:table-cell>
          <table:table-cell office:value-type="float" office:value="11.94526" calcext:value-type="float">
            <text:p>11.94526</text:p>
          </table:table-cell>
          <table:table-cell office:value-type="float" office:value="12.27805" calcext:value-type="float">
            <text:p>12.27805</text:p>
          </table:table-cell>
          <table:table-cell office:value-type="float" office:value="0" calcext:value-type="float">
            <text:p>0</text:p>
          </table:table-cell>
          <table:table-cell office:value-type="float" office:value="0.08785733" calcext:value-type="float">
            <text:p>0.08785733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4613" calcext:value-type="float">
            <text:p>4.14461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5" calcext:value-type="float">
            <text:p>7122005</text:p>
          </table:table-cell>
          <table:table-cell office:value-type="float" office:value="3.368536" calcext:value-type="float">
            <text:p>3.368536</text:p>
          </table:table-cell>
          <table:table-cell office:value-type="float" office:value="135.324" calcext:value-type="float">
            <text:p>135.324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72472" calcext:value-type="float">
            <text:p>39.72472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043" calcext:value-type="float">
            <text:p>0.0005163043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377433" calcext:value-type="float">
            <text:p>0.007377433</text:p>
          </table:table-cell>
          <table:table-cell office:value-type="float" office:value="1164.863" calcext:value-type="float">
            <text:p>1164.863</text:p>
          </table:table-cell>
          <table:table-cell office:value-type="float" office:value="1.332551" calcext:value-type="float">
            <text:p>1.332551</text:p>
          </table:table-cell>
          <table:table-cell office:value-type="float" office:value="0" calcext:value-type="float">
            <text:p>0</text:p>
          </table:table-cell>
          <table:table-cell office:value-type="float" office:value="0.2403052" calcext:value-type="float">
            <text:p>0.2403052</text:p>
          </table:table-cell>
          <table:table-cell office:value-type="float" office:value="0.2645377" calcext:value-type="float">
            <text:p>0.2645377</text:p>
          </table:table-cell>
          <table:table-cell office:value-type="float" office:value="0.2100996" calcext:value-type="float">
            <text:p>0.2100996</text:p>
          </table:table-cell>
          <table:table-cell office:value-type="float" office:value="0.05860973" calcext:value-type="float">
            <text:p>0.05860973</text:p>
          </table:table-cell>
          <table:table-cell office:value-type="float" office:value="0.04227478" calcext:value-type="float">
            <text:p>0.04227478</text:p>
          </table:table-cell>
          <table:table-cell office:value-type="float" office:value="0.02294939" calcext:value-type="float">
            <text:p>0.02294939</text:p>
          </table:table-cell>
          <table:table-cell office:value-type="float" office:value="0.02978807" calcext:value-type="float">
            <text:p>0.02978807</text:p>
          </table:table-cell>
          <table:table-cell office:value-type="float" office:value="0.07669609" calcext:value-type="float">
            <text:p>0.07669609</text:p>
          </table:table-cell>
          <table:table-cell office:value-type="float" office:value="0.1509437" calcext:value-type="float">
            <text:p>0.1509437</text:p>
          </table:table-cell>
          <table:table-cell office:value-type="float" office:value="0.1568654" calcext:value-type="float">
            <text:p>0.1568654</text:p>
          </table:table-cell>
          <table:table-cell office:value-type="float" office:value="0.1658407" calcext:value-type="float">
            <text:p>0.1658407</text:p>
          </table:table-cell>
          <table:table-cell office:value-type="float" office:value="0.1724576" calcext:value-type="float">
            <text:p>0.1724576</text:p>
          </table:table-cell>
          <table:table-cell office:value-type="float" office:value="0.1875288" calcext:value-type="float">
            <text:p>0.1875288</text:p>
          </table:table-cell>
          <table:table-cell office:value-type="float" office:value="0.1910378" calcext:value-type="float">
            <text:p>0.1910378</text:p>
          </table:table-cell>
          <table:table-cell office:value-type="float" office:value="0" calcext:value-type="float">
            <text:p>0</text:p>
          </table:table-cell>
          <table:table-cell office:value-type="float" office:value="39.7315" calcext:value-type="float">
            <text:p>39.7315</text:p>
          </table:table-cell>
          <table:table-cell office:value-type="float" office:value="36.38933" calcext:value-type="float">
            <text:p>36.38933</text:p>
          </table:table-cell>
          <table:table-cell office:value-type="float" office:value="31.51901" calcext:value-type="float">
            <text:p>31.51901</text:p>
          </table:table-cell>
          <table:table-cell office:value-type="float" office:value="8.775099" calcext:value-type="float">
            <text:p>8.775099</text:p>
          </table:table-cell>
          <table:table-cell office:value-type="float" office:value="7.021709" calcext:value-type="float">
            <text:p>7.021709</text:p>
          </table:table-cell>
          <table:table-cell office:value-type="float" office:value="2.619304" calcext:value-type="float">
            <text:p>2.619304</text:p>
          </table:table-cell>
          <table:table-cell office:value-type="float" office:value="2.460187" calcext:value-type="float">
            <text:p>2.460187</text:p>
          </table:table-cell>
          <table:table-cell office:value-type="float" office:value="5.071059" calcext:value-type="float">
            <text:p>5.071059</text:p>
          </table:table-cell>
          <table:table-cell office:value-type="float" office:value="8.494637" calcext:value-type="float">
            <text:p>8.494637</text:p>
          </table:table-cell>
          <table:table-cell office:value-type="float" office:value="9.062123" calcext:value-type="float">
            <text:p>9.062123</text:p>
          </table:table-cell>
          <table:table-cell office:value-type="float" office:value="9.936938" calcext:value-type="float">
            <text:p>9.936938</text:p>
          </table:table-cell>
          <table:table-cell office:value-type="float" office:value="10.51486" calcext:value-type="float">
            <text:p>10.51486</text:p>
          </table:table-cell>
          <table:table-cell office:value-type="float" office:value="11.9472" calcext:value-type="float">
            <text:p>11.9472</text:p>
          </table:table-cell>
          <table:table-cell office:value-type="float" office:value="12.27461" calcext:value-type="float">
            <text:p>12.27461</text:p>
          </table:table-cell>
          <table:table-cell office:value-type="float" office:value="0" calcext:value-type="float">
            <text:p>0</text:p>
          </table:table-cell>
          <table:table-cell office:value-type="float" office:value="0.06628303" calcext:value-type="float">
            <text:p>0.06628303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4988" calcext:value-type="float">
            <text:p>4.14498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5" calcext:value-type="float">
            <text:p>8122005</text:p>
          </table:table-cell>
          <table:table-cell office:value-type="float" office:value="3.368261" calcext:value-type="float">
            <text:p>3.368261</text:p>
          </table:table-cell>
          <table:table-cell office:value-type="float" office:value="135.3233" calcext:value-type="float">
            <text:p>135.3233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7347" calcext:value-type="float">
            <text:p>39.7347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043" calcext:value-type="float">
            <text:p>0.0005163043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377433" calcext:value-type="float">
            <text:p>0.007377433</text:p>
          </table:table-cell>
          <table:table-cell office:value-type="float" office:value="1164.854" calcext:value-type="float">
            <text:p>1164.854</text:p>
          </table:table-cell>
          <table:table-cell office:value-type="float" office:value="1.332288" calcext:value-type="float">
            <text:p>1.332288</text:p>
          </table:table-cell>
          <table:table-cell office:value-type="float" office:value="0" calcext:value-type="float">
            <text:p>0</text:p>
          </table:table-cell>
          <table:table-cell office:value-type="float" office:value="0.2384074" calcext:value-type="float">
            <text:p>0.2384074</text:p>
          </table:table-cell>
          <table:table-cell office:value-type="float" office:value="0.2677071" calcext:value-type="float">
            <text:p>0.2677071</text:p>
          </table:table-cell>
          <table:table-cell office:value-type="float" office:value="0.207875" calcext:value-type="float">
            <text:p>0.207875</text:p>
          </table:table-cell>
          <table:table-cell office:value-type="float" office:value="0.05909016" calcext:value-type="float">
            <text:p>0.05909016</text:p>
          </table:table-cell>
          <table:table-cell office:value-type="float" office:value="0.0425106" calcext:value-type="float">
            <text:p>0.0425106</text:p>
          </table:table-cell>
          <table:table-cell office:value-type="float" office:value="0.0229209" calcext:value-type="float">
            <text:p>0.0229209</text:p>
          </table:table-cell>
          <table:table-cell office:value-type="float" office:value="0.02972982" calcext:value-type="float">
            <text:p>0.02972982</text:p>
          </table:table-cell>
          <table:table-cell office:value-type="float" office:value="0.07666314" calcext:value-type="float">
            <text:p>0.07666314</text:p>
          </table:table-cell>
          <table:table-cell office:value-type="float" office:value="0.1509262" calcext:value-type="float">
            <text:p>0.1509262</text:p>
          </table:table-cell>
          <table:table-cell office:value-type="float" office:value="0.156884" calcext:value-type="float">
            <text:p>0.156884</text:p>
          </table:table-cell>
          <table:table-cell office:value-type="float" office:value="0.165875" calcext:value-type="float">
            <text:p>0.165875</text:p>
          </table:table-cell>
          <table:table-cell office:value-type="float" office:value="0.1724831" calcext:value-type="float">
            <text:p>0.1724831</text:p>
          </table:table-cell>
          <table:table-cell office:value-type="float" office:value="0.1875499" calcext:value-type="float">
            <text:p>0.1875499</text:p>
          </table:table-cell>
          <table:table-cell office:value-type="float" office:value="0.1910577" calcext:value-type="float">
            <text:p>0.1910577</text:p>
          </table:table-cell>
          <table:table-cell office:value-type="float" office:value="0" calcext:value-type="float">
            <text:p>0</text:p>
          </table:table-cell>
          <table:table-cell office:value-type="float" office:value="39.7168" calcext:value-type="float">
            <text:p>39.7168</text:p>
          </table:table-cell>
          <table:table-cell office:value-type="float" office:value="36.37287" calcext:value-type="float">
            <text:p>36.37287</text:p>
          </table:table-cell>
          <table:table-cell office:value-type="float" office:value="31.50499" calcext:value-type="float">
            <text:p>31.50499</text:p>
          </table:table-cell>
          <table:table-cell office:value-type="float" office:value="8.771405" calcext:value-type="float">
            <text:p>8.771405</text:p>
          </table:table-cell>
          <table:table-cell office:value-type="float" office:value="7.016476" calcext:value-type="float">
            <text:p>7.016476</text:p>
          </table:table-cell>
          <table:table-cell office:value-type="float" office:value="2.619131" calcext:value-type="float">
            <text:p>2.619131</text:p>
          </table:table-cell>
          <table:table-cell office:value-type="float" office:value="2.461191" calcext:value-type="float">
            <text:p>2.461191</text:p>
          </table:table-cell>
          <table:table-cell office:value-type="float" office:value="5.074321" calcext:value-type="float">
            <text:p>5.074321</text:p>
          </table:table-cell>
          <table:table-cell office:value-type="float" office:value="8.499207" calcext:value-type="float">
            <text:p>8.499207</text:p>
          </table:table-cell>
          <table:table-cell office:value-type="float" office:value="9.066678" calcext:value-type="float">
            <text:p>9.066678</text:p>
          </table:table-cell>
          <table:table-cell office:value-type="float" office:value="9.940898" calcext:value-type="float">
            <text:p>9.940898</text:p>
          </table:table-cell>
          <table:table-cell office:value-type="float" office:value="10.51843" calcext:value-type="float">
            <text:p>10.51843</text:p>
          </table:table-cell>
          <table:table-cell office:value-type="float" office:value="11.94914" calcext:value-type="float">
            <text:p>11.94914</text:p>
          </table:table-cell>
          <table:table-cell office:value-type="float" office:value="12.27291" calcext:value-type="float">
            <text:p>12.27291</text:p>
          </table:table-cell>
          <table:table-cell office:value-type="float" office:value="0" calcext:value-type="float">
            <text:p>0</text:p>
          </table:table-cell>
          <table:table-cell office:value-type="float" office:value="0.05804224" calcext:value-type="float">
            <text:p>0.05804224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541" calcext:value-type="float">
            <text:p>4.1454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5" calcext:value-type="float">
            <text:p>9122005</text:p>
          </table:table-cell>
          <table:table-cell office:value-type="float" office:value="3.36799" calcext:value-type="float">
            <text:p>3.36799</text:p>
          </table:table-cell>
          <table:table-cell office:value-type="float" office:value="135.3226" calcext:value-type="float">
            <text:p>135.3226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74474" calcext:value-type="float">
            <text:p>39.74474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043" calcext:value-type="float">
            <text:p>0.0005163043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377433" calcext:value-type="float">
            <text:p>0.007377433</text:p>
          </table:table-cell>
          <table:table-cell office:value-type="float" office:value="1164.846" calcext:value-type="float">
            <text:p>1164.846</text:p>
          </table:table-cell>
          <table:table-cell office:value-type="float" office:value="1.332014" calcext:value-type="float">
            <text:p>1.332014</text:p>
          </table:table-cell>
          <table:table-cell office:value-type="float" office:value="0" calcext:value-type="float">
            <text:p>0</text:p>
          </table:table-cell>
          <table:table-cell office:value-type="float" office:value="0.2368399" calcext:value-type="float">
            <text:p>0.2368399</text:p>
          </table:table-cell>
          <table:table-cell office:value-type="float" office:value="0.2593679" calcext:value-type="float">
            <text:p>0.2593679</text:p>
          </table:table-cell>
          <table:table-cell office:value-type="float" office:value="0.20313" calcext:value-type="float">
            <text:p>0.20313</text:p>
          </table:table-cell>
          <table:table-cell office:value-type="float" office:value="0.05750406" calcext:value-type="float">
            <text:p>0.05750406</text:p>
          </table:table-cell>
          <table:table-cell office:value-type="float" office:value="0.04491394" calcext:value-type="float">
            <text:p>0.04491394</text:p>
          </table:table-cell>
          <table:table-cell office:value-type="float" office:value="0.02290672" calcext:value-type="float">
            <text:p>0.02290672</text:p>
          </table:table-cell>
          <table:table-cell office:value-type="float" office:value="0.02967607" calcext:value-type="float">
            <text:p>0.02967607</text:p>
          </table:table-cell>
          <table:table-cell office:value-type="float" office:value="0.07663441" calcext:value-type="float">
            <text:p>0.07663441</text:p>
          </table:table-cell>
          <table:table-cell office:value-type="float" office:value="0.1509129" calcext:value-type="float">
            <text:p>0.1509129</text:p>
          </table:table-cell>
          <table:table-cell office:value-type="float" office:value="0.1569033" calcext:value-type="float">
            <text:p>0.1569033</text:p>
          </table:table-cell>
          <table:table-cell office:value-type="float" office:value="0.1659086" calcext:value-type="float">
            <text:p>0.1659086</text:p>
          </table:table-cell>
          <table:table-cell office:value-type="float" office:value="0.1725098" calcext:value-type="float">
            <text:p>0.1725098</text:p>
          </table:table-cell>
          <table:table-cell office:value-type="float" office:value="0.1875711" calcext:value-type="float">
            <text:p>0.1875711</text:p>
          </table:table-cell>
          <table:table-cell office:value-type="float" office:value="0.191077" calcext:value-type="float">
            <text:p>0.191077</text:p>
          </table:table-cell>
          <table:table-cell office:value-type="float" office:value="0" calcext:value-type="float">
            <text:p>0</text:p>
          </table:table-cell>
          <table:table-cell office:value-type="float" office:value="39.70184" calcext:value-type="float">
            <text:p>39.70184</text:p>
          </table:table-cell>
          <table:table-cell office:value-type="float" office:value="36.35665" calcext:value-type="float">
            <text:p>36.35665</text:p>
          </table:table-cell>
          <table:table-cell office:value-type="float" office:value="31.49129" calcext:value-type="float">
            <text:p>31.49129</text:p>
          </table:table-cell>
          <table:table-cell office:value-type="float" office:value="8.767978" calcext:value-type="float">
            <text:p>8.767978</text:p>
          </table:table-cell>
          <table:table-cell office:value-type="float" office:value="7.01187" calcext:value-type="float">
            <text:p>7.01187</text:p>
          </table:table-cell>
          <table:table-cell office:value-type="float" office:value="2.618955" calcext:value-type="float">
            <text:p>2.618955</text:p>
          </table:table-cell>
          <table:table-cell office:value-type="float" office:value="2.462176" calcext:value-type="float">
            <text:p>2.462176</text:p>
          </table:table-cell>
          <table:table-cell office:value-type="float" office:value="5.077579" calcext:value-type="float">
            <text:p>5.077579</text:p>
          </table:table-cell>
          <table:table-cell office:value-type="float" office:value="8.503778" calcext:value-type="float">
            <text:p>8.503778</text:p>
          </table:table-cell>
          <table:table-cell office:value-type="float" office:value="9.071236" calcext:value-type="float">
            <text:p>9.071236</text:p>
          </table:table-cell>
          <table:table-cell office:value-type="float" office:value="9.944858" calcext:value-type="float">
            <text:p>9.944858</text:p>
          </table:table-cell>
          <table:table-cell office:value-type="float" office:value="10.52199" calcext:value-type="float">
            <text:p>10.52199</text:p>
          </table:table-cell>
          <table:table-cell office:value-type="float" office:value="11.95107" calcext:value-type="float">
            <text:p>11.95107</text:p>
          </table:table-cell>
          <table:table-cell office:value-type="float" office:value="12.27185" calcext:value-type="float">
            <text:p>12.27185</text:p>
          </table:table-cell>
          <table:table-cell office:value-type="float" office:value="0" calcext:value-type="float">
            <text:p>0</text:p>
          </table:table-cell>
          <table:table-cell office:value-type="float" office:value="0.04864804" calcext:value-type="float">
            <text:p>0.04864804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5801" calcext:value-type="float">
            <text:p>4.14580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5" calcext:value-type="float">
            <text:p>10122005</text:p>
          </table:table-cell>
          <table:table-cell office:value-type="float" office:value="3.367662" calcext:value-type="float">
            <text:p>3.367662</text:p>
          </table:table-cell>
          <table:table-cell office:value-type="float" office:value="135.3219" calcext:value-type="float">
            <text:p>135.3219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75438" calcext:value-type="float">
            <text:p>39.75438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192" calcext:value-type="float">
            <text:p>0.000516319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377566" calcext:value-type="float">
            <text:p>0.007377566</text:p>
          </table:table-cell>
          <table:table-cell office:value-type="float" office:value="1164.838" calcext:value-type="float">
            <text:p>1164.838</text:p>
          </table:table-cell>
          <table:table-cell office:value-type="float" office:value="1.331674" calcext:value-type="float">
            <text:p>1.331674</text:p>
          </table:table-cell>
          <table:table-cell office:value-type="float" office:value="0" calcext:value-type="float">
            <text:p>0</text:p>
          </table:table-cell>
          <table:table-cell office:value-type="float" office:value="0.2188917" calcext:value-type="float">
            <text:p>0.2188917</text:p>
          </table:table-cell>
          <table:table-cell office:value-type="float" office:value="0.2512195" calcext:value-type="float">
            <text:p>0.2512195</text:p>
          </table:table-cell>
          <table:table-cell office:value-type="float" office:value="0.1961455" calcext:value-type="float">
            <text:p>0.1961455</text:p>
          </table:table-cell>
          <table:table-cell office:value-type="float" office:value="0.05511528" calcext:value-type="float">
            <text:p>0.05511528</text:p>
          </table:table-cell>
          <table:table-cell office:value-type="float" office:value="0.0443586" calcext:value-type="float">
            <text:p>0.0443586</text:p>
          </table:table-cell>
          <table:table-cell office:value-type="float" office:value="0.02291982" calcext:value-type="float">
            <text:p>0.02291982</text:p>
          </table:table-cell>
          <table:table-cell office:value-type="float" office:value="0.02801269" calcext:value-type="float">
            <text:p>0.02801269</text:p>
          </table:table-cell>
          <table:table-cell office:value-type="float" office:value="0.07648917" calcext:value-type="float">
            <text:p>0.07648917</text:p>
          </table:table-cell>
          <table:table-cell office:value-type="float" office:value="0.1509024" calcext:value-type="float">
            <text:p>0.1509024</text:p>
          </table:table-cell>
          <table:table-cell office:value-type="float" office:value="0.1569228" calcext:value-type="float">
            <text:p>0.1569228</text:p>
          </table:table-cell>
          <table:table-cell office:value-type="float" office:value="0.1659425" calcext:value-type="float">
            <text:p>0.1659425</text:p>
          </table:table-cell>
          <table:table-cell office:value-type="float" office:value="0.172539" calcext:value-type="float">
            <text:p>0.172539</text:p>
          </table:table-cell>
          <table:table-cell office:value-type="float" office:value="0.1875932" calcext:value-type="float">
            <text:p>0.1875932</text:p>
          </table:table-cell>
          <table:table-cell office:value-type="float" office:value="0.1910963" calcext:value-type="float">
            <text:p>0.1910963</text:p>
          </table:table-cell>
          <table:table-cell office:value-type="float" office:value="0" calcext:value-type="float">
            <text:p>0</text:p>
          </table:table-cell>
          <table:table-cell office:value-type="float" office:value="39.67966" calcext:value-type="float">
            <text:p>39.67966</text:p>
          </table:table-cell>
          <table:table-cell office:value-type="float" office:value="36.33724" calcext:value-type="float">
            <text:p>36.33724</text:p>
          </table:table-cell>
          <table:table-cell office:value-type="float" office:value="31.47552" calcext:value-type="float">
            <text:p>31.47552</text:p>
          </table:table-cell>
          <table:table-cell office:value-type="float" office:value="8.763857" calcext:value-type="float">
            <text:p>8.763857</text:p>
          </table:table-cell>
          <table:table-cell office:value-type="float" office:value="7.007923" calcext:value-type="float">
            <text:p>7.007923</text:p>
          </table:table-cell>
          <table:table-cell office:value-type="float" office:value="2.618776" calcext:value-type="float">
            <text:p>2.618776</text:p>
          </table:table-cell>
          <table:table-cell office:value-type="float" office:value="2.46291" calcext:value-type="float">
            <text:p>2.46291</text:p>
          </table:table-cell>
          <table:table-cell office:value-type="float" office:value="5.080816" calcext:value-type="float">
            <text:p>5.080816</text:p>
          </table:table-cell>
          <table:table-cell office:value-type="float" office:value="8.508348" calcext:value-type="float">
            <text:p>8.508348</text:p>
          </table:table-cell>
          <table:table-cell office:value-type="float" office:value="9.07572" calcext:value-type="float">
            <text:p>9.07572</text:p>
          </table:table-cell>
          <table:table-cell office:value-type="float" office:value="9.948816" calcext:value-type="float">
            <text:p>9.948816</text:p>
          </table:table-cell>
          <table:table-cell office:value-type="float" office:value="10.52556" calcext:value-type="float">
            <text:p>10.52556</text:p>
          </table:table-cell>
          <table:table-cell office:value-type="float" office:value="11.95301" calcext:value-type="float">
            <text:p>11.95301</text:p>
          </table:table-cell>
          <table:table-cell office:value-type="float" office:value="12.27664" calcext:value-type="float">
            <text:p>12.27664</text:p>
          </table:table-cell>
          <table:table-cell office:value-type="float" office:value="0" calcext:value-type="float">
            <text:p>0</text:p>
          </table:table-cell>
          <table:table-cell office:value-type="float" office:value="0.0382664" calcext:value-type="float">
            <text:p>0.0382664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624" calcext:value-type="float">
            <text:p>4.1462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5" calcext:value-type="float">
            <text:p>11122005</text:p>
          </table:table-cell>
          <table:table-cell office:value-type="float" office:value="3.367296" calcext:value-type="float">
            <text:p>3.367296</text:p>
          </table:table-cell>
          <table:table-cell office:value-type="float" office:value="135.3214" calcext:value-type="float">
            <text:p>135.3214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76379" calcext:value-type="float">
            <text:p>39.76379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205" calcext:value-type="float">
            <text:p>0.000516320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377578" calcext:value-type="float">
            <text:p>0.007377578</text:p>
          </table:table-cell>
          <table:table-cell office:value-type="float" office:value="1164.83" calcext:value-type="float">
            <text:p>1164.83</text:p>
          </table:table-cell>
          <table:table-cell office:value-type="float" office:value="1.331299" calcext:value-type="float">
            <text:p>1.331299</text:p>
          </table:table-cell>
          <table:table-cell office:value-type="float" office:value="0" calcext:value-type="float">
            <text:p>0</text:p>
          </table:table-cell>
          <table:table-cell office:value-type="float" office:value="0.2138565" calcext:value-type="float">
            <text:p>0.2138565</text:p>
          </table:table-cell>
          <table:table-cell office:value-type="float" office:value="0.2574596" calcext:value-type="float">
            <text:p>0.2574596</text:p>
          </table:table-cell>
          <table:table-cell office:value-type="float" office:value="0.1985243" calcext:value-type="float">
            <text:p>0.1985243</text:p>
          </table:table-cell>
          <table:table-cell office:value-type="float" office:value="0.05450319" calcext:value-type="float">
            <text:p>0.05450319</text:p>
          </table:table-cell>
          <table:table-cell office:value-type="float" office:value="0.04267806" calcext:value-type="float">
            <text:p>0.04267806</text:p>
          </table:table-cell>
          <table:table-cell office:value-type="float" office:value="0.02293496" calcext:value-type="float">
            <text:p>0.02293496</text:p>
          </table:table-cell>
          <table:table-cell office:value-type="float" office:value="0.0291896" calcext:value-type="float">
            <text:p>0.0291896</text:p>
          </table:table-cell>
          <table:table-cell office:value-type="float" office:value="0.0764433" calcext:value-type="float">
            <text:p>0.0764433</text:p>
          </table:table-cell>
          <table:table-cell office:value-type="float" office:value="0.1508968" calcext:value-type="float">
            <text:p>0.1508968</text:p>
          </table:table-cell>
          <table:table-cell office:value-type="float" office:value="0.1569434" calcext:value-type="float">
            <text:p>0.1569434</text:p>
          </table:table-cell>
          <table:table-cell office:value-type="float" office:value="0.1659765" calcext:value-type="float">
            <text:p>0.1659765</text:p>
          </table:table-cell>
          <table:table-cell office:value-type="float" office:value="0.1725683" calcext:value-type="float">
            <text:p>0.1725683</text:p>
          </table:table-cell>
          <table:table-cell office:value-type="float" office:value="0.1876147" calcext:value-type="float">
            <text:p>0.1876147</text:p>
          </table:table-cell>
          <table:table-cell office:value-type="float" office:value="0.1911156" calcext:value-type="float">
            <text:p>0.1911156</text:p>
          </table:table-cell>
          <table:table-cell office:value-type="float" office:value="0" calcext:value-type="float">
            <text:p>0</text:p>
          </table:table-cell>
          <table:table-cell office:value-type="float" office:value="39.65384" calcext:value-type="float">
            <text:p>39.65384</text:p>
          </table:table-cell>
          <table:table-cell office:value-type="float" office:value="36.31643" calcext:value-type="float">
            <text:p>36.31643</text:p>
          </table:table-cell>
          <table:table-cell office:value-type="float" office:value="31.45801" calcext:value-type="float">
            <text:p>31.45801</text:p>
          </table:table-cell>
          <table:table-cell office:value-type="float" office:value="8.759209" calcext:value-type="float">
            <text:p>8.759209</text:p>
          </table:table-cell>
          <table:table-cell office:value-type="float" office:value="7.00349" calcext:value-type="float">
            <text:p>7.00349</text:p>
          </table:table-cell>
          <table:table-cell office:value-type="float" office:value="2.618603" calcext:value-type="float">
            <text:p>2.618603</text:p>
          </table:table-cell>
          <table:table-cell office:value-type="float" office:value="2.46381" calcext:value-type="float">
            <text:p>2.46381</text:p>
          </table:table-cell>
          <table:table-cell office:value-type="float" office:value="5.084036" calcext:value-type="float">
            <text:p>5.084036</text:p>
          </table:table-cell>
          <table:table-cell office:value-type="float" office:value="8.512919" calcext:value-type="float">
            <text:p>8.512919</text:p>
          </table:table-cell>
          <table:table-cell office:value-type="float" office:value="9.0802" calcext:value-type="float">
            <text:p>9.0802</text:p>
          </table:table-cell>
          <table:table-cell office:value-type="float" office:value="9.952776" calcext:value-type="float">
            <text:p>9.952776</text:p>
          </table:table-cell>
          <table:table-cell office:value-type="float" office:value="10.52909" calcext:value-type="float">
            <text:p>10.52909</text:p>
          </table:table-cell>
          <table:table-cell office:value-type="float" office:value="11.95495" calcext:value-type="float">
            <text:p>11.95495</text:p>
          </table:table-cell>
          <table:table-cell office:value-type="float" office:value="12.28282" calcext:value-type="float">
            <text:p>12.28282</text:p>
          </table:table-cell>
          <table:table-cell office:value-type="float" office:value="0" calcext:value-type="float">
            <text:p>0</text:p>
          </table:table-cell>
          <table:table-cell office:value-type="float" office:value="0.03817604" calcext:value-type="float">
            <text:p>0.03817604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67" calcext:value-type="float">
            <text:p>4.146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5" calcext:value-type="float">
            <text:p>12122005</text:p>
          </table:table-cell>
          <table:table-cell office:value-type="float" office:value="3.366935" calcext:value-type="float">
            <text:p>3.366935</text:p>
          </table:table-cell>
          <table:table-cell office:value-type="float" office:value="135.3209" calcext:value-type="float">
            <text:p>135.3209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77291" calcext:value-type="float">
            <text:p>39.77291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205" calcext:value-type="float">
            <text:p>0.000516320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377578" calcext:value-type="float">
            <text:p>0.007377578</text:p>
          </table:table-cell>
          <table:table-cell office:value-type="float" office:value="1164.822" calcext:value-type="float">
            <text:p>1164.822</text:p>
          </table:table-cell>
          <table:table-cell office:value-type="float" office:value="1.331005" calcext:value-type="float">
            <text:p>1.331005</text:p>
          </table:table-cell>
          <table:table-cell office:value-type="float" office:value="0" calcext:value-type="float">
            <text:p>0</text:p>
          </table:table-cell>
          <table:table-cell office:value-type="float" office:value="0.2111723" calcext:value-type="float">
            <text:p>0.2111723</text:p>
          </table:table-cell>
          <table:table-cell office:value-type="float" office:value="0.262355" calcext:value-type="float">
            <text:p>0.262355</text:p>
          </table:table-cell>
          <table:table-cell office:value-type="float" office:value="0.1992765" calcext:value-type="float">
            <text:p>0.1992765</text:p>
          </table:table-cell>
          <table:table-cell office:value-type="float" office:value="0.05414625" calcext:value-type="float">
            <text:p>0.05414625</text:p>
          </table:table-cell>
          <table:table-cell office:value-type="float" office:value="0.04154715" calcext:value-type="float">
            <text:p>0.04154715</text:p>
          </table:table-cell>
          <table:table-cell office:value-type="float" office:value="0.02293464" calcext:value-type="float">
            <text:p>0.02293464</text:p>
          </table:table-cell>
          <table:table-cell office:value-type="float" office:value="0.02950683" calcext:value-type="float">
            <text:p>0.02950683</text:p>
          </table:table-cell>
          <table:table-cell office:value-type="float" office:value="0.07645734" calcext:value-type="float">
            <text:p>0.07645734</text:p>
          </table:table-cell>
          <table:table-cell office:value-type="float" office:value="0.1508971" calcext:value-type="float">
            <text:p>0.1508971</text:p>
          </table:table-cell>
          <table:table-cell office:value-type="float" office:value="0.1569647" calcext:value-type="float">
            <text:p>0.1569647</text:p>
          </table:table-cell>
          <table:table-cell office:value-type="float" office:value="0.1660104" calcext:value-type="float">
            <text:p>0.1660104</text:p>
          </table:table-cell>
          <table:table-cell office:value-type="float" office:value="0.1725992" calcext:value-type="float">
            <text:p>0.1725992</text:p>
          </table:table-cell>
          <table:table-cell office:value-type="float" office:value="0.1876359" calcext:value-type="float">
            <text:p>0.1876359</text:p>
          </table:table-cell>
          <table:table-cell office:value-type="float" office:value="0.1911349" calcext:value-type="float">
            <text:p>0.1911349</text:p>
          </table:table-cell>
          <table:table-cell office:value-type="float" office:value="0" calcext:value-type="float">
            <text:p>0</text:p>
          </table:table-cell>
          <table:table-cell office:value-type="float" office:value="39.61538" calcext:value-type="float">
            <text:p>39.61538</text:p>
          </table:table-cell>
          <table:table-cell office:value-type="float" office:value="36.29407" calcext:value-type="float">
            <text:p>36.29407</text:p>
          </table:table-cell>
          <table:table-cell office:value-type="float" office:value="31.43974" calcext:value-type="float">
            <text:p>31.43974</text:p>
          </table:table-cell>
          <table:table-cell office:value-type="float" office:value="8.754205" calcext:value-type="float">
            <text:p>8.754205</text:p>
          </table:table-cell>
          <table:table-cell office:value-type="float" office:value="6.998395" calcext:value-type="float">
            <text:p>6.998395</text:p>
          </table:table-cell>
          <table:table-cell office:value-type="float" office:value="2.61843" calcext:value-type="float">
            <text:p>2.61843</text:p>
          </table:table-cell>
          <table:table-cell office:value-type="float" office:value="2.464809" calcext:value-type="float">
            <text:p>2.464809</text:p>
          </table:table-cell>
          <table:table-cell office:value-type="float" office:value="5.087252" calcext:value-type="float">
            <text:p>5.087252</text:p>
          </table:table-cell>
          <table:table-cell office:value-type="float" office:value="8.51749" calcext:value-type="float">
            <text:p>8.51749</text:p>
          </table:table-cell>
          <table:table-cell office:value-type="float" office:value="9.084678" calcext:value-type="float">
            <text:p>9.084678</text:p>
          </table:table-cell>
          <table:table-cell office:value-type="float" office:value="9.956736" calcext:value-type="float">
            <text:p>9.956736</text:p>
          </table:table-cell>
          <table:table-cell office:value-type="float" office:value="10.53258" calcext:value-type="float">
            <text:p>10.53258</text:p>
          </table:table-cell>
          <table:table-cell office:value-type="float" office:value="11.95689" calcext:value-type="float">
            <text:p>11.95689</text:p>
          </table:table-cell>
          <table:table-cell office:value-type="float" office:value="12.28975" calcext:value-type="float">
            <text:p>12.28975</text:p>
          </table:table-cell>
          <table:table-cell office:value-type="float" office:value="0" calcext:value-type="float">
            <text:p>0</text:p>
          </table:table-cell>
          <table:table-cell office:value-type="float" office:value="0.06252404" calcext:value-type="float">
            <text:p>0.06252404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7196" calcext:value-type="float">
            <text:p>4.14719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5" calcext:value-type="float">
            <text:p>13122005</text:p>
          </table:table-cell>
          <table:table-cell office:value-type="float" office:value="3.366585" calcext:value-type="float">
            <text:p>3.366585</text:p>
          </table:table-cell>
          <table:table-cell office:value-type="float" office:value="135.3205" calcext:value-type="float">
            <text:p>135.3205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78205" calcext:value-type="float">
            <text:p>39.78205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36" calcext:value-type="float">
            <text:p>0.0005163336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377699" calcext:value-type="float">
            <text:p>0.007377699</text:p>
          </table:table-cell>
          <table:table-cell office:value-type="float" office:value="1164.814" calcext:value-type="float">
            <text:p>1164.814</text:p>
          </table:table-cell>
          <table:table-cell office:value-type="float" office:value="1.330739" calcext:value-type="float">
            <text:p>1.330739</text:p>
          </table:table-cell>
          <table:table-cell office:value-type="float" office:value="0" calcext:value-type="float">
            <text:p>0</text:p>
          </table:table-cell>
          <table:table-cell office:value-type="float" office:value="0.2072313" calcext:value-type="float">
            <text:p>0.2072313</text:p>
          </table:table-cell>
          <table:table-cell office:value-type="float" office:value="0.2662929" calcext:value-type="float">
            <text:p>0.2662929</text:p>
          </table:table-cell>
          <table:table-cell office:value-type="float" office:value="0.2005215" calcext:value-type="float">
            <text:p>0.2005215</text:p>
          </table:table-cell>
          <table:table-cell office:value-type="float" office:value="0.05277327" calcext:value-type="float">
            <text:p>0.05277327</text:p>
          </table:table-cell>
          <table:table-cell office:value-type="float" office:value="0.04183905" calcext:value-type="float">
            <text:p>0.04183905</text:p>
          </table:table-cell>
          <table:table-cell office:value-type="float" office:value="0.02293177" calcext:value-type="float">
            <text:p>0.02293177</text:p>
          </table:table-cell>
          <table:table-cell office:value-type="float" office:value="0.02684395" calcext:value-type="float">
            <text:p>0.02684395</text:p>
          </table:table-cell>
          <table:table-cell office:value-type="float" office:value="0.07645066" calcext:value-type="float">
            <text:p>0.07645066</text:p>
          </table:table-cell>
          <table:table-cell office:value-type="float" office:value="0.1509059" calcext:value-type="float">
            <text:p>0.1509059</text:p>
          </table:table-cell>
          <table:table-cell office:value-type="float" office:value="0.1569888" calcext:value-type="float">
            <text:p>0.1569888</text:p>
          </table:table-cell>
          <table:table-cell office:value-type="float" office:value="0.1660447" calcext:value-type="float">
            <text:p>0.1660447</text:p>
          </table:table-cell>
          <table:table-cell office:value-type="float" office:value="0.1726264" calcext:value-type="float">
            <text:p>0.1726264</text:p>
          </table:table-cell>
          <table:table-cell office:value-type="float" office:value="0.1876562" calcext:value-type="float">
            <text:p>0.1876562</text:p>
          </table:table-cell>
          <table:table-cell office:value-type="float" office:value="0.1911545" calcext:value-type="float">
            <text:p>0.1911545</text:p>
          </table:table-cell>
          <table:table-cell office:value-type="float" office:value="0" calcext:value-type="float">
            <text:p>0</text:p>
          </table:table-cell>
          <table:table-cell office:value-type="float" office:value="39.58309" calcext:value-type="float">
            <text:p>39.58309</text:p>
          </table:table-cell>
          <table:table-cell office:value-type="float" office:value="36.27207" calcext:value-type="float">
            <text:p>36.27207</text:p>
          </table:table-cell>
          <table:table-cell office:value-type="float" office:value="31.42095" calcext:value-type="float">
            <text:p>31.42095</text:p>
          </table:table-cell>
          <table:table-cell office:value-type="float" office:value="8.748745" calcext:value-type="float">
            <text:p>8.748745</text:p>
          </table:table-cell>
          <table:table-cell office:value-type="float" office:value="6.99283" calcext:value-type="float">
            <text:p>6.99283</text:p>
          </table:table-cell>
          <table:table-cell office:value-type="float" office:value="2.618256" calcext:value-type="float">
            <text:p>2.618256</text:p>
          </table:table-cell>
          <table:table-cell office:value-type="float" office:value="2.465717" calcext:value-type="float">
            <text:p>2.465717</text:p>
          </table:table-cell>
          <table:table-cell office:value-type="float" office:value="5.090477" calcext:value-type="float">
            <text:p>5.090477</text:p>
          </table:table-cell>
          <table:table-cell office:value-type="float" office:value="8.522061" calcext:value-type="float">
            <text:p>8.522061</text:p>
          </table:table-cell>
          <table:table-cell office:value-type="float" office:value="9.089158" calcext:value-type="float">
            <text:p>9.089158</text:p>
          </table:table-cell>
          <table:table-cell office:value-type="float" office:value="9.960695" calcext:value-type="float">
            <text:p>9.960695</text:p>
          </table:table-cell>
          <table:table-cell office:value-type="float" office:value="10.53607" calcext:value-type="float">
            <text:p>10.53607</text:p>
          </table:table-cell>
          <table:table-cell office:value-type="float" office:value="11.95883" calcext:value-type="float">
            <text:p>11.95883</text:p>
          </table:table-cell>
          <table:table-cell office:value-type="float" office:value="12.29414" calcext:value-type="float">
            <text:p>12.29414</text:p>
          </table:table-cell>
          <table:table-cell office:value-type="float" office:value="0" calcext:value-type="float">
            <text:p>0</text:p>
          </table:table-cell>
          <table:table-cell office:value-type="float" office:value="0.2739711" calcext:value-type="float">
            <text:p>0.2739711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7678" calcext:value-type="float">
            <text:p>4.14767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5" calcext:value-type="float">
            <text:p>14122005</text:p>
          </table:table-cell>
          <table:table-cell office:value-type="float" office:value="3.366255" calcext:value-type="float">
            <text:p>3.366255</text:p>
          </table:table-cell>
          <table:table-cell office:value-type="float" office:value="135.3201" calcext:value-type="float">
            <text:p>135.3201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791" calcext:value-type="float">
            <text:p>39.791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62" calcext:value-type="float">
            <text:p>0.000516336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377721" calcext:value-type="float">
            <text:p>0.007377721</text:p>
          </table:table-cell>
          <table:table-cell office:value-type="float" office:value="1164.807" calcext:value-type="float">
            <text:p>1164.807</text:p>
          </table:table-cell>
          <table:table-cell office:value-type="float" office:value="1.330547" calcext:value-type="float">
            <text:p>1.330547</text:p>
          </table:table-cell>
          <table:table-cell office:value-type="float" office:value="0" calcext:value-type="float">
            <text:p>0</text:p>
          </table:table-cell>
          <table:table-cell office:value-type="float" office:value="0.2212691" calcext:value-type="float">
            <text:p>0.2212691</text:p>
          </table:table-cell>
          <table:table-cell office:value-type="float" office:value="0.2668593" calcext:value-type="float">
            <text:p>0.2668593</text:p>
          </table:table-cell>
          <table:table-cell office:value-type="float" office:value="0.2002726" calcext:value-type="float">
            <text:p>0.2002726</text:p>
          </table:table-cell>
          <table:table-cell office:value-type="float" office:value="0.05266253" calcext:value-type="float">
            <text:p>0.05266253</text:p>
          </table:table-cell>
          <table:table-cell office:value-type="float" office:value="0.04226434" calcext:value-type="float">
            <text:p>0.04226434</text:p>
          </table:table-cell>
          <table:table-cell office:value-type="float" office:value="0.02294978" calcext:value-type="float">
            <text:p>0.02294978</text:p>
          </table:table-cell>
          <table:table-cell office:value-type="float" office:value="0.0289587" calcext:value-type="float">
            <text:p>0.0289587</text:p>
          </table:table-cell>
          <table:table-cell office:value-type="float" office:value="0.07639295" calcext:value-type="float">
            <text:p>0.07639295</text:p>
          </table:table-cell>
          <table:table-cell office:value-type="float" office:value="0.1509196" calcext:value-type="float">
            <text:p>0.1509196</text:p>
          </table:table-cell>
          <table:table-cell office:value-type="float" office:value="0.1570141" calcext:value-type="float">
            <text:p>0.1570141</text:p>
          </table:table-cell>
          <table:table-cell office:value-type="float" office:value="0.1660792" calcext:value-type="float">
            <text:p>0.1660792</text:p>
          </table:table-cell>
          <table:table-cell office:value-type="float" office:value="0.1726541" calcext:value-type="float">
            <text:p>0.1726541</text:p>
          </table:table-cell>
          <table:table-cell office:value-type="float" office:value="0.187677" calcext:value-type="float">
            <text:p>0.187677</text:p>
          </table:table-cell>
          <table:table-cell office:value-type="float" office:value="0.1911739" calcext:value-type="float">
            <text:p>0.1911739</text:p>
          </table:table-cell>
          <table:table-cell office:value-type="float" office:value="0" calcext:value-type="float">
            <text:p>0</text:p>
          </table:table-cell>
          <table:table-cell office:value-type="float" office:value="39.54574" calcext:value-type="float">
            <text:p>39.54574</text:p>
          </table:table-cell>
          <table:table-cell office:value-type="float" office:value="36.2491" calcext:value-type="float">
            <text:p>36.2491</text:p>
          </table:table-cell>
          <table:table-cell office:value-type="float" office:value="31.40136" calcext:value-type="float">
            <text:p>31.40136</text:p>
          </table:table-cell>
          <table:table-cell office:value-type="float" office:value="8.742599" calcext:value-type="float">
            <text:p>8.742599</text:p>
          </table:table-cell>
          <table:table-cell office:value-type="float" office:value="6.987498" calcext:value-type="float">
            <text:p>6.987498</text:p>
          </table:table-cell>
          <table:table-cell office:value-type="float" office:value="2.618083" calcext:value-type="float">
            <text:p>2.618083</text:p>
          </table:table-cell>
          <table:table-cell office:value-type="float" office:value="2.46652" calcext:value-type="float">
            <text:p>2.46652</text:p>
          </table:table-cell>
          <table:table-cell office:value-type="float" office:value="5.093686" calcext:value-type="float">
            <text:p>5.093686</text:p>
          </table:table-cell>
          <table:table-cell office:value-type="float" office:value="8.526631" calcext:value-type="float">
            <text:p>8.526631</text:p>
          </table:table-cell>
          <table:table-cell office:value-type="float" office:value="9.093638" calcext:value-type="float">
            <text:p>9.093638</text:p>
          </table:table-cell>
          <table:table-cell office:value-type="float" office:value="9.964654" calcext:value-type="float">
            <text:p>9.964654</text:p>
          </table:table-cell>
          <table:table-cell office:value-type="float" office:value="10.53956" calcext:value-type="float">
            <text:p>10.53956</text:p>
          </table:table-cell>
          <table:table-cell office:value-type="float" office:value="11.96076" calcext:value-type="float">
            <text:p>11.96076</text:p>
          </table:table-cell>
          <table:table-cell office:value-type="float" office:value="12.29914" calcext:value-type="float">
            <text:p>12.29914</text:p>
          </table:table-cell>
          <table:table-cell office:value-type="float" office:value="0" calcext:value-type="float">
            <text:p>0</text:p>
          </table:table-cell>
          <table:table-cell office:value-type="float" office:value="0.1842144" calcext:value-type="float">
            <text:p>0.1842144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811" calcext:value-type="float">
            <text:p>4.1481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5" calcext:value-type="float">
            <text:p>15122005</text:p>
          </table:table-cell>
          <table:table-cell office:value-type="float" office:value="3.365938" calcext:value-type="float">
            <text:p>3.365938</text:p>
          </table:table-cell>
          <table:table-cell office:value-type="float" office:value="135.3198" calcext:value-type="float">
            <text:p>135.3198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8001" calcext:value-type="float">
            <text:p>39.8001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62" calcext:value-type="float">
            <text:p>0.0005163362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368734" calcext:value-type="float">
            <text:p>0.007368734</text:p>
          </table:table-cell>
          <table:table-cell office:value-type="float" office:value="1164.799" calcext:value-type="float">
            <text:p>1164.799</text:p>
          </table:table-cell>
          <table:table-cell office:value-type="float" office:value="1.330358" calcext:value-type="float">
            <text:p>1.330358</text:p>
          </table:table-cell>
          <table:table-cell office:value-type="float" office:value="0" calcext:value-type="float">
            <text:p>0</text:p>
          </table:table-cell>
          <table:table-cell office:value-type="float" office:value="0.261367" calcext:value-type="float">
            <text:p>0.261367</text:p>
          </table:table-cell>
          <table:table-cell office:value-type="float" office:value="0.2677328" calcext:value-type="float">
            <text:p>0.2677328</text:p>
          </table:table-cell>
          <table:table-cell office:value-type="float" office:value="0.2014055" calcext:value-type="float">
            <text:p>0.2014055</text:p>
          </table:table-cell>
          <table:table-cell office:value-type="float" office:value="0.05241691" calcext:value-type="float">
            <text:p>0.05241691</text:p>
          </table:table-cell>
          <table:table-cell office:value-type="float" office:value="0.04229642" calcext:value-type="float">
            <text:p>0.04229642</text:p>
          </table:table-cell>
          <table:table-cell office:value-type="float" office:value="0.02294886" calcext:value-type="float">
            <text:p>0.02294886</text:p>
          </table:table-cell>
          <table:table-cell office:value-type="float" office:value="0.02949113" calcext:value-type="float">
            <text:p>0.02949113</text:p>
          </table:table-cell>
          <table:table-cell office:value-type="float" office:value="0.07643402" calcext:value-type="float">
            <text:p>0.07643402</text:p>
          </table:table-cell>
          <table:table-cell office:value-type="float" office:value="0.1509384" calcext:value-type="float">
            <text:p>0.1509384</text:p>
          </table:table-cell>
          <table:table-cell office:value-type="float" office:value="0.1570423" calcext:value-type="float">
            <text:p>0.1570423</text:p>
          </table:table-cell>
          <table:table-cell office:value-type="float" office:value="0.1661141" calcext:value-type="float">
            <text:p>0.1661141</text:p>
          </table:table-cell>
          <table:table-cell office:value-type="float" office:value="0.1726765" calcext:value-type="float">
            <text:p>0.1726765</text:p>
          </table:table-cell>
          <table:table-cell office:value-type="float" office:value="0.1878049" calcext:value-type="float">
            <text:p>0.1878049</text:p>
          </table:table-cell>
          <table:table-cell office:value-type="float" office:value="0.1911504" calcext:value-type="float">
            <text:p>0.1911504</text:p>
          </table:table-cell>
          <table:table-cell office:value-type="float" office:value="0" calcext:value-type="float">
            <text:p>0</text:p>
          </table:table-cell>
          <table:table-cell office:value-type="float" office:value="39.52259" calcext:value-type="float">
            <text:p>39.52259</text:p>
          </table:table-cell>
          <table:table-cell office:value-type="float" office:value="36.22661" calcext:value-type="float">
            <text:p>36.22661</text:p>
          </table:table-cell>
          <table:table-cell office:value-type="float" office:value="31.3811" calcext:value-type="float">
            <text:p>31.3811</text:p>
          </table:table-cell>
          <table:table-cell office:value-type="float" office:value="8.736027" calcext:value-type="float">
            <text:p>8.736027</text:p>
          </table:table-cell>
          <table:table-cell office:value-type="float" office:value="6.982228" calcext:value-type="float">
            <text:p>6.982228</text:p>
          </table:table-cell>
          <table:table-cell office:value-type="float" office:value="2.617912" calcext:value-type="float">
            <text:p>2.617912</text:p>
          </table:table-cell>
          <table:table-cell office:value-type="float" office:value="2.467538" calcext:value-type="float">
            <text:p>2.467538</text:p>
          </table:table-cell>
          <table:table-cell office:value-type="float" office:value="5.096919" calcext:value-type="float">
            <text:p>5.096919</text:p>
          </table:table-cell>
          <table:table-cell office:value-type="float" office:value="8.531202" calcext:value-type="float">
            <text:p>8.531202</text:p>
          </table:table-cell>
          <table:table-cell office:value-type="float" office:value="9.098118" calcext:value-type="float">
            <text:p>9.098118</text:p>
          </table:table-cell>
          <table:table-cell office:value-type="float" office:value="9.968614" calcext:value-type="float">
            <text:p>9.968614</text:p>
          </table:table-cell>
          <table:table-cell office:value-type="float" office:value="10.54305" calcext:value-type="float">
            <text:p>10.54305</text:p>
          </table:table-cell>
          <table:table-cell office:value-type="float" office:value="11.9627" calcext:value-type="float">
            <text:p>11.9627</text:p>
          </table:table-cell>
          <table:table-cell office:value-type="float" office:value="12.30149" calcext:value-type="float">
            <text:p>12.30149</text:p>
          </table:table-cell>
          <table:table-cell office:value-type="float" office:value="0" calcext:value-type="float">
            <text:p>0</text:p>
          </table:table-cell>
          <table:table-cell office:value-type="float" office:value="0.1849964" calcext:value-type="float">
            <text:p>0.1849964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8432" calcext:value-type="float">
            <text:p>4.14843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5" calcext:value-type="float">
            <text:p>16122005</text:p>
          </table:table-cell>
          <table:table-cell office:value-type="float" office:value="3.365631" calcext:value-type="float">
            <text:p>3.365631</text:p>
          </table:table-cell>
          <table:table-cell office:value-type="float" office:value="135.3194" calcext:value-type="float">
            <text:p>135.3194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80945" calcext:value-type="float">
            <text:p>39.80945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64" calcext:value-type="float">
            <text:p>0.0005163364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209183" calcext:value-type="float">
            <text:p>0.007209183</text:p>
          </table:table-cell>
          <table:table-cell office:value-type="float" office:value="1164.792" calcext:value-type="float">
            <text:p>1164.792</text:p>
          </table:table-cell>
          <table:table-cell office:value-type="float" office:value="1.330119" calcext:value-type="float">
            <text:p>1.330119</text:p>
          </table:table-cell>
          <table:table-cell office:value-type="float" office:value="0" calcext:value-type="float">
            <text:p>0</text:p>
          </table:table-cell>
          <table:table-cell office:value-type="float" office:value="0.2532598" calcext:value-type="float">
            <text:p>0.2532598</text:p>
          </table:table-cell>
          <table:table-cell office:value-type="float" office:value="0.2776594" calcext:value-type="float">
            <text:p>0.2776594</text:p>
          </table:table-cell>
          <table:table-cell office:value-type="float" office:value="0.2056051" calcext:value-type="float">
            <text:p>0.2056051</text:p>
          </table:table-cell>
          <table:table-cell office:value-type="float" office:value="0.05268043" calcext:value-type="float">
            <text:p>0.05268043</text:p>
          </table:table-cell>
          <table:table-cell office:value-type="float" office:value="0.04227779" calcext:value-type="float">
            <text:p>0.04227779</text:p>
          </table:table-cell>
          <table:table-cell office:value-type="float" office:value="0.02293411" calcext:value-type="float">
            <text:p>0.02293411</text:p>
          </table:table-cell>
          <table:table-cell office:value-type="float" office:value="0.02961667" calcext:value-type="float">
            <text:p>0.02961667</text:p>
          </table:table-cell>
          <table:table-cell office:value-type="float" office:value="0.07652101" calcext:value-type="float">
            <text:p>0.07652101</text:p>
          </table:table-cell>
          <table:table-cell office:value-type="float" office:value="0.1509635" calcext:value-type="float">
            <text:p>0.1509635</text:p>
          </table:table-cell>
          <table:table-cell office:value-type="float" office:value="0.1570722" calcext:value-type="float">
            <text:p>0.1570722</text:p>
          </table:table-cell>
          <table:table-cell office:value-type="float" office:value="0.1661495" calcext:value-type="float">
            <text:p>0.1661495</text:p>
          </table:table-cell>
          <table:table-cell office:value-type="float" office:value="0.1727096" calcext:value-type="float">
            <text:p>0.1727096</text:p>
          </table:table-cell>
          <table:table-cell office:value-type="float" office:value="0.1877468" calcext:value-type="float">
            <text:p>0.1877468</text:p>
          </table:table-cell>
          <table:table-cell office:value-type="float" office:value="0.1912025" calcext:value-type="float">
            <text:p>0.1912025</text:p>
          </table:table-cell>
          <table:table-cell office:value-type="float" office:value="0" calcext:value-type="float">
            <text:p>0</text:p>
          </table:table-cell>
          <table:table-cell office:value-type="float" office:value="39.50425" calcext:value-type="float">
            <text:p>39.50425</text:p>
          </table:table-cell>
          <table:table-cell office:value-type="float" office:value="36.2088" calcext:value-type="float">
            <text:p>36.2088</text:p>
          </table:table-cell>
          <table:table-cell office:value-type="float" office:value="31.36161" calcext:value-type="float">
            <text:p>31.36161</text:p>
          </table:table-cell>
          <table:table-cell office:value-type="float" office:value="8.729177" calcext:value-type="float">
            <text:p>8.729177</text:p>
          </table:table-cell>
          <table:table-cell office:value-type="float" office:value="6.97691" calcext:value-type="float">
            <text:p>6.97691</text:p>
          </table:table-cell>
          <table:table-cell office:value-type="float" office:value="2.617735" calcext:value-type="float">
            <text:p>2.617735</text:p>
          </table:table-cell>
          <table:table-cell office:value-type="float" office:value="2.468572" calcext:value-type="float">
            <text:p>2.468572</text:p>
          </table:table-cell>
          <table:table-cell office:value-type="float" office:value="5.100172" calcext:value-type="float">
            <text:p>5.100172</text:p>
          </table:table-cell>
          <table:table-cell office:value-type="float" office:value="8.535773" calcext:value-type="float">
            <text:p>8.535773</text:p>
          </table:table-cell>
          <table:table-cell office:value-type="float" office:value="9.102598" calcext:value-type="float">
            <text:p>9.102598</text:p>
          </table:table-cell>
          <table:table-cell office:value-type="float" office:value="9.972573" calcext:value-type="float">
            <text:p>9.972573</text:p>
          </table:table-cell>
          <table:table-cell office:value-type="float" office:value="10.54654" calcext:value-type="float">
            <text:p>10.54654</text:p>
          </table:table-cell>
          <table:table-cell office:value-type="float" office:value="11.96466" calcext:value-type="float">
            <text:p>11.96466</text:p>
          </table:table-cell>
          <table:table-cell office:value-type="float" office:value="12.30165" calcext:value-type="float">
            <text:p>12.30165</text:p>
          </table:table-cell>
          <table:table-cell office:value-type="float" office:value="0" calcext:value-type="float">
            <text:p>0</text:p>
          </table:table-cell>
          <table:table-cell office:value-type="float" office:value="0.1855996" calcext:value-type="float">
            <text:p>0.1855996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8709" calcext:value-type="float">
            <text:p>4.14870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5" calcext:value-type="float">
            <text:p>17122005</text:p>
          </table:table-cell>
          <table:table-cell office:value-type="float" office:value="3.365345" calcext:value-type="float">
            <text:p>3.365345</text:p>
          </table:table-cell>
          <table:table-cell office:value-type="float" office:value="135.3191" calcext:value-type="float">
            <text:p>135.3191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81908" calcext:value-type="float">
            <text:p>39.81908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65" calcext:value-type="float">
            <text:p>0.000516336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7054755" calcext:value-type="float">
            <text:p>0.007054755</text:p>
          </table:table-cell>
          <table:table-cell office:value-type="float" office:value="1164.784" calcext:value-type="float">
            <text:p>1164.784</text:p>
          </table:table-cell>
          <table:table-cell office:value-type="float" office:value="1.329864" calcext:value-type="float">
            <text:p>1.329864</text:p>
          </table:table-cell>
          <table:table-cell office:value-type="float" office:value="0" calcext:value-type="float">
            <text:p>0</text:p>
          </table:table-cell>
          <table:table-cell office:value-type="float" office:value="0.2396958" calcext:value-type="float">
            <text:p>0.2396958</text:p>
          </table:table-cell>
          <table:table-cell office:value-type="float" office:value="0.2737195" calcext:value-type="float">
            <text:p>0.2737195</text:p>
          </table:table-cell>
          <table:table-cell office:value-type="float" office:value="0.2111695" calcext:value-type="float">
            <text:p>0.2111695</text:p>
          </table:table-cell>
          <table:table-cell office:value-type="float" office:value="0.0535765" calcext:value-type="float">
            <text:p>0.0535765</text:p>
          </table:table-cell>
          <table:table-cell office:value-type="float" office:value="0.04212265" calcext:value-type="float">
            <text:p>0.04212265</text:p>
          </table:table-cell>
          <table:table-cell office:value-type="float" office:value="0.02292236" calcext:value-type="float">
            <text:p>0.02292236</text:p>
          </table:table-cell>
          <table:table-cell office:value-type="float" office:value="0.02966068" calcext:value-type="float">
            <text:p>0.02966068</text:p>
          </table:table-cell>
          <table:table-cell office:value-type="float" office:value="0.07659969" calcext:value-type="float">
            <text:p>0.07659969</text:p>
          </table:table-cell>
          <table:table-cell office:value-type="float" office:value="0.1509935" calcext:value-type="float">
            <text:p>0.1509935</text:p>
          </table:table-cell>
          <table:table-cell office:value-type="float" office:value="0.1571043" calcext:value-type="float">
            <text:p>0.1571043</text:p>
          </table:table-cell>
          <table:table-cell office:value-type="float" office:value="0.1661857" calcext:value-type="float">
            <text:p>0.1661857</text:p>
          </table:table-cell>
          <table:table-cell office:value-type="float" office:value="0.1727345" calcext:value-type="float">
            <text:p>0.1727345</text:p>
          </table:table-cell>
          <table:table-cell office:value-type="float" office:value="0.1877443" calcext:value-type="float">
            <text:p>0.1877443</text:p>
          </table:table-cell>
          <table:table-cell office:value-type="float" office:value="0.1912297" calcext:value-type="float">
            <text:p>0.1912297</text:p>
          </table:table-cell>
          <table:table-cell office:value-type="float" office:value="0" calcext:value-type="float">
            <text:p>0</text:p>
          </table:table-cell>
          <table:table-cell office:value-type="float" office:value="39.48534" calcext:value-type="float">
            <text:p>39.48534</text:p>
          </table:table-cell>
          <table:table-cell office:value-type="float" office:value="36.1939" calcext:value-type="float">
            <text:p>36.1939</text:p>
          </table:table-cell>
          <table:table-cell office:value-type="float" office:value="31.34476" calcext:value-type="float">
            <text:p>31.34476</text:p>
          </table:table-cell>
          <table:table-cell office:value-type="float" office:value="8.722565" calcext:value-type="float">
            <text:p>8.722565</text:p>
          </table:table-cell>
          <table:table-cell office:value-type="float" office:value="6.971512" calcext:value-type="float">
            <text:p>6.971512</text:p>
          </table:table-cell>
          <table:table-cell office:value-type="float" office:value="2.617556" calcext:value-type="float">
            <text:p>2.617556</text:p>
          </table:table-cell>
          <table:table-cell office:value-type="float" office:value="2.469603" calcext:value-type="float">
            <text:p>2.469603</text:p>
          </table:table-cell>
          <table:table-cell office:value-type="float" office:value="5.103441" calcext:value-type="float">
            <text:p>5.103441</text:p>
          </table:table-cell>
          <table:table-cell office:value-type="float" office:value="8.540344" calcext:value-type="float">
            <text:p>8.540344</text:p>
          </table:table-cell>
          <table:table-cell office:value-type="float" office:value="9.107081" calcext:value-type="float">
            <text:p>9.107081</text:p>
          </table:table-cell>
          <table:table-cell office:value-type="float" office:value="9.976533" calcext:value-type="float">
            <text:p>9.976533</text:p>
          </table:table-cell>
          <table:table-cell office:value-type="float" office:value="10.55003" calcext:value-type="float">
            <text:p>10.55003</text:p>
          </table:table-cell>
          <table:table-cell office:value-type="float" office:value="11.9666" calcext:value-type="float">
            <text:p>11.9666</text:p>
          </table:table-cell>
          <table:table-cell office:value-type="float" office:value="12.30013" calcext:value-type="float">
            <text:p>12.30013</text:p>
          </table:table-cell>
          <table:table-cell office:value-type="float" office:value="0" calcext:value-type="float">
            <text:p>0</text:p>
          </table:table-cell>
          <table:table-cell office:value-type="float" office:value="0.1589271" calcext:value-type="float">
            <text:p>0.1589271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8983" calcext:value-type="float">
            <text:p>4.14898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5" calcext:value-type="float">
            <text:p>18122005</text:p>
          </table:table-cell>
          <table:table-cell office:value-type="float" office:value="3.365078" calcext:value-type="float">
            <text:p>3.365078</text:p>
          </table:table-cell>
          <table:table-cell office:value-type="float" office:value="135.3187" calcext:value-type="float">
            <text:p>135.3187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82885" calcext:value-type="float">
            <text:p>39.82885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65" calcext:value-type="float">
            <text:p>0.000516336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6999297" calcext:value-type="float">
            <text:p>0.006999297</text:p>
          </table:table-cell>
          <table:table-cell office:value-type="float" office:value="1164.776" calcext:value-type="float">
            <text:p>1164.776</text:p>
          </table:table-cell>
          <table:table-cell office:value-type="float" office:value="1.329592" calcext:value-type="float">
            <text:p>1.329592</text:p>
          </table:table-cell>
          <table:table-cell office:value-type="float" office:value="0" calcext:value-type="float">
            <text:p>0</text:p>
          </table:table-cell>
          <table:table-cell office:value-type="float" office:value="0.2382499" calcext:value-type="float">
            <text:p>0.2382499</text:p>
          </table:table-cell>
          <table:table-cell office:value-type="float" office:value="0.2731962" calcext:value-type="float">
            <text:p>0.2731962</text:p>
          </table:table-cell>
          <table:table-cell office:value-type="float" office:value="0.2141845" calcext:value-type="float">
            <text:p>0.2141845</text:p>
          </table:table-cell>
          <table:table-cell office:value-type="float" office:value="0.0545064" calcext:value-type="float">
            <text:p>0.0545064</text:p>
          </table:table-cell>
          <table:table-cell office:value-type="float" office:value="0.04212547" calcext:value-type="float">
            <text:p>0.04212547</text:p>
          </table:table-cell>
          <table:table-cell office:value-type="float" office:value="0.02290932" calcext:value-type="float">
            <text:p>0.02290932</text:p>
          </table:table-cell>
          <table:table-cell office:value-type="float" office:value="0.02966791" calcext:value-type="float">
            <text:p>0.02966791</text:p>
          </table:table-cell>
          <table:table-cell office:value-type="float" office:value="0.07666088" calcext:value-type="float">
            <text:p>0.07666088</text:p>
          </table:table-cell>
          <table:table-cell office:value-type="float" office:value="0.1510263" calcext:value-type="float">
            <text:p>0.1510263</text:p>
          </table:table-cell>
          <table:table-cell office:value-type="float" office:value="0.1571383" calcext:value-type="float">
            <text:p>0.1571383</text:p>
          </table:table-cell>
          <table:table-cell office:value-type="float" office:value="0.166224" calcext:value-type="float">
            <text:p>0.166224</text:p>
          </table:table-cell>
          <table:table-cell office:value-type="float" office:value="0.1727574" calcext:value-type="float">
            <text:p>0.1727574</text:p>
          </table:table-cell>
          <table:table-cell office:value-type="float" office:value="0.1877584" calcext:value-type="float">
            <text:p>0.1877584</text:p>
          </table:table-cell>
          <table:table-cell office:value-type="float" office:value="0.1912485" calcext:value-type="float">
            <text:p>0.1912485</text:p>
          </table:table-cell>
          <table:table-cell office:value-type="float" office:value="0" calcext:value-type="float">
            <text:p>0</text:p>
          </table:table-cell>
          <table:table-cell office:value-type="float" office:value="39.46653" calcext:value-type="float">
            <text:p>39.46653</text:p>
          </table:table-cell>
          <table:table-cell office:value-type="float" office:value="36.17863" calcext:value-type="float">
            <text:p>36.17863</text:p>
          </table:table-cell>
          <table:table-cell office:value-type="float" office:value="31.3307" calcext:value-type="float">
            <text:p>31.3307</text:p>
          </table:table-cell>
          <table:table-cell office:value-type="float" office:value="8.716297" calcext:value-type="float">
            <text:p>8.716297</text:p>
          </table:table-cell>
          <table:table-cell office:value-type="float" office:value="6.966074" calcext:value-type="float">
            <text:p>6.966074</text:p>
          </table:table-cell>
          <table:table-cell office:value-type="float" office:value="2.617375" calcext:value-type="float">
            <text:p>2.617375</text:p>
          </table:table-cell>
          <table:table-cell office:value-type="float" office:value="2.470617" calcext:value-type="float">
            <text:p>2.470617</text:p>
          </table:table-cell>
          <table:table-cell office:value-type="float" office:value="5.106718" calcext:value-type="float">
            <text:p>5.106718</text:p>
          </table:table-cell>
          <table:table-cell office:value-type="float" office:value="8.544915" calcext:value-type="float">
            <text:p>8.544915</text:p>
          </table:table-cell>
          <table:table-cell office:value-type="float" office:value="9.111562" calcext:value-type="float">
            <text:p>9.111562</text:p>
          </table:table-cell>
          <table:table-cell office:value-type="float" office:value="9.980493" calcext:value-type="float">
            <text:p>9.980493</text:p>
          </table:table-cell>
          <table:table-cell office:value-type="float" office:value="10.55351" calcext:value-type="float">
            <text:p>10.55351</text:p>
          </table:table-cell>
          <table:table-cell office:value-type="float" office:value="11.96854" calcext:value-type="float">
            <text:p>11.96854</text:p>
          </table:table-cell>
          <table:table-cell office:value-type="float" office:value="12.29787" calcext:value-type="float">
            <text:p>12.29787</text:p>
          </table:table-cell>
          <table:table-cell office:value-type="float" office:value="0" calcext:value-type="float">
            <text:p>0</text:p>
          </table:table-cell>
          <table:table-cell office:value-type="float" office:value="0.1374857" calcext:value-type="float">
            <text:p>0.1374857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9216" calcext:value-type="float">
            <text:p>4.14921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5" calcext:value-type="float">
            <text:p>19122005</text:p>
          </table:table-cell>
          <table:table-cell office:value-type="float" office:value="3.36482" calcext:value-type="float">
            <text:p>3.36482</text:p>
          </table:table-cell>
          <table:table-cell office:value-type="float" office:value="135.3184" calcext:value-type="float">
            <text:p>135.3184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83865" calcext:value-type="float">
            <text:p>39.83865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65" calcext:value-type="float">
            <text:p>0.000516336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6999297" calcext:value-type="float">
            <text:p>0.006999297</text:p>
          </table:table-cell>
          <table:table-cell office:value-type="float" office:value="1164.768" calcext:value-type="float">
            <text:p>1164.768</text:p>
          </table:table-cell>
          <table:table-cell office:value-type="float" office:value="1.329309" calcext:value-type="float">
            <text:p>1.329309</text:p>
          </table:table-cell>
          <table:table-cell office:value-type="float" office:value="0" calcext:value-type="float">
            <text:p>0</text:p>
          </table:table-cell>
          <table:table-cell office:value-type="float" office:value="0.240748" calcext:value-type="float">
            <text:p>0.240748</text:p>
          </table:table-cell>
          <table:table-cell office:value-type="float" office:value="0.2607574" calcext:value-type="float">
            <text:p>0.2607574</text:p>
          </table:table-cell>
          <table:table-cell office:value-type="float" office:value="0.2046814" calcext:value-type="float">
            <text:p>0.2046814</text:p>
          </table:table-cell>
          <table:table-cell office:value-type="float" office:value="0.0564745" calcext:value-type="float">
            <text:p>0.0564745</text:p>
          </table:table-cell>
          <table:table-cell office:value-type="float" office:value="0.04221739" calcext:value-type="float">
            <text:p>0.04221739</text:p>
          </table:table-cell>
          <table:table-cell office:value-type="float" office:value="0.02289686" calcext:value-type="float">
            <text:p>0.02289686</text:p>
          </table:table-cell>
          <table:table-cell office:value-type="float" office:value="0.02966308" calcext:value-type="float">
            <text:p>0.02966308</text:p>
          </table:table-cell>
          <table:table-cell office:value-type="float" office:value="0.07670216" calcext:value-type="float">
            <text:p>0.07670216</text:p>
          </table:table-cell>
          <table:table-cell office:value-type="float" office:value="0.1510588" calcext:value-type="float">
            <text:p>0.1510588</text:p>
          </table:table-cell>
          <table:table-cell office:value-type="float" office:value="0.1571729" calcext:value-type="float">
            <text:p>0.1571729</text:p>
          </table:table-cell>
          <table:table-cell office:value-type="float" office:value="0.1662609" calcext:value-type="float">
            <text:p>0.1662609</text:p>
          </table:table-cell>
          <table:table-cell office:value-type="float" office:value="0.1727834" calcext:value-type="float">
            <text:p>0.1727834</text:p>
          </table:table-cell>
          <table:table-cell office:value-type="float" office:value="0.1877791" calcext:value-type="float">
            <text:p>0.1877791</text:p>
          </table:table-cell>
          <table:table-cell office:value-type="float" office:value="0.1912679" calcext:value-type="float">
            <text:p>0.1912679</text:p>
          </table:table-cell>
          <table:table-cell office:value-type="float" office:value="0" calcext:value-type="float">
            <text:p>0</text:p>
          </table:table-cell>
          <table:table-cell office:value-type="float" office:value="39.44633" calcext:value-type="float">
            <text:p>39.44633</text:p>
          </table:table-cell>
          <table:table-cell office:value-type="float" office:value="36.16251" calcext:value-type="float">
            <text:p>36.16251</text:p>
          </table:table-cell>
          <table:table-cell office:value-type="float" office:value="31.3173" calcext:value-type="float">
            <text:p>31.3173</text:p>
          </table:table-cell>
          <table:table-cell office:value-type="float" office:value="8.710947" calcext:value-type="float">
            <text:p>8.710947</text:p>
          </table:table-cell>
          <table:table-cell office:value-type="float" office:value="6.960693" calcext:value-type="float">
            <text:p>6.960693</text:p>
          </table:table-cell>
          <table:table-cell office:value-type="float" office:value="2.617193" calcext:value-type="float">
            <text:p>2.617193</text:p>
          </table:table-cell>
          <table:table-cell office:value-type="float" office:value="2.471617" calcext:value-type="float">
            <text:p>2.471617</text:p>
          </table:table-cell>
          <table:table-cell office:value-type="float" office:value="5.109991" calcext:value-type="float">
            <text:p>5.109991</text:p>
          </table:table-cell>
          <table:table-cell office:value-type="float" office:value="8.549486" calcext:value-type="float">
            <text:p>8.549486</text:p>
          </table:table-cell>
          <table:table-cell office:value-type="float" office:value="9.116041" calcext:value-type="float">
            <text:p>9.116041</text:p>
          </table:table-cell>
          <table:table-cell office:value-type="float" office:value="9.984451" calcext:value-type="float">
            <text:p>9.984451</text:p>
          </table:table-cell>
          <table:table-cell office:value-type="float" office:value="10.55701" calcext:value-type="float">
            <text:p>10.55701</text:p>
          </table:table-cell>
          <table:table-cell office:value-type="float" office:value="11.97048" calcext:value-type="float">
            <text:p>11.97048</text:p>
          </table:table-cell>
          <table:table-cell office:value-type="float" office:value="12.29692" calcext:value-type="float">
            <text:p>12.29692</text:p>
          </table:table-cell>
          <table:table-cell office:value-type="float" office:value="0" calcext:value-type="float">
            <text:p>0</text:p>
          </table:table-cell>
          <table:table-cell office:value-type="float" office:value="0.1071613" calcext:value-type="float">
            <text:p>0.1071613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945" calcext:value-type="float">
            <text:p>4.1494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5" calcext:value-type="float">
            <text:p>20122005</text:p>
          </table:table-cell>
          <table:table-cell office:value-type="float" office:value="3.364538" calcext:value-type="float">
            <text:p>3.364538</text:p>
          </table:table-cell>
          <table:table-cell office:value-type="float" office:value="135.3181" calcext:value-type="float">
            <text:p>135.3181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84829" calcext:value-type="float">
            <text:p>39.84829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65" calcext:value-type="float">
            <text:p>0.000516336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6999297" calcext:value-type="float">
            <text:p>0.006999297</text:p>
          </table:table-cell>
          <table:table-cell office:value-type="float" office:value="1164.76" calcext:value-type="float">
            <text:p>1164.76</text:p>
          </table:table-cell>
          <table:table-cell office:value-type="float" office:value="1.328982" calcext:value-type="float">
            <text:p>1.328982</text:p>
          </table:table-cell>
          <table:table-cell office:value-type="float" office:value="0" calcext:value-type="float">
            <text:p>0</text:p>
          </table:table-cell>
          <table:table-cell office:value-type="float" office:value="0.2469708" calcext:value-type="float">
            <text:p>0.2469708</text:p>
          </table:table-cell>
          <table:table-cell office:value-type="float" office:value="0.2593517" calcext:value-type="float">
            <text:p>0.2593517</text:p>
          </table:table-cell>
          <table:table-cell office:value-type="float" office:value="0.201135" calcext:value-type="float">
            <text:p>0.201135</text:p>
          </table:table-cell>
          <table:table-cell office:value-type="float" office:value="0.05659778" calcext:value-type="float">
            <text:p>0.05659778</text:p>
          </table:table-cell>
          <table:table-cell office:value-type="float" office:value="0.04229902" calcext:value-type="float">
            <text:p>0.04229902</text:p>
          </table:table-cell>
          <table:table-cell office:value-type="float" office:value="0.02289095" calcext:value-type="float">
            <text:p>0.02289095</text:p>
          </table:table-cell>
          <table:table-cell office:value-type="float" office:value="0.02965739" calcext:value-type="float">
            <text:p>0.02965739</text:p>
          </table:table-cell>
          <table:table-cell office:value-type="float" office:value="0.07673138" calcext:value-type="float">
            <text:p>0.07673138</text:p>
          </table:table-cell>
          <table:table-cell office:value-type="float" office:value="0.1510925" calcext:value-type="float">
            <text:p>0.1510925</text:p>
          </table:table-cell>
          <table:table-cell office:value-type="float" office:value="0.1572082" calcext:value-type="float">
            <text:p>0.1572082</text:p>
          </table:table-cell>
          <table:table-cell office:value-type="float" office:value="0.1662976" calcext:value-type="float">
            <text:p>0.1662976</text:p>
          </table:table-cell>
          <table:table-cell office:value-type="float" office:value="0.1728112" calcext:value-type="float">
            <text:p>0.1728112</text:p>
          </table:table-cell>
          <table:table-cell office:value-type="float" office:value="0.1878001" calcext:value-type="float">
            <text:p>0.1878001</text:p>
          </table:table-cell>
          <table:table-cell office:value-type="float" office:value="0.1912872" calcext:value-type="float">
            <text:p>0.1912872</text:p>
          </table:table-cell>
          <table:table-cell office:value-type="float" office:value="0" calcext:value-type="float">
            <text:p>0</text:p>
          </table:table-cell>
          <table:table-cell office:value-type="float" office:value="39.42542" calcext:value-type="float">
            <text:p>39.42542</text:p>
          </table:table-cell>
          <table:table-cell office:value-type="float" office:value="36.14485" calcext:value-type="float">
            <text:p>36.14485</text:p>
          </table:table-cell>
          <table:table-cell office:value-type="float" office:value="31.30212" calcext:value-type="float">
            <text:p>31.30212</text:p>
          </table:table-cell>
          <table:table-cell office:value-type="float" office:value="8.706227" calcext:value-type="float">
            <text:p>8.706227</text:p>
          </table:table-cell>
          <table:table-cell office:value-type="float" office:value="6.9554" calcext:value-type="float">
            <text:p>6.9554</text:p>
          </table:table-cell>
          <table:table-cell office:value-type="float" office:value="2.617012" calcext:value-type="float">
            <text:p>2.617012</text:p>
          </table:table-cell>
          <table:table-cell office:value-type="float" office:value="2.47261" calcext:value-type="float">
            <text:p>2.47261</text:p>
          </table:table-cell>
          <table:table-cell office:value-type="float" office:value="5.11326" calcext:value-type="float">
            <text:p>5.11326</text:p>
          </table:table-cell>
          <table:table-cell office:value-type="float" office:value="8.554056" calcext:value-type="float">
            <text:p>8.554056</text:p>
          </table:table-cell>
          <table:table-cell office:value-type="float" office:value="9.120465" calcext:value-type="float">
            <text:p>9.120465</text:p>
          </table:table-cell>
          <table:table-cell office:value-type="float" office:value="9.988411" calcext:value-type="float">
            <text:p>9.988411</text:p>
          </table:table-cell>
          <table:table-cell office:value-type="float" office:value="10.56049" calcext:value-type="float">
            <text:p>10.56049</text:p>
          </table:table-cell>
          <table:table-cell office:value-type="float" office:value="11.97242" calcext:value-type="float">
            <text:p>11.97242</text:p>
          </table:table-cell>
          <table:table-cell office:value-type="float" office:value="12.29764" calcext:value-type="float">
            <text:p>12.29764</text:p>
          </table:table-cell>
          <table:table-cell office:value-type="float" office:value="0" calcext:value-type="float">
            <text:p>0</text:p>
          </table:table-cell>
          <table:table-cell office:value-type="float" office:value="0.09146572" calcext:value-type="float">
            <text:p>0.09146572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49784" calcext:value-type="float">
            <text:p>4.14978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5" calcext:value-type="float">
            <text:p>21122005</text:p>
          </table:table-cell>
          <table:table-cell office:value-type="float" office:value="3.364246" calcext:value-type="float">
            <text:p>3.364246</text:p>
          </table:table-cell>
          <table:table-cell office:value-type="float" office:value="135.3178" calcext:value-type="float">
            <text:p>135.3178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85789" calcext:value-type="float">
            <text:p>39.85789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65" calcext:value-type="float">
            <text:p>0.000516336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6999297" calcext:value-type="float">
            <text:p>0.006999297</text:p>
          </table:table-cell>
          <table:table-cell office:value-type="float" office:value="1164.751" calcext:value-type="float">
            <text:p>1164.751</text:p>
          </table:table-cell>
          <table:table-cell office:value-type="float" office:value="1.328637" calcext:value-type="float">
            <text:p>1.328637</text:p>
          </table:table-cell>
          <table:table-cell office:value-type="float" office:value="0" calcext:value-type="float">
            <text:p>0</text:p>
          </table:table-cell>
          <table:table-cell office:value-type="float" office:value="0.2285718" calcext:value-type="float">
            <text:p>0.2285718</text:p>
          </table:table-cell>
          <table:table-cell office:value-type="float" office:value="0.255024" calcext:value-type="float">
            <text:p>0.255024</text:p>
          </table:table-cell>
          <table:table-cell office:value-type="float" office:value="0.1999751" calcext:value-type="float">
            <text:p>0.1999751</text:p>
          </table:table-cell>
          <table:table-cell office:value-type="float" office:value="0.05633364" calcext:value-type="float">
            <text:p>0.05633364</text:p>
          </table:table-cell>
          <table:table-cell office:value-type="float" office:value="0.04236167" calcext:value-type="float">
            <text:p>0.04236167</text:p>
          </table:table-cell>
          <table:table-cell office:value-type="float" office:value="0.02288831" calcext:value-type="float">
            <text:p>0.02288831</text:p>
          </table:table-cell>
          <table:table-cell office:value-type="float" office:value="0.02966034" calcext:value-type="float">
            <text:p>0.02966034</text:p>
          </table:table-cell>
          <table:table-cell office:value-type="float" office:value="0.07675248" calcext:value-type="float">
            <text:p>0.07675248</text:p>
          </table:table-cell>
          <table:table-cell office:value-type="float" office:value="0.1511265" calcext:value-type="float">
            <text:p>0.1511265</text:p>
          </table:table-cell>
          <table:table-cell office:value-type="float" office:value="0.1572433" calcext:value-type="float">
            <text:p>0.1572433</text:p>
          </table:table-cell>
          <table:table-cell office:value-type="float" office:value="0.1663346" calcext:value-type="float">
            <text:p>0.1663346</text:p>
          </table:table-cell>
          <table:table-cell office:value-type="float" office:value="0.1728401" calcext:value-type="float">
            <text:p>0.1728401</text:p>
          </table:table-cell>
          <table:table-cell office:value-type="float" office:value="0.1878208" calcext:value-type="float">
            <text:p>0.1878208</text:p>
          </table:table-cell>
          <table:table-cell office:value-type="float" office:value="0.1913063" calcext:value-type="float">
            <text:p>0.1913063</text:p>
          </table:table-cell>
          <table:table-cell office:value-type="float" office:value="0" calcext:value-type="float">
            <text:p>0</text:p>
          </table:table-cell>
          <table:table-cell office:value-type="float" office:value="39.40294" calcext:value-type="float">
            <text:p>39.40294</text:p>
          </table:table-cell>
          <table:table-cell office:value-type="float" office:value="36.12702" calcext:value-type="float">
            <text:p>36.12702</text:p>
          </table:table-cell>
          <table:table-cell office:value-type="float" office:value="31.2866" calcext:value-type="float">
            <text:p>31.2866</text:p>
          </table:table-cell>
          <table:table-cell office:value-type="float" office:value="8.70171" calcext:value-type="float">
            <text:p>8.70171</text:p>
          </table:table-cell>
          <table:table-cell office:value-type="float" office:value="6.950152" calcext:value-type="float">
            <text:p>6.950152</text:p>
          </table:table-cell>
          <table:table-cell office:value-type="float" office:value="2.616831" calcext:value-type="float">
            <text:p>2.616831</text:p>
          </table:table-cell>
          <table:table-cell office:value-type="float" office:value="2.473594" calcext:value-type="float">
            <text:p>2.473594</text:p>
          </table:table-cell>
          <table:table-cell office:value-type="float" office:value="5.116524" calcext:value-type="float">
            <text:p>5.116524</text:p>
          </table:table-cell>
          <table:table-cell office:value-type="float" office:value="8.558627" calcext:value-type="float">
            <text:p>8.558627</text:p>
          </table:table-cell>
          <table:table-cell office:value-type="float" office:value="9.124867" calcext:value-type="float">
            <text:p>9.124867</text:p>
          </table:table-cell>
          <table:table-cell office:value-type="float" office:value="9.992371" calcext:value-type="float">
            <text:p>9.992371</text:p>
          </table:table-cell>
          <table:table-cell office:value-type="float" office:value="10.56398" calcext:value-type="float">
            <text:p>10.56398</text:p>
          </table:table-cell>
          <table:table-cell office:value-type="float" office:value="11.97435" calcext:value-type="float">
            <text:p>11.97435</text:p>
          </table:table-cell>
          <table:table-cell office:value-type="float" office:value="12.29946" calcext:value-type="float">
            <text:p>12.29946</text:p>
          </table:table-cell>
          <table:table-cell office:value-type="float" office:value="0" calcext:value-type="float">
            <text:p>0</text:p>
          </table:table-cell>
          <table:table-cell office:value-type="float" office:value="0.07270283" calcext:value-type="float">
            <text:p>0.07270283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50138" calcext:value-type="float">
            <text:p>4.15013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5" calcext:value-type="float">
            <text:p>22122005</text:p>
          </table:table-cell>
          <table:table-cell office:value-type="float" office:value="3.363926" calcext:value-type="float">
            <text:p>3.363926</text:p>
          </table:table-cell>
          <table:table-cell office:value-type="float" office:value="135.3175" calcext:value-type="float">
            <text:p>135.3175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86724" calcext:value-type="float">
            <text:p>39.86724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65" calcext:value-type="float">
            <text:p>0.000516336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6999297" calcext:value-type="float">
            <text:p>0.006999297</text:p>
          </table:table-cell>
          <table:table-cell office:value-type="float" office:value="1164.743" calcext:value-type="float">
            <text:p>1164.743</text:p>
          </table:table-cell>
          <table:table-cell office:value-type="float" office:value="1.328281" calcext:value-type="float">
            <text:p>1.328281</text:p>
          </table:table-cell>
          <table:table-cell office:value-type="float" office:value="0" calcext:value-type="float">
            <text:p>0</text:p>
          </table:table-cell>
          <table:table-cell office:value-type="float" office:value="0.1935317" calcext:value-type="float">
            <text:p>0.1935317</text:p>
          </table:table-cell>
          <table:table-cell office:value-type="float" office:value="0.2535456" calcext:value-type="float">
            <text:p>0.2535456</text:p>
          </table:table-cell>
          <table:table-cell office:value-type="float" office:value="0.1981569" calcext:value-type="float">
            <text:p>0.1981569</text:p>
          </table:table-cell>
          <table:table-cell office:value-type="float" office:value="0.05492281" calcext:value-type="float">
            <text:p>0.05492281</text:p>
          </table:table-cell>
          <table:table-cell office:value-type="float" office:value="0.04241931" calcext:value-type="float">
            <text:p>0.04241931</text:p>
          </table:table-cell>
          <table:table-cell office:value-type="float" office:value="0.02288809" calcext:value-type="float">
            <text:p>0.02288809</text:p>
          </table:table-cell>
          <table:table-cell office:value-type="float" office:value="0.0296834" calcext:value-type="float">
            <text:p>0.0296834</text:p>
          </table:table-cell>
          <table:table-cell office:value-type="float" office:value="0.07676804" calcext:value-type="float">
            <text:p>0.07676804</text:p>
          </table:table-cell>
          <table:table-cell office:value-type="float" office:value="0.1511609" calcext:value-type="float">
            <text:p>0.1511609</text:p>
          </table:table-cell>
          <table:table-cell office:value-type="float" office:value="0.1572787" calcext:value-type="float">
            <text:p>0.1572787</text:p>
          </table:table-cell>
          <table:table-cell office:value-type="float" office:value="0.1663715" calcext:value-type="float">
            <text:p>0.1663715</text:p>
          </table:table-cell>
          <table:table-cell office:value-type="float" office:value="0.1728705" calcext:value-type="float">
            <text:p>0.1728705</text:p>
          </table:table-cell>
          <table:table-cell office:value-type="float" office:value="0.1878423" calcext:value-type="float">
            <text:p>0.1878423</text:p>
          </table:table-cell>
          <table:table-cell office:value-type="float" office:value="0.1913255" calcext:value-type="float">
            <text:p>0.1913255</text:p>
          </table:table-cell>
          <table:table-cell office:value-type="float" office:value="0" calcext:value-type="float">
            <text:p>0</text:p>
          </table:table-cell>
          <table:table-cell office:value-type="float" office:value="39.37608" calcext:value-type="float">
            <text:p>39.37608</text:p>
          </table:table-cell>
          <table:table-cell office:value-type="float" office:value="36.10656" calcext:value-type="float">
            <text:p>36.10656</text:p>
          </table:table-cell>
          <table:table-cell office:value-type="float" office:value="31.2695" calcext:value-type="float">
            <text:p>31.2695</text:p>
          </table:table-cell>
          <table:table-cell office:value-type="float" office:value="8.696974" calcext:value-type="float">
            <text:p>8.696974</text:p>
          </table:table-cell>
          <table:table-cell office:value-type="float" office:value="6.944943" calcext:value-type="float">
            <text:p>6.944943</text:p>
          </table:table-cell>
          <table:table-cell office:value-type="float" office:value="2.616647" calcext:value-type="float">
            <text:p>2.616647</text:p>
          </table:table-cell>
          <table:table-cell office:value-type="float" office:value="2.474568" calcext:value-type="float">
            <text:p>2.474568</text:p>
          </table:table-cell>
          <table:table-cell office:value-type="float" office:value="5.119788" calcext:value-type="float">
            <text:p>5.119788</text:p>
          </table:table-cell>
          <table:table-cell office:value-type="float" office:value="8.563198" calcext:value-type="float">
            <text:p>8.563198</text:p>
          </table:table-cell>
          <table:table-cell office:value-type="float" office:value="9.129273" calcext:value-type="float">
            <text:p>9.129273</text:p>
          </table:table-cell>
          <table:table-cell office:value-type="float" office:value="9.99633" calcext:value-type="float">
            <text:p>9.99633</text:p>
          </table:table-cell>
          <table:table-cell office:value-type="float" office:value="10.56747" calcext:value-type="float">
            <text:p>10.56747</text:p>
          </table:table-cell>
          <table:table-cell office:value-type="float" office:value="11.97629" calcext:value-type="float">
            <text:p>11.97629</text:p>
          </table:table-cell>
          <table:table-cell office:value-type="float" office:value="12.30481" calcext:value-type="float">
            <text:p>12.30481</text:p>
          </table:table-cell>
          <table:table-cell office:value-type="float" office:value="0" calcext:value-type="float">
            <text:p>0</text:p>
          </table:table-cell>
          <table:table-cell office:value-type="float" office:value="0.06579664" calcext:value-type="float">
            <text:p>0.06579664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50468" calcext:value-type="float">
            <text:p>4.15046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5" calcext:value-type="float">
            <text:p>23122005</text:p>
          </table:table-cell>
          <table:table-cell office:value-type="float" office:value="3.363605" calcext:value-type="float">
            <text:p>3.363605</text:p>
          </table:table-cell>
          <table:table-cell office:value-type="float" office:value="135.3173" calcext:value-type="float">
            <text:p>135.3173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87627" calcext:value-type="float">
            <text:p>39.87627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65" calcext:value-type="float">
            <text:p>0.000516336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6999297" calcext:value-type="float">
            <text:p>0.006999297</text:p>
          </table:table-cell>
          <table:table-cell office:value-type="float" office:value="1164.735" calcext:value-type="float">
            <text:p>1164.735</text:p>
          </table:table-cell>
          <table:table-cell office:value-type="float" office:value="1.327989" calcext:value-type="float">
            <text:p>1.327989</text:p>
          </table:table-cell>
          <table:table-cell office:value-type="float" office:value="0" calcext:value-type="float">
            <text:p>0</text:p>
          </table:table-cell>
          <table:table-cell office:value-type="float" office:value="0.2076704" calcext:value-type="float">
            <text:p>0.2076704</text:p>
          </table:table-cell>
          <table:table-cell office:value-type="float" office:value="0.2603949" calcext:value-type="float">
            <text:p>0.2603949</text:p>
          </table:table-cell>
          <table:table-cell office:value-type="float" office:value="0.1981959" calcext:value-type="float">
            <text:p>0.1981959</text:p>
          </table:table-cell>
          <table:table-cell office:value-type="float" office:value="0.05378447" calcext:value-type="float">
            <text:p>0.05378447</text:p>
          </table:table-cell>
          <table:table-cell office:value-type="float" office:value="0.04245795" calcext:value-type="float">
            <text:p>0.04245795</text:p>
          </table:table-cell>
          <table:table-cell office:value-type="float" office:value="0.02289336" calcext:value-type="float">
            <text:p>0.02289336</text:p>
          </table:table-cell>
          <table:table-cell office:value-type="float" office:value="0.02970787" calcext:value-type="float">
            <text:p>0.02970787</text:p>
          </table:table-cell>
          <table:table-cell office:value-type="float" office:value="0.07678632" calcext:value-type="float">
            <text:p>0.07678632</text:p>
          </table:table-cell>
          <table:table-cell office:value-type="float" office:value="0.1511965" calcext:value-type="float">
            <text:p>0.1511965</text:p>
          </table:table-cell>
          <table:table-cell office:value-type="float" office:value="0.1573142" calcext:value-type="float">
            <text:p>0.1573142</text:p>
          </table:table-cell>
          <table:table-cell office:value-type="float" office:value="0.1664087" calcext:value-type="float">
            <text:p>0.1664087</text:p>
          </table:table-cell>
          <table:table-cell office:value-type="float" office:value="0.1729037" calcext:value-type="float">
            <text:p>0.1729037</text:p>
          </table:table-cell>
          <table:table-cell office:value-type="float" office:value="0.1878628" calcext:value-type="float">
            <text:p>0.1878628</text:p>
          </table:table-cell>
          <table:table-cell office:value-type="float" office:value="0.191345" calcext:value-type="float">
            <text:p>0.191345</text:p>
          </table:table-cell>
          <table:table-cell office:value-type="float" office:value="0" calcext:value-type="float">
            <text:p>0</text:p>
          </table:table-cell>
          <table:table-cell office:value-type="float" office:value="39.33844" calcext:value-type="float">
            <text:p>39.33844</text:p>
          </table:table-cell>
          <table:table-cell office:value-type="float" office:value="36.08381" calcext:value-type="float">
            <text:p>36.08381</text:p>
          </table:table-cell>
          <table:table-cell office:value-type="float" office:value="31.25088" calcext:value-type="float">
            <text:p>31.25088</text:p>
          </table:table-cell>
          <table:table-cell office:value-type="float" office:value="8.691717" calcext:value-type="float">
            <text:p>8.691717</text:p>
          </table:table-cell>
          <table:table-cell office:value-type="float" office:value="6.939795" calcext:value-type="float">
            <text:p>6.939795</text:p>
          </table:table-cell>
          <table:table-cell office:value-type="float" office:value="2.616464" calcext:value-type="float">
            <text:p>2.616464</text:p>
          </table:table-cell>
          <table:table-cell office:value-type="float" office:value="2.475541" calcext:value-type="float">
            <text:p>2.475541</text:p>
          </table:table-cell>
          <table:table-cell office:value-type="float" office:value="5.123047" calcext:value-type="float">
            <text:p>5.123047</text:p>
          </table:table-cell>
          <table:table-cell office:value-type="float" office:value="8.567769" calcext:value-type="float">
            <text:p>8.567769</text:p>
          </table:table-cell>
          <table:table-cell office:value-type="float" office:value="9.133678" calcext:value-type="float">
            <text:p>9.133678</text:p>
          </table:table-cell>
          <table:table-cell office:value-type="float" office:value="10.00029" calcext:value-type="float">
            <text:p>10.00029</text:p>
          </table:table-cell>
          <table:table-cell office:value-type="float" office:value="10.57091" calcext:value-type="float">
            <text:p>10.57091</text:p>
          </table:table-cell>
          <table:table-cell office:value-type="float" office:value="11.97823" calcext:value-type="float">
            <text:p>11.97823</text:p>
          </table:table-cell>
          <table:table-cell office:value-type="float" office:value="12.31013" calcext:value-type="float">
            <text:p>12.31013</text:p>
          </table:table-cell>
          <table:table-cell office:value-type="float" office:value="0" calcext:value-type="float">
            <text:p>0</text:p>
          </table:table-cell>
          <table:table-cell office:value-type="float" office:value="0.06562461" calcext:value-type="float">
            <text:p>0.06562461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50789" calcext:value-type="float">
            <text:p>4.15078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5" calcext:value-type="float">
            <text:p>24122005</text:p>
          </table:table-cell>
          <table:table-cell office:value-type="float" office:value="3.363295" calcext:value-type="float">
            <text:p>3.363295</text:p>
          </table:table-cell>
          <table:table-cell office:value-type="float" office:value="135.317" calcext:value-type="float">
            <text:p>135.317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88519" calcext:value-type="float">
            <text:p>39.88519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65" calcext:value-type="float">
            <text:p>0.000516336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6999297" calcext:value-type="float">
            <text:p>0.006999297</text:p>
          </table:table-cell>
          <table:table-cell office:value-type="float" office:value="1164.727" calcext:value-type="float">
            <text:p>1164.727</text:p>
          </table:table-cell>
          <table:table-cell office:value-type="float" office:value="1.32775" calcext:value-type="float">
            <text:p>1.32775</text:p>
          </table:table-cell>
          <table:table-cell office:value-type="float" office:value="0" calcext:value-type="float">
            <text:p>0</text:p>
          </table:table-cell>
          <table:table-cell office:value-type="float" office:value="0.220066" calcext:value-type="float">
            <text:p>0.220066</text:p>
          </table:table-cell>
          <table:table-cell office:value-type="float" office:value="0.2613787" calcext:value-type="float">
            <text:p>0.2613787</text:p>
          </table:table-cell>
          <table:table-cell office:value-type="float" office:value="0.1989092" calcext:value-type="float">
            <text:p>0.1989092</text:p>
          </table:table-cell>
          <table:table-cell office:value-type="float" office:value="0.05313868" calcext:value-type="float">
            <text:p>0.05313868</text:p>
          </table:table-cell>
          <table:table-cell office:value-type="float" office:value="0.0424725" calcext:value-type="float">
            <text:p>0.0424725</text:p>
          </table:table-cell>
          <table:table-cell office:value-type="float" office:value="0.02290147" calcext:value-type="float">
            <text:p>0.02290147</text:p>
          </table:table-cell>
          <table:table-cell office:value-type="float" office:value="0.02972939" calcext:value-type="float">
            <text:p>0.02972939</text:p>
          </table:table-cell>
          <table:table-cell office:value-type="float" office:value="0.07680893" calcext:value-type="float">
            <text:p>0.07680893</text:p>
          </table:table-cell>
          <table:table-cell office:value-type="float" office:value="0.1512339" calcext:value-type="float">
            <text:p>0.1512339</text:p>
          </table:table-cell>
          <table:table-cell office:value-type="float" office:value="0.1573498" calcext:value-type="float">
            <text:p>0.1573498</text:p>
          </table:table-cell>
          <table:table-cell office:value-type="float" office:value="0.1664462" calcext:value-type="float">
            <text:p>0.1664462</text:p>
          </table:table-cell>
          <table:table-cell office:value-type="float" office:value="0.1729321" calcext:value-type="float">
            <text:p>0.1729321</text:p>
          </table:table-cell>
          <table:table-cell office:value-type="float" office:value="0.1878837" calcext:value-type="float">
            <text:p>0.1878837</text:p>
          </table:table-cell>
          <table:table-cell office:value-type="float" office:value="0.1913645" calcext:value-type="float">
            <text:p>0.1913645</text:p>
          </table:table-cell>
          <table:table-cell office:value-type="float" office:value="0" calcext:value-type="float">
            <text:p>0</text:p>
          </table:table-cell>
          <table:table-cell office:value-type="float" office:value="39.30144" calcext:value-type="float">
            <text:p>39.30144</text:p>
          </table:table-cell>
          <table:table-cell office:value-type="float" office:value="36.06025" calcext:value-type="float">
            <text:p>36.06025</text:p>
          </table:table-cell>
          <table:table-cell office:value-type="float" office:value="31.23141" calcext:value-type="float">
            <text:p>31.23141</text:p>
          </table:table-cell>
          <table:table-cell office:value-type="float" office:value="8.685948" calcext:value-type="float">
            <text:p>8.685948</text:p>
          </table:table-cell>
          <table:table-cell office:value-type="float" office:value="6.934693" calcext:value-type="float">
            <text:p>6.934693</text:p>
          </table:table-cell>
          <table:table-cell office:value-type="float" office:value="2.616283" calcext:value-type="float">
            <text:p>2.616283</text:p>
          </table:table-cell>
          <table:table-cell office:value-type="float" office:value="2.476518" calcext:value-type="float">
            <text:p>2.476518</text:p>
          </table:table-cell>
          <table:table-cell office:value-type="float" office:value="5.126304" calcext:value-type="float">
            <text:p>5.126304</text:p>
          </table:table-cell>
          <table:table-cell office:value-type="float" office:value="8.57234" calcext:value-type="float">
            <text:p>8.57234</text:p>
          </table:table-cell>
          <table:table-cell office:value-type="float" office:value="9.138083" calcext:value-type="float">
            <text:p>9.138083</text:p>
          </table:table-cell>
          <table:table-cell office:value-type="float" office:value="10.00425" calcext:value-type="float">
            <text:p>10.00425</text:p>
          </table:table-cell>
          <table:table-cell office:value-type="float" office:value="10.57432" calcext:value-type="float">
            <text:p>10.57432</text:p>
          </table:table-cell>
          <table:table-cell office:value-type="float" office:value="11.98017" calcext:value-type="float">
            <text:p>11.98017</text:p>
          </table:table-cell>
          <table:table-cell office:value-type="float" office:value="12.3155" calcext:value-type="float">
            <text:p>12.3155</text:p>
          </table:table-cell>
          <table:table-cell office:value-type="float" office:value="0" calcext:value-type="float">
            <text:p>0</text:p>
          </table:table-cell>
          <table:table-cell office:value-type="float" office:value="0.09382334" calcext:value-type="float">
            <text:p>0.09382334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51091" calcext:value-type="float">
            <text:p>4.15109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5" calcext:value-type="float">
            <text:p>25122005</text:p>
          </table:table-cell>
          <table:table-cell office:value-type="float" office:value="3.362984" calcext:value-type="float">
            <text:p>3.362984</text:p>
          </table:table-cell>
          <table:table-cell office:value-type="float" office:value="135.3167" calcext:value-type="float">
            <text:p>135.3167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89427" calcext:value-type="float">
            <text:p>39.89427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65" calcext:value-type="float">
            <text:p>0.000516336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6999297" calcext:value-type="float">
            <text:p>0.006999297</text:p>
          </table:table-cell>
          <table:table-cell office:value-type="float" office:value="1164.719" calcext:value-type="float">
            <text:p>1164.719</text:p>
          </table:table-cell>
          <table:table-cell office:value-type="float" office:value="1.327474" calcext:value-type="float">
            <text:p>1.327474</text:p>
          </table:table-cell>
          <table:table-cell office:value-type="float" office:value="0" calcext:value-type="float">
            <text:p>0</text:p>
          </table:table-cell>
          <table:table-cell office:value-type="float" office:value="0.2483089" calcext:value-type="float">
            <text:p>0.2483089</text:p>
          </table:table-cell>
          <table:table-cell office:value-type="float" office:value="0.2659018" calcext:value-type="float">
            <text:p>0.2659018</text:p>
          </table:table-cell>
          <table:table-cell office:value-type="float" office:value="0.2008343" calcext:value-type="float">
            <text:p>0.2008343</text:p>
          </table:table-cell>
          <table:table-cell office:value-type="float" office:value="0.05283703" calcext:value-type="float">
            <text:p>0.05283703</text:p>
          </table:table-cell>
          <table:table-cell office:value-type="float" office:value="0.04247397" calcext:value-type="float">
            <text:p>0.04247397</text:p>
          </table:table-cell>
          <table:table-cell office:value-type="float" office:value="0.022909" calcext:value-type="float">
            <text:p>0.022909</text:p>
          </table:table-cell>
          <table:table-cell office:value-type="float" office:value="0.02975164" calcext:value-type="float">
            <text:p>0.02975164</text:p>
          </table:table-cell>
          <table:table-cell office:value-type="float" office:value="0.07683349" calcext:value-type="float">
            <text:p>0.07683349</text:p>
          </table:table-cell>
          <table:table-cell office:value-type="float" office:value="0.1512735" calcext:value-type="float">
            <text:p>0.1512735</text:p>
          </table:table-cell>
          <table:table-cell office:value-type="float" office:value="0.1573865" calcext:value-type="float">
            <text:p>0.1573865</text:p>
          </table:table-cell>
          <table:table-cell office:value-type="float" office:value="0.1664838" calcext:value-type="float">
            <text:p>0.1664838</text:p>
          </table:table-cell>
          <table:table-cell office:value-type="float" office:value="0.1729574" calcext:value-type="float">
            <text:p>0.1729574</text:p>
          </table:table-cell>
          <table:table-cell office:value-type="float" office:value="0.1879037" calcext:value-type="float">
            <text:p>0.1879037</text:p>
          </table:table-cell>
          <table:table-cell office:value-type="float" office:value="0.191384" calcext:value-type="float">
            <text:p>0.191384</text:p>
          </table:table-cell>
          <table:table-cell office:value-type="float" office:value="0" calcext:value-type="float">
            <text:p>0</text:p>
          </table:table-cell>
          <table:table-cell office:value-type="float" office:value="39.27948" calcext:value-type="float">
            <text:p>39.27948</text:p>
          </table:table-cell>
          <table:table-cell office:value-type="float" office:value="36.03819" calcext:value-type="float">
            <text:p>36.03819</text:p>
          </table:table-cell>
          <table:table-cell office:value-type="float" office:value="31.21152" calcext:value-type="float">
            <text:p>31.21152</text:p>
          </table:table-cell>
          <table:table-cell office:value-type="float" office:value="8.679771" calcext:value-type="float">
            <text:p>8.679771</text:p>
          </table:table-cell>
          <table:table-cell office:value-type="float" office:value="6.929613" calcext:value-type="float">
            <text:p>6.929613</text:p>
          </table:table-cell>
          <table:table-cell office:value-type="float" office:value="2.616105" calcext:value-type="float">
            <text:p>2.616105</text:p>
          </table:table-cell>
          <table:table-cell office:value-type="float" office:value="2.477497" calcext:value-type="float">
            <text:p>2.477497</text:p>
          </table:table-cell>
          <table:table-cell office:value-type="float" office:value="5.12956" calcext:value-type="float">
            <text:p>5.12956</text:p>
          </table:table-cell>
          <table:table-cell office:value-type="float" office:value="8.57691" calcext:value-type="float">
            <text:p>8.57691</text:p>
          </table:table-cell>
          <table:table-cell office:value-type="float" office:value="9.142488" calcext:value-type="float">
            <text:p>9.142488</text:p>
          </table:table-cell>
          <table:table-cell office:value-type="float" office:value="10.00821" calcext:value-type="float">
            <text:p>10.00821</text:p>
          </table:table-cell>
          <table:table-cell office:value-type="float" office:value="10.57773" calcext:value-type="float">
            <text:p>10.57773</text:p>
          </table:table-cell>
          <table:table-cell office:value-type="float" office:value="11.98211" calcext:value-type="float">
            <text:p>11.98211</text:p>
          </table:table-cell>
          <table:table-cell office:value-type="float" office:value="12.31764" calcext:value-type="float">
            <text:p>12.31764</text:p>
          </table:table-cell>
          <table:table-cell office:value-type="float" office:value="0" calcext:value-type="float">
            <text:p>0</text:p>
          </table:table-cell>
          <table:table-cell office:value-type="float" office:value="0.1206878" calcext:value-type="float">
            <text:p>0.1206878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51357" calcext:value-type="float">
            <text:p>4.151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5" calcext:value-type="float">
            <text:p>26122005</text:p>
          </table:table-cell>
          <table:table-cell office:value-type="float" office:value="3.362685" calcext:value-type="float">
            <text:p>3.362685</text:p>
          </table:table-cell>
          <table:table-cell office:value-type="float" office:value="135.3164" calcext:value-type="float">
            <text:p>135.3164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90329" calcext:value-type="float">
            <text:p>39.90329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65" calcext:value-type="float">
            <text:p>0.000516336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68471" calcext:value-type="float">
            <text:p>0.0068471</text:p>
          </table:table-cell>
          <table:table-cell office:value-type="float" office:value="1164.711" calcext:value-type="float">
            <text:p>1164.711</text:p>
          </table:table-cell>
          <table:table-cell office:value-type="float" office:value="1.327217" calcext:value-type="float">
            <text:p>1.327217</text:p>
          </table:table-cell>
          <table:table-cell office:value-type="float" office:value="0" calcext:value-type="float">
            <text:p>0</text:p>
          </table:table-cell>
          <table:table-cell office:value-type="float" office:value="0.1983987" calcext:value-type="float">
            <text:p>0.1983987</text:p>
          </table:table-cell>
          <table:table-cell office:value-type="float" office:value="0.2584082" calcext:value-type="float">
            <text:p>0.2584082</text:p>
          </table:table-cell>
          <table:table-cell office:value-type="float" office:value="0.2006179" calcext:value-type="float">
            <text:p>0.2006179</text:p>
          </table:table-cell>
          <table:table-cell office:value-type="float" office:value="0.05268782" calcext:value-type="float">
            <text:p>0.05268782</text:p>
          </table:table-cell>
          <table:table-cell office:value-type="float" office:value="0.04245196" calcext:value-type="float">
            <text:p>0.04245196</text:p>
          </table:table-cell>
          <table:table-cell office:value-type="float" office:value="0.02291412" calcext:value-type="float">
            <text:p>0.02291412</text:p>
          </table:table-cell>
          <table:table-cell office:value-type="float" office:value="0.02977137" calcext:value-type="float">
            <text:p>0.02977137</text:p>
          </table:table-cell>
          <table:table-cell office:value-type="float" office:value="0.07685827" calcext:value-type="float">
            <text:p>0.07685827</text:p>
          </table:table-cell>
          <table:table-cell office:value-type="float" office:value="0.1513146" calcext:value-type="float">
            <text:p>0.1513146</text:p>
          </table:table-cell>
          <table:table-cell office:value-type="float" office:value="0.1574234" calcext:value-type="float">
            <text:p>0.1574234</text:p>
          </table:table-cell>
          <table:table-cell office:value-type="float" office:value="0.1665219" calcext:value-type="float">
            <text:p>0.1665219</text:p>
          </table:table-cell>
          <table:table-cell office:value-type="float" office:value="0.1729997" calcext:value-type="float">
            <text:p>0.1729997</text:p>
          </table:table-cell>
          <table:table-cell office:value-type="float" office:value="0.1879624" calcext:value-type="float">
            <text:p>0.1879624</text:p>
          </table:table-cell>
          <table:table-cell office:value-type="float" office:value="0.1913888" calcext:value-type="float">
            <text:p>0.1913888</text:p>
          </table:table-cell>
          <table:table-cell office:value-type="float" office:value="0" calcext:value-type="float">
            <text:p>0</text:p>
          </table:table-cell>
          <table:table-cell office:value-type="float" office:value="39.25117" calcext:value-type="float">
            <text:p>39.25117</text:p>
          </table:table-cell>
          <table:table-cell office:value-type="float" office:value="36.01737" calcext:value-type="float">
            <text:p>36.01737</text:p>
          </table:table-cell>
          <table:table-cell office:value-type="float" office:value="31.1919" calcext:value-type="float">
            <text:p>31.1919</text:p>
          </table:table-cell>
          <table:table-cell office:value-type="float" office:value="8.673325" calcext:value-type="float">
            <text:p>8.673325</text:p>
          </table:table-cell>
          <table:table-cell office:value-type="float" office:value="6.924512" calcext:value-type="float">
            <text:p>6.924512</text:p>
          </table:table-cell>
          <table:table-cell office:value-type="float" office:value="2.615927" calcext:value-type="float">
            <text:p>2.615927</text:p>
          </table:table-cell>
          <table:table-cell office:value-type="float" office:value="2.478476" calcext:value-type="float">
            <text:p>2.478476</text:p>
          </table:table-cell>
          <table:table-cell office:value-type="float" office:value="5.132813" calcext:value-type="float">
            <text:p>5.132813</text:p>
          </table:table-cell>
          <table:table-cell office:value-type="float" office:value="8.581481" calcext:value-type="float">
            <text:p>8.581481</text:p>
          </table:table-cell>
          <table:table-cell office:value-type="float" office:value="9.146892" calcext:value-type="float">
            <text:p>9.146892</text:p>
          </table:table-cell>
          <table:table-cell office:value-type="float" office:value="10.01215" calcext:value-type="float">
            <text:p>10.01215</text:p>
          </table:table-cell>
          <table:table-cell office:value-type="float" office:value="10.58115" calcext:value-type="float">
            <text:p>10.58115</text:p>
          </table:table-cell>
          <table:table-cell office:value-type="float" office:value="11.98404" calcext:value-type="float">
            <text:p>11.98404</text:p>
          </table:table-cell>
          <table:table-cell office:value-type="float" office:value="12.32272" calcext:value-type="float">
            <text:p>12.32272</text:p>
          </table:table-cell>
          <table:table-cell office:value-type="float" office:value="0" calcext:value-type="float">
            <text:p>0</text:p>
          </table:table-cell>
          <table:table-cell office:value-type="float" office:value="0.09683161" calcext:value-type="float">
            <text:p>0.09683161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51593" calcext:value-type="float">
            <text:p>4.15159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5" calcext:value-type="float">
            <text:p>27122005</text:p>
          </table:table-cell>
          <table:table-cell office:value-type="float" office:value="3.36239" calcext:value-type="float">
            <text:p>3.36239</text:p>
          </table:table-cell>
          <table:table-cell office:value-type="float" office:value="135.3161" calcext:value-type="float">
            <text:p>135.3161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91216" calcext:value-type="float">
            <text:p>39.91216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65" calcext:value-type="float">
            <text:p>0.000516336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6691517" calcext:value-type="float">
            <text:p>0.006691517</text:p>
          </table:table-cell>
          <table:table-cell office:value-type="float" office:value="1164.703" calcext:value-type="float">
            <text:p>1164.703</text:p>
          </table:table-cell>
          <table:table-cell office:value-type="float" office:value="1.326982" calcext:value-type="float">
            <text:p>1.326982</text:p>
          </table:table-cell>
          <table:table-cell office:value-type="float" office:value="0" calcext:value-type="float">
            <text:p>0</text:p>
          </table:table-cell>
          <table:table-cell office:value-type="float" office:value="0.2362736" calcext:value-type="float">
            <text:p>0.2362736</text:p>
          </table:table-cell>
          <table:table-cell office:value-type="float" office:value="0.2617228" calcext:value-type="float">
            <text:p>0.2617228</text:p>
          </table:table-cell>
          <table:table-cell office:value-type="float" office:value="0.198958" calcext:value-type="float">
            <text:p>0.198958</text:p>
          </table:table-cell>
          <table:table-cell office:value-type="float" office:value="0.05323844" calcext:value-type="float">
            <text:p>0.05323844</text:p>
          </table:table-cell>
          <table:table-cell office:value-type="float" office:value="0.04239244" calcext:value-type="float">
            <text:p>0.04239244</text:p>
          </table:table-cell>
          <table:table-cell office:value-type="float" office:value="0.02292153" calcext:value-type="float">
            <text:p>0.02292153</text:p>
          </table:table-cell>
          <table:table-cell office:value-type="float" office:value="0.02979227" calcext:value-type="float">
            <text:p>0.02979227</text:p>
          </table:table-cell>
          <table:table-cell office:value-type="float" office:value="0.07688322" calcext:value-type="float">
            <text:p>0.07688322</text:p>
          </table:table-cell>
          <table:table-cell office:value-type="float" office:value="0.1513565" calcext:value-type="float">
            <text:p>0.1513565</text:p>
          </table:table-cell>
          <table:table-cell office:value-type="float" office:value="0.1574614" calcext:value-type="float">
            <text:p>0.1574614</text:p>
          </table:table-cell>
          <table:table-cell office:value-type="float" office:value="0.1665597" calcext:value-type="float">
            <text:p>0.1665597</text:p>
          </table:table-cell>
          <table:table-cell office:value-type="float" office:value="0.1730277" calcext:value-type="float">
            <text:p>0.1730277</text:p>
          </table:table-cell>
          <table:table-cell office:value-type="float" office:value="0.1879529" calcext:value-type="float">
            <text:p>0.1879529</text:p>
          </table:table-cell>
          <table:table-cell office:value-type="float" office:value="0.1914175" calcext:value-type="float">
            <text:p>0.1914175</text:p>
          </table:table-cell>
          <table:table-cell office:value-type="float" office:value="0" calcext:value-type="float">
            <text:p>0</text:p>
          </table:table-cell>
          <table:table-cell office:value-type="float" office:value="39.22455" calcext:value-type="float">
            <text:p>39.22455</text:p>
          </table:table-cell>
          <table:table-cell office:value-type="float" office:value="35.99469" calcext:value-type="float">
            <text:p>35.99469</text:p>
          </table:table-cell>
          <table:table-cell office:value-type="float" office:value="31.1714" calcext:value-type="float">
            <text:p>31.1714</text:p>
          </table:table-cell>
          <table:table-cell office:value-type="float" office:value="8.666741" calcext:value-type="float">
            <text:p>8.666741</text:p>
          </table:table-cell>
          <table:table-cell office:value-type="float" office:value="6.919353" calcext:value-type="float">
            <text:p>6.919353</text:p>
          </table:table-cell>
          <table:table-cell office:value-type="float" office:value="2.615755" calcext:value-type="float">
            <text:p>2.615755</text:p>
          </table:table-cell>
          <table:table-cell office:value-type="float" office:value="2.479456" calcext:value-type="float">
            <text:p>2.479456</text:p>
          </table:table-cell>
          <table:table-cell office:value-type="float" office:value="5.136064" calcext:value-type="float">
            <text:p>5.136064</text:p>
          </table:table-cell>
          <table:table-cell office:value-type="float" office:value="8.586052" calcext:value-type="float">
            <text:p>8.586052</text:p>
          </table:table-cell>
          <table:table-cell office:value-type="float" office:value="9.151295" calcext:value-type="float">
            <text:p>9.151295</text:p>
          </table:table-cell>
          <table:table-cell office:value-type="float" office:value="10.016" calcext:value-type="float">
            <text:p>10.016</text:p>
          </table:table-cell>
          <table:table-cell office:value-type="float" office:value="10.58456" calcext:value-type="float">
            <text:p>10.58456</text:p>
          </table:table-cell>
          <table:table-cell office:value-type="float" office:value="11.98598" calcext:value-type="float">
            <text:p>11.98598</text:p>
          </table:table-cell>
          <table:table-cell office:value-type="float" office:value="12.32514" calcext:value-type="float">
            <text:p>12.32514</text:p>
          </table:table-cell>
          <table:table-cell office:value-type="float" office:value="0" calcext:value-type="float">
            <text:p>0</text:p>
          </table:table-cell>
          <table:table-cell office:value-type="float" office:value="0.1003208" calcext:value-type="float">
            <text:p>0.1003208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51809" calcext:value-type="float">
            <text:p>4.15180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5" calcext:value-type="float">
            <text:p>28122005</text:p>
          </table:table-cell>
          <table:table-cell office:value-type="float" office:value="3.362105" calcext:value-type="float">
            <text:p>3.362105</text:p>
          </table:table-cell>
          <table:table-cell office:value-type="float" office:value="135.3159" calcext:value-type="float">
            <text:p>135.3159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92096" calcext:value-type="float">
            <text:p>39.92096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65" calcext:value-type="float">
            <text:p>0.000516336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6626053" calcext:value-type="float">
            <text:p>0.006626053</text:p>
          </table:table-cell>
          <table:table-cell office:value-type="float" office:value="1164.696" calcext:value-type="float">
            <text:p>1164.696</text:p>
          </table:table-cell>
          <table:table-cell office:value-type="float" office:value="1.326786" calcext:value-type="float">
            <text:p>1.326786</text:p>
          </table:table-cell>
          <table:table-cell office:value-type="float" office:value="0" calcext:value-type="float">
            <text:p>0</text:p>
          </table:table-cell>
          <table:table-cell office:value-type="float" office:value="0.2162602" calcext:value-type="float">
            <text:p>0.2162602</text:p>
          </table:table-cell>
          <table:table-cell office:value-type="float" office:value="0.2568752" calcext:value-type="float">
            <text:p>0.2568752</text:p>
          </table:table-cell>
          <table:table-cell office:value-type="float" office:value="0.1969113" calcext:value-type="float">
            <text:p>0.1969113</text:p>
          </table:table-cell>
          <table:table-cell office:value-type="float" office:value="0.05360209" calcext:value-type="float">
            <text:p>0.05360209</text:p>
          </table:table-cell>
          <table:table-cell office:value-type="float" office:value="0.04226136" calcext:value-type="float">
            <text:p>0.04226136</text:p>
          </table:table-cell>
          <table:table-cell office:value-type="float" office:value="0.02292994" calcext:value-type="float">
            <text:p>0.02292994</text:p>
          </table:table-cell>
          <table:table-cell office:value-type="float" office:value="0.0298239" calcext:value-type="float">
            <text:p>0.0298239</text:p>
          </table:table-cell>
          <table:table-cell office:value-type="float" office:value="0.07691578" calcext:value-type="float">
            <text:p>0.07691578</text:p>
          </table:table-cell>
          <table:table-cell office:value-type="float" office:value="0.1513992" calcext:value-type="float">
            <text:p>0.1513992</text:p>
          </table:table-cell>
          <table:table-cell office:value-type="float" office:value="0.1574996" calcext:value-type="float">
            <text:p>0.1574996</text:p>
          </table:table-cell>
          <table:table-cell office:value-type="float" office:value="0.1665971" calcext:value-type="float">
            <text:p>0.1665971</text:p>
          </table:table-cell>
          <table:table-cell office:value-type="float" office:value="0.1730542" calcext:value-type="float">
            <text:p>0.1730542</text:p>
          </table:table-cell>
          <table:table-cell office:value-type="float" office:value="0.1879659" calcext:value-type="float">
            <text:p>0.1879659</text:p>
          </table:table-cell>
          <table:table-cell office:value-type="float" office:value="0.1914382" calcext:value-type="float">
            <text:p>0.1914382</text:p>
          </table:table-cell>
          <table:table-cell office:value-type="float" office:value="0" calcext:value-type="float">
            <text:p>0</text:p>
          </table:table-cell>
          <table:table-cell office:value-type="float" office:value="39.19599" calcext:value-type="float">
            <text:p>39.19599</text:p>
          </table:table-cell>
          <table:table-cell office:value-type="float" office:value="35.97149" calcext:value-type="float">
            <text:p>35.97149</text:p>
          </table:table-cell>
          <table:table-cell office:value-type="float" office:value="31.14947" calcext:value-type="float">
            <text:p>31.14947</text:p>
          </table:table-cell>
          <table:table-cell office:value-type="float" office:value="8.660423" calcext:value-type="float">
            <text:p>8.660423</text:p>
          </table:table-cell>
          <table:table-cell office:value-type="float" office:value="6.914141" calcext:value-type="float">
            <text:p>6.914141</text:p>
          </table:table-cell>
          <table:table-cell office:value-type="float" office:value="2.615584" calcext:value-type="float">
            <text:p>2.615584</text:p>
          </table:table-cell>
          <table:table-cell office:value-type="float" office:value="2.480435" calcext:value-type="float">
            <text:p>2.480435</text:p>
          </table:table-cell>
          <table:table-cell office:value-type="float" office:value="5.139313" calcext:value-type="float">
            <text:p>5.139313</text:p>
          </table:table-cell>
          <table:table-cell office:value-type="float" office:value="8.590623" calcext:value-type="float">
            <text:p>8.590623</text:p>
          </table:table-cell>
          <table:table-cell office:value-type="float" office:value="9.155699" calcext:value-type="float">
            <text:p>9.155699</text:p>
          </table:table-cell>
          <table:table-cell office:value-type="float" office:value="10.01984" calcext:value-type="float">
            <text:p>10.01984</text:p>
          </table:table-cell>
          <table:table-cell office:value-type="float" office:value="10.58797" calcext:value-type="float">
            <text:p>10.58797</text:p>
          </table:table-cell>
          <table:table-cell office:value-type="float" office:value="11.98792" calcext:value-type="float">
            <text:p>11.98792</text:p>
          </table:table-cell>
          <table:table-cell office:value-type="float" office:value="12.32968" calcext:value-type="float">
            <text:p>12.32968</text:p>
          </table:table-cell>
          <table:table-cell office:value-type="float" office:value="0" calcext:value-type="float">
            <text:p>0</text:p>
          </table:table-cell>
          <table:table-cell office:value-type="float" office:value="0.09183821" calcext:value-type="float">
            <text:p>0.09183821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51999" calcext:value-type="float">
            <text:p>4.15199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5" calcext:value-type="float">
            <text:p>29122005</text:p>
          </table:table-cell>
          <table:table-cell office:value-type="float" office:value="3.361819" calcext:value-type="float">
            <text:p>3.361819</text:p>
          </table:table-cell>
          <table:table-cell office:value-type="float" office:value="135.3156" calcext:value-type="float">
            <text:p>135.3156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92978" calcext:value-type="float">
            <text:p>39.92978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65" calcext:value-type="float">
            <text:p>0.000516336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6626053" calcext:value-type="float">
            <text:p>0.006626053</text:p>
          </table:table-cell>
          <table:table-cell office:value-type="float" office:value="1164.688" calcext:value-type="float">
            <text:p>1164.688</text:p>
          </table:table-cell>
          <table:table-cell office:value-type="float" office:value="1.326573" calcext:value-type="float">
            <text:p>1.326573</text:p>
          </table:table-cell>
          <table:table-cell office:value-type="float" office:value="0" calcext:value-type="float">
            <text:p>0</text:p>
          </table:table-cell>
          <table:table-cell office:value-type="float" office:value="0.2371374" calcext:value-type="float">
            <text:p>0.2371374</text:p>
          </table:table-cell>
          <table:table-cell office:value-type="float" office:value="0.2618607" calcext:value-type="float">
            <text:p>0.2618607</text:p>
          </table:table-cell>
          <table:table-cell office:value-type="float" office:value="0.1977561" calcext:value-type="float">
            <text:p>0.1977561</text:p>
          </table:table-cell>
          <table:table-cell office:value-type="float" office:value="0.05361832" calcext:value-type="float">
            <text:p>0.05361832</text:p>
          </table:table-cell>
          <table:table-cell office:value-type="float" office:value="0.04222362" calcext:value-type="float">
            <text:p>0.04222362</text:p>
          </table:table-cell>
          <table:table-cell office:value-type="float" office:value="0.02293403" calcext:value-type="float">
            <text:p>0.02293403</text:p>
          </table:table-cell>
          <table:table-cell office:value-type="float" office:value="0.0298472" calcext:value-type="float">
            <text:p>0.0298472</text:p>
          </table:table-cell>
          <table:table-cell office:value-type="float" office:value="0.07695162" calcext:value-type="float">
            <text:p>0.07695162</text:p>
          </table:table-cell>
          <table:table-cell office:value-type="float" office:value="0.1514424" calcext:value-type="float">
            <text:p>0.1514424</text:p>
          </table:table-cell>
          <table:table-cell office:value-type="float" office:value="0.1575387" calcext:value-type="float">
            <text:p>0.1575387</text:p>
          </table:table-cell>
          <table:table-cell office:value-type="float" office:value="0.1666345" calcext:value-type="float">
            <text:p>0.1666345</text:p>
          </table:table-cell>
          <table:table-cell office:value-type="float" office:value="0.1730794" calcext:value-type="float">
            <text:p>0.1730794</text:p>
          </table:table-cell>
          <table:table-cell office:value-type="float" office:value="0.1879858" calcext:value-type="float">
            <text:p>0.1879858</text:p>
          </table:table-cell>
          <table:table-cell office:value-type="float" office:value="0.1914584" calcext:value-type="float">
            <text:p>0.1914584</text:p>
          </table:table-cell>
          <table:table-cell office:value-type="float" office:value="0" calcext:value-type="float">
            <text:p>0</text:p>
          </table:table-cell>
          <table:table-cell office:value-type="float" office:value="39.17346" calcext:value-type="float">
            <text:p>39.17346</text:p>
          </table:table-cell>
          <table:table-cell office:value-type="float" office:value="35.9485" calcext:value-type="float">
            <text:p>35.9485</text:p>
          </table:table-cell>
          <table:table-cell office:value-type="float" office:value="31.12655" calcext:value-type="float">
            <text:p>31.12655</text:p>
          </table:table-cell>
          <table:table-cell office:value-type="float" office:value="8.654199" calcext:value-type="float">
            <text:p>8.654199</text:p>
          </table:table-cell>
          <table:table-cell office:value-type="float" office:value="6.90892" calcext:value-type="float">
            <text:p>6.90892</text:p>
          </table:table-cell>
          <table:table-cell office:value-type="float" office:value="2.615412" calcext:value-type="float">
            <text:p>2.615412</text:p>
          </table:table-cell>
          <table:table-cell office:value-type="float" office:value="2.481417" calcext:value-type="float">
            <text:p>2.481417</text:p>
          </table:table-cell>
          <table:table-cell office:value-type="float" office:value="5.14256" calcext:value-type="float">
            <text:p>5.14256</text:p>
          </table:table-cell>
          <table:table-cell office:value-type="float" office:value="8.595194" calcext:value-type="float">
            <text:p>8.595194</text:p>
          </table:table-cell>
          <table:table-cell office:value-type="float" office:value="9.160101" calcext:value-type="float">
            <text:p>9.160101</text:p>
          </table:table-cell>
          <table:table-cell office:value-type="float" office:value="10.02369" calcext:value-type="float">
            <text:p>10.02369</text:p>
          </table:table-cell>
          <table:table-cell office:value-type="float" office:value="10.59137" calcext:value-type="float">
            <text:p>10.59137</text:p>
          </table:table-cell>
          <table:table-cell office:value-type="float" office:value="11.98986" calcext:value-type="float">
            <text:p>11.98986</text:p>
          </table:table-cell>
          <table:table-cell office:value-type="float" office:value="12.33154" calcext:value-type="float">
            <text:p>12.33154</text:p>
          </table:table-cell>
          <table:table-cell office:value-type="float" office:value="0" calcext:value-type="float">
            <text:p>0</text:p>
          </table:table-cell>
          <table:table-cell office:value-type="float" office:value="0.1268443" calcext:value-type="float">
            <text:p>0.1268443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52183" calcext:value-type="float">
            <text:p>4.15218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5" calcext:value-type="float">
            <text:p>30122005</text:p>
          </table:table-cell>
          <table:table-cell office:value-type="float" office:value="3.361532" calcext:value-type="float">
            <text:p>3.361532</text:p>
          </table:table-cell>
          <table:table-cell office:value-type="float" office:value="135.3153" calcext:value-type="float">
            <text:p>135.3153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93855" calcext:value-type="float">
            <text:p>39.93855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65" calcext:value-type="float">
            <text:p>0.000516336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6626053" calcext:value-type="float">
            <text:p>0.006626053</text:p>
          </table:table-cell>
          <table:table-cell office:value-type="float" office:value="1164.68" calcext:value-type="float">
            <text:p>1164.68</text:p>
          </table:table-cell>
          <table:table-cell office:value-type="float" office:value="1.326365" calcext:value-type="float">
            <text:p>1.326365</text:p>
          </table:table-cell>
          <table:table-cell office:value-type="float" office:value="0" calcext:value-type="float">
            <text:p>0</text:p>
          </table:table-cell>
          <table:table-cell office:value-type="float" office:value="0.2216067" calcext:value-type="float">
            <text:p>0.2216067</text:p>
          </table:table-cell>
          <table:table-cell office:value-type="float" office:value="0.2591966" calcext:value-type="float">
            <text:p>0.2591966</text:p>
          </table:table-cell>
          <table:table-cell office:value-type="float" office:value="0.1978144" calcext:value-type="float">
            <text:p>0.1978144</text:p>
          </table:table-cell>
          <table:table-cell office:value-type="float" office:value="0.05357514" calcext:value-type="float">
            <text:p>0.05357514</text:p>
          </table:table-cell>
          <table:table-cell office:value-type="float" office:value="0.04221892" calcext:value-type="float">
            <text:p>0.04221892</text:p>
          </table:table-cell>
          <table:table-cell office:value-type="float" office:value="0.02293707" calcext:value-type="float">
            <text:p>0.02293707</text:p>
          </table:table-cell>
          <table:table-cell office:value-type="float" office:value="0.02986333" calcext:value-type="float">
            <text:p>0.02986333</text:p>
          </table:table-cell>
          <table:table-cell office:value-type="float" office:value="0.07698547" calcext:value-type="float">
            <text:p>0.07698547</text:p>
          </table:table-cell>
          <table:table-cell office:value-type="float" office:value="0.1514857" calcext:value-type="float">
            <text:p>0.1514857</text:p>
          </table:table-cell>
          <table:table-cell office:value-type="float" office:value="0.1575787" calcext:value-type="float">
            <text:p>0.1575787</text:p>
          </table:table-cell>
          <table:table-cell office:value-type="float" office:value="0.1666721" calcext:value-type="float">
            <text:p>0.1666721</text:p>
          </table:table-cell>
          <table:table-cell office:value-type="float" office:value="0.1731086" calcext:value-type="float">
            <text:p>0.1731086</text:p>
          </table:table-cell>
          <table:table-cell office:value-type="float" office:value="0.1880071" calcext:value-type="float">
            <text:p>0.1880071</text:p>
          </table:table-cell>
          <table:table-cell office:value-type="float" office:value="0.1914773" calcext:value-type="float">
            <text:p>0.1914773</text:p>
          </table:table-cell>
          <table:table-cell office:value-type="float" office:value="0" calcext:value-type="float">
            <text:p>0</text:p>
          </table:table-cell>
          <table:table-cell office:value-type="float" office:value="39.14741" calcext:value-type="float">
            <text:p>39.14741</text:p>
          </table:table-cell>
          <table:table-cell office:value-type="float" office:value="35.92605" calcext:value-type="float">
            <text:p>35.92605</text:p>
          </table:table-cell>
          <table:table-cell office:value-type="float" office:value="31.10343" calcext:value-type="float">
            <text:p>31.10343</text:p>
          </table:table-cell>
          <table:table-cell office:value-type="float" office:value="8.647988" calcext:value-type="float">
            <text:p>8.647988</text:p>
          </table:table-cell>
          <table:table-cell office:value-type="float" office:value="6.903703" calcext:value-type="float">
            <text:p>6.903703</text:p>
          </table:table-cell>
          <table:table-cell office:value-type="float" office:value="2.615242" calcext:value-type="float">
            <text:p>2.615242</text:p>
          </table:table-cell>
          <table:table-cell office:value-type="float" office:value="2.482403" calcext:value-type="float">
            <text:p>2.482403</text:p>
          </table:table-cell>
          <table:table-cell office:value-type="float" office:value="5.145807" calcext:value-type="float">
            <text:p>5.145807</text:p>
          </table:table-cell>
          <table:table-cell office:value-type="float" office:value="8.599765" calcext:value-type="float">
            <text:p>8.599765</text:p>
          </table:table-cell>
          <table:table-cell office:value-type="float" office:value="9.164508" calcext:value-type="float">
            <text:p>9.164508</text:p>
          </table:table-cell>
          <table:table-cell office:value-type="float" office:value="10.02753" calcext:value-type="float">
            <text:p>10.02753</text:p>
          </table:table-cell>
          <table:table-cell office:value-type="float" office:value="10.59479" calcext:value-type="float">
            <text:p>10.59479</text:p>
          </table:table-cell>
          <table:table-cell office:value-type="float" office:value="11.99179" calcext:value-type="float">
            <text:p>11.99179</text:p>
          </table:table-cell>
          <table:table-cell office:value-type="float" office:value="12.33514" calcext:value-type="float">
            <text:p>12.33514</text:p>
          </table:table-cell>
          <table:table-cell office:value-type="float" office:value="0" calcext:value-type="float">
            <text:p>0</text:p>
          </table:table-cell>
          <table:table-cell office:value-type="float" office:value="0.1061228" calcext:value-type="float">
            <text:p>0.1061228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52369" calcext:value-type="float">
            <text:p>4.15236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5" calcext:value-type="float">
            <text:p>31122005</text:p>
          </table:table-cell>
          <table:table-cell office:value-type="float" office:value="3.361253" calcext:value-type="float">
            <text:p>3.361253</text:p>
          </table:table-cell>
          <table:table-cell office:value-type="float" office:value="135.315" calcext:value-type="float">
            <text:p>135.315</text:p>
          </table:table-cell>
          <table:table-cell office:value-type="float" office:value="5" calcext:value-type="float">
            <text:p>5</text:p>
          </table:table-cell>
          <table:table-cell office:value-type="float" office:value="-1.653948" calcext:value-type="float">
            <text:p>-1.653948</text:p>
          </table:table-cell>
          <table:table-cell office:value-type="float" office:value="39.94724" calcext:value-type="float">
            <text:p>39.94724</text:p>
          </table:table-cell>
          <table:table-cell office:value-type="float" office:value="0.02399755" calcext:value-type="float">
            <text:p>0.02399755</text:p>
          </table:table-cell>
          <table:table-cell office:value-type="float" office:value="0.0005163365" calcext:value-type="float">
            <text:p>0.0005163365</text:p>
          </table:table-cell>
          <table:table-cell office:value-type="float" office:value="0.03233331" calcext:value-type="float">
            <text:p>0.03233331</text:p>
          </table:table-cell>
          <table:table-cell office:value-type="float" office:value="0.006626053" calcext:value-type="float">
            <text:p>0.006626053</text:p>
          </table:table-cell>
          <table:table-cell office:value-type="float" office:value="1164.672" calcext:value-type="float">
            <text:p>1164.672</text:p>
          </table:table-cell>
          <table:table-cell office:value-type="float" office:value="1.326183" calcext:value-type="float">
            <text:p>1.326183</text:p>
          </table:table-cell>
          <table:table-cell office:value-type="float" office:value="0" calcext:value-type="float">
            <text:p>0</text:p>
          </table:table-cell>
          <table:table-cell office:value-type="float" office:value="0.2135473" calcext:value-type="float">
            <text:p>0.2135473</text:p>
          </table:table-cell>
          <table:table-cell office:value-type="float" office:value="0.25694" calcext:value-type="float">
            <text:p>0.25694</text:p>
          </table:table-cell>
          <table:table-cell office:value-type="float" office:value="0.1972193" calcext:value-type="float">
            <text:p>0.1972193</text:p>
          </table:table-cell>
          <table:table-cell office:value-type="float" office:value="0.05375694" calcext:value-type="float">
            <text:p>0.05375694</text:p>
          </table:table-cell>
          <table:table-cell office:value-type="float" office:value="0.04221505" calcext:value-type="float">
            <text:p>0.04221505</text:p>
          </table:table-cell>
          <table:table-cell office:value-type="float" office:value="0.02293955" calcext:value-type="float">
            <text:p>0.02293955</text:p>
          </table:table-cell>
          <table:table-cell office:value-type="float" office:value="0.02987589" calcext:value-type="float">
            <text:p>0.02987589</text:p>
          </table:table-cell>
          <table:table-cell office:value-type="float" office:value="0.07701749" calcext:value-type="float">
            <text:p>0.07701749</text:p>
          </table:table-cell>
          <table:table-cell office:value-type="float" office:value="0.1515289" calcext:value-type="float">
            <text:p>0.1515289</text:p>
          </table:table-cell>
          <table:table-cell office:value-type="float" office:value="0.1576191" calcext:value-type="float">
            <text:p>0.1576191</text:p>
          </table:table-cell>
          <table:table-cell office:value-type="float" office:value="0.1667098" calcext:value-type="float">
            <text:p>0.1667098</text:p>
          </table:table-cell>
          <table:table-cell office:value-type="float" office:value="0.1731381" calcext:value-type="float">
            <text:p>0.1731381</text:p>
          </table:table-cell>
          <table:table-cell office:value-type="float" office:value="0.1880283" calcext:value-type="float">
            <text:p>0.1880283</text:p>
          </table:table-cell>
          <table:table-cell office:value-type="float" office:value="0.1914958" calcext:value-type="float">
            <text:p>0.1914958</text:p>
          </table:table-cell>
          <table:table-cell office:value-type="float" office:value="0" calcext:value-type="float">
            <text:p>0</text:p>
          </table:table-cell>
          <table:table-cell office:value-type="float" office:value="39.1203" calcext:value-type="float">
            <text:p>39.1203</text:p>
          </table:table-cell>
          <table:table-cell office:value-type="float" office:value="35.90247" calcext:value-type="float">
            <text:p>35.90247</text:p>
          </table:table-cell>
          <table:table-cell office:value-type="float" office:value="31.07985" calcext:value-type="float">
            <text:p>31.07985</text:p>
          </table:table-cell>
          <table:table-cell office:value-type="float" office:value="8.641782" calcext:value-type="float">
            <text:p>8.641782</text:p>
          </table:table-cell>
          <table:table-cell office:value-type="float" office:value="6.898496" calcext:value-type="float">
            <text:p>6.898496</text:p>
          </table:table-cell>
          <table:table-cell office:value-type="float" office:value="2.615076" calcext:value-type="float">
            <text:p>2.615076</text:p>
          </table:table-cell>
          <table:table-cell office:value-type="float" office:value="2.483389" calcext:value-type="float">
            <text:p>2.483389</text:p>
          </table:table-cell>
          <table:table-cell office:value-type="float" office:value="5.149052" calcext:value-type="float">
            <text:p>5.149052</text:p>
          </table:table-cell>
          <table:table-cell office:value-type="float" office:value="8.604335" calcext:value-type="float">
            <text:p>8.604335</text:p>
          </table:table-cell>
          <table:table-cell office:value-type="float" office:value="9.16891" calcext:value-type="float">
            <text:p>9.16891</text:p>
          </table:table-cell>
          <table:table-cell office:value-type="float" office:value="10.03138" calcext:value-type="float">
            <text:p>10.03138</text:p>
          </table:table-cell>
          <table:table-cell office:value-type="float" office:value="10.5982" calcext:value-type="float">
            <text:p>10.5982</text:p>
          </table:table-cell>
          <table:table-cell office:value-type="float" office:value="11.99373" calcext:value-type="float">
            <text:p>11.99373</text:p>
          </table:table-cell>
          <table:table-cell office:value-type="float" office:value="12.33868" calcext:value-type="float">
            <text:p>12.33868</text:p>
          </table:table-cell>
          <table:table-cell office:value-type="float" office:value="0" calcext:value-type="float">
            <text:p>0</text:p>
          </table:table-cell>
          <table:table-cell office:value-type="float" office:value="0.1012322" calcext:value-type="float">
            <text:p>0.1012322</text:p>
          </table:table-cell>
          <table:table-cell office:value-type="float" office:value="0" calcext:value-type="float">
            <text:p>0</text:p>
          </table:table-cell>
          <table:table-cell office:value-type="float" office:value="1.660654" calcext:value-type="float">
            <text:p>1.660654</text:p>
          </table:table-cell>
          <table:table-cell office:value-type="float" office:value="4.152563" calcext:value-type="float">
            <text:p>4.152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7:57.273909232</dc:date>
    <meta:editing-duration>PT7S</meta:editing-duration>
    <meta:editing-cycles>1</meta:editing-cycles>
    <meta:document-statistic meta:table-count="1" meta:cell-count="17568" meta:object-count="0"/>
    <meta:generator>LibreOffice/6.4.7.2$Linux_X86_64 LibreOffice_project/40$Build-2</meta:generator>
  </office:meta>
</office:document-meta>
</file>